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2.2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6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6" calcext:value-type="float">
            <text:p>1012006</text:p>
          </table:table-cell>
          <table:table-cell office:value-type="float" office:value="108.6441" calcext:value-type="float">
            <text:p>108.6441</text:p>
          </table:table-cell>
          <table:table-cell office:value-type="float" office:value="13059.48" calcext:value-type="float">
            <text:p>1305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7898" calcext:value-type="float">
            <text:p>-0.1237898</text:p>
          </table:table-cell>
          <table:table-cell office:value-type="float" office:value="-0.3084285" calcext:value-type="float">
            <text:p>-0.3084285</text:p>
          </table:table-cell>
          <table:table-cell office:value-type="float" office:value="0" calcext:value-type="float">
            <text:p>0</text:p>
          </table:table-cell>
          <table:table-cell office:value-type="float" office:value="62.37885" calcext:value-type="float">
            <text:p>62.37885</text:p>
          </table:table-cell>
          <table:table-cell office:value-type="float" office:value="0.1102597" calcext:value-type="float">
            <text:p>0.1102597</text:p>
          </table:table-cell>
          <table:table-cell office:value-type="float" office:value="0.0001322768" calcext:value-type="float">
            <text:p>0.0001322768</text:p>
          </table:table-cell>
          <table:table-cell office:value-type="float" office:value="0" calcext:value-type="float">
            <text:p>0</text:p>
          </table:table-cell>
          <table:table-cell office:value-type="float" office:value="0.000006773461" calcext:value-type="float">
            <text:p>6.773461E-06</text:p>
          </table:table-cell>
          <table:table-cell office:value-type="float" office:value="0" calcext:value-type="float">
            <text:p>0</text:p>
          </table:table-cell>
          <table:table-cell office:value-type="float" office:value="0.002376461" calcext:value-type="float">
            <text:p>0.002376461</text:p>
          </table:table-cell>
          <table:table-cell office:value-type="float" office:value="370" calcext:value-type="float">
            <text:p>370</text:p>
          </table:table-cell>
          <table:table-cell office:value-type="float" office:value="-0.1260407" calcext:value-type="float">
            <text:p>-0.1260407</text:p>
          </table:table-cell>
          <table:table-cell office:value-type="float" office:value="0" calcext:value-type="float">
            <text:p>0</text:p>
          </table:table-cell>
          <table:table-cell office:value-type="float" office:value="339.6539" calcext:value-type="float">
            <text:p>339.6539</text:p>
          </table:table-cell>
          <table:table-cell office:value-type="float" office:value="1132.313" calcext:value-type="float">
            <text:p>1132.313</text:p>
          </table:table-cell>
          <table:table-cell office:value-type="float" office:value="1374.661" calcext:value-type="float">
            <text:p>1374.661</text:p>
          </table:table-cell>
          <table:table-cell office:value-type="float" office:value="1227.499" calcext:value-type="float">
            <text:p>1227.499</text:p>
          </table:table-cell>
          <table:table-cell office:value-type="float" office:value="720.5805" calcext:value-type="float">
            <text:p>720.5805</text:p>
          </table:table-cell>
          <table:table-cell office:value-type="float" office:value="1096.198" calcext:value-type="float">
            <text:p>1096.198</text:p>
          </table:table-cell>
          <table:table-cell office:value-type="float" office:value="406.0613" calcext:value-type="float">
            <text:p>406.0613</text:p>
          </table:table-cell>
          <table:table-cell office:value-type="float" office:value="1823.28" calcext:value-type="float">
            <text:p>1823.28</text:p>
          </table:table-cell>
          <table:table-cell office:value-type="float" office:value="2063.108" calcext:value-type="float">
            <text:p>2063.108</text:p>
          </table:table-cell>
          <table:table-cell office:value-type="float" office:value="1653.651" calcext:value-type="float">
            <text:p>1653.651</text:p>
          </table:table-cell>
          <table:table-cell office:value-type="float" office:value="581.3468" calcext:value-type="float">
            <text:p>581.3468</text:p>
          </table:table-cell>
          <table:table-cell office:value-type="float" office:value="571.4777" calcext:value-type="float">
            <text:p>571.4777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329985" calcext:value-type="float">
            <text:p>-1.32998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93915" calcext:value-type="float">
            <text:p>-0.0693915</text:p>
          </table:table-cell>
          <table:table-cell office:value-type="float" office:value="0" calcext:value-type="float">
            <text:p>0</text:p>
          </table:table-cell>
          <table:table-cell office:value-type="float" office:value="10.10592" calcext:value-type="float">
            <text:p>10.1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6" calcext:value-type="float">
            <text:p>2012006</text:p>
          </table:table-cell>
          <table:table-cell office:value-type="float" office:value="108.6069" calcext:value-type="float">
            <text:p>108.6069</text:p>
          </table:table-cell>
          <table:table-cell office:value-type="float" office:value="13059.46" calcext:value-type="float">
            <text:p>1305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5204" calcext:value-type="float">
            <text:p>-0.205204</text:p>
          </table:table-cell>
          <table:table-cell office:value-type="float" office:value="-1.949471" calcext:value-type="float">
            <text:p>-1.949471</text:p>
          </table:table-cell>
          <table:table-cell office:value-type="float" office:value="0" calcext:value-type="float">
            <text:p>0</text:p>
          </table:table-cell>
          <table:table-cell office:value-type="float" office:value="62.35631" calcext:value-type="float">
            <text:p>62.35631</text:p>
          </table:table-cell>
          <table:table-cell office:value-type="float" office:value="0.1095956" calcext:value-type="float">
            <text:p>0.1095956</text:p>
          </table:table-cell>
          <table:table-cell office:value-type="float" office:value="0.0001747528" calcext:value-type="float">
            <text:p>0.0001747528</text:p>
          </table:table-cell>
          <table:table-cell office:value-type="float" office:value="0" calcext:value-type="float">
            <text:p>0</text:p>
          </table:table-cell>
          <table:table-cell office:value-type="float" office:value="0.0001730622" calcext:value-type="float">
            <text:p>0.0001730622</text:p>
          </table:table-cell>
          <table:table-cell office:value-type="float" office:value="0" calcext:value-type="float">
            <text:p>0</text:p>
          </table:table-cell>
          <table:table-cell office:value-type="float" office:value="0.01523297" calcext:value-type="float">
            <text:p>0.01523297</text:p>
          </table:table-cell>
          <table:table-cell office:value-type="float" office:value="370" calcext:value-type="float">
            <text:p>370</text:p>
          </table:table-cell>
          <table:table-cell office:value-type="float" office:value="-0.2204353" calcext:value-type="float">
            <text:p>-0.2204353</text:p>
          </table:table-cell>
          <table:table-cell office:value-type="float" office:value="0" calcext:value-type="float">
            <text:p>0</text:p>
          </table:table-cell>
          <table:table-cell office:value-type="float" office:value="339.6435" calcext:value-type="float">
            <text:p>339.6435</text:p>
          </table:table-cell>
          <table:table-cell office:value-type="float" office:value="1132.306" calcext:value-type="float">
            <text:p>1132.306</text:p>
          </table:table-cell>
          <table:table-cell office:value-type="float" office:value="1374.649" calcext:value-type="float">
            <text:p>1374.649</text:p>
          </table:table-cell>
          <table:table-cell office:value-type="float" office:value="1227.493" calcext:value-type="float">
            <text:p>1227.493</text:p>
          </table:table-cell>
          <table:table-cell office:value-type="float" office:value="720.5775" calcext:value-type="float">
            <text:p>720.5775</text:p>
          </table:table-cell>
          <table:table-cell office:value-type="float" office:value="1096.194" calcext:value-type="float">
            <text:p>1096.194</text:p>
          </table:table-cell>
          <table:table-cell office:value-type="float" office:value="406.0598" calcext:value-type="float">
            <text:p>406.0598</text:p>
          </table:table-cell>
          <table:table-cell office:value-type="float" office:value="1823.277" calcext:value-type="float">
            <text:p>1823.277</text:p>
          </table:table-cell>
          <table:table-cell office:value-type="float" office:value="2063.104" calcext:value-type="float">
            <text:p>2063.104</text:p>
          </table:table-cell>
          <table:table-cell office:value-type="float" office:value="1653.648" calcext:value-type="float">
            <text:p>1653.648</text:p>
          </table:table-cell>
          <table:table-cell office:value-type="float" office:value="581.3454" calcext:value-type="float">
            <text:p>581.3454</text:p>
          </table:table-cell>
          <table:table-cell office:value-type="float" office:value="571.4742" calcext:value-type="float">
            <text:p>571.4742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2" calcext:value-type="float">
            <text:p>35.619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989579" calcext:value-type="float">
            <text:p>-1.98957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357869" calcext:value-type="float">
            <text:p>-0.1357869</text:p>
          </table:table-cell>
          <table:table-cell office:value-type="float" office:value="0" calcext:value-type="float">
            <text:p>0</text:p>
          </table:table-cell>
          <table:table-cell office:value-type="float" office:value="10.07808" calcext:value-type="float">
            <text:p>10.0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6" calcext:value-type="float">
            <text:p>3012006</text:p>
          </table:table-cell>
          <table:table-cell office:value-type="float" office:value="108.5704" calcext:value-type="float">
            <text:p>108.5704</text:p>
          </table:table-cell>
          <table:table-cell office:value-type="float" office:value="13059.45" calcext:value-type="float">
            <text:p>1305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14022" calcext:value-type="float">
            <text:p>-0.2714022</text:p>
          </table:table-cell>
          <table:table-cell office:value-type="float" office:value="-1.664411" calcext:value-type="float">
            <text:p>-1.664411</text:p>
          </table:table-cell>
          <table:table-cell office:value-type="float" office:value="0" calcext:value-type="float">
            <text:p>0</text:p>
          </table:table-cell>
          <table:table-cell office:value-type="float" office:value="62.33274" calcext:value-type="float">
            <text:p>62.33274</text:p>
          </table:table-cell>
          <table:table-cell office:value-type="float" office:value="0.109427" calcext:value-type="float">
            <text:p>0.109427</text:p>
          </table:table-cell>
          <table:table-cell office:value-type="float" office:value="0.0002393693" calcext:value-type="float">
            <text:p>0.0002393693</text:p>
          </table:table-cell>
          <table:table-cell office:value-type="float" office:value="0" calcext:value-type="float">
            <text:p>0</text:p>
          </table:table-cell>
          <table:table-cell office:value-type="float" office:value="0.0003100964" calcext:value-type="float">
            <text:p>0.0003100964</text:p>
          </table:table-cell>
          <table:table-cell office:value-type="float" office:value="0" calcext:value-type="float">
            <text:p>0</text:p>
          </table:table-cell>
          <table:table-cell office:value-type="float" office:value="0.014518" calcext:value-type="float">
            <text:p>0.014518</text:p>
          </table:table-cell>
          <table:table-cell office:value-type="float" office:value="370" calcext:value-type="float">
            <text:p>370</text:p>
          </table:table-cell>
          <table:table-cell office:value-type="float" office:value="-0.2859909" calcext:value-type="float">
            <text:p>-0.2859909</text:p>
          </table:table-cell>
          <table:table-cell office:value-type="float" office:value="0" calcext:value-type="float">
            <text:p>0</text:p>
          </table:table-cell>
          <table:table-cell office:value-type="float" office:value="339.6354" calcext:value-type="float">
            <text:p>339.6354</text:p>
          </table:table-cell>
          <table:table-cell office:value-type="float" office:value="1132.297" calcext:value-type="float">
            <text:p>1132.297</text:p>
          </table:table-cell>
          <table:table-cell office:value-type="float" office:value="1374.636" calcext:value-type="float">
            <text:p>1374.636</text:p>
          </table:table-cell>
          <table:table-cell office:value-type="float" office:value="1227.488" calcext:value-type="float">
            <text:p>1227.488</text:p>
          </table:table-cell>
          <table:table-cell office:value-type="float" office:value="720.5744" calcext:value-type="float">
            <text:p>720.5744</text:p>
          </table:table-cell>
          <table:table-cell office:value-type="float" office:value="1096.19" calcext:value-type="float">
            <text:p>1096.19</text:p>
          </table:table-cell>
          <table:table-cell office:value-type="float" office:value="406.0583" calcext:value-type="float">
            <text:p>406.0583</text:p>
          </table:table-cell>
          <table:table-cell office:value-type="float" office:value="1823.275" calcext:value-type="float">
            <text:p>1823.275</text:p>
          </table:table-cell>
          <table:table-cell office:value-type="float" office:value="2063.101" calcext:value-type="float">
            <text:p>2063.101</text:p>
          </table:table-cell>
          <table:table-cell office:value-type="float" office:value="1653.646" calcext:value-type="float">
            <text:p>1653.646</text:p>
          </table:table-cell>
          <table:table-cell office:value-type="float" office:value="581.3439" calcext:value-type="float">
            <text:p>581.3439</text:p>
          </table:table-cell>
          <table:table-cell office:value-type="float" office:value="571.4709" calcext:value-type="float">
            <text:p>571.4709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52" calcext:value-type="float">
            <text:p>35.619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1288648" calcext:value-type="float">
            <text:p>-1.28864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014908" calcext:value-type="float">
            <text:p>-0.2014908</text:p>
          </table:table-cell>
          <table:table-cell office:value-type="float" office:value="0" calcext:value-type="float">
            <text:p>0</text:p>
          </table:table-cell>
          <table:table-cell office:value-type="float" office:value="10.07835" calcext:value-type="float">
            <text:p>10.0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6" calcext:value-type="float">
            <text:p>4012006</text:p>
          </table:table-cell>
          <table:table-cell office:value-type="float" office:value="108.5229" calcext:value-type="float">
            <text:p>108.5229</text:p>
          </table:table-cell>
          <table:table-cell office:value-type="float" office:value="13059.42" calcext:value-type="float">
            <text:p>13059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7636" calcext:value-type="float">
            <text:p>-0.367636</text:p>
          </table:table-cell>
          <table:table-cell office:value-type="float" office:value="-1.01933" calcext:value-type="float">
            <text:p>-1.01933</text:p>
          </table:table-cell>
          <table:table-cell office:value-type="float" office:value="0" calcext:value-type="float">
            <text:p>0</text:p>
          </table:table-cell>
          <table:table-cell office:value-type="float" office:value="62.31592" calcext:value-type="float">
            <text:p>62.31592</text:p>
          </table:table-cell>
          <table:table-cell office:value-type="float" office:value="0.1090964" calcext:value-type="float">
            <text:p>0.1090964</text:p>
          </table:table-cell>
          <table:table-cell office:value-type="float" office:value="0.0003122771" calcext:value-type="float">
            <text:p>0.0003122771</text:p>
          </table:table-cell>
          <table:table-cell office:value-type="float" office:value="0" calcext:value-type="float">
            <text:p>0</text:p>
          </table:table-cell>
          <table:table-cell office:value-type="float" office:value="0.0004471515" calcext:value-type="float">
            <text:p>0.0004471515</text:p>
          </table:table-cell>
          <table:table-cell office:value-type="float" office:value="0" calcext:value-type="float">
            <text:p>0</text:p>
          </table:table-cell>
          <table:table-cell office:value-type="float" office:value="0.01403324" calcext:value-type="float">
            <text:p>0.01403324</text:p>
          </table:table-cell>
          <table:table-cell office:value-type="float" office:value="370" calcext:value-type="float">
            <text:p>370</text:p>
          </table:table-cell>
          <table:table-cell office:value-type="float" office:value="-0.3818041" calcext:value-type="float">
            <text:p>-0.3818041</text:p>
          </table:table-cell>
          <table:table-cell office:value-type="float" office:value="0" calcext:value-type="float">
            <text:p>0</text:p>
          </table:table-cell>
          <table:table-cell office:value-type="float" office:value="339.6177" calcext:value-type="float">
            <text:p>339.6177</text:p>
          </table:table-cell>
          <table:table-cell office:value-type="float" office:value="1132.287" calcext:value-type="float">
            <text:p>1132.287</text:p>
          </table:table-cell>
          <table:table-cell office:value-type="float" office:value="1374.624" calcext:value-type="float">
            <text:p>1374.624</text:p>
          </table:table-cell>
          <table:table-cell office:value-type="float" office:value="1227.484" calcext:value-type="float">
            <text:p>1227.484</text:p>
          </table:table-cell>
          <table:table-cell office:value-type="float" office:value="720.5714" calcext:value-type="float">
            <text:p>720.5714</text:p>
          </table:table-cell>
          <table:table-cell office:value-type="float" office:value="1096.186" calcext:value-type="float">
            <text:p>1096.186</text:p>
          </table:table-cell>
          <table:table-cell office:value-type="float" office:value="406.057" calcext:value-type="float">
            <text:p>406.057</text:p>
          </table:table-cell>
          <table:table-cell office:value-type="float" office:value="1823.273" calcext:value-type="float">
            <text:p>1823.273</text:p>
          </table:table-cell>
          <table:table-cell office:value-type="float" office:value="2063.098" calcext:value-type="float">
            <text:p>2063.098</text:p>
          </table:table-cell>
          <table:table-cell office:value-type="float" office:value="1653.643" calcext:value-type="float">
            <text:p>1653.643</text:p>
          </table:table-cell>
          <table:table-cell office:value-type="float" office:value="581.3426" calcext:value-type="float">
            <text:p>581.3426</text:p>
          </table:table-cell>
          <table:table-cell office:value-type="float" office:value="571.4677" calcext:value-type="float">
            <text:p>571.4677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52" calcext:value-type="float">
            <text:p>35.61952</text:p>
          </table:table-cell>
          <table:table-cell office:value-type="float" office:value="0" calcext:value-type="float">
            <text:p>0</text:p>
          </table:table-cell>
          <table:table-cell office:value-type="float" office:value="-0.00000003074497" calcext:value-type="float">
            <text:p>-3.07449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765763" calcext:value-type="float">
            <text:p>-0.2765763</text:p>
          </table:table-cell>
          <table:table-cell office:value-type="float" office:value="0" calcext:value-type="float">
            <text:p>0</text:p>
          </table:table-cell>
          <table:table-cell office:value-type="float" office:value="10.05776" calcext:value-type="float">
            <text:p>10.05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6" calcext:value-type="float">
            <text:p>5012006</text:p>
          </table:table-cell>
          <table:table-cell office:value-type="float" office:value="108.4864" calcext:value-type="float">
            <text:p>108.4864</text:p>
          </table:table-cell>
          <table:table-cell office:value-type="float" office:value="13059.4" calcext:value-type="float">
            <text:p>1305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16234" calcext:value-type="float">
            <text:p>-0.4816234</text:p>
          </table:table-cell>
          <table:table-cell office:value-type="float" office:value="-0.7770511" calcext:value-type="float">
            <text:p>-0.7770511</text:p>
          </table:table-cell>
          <table:table-cell office:value-type="float" office:value="0" calcext:value-type="float">
            <text:p>0</text:p>
          </table:table-cell>
          <table:table-cell office:value-type="float" office:value="62.29299" calcext:value-type="float">
            <text:p>62.29299</text:p>
          </table:table-cell>
          <table:table-cell office:value-type="float" office:value="0.1089146" calcext:value-type="float">
            <text:p>0.1089146</text:p>
          </table:table-cell>
          <table:table-cell office:value-type="float" office:value="0.000395328" calcext:value-type="float">
            <text:p>0.000395328</text:p>
          </table:table-cell>
          <table:table-cell office:value-type="float" office:value="0" calcext:value-type="float">
            <text:p>0</text:p>
          </table:table-cell>
          <table:table-cell office:value-type="float" office:value="0.0005842289" calcext:value-type="float">
            <text:p>0.0005842289</text:p>
          </table:table-cell>
          <table:table-cell office:value-type="float" office:value="0" calcext:value-type="float">
            <text:p>0</text:p>
          </table:table-cell>
          <table:table-cell office:value-type="float" office:value="0.01367677" calcext:value-type="float">
            <text:p>0.01367677</text:p>
          </table:table-cell>
          <table:table-cell office:value-type="float" office:value="370" calcext:value-type="float">
            <text:p>370</text:p>
          </table:table-cell>
          <table:table-cell office:value-type="float" office:value="-0.4954891" calcext:value-type="float">
            <text:p>-0.4954891</text:p>
          </table:table-cell>
          <table:table-cell office:value-type="float" office:value="0" calcext:value-type="float">
            <text:p>0</text:p>
          </table:table-cell>
          <table:table-cell office:value-type="float" office:value="339.6099" calcext:value-type="float">
            <text:p>339.6099</text:p>
          </table:table-cell>
          <table:table-cell office:value-type="float" office:value="1132.278" calcext:value-type="float">
            <text:p>1132.278</text:p>
          </table:table-cell>
          <table:table-cell office:value-type="float" office:value="1374.611" calcext:value-type="float">
            <text:p>1374.611</text:p>
          </table:table-cell>
          <table:table-cell office:value-type="float" office:value="1227.478" calcext:value-type="float">
            <text:p>1227.478</text:p>
          </table:table-cell>
          <table:table-cell office:value-type="float" office:value="720.5684" calcext:value-type="float">
            <text:p>720.5684</text:p>
          </table:table-cell>
          <table:table-cell office:value-type="float" office:value="1096.182" calcext:value-type="float">
            <text:p>1096.182</text:p>
          </table:table-cell>
          <table:table-cell office:value-type="float" office:value="406.0557" calcext:value-type="float">
            <text:p>406.0557</text:p>
          </table:table-cell>
          <table:table-cell office:value-type="float" office:value="1823.27" calcext:value-type="float">
            <text:p>1823.27</text:p>
          </table:table-cell>
          <table:table-cell office:value-type="float" office:value="2063.095" calcext:value-type="float">
            <text:p>2063.095</text:p>
          </table:table-cell>
          <table:table-cell office:value-type="float" office:value="1653.64" calcext:value-type="float">
            <text:p>1653.64</text:p>
          </table:table-cell>
          <table:table-cell office:value-type="float" office:value="581.3412" calcext:value-type="float">
            <text:p>581.3412</text:p>
          </table:table-cell>
          <table:table-cell office:value-type="float" office:value="571.4644" calcext:value-type="float">
            <text:p>571.4644</text:p>
          </table:table-cell>
          <table:table-cell office:value-type="float" office:value="142.5689" calcext:value-type="float">
            <text:p>142.5689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3181652" calcext:value-type="float">
            <text:p>-3.18165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419094" calcext:value-type="float">
            <text:p>-0.3419094</text:p>
          </table:table-cell>
          <table:table-cell office:value-type="float" office:value="0" calcext:value-type="float">
            <text:p>0</text:p>
          </table:table-cell>
          <table:table-cell office:value-type="float" office:value="10.00953" calcext:value-type="float">
            <text:p>10.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6" calcext:value-type="float">
            <text:p>6012006</text:p>
          </table:table-cell>
          <table:table-cell office:value-type="float" office:value="108.449" calcext:value-type="float">
            <text:p>108.449</text:p>
          </table:table-cell>
          <table:table-cell office:value-type="float" office:value="13059.39" calcext:value-type="float">
            <text:p>1305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18934" calcext:value-type="float">
            <text:p>-0.5918934</text:p>
          </table:table-cell>
          <table:table-cell office:value-type="float" office:value="-0.362373" calcext:value-type="float">
            <text:p>-0.362373</text:p>
          </table:table-cell>
          <table:table-cell office:value-type="float" office:value="0" calcext:value-type="float">
            <text:p>0</text:p>
          </table:table-cell>
          <table:table-cell office:value-type="float" office:value="62.26987" calcext:value-type="float">
            <text:p>62.26987</text:p>
          </table:table-cell>
          <table:table-cell office:value-type="float" office:value="0.1087279" calcext:value-type="float">
            <text:p>0.1087279</text:p>
          </table:table-cell>
          <table:table-cell office:value-type="float" office:value="0.0004790475" calcext:value-type="float">
            <text:p>0.0004790475</text:p>
          </table:table-cell>
          <table:table-cell office:value-type="float" office:value="0" calcext:value-type="float">
            <text:p>0</text:p>
          </table:table-cell>
          <table:table-cell office:value-type="float" office:value="0.000721347" calcext:value-type="float">
            <text:p>0.000721347</text:p>
          </table:table-cell>
          <table:table-cell office:value-type="float" office:value="0" calcext:value-type="float">
            <text:p>0</text:p>
          </table:table-cell>
          <table:table-cell office:value-type="float" office:value="0.01334235" calcext:value-type="float">
            <text:p>0.01334235</text:p>
          </table:table-cell>
          <table:table-cell office:value-type="float" office:value="370" calcext:value-type="float">
            <text:p>370</text:p>
          </table:table-cell>
          <table:table-cell office:value-type="float" office:value="-0.605478" calcext:value-type="float">
            <text:p>-0.605478</text:p>
          </table:table-cell>
          <table:table-cell office:value-type="float" office:value="0" calcext:value-type="float">
            <text:p>0</text:p>
          </table:table-cell>
          <table:table-cell office:value-type="float" office:value="339.6012" calcext:value-type="float">
            <text:p>339.6012</text:p>
          </table:table-cell>
          <table:table-cell office:value-type="float" office:value="1132.27" calcext:value-type="float">
            <text:p>1132.27</text:p>
          </table:table-cell>
          <table:table-cell office:value-type="float" office:value="1374.598" calcext:value-type="float">
            <text:p>1374.598</text:p>
          </table:table-cell>
          <table:table-cell office:value-type="float" office:value="1227.473" calcext:value-type="float">
            <text:p>1227.473</text:p>
          </table:table-cell>
          <table:table-cell office:value-type="float" office:value="720.5653" calcext:value-type="float">
            <text:p>720.5653</text:p>
          </table:table-cell>
          <table:table-cell office:value-type="float" office:value="1096.178" calcext:value-type="float">
            <text:p>1096.178</text:p>
          </table:table-cell>
          <table:table-cell office:value-type="float" office:value="406.0544" calcext:value-type="float">
            <text:p>406.0544</text:p>
          </table:table-cell>
          <table:table-cell office:value-type="float" office:value="1823.268" calcext:value-type="float">
            <text:p>1823.268</text:p>
          </table:table-cell>
          <table:table-cell office:value-type="float" office:value="2063.092" calcext:value-type="float">
            <text:p>2063.092</text:p>
          </table:table-cell>
          <table:table-cell office:value-type="float" office:value="1653.638" calcext:value-type="float">
            <text:p>1653.638</text:p>
          </table:table-cell>
          <table:table-cell office:value-type="float" office:value="581.3398" calcext:value-type="float">
            <text:p>581.3398</text:p>
          </table:table-cell>
          <table:table-cell office:value-type="float" office:value="571.4612" calcext:value-type="float">
            <text:p>571.4612</text:p>
          </table:table-cell>
          <table:table-cell office:value-type="float" office:value="142.5688" calcext:value-type="float">
            <text:p>142.5688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5080653" calcext:value-type="float">
            <text:p>-5.08065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076698" calcext:value-type="float">
            <text:p>-0.4076698</text:p>
          </table:table-cell>
          <table:table-cell office:value-type="float" office:value="0" calcext:value-type="float">
            <text:p>0</text:p>
          </table:table-cell>
          <table:table-cell office:value-type="float" office:value="9.965428" calcext:value-type="float">
            <text:p>9.965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6" calcext:value-type="float">
            <text:p>7012006</text:p>
          </table:table-cell>
          <table:table-cell office:value-type="float" office:value="108.408" calcext:value-type="float">
            <text:p>108.408</text:p>
          </table:table-cell>
          <table:table-cell office:value-type="float" office:value="13059.37" calcext:value-type="float">
            <text:p>1305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73551" calcext:value-type="float">
            <text:p>-0.7073551</text:p>
          </table:table-cell>
          <table:table-cell office:value-type="float" office:value="0.02936509" calcext:value-type="float">
            <text:p>0.02936509</text:p>
          </table:table-cell>
          <table:table-cell office:value-type="float" office:value="0" calcext:value-type="float">
            <text:p>0</text:p>
          </table:table-cell>
          <table:table-cell office:value-type="float" office:value="62.24905" calcext:value-type="float">
            <text:p>62.24905</text:p>
          </table:table-cell>
          <table:table-cell office:value-type="float" office:value="0.1084819" calcext:value-type="float">
            <text:p>0.1084819</text:p>
          </table:table-cell>
          <table:table-cell office:value-type="float" office:value="0.0005670225" calcext:value-type="float">
            <text:p>0.0005670225</text:p>
          </table:table-cell>
          <table:table-cell office:value-type="float" office:value="0" calcext:value-type="float">
            <text:p>0</text:p>
          </table:table-cell>
          <table:table-cell office:value-type="float" office:value="0.0008585922" calcext:value-type="float">
            <text:p>0.0008585922</text:p>
          </table:table-cell>
          <table:table-cell office:value-type="float" office:value="0" calcext:value-type="float">
            <text:p>0</text:p>
          </table:table-cell>
          <table:table-cell office:value-type="float" office:value="0.01312097" calcext:value-type="float">
            <text:p>0.01312097</text:p>
          </table:table-cell>
          <table:table-cell office:value-type="float" office:value="370" calcext:value-type="float">
            <text:p>370</text:p>
          </table:table-cell>
          <table:table-cell office:value-type="float" office:value="-0.7207676" calcext:value-type="float">
            <text:p>-0.7207676</text:p>
          </table:table-cell>
          <table:table-cell office:value-type="float" office:value="0" calcext:value-type="float">
            <text:p>0</text:p>
          </table:table-cell>
          <table:table-cell office:value-type="float" office:value="339.5889" calcext:value-type="float">
            <text:p>339.5889</text:p>
          </table:table-cell>
          <table:table-cell office:value-type="float" office:value="1132.26" calcext:value-type="float">
            <text:p>1132.26</text:p>
          </table:table-cell>
          <table:table-cell office:value-type="float" office:value="1374.585" calcext:value-type="float">
            <text:p>1374.585</text:p>
          </table:table-cell>
          <table:table-cell office:value-type="float" office:value="1227.468" calcext:value-type="float">
            <text:p>1227.468</text:p>
          </table:table-cell>
          <table:table-cell office:value-type="float" office:value="720.5623" calcext:value-type="float">
            <text:p>720.5623</text:p>
          </table:table-cell>
          <table:table-cell office:value-type="float" office:value="1096.174" calcext:value-type="float">
            <text:p>1096.174</text:p>
          </table:table-cell>
          <table:table-cell office:value-type="float" office:value="406.053" calcext:value-type="float">
            <text:p>406.053</text:p>
          </table:table-cell>
          <table:table-cell office:value-type="float" office:value="1823.265" calcext:value-type="float">
            <text:p>1823.265</text:p>
          </table:table-cell>
          <table:table-cell office:value-type="float" office:value="2063.089" calcext:value-type="float">
            <text:p>2063.089</text:p>
          </table:table-cell>
          <table:table-cell office:value-type="float" office:value="1653.635" calcext:value-type="float">
            <text:p>1653.635</text:p>
          </table:table-cell>
          <table:table-cell office:value-type="float" office:value="581.3385" calcext:value-type="float">
            <text:p>581.3385</text:p>
          </table:table-cell>
          <table:table-cell office:value-type="float" office:value="571.4581" calcext:value-type="float">
            <text:p>571.4581</text:p>
          </table:table-cell>
          <table:table-cell office:value-type="float" office:value="142.5686" calcext:value-type="float">
            <text:p>142.5686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5293029" calcext:value-type="float">
            <text:p>-5.29302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767155" calcext:value-type="float">
            <text:p>-0.4767155</text:p>
          </table:table-cell>
          <table:table-cell office:value-type="float" office:value="0" calcext:value-type="float">
            <text:p>0</text:p>
          </table:table-cell>
          <table:table-cell office:value-type="float" office:value="9.919314" calcext:value-type="float">
            <text:p>9.919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6" calcext:value-type="float">
            <text:p>8012006</text:p>
          </table:table-cell>
          <table:table-cell office:value-type="float" office:value="108.3722" calcext:value-type="float">
            <text:p>108.3722</text:p>
          </table:table-cell>
          <table:table-cell office:value-type="float" office:value="13059.35" calcext:value-type="float">
            <text:p>1305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63885" calcext:value-type="float">
            <text:p>-0.8263885</text:p>
          </table:table-cell>
          <table:table-cell office:value-type="float" office:value="0.2320163" calcext:value-type="float">
            <text:p>0.2320163</text:p>
          </table:table-cell>
          <table:table-cell office:value-type="float" office:value="0" calcext:value-type="float">
            <text:p>0</text:p>
          </table:table-cell>
          <table:table-cell office:value-type="float" office:value="62.22549" calcext:value-type="float">
            <text:p>62.22549</text:p>
          </table:table-cell>
          <table:table-cell office:value-type="float" office:value="0.1082978" calcext:value-type="float">
            <text:p>0.1082978</text:p>
          </table:table-cell>
          <table:table-cell office:value-type="float" office:value="0.000659197" calcext:value-type="float">
            <text:p>0.000659197</text:p>
          </table:table-cell>
          <table:table-cell office:value-type="float" office:value="0" calcext:value-type="float">
            <text:p>0</text:p>
          </table:table-cell>
          <table:table-cell office:value-type="float" office:value="0.0009959246" calcext:value-type="float">
            <text:p>0.0009959246</text:p>
          </table:table-cell>
          <table:table-cell office:value-type="float" office:value="0" calcext:value-type="float">
            <text:p>0</text:p>
          </table:table-cell>
          <table:table-cell office:value-type="float" office:value="0.01296784" calcext:value-type="float">
            <text:p>0.01296784</text:p>
          </table:table-cell>
          <table:table-cell office:value-type="float" office:value="370" calcext:value-type="float">
            <text:p>370</text:p>
          </table:table-cell>
          <table:table-cell office:value-type="float" office:value="-0.8396931" calcext:value-type="float">
            <text:p>-0.8396931</text:p>
          </table:table-cell>
          <table:table-cell office:value-type="float" office:value="0" calcext:value-type="float">
            <text:p>0</text:p>
          </table:table-cell>
          <table:table-cell office:value-type="float" office:value="339.5815" calcext:value-type="float">
            <text:p>339.5815</text:p>
          </table:table-cell>
          <table:table-cell office:value-type="float" office:value="1132.251" calcext:value-type="float">
            <text:p>1132.251</text:p>
          </table:table-cell>
          <table:table-cell office:value-type="float" office:value="1374.572" calcext:value-type="float">
            <text:p>1374.572</text:p>
          </table:table-cell>
          <table:table-cell office:value-type="float" office:value="1227.462" calcext:value-type="float">
            <text:p>1227.462</text:p>
          </table:table-cell>
          <table:table-cell office:value-type="float" office:value="720.5593" calcext:value-type="float">
            <text:p>720.5593</text:p>
          </table:table-cell>
          <table:table-cell office:value-type="float" office:value="1096.171" calcext:value-type="float">
            <text:p>1096.171</text:p>
          </table:table-cell>
          <table:table-cell office:value-type="float" office:value="406.0518" calcext:value-type="float">
            <text:p>406.0518</text:p>
          </table:table-cell>
          <table:table-cell office:value-type="float" office:value="1823.263" calcext:value-type="float">
            <text:p>1823.263</text:p>
          </table:table-cell>
          <table:table-cell office:value-type="float" office:value="2063.086" calcext:value-type="float">
            <text:p>2063.086</text:p>
          </table:table-cell>
          <table:table-cell office:value-type="float" office:value="1653.633" calcext:value-type="float">
            <text:p>1653.633</text:p>
          </table:table-cell>
          <table:table-cell office:value-type="float" office:value="581.3372" calcext:value-type="float">
            <text:p>581.3372</text:p>
          </table:table-cell>
          <table:table-cell office:value-type="float" office:value="571.4551" calcext:value-type="float">
            <text:p>571.4551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54" calcext:value-type="float">
            <text:p>35.619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5311786" calcext:value-type="float">
            <text:p>-5.31178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408328" calcext:value-type="float">
            <text:p>-0.5408328</text:p>
          </table:table-cell>
          <table:table-cell office:value-type="float" office:value="0" calcext:value-type="float">
            <text:p>0</text:p>
          </table:table-cell>
          <table:table-cell office:value-type="float" office:value="9.864641" calcext:value-type="float">
            <text:p>9.864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6" calcext:value-type="float">
            <text:p>9012006</text:p>
          </table:table-cell>
          <table:table-cell office:value-type="float" office:value="108.3387" calcext:value-type="float">
            <text:p>108.3387</text:p>
          </table:table-cell>
          <table:table-cell office:value-type="float" office:value="13059.33" calcext:value-type="float">
            <text:p>1305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91708" calcext:value-type="float">
            <text:p>-0.8891708</text:p>
          </table:table-cell>
          <table:table-cell office:value-type="float" office:value="0.3751312" calcext:value-type="float">
            <text:p>0.3751312</text:p>
          </table:table-cell>
          <table:table-cell office:value-type="float" office:value="0" calcext:value-type="float">
            <text:p>0</text:p>
          </table:table-cell>
          <table:table-cell office:value-type="float" office:value="62.20063" calcext:value-type="float">
            <text:p>62.20063</text:p>
          </table:table-cell>
          <table:table-cell office:value-type="float" office:value="0.1081472" calcext:value-type="float">
            <text:p>0.1081472</text:p>
          </table:table-cell>
          <table:table-cell office:value-type="float" office:value="0.0007137531" calcext:value-type="float">
            <text:p>0.0007137531</text:p>
          </table:table-cell>
          <table:table-cell office:value-type="float" office:value="0" calcext:value-type="float">
            <text:p>0</text:p>
          </table:table-cell>
          <table:table-cell office:value-type="float" office:value="0.001151482" calcext:value-type="float">
            <text:p>0.001151482</text:p>
          </table:table-cell>
          <table:table-cell office:value-type="float" office:value="0" calcext:value-type="float">
            <text:p>0</text:p>
          </table:table-cell>
          <table:table-cell office:value-type="float" office:value="0.03082765" calcext:value-type="float">
            <text:p>0.03082765</text:p>
          </table:table-cell>
          <table:table-cell office:value-type="float" office:value="370" calcext:value-type="float">
            <text:p>370</text:p>
          </table:table-cell>
          <table:table-cell office:value-type="float" office:value="-0.9204361" calcext:value-type="float">
            <text:p>-0.9204361</text:p>
          </table:table-cell>
          <table:table-cell office:value-type="float" office:value="0" calcext:value-type="float">
            <text:p>0</text:p>
          </table:table-cell>
          <table:table-cell office:value-type="float" office:value="339.5761" calcext:value-type="float">
            <text:p>339.5761</text:p>
          </table:table-cell>
          <table:table-cell office:value-type="float" office:value="1132.243" calcext:value-type="float">
            <text:p>1132.243</text:p>
          </table:table-cell>
          <table:table-cell office:value-type="float" office:value="1374.559" calcext:value-type="float">
            <text:p>1374.559</text:p>
          </table:table-cell>
          <table:table-cell office:value-type="float" office:value="1227.457" calcext:value-type="float">
            <text:p>1227.457</text:p>
          </table:table-cell>
          <table:table-cell office:value-type="float" office:value="720.5563" calcext:value-type="float">
            <text:p>720.5563</text:p>
          </table:table-cell>
          <table:table-cell office:value-type="float" office:value="1096.167" calcext:value-type="float">
            <text:p>1096.167</text:p>
          </table:table-cell>
          <table:table-cell office:value-type="float" office:value="406.0505" calcext:value-type="float">
            <text:p>406.0505</text:p>
          </table:table-cell>
          <table:table-cell office:value-type="float" office:value="1823.26" calcext:value-type="float">
            <text:p>1823.26</text:p>
          </table:table-cell>
          <table:table-cell office:value-type="float" office:value="2063.083" calcext:value-type="float">
            <text:p>2063.083</text:p>
          </table:table-cell>
          <table:table-cell office:value-type="float" office:value="1653.631" calcext:value-type="float">
            <text:p>1653.631</text:p>
          </table:table-cell>
          <table:table-cell office:value-type="float" office:value="581.3359" calcext:value-type="float">
            <text:p>581.3359</text:p>
          </table:table-cell>
          <table:table-cell office:value-type="float" office:value="571.4521" calcext:value-type="float">
            <text:p>571.4521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4" calcext:value-type="float">
            <text:p>35.619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5309709" calcext:value-type="float">
            <text:p>-5.30970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023944" calcext:value-type="float">
            <text:p>-0.6023944</text:p>
          </table:table-cell>
          <table:table-cell office:value-type="float" office:value="0" calcext:value-type="float">
            <text:p>0</text:p>
          </table:table-cell>
          <table:table-cell office:value-type="float" office:value="9.84561" calcext:value-type="float">
            <text:p>9.8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6" calcext:value-type="float">
            <text:p>10012006</text:p>
          </table:table-cell>
          <table:table-cell office:value-type="float" office:value="108.3046" calcext:value-type="float">
            <text:p>108.3046</text:p>
          </table:table-cell>
          <table:table-cell office:value-type="float" office:value="13059.31" calcext:value-type="float">
            <text:p>1305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76065" calcext:value-type="float">
            <text:p>-0.9576065</text:p>
          </table:table-cell>
          <table:table-cell office:value-type="float" office:value="1.156674" calcext:value-type="float">
            <text:p>1.156674</text:p>
          </table:table-cell>
          <table:table-cell office:value-type="float" office:value="0" calcext:value-type="float">
            <text:p>0</text:p>
          </table:table-cell>
          <table:table-cell office:value-type="float" office:value="62.17579" calcext:value-type="float">
            <text:p>62.17579</text:p>
          </table:table-cell>
          <table:table-cell office:value-type="float" office:value="0.108002" calcext:value-type="float">
            <text:p>0.108002</text:p>
          </table:table-cell>
          <table:table-cell office:value-type="float" office:value="0.0007694294" calcext:value-type="float">
            <text:p>0.0007694294</text:p>
          </table:table-cell>
          <table:table-cell office:value-type="float" office:value="0" calcext:value-type="float">
            <text:p>0</text:p>
          </table:table-cell>
          <table:table-cell office:value-type="float" office:value="0.001151483" calcext:value-type="float">
            <text:p>0.001151483</text:p>
          </table:table-cell>
          <table:table-cell office:value-type="float" office:value="0" calcext:value-type="float">
            <text:p>0</text:p>
          </table:table-cell>
          <table:table-cell office:value-type="float" office:value="0.03020466" calcext:value-type="float">
            <text:p>0.03020466</text:p>
          </table:table-cell>
          <table:table-cell office:value-type="float" office:value="370" calcext:value-type="float">
            <text:p>370</text:p>
          </table:table-cell>
          <table:table-cell office:value-type="float" office:value="-0.9881932" calcext:value-type="float">
            <text:p>-0.9881932</text:p>
          </table:table-cell>
          <table:table-cell office:value-type="float" office:value="0" calcext:value-type="float">
            <text:p>0</text:p>
          </table:table-cell>
          <table:table-cell office:value-type="float" office:value="339.5691" calcext:value-type="float">
            <text:p>339.5691</text:p>
          </table:table-cell>
          <table:table-cell office:value-type="float" office:value="1132.236" calcext:value-type="float">
            <text:p>1132.236</text:p>
          </table:table-cell>
          <table:table-cell office:value-type="float" office:value="1374.547" calcext:value-type="float">
            <text:p>1374.547</text:p>
          </table:table-cell>
          <table:table-cell office:value-type="float" office:value="1227.452" calcext:value-type="float">
            <text:p>1227.452</text:p>
          </table:table-cell>
          <table:table-cell office:value-type="float" office:value="720.5532" calcext:value-type="float">
            <text:p>720.5532</text:p>
          </table:table-cell>
          <table:table-cell office:value-type="float" office:value="1096.162" calcext:value-type="float">
            <text:p>1096.162</text:p>
          </table:table-cell>
          <table:table-cell office:value-type="float" office:value="406.0492" calcext:value-type="float">
            <text:p>406.0492</text:p>
          </table:table-cell>
          <table:table-cell office:value-type="float" office:value="1823.258" calcext:value-type="float">
            <text:p>1823.258</text:p>
          </table:table-cell>
          <table:table-cell office:value-type="float" office:value="2063.079" calcext:value-type="float">
            <text:p>2063.079</text:p>
          </table:table-cell>
          <table:table-cell office:value-type="float" office:value="1653.628" calcext:value-type="float">
            <text:p>1653.628</text:p>
          </table:table-cell>
          <table:table-cell office:value-type="float" office:value="581.3346" calcext:value-type="float">
            <text:p>581.3346</text:p>
          </table:table-cell>
          <table:table-cell office:value-type="float" office:value="571.4492" calcext:value-type="float">
            <text:p>571.4492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0" calcext:value-type="float">
            <text:p>0</text:p>
          </table:table-cell>
          <table:table-cell office:value-type="float" office:value="-0.000000451618" calcext:value-type="float">
            <text:p>-4.5161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636383" calcext:value-type="float">
            <text:p>-0.6636383</text:p>
          </table:table-cell>
          <table:table-cell office:value-type="float" office:value="0" calcext:value-type="float">
            <text:p>0</text:p>
          </table:table-cell>
          <table:table-cell office:value-type="float" office:value="9.839087" calcext:value-type="float">
            <text:p>9.83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6" calcext:value-type="float">
            <text:p>11012006</text:p>
          </table:table-cell>
          <table:table-cell office:value-type="float" office:value="108.2635" calcext:value-type="float">
            <text:p>108.2635</text:p>
          </table:table-cell>
          <table:table-cell office:value-type="float" office:value="13059.29" calcext:value-type="float">
            <text:p>1305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0167" calcext:value-type="float">
            <text:p>-1.050167</text:p>
          </table:table-cell>
          <table:table-cell office:value-type="float" office:value="1.586301" calcext:value-type="float">
            <text:p>1.586301</text:p>
          </table:table-cell>
          <table:table-cell office:value-type="float" office:value="0" calcext:value-type="float">
            <text:p>0</text:p>
          </table:table-cell>
          <table:table-cell office:value-type="float" office:value="62.15437" calcext:value-type="float">
            <text:p>62.15437</text:p>
          </table:table-cell>
          <table:table-cell office:value-type="float" office:value="0.107745" calcext:value-type="float">
            <text:p>0.107745</text:p>
          </table:table-cell>
          <table:table-cell office:value-type="float" office:value="0.0008389959" calcext:value-type="float">
            <text:p>0.0008389959</text:p>
          </table:table-cell>
          <table:table-cell office:value-type="float" office:value="0" calcext:value-type="float">
            <text:p>0</text:p>
          </table:table-cell>
          <table:table-cell office:value-type="float" office:value="0.001151483" calcext:value-type="float">
            <text:p>0.001151483</text:p>
          </table:table-cell>
          <table:table-cell office:value-type="float" office:value="0" calcext:value-type="float">
            <text:p>0</text:p>
          </table:table-cell>
          <table:table-cell office:value-type="float" office:value="0.0290574" calcext:value-type="float">
            <text:p>0.0290574</text:p>
          </table:table-cell>
          <table:table-cell office:value-type="float" office:value="370" calcext:value-type="float">
            <text:p>370</text:p>
          </table:table-cell>
          <table:table-cell office:value-type="float" office:value="-1.079537" calcext:value-type="float">
            <text:p>-1.079537</text:p>
          </table:table-cell>
          <table:table-cell office:value-type="float" office:value="0" calcext:value-type="float">
            <text:p>0</text:p>
          </table:table-cell>
          <table:table-cell office:value-type="float" office:value="339.5568" calcext:value-type="float">
            <text:p>339.5568</text:p>
          </table:table-cell>
          <table:table-cell office:value-type="float" office:value="1132.227" calcext:value-type="float">
            <text:p>1132.227</text:p>
          </table:table-cell>
          <table:table-cell office:value-type="float" office:value="1374.535" calcext:value-type="float">
            <text:p>1374.535</text:p>
          </table:table-cell>
          <table:table-cell office:value-type="float" office:value="1227.447" calcext:value-type="float">
            <text:p>1227.447</text:p>
          </table:table-cell>
          <table:table-cell office:value-type="float" office:value="720.5502" calcext:value-type="float">
            <text:p>720.5502</text:p>
          </table:table-cell>
          <table:table-cell office:value-type="float" office:value="1096.158" calcext:value-type="float">
            <text:p>1096.158</text:p>
          </table:table-cell>
          <table:table-cell office:value-type="float" office:value="406.0478" calcext:value-type="float">
            <text:p>406.0478</text:p>
          </table:table-cell>
          <table:table-cell office:value-type="float" office:value="1823.255" calcext:value-type="float">
            <text:p>1823.255</text:p>
          </table:table-cell>
          <table:table-cell office:value-type="float" office:value="2063.076" calcext:value-type="float">
            <text:p>2063.076</text:p>
          </table:table-cell>
          <table:table-cell office:value-type="float" office:value="1653.626" calcext:value-type="float">
            <text:p>1653.626</text:p>
          </table:table-cell>
          <table:table-cell office:value-type="float" office:value="581.3334" calcext:value-type="float">
            <text:p>581.3334</text:p>
          </table:table-cell>
          <table:table-cell office:value-type="float" office:value="571.4462" calcext:value-type="float">
            <text:p>571.4462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0" calcext:value-type="float">
            <text:p>0</text:p>
          </table:table-cell>
          <table:table-cell office:value-type="float" office:value="-0.0000004713517" calcext:value-type="float">
            <text:p>-4.71351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310598" calcext:value-type="float">
            <text:p>-0.7310598</text:p>
          </table:table-cell>
          <table:table-cell office:value-type="float" office:value="0" calcext:value-type="float">
            <text:p>0</text:p>
          </table:table-cell>
          <table:table-cell office:value-type="float" office:value="9.815155" calcext:value-type="float">
            <text:p>9.815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6" calcext:value-type="float">
            <text:p>12012006</text:p>
          </table:table-cell>
          <table:table-cell office:value-type="float" office:value="108.2157" calcext:value-type="float">
            <text:p>108.2157</text:p>
          </table:table-cell>
          <table:table-cell office:value-type="float" office:value="13059.27" calcext:value-type="float">
            <text:p>13059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4686" calcext:value-type="float">
            <text:p>-1.184686</text:p>
          </table:table-cell>
          <table:table-cell office:value-type="float" office:value="2.097643" calcext:value-type="float">
            <text:p>2.097643</text:p>
          </table:table-cell>
          <table:table-cell office:value-type="float" office:value="0" calcext:value-type="float">
            <text:p>0</text:p>
          </table:table-cell>
          <table:table-cell office:value-type="float" office:value="62.13799" calcext:value-type="float">
            <text:p>62.13799</text:p>
          </table:table-cell>
          <table:table-cell office:value-type="float" office:value="0.1073729" calcext:value-type="float">
            <text:p>0.1073729</text:p>
          </table:table-cell>
          <table:table-cell office:value-type="float" office:value="0.0009295046" calcext:value-type="float">
            <text:p>0.0009295046</text:p>
          </table:table-cell>
          <table:table-cell office:value-type="float" office:value="0" calcext:value-type="float">
            <text:p>0</text:p>
          </table:table-cell>
          <table:table-cell office:value-type="float" office:value="0.001151484" calcext:value-type="float">
            <text:p>0.001151484</text:p>
          </table:table-cell>
          <table:table-cell office:value-type="float" office:value="0" calcext:value-type="float">
            <text:p>0</text:p>
          </table:table-cell>
          <table:table-cell office:value-type="float" office:value="0.02821787" calcext:value-type="float">
            <text:p>0.02821787</text:p>
          </table:table-cell>
          <table:table-cell office:value-type="float" office:value="370" calcext:value-type="float">
            <text:p>370</text:p>
          </table:table-cell>
          <table:table-cell office:value-type="float" office:value="-1.213126" calcext:value-type="float">
            <text:p>-1.213126</text:p>
          </table:table-cell>
          <table:table-cell office:value-type="float" office:value="0" calcext:value-type="float">
            <text:p>0</text:p>
          </table:table-cell>
          <table:table-cell office:value-type="float" office:value="339.5382" calcext:value-type="float">
            <text:p>339.5382</text:p>
          </table:table-cell>
          <table:table-cell office:value-type="float" office:value="1132.216" calcext:value-type="float">
            <text:p>1132.216</text:p>
          </table:table-cell>
          <table:table-cell office:value-type="float" office:value="1374.522" calcext:value-type="float">
            <text:p>1374.522</text:p>
          </table:table-cell>
          <table:table-cell office:value-type="float" office:value="1227.442" calcext:value-type="float">
            <text:p>1227.442</text:p>
          </table:table-cell>
          <table:table-cell office:value-type="float" office:value="720.5475" calcext:value-type="float">
            <text:p>720.5475</text:p>
          </table:table-cell>
          <table:table-cell office:value-type="float" office:value="1096.155" calcext:value-type="float">
            <text:p>1096.155</text:p>
          </table:table-cell>
          <table:table-cell office:value-type="float" office:value="406.0466" calcext:value-type="float">
            <text:p>406.0466</text:p>
          </table:table-cell>
          <table:table-cell office:value-type="float" office:value="1823.253" calcext:value-type="float">
            <text:p>1823.253</text:p>
          </table:table-cell>
          <table:table-cell office:value-type="float" office:value="2063.073" calcext:value-type="float">
            <text:p>2063.073</text:p>
          </table:table-cell>
          <table:table-cell office:value-type="float" office:value="1653.624" calcext:value-type="float">
            <text:p>1653.624</text:p>
          </table:table-cell>
          <table:table-cell office:value-type="float" office:value="581.3321" calcext:value-type="float">
            <text:p>581.3321</text:p>
          </table:table-cell>
          <table:table-cell office:value-type="float" office:value="571.4434" calcext:value-type="float">
            <text:p>571.4434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0" calcext:value-type="float">
            <text:p>0</text:p>
          </table:table-cell>
          <table:table-cell office:value-type="float" office:value="-0.0000004822308" calcext:value-type="float">
            <text:p>-4.82230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04676" calcext:value-type="float">
            <text:p>-0.804676</text:p>
          </table:table-cell>
          <table:table-cell office:value-type="float" office:value="0" calcext:value-type="float">
            <text:p>0</text:p>
          </table:table-cell>
          <table:table-cell office:value-type="float" office:value="9.755175" calcext:value-type="float">
            <text:p>9.75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6" calcext:value-type="float">
            <text:p>13012006</text:p>
          </table:table-cell>
          <table:table-cell office:value-type="float" office:value="108.1744" calcext:value-type="float">
            <text:p>108.1744</text:p>
          </table:table-cell>
          <table:table-cell office:value-type="float" office:value="13059.25" calcext:value-type="float">
            <text:p>1305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30426" calcext:value-type="float">
            <text:p>-1.330426</text:p>
          </table:table-cell>
          <table:table-cell office:value-type="float" office:value="2.584375" calcext:value-type="float">
            <text:p>2.584375</text:p>
          </table:table-cell>
          <table:table-cell office:value-type="float" office:value="0" calcext:value-type="float">
            <text:p>0</text:p>
          </table:table-cell>
          <table:table-cell office:value-type="float" office:value="62.11789" calcext:value-type="float">
            <text:p>62.11789</text:p>
          </table:table-cell>
          <table:table-cell office:value-type="float" office:value="0.1070934" calcext:value-type="float">
            <text:p>0.1070934</text:p>
          </table:table-cell>
          <table:table-cell office:value-type="float" office:value="0.001031221" calcext:value-type="float">
            <text:p>0.001031221</text:p>
          </table:table-cell>
          <table:table-cell office:value-type="float" office:value="0" calcext:value-type="float">
            <text:p>0</text:p>
          </table:table-cell>
          <table:table-cell office:value-type="float" office:value="0.001151484" calcext:value-type="float">
            <text:p>0.001151484</text:p>
          </table:table-cell>
          <table:table-cell office:value-type="float" office:value="0" calcext:value-type="float">
            <text:p>0</text:p>
          </table:table-cell>
          <table:table-cell office:value-type="float" office:value="0.02756173" calcext:value-type="float">
            <text:p>0.02756173</text:p>
          </table:table-cell>
          <table:table-cell office:value-type="float" office:value="370" calcext:value-type="float">
            <text:p>370</text:p>
          </table:table-cell>
          <table:table-cell office:value-type="float" office:value="-1.358108" calcext:value-type="float">
            <text:p>-1.358108</text:p>
          </table:table-cell>
          <table:table-cell office:value-type="float" office:value="0" calcext:value-type="float">
            <text:p>0</text:p>
          </table:table-cell>
          <table:table-cell office:value-type="float" office:value="339.5249" calcext:value-type="float">
            <text:p>339.5249</text:p>
          </table:table-cell>
          <table:table-cell office:value-type="float" office:value="1132.207" calcext:value-type="float">
            <text:p>1132.207</text:p>
          </table:table-cell>
          <table:table-cell office:value-type="float" office:value="1374.509" calcext:value-type="float">
            <text:p>1374.509</text:p>
          </table:table-cell>
          <table:table-cell office:value-type="float" office:value="1227.437" calcext:value-type="float">
            <text:p>1227.437</text:p>
          </table:table-cell>
          <table:table-cell office:value-type="float" office:value="720.5445" calcext:value-type="float">
            <text:p>720.5445</text:p>
          </table:table-cell>
          <table:table-cell office:value-type="float" office:value="1096.151" calcext:value-type="float">
            <text:p>1096.151</text:p>
          </table:table-cell>
          <table:table-cell office:value-type="float" office:value="406.0453" calcext:value-type="float">
            <text:p>406.0453</text:p>
          </table:table-cell>
          <table:table-cell office:value-type="float" office:value="1823.251" calcext:value-type="float">
            <text:p>1823.251</text:p>
          </table:table-cell>
          <table:table-cell office:value-type="float" office:value="2063.071" calcext:value-type="float">
            <text:p>2063.071</text:p>
          </table:table-cell>
          <table:table-cell office:value-type="float" office:value="1653.621" calcext:value-type="float">
            <text:p>1653.621</text:p>
          </table:table-cell>
          <table:table-cell office:value-type="float" office:value="581.3309" calcext:value-type="float">
            <text:p>581.3309</text:p>
          </table:table-cell>
          <table:table-cell office:value-type="float" office:value="571.4406" calcext:value-type="float">
            <text:p>571.4406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0" calcext:value-type="float">
            <text:p>0</text:p>
          </table:table-cell>
          <table:table-cell office:value-type="float" office:value="-0.0000004851958" calcext:value-type="float">
            <text:p>-4.85195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723049" calcext:value-type="float">
            <text:p>-0.8723049</text:p>
          </table:table-cell>
          <table:table-cell office:value-type="float" office:value="0" calcext:value-type="float">
            <text:p>0</text:p>
          </table:table-cell>
          <table:table-cell office:value-type="float" office:value="9.677821" calcext:value-type="float">
            <text:p>9.677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6" calcext:value-type="float">
            <text:p>14012006</text:p>
          </table:table-cell>
          <table:table-cell office:value-type="float" office:value="108.132" calcext:value-type="float">
            <text:p>108.132</text:p>
          </table:table-cell>
          <table:table-cell office:value-type="float" office:value="13059.23" calcext:value-type="float">
            <text:p>1305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8215" calcext:value-type="float">
            <text:p>-1.448215</text:p>
          </table:table-cell>
          <table:table-cell office:value-type="float" office:value="3.042383" calcext:value-type="float">
            <text:p>3.042383</text:p>
          </table:table-cell>
          <table:table-cell office:value-type="float" office:value="0" calcext:value-type="float">
            <text:p>0</text:p>
          </table:table-cell>
          <table:table-cell office:value-type="float" office:value="62.09758" calcext:value-type="float">
            <text:p>62.09758</text:p>
          </table:table-cell>
          <table:table-cell office:value-type="float" office:value="0.1068029" calcext:value-type="float">
            <text:p>0.1068029</text:p>
          </table:table-cell>
          <table:table-cell office:value-type="float" office:value="0.001122866" calcext:value-type="float">
            <text:p>0.001122866</text:p>
          </table:table-cell>
          <table:table-cell office:value-type="float" office:value="0" calcext:value-type="float">
            <text:p>0</text:p>
          </table:table-cell>
          <table:table-cell office:value-type="float" office:value="0.001151484" calcext:value-type="float">
            <text:p>0.001151484</text:p>
          </table:table-cell>
          <table:table-cell office:value-type="float" office:value="0" calcext:value-type="float">
            <text:p>0</text:p>
          </table:table-cell>
          <table:table-cell office:value-type="float" office:value="0.02699767" calcext:value-type="float">
            <text:p>0.02699767</text:p>
          </table:table-cell>
          <table:table-cell office:value-type="float" office:value="370" calcext:value-type="float">
            <text:p>370</text:p>
          </table:table-cell>
          <table:table-cell office:value-type="float" office:value="-1.475241" calcext:value-type="float">
            <text:p>-1.475241</text:p>
          </table:table-cell>
          <table:table-cell office:value-type="float" office:value="0" calcext:value-type="float">
            <text:p>0</text:p>
          </table:table-cell>
          <table:table-cell office:value-type="float" office:value="339.5098" calcext:value-type="float">
            <text:p>339.5098</text:p>
          </table:table-cell>
          <table:table-cell office:value-type="float" office:value="1132.197" calcext:value-type="float">
            <text:p>1132.197</text:p>
          </table:table-cell>
          <table:table-cell office:value-type="float" office:value="1374.497" calcext:value-type="float">
            <text:p>1374.497</text:p>
          </table:table-cell>
          <table:table-cell office:value-type="float" office:value="1227.432" calcext:value-type="float">
            <text:p>1227.432</text:p>
          </table:table-cell>
          <table:table-cell office:value-type="float" office:value="720.5416" calcext:value-type="float">
            <text:p>720.5416</text:p>
          </table:table-cell>
          <table:table-cell office:value-type="float" office:value="1096.147" calcext:value-type="float">
            <text:p>1096.147</text:p>
          </table:table-cell>
          <table:table-cell office:value-type="float" office:value="406.0441" calcext:value-type="float">
            <text:p>406.0441</text:p>
          </table:table-cell>
          <table:table-cell office:value-type="float" office:value="1823.248" calcext:value-type="float">
            <text:p>1823.248</text:p>
          </table:table-cell>
          <table:table-cell office:value-type="float" office:value="2063.067" calcext:value-type="float">
            <text:p>2063.067</text:p>
          </table:table-cell>
          <table:table-cell office:value-type="float" office:value="1653.619" calcext:value-type="float">
            <text:p>1653.619</text:p>
          </table:table-cell>
          <table:table-cell office:value-type="float" office:value="581.3297" calcext:value-type="float">
            <text:p>581.3297</text:p>
          </table:table-cell>
          <table:table-cell office:value-type="float" office:value="571.4378" calcext:value-type="float">
            <text:p>571.4378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000006239308" calcext:value-type="float">
            <text:p>-6.23930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407636" calcext:value-type="float">
            <text:p>-0.9407636</text:p>
          </table:table-cell>
          <table:table-cell office:value-type="float" office:value="0" calcext:value-type="float">
            <text:p>0</text:p>
          </table:table-cell>
          <table:table-cell office:value-type="float" office:value="9.629138" calcext:value-type="float">
            <text:p>9.629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6" calcext:value-type="float">
            <text:p>15012006</text:p>
          </table:table-cell>
          <table:table-cell office:value-type="float" office:value="108.0644" calcext:value-type="float">
            <text:p>108.0644</text:p>
          </table:table-cell>
          <table:table-cell office:value-type="float" office:value="13059.21" calcext:value-type="float">
            <text:p>1305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7935" calcext:value-type="float">
            <text:p>-1.637935</text:p>
          </table:table-cell>
          <table:table-cell office:value-type="float" office:value="3.579423" calcext:value-type="float">
            <text:p>3.579423</text:p>
          </table:table-cell>
          <table:table-cell office:value-type="float" office:value="0" calcext:value-type="float">
            <text:p>0</text:p>
          </table:table-cell>
          <table:table-cell office:value-type="float" office:value="62.08878" calcext:value-type="float">
            <text:p>62.08878</text:p>
          </table:table-cell>
          <table:table-cell office:value-type="float" office:value="0.1062384" calcext:value-type="float">
            <text:p>0.1062384</text:p>
          </table:table-cell>
          <table:table-cell office:value-type="float" office:value="0.001251241" calcext:value-type="float">
            <text:p>0.001251241</text:p>
          </table:table-cell>
          <table:table-cell office:value-type="float" office:value="0" calcext:value-type="float">
            <text:p>0</text:p>
          </table:table-cell>
          <table:table-cell office:value-type="float" office:value="0.00115154" calcext:value-type="float">
            <text:p>0.00115154</text:p>
          </table:table-cell>
          <table:table-cell office:value-type="float" office:value="0" calcext:value-type="float">
            <text:p>0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370" calcext:value-type="float">
            <text:p>370</text:p>
          </table:table-cell>
          <table:table-cell office:value-type="float" office:value="-1.664476" calcext:value-type="float">
            <text:p>-1.664476</text:p>
          </table:table-cell>
          <table:table-cell office:value-type="float" office:value="0" calcext:value-type="float">
            <text:p>0</text:p>
          </table:table-cell>
          <table:table-cell office:value-type="float" office:value="339.4803" calcext:value-type="float">
            <text:p>339.4803</text:p>
          </table:table-cell>
          <table:table-cell office:value-type="float" office:value="1132.177" calcext:value-type="float">
            <text:p>1132.177</text:p>
          </table:table-cell>
          <table:table-cell office:value-type="float" office:value="1374.482" calcext:value-type="float">
            <text:p>1374.482</text:p>
          </table:table-cell>
          <table:table-cell office:value-type="float" office:value="1227.427" calcext:value-type="float">
            <text:p>1227.427</text:p>
          </table:table-cell>
          <table:table-cell office:value-type="float" office:value="720.5387" calcext:value-type="float">
            <text:p>720.5387</text:p>
          </table:table-cell>
          <table:table-cell office:value-type="float" office:value="1096.143" calcext:value-type="float">
            <text:p>1096.143</text:p>
          </table:table-cell>
          <table:table-cell office:value-type="float" office:value="406.043" calcext:value-type="float">
            <text:p>406.043</text:p>
          </table:table-cell>
          <table:table-cell office:value-type="float" office:value="1823.246" calcext:value-type="float">
            <text:p>1823.246</text:p>
          </table:table-cell>
          <table:table-cell office:value-type="float" office:value="2063.065" calcext:value-type="float">
            <text:p>2063.065</text:p>
          </table:table-cell>
          <table:table-cell office:value-type="float" office:value="1653.617" calcext:value-type="float">
            <text:p>1653.617</text:p>
          </table:table-cell>
          <table:table-cell office:value-type="float" office:value="581.3286" calcext:value-type="float">
            <text:p>581.3286</text:p>
          </table:table-cell>
          <table:table-cell office:value-type="float" office:value="571.4351" calcext:value-type="float">
            <text:p>571.4351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000006807245" calcext:value-type="float">
            <text:p>-6.80724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3539" calcext:value-type="float">
            <text:p>-1.03539</text:p>
          </table:table-cell>
          <table:table-cell office:value-type="float" office:value="0" calcext:value-type="float">
            <text:p>0</text:p>
          </table:table-cell>
          <table:table-cell office:value-type="float" office:value="9.534532" calcext:value-type="float">
            <text:p>9.534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6" calcext:value-type="float">
            <text:p>16012006</text:p>
          </table:table-cell>
          <table:table-cell office:value-type="float" office:value="108.0267" calcext:value-type="float">
            <text:p>108.0267</text:p>
          </table:table-cell>
          <table:table-cell office:value-type="float" office:value="13059.19" calcext:value-type="float">
            <text:p>13059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9862" calcext:value-type="float">
            <text:p>-1.79862</text:p>
          </table:table-cell>
          <table:table-cell office:value-type="float" office:value="4.023993" calcext:value-type="float">
            <text:p>4.023993</text:p>
          </table:table-cell>
          <table:table-cell office:value-type="float" office:value="0" calcext:value-type="float">
            <text:p>0</text:p>
          </table:table-cell>
          <table:table-cell office:value-type="float" office:value="62.0652" calcext:value-type="float">
            <text:p>62.0652</text:p>
          </table:table-cell>
          <table:table-cell office:value-type="float" office:value="0.1060177" calcext:value-type="float">
            <text:p>0.1060177</text:p>
          </table:table-cell>
          <table:table-cell office:value-type="float" office:value="0.001390002" calcext:value-type="float">
            <text:p>0.001390002</text:p>
          </table:table-cell>
          <table:table-cell office:value-type="float" office:value="0" calcext:value-type="float">
            <text:p>0</text:p>
          </table:table-cell>
          <table:table-cell office:value-type="float" office:value="0.001151725" calcext:value-type="float">
            <text:p>0.001151725</text:p>
          </table:table-cell>
          <table:table-cell office:value-type="float" office:value="0" calcext:value-type="float">
            <text:p>0</text:p>
          </table:table-cell>
          <table:table-cell office:value-type="float" office:value="0.02640815" calcext:value-type="float">
            <text:p>0.02640815</text:p>
          </table:table-cell>
          <table:table-cell office:value-type="float" office:value="370" calcext:value-type="float">
            <text:p>370</text:p>
          </table:table-cell>
          <table:table-cell office:value-type="float" office:value="-1.82479" calcext:value-type="float">
            <text:p>-1.82479</text:p>
          </table:table-cell>
          <table:table-cell office:value-type="float" office:value="0" calcext:value-type="float">
            <text:p>0</text:p>
          </table:table-cell>
          <table:table-cell office:value-type="float" office:value="339.4713" calcext:value-type="float">
            <text:p>339.4713</text:p>
          </table:table-cell>
          <table:table-cell office:value-type="float" office:value="1132.167" calcext:value-type="float">
            <text:p>1132.167</text:p>
          </table:table-cell>
          <table:table-cell office:value-type="float" office:value="1374.469" calcext:value-type="float">
            <text:p>1374.469</text:p>
          </table:table-cell>
          <table:table-cell office:value-type="float" office:value="1227.421" calcext:value-type="float">
            <text:p>1227.421</text:p>
          </table:table-cell>
          <table:table-cell office:value-type="float" office:value="720.5355" calcext:value-type="float">
            <text:p>720.5355</text:p>
          </table:table-cell>
          <table:table-cell office:value-type="float" office:value="1096.139" calcext:value-type="float">
            <text:p>1096.139</text:p>
          </table:table-cell>
          <table:table-cell office:value-type="float" office:value="406.0418" calcext:value-type="float">
            <text:p>406.0418</text:p>
          </table:table-cell>
          <table:table-cell office:value-type="float" office:value="1823.244" calcext:value-type="float">
            <text:p>1823.244</text:p>
          </table:table-cell>
          <table:table-cell office:value-type="float" office:value="2063.062" calcext:value-type="float">
            <text:p>2063.062</text:p>
          </table:table-cell>
          <table:table-cell office:value-type="float" office:value="1653.615" calcext:value-type="float">
            <text:p>1653.615</text:p>
          </table:table-cell>
          <table:table-cell office:value-type="float" office:value="581.3273" calcext:value-type="float">
            <text:p>581.3273</text:p>
          </table:table-cell>
          <table:table-cell office:value-type="float" office:value="571.4324" calcext:value-type="float">
            <text:p>571.4324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000006812346" calcext:value-type="float">
            <text:p>-6.81234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00583" calcext:value-type="float">
            <text:p>-1.100583</text:p>
          </table:table-cell>
          <table:table-cell office:value-type="float" office:value="0" calcext:value-type="float">
            <text:p>0</text:p>
          </table:table-cell>
          <table:table-cell office:value-type="float" office:value="9.439405" calcext:value-type="float">
            <text:p>9.439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6" calcext:value-type="float">
            <text:p>17012006</text:p>
          </table:table-cell>
          <table:table-cell office:value-type="float" office:value="107.9924" calcext:value-type="float">
            <text:p>107.9924</text:p>
          </table:table-cell>
          <table:table-cell office:value-type="float" office:value="13059.17" calcext:value-type="float">
            <text:p>1305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66683" calcext:value-type="float">
            <text:p>-1.866683</text:p>
          </table:table-cell>
          <table:table-cell office:value-type="float" office:value="4.660376" calcext:value-type="float">
            <text:p>4.660376</text:p>
          </table:table-cell>
          <table:table-cell office:value-type="float" office:value="0" calcext:value-type="float">
            <text:p>0</text:p>
          </table:table-cell>
          <table:table-cell office:value-type="float" office:value="62.04014" calcext:value-type="float">
            <text:p>62.04014</text:p>
          </table:table-cell>
          <table:table-cell office:value-type="float" office:value="0.1058438" calcext:value-type="float">
            <text:p>0.1058438</text:p>
          </table:table-cell>
          <table:table-cell office:value-type="float" office:value="0.001476315" calcext:value-type="float">
            <text:p>0.001476315</text:p>
          </table:table-cell>
          <table:table-cell office:value-type="float" office:value="0" calcext:value-type="float">
            <text:p>0</text:p>
          </table:table-cell>
          <table:table-cell office:value-type="float" office:value="0.001198475" calcext:value-type="float">
            <text:p>0.001198475</text:p>
          </table:table-cell>
          <table:table-cell office:value-type="float" office:value="0" calcext:value-type="float">
            <text:p>0</text:p>
          </table:table-cell>
          <table:table-cell office:value-type="float" office:value="0.04306921" calcext:value-type="float">
            <text:p>0.04306921</text:p>
          </table:table-cell>
          <table:table-cell office:value-type="float" office:value="370" calcext:value-type="float">
            <text:p>370</text:p>
          </table:table-cell>
          <table:table-cell office:value-type="float" office:value="-1.909474" calcext:value-type="float">
            <text:p>-1.909474</text:p>
          </table:table-cell>
          <table:table-cell office:value-type="float" office:value="0" calcext:value-type="float">
            <text:p>0</text:p>
          </table:table-cell>
          <table:table-cell office:value-type="float" office:value="339.4638" calcext:value-type="float">
            <text:p>339.4638</text:p>
          </table:table-cell>
          <table:table-cell office:value-type="float" office:value="1132.159" calcext:value-type="float">
            <text:p>1132.159</text:p>
          </table:table-cell>
          <table:table-cell office:value-type="float" office:value="1374.456" calcext:value-type="float">
            <text:p>1374.456</text:p>
          </table:table-cell>
          <table:table-cell office:value-type="float" office:value="1227.415" calcext:value-type="float">
            <text:p>1227.415</text:p>
          </table:table-cell>
          <table:table-cell office:value-type="float" office:value="720.5323" calcext:value-type="float">
            <text:p>720.5323</text:p>
          </table:table-cell>
          <table:table-cell office:value-type="float" office:value="1096.135" calcext:value-type="float">
            <text:p>1096.135</text:p>
          </table:table-cell>
          <table:table-cell office:value-type="float" office:value="406.0405" calcext:value-type="float">
            <text:p>406.0405</text:p>
          </table:table-cell>
          <table:table-cell office:value-type="float" office:value="1823.242" calcext:value-type="float">
            <text:p>1823.242</text:p>
          </table:table-cell>
          <table:table-cell office:value-type="float" office:value="2063.059" calcext:value-type="float">
            <text:p>2063.059</text:p>
          </table:table-cell>
          <table:table-cell office:value-type="float" office:value="1653.613" calcext:value-type="float">
            <text:p>1653.613</text:p>
          </table:table-cell>
          <table:table-cell office:value-type="float" office:value="581.3262" calcext:value-type="float">
            <text:p>581.3262</text:p>
          </table:table-cell>
          <table:table-cell office:value-type="float" office:value="571.4299" calcext:value-type="float">
            <text:p>571.4299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7" calcext:value-type="float">
            <text:p>35.61957</text:p>
          </table:table-cell>
          <table:table-cell office:value-type="float" office:value="0" calcext:value-type="float">
            <text:p>0</text:p>
          </table:table-cell>
          <table:table-cell office:value-type="float" office:value="-0.0000007176386" calcext:value-type="float">
            <text:p>-7.1763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6202" calcext:value-type="float">
            <text:p>-1.16202</text:p>
          </table:table-cell>
          <table:table-cell office:value-type="float" office:value="0" calcext:value-type="float">
            <text:p>0</text:p>
          </table:table-cell>
          <table:table-cell office:value-type="float" office:value="9.416199" calcext:value-type="float">
            <text:p>9.416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6" calcext:value-type="float">
            <text:p>18012006</text:p>
          </table:table-cell>
          <table:table-cell office:value-type="float" office:value="107.9562" calcext:value-type="float">
            <text:p>107.9562</text:p>
          </table:table-cell>
          <table:table-cell office:value-type="float" office:value="13059.15" calcext:value-type="float">
            <text:p>13059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68375" calcext:value-type="float">
            <text:p>-1.968375</text:p>
          </table:table-cell>
          <table:table-cell office:value-type="float" office:value="5.011874" calcext:value-type="float">
            <text:p>5.011874</text:p>
          </table:table-cell>
          <table:table-cell office:value-type="float" office:value="0" calcext:value-type="float">
            <text:p>0</text:p>
          </table:table-cell>
          <table:table-cell office:value-type="float" office:value="62.01527" calcext:value-type="float">
            <text:p>62.01527</text:p>
          </table:table-cell>
          <table:table-cell office:value-type="float" office:value="0.1056668" calcext:value-type="float">
            <text:p>0.1056668</text:p>
          </table:table-cell>
          <table:table-cell office:value-type="float" office:value="0.001574815" calcext:value-type="float">
            <text:p>0.001574815</text:p>
          </table:table-cell>
          <table:table-cell office:value-type="float" office:value="0" calcext:value-type="float">
            <text:p>0</text:p>
          </table:table-cell>
          <table:table-cell office:value-type="float" office:value="0.001198478" calcext:value-type="float">
            <text:p>0.001198478</text:p>
          </table:table-cell>
          <table:table-cell office:value-type="float" office:value="0" calcext:value-type="float">
            <text:p>0</text:p>
          </table:table-cell>
          <table:table-cell office:value-type="float" office:value="0.04255806" calcext:value-type="float">
            <text:p>0.04255806</text:p>
          </table:table-cell>
          <table:table-cell office:value-type="float" office:value="370" calcext:value-type="float">
            <text:p>370</text:p>
          </table:table-cell>
          <table:table-cell office:value-type="float" office:value="-2.010557" calcext:value-type="float">
            <text:p>-2.010557</text:p>
          </table:table-cell>
          <table:table-cell office:value-type="float" office:value="0" calcext:value-type="float">
            <text:p>0</text:p>
          </table:table-cell>
          <table:table-cell office:value-type="float" office:value="339.4546" calcext:value-type="float">
            <text:p>339.4546</text:p>
          </table:table-cell>
          <table:table-cell office:value-type="float" office:value="1132.151" calcext:value-type="float">
            <text:p>1132.151</text:p>
          </table:table-cell>
          <table:table-cell office:value-type="float" office:value="1374.443" calcext:value-type="float">
            <text:p>1374.443</text:p>
          </table:table-cell>
          <table:table-cell office:value-type="float" office:value="1227.409" calcext:value-type="float">
            <text:p>1227.409</text:p>
          </table:table-cell>
          <table:table-cell office:value-type="float" office:value="720.5292" calcext:value-type="float">
            <text:p>720.5292</text:p>
          </table:table-cell>
          <table:table-cell office:value-type="float" office:value="1096.131" calcext:value-type="float">
            <text:p>1096.131</text:p>
          </table:table-cell>
          <table:table-cell office:value-type="float" office:value="406.0391" calcext:value-type="float">
            <text:p>406.0391</text:p>
          </table:table-cell>
          <table:table-cell office:value-type="float" office:value="1823.239" calcext:value-type="float">
            <text:p>1823.239</text:p>
          </table:table-cell>
          <table:table-cell office:value-type="float" office:value="2063.056" calcext:value-type="float">
            <text:p>2063.056</text:p>
          </table:table-cell>
          <table:table-cell office:value-type="float" office:value="1653.61" calcext:value-type="float">
            <text:p>1653.61</text:p>
          </table:table-cell>
          <table:table-cell office:value-type="float" office:value="581.3251" calcext:value-type="float">
            <text:p>581.3251</text:p>
          </table:table-cell>
          <table:table-cell office:value-type="float" office:value="571.4272" calcext:value-type="float">
            <text:p>571.4272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00001028095" calcext:value-type="float">
            <text:p>-1.02809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24676" calcext:value-type="float">
            <text:p>-1.224676</text:p>
          </table:table-cell>
          <table:table-cell office:value-type="float" office:value="0" calcext:value-type="float">
            <text:p>0</text:p>
          </table:table-cell>
          <table:table-cell office:value-type="float" office:value="9.377767" calcext:value-type="float">
            <text:p>9.37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6" calcext:value-type="float">
            <text:p>19012006</text:p>
          </table:table-cell>
          <table:table-cell office:value-type="float" office:value="107.917" calcext:value-type="float">
            <text:p>107.917</text:p>
          </table:table-cell>
          <table:table-cell office:value-type="float" office:value="13059.13" calcext:value-type="float">
            <text:p>1305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20659" calcext:value-type="float">
            <text:p>-2.120659</text:p>
          </table:table-cell>
          <table:table-cell office:value-type="float" office:value="5.383401" calcext:value-type="float">
            <text:p>5.383401</text:p>
          </table:table-cell>
          <table:table-cell office:value-type="float" office:value="0" calcext:value-type="float">
            <text:p>0</text:p>
          </table:table-cell>
          <table:table-cell office:value-type="float" office:value="61.99175" calcext:value-type="float">
            <text:p>61.99175</text:p>
          </table:table-cell>
          <table:table-cell office:value-type="float" office:value="0.1054293" calcext:value-type="float">
            <text:p>0.1054293</text:p>
          </table:table-cell>
          <table:table-cell office:value-type="float" office:value="0.001731691" calcext:value-type="float">
            <text:p>0.001731691</text:p>
          </table:table-cell>
          <table:table-cell office:value-type="float" office:value="0" calcext:value-type="float">
            <text:p>0</text:p>
          </table:table-cell>
          <table:table-cell office:value-type="float" office:value="0.001198478" calcext:value-type="float">
            <text:p>0.001198478</text:p>
          </table:table-cell>
          <table:table-cell office:value-type="float" office:value="0" calcext:value-type="float">
            <text:p>0</text:p>
          </table:table-cell>
          <table:table-cell office:value-type="float" office:value="0.04145043" calcext:value-type="float">
            <text:p>0.04145043</text:p>
          </table:table-cell>
          <table:table-cell office:value-type="float" office:value="370" calcext:value-type="float">
            <text:p>370</text:p>
          </table:table-cell>
          <table:table-cell office:value-type="float" office:value="-2.161576" calcext:value-type="float">
            <text:p>-2.161576</text:p>
          </table:table-cell>
          <table:table-cell office:value-type="float" office:value="0" calcext:value-type="float">
            <text:p>0</text:p>
          </table:table-cell>
          <table:table-cell office:value-type="float" office:value="339.4433" calcext:value-type="float">
            <text:p>339.4433</text:p>
          </table:table-cell>
          <table:table-cell office:value-type="float" office:value="1132.141" calcext:value-type="float">
            <text:p>1132.141</text:p>
          </table:table-cell>
          <table:table-cell office:value-type="float" office:value="1374.43" calcext:value-type="float">
            <text:p>1374.43</text:p>
          </table:table-cell>
          <table:table-cell office:value-type="float" office:value="1227.403" calcext:value-type="float">
            <text:p>1227.403</text:p>
          </table:table-cell>
          <table:table-cell office:value-type="float" office:value="720.5262" calcext:value-type="float">
            <text:p>720.5262</text:p>
          </table:table-cell>
          <table:table-cell office:value-type="float" office:value="1096.127" calcext:value-type="float">
            <text:p>1096.127</text:p>
          </table:table-cell>
          <table:table-cell office:value-type="float" office:value="406.0378" calcext:value-type="float">
            <text:p>406.0378</text:p>
          </table:table-cell>
          <table:table-cell office:value-type="float" office:value="1823.237" calcext:value-type="float">
            <text:p>1823.237</text:p>
          </table:table-cell>
          <table:table-cell office:value-type="float" office:value="2063.053" calcext:value-type="float">
            <text:p>2063.053</text:p>
          </table:table-cell>
          <table:table-cell office:value-type="float" office:value="1653.608" calcext:value-type="float">
            <text:p>1653.608</text:p>
          </table:table-cell>
          <table:table-cell office:value-type="float" office:value="581.3239" calcext:value-type="float">
            <text:p>581.3239</text:p>
          </table:table-cell>
          <table:table-cell office:value-type="float" office:value="571.4247" calcext:value-type="float">
            <text:p>571.4247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00001035241" calcext:value-type="float">
            <text:p>-1.03524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91148" calcext:value-type="float">
            <text:p>-1.291148</text:p>
          </table:table-cell>
          <table:table-cell office:value-type="float" office:value="0" calcext:value-type="float">
            <text:p>0</text:p>
          </table:table-cell>
          <table:table-cell office:value-type="float" office:value="9.293218" calcext:value-type="float">
            <text:p>9.29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6" calcext:value-type="float">
            <text:p>20012006</text:p>
          </table:table-cell>
          <table:table-cell office:value-type="float" office:value="107.8843" calcext:value-type="float">
            <text:p>107.8843</text:p>
          </table:table-cell>
          <table:table-cell office:value-type="float" office:value="13059.11" calcext:value-type="float">
            <text:p>13059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99777" calcext:value-type="float">
            <text:p>-2.199777</text:p>
          </table:table-cell>
          <table:table-cell office:value-type="float" office:value="5.523104" calcext:value-type="float">
            <text:p>5.523104</text:p>
          </table:table-cell>
          <table:table-cell office:value-type="float" office:value="0" calcext:value-type="float">
            <text:p>0</text:p>
          </table:table-cell>
          <table:table-cell office:value-type="float" office:value="61.96534" calcext:value-type="float">
            <text:p>61.96534</text:p>
          </table:table-cell>
          <table:table-cell office:value-type="float" office:value="0.105272" calcext:value-type="float">
            <text:p>0.105272</text:p>
          </table:table-cell>
          <table:table-cell office:value-type="float" office:value="0.001853451" calcext:value-type="float">
            <text:p>0.001853451</text:p>
          </table:table-cell>
          <table:table-cell office:value-type="float" office:value="0" calcext:value-type="float">
            <text:p>0</text:p>
          </table:table-cell>
          <table:table-cell office:value-type="float" office:value="0.00121196" calcext:value-type="float">
            <text:p>0.00121196</text:p>
          </table:table-cell>
          <table:table-cell office:value-type="float" office:value="0" calcext:value-type="float">
            <text:p>0</text:p>
          </table:table-cell>
          <table:table-cell office:value-type="float" office:value="0.04543629" calcext:value-type="float">
            <text:p>0.04543629</text:p>
          </table:table-cell>
          <table:table-cell office:value-type="float" office:value="370" calcext:value-type="float">
            <text:p>370</text:p>
          </table:table-cell>
          <table:table-cell office:value-type="float" office:value="-2.244572" calcext:value-type="float">
            <text:p>-2.244572</text:p>
          </table:table-cell>
          <table:table-cell office:value-type="float" office:value="0" calcext:value-type="float">
            <text:p>0</text:p>
          </table:table-cell>
          <table:table-cell office:value-type="float" office:value="339.4373" calcext:value-type="float">
            <text:p>339.4373</text:p>
          </table:table-cell>
          <table:table-cell office:value-type="float" office:value="1132.133" calcext:value-type="float">
            <text:p>1132.133</text:p>
          </table:table-cell>
          <table:table-cell office:value-type="float" office:value="1374.417" calcext:value-type="float">
            <text:p>1374.417</text:p>
          </table:table-cell>
          <table:table-cell office:value-type="float" office:value="1227.398" calcext:value-type="float">
            <text:p>1227.398</text:p>
          </table:table-cell>
          <table:table-cell office:value-type="float" office:value="720.523" calcext:value-type="float">
            <text:p>720.523</text:p>
          </table:table-cell>
          <table:table-cell office:value-type="float" office:value="1096.123" calcext:value-type="float">
            <text:p>1096.123</text:p>
          </table:table-cell>
          <table:table-cell office:value-type="float" office:value="406.0365" calcext:value-type="float">
            <text:p>406.0365</text:p>
          </table:table-cell>
          <table:table-cell office:value-type="float" office:value="1823.235" calcext:value-type="float">
            <text:p>1823.235</text:p>
          </table:table-cell>
          <table:table-cell office:value-type="float" office:value="2063.05" calcext:value-type="float">
            <text:p>2063.05</text:p>
          </table:table-cell>
          <table:table-cell office:value-type="float" office:value="1653.606" calcext:value-type="float">
            <text:p>1653.606</text:p>
          </table:table-cell>
          <table:table-cell office:value-type="float" office:value="581.3228" calcext:value-type="float">
            <text:p>581.3228</text:p>
          </table:table-cell>
          <table:table-cell office:value-type="float" office:value="571.4222" calcext:value-type="float">
            <text:p>571.4222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00001035442" calcext:value-type="float">
            <text:p>-1.0354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51037" calcext:value-type="float">
            <text:p>-1.351037</text:p>
          </table:table-cell>
          <table:table-cell office:value-type="float" office:value="0" calcext:value-type="float">
            <text:p>0</text:p>
          </table:table-cell>
          <table:table-cell office:value-type="float" office:value="9.270121" calcext:value-type="float">
            <text:p>9.27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6" calcext:value-type="float">
            <text:p>21012006</text:p>
          </table:table-cell>
          <table:table-cell office:value-type="float" office:value="107.8483" calcext:value-type="float">
            <text:p>107.8483</text:p>
          </table:table-cell>
          <table:table-cell office:value-type="float" office:value="13059.09" calcext:value-type="float">
            <text:p>1305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6285" calcext:value-type="float">
            <text:p>-2.296285</text:p>
          </table:table-cell>
          <table:table-cell office:value-type="float" office:value="6.031676" calcext:value-type="float">
            <text:p>6.031676</text:p>
          </table:table-cell>
          <table:table-cell office:value-type="float" office:value="0" calcext:value-type="float">
            <text:p>0</text:p>
          </table:table-cell>
          <table:table-cell office:value-type="float" office:value="61.94018" calcext:value-type="float">
            <text:p>61.94018</text:p>
          </table:table-cell>
          <table:table-cell office:value-type="float" office:value="0.1050455" calcext:value-type="float">
            <text:p>0.1050455</text:p>
          </table:table-cell>
          <table:table-cell office:value-type="float" office:value="0.001963113" calcext:value-type="float">
            <text:p>0.001963113</text:p>
          </table:table-cell>
          <table:table-cell office:value-type="float" office:value="0" calcext:value-type="float">
            <text:p>0</text:p>
          </table:table-cell>
          <table:table-cell office:value-type="float" office:value="0.001212023" calcext:value-type="float">
            <text:p>0.001212023</text:p>
          </table:table-cell>
          <table:table-cell office:value-type="float" office:value="0" calcext:value-type="float">
            <text:p>0</text:p>
          </table:table-cell>
          <table:table-cell office:value-type="float" office:value="0.04486723" calcext:value-type="float">
            <text:p>0.04486723</text:p>
          </table:table-cell>
          <table:table-cell office:value-type="float" office:value="370" calcext:value-type="float">
            <text:p>370</text:p>
          </table:table-cell>
          <table:table-cell office:value-type="float" office:value="-2.340401" calcext:value-type="float">
            <text:p>-2.340401</text:p>
          </table:table-cell>
          <table:table-cell office:value-type="float" office:value="0" calcext:value-type="float">
            <text:p>0</text:p>
          </table:table-cell>
          <table:table-cell office:value-type="float" office:value="339.4279" calcext:value-type="float">
            <text:p>339.4279</text:p>
          </table:table-cell>
          <table:table-cell office:value-type="float" office:value="1132.126" calcext:value-type="float">
            <text:p>1132.126</text:p>
          </table:table-cell>
          <table:table-cell office:value-type="float" office:value="1374.404" calcext:value-type="float">
            <text:p>1374.404</text:p>
          </table:table-cell>
          <table:table-cell office:value-type="float" office:value="1227.392" calcext:value-type="float">
            <text:p>1227.392</text:p>
          </table:table-cell>
          <table:table-cell office:value-type="float" office:value="720.5199" calcext:value-type="float">
            <text:p>720.5199</text:p>
          </table:table-cell>
          <table:table-cell office:value-type="float" office:value="1096.119" calcext:value-type="float">
            <text:p>1096.119</text:p>
          </table:table-cell>
          <table:table-cell office:value-type="float" office:value="406.0352" calcext:value-type="float">
            <text:p>406.0352</text:p>
          </table:table-cell>
          <table:table-cell office:value-type="float" office:value="1823.232" calcext:value-type="float">
            <text:p>1823.232</text:p>
          </table:table-cell>
          <table:table-cell office:value-type="float" office:value="2063.047" calcext:value-type="float">
            <text:p>2063.047</text:p>
          </table:table-cell>
          <table:table-cell office:value-type="float" office:value="1653.604" calcext:value-type="float">
            <text:p>1653.604</text:p>
          </table:table-cell>
          <table:table-cell office:value-type="float" office:value="581.3217" calcext:value-type="float">
            <text:p>581.3217</text:p>
          </table:table-cell>
          <table:table-cell office:value-type="float" office:value="571.4197" calcext:value-type="float">
            <text:p>571.4197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1442182" calcext:value-type="float">
            <text:p>-1.44218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13055" calcext:value-type="float">
            <text:p>-1.413055</text:p>
          </table:table-cell>
          <table:table-cell office:value-type="float" office:value="0" calcext:value-type="float">
            <text:p>0</text:p>
          </table:table-cell>
          <table:table-cell office:value-type="float" office:value="9.2363" calcext:value-type="float">
            <text:p>9.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6" calcext:value-type="float">
            <text:p>22012006</text:p>
          </table:table-cell>
          <table:table-cell office:value-type="float" office:value="107.816" calcext:value-type="float">
            <text:p>107.816</text:p>
          </table:table-cell>
          <table:table-cell office:value-type="float" office:value="13059.08" calcext:value-type="float">
            <text:p>13059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72888" calcext:value-type="float">
            <text:p>-2.372888</text:p>
          </table:table-cell>
          <table:table-cell office:value-type="float" office:value="6.190949" calcext:value-type="float">
            <text:p>6.190949</text:p>
          </table:table-cell>
          <table:table-cell office:value-type="float" office:value="0" calcext:value-type="float">
            <text:p>0</text:p>
          </table:table-cell>
          <table:table-cell office:value-type="float" office:value="61.91377" calcext:value-type="float">
            <text:p>61.91377</text:p>
          </table:table-cell>
          <table:table-cell office:value-type="float" office:value="0.1048986" calcext:value-type="float">
            <text:p>0.1048986</text:p>
          </table:table-cell>
          <table:table-cell office:value-type="float" office:value="0.002073266" calcext:value-type="float">
            <text:p>0.002073266</text:p>
          </table:table-cell>
          <table:table-cell office:value-type="float" office:value="0" calcext:value-type="float">
            <text:p>0</text:p>
          </table:table-cell>
          <table:table-cell office:value-type="float" office:value="0.001219182" calcext:value-type="float">
            <text:p>0.001219182</text:p>
          </table:table-cell>
          <table:table-cell office:value-type="float" office:value="0" calcext:value-type="float">
            <text:p>0</text:p>
          </table:table-cell>
          <table:table-cell office:value-type="float" office:value="0.0463733" calcext:value-type="float">
            <text:p>0.0463733</text:p>
          </table:table-cell>
          <table:table-cell office:value-type="float" office:value="370" calcext:value-type="float">
            <text:p>370</text:p>
          </table:table-cell>
          <table:table-cell office:value-type="float" office:value="-2.418407" calcext:value-type="float">
            <text:p>-2.418407</text:p>
          </table:table-cell>
          <table:table-cell office:value-type="float" office:value="0" calcext:value-type="float">
            <text:p>0</text:p>
          </table:table-cell>
          <table:table-cell office:value-type="float" office:value="339.4217" calcext:value-type="float">
            <text:p>339.4217</text:p>
          </table:table-cell>
          <table:table-cell office:value-type="float" office:value="1132.118" calcext:value-type="float">
            <text:p>1132.118</text:p>
          </table:table-cell>
          <table:table-cell office:value-type="float" office:value="1374.392" calcext:value-type="float">
            <text:p>1374.392</text:p>
          </table:table-cell>
          <table:table-cell office:value-type="float" office:value="1227.386" calcext:value-type="float">
            <text:p>1227.386</text:p>
          </table:table-cell>
          <table:table-cell office:value-type="float" office:value="720.5168" calcext:value-type="float">
            <text:p>720.5168</text:p>
          </table:table-cell>
          <table:table-cell office:value-type="float" office:value="1096.115" calcext:value-type="float">
            <text:p>1096.115</text:p>
          </table:table-cell>
          <table:table-cell office:value-type="float" office:value="406.0339" calcext:value-type="float">
            <text:p>406.0339</text:p>
          </table:table-cell>
          <table:table-cell office:value-type="float" office:value="1823.23" calcext:value-type="float">
            <text:p>1823.23</text:p>
          </table:table-cell>
          <table:table-cell office:value-type="float" office:value="2063.045" calcext:value-type="float">
            <text:p>2063.045</text:p>
          </table:table-cell>
          <table:table-cell office:value-type="float" office:value="1653.602" calcext:value-type="float">
            <text:p>1653.602</text:p>
          </table:table-cell>
          <table:table-cell office:value-type="float" office:value="581.3206" calcext:value-type="float">
            <text:p>581.3206</text:p>
          </table:table-cell>
          <table:table-cell office:value-type="float" office:value="571.4174" calcext:value-type="float">
            <text:p>571.4174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1448326" calcext:value-type="float">
            <text:p>-1.44832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71892" calcext:value-type="float">
            <text:p>-1.471892</text:p>
          </table:table-cell>
          <table:table-cell office:value-type="float" office:value="0" calcext:value-type="float">
            <text:p>0</text:p>
          </table:table-cell>
          <table:table-cell office:value-type="float" office:value="9.217134" calcext:value-type="float">
            <text:p>9.217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6" calcext:value-type="float">
            <text:p>23012006</text:p>
          </table:table-cell>
          <table:table-cell office:value-type="float" office:value="107.7805" calcext:value-type="float">
            <text:p>107.7805</text:p>
          </table:table-cell>
          <table:table-cell office:value-type="float" office:value="13059.06" calcext:value-type="float">
            <text:p>13059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7874" calcext:value-type="float">
            <text:p>-2.477874</text:p>
          </table:table-cell>
          <table:table-cell office:value-type="float" office:value="6.672985" calcext:value-type="float">
            <text:p>6.672985</text:p>
          </table:table-cell>
          <table:table-cell office:value-type="float" office:value="0" calcext:value-type="float">
            <text:p>0</text:p>
          </table:table-cell>
          <table:table-cell office:value-type="float" office:value="61.88778" calcext:value-type="float">
            <text:p>61.88778</text:p>
          </table:table-cell>
          <table:table-cell office:value-type="float" office:value="0.1047013" calcext:value-type="float">
            <text:p>0.1047013</text:p>
          </table:table-cell>
          <table:table-cell office:value-type="float" office:value="0.00218779" calcext:value-type="float">
            <text:p>0.00218779</text:p>
          </table:table-cell>
          <table:table-cell office:value-type="float" office:value="0" calcext:value-type="float">
            <text:p>0</text:p>
          </table:table-cell>
          <table:table-cell office:value-type="float" office:value="0.001219244" calcext:value-type="float">
            <text:p>0.001219244</text:p>
          </table:table-cell>
          <table:table-cell office:value-type="float" office:value="0" calcext:value-type="float">
            <text:p>0</text:p>
          </table:table-cell>
          <table:table-cell office:value-type="float" office:value="0.04580337" calcext:value-type="float">
            <text:p>0.04580337</text:p>
          </table:table-cell>
          <table:table-cell office:value-type="float" office:value="370" calcext:value-type="float">
            <text:p>370</text:p>
          </table:table-cell>
          <table:table-cell office:value-type="float" office:value="-2.522709" calcext:value-type="float">
            <text:p>-2.522709</text:p>
          </table:table-cell>
          <table:table-cell office:value-type="float" office:value="0" calcext:value-type="float">
            <text:p>0</text:p>
          </table:table-cell>
          <table:table-cell office:value-type="float" office:value="339.4126" calcext:value-type="float">
            <text:p>339.4126</text:p>
          </table:table-cell>
          <table:table-cell office:value-type="float" office:value="1132.11" calcext:value-type="float">
            <text:p>1132.11</text:p>
          </table:table-cell>
          <table:table-cell office:value-type="float" office:value="1374.379" calcext:value-type="float">
            <text:p>1374.379</text:p>
          </table:table-cell>
          <table:table-cell office:value-type="float" office:value="1227.381" calcext:value-type="float">
            <text:p>1227.381</text:p>
          </table:table-cell>
          <table:table-cell office:value-type="float" office:value="720.5139" calcext:value-type="float">
            <text:p>720.5139</text:p>
          </table:table-cell>
          <table:table-cell office:value-type="float" office:value="1096.111" calcext:value-type="float">
            <text:p>1096.111</text:p>
          </table:table-cell>
          <table:table-cell office:value-type="float" office:value="406.0326" calcext:value-type="float">
            <text:p>406.0326</text:p>
          </table:table-cell>
          <table:table-cell office:value-type="float" office:value="1823.228" calcext:value-type="float">
            <text:p>1823.228</text:p>
          </table:table-cell>
          <table:table-cell office:value-type="float" office:value="2063.042" calcext:value-type="float">
            <text:p>2063.042</text:p>
          </table:table-cell>
          <table:table-cell office:value-type="float" office:value="1653.6" calcext:value-type="float">
            <text:p>1653.6</text:p>
          </table:table-cell>
          <table:table-cell office:value-type="float" office:value="581.3196" calcext:value-type="float">
            <text:p>581.3196</text:p>
          </table:table-cell>
          <table:table-cell office:value-type="float" office:value="571.415" calcext:value-type="float">
            <text:p>571.415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176475" calcext:value-type="float">
            <text:p>-1.7647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33063" calcext:value-type="float">
            <text:p>-1.533063</text:p>
          </table:table-cell>
          <table:table-cell office:value-type="float" office:value="0" calcext:value-type="float">
            <text:p>0</text:p>
          </table:table-cell>
          <table:table-cell office:value-type="float" office:value="9.173996" calcext:value-type="float">
            <text:p>9.173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6" calcext:value-type="float">
            <text:p>24012006</text:p>
          </table:table-cell>
          <table:table-cell office:value-type="float" office:value="107.716" calcext:value-type="float">
            <text:p>107.716</text:p>
          </table:table-cell>
          <table:table-cell office:value-type="float" office:value="13059.03" calcext:value-type="float">
            <text:p>1305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51713" calcext:value-type="float">
            <text:p>-2.651713</text:p>
          </table:table-cell>
          <table:table-cell office:value-type="float" office:value="7.40442" calcext:value-type="float">
            <text:p>7.40442</text:p>
          </table:table-cell>
          <table:table-cell office:value-type="float" office:value="0" calcext:value-type="float">
            <text:p>0</text:p>
          </table:table-cell>
          <table:table-cell office:value-type="float" office:value="61.87006" calcext:value-type="float">
            <text:p>61.87006</text:p>
          </table:table-cell>
          <table:table-cell office:value-type="float" office:value="0.1042503" calcext:value-type="float">
            <text:p>0.1042503</text:p>
          </table:table-cell>
          <table:table-cell office:value-type="float" office:value="0.002369117" calcext:value-type="float">
            <text:p>0.002369117</text:p>
          </table:table-cell>
          <table:table-cell office:value-type="float" office:value="0" calcext:value-type="float">
            <text:p>0</text:p>
          </table:table-cell>
          <table:table-cell office:value-type="float" office:value="0.001219319" calcext:value-type="float">
            <text:p>0.001219319</text:p>
          </table:table-cell>
          <table:table-cell office:value-type="float" office:value="0" calcext:value-type="float">
            <text:p>0</text:p>
          </table:table-cell>
          <table:table-cell office:value-type="float" office:value="0.04474118" calcext:value-type="float">
            <text:p>0.04474118</text:p>
          </table:table-cell>
          <table:table-cell office:value-type="float" office:value="370" calcext:value-type="float">
            <text:p>370</text:p>
          </table:table-cell>
          <table:table-cell office:value-type="float" office:value="-2.695304" calcext:value-type="float">
            <text:p>-2.695304</text:p>
          </table:table-cell>
          <table:table-cell office:value-type="float" office:value="0" calcext:value-type="float">
            <text:p>0</text:p>
          </table:table-cell>
          <table:table-cell office:value-type="float" office:value="339.3886" calcext:value-type="float">
            <text:p>339.3886</text:p>
          </table:table-cell>
          <table:table-cell office:value-type="float" office:value="1132.091" calcext:value-type="float">
            <text:p>1132.091</text:p>
          </table:table-cell>
          <table:table-cell office:value-type="float" office:value="1374.359" calcext:value-type="float">
            <text:p>1374.359</text:p>
          </table:table-cell>
          <table:table-cell office:value-type="float" office:value="1227.373" calcext:value-type="float">
            <text:p>1227.373</text:p>
          </table:table-cell>
          <table:table-cell office:value-type="float" office:value="720.5101" calcext:value-type="float">
            <text:p>720.5101</text:p>
          </table:table-cell>
          <table:table-cell office:value-type="float" office:value="1096.106" calcext:value-type="float">
            <text:p>1096.106</text:p>
          </table:table-cell>
          <table:table-cell office:value-type="float" office:value="406.0312" calcext:value-type="float">
            <text:p>406.0312</text:p>
          </table:table-cell>
          <table:table-cell office:value-type="float" office:value="1823.226" calcext:value-type="float">
            <text:p>1823.226</text:p>
          </table:table-cell>
          <table:table-cell office:value-type="float" office:value="2063.039" calcext:value-type="float">
            <text:p>2063.039</text:p>
          </table:table-cell>
          <table:table-cell office:value-type="float" office:value="1653.598" calcext:value-type="float">
            <text:p>1653.598</text:p>
          </table:table-cell>
          <table:table-cell office:value-type="float" office:value="581.3185" calcext:value-type="float">
            <text:p>581.3185</text:p>
          </table:table-cell>
          <table:table-cell office:value-type="float" office:value="571.4126" calcext:value-type="float">
            <text:p>571.4126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1800137" calcext:value-type="float">
            <text:p>-1.80013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29533" calcext:value-type="float">
            <text:p>-1.629533</text:p>
          </table:table-cell>
          <table:table-cell office:value-type="float" office:value="0" calcext:value-type="float">
            <text:p>0</text:p>
          </table:table-cell>
          <table:table-cell office:value-type="float" office:value="9.09786" calcext:value-type="float">
            <text:p>9.09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6" calcext:value-type="float">
            <text:p>25012006</text:p>
          </table:table-cell>
          <table:table-cell office:value-type="float" office:value="107.6638" calcext:value-type="float">
            <text:p>107.6638</text:p>
          </table:table-cell>
          <table:table-cell office:value-type="float" office:value="13059" calcext:value-type="float">
            <text:p>1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8422" calcext:value-type="float">
            <text:p>-2.788422</text:p>
          </table:table-cell>
          <table:table-cell office:value-type="float" office:value="7.765988" calcext:value-type="float">
            <text:p>7.765988</text:p>
          </table:table-cell>
          <table:table-cell office:value-type="float" office:value="0" calcext:value-type="float">
            <text:p>0</text:p>
          </table:table-cell>
          <table:table-cell office:value-type="float" office:value="61.84596" calcext:value-type="float">
            <text:p>61.84596</text:p>
          </table:table-cell>
          <table:table-cell office:value-type="float" office:value="0.1039384" calcext:value-type="float">
            <text:p>0.1039384</text:p>
          </table:table-cell>
          <table:table-cell office:value-type="float" office:value="0.002561432" calcext:value-type="float">
            <text:p>0.002561432</text:p>
          </table:table-cell>
          <table:table-cell office:value-type="float" office:value="0" calcext:value-type="float">
            <text:p>0</text:p>
          </table:table-cell>
          <table:table-cell office:value-type="float" office:value="0.001219368" calcext:value-type="float">
            <text:p>0.001219368</text:p>
          </table:table-cell>
          <table:table-cell office:value-type="float" office:value="0" calcext:value-type="float">
            <text:p>0</text:p>
          </table:table-cell>
          <table:table-cell office:value-type="float" office:value="0.04378039" calcext:value-type="float">
            <text:p>0.04378039</text:p>
          </table:table-cell>
          <table:table-cell office:value-type="float" office:value="370" calcext:value-type="float">
            <text:p>370</text:p>
          </table:table-cell>
          <table:table-cell office:value-type="float" office:value="-2.83086" calcext:value-type="float">
            <text:p>-2.83086</text:p>
          </table:table-cell>
          <table:table-cell office:value-type="float" office:value="0" calcext:value-type="float">
            <text:p>0</text:p>
          </table:table-cell>
          <table:table-cell office:value-type="float" office:value="339.3727" calcext:value-type="float">
            <text:p>339.3727</text:p>
          </table:table-cell>
          <table:table-cell office:value-type="float" office:value="1132.075" calcext:value-type="float">
            <text:p>1132.075</text:p>
          </table:table-cell>
          <table:table-cell office:value-type="float" office:value="1374.34" calcext:value-type="float">
            <text:p>1374.34</text:p>
          </table:table-cell>
          <table:table-cell office:value-type="float" office:value="1227.366" calcext:value-type="float">
            <text:p>1227.366</text:p>
          </table:table-cell>
          <table:table-cell office:value-type="float" office:value="720.5062" calcext:value-type="float">
            <text:p>720.5062</text:p>
          </table:table-cell>
          <table:table-cell office:value-type="float" office:value="1096.101" calcext:value-type="float">
            <text:p>1096.101</text:p>
          </table:table-cell>
          <table:table-cell office:value-type="float" office:value="406.0295" calcext:value-type="float">
            <text:p>406.0295</text:p>
          </table:table-cell>
          <table:table-cell office:value-type="float" office:value="1823.222" calcext:value-type="float">
            <text:p>1823.222</text:p>
          </table:table-cell>
          <table:table-cell office:value-type="float" office:value="2063.036" calcext:value-type="float">
            <text:p>2063.036</text:p>
          </table:table-cell>
          <table:table-cell office:value-type="float" office:value="1653.596" calcext:value-type="float">
            <text:p>1653.596</text:p>
          </table:table-cell>
          <table:table-cell office:value-type="float" office:value="581.3174" calcext:value-type="float">
            <text:p>581.3174</text:p>
          </table:table-cell>
          <table:table-cell office:value-type="float" office:value="571.4103" calcext:value-type="float">
            <text:p>571.4103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00001843523" calcext:value-type="float">
            <text:p>-1.84352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13313" calcext:value-type="float">
            <text:p>-1.713313</text:p>
          </table:table-cell>
          <table:table-cell office:value-type="float" office:value="0" calcext:value-type="float">
            <text:p>0</text:p>
          </table:table-cell>
          <table:table-cell office:value-type="float" office:value="9.04608" calcext:value-type="float">
            <text:p>9.04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6" calcext:value-type="float">
            <text:p>26012006</text:p>
          </table:table-cell>
          <table:table-cell office:value-type="float" office:value="107.5854" calcext:value-type="float">
            <text:p>107.5854</text:p>
          </table:table-cell>
          <table:table-cell office:value-type="float" office:value="13058.96" calcext:value-type="float">
            <text:p>1305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51593" calcext:value-type="float">
            <text:p>-2.951593</text:p>
          </table:table-cell>
          <table:table-cell office:value-type="float" office:value="7.705379" calcext:value-type="float">
            <text:p>7.705379</text:p>
          </table:table-cell>
          <table:table-cell office:value-type="float" office:value="0" calcext:value-type="float">
            <text:p>0</text:p>
          </table:table-cell>
          <table:table-cell office:value-type="float" office:value="61.82623" calcext:value-type="float">
            <text:p>61.82623</text:p>
          </table:table-cell>
          <table:table-cell office:value-type="float" office:value="0.1034247" calcext:value-type="float">
            <text:p>0.1034247</text:p>
          </table:table-cell>
          <table:table-cell office:value-type="float" office:value="0.002765762" calcext:value-type="float">
            <text:p>0.002765762</text:p>
          </table:table-cell>
          <table:table-cell office:value-type="float" office:value="0" calcext:value-type="float">
            <text:p>0</text:p>
          </table:table-cell>
          <table:table-cell office:value-type="float" office:value="0.001219417" calcext:value-type="float">
            <text:p>0.001219417</text:p>
          </table:table-cell>
          <table:table-cell office:value-type="float" office:value="0" calcext:value-type="float">
            <text:p>0</text:p>
          </table:table-cell>
          <table:table-cell office:value-type="float" office:value="0.04296092" calcext:value-type="float">
            <text:p>0.04296092</text:p>
          </table:table-cell>
          <table:table-cell office:value-type="float" office:value="370" calcext:value-type="float">
            <text:p>370</text:p>
          </table:table-cell>
          <table:table-cell office:value-type="float" office:value="-2.993008" calcext:value-type="float">
            <text:p>-2.993008</text:p>
          </table:table-cell>
          <table:table-cell office:value-type="float" office:value="0" calcext:value-type="float">
            <text:p>0</text:p>
          </table:table-cell>
          <table:table-cell office:value-type="float" office:value="339.3455" calcext:value-type="float">
            <text:p>339.3455</text:p>
          </table:table-cell>
          <table:table-cell office:value-type="float" office:value="1132.047" calcext:value-type="float">
            <text:p>1132.047</text:p>
          </table:table-cell>
          <table:table-cell office:value-type="float" office:value="1374.312" calcext:value-type="float">
            <text:p>1374.312</text:p>
          </table:table-cell>
          <table:table-cell office:value-type="float" office:value="1227.355" calcext:value-type="float">
            <text:p>1227.355</text:p>
          </table:table-cell>
          <table:table-cell office:value-type="float" office:value="720.5015" calcext:value-type="float">
            <text:p>720.5015</text:p>
          </table:table-cell>
          <table:table-cell office:value-type="float" office:value="1096.095" calcext:value-type="float">
            <text:p>1096.095</text:p>
          </table:table-cell>
          <table:table-cell office:value-type="float" office:value="406.0277" calcext:value-type="float">
            <text:p>406.0277</text:p>
          </table:table-cell>
          <table:table-cell office:value-type="float" office:value="1823.218" calcext:value-type="float">
            <text:p>1823.218</text:p>
          </table:table-cell>
          <table:table-cell office:value-type="float" office:value="2063.033" calcext:value-type="float">
            <text:p>2063.033</text:p>
          </table:table-cell>
          <table:table-cell office:value-type="float" office:value="1653.594" calcext:value-type="float">
            <text:p>1653.594</text:p>
          </table:table-cell>
          <table:table-cell office:value-type="float" office:value="581.3165" calcext:value-type="float">
            <text:p>581.3165</text:p>
          </table:table-cell>
          <table:table-cell office:value-type="float" office:value="571.408" calcext:value-type="float">
            <text:p>571.408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00001872705" calcext:value-type="float">
            <text:p>-1.8727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32233" calcext:value-type="float">
            <text:p>-1.832233</text:p>
          </table:table-cell>
          <table:table-cell office:value-type="float" office:value="0" calcext:value-type="float">
            <text:p>0</text:p>
          </table:table-cell>
          <table:table-cell office:value-type="float" office:value="9.002849" calcext:value-type="float">
            <text:p>9.00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6" calcext:value-type="float">
            <text:p>27012006</text:p>
          </table:table-cell>
          <table:table-cell office:value-type="float" office:value="107.4567" calcext:value-type="float">
            <text:p>107.4567</text:p>
          </table:table-cell>
          <table:table-cell office:value-type="float" office:value="13058.89" calcext:value-type="float">
            <text:p>1305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8059" calcext:value-type="float">
            <text:p>-3.18059</text:p>
          </table:table-cell>
          <table:table-cell office:value-type="float" office:value="8.81727" calcext:value-type="float">
            <text:p>8.81727</text:p>
          </table:table-cell>
          <table:table-cell office:value-type="float" office:value="0" calcext:value-type="float">
            <text:p>0</text:p>
          </table:table-cell>
          <table:table-cell office:value-type="float" office:value="61.8131" calcext:value-type="float">
            <text:p>61.8131</text:p>
          </table:table-cell>
          <table:table-cell office:value-type="float" office:value="0.1025774" calcext:value-type="float">
            <text:p>0.1025774</text:p>
          </table:table-cell>
          <table:table-cell office:value-type="float" office:value="0.002993413" calcext:value-type="float">
            <text:p>0.002993413</text:p>
          </table:table-cell>
          <table:table-cell office:value-type="float" office:value="0" calcext:value-type="float">
            <text:p>0</text:p>
          </table:table-cell>
          <table:table-cell office:value-type="float" office:value="0.001219419" calcext:value-type="float">
            <text:p>0.001219419</text:p>
          </table:table-cell>
          <table:table-cell office:value-type="float" office:value="0" calcext:value-type="float">
            <text:p>0</text:p>
          </table:table-cell>
          <table:table-cell office:value-type="float" office:value="0.0422418" calcext:value-type="float">
            <text:p>0.0422418</text:p>
          </table:table-cell>
          <table:table-cell office:value-type="float" office:value="370" calcext:value-type="float">
            <text:p>370</text:p>
          </table:table-cell>
          <table:table-cell office:value-type="float" office:value="-3.221058" calcext:value-type="float">
            <text:p>-3.221058</text:p>
          </table:table-cell>
          <table:table-cell office:value-type="float" office:value="0" calcext:value-type="float">
            <text:p>0</text:p>
          </table:table-cell>
          <table:table-cell office:value-type="float" office:value="339.3029" calcext:value-type="float">
            <text:p>339.3029</text:p>
          </table:table-cell>
          <table:table-cell office:value-type="float" office:value="1131.997" calcext:value-type="float">
            <text:p>1131.997</text:p>
          </table:table-cell>
          <table:table-cell office:value-type="float" office:value="1374.259" calcext:value-type="float">
            <text:p>1374.259</text:p>
          </table:table-cell>
          <table:table-cell office:value-type="float" office:value="1227.335" calcext:value-type="float">
            <text:p>1227.335</text:p>
          </table:table-cell>
          <table:table-cell office:value-type="float" office:value="720.4918" calcext:value-type="float">
            <text:p>720.4918</text:p>
          </table:table-cell>
          <table:table-cell office:value-type="float" office:value="1096.086" calcext:value-type="float">
            <text:p>1096.086</text:p>
          </table:table-cell>
          <table:table-cell office:value-type="float" office:value="406.0256" calcext:value-type="float">
            <text:p>406.0256</text:p>
          </table:table-cell>
          <table:table-cell office:value-type="float" office:value="1823.214" calcext:value-type="float">
            <text:p>1823.214</text:p>
          </table:table-cell>
          <table:table-cell office:value-type="float" office:value="2063.031" calcext:value-type="float">
            <text:p>2063.031</text:p>
          </table:table-cell>
          <table:table-cell office:value-type="float" office:value="1653.592" calcext:value-type="float">
            <text:p>1653.592</text:p>
          </table:table-cell>
          <table:table-cell office:value-type="float" office:value="581.3154" calcext:value-type="float">
            <text:p>581.3154</text:p>
          </table:table-cell>
          <table:table-cell office:value-type="float" office:value="571.4058" calcext:value-type="float">
            <text:p>571.4058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00002077117" calcext:value-type="float">
            <text:p>-2.07711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21017" calcext:value-type="float">
            <text:p>-2.021017</text:p>
          </table:table-cell>
          <table:table-cell office:value-type="float" office:value="0" calcext:value-type="float">
            <text:p>0</text:p>
          </table:table-cell>
          <table:table-cell office:value-type="float" office:value="8.963588" calcext:value-type="float">
            <text:p>8.963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6" calcext:value-type="float">
            <text:p>28012006</text:p>
          </table:table-cell>
          <table:table-cell office:value-type="float" office:value="107.3758" calcext:value-type="float">
            <text:p>107.3758</text:p>
          </table:table-cell>
          <table:table-cell office:value-type="float" office:value="13058.83" calcext:value-type="float">
            <text:p>13058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22263" calcext:value-type="float">
            <text:p>-3.322263</text:p>
          </table:table-cell>
          <table:table-cell office:value-type="float" office:value="2.960259" calcext:value-type="float">
            <text:p>2.960259</text:p>
          </table:table-cell>
          <table:table-cell office:value-type="float" office:value="0" calcext:value-type="float">
            <text:p>0</text:p>
          </table:table-cell>
          <table:table-cell office:value-type="float" office:value="61.78355" calcext:value-type="float">
            <text:p>61.78355</text:p>
          </table:table-cell>
          <table:table-cell office:value-type="float" office:value="0.1020002" calcext:value-type="float">
            <text:p>0.1020002</text:p>
          </table:table-cell>
          <table:table-cell office:value-type="float" office:value="0.003133835" calcext:value-type="float">
            <text:p>0.003133835</text:p>
          </table:table-cell>
          <table:table-cell office:value-type="float" office:value="0" calcext:value-type="float">
            <text:p>0</text:p>
          </table:table-cell>
          <table:table-cell office:value-type="float" office:value="0.001219885" calcext:value-type="float">
            <text:p>0.001219885</text:p>
          </table:table-cell>
          <table:table-cell office:value-type="float" office:value="0" calcext:value-type="float">
            <text:p>0</text:p>
          </table:table-cell>
          <table:table-cell office:value-type="float" office:value="0.04160352" calcext:value-type="float">
            <text:p>0.04160352</text:p>
          </table:table-cell>
          <table:table-cell office:value-type="float" office:value="370" calcext:value-type="float">
            <text:p>370</text:p>
          </table:table-cell>
          <table:table-cell office:value-type="float" office:value="-3.361952" calcext:value-type="float">
            <text:p>-3.361952</text:p>
          </table:table-cell>
          <table:table-cell office:value-type="float" office:value="0" calcext:value-type="float">
            <text:p>0</text:p>
          </table:table-cell>
          <table:table-cell office:value-type="float" office:value="339.2734" calcext:value-type="float">
            <text:p>339.2734</text:p>
          </table:table-cell>
          <table:table-cell office:value-type="float" office:value="1131.97" calcext:value-type="float">
            <text:p>1131.97</text:p>
          </table:table-cell>
          <table:table-cell office:value-type="float" office:value="1374.225" calcext:value-type="float">
            <text:p>1374.225</text:p>
          </table:table-cell>
          <table:table-cell office:value-type="float" office:value="1227.319" calcext:value-type="float">
            <text:p>1227.319</text:p>
          </table:table-cell>
          <table:table-cell office:value-type="float" office:value="720.4854" calcext:value-type="float">
            <text:p>720.4854</text:p>
          </table:table-cell>
          <table:table-cell office:value-type="float" office:value="1096.076" calcext:value-type="float">
            <text:p>1096.076</text:p>
          </table:table-cell>
          <table:table-cell office:value-type="float" office:value="406.0232" calcext:value-type="float">
            <text:p>406.0232</text:p>
          </table:table-cell>
          <table:table-cell office:value-type="float" office:value="1823.209" calcext:value-type="float">
            <text:p>1823.209</text:p>
          </table:table-cell>
          <table:table-cell office:value-type="float" office:value="2063.027" calcext:value-type="float">
            <text:p>2063.027</text:p>
          </table:table-cell>
          <table:table-cell office:value-type="float" office:value="1653.59" calcext:value-type="float">
            <text:p>1653.59</text:p>
          </table:table-cell>
          <table:table-cell office:value-type="float" office:value="581.3144" calcext:value-type="float">
            <text:p>581.3144</text:p>
          </table:table-cell>
          <table:table-cell office:value-type="float" office:value="571.4036" calcext:value-type="float">
            <text:p>571.4036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090069" calcext:value-type="float">
            <text:p>-2.09006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54504" calcext:value-type="float">
            <text:p>-2.154504</text:p>
          </table:table-cell>
          <table:table-cell office:value-type="float" office:value="0" calcext:value-type="float">
            <text:p>0</text:p>
          </table:table-cell>
          <table:table-cell office:value-type="float" office:value="8.956178" calcext:value-type="float">
            <text:p>8.956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6" calcext:value-type="float">
            <text:p>29012006</text:p>
          </table:table-cell>
          <table:table-cell office:value-type="float" office:value="107.2978" calcext:value-type="float">
            <text:p>107.2978</text:p>
          </table:table-cell>
          <table:table-cell office:value-type="float" office:value="13058.78" calcext:value-type="float">
            <text:p>1305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67448" calcext:value-type="float">
            <text:p>-3.467448</text:p>
          </table:table-cell>
          <table:table-cell office:value-type="float" office:value="3.595673" calcext:value-type="float">
            <text:p>3.595673</text:p>
          </table:table-cell>
          <table:table-cell office:value-type="float" office:value="0" calcext:value-type="float">
            <text:p>0</text:p>
          </table:table-cell>
          <table:table-cell office:value-type="float" office:value="61.75961" calcext:value-type="float">
            <text:p>61.75961</text:p>
          </table:table-cell>
          <table:table-cell office:value-type="float" office:value="0.1015425" calcext:value-type="float">
            <text:p>0.1015425</text:p>
          </table:table-cell>
          <table:table-cell office:value-type="float" office:value="0.0032304" calcext:value-type="float">
            <text:p>0.0032304</text:p>
          </table:table-cell>
          <table:table-cell office:value-type="float" office:value="0" calcext:value-type="float">
            <text:p>0</text:p>
          </table:table-cell>
          <table:table-cell office:value-type="float" office:value="0.001219885" calcext:value-type="float">
            <text:p>0.001219885</text:p>
          </table:table-cell>
          <table:table-cell office:value-type="float" office:value="0" calcext:value-type="float">
            <text:p>0</text:p>
          </table:table-cell>
          <table:table-cell office:value-type="float" office:value="0.04104308" calcext:value-type="float">
            <text:p>0.04104308</text:p>
          </table:table-cell>
          <table:table-cell office:value-type="float" office:value="370" calcext:value-type="float">
            <text:p>370</text:p>
          </table:table-cell>
          <table:table-cell office:value-type="float" office:value="-3.506481" calcext:value-type="float">
            <text:p>-3.506481</text:p>
          </table:table-cell>
          <table:table-cell office:value-type="float" office:value="0" calcext:value-type="float">
            <text:p>0</text:p>
          </table:table-cell>
          <table:table-cell office:value-type="float" office:value="339.2515" calcext:value-type="float">
            <text:p>339.2515</text:p>
          </table:table-cell>
          <table:table-cell office:value-type="float" office:value="1131.941" calcext:value-type="float">
            <text:p>1131.941</text:p>
          </table:table-cell>
          <table:table-cell office:value-type="float" office:value="1374.193" calcext:value-type="float">
            <text:p>1374.193</text:p>
          </table:table-cell>
          <table:table-cell office:value-type="float" office:value="1227.304" calcext:value-type="float">
            <text:p>1227.304</text:p>
          </table:table-cell>
          <table:table-cell office:value-type="float" office:value="720.4789" calcext:value-type="float">
            <text:p>720.4789</text:p>
          </table:table-cell>
          <table:table-cell office:value-type="float" office:value="1096.068" calcext:value-type="float">
            <text:p>1096.068</text:p>
          </table:table-cell>
          <table:table-cell office:value-type="float" office:value="406.0215" calcext:value-type="float">
            <text:p>406.0215</text:p>
          </table:table-cell>
          <table:table-cell office:value-type="float" office:value="1823.205" calcext:value-type="float">
            <text:p>1823.205</text:p>
          </table:table-cell>
          <table:table-cell office:value-type="float" office:value="2063.025" calcext:value-type="float">
            <text:p>2063.025</text:p>
          </table:table-cell>
          <table:table-cell office:value-type="float" office:value="1653.588" calcext:value-type="float">
            <text:p>1653.588</text:p>
          </table:table-cell>
          <table:table-cell office:value-type="float" office:value="581.3134" calcext:value-type="float">
            <text:p>581.3134</text:p>
          </table:table-cell>
          <table:table-cell office:value-type="float" office:value="571.4014" calcext:value-type="float">
            <text:p>571.4014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122718" calcext:value-type="float">
            <text:p>-2.12271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82176" calcext:value-type="float">
            <text:p>-2.282176</text:p>
          </table:table-cell>
          <table:table-cell office:value-type="float" office:value="0" calcext:value-type="float">
            <text:p>0</text:p>
          </table:table-cell>
          <table:table-cell office:value-type="float" office:value="8.939292" calcext:value-type="float">
            <text:p>8.939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6" calcext:value-type="float">
            <text:p>30012006</text:p>
          </table:table-cell>
          <table:table-cell office:value-type="float" office:value="107.2581" calcext:value-type="float">
            <text:p>107.2581</text:p>
          </table:table-cell>
          <table:table-cell office:value-type="float" office:value="13058.75" calcext:value-type="float">
            <text:p>1305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4982" calcext:value-type="float">
            <text:p>-3.574982</text:p>
          </table:table-cell>
          <table:table-cell office:value-type="float" office:value="4.042142" calcext:value-type="float">
            <text:p>4.042142</text:p>
          </table:table-cell>
          <table:table-cell office:value-type="float" office:value="0" calcext:value-type="float">
            <text:p>0</text:p>
          </table:table-cell>
          <table:table-cell office:value-type="float" office:value="61.72841" calcext:value-type="float">
            <text:p>61.72841</text:p>
          </table:table-cell>
          <table:table-cell office:value-type="float" office:value="0.1013654" calcext:value-type="float">
            <text:p>0.1013654</text:p>
          </table:table-cell>
          <table:table-cell office:value-type="float" office:value="0.003328891" calcext:value-type="float">
            <text:p>0.003328891</text:p>
          </table:table-cell>
          <table:table-cell office:value-type="float" office:value="0" calcext:value-type="float">
            <text:p>0</text:p>
          </table:table-cell>
          <table:table-cell office:value-type="float" office:value="0.001219885" calcext:value-type="float">
            <text:p>0.001219885</text:p>
          </table:table-cell>
          <table:table-cell office:value-type="float" office:value="0" calcext:value-type="float">
            <text:p>0</text:p>
          </table:table-cell>
          <table:table-cell office:value-type="float" office:value="0.04054204" calcext:value-type="float">
            <text:p>0.04054204</text:p>
          </table:table-cell>
          <table:table-cell office:value-type="float" office:value="370" calcext:value-type="float">
            <text:p>370</text:p>
          </table:table-cell>
          <table:table-cell office:value-type="float" office:value="-3.613415" calcext:value-type="float">
            <text:p>-3.613415</text:p>
          </table:table-cell>
          <table:table-cell office:value-type="float" office:value="0" calcext:value-type="float">
            <text:p>0</text:p>
          </table:table-cell>
          <table:table-cell office:value-type="float" office:value="339.2444" calcext:value-type="float">
            <text:p>339.2444</text:p>
          </table:table-cell>
          <table:table-cell office:value-type="float" office:value="1131.931" calcext:value-type="float">
            <text:p>1131.931</text:p>
          </table:table-cell>
          <table:table-cell office:value-type="float" office:value="1374.178" calcext:value-type="float">
            <text:p>1374.178</text:p>
          </table:table-cell>
          <table:table-cell office:value-type="float" office:value="1227.297" calcext:value-type="float">
            <text:p>1227.297</text:p>
          </table:table-cell>
          <table:table-cell office:value-type="float" office:value="720.4741" calcext:value-type="float">
            <text:p>720.4741</text:p>
          </table:table-cell>
          <table:table-cell office:value-type="float" office:value="1096.061" calcext:value-type="float">
            <text:p>1096.061</text:p>
          </table:table-cell>
          <table:table-cell office:value-type="float" office:value="406.0193" calcext:value-type="float">
            <text:p>406.0193</text:p>
          </table:table-cell>
          <table:table-cell office:value-type="float" office:value="1823.201" calcext:value-type="float">
            <text:p>1823.201</text:p>
          </table:table-cell>
          <table:table-cell office:value-type="float" office:value="2063.021" calcext:value-type="float">
            <text:p>2063.021</text:p>
          </table:table-cell>
          <table:table-cell office:value-type="float" office:value="1653.586" calcext:value-type="float">
            <text:p>1653.586</text:p>
          </table:table-cell>
          <table:table-cell office:value-type="float" office:value="581.3124" calcext:value-type="float">
            <text:p>581.3124</text:p>
          </table:table-cell>
          <table:table-cell office:value-type="float" office:value="571.3992" calcext:value-type="float">
            <text:p>571.3992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124143" calcext:value-type="float">
            <text:p>-2.12414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58665" calcext:value-type="float">
            <text:p>-2.358665</text:p>
          </table:table-cell>
          <table:table-cell office:value-type="float" office:value="0" calcext:value-type="float">
            <text:p>0</text:p>
          </table:table-cell>
          <table:table-cell office:value-type="float" office:value="8.908851" calcext:value-type="float">
            <text:p>8.908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6" calcext:value-type="float">
            <text:p>31012006</text:p>
          </table:table-cell>
          <table:table-cell office:value-type="float" office:value="107.1946" calcext:value-type="float">
            <text:p>107.1946</text:p>
          </table:table-cell>
          <table:table-cell office:value-type="float" office:value="13058.72" calcext:value-type="float">
            <text:p>1305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8389" calcext:value-type="float">
            <text:p>-3.68389</text:p>
          </table:table-cell>
          <table:table-cell office:value-type="float" office:value="4.601749" calcext:value-type="float">
            <text:p>4.601749</text:p>
          </table:table-cell>
          <table:table-cell office:value-type="float" office:value="0" calcext:value-type="float">
            <text:p>0</text:p>
          </table:table-cell>
          <table:table-cell office:value-type="float" office:value="61.7042" calcext:value-type="float">
            <text:p>61.7042</text:p>
          </table:table-cell>
          <table:table-cell office:value-type="float" office:value="0.1009648" calcext:value-type="float">
            <text:p>0.1009648</text:p>
          </table:table-cell>
          <table:table-cell office:value-type="float" office:value="0.003416871" calcext:value-type="float">
            <text:p>0.003416871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5236874" calcext:value-type="float">
            <text:p>0.05236874</text:p>
          </table:table-cell>
          <table:table-cell office:value-type="float" office:value="370" calcext:value-type="float">
            <text:p>370</text:p>
          </table:table-cell>
          <table:table-cell office:value-type="float" office:value="-3.734097" calcext:value-type="float">
            <text:p>-3.734097</text:p>
          </table:table-cell>
          <table:table-cell office:value-type="float" office:value="0" calcext:value-type="float">
            <text:p>0</text:p>
          </table:table-cell>
          <table:table-cell office:value-type="float" office:value="339.2238" calcext:value-type="float">
            <text:p>339.2238</text:p>
          </table:table-cell>
          <table:table-cell office:value-type="float" office:value="1131.91" calcext:value-type="float">
            <text:p>1131.91</text:p>
          </table:table-cell>
          <table:table-cell office:value-type="float" office:value="1374.154" calcext:value-type="float">
            <text:p>1374.154</text:p>
          </table:table-cell>
          <table:table-cell office:value-type="float" office:value="1227.287" calcext:value-type="float">
            <text:p>1227.287</text:p>
          </table:table-cell>
          <table:table-cell office:value-type="float" office:value="720.4697" calcext:value-type="float">
            <text:p>720.4697</text:p>
          </table:table-cell>
          <table:table-cell office:value-type="float" office:value="1096.054" calcext:value-type="float">
            <text:p>1096.054</text:p>
          </table:table-cell>
          <table:table-cell office:value-type="float" office:value="406.0172" calcext:value-type="float">
            <text:p>406.0172</text:p>
          </table:table-cell>
          <table:table-cell office:value-type="float" office:value="1823.197" calcext:value-type="float">
            <text:p>1823.197</text:p>
          </table:table-cell>
          <table:table-cell office:value-type="float" office:value="2063.019" calcext:value-type="float">
            <text:p>2063.019</text:p>
          </table:table-cell>
          <table:table-cell office:value-type="float" office:value="1653.583" calcext:value-type="float">
            <text:p>1653.583</text:p>
          </table:table-cell>
          <table:table-cell office:value-type="float" office:value="581.3113" calcext:value-type="float">
            <text:p>581.3113</text:p>
          </table:table-cell>
          <table:table-cell office:value-type="float" office:value="571.3971" calcext:value-type="float">
            <text:p>571.3971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262171" calcext:value-type="float">
            <text:p>-2.26217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461096" calcext:value-type="float">
            <text:p>-2.461096</text:p>
          </table:table-cell>
          <table:table-cell office:value-type="float" office:value="0" calcext:value-type="float">
            <text:p>0</text:p>
          </table:table-cell>
          <table:table-cell office:value-type="float" office:value="8.890621" calcext:value-type="float">
            <text:p>8.89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107.1119" calcext:value-type="float">
            <text:p>107.1119</text:p>
          </table:table-cell>
          <table:table-cell office:value-type="float" office:value="13058.67" calcext:value-type="float">
            <text:p>1305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6002" calcext:value-type="float">
            <text:p>-3.846002</text:p>
          </table:table-cell>
          <table:table-cell office:value-type="float" office:value="5.142385" calcext:value-type="float">
            <text:p>5.142385</text:p>
          </table:table-cell>
          <table:table-cell office:value-type="float" office:value="0" calcext:value-type="float">
            <text:p>0</text:p>
          </table:table-cell>
          <table:table-cell office:value-type="float" office:value="61.68142" calcext:value-type="float">
            <text:p>61.68142</text:p>
          </table:table-cell>
          <table:table-cell office:value-type="float" office:value="0.1004474" calcext:value-type="float">
            <text:p>0.1004474</text:p>
          </table:table-cell>
          <table:table-cell office:value-type="float" office:value="0.003538343" calcext:value-type="float">
            <text:p>0.003538343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5134187" calcext:value-type="float">
            <text:p>0.05134187</text:p>
          </table:table-cell>
          <table:table-cell office:value-type="float" office:value="370" calcext:value-type="float">
            <text:p>370</text:p>
          </table:table-cell>
          <table:table-cell office:value-type="float" office:value="-3.895061" calcext:value-type="float">
            <text:p>-3.895061</text:p>
          </table:table-cell>
          <table:table-cell office:value-type="float" office:value="0" calcext:value-type="float">
            <text:p>0</text:p>
          </table:table-cell>
          <table:table-cell office:value-type="float" office:value="339.1976" calcext:value-type="float">
            <text:p>339.1976</text:p>
          </table:table-cell>
          <table:table-cell office:value-type="float" office:value="1131.879" calcext:value-type="float">
            <text:p>1131.879</text:p>
          </table:table-cell>
          <table:table-cell office:value-type="float" office:value="1374.123" calcext:value-type="float">
            <text:p>1374.123</text:p>
          </table:table-cell>
          <table:table-cell office:value-type="float" office:value="1227.274" calcext:value-type="float">
            <text:p>1227.274</text:p>
          </table:table-cell>
          <table:table-cell office:value-type="float" office:value="720.4639" calcext:value-type="float">
            <text:p>720.4639</text:p>
          </table:table-cell>
          <table:table-cell office:value-type="float" office:value="1096.047" calcext:value-type="float">
            <text:p>1096.047</text:p>
          </table:table-cell>
          <table:table-cell office:value-type="float" office:value="406.0152" calcext:value-type="float">
            <text:p>406.0152</text:p>
          </table:table-cell>
          <table:table-cell office:value-type="float" office:value="1823.192" calcext:value-type="float">
            <text:p>1823.192</text:p>
          </table:table-cell>
          <table:table-cell office:value-type="float" office:value="2063.016" calcext:value-type="float">
            <text:p>2063.016</text:p>
          </table:table-cell>
          <table:table-cell office:value-type="float" office:value="1653.582" calcext:value-type="float">
            <text:p>1653.582</text:p>
          </table:table-cell>
          <table:table-cell office:value-type="float" office:value="581.3104" calcext:value-type="float">
            <text:p>581.3104</text:p>
          </table:table-cell>
          <table:table-cell office:value-type="float" office:value="571.3949" calcext:value-type="float">
            <text:p>571.3949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30434" calcext:value-type="float">
            <text:p>-2.304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91136" calcext:value-type="float">
            <text:p>-2.591136</text:p>
          </table:table-cell>
          <table:table-cell office:value-type="float" office:value="0" calcext:value-type="float">
            <text:p>0</text:p>
          </table:table-cell>
          <table:table-cell office:value-type="float" office:value="8.859719" calcext:value-type="float">
            <text:p>8.85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6" calcext:value-type="float">
            <text:p>2022006</text:p>
          </table:table-cell>
          <table:table-cell office:value-type="float" office:value="107.0188" calcext:value-type="float">
            <text:p>107.0188</text:p>
          </table:table-cell>
          <table:table-cell office:value-type="float" office:value="13058.62" calcext:value-type="float">
            <text:p>1305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12072" calcext:value-type="float">
            <text:p>-4.012072</text:p>
          </table:table-cell>
          <table:table-cell office:value-type="float" office:value="6.057151" calcext:value-type="float">
            <text:p>6.057151</text:p>
          </table:table-cell>
          <table:table-cell office:value-type="float" office:value="0" calcext:value-type="float">
            <text:p>0</text:p>
          </table:table-cell>
          <table:table-cell office:value-type="float" office:value="61.66053" calcext:value-type="float">
            <text:p>61.66053</text:p>
          </table:table-cell>
          <table:table-cell office:value-type="float" office:value="0.09987313" calcext:value-type="float">
            <text:p>0.09987313</text:p>
          </table:table-cell>
          <table:table-cell office:value-type="float" office:value="0.003672224" calcext:value-type="float">
            <text:p>0.003672224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5048524" calcext:value-type="float">
            <text:p>0.05048524</text:p>
          </table:table-cell>
          <table:table-cell office:value-type="float" office:value="370" calcext:value-type="float">
            <text:p>370</text:p>
          </table:table-cell>
          <table:table-cell office:value-type="float" office:value="-4.060141" calcext:value-type="float">
            <text:p>-4.060141</text:p>
          </table:table-cell>
          <table:table-cell office:value-type="float" office:value="0" calcext:value-type="float">
            <text:p>0</text:p>
          </table:table-cell>
          <table:table-cell office:value-type="float" office:value="339.168" calcext:value-type="float">
            <text:p>339.168</text:p>
          </table:table-cell>
          <table:table-cell office:value-type="float" office:value="1131.846" calcext:value-type="float">
            <text:p>1131.846</text:p>
          </table:table-cell>
          <table:table-cell office:value-type="float" office:value="1374.087" calcext:value-type="float">
            <text:p>1374.087</text:p>
          </table:table-cell>
          <table:table-cell office:value-type="float" office:value="1227.259" calcext:value-type="float">
            <text:p>1227.259</text:p>
          </table:table-cell>
          <table:table-cell office:value-type="float" office:value="720.4567" calcext:value-type="float">
            <text:p>720.4567</text:p>
          </table:table-cell>
          <table:table-cell office:value-type="float" office:value="1096.038" calcext:value-type="float">
            <text:p>1096.038</text:p>
          </table:table-cell>
          <table:table-cell office:value-type="float" office:value="406.013" calcext:value-type="float">
            <text:p>406.013</text:p>
          </table:table-cell>
          <table:table-cell office:value-type="float" office:value="1823.188" calcext:value-type="float">
            <text:p>1823.188</text:p>
          </table:table-cell>
          <table:table-cell office:value-type="float" office:value="2063.013" calcext:value-type="float">
            <text:p>2063.013</text:p>
          </table:table-cell>
          <table:table-cell office:value-type="float" office:value="1653.579" calcext:value-type="float">
            <text:p>1653.579</text:p>
          </table:table-cell>
          <table:table-cell office:value-type="float" office:value="581.3093" calcext:value-type="float">
            <text:p>581.3093</text:p>
          </table:table-cell>
          <table:table-cell office:value-type="float" office:value="571.3928" calcext:value-type="float">
            <text:p>571.3928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425264" calcext:value-type="float">
            <text:p>-2.42526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35392" calcext:value-type="float">
            <text:p>-2.735392</text:p>
          </table:table-cell>
          <table:table-cell office:value-type="float" office:value="0" calcext:value-type="float">
            <text:p>0</text:p>
          </table:table-cell>
          <table:table-cell office:value-type="float" office:value="8.838914" calcext:value-type="float">
            <text:p>8.83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6" calcext:value-type="float">
            <text:p>3022006</text:p>
          </table:table-cell>
          <table:table-cell office:value-type="float" office:value="106.951" calcext:value-type="float">
            <text:p>106.951</text:p>
          </table:table-cell>
          <table:table-cell office:value-type="float" office:value="13058.58" calcext:value-type="float">
            <text:p>1305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49429" calcext:value-type="float">
            <text:p>-4.149429</text:p>
          </table:table-cell>
          <table:table-cell office:value-type="float" office:value="6.856335" calcext:value-type="float">
            <text:p>6.856335</text:p>
          </table:table-cell>
          <table:table-cell office:value-type="float" office:value="0" calcext:value-type="float">
            <text:p>0</text:p>
          </table:table-cell>
          <table:table-cell office:value-type="float" office:value="61.63381" calcext:value-type="float">
            <text:p>61.63381</text:p>
          </table:table-cell>
          <table:table-cell office:value-type="float" office:value="0.09948559" calcext:value-type="float">
            <text:p>0.09948559</text:p>
          </table:table-cell>
          <table:table-cell office:value-type="float" office:value="0.003817564" calcext:value-type="float">
            <text:p>0.003817564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4976935" calcext:value-type="float">
            <text:p>0.04976935</text:p>
          </table:table-cell>
          <table:table-cell office:value-type="float" office:value="370" calcext:value-type="float">
            <text:p>370</text:p>
          </table:table-cell>
          <table:table-cell office:value-type="float" office:value="-4.196637" calcext:value-type="float">
            <text:p>-4.196637</text:p>
          </table:table-cell>
          <table:table-cell office:value-type="float" office:value="0" calcext:value-type="float">
            <text:p>0</text:p>
          </table:table-cell>
          <table:table-cell office:value-type="float" office:value="339.1488" calcext:value-type="float">
            <text:p>339.1488</text:p>
          </table:table-cell>
          <table:table-cell office:value-type="float" office:value="1131.824" calcext:value-type="float">
            <text:p>1131.824</text:p>
          </table:table-cell>
          <table:table-cell office:value-type="float" office:value="1374.061" calcext:value-type="float">
            <text:p>1374.061</text:p>
          </table:table-cell>
          <table:table-cell office:value-type="float" office:value="1227.246" calcext:value-type="float">
            <text:p>1227.246</text:p>
          </table:table-cell>
          <table:table-cell office:value-type="float" office:value="720.4509" calcext:value-type="float">
            <text:p>720.4509</text:p>
          </table:table-cell>
          <table:table-cell office:value-type="float" office:value="1096.03" calcext:value-type="float">
            <text:p>1096.03</text:p>
          </table:table-cell>
          <table:table-cell office:value-type="float" office:value="406.0107" calcext:value-type="float">
            <text:p>406.0107</text:p>
          </table:table-cell>
          <table:table-cell office:value-type="float" office:value="1823.183" calcext:value-type="float">
            <text:p>1823.183</text:p>
          </table:table-cell>
          <table:table-cell office:value-type="float" office:value="2063.01" calcext:value-type="float">
            <text:p>2063.01</text:p>
          </table:table-cell>
          <table:table-cell office:value-type="float" office:value="1653.577" calcext:value-type="float">
            <text:p>1653.577</text:p>
          </table:table-cell>
          <table:table-cell office:value-type="float" office:value="581.3084" calcext:value-type="float">
            <text:p>581.3084</text:p>
          </table:table-cell>
          <table:table-cell office:value-type="float" office:value="571.3907" calcext:value-type="float">
            <text:p>571.3907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00002450684" calcext:value-type="float">
            <text:p>-2.45068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4813" calcext:value-type="float">
            <text:p>-2.84813</text:p>
          </table:table-cell>
          <table:table-cell office:value-type="float" office:value="0" calcext:value-type="float">
            <text:p>0</text:p>
          </table:table-cell>
          <table:table-cell office:value-type="float" office:value="8.815155" calcext:value-type="float">
            <text:p>8.815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6" calcext:value-type="float">
            <text:p>4022006</text:p>
          </table:table-cell>
          <table:table-cell office:value-type="float" office:value="106.9097" calcext:value-type="float">
            <text:p>106.9097</text:p>
          </table:table-cell>
          <table:table-cell office:value-type="float" office:value="13058.55" calcext:value-type="float">
            <text:p>1305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49491" calcext:value-type="float">
            <text:p>-4.249491</text:p>
          </table:table-cell>
          <table:table-cell office:value-type="float" office:value="7.474916" calcext:value-type="float">
            <text:p>7.474916</text:p>
          </table:table-cell>
          <table:table-cell office:value-type="float" office:value="0" calcext:value-type="float">
            <text:p>0</text:p>
          </table:table-cell>
          <table:table-cell office:value-type="float" office:value="61.60297" calcext:value-type="float">
            <text:p>61.60297</text:p>
          </table:table-cell>
          <table:table-cell office:value-type="float" office:value="0.09928109" calcext:value-type="float">
            <text:p>0.09928109</text:p>
          </table:table-cell>
          <table:table-cell office:value-type="float" office:value="0.003967749" calcext:value-type="float">
            <text:p>0.003967749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4915303" calcext:value-type="float">
            <text:p>0.04915303</text:p>
          </table:table-cell>
          <table:table-cell office:value-type="float" office:value="370" calcext:value-type="float">
            <text:p>370</text:p>
          </table:table-cell>
          <table:table-cell office:value-type="float" office:value="-4.295932" calcext:value-type="float">
            <text:p>-4.295932</text:p>
          </table:table-cell>
          <table:table-cell office:value-type="float" office:value="0" calcext:value-type="float">
            <text:p>0</text:p>
          </table:table-cell>
          <table:table-cell office:value-type="float" office:value="339.1399" calcext:value-type="float">
            <text:p>339.1399</text:p>
          </table:table-cell>
          <table:table-cell office:value-type="float" office:value="1131.814" calcext:value-type="float">
            <text:p>1131.814</text:p>
          </table:table-cell>
          <table:table-cell office:value-type="float" office:value="1374.046" calcext:value-type="float">
            <text:p>1374.046</text:p>
          </table:table-cell>
          <table:table-cell office:value-type="float" office:value="1227.24" calcext:value-type="float">
            <text:p>1227.24</text:p>
          </table:table-cell>
          <table:table-cell office:value-type="float" office:value="720.4465" calcext:value-type="float">
            <text:p>720.4465</text:p>
          </table:table-cell>
          <table:table-cell office:value-type="float" office:value="1096.023" calcext:value-type="float">
            <text:p>1096.023</text:p>
          </table:table-cell>
          <table:table-cell office:value-type="float" office:value="406.0086" calcext:value-type="float">
            <text:p>406.0086</text:p>
          </table:table-cell>
          <table:table-cell office:value-type="float" office:value="1823.179" calcext:value-type="float">
            <text:p>1823.179</text:p>
          </table:table-cell>
          <table:table-cell office:value-type="float" office:value="2063.007" calcext:value-type="float">
            <text:p>2063.007</text:p>
          </table:table-cell>
          <table:table-cell office:value-type="float" office:value="1653.576" calcext:value-type="float">
            <text:p>1653.576</text:p>
          </table:table-cell>
          <table:table-cell office:value-type="float" office:value="581.3074" calcext:value-type="float">
            <text:p>581.3074</text:p>
          </table:table-cell>
          <table:table-cell office:value-type="float" office:value="571.3886" calcext:value-type="float">
            <text:p>571.3886</text:p>
          </table:table-cell>
          <table:table-cell office:value-type="float" office:value="142.5682" calcext:value-type="float">
            <text:p>142.568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00002465068" calcext:value-type="float">
            <text:p>-2.46506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923922" calcext:value-type="float">
            <text:p>-2.923922</text:p>
          </table:table-cell>
          <table:table-cell office:value-type="float" office:value="0" calcext:value-type="float">
            <text:p>0</text:p>
          </table:table-cell>
          <table:table-cell office:value-type="float" office:value="8.791655" calcext:value-type="float">
            <text:p>8.79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6" calcext:value-type="float">
            <text:p>5022006</text:p>
          </table:table-cell>
          <table:table-cell office:value-type="float" office:value="106.8774" calcext:value-type="float">
            <text:p>106.8774</text:p>
          </table:table-cell>
          <table:table-cell office:value-type="float" office:value="13058.53" calcext:value-type="float">
            <text:p>1305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36246" calcext:value-type="float">
            <text:p>-4.336246</text:p>
          </table:table-cell>
          <table:table-cell office:value-type="float" office:value="7.785786" calcext:value-type="float">
            <text:p>7.785786</text:p>
          </table:table-cell>
          <table:table-cell office:value-type="float" office:value="0" calcext:value-type="float">
            <text:p>0</text:p>
          </table:table-cell>
          <table:table-cell office:value-type="float" office:value="61.57223" calcext:value-type="float">
            <text:p>61.57223</text:p>
          </table:table-cell>
          <table:table-cell office:value-type="float" office:value="0.09915593" calcext:value-type="float">
            <text:p>0.09915593</text:p>
          </table:table-cell>
          <table:table-cell office:value-type="float" office:value="0.004123713" calcext:value-type="float">
            <text:p>0.004123713</text:p>
          </table:table-cell>
          <table:table-cell office:value-type="float" office:value="0" calcext:value-type="float">
            <text:p>0</text:p>
          </table:table-cell>
          <table:table-cell office:value-type="float" office:value="0.001255698" calcext:value-type="float">
            <text:p>0.001255698</text:p>
          </table:table-cell>
          <table:table-cell office:value-type="float" office:value="0" calcext:value-type="float">
            <text:p>0</text:p>
          </table:table-cell>
          <table:table-cell office:value-type="float" office:value="0.04862961" calcext:value-type="float">
            <text:p>0.04862961</text:p>
          </table:table-cell>
          <table:table-cell office:value-type="float" office:value="370" calcext:value-type="float">
            <text:p>370</text:p>
          </table:table-cell>
          <table:table-cell office:value-type="float" office:value="-4.382008" calcext:value-type="float">
            <text:p>-4.382008</text:p>
          </table:table-cell>
          <table:table-cell office:value-type="float" office:value="0" calcext:value-type="float">
            <text:p>0</text:p>
          </table:table-cell>
          <table:table-cell office:value-type="float" office:value="339.1354" calcext:value-type="float">
            <text:p>339.1354</text:p>
          </table:table-cell>
          <table:table-cell office:value-type="float" office:value="1131.806" calcext:value-type="float">
            <text:p>1131.806</text:p>
          </table:table-cell>
          <table:table-cell office:value-type="float" office:value="1374.033" calcext:value-type="float">
            <text:p>1374.033</text:p>
          </table:table-cell>
          <table:table-cell office:value-type="float" office:value="1227.235" calcext:value-type="float">
            <text:p>1227.235</text:p>
          </table:table-cell>
          <table:table-cell office:value-type="float" office:value="720.4429" calcext:value-type="float">
            <text:p>720.4429</text:p>
          </table:table-cell>
          <table:table-cell office:value-type="float" office:value="1096.018" calcext:value-type="float">
            <text:p>1096.018</text:p>
          </table:table-cell>
          <table:table-cell office:value-type="float" office:value="406.0067" calcext:value-type="float">
            <text:p>406.0067</text:p>
          </table:table-cell>
          <table:table-cell office:value-type="float" office:value="1823.175" calcext:value-type="float">
            <text:p>1823.175</text:p>
          </table:table-cell>
          <table:table-cell office:value-type="float" office:value="2063.004" calcext:value-type="float">
            <text:p>2063.004</text:p>
          </table:table-cell>
          <table:table-cell office:value-type="float" office:value="1653.573" calcext:value-type="float">
            <text:p>1653.573</text:p>
          </table:table-cell>
          <table:table-cell office:value-type="float" office:value="581.3064" calcext:value-type="float">
            <text:p>581.3064</text:p>
          </table:table-cell>
          <table:table-cell office:value-type="float" office:value="571.3865" calcext:value-type="float">
            <text:p>571.3865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00002466172" calcext:value-type="float">
            <text:p>-2.46617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986189" calcext:value-type="float">
            <text:p>-2.986189</text:p>
          </table:table-cell>
          <table:table-cell office:value-type="float" office:value="0" calcext:value-type="float">
            <text:p>0</text:p>
          </table:table-cell>
          <table:table-cell office:value-type="float" office:value="8.767854" calcext:value-type="float">
            <text:p>8.76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6" calcext:value-type="float">
            <text:p>6022006</text:p>
          </table:table-cell>
          <table:table-cell office:value-type="float" office:value="106.8433" calcext:value-type="float">
            <text:p>106.8433</text:p>
          </table:table-cell>
          <table:table-cell office:value-type="float" office:value="13058.51" calcext:value-type="float">
            <text:p>1305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2996" calcext:value-type="float">
            <text:p>-4.422996</text:p>
          </table:table-cell>
          <table:table-cell office:value-type="float" office:value="8.043668" calcext:value-type="float">
            <text:p>8.043668</text:p>
          </table:table-cell>
          <table:table-cell office:value-type="float" office:value="0" calcext:value-type="float">
            <text:p>0</text:p>
          </table:table-cell>
          <table:table-cell office:value-type="float" office:value="61.54284" calcext:value-type="float">
            <text:p>61.54284</text:p>
          </table:table-cell>
          <table:table-cell office:value-type="float" office:value="0.09900109" calcext:value-type="float">
            <text:p>0.09900109</text:p>
          </table:table-cell>
          <table:table-cell office:value-type="float" office:value="0.004281526" calcext:value-type="float">
            <text:p>0.004281526</text:p>
          </table:table-cell>
          <table:table-cell office:value-type="float" office:value="0" calcext:value-type="float">
            <text:p>0</text:p>
          </table:table-cell>
          <table:table-cell office:value-type="float" office:value="0.00125572" calcext:value-type="float">
            <text:p>0.00125572</text:p>
          </table:table-cell>
          <table:table-cell office:value-type="float" office:value="0" calcext:value-type="float">
            <text:p>0</text:p>
          </table:table-cell>
          <table:table-cell office:value-type="float" office:value="0.04821613" calcext:value-type="float">
            <text:p>0.04821613</text:p>
          </table:table-cell>
          <table:table-cell office:value-type="float" office:value="370" calcext:value-type="float">
            <text:p>370</text:p>
          </table:table-cell>
          <table:table-cell office:value-type="float" office:value="-4.468186" calcext:value-type="float">
            <text:p>-4.468186</text:p>
          </table:table-cell>
          <table:table-cell office:value-type="float" office:value="0" calcext:value-type="float">
            <text:p>0</text:p>
          </table:table-cell>
          <table:table-cell office:value-type="float" office:value="339.1279" calcext:value-type="float">
            <text:p>339.1279</text:p>
          </table:table-cell>
          <table:table-cell office:value-type="float" office:value="1131.799" calcext:value-type="float">
            <text:p>1131.799</text:p>
          </table:table-cell>
          <table:table-cell office:value-type="float" office:value="1374.021" calcext:value-type="float">
            <text:p>1374.021</text:p>
          </table:table-cell>
          <table:table-cell office:value-type="float" office:value="1227.23" calcext:value-type="float">
            <text:p>1227.23</text:p>
          </table:table-cell>
          <table:table-cell office:value-type="float" office:value="720.4395" calcext:value-type="float">
            <text:p>720.4395</text:p>
          </table:table-cell>
          <table:table-cell office:value-type="float" office:value="1096.014" calcext:value-type="float">
            <text:p>1096.014</text:p>
          </table:table-cell>
          <table:table-cell office:value-type="float" office:value="406.0049" calcext:value-type="float">
            <text:p>406.0049</text:p>
          </table:table-cell>
          <table:table-cell office:value-type="float" office:value="1823.171" calcext:value-type="float">
            <text:p>1823.171</text:p>
          </table:table-cell>
          <table:table-cell office:value-type="float" office:value="2063.001" calcext:value-type="float">
            <text:p>2063.001</text:p>
          </table:table-cell>
          <table:table-cell office:value-type="float" office:value="1653.572" calcext:value-type="float">
            <text:p>1653.572</text:p>
          </table:table-cell>
          <table:table-cell office:value-type="float" office:value="581.3055" calcext:value-type="float">
            <text:p>581.3055</text:p>
          </table:table-cell>
          <table:table-cell office:value-type="float" office:value="571.3845" calcext:value-type="float">
            <text:p>571.3845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00002473427" calcext:value-type="float">
            <text:p>-2.47342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47956" calcext:value-type="float">
            <text:p>-3.047956</text:p>
          </table:table-cell>
          <table:table-cell office:value-type="float" office:value="0" calcext:value-type="float">
            <text:p>0</text:p>
          </table:table-cell>
          <table:table-cell office:value-type="float" office:value="8.743448" calcext:value-type="float">
            <text:p>8.743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6" calcext:value-type="float">
            <text:p>7022006</text:p>
          </table:table-cell>
          <table:table-cell office:value-type="float" office:value="106.8012" calcext:value-type="float">
            <text:p>106.8012</text:p>
          </table:table-cell>
          <table:table-cell office:value-type="float" office:value="13058.49" calcext:value-type="float">
            <text:p>1305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3581" calcext:value-type="float">
            <text:p>-4.523581</text:p>
          </table:table-cell>
          <table:table-cell office:value-type="float" office:value="8.640243" calcext:value-type="float">
            <text:p>8.640243</text:p>
          </table:table-cell>
          <table:table-cell office:value-type="float" office:value="0" calcext:value-type="float">
            <text:p>0</text:p>
          </table:table-cell>
          <table:table-cell office:value-type="float" office:value="61.51709" calcext:value-type="float">
            <text:p>61.51709</text:p>
          </table:table-cell>
          <table:table-cell office:value-type="float" office:value="0.09872867" calcext:value-type="float">
            <text:p>0.09872867</text:p>
          </table:table-cell>
          <table:table-cell office:value-type="float" office:value="0.004447842" calcext:value-type="float">
            <text:p>0.004447842</text:p>
          </table:table-cell>
          <table:table-cell office:value-type="float" office:value="0" calcext:value-type="float">
            <text:p>0</text:p>
          </table:table-cell>
          <table:table-cell office:value-type="float" office:value="0.00125593" calcext:value-type="float">
            <text:p>0.00125593</text:p>
          </table:table-cell>
          <table:table-cell office:value-type="float" office:value="0" calcext:value-type="float">
            <text:p>0</text:p>
          </table:table-cell>
          <table:table-cell office:value-type="float" office:value="0.04801919" calcext:value-type="float">
            <text:p>0.04801919</text:p>
          </table:table-cell>
          <table:table-cell office:value-type="float" office:value="370" calcext:value-type="float">
            <text:p>370</text:p>
          </table:table-cell>
          <table:table-cell office:value-type="float" office:value="-4.568408" calcext:value-type="float">
            <text:p>-4.568408</text:p>
          </table:table-cell>
          <table:table-cell office:value-type="float" office:value="0" calcext:value-type="float">
            <text:p>0</text:p>
          </table:table-cell>
          <table:table-cell office:value-type="float" office:value="339.1135" calcext:value-type="float">
            <text:p>339.1135</text:p>
          </table:table-cell>
          <table:table-cell office:value-type="float" office:value="1131.79" calcext:value-type="float">
            <text:p>1131.79</text:p>
          </table:table-cell>
          <table:table-cell office:value-type="float" office:value="1374.008" calcext:value-type="float">
            <text:p>1374.008</text:p>
          </table:table-cell>
          <table:table-cell office:value-type="float" office:value="1227.225" calcext:value-type="float">
            <text:p>1227.225</text:p>
          </table:table-cell>
          <table:table-cell office:value-type="float" office:value="720.4362" calcext:value-type="float">
            <text:p>720.4362</text:p>
          </table:table-cell>
          <table:table-cell office:value-type="float" office:value="1096.01" calcext:value-type="float">
            <text:p>1096.01</text:p>
          </table:table-cell>
          <table:table-cell office:value-type="float" office:value="406.0031" calcext:value-type="float">
            <text:p>406.0031</text:p>
          </table:table-cell>
          <table:table-cell office:value-type="float" office:value="1823.167" calcext:value-type="float">
            <text:p>1823.167</text:p>
          </table:table-cell>
          <table:table-cell office:value-type="float" office:value="2062.998" calcext:value-type="float">
            <text:p>2062.998</text:p>
          </table:table-cell>
          <table:table-cell office:value-type="float" office:value="1653.569" calcext:value-type="float">
            <text:p>1653.569</text:p>
          </table:table-cell>
          <table:table-cell office:value-type="float" office:value="581.3046" calcext:value-type="float">
            <text:p>581.3046</text:p>
          </table:table-cell>
          <table:table-cell office:value-type="float" office:value="571.3824" calcext:value-type="float">
            <text:p>571.3824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2" calcext:value-type="float">
            <text:p>35.61962</text:p>
          </table:table-cell>
          <table:table-cell office:value-type="float" office:value="0" calcext:value-type="float">
            <text:p>0</text:p>
          </table:table-cell>
          <table:table-cell office:value-type="float" office:value="-0.000002479974" calcext:value-type="float">
            <text:p>-2.47997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17082" calcext:value-type="float">
            <text:p>-3.117082</text:p>
          </table:table-cell>
          <table:table-cell office:value-type="float" office:value="0" calcext:value-type="float">
            <text:p>0</text:p>
          </table:table-cell>
          <table:table-cell office:value-type="float" office:value="8.712363" calcext:value-type="float">
            <text:p>8.71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6" calcext:value-type="float">
            <text:p>8022006</text:p>
          </table:table-cell>
          <table:table-cell office:value-type="float" office:value="106.7672" calcext:value-type="float">
            <text:p>106.7672</text:p>
          </table:table-cell>
          <table:table-cell office:value-type="float" office:value="13058.47" calcext:value-type="float">
            <text:p>1305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1555" calcext:value-type="float">
            <text:p>-4.61555</text:p>
          </table:table-cell>
          <table:table-cell office:value-type="float" office:value="9.22099" calcext:value-type="float">
            <text:p>9.22099</text:p>
          </table:table-cell>
          <table:table-cell office:value-type="float" office:value="0" calcext:value-type="float">
            <text:p>0</text:p>
          </table:table-cell>
          <table:table-cell office:value-type="float" office:value="61.4883" calcext:value-type="float">
            <text:p>61.4883</text:p>
          </table:table-cell>
          <table:table-cell office:value-type="float" office:value="0.0985423" calcext:value-type="float">
            <text:p>0.0985423</text:p>
          </table:table-cell>
          <table:table-cell office:value-type="float" office:value="0.00461537" calcext:value-type="float">
            <text:p>0.00461537</text:p>
          </table:table-cell>
          <table:table-cell office:value-type="float" office:value="0" calcext:value-type="float">
            <text:p>0</text:p>
          </table:table-cell>
          <table:table-cell office:value-type="float" office:value="0.001256348" calcext:value-type="float">
            <text:p>0.001256348</text:p>
          </table:table-cell>
          <table:table-cell office:value-type="float" office:value="0" calcext:value-type="float">
            <text:p>0</text:p>
          </table:table-cell>
          <table:table-cell office:value-type="float" office:value="0.04796366" calcext:value-type="float">
            <text:p>0.04796366</text:p>
          </table:table-cell>
          <table:table-cell office:value-type="float" office:value="370" calcext:value-type="float">
            <text:p>370</text:p>
          </table:table-cell>
          <table:table-cell office:value-type="float" office:value="-4.660154" calcext:value-type="float">
            <text:p>-4.660154</text:p>
          </table:table-cell>
          <table:table-cell office:value-type="float" office:value="0" calcext:value-type="float">
            <text:p>0</text:p>
          </table:table-cell>
          <table:table-cell office:value-type="float" office:value="339.1058" calcext:value-type="float">
            <text:p>339.1058</text:p>
          </table:table-cell>
          <table:table-cell office:value-type="float" office:value="1131.782" calcext:value-type="float">
            <text:p>1131.782</text:p>
          </table:table-cell>
          <table:table-cell office:value-type="float" office:value="1373.996" calcext:value-type="float">
            <text:p>1373.996</text:p>
          </table:table-cell>
          <table:table-cell office:value-type="float" office:value="1227.22" calcext:value-type="float">
            <text:p>1227.22</text:p>
          </table:table-cell>
          <table:table-cell office:value-type="float" office:value="720.433" calcext:value-type="float">
            <text:p>720.433</text:p>
          </table:table-cell>
          <table:table-cell office:value-type="float" office:value="1096.006" calcext:value-type="float">
            <text:p>1096.006</text:p>
          </table:table-cell>
          <table:table-cell office:value-type="float" office:value="406.0017" calcext:value-type="float">
            <text:p>406.0017</text:p>
          </table:table-cell>
          <table:table-cell office:value-type="float" office:value="1823.163" calcext:value-type="float">
            <text:p>1823.163</text:p>
          </table:table-cell>
          <table:table-cell office:value-type="float" office:value="2062.995" calcext:value-type="float">
            <text:p>2062.995</text:p>
          </table:table-cell>
          <table:table-cell office:value-type="float" office:value="1653.568" calcext:value-type="float">
            <text:p>1653.568</text:p>
          </table:table-cell>
          <table:table-cell office:value-type="float" office:value="581.3035" calcext:value-type="float">
            <text:p>581.3035</text:p>
          </table:table-cell>
          <table:table-cell office:value-type="float" office:value="571.3804" calcext:value-type="float">
            <text:p>571.3804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3" calcext:value-type="float">
            <text:p>35.61963</text:p>
          </table:table-cell>
          <table:table-cell office:value-type="float" office:value="0" calcext:value-type="float">
            <text:p>0</text:p>
          </table:table-cell>
          <table:table-cell office:value-type="float" office:value="-0.000002491929" calcext:value-type="float">
            <text:p>-2.49192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77749" calcext:value-type="float">
            <text:p>-3.177749</text:p>
          </table:table-cell>
          <table:table-cell office:value-type="float" office:value="0" calcext:value-type="float">
            <text:p>0</text:p>
          </table:table-cell>
          <table:table-cell office:value-type="float" office:value="8.681285" calcext:value-type="float">
            <text:p>8.68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6" calcext:value-type="float">
            <text:p>9022006</text:p>
          </table:table-cell>
          <table:table-cell office:value-type="float" office:value="106.7363" calcext:value-type="float">
            <text:p>106.7363</text:p>
          </table:table-cell>
          <table:table-cell office:value-type="float" office:value="13058.45" calcext:value-type="float">
            <text:p>1305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06522" calcext:value-type="float">
            <text:p>-4.706522</text:p>
          </table:table-cell>
          <table:table-cell office:value-type="float" office:value="9.338506" calcext:value-type="float">
            <text:p>9.338506</text:p>
          </table:table-cell>
          <table:table-cell office:value-type="float" office:value="0" calcext:value-type="float">
            <text:p>0</text:p>
          </table:table-cell>
          <table:table-cell office:value-type="float" office:value="61.4591" calcext:value-type="float">
            <text:p>61.4591</text:p>
          </table:table-cell>
          <table:table-cell office:value-type="float" office:value="0.09840829" calcext:value-type="float">
            <text:p>0.09840829</text:p>
          </table:table-cell>
          <table:table-cell office:value-type="float" office:value="0.004794666" calcext:value-type="float">
            <text:p>0.004794666</text:p>
          </table:table-cell>
          <table:table-cell office:value-type="float" office:value="0" calcext:value-type="float">
            <text:p>0</text:p>
          </table:table-cell>
          <table:table-cell office:value-type="float" office:value="0.001256884" calcext:value-type="float">
            <text:p>0.001256884</text:p>
          </table:table-cell>
          <table:table-cell office:value-type="float" office:value="0" calcext:value-type="float">
            <text:p>0</text:p>
          </table:table-cell>
          <table:table-cell office:value-type="float" office:value="0.04798777" calcext:value-type="float">
            <text:p>0.04798777</text:p>
          </table:table-cell>
          <table:table-cell office:value-type="float" office:value="370" calcext:value-type="float">
            <text:p>370</text:p>
          </table:table-cell>
          <table:table-cell office:value-type="float" office:value="-4.750972" calcext:value-type="float">
            <text:p>-4.750972</text:p>
          </table:table-cell>
          <table:table-cell office:value-type="float" office:value="0" calcext:value-type="float">
            <text:p>0</text:p>
          </table:table-cell>
          <table:table-cell office:value-type="float" office:value="339.1001" calcext:value-type="float">
            <text:p>339.1001</text:p>
          </table:table-cell>
          <table:table-cell office:value-type="float" office:value="1131.775" calcext:value-type="float">
            <text:p>1131.775</text:p>
          </table:table-cell>
          <table:table-cell office:value-type="float" office:value="1373.984" calcext:value-type="float">
            <text:p>1373.984</text:p>
          </table:table-cell>
          <table:table-cell office:value-type="float" office:value="1227.214" calcext:value-type="float">
            <text:p>1227.214</text:p>
          </table:table-cell>
          <table:table-cell office:value-type="float" office:value="720.43" calcext:value-type="float">
            <text:p>720.43</text:p>
          </table:table-cell>
          <table:table-cell office:value-type="float" office:value="1096.002" calcext:value-type="float">
            <text:p>1096.002</text:p>
          </table:table-cell>
          <table:table-cell office:value-type="float" office:value="406.0004" calcext:value-type="float">
            <text:p>406.0004</text:p>
          </table:table-cell>
          <table:table-cell office:value-type="float" office:value="1823.159" calcext:value-type="float">
            <text:p>1823.159</text:p>
          </table:table-cell>
          <table:table-cell office:value-type="float" office:value="2062.992" calcext:value-type="float">
            <text:p>2062.992</text:p>
          </table:table-cell>
          <table:table-cell office:value-type="float" office:value="1653.566" calcext:value-type="float">
            <text:p>1653.566</text:p>
          </table:table-cell>
          <table:table-cell office:value-type="float" office:value="581.3027" calcext:value-type="float">
            <text:p>581.3027</text:p>
          </table:table-cell>
          <table:table-cell office:value-type="float" office:value="571.3784" calcext:value-type="float">
            <text:p>571.3784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3" calcext:value-type="float">
            <text:p>35.61963</text:p>
          </table:table-cell>
          <table:table-cell office:value-type="float" office:value="0" calcext:value-type="float">
            <text:p>0</text:p>
          </table:table-cell>
          <table:table-cell office:value-type="float" office:value="-0.000002492853" calcext:value-type="float">
            <text:p>-2.49285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33979" calcext:value-type="float">
            <text:p>-3.233979</text:p>
          </table:table-cell>
          <table:table-cell office:value-type="float" office:value="0" calcext:value-type="float">
            <text:p>0</text:p>
          </table:table-cell>
          <table:table-cell office:value-type="float" office:value="8.64672" calcext:value-type="float">
            <text:p>8.64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6" calcext:value-type="float">
            <text:p>10022006</text:p>
          </table:table-cell>
          <table:table-cell office:value-type="float" office:value="106.7038" calcext:value-type="float">
            <text:p>106.7038</text:p>
          </table:table-cell>
          <table:table-cell office:value-type="float" office:value="13058.43" calcext:value-type="float">
            <text:p>13058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93397" calcext:value-type="float">
            <text:p>-4.793397</text:p>
          </table:table-cell>
          <table:table-cell office:value-type="float" office:value="9.786202" calcext:value-type="float">
            <text:p>9.786202</text:p>
          </table:table-cell>
          <table:table-cell office:value-type="float" office:value="0" calcext:value-type="float">
            <text:p>0</text:p>
          </table:table-cell>
          <table:table-cell office:value-type="float" office:value="61.43005" calcext:value-type="float">
            <text:p>61.43005</text:p>
          </table:table-cell>
          <table:table-cell office:value-type="float" office:value="0.0982482" calcext:value-type="float">
            <text:p>0.0982482</text:p>
          </table:table-cell>
          <table:table-cell office:value-type="float" office:value="0.004973587" calcext:value-type="float">
            <text:p>0.004973587</text:p>
          </table:table-cell>
          <table:table-cell office:value-type="float" office:value="0" calcext:value-type="float">
            <text:p>0</text:p>
          </table:table-cell>
          <table:table-cell office:value-type="float" office:value="0.001257658" calcext:value-type="float">
            <text:p>0.001257658</text:p>
          </table:table-cell>
          <table:table-cell office:value-type="float" office:value="0" calcext:value-type="float">
            <text:p>0</text:p>
          </table:table-cell>
          <table:table-cell office:value-type="float" office:value="0.04817211" calcext:value-type="float">
            <text:p>0.04817211</text:p>
          </table:table-cell>
          <table:table-cell office:value-type="float" office:value="370" calcext:value-type="float">
            <text:p>370</text:p>
          </table:table-cell>
          <table:table-cell office:value-type="float" office:value="-4.837854" calcext:value-type="float">
            <text:p>-4.837854</text:p>
          </table:table-cell>
          <table:table-cell office:value-type="float" office:value="0" calcext:value-type="float">
            <text:p>0</text:p>
          </table:table-cell>
          <table:table-cell office:value-type="float" office:value="339.0923" calcext:value-type="float">
            <text:p>339.0923</text:p>
          </table:table-cell>
          <table:table-cell office:value-type="float" office:value="1131.767" calcext:value-type="float">
            <text:p>1131.767</text:p>
          </table:table-cell>
          <table:table-cell office:value-type="float" office:value="1373.972" calcext:value-type="float">
            <text:p>1373.972</text:p>
          </table:table-cell>
          <table:table-cell office:value-type="float" office:value="1227.209" calcext:value-type="float">
            <text:p>1227.209</text:p>
          </table:table-cell>
          <table:table-cell office:value-type="float" office:value="720.427" calcext:value-type="float">
            <text:p>720.427</text:p>
          </table:table-cell>
          <table:table-cell office:value-type="float" office:value="1095.998" calcext:value-type="float">
            <text:p>1095.998</text:p>
          </table:table-cell>
          <table:table-cell office:value-type="float" office:value="405.9992" calcext:value-type="float">
            <text:p>405.9992</text:p>
          </table:table-cell>
          <table:table-cell office:value-type="float" office:value="1823.155" calcext:value-type="float">
            <text:p>1823.155</text:p>
          </table:table-cell>
          <table:table-cell office:value-type="float" office:value="2062.989" calcext:value-type="float">
            <text:p>2062.989</text:p>
          </table:table-cell>
          <table:table-cell office:value-type="float" office:value="1653.563" calcext:value-type="float">
            <text:p>1653.563</text:p>
          </table:table-cell>
          <table:table-cell office:value-type="float" office:value="581.3017" calcext:value-type="float">
            <text:p>581.3017</text:p>
          </table:table-cell>
          <table:table-cell office:value-type="float" office:value="571.3765" calcext:value-type="float">
            <text:p>571.3765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4" calcext:value-type="float">
            <text:p>35.61964</text:p>
          </table:table-cell>
          <table:table-cell office:value-type="float" office:value="0" calcext:value-type="float">
            <text:p>0</text:p>
          </table:table-cell>
          <table:table-cell office:value-type="float" office:value="-0.0000024931" calcext:value-type="float">
            <text:p>-2.49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91713" calcext:value-type="float">
            <text:p>-3.291713</text:p>
          </table:table-cell>
          <table:table-cell office:value-type="float" office:value="0" calcext:value-type="float">
            <text:p>0</text:p>
          </table:table-cell>
          <table:table-cell office:value-type="float" office:value="8.617593" calcext:value-type="float">
            <text:p>8.61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6" calcext:value-type="float">
            <text:p>11022006</text:p>
          </table:table-cell>
          <table:table-cell office:value-type="float" office:value="106.6771" calcext:value-type="float">
            <text:p>106.6771</text:p>
          </table:table-cell>
          <table:table-cell office:value-type="float" office:value="13058.42" calcext:value-type="float">
            <text:p>1305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74237" calcext:value-type="float">
            <text:p>-4.874237</text:p>
          </table:table-cell>
          <table:table-cell office:value-type="float" office:value="10.23065" calcext:value-type="float">
            <text:p>10.23065</text:p>
          </table:table-cell>
          <table:table-cell office:value-type="float" office:value="0" calcext:value-type="float">
            <text:p>0</text:p>
          </table:table-cell>
          <table:table-cell office:value-type="float" office:value="61.3995" calcext:value-type="float">
            <text:p>61.3995</text:p>
          </table:table-cell>
          <table:table-cell office:value-type="float" office:value="0.09815031" calcext:value-type="float">
            <text:p>0.09815031</text:p>
          </table:table-cell>
          <table:table-cell office:value-type="float" office:value="0.005151728" calcext:value-type="float">
            <text:p>0.005151728</text:p>
          </table:table-cell>
          <table:table-cell office:value-type="float" office:value="0" calcext:value-type="float">
            <text:p>0</text:p>
          </table:table-cell>
          <table:table-cell office:value-type="float" office:value="0.001258571" calcext:value-type="float">
            <text:p>0.001258571</text:p>
          </table:table-cell>
          <table:table-cell office:value-type="float" office:value="0" calcext:value-type="float">
            <text:p>0</text:p>
          </table:table-cell>
          <table:table-cell office:value-type="float" office:value="0.0484481" calcext:value-type="float">
            <text:p>0.0484481</text:p>
          </table:table-cell>
          <table:table-cell office:value-type="float" office:value="370" calcext:value-type="float">
            <text:p>370</text:p>
          </table:table-cell>
          <table:table-cell office:value-type="float" office:value="-4.918792" calcext:value-type="float">
            <text:p>-4.918792</text:p>
          </table:table-cell>
          <table:table-cell office:value-type="float" office:value="0" calcext:value-type="float">
            <text:p>0</text:p>
          </table:table-cell>
          <table:table-cell office:value-type="float" office:value="339.0897" calcext:value-type="float">
            <text:p>339.0897</text:p>
          </table:table-cell>
          <table:table-cell office:value-type="float" office:value="1131.761" calcext:value-type="float">
            <text:p>1131.761</text:p>
          </table:table-cell>
          <table:table-cell office:value-type="float" office:value="1373.961" calcext:value-type="float">
            <text:p>1373.961</text:p>
          </table:table-cell>
          <table:table-cell office:value-type="float" office:value="1227.204" calcext:value-type="float">
            <text:p>1227.204</text:p>
          </table:table-cell>
          <table:table-cell office:value-type="float" office:value="720.4241" calcext:value-type="float">
            <text:p>720.4241</text:p>
          </table:table-cell>
          <table:table-cell office:value-type="float" office:value="1095.994" calcext:value-type="float">
            <text:p>1095.994</text:p>
          </table:table-cell>
          <table:table-cell office:value-type="float" office:value="405.998" calcext:value-type="float">
            <text:p>405.998</text:p>
          </table:table-cell>
          <table:table-cell office:value-type="float" office:value="1823.152" calcext:value-type="float">
            <text:p>1823.152</text:p>
          </table:table-cell>
          <table:table-cell office:value-type="float" office:value="2062.986" calcext:value-type="float">
            <text:p>2062.986</text:p>
          </table:table-cell>
          <table:table-cell office:value-type="float" office:value="1653.562" calcext:value-type="float">
            <text:p>1653.562</text:p>
          </table:table-cell>
          <table:table-cell office:value-type="float" office:value="581.3008" calcext:value-type="float">
            <text:p>581.3008</text:p>
          </table:table-cell>
          <table:table-cell office:value-type="float" office:value="571.3745" calcext:value-type="float">
            <text:p>571.3745</text:p>
          </table:table-cell>
          <table:table-cell office:value-type="float" office:value="142.5683" calcext:value-type="float">
            <text:p>142.5683</text:p>
          </table:table-cell>
          <table:table-cell office:value-type="float" office:value="35.61965" calcext:value-type="float">
            <text:p>35.61965</text:p>
          </table:table-cell>
          <table:table-cell office:value-type="float" office:value="0" calcext:value-type="float">
            <text:p>0</text:p>
          </table:table-cell>
          <table:table-cell office:value-type="float" office:value="-0.000002492543" calcext:value-type="float">
            <text:p>-2.49254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42996" calcext:value-type="float">
            <text:p>-3.342996</text:p>
          </table:table-cell>
          <table:table-cell office:value-type="float" office:value="0" calcext:value-type="float">
            <text:p>0</text:p>
          </table:table-cell>
          <table:table-cell office:value-type="float" office:value="8.587962" calcext:value-type="float">
            <text:p>8.58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6" calcext:value-type="float">
            <text:p>12022006</text:p>
          </table:table-cell>
          <table:table-cell office:value-type="float" office:value="106.654" calcext:value-type="float">
            <text:p>106.654</text:p>
          </table:table-cell>
          <table:table-cell office:value-type="float" office:value="13058.4" calcext:value-type="float">
            <text:p>130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55412" calcext:value-type="float">
            <text:p>-4.955412</text:p>
          </table:table-cell>
          <table:table-cell office:value-type="float" office:value="10.55274" calcext:value-type="float">
            <text:p>10.55274</text:p>
          </table:table-cell>
          <table:table-cell office:value-type="float" office:value="0" calcext:value-type="float">
            <text:p>0</text:p>
          </table:table-cell>
          <table:table-cell office:value-type="float" office:value="61.36874" calcext:value-type="float">
            <text:p>61.36874</text:p>
          </table:table-cell>
          <table:table-cell office:value-type="float" office:value="0.09807999" calcext:value-type="float">
            <text:p>0.09807999</text:p>
          </table:table-cell>
          <table:table-cell office:value-type="float" office:value="0.005334406" calcext:value-type="float">
            <text:p>0.005334406</text:p>
          </table:table-cell>
          <table:table-cell office:value-type="float" office:value="0" calcext:value-type="float">
            <text:p>0</text:p>
          </table:table-cell>
          <table:table-cell office:value-type="float" office:value="0.001259599" calcext:value-type="float">
            <text:p>0.001259599</text:p>
          </table:table-cell>
          <table:table-cell office:value-type="float" office:value="0" calcext:value-type="float">
            <text:p>0</text:p>
          </table:table-cell>
          <table:table-cell office:value-type="float" office:value="0.04877803" calcext:value-type="float">
            <text:p>0.04877803</text:p>
          </table:table-cell>
          <table:table-cell office:value-type="float" office:value="370" calcext:value-type="float">
            <text:p>370</text:p>
          </table:table-cell>
          <table:table-cell office:value-type="float" office:value="-5.000115" calcext:value-type="float">
            <text:p>-5.000115</text:p>
          </table:table-cell>
          <table:table-cell office:value-type="float" office:value="0" calcext:value-type="float">
            <text:p>0</text:p>
          </table:table-cell>
          <table:table-cell office:value-type="float" office:value="339.0892" calcext:value-type="float">
            <text:p>339.0892</text:p>
          </table:table-cell>
          <table:table-cell office:value-type="float" office:value="1131.755" calcext:value-type="float">
            <text:p>1131.755</text:p>
          </table:table-cell>
          <table:table-cell office:value-type="float" office:value="1373.951" calcext:value-type="float">
            <text:p>1373.951</text:p>
          </table:table-cell>
          <table:table-cell office:value-type="float" office:value="1227.198" calcext:value-type="float">
            <text:p>1227.198</text:p>
          </table:table-cell>
          <table:table-cell office:value-type="float" office:value="720.4213" calcext:value-type="float">
            <text:p>720.4213</text:p>
          </table:table-cell>
          <table:table-cell office:value-type="float" office:value="1095.99" calcext:value-type="float">
            <text:p>1095.99</text:p>
          </table:table-cell>
          <table:table-cell office:value-type="float" office:value="405.9968" calcext:value-type="float">
            <text:p>405.9968</text:p>
          </table:table-cell>
          <table:table-cell office:value-type="float" office:value="1823.15" calcext:value-type="float">
            <text:p>1823.15</text:p>
          </table:table-cell>
          <table:table-cell office:value-type="float" office:value="2062.984" calcext:value-type="float">
            <text:p>2062.984</text:p>
          </table:table-cell>
          <table:table-cell office:value-type="float" office:value="1653.559" calcext:value-type="float">
            <text:p>1653.559</text:p>
          </table:table-cell>
          <table:table-cell office:value-type="float" office:value="581.2998" calcext:value-type="float">
            <text:p>581.2998</text:p>
          </table:table-cell>
          <table:table-cell office:value-type="float" office:value="571.3725" calcext:value-type="float">
            <text:p>571.372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6" calcext:value-type="float">
            <text:p>35.61966</text:p>
          </table:table-cell>
          <table:table-cell office:value-type="float" office:value="0" calcext:value-type="float">
            <text:p>0</text:p>
          </table:table-cell>
          <table:table-cell office:value-type="float" office:value="-0.000002491934" calcext:value-type="float">
            <text:p>-2.4919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89556" calcext:value-type="float">
            <text:p>-3.389556</text:p>
          </table:table-cell>
          <table:table-cell office:value-type="float" office:value="0" calcext:value-type="float">
            <text:p>0</text:p>
          </table:table-cell>
          <table:table-cell office:value-type="float" office:value="8.553225" calcext:value-type="float">
            <text:p>8.55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6" calcext:value-type="float">
            <text:p>13022006</text:p>
          </table:table-cell>
          <table:table-cell office:value-type="float" office:value="106.6081" calcext:value-type="float">
            <text:p>106.6081</text:p>
          </table:table-cell>
          <table:table-cell office:value-type="float" office:value="13058.39" calcext:value-type="float">
            <text:p>13058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51465" calcext:value-type="float">
            <text:p>-5.051465</text:p>
          </table:table-cell>
          <table:table-cell office:value-type="float" office:value="10.80204" calcext:value-type="float">
            <text:p>10.80204</text:p>
          </table:table-cell>
          <table:table-cell office:value-type="float" office:value="0" calcext:value-type="float">
            <text:p>0</text:p>
          </table:table-cell>
          <table:table-cell office:value-type="float" office:value="61.34919" calcext:value-type="float">
            <text:p>61.34919</text:p>
          </table:table-cell>
          <table:table-cell office:value-type="float" office:value="0.09771411" calcext:value-type="float">
            <text:p>0.09771411</text:p>
          </table:table-cell>
          <table:table-cell office:value-type="float" office:value="0.005518996" calcext:value-type="float">
            <text:p>0.005518996</text:p>
          </table:table-cell>
          <table:table-cell office:value-type="float" office:value="0" calcext:value-type="float">
            <text:p>0</text:p>
          </table:table-cell>
          <table:table-cell office:value-type="float" office:value="0.0012616" calcext:value-type="float">
            <text:p>0.0012616</text:p>
          </table:table-cell>
          <table:table-cell office:value-type="float" office:value="0" calcext:value-type="float">
            <text:p>0</text:p>
          </table:table-cell>
          <table:table-cell office:value-type="float" office:value="0.049442" calcext:value-type="float">
            <text:p>0.049442</text:p>
          </table:table-cell>
          <table:table-cell office:value-type="float" office:value="370" calcext:value-type="float">
            <text:p>370</text:p>
          </table:table-cell>
          <table:table-cell office:value-type="float" office:value="-5.09665" calcext:value-type="float">
            <text:p>-5.09665</text:p>
          </table:table-cell>
          <table:table-cell office:value-type="float" office:value="0" calcext:value-type="float">
            <text:p>0</text:p>
          </table:table-cell>
          <table:table-cell office:value-type="float" office:value="339.0683" calcext:value-type="float">
            <text:p>339.0683</text:p>
          </table:table-cell>
          <table:table-cell office:value-type="float" office:value="1131.749" calcext:value-type="float">
            <text:p>1131.749</text:p>
          </table:table-cell>
          <table:table-cell office:value-type="float" office:value="1373.942" calcext:value-type="float">
            <text:p>1373.942</text:p>
          </table:table-cell>
          <table:table-cell office:value-type="float" office:value="1227.193" calcext:value-type="float">
            <text:p>1227.193</text:p>
          </table:table-cell>
          <table:table-cell office:value-type="float" office:value="720.4185" calcext:value-type="float">
            <text:p>720.4185</text:p>
          </table:table-cell>
          <table:table-cell office:value-type="float" office:value="1095.986" calcext:value-type="float">
            <text:p>1095.986</text:p>
          </table:table-cell>
          <table:table-cell office:value-type="float" office:value="405.9957" calcext:value-type="float">
            <text:p>405.9957</text:p>
          </table:table-cell>
          <table:table-cell office:value-type="float" office:value="1823.148" calcext:value-type="float">
            <text:p>1823.148</text:p>
          </table:table-cell>
          <table:table-cell office:value-type="float" office:value="2062.981" calcext:value-type="float">
            <text:p>2062.981</text:p>
          </table:table-cell>
          <table:table-cell office:value-type="float" office:value="1653.557" calcext:value-type="float">
            <text:p>1653.557</text:p>
          </table:table-cell>
          <table:table-cell office:value-type="float" office:value="581.2989" calcext:value-type="float">
            <text:p>581.2989</text:p>
          </table:table-cell>
          <table:table-cell office:value-type="float" office:value="571.3705" calcext:value-type="float">
            <text:p>571.370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6" calcext:value-type="float">
            <text:p>35.61966</text:p>
          </table:table-cell>
          <table:table-cell office:value-type="float" office:value="0" calcext:value-type="float">
            <text:p>0</text:p>
          </table:table-cell>
          <table:table-cell office:value-type="float" office:value="-0.000002515176" calcext:value-type="float">
            <text:p>-2.51517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54463" calcext:value-type="float">
            <text:p>-3.454463</text:p>
          </table:table-cell>
          <table:table-cell office:value-type="float" office:value="0" calcext:value-type="float">
            <text:p>0</text:p>
          </table:table-cell>
          <table:table-cell office:value-type="float" office:value="8.52161" calcext:value-type="float">
            <text:p>8.5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6" calcext:value-type="float">
            <text:p>14022006</text:p>
          </table:table-cell>
          <table:table-cell office:value-type="float" office:value="106.5509" calcext:value-type="float">
            <text:p>106.5509</text:p>
          </table:table-cell>
          <table:table-cell office:value-type="float" office:value="13058.37" calcext:value-type="float">
            <text:p>1305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65404" calcext:value-type="float">
            <text:p>-5.165404</text:p>
          </table:table-cell>
          <table:table-cell office:value-type="float" office:value="12.96975" calcext:value-type="float">
            <text:p>12.96975</text:p>
          </table:table-cell>
          <table:table-cell office:value-type="float" office:value="0" calcext:value-type="float">
            <text:p>0</text:p>
          </table:table-cell>
          <table:table-cell office:value-type="float" office:value="61.33238" calcext:value-type="float">
            <text:p>61.33238</text:p>
          </table:table-cell>
          <table:table-cell office:value-type="float" office:value="0.09720439" calcext:value-type="float">
            <text:p>0.09720439</text:p>
          </table:table-cell>
          <table:table-cell office:value-type="float" office:value="0.005722236" calcext:value-type="float">
            <text:p>0.005722236</text:p>
          </table:table-cell>
          <table:table-cell office:value-type="float" office:value="0" calcext:value-type="float">
            <text:p>0</text:p>
          </table:table-cell>
          <table:table-cell office:value-type="float" office:value="0.003022322" calcext:value-type="float">
            <text:p>0.003022322</text:p>
          </table:table-cell>
          <table:table-cell office:value-type="float" office:value="0" calcext:value-type="float">
            <text:p>0</text:p>
          </table:table-cell>
          <table:table-cell office:value-type="float" office:value="0.06572238" calcext:value-type="float">
            <text:p>0.06572238</text:p>
          </table:table-cell>
          <table:table-cell office:value-type="float" office:value="370" calcext:value-type="float">
            <text:p>370</text:p>
          </table:table-cell>
          <table:table-cell office:value-type="float" office:value="-5.228427" calcext:value-type="float">
            <text:p>-5.228427</text:p>
          </table:table-cell>
          <table:table-cell office:value-type="float" office:value="0" calcext:value-type="float">
            <text:p>0</text:p>
          </table:table-cell>
          <table:table-cell office:value-type="float" office:value="339.0406" calcext:value-type="float">
            <text:p>339.0406</text:p>
          </table:table-cell>
          <table:table-cell office:value-type="float" office:value="1131.738" calcext:value-type="float">
            <text:p>1131.738</text:p>
          </table:table-cell>
          <table:table-cell office:value-type="float" office:value="1373.93" calcext:value-type="float">
            <text:p>1373.93</text:p>
          </table:table-cell>
          <table:table-cell office:value-type="float" office:value="1227.188" calcext:value-type="float">
            <text:p>1227.188</text:p>
          </table:table-cell>
          <table:table-cell office:value-type="float" office:value="720.4158" calcext:value-type="float">
            <text:p>720.4158</text:p>
          </table:table-cell>
          <table:table-cell office:value-type="float" office:value="1095.982" calcext:value-type="float">
            <text:p>1095.982</text:p>
          </table:table-cell>
          <table:table-cell office:value-type="float" office:value="405.9944" calcext:value-type="float">
            <text:p>405.9944</text:p>
          </table:table-cell>
          <table:table-cell office:value-type="float" office:value="1823.146" calcext:value-type="float">
            <text:p>1823.146</text:p>
          </table:table-cell>
          <table:table-cell office:value-type="float" office:value="2062.978" calcext:value-type="float">
            <text:p>2062.978</text:p>
          </table:table-cell>
          <table:table-cell office:value-type="float" office:value="1653.556" calcext:value-type="float">
            <text:p>1653.556</text:p>
          </table:table-cell>
          <table:table-cell office:value-type="float" office:value="581.298" calcext:value-type="float">
            <text:p>581.298</text:p>
          </table:table-cell>
          <table:table-cell office:value-type="float" office:value="571.3687" calcext:value-type="float">
            <text:p>571.3687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6" calcext:value-type="float">
            <text:p>35.61966</text:p>
          </table:table-cell>
          <table:table-cell office:value-type="float" office:value="0" calcext:value-type="float">
            <text:p>0</text:p>
          </table:table-cell>
          <table:table-cell office:value-type="float" office:value="-0.000002557312" calcext:value-type="float">
            <text:p>-2.55731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31374" calcext:value-type="float">
            <text:p>-3.531374</text:p>
          </table:table-cell>
          <table:table-cell office:value-type="float" office:value="0" calcext:value-type="float">
            <text:p>0</text:p>
          </table:table-cell>
          <table:table-cell office:value-type="float" office:value="8.468498" calcext:value-type="float">
            <text:p>8.46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6" calcext:value-type="float">
            <text:p>15022006</text:p>
          </table:table-cell>
          <table:table-cell office:value-type="float" office:value="106.5036" calcext:value-type="float">
            <text:p>106.5036</text:p>
          </table:table-cell>
          <table:table-cell office:value-type="float" office:value="13058.35" calcext:value-type="float">
            <text:p>1305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83217" calcext:value-type="float">
            <text:p>-5.283217</text:p>
          </table:table-cell>
          <table:table-cell office:value-type="float" office:value="16.533" calcext:value-type="float">
            <text:p>16.533</text:p>
          </table:table-cell>
          <table:table-cell office:value-type="float" office:value="0" calcext:value-type="float">
            <text:p>0</text:p>
          </table:table-cell>
          <table:table-cell office:value-type="float" office:value="61.30583" calcext:value-type="float">
            <text:p>61.30583</text:p>
          </table:table-cell>
          <table:table-cell office:value-type="float" office:value="0.09689031" calcext:value-type="float">
            <text:p>0.09689031</text:p>
          </table:table-cell>
          <table:table-cell office:value-type="float" office:value="0.006013813" calcext:value-type="float">
            <text:p>0.006013813</text:p>
          </table:table-cell>
          <table:table-cell office:value-type="float" office:value="0" calcext:value-type="float">
            <text:p>0</text:p>
          </table:table-cell>
          <table:table-cell office:value-type="float" office:value="0.005050121" calcext:value-type="float">
            <text:p>0.005050121</text:p>
          </table:table-cell>
          <table:table-cell office:value-type="float" office:value="0" calcext:value-type="float">
            <text:p>0</text:p>
          </table:table-cell>
          <table:table-cell office:value-type="float" office:value="0.1015116" calcext:value-type="float">
            <text:p>0.1015116</text:p>
          </table:table-cell>
          <table:table-cell office:value-type="float" office:value="370" calcext:value-type="float">
            <text:p>370</text:p>
          </table:table-cell>
          <table:table-cell office:value-type="float" office:value="-5.383765" calcext:value-type="float">
            <text:p>-5.383765</text:p>
          </table:table-cell>
          <table:table-cell office:value-type="float" office:value="0" calcext:value-type="float">
            <text:p>0</text:p>
          </table:table-cell>
          <table:table-cell office:value-type="float" office:value="339.0253" calcext:value-type="float">
            <text:p>339.0253</text:p>
          </table:table-cell>
          <table:table-cell office:value-type="float" office:value="1131.723" calcext:value-type="float">
            <text:p>1131.723</text:p>
          </table:table-cell>
          <table:table-cell office:value-type="float" office:value="1373.913" calcext:value-type="float">
            <text:p>1373.913</text:p>
          </table:table-cell>
          <table:table-cell office:value-type="float" office:value="1227.182" calcext:value-type="float">
            <text:p>1227.182</text:p>
          </table:table-cell>
          <table:table-cell office:value-type="float" office:value="720.4125" calcext:value-type="float">
            <text:p>720.4125</text:p>
          </table:table-cell>
          <table:table-cell office:value-type="float" office:value="1095.978" calcext:value-type="float">
            <text:p>1095.978</text:p>
          </table:table-cell>
          <table:table-cell office:value-type="float" office:value="405.9932" calcext:value-type="float">
            <text:p>405.9932</text:p>
          </table:table-cell>
          <table:table-cell office:value-type="float" office:value="1823.144" calcext:value-type="float">
            <text:p>1823.144</text:p>
          </table:table-cell>
          <table:table-cell office:value-type="float" office:value="2062.975" calcext:value-type="float">
            <text:p>2062.975</text:p>
          </table:table-cell>
          <table:table-cell office:value-type="float" office:value="1653.553" calcext:value-type="float">
            <text:p>1653.553</text:p>
          </table:table-cell>
          <table:table-cell office:value-type="float" office:value="581.297" calcext:value-type="float">
            <text:p>581.297</text:p>
          </table:table-cell>
          <table:table-cell office:value-type="float" office:value="571.3668" calcext:value-type="float">
            <text:p>571.3668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6" calcext:value-type="float">
            <text:p>35.61966</text:p>
          </table:table-cell>
          <table:table-cell office:value-type="float" office:value="0" calcext:value-type="float">
            <text:p>0</text:p>
          </table:table-cell>
          <table:table-cell office:value-type="float" office:value="-0.000002563131" calcext:value-type="float">
            <text:p>-2.5631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05491" calcext:value-type="float">
            <text:p>-3.605491</text:p>
          </table:table-cell>
          <table:table-cell office:value-type="float" office:value="0" calcext:value-type="float">
            <text:p>0</text:p>
          </table:table-cell>
          <table:table-cell office:value-type="float" office:value="8.389296" calcext:value-type="float">
            <text:p>8.389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6" calcext:value-type="float">
            <text:p>16022006</text:p>
          </table:table-cell>
          <table:table-cell office:value-type="float" office:value="106.4792" calcext:value-type="float">
            <text:p>106.4792</text:p>
          </table:table-cell>
          <table:table-cell office:value-type="float" office:value="13058.33" calcext:value-type="float">
            <text:p>1305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77727" calcext:value-type="float">
            <text:p>-5.377727</text:p>
          </table:table-cell>
          <table:table-cell office:value-type="float" office:value="18.54035" calcext:value-type="float">
            <text:p>18.54035</text:p>
          </table:table-cell>
          <table:table-cell office:value-type="float" office:value="0" calcext:value-type="float">
            <text:p>0</text:p>
          </table:table-cell>
          <table:table-cell office:value-type="float" office:value="61.27458" calcext:value-type="float">
            <text:p>61.27458</text:p>
          </table:table-cell>
          <table:table-cell office:value-type="float" office:value="0.09680162" calcext:value-type="float">
            <text:p>0.09680162</text:p>
          </table:table-cell>
          <table:table-cell office:value-type="float" office:value="0.006337354" calcext:value-type="float">
            <text:p>0.006337354</text:p>
          </table:table-cell>
          <table:table-cell office:value-type="float" office:value="0" calcext:value-type="float">
            <text:p>0</text:p>
          </table:table-cell>
          <table:table-cell office:value-type="float" office:value="0.00553586" calcext:value-type="float">
            <text:p>0.00553586</text:p>
          </table:table-cell>
          <table:table-cell office:value-type="float" office:value="0" calcext:value-type="float">
            <text:p>0</text:p>
          </table:table-cell>
          <table:table-cell office:value-type="float" office:value="0.1228083" calcext:value-type="float">
            <text:p>0.1228083</text:p>
          </table:table-cell>
          <table:table-cell office:value-type="float" office:value="370" calcext:value-type="float">
            <text:p>370</text:p>
          </table:table-cell>
          <table:table-cell office:value-type="float" office:value="-5.499734" calcext:value-type="float">
            <text:p>-5.499734</text:p>
          </table:table-cell>
          <table:table-cell office:value-type="float" office:value="0" calcext:value-type="float">
            <text:p>0</text:p>
          </table:table-cell>
          <table:table-cell office:value-type="float" office:value="339.0243" calcext:value-type="float">
            <text:p>339.0243</text:p>
          </table:table-cell>
          <table:table-cell office:value-type="float" office:value="1131.717" calcext:value-type="float">
            <text:p>1131.717</text:p>
          </table:table-cell>
          <table:table-cell office:value-type="float" office:value="1373.902" calcext:value-type="float">
            <text:p>1373.902</text:p>
          </table:table-cell>
          <table:table-cell office:value-type="float" office:value="1227.177" calcext:value-type="float">
            <text:p>1227.177</text:p>
          </table:table-cell>
          <table:table-cell office:value-type="float" office:value="720.4095" calcext:value-type="float">
            <text:p>720.4095</text:p>
          </table:table-cell>
          <table:table-cell office:value-type="float" office:value="1095.975" calcext:value-type="float">
            <text:p>1095.975</text:p>
          </table:table-cell>
          <table:table-cell office:value-type="float" office:value="405.992" calcext:value-type="float">
            <text:p>405.992</text:p>
          </table:table-cell>
          <table:table-cell office:value-type="float" office:value="1823.141" calcext:value-type="float">
            <text:p>1823.141</text:p>
          </table:table-cell>
          <table:table-cell office:value-type="float" office:value="2062.973" calcext:value-type="float">
            <text:p>2062.973</text:p>
          </table:table-cell>
          <table:table-cell office:value-type="float" office:value="1653.551" calcext:value-type="float">
            <text:p>1653.551</text:p>
          </table:table-cell>
          <table:table-cell office:value-type="float" office:value="581.2961" calcext:value-type="float">
            <text:p>581.2961</text:p>
          </table:table-cell>
          <table:table-cell office:value-type="float" office:value="571.3649" calcext:value-type="float">
            <text:p>571.3649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02562091" calcext:value-type="float">
            <text:p>-2.56209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53445" calcext:value-type="float">
            <text:p>-3.653445</text:p>
          </table:table-cell>
          <table:table-cell office:value-type="float" office:value="0" calcext:value-type="float">
            <text:p>0</text:p>
          </table:table-cell>
          <table:table-cell office:value-type="float" office:value="8.321754" calcext:value-type="float">
            <text:p>8.32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6" calcext:value-type="float">
            <text:p>17022006</text:p>
          </table:table-cell>
          <table:table-cell office:value-type="float" office:value="106.462" calcext:value-type="float">
            <text:p>106.462</text:p>
          </table:table-cell>
          <table:table-cell office:value-type="float" office:value="13058.32" calcext:value-type="float">
            <text:p>1305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71385" calcext:value-type="float">
            <text:p>-5.471385</text:p>
          </table:table-cell>
          <table:table-cell office:value-type="float" office:value="19.29107" calcext:value-type="float">
            <text:p>19.29107</text:p>
          </table:table-cell>
          <table:table-cell office:value-type="float" office:value="0" calcext:value-type="float">
            <text:p>0</text:p>
          </table:table-cell>
          <table:table-cell office:value-type="float" office:value="61.24568" calcext:value-type="float">
            <text:p>61.24568</text:p>
          </table:table-cell>
          <table:table-cell office:value-type="float" office:value="0.09676985" calcext:value-type="float">
            <text:p>0.09676985</text:p>
          </table:table-cell>
          <table:table-cell office:value-type="float" office:value="0.006643871" calcext:value-type="float">
            <text:p>0.006643871</text:p>
          </table:table-cell>
          <table:table-cell office:value-type="float" office:value="0" calcext:value-type="float">
            <text:p>0</text:p>
          </table:table-cell>
          <table:table-cell office:value-type="float" office:value="0.005540103" calcext:value-type="float">
            <text:p>0.005540103</text:p>
          </table:table-cell>
          <table:table-cell office:value-type="float" office:value="0" calcext:value-type="float">
            <text:p>0</text:p>
          </table:table-cell>
          <table:table-cell office:value-type="float" office:value="0.1241985" calcext:value-type="float">
            <text:p>0.1241985</text:p>
          </table:table-cell>
          <table:table-cell office:value-type="float" office:value="370" calcext:value-type="float">
            <text:p>370</text:p>
          </table:table-cell>
          <table:table-cell office:value-type="float" office:value="-5.59448" calcext:value-type="float">
            <text:p>-5.59448</text:p>
          </table:table-cell>
          <table:table-cell office:value-type="float" office:value="0" calcext:value-type="float">
            <text:p>0</text:p>
          </table:table-cell>
          <table:table-cell office:value-type="float" office:value="339.0254" calcext:value-type="float">
            <text:p>339.0254</text:p>
          </table:table-cell>
          <table:table-cell office:value-type="float" office:value="1131.714" calcext:value-type="float">
            <text:p>1131.714</text:p>
          </table:table-cell>
          <table:table-cell office:value-type="float" office:value="1373.895" calcext:value-type="float">
            <text:p>1373.895</text:p>
          </table:table-cell>
          <table:table-cell office:value-type="float" office:value="1227.172" calcext:value-type="float">
            <text:p>1227.172</text:p>
          </table:table-cell>
          <table:table-cell office:value-type="float" office:value="720.4069" calcext:value-type="float">
            <text:p>720.4069</text:p>
          </table:table-cell>
          <table:table-cell office:value-type="float" office:value="1095.971" calcext:value-type="float">
            <text:p>1095.971</text:p>
          </table:table-cell>
          <table:table-cell office:value-type="float" office:value="405.9909" calcext:value-type="float">
            <text:p>405.9909</text:p>
          </table:table-cell>
          <table:table-cell office:value-type="float" office:value="1823.139" calcext:value-type="float">
            <text:p>1823.139</text:p>
          </table:table-cell>
          <table:table-cell office:value-type="float" office:value="2062.97" calcext:value-type="float">
            <text:p>2062.97</text:p>
          </table:table-cell>
          <table:table-cell office:value-type="float" office:value="1653.55" calcext:value-type="float">
            <text:p>1653.55</text:p>
          </table:table-cell>
          <table:table-cell office:value-type="float" office:value="581.2952" calcext:value-type="float">
            <text:p>581.2952</text:p>
          </table:table-cell>
          <table:table-cell office:value-type="float" office:value="571.363" calcext:value-type="float">
            <text:p>571.363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02561263" calcext:value-type="float">
            <text:p>-2.56126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9145" calcext:value-type="float">
            <text:p>-3.69145</text:p>
          </table:table-cell>
          <table:table-cell office:value-type="float" office:value="0" calcext:value-type="float">
            <text:p>0</text:p>
          </table:table-cell>
          <table:table-cell office:value-type="float" office:value="8.264977" calcext:value-type="float">
            <text:p>8.264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6" calcext:value-type="float">
            <text:p>18022006</text:p>
          </table:table-cell>
          <table:table-cell office:value-type="float" office:value="106.447" calcext:value-type="float">
            <text:p>106.447</text:p>
          </table:table-cell>
          <table:table-cell office:value-type="float" office:value="13058.3" calcext:value-type="float">
            <text:p>130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53737" calcext:value-type="float">
            <text:p>-5.553737</text:p>
          </table:table-cell>
          <table:table-cell office:value-type="float" office:value="19.58025" calcext:value-type="float">
            <text:p>19.58025</text:p>
          </table:table-cell>
          <table:table-cell office:value-type="float" office:value="0" calcext:value-type="float">
            <text:p>0</text:p>
          </table:table-cell>
          <table:table-cell office:value-type="float" office:value="61.21996" calcext:value-type="float">
            <text:p>61.21996</text:p>
          </table:table-cell>
          <table:table-cell office:value-type="float" office:value="0.09671643" calcext:value-type="float">
            <text:p>0.09671643</text:p>
          </table:table-cell>
          <table:table-cell office:value-type="float" office:value="0.006923595" calcext:value-type="float">
            <text:p>0.006923595</text:p>
          </table:table-cell>
          <table:table-cell office:value-type="float" office:value="0" calcext:value-type="float">
            <text:p>0</text:p>
          </table:table-cell>
          <table:table-cell office:value-type="float" office:value="0.005543634" calcext:value-type="float">
            <text:p>0.005543634</text:p>
          </table:table-cell>
          <table:table-cell office:value-type="float" office:value="0" calcext:value-type="float">
            <text:p>0</text:p>
          </table:table-cell>
          <table:table-cell office:value-type="float" office:value="0.1253519" calcext:value-type="float">
            <text:p>0.1253519</text:p>
          </table:table-cell>
          <table:table-cell office:value-type="float" office:value="370" calcext:value-type="float">
            <text:p>370</text:p>
          </table:table-cell>
          <table:table-cell office:value-type="float" office:value="-5.677709" calcext:value-type="float">
            <text:p>-5.677709</text:p>
          </table:table-cell>
          <table:table-cell office:value-type="float" office:value="0" calcext:value-type="float">
            <text:p>0</text:p>
          </table:table-cell>
          <table:table-cell office:value-type="float" office:value="339.0243" calcext:value-type="float">
            <text:p>339.0243</text:p>
          </table:table-cell>
          <table:table-cell office:value-type="float" office:value="1131.713" calcext:value-type="float">
            <text:p>1131.713</text:p>
          </table:table-cell>
          <table:table-cell office:value-type="float" office:value="1373.891" calcext:value-type="float">
            <text:p>1373.891</text:p>
          </table:table-cell>
          <table:table-cell office:value-type="float" office:value="1227.168" calcext:value-type="float">
            <text:p>1227.168</text:p>
          </table:table-cell>
          <table:table-cell office:value-type="float" office:value="720.4042" calcext:value-type="float">
            <text:p>720.4042</text:p>
          </table:table-cell>
          <table:table-cell office:value-type="float" office:value="1095.967" calcext:value-type="float">
            <text:p>1095.967</text:p>
          </table:table-cell>
          <table:table-cell office:value-type="float" office:value="405.9899" calcext:value-type="float">
            <text:p>405.9899</text:p>
          </table:table-cell>
          <table:table-cell office:value-type="float" office:value="1823.137" calcext:value-type="float">
            <text:p>1823.137</text:p>
          </table:table-cell>
          <table:table-cell office:value-type="float" office:value="2062.967" calcext:value-type="float">
            <text:p>2062.967</text:p>
          </table:table-cell>
          <table:table-cell office:value-type="float" office:value="1653.548" calcext:value-type="float">
            <text:p>1653.548</text:p>
          </table:table-cell>
          <table:table-cell office:value-type="float" office:value="581.2943" calcext:value-type="float">
            <text:p>581.2943</text:p>
          </table:table-cell>
          <table:table-cell office:value-type="float" office:value="571.3612" calcext:value-type="float">
            <text:p>571.3612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2561441" calcext:value-type="float">
            <text:p>-2.56144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24602" calcext:value-type="float">
            <text:p>-3.724602</text:p>
          </table:table-cell>
          <table:table-cell office:value-type="float" office:value="0" calcext:value-type="float">
            <text:p>0</text:p>
          </table:table-cell>
          <table:table-cell office:value-type="float" office:value="8.21487" calcext:value-type="float">
            <text:p>8.2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6" calcext:value-type="float">
            <text:p>19022006</text:p>
          </table:table-cell>
          <table:table-cell office:value-type="float" office:value="106.4322" calcext:value-type="float">
            <text:p>106.4322</text:p>
          </table:table-cell>
          <table:table-cell office:value-type="float" office:value="13058.3" calcext:value-type="float">
            <text:p>130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1617" calcext:value-type="float">
            <text:p>-5.631617</text:p>
          </table:table-cell>
          <table:table-cell office:value-type="float" office:value="20.72634" calcext:value-type="float">
            <text:p>20.72634</text:p>
          </table:table-cell>
          <table:table-cell office:value-type="float" office:value="0" calcext:value-type="float">
            <text:p>0</text:p>
          </table:table-cell>
          <table:table-cell office:value-type="float" office:value="61.18967" calcext:value-type="float">
            <text:p>61.18967</text:p>
          </table:table-cell>
          <table:table-cell office:value-type="float" office:value="0.09660566" calcext:value-type="float">
            <text:p>0.09660566</text:p>
          </table:table-cell>
          <table:table-cell office:value-type="float" office:value="0.007185066" calcext:value-type="float">
            <text:p>0.007185066</text:p>
          </table:table-cell>
          <table:table-cell office:value-type="float" office:value="0" calcext:value-type="float">
            <text:p>0</text:p>
          </table:table-cell>
          <table:table-cell office:value-type="float" office:value="0.005546903" calcext:value-type="float">
            <text:p>0.005546903</text:p>
          </table:table-cell>
          <table:table-cell office:value-type="float" office:value="0" calcext:value-type="float">
            <text:p>0</text:p>
          </table:table-cell>
          <table:table-cell office:value-type="float" office:value="0.1264177" calcext:value-type="float">
            <text:p>0.1264177</text:p>
          </table:table-cell>
          <table:table-cell office:value-type="float" office:value="370" calcext:value-type="float">
            <text:p>370</text:p>
          </table:table-cell>
          <table:table-cell office:value-type="float" office:value="-5.756396" calcext:value-type="float">
            <text:p>-5.756396</text:p>
          </table:table-cell>
          <table:table-cell office:value-type="float" office:value="0" calcext:value-type="float">
            <text:p>0</text:p>
          </table:table-cell>
          <table:table-cell office:value-type="float" office:value="339.0239" calcext:value-type="float">
            <text:p>339.0239</text:p>
          </table:table-cell>
          <table:table-cell office:value-type="float" office:value="1131.71" calcext:value-type="float">
            <text:p>1131.71</text:p>
          </table:table-cell>
          <table:table-cell office:value-type="float" office:value="1373.888" calcext:value-type="float">
            <text:p>1373.888</text:p>
          </table:table-cell>
          <table:table-cell office:value-type="float" office:value="1227.165" calcext:value-type="float">
            <text:p>1227.165</text:p>
          </table:table-cell>
          <table:table-cell office:value-type="float" office:value="720.4019" calcext:value-type="float">
            <text:p>720.4019</text:p>
          </table:table-cell>
          <table:table-cell office:value-type="float" office:value="1095.964" calcext:value-type="float">
            <text:p>1095.964</text:p>
          </table:table-cell>
          <table:table-cell office:value-type="float" office:value="405.9889" calcext:value-type="float">
            <text:p>405.9889</text:p>
          </table:table-cell>
          <table:table-cell office:value-type="float" office:value="1823.135" calcext:value-type="float">
            <text:p>1823.135</text:p>
          </table:table-cell>
          <table:table-cell office:value-type="float" office:value="2062.965" calcext:value-type="float">
            <text:p>2062.965</text:p>
          </table:table-cell>
          <table:table-cell office:value-type="float" office:value="1653.546" calcext:value-type="float">
            <text:p>1653.546</text:p>
          </table:table-cell>
          <table:table-cell office:value-type="float" office:value="581.2934" calcext:value-type="float">
            <text:p>581.2934</text:p>
          </table:table-cell>
          <table:table-cell office:value-type="float" office:value="571.3594" calcext:value-type="float">
            <text:p>571.3594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2759542" calcext:value-type="float">
            <text:p>-2.7595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55769" calcext:value-type="float">
            <text:p>-3.755769</text:p>
          </table:table-cell>
          <table:table-cell office:value-type="float" office:value="0" calcext:value-type="float">
            <text:p>0</text:p>
          </table:table-cell>
          <table:table-cell office:value-type="float" office:value="8.167319" calcext:value-type="float">
            <text:p>8.167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6" calcext:value-type="float">
            <text:p>20022006</text:p>
          </table:table-cell>
          <table:table-cell office:value-type="float" office:value="106.4075" calcext:value-type="float">
            <text:p>106.4075</text:p>
          </table:table-cell>
          <table:table-cell office:value-type="float" office:value="13058.29" calcext:value-type="float">
            <text:p>1305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13507" calcext:value-type="float">
            <text:p>-5.713507</text:p>
          </table:table-cell>
          <table:table-cell office:value-type="float" office:value="20.70199" calcext:value-type="float">
            <text:p>20.70199</text:p>
          </table:table-cell>
          <table:table-cell office:value-type="float" office:value="0" calcext:value-type="float">
            <text:p>0</text:p>
          </table:table-cell>
          <table:table-cell office:value-type="float" office:value="61.12644" calcext:value-type="float">
            <text:p>61.12644</text:p>
          </table:table-cell>
          <table:table-cell office:value-type="float" office:value="0.09614637" calcext:value-type="float">
            <text:p>0.09614637</text:p>
          </table:table-cell>
          <table:table-cell office:value-type="float" office:value="0.007472659" calcext:value-type="float">
            <text:p>0.007472659</text:p>
          </table:table-cell>
          <table:table-cell office:value-type="float" office:value="0" calcext:value-type="float">
            <text:p>0</text:p>
          </table:table-cell>
          <table:table-cell office:value-type="float" office:value="0.005550538" calcext:value-type="float">
            <text:p>0.005550538</text:p>
          </table:table-cell>
          <table:table-cell office:value-type="float" office:value="0" calcext:value-type="float">
            <text:p>0</text:p>
          </table:table-cell>
          <table:table-cell office:value-type="float" office:value="0.1275984" calcext:value-type="float">
            <text:p>0.1275984</text:p>
          </table:table-cell>
          <table:table-cell office:value-type="float" office:value="370" calcext:value-type="float">
            <text:p>370</text:p>
          </table:table-cell>
          <table:table-cell office:value-type="float" office:value="-5.839183" calcext:value-type="float">
            <text:p>-5.839183</text:p>
          </table:table-cell>
          <table:table-cell office:value-type="float" office:value="0" calcext:value-type="float">
            <text:p>0</text:p>
          </table:table-cell>
          <table:table-cell office:value-type="float" office:value="339.0192" calcext:value-type="float">
            <text:p>339.0192</text:p>
          </table:table-cell>
          <table:table-cell office:value-type="float" office:value="1131.705" calcext:value-type="float">
            <text:p>1131.705</text:p>
          </table:table-cell>
          <table:table-cell office:value-type="float" office:value="1373.884" calcext:value-type="float">
            <text:p>1373.884</text:p>
          </table:table-cell>
          <table:table-cell office:value-type="float" office:value="1227.163" calcext:value-type="float">
            <text:p>1227.163</text:p>
          </table:table-cell>
          <table:table-cell office:value-type="float" office:value="720.3995" calcext:value-type="float">
            <text:p>720.3995</text:p>
          </table:table-cell>
          <table:table-cell office:value-type="float" office:value="1095.961" calcext:value-type="float">
            <text:p>1095.961</text:p>
          </table:table-cell>
          <table:table-cell office:value-type="float" office:value="405.9879" calcext:value-type="float">
            <text:p>405.9879</text:p>
          </table:table-cell>
          <table:table-cell office:value-type="float" office:value="1823.133" calcext:value-type="float">
            <text:p>1823.133</text:p>
          </table:table-cell>
          <table:table-cell office:value-type="float" office:value="2062.962" calcext:value-type="float">
            <text:p>2062.962</text:p>
          </table:table-cell>
          <table:table-cell office:value-type="float" office:value="1653.544" calcext:value-type="float">
            <text:p>1653.544</text:p>
          </table:table-cell>
          <table:table-cell office:value-type="float" office:value="581.2925" calcext:value-type="float">
            <text:p>581.2925</text:p>
          </table:table-cell>
          <table:table-cell office:value-type="float" office:value="571.3576" calcext:value-type="float">
            <text:p>571.3576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760276" calcext:value-type="float">
            <text:p>-2.76027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94122" calcext:value-type="float">
            <text:p>-3.794122</text:p>
          </table:table-cell>
          <table:table-cell office:value-type="float" office:value="0" calcext:value-type="float">
            <text:p>0</text:p>
          </table:table-cell>
          <table:table-cell office:value-type="float" office:value="8.122866" calcext:value-type="float">
            <text:p>8.12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6" calcext:value-type="float">
            <text:p>21022006</text:p>
          </table:table-cell>
          <table:table-cell office:value-type="float" office:value="106.3795" calcext:value-type="float">
            <text:p>106.3795</text:p>
          </table:table-cell>
          <table:table-cell office:value-type="float" office:value="13058.28" calcext:value-type="float">
            <text:p>130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99246" calcext:value-type="float">
            <text:p>-5.799246</text:p>
          </table:table-cell>
          <table:table-cell office:value-type="float" office:value="21.02968" calcext:value-type="float">
            <text:p>21.02968</text:p>
          </table:table-cell>
          <table:table-cell office:value-type="float" office:value="0" calcext:value-type="float">
            <text:p>0</text:p>
          </table:table-cell>
          <table:table-cell office:value-type="float" office:value="61.0578" calcext:value-type="float">
            <text:p>61.0578</text:p>
          </table:table-cell>
          <table:table-cell office:value-type="float" office:value="0.09562972" calcext:value-type="float">
            <text:p>0.09562972</text:p>
          </table:table-cell>
          <table:table-cell office:value-type="float" office:value="0.007804889" calcext:value-type="float">
            <text:p>0.007804889</text:p>
          </table:table-cell>
          <table:table-cell office:value-type="float" office:value="0" calcext:value-type="float">
            <text:p>0</text:p>
          </table:table-cell>
          <table:table-cell office:value-type="float" office:value="0.005643906" calcext:value-type="float">
            <text:p>0.005643906</text:p>
          </table:table-cell>
          <table:table-cell office:value-type="float" office:value="0" calcext:value-type="float">
            <text:p>0</text:p>
          </table:table-cell>
          <table:table-cell office:value-type="float" office:value="0.1336197" calcext:value-type="float">
            <text:p>0.1336197</text:p>
          </table:table-cell>
          <table:table-cell office:value-type="float" office:value="370" calcext:value-type="float">
            <text:p>370</text:p>
          </table:table-cell>
          <table:table-cell office:value-type="float" office:value="-5.930705" calcext:value-type="float">
            <text:p>-5.930705</text:p>
          </table:table-cell>
          <table:table-cell office:value-type="float" office:value="0" calcext:value-type="float">
            <text:p>0</text:p>
          </table:table-cell>
          <table:table-cell office:value-type="float" office:value="339.0146" calcext:value-type="float">
            <text:p>339.0146</text:p>
          </table:table-cell>
          <table:table-cell office:value-type="float" office:value="1131.698" calcext:value-type="float">
            <text:p>1131.698</text:p>
          </table:table-cell>
          <table:table-cell office:value-type="float" office:value="1373.877" calcext:value-type="float">
            <text:p>1373.877</text:p>
          </table:table-cell>
          <table:table-cell office:value-type="float" office:value="1227.16" calcext:value-type="float">
            <text:p>1227.16</text:p>
          </table:table-cell>
          <table:table-cell office:value-type="float" office:value="720.3971" calcext:value-type="float">
            <text:p>720.3971</text:p>
          </table:table-cell>
          <table:table-cell office:value-type="float" office:value="1095.957" calcext:value-type="float">
            <text:p>1095.957</text:p>
          </table:table-cell>
          <table:table-cell office:value-type="float" office:value="405.987" calcext:value-type="float">
            <text:p>405.987</text:p>
          </table:table-cell>
          <table:table-cell office:value-type="float" office:value="1823.132" calcext:value-type="float">
            <text:p>1823.132</text:p>
          </table:table-cell>
          <table:table-cell office:value-type="float" office:value="2062.96" calcext:value-type="float">
            <text:p>2062.96</text:p>
          </table:table-cell>
          <table:table-cell office:value-type="float" office:value="1653.542" calcext:value-type="float">
            <text:p>1653.542</text:p>
          </table:table-cell>
          <table:table-cell office:value-type="float" office:value="581.2916" calcext:value-type="float">
            <text:p>581.2916</text:p>
          </table:table-cell>
          <table:table-cell office:value-type="float" office:value="571.3558" calcext:value-type="float">
            <text:p>571.3558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760486" calcext:value-type="float">
            <text:p>-2.76048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36671" calcext:value-type="float">
            <text:p>-3.836671</text:p>
          </table:table-cell>
          <table:table-cell office:value-type="float" office:value="0" calcext:value-type="float">
            <text:p>0</text:p>
          </table:table-cell>
          <table:table-cell office:value-type="float" office:value="8.073962" calcext:value-type="float">
            <text:p>8.073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6" calcext:value-type="float">
            <text:p>22022006</text:p>
          </table:table-cell>
          <table:table-cell office:value-type="float" office:value="106.3448" calcext:value-type="float">
            <text:p>106.3448</text:p>
          </table:table-cell>
          <table:table-cell office:value-type="float" office:value="13058.27" calcext:value-type="float">
            <text:p>1305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91398" calcext:value-type="float">
            <text:p>-5.891398</text:p>
          </table:table-cell>
          <table:table-cell office:value-type="float" office:value="21.21501" calcext:value-type="float">
            <text:p>21.21501</text:p>
          </table:table-cell>
          <table:table-cell office:value-type="float" office:value="0" calcext:value-type="float">
            <text:p>0</text:p>
          </table:table-cell>
          <table:table-cell office:value-type="float" office:value="60.97876" calcext:value-type="float">
            <text:p>60.97876</text:p>
          </table:table-cell>
          <table:table-cell office:value-type="float" office:value="0.09497861" calcext:value-type="float">
            <text:p>0.09497861</text:p>
          </table:table-cell>
          <table:table-cell office:value-type="float" office:value="0.008142154" calcext:value-type="float">
            <text:p>0.008142154</text:p>
          </table:table-cell>
          <table:table-cell office:value-type="float" office:value="0" calcext:value-type="float">
            <text:p>0</text:p>
          </table:table-cell>
          <table:table-cell office:value-type="float" office:value="0.005756068" calcext:value-type="float">
            <text:p>0.005756068</text:p>
          </table:table-cell>
          <table:table-cell office:value-type="float" office:value="0" calcext:value-type="float">
            <text:p>0</text:p>
          </table:table-cell>
          <table:table-cell office:value-type="float" office:value="0.1410963" calcext:value-type="float">
            <text:p>0.1410963</text:p>
          </table:table-cell>
          <table:table-cell office:value-type="float" office:value="370" calcext:value-type="float">
            <text:p>370</text:p>
          </table:table-cell>
          <table:table-cell office:value-type="float" office:value="-6.030108" calcext:value-type="float">
            <text:p>-6.030108</text:p>
          </table:table-cell>
          <table:table-cell office:value-type="float" office:value="0" calcext:value-type="float">
            <text:p>0</text:p>
          </table:table-cell>
          <table:table-cell office:value-type="float" office:value="339.0082" calcext:value-type="float">
            <text:p>339.0082</text:p>
          </table:table-cell>
          <table:table-cell office:value-type="float" office:value="1131.686" calcext:value-type="float">
            <text:p>1131.686</text:p>
          </table:table-cell>
          <table:table-cell office:value-type="float" office:value="1373.87" calcext:value-type="float">
            <text:p>1373.87</text:p>
          </table:table-cell>
          <table:table-cell office:value-type="float" office:value="1227.158" calcext:value-type="float">
            <text:p>1227.158</text:p>
          </table:table-cell>
          <table:table-cell office:value-type="float" office:value="720.3947" calcext:value-type="float">
            <text:p>720.3947</text:p>
          </table:table-cell>
          <table:table-cell office:value-type="float" office:value="1095.954" calcext:value-type="float">
            <text:p>1095.954</text:p>
          </table:table-cell>
          <table:table-cell office:value-type="float" office:value="405.9861" calcext:value-type="float">
            <text:p>405.9861</text:p>
          </table:table-cell>
          <table:table-cell office:value-type="float" office:value="1823.13" calcext:value-type="float">
            <text:p>1823.13</text:p>
          </table:table-cell>
          <table:table-cell office:value-type="float" office:value="2062.957" calcext:value-type="float">
            <text:p>2062.957</text:p>
          </table:table-cell>
          <table:table-cell office:value-type="float" office:value="1653.541" calcext:value-type="float">
            <text:p>1653.541</text:p>
          </table:table-cell>
          <table:table-cell office:value-type="float" office:value="581.2908" calcext:value-type="float">
            <text:p>581.2908</text:p>
          </table:table-cell>
          <table:table-cell office:value-type="float" office:value="571.354" calcext:value-type="float">
            <text:p>571.354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763212" calcext:value-type="float">
            <text:p>-2.76321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8681" calcext:value-type="float">
            <text:p>-3.88681</text:p>
          </table:table-cell>
          <table:table-cell office:value-type="float" office:value="0" calcext:value-type="float">
            <text:p>0</text:p>
          </table:table-cell>
          <table:table-cell office:value-type="float" office:value="8.024787" calcext:value-type="float">
            <text:p>8.024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6" calcext:value-type="float">
            <text:p>23022006</text:p>
          </table:table-cell>
          <table:table-cell office:value-type="float" office:value="106.312" calcext:value-type="float">
            <text:p>106.312</text:p>
          </table:table-cell>
          <table:table-cell office:value-type="float" office:value="13058.26" calcext:value-type="float">
            <text:p>1305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83476" calcext:value-type="float">
            <text:p>-5.983476</text:p>
          </table:table-cell>
          <table:table-cell office:value-type="float" office:value="22.10975" calcext:value-type="float">
            <text:p>22.10975</text:p>
          </table:table-cell>
          <table:table-cell office:value-type="float" office:value="0" calcext:value-type="float">
            <text:p>0</text:p>
          </table:table-cell>
          <table:table-cell office:value-type="float" office:value="60.9133" calcext:value-type="float">
            <text:p>60.9133</text:p>
          </table:table-cell>
          <table:table-cell office:value-type="float" office:value="0.09445226" calcext:value-type="float">
            <text:p>0.09445226</text:p>
          </table:table-cell>
          <table:table-cell office:value-type="float" office:value="0.008459743" calcext:value-type="float">
            <text:p>0.008459743</text:p>
          </table:table-cell>
          <table:table-cell office:value-type="float" office:value="0" calcext:value-type="float">
            <text:p>0</text:p>
          </table:table-cell>
          <table:table-cell office:value-type="float" office:value="0.005893796" calcext:value-type="float">
            <text:p>0.005893796</text:p>
          </table:table-cell>
          <table:table-cell office:value-type="float" office:value="0" calcext:value-type="float">
            <text:p>0</text:p>
          </table:table-cell>
          <table:table-cell office:value-type="float" office:value="0.1503308" calcext:value-type="float">
            <text:p>0.1503308</text:p>
          </table:table-cell>
          <table:table-cell office:value-type="float" office:value="370" calcext:value-type="float">
            <text:p>370</text:p>
          </table:table-cell>
          <table:table-cell office:value-type="float" office:value="-6.131241" calcext:value-type="float">
            <text:p>-6.131241</text:p>
          </table:table-cell>
          <table:table-cell office:value-type="float" office:value="0" calcext:value-type="float">
            <text:p>0</text:p>
          </table:table-cell>
          <table:table-cell office:value-type="float" office:value="339.0048" calcext:value-type="float">
            <text:p>339.0048</text:p>
          </table:table-cell>
          <table:table-cell office:value-type="float" office:value="1131.672" calcext:value-type="float">
            <text:p>1131.672</text:p>
          </table:table-cell>
          <table:table-cell office:value-type="float" office:value="1373.861" calcext:value-type="float">
            <text:p>1373.861</text:p>
          </table:table-cell>
          <table:table-cell office:value-type="float" office:value="1227.154" calcext:value-type="float">
            <text:p>1227.154</text:p>
          </table:table-cell>
          <table:table-cell office:value-type="float" office:value="720.3922" calcext:value-type="float">
            <text:p>720.3922</text:p>
          </table:table-cell>
          <table:table-cell office:value-type="float" office:value="1095.951" calcext:value-type="float">
            <text:p>1095.951</text:p>
          </table:table-cell>
          <table:table-cell office:value-type="float" office:value="405.9852" calcext:value-type="float">
            <text:p>405.9852</text:p>
          </table:table-cell>
          <table:table-cell office:value-type="float" office:value="1823.128" calcext:value-type="float">
            <text:p>1823.128</text:p>
          </table:table-cell>
          <table:table-cell office:value-type="float" office:value="2062.955" calcext:value-type="float">
            <text:p>2062.955</text:p>
          </table:table-cell>
          <table:table-cell office:value-type="float" office:value="1653.539" calcext:value-type="float">
            <text:p>1653.539</text:p>
          </table:table-cell>
          <table:table-cell office:value-type="float" office:value="581.29" calcext:value-type="float">
            <text:p>581.29</text:p>
          </table:table-cell>
          <table:table-cell office:value-type="float" office:value="571.3523" calcext:value-type="float">
            <text:p>571.3523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771562" calcext:value-type="float">
            <text:p>-2.77156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37165" calcext:value-type="float">
            <text:p>-3.937165</text:p>
          </table:table-cell>
          <table:table-cell office:value-type="float" office:value="0" calcext:value-type="float">
            <text:p>0</text:p>
          </table:table-cell>
          <table:table-cell office:value-type="float" office:value="7.97411" calcext:value-type="float">
            <text:p>7.97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6" calcext:value-type="float">
            <text:p>24022006</text:p>
          </table:table-cell>
          <table:table-cell office:value-type="float" office:value="106.2535" calcext:value-type="float">
            <text:p>106.2535</text:p>
          </table:table-cell>
          <table:table-cell office:value-type="float" office:value="13058.23" calcext:value-type="float">
            <text:p>13058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02354" calcext:value-type="float">
            <text:p>-6.102354</text:p>
          </table:table-cell>
          <table:table-cell office:value-type="float" office:value="19.54175" calcext:value-type="float">
            <text:p>19.54175</text:p>
          </table:table-cell>
          <table:table-cell office:value-type="float" office:value="0" calcext:value-type="float">
            <text:p>0</text:p>
          </table:table-cell>
          <table:table-cell office:value-type="float" office:value="60.80533" calcext:value-type="float">
            <text:p>60.80533</text:p>
          </table:table-cell>
          <table:table-cell office:value-type="float" office:value="0.0934335" calcext:value-type="float">
            <text:p>0.0934335</text:p>
          </table:table-cell>
          <table:table-cell office:value-type="float" office:value="0.008771346" calcext:value-type="float">
            <text:p>0.008771346</text:p>
          </table:table-cell>
          <table:table-cell office:value-type="float" office:value="0" calcext:value-type="float">
            <text:p>0</text:p>
          </table:table-cell>
          <table:table-cell office:value-type="float" office:value="0.005977882" calcext:value-type="float">
            <text:p>0.005977882</text:p>
          </table:table-cell>
          <table:table-cell office:value-type="float" office:value="0" calcext:value-type="float">
            <text:p>0</text:p>
          </table:table-cell>
          <table:table-cell office:value-type="float" office:value="0.1568128" calcext:value-type="float">
            <text:p>0.1568128</text:p>
          </table:table-cell>
          <table:table-cell office:value-type="float" office:value="370" calcext:value-type="float">
            <text:p>370</text:p>
          </table:table-cell>
          <table:table-cell office:value-type="float" office:value="-6.256373" calcext:value-type="float">
            <text:p>-6.256373</text:p>
          </table:table-cell>
          <table:table-cell office:value-type="float" office:value="0" calcext:value-type="float">
            <text:p>0</text:p>
          </table:table-cell>
          <table:table-cell office:value-type="float" office:value="338.994" calcext:value-type="float">
            <text:p>338.994</text:p>
          </table:table-cell>
          <table:table-cell office:value-type="float" office:value="1131.642" calcext:value-type="float">
            <text:p>1131.642</text:p>
          </table:table-cell>
          <table:table-cell office:value-type="float" office:value="1373.843" calcext:value-type="float">
            <text:p>1373.843</text:p>
          </table:table-cell>
          <table:table-cell office:value-type="float" office:value="1227.15" calcext:value-type="float">
            <text:p>1227.15</text:p>
          </table:table-cell>
          <table:table-cell office:value-type="float" office:value="720.3897" calcext:value-type="float">
            <text:p>720.3897</text:p>
          </table:table-cell>
          <table:table-cell office:value-type="float" office:value="1095.948" calcext:value-type="float">
            <text:p>1095.948</text:p>
          </table:table-cell>
          <table:table-cell office:value-type="float" office:value="405.9842" calcext:value-type="float">
            <text:p>405.9842</text:p>
          </table:table-cell>
          <table:table-cell office:value-type="float" office:value="1823.126" calcext:value-type="float">
            <text:p>1823.126</text:p>
          </table:table-cell>
          <table:table-cell office:value-type="float" office:value="2062.952" calcext:value-type="float">
            <text:p>2062.952</text:p>
          </table:table-cell>
          <table:table-cell office:value-type="float" office:value="1653.537" calcext:value-type="float">
            <text:p>1653.537</text:p>
          </table:table-cell>
          <table:table-cell office:value-type="float" office:value="581.2891" calcext:value-type="float">
            <text:p>581.2891</text:p>
          </table:table-cell>
          <table:table-cell office:value-type="float" office:value="571.3506" calcext:value-type="float">
            <text:p>571.3506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854553" calcext:value-type="float">
            <text:p>-2.85455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16785" calcext:value-type="float">
            <text:p>-4.016785</text:p>
          </table:table-cell>
          <table:table-cell office:value-type="float" office:value="0" calcext:value-type="float">
            <text:p>0</text:p>
          </table:table-cell>
          <table:table-cell office:value-type="float" office:value="7.928685" calcext:value-type="float">
            <text:p>7.928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6" calcext:value-type="float">
            <text:p>25022006</text:p>
          </table:table-cell>
          <table:table-cell office:value-type="float" office:value="106.2208" calcext:value-type="float">
            <text:p>106.2208</text:p>
          </table:table-cell>
          <table:table-cell office:value-type="float" office:value="13058.22" calcext:value-type="float">
            <text:p>1305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00128" calcext:value-type="float">
            <text:p>-6.200128</text:p>
          </table:table-cell>
          <table:table-cell office:value-type="float" office:value="20.62453" calcext:value-type="float">
            <text:p>20.62453</text:p>
          </table:table-cell>
          <table:table-cell office:value-type="float" office:value="0" calcext:value-type="float">
            <text:p>0</text:p>
          </table:table-cell>
          <table:table-cell office:value-type="float" office:value="60.7473" calcext:value-type="float">
            <text:p>60.7473</text:p>
          </table:table-cell>
          <table:table-cell office:value-type="float" office:value="0.09299543" calcext:value-type="float">
            <text:p>0.09299543</text:p>
          </table:table-cell>
          <table:table-cell office:value-type="float" office:value="0.009057406" calcext:value-type="float">
            <text:p>0.009057406</text:p>
          </table:table-cell>
          <table:table-cell office:value-type="float" office:value="0" calcext:value-type="float">
            <text:p>0</text:p>
          </table:table-cell>
          <table:table-cell office:value-type="float" office:value="0.006029316" calcext:value-type="float">
            <text:p>0.006029316</text:p>
          </table:table-cell>
          <table:table-cell office:value-type="float" office:value="0" calcext:value-type="float">
            <text:p>0</text:p>
          </table:table-cell>
          <table:table-cell office:value-type="float" office:value="0.1615225" calcext:value-type="float">
            <text:p>0.1615225</text:p>
          </table:table-cell>
          <table:table-cell office:value-type="float" office:value="370" calcext:value-type="float">
            <text:p>370</text:p>
          </table:table-cell>
          <table:table-cell office:value-type="float" office:value="-6.358622" calcext:value-type="float">
            <text:p>-6.358622</text:p>
          </table:table-cell>
          <table:table-cell office:value-type="float" office:value="0" calcext:value-type="float">
            <text:p>0</text:p>
          </table:table-cell>
          <table:table-cell office:value-type="float" office:value="338.993" calcext:value-type="float">
            <text:p>338.993</text:p>
          </table:table-cell>
          <table:table-cell office:value-type="float" office:value="1131.627" calcext:value-type="float">
            <text:p>1131.627</text:p>
          </table:table-cell>
          <table:table-cell office:value-type="float" office:value="1373.829" calcext:value-type="float">
            <text:p>1373.829</text:p>
          </table:table-cell>
          <table:table-cell office:value-type="float" office:value="1227.145" calcext:value-type="float">
            <text:p>1227.145</text:p>
          </table:table-cell>
          <table:table-cell office:value-type="float" office:value="720.3872" calcext:value-type="float">
            <text:p>720.3872</text:p>
          </table:table-cell>
          <table:table-cell office:value-type="float" office:value="1095.944" calcext:value-type="float">
            <text:p>1095.944</text:p>
          </table:table-cell>
          <table:table-cell office:value-type="float" office:value="405.9833" calcext:value-type="float">
            <text:p>405.9833</text:p>
          </table:table-cell>
          <table:table-cell office:value-type="float" office:value="1823.124" calcext:value-type="float">
            <text:p>1823.124</text:p>
          </table:table-cell>
          <table:table-cell office:value-type="float" office:value="2062.95" calcext:value-type="float">
            <text:p>2062.95</text:p>
          </table:table-cell>
          <table:table-cell office:value-type="float" office:value="1653.535" calcext:value-type="float">
            <text:p>1653.535</text:p>
          </table:table-cell>
          <table:table-cell office:value-type="float" office:value="581.2883" calcext:value-type="float">
            <text:p>581.2883</text:p>
          </table:table-cell>
          <table:table-cell office:value-type="float" office:value="571.3489" calcext:value-type="float">
            <text:p>571.3489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2857751" calcext:value-type="float">
            <text:p>-2.85775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69359" calcext:value-type="float">
            <text:p>-4.069359</text:p>
          </table:table-cell>
          <table:table-cell office:value-type="float" office:value="0" calcext:value-type="float">
            <text:p>0</text:p>
          </table:table-cell>
          <table:table-cell office:value-type="float" office:value="7.879083" calcext:value-type="float">
            <text:p>7.879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6" calcext:value-type="float">
            <text:p>26022006</text:p>
          </table:table-cell>
          <table:table-cell office:value-type="float" office:value="106.1693" calcext:value-type="float">
            <text:p>106.1693</text:p>
          </table:table-cell>
          <table:table-cell office:value-type="float" office:value="13058.19" calcext:value-type="float">
            <text:p>13058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20483" calcext:value-type="float">
            <text:p>-6.320483</text:p>
          </table:table-cell>
          <table:table-cell office:value-type="float" office:value="20.19672" calcext:value-type="float">
            <text:p>20.19672</text:p>
          </table:table-cell>
          <table:table-cell office:value-type="float" office:value="0" calcext:value-type="float">
            <text:p>0</text:p>
          </table:table-cell>
          <table:table-cell office:value-type="float" office:value="60.66424" calcext:value-type="float">
            <text:p>60.66424</text:p>
          </table:table-cell>
          <table:table-cell office:value-type="float" office:value="0.09226631" calcext:value-type="float">
            <text:p>0.09226631</text:p>
          </table:table-cell>
          <table:table-cell office:value-type="float" office:value="0.00935198" calcext:value-type="float">
            <text:p>0.00935198</text:p>
          </table:table-cell>
          <table:table-cell office:value-type="float" office:value="0" calcext:value-type="float">
            <text:p>0</text:p>
          </table:table-cell>
          <table:table-cell office:value-type="float" office:value="0.006047952" calcext:value-type="float">
            <text:p>0.006047952</text:p>
          </table:table-cell>
          <table:table-cell office:value-type="float" office:value="0" calcext:value-type="float">
            <text:p>0</text:p>
          </table:table-cell>
          <table:table-cell office:value-type="float" office:value="0.1640714" calcext:value-type="float">
            <text:p>0.1640714</text:p>
          </table:table-cell>
          <table:table-cell office:value-type="float" office:value="370" calcext:value-type="float">
            <text:p>370</text:p>
          </table:table-cell>
          <table:table-cell office:value-type="float" office:value="-6.48125" calcext:value-type="float">
            <text:p>-6.48125</text:p>
          </table:table-cell>
          <table:table-cell office:value-type="float" office:value="0" calcext:value-type="float">
            <text:p>0</text:p>
          </table:table-cell>
          <table:table-cell office:value-type="float" office:value="338.9883" calcext:value-type="float">
            <text:p>338.9883</text:p>
          </table:table-cell>
          <table:table-cell office:value-type="float" office:value="1131.6" calcext:value-type="float">
            <text:p>1131.6</text:p>
          </table:table-cell>
          <table:table-cell office:value-type="float" office:value="1373.806" calcext:value-type="float">
            <text:p>1373.806</text:p>
          </table:table-cell>
          <table:table-cell office:value-type="float" office:value="1227.136" calcext:value-type="float">
            <text:p>1227.136</text:p>
          </table:table-cell>
          <table:table-cell office:value-type="float" office:value="720.3838" calcext:value-type="float">
            <text:p>720.3838</text:p>
          </table:table-cell>
          <table:table-cell office:value-type="float" office:value="1095.94" calcext:value-type="float">
            <text:p>1095.94</text:p>
          </table:table-cell>
          <table:table-cell office:value-type="float" office:value="405.9823" calcext:value-type="float">
            <text:p>405.9823</text:p>
          </table:table-cell>
          <table:table-cell office:value-type="float" office:value="1823.123" calcext:value-type="float">
            <text:p>1823.123</text:p>
          </table:table-cell>
          <table:table-cell office:value-type="float" office:value="2062.948" calcext:value-type="float">
            <text:p>2062.948</text:p>
          </table:table-cell>
          <table:table-cell office:value-type="float" office:value="1653.534" calcext:value-type="float">
            <text:p>1653.534</text:p>
          </table:table-cell>
          <table:table-cell office:value-type="float" office:value="581.2875" calcext:value-type="float">
            <text:p>581.2875</text:p>
          </table:table-cell>
          <table:table-cell office:value-type="float" office:value="571.3472" calcext:value-type="float">
            <text:p>571.3472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1" calcext:value-type="float">
            <text:p>35.61971</text:p>
          </table:table-cell>
          <table:table-cell office:value-type="float" office:value="0" calcext:value-type="float">
            <text:p>0</text:p>
          </table:table-cell>
          <table:table-cell office:value-type="float" office:value="-0.000002885968" calcext:value-type="float">
            <text:p>-2.88596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49292" calcext:value-type="float">
            <text:p>-4.149292</text:p>
          </table:table-cell>
          <table:table-cell office:value-type="float" office:value="0" calcext:value-type="float">
            <text:p>0</text:p>
          </table:table-cell>
          <table:table-cell office:value-type="float" office:value="7.836428" calcext:value-type="float">
            <text:p>7.836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6" calcext:value-type="float">
            <text:p>27022006</text:p>
          </table:table-cell>
          <table:table-cell office:value-type="float" office:value="106.0793" calcext:value-type="float">
            <text:p>106.0793</text:p>
          </table:table-cell>
          <table:table-cell office:value-type="float" office:value="13058.13" calcext:value-type="float">
            <text:p>1305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98261" calcext:value-type="float">
            <text:p>-6.498261</text:p>
          </table:table-cell>
          <table:table-cell office:value-type="float" office:value="19.77229" calcext:value-type="float">
            <text:p>19.77229</text:p>
          </table:table-cell>
          <table:table-cell office:value-type="float" office:value="0" calcext:value-type="float">
            <text:p>0</text:p>
          </table:table-cell>
          <table:table-cell office:value-type="float" office:value="60.55111" calcext:value-type="float">
            <text:p>60.55111</text:p>
          </table:table-cell>
          <table:table-cell office:value-type="float" office:value="0.09116812" calcext:value-type="float">
            <text:p>0.09116812</text:p>
          </table:table-cell>
          <table:table-cell office:value-type="float" office:value="0.009671308" calcext:value-type="float">
            <text:p>0.009671308</text:p>
          </table:table-cell>
          <table:table-cell office:value-type="float" office:value="0" calcext:value-type="float">
            <text:p>0</text:p>
          </table:table-cell>
          <table:table-cell office:value-type="float" office:value="0.006052503" calcext:value-type="float">
            <text:p>0.006052503</text:p>
          </table:table-cell>
          <table:table-cell office:value-type="float" office:value="0" calcext:value-type="float">
            <text:p>0</text:p>
          </table:table-cell>
          <table:table-cell office:value-type="float" office:value="0.1655178" calcext:value-type="float">
            <text:p>0.1655178</text:p>
          </table:table-cell>
          <table:table-cell office:value-type="float" office:value="370" calcext:value-type="float">
            <text:p>370</text:p>
          </table:table-cell>
          <table:table-cell office:value-type="float" office:value="-6.66016" calcext:value-type="float">
            <text:p>-6.66016</text:p>
          </table:table-cell>
          <table:table-cell office:value-type="float" office:value="0" calcext:value-type="float">
            <text:p>0</text:p>
          </table:table-cell>
          <table:table-cell office:value-type="float" office:value="338.9818" calcext:value-type="float">
            <text:p>338.9818</text:p>
          </table:table-cell>
          <table:table-cell office:value-type="float" office:value="1131.547" calcext:value-type="float">
            <text:p>1131.547</text:p>
          </table:table-cell>
          <table:table-cell office:value-type="float" office:value="1373.758" calcext:value-type="float">
            <text:p>1373.758</text:p>
          </table:table-cell>
          <table:table-cell office:value-type="float" office:value="1227.121" calcext:value-type="float">
            <text:p>1227.121</text:p>
          </table:table-cell>
          <table:table-cell office:value-type="float" office:value="720.376" calcext:value-type="float">
            <text:p>720.376</text:p>
          </table:table-cell>
          <table:table-cell office:value-type="float" office:value="1095.934" calcext:value-type="float">
            <text:p>1095.934</text:p>
          </table:table-cell>
          <table:table-cell office:value-type="float" office:value="405.9808" calcext:value-type="float">
            <text:p>405.9808</text:p>
          </table:table-cell>
          <table:table-cell office:value-type="float" office:value="1823.121" calcext:value-type="float">
            <text:p>1823.121</text:p>
          </table:table-cell>
          <table:table-cell office:value-type="float" office:value="2062.945" calcext:value-type="float">
            <text:p>2062.945</text:p>
          </table:table-cell>
          <table:table-cell office:value-type="float" office:value="1653.532" calcext:value-type="float">
            <text:p>1653.532</text:p>
          </table:table-cell>
          <table:table-cell office:value-type="float" office:value="581.2867" calcext:value-type="float">
            <text:p>581.2867</text:p>
          </table:table-cell>
          <table:table-cell office:value-type="float" office:value="571.3455" calcext:value-type="float">
            <text:p>571.3455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3189365" calcext:value-type="float">
            <text:p>-3.18936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91965" calcext:value-type="float">
            <text:p>-4.291965</text:p>
          </table:table-cell>
          <table:table-cell office:value-type="float" office:value="0" calcext:value-type="float">
            <text:p>0</text:p>
          </table:table-cell>
          <table:table-cell office:value-type="float" office:value="7.800232" calcext:value-type="float">
            <text:p>7.80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6" calcext:value-type="float">
            <text:p>28022006</text:p>
          </table:table-cell>
          <table:table-cell office:value-type="float" office:value="105.9862" calcext:value-type="float">
            <text:p>105.9862</text:p>
          </table:table-cell>
          <table:table-cell office:value-type="float" office:value="13058.05" calcext:value-type="float">
            <text:p>1305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96616" calcext:value-type="float">
            <text:p>-6.696616</text:p>
          </table:table-cell>
          <table:table-cell office:value-type="float" office:value="23.5729" calcext:value-type="float">
            <text:p>23.5729</text:p>
          </table:table-cell>
          <table:table-cell office:value-type="float" office:value="0" calcext:value-type="float">
            <text:p>0</text:p>
          </table:table-cell>
          <table:table-cell office:value-type="float" office:value="60.45125" calcext:value-type="float">
            <text:p>60.45125</text:p>
          </table:table-cell>
          <table:table-cell office:value-type="float" office:value="0.09021118" calcext:value-type="float">
            <text:p>0.09021118</text:p>
          </table:table-cell>
          <table:table-cell office:value-type="float" office:value="0.009985201" calcext:value-type="float">
            <text:p>0.009985201</text:p>
          </table:table-cell>
          <table:table-cell office:value-type="float" office:value="0" calcext:value-type="float">
            <text:p>0</text:p>
          </table:table-cell>
          <table:table-cell office:value-type="float" office:value="0.006056556" calcext:value-type="float">
            <text:p>0.006056556</text:p>
          </table:table-cell>
          <table:table-cell office:value-type="float" office:value="0" calcext:value-type="float">
            <text:p>0</text:p>
          </table:table-cell>
          <table:table-cell office:value-type="float" office:value="0.1668017" calcext:value-type="float">
            <text:p>0.1668017</text:p>
          </table:table-cell>
          <table:table-cell office:value-type="float" office:value="370" calcext:value-type="float">
            <text:p>370</text:p>
          </table:table-cell>
          <table:table-cell office:value-type="float" office:value="-6.85949" calcext:value-type="float">
            <text:p>-6.85949</text:p>
          </table:table-cell>
          <table:table-cell office:value-type="float" office:value="0" calcext:value-type="float">
            <text:p>0</text:p>
          </table:table-cell>
          <table:table-cell office:value-type="float" office:value="338.9799" calcext:value-type="float">
            <text:p>338.9799</text:p>
          </table:table-cell>
          <table:table-cell office:value-type="float" office:value="1131.492" calcext:value-type="float">
            <text:p>1131.492</text:p>
          </table:table-cell>
          <table:table-cell office:value-type="float" office:value="1373.701" calcext:value-type="float">
            <text:p>1373.701</text:p>
          </table:table-cell>
          <table:table-cell office:value-type="float" office:value="1227.099" calcext:value-type="float">
            <text:p>1227.099</text:p>
          </table:table-cell>
          <table:table-cell office:value-type="float" office:value="720.3651" calcext:value-type="float">
            <text:p>720.3651</text:p>
          </table:table-cell>
          <table:table-cell office:value-type="float" office:value="1095.922" calcext:value-type="float">
            <text:p>1095.922</text:p>
          </table:table-cell>
          <table:table-cell office:value-type="float" office:value="405.9788" calcext:value-type="float">
            <text:p>405.9788</text:p>
          </table:table-cell>
          <table:table-cell office:value-type="float" office:value="1823.117" calcext:value-type="float">
            <text:p>1823.117</text:p>
          </table:table-cell>
          <table:table-cell office:value-type="float" office:value="2062.943" calcext:value-type="float">
            <text:p>2062.943</text:p>
          </table:table-cell>
          <table:table-cell office:value-type="float" office:value="1653.53" calcext:value-type="float">
            <text:p>1653.53</text:p>
          </table:table-cell>
          <table:table-cell office:value-type="float" office:value="581.286" calcext:value-type="float">
            <text:p>581.286</text:p>
          </table:table-cell>
          <table:table-cell office:value-type="float" office:value="571.3439" calcext:value-type="float">
            <text:p>571.3439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3418459" calcext:value-type="float">
            <text:p>-3.41845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51405" calcext:value-type="float">
            <text:p>-4.451405</text:p>
          </table:table-cell>
          <table:table-cell office:value-type="float" office:value="0" calcext:value-type="float">
            <text:p>0</text:p>
          </table:table-cell>
          <table:table-cell office:value-type="float" office:value="7.760382" calcext:value-type="float">
            <text:p>7.76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6" calcext:value-type="float">
            <text:p>1032006</text:p>
          </table:table-cell>
          <table:table-cell office:value-type="float" office:value="105.8427" calcext:value-type="float">
            <text:p>105.8427</text:p>
          </table:table-cell>
          <table:table-cell office:value-type="float" office:value="13057.93" calcext:value-type="float">
            <text:p>13057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67757" calcext:value-type="float">
            <text:p>-6.967757</text:p>
          </table:table-cell>
          <table:table-cell office:value-type="float" office:value="21.55204" calcext:value-type="float">
            <text:p>21.55204</text:p>
          </table:table-cell>
          <table:table-cell office:value-type="float" office:value="0" calcext:value-type="float">
            <text:p>0</text:p>
          </table:table-cell>
          <table:table-cell office:value-type="float" office:value="60.3098" calcext:value-type="float">
            <text:p>60.3098</text:p>
          </table:table-cell>
          <table:table-cell office:value-type="float" office:value="0.08882618" calcext:value-type="float">
            <text:p>0.08882618</text:p>
          </table:table-cell>
          <table:table-cell office:value-type="float" office:value="0.01031876" calcext:value-type="float">
            <text:p>0.01031876</text:p>
          </table:table-cell>
          <table:table-cell office:value-type="float" office:value="0" calcext:value-type="float">
            <text:p>0</text:p>
          </table:table-cell>
          <table:table-cell office:value-type="float" office:value="0.006060183" calcext:value-type="float">
            <text:p>0.006060183</text:p>
          </table:table-cell>
          <table:table-cell office:value-type="float" office:value="0" calcext:value-type="float">
            <text:p>0</text:p>
          </table:table-cell>
          <table:table-cell office:value-type="float" office:value="0.1679482" calcext:value-type="float">
            <text:p>0.1679482</text:p>
          </table:table-cell>
          <table:table-cell office:value-type="float" office:value="370" calcext:value-type="float">
            <text:p>370</text:p>
          </table:table-cell>
          <table:table-cell office:value-type="float" office:value="-7.131447" calcext:value-type="float">
            <text:p>-7.131447</text:p>
          </table:table-cell>
          <table:table-cell office:value-type="float" office:value="0" calcext:value-type="float">
            <text:p>0</text:p>
          </table:table-cell>
          <table:table-cell office:value-type="float" office:value="338.9734" calcext:value-type="float">
            <text:p>338.9734</text:p>
          </table:table-cell>
          <table:table-cell office:value-type="float" office:value="1131.402" calcext:value-type="float">
            <text:p>1131.402</text:p>
          </table:table-cell>
          <table:table-cell office:value-type="float" office:value="1373.615" calcext:value-type="float">
            <text:p>1373.615</text:p>
          </table:table-cell>
          <table:table-cell office:value-type="float" office:value="1227.068" calcext:value-type="float">
            <text:p>1227.068</text:p>
          </table:table-cell>
          <table:table-cell office:value-type="float" office:value="720.3487" calcext:value-type="float">
            <text:p>720.3487</text:p>
          </table:table-cell>
          <table:table-cell office:value-type="float" office:value="1095.906" calcext:value-type="float">
            <text:p>1095.906</text:p>
          </table:table-cell>
          <table:table-cell office:value-type="float" office:value="405.976" calcext:value-type="float">
            <text:p>405.976</text:p>
          </table:table-cell>
          <table:table-cell office:value-type="float" office:value="1823.113" calcext:value-type="float">
            <text:p>1823.113</text:p>
          </table:table-cell>
          <table:table-cell office:value-type="float" office:value="2062.94" calcext:value-type="float">
            <text:p>2062.94</text:p>
          </table:table-cell>
          <table:table-cell office:value-type="float" office:value="1653.529" calcext:value-type="float">
            <text:p>1653.529</text:p>
          </table:table-cell>
          <table:table-cell office:value-type="float" office:value="581.2852" calcext:value-type="float">
            <text:p>581.2852</text:p>
          </table:table-cell>
          <table:table-cell office:value-type="float" office:value="571.3423" calcext:value-type="float">
            <text:p>571.3423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5144509" calcext:value-type="float">
            <text:p>-5.14450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93297" calcext:value-type="float">
            <text:p>-4.693297</text:p>
          </table:table-cell>
          <table:table-cell office:value-type="float" office:value="0" calcext:value-type="float">
            <text:p>0</text:p>
          </table:table-cell>
          <table:table-cell office:value-type="float" office:value="7.730404" calcext:value-type="float">
            <text:p>7.73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6" calcext:value-type="float">
            <text:p>2032006</text:p>
          </table:table-cell>
          <table:table-cell office:value-type="float" office:value="105.7383" calcext:value-type="float">
            <text:p>105.7383</text:p>
          </table:table-cell>
          <table:table-cell office:value-type="float" office:value="13057.83" calcext:value-type="float">
            <text:p>1305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04098" calcext:value-type="float">
            <text:p>-7.204098</text:p>
          </table:table-cell>
          <table:table-cell office:value-type="float" office:value="22.74978" calcext:value-type="float">
            <text:p>22.74978</text:p>
          </table:table-cell>
          <table:table-cell office:value-type="float" office:value="0" calcext:value-type="float">
            <text:p>0</text:p>
          </table:table-cell>
          <table:table-cell office:value-type="float" office:value="60.21518" calcext:value-type="float">
            <text:p>60.21518</text:p>
          </table:table-cell>
          <table:table-cell office:value-type="float" office:value="0.08790226" calcext:value-type="float">
            <text:p>0.08790226</text:p>
          </table:table-cell>
          <table:table-cell office:value-type="float" office:value="0.01065509" calcext:value-type="float">
            <text:p>0.01065509</text:p>
          </table:table-cell>
          <table:table-cell office:value-type="float" office:value="0" calcext:value-type="float">
            <text:p>0</text:p>
          </table:table-cell>
          <table:table-cell office:value-type="float" office:value="0.006063447" calcext:value-type="float">
            <text:p>0.006063447</text:p>
          </table:table-cell>
          <table:table-cell office:value-type="float" office:value="0" calcext:value-type="float">
            <text:p>0</text:p>
          </table:table-cell>
          <table:table-cell office:value-type="float" office:value="0.1689777" calcext:value-type="float">
            <text:p>0.1689777</text:p>
          </table:table-cell>
          <table:table-cell office:value-type="float" office:value="370" calcext:value-type="float">
            <text:p>370</text:p>
          </table:table-cell>
          <table:table-cell office:value-type="float" office:value="-7.368484" calcext:value-type="float">
            <text:p>-7.368484</text:p>
          </table:table-cell>
          <table:table-cell office:value-type="float" office:value="0" calcext:value-type="float">
            <text:p>0</text:p>
          </table:table-cell>
          <table:table-cell office:value-type="float" office:value="338.9746" calcext:value-type="float">
            <text:p>338.9746</text:p>
          </table:table-cell>
          <table:table-cell office:value-type="float" office:value="1131.343" calcext:value-type="float">
            <text:p>1131.343</text:p>
          </table:table-cell>
          <table:table-cell office:value-type="float" office:value="1373.546" calcext:value-type="float">
            <text:p>1373.546</text:p>
          </table:table-cell>
          <table:table-cell office:value-type="float" office:value="1227.04" calcext:value-type="float">
            <text:p>1227.04</text:p>
          </table:table-cell>
          <table:table-cell office:value-type="float" office:value="720.3317" calcext:value-type="float">
            <text:p>720.3317</text:p>
          </table:table-cell>
          <table:table-cell office:value-type="float" office:value="1095.889" calcext:value-type="float">
            <text:p>1095.889</text:p>
          </table:table-cell>
          <table:table-cell office:value-type="float" office:value="405.9719" calcext:value-type="float">
            <text:p>405.9719</text:p>
          </table:table-cell>
          <table:table-cell office:value-type="float" office:value="1823.108" calcext:value-type="float">
            <text:p>1823.108</text:p>
          </table:table-cell>
          <table:table-cell office:value-type="float" office:value="2062.938" calcext:value-type="float">
            <text:p>2062.938</text:p>
          </table:table-cell>
          <table:table-cell office:value-type="float" office:value="1653.527" calcext:value-type="float">
            <text:p>1653.527</text:p>
          </table:table-cell>
          <table:table-cell office:value-type="float" office:value="581.2844" calcext:value-type="float">
            <text:p>581.2844</text:p>
          </table:table-cell>
          <table:table-cell office:value-type="float" office:value="571.3406" calcext:value-type="float">
            <text:p>571.3406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5512425" calcext:value-type="float">
            <text:p>-5.51242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85413" calcext:value-type="float">
            <text:p>-4.885413</text:p>
          </table:table-cell>
          <table:table-cell office:value-type="float" office:value="0" calcext:value-type="float">
            <text:p>0</text:p>
          </table:table-cell>
          <table:table-cell office:value-type="float" office:value="7.685527" calcext:value-type="float">
            <text:p>7.685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6" calcext:value-type="float">
            <text:p>3032006</text:p>
          </table:table-cell>
          <table:table-cell office:value-type="float" office:value="105.6648" calcext:value-type="float">
            <text:p>105.6648</text:p>
          </table:table-cell>
          <table:table-cell office:value-type="float" office:value="13057.76" calcext:value-type="float">
            <text:p>13057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86407" calcext:value-type="float">
            <text:p>-7.386407</text:p>
          </table:table-cell>
          <table:table-cell office:value-type="float" office:value="24.85208" calcext:value-type="float">
            <text:p>24.85208</text:p>
          </table:table-cell>
          <table:table-cell office:value-type="float" office:value="0" calcext:value-type="float">
            <text:p>0</text:p>
          </table:table-cell>
          <table:table-cell office:value-type="float" office:value="60.13871" calcext:value-type="float">
            <text:p>60.13871</text:p>
          </table:table-cell>
          <table:table-cell office:value-type="float" office:value="0.08722623" calcext:value-type="float">
            <text:p>0.08722623</text:p>
          </table:table-cell>
          <table:table-cell office:value-type="float" office:value="0.01101044" calcext:value-type="float">
            <text:p>0.01101044</text:p>
          </table:table-cell>
          <table:table-cell office:value-type="float" office:value="0" calcext:value-type="float">
            <text:p>0</text:p>
          </table:table-cell>
          <table:table-cell office:value-type="float" office:value="0.006066377" calcext:value-type="float">
            <text:p>0.006066377</text:p>
          </table:table-cell>
          <table:table-cell office:value-type="float" office:value="0" calcext:value-type="float">
            <text:p>0</text:p>
          </table:table-cell>
          <table:table-cell office:value-type="float" office:value="0.1698992" calcext:value-type="float">
            <text:p>0.1698992</text:p>
          </table:table-cell>
          <table:table-cell office:value-type="float" office:value="370" calcext:value-type="float">
            <text:p>370</text:p>
          </table:table-cell>
          <table:table-cell office:value-type="float" office:value="-7.551362" calcext:value-type="float">
            <text:p>-7.551362</text:p>
          </table:table-cell>
          <table:table-cell office:value-type="float" office:value="0" calcext:value-type="float">
            <text:p>0</text:p>
          </table:table-cell>
          <table:table-cell office:value-type="float" office:value="338.9762" calcext:value-type="float">
            <text:p>338.9762</text:p>
          </table:table-cell>
          <table:table-cell office:value-type="float" office:value="1131.303" calcext:value-type="float">
            <text:p>1131.303</text:p>
          </table:table-cell>
          <table:table-cell office:value-type="float" office:value="1373.501" calcext:value-type="float">
            <text:p>1373.501</text:p>
          </table:table-cell>
          <table:table-cell office:value-type="float" office:value="1227.021" calcext:value-type="float">
            <text:p>1227.021</text:p>
          </table:table-cell>
          <table:table-cell office:value-type="float" office:value="720.3203" calcext:value-type="float">
            <text:p>720.3203</text:p>
          </table:table-cell>
          <table:table-cell office:value-type="float" office:value="1095.875" calcext:value-type="float">
            <text:p>1095.875</text:p>
          </table:table-cell>
          <table:table-cell office:value-type="float" office:value="405.969" calcext:value-type="float">
            <text:p>405.969</text:p>
          </table:table-cell>
          <table:table-cell office:value-type="float" office:value="1823.103" calcext:value-type="float">
            <text:p>1823.103</text:p>
          </table:table-cell>
          <table:table-cell office:value-type="float" office:value="2062.935" calcext:value-type="float">
            <text:p>2062.935</text:p>
          </table:table-cell>
          <table:table-cell office:value-type="float" office:value="1653.525" calcext:value-type="float">
            <text:p>1653.525</text:p>
          </table:table-cell>
          <table:table-cell office:value-type="float" office:value="581.2836" calcext:value-type="float">
            <text:p>581.2836</text:p>
          </table:table-cell>
          <table:table-cell office:value-type="float" office:value="571.3391" calcext:value-type="float">
            <text:p>571.3391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-0.000005617412" calcext:value-type="float">
            <text:p>-5.61741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242" calcext:value-type="float">
            <text:p>-5.0242</text:p>
          </table:table-cell>
          <table:table-cell office:value-type="float" office:value="0" calcext:value-type="float">
            <text:p>0</text:p>
          </table:table-cell>
          <table:table-cell office:value-type="float" office:value="7.641466" calcext:value-type="float">
            <text:p>7.64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6" calcext:value-type="float">
            <text:p>4032006</text:p>
          </table:table-cell>
          <table:table-cell office:value-type="float" office:value="105.6065" calcext:value-type="float">
            <text:p>105.6065</text:p>
          </table:table-cell>
          <table:table-cell office:value-type="float" office:value="13057.7" calcext:value-type="float">
            <text:p>1305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43216" calcext:value-type="float">
            <text:p>-7.543216</text:p>
          </table:table-cell>
          <table:table-cell office:value-type="float" office:value="25.21307" calcext:value-type="float">
            <text:p>25.21307</text:p>
          </table:table-cell>
          <table:table-cell office:value-type="float" office:value="0" calcext:value-type="float">
            <text:p>0</text:p>
          </table:table-cell>
          <table:table-cell office:value-type="float" office:value="60.095" calcext:value-type="float">
            <text:p>60.095</text:p>
          </table:table-cell>
          <table:table-cell office:value-type="float" office:value="0.08685923" calcext:value-type="float">
            <text:p>0.08685923</text:p>
          </table:table-cell>
          <table:table-cell office:value-type="float" office:value="0.01137165" calcext:value-type="float">
            <text:p>0.01137165</text:p>
          </table:table-cell>
          <table:table-cell office:value-type="float" office:value="0" calcext:value-type="float">
            <text:p>0</text:p>
          </table:table-cell>
          <table:table-cell office:value-type="float" office:value="0.006069061" calcext:value-type="float">
            <text:p>0.006069061</text:p>
          </table:table-cell>
          <table:table-cell office:value-type="float" office:value="0" calcext:value-type="float">
            <text:p>0</text:p>
          </table:table-cell>
          <table:table-cell office:value-type="float" office:value="0.1707406" calcext:value-type="float">
            <text:p>0.1707406</text:p>
          </table:table-cell>
          <table:table-cell office:value-type="float" office:value="370" calcext:value-type="float">
            <text:p>370</text:p>
          </table:table-cell>
          <table:table-cell office:value-type="float" office:value="-7.708654" calcext:value-type="float">
            <text:p>-7.708654</text:p>
          </table:table-cell>
          <table:table-cell office:value-type="float" office:value="0" calcext:value-type="float">
            <text:p>0</text:p>
          </table:table-cell>
          <table:table-cell office:value-type="float" office:value="338.9783" calcext:value-type="float">
            <text:p>338.9783</text:p>
          </table:table-cell>
          <table:table-cell office:value-type="float" office:value="1131.274" calcext:value-type="float">
            <text:p>1131.274</text:p>
          </table:table-cell>
          <table:table-cell office:value-type="float" office:value="1373.464" calcext:value-type="float">
            <text:p>1373.464</text:p>
          </table:table-cell>
          <table:table-cell office:value-type="float" office:value="1227.002" calcext:value-type="float">
            <text:p>1227.002</text:p>
          </table:table-cell>
          <table:table-cell office:value-type="float" office:value="720.3115" calcext:value-type="float">
            <text:p>720.3115</text:p>
          </table:table-cell>
          <table:table-cell office:value-type="float" office:value="1095.861" calcext:value-type="float">
            <text:p>1095.861</text:p>
          </table:table-cell>
          <table:table-cell office:value-type="float" office:value="405.9665" calcext:value-type="float">
            <text:p>405.9665</text:p>
          </table:table-cell>
          <table:table-cell office:value-type="float" office:value="1823.099" calcext:value-type="float">
            <text:p>1823.099</text:p>
          </table:table-cell>
          <table:table-cell office:value-type="float" office:value="2062.932" calcext:value-type="float">
            <text:p>2062.932</text:p>
          </table:table-cell>
          <table:table-cell office:value-type="float" office:value="1653.523" calcext:value-type="float">
            <text:p>1653.523</text:p>
          </table:table-cell>
          <table:table-cell office:value-type="float" office:value="581.2828" calcext:value-type="float">
            <text:p>581.2828</text:p>
          </table:table-cell>
          <table:table-cell office:value-type="float" office:value="571.3374" calcext:value-type="float">
            <text:p>571.3374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7005517" calcext:value-type="float">
            <text:p>-7.00551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40206" calcext:value-type="float">
            <text:p>-5.140206</text:p>
          </table:table-cell>
          <table:table-cell office:value-type="float" office:value="0" calcext:value-type="float">
            <text:p>0</text:p>
          </table:table-cell>
          <table:table-cell office:value-type="float" office:value="7.600256" calcext:value-type="float">
            <text:p>7.60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6" calcext:value-type="float">
            <text:p>5032006</text:p>
          </table:table-cell>
          <table:table-cell office:value-type="float" office:value="105.4846" calcext:value-type="float">
            <text:p>105.4846</text:p>
          </table:table-cell>
          <table:table-cell office:value-type="float" office:value="13057.63" calcext:value-type="float">
            <text:p>1305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65783" calcext:value-type="float">
            <text:p>-7.765783</text:p>
          </table:table-cell>
          <table:table-cell office:value-type="float" office:value="26.58852" calcext:value-type="float">
            <text:p>26.58852</text:p>
          </table:table-cell>
          <table:table-cell office:value-type="float" office:value="0" calcext:value-type="float">
            <text:p>0</text:p>
          </table:table-cell>
          <table:table-cell office:value-type="float" office:value="60.07578" calcext:value-type="float">
            <text:p>60.07578</text:p>
          </table:table-cell>
          <table:table-cell office:value-type="float" office:value="0.08605557" calcext:value-type="float">
            <text:p>0.08605557</text:p>
          </table:table-cell>
          <table:table-cell office:value-type="float" office:value="0.01175653" calcext:value-type="float">
            <text:p>0.01175653</text:p>
          </table:table-cell>
          <table:table-cell office:value-type="float" office:value="0" calcext:value-type="float">
            <text:p>0</text:p>
          </table:table-cell>
          <table:table-cell office:value-type="float" office:value="0.006071507" calcext:value-type="float">
            <text:p>0.006071507</text:p>
          </table:table-cell>
          <table:table-cell office:value-type="float" office:value="0" calcext:value-type="float">
            <text:p>0</text:p>
          </table:table-cell>
          <table:table-cell office:value-type="float" office:value="0.1715043" calcext:value-type="float">
            <text:p>0.1715043</text:p>
          </table:table-cell>
          <table:table-cell office:value-type="float" office:value="370" calcext:value-type="float">
            <text:p>370</text:p>
          </table:table-cell>
          <table:table-cell office:value-type="float" office:value="-7.931602" calcext:value-type="float">
            <text:p>-7.931602</text:p>
          </table:table-cell>
          <table:table-cell office:value-type="float" office:value="0" calcext:value-type="float">
            <text:p>0</text:p>
          </table:table-cell>
          <table:table-cell office:value-type="float" office:value="338.9502" calcext:value-type="float">
            <text:p>338.9502</text:p>
          </table:table-cell>
          <table:table-cell office:value-type="float" office:value="1131.221" calcext:value-type="float">
            <text:p>1131.221</text:p>
          </table:table-cell>
          <table:table-cell office:value-type="float" office:value="1373.409" calcext:value-type="float">
            <text:p>1373.409</text:p>
          </table:table-cell>
          <table:table-cell office:value-type="float" office:value="1226.98" calcext:value-type="float">
            <text:p>1226.98</text:p>
          </table:table-cell>
          <table:table-cell office:value-type="float" office:value="720.3007" calcext:value-type="float">
            <text:p>720.3007</text:p>
          </table:table-cell>
          <table:table-cell office:value-type="float" office:value="1095.849" calcext:value-type="float">
            <text:p>1095.849</text:p>
          </table:table-cell>
          <table:table-cell office:value-type="float" office:value="405.9641" calcext:value-type="float">
            <text:p>405.9641</text:p>
          </table:table-cell>
          <table:table-cell office:value-type="float" office:value="1823.094" calcext:value-type="float">
            <text:p>1823.094</text:p>
          </table:table-cell>
          <table:table-cell office:value-type="float" office:value="2062.929" calcext:value-type="float">
            <text:p>2062.929</text:p>
          </table:table-cell>
          <table:table-cell office:value-type="float" office:value="1653.522" calcext:value-type="float">
            <text:p>1653.522</text:p>
          </table:table-cell>
          <table:table-cell office:value-type="float" office:value="581.282" calcext:value-type="float">
            <text:p>581.282</text:p>
          </table:table-cell>
          <table:table-cell office:value-type="float" office:value="571.3358" calcext:value-type="float">
            <text:p>571.3358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809899" calcext:value-type="float">
            <text:p>-8.098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30666" calcext:value-type="float">
            <text:p>-5.330666</text:p>
          </table:table-cell>
          <table:table-cell office:value-type="float" office:value="0" calcext:value-type="float">
            <text:p>0</text:p>
          </table:table-cell>
          <table:table-cell office:value-type="float" office:value="7.567809" calcext:value-type="float">
            <text:p>7.567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6" calcext:value-type="float">
            <text:p>6032006</text:p>
          </table:table-cell>
          <table:table-cell office:value-type="float" office:value="105.3921" calcext:value-type="float">
            <text:p>105.3921</text:p>
          </table:table-cell>
          <table:table-cell office:value-type="float" office:value="13057.54" calcext:value-type="float">
            <text:p>1305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70439" calcext:value-type="float">
            <text:p>-7.970439</text:p>
          </table:table-cell>
          <table:table-cell office:value-type="float" office:value="26.80309" calcext:value-type="float">
            <text:p>26.80309</text:p>
          </table:table-cell>
          <table:table-cell office:value-type="float" office:value="0" calcext:value-type="float">
            <text:p>0</text:p>
          </table:table-cell>
          <table:table-cell office:value-type="float" office:value="59.9933" calcext:value-type="float">
            <text:p>59.9933</text:p>
          </table:table-cell>
          <table:table-cell office:value-type="float" office:value="0.08519162" calcext:value-type="float">
            <text:p>0.08519162</text:p>
          </table:table-cell>
          <table:table-cell office:value-type="float" office:value="0.01211699" calcext:value-type="float">
            <text:p>0.01211699</text:p>
          </table:table-cell>
          <table:table-cell office:value-type="float" office:value="0" calcext:value-type="float">
            <text:p>0</text:p>
          </table:table-cell>
          <table:table-cell office:value-type="float" office:value="0.006073732" calcext:value-type="float">
            <text:p>0.006073732</text:p>
          </table:table-cell>
          <table:table-cell office:value-type="float" office:value="0" calcext:value-type="float">
            <text:p>0</text:p>
          </table:table-cell>
          <table:table-cell office:value-type="float" office:value="0.1721984" calcext:value-type="float">
            <text:p>0.1721984</text:p>
          </table:table-cell>
          <table:table-cell office:value-type="float" office:value="370" calcext:value-type="float">
            <text:p>370</text:p>
          </table:table-cell>
          <table:table-cell office:value-type="float" office:value="-8.136595" calcext:value-type="float">
            <text:p>-8.136595</text:p>
          </table:table-cell>
          <table:table-cell office:value-type="float" office:value="0" calcext:value-type="float">
            <text:p>0</text:p>
          </table:table-cell>
          <table:table-cell office:value-type="float" office:value="338.9492" calcext:value-type="float">
            <text:p>338.9492</text:p>
          </table:table-cell>
          <table:table-cell office:value-type="float" office:value="1131.168" calcext:value-type="float">
            <text:p>1131.168</text:p>
          </table:table-cell>
          <table:table-cell office:value-type="float" office:value="1373.353" calcext:value-type="float">
            <text:p>1373.353</text:p>
          </table:table-cell>
          <table:table-cell office:value-type="float" office:value="1226.958" calcext:value-type="float">
            <text:p>1226.958</text:p>
          </table:table-cell>
          <table:table-cell office:value-type="float" office:value="720.2883" calcext:value-type="float">
            <text:p>720.2883</text:p>
          </table:table-cell>
          <table:table-cell office:value-type="float" office:value="1095.834" calcext:value-type="float">
            <text:p>1095.834</text:p>
          </table:table-cell>
          <table:table-cell office:value-type="float" office:value="405.9615" calcext:value-type="float">
            <text:p>405.9615</text:p>
          </table:table-cell>
          <table:table-cell office:value-type="float" office:value="1823.089" calcext:value-type="float">
            <text:p>1823.089</text:p>
          </table:table-cell>
          <table:table-cell office:value-type="float" office:value="2062.926" calcext:value-type="float">
            <text:p>2062.926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581.2812" calcext:value-type="float">
            <text:p>581.2812</text:p>
          </table:table-cell>
          <table:table-cell office:value-type="float" office:value="571.3342" calcext:value-type="float">
            <text:p>571.3342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905363" calcext:value-type="float">
            <text:p>-9.0536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99228" calcext:value-type="float">
            <text:p>-5.499228</text:p>
          </table:table-cell>
          <table:table-cell office:value-type="float" office:value="0" calcext:value-type="float">
            <text:p>0</text:p>
          </table:table-cell>
          <table:table-cell office:value-type="float" office:value="7.531429" calcext:value-type="float">
            <text:p>7.53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6" calcext:value-type="float">
            <text:p>7032006</text:p>
          </table:table-cell>
          <table:table-cell office:value-type="float" office:value="105.3096" calcext:value-type="float">
            <text:p>105.3096</text:p>
          </table:table-cell>
          <table:table-cell office:value-type="float" office:value="13057.46" calcext:value-type="float">
            <text:p>1305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6386" calcext:value-type="float">
            <text:p>-8.16386</text:p>
          </table:table-cell>
          <table:table-cell office:value-type="float" office:value="24.60778" calcext:value-type="float">
            <text:p>24.60778</text:p>
          </table:table-cell>
          <table:table-cell office:value-type="float" office:value="0" calcext:value-type="float">
            <text:p>0</text:p>
          </table:table-cell>
          <table:table-cell office:value-type="float" office:value="59.91852" calcext:value-type="float">
            <text:p>59.91852</text:p>
          </table:table-cell>
          <table:table-cell office:value-type="float" office:value="0.08449376" calcext:value-type="float">
            <text:p>0.08449376</text:p>
          </table:table-cell>
          <table:table-cell office:value-type="float" office:value="0.01249141" calcext:value-type="float">
            <text:p>0.01249141</text:p>
          </table:table-cell>
          <table:table-cell office:value-type="float" office:value="0" calcext:value-type="float">
            <text:p>0</text:p>
          </table:table-cell>
          <table:table-cell office:value-type="float" office:value="0.006075768" calcext:value-type="float">
            <text:p>0.006075768</text:p>
          </table:table-cell>
          <table:table-cell office:value-type="float" office:value="0" calcext:value-type="float">
            <text:p>0</text:p>
          </table:table-cell>
          <table:table-cell office:value-type="float" office:value="0.1728317" calcext:value-type="float">
            <text:p>0.1728317</text:p>
          </table:table-cell>
          <table:table-cell office:value-type="float" office:value="370" calcext:value-type="float">
            <text:p>370</text:p>
          </table:table-cell>
          <table:table-cell office:value-type="float" office:value="-8.330276" calcext:value-type="float">
            <text:p>-8.330276</text:p>
          </table:table-cell>
          <table:table-cell office:value-type="float" office:value="0" calcext:value-type="float">
            <text:p>0</text:p>
          </table:table-cell>
          <table:table-cell office:value-type="float" office:value="338.9515" calcext:value-type="float">
            <text:p>338.9515</text:p>
          </table:table-cell>
          <table:table-cell office:value-type="float" office:value="1131.121" calcext:value-type="float">
            <text:p>1131.121</text:p>
          </table:table-cell>
          <table:table-cell office:value-type="float" office:value="1373.3" calcext:value-type="float">
            <text:p>1373.3</text:p>
          </table:table-cell>
          <table:table-cell office:value-type="float" office:value="1226.935" calcext:value-type="float">
            <text:p>1226.935</text:p>
          </table:table-cell>
          <table:table-cell office:value-type="float" office:value="720.2755" calcext:value-type="float">
            <text:p>720.2755</text:p>
          </table:table-cell>
          <table:table-cell office:value-type="float" office:value="1095.819" calcext:value-type="float">
            <text:p>1095.819</text:p>
          </table:table-cell>
          <table:table-cell office:value-type="float" office:value="405.9589" calcext:value-type="float">
            <text:p>405.9589</text:p>
          </table:table-cell>
          <table:table-cell office:value-type="float" office:value="1823.084" calcext:value-type="float">
            <text:p>1823.084</text:p>
          </table:table-cell>
          <table:table-cell office:value-type="float" office:value="2062.923" calcext:value-type="float">
            <text:p>2062.923</text:p>
          </table:table-cell>
          <table:table-cell office:value-type="float" office:value="1653.518" calcext:value-type="float">
            <text:p>1653.518</text:p>
          </table:table-cell>
          <table:table-cell office:value-type="float" office:value="581.2805" calcext:value-type="float">
            <text:p>581.2805</text:p>
          </table:table-cell>
          <table:table-cell office:value-type="float" office:value="571.3326" calcext:value-type="float">
            <text:p>571.3326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9289774" calcext:value-type="float">
            <text:p>-9.28977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56578" calcext:value-type="float">
            <text:p>-5.656578</text:p>
          </table:table-cell>
          <table:table-cell office:value-type="float" office:value="0" calcext:value-type="float">
            <text:p>0</text:p>
          </table:table-cell>
          <table:table-cell office:value-type="float" office:value="7.495135" calcext:value-type="float">
            <text:p>7.49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6" calcext:value-type="float">
            <text:p>8032006</text:p>
          </table:table-cell>
          <table:table-cell office:value-type="float" office:value="105.2477" calcext:value-type="float">
            <text:p>105.2477</text:p>
          </table:table-cell>
          <table:table-cell office:value-type="float" office:value="13057.4" calcext:value-type="float">
            <text:p>130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20701" calcext:value-type="float">
            <text:p>-8.320701</text:p>
          </table:table-cell>
          <table:table-cell office:value-type="float" office:value="26.2892" calcext:value-type="float">
            <text:p>26.2892</text:p>
          </table:table-cell>
          <table:table-cell office:value-type="float" office:value="0" calcext:value-type="float">
            <text:p>0</text:p>
          </table:table-cell>
          <table:table-cell office:value-type="float" office:value="59.88223" calcext:value-type="float">
            <text:p>59.88223</text:p>
          </table:table-cell>
          <table:table-cell office:value-type="float" office:value="0.08420587" calcext:value-type="float">
            <text:p>0.08420587</text:p>
          </table:table-cell>
          <table:table-cell office:value-type="float" office:value="0.01287274" calcext:value-type="float">
            <text:p>0.01287274</text:p>
          </table:table-cell>
          <table:table-cell office:value-type="float" office:value="0" calcext:value-type="float">
            <text:p>0</text:p>
          </table:table-cell>
          <table:table-cell office:value-type="float" office:value="0.006077636" calcext:value-type="float">
            <text:p>0.006077636</text:p>
          </table:table-cell>
          <table:table-cell office:value-type="float" office:value="0" calcext:value-type="float">
            <text:p>0</text:p>
          </table:table-cell>
          <table:table-cell office:value-type="float" office:value="0.1734092" calcext:value-type="float">
            <text:p>0.1734092</text:p>
          </table:table-cell>
          <table:table-cell office:value-type="float" office:value="370" calcext:value-type="float">
            <text:p>370</text:p>
          </table:table-cell>
          <table:table-cell office:value-type="float" office:value="-8.487315" calcext:value-type="float">
            <text:p>-8.487315</text:p>
          </table:table-cell>
          <table:table-cell office:value-type="float" office:value="0" calcext:value-type="float">
            <text:p>0</text:p>
          </table:table-cell>
          <table:table-cell office:value-type="float" office:value="338.9468" calcext:value-type="float">
            <text:p>338.9468</text:p>
          </table:table-cell>
          <table:table-cell office:value-type="float" office:value="1131.098" calcext:value-type="float">
            <text:p>1131.098</text:p>
          </table:table-cell>
          <table:table-cell office:value-type="float" office:value="1373.265" calcext:value-type="float">
            <text:p>1373.265</text:p>
          </table:table-cell>
          <table:table-cell office:value-type="float" office:value="1226.917" calcext:value-type="float">
            <text:p>1226.917</text:p>
          </table:table-cell>
          <table:table-cell office:value-type="float" office:value="720.2664" calcext:value-type="float">
            <text:p>720.2664</text:p>
          </table:table-cell>
          <table:table-cell office:value-type="float" office:value="1095.805" calcext:value-type="float">
            <text:p>1095.805</text:p>
          </table:table-cell>
          <table:table-cell office:value-type="float" office:value="405.9563" calcext:value-type="float">
            <text:p>405.9563</text:p>
          </table:table-cell>
          <table:table-cell office:value-type="float" office:value="1823.073" calcext:value-type="float">
            <text:p>1823.073</text:p>
          </table:table-cell>
          <table:table-cell office:value-type="float" office:value="2062.92" calcext:value-type="float">
            <text:p>2062.92</text:p>
          </table:table-cell>
          <table:table-cell office:value-type="float" office:value="1653.516" calcext:value-type="float">
            <text:p>1653.516</text:p>
          </table:table-cell>
          <table:table-cell office:value-type="float" office:value="581.2796" calcext:value-type="float">
            <text:p>581.2796</text:p>
          </table:table-cell>
          <table:table-cell office:value-type="float" office:value="571.3309" calcext:value-type="float">
            <text:p>571.3309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930569" calcext:value-type="float">
            <text:p>-9.3056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74459" calcext:value-type="float">
            <text:p>-5.774459</text:p>
          </table:table-cell>
          <table:table-cell office:value-type="float" office:value="0" calcext:value-type="float">
            <text:p>0</text:p>
          </table:table-cell>
          <table:table-cell office:value-type="float" office:value="7.45603" calcext:value-type="float">
            <text:p>7.45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6" calcext:value-type="float">
            <text:p>9032006</text:p>
          </table:table-cell>
          <table:table-cell office:value-type="float" office:value="105.1346" calcext:value-type="float">
            <text:p>105.1346</text:p>
          </table:table-cell>
          <table:table-cell office:value-type="float" office:value="13057.33" calcext:value-type="float">
            <text:p>1305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32122" calcext:value-type="float">
            <text:p>-8.532122</text:p>
          </table:table-cell>
          <table:table-cell office:value-type="float" office:value="28.32913" calcext:value-type="float">
            <text:p>28.32913</text:p>
          </table:table-cell>
          <table:table-cell office:value-type="float" office:value="0" calcext:value-type="float">
            <text:p>0</text:p>
          </table:table-cell>
          <table:table-cell office:value-type="float" office:value="59.86392" calcext:value-type="float">
            <text:p>59.86392</text:p>
          </table:table-cell>
          <table:table-cell office:value-type="float" office:value="0.0835124" calcext:value-type="float">
            <text:p>0.0835124</text:p>
          </table:table-cell>
          <table:table-cell office:value-type="float" office:value="0.01327252" calcext:value-type="float">
            <text:p>0.01327252</text:p>
          </table:table-cell>
          <table:table-cell office:value-type="float" office:value="0" calcext:value-type="float">
            <text:p>0</text:p>
          </table:table-cell>
          <table:table-cell office:value-type="float" office:value="0.006079337" calcext:value-type="float">
            <text:p>0.006079337</text:p>
          </table:table-cell>
          <table:table-cell office:value-type="float" office:value="0" calcext:value-type="float">
            <text:p>0</text:p>
          </table:table-cell>
          <table:table-cell office:value-type="float" office:value="0.1739354" calcext:value-type="float">
            <text:p>0.1739354</text:p>
          </table:table-cell>
          <table:table-cell office:value-type="float" office:value="370" calcext:value-type="float">
            <text:p>370</text:p>
          </table:table-cell>
          <table:table-cell office:value-type="float" office:value="-8.698865" calcext:value-type="float">
            <text:p>-8.698865</text:p>
          </table:table-cell>
          <table:table-cell office:value-type="float" office:value="0" calcext:value-type="float">
            <text:p>0</text:p>
          </table:table-cell>
          <table:table-cell office:value-type="float" office:value="338.9174" calcext:value-type="float">
            <text:p>338.9174</text:p>
          </table:table-cell>
          <table:table-cell office:value-type="float" office:value="1131.049" calcext:value-type="float">
            <text:p>1131.049</text:p>
          </table:table-cell>
          <table:table-cell office:value-type="float" office:value="1373.217" calcext:value-type="float">
            <text:p>1373.217</text:p>
          </table:table-cell>
          <table:table-cell office:value-type="float" office:value="1226.898" calcext:value-type="float">
            <text:p>1226.898</text:p>
          </table:table-cell>
          <table:table-cell office:value-type="float" office:value="720.2561" calcext:value-type="float">
            <text:p>720.2561</text:p>
          </table:table-cell>
          <table:table-cell office:value-type="float" office:value="1095.793" calcext:value-type="float">
            <text:p>1095.793</text:p>
          </table:table-cell>
          <table:table-cell office:value-type="float" office:value="405.9539" calcext:value-type="float">
            <text:p>405.9539</text:p>
          </table:table-cell>
          <table:table-cell office:value-type="float" office:value="1823.068" calcext:value-type="float">
            <text:p>1823.068</text:p>
          </table:table-cell>
          <table:table-cell office:value-type="float" office:value="2062.917" calcext:value-type="float">
            <text:p>2062.917</text:p>
          </table:table-cell>
          <table:table-cell office:value-type="float" office:value="1653.514" calcext:value-type="float">
            <text:p>1653.514</text:p>
          </table:table-cell>
          <table:table-cell office:value-type="float" office:value="581.2788" calcext:value-type="float">
            <text:p>581.2788</text:p>
          </table:table-cell>
          <table:table-cell office:value-type="float" office:value="571.3293" calcext:value-type="float">
            <text:p>571.3293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9" calcext:value-type="float">
            <text:p>35.61969</text:p>
          </table:table-cell>
          <table:table-cell office:value-type="float" office:value="0" calcext:value-type="float">
            <text:p>0</text:p>
          </table:table-cell>
          <table:table-cell office:value-type="float" office:value="-0.00000967228" calcext:value-type="float">
            <text:p>-9.6722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53312" calcext:value-type="float">
            <text:p>-5.953312</text:p>
          </table:table-cell>
          <table:table-cell office:value-type="float" office:value="0" calcext:value-type="float">
            <text:p>0</text:p>
          </table:table-cell>
          <table:table-cell office:value-type="float" office:value="7.423365" calcext:value-type="float">
            <text:p>7.42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6" calcext:value-type="float">
            <text:p>10032006</text:p>
          </table:table-cell>
          <table:table-cell office:value-type="float" office:value="105.0176" calcext:value-type="float">
            <text:p>105.0176</text:p>
          </table:table-cell>
          <table:table-cell office:value-type="float" office:value="13057.23" calcext:value-type="float">
            <text:p>1305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6775" calcext:value-type="float">
            <text:p>-8.76775</text:p>
          </table:table-cell>
          <table:table-cell office:value-type="float" office:value="28.9001" calcext:value-type="float">
            <text:p>28.9001</text:p>
          </table:table-cell>
          <table:table-cell office:value-type="float" office:value="0" calcext:value-type="float">
            <text:p>0</text:p>
          </table:table-cell>
          <table:table-cell office:value-type="float" office:value="59.77773" calcext:value-type="float">
            <text:p>59.77773</text:p>
          </table:table-cell>
          <table:table-cell office:value-type="float" office:value="0.08246703" calcext:value-type="float">
            <text:p>0.08246703</text:p>
          </table:table-cell>
          <table:table-cell office:value-type="float" office:value="0.01367128" calcext:value-type="float">
            <text:p>0.01367128</text:p>
          </table:table-cell>
          <table:table-cell office:value-type="float" office:value="0" calcext:value-type="float">
            <text:p>0</text:p>
          </table:table-cell>
          <table:table-cell office:value-type="float" office:value="0.006080898" calcext:value-type="float">
            <text:p>0.006080898</text:p>
          </table:table-cell>
          <table:table-cell office:value-type="float" office:value="0" calcext:value-type="float">
            <text:p>0</text:p>
          </table:table-cell>
          <table:table-cell office:value-type="float" office:value="0.1744175" calcext:value-type="float">
            <text:p>0.1744175</text:p>
          </table:table-cell>
          <table:table-cell office:value-type="float" office:value="370" calcext:value-type="float">
            <text:p>370</text:p>
          </table:table-cell>
          <table:table-cell office:value-type="float" office:value="-8.934577" calcext:value-type="float">
            <text:p>-8.934577</text:p>
          </table:table-cell>
          <table:table-cell office:value-type="float" office:value="0" calcext:value-type="float">
            <text:p>0</text:p>
          </table:table-cell>
          <table:table-cell office:value-type="float" office:value="338.9102" calcext:value-type="float">
            <text:p>338.9102</text:p>
          </table:table-cell>
          <table:table-cell office:value-type="float" office:value="1130.982" calcext:value-type="float">
            <text:p>1130.982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226.871" calcext:value-type="float">
            <text:p>1226.871</text:p>
          </table:table-cell>
          <table:table-cell office:value-type="float" office:value="720.2426" calcext:value-type="float">
            <text:p>720.2426</text:p>
          </table:table-cell>
          <table:table-cell office:value-type="float" office:value="1095.778" calcext:value-type="float">
            <text:p>1095.778</text:p>
          </table:table-cell>
          <table:table-cell office:value-type="float" office:value="405.9509" calcext:value-type="float">
            <text:p>405.9509</text:p>
          </table:table-cell>
          <table:table-cell office:value-type="float" office:value="1823.062" calcext:value-type="float">
            <text:p>1823.062</text:p>
          </table:table-cell>
          <table:table-cell office:value-type="float" office:value="2062.914" calcext:value-type="float">
            <text:p>2062.914</text:p>
          </table:table-cell>
          <table:table-cell office:value-type="float" office:value="1653.512" calcext:value-type="float">
            <text:p>1653.512</text:p>
          </table:table-cell>
          <table:table-cell office:value-type="float" office:value="581.278" calcext:value-type="float">
            <text:p>581.278</text:p>
          </table:table-cell>
          <table:table-cell office:value-type="float" office:value="571.3278" calcext:value-type="float">
            <text:p>571.3278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180076" calcext:value-type="float">
            <text:p>-1.18007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58891" calcext:value-type="float">
            <text:p>-6.158891</text:p>
          </table:table-cell>
          <table:table-cell office:value-type="float" office:value="0" calcext:value-type="float">
            <text:p>0</text:p>
          </table:table-cell>
          <table:table-cell office:value-type="float" office:value="7.393308" calcext:value-type="float">
            <text:p>7.39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6" calcext:value-type="float">
            <text:p>11032006</text:p>
          </table:table-cell>
          <table:table-cell office:value-type="float" office:value="104.8882" calcext:value-type="float">
            <text:p>104.8882</text:p>
          </table:table-cell>
          <table:table-cell office:value-type="float" office:value="13057.1" calcext:value-type="float">
            <text:p>130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35723" calcext:value-type="float">
            <text:p>-9.035723</text:p>
          </table:table-cell>
          <table:table-cell office:value-type="float" office:value="29.49228" calcext:value-type="float">
            <text:p>29.49228</text:p>
          </table:table-cell>
          <table:table-cell office:value-type="float" office:value="0" calcext:value-type="float">
            <text:p>0</text:p>
          </table:table-cell>
          <table:table-cell office:value-type="float" office:value="59.67141" calcext:value-type="float">
            <text:p>59.67141</text:p>
          </table:table-cell>
          <table:table-cell office:value-type="float" office:value="0.08138472" calcext:value-type="float">
            <text:p>0.08138472</text:p>
          </table:table-cell>
          <table:table-cell office:value-type="float" office:value="0.01404601" calcext:value-type="float">
            <text:p>0.01404601</text:p>
          </table:table-cell>
          <table:table-cell office:value-type="float" office:value="0" calcext:value-type="float">
            <text:p>0</text:p>
          </table:table-cell>
          <table:table-cell office:value-type="float" office:value="0.006082333" calcext:value-type="float">
            <text:p>0.006082333</text:p>
          </table:table-cell>
          <table:table-cell office:value-type="float" office:value="0" calcext:value-type="float">
            <text:p>0</text:p>
          </table:table-cell>
          <table:table-cell office:value-type="float" office:value="0.174859" calcext:value-type="float">
            <text:p>0.174859</text:p>
          </table:table-cell>
          <table:table-cell office:value-type="float" office:value="370" calcext:value-type="float">
            <text:p>370</text:p>
          </table:table-cell>
          <table:table-cell office:value-type="float" office:value="-9.202619" calcext:value-type="float">
            <text:p>-9.202619</text:p>
          </table:table-cell>
          <table:table-cell office:value-type="float" office:value="0" calcext:value-type="float">
            <text:p>0</text:p>
          </table:table-cell>
          <table:table-cell office:value-type="float" office:value="338.9108" calcext:value-type="float">
            <text:p>338.9108</text:p>
          </table:table-cell>
          <table:table-cell office:value-type="float" office:value="1130.902" calcext:value-type="float">
            <text:p>1130.902</text:p>
          </table:table-cell>
          <table:table-cell office:value-type="float" office:value="1373.067" calcext:value-type="float">
            <text:p>1373.067</text:p>
          </table:table-cell>
          <table:table-cell office:value-type="float" office:value="1226.838" calcext:value-type="float">
            <text:p>1226.838</text:p>
          </table:table-cell>
          <table:table-cell office:value-type="float" office:value="720.2242" calcext:value-type="float">
            <text:p>720.2242</text:p>
          </table:table-cell>
          <table:table-cell office:value-type="float" office:value="1095.759" calcext:value-type="float">
            <text:p>1095.759</text:p>
          </table:table-cell>
          <table:table-cell office:value-type="float" office:value="405.9448" calcext:value-type="float">
            <text:p>405.9448</text:p>
          </table:table-cell>
          <table:table-cell office:value-type="float" office:value="1823.046" calcext:value-type="float">
            <text:p>1823.046</text:p>
          </table:table-cell>
          <table:table-cell office:value-type="float" office:value="2062.91" calcext:value-type="float">
            <text:p>2062.91</text:p>
          </table:table-cell>
          <table:table-cell office:value-type="float" office:value="1653.51" calcext:value-type="float">
            <text:p>1653.51</text:p>
          </table:table-cell>
          <table:table-cell office:value-type="float" office:value="581.2771" calcext:value-type="float">
            <text:p>581.2771</text:p>
          </table:table-cell>
          <table:table-cell office:value-type="float" office:value="571.3261" calcext:value-type="float">
            <text:p>571.3261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283617" calcext:value-type="float">
            <text:p>-1.28361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97534" calcext:value-type="float">
            <text:p>-6.397534</text:p>
          </table:table-cell>
          <table:table-cell office:value-type="float" office:value="0" calcext:value-type="float">
            <text:p>0</text:p>
          </table:table-cell>
          <table:table-cell office:value-type="float" office:value="7.363944" calcext:value-type="float">
            <text:p>7.36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6" calcext:value-type="float">
            <text:p>12032006</text:p>
          </table:table-cell>
          <table:table-cell office:value-type="float" office:value="104.8182" calcext:value-type="float">
            <text:p>104.8182</text:p>
          </table:table-cell>
          <table:table-cell office:value-type="float" office:value="13057" calcext:value-type="float">
            <text:p>1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13237" calcext:value-type="float">
            <text:p>-9.213237</text:p>
          </table:table-cell>
          <table:table-cell office:value-type="float" office:value="28.76258" calcext:value-type="float">
            <text:p>28.76258</text:p>
          </table:table-cell>
          <table:table-cell office:value-type="float" office:value="0" calcext:value-type="float">
            <text:p>0</text:p>
          </table:table-cell>
          <table:table-cell office:value-type="float" office:value="59.63374" calcext:value-type="float">
            <text:p>59.63374</text:p>
          </table:table-cell>
          <table:table-cell office:value-type="float" office:value="0.08110464" calcext:value-type="float">
            <text:p>0.08110464</text:p>
          </table:table-cell>
          <table:table-cell office:value-type="float" office:value="0.01442711" calcext:value-type="float">
            <text:p>0.01442711</text:p>
          </table:table-cell>
          <table:table-cell office:value-type="float" office:value="0" calcext:value-type="float">
            <text:p>0</text:p>
          </table:table-cell>
          <table:table-cell office:value-type="float" office:value="0.00608366" calcext:value-type="float">
            <text:p>0.00608366</text:p>
          </table:table-cell>
          <table:table-cell office:value-type="float" office:value="0" calcext:value-type="float">
            <text:p>0</text:p>
          </table:table-cell>
          <table:table-cell office:value-type="float" office:value="0.1752633" calcext:value-type="float">
            <text:p>0.1752633</text:p>
          </table:table-cell>
          <table:table-cell office:value-type="float" office:value="370" calcext:value-type="float">
            <text:p>370</text:p>
          </table:table-cell>
          <table:table-cell office:value-type="float" office:value="-9.380157" calcext:value-type="float">
            <text:p>-9.380157</text:p>
          </table:table-cell>
          <table:table-cell office:value-type="float" office:value="0" calcext:value-type="float">
            <text:p>0</text:p>
          </table:table-cell>
          <table:table-cell office:value-type="float" office:value="338.9079" calcext:value-type="float">
            <text:p>338.9079</text:p>
          </table:table-cell>
          <table:table-cell office:value-type="float" office:value="1130.877" calcext:value-type="float">
            <text:p>1130.877</text:p>
          </table:table-cell>
          <table:table-cell office:value-type="float" office:value="1373.022" calcext:value-type="float">
            <text:p>1373.022</text:p>
          </table:table-cell>
          <table:table-cell office:value-type="float" office:value="1226.816" calcext:value-type="float">
            <text:p>1226.816</text:p>
          </table:table-cell>
          <table:table-cell office:value-type="float" office:value="720.2094" calcext:value-type="float">
            <text:p>720.2094</text:p>
          </table:table-cell>
          <table:table-cell office:value-type="float" office:value="1095.742" calcext:value-type="float">
            <text:p>1095.742</text:p>
          </table:table-cell>
          <table:table-cell office:value-type="float" office:value="405.9395" calcext:value-type="float">
            <text:p>405.9395</text:p>
          </table:table-cell>
          <table:table-cell office:value-type="float" office:value="1823.028" calcext:value-type="float">
            <text:p>1823.028</text:p>
          </table:table-cell>
          <table:table-cell office:value-type="float" office:value="2062.897" calcext:value-type="float">
            <text:p>2062.897</text:p>
          </table:table-cell>
          <table:table-cell office:value-type="float" office:value="1653.508" calcext:value-type="float">
            <text:p>1653.508</text:p>
          </table:table-cell>
          <table:table-cell office:value-type="float" office:value="581.2762" calcext:value-type="float">
            <text:p>581.2762</text:p>
          </table:table-cell>
          <table:table-cell office:value-type="float" office:value="571.3245" calcext:value-type="float">
            <text:p>571.3245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289336" calcext:value-type="float">
            <text:p>-1.2893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36407" calcext:value-type="float">
            <text:p>-6.536407</text:p>
          </table:table-cell>
          <table:table-cell office:value-type="float" office:value="0" calcext:value-type="float">
            <text:p>0</text:p>
          </table:table-cell>
          <table:table-cell office:value-type="float" office:value="7.325298" calcext:value-type="float">
            <text:p>7.325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6" calcext:value-type="float">
            <text:p>13032006</text:p>
          </table:table-cell>
          <table:table-cell office:value-type="float" office:value="104.7369" calcext:value-type="float">
            <text:p>104.7369</text:p>
          </table:table-cell>
          <table:table-cell office:value-type="float" office:value="13056.92" calcext:value-type="float">
            <text:p>1305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8658" calcext:value-type="float">
            <text:p>-9.38658</text:p>
          </table:table-cell>
          <table:table-cell office:value-type="float" office:value="29.78139" calcext:value-type="float">
            <text:p>29.78139</text:p>
          </table:table-cell>
          <table:table-cell office:value-type="float" office:value="0" calcext:value-type="float">
            <text:p>0</text:p>
          </table:table-cell>
          <table:table-cell office:value-type="float" office:value="59.61043" calcext:value-type="float">
            <text:p>59.61043</text:p>
          </table:table-cell>
          <table:table-cell office:value-type="float" office:value="0.08069804" calcext:value-type="float">
            <text:p>0.08069804</text:p>
          </table:table-cell>
          <table:table-cell office:value-type="float" office:value="0.01480213" calcext:value-type="float">
            <text:p>0.01480213</text:p>
          </table:table-cell>
          <table:table-cell office:value-type="float" office:value="0" calcext:value-type="float">
            <text:p>0</text:p>
          </table:table-cell>
          <table:table-cell office:value-type="float" office:value="0.006084848" calcext:value-type="float">
            <text:p>0.006084848</text:p>
          </table:table-cell>
          <table:table-cell office:value-type="float" office:value="0" calcext:value-type="float">
            <text:p>0</text:p>
          </table:table-cell>
          <table:table-cell office:value-type="float" office:value="0.1756263" calcext:value-type="float">
            <text:p>0.1756263</text:p>
          </table:table-cell>
          <table:table-cell office:value-type="float" office:value="370" calcext:value-type="float">
            <text:p>370</text:p>
          </table:table-cell>
          <table:table-cell office:value-type="float" office:value="-9.553489" calcext:value-type="float">
            <text:p>-9.553489</text:p>
          </table:table-cell>
          <table:table-cell office:value-type="float" office:value="0" calcext:value-type="float">
            <text:p>0</text:p>
          </table:table-cell>
          <table:table-cell office:value-type="float" office:value="338.8895" calcext:value-type="float">
            <text:p>338.8895</text:p>
          </table:table-cell>
          <table:table-cell office:value-type="float" office:value="1130.848" calcext:value-type="float">
            <text:p>1130.848</text:p>
          </table:table-cell>
          <table:table-cell office:value-type="float" office:value="1372.986" calcext:value-type="float">
            <text:p>1372.986</text:p>
          </table:table-cell>
          <table:table-cell office:value-type="float" office:value="1226.799" calcext:value-type="float">
            <text:p>1226.799</text:p>
          </table:table-cell>
          <table:table-cell office:value-type="float" office:value="720.2005" calcext:value-type="float">
            <text:p>720.2005</text:p>
          </table:table-cell>
          <table:table-cell office:value-type="float" office:value="1095.729" calcext:value-type="float">
            <text:p>1095.729</text:p>
          </table:table-cell>
          <table:table-cell office:value-type="float" office:value="405.937" calcext:value-type="float">
            <text:p>405.937</text:p>
          </table:table-cell>
          <table:table-cell office:value-type="float" office:value="1823.012" calcext:value-type="float">
            <text:p>1823.012</text:p>
          </table:table-cell>
          <table:table-cell office:value-type="float" office:value="2062.882" calcext:value-type="float">
            <text:p>2062.882</text:p>
          </table:table-cell>
          <table:table-cell office:value-type="float" office:value="1653.506" calcext:value-type="float">
            <text:p>1653.506</text:p>
          </table:table-cell>
          <table:table-cell office:value-type="float" office:value="581.2753" calcext:value-type="float">
            <text:p>581.2753</text:p>
          </table:table-cell>
          <table:table-cell office:value-type="float" office:value="571.3229" calcext:value-type="float">
            <text:p>571.3229</text:p>
          </table:table-cell>
          <table:table-cell office:value-type="float" office:value="142.5685" calcext:value-type="float">
            <text:p>142.5685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29323" calcext:value-type="float">
            <text:p>-1.2932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74758" calcext:value-type="float">
            <text:p>-6.674758</text:p>
          </table:table-cell>
          <table:table-cell office:value-type="float" office:value="0" calcext:value-type="float">
            <text:p>0</text:p>
          </table:table-cell>
          <table:table-cell office:value-type="float" office:value="7.29035" calcext:value-type="float">
            <text:p>7.29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6" calcext:value-type="float">
            <text:p>14032006</text:p>
          </table:table-cell>
          <table:table-cell office:value-type="float" office:value="104.6433" calcext:value-type="float">
            <text:p>104.6433</text:p>
          </table:table-cell>
          <table:table-cell office:value-type="float" office:value="13056.85" calcext:value-type="float">
            <text:p>1305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75161" calcext:value-type="float">
            <text:p>-9.575161</text:p>
          </table:table-cell>
          <table:table-cell office:value-type="float" office:value="31.74482" calcext:value-type="float">
            <text:p>31.74482</text:p>
          </table:table-cell>
          <table:table-cell office:value-type="float" office:value="0" calcext:value-type="float">
            <text:p>0</text:p>
          </table:table-cell>
          <table:table-cell office:value-type="float" office:value="59.5879" calcext:value-type="float">
            <text:p>59.5879</text:p>
          </table:table-cell>
          <table:table-cell office:value-type="float" office:value="0.08014283" calcext:value-type="float">
            <text:p>0.08014283</text:p>
          </table:table-cell>
          <table:table-cell office:value-type="float" office:value="0.01520289" calcext:value-type="float">
            <text:p>0.01520289</text:p>
          </table:table-cell>
          <table:table-cell office:value-type="float" office:value="0" calcext:value-type="float">
            <text:p>0</text:p>
          </table:table-cell>
          <table:table-cell office:value-type="float" office:value="0.006085887" calcext:value-type="float">
            <text:p>0.006085887</text:p>
          </table:table-cell>
          <table:table-cell office:value-type="float" office:value="0" calcext:value-type="float">
            <text:p>0</text:p>
          </table:table-cell>
          <table:table-cell office:value-type="float" office:value="0.175936" calcext:value-type="float">
            <text:p>0.175936</text:p>
          </table:table-cell>
          <table:table-cell office:value-type="float" office:value="370" calcext:value-type="float">
            <text:p>370</text:p>
          </table:table-cell>
          <table:table-cell office:value-type="float" office:value="-9.741981" calcext:value-type="float">
            <text:p>-9.741981</text:p>
          </table:table-cell>
          <table:table-cell office:value-type="float" office:value="0" calcext:value-type="float">
            <text:p>0</text:p>
          </table:table-cell>
          <table:table-cell office:value-type="float" office:value="338.8676" calcext:value-type="float">
            <text:p>338.8676</text:p>
          </table:table-cell>
          <table:table-cell office:value-type="float" office:value="1130.812" calcext:value-type="float">
            <text:p>1130.812</text:p>
          </table:table-cell>
          <table:table-cell office:value-type="float" office:value="1372.947" calcext:value-type="float">
            <text:p>1372.947</text:p>
          </table:table-cell>
          <table:table-cell office:value-type="float" office:value="1226.784" calcext:value-type="float">
            <text:p>1226.784</text:p>
          </table:table-cell>
          <table:table-cell office:value-type="float" office:value="720.1915" calcext:value-type="float">
            <text:p>720.1915</text:p>
          </table:table-cell>
          <table:table-cell office:value-type="float" office:value="1095.718" calcext:value-type="float">
            <text:p>1095.718</text:p>
          </table:table-cell>
          <table:table-cell office:value-type="float" office:value="405.9345" calcext:value-type="float">
            <text:p>405.9345</text:p>
          </table:table-cell>
          <table:table-cell office:value-type="float" office:value="1823.002" calcext:value-type="float">
            <text:p>1823.002</text:p>
          </table:table-cell>
          <table:table-cell office:value-type="float" office:value="2062.867" calcext:value-type="float">
            <text:p>2062.867</text:p>
          </table:table-cell>
          <table:table-cell office:value-type="float" office:value="1653.504" calcext:value-type="float">
            <text:p>1653.504</text:p>
          </table:table-cell>
          <table:table-cell office:value-type="float" office:value="581.2745" calcext:value-type="float">
            <text:p>581.2745</text:p>
          </table:table-cell>
          <table:table-cell office:value-type="float" office:value="571.3212" calcext:value-type="float">
            <text:p>571.3212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335565" calcext:value-type="float">
            <text:p>-1.33556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27291" calcext:value-type="float">
            <text:p>-6.827291</text:p>
          </table:table-cell>
          <table:table-cell office:value-type="float" office:value="0" calcext:value-type="float">
            <text:p>0</text:p>
          </table:table-cell>
          <table:table-cell office:value-type="float" office:value="7.254473" calcext:value-type="float">
            <text:p>7.25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6" calcext:value-type="float">
            <text:p>15032006</text:p>
          </table:table-cell>
          <table:table-cell office:value-type="float" office:value="104.5563" calcext:value-type="float">
            <text:p>104.5563</text:p>
          </table:table-cell>
          <table:table-cell office:value-type="float" office:value="13056.77" calcext:value-type="float">
            <text:p>1305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66423" calcext:value-type="float">
            <text:p>-9.766423</text:p>
          </table:table-cell>
          <table:table-cell office:value-type="float" office:value="31.15008" calcext:value-type="float">
            <text:p>31.15008</text:p>
          </table:table-cell>
          <table:table-cell office:value-type="float" office:value="0" calcext:value-type="float">
            <text:p>0</text:p>
          </table:table-cell>
          <table:table-cell office:value-type="float" office:value="59.51506" calcext:value-type="float">
            <text:p>59.51506</text:p>
          </table:table-cell>
          <table:table-cell office:value-type="float" office:value="0.07938291" calcext:value-type="float">
            <text:p>0.07938291</text:p>
          </table:table-cell>
          <table:table-cell office:value-type="float" office:value="0.01560597" calcext:value-type="float">
            <text:p>0.01560597</text:p>
          </table:table-cell>
          <table:table-cell office:value-type="float" office:value="0" calcext:value-type="float">
            <text:p>0</text:p>
          </table:table-cell>
          <table:table-cell office:value-type="float" office:value="0.006086918" calcext:value-type="float">
            <text:p>0.006086918</text:p>
          </table:table-cell>
          <table:table-cell office:value-type="float" office:value="0" calcext:value-type="float">
            <text:p>0</text:p>
          </table:table-cell>
          <table:table-cell office:value-type="float" office:value="0.1762486" calcext:value-type="float">
            <text:p>0.1762486</text:p>
          </table:table-cell>
          <table:table-cell office:value-type="float" office:value="370" calcext:value-type="float">
            <text:p>370</text:p>
          </table:table-cell>
          <table:table-cell office:value-type="float" office:value="-9.933153" calcext:value-type="float">
            <text:p>-9.933153</text:p>
          </table:table-cell>
          <table:table-cell office:value-type="float" office:value="0" calcext:value-type="float">
            <text:p>0</text:p>
          </table:table-cell>
          <table:table-cell office:value-type="float" office:value="338.8653" calcext:value-type="float">
            <text:p>338.8653</text:p>
          </table:table-cell>
          <table:table-cell office:value-type="float" office:value="1130.763" calcext:value-type="float">
            <text:p>1130.763</text:p>
          </table:table-cell>
          <table:table-cell office:value-type="float" office:value="1372.897" calcext:value-type="float">
            <text:p>1372.897</text:p>
          </table:table-cell>
          <table:table-cell office:value-type="float" office:value="1226.765" calcext:value-type="float">
            <text:p>1226.765</text:p>
          </table:table-cell>
          <table:table-cell office:value-type="float" office:value="720.1811" calcext:value-type="float">
            <text:p>720.1811</text:p>
          </table:table-cell>
          <table:table-cell office:value-type="float" office:value="1095.705" calcext:value-type="float">
            <text:p>1095.705</text:p>
          </table:table-cell>
          <table:table-cell office:value-type="float" office:value="405.9321" calcext:value-type="float">
            <text:p>405.9321</text:p>
          </table:table-cell>
          <table:table-cell office:value-type="float" office:value="1822.997" calcext:value-type="float">
            <text:p>1822.997</text:p>
          </table:table-cell>
          <table:table-cell office:value-type="float" office:value="2062.854" calcext:value-type="float">
            <text:p>2062.854</text:p>
          </table:table-cell>
          <table:table-cell office:value-type="float" office:value="1653.502" calcext:value-type="float">
            <text:p>1653.502</text:p>
          </table:table-cell>
          <table:table-cell office:value-type="float" office:value="581.2736" calcext:value-type="float">
            <text:p>581.2736</text:p>
          </table:table-cell>
          <table:table-cell office:value-type="float" office:value="571.3196" calcext:value-type="float">
            <text:p>571.3196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436303" calcext:value-type="float">
            <text:p>-1.4363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86955" calcext:value-type="float">
            <text:p>-6.986955</text:p>
          </table:table-cell>
          <table:table-cell office:value-type="float" office:value="0" calcext:value-type="float">
            <text:p>0</text:p>
          </table:table-cell>
          <table:table-cell office:value-type="float" office:value="7.222992" calcext:value-type="float">
            <text:p>7.22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6" calcext:value-type="float">
            <text:p>16032006</text:p>
          </table:table-cell>
          <table:table-cell office:value-type="float" office:value="104.4914" calcext:value-type="float">
            <text:p>104.4914</text:p>
          </table:table-cell>
          <table:table-cell office:value-type="float" office:value="13056.68" calcext:value-type="float">
            <text:p>1305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34175" calcext:value-type="float">
            <text:p>-9.934175</text:p>
          </table:table-cell>
          <table:table-cell office:value-type="float" office:value="32.74008" calcext:value-type="float">
            <text:p>32.74008</text:p>
          </table:table-cell>
          <table:table-cell office:value-type="float" office:value="0" calcext:value-type="float">
            <text:p>0</text:p>
          </table:table-cell>
          <table:table-cell office:value-type="float" office:value="59.47592" calcext:value-type="float">
            <text:p>59.47592</text:p>
          </table:table-cell>
          <table:table-cell office:value-type="float" office:value="0.07907747" calcext:value-type="float">
            <text:p>0.07907747</text:p>
          </table:table-cell>
          <table:table-cell office:value-type="float" office:value="0.01605412" calcext:value-type="float">
            <text:p>0.01605412</text:p>
          </table:table-cell>
          <table:table-cell office:value-type="float" office:value="0" calcext:value-type="float">
            <text:p>0</text:p>
          </table:table-cell>
          <table:table-cell office:value-type="float" office:value="0.006087901" calcext:value-type="float">
            <text:p>0.006087901</text:p>
          </table:table-cell>
          <table:table-cell office:value-type="float" office:value="0" calcext:value-type="float">
            <text:p>0</text:p>
          </table:table-cell>
          <table:table-cell office:value-type="float" office:value="0.1765388" calcext:value-type="float">
            <text:p>0.1765388</text:p>
          </table:table-cell>
          <table:table-cell office:value-type="float" office:value="370" calcext:value-type="float">
            <text:p>370</text:p>
          </table:table-cell>
          <table:table-cell office:value-type="float" office:value="-10.10075" calcext:value-type="float">
            <text:p>-10.10075</text:p>
          </table:table-cell>
          <table:table-cell office:value-type="float" office:value="0" calcext:value-type="float">
            <text:p>0</text:p>
          </table:table-cell>
          <table:table-cell office:value-type="float" office:value="338.8651" calcext:value-type="float">
            <text:p>338.8651</text:p>
          </table:table-cell>
          <table:table-cell office:value-type="float" office:value="1130.734" calcext:value-type="float">
            <text:p>1130.734</text:p>
          </table:table-cell>
          <table:table-cell office:value-type="float" office:value="1372.855" calcext:value-type="float">
            <text:p>1372.855</text:p>
          </table:table-cell>
          <table:table-cell office:value-type="float" office:value="1226.745" calcext:value-type="float">
            <text:p>1226.745</text:p>
          </table:table-cell>
          <table:table-cell office:value-type="float" office:value="720.1686" calcext:value-type="float">
            <text:p>720.1686</text:p>
          </table:table-cell>
          <table:table-cell office:value-type="float" office:value="1095.69" calcext:value-type="float">
            <text:p>1095.69</text:p>
          </table:table-cell>
          <table:table-cell office:value-type="float" office:value="405.9295" calcext:value-type="float">
            <text:p>405.9295</text:p>
          </table:table-cell>
          <table:table-cell office:value-type="float" office:value="1822.982" calcext:value-type="float">
            <text:p>1822.982</text:p>
          </table:table-cell>
          <table:table-cell office:value-type="float" office:value="2062.843" calcext:value-type="float">
            <text:p>2062.843</text:p>
          </table:table-cell>
          <table:table-cell office:value-type="float" office:value="1653.5" calcext:value-type="float">
            <text:p>1653.5</text:p>
          </table:table-cell>
          <table:table-cell office:value-type="float" office:value="581.2726" calcext:value-type="float">
            <text:p>581.2726</text:p>
          </table:table-cell>
          <table:table-cell office:value-type="float" office:value="571.3179" calcext:value-type="float">
            <text:p>571.3179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442179" calcext:value-type="float">
            <text:p>-1.44217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17025" calcext:value-type="float">
            <text:p>-7.117025</text:p>
          </table:table-cell>
          <table:table-cell office:value-type="float" office:value="0" calcext:value-type="float">
            <text:p>0</text:p>
          </table:table-cell>
          <table:table-cell office:value-type="float" office:value="7.185529" calcext:value-type="float">
            <text:p>7.18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6" calcext:value-type="float">
            <text:p>17032006</text:p>
          </table:table-cell>
          <table:table-cell office:value-type="float" office:value="104.4315" calcext:value-type="float">
            <text:p>104.4315</text:p>
          </table:table-cell>
          <table:table-cell office:value-type="float" office:value="13056.61" calcext:value-type="float">
            <text:p>13056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835" calcext:value-type="float">
            <text:p>-10.0835</text:p>
          </table:table-cell>
          <table:table-cell office:value-type="float" office:value="30.22304" calcext:value-type="float">
            <text:p>30.22304</text:p>
          </table:table-cell>
          <table:table-cell office:value-type="float" office:value="0" calcext:value-type="float">
            <text:p>0</text:p>
          </table:table-cell>
          <table:table-cell office:value-type="float" office:value="59.42137" calcext:value-type="float">
            <text:p>59.42137</text:p>
          </table:table-cell>
          <table:table-cell office:value-type="float" office:value="0.07861044" calcext:value-type="float">
            <text:p>0.07861044</text:p>
          </table:table-cell>
          <table:table-cell office:value-type="float" office:value="0.0164561" calcext:value-type="float">
            <text:p>0.0164561</text:p>
          </table:table-cell>
          <table:table-cell office:value-type="float" office:value="0" calcext:value-type="float">
            <text:p>0</text:p>
          </table:table-cell>
          <table:table-cell office:value-type="float" office:value="0.00608884" calcext:value-type="float">
            <text:p>0.00608884</text:p>
          </table:table-cell>
          <table:table-cell office:value-type="float" office:value="0" calcext:value-type="float">
            <text:p>0</text:p>
          </table:table-cell>
          <table:table-cell office:value-type="float" office:value="0.1768088" calcext:value-type="float">
            <text:p>0.1768088</text:p>
          </table:table-cell>
          <table:table-cell office:value-type="float" office:value="370" calcext:value-type="float">
            <text:p>370</text:p>
          </table:table-cell>
          <table:table-cell office:value-type="float" office:value="-10.24994" calcext:value-type="float">
            <text:p>-10.24994</text:p>
          </table:table-cell>
          <table:table-cell office:value-type="float" office:value="0" calcext:value-type="float">
            <text:p>0</text:p>
          </table:table-cell>
          <table:table-cell office:value-type="float" office:value="338.8658" calcext:value-type="float">
            <text:p>338.8658</text:p>
          </table:table-cell>
          <table:table-cell office:value-type="float" office:value="1130.703" calcext:value-type="float">
            <text:p>1130.703</text:p>
          </table:table-cell>
          <table:table-cell office:value-type="float" office:value="1372.82" calcext:value-type="float">
            <text:p>1372.82</text:p>
          </table:table-cell>
          <table:table-cell office:value-type="float" office:value="1226.732" calcext:value-type="float">
            <text:p>1226.732</text:p>
          </table:table-cell>
          <table:table-cell office:value-type="float" office:value="720.1606" calcext:value-type="float">
            <text:p>720.1606</text:p>
          </table:table-cell>
          <table:table-cell office:value-type="float" office:value="1095.68" calcext:value-type="float">
            <text:p>1095.68</text:p>
          </table:table-cell>
          <table:table-cell office:value-type="float" office:value="405.9272" calcext:value-type="float">
            <text:p>405.9272</text:p>
          </table:table-cell>
          <table:table-cell office:value-type="float" office:value="1822.973" calcext:value-type="float">
            <text:p>1822.973</text:p>
          </table:table-cell>
          <table:table-cell office:value-type="float" office:value="2062.83" calcext:value-type="float">
            <text:p>2062.83</text:p>
          </table:table-cell>
          <table:table-cell office:value-type="float" office:value="1653.498" calcext:value-type="float">
            <text:p>1653.498</text:p>
          </table:table-cell>
          <table:table-cell office:value-type="float" office:value="581.2718" calcext:value-type="float">
            <text:p>581.2718</text:p>
          </table:table-cell>
          <table:table-cell office:value-type="float" office:value="571.3163" calcext:value-type="float">
            <text:p>571.3163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07676" calcext:value-type="float">
            <text:p>-1.50767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233298" calcext:value-type="float">
            <text:p>-7.233298</text:p>
          </table:table-cell>
          <table:table-cell office:value-type="float" office:value="0" calcext:value-type="float">
            <text:p>0</text:p>
          </table:table-cell>
          <table:table-cell office:value-type="float" office:value="7.152648" calcext:value-type="float">
            <text:p>7.15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6" calcext:value-type="float">
            <text:p>18032006</text:p>
          </table:table-cell>
          <table:table-cell office:value-type="float" office:value="104.3851" calcext:value-type="float">
            <text:p>104.3851</text:p>
          </table:table-cell>
          <table:table-cell office:value-type="float" office:value="13056.57" calcext:value-type="float">
            <text:p>1305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174" calcext:value-type="float">
            <text:p>-10.2174</text:p>
          </table:table-cell>
          <table:table-cell office:value-type="float" office:value="31.15784" calcext:value-type="float">
            <text:p>31.15784</text:p>
          </table:table-cell>
          <table:table-cell office:value-type="float" office:value="0" calcext:value-type="float">
            <text:p>0</text:p>
          </table:table-cell>
          <table:table-cell office:value-type="float" office:value="59.3738" calcext:value-type="float">
            <text:p>59.3738</text:p>
          </table:table-cell>
          <table:table-cell office:value-type="float" office:value="0.0783421" calcext:value-type="float">
            <text:p>0.0783421</text:p>
          </table:table-cell>
          <table:table-cell office:value-type="float" office:value="0.01686979" calcext:value-type="float">
            <text:p>0.01686979</text:p>
          </table:table-cell>
          <table:table-cell office:value-type="float" office:value="0" calcext:value-type="float">
            <text:p>0</text:p>
          </table:table-cell>
          <table:table-cell office:value-type="float" office:value="0.006089779" calcext:value-type="float">
            <text:p>0.006089779</text:p>
          </table:table-cell>
          <table:table-cell office:value-type="float" office:value="0" calcext:value-type="float">
            <text:p>0</text:p>
          </table:table-cell>
          <table:table-cell office:value-type="float" office:value="0.1770708" calcext:value-type="float">
            <text:p>0.1770708</text:p>
          </table:table-cell>
          <table:table-cell office:value-type="float" office:value="370" calcext:value-type="float">
            <text:p>370</text:p>
          </table:table-cell>
          <table:table-cell office:value-type="float" office:value="-10.38369" calcext:value-type="float">
            <text:p>-10.38369</text:p>
          </table:table-cell>
          <table:table-cell office:value-type="float" office:value="0" calcext:value-type="float">
            <text:p>0</text:p>
          </table:table-cell>
          <table:table-cell office:value-type="float" office:value="338.8697" calcext:value-type="float">
            <text:p>338.8697</text:p>
          </table:table-cell>
          <table:table-cell office:value-type="float" office:value="1130.682" calcext:value-type="float">
            <text:p>1130.682</text:p>
          </table:table-cell>
          <table:table-cell office:value-type="float" office:value="1372.793" calcext:value-type="float">
            <text:p>1372.793</text:p>
          </table:table-cell>
          <table:table-cell office:value-type="float" office:value="1226.715" calcext:value-type="float">
            <text:p>1226.715</text:p>
          </table:table-cell>
          <table:table-cell office:value-type="float" office:value="720.1544" calcext:value-type="float">
            <text:p>720.1544</text:p>
          </table:table-cell>
          <table:table-cell office:value-type="float" office:value="1095.67" calcext:value-type="float">
            <text:p>1095.67</text:p>
          </table:table-cell>
          <table:table-cell office:value-type="float" office:value="405.9249" calcext:value-type="float">
            <text:p>405.9249</text:p>
          </table:table-cell>
          <table:table-cell office:value-type="float" office:value="1822.969" calcext:value-type="float">
            <text:p>1822.969</text:p>
          </table:table-cell>
          <table:table-cell office:value-type="float" office:value="2062.827" calcext:value-type="float">
            <text:p>2062.827</text:p>
          </table:table-cell>
          <table:table-cell office:value-type="float" office:value="1653.496" calcext:value-type="float">
            <text:p>1653.496</text:p>
          </table:table-cell>
          <table:table-cell office:value-type="float" office:value="581.2709" calcext:value-type="float">
            <text:p>581.2709</text:p>
          </table:table-cell>
          <table:table-cell office:value-type="float" office:value="571.3145" calcext:value-type="float">
            <text:p>571.314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1508433" calcext:value-type="float">
            <text:p>-1.50843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30017" calcext:value-type="float">
            <text:p>-7.330017</text:p>
          </table:table-cell>
          <table:table-cell office:value-type="float" office:value="0" calcext:value-type="float">
            <text:p>0</text:p>
          </table:table-cell>
          <table:table-cell office:value-type="float" office:value="7.11567" calcext:value-type="float">
            <text:p>7.1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6" calcext:value-type="float">
            <text:p>19032006</text:p>
          </table:table-cell>
          <table:table-cell office:value-type="float" office:value="104.3335" calcext:value-type="float">
            <text:p>104.3335</text:p>
          </table:table-cell>
          <table:table-cell office:value-type="float" office:value="13056.53" calcext:value-type="float">
            <text:p>1305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4642" calcext:value-type="float">
            <text:p>-10.34642</text:p>
          </table:table-cell>
          <table:table-cell office:value-type="float" office:value="32.79019" calcext:value-type="float">
            <text:p>32.79019</text:p>
          </table:table-cell>
          <table:table-cell office:value-type="float" office:value="0" calcext:value-type="float">
            <text:p>0</text:p>
          </table:table-cell>
          <table:table-cell office:value-type="float" office:value="59.3385" calcext:value-type="float">
            <text:p>59.3385</text:p>
          </table:table-cell>
          <table:table-cell office:value-type="float" office:value="0.0780501" calcext:value-type="float">
            <text:p>0.0780501</text:p>
          </table:table-cell>
          <table:table-cell office:value-type="float" office:value="0.01730227" calcext:value-type="float">
            <text:p>0.01730227</text:p>
          </table:table-cell>
          <table:table-cell office:value-type="float" office:value="0" calcext:value-type="float">
            <text:p>0</text:p>
          </table:table-cell>
          <table:table-cell office:value-type="float" office:value="0.006090701" calcext:value-type="float">
            <text:p>0.006090701</text:p>
          </table:table-cell>
          <table:table-cell office:value-type="float" office:value="0" calcext:value-type="float">
            <text:p>0</text:p>
          </table:table-cell>
          <table:table-cell office:value-type="float" office:value="0.1773213" calcext:value-type="float">
            <text:p>0.1773213</text:p>
          </table:table-cell>
          <table:table-cell office:value-type="float" office:value="370" calcext:value-type="float">
            <text:p>370</text:p>
          </table:table-cell>
          <table:table-cell office:value-type="float" office:value="-10.51253" calcext:value-type="float">
            <text:p>-10.51253</text:p>
          </table:table-cell>
          <table:table-cell office:value-type="float" office:value="0" calcext:value-type="float">
            <text:p>0</text:p>
          </table:table-cell>
          <table:table-cell office:value-type="float" office:value="338.8656" calcext:value-type="float">
            <text:p>338.8656</text:p>
          </table:table-cell>
          <table:table-cell office:value-type="float" office:value="1130.66" calcext:value-type="float">
            <text:p>1130.66</text:p>
          </table:table-cell>
          <table:table-cell office:value-type="float" office:value="1372.769" calcext:value-type="float">
            <text:p>1372.769</text:p>
          </table:table-cell>
          <table:table-cell office:value-type="float" office:value="1226.703" calcext:value-type="float">
            <text:p>1226.703</text:p>
          </table:table-cell>
          <table:table-cell office:value-type="float" office:value="720.1486" calcext:value-type="float">
            <text:p>720.1486</text:p>
          </table:table-cell>
          <table:table-cell office:value-type="float" office:value="1095.662" calcext:value-type="float">
            <text:p>1095.662</text:p>
          </table:table-cell>
          <table:table-cell office:value-type="float" office:value="405.9227" calcext:value-type="float">
            <text:p>405.9227</text:p>
          </table:table-cell>
          <table:table-cell office:value-type="float" office:value="1822.964" calcext:value-type="float">
            <text:p>1822.964</text:p>
          </table:table-cell>
          <table:table-cell office:value-type="float" office:value="2062.823" calcext:value-type="float">
            <text:p>2062.823</text:p>
          </table:table-cell>
          <table:table-cell office:value-type="float" office:value="1653.495" calcext:value-type="float">
            <text:p>1653.495</text:p>
          </table:table-cell>
          <table:table-cell office:value-type="float" office:value="581.27" calcext:value-type="float">
            <text:p>581.27</text:p>
          </table:table-cell>
          <table:table-cell office:value-type="float" office:value="571.3129" calcext:value-type="float">
            <text:p>571.3129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1509058" calcext:value-type="float">
            <text:p>-1.50905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28601" calcext:value-type="float">
            <text:p>-7.428601</text:p>
          </table:table-cell>
          <table:table-cell office:value-type="float" office:value="0" calcext:value-type="float">
            <text:p>0</text:p>
          </table:table-cell>
          <table:table-cell office:value-type="float" office:value="7.085491" calcext:value-type="float">
            <text:p>7.085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6" calcext:value-type="float">
            <text:p>20032006</text:p>
          </table:table-cell>
          <table:table-cell office:value-type="float" office:value="104.2867" calcext:value-type="float">
            <text:p>104.2867</text:p>
          </table:table-cell>
          <table:table-cell office:value-type="float" office:value="13056.5" calcext:value-type="float">
            <text:p>1305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5759" calcext:value-type="float">
            <text:p>-10.45759</text:p>
          </table:table-cell>
          <table:table-cell office:value-type="float" office:value="32.345" calcext:value-type="float">
            <text:p>32.345</text:p>
          </table:table-cell>
          <table:table-cell office:value-type="float" office:value="0" calcext:value-type="float">
            <text:p>0</text:p>
          </table:table-cell>
          <table:table-cell office:value-type="float" office:value="59.30864" calcext:value-type="float">
            <text:p>59.30864</text:p>
          </table:table-cell>
          <table:table-cell office:value-type="float" office:value="0.07782789" calcext:value-type="float">
            <text:p>0.07782789</text:p>
          </table:table-cell>
          <table:table-cell office:value-type="float" office:value="0.01765765" calcext:value-type="float">
            <text:p>0.01765765</text:p>
          </table:table-cell>
          <table:table-cell office:value-type="float" office:value="0" calcext:value-type="float">
            <text:p>0</text:p>
          </table:table-cell>
          <table:table-cell office:value-type="float" office:value="0.006091605" calcext:value-type="float">
            <text:p>0.006091605</text:p>
          </table:table-cell>
          <table:table-cell office:value-type="float" office:value="0" calcext:value-type="float">
            <text:p>0</text:p>
          </table:table-cell>
          <table:table-cell office:value-type="float" office:value="0.1775564" calcext:value-type="float">
            <text:p>0.1775564</text:p>
          </table:table-cell>
          <table:table-cell office:value-type="float" office:value="370" calcext:value-type="float">
            <text:p>370</text:p>
          </table:table-cell>
          <table:table-cell office:value-type="float" office:value="-10.62358" calcext:value-type="float">
            <text:p>-10.62358</text:p>
          </table:table-cell>
          <table:table-cell office:value-type="float" office:value="0" calcext:value-type="float">
            <text:p>0</text:p>
          </table:table-cell>
          <table:table-cell office:value-type="float" office:value="338.855" calcext:value-type="float">
            <text:p>338.855</text:p>
          </table:table-cell>
          <table:table-cell office:value-type="float" office:value="1130.646" calcext:value-type="float">
            <text:p>1130.646</text:p>
          </table:table-cell>
          <table:table-cell office:value-type="float" office:value="1372.75" calcext:value-type="float">
            <text:p>1372.75</text:p>
          </table:table-cell>
          <table:table-cell office:value-type="float" office:value="1226.693" calcext:value-type="float">
            <text:p>1226.693</text:p>
          </table:table-cell>
          <table:table-cell office:value-type="float" office:value="720.1437" calcext:value-type="float">
            <text:p>720.1437</text:p>
          </table:table-cell>
          <table:table-cell office:value-type="float" office:value="1095.655" calcext:value-type="float">
            <text:p>1095.655</text:p>
          </table:table-cell>
          <table:table-cell office:value-type="float" office:value="405.9207" calcext:value-type="float">
            <text:p>405.9207</text:p>
          </table:table-cell>
          <table:table-cell office:value-type="float" office:value="1822.96" calcext:value-type="float">
            <text:p>1822.96</text:p>
          </table:table-cell>
          <table:table-cell office:value-type="float" office:value="2062.821" calcext:value-type="float">
            <text:p>2062.821</text:p>
          </table:table-cell>
          <table:table-cell office:value-type="float" office:value="1653.493" calcext:value-type="float">
            <text:p>1653.493</text:p>
          </table:table-cell>
          <table:table-cell office:value-type="float" office:value="581.2691" calcext:value-type="float">
            <text:p>581.2691</text:p>
          </table:table-cell>
          <table:table-cell office:value-type="float" office:value="571.3112" calcext:value-type="float">
            <text:p>571.3112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1510862" calcext:value-type="float">
            <text:p>-1.5108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15615" calcext:value-type="float">
            <text:p>-7.515615</text:p>
          </table:table-cell>
          <table:table-cell office:value-type="float" office:value="0" calcext:value-type="float">
            <text:p>0</text:p>
          </table:table-cell>
          <table:table-cell office:value-type="float" office:value="7.061492" calcext:value-type="float">
            <text:p>7.06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6" calcext:value-type="float">
            <text:p>21032006</text:p>
          </table:table-cell>
          <table:table-cell office:value-type="float" office:value="104.233" calcext:value-type="float">
            <text:p>104.233</text:p>
          </table:table-cell>
          <table:table-cell office:value-type="float" office:value="13056.46" calcext:value-type="float">
            <text:p>1305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7979" calcext:value-type="float">
            <text:p>-10.57979</text:p>
          </table:table-cell>
          <table:table-cell office:value-type="float" office:value="32.39312" calcext:value-type="float">
            <text:p>32.39312</text:p>
          </table:table-cell>
          <table:table-cell office:value-type="float" office:value="0" calcext:value-type="float">
            <text:p>0</text:p>
          </table:table-cell>
          <table:table-cell office:value-type="float" office:value="59.28263" calcext:value-type="float">
            <text:p>59.28263</text:p>
          </table:table-cell>
          <table:table-cell office:value-type="float" office:value="0.07755581" calcext:value-type="float">
            <text:p>0.07755581</text:p>
          </table:table-cell>
          <table:table-cell office:value-type="float" office:value="0.01797793" calcext:value-type="float">
            <text:p>0.01797793</text:p>
          </table:table-cell>
          <table:table-cell office:value-type="float" office:value="0" calcext:value-type="float">
            <text:p>0</text:p>
          </table:table-cell>
          <table:table-cell office:value-type="float" office:value="0.006092488" calcext:value-type="float">
            <text:p>0.006092488</text:p>
          </table:table-cell>
          <table:table-cell office:value-type="float" office:value="0" calcext:value-type="float">
            <text:p>0</text:p>
          </table:table-cell>
          <table:table-cell office:value-type="float" office:value="0.1777772" calcext:value-type="float">
            <text:p>0.1777772</text:p>
          </table:table-cell>
          <table:table-cell office:value-type="float" office:value="370" calcext:value-type="float">
            <text:p>370</text:p>
          </table:table-cell>
          <table:table-cell office:value-type="float" office:value="-10.74568" calcext:value-type="float">
            <text:p>-10.74568</text:p>
          </table:table-cell>
          <table:table-cell office:value-type="float" office:value="0" calcext:value-type="float">
            <text:p>0</text:p>
          </table:table-cell>
          <table:table-cell office:value-type="float" office:value="338.8403" calcext:value-type="float">
            <text:p>338.8403</text:p>
          </table:table-cell>
          <table:table-cell office:value-type="float" office:value="1130.63" calcext:value-type="float">
            <text:p>1130.63</text:p>
          </table:table-cell>
          <table:table-cell office:value-type="float" office:value="1372.729" calcext:value-type="float">
            <text:p>1372.729</text:p>
          </table:table-cell>
          <table:table-cell office:value-type="float" office:value="1226.684" calcext:value-type="float">
            <text:p>1226.684</text:p>
          </table:table-cell>
          <table:table-cell office:value-type="float" office:value="720.1391" calcext:value-type="float">
            <text:p>720.1391</text:p>
          </table:table-cell>
          <table:table-cell office:value-type="float" office:value="1095.648" calcext:value-type="float">
            <text:p>1095.648</text:p>
          </table:table-cell>
          <table:table-cell office:value-type="float" office:value="405.9188" calcext:value-type="float">
            <text:p>405.9188</text:p>
          </table:table-cell>
          <table:table-cell office:value-type="float" office:value="1822.955" calcext:value-type="float">
            <text:p>1822.955</text:p>
          </table:table-cell>
          <table:table-cell office:value-type="float" office:value="2062.817" calcext:value-type="float">
            <text:p>2062.817</text:p>
          </table:table-cell>
          <table:table-cell office:value-type="float" office:value="1653.491" calcext:value-type="float">
            <text:p>1653.491</text:p>
          </table:table-cell>
          <table:table-cell office:value-type="float" office:value="581.2682" calcext:value-type="float">
            <text:p>581.2682</text:p>
          </table:table-cell>
          <table:table-cell office:value-type="float" office:value="571.3095" calcext:value-type="float">
            <text:p>571.309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1511984" calcext:value-type="float">
            <text:p>-1.51198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0908" calcext:value-type="float">
            <text:p>-7.60908</text:p>
          </table:table-cell>
          <table:table-cell office:value-type="float" office:value="0" calcext:value-type="float">
            <text:p>0</text:p>
          </table:table-cell>
          <table:table-cell office:value-type="float" office:value="7.032877" calcext:value-type="float">
            <text:p>7.03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6" calcext:value-type="float">
            <text:p>22032006</text:p>
          </table:table-cell>
          <table:table-cell office:value-type="float" office:value="104.1671" calcext:value-type="float">
            <text:p>104.1671</text:p>
          </table:table-cell>
          <table:table-cell office:value-type="float" office:value="13056.43" calcext:value-type="float">
            <text:p>1305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169" calcext:value-type="float">
            <text:p>-10.7169</text:p>
          </table:table-cell>
          <table:table-cell office:value-type="float" office:value="32.65683" calcext:value-type="float">
            <text:p>32.65683</text:p>
          </table:table-cell>
          <table:table-cell office:value-type="float" office:value="0" calcext:value-type="float">
            <text:p>0</text:p>
          </table:table-cell>
          <table:table-cell office:value-type="float" office:value="59.26082" calcext:value-type="float">
            <text:p>59.26082</text:p>
          </table:table-cell>
          <table:table-cell office:value-type="float" office:value="0.07721297" calcext:value-type="float">
            <text:p>0.07721297</text:p>
          </table:table-cell>
          <table:table-cell office:value-type="float" office:value="0.01828076" calcext:value-type="float">
            <text:p>0.01828076</text:p>
          </table:table-cell>
          <table:table-cell office:value-type="float" office:value="0" calcext:value-type="float">
            <text:p>0</text:p>
          </table:table-cell>
          <table:table-cell office:value-type="float" office:value="0.006093342" calcext:value-type="float">
            <text:p>0.006093342</text:p>
          </table:table-cell>
          <table:table-cell office:value-type="float" office:value="0" calcext:value-type="float">
            <text:p>0</text:p>
          </table:table-cell>
          <table:table-cell office:value-type="float" office:value="0.1779826" calcext:value-type="float">
            <text:p>0.1779826</text:p>
          </table:table-cell>
          <table:table-cell office:value-type="float" office:value="370" calcext:value-type="float">
            <text:p>370</text:p>
          </table:table-cell>
          <table:table-cell office:value-type="float" office:value="-10.88269" calcext:value-type="float">
            <text:p>-10.88269</text:p>
          </table:table-cell>
          <table:table-cell office:value-type="float" office:value="0" calcext:value-type="float">
            <text:p>0</text:p>
          </table:table-cell>
          <table:table-cell office:value-type="float" office:value="338.8207" calcext:value-type="float">
            <text:p>338.8207</text:p>
          </table:table-cell>
          <table:table-cell office:value-type="float" office:value="1130.607" calcext:value-type="float">
            <text:p>1130.607</text:p>
          </table:table-cell>
          <table:table-cell office:value-type="float" office:value="1372.704" calcext:value-type="float">
            <text:p>1372.704</text:p>
          </table:table-cell>
          <table:table-cell office:value-type="float" office:value="1226.673" calcext:value-type="float">
            <text:p>1226.673</text:p>
          </table:table-cell>
          <table:table-cell office:value-type="float" office:value="720.1342" calcext:value-type="float">
            <text:p>720.1342</text:p>
          </table:table-cell>
          <table:table-cell office:value-type="float" office:value="1095.641" calcext:value-type="float">
            <text:p>1095.641</text:p>
          </table:table-cell>
          <table:table-cell office:value-type="float" office:value="405.917" calcext:value-type="float">
            <text:p>405.917</text:p>
          </table:table-cell>
          <table:table-cell office:value-type="float" office:value="1822.951" calcext:value-type="float">
            <text:p>1822.951</text:p>
          </table:table-cell>
          <table:table-cell office:value-type="float" office:value="2062.814" calcext:value-type="float">
            <text:p>2062.814</text:p>
          </table:table-cell>
          <table:table-cell office:value-type="float" office:value="1653.489" calcext:value-type="float">
            <text:p>1653.489</text:p>
          </table:table-cell>
          <table:table-cell office:value-type="float" office:value="581.2673" calcext:value-type="float">
            <text:p>581.2673</text:p>
          </table:table-cell>
          <table:table-cell office:value-type="float" office:value="571.3078" calcext:value-type="float">
            <text:p>571.3078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7" calcext:value-type="float">
            <text:p>35.61967</text:p>
          </table:table-cell>
          <table:table-cell office:value-type="float" office:value="0" calcext:value-type="float">
            <text:p>0</text:p>
          </table:table-cell>
          <table:table-cell office:value-type="float" office:value="-0.00001518082" calcext:value-type="float">
            <text:p>-1.51808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17119" calcext:value-type="float">
            <text:p>-7.717119</text:p>
          </table:table-cell>
          <table:table-cell office:value-type="float" office:value="0" calcext:value-type="float">
            <text:p>0</text:p>
          </table:table-cell>
          <table:table-cell office:value-type="float" office:value="7.003922" calcext:value-type="float">
            <text:p>7.00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6" calcext:value-type="float">
            <text:p>23032006</text:p>
          </table:table-cell>
          <table:table-cell office:value-type="float" office:value="104.0921" calcext:value-type="float">
            <text:p>104.0921</text:p>
          </table:table-cell>
          <table:table-cell office:value-type="float" office:value="13056.39" calcext:value-type="float">
            <text:p>1305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7031" calcext:value-type="float">
            <text:p>-10.87031</text:p>
          </table:table-cell>
          <table:table-cell office:value-type="float" office:value="33.45267" calcext:value-type="float">
            <text:p>33.45267</text:p>
          </table:table-cell>
          <table:table-cell office:value-type="float" office:value="0" calcext:value-type="float">
            <text:p>0</text:p>
          </table:table-cell>
          <table:table-cell office:value-type="float" office:value="59.24217" calcext:value-type="float">
            <text:p>59.24217</text:p>
          </table:table-cell>
          <table:table-cell office:value-type="float" office:value="0.07682447" calcext:value-type="float">
            <text:p>0.07682447</text:p>
          </table:table-cell>
          <table:table-cell office:value-type="float" office:value="0.01860331" calcext:value-type="float">
            <text:p>0.01860331</text:p>
          </table:table-cell>
          <table:table-cell office:value-type="float" office:value="0" calcext:value-type="float">
            <text:p>0</text:p>
          </table:table-cell>
          <table:table-cell office:value-type="float" office:value="0.006094181" calcext:value-type="float">
            <text:p>0.006094181</text:p>
          </table:table-cell>
          <table:table-cell office:value-type="float" office:value="0" calcext:value-type="float">
            <text:p>0</text:p>
          </table:table-cell>
          <table:table-cell office:value-type="float" office:value="0.1781707" calcext:value-type="float">
            <text:p>0.1781707</text:p>
          </table:table-cell>
          <table:table-cell office:value-type="float" office:value="370" calcext:value-type="float">
            <text:p>370</text:p>
          </table:table-cell>
          <table:table-cell office:value-type="float" office:value="-11.03597" calcext:value-type="float">
            <text:p>-11.03597</text:p>
          </table:table-cell>
          <table:table-cell office:value-type="float" office:value="0" calcext:value-type="float">
            <text:p>0</text:p>
          </table:table-cell>
          <table:table-cell office:value-type="float" office:value="338.798" calcext:value-type="float">
            <text:p>338.798</text:p>
          </table:table-cell>
          <table:table-cell office:value-type="float" office:value="1130.581" calcext:value-type="float">
            <text:p>1130.581</text:p>
          </table:table-cell>
          <table:table-cell office:value-type="float" office:value="1372.678" calcext:value-type="float">
            <text:p>1372.678</text:p>
          </table:table-cell>
          <table:table-cell office:value-type="float" office:value="1226.662" calcext:value-type="float">
            <text:p>1226.662</text:p>
          </table:table-cell>
          <table:table-cell office:value-type="float" office:value="720.129" calcext:value-type="float">
            <text:p>720.129</text:p>
          </table:table-cell>
          <table:table-cell office:value-type="float" office:value="1095.635" calcext:value-type="float">
            <text:p>1095.635</text:p>
          </table:table-cell>
          <table:table-cell office:value-type="float" office:value="405.915" calcext:value-type="float">
            <text:p>405.915</text:p>
          </table:table-cell>
          <table:table-cell office:value-type="float" office:value="1822.947" calcext:value-type="float">
            <text:p>1822.947</text:p>
          </table:table-cell>
          <table:table-cell office:value-type="float" office:value="2062.812" calcext:value-type="float">
            <text:p>2062.812</text:p>
          </table:table-cell>
          <table:table-cell office:value-type="float" office:value="1653.487" calcext:value-type="float">
            <text:p>1653.487</text:p>
          </table:table-cell>
          <table:table-cell office:value-type="float" office:value="581.2664" calcext:value-type="float">
            <text:p>581.2664</text:p>
          </table:table-cell>
          <table:table-cell office:value-type="float" office:value="571.3062" calcext:value-type="float">
            <text:p>571.3062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24451" calcext:value-type="float">
            <text:p>-1.52445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34967" calcext:value-type="float">
            <text:p>-7.834967</text:p>
          </table:table-cell>
          <table:table-cell office:value-type="float" office:value="0" calcext:value-type="float">
            <text:p>0</text:p>
          </table:table-cell>
          <table:table-cell office:value-type="float" office:value="6.968493" calcext:value-type="float">
            <text:p>6.968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6" calcext:value-type="float">
            <text:p>24032006</text:p>
          </table:table-cell>
          <table:table-cell office:value-type="float" office:value="104.0356" calcext:value-type="float">
            <text:p>104.0356</text:p>
          </table:table-cell>
          <table:table-cell office:value-type="float" office:value="13056.36" calcext:value-type="float">
            <text:p>1305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0315" calcext:value-type="float">
            <text:p>-11.00315</text:p>
          </table:table-cell>
          <table:table-cell office:value-type="float" office:value="34.09779" calcext:value-type="float">
            <text:p>34.09779</text:p>
          </table:table-cell>
          <table:table-cell office:value-type="float" office:value="0" calcext:value-type="float">
            <text:p>0</text:p>
          </table:table-cell>
          <table:table-cell office:value-type="float" office:value="59.21705" calcext:value-type="float">
            <text:p>59.21705</text:p>
          </table:table-cell>
          <table:table-cell office:value-type="float" office:value="0.07659063" calcext:value-type="float">
            <text:p>0.07659063</text:p>
          </table:table-cell>
          <table:table-cell office:value-type="float" office:value="0.01896018" calcext:value-type="float">
            <text:p>0.01896018</text:p>
          </table:table-cell>
          <table:table-cell office:value-type="float" office:value="0" calcext:value-type="float">
            <text:p>0</text:p>
          </table:table-cell>
          <table:table-cell office:value-type="float" office:value="0.006094995" calcext:value-type="float">
            <text:p>0.006094995</text:p>
          </table:table-cell>
          <table:table-cell office:value-type="float" office:value="0" calcext:value-type="float">
            <text:p>0</text:p>
          </table:table-cell>
          <table:table-cell office:value-type="float" office:value="0.1783554" calcext:value-type="float">
            <text:p>0.1783554</text:p>
          </table:table-cell>
          <table:table-cell office:value-type="float" office:value="370" calcext:value-type="float">
            <text:p>370</text:p>
          </table:table-cell>
          <table:table-cell office:value-type="float" office:value="-11.16864" calcext:value-type="float">
            <text:p>-11.16864</text:p>
          </table:table-cell>
          <table:table-cell office:value-type="float" office:value="0" calcext:value-type="float">
            <text:p>0</text:p>
          </table:table-cell>
          <table:table-cell office:value-type="float" office:value="338.7843" calcext:value-type="float">
            <text:p>338.7843</text:p>
          </table:table-cell>
          <table:table-cell office:value-type="float" office:value="1130.562" calcext:value-type="float">
            <text:p>1130.562</text:p>
          </table:table-cell>
          <table:table-cell office:value-type="float" office:value="1372.656" calcext:value-type="float">
            <text:p>1372.656</text:p>
          </table:table-cell>
          <table:table-cell office:value-type="float" office:value="1226.652" calcext:value-type="float">
            <text:p>1226.652</text:p>
          </table:table-cell>
          <table:table-cell office:value-type="float" office:value="720.1242" calcext:value-type="float">
            <text:p>720.1242</text:p>
          </table:table-cell>
          <table:table-cell office:value-type="float" office:value="1095.628" calcext:value-type="float">
            <text:p>1095.628</text:p>
          </table:table-cell>
          <table:table-cell office:value-type="float" office:value="405.9132" calcext:value-type="float">
            <text:p>405.9132</text:p>
          </table:table-cell>
          <table:table-cell office:value-type="float" office:value="1822.943" calcext:value-type="float">
            <text:p>1822.943</text:p>
          </table:table-cell>
          <table:table-cell office:value-type="float" office:value="2062.809" calcext:value-type="float">
            <text:p>2062.809</text:p>
          </table:table-cell>
          <table:table-cell office:value-type="float" office:value="1653.485" calcext:value-type="float">
            <text:p>1653.485</text:p>
          </table:table-cell>
          <table:table-cell office:value-type="float" office:value="581.2655" calcext:value-type="float">
            <text:p>581.2655</text:p>
          </table:table-cell>
          <table:table-cell office:value-type="float" office:value="571.3045" calcext:value-type="float">
            <text:p>571.304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27261" calcext:value-type="float">
            <text:p>-1.52726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30474" calcext:value-type="float">
            <text:p>-7.930474</text:p>
          </table:table-cell>
          <table:table-cell office:value-type="float" office:value="0" calcext:value-type="float">
            <text:p>0</text:p>
          </table:table-cell>
          <table:table-cell office:value-type="float" office:value="6.93135" calcext:value-type="float">
            <text:p>6.9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6" calcext:value-type="float">
            <text:p>25032006</text:p>
          </table:table-cell>
          <table:table-cell office:value-type="float" office:value="103.9714" calcext:value-type="float">
            <text:p>103.9714</text:p>
          </table:table-cell>
          <table:table-cell office:value-type="float" office:value="13056.32" calcext:value-type="float">
            <text:p>1305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4152" calcext:value-type="float">
            <text:p>-11.14152</text:p>
          </table:table-cell>
          <table:table-cell office:value-type="float" office:value="34.74651" calcext:value-type="float">
            <text:p>34.74651</text:p>
          </table:table-cell>
          <table:table-cell office:value-type="float" office:value="0" calcext:value-type="float">
            <text:p>0</text:p>
          </table:table-cell>
          <table:table-cell office:value-type="float" office:value="59.19298" calcext:value-type="float">
            <text:p>59.19298</text:p>
          </table:table-cell>
          <table:table-cell office:value-type="float" office:value="0.07633876" calcext:value-type="float">
            <text:p>0.07633876</text:p>
          </table:table-cell>
          <table:table-cell office:value-type="float" office:value="0.01933796" calcext:value-type="float">
            <text:p>0.01933796</text:p>
          </table:table-cell>
          <table:table-cell office:value-type="float" office:value="0" calcext:value-type="float">
            <text:p>0</text:p>
          </table:table-cell>
          <table:table-cell office:value-type="float" office:value="0.006095812" calcext:value-type="float">
            <text:p>0.006095812</text:p>
          </table:table-cell>
          <table:table-cell office:value-type="float" office:value="0" calcext:value-type="float">
            <text:p>0</text:p>
          </table:table-cell>
          <table:table-cell office:value-type="float" office:value="0.1785386" calcext:value-type="float">
            <text:p>0.1785386</text:p>
          </table:table-cell>
          <table:table-cell office:value-type="float" office:value="370" calcext:value-type="float">
            <text:p>370</text:p>
          </table:table-cell>
          <table:table-cell office:value-type="float" office:value="-11.30681" calcext:value-type="float">
            <text:p>-11.30681</text:p>
          </table:table-cell>
          <table:table-cell office:value-type="float" office:value="0" calcext:value-type="float">
            <text:p>0</text:p>
          </table:table-cell>
          <table:table-cell office:value-type="float" office:value="338.7676" calcext:value-type="float">
            <text:p>338.7676</text:p>
          </table:table-cell>
          <table:table-cell office:value-type="float" office:value="1130.538" calcext:value-type="float">
            <text:p>1130.538</text:p>
          </table:table-cell>
          <table:table-cell office:value-type="float" office:value="1372.632" calcext:value-type="float">
            <text:p>1372.632</text:p>
          </table:table-cell>
          <table:table-cell office:value-type="float" office:value="1226.642" calcext:value-type="float">
            <text:p>1226.642</text:p>
          </table:table-cell>
          <table:table-cell office:value-type="float" office:value="720.1193" calcext:value-type="float">
            <text:p>720.1193</text:p>
          </table:table-cell>
          <table:table-cell office:value-type="float" office:value="1095.621" calcext:value-type="float">
            <text:p>1095.621</text:p>
          </table:table-cell>
          <table:table-cell office:value-type="float" office:value="405.9113" calcext:value-type="float">
            <text:p>405.9113</text:p>
          </table:table-cell>
          <table:table-cell office:value-type="float" office:value="1822.939" calcext:value-type="float">
            <text:p>1822.939</text:p>
          </table:table-cell>
          <table:table-cell office:value-type="float" office:value="2062.806" calcext:value-type="float">
            <text:p>2062.806</text:p>
          </table:table-cell>
          <table:table-cell office:value-type="float" office:value="1653.483" calcext:value-type="float">
            <text:p>1653.483</text:p>
          </table:table-cell>
          <table:table-cell office:value-type="float" office:value="581.2646" calcext:value-type="float">
            <text:p>581.2646</text:p>
          </table:table-cell>
          <table:table-cell office:value-type="float" office:value="571.3028" calcext:value-type="float">
            <text:p>571.3028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29534" calcext:value-type="float">
            <text:p>-1.52953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036179" calcext:value-type="float">
            <text:p>-8.036179</text:p>
          </table:table-cell>
          <table:table-cell office:value-type="float" office:value="0" calcext:value-type="float">
            <text:p>0</text:p>
          </table:table-cell>
          <table:table-cell office:value-type="float" office:value="6.898885" calcext:value-type="float">
            <text:p>6.89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6" calcext:value-type="float">
            <text:p>26032006</text:p>
          </table:table-cell>
          <table:table-cell office:value-type="float" office:value="103.8743" calcext:value-type="float">
            <text:p>103.8743</text:p>
          </table:table-cell>
          <table:table-cell office:value-type="float" office:value="13056.26" calcext:value-type="float">
            <text:p>13056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2312" calcext:value-type="float">
            <text:p>-11.32312</text:p>
          </table:table-cell>
          <table:table-cell office:value-type="float" office:value="34.75539" calcext:value-type="float">
            <text:p>34.75539</text:p>
          </table:table-cell>
          <table:table-cell office:value-type="float" office:value="0" calcext:value-type="float">
            <text:p>0</text:p>
          </table:table-cell>
          <table:table-cell office:value-type="float" office:value="59.17189" calcext:value-type="float">
            <text:p>59.17189</text:p>
          </table:table-cell>
          <table:table-cell office:value-type="float" office:value="0.07575409" calcext:value-type="float">
            <text:p>0.07575409</text:p>
          </table:table-cell>
          <table:table-cell office:value-type="float" office:value="0.0197552" calcext:value-type="float">
            <text:p>0.0197552</text:p>
          </table:table-cell>
          <table:table-cell office:value-type="float" office:value="0" calcext:value-type="float">
            <text:p>0</text:p>
          </table:table-cell>
          <table:table-cell office:value-type="float" office:value="0.006096611" calcext:value-type="float">
            <text:p>0.006096611</text:p>
          </table:table-cell>
          <table:table-cell office:value-type="float" office:value="0" calcext:value-type="float">
            <text:p>0</text:p>
          </table:table-cell>
          <table:table-cell office:value-type="float" office:value="0.1787176" calcext:value-type="float">
            <text:p>0.1787176</text:p>
          </table:table-cell>
          <table:table-cell office:value-type="float" office:value="370" calcext:value-type="float">
            <text:p>370</text:p>
          </table:table-cell>
          <table:table-cell office:value-type="float" office:value="-11.48818" calcext:value-type="float">
            <text:p>-11.48818</text:p>
          </table:table-cell>
          <table:table-cell office:value-type="float" office:value="0" calcext:value-type="float">
            <text:p>0</text:p>
          </table:table-cell>
          <table:table-cell office:value-type="float" office:value="338.7397" calcext:value-type="float">
            <text:p>338.7397</text:p>
          </table:table-cell>
          <table:table-cell office:value-type="float" office:value="1130.498" calcext:value-type="float">
            <text:p>1130.498</text:p>
          </table:table-cell>
          <table:table-cell office:value-type="float" office:value="1372.592" calcext:value-type="float">
            <text:p>1372.592</text:p>
          </table:table-cell>
          <table:table-cell office:value-type="float" office:value="1226.627" calcext:value-type="float">
            <text:p>1226.627</text:p>
          </table:table-cell>
          <table:table-cell office:value-type="float" office:value="720.1111" calcext:value-type="float">
            <text:p>720.1111</text:p>
          </table:table-cell>
          <table:table-cell office:value-type="float" office:value="1095.613" calcext:value-type="float">
            <text:p>1095.613</text:p>
          </table:table-cell>
          <table:table-cell office:value-type="float" office:value="405.9094" calcext:value-type="float">
            <text:p>405.9094</text:p>
          </table:table-cell>
          <table:table-cell office:value-type="float" office:value="1822.935" calcext:value-type="float">
            <text:p>1822.935</text:p>
          </table:table-cell>
          <table:table-cell office:value-type="float" office:value="2062.803" calcext:value-type="float">
            <text:p>2062.803</text:p>
          </table:table-cell>
          <table:table-cell office:value-type="float" office:value="1653.481" calcext:value-type="float">
            <text:p>1653.481</text:p>
          </table:table-cell>
          <table:table-cell office:value-type="float" office:value="581.2638" calcext:value-type="float">
            <text:p>581.2638</text:p>
          </table:table-cell>
          <table:table-cell office:value-type="float" office:value="571.3011" calcext:value-type="float">
            <text:p>571.3011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48325" calcext:value-type="float">
            <text:p>-1.54832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88006" calcext:value-type="float">
            <text:p>-8.188006</text:p>
          </table:table-cell>
          <table:table-cell office:value-type="float" office:value="0" calcext:value-type="float">
            <text:p>0</text:p>
          </table:table-cell>
          <table:table-cell office:value-type="float" office:value="6.869346" calcext:value-type="float">
            <text:p>6.86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6" calcext:value-type="float">
            <text:p>27032006</text:p>
          </table:table-cell>
          <table:table-cell office:value-type="float" office:value="103.798" calcext:value-type="float">
            <text:p>103.798</text:p>
          </table:table-cell>
          <table:table-cell office:value-type="float" office:value="13056.21" calcext:value-type="float">
            <text:p>1305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8203" calcext:value-type="float">
            <text:p>-11.48203</text:p>
          </table:table-cell>
          <table:table-cell office:value-type="float" office:value="35.18537" calcext:value-type="float">
            <text:p>35.18537</text:p>
          </table:table-cell>
          <table:table-cell office:value-type="float" office:value="0" calcext:value-type="float">
            <text:p>0</text:p>
          </table:table-cell>
          <table:table-cell office:value-type="float" office:value="59.14401" calcext:value-type="float">
            <text:p>59.14401</text:p>
          </table:table-cell>
          <table:table-cell office:value-type="float" office:value="0.07539994" calcext:value-type="float">
            <text:p>0.07539994</text:p>
          </table:table-cell>
          <table:table-cell office:value-type="float" office:value="0.02014837" calcext:value-type="float">
            <text:p>0.02014837</text:p>
          </table:table-cell>
          <table:table-cell office:value-type="float" office:value="0" calcext:value-type="float">
            <text:p>0</text:p>
          </table:table-cell>
          <table:table-cell office:value-type="float" office:value="0.006097421" calcext:value-type="float">
            <text:p>0.006097421</text:p>
          </table:table-cell>
          <table:table-cell office:value-type="float" office:value="0" calcext:value-type="float">
            <text:p>0</text:p>
          </table:table-cell>
          <table:table-cell office:value-type="float" office:value="0.1788969" calcext:value-type="float">
            <text:p>0.1788969</text:p>
          </table:table-cell>
          <table:table-cell office:value-type="float" office:value="370" calcext:value-type="float">
            <text:p>370</text:p>
          </table:table-cell>
          <table:table-cell office:value-type="float" office:value="-11.64688" calcext:value-type="float">
            <text:p>-11.64688</text:p>
          </table:table-cell>
          <table:table-cell office:value-type="float" office:value="0" calcext:value-type="float">
            <text:p>0</text:p>
          </table:table-cell>
          <table:table-cell office:value-type="float" office:value="338.7223" calcext:value-type="float">
            <text:p>338.7223</text:p>
          </table:table-cell>
          <table:table-cell office:value-type="float" office:value="1130.467" calcext:value-type="float">
            <text:p>1130.467</text:p>
          </table:table-cell>
          <table:table-cell office:value-type="float" office:value="1372.556" calcext:value-type="float">
            <text:p>1372.556</text:p>
          </table:table-cell>
          <table:table-cell office:value-type="float" office:value="1226.609" calcext:value-type="float">
            <text:p>1226.609</text:p>
          </table:table-cell>
          <table:table-cell office:value-type="float" office:value="720.1039" calcext:value-type="float">
            <text:p>720.1039</text:p>
          </table:table-cell>
          <table:table-cell office:value-type="float" office:value="1095.601" calcext:value-type="float">
            <text:p>1095.601</text:p>
          </table:table-cell>
          <table:table-cell office:value-type="float" office:value="405.9072" calcext:value-type="float">
            <text:p>405.9072</text:p>
          </table:table-cell>
          <table:table-cell office:value-type="float" office:value="1822.93" calcext:value-type="float">
            <text:p>1822.93</text:p>
          </table:table-cell>
          <table:table-cell office:value-type="float" office:value="2062.8" calcext:value-type="float">
            <text:p>2062.8</text:p>
          </table:table-cell>
          <table:table-cell office:value-type="float" office:value="1653.479" calcext:value-type="float">
            <text:p>1653.479</text:p>
          </table:table-cell>
          <table:table-cell office:value-type="float" office:value="581.2629" calcext:value-type="float">
            <text:p>581.2629</text:p>
          </table:table-cell>
          <table:table-cell office:value-type="float" office:value="571.2995" calcext:value-type="float">
            <text:p>571.2995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50198" calcext:value-type="float">
            <text:p>-1.55019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318401" calcext:value-type="float">
            <text:p>-8.318401</text:p>
          </table:table-cell>
          <table:table-cell office:value-type="float" office:value="0" calcext:value-type="float">
            <text:p>0</text:p>
          </table:table-cell>
          <table:table-cell office:value-type="float" office:value="6.841038" calcext:value-type="float">
            <text:p>6.84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6" calcext:value-type="float">
            <text:p>28032006</text:p>
          </table:table-cell>
          <table:table-cell office:value-type="float" office:value="103.7172" calcext:value-type="float">
            <text:p>103.7172</text:p>
          </table:table-cell>
          <table:table-cell office:value-type="float" office:value="13056.15" calcext:value-type="float">
            <text:p>13056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4477" calcext:value-type="float">
            <text:p>-11.64477</text:p>
          </table:table-cell>
          <table:table-cell office:value-type="float" office:value="35.78636" calcext:value-type="float">
            <text:p>35.78636</text:p>
          </table:table-cell>
          <table:table-cell office:value-type="float" office:value="0" calcext:value-type="float">
            <text:p>0</text:p>
          </table:table-cell>
          <table:table-cell office:value-type="float" office:value="59.12052" calcext:value-type="float">
            <text:p>59.12052</text:p>
          </table:table-cell>
          <table:table-cell office:value-type="float" office:value="0.07499625" calcext:value-type="float">
            <text:p>0.07499625</text:p>
          </table:table-cell>
          <table:table-cell office:value-type="float" office:value="0.0205358" calcext:value-type="float">
            <text:p>0.0205358</text:p>
          </table:table-cell>
          <table:table-cell office:value-type="float" office:value="0" calcext:value-type="float">
            <text:p>0</text:p>
          </table:table-cell>
          <table:table-cell office:value-type="float" office:value="0.006098225" calcext:value-type="float">
            <text:p>0.006098225</text:p>
          </table:table-cell>
          <table:table-cell office:value-type="float" office:value="0" calcext:value-type="float">
            <text:p>0</text:p>
          </table:table-cell>
          <table:table-cell office:value-type="float" office:value="0.1790662" calcext:value-type="float">
            <text:p>0.1790662</text:p>
          </table:table-cell>
          <table:table-cell office:value-type="float" office:value="370" calcext:value-type="float">
            <text:p>370</text:p>
          </table:table-cell>
          <table:table-cell office:value-type="float" office:value="-11.8094" calcext:value-type="float">
            <text:p>-11.8094</text:p>
          </table:table-cell>
          <table:table-cell office:value-type="float" office:value="0" calcext:value-type="float">
            <text:p>0</text:p>
          </table:table-cell>
          <table:table-cell office:value-type="float" office:value="338.7005" calcext:value-type="float">
            <text:p>338.7005</text:p>
          </table:table-cell>
          <table:table-cell office:value-type="float" office:value="1130.435" calcext:value-type="float">
            <text:p>1130.435</text:p>
          </table:table-cell>
          <table:table-cell office:value-type="float" office:value="1372.523" calcext:value-type="float">
            <text:p>1372.523</text:p>
          </table:table-cell>
          <table:table-cell office:value-type="float" office:value="1226.594" calcext:value-type="float">
            <text:p>1226.594</text:p>
          </table:table-cell>
          <table:table-cell office:value-type="float" office:value="720.0969" calcext:value-type="float">
            <text:p>720.0969</text:p>
          </table:table-cell>
          <table:table-cell office:value-type="float" office:value="1095.591" calcext:value-type="float">
            <text:p>1095.591</text:p>
          </table:table-cell>
          <table:table-cell office:value-type="float" office:value="405.9051" calcext:value-type="float">
            <text:p>405.9051</text:p>
          </table:table-cell>
          <table:table-cell office:value-type="float" office:value="1822.926" calcext:value-type="float">
            <text:p>1822.926</text:p>
          </table:table-cell>
          <table:table-cell office:value-type="float" office:value="2062.797" calcext:value-type="float">
            <text:p>2062.797</text:p>
          </table:table-cell>
          <table:table-cell office:value-type="float" office:value="1653.477" calcext:value-type="float">
            <text:p>1653.477</text:p>
          </table:table-cell>
          <table:table-cell office:value-type="float" office:value="581.2621" calcext:value-type="float">
            <text:p>581.2621</text:p>
          </table:table-cell>
          <table:table-cell office:value-type="float" office:value="571.2979" calcext:value-type="float">
            <text:p>571.2979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553494" calcext:value-type="float">
            <text:p>-1.5534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50665" calcext:value-type="float">
            <text:p>-8.450665</text:p>
          </table:table-cell>
          <table:table-cell office:value-type="float" office:value="0" calcext:value-type="float">
            <text:p>0</text:p>
          </table:table-cell>
          <table:table-cell office:value-type="float" office:value="6.810776" calcext:value-type="float">
            <text:p>6.81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6" calcext:value-type="float">
            <text:p>29032006</text:p>
          </table:table-cell>
          <table:table-cell office:value-type="float" office:value="103.5796" calcext:value-type="float">
            <text:p>103.5796</text:p>
          </table:table-cell>
          <table:table-cell office:value-type="float" office:value="13056.08" calcext:value-type="float">
            <text:p>13056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7731" calcext:value-type="float">
            <text:p>-11.87731</text:p>
          </table:table-cell>
          <table:table-cell office:value-type="float" office:value="36.78809" calcext:value-type="float">
            <text:p>36.78809</text:p>
          </table:table-cell>
          <table:table-cell office:value-type="float" office:value="0" calcext:value-type="float">
            <text:p>0</text:p>
          </table:table-cell>
          <table:table-cell office:value-type="float" office:value="59.10864" calcext:value-type="float">
            <text:p>59.10864</text:p>
          </table:table-cell>
          <table:table-cell office:value-type="float" office:value="0.07423099" calcext:value-type="float">
            <text:p>0.07423099</text:p>
          </table:table-cell>
          <table:table-cell office:value-type="float" office:value="0.02094962" calcext:value-type="float">
            <text:p>0.02094962</text:p>
          </table:table-cell>
          <table:table-cell office:value-type="float" office:value="0" calcext:value-type="float">
            <text:p>0</text:p>
          </table:table-cell>
          <table:table-cell office:value-type="float" office:value="0.006098994" calcext:value-type="float">
            <text:p>0.006098994</text:p>
          </table:table-cell>
          <table:table-cell office:value-type="float" office:value="0" calcext:value-type="float">
            <text:p>0</text:p>
          </table:table-cell>
          <table:table-cell office:value-type="float" office:value="0.1792264" calcext:value-type="float">
            <text:p>0.1792264</text:p>
          </table:table-cell>
          <table:table-cell office:value-type="float" office:value="370" calcext:value-type="float">
            <text:p>370</text:p>
          </table:table-cell>
          <table:table-cell office:value-type="float" office:value="-12.04169" calcext:value-type="float">
            <text:p>-12.04169</text:p>
          </table:table-cell>
          <table:table-cell office:value-type="float" office:value="0" calcext:value-type="float">
            <text:p>0</text:p>
          </table:table-cell>
          <table:table-cell office:value-type="float" office:value="338.6559" calcext:value-type="float">
            <text:p>338.6559</text:p>
          </table:table-cell>
          <table:table-cell office:value-type="float" office:value="1130.379" calcext:value-type="float">
            <text:p>1130.379</text:p>
          </table:table-cell>
          <table:table-cell office:value-type="float" office:value="1372.469" calcext:value-type="float">
            <text:p>1372.469</text:p>
          </table:table-cell>
          <table:table-cell office:value-type="float" office:value="1226.573" calcext:value-type="float">
            <text:p>1226.573</text:p>
          </table:table-cell>
          <table:table-cell office:value-type="float" office:value="720.0865" calcext:value-type="float">
            <text:p>720.0865</text:p>
          </table:table-cell>
          <table:table-cell office:value-type="float" office:value="1095.58" calcext:value-type="float">
            <text:p>1095.58</text:p>
          </table:table-cell>
          <table:table-cell office:value-type="float" office:value="405.9029" calcext:value-type="float">
            <text:p>405.9029</text:p>
          </table:table-cell>
          <table:table-cell office:value-type="float" office:value="1822.922" calcext:value-type="float">
            <text:p>1822.922</text:p>
          </table:table-cell>
          <table:table-cell office:value-type="float" office:value="2062.794" calcext:value-type="float">
            <text:p>2062.794</text:p>
          </table:table-cell>
          <table:table-cell office:value-type="float" office:value="1653.475" calcext:value-type="float">
            <text:p>1653.475</text:p>
          </table:table-cell>
          <table:table-cell office:value-type="float" office:value="581.2612" calcext:value-type="float">
            <text:p>581.2612</text:p>
          </table:table-cell>
          <table:table-cell office:value-type="float" office:value="571.2962" calcext:value-type="float">
            <text:p>571.2962</text:p>
          </table:table-cell>
          <table:table-cell office:value-type="float" office:value="142.5684" calcext:value-type="float">
            <text:p>142.5684</text:p>
          </table:table-cell>
          <table:table-cell office:value-type="float" office:value="35.61968" calcext:value-type="float">
            <text:p>35.61968</text:p>
          </table:table-cell>
          <table:table-cell office:value-type="float" office:value="0" calcext:value-type="float">
            <text:p>0</text:p>
          </table:table-cell>
          <table:table-cell office:value-type="float" office:value="-0.00001631562" calcext:value-type="float">
            <text:p>-1.6315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58079" calcext:value-type="float">
            <text:p>-8.658079</text:p>
          </table:table-cell>
          <table:table-cell office:value-type="float" office:value="0" calcext:value-type="float">
            <text:p>0</text:p>
          </table:table-cell>
          <table:table-cell office:value-type="float" office:value="6.785874" calcext:value-type="float">
            <text:p>6.785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6" calcext:value-type="float">
            <text:p>30032006</text:p>
          </table:table-cell>
          <table:table-cell office:value-type="float" office:value="102.8779" calcext:value-type="float">
            <text:p>102.8779</text:p>
          </table:table-cell>
          <table:table-cell office:value-type="float" office:value="13048.53" calcext:value-type="float">
            <text:p>1304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10377" calcext:value-type="float">
            <text:p>-12.10377</text:p>
          </table:table-cell>
          <table:table-cell office:value-type="float" office:value="24.8552" calcext:value-type="float">
            <text:p>24.8552</text:p>
          </table:table-cell>
          <table:table-cell office:value-type="float" office:value="0" calcext:value-type="float">
            <text:p>0</text:p>
          </table:table-cell>
          <table:table-cell office:value-type="float" office:value="59.05133" calcext:value-type="float">
            <text:p>59.05133</text:p>
          </table:table-cell>
          <table:table-cell office:value-type="float" office:value="0.0722085" calcext:value-type="float">
            <text:p>0.0722085</text:p>
          </table:table-cell>
          <table:table-cell office:value-type="float" office:value="0.02111129" calcext:value-type="float">
            <text:p>0.0211112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262806" calcext:value-type="float">
            <text:p>0.00626280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81034" calcext:value-type="float">
            <text:p>0.1881034</text:p>
          </table:table-cell>
          <table:table-cell office:value-type="float" office:value="370" calcext:value-type="float">
            <text:p>370</text:p>
          </table:table-cell>
          <table:table-cell office:value-type="float" office:value="-20.23206" calcext:value-type="float">
            <text:p>-20.23206</text:p>
          </table:table-cell>
          <table:table-cell office:value-type="float" office:value="0" calcext:value-type="float">
            <text:p>0</text:p>
          </table:table-cell>
          <table:table-cell office:value-type="float" office:value="340.9668" calcext:value-type="float">
            <text:p>340.9668</text:p>
          </table:table-cell>
          <table:table-cell office:value-type="float" office:value="1130.019" calcext:value-type="float">
            <text:p>1130.019</text:p>
          </table:table-cell>
          <table:table-cell office:value-type="float" office:value="1371.325" calcext:value-type="float">
            <text:p>1371.325</text:p>
          </table:table-cell>
          <table:table-cell office:value-type="float" office:value="1226.327" calcext:value-type="float">
            <text:p>1226.327</text:p>
          </table:table-cell>
          <table:table-cell office:value-type="float" office:value="715.3198" calcext:value-type="float">
            <text:p>715.3198</text:p>
          </table:table-cell>
          <table:table-cell office:value-type="float" office:value="1093.683" calcext:value-type="float">
            <text:p>1093.683</text:p>
          </table:table-cell>
          <table:table-cell office:value-type="float" office:value="406.5538" calcext:value-type="float">
            <text:p>406.5538</text:p>
          </table:table-cell>
          <table:table-cell office:value-type="float" office:value="1822.421" calcext:value-type="float">
            <text:p>1822.421</text:p>
          </table:table-cell>
          <table:table-cell office:value-type="float" office:value="2062.017" calcext:value-type="float">
            <text:p>2062.017</text:p>
          </table:table-cell>
          <table:table-cell office:value-type="float" office:value="1652.722" calcext:value-type="float">
            <text:p>1652.722</text:p>
          </table:table-cell>
          <table:table-cell office:value-type="float" office:value="581.0233" calcext:value-type="float">
            <text:p>581.0233</text:p>
          </table:table-cell>
          <table:table-cell office:value-type="float" office:value="570.9028" calcext:value-type="float">
            <text:p>570.9028</text:p>
          </table:table-cell>
          <table:table-cell office:value-type="float" office:value="142.4705" calcext:value-type="float">
            <text:p>142.4705</text:p>
          </table:table-cell>
          <table:table-cell office:value-type="float" office:value="35.58708" calcext:value-type="float">
            <text:p>35.58708</text:p>
          </table:table-cell>
          <table:table-cell office:value-type="float" office:value="0" calcext:value-type="float">
            <text:p>0</text:p>
          </table:table-cell>
          <table:table-cell office:value-type="float" office:value="-0.00001717493" calcext:value-type="float">
            <text:p>-1.71749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934894" calcext:value-type="float">
            <text:p>-8.934894</text:p>
          </table:table-cell>
          <table:table-cell office:value-type="float" office:value="0" calcext:value-type="float">
            <text:p>0</text:p>
          </table:table-cell>
          <table:table-cell office:value-type="float" office:value="6.827209" calcext:value-type="float">
            <text:p>6.82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6" calcext:value-type="float">
            <text:p>31032006</text:p>
          </table:table-cell>
          <table:table-cell office:value-type="float" office:value="102.7226" calcext:value-type="float">
            <text:p>102.7226</text:p>
          </table:table-cell>
          <table:table-cell office:value-type="float" office:value="13048.41" calcext:value-type="float">
            <text:p>1304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3155" calcext:value-type="float">
            <text:p>-12.33155</text:p>
          </table:table-cell>
          <table:table-cell office:value-type="float" office:value="25.50667" calcext:value-type="float">
            <text:p>25.50667</text:p>
          </table:table-cell>
          <table:table-cell office:value-type="float" office:value="0" calcext:value-type="float">
            <text:p>0</text:p>
          </table:table-cell>
          <table:table-cell office:value-type="float" office:value="59.04306" calcext:value-type="float">
            <text:p>59.04306</text:p>
          </table:table-cell>
          <table:table-cell office:value-type="float" office:value="0.07156991" calcext:value-type="float">
            <text:p>0.07156991</text:p>
          </table:table-cell>
          <table:table-cell office:value-type="float" office:value="0.02118164" calcext:value-type="float">
            <text:p>0.0211816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398704" calcext:value-type="float">
            <text:p>0.00639870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75691" calcext:value-type="float">
            <text:p>0.1875691</text:p>
          </table:table-cell>
          <table:table-cell office:value-type="float" office:value="370" calcext:value-type="float">
            <text:p>370</text:p>
          </table:table-cell>
          <table:table-cell office:value-type="float" office:value="-20.45937" calcext:value-type="float">
            <text:p>-20.45937</text:p>
          </table:table-cell>
          <table:table-cell office:value-type="float" office:value="0" calcext:value-type="float">
            <text:p>0</text:p>
          </table:table-cell>
          <table:table-cell office:value-type="float" office:value="340.9241" calcext:value-type="float">
            <text:p>340.9241</text:p>
          </table:table-cell>
          <table:table-cell office:value-type="float" office:value="1129.959" calcext:value-type="float">
            <text:p>1129.959</text:p>
          </table:table-cell>
          <table:table-cell office:value-type="float" office:value="1371.252" calcext:value-type="float">
            <text:p>1371.252</text:p>
          </table:table-cell>
          <table:table-cell office:value-type="float" office:value="1226.295" calcext:value-type="float">
            <text:p>1226.295</text:p>
          </table:table-cell>
          <table:table-cell office:value-type="float" office:value="715.3012" calcext:value-type="float">
            <text:p>715.3012</text:p>
          </table:table-cell>
          <table:table-cell office:value-type="float" office:value="1093.664" calcext:value-type="float">
            <text:p>1093.664</text:p>
          </table:table-cell>
          <table:table-cell office:value-type="float" office:value="406.548" calcext:value-type="float">
            <text:p>406.548</text:p>
          </table:table-cell>
          <table:table-cell office:value-type="float" office:value="1822.405" calcext:value-type="float">
            <text:p>1822.405</text:p>
          </table:table-cell>
          <table:table-cell office:value-type="float" office:value="2062.014" calcext:value-type="float">
            <text:p>2062.014</text:p>
          </table:table-cell>
          <table:table-cell office:value-type="float" office:value="1652.72" calcext:value-type="float">
            <text:p>1652.72</text:p>
          </table:table-cell>
          <table:table-cell office:value-type="float" office:value="581.0225" calcext:value-type="float">
            <text:p>581.0225</text:p>
          </table:table-cell>
          <table:table-cell office:value-type="float" office:value="570.9011" calcext:value-type="float">
            <text:p>570.9011</text:p>
          </table:table-cell>
          <table:table-cell office:value-type="float" office:value="142.4704" calcext:value-type="float">
            <text:p>142.4704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1786334" calcext:value-type="float">
            <text:p>-1.78633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86567" calcext:value-type="float">
            <text:p>-9.186567</text:p>
          </table:table-cell>
          <table:table-cell office:value-type="float" office:value="0" calcext:value-type="float">
            <text:p>0</text:p>
          </table:table-cell>
          <table:table-cell office:value-type="float" office:value="6.851605" calcext:value-type="float">
            <text:p>6.85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102.5095" calcext:value-type="float">
            <text:p>102.5095</text:p>
          </table:table-cell>
          <table:table-cell office:value-type="float" office:value="13048.27" calcext:value-type="float">
            <text:p>1304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  <table:table-cell office:value-type="float" office:value="25.42886" calcext:value-type="float">
            <text:p>25.42886</text:p>
          </table:table-cell>
          <table:table-cell office:value-type="float" office:value="0" calcext:value-type="float">
            <text:p>0</text:p>
          </table:table-cell>
          <table:table-cell office:value-type="float" office:value="59.05555" calcext:value-type="float">
            <text:p>59.05555</text:p>
          </table:table-cell>
          <table:table-cell office:value-type="float" office:value="0.07066256" calcext:value-type="float">
            <text:p>0.07066256</text:p>
          </table:table-cell>
          <table:table-cell office:value-type="float" office:value="0.0212492" calcext:value-type="float">
            <text:p>0.021249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534679" calcext:value-type="float">
            <text:p>0.006534679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71054" calcext:value-type="float">
            <text:p>0.1871054</text:p>
          </table:table-cell>
          <table:table-cell office:value-type="float" office:value="370" calcext:value-type="float">
            <text:p>370</text:p>
          </table:table-cell>
          <table:table-cell office:value-type="float" office:value="-20.75743" calcext:value-type="float">
            <text:p>-20.75743</text:p>
          </table:table-cell>
          <table:table-cell office:value-type="float" office:value="0" calcext:value-type="float">
            <text:p>0</text:p>
          </table:table-cell>
          <table:table-cell office:value-type="float" office:value="340.8461" calcext:value-type="float">
            <text:p>340.8461</text:p>
          </table:table-cell>
          <table:table-cell office:value-type="float" office:value="1129.881" calcext:value-type="float">
            <text:p>1129.881</text:p>
          </table:table-cell>
          <table:table-cell office:value-type="float" office:value="1371.171" calcext:value-type="float">
            <text:p>1371.171</text:p>
          </table:table-cell>
          <table:table-cell office:value-type="float" office:value="1226.26" calcext:value-type="float">
            <text:p>1226.26</text:p>
          </table:table-cell>
          <table:table-cell office:value-type="float" office:value="715.2827" calcext:value-type="float">
            <text:p>715.2827</text:p>
          </table:table-cell>
          <table:table-cell office:value-type="float" office:value="1093.645" calcext:value-type="float">
            <text:p>1093.645</text:p>
          </table:table-cell>
          <table:table-cell office:value-type="float" office:value="406.5413" calcext:value-type="float">
            <text:p>406.5413</text:p>
          </table:table-cell>
          <table:table-cell office:value-type="float" office:value="1822.388" calcext:value-type="float">
            <text:p>1822.388</text:p>
          </table:table-cell>
          <table:table-cell office:value-type="float" office:value="2062" calcext:value-type="float">
            <text:p>2062</text:p>
          </table:table-cell>
          <table:table-cell office:value-type="float" office:value="1652.718" calcext:value-type="float">
            <text:p>1652.718</text:p>
          </table:table-cell>
          <table:table-cell office:value-type="float" office:value="581.0217" calcext:value-type="float">
            <text:p>581.0217</text:p>
          </table:table-cell>
          <table:table-cell office:value-type="float" office:value="570.8994" calcext:value-type="float">
            <text:p>570.8994</text:p>
          </table:table-cell>
          <table:table-cell office:value-type="float" office:value="142.4703" calcext:value-type="float">
            <text:p>142.4703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2599793" calcext:value-type="float">
            <text:p>-2.59979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504418" calcext:value-type="float">
            <text:p>-9.504418</text:p>
          </table:table-cell>
          <table:table-cell office:value-type="float" office:value="0" calcext:value-type="float">
            <text:p>0</text:p>
          </table:table-cell>
          <table:table-cell office:value-type="float" office:value="6.871458" calcext:value-type="float">
            <text:p>6.87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6" calcext:value-type="float">
            <text:p>2042006</text:p>
          </table:table-cell>
          <table:table-cell office:value-type="float" office:value="102.3521" calcext:value-type="float">
            <text:p>102.3521</text:p>
          </table:table-cell>
          <table:table-cell office:value-type="float" office:value="13048.13" calcext:value-type="float">
            <text:p>1304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9786" calcext:value-type="float">
            <text:p>-12.89786</text:p>
          </table:table-cell>
          <table:table-cell office:value-type="float" office:value="23.71979" calcext:value-type="float">
            <text:p>23.71979</text:p>
          </table:table-cell>
          <table:table-cell office:value-type="float" office:value="0" calcext:value-type="float">
            <text:p>0</text:p>
          </table:table-cell>
          <table:table-cell office:value-type="float" office:value="59.04143" calcext:value-type="float">
            <text:p>59.04143</text:p>
          </table:table-cell>
          <table:table-cell office:value-type="float" office:value="0.07008816" calcext:value-type="float">
            <text:p>0.07008816</text:p>
          </table:table-cell>
          <table:table-cell office:value-type="float" office:value="0.02129972" calcext:value-type="float">
            <text:p>0.0212997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670601" calcext:value-type="float">
            <text:p>0.00667060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370" calcext:value-type="float">
            <text:p>370</text:p>
          </table:table-cell>
          <table:table-cell office:value-type="float" office:value="-21.02497" calcext:value-type="float">
            <text:p>-21.02497</text:p>
          </table:table-cell>
          <table:table-cell office:value-type="float" office:value="0" calcext:value-type="float">
            <text:p>0</text:p>
          </table:table-cell>
          <table:table-cell office:value-type="float" office:value="340.8026" calcext:value-type="float">
            <text:p>340.8026</text:p>
          </table:table-cell>
          <table:table-cell office:value-type="float" office:value="1129.824" calcext:value-type="float">
            <text:p>1129.824</text:p>
          </table:table-cell>
          <table:table-cell office:value-type="float" office:value="1371.095" calcext:value-type="float">
            <text:p>1371.095</text:p>
          </table:table-cell>
          <table:table-cell office:value-type="float" office:value="1226.222" calcext:value-type="float">
            <text:p>1226.222</text:p>
          </table:table-cell>
          <table:table-cell office:value-type="float" office:value="715.2631" calcext:value-type="float">
            <text:p>715.2631</text:p>
          </table:table-cell>
          <table:table-cell office:value-type="float" office:value="1093.625" calcext:value-type="float">
            <text:p>1093.625</text:p>
          </table:table-cell>
          <table:table-cell office:value-type="float" office:value="406.5347" calcext:value-type="float">
            <text:p>406.5347</text:p>
          </table:table-cell>
          <table:table-cell office:value-type="float" office:value="1822.372" calcext:value-type="float">
            <text:p>1822.372</text:p>
          </table:table-cell>
          <table:table-cell office:value-type="float" office:value="2061.985" calcext:value-type="float">
            <text:p>2061.985</text:p>
          </table:table-cell>
          <table:table-cell office:value-type="float" office:value="1652.716" calcext:value-type="float">
            <text:p>1652.716</text:p>
          </table:table-cell>
          <table:table-cell office:value-type="float" office:value="581.0208" calcext:value-type="float">
            <text:p>581.0208</text:p>
          </table:table-cell>
          <table:table-cell office:value-type="float" office:value="570.8978" calcext:value-type="float">
            <text:p>570.8978</text:p>
          </table:table-cell>
          <table:table-cell office:value-type="float" office:value="142.4701" calcext:value-type="float">
            <text:p>142.4701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2628308" calcext:value-type="float">
            <text:p>-2.62830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769691" calcext:value-type="float">
            <text:p>-9.769691</text:p>
          </table:table-cell>
          <table:table-cell office:value-type="float" office:value="0" calcext:value-type="float">
            <text:p>0</text:p>
          </table:table-cell>
          <table:table-cell office:value-type="float" office:value="6.869286" calcext:value-type="float">
            <text:p>6.86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6" calcext:value-type="float">
            <text:p>3042006</text:p>
          </table:table-cell>
          <table:table-cell office:value-type="float" office:value="102.1531" calcext:value-type="float">
            <text:p>102.1531</text:p>
          </table:table-cell>
          <table:table-cell office:value-type="float" office:value="13047.99" calcext:value-type="float">
            <text:p>13047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0295" calcext:value-type="float">
            <text:p>-13.30295</text:p>
          </table:table-cell>
          <table:table-cell office:value-type="float" office:value="25.27992" calcext:value-type="float">
            <text:p>25.27992</text:p>
          </table:table-cell>
          <table:table-cell office:value-type="float" office:value="0" calcext:value-type="float">
            <text:p>0</text:p>
          </table:table-cell>
          <table:table-cell office:value-type="float" office:value="59.04503" calcext:value-type="float">
            <text:p>59.04503</text:p>
          </table:table-cell>
          <table:table-cell office:value-type="float" office:value="0.06929777" calcext:value-type="float">
            <text:p>0.06929777</text:p>
          </table:table-cell>
          <table:table-cell office:value-type="float" office:value="0.02136809" calcext:value-type="float">
            <text:p>0.0213680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8065" calcext:value-type="float">
            <text:p>0.006806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63288" calcext:value-type="float">
            <text:p>0.1863288</text:p>
          </table:table-cell>
          <table:table-cell office:value-type="float" office:value="370" calcext:value-type="float">
            <text:p>370</text:p>
          </table:table-cell>
          <table:table-cell office:value-type="float" office:value="-21.42975" calcext:value-type="float">
            <text:p>-21.42975</text:p>
          </table:table-cell>
          <table:table-cell office:value-type="float" office:value="0" calcext:value-type="float">
            <text:p>0</text:p>
          </table:table-cell>
          <table:table-cell office:value-type="float" office:value="340.7387" calcext:value-type="float">
            <text:p>340.7387</text:p>
          </table:table-cell>
          <table:table-cell office:value-type="float" office:value="1129.748" calcext:value-type="float">
            <text:p>1129.748</text:p>
          </table:table-cell>
          <table:table-cell office:value-type="float" office:value="1371.015" calcext:value-type="float">
            <text:p>1371.015</text:p>
          </table:table-cell>
          <table:table-cell office:value-type="float" office:value="1226.185" calcext:value-type="float">
            <text:p>1226.185</text:p>
          </table:table-cell>
          <table:table-cell office:value-type="float" office:value="715.2438" calcext:value-type="float">
            <text:p>715.2438</text:p>
          </table:table-cell>
          <table:table-cell office:value-type="float" office:value="1093.605" calcext:value-type="float">
            <text:p>1093.605</text:p>
          </table:table-cell>
          <table:table-cell office:value-type="float" office:value="406.528" calcext:value-type="float">
            <text:p>406.528</text:p>
          </table:table-cell>
          <table:table-cell office:value-type="float" office:value="1822.354" calcext:value-type="float">
            <text:p>1822.354</text:p>
          </table:table-cell>
          <table:table-cell office:value-type="float" office:value="2061.97" calcext:value-type="float">
            <text:p>2061.97</text:p>
          </table:table-cell>
          <table:table-cell office:value-type="float" office:value="1652.714" calcext:value-type="float">
            <text:p>1652.714</text:p>
          </table:table-cell>
          <table:table-cell office:value-type="float" office:value="581.02" calcext:value-type="float">
            <text:p>581.02</text:p>
          </table:table-cell>
          <table:table-cell office:value-type="float" office:value="570.8961" calcext:value-type="float">
            <text:p>570.8961</text:p>
          </table:table-cell>
          <table:table-cell office:value-type="float" office:value="142.47" calcext:value-type="float">
            <text:p>142.47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3046359" calcext:value-type="float">
            <text:p>-3.04635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7813" calcext:value-type="float">
            <text:p>-10.07813</text:p>
          </table:table-cell>
          <table:table-cell office:value-type="float" office:value="0" calcext:value-type="float">
            <text:p>0</text:p>
          </table:table-cell>
          <table:table-cell office:value-type="float" office:value="6.773052" calcext:value-type="float">
            <text:p>6.77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6" calcext:value-type="float">
            <text:p>4042006</text:p>
          </table:table-cell>
          <table:table-cell office:value-type="float" office:value="101.9473" calcext:value-type="float">
            <text:p>101.9473</text:p>
          </table:table-cell>
          <table:table-cell office:value-type="float" office:value="13047.84" calcext:value-type="float">
            <text:p>1304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3915" calcext:value-type="float">
            <text:p>-13.63915</text:p>
          </table:table-cell>
          <table:table-cell office:value-type="float" office:value="26.76539" calcext:value-type="float">
            <text:p>26.76539</text:p>
          </table:table-cell>
          <table:table-cell office:value-type="float" office:value="0" calcext:value-type="float">
            <text:p>0</text:p>
          </table:table-cell>
          <table:table-cell office:value-type="float" office:value="59.04864" calcext:value-type="float">
            <text:p>59.04864</text:p>
          </table:table-cell>
          <table:table-cell office:value-type="float" office:value="0.06850068" calcext:value-type="float">
            <text:p>0.06850068</text:p>
          </table:table-cell>
          <table:table-cell office:value-type="float" office:value="0.02145599" calcext:value-type="float">
            <text:p>0.0214559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6942398" calcext:value-type="float">
            <text:p>0.006942398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9962" calcext:value-type="float">
            <text:p>0.1859962</text:p>
          </table:table-cell>
          <table:table-cell office:value-type="float" office:value="370" calcext:value-type="float">
            <text:p>370</text:p>
          </table:table-cell>
          <table:table-cell office:value-type="float" office:value="-21.76567" calcext:value-type="float">
            <text:p>-21.76567</text:p>
          </table:table-cell>
          <table:table-cell office:value-type="float" office:value="0" calcext:value-type="float">
            <text:p>0</text:p>
          </table:table-cell>
          <table:table-cell office:value-type="float" office:value="340.6705" calcext:value-type="float">
            <text:p>340.6705</text:p>
          </table:table-cell>
          <table:table-cell office:value-type="float" office:value="1129.671" calcext:value-type="float">
            <text:p>1129.671</text:p>
          </table:table-cell>
          <table:table-cell office:value-type="float" office:value="1370.935" calcext:value-type="float">
            <text:p>1370.935</text:p>
          </table:table-cell>
          <table:table-cell office:value-type="float" office:value="1226.146" calcext:value-type="float">
            <text:p>1226.146</text:p>
          </table:table-cell>
          <table:table-cell office:value-type="float" office:value="715.2243" calcext:value-type="float">
            <text:p>715.2243</text:p>
          </table:table-cell>
          <table:table-cell office:value-type="float" office:value="1093.584" calcext:value-type="float">
            <text:p>1093.584</text:p>
          </table:table-cell>
          <table:table-cell office:value-type="float" office:value="406.5211" calcext:value-type="float">
            <text:p>406.5211</text:p>
          </table:table-cell>
          <table:table-cell office:value-type="float" office:value="1822.335" calcext:value-type="float">
            <text:p>1822.335</text:p>
          </table:table-cell>
          <table:table-cell office:value-type="float" office:value="2061.954" calcext:value-type="float">
            <text:p>2061.954</text:p>
          </table:table-cell>
          <table:table-cell office:value-type="float" office:value="1652.712" calcext:value-type="float">
            <text:p>1652.712</text:p>
          </table:table-cell>
          <table:table-cell office:value-type="float" office:value="581.019" calcext:value-type="float">
            <text:p>581.019</text:p>
          </table:table-cell>
          <table:table-cell office:value-type="float" office:value="570.8945" calcext:value-type="float">
            <text:p>570.8945</text:p>
          </table:table-cell>
          <table:table-cell office:value-type="float" office:value="142.4699" calcext:value-type="float">
            <text:p>142.4699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331124" calcext:value-type="float">
            <text:p>-3.3112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956" calcext:value-type="float">
            <text:p>-10.3956</text:p>
          </table:table-cell>
          <table:table-cell office:value-type="float" office:value="0" calcext:value-type="float">
            <text:p>0</text:p>
          </table:table-cell>
          <table:table-cell office:value-type="float" office:value="6.754662" calcext:value-type="float">
            <text:p>6.75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6" calcext:value-type="float">
            <text:p>5042006</text:p>
          </table:table-cell>
          <table:table-cell office:value-type="float" office:value="101.6866" calcext:value-type="float">
            <text:p>101.6866</text:p>
          </table:table-cell>
          <table:table-cell office:value-type="float" office:value="13047.66" calcext:value-type="float">
            <text:p>1304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3431" calcext:value-type="float">
            <text:p>-14.03431</text:p>
          </table:table-cell>
          <table:table-cell office:value-type="float" office:value="29.47043" calcext:value-type="float">
            <text:p>29.47043</text:p>
          </table:table-cell>
          <table:table-cell office:value-type="float" office:value="0" calcext:value-type="float">
            <text:p>0</text:p>
          </table:table-cell>
          <table:table-cell office:value-type="float" office:value="59.04729" calcext:value-type="float">
            <text:p>59.04729</text:p>
          </table:table-cell>
          <table:table-cell office:value-type="float" office:value="0.067417" calcext:value-type="float">
            <text:p>0.067417</text:p>
          </table:table-cell>
          <table:table-cell office:value-type="float" office:value="0.02158851" calcext:value-type="float">
            <text:p>0.0215885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078297" calcext:value-type="float">
            <text:p>0.00707829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6947" calcext:value-type="float">
            <text:p>0.1856947</text:p>
          </table:table-cell>
          <table:table-cell office:value-type="float" office:value="370" calcext:value-type="float">
            <text:p>370</text:p>
          </table:table-cell>
          <table:table-cell office:value-type="float" office:value="-22.16053" calcext:value-type="float">
            <text:p>-22.16053</text:p>
          </table:table-cell>
          <table:table-cell office:value-type="float" office:value="0" calcext:value-type="float">
            <text:p>0</text:p>
          </table:table-cell>
          <table:table-cell office:value-type="float" office:value="340.5909" calcext:value-type="float">
            <text:p>340.5909</text:p>
          </table:table-cell>
          <table:table-cell office:value-type="float" office:value="1129.558" calcext:value-type="float">
            <text:p>1129.558</text:p>
          </table:table-cell>
          <table:table-cell office:value-type="float" office:value="1370.827" calcext:value-type="float">
            <text:p>1370.827</text:p>
          </table:table-cell>
          <table:table-cell office:value-type="float" office:value="1226.098" calcext:value-type="float">
            <text:p>1226.098</text:p>
          </table:table-cell>
          <table:table-cell office:value-type="float" office:value="715.2023" calcext:value-type="float">
            <text:p>715.2023</text:p>
          </table:table-cell>
          <table:table-cell office:value-type="float" office:value="1093.561" calcext:value-type="float">
            <text:p>1093.561</text:p>
          </table:table-cell>
          <table:table-cell office:value-type="float" office:value="406.5139" calcext:value-type="float">
            <text:p>406.5139</text:p>
          </table:table-cell>
          <table:table-cell office:value-type="float" office:value="1822.316" calcext:value-type="float">
            <text:p>1822.316</text:p>
          </table:table-cell>
          <table:table-cell office:value-type="float" office:value="2061.938" calcext:value-type="float">
            <text:p>2061.938</text:p>
          </table:table-cell>
          <table:table-cell office:value-type="float" office:value="1652.71" calcext:value-type="float">
            <text:p>1652.71</text:p>
          </table:table-cell>
          <table:table-cell office:value-type="float" office:value="581.0182" calcext:value-type="float">
            <text:p>581.0182</text:p>
          </table:table-cell>
          <table:table-cell office:value-type="float" office:value="570.8928" calcext:value-type="float">
            <text:p>570.8928</text:p>
          </table:table-cell>
          <table:table-cell office:value-type="float" office:value="142.4697" calcext:value-type="float">
            <text:p>142.4697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4259889" calcext:value-type="float">
            <text:p>-4.25988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80343" calcext:value-type="float">
            <text:p>-10.80343</text:p>
          </table:table-cell>
          <table:table-cell office:value-type="float" office:value="0" calcext:value-type="float">
            <text:p>0</text:p>
          </table:table-cell>
          <table:table-cell office:value-type="float" office:value="6.76771" calcext:value-type="float">
            <text:p>6.7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6" calcext:value-type="float">
            <text:p>6042006</text:p>
          </table:table-cell>
          <table:table-cell office:value-type="float" office:value="101.3682" calcext:value-type="float">
            <text:p>101.3682</text:p>
          </table:table-cell>
          <table:table-cell office:value-type="float" office:value="13047.44" calcext:value-type="float">
            <text:p>1304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42434" calcext:value-type="float">
            <text:p>-14.42434</text:p>
          </table:table-cell>
          <table:table-cell office:value-type="float" office:value="25.88623" calcext:value-type="float">
            <text:p>25.88623</text:p>
          </table:table-cell>
          <table:table-cell office:value-type="float" office:value="0" calcext:value-type="float">
            <text:p>0</text:p>
          </table:table-cell>
          <table:table-cell office:value-type="float" office:value="58.77496" calcext:value-type="float">
            <text:p>58.77496</text:p>
          </table:table-cell>
          <table:table-cell office:value-type="float" office:value="0.06612319" calcext:value-type="float">
            <text:p>0.06612319</text:p>
          </table:table-cell>
          <table:table-cell office:value-type="float" office:value="0.02168216" calcext:value-type="float">
            <text:p>0.0216821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214416" calcext:value-type="float">
            <text:p>0.00721441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4243" calcext:value-type="float">
            <text:p>0.1854243</text:p>
          </table:table-cell>
          <table:table-cell office:value-type="float" office:value="370" calcext:value-type="float">
            <text:p>370</text:p>
          </table:table-cell>
          <table:table-cell office:value-type="float" office:value="-22.55033" calcext:value-type="float">
            <text:p>-22.55033</text:p>
          </table:table-cell>
          <table:table-cell office:value-type="float" office:value="0" calcext:value-type="float">
            <text:p>0</text:p>
          </table:table-cell>
          <table:table-cell office:value-type="float" office:value="340.5306" calcext:value-type="float">
            <text:p>340.5306</text:p>
          </table:table-cell>
          <table:table-cell office:value-type="float" office:value="1129.398" calcext:value-type="float">
            <text:p>1129.398</text:p>
          </table:table-cell>
          <table:table-cell office:value-type="float" office:value="1370.675" calcext:value-type="float">
            <text:p>1370.675</text:p>
          </table:table-cell>
          <table:table-cell office:value-type="float" office:value="1226.036" calcext:value-type="float">
            <text:p>1226.036</text:p>
          </table:table-cell>
          <table:table-cell office:value-type="float" office:value="715.1697" calcext:value-type="float">
            <text:p>715.1697</text:p>
          </table:table-cell>
          <table:table-cell office:value-type="float" office:value="1093.531" calcext:value-type="float">
            <text:p>1093.531</text:p>
          </table:table-cell>
          <table:table-cell office:value-type="float" office:value="406.5061" calcext:value-type="float">
            <text:p>406.5061</text:p>
          </table:table-cell>
          <table:table-cell office:value-type="float" office:value="1822.296" calcext:value-type="float">
            <text:p>1822.296</text:p>
          </table:table-cell>
          <table:table-cell office:value-type="float" office:value="2061.922" calcext:value-type="float">
            <text:p>2061.922</text:p>
          </table:table-cell>
          <table:table-cell office:value-type="float" office:value="1652.708" calcext:value-type="float">
            <text:p>1652.708</text:p>
          </table:table-cell>
          <table:table-cell office:value-type="float" office:value="581.0173" calcext:value-type="float">
            <text:p>581.0173</text:p>
          </table:table-cell>
          <table:table-cell office:value-type="float" office:value="570.8911" calcext:value-type="float">
            <text:p>570.8911</text:p>
          </table:table-cell>
          <table:table-cell office:value-type="float" office:value="142.4696" calcext:value-type="float">
            <text:p>142.4696</text:p>
          </table:table-cell>
          <table:table-cell office:value-type="float" office:value="35.58707" calcext:value-type="float">
            <text:p>35.58707</text:p>
          </table:table-cell>
          <table:table-cell office:value-type="float" office:value="0" calcext:value-type="float">
            <text:p>0</text:p>
          </table:table-cell>
          <table:table-cell office:value-type="float" office:value="-0.00005562611" calcext:value-type="float">
            <text:p>-5.56261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1531" calcext:value-type="float">
            <text:p>-11.31531</text:p>
          </table:table-cell>
          <table:table-cell office:value-type="float" office:value="0" calcext:value-type="float">
            <text:p>0</text:p>
          </table:table-cell>
          <table:table-cell office:value-type="float" office:value="6.889833" calcext:value-type="float">
            <text:p>6.88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6" calcext:value-type="float">
            <text:p>7042006</text:p>
          </table:table-cell>
          <table:table-cell office:value-type="float" office:value="101.1831" calcext:value-type="float">
            <text:p>101.1831</text:p>
          </table:table-cell>
          <table:table-cell office:value-type="float" office:value="13047.26" calcext:value-type="float">
            <text:p>1304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7183" calcext:value-type="float">
            <text:p>-14.77183</text:p>
          </table:table-cell>
          <table:table-cell office:value-type="float" office:value="27.42106" calcext:value-type="float">
            <text:p>27.42106</text:p>
          </table:table-cell>
          <table:table-cell office:value-type="float" office:value="0" calcext:value-type="float">
            <text:p>0</text:p>
          </table:table-cell>
          <table:table-cell office:value-type="float" office:value="58.76611" calcext:value-type="float">
            <text:p>58.76611</text:p>
          </table:table-cell>
          <table:table-cell office:value-type="float" office:value="0.06557996" calcext:value-type="float">
            <text:p>0.06557996</text:p>
          </table:table-cell>
          <table:table-cell office:value-type="float" office:value="0.02175673" calcext:value-type="float">
            <text:p>0.0217567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350392" calcext:value-type="float">
            <text:p>0.007350392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1897" calcext:value-type="float">
            <text:p>0.1851897</text:p>
          </table:table-cell>
          <table:table-cell office:value-type="float" office:value="370" calcext:value-type="float">
            <text:p>370</text:p>
          </table:table-cell>
          <table:table-cell office:value-type="float" office:value="-22.89765" calcext:value-type="float">
            <text:p>-22.89765</text:p>
          </table:table-cell>
          <table:table-cell office:value-type="float" office:value="0" calcext:value-type="float">
            <text:p>0</text:p>
          </table:table-cell>
          <table:table-cell office:value-type="float" office:value="340.4926" calcext:value-type="float">
            <text:p>340.4926</text:p>
          </table:table-cell>
          <table:table-cell office:value-type="float" office:value="1129.326" calcext:value-type="float">
            <text:p>1129.326</text:p>
          </table:table-cell>
          <table:table-cell office:value-type="float" office:value="1370.585" calcext:value-type="float">
            <text:p>1370.585</text:p>
          </table:table-cell>
          <table:table-cell office:value-type="float" office:value="1225.985" calcext:value-type="float">
            <text:p>1225.985</text:p>
          </table:table-cell>
          <table:table-cell office:value-type="float" office:value="715.1423" calcext:value-type="float">
            <text:p>715.1423</text:p>
          </table:table-cell>
          <table:table-cell office:value-type="float" office:value="1093.5" calcext:value-type="float">
            <text:p>1093.5</text:p>
          </table:table-cell>
          <table:table-cell office:value-type="float" office:value="406.4979" calcext:value-type="float">
            <text:p>406.4979</text:p>
          </table:table-cell>
          <table:table-cell office:value-type="float" office:value="1822.276" calcext:value-type="float">
            <text:p>1822.276</text:p>
          </table:table-cell>
          <table:table-cell office:value-type="float" office:value="2061.906" calcext:value-type="float">
            <text:p>2061.906</text:p>
          </table:table-cell>
          <table:table-cell office:value-type="float" office:value="1652.706" calcext:value-type="float">
            <text:p>1652.706</text:p>
          </table:table-cell>
          <table:table-cell office:value-type="float" office:value="581.0165" calcext:value-type="float">
            <text:p>581.0165</text:p>
          </table:table-cell>
          <table:table-cell office:value-type="float" office:value="570.8894" calcext:value-type="float">
            <text:p>570.8894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05716317" calcext:value-type="float">
            <text:p>-5.71631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64864" calcext:value-type="float">
            <text:p>-11.64864</text:p>
          </table:table-cell>
          <table:table-cell office:value-type="float" office:value="0" calcext:value-type="float">
            <text:p>0</text:p>
          </table:table-cell>
          <table:table-cell office:value-type="float" office:value="6.875883" calcext:value-type="float">
            <text:p>6.87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6" calcext:value-type="float">
            <text:p>8042006</text:p>
          </table:table-cell>
          <table:table-cell office:value-type="float" office:value="101.0054" calcext:value-type="float">
            <text:p>101.0054</text:p>
          </table:table-cell>
          <table:table-cell office:value-type="float" office:value="13047.11" calcext:value-type="float">
            <text:p>13047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105" calcext:value-type="float">
            <text:p>-15.1105</text:p>
          </table:table-cell>
          <table:table-cell office:value-type="float" office:value="29.27508" calcext:value-type="float">
            <text:p>29.27508</text:p>
          </table:table-cell>
          <table:table-cell office:value-type="float" office:value="0" calcext:value-type="float">
            <text:p>0</text:p>
          </table:table-cell>
          <table:table-cell office:value-type="float" office:value="58.75475" calcext:value-type="float">
            <text:p>58.75475</text:p>
          </table:table-cell>
          <table:table-cell office:value-type="float" office:value="0.06494039" calcext:value-type="float">
            <text:p>0.06494039</text:p>
          </table:table-cell>
          <table:table-cell office:value-type="float" office:value="0.02188624" calcext:value-type="float">
            <text:p>0.0218862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486454" calcext:value-type="float">
            <text:p>0.00748645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0029" calcext:value-type="float">
            <text:p>0.1850029</text:p>
          </table:table-cell>
          <table:table-cell office:value-type="float" office:value="370" calcext:value-type="float">
            <text:p>370</text:p>
          </table:table-cell>
          <table:table-cell office:value-type="float" office:value="-23.23614" calcext:value-type="float">
            <text:p>-23.23614</text:p>
          </table:table-cell>
          <table:table-cell office:value-type="float" office:value="0" calcext:value-type="float">
            <text:p>0</text:p>
          </table:table-cell>
          <table:table-cell office:value-type="float" office:value="340.4459" calcext:value-type="float">
            <text:p>340.4459</text:p>
          </table:table-cell>
          <table:table-cell office:value-type="float" office:value="1129.255" calcext:value-type="float">
            <text:p>1129.255</text:p>
          </table:table-cell>
          <table:table-cell office:value-type="float" office:value="1370.507" calcext:value-type="float">
            <text:p>1370.507</text:p>
          </table:table-cell>
          <table:table-cell office:value-type="float" office:value="1225.946" calcext:value-type="float">
            <text:p>1225.946</text:p>
          </table:table-cell>
          <table:table-cell office:value-type="float" office:value="715.122" calcext:value-type="float">
            <text:p>715.122</text:p>
          </table:table-cell>
          <table:table-cell office:value-type="float" office:value="1093.478" calcext:value-type="float">
            <text:p>1093.478</text:p>
          </table:table-cell>
          <table:table-cell office:value-type="float" office:value="406.4904" calcext:value-type="float">
            <text:p>406.4904</text:p>
          </table:table-cell>
          <table:table-cell office:value-type="float" office:value="1822.256" calcext:value-type="float">
            <text:p>1822.256</text:p>
          </table:table-cell>
          <table:table-cell office:value-type="float" office:value="2061.89" calcext:value-type="float">
            <text:p>2061.89</text:p>
          </table:table-cell>
          <table:table-cell office:value-type="float" office:value="1652.704" calcext:value-type="float">
            <text:p>1652.704</text:p>
          </table:table-cell>
          <table:table-cell office:value-type="float" office:value="581.0156" calcext:value-type="float">
            <text:p>581.0156</text:p>
          </table:table-cell>
          <table:table-cell office:value-type="float" office:value="570.8877" calcext:value-type="float">
            <text:p>570.8877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05814373" calcext:value-type="float">
            <text:p>-5.81437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95048" calcext:value-type="float">
            <text:p>-11.95048</text:p>
          </table:table-cell>
          <table:table-cell office:value-type="float" office:value="0" calcext:value-type="float">
            <text:p>0</text:p>
          </table:table-cell>
          <table:table-cell office:value-type="float" office:value="6.839339" calcext:value-type="float">
            <text:p>6.839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6" calcext:value-type="float">
            <text:p>9042006</text:p>
          </table:table-cell>
          <table:table-cell office:value-type="float" office:value="100.8148" calcext:value-type="float">
            <text:p>100.8148</text:p>
          </table:table-cell>
          <table:table-cell office:value-type="float" office:value="13046.93" calcext:value-type="float">
            <text:p>1304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3034" calcext:value-type="float">
            <text:p>-15.43034</text:p>
          </table:table-cell>
          <table:table-cell office:value-type="float" office:value="30.89922" calcext:value-type="float">
            <text:p>30.89922</text:p>
          </table:table-cell>
          <table:table-cell office:value-type="float" office:value="0" calcext:value-type="float">
            <text:p>0</text:p>
          </table:table-cell>
          <table:table-cell office:value-type="float" office:value="58.56645" calcext:value-type="float">
            <text:p>58.56645</text:p>
          </table:table-cell>
          <table:table-cell office:value-type="float" office:value="0.06395269" calcext:value-type="float">
            <text:p>0.06395269</text:p>
          </table:table-cell>
          <table:table-cell office:value-type="float" office:value="0.02199605" calcext:value-type="float">
            <text:p>0.02199605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622628" calcext:value-type="float">
            <text:p>0.007622628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48806" calcext:value-type="float">
            <text:p>0.1848806</text:p>
          </table:table-cell>
          <table:table-cell office:value-type="float" office:value="370" calcext:value-type="float">
            <text:p>370</text:p>
          </table:table-cell>
          <table:table-cell office:value-type="float" office:value="-23.55588" calcext:value-type="float">
            <text:p>-23.55588</text:p>
          </table:table-cell>
          <table:table-cell office:value-type="float" office:value="0" calcext:value-type="float">
            <text:p>0</text:p>
          </table:table-cell>
          <table:table-cell office:value-type="float" office:value="340.4284" calcext:value-type="float">
            <text:p>340.4284</text:p>
          </table:table-cell>
          <table:table-cell office:value-type="float" office:value="1129.149" calcext:value-type="float">
            <text:p>1129.149</text:p>
          </table:table-cell>
          <table:table-cell office:value-type="float" office:value="1370.405" calcext:value-type="float">
            <text:p>1370.405</text:p>
          </table:table-cell>
          <table:table-cell office:value-type="float" office:value="1225.9" calcext:value-type="float">
            <text:p>1225.9</text:p>
          </table:table-cell>
          <table:table-cell office:value-type="float" office:value="715.0989" calcext:value-type="float">
            <text:p>715.0989</text:p>
          </table:table-cell>
          <table:table-cell office:value-type="float" office:value="1093.454" calcext:value-type="float">
            <text:p>1093.454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1822.236" calcext:value-type="float">
            <text:p>1822.236</text:p>
          </table:table-cell>
          <table:table-cell office:value-type="float" office:value="2061.873" calcext:value-type="float">
            <text:p>2061.873</text:p>
          </table:table-cell>
          <table:table-cell office:value-type="float" office:value="1652.702" calcext:value-type="float">
            <text:p>1652.702</text:p>
          </table:table-cell>
          <table:table-cell office:value-type="float" office:value="581.0147" calcext:value-type="float">
            <text:p>581.0147</text:p>
          </table:table-cell>
          <table:table-cell office:value-type="float" office:value="570.886" calcext:value-type="float">
            <text:p>570.886</text:p>
          </table:table-cell>
          <table:table-cell office:value-type="float" office:value="142.4692" calcext:value-type="float">
            <text:p>142.4692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06194894" calcext:value-type="float">
            <text:p>-6.1948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28938" calcext:value-type="float">
            <text:p>-12.28938</text:p>
          </table:table-cell>
          <table:table-cell office:value-type="float" office:value="0" calcext:value-type="float">
            <text:p>0</text:p>
          </table:table-cell>
          <table:table-cell office:value-type="float" office:value="6.858533" calcext:value-type="float">
            <text:p>6.858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6" calcext:value-type="float">
            <text:p>10042006</text:p>
          </table:table-cell>
          <table:table-cell office:value-type="float" office:value="100.5093" calcext:value-type="float">
            <text:p>100.5093</text:p>
          </table:table-cell>
          <table:table-cell office:value-type="float" office:value="13046.67" calcext:value-type="float">
            <text:p>1304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1144" calcext:value-type="float">
            <text:p>-15.91144</text:p>
          </table:table-cell>
          <table:table-cell office:value-type="float" office:value="31.44473" calcext:value-type="float">
            <text:p>31.44473</text:p>
          </table:table-cell>
          <table:table-cell office:value-type="float" office:value="0" calcext:value-type="float">
            <text:p>0</text:p>
          </table:table-cell>
          <table:table-cell office:value-type="float" office:value="58.25282" calcext:value-type="float">
            <text:p>58.25282</text:p>
          </table:table-cell>
          <table:table-cell office:value-type="float" office:value="0.0627721" calcext:value-type="float">
            <text:p>0.0627721</text:p>
          </table:table-cell>
          <table:table-cell office:value-type="float" office:value="0.02209319" calcext:value-type="float">
            <text:p>0.0220931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75896" calcext:value-type="float">
            <text:p>0.0077589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48462" calcext:value-type="float">
            <text:p>0.1848462</text:p>
          </table:table-cell>
          <table:table-cell office:value-type="float" office:value="370" calcext:value-type="float">
            <text:p>370</text:p>
          </table:table-cell>
          <table:table-cell office:value-type="float" office:value="-24.03698" calcext:value-type="float">
            <text:p>-24.03698</text:p>
          </table:table-cell>
          <table:table-cell office:value-type="float" office:value="0" calcext:value-type="float">
            <text:p>0</text:p>
          </table:table-cell>
          <table:table-cell office:value-type="float" office:value="340.4022" calcext:value-type="float">
            <text:p>340.4022</text:p>
          </table:table-cell>
          <table:table-cell office:value-type="float" office:value="1128.962" calcext:value-type="float">
            <text:p>1128.962</text:p>
          </table:table-cell>
          <table:table-cell office:value-type="float" office:value="1370.239" calcext:value-type="float">
            <text:p>1370.239</text:p>
          </table:table-cell>
          <table:table-cell office:value-type="float" office:value="1225.831" calcext:value-type="float">
            <text:p>1225.831</text:p>
          </table:table-cell>
          <table:table-cell office:value-type="float" office:value="715.0643" calcext:value-type="float">
            <text:p>715.0643</text:p>
          </table:table-cell>
          <table:table-cell office:value-type="float" office:value="1093.422" calcext:value-type="float">
            <text:p>1093.422</text:p>
          </table:table-cell>
          <table:table-cell office:value-type="float" office:value="406.4748" calcext:value-type="float">
            <text:p>406.4748</text:p>
          </table:table-cell>
          <table:table-cell office:value-type="float" office:value="1822.215" calcext:value-type="float">
            <text:p>1822.215</text:p>
          </table:table-cell>
          <table:table-cell office:value-type="float" office:value="2061.856" calcext:value-type="float">
            <text:p>2061.856</text:p>
          </table:table-cell>
          <table:table-cell office:value-type="float" office:value="1652.7" calcext:value-type="float">
            <text:p>1652.7</text:p>
          </table:table-cell>
          <table:table-cell office:value-type="float" office:value="581.0139" calcext:value-type="float">
            <text:p>581.0139</text:p>
          </table:table-cell>
          <table:table-cell office:value-type="float" office:value="570.8843" calcext:value-type="float">
            <text:p>570.8843</text:p>
          </table:table-cell>
          <table:table-cell office:value-type="float" office:value="142.4691" calcext:value-type="float">
            <text:p>142.4691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07747444" calcext:value-type="float">
            <text:p>-7.74744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2111" calcext:value-type="float">
            <text:p>-12.82111</text:p>
          </table:table-cell>
          <table:table-cell office:value-type="float" office:value="0" calcext:value-type="float">
            <text:p>0</text:p>
          </table:table-cell>
          <table:table-cell office:value-type="float" office:value="6.909231" calcext:value-type="float">
            <text:p>6.90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6" calcext:value-type="float">
            <text:p>11042006</text:p>
          </table:table-cell>
          <table:table-cell office:value-type="float" office:value="100.213" calcext:value-type="float">
            <text:p>100.213</text:p>
          </table:table-cell>
          <table:table-cell office:value-type="float" office:value="13046.36" calcext:value-type="float">
            <text:p>1304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5345" calcext:value-type="float">
            <text:p>-16.45345</text:p>
          </table:table-cell>
          <table:table-cell office:value-type="float" office:value="31.21071" calcext:value-type="float">
            <text:p>31.21071</text:p>
          </table:table-cell>
          <table:table-cell office:value-type="float" office:value="0" calcext:value-type="float">
            <text:p>0</text:p>
          </table:table-cell>
          <table:table-cell office:value-type="float" office:value="58.05351" calcext:value-type="float">
            <text:p>58.05351</text:p>
          </table:table-cell>
          <table:table-cell office:value-type="float" office:value="0.06162277" calcext:value-type="float">
            <text:p>0.06162277</text:p>
          </table:table-cell>
          <table:table-cell office:value-type="float" office:value="0.02217987" calcext:value-type="float">
            <text:p>0.0221798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895505" calcext:value-type="float">
            <text:p>0.00789550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49317" calcext:value-type="float">
            <text:p>0.1849317</text:p>
          </table:table-cell>
          <table:table-cell office:value-type="float" office:value="370" calcext:value-type="float">
            <text:p>370</text:p>
          </table:table-cell>
          <table:table-cell office:value-type="float" office:value="-24.57914" calcext:value-type="float">
            <text:p>-24.57914</text:p>
          </table:table-cell>
          <table:table-cell office:value-type="float" office:value="0" calcext:value-type="float">
            <text:p>0</text:p>
          </table:table-cell>
          <table:table-cell office:value-type="float" office:value="340.3998" calcext:value-type="float">
            <text:p>340.3998</text:p>
          </table:table-cell>
          <table:table-cell office:value-type="float" office:value="1128.769" calcext:value-type="float">
            <text:p>1128.769</text:p>
          </table:table-cell>
          <table:table-cell office:value-type="float" office:value="1370.048" calcext:value-type="float">
            <text:p>1370.048</text:p>
          </table:table-cell>
          <table:table-cell office:value-type="float" office:value="1225.754" calcext:value-type="float">
            <text:p>1225.754</text:p>
          </table:table-cell>
          <table:table-cell office:value-type="float" office:value="715.0165" calcext:value-type="float">
            <text:p>715.0165</text:p>
          </table:table-cell>
          <table:table-cell office:value-type="float" office:value="1093.381" calcext:value-type="float">
            <text:p>1093.381</text:p>
          </table:table-cell>
          <table:table-cell office:value-type="float" office:value="406.4654" calcext:value-type="float">
            <text:p>406.4654</text:p>
          </table:table-cell>
          <table:table-cell office:value-type="float" office:value="1822.194" calcext:value-type="float">
            <text:p>1822.194</text:p>
          </table:table-cell>
          <table:table-cell office:value-type="float" office:value="2061.839" calcext:value-type="float">
            <text:p>2061.839</text:p>
          </table:table-cell>
          <table:table-cell office:value-type="float" office:value="1652.697" calcext:value-type="float">
            <text:p>1652.697</text:p>
          </table:table-cell>
          <table:table-cell office:value-type="float" office:value="581.013" calcext:value-type="float">
            <text:p>581.013</text:p>
          </table:table-cell>
          <table:table-cell office:value-type="float" office:value="570.8826" calcext:value-type="float">
            <text:p>570.8826</text:p>
          </table:table-cell>
          <table:table-cell office:value-type="float" office:value="142.469" calcext:value-type="float">
            <text:p>142.469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09274247" calcext:value-type="float">
            <text:p>-9.27424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39248" calcext:value-type="float">
            <text:p>-13.39248</text:p>
          </table:table-cell>
          <table:table-cell office:value-type="float" office:value="0" calcext:value-type="float">
            <text:p>0</text:p>
          </table:table-cell>
          <table:table-cell office:value-type="float" office:value="6.93853" calcext:value-type="float">
            <text:p>6.93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6" calcext:value-type="float">
            <text:p>12042006</text:p>
          </table:table-cell>
          <table:table-cell office:value-type="float" office:value="99.90017" calcext:value-type="float">
            <text:p>99.90017</text:p>
          </table:table-cell>
          <table:table-cell office:value-type="float" office:value="13046.02" calcext:value-type="float">
            <text:p>1304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414" calcext:value-type="float">
            <text:p>-17.0414</text:p>
          </table:table-cell>
          <table:table-cell office:value-type="float" office:value="31.62587" calcext:value-type="float">
            <text:p>31.62587</text:p>
          </table:table-cell>
          <table:table-cell office:value-type="float" office:value="0" calcext:value-type="float">
            <text:p>0</text:p>
          </table:table-cell>
          <table:table-cell office:value-type="float" office:value="57.85931" calcext:value-type="float">
            <text:p>57.85931</text:p>
          </table:table-cell>
          <table:table-cell office:value-type="float" office:value="0.06050794" calcext:value-type="float">
            <text:p>0.06050794</text:p>
          </table:table-cell>
          <table:table-cell office:value-type="float" office:value="0.02227669" calcext:value-type="float">
            <text:p>0.0222766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975888" calcext:value-type="float">
            <text:p>0.007975888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52195" calcext:value-type="float">
            <text:p>0.1852195</text:p>
          </table:table-cell>
          <table:table-cell office:value-type="float" office:value="370" calcext:value-type="float">
            <text:p>370</text:p>
          </table:table-cell>
          <table:table-cell office:value-type="float" office:value="-25.16736" calcext:value-type="float">
            <text:p>-25.16736</text:p>
          </table:table-cell>
          <table:table-cell office:value-type="float" office:value="0" calcext:value-type="float">
            <text:p>0</text:p>
          </table:table-cell>
          <table:table-cell office:value-type="float" office:value="340.4025" calcext:value-type="float">
            <text:p>340.4025</text:p>
          </table:table-cell>
          <table:table-cell office:value-type="float" office:value="1128.558" calcext:value-type="float">
            <text:p>1128.558</text:p>
          </table:table-cell>
          <table:table-cell office:value-type="float" office:value="1369.841" calcext:value-type="float">
            <text:p>1369.841</text:p>
          </table:table-cell>
          <table:table-cell office:value-type="float" office:value="1225.671" calcext:value-type="float">
            <text:p>1225.671</text:p>
          </table:table-cell>
          <table:table-cell office:value-type="float" office:value="714.962" calcext:value-type="float">
            <text:p>714.962</text:p>
          </table:table-cell>
          <table:table-cell office:value-type="float" office:value="1093.338" calcext:value-type="float">
            <text:p>1093.338</text:p>
          </table:table-cell>
          <table:table-cell office:value-type="float" office:value="406.4549" calcext:value-type="float">
            <text:p>406.4549</text:p>
          </table:table-cell>
          <table:table-cell office:value-type="float" office:value="1822.171" calcext:value-type="float">
            <text:p>1822.171</text:p>
          </table:table-cell>
          <table:table-cell office:value-type="float" office:value="2061.822" calcext:value-type="float">
            <text:p>2061.822</text:p>
          </table:table-cell>
          <table:table-cell office:value-type="float" office:value="1652.694" calcext:value-type="float">
            <text:p>1652.694</text:p>
          </table:table-cell>
          <table:table-cell office:value-type="float" office:value="581.0121" calcext:value-type="float">
            <text:p>581.0121</text:p>
          </table:table-cell>
          <table:table-cell office:value-type="float" office:value="570.8809" calcext:value-type="float">
            <text:p>570.8809</text:p>
          </table:table-cell>
          <table:table-cell office:value-type="float" office:value="142.469" calcext:value-type="float">
            <text:p>142.469</text:p>
          </table:table-cell>
          <table:table-cell office:value-type="float" office:value="35.58706" calcext:value-type="float">
            <text:p>35.58706</text:p>
          </table:table-cell>
          <table:table-cell office:value-type="float" office:value="0" calcext:value-type="float">
            <text:p>0</text:p>
          </table:table-cell>
          <table:table-cell office:value-type="float" office:value="-0.0001141174" calcext:value-type="float">
            <text:p>-0.0001141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00959" calcext:value-type="float">
            <text:p>-14.00959</text:p>
          </table:table-cell>
          <table:table-cell office:value-type="float" office:value="0" calcext:value-type="float">
            <text:p>0</text:p>
          </table:table-cell>
          <table:table-cell office:value-type="float" office:value="6.967419" calcext:value-type="float">
            <text:p>6.96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6" calcext:value-type="float">
            <text:p>13042006</text:p>
          </table:table-cell>
          <table:table-cell office:value-type="float" office:value="99.53986" calcext:value-type="float">
            <text:p>99.53986</text:p>
          </table:table-cell>
          <table:table-cell office:value-type="float" office:value="13045.61" calcext:value-type="float">
            <text:p>1304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2161" calcext:value-type="float">
            <text:p>-17.72161</text:p>
          </table:table-cell>
          <table:table-cell office:value-type="float" office:value="36.34114" calcext:value-type="float">
            <text:p>36.34114</text:p>
          </table:table-cell>
          <table:table-cell office:value-type="float" office:value="0" calcext:value-type="float">
            <text:p>0</text:p>
          </table:table-cell>
          <table:table-cell office:value-type="float" office:value="57.623" calcext:value-type="float">
            <text:p>57.623</text:p>
          </table:table-cell>
          <table:table-cell office:value-type="float" office:value="0.05923343" calcext:value-type="float">
            <text:p>0.05923343</text:p>
          </table:table-cell>
          <table:table-cell office:value-type="float" office:value="0.02236448" calcext:value-type="float">
            <text:p>0.02236448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07979027" calcext:value-type="float">
            <text:p>0.00797902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1860764" calcext:value-type="float">
            <text:p>0.1860764</text:p>
          </table:table-cell>
          <table:table-cell office:value-type="float" office:value="370" calcext:value-type="float">
            <text:p>370</text:p>
          </table:table-cell>
          <table:table-cell office:value-type="float" office:value="-25.84834" calcext:value-type="float">
            <text:p>-25.84834</text:p>
          </table:table-cell>
          <table:table-cell office:value-type="float" office:value="0" calcext:value-type="float">
            <text:p>0</text:p>
          </table:table-cell>
          <table:table-cell office:value-type="float" office:value="340.412" calcext:value-type="float">
            <text:p>340.412</text:p>
          </table:table-cell>
          <table:table-cell office:value-type="float" office:value="1128.307" calcext:value-type="float">
            <text:p>1128.307</text:p>
          </table:table-cell>
          <table:table-cell office:value-type="float" office:value="1369.591" calcext:value-type="float">
            <text:p>1369.591</text:p>
          </table:table-cell>
          <table:table-cell office:value-type="float" office:value="1225.576" calcext:value-type="float">
            <text:p>1225.576</text:p>
          </table:table-cell>
          <table:table-cell office:value-type="float" office:value="714.9014" calcext:value-type="float">
            <text:p>714.9014</text:p>
          </table:table-cell>
          <table:table-cell office:value-type="float" office:value="1093.287" calcext:value-type="float">
            <text:p>1093.287</text:p>
          </table:table-cell>
          <table:table-cell office:value-type="float" office:value="406.442" calcext:value-type="float">
            <text:p>406.442</text:p>
          </table:table-cell>
          <table:table-cell office:value-type="float" office:value="1822.147" calcext:value-type="float">
            <text:p>1822.147</text:p>
          </table:table-cell>
          <table:table-cell office:value-type="float" office:value="2061.803" calcext:value-type="float">
            <text:p>2061.803</text:p>
          </table:table-cell>
          <table:table-cell office:value-type="float" office:value="1652.681" calcext:value-type="float">
            <text:p>1652.681</text:p>
          </table:table-cell>
          <table:table-cell office:value-type="float" office:value="581.0112" calcext:value-type="float">
            <text:p>581.0112</text:p>
          </table:table-cell>
          <table:table-cell office:value-type="float" office:value="570.8792" calcext:value-type="float">
            <text:p>570.8792</text:p>
          </table:table-cell>
          <table:table-cell office:value-type="float" office:value="142.4691" calcext:value-type="float">
            <text:p>142.4691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0" calcext:value-type="float">
            <text:p>0</text:p>
          </table:table-cell>
          <table:table-cell office:value-type="float" office:value="-0.0001482853" calcext:value-type="float">
            <text:p>-0.00014828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73108" calcext:value-type="float">
            <text:p>-14.73108</text:p>
          </table:table-cell>
          <table:table-cell office:value-type="float" office:value="0" calcext:value-type="float">
            <text:p>0</text:p>
          </table:table-cell>
          <table:table-cell office:value-type="float" office:value="7.007888" calcext:value-type="float">
            <text:p>7.00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6" calcext:value-type="float">
            <text:p>14042006</text:p>
          </table:table-cell>
          <table:table-cell office:value-type="float" office:value="99.15303" calcext:value-type="float">
            <text:p>99.15303</text:p>
          </table:table-cell>
          <table:table-cell office:value-type="float" office:value="13045.13" calcext:value-type="float">
            <text:p>1304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4429" calcext:value-type="float">
            <text:p>-18.54429</text:p>
          </table:table-cell>
          <table:table-cell office:value-type="float" office:value="42.75137" calcext:value-type="float">
            <text:p>42.75137</text:p>
          </table:table-cell>
          <table:table-cell office:value-type="float" office:value="0" calcext:value-type="float">
            <text:p>0</text:p>
          </table:table-cell>
          <table:table-cell office:value-type="float" office:value="57.37512" calcext:value-type="float">
            <text:p>57.37512</text:p>
          </table:table-cell>
          <table:table-cell office:value-type="float" office:value="0.05798608" calcext:value-type="float">
            <text:p>0.05798608</text:p>
          </table:table-cell>
          <table:table-cell office:value-type="float" office:value="0.02251839" calcext:value-type="float">
            <text:p>0.0225183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1862783" calcext:value-type="float">
            <text:p>0.0186278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2489594" calcext:value-type="float">
            <text:p>0.2489594</text:p>
          </table:table-cell>
          <table:table-cell office:value-type="float" office:value="370" calcext:value-type="float">
            <text:p>370</text:p>
          </table:table-cell>
          <table:table-cell office:value-type="float" office:value="-26.74439" calcext:value-type="float">
            <text:p>-26.74439</text:p>
          </table:table-cell>
          <table:table-cell office:value-type="float" office:value="0" calcext:value-type="float">
            <text:p>0</text:p>
          </table:table-cell>
          <table:table-cell office:value-type="float" office:value="340.4334" calcext:value-type="float">
            <text:p>340.4334</text:p>
          </table:table-cell>
          <table:table-cell office:value-type="float" office:value="1128.033" calcext:value-type="float">
            <text:p>1128.033</text:p>
          </table:table-cell>
          <table:table-cell office:value-type="float" office:value="1369.31" calcext:value-type="float">
            <text:p>1369.31</text:p>
          </table:table-cell>
          <table:table-cell office:value-type="float" office:value="1225.46" calcext:value-type="float">
            <text:p>1225.46</text:p>
          </table:table-cell>
          <table:table-cell office:value-type="float" office:value="714.8307" calcext:value-type="float">
            <text:p>714.8307</text:p>
          </table:table-cell>
          <table:table-cell office:value-type="float" office:value="1093.229" calcext:value-type="float">
            <text:p>1093.229</text:p>
          </table:table-cell>
          <table:table-cell office:value-type="float" office:value="406.4268" calcext:value-type="float">
            <text:p>406.4268</text:p>
          </table:table-cell>
          <table:table-cell office:value-type="float" office:value="1822.11" calcext:value-type="float">
            <text:p>1822.11</text:p>
          </table:table-cell>
          <table:table-cell office:value-type="float" office:value="2061.784" calcext:value-type="float">
            <text:p>2061.784</text:p>
          </table:table-cell>
          <table:table-cell office:value-type="float" office:value="1652.666" calcext:value-type="float">
            <text:p>1652.666</text:p>
          </table:table-cell>
          <table:table-cell office:value-type="float" office:value="581.0101" calcext:value-type="float">
            <text:p>581.0101</text:p>
          </table:table-cell>
          <table:table-cell office:value-type="float" office:value="570.8773" calcext:value-type="float">
            <text:p>570.8773</text:p>
          </table:table-cell>
          <table:table-cell office:value-type="float" office:value="142.4691" calcext:value-type="float">
            <text:p>142.4691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0" calcext:value-type="float">
            <text:p>0</text:p>
          </table:table-cell>
          <table:table-cell office:value-type="float" office:value="-0.0001902758" calcext:value-type="float">
            <text:p>-0.00019027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52841" calcext:value-type="float">
            <text:p>-15.52841</text:p>
          </table:table-cell>
          <table:table-cell office:value-type="float" office:value="0" calcext:value-type="float">
            <text:p>0</text:p>
          </table:table-cell>
          <table:table-cell office:value-type="float" office:value="6.919675" calcext:value-type="float">
            <text:p>6.91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6" calcext:value-type="float">
            <text:p>15042006</text:p>
          </table:table-cell>
          <table:table-cell office:value-type="float" office:value="98.84161" calcext:value-type="float">
            <text:p>98.84161</text:p>
          </table:table-cell>
          <table:table-cell office:value-type="float" office:value="13044.72" calcext:value-type="float">
            <text:p>1304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21502" calcext:value-type="float">
            <text:p>-19.21502</text:p>
          </table:table-cell>
          <table:table-cell office:value-type="float" office:value="50.12924" calcext:value-type="float">
            <text:p>50.12924</text:p>
          </table:table-cell>
          <table:table-cell office:value-type="float" office:value="0" calcext:value-type="float">
            <text:p>0</text:p>
          </table:table-cell>
          <table:table-cell office:value-type="float" office:value="57.30568" calcext:value-type="float">
            <text:p>57.30568</text:p>
          </table:table-cell>
          <table:table-cell office:value-type="float" office:value="0.0570416" calcext:value-type="float">
            <text:p>0.0570416</text:p>
          </table:table-cell>
          <table:table-cell office:value-type="float" office:value="0.02280005" calcext:value-type="float">
            <text:p>0.02280005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134049" calcext:value-type="float">
            <text:p>0.02134049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2968304" calcext:value-type="float">
            <text:p>0.2968304</text:p>
          </table:table-cell>
          <table:table-cell office:value-type="float" office:value="370" calcext:value-type="float">
            <text:p>370</text:p>
          </table:table-cell>
          <table:table-cell office:value-type="float" office:value="-27.46543" calcext:value-type="float">
            <text:p>-27.46543</text:p>
          </table:table-cell>
          <table:table-cell office:value-type="float" office:value="0" calcext:value-type="float">
            <text:p>0</text:p>
          </table:table-cell>
          <table:table-cell office:value-type="float" office:value="340.4465" calcext:value-type="float">
            <text:p>340.4465</text:p>
          </table:table-cell>
          <table:table-cell office:value-type="float" office:value="1127.837" calcext:value-type="float">
            <text:p>1127.837</text:p>
          </table:table-cell>
          <table:table-cell office:value-type="float" office:value="1369.086" calcext:value-type="float">
            <text:p>1369.086</text:p>
          </table:table-cell>
          <table:table-cell office:value-type="float" office:value="1225.365" calcext:value-type="float">
            <text:p>1225.365</text:p>
          </table:table-cell>
          <table:table-cell office:value-type="float" office:value="714.7632" calcext:value-type="float">
            <text:p>714.7632</text:p>
          </table:table-cell>
          <table:table-cell office:value-type="float" office:value="1093.171" calcext:value-type="float">
            <text:p>1093.171</text:p>
          </table:table-cell>
          <table:table-cell office:value-type="float" office:value="406.4113" calcext:value-type="float">
            <text:p>406.4113</text:p>
          </table:table-cell>
          <table:table-cell office:value-type="float" office:value="1822.072" calcext:value-type="float">
            <text:p>1822.072</text:p>
          </table:table-cell>
          <table:table-cell office:value-type="float" office:value="2061.766" calcext:value-type="float">
            <text:p>2061.766</text:p>
          </table:table-cell>
          <table:table-cell office:value-type="float" office:value="1652.65" calcext:value-type="float">
            <text:p>1652.65</text:p>
          </table:table-cell>
          <table:table-cell office:value-type="float" office:value="581.0089" calcext:value-type="float">
            <text:p>581.0089</text:p>
          </table:table-cell>
          <table:table-cell office:value-type="float" office:value="570.8753" calcext:value-type="float">
            <text:p>570.8753</text:p>
          </table:table-cell>
          <table:table-cell office:value-type="float" office:value="142.4692" calcext:value-type="float">
            <text:p>142.4692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0" calcext:value-type="float">
            <text:p>0</text:p>
          </table:table-cell>
          <table:table-cell office:value-type="float" office:value="-0.0002107906" calcext:value-type="float">
            <text:p>-0.00021079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19625" calcext:value-type="float">
            <text:p>-16.19625</text:p>
          </table:table-cell>
          <table:table-cell office:value-type="float" office:value="0" calcext:value-type="float">
            <text:p>0</text:p>
          </table:table-cell>
          <table:table-cell office:value-type="float" office:value="6.869092" calcext:value-type="float">
            <text:p>6.869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6" calcext:value-type="float">
            <text:p>16042006</text:p>
          </table:table-cell>
          <table:table-cell office:value-type="float" office:value="98.62626" calcext:value-type="float">
            <text:p>98.62626</text:p>
          </table:table-cell>
          <table:table-cell office:value-type="float" office:value="13044.41" calcext:value-type="float">
            <text:p>13044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1085" calcext:value-type="float">
            <text:p>-19.71085</text:p>
          </table:table-cell>
          <table:table-cell office:value-type="float" office:value="52.05411" calcext:value-type="float">
            <text:p>52.05411</text:p>
          </table:table-cell>
          <table:table-cell office:value-type="float" office:value="0" calcext:value-type="float">
            <text:p>0</text:p>
          </table:table-cell>
          <table:table-cell office:value-type="float" office:value="57.26294" calcext:value-type="float">
            <text:p>57.26294</text:p>
          </table:table-cell>
          <table:table-cell office:value-type="float" office:value="0.05634135" calcext:value-type="float">
            <text:p>0.05634135</text:p>
          </table:table-cell>
          <table:table-cell office:value-type="float" office:value="0.02314426" calcext:value-type="float">
            <text:p>0.0231442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2302" calcext:value-type="float">
            <text:p>0.022302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297185" calcext:value-type="float">
            <text:p>0.3297185</text:p>
          </table:table-cell>
          <table:table-cell office:value-type="float" office:value="370" calcext:value-type="float">
            <text:p>370</text:p>
          </table:table-cell>
          <table:table-cell office:value-type="float" office:value="-27.99477" calcext:value-type="float">
            <text:p>-27.99477</text:p>
          </table:table-cell>
          <table:table-cell office:value-type="float" office:value="0" calcext:value-type="float">
            <text:p>0</text:p>
          </table:table-cell>
          <table:table-cell office:value-type="float" office:value="340.4587" calcext:value-type="float">
            <text:p>340.4587</text:p>
          </table:table-cell>
          <table:table-cell office:value-type="float" office:value="1127.716" calcext:value-type="float">
            <text:p>1127.716</text:p>
          </table:table-cell>
          <table:table-cell office:value-type="float" office:value="1368.934" calcext:value-type="float">
            <text:p>1368.934</text:p>
          </table:table-cell>
          <table:table-cell office:value-type="float" office:value="1225.295" calcext:value-type="float">
            <text:p>1225.295</text:p>
          </table:table-cell>
          <table:table-cell office:value-type="float" office:value="714.7102" calcext:value-type="float">
            <text:p>714.7102</text:p>
          </table:table-cell>
          <table:table-cell office:value-type="float" office:value="1093.122" calcext:value-type="float">
            <text:p>1093.122</text:p>
          </table:table-cell>
          <table:table-cell office:value-type="float" office:value="406.3969" calcext:value-type="float">
            <text:p>406.3969</text:p>
          </table:table-cell>
          <table:table-cell office:value-type="float" office:value="1822.033" calcext:value-type="float">
            <text:p>1822.033</text:p>
          </table:table-cell>
          <table:table-cell office:value-type="float" office:value="2061.746" calcext:value-type="float">
            <text:p>2061.746</text:p>
          </table:table-cell>
          <table:table-cell office:value-type="float" office:value="1652.635" calcext:value-type="float">
            <text:p>1652.635</text:p>
          </table:table-cell>
          <table:table-cell office:value-type="float" office:value="581.0076" calcext:value-type="float">
            <text:p>581.0076</text:p>
          </table:table-cell>
          <table:table-cell office:value-type="float" office:value="570.8734" calcext:value-type="float">
            <text:p>570.8734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0" calcext:value-type="float">
            <text:p>0</text:p>
          </table:table-cell>
          <table:table-cell office:value-type="float" office:value="-0.0002161738" calcext:value-type="float">
            <text:p>-0.00021617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67963" calcext:value-type="float">
            <text:p>-16.67963</text:p>
          </table:table-cell>
          <table:table-cell office:value-type="float" office:value="0" calcext:value-type="float">
            <text:p>0</text:p>
          </table:table-cell>
          <table:table-cell office:value-type="float" office:value="6.823758" calcext:value-type="float">
            <text:p>6.823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6" calcext:value-type="float">
            <text:p>17042006</text:p>
          </table:table-cell>
          <table:table-cell office:value-type="float" office:value="98.44271" calcext:value-type="float">
            <text:p>98.44271</text:p>
          </table:table-cell>
          <table:table-cell office:value-type="float" office:value="13044.14" calcext:value-type="float">
            <text:p>1304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14165" calcext:value-type="float">
            <text:p>-20.14165</text:p>
          </table:table-cell>
          <table:table-cell office:value-type="float" office:value="53.57413" calcext:value-type="float">
            <text:p>53.57413</text:p>
          </table:table-cell>
          <table:table-cell office:value-type="float" office:value="0" calcext:value-type="float">
            <text:p>0</text:p>
          </table:table-cell>
          <table:table-cell office:value-type="float" office:value="57.20134" calcext:value-type="float">
            <text:p>57.20134</text:p>
          </table:table-cell>
          <table:table-cell office:value-type="float" office:value="0.05565171" calcext:value-type="float">
            <text:p>0.05565171</text:p>
          </table:table-cell>
          <table:table-cell office:value-type="float" office:value="0.02345524" calcext:value-type="float">
            <text:p>0.0234552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28476" calcext:value-type="float">
            <text:p>0.022847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5244" calcext:value-type="float">
            <text:p>0.35244</text:p>
          </table:table-cell>
          <table:table-cell office:value-type="float" office:value="370" calcext:value-type="float">
            <text:p>370</text:p>
          </table:table-cell>
          <table:table-cell office:value-type="float" office:value="-28.44852" calcext:value-type="float">
            <text:p>-28.44852</text:p>
          </table:table-cell>
          <table:table-cell office:value-type="float" office:value="0" calcext:value-type="float">
            <text:p>0</text:p>
          </table:table-cell>
          <table:table-cell office:value-type="float" office:value="340.4767" calcext:value-type="float">
            <text:p>340.4767</text:p>
          </table:table-cell>
          <table:table-cell office:value-type="float" office:value="1127.602" calcext:value-type="float">
            <text:p>1127.602</text:p>
          </table:table-cell>
          <table:table-cell office:value-type="float" office:value="1368.802" calcext:value-type="float">
            <text:p>1368.802</text:p>
          </table:table-cell>
          <table:table-cell office:value-type="float" office:value="1225.234" calcext:value-type="float">
            <text:p>1225.234</text:p>
          </table:table-cell>
          <table:table-cell office:value-type="float" office:value="714.6639" calcext:value-type="float">
            <text:p>714.6639</text:p>
          </table:table-cell>
          <table:table-cell office:value-type="float" office:value="1093.082" calcext:value-type="float">
            <text:p>1093.082</text:p>
          </table:table-cell>
          <table:table-cell office:value-type="float" office:value="406.3856" calcext:value-type="float">
            <text:p>406.3856</text:p>
          </table:table-cell>
          <table:table-cell office:value-type="float" office:value="1821.996" calcext:value-type="float">
            <text:p>1821.996</text:p>
          </table:table-cell>
          <table:table-cell office:value-type="float" office:value="2061.727" calcext:value-type="float">
            <text:p>2061.727</text:p>
          </table:table-cell>
          <table:table-cell office:value-type="float" office:value="1652.62" calcext:value-type="float">
            <text:p>1652.62</text:p>
          </table:table-cell>
          <table:table-cell office:value-type="float" office:value="581.0063" calcext:value-type="float">
            <text:p>581.0063</text:p>
          </table:table-cell>
          <table:table-cell office:value-type="float" office:value="570.8713" calcext:value-type="float">
            <text:p>570.871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5" calcext:value-type="float">
            <text:p>35.58705</text:p>
          </table:table-cell>
          <table:table-cell office:value-type="float" office:value="0" calcext:value-type="float">
            <text:p>0</text:p>
          </table:table-cell>
          <table:table-cell office:value-type="float" office:value="-0.0002186169" calcext:value-type="float">
            <text:p>-0.0002186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10306" calcext:value-type="float">
            <text:p>-17.10306</text:p>
          </table:table-cell>
          <table:table-cell office:value-type="float" office:value="0" calcext:value-type="float">
            <text:p>0</text:p>
          </table:table-cell>
          <table:table-cell office:value-type="float" office:value="6.793708" calcext:value-type="float">
            <text:p>6.793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6" calcext:value-type="float">
            <text:p>18042006</text:p>
          </table:table-cell>
          <table:table-cell office:value-type="float" office:value="98.27084" calcext:value-type="float">
            <text:p>98.27084</text:p>
          </table:table-cell>
          <table:table-cell office:value-type="float" office:value="13043.87" calcext:value-type="float">
            <text:p>1304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5255" calcext:value-type="float">
            <text:p>-20.55255</text:p>
          </table:table-cell>
          <table:table-cell office:value-type="float" office:value="58.96624" calcext:value-type="float">
            <text:p>58.96624</text:p>
          </table:table-cell>
          <table:table-cell office:value-type="float" office:value="0" calcext:value-type="float">
            <text:p>0</text:p>
          </table:table-cell>
          <table:table-cell office:value-type="float" office:value="57.14443" calcext:value-type="float">
            <text:p>57.14443</text:p>
          </table:table-cell>
          <table:table-cell office:value-type="float" office:value="0.05503367" calcext:value-type="float">
            <text:p>0.05503367</text:p>
          </table:table-cell>
          <table:table-cell office:value-type="float" office:value="0.0237759" calcext:value-type="float">
            <text:p>0.023775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17613" calcext:value-type="float">
            <text:p>0.0231761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68134" calcext:value-type="float">
            <text:p>0.368134</text:p>
          </table:table-cell>
          <table:table-cell office:value-type="float" office:value="370" calcext:value-type="float">
            <text:p>370</text:p>
          </table:table-cell>
          <table:table-cell office:value-type="float" office:value="-28.87512" calcext:value-type="float">
            <text:p>-28.87512</text:p>
          </table:table-cell>
          <table:table-cell office:value-type="float" office:value="0" calcext:value-type="float">
            <text:p>0</text:p>
          </table:table-cell>
          <table:table-cell office:value-type="float" office:value="340.4944" calcext:value-type="float">
            <text:p>340.4944</text:p>
          </table:table-cell>
          <table:table-cell office:value-type="float" office:value="1127.496" calcext:value-type="float">
            <text:p>1127.496</text:p>
          </table:table-cell>
          <table:table-cell office:value-type="float" office:value="1368.679" calcext:value-type="float">
            <text:p>1368.679</text:p>
          </table:table-cell>
          <table:table-cell office:value-type="float" office:value="1225.178" calcext:value-type="float">
            <text:p>1225.178</text:p>
          </table:table-cell>
          <table:table-cell office:value-type="float" office:value="714.6169" calcext:value-type="float">
            <text:p>714.6169</text:p>
          </table:table-cell>
          <table:table-cell office:value-type="float" office:value="1093.043" calcext:value-type="float">
            <text:p>1093.043</text:p>
          </table:table-cell>
          <table:table-cell office:value-type="float" office:value="406.3755" calcext:value-type="float">
            <text:p>406.3755</text:p>
          </table:table-cell>
          <table:table-cell office:value-type="float" office:value="1821.96" calcext:value-type="float">
            <text:p>1821.96</text:p>
          </table:table-cell>
          <table:table-cell office:value-type="float" office:value="2061.708" calcext:value-type="float">
            <text:p>2061.708</text:p>
          </table:table-cell>
          <table:table-cell office:value-type="float" office:value="1652.605" calcext:value-type="float">
            <text:p>1652.605</text:p>
          </table:table-cell>
          <table:table-cell office:value-type="float" office:value="581.0051" calcext:value-type="float">
            <text:p>581.0051</text:p>
          </table:table-cell>
          <table:table-cell office:value-type="float" office:value="570.8693" calcext:value-type="float">
            <text:p>570.869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4" calcext:value-type="float">
            <text:p>35.58704</text:p>
          </table:table-cell>
          <table:table-cell office:value-type="float" office:value="0" calcext:value-type="float">
            <text:p>0</text:p>
          </table:table-cell>
          <table:table-cell office:value-type="float" office:value="-0.0002204178" calcext:value-type="float">
            <text:p>-0.00022041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038" calcext:value-type="float">
            <text:p>-17.5038</text:p>
          </table:table-cell>
          <table:table-cell office:value-type="float" office:value="0" calcext:value-type="float">
            <text:p>0</text:p>
          </table:table-cell>
          <table:table-cell office:value-type="float" office:value="6.767934" calcext:value-type="float">
            <text:p>6.767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6" calcext:value-type="float">
            <text:p>19042006</text:p>
          </table:table-cell>
          <table:table-cell office:value-type="float" office:value="98.05624" calcext:value-type="float">
            <text:p>98.05624</text:p>
          </table:table-cell>
          <table:table-cell office:value-type="float" office:value="13043.57" calcext:value-type="float">
            <text:p>1304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02903" calcext:value-type="float">
            <text:p>-21.02903</text:p>
          </table:table-cell>
          <table:table-cell office:value-type="float" office:value="58.18234" calcext:value-type="float">
            <text:p>58.18234</text:p>
          </table:table-cell>
          <table:table-cell office:value-type="float" office:value="0" calcext:value-type="float">
            <text:p>0</text:p>
          </table:table-cell>
          <table:table-cell office:value-type="float" office:value="57.05995" calcext:value-type="float">
            <text:p>57.05995</text:p>
          </table:table-cell>
          <table:table-cell office:value-type="float" office:value="0.05422286" calcext:value-type="float">
            <text:p>0.05422286</text:p>
          </table:table-cell>
          <table:table-cell office:value-type="float" office:value="0.02410102" calcext:value-type="float">
            <text:p>0.0241010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37824" calcext:value-type="float">
            <text:p>0.0233782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791227" calcext:value-type="float">
            <text:p>0.3791227</text:p>
          </table:table-cell>
          <table:table-cell office:value-type="float" office:value="370" calcext:value-type="float">
            <text:p>370</text:p>
          </table:table-cell>
          <table:table-cell office:value-type="float" office:value="-29.36247" calcext:value-type="float">
            <text:p>-29.36247</text:p>
          </table:table-cell>
          <table:table-cell office:value-type="float" office:value="0" calcext:value-type="float">
            <text:p>0</text:p>
          </table:table-cell>
          <table:table-cell office:value-type="float" office:value="340.512" calcext:value-type="float">
            <text:p>340.512</text:p>
          </table:table-cell>
          <table:table-cell office:value-type="float" office:value="1127.343" calcext:value-type="float">
            <text:p>1127.343</text:p>
          </table:table-cell>
          <table:table-cell office:value-type="float" office:value="1368.529" calcext:value-type="float">
            <text:p>1368.529</text:p>
          </table:table-cell>
          <table:table-cell office:value-type="float" office:value="1225.113" calcext:value-type="float">
            <text:p>1225.113</text:p>
          </table:table-cell>
          <table:table-cell office:value-type="float" office:value="714.5731" calcext:value-type="float">
            <text:p>714.5731</text:p>
          </table:table-cell>
          <table:table-cell office:value-type="float" office:value="1093.005" calcext:value-type="float">
            <text:p>1093.005</text:p>
          </table:table-cell>
          <table:table-cell office:value-type="float" office:value="406.3658" calcext:value-type="float">
            <text:p>406.3658</text:p>
          </table:table-cell>
          <table:table-cell office:value-type="float" office:value="1821.929" calcext:value-type="float">
            <text:p>1821.929</text:p>
          </table:table-cell>
          <table:table-cell office:value-type="float" office:value="2061.689" calcext:value-type="float">
            <text:p>2061.689</text:p>
          </table:table-cell>
          <table:table-cell office:value-type="float" office:value="1652.589" calcext:value-type="float">
            <text:p>1652.589</text:p>
          </table:table-cell>
          <table:table-cell office:value-type="float" office:value="581.0038" calcext:value-type="float">
            <text:p>581.0038</text:p>
          </table:table-cell>
          <table:table-cell office:value-type="float" office:value="570.8671" calcext:value-type="float">
            <text:p>570.8671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4" calcext:value-type="float">
            <text:p>35.58704</text:p>
          </table:table-cell>
          <table:table-cell office:value-type="float" office:value="0" calcext:value-type="float">
            <text:p>0</text:p>
          </table:table-cell>
          <table:table-cell office:value-type="float" office:value="-0.0002302846" calcext:value-type="float">
            <text:p>-0.0002302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98068" calcext:value-type="float">
            <text:p>-17.98068</text:p>
          </table:table-cell>
          <table:table-cell office:value-type="float" office:value="0" calcext:value-type="float">
            <text:p>0</text:p>
          </table:table-cell>
          <table:table-cell office:value-type="float" office:value="6.757286" calcext:value-type="float">
            <text:p>6.75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6" calcext:value-type="float">
            <text:p>20042006</text:p>
          </table:table-cell>
          <table:table-cell office:value-type="float" office:value="97.83096" calcext:value-type="float">
            <text:p>97.83096</text:p>
          </table:table-cell>
          <table:table-cell office:value-type="float" office:value="13043.25" calcext:value-type="float">
            <text:p>1304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4256" calcext:value-type="float">
            <text:p>-21.54256</text:p>
          </table:table-cell>
          <table:table-cell office:value-type="float" office:value="60.20411" calcext:value-type="float">
            <text:p>60.20411</text:p>
          </table:table-cell>
          <table:table-cell office:value-type="float" office:value="0" calcext:value-type="float">
            <text:p>0</text:p>
          </table:table-cell>
          <table:table-cell office:value-type="float" office:value="56.98199" calcext:value-type="float">
            <text:p>56.98199</text:p>
          </table:table-cell>
          <table:table-cell office:value-type="float" office:value="0.05341294" calcext:value-type="float">
            <text:p>0.05341294</text:p>
          </table:table-cell>
          <table:table-cell office:value-type="float" office:value="0.02440448" calcext:value-type="float">
            <text:p>0.02440448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50549" calcext:value-type="float">
            <text:p>0.02350549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870018" calcext:value-type="float">
            <text:p>0.3870018</text:p>
          </table:table-cell>
          <table:table-cell office:value-type="float" office:value="370" calcext:value-type="float">
            <text:p>370</text:p>
          </table:table-cell>
          <table:table-cell office:value-type="float" office:value="-29.8837" calcext:value-type="float">
            <text:p>-29.8837</text:p>
          </table:table-cell>
          <table:table-cell office:value-type="float" office:value="0" calcext:value-type="float">
            <text:p>0</text:p>
          </table:table-cell>
          <table:table-cell office:value-type="float" office:value="340.5325" calcext:value-type="float">
            <text:p>340.5325</text:p>
          </table:table-cell>
          <table:table-cell office:value-type="float" office:value="1127.182" calcext:value-type="float">
            <text:p>1127.182</text:p>
          </table:table-cell>
          <table:table-cell office:value-type="float" office:value="1368.363" calcext:value-type="float">
            <text:p>1368.363</text:p>
          </table:table-cell>
          <table:table-cell office:value-type="float" office:value="1225.047" calcext:value-type="float">
            <text:p>1225.047</text:p>
          </table:table-cell>
          <table:table-cell office:value-type="float" office:value="714.5215" calcext:value-type="float">
            <text:p>714.5215</text:p>
          </table:table-cell>
          <table:table-cell office:value-type="float" office:value="1092.962" calcext:value-type="float">
            <text:p>1092.962</text:p>
          </table:table-cell>
          <table:table-cell office:value-type="float" office:value="406.355" calcext:value-type="float">
            <text:p>406.355</text:p>
          </table:table-cell>
          <table:table-cell office:value-type="float" office:value="1821.894" calcext:value-type="float">
            <text:p>1821.894</text:p>
          </table:table-cell>
          <table:table-cell office:value-type="float" office:value="2061.67" calcext:value-type="float">
            <text:p>2061.67</text:p>
          </table:table-cell>
          <table:table-cell office:value-type="float" office:value="1652.574" calcext:value-type="float">
            <text:p>1652.574</text:p>
          </table:table-cell>
          <table:table-cell office:value-type="float" office:value="581.0025" calcext:value-type="float">
            <text:p>581.0025</text:p>
          </table:table-cell>
          <table:table-cell office:value-type="float" office:value="570.865" calcext:value-type="float">
            <text:p>570.865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4" calcext:value-type="float">
            <text:p>35.58704</text:p>
          </table:table-cell>
          <table:table-cell office:value-type="float" office:value="0" calcext:value-type="float">
            <text:p>0</text:p>
          </table:table-cell>
          <table:table-cell office:value-type="float" office:value="-0.0002408603" calcext:value-type="float">
            <text:p>-0.00024086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48859" calcext:value-type="float">
            <text:p>-18.48859</text:p>
          </table:table-cell>
          <table:table-cell office:value-type="float" office:value="0" calcext:value-type="float">
            <text:p>0</text:p>
          </table:table-cell>
          <table:table-cell office:value-type="float" office:value="6.743851" calcext:value-type="float">
            <text:p>6.74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6" calcext:value-type="float">
            <text:p>21042006</text:p>
          </table:table-cell>
          <table:table-cell office:value-type="float" office:value="97.58616" calcext:value-type="float">
            <text:p>97.58616</text:p>
          </table:table-cell>
          <table:table-cell office:value-type="float" office:value="13042.9" calcext:value-type="float">
            <text:p>1304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9155" calcext:value-type="float">
            <text:p>-22.09155</text:p>
          </table:table-cell>
          <table:table-cell office:value-type="float" office:value="62.06773" calcext:value-type="float">
            <text:p>62.06773</text:p>
          </table:table-cell>
          <table:table-cell office:value-type="float" office:value="0" calcext:value-type="float">
            <text:p>0</text:p>
          </table:table-cell>
          <table:table-cell office:value-type="float" office:value="56.89111" calcext:value-type="float">
            <text:p>56.89111</text:p>
          </table:table-cell>
          <table:table-cell office:value-type="float" office:value="0.05261905" calcext:value-type="float">
            <text:p>0.05261905</text:p>
          </table:table-cell>
          <table:table-cell office:value-type="float" office:value="0.0246906" calcext:value-type="float">
            <text:p>0.024690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58914" calcext:value-type="float">
            <text:p>0.0235891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928262" calcext:value-type="float">
            <text:p>0.3928262</text:p>
          </table:table-cell>
          <table:table-cell office:value-type="float" office:value="370" calcext:value-type="float">
            <text:p>370</text:p>
          </table:table-cell>
          <table:table-cell office:value-type="float" office:value="-30.43831" calcext:value-type="float">
            <text:p>-30.43831</text:p>
          </table:table-cell>
          <table:table-cell office:value-type="float" office:value="0" calcext:value-type="float">
            <text:p>0</text:p>
          </table:table-cell>
          <table:table-cell office:value-type="float" office:value="340.554" calcext:value-type="float">
            <text:p>340.554</text:p>
          </table:table-cell>
          <table:table-cell office:value-type="float" office:value="1127.004" calcext:value-type="float">
            <text:p>1127.004</text:p>
          </table:table-cell>
          <table:table-cell office:value-type="float" office:value="1368.183" calcext:value-type="float">
            <text:p>1368.183</text:p>
          </table:table-cell>
          <table:table-cell office:value-type="float" office:value="1224.974" calcext:value-type="float">
            <text:p>1224.974</text:p>
          </table:table-cell>
          <table:table-cell office:value-type="float" office:value="714.468" calcext:value-type="float">
            <text:p>714.468</text:p>
          </table:table-cell>
          <table:table-cell office:value-type="float" office:value="1092.919" calcext:value-type="float">
            <text:p>1092.919</text:p>
          </table:table-cell>
          <table:table-cell office:value-type="float" office:value="406.3433" calcext:value-type="float">
            <text:p>406.3433</text:p>
          </table:table-cell>
          <table:table-cell office:value-type="float" office:value="1821.858" calcext:value-type="float">
            <text:p>1821.858</text:p>
          </table:table-cell>
          <table:table-cell office:value-type="float" office:value="2061.651" calcext:value-type="float">
            <text:p>2061.651</text:p>
          </table:table-cell>
          <table:table-cell office:value-type="float" office:value="1652.559" calcext:value-type="float">
            <text:p>1652.559</text:p>
          </table:table-cell>
          <table:table-cell office:value-type="float" office:value="581.0012" calcext:value-type="float">
            <text:p>581.0012</text:p>
          </table:table-cell>
          <table:table-cell office:value-type="float" office:value="570.8628" calcext:value-type="float">
            <text:p>570.8628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4" calcext:value-type="float">
            <text:p>35.58704</text:p>
          </table:table-cell>
          <table:table-cell office:value-type="float" office:value="0" calcext:value-type="float">
            <text:p>0</text:p>
          </table:table-cell>
          <table:table-cell office:value-type="float" office:value="-0.0002569726" calcext:value-type="float">
            <text:p>-0.00025697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03717" calcext:value-type="float">
            <text:p>-19.03717</text:p>
          </table:table-cell>
          <table:table-cell office:value-type="float" office:value="0" calcext:value-type="float">
            <text:p>0</text:p>
          </table:table-cell>
          <table:table-cell office:value-type="float" office:value="6.737586" calcext:value-type="float">
            <text:p>6.73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6" calcext:value-type="float">
            <text:p>22042006</text:p>
          </table:table-cell>
          <table:table-cell office:value-type="float" office:value="97.32899" calcext:value-type="float">
            <text:p>97.32899</text:p>
          </table:table-cell>
          <table:table-cell office:value-type="float" office:value="13042.53" calcext:value-type="float">
            <text:p>1304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7907" calcext:value-type="float">
            <text:p>-22.67907</text:p>
          </table:table-cell>
          <table:table-cell office:value-type="float" office:value="62.79161" calcext:value-type="float">
            <text:p>62.79161</text:p>
          </table:table-cell>
          <table:table-cell office:value-type="float" office:value="0" calcext:value-type="float">
            <text:p>0</text:p>
          </table:table-cell>
          <table:table-cell office:value-type="float" office:value="56.80593" calcext:value-type="float">
            <text:p>56.80593</text:p>
          </table:table-cell>
          <table:table-cell office:value-type="float" office:value="0.05181079" calcext:value-type="float">
            <text:p>0.05181079</text:p>
          </table:table-cell>
          <table:table-cell office:value-type="float" office:value="0.0250014" calcext:value-type="float">
            <text:p>0.025001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64447" calcext:value-type="float">
            <text:p>0.0236444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3972398" calcext:value-type="float">
            <text:p>0.3972398</text:p>
          </table:table-cell>
          <table:table-cell office:value-type="float" office:value="370" calcext:value-type="float">
            <text:p>370</text:p>
          </table:table-cell>
          <table:table-cell office:value-type="float" office:value="-31.02999" calcext:value-type="float">
            <text:p>-31.02999</text:p>
          </table:table-cell>
          <table:table-cell office:value-type="float" office:value="0" calcext:value-type="float">
            <text:p>0</text:p>
          </table:table-cell>
          <table:table-cell office:value-type="float" office:value="340.5783" calcext:value-type="float">
            <text:p>340.5783</text:p>
          </table:table-cell>
          <table:table-cell office:value-type="float" office:value="1126.816" calcext:value-type="float">
            <text:p>1126.816</text:p>
          </table:table-cell>
          <table:table-cell office:value-type="float" office:value="1367.986" calcext:value-type="float">
            <text:p>1367.986</text:p>
          </table:table-cell>
          <table:table-cell office:value-type="float" office:value="1224.899" calcext:value-type="float">
            <text:p>1224.899</text:p>
          </table:table-cell>
          <table:table-cell office:value-type="float" office:value="714.4092" calcext:value-type="float">
            <text:p>714.4092</text:p>
          </table:table-cell>
          <table:table-cell office:value-type="float" office:value="1092.871" calcext:value-type="float">
            <text:p>1092.871</text:p>
          </table:table-cell>
          <table:table-cell office:value-type="float" office:value="406.33" calcext:value-type="float">
            <text:p>406.33</text:p>
          </table:table-cell>
          <table:table-cell office:value-type="float" office:value="1821.822" calcext:value-type="float">
            <text:p>1821.822</text:p>
          </table:table-cell>
          <table:table-cell office:value-type="float" office:value="2061.632" calcext:value-type="float">
            <text:p>2061.632</text:p>
          </table:table-cell>
          <table:table-cell office:value-type="float" office:value="1652.544" calcext:value-type="float">
            <text:p>1652.544</text:p>
          </table:table-cell>
          <table:table-cell office:value-type="float" office:value="580.9998" calcext:value-type="float">
            <text:p>580.9998</text:p>
          </table:table-cell>
          <table:table-cell office:value-type="float" office:value="570.8605" calcext:value-type="float">
            <text:p>570.8605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4" calcext:value-type="float">
            <text:p>35.58704</text:p>
          </table:table-cell>
          <table:table-cell office:value-type="float" office:value="0" calcext:value-type="float">
            <text:p>0</text:p>
          </table:table-cell>
          <table:table-cell office:value-type="float" office:value="-0.0002745707" calcext:value-type="float">
            <text:p>-0.00027457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62152" calcext:value-type="float">
            <text:p>-19.62152</text:p>
          </table:table-cell>
          <table:table-cell office:value-type="float" office:value="0" calcext:value-type="float">
            <text:p>0</text:p>
          </table:table-cell>
          <table:table-cell office:value-type="float" office:value="6.729993" calcext:value-type="float">
            <text:p>6.72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6" calcext:value-type="float">
            <text:p>23042006</text:p>
          </table:table-cell>
          <table:table-cell office:value-type="float" office:value="97.06111" calcext:value-type="float">
            <text:p>97.06111</text:p>
          </table:table-cell>
          <table:table-cell office:value-type="float" office:value="13042.13" calcext:value-type="float">
            <text:p>13042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9589" calcext:value-type="float">
            <text:p>-23.29589</text:p>
          </table:table-cell>
          <table:table-cell office:value-type="float" office:value="66.17081" calcext:value-type="float">
            <text:p>66.17081</text:p>
          </table:table-cell>
          <table:table-cell office:value-type="float" office:value="0" calcext:value-type="float">
            <text:p>0</text:p>
          </table:table-cell>
          <table:table-cell office:value-type="float" office:value="56.72609" calcext:value-type="float">
            <text:p>56.72609</text:p>
          </table:table-cell>
          <table:table-cell office:value-type="float" office:value="0.05092781" calcext:value-type="float">
            <text:p>0.05092781</text:p>
          </table:table-cell>
          <table:table-cell office:value-type="float" office:value="0.02529257" calcext:value-type="float">
            <text:p>0.0252925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68113" calcext:value-type="float">
            <text:p>0.0236811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06232" calcext:value-type="float">
            <text:p>0.4006232</text:p>
          </table:table-cell>
          <table:table-cell office:value-type="float" office:value="370" calcext:value-type="float">
            <text:p>370</text:p>
          </table:table-cell>
          <table:table-cell office:value-type="float" office:value="-31.64994" calcext:value-type="float">
            <text:p>-31.64994</text:p>
          </table:table-cell>
          <table:table-cell office:value-type="float" office:value="0" calcext:value-type="float">
            <text:p>0</text:p>
          </table:table-cell>
          <table:table-cell office:value-type="float" office:value="340.6052" calcext:value-type="float">
            <text:p>340.6052</text:p>
          </table:table-cell>
          <table:table-cell office:value-type="float" office:value="1126.622" calcext:value-type="float">
            <text:p>1126.622</text:p>
          </table:table-cell>
          <table:table-cell office:value-type="float" office:value="1367.778" calcext:value-type="float">
            <text:p>1367.778</text:p>
          </table:table-cell>
          <table:table-cell office:value-type="float" office:value="1224.817" calcext:value-type="float">
            <text:p>1224.817</text:p>
          </table:table-cell>
          <table:table-cell office:value-type="float" office:value="714.3491" calcext:value-type="float">
            <text:p>714.3491</text:p>
          </table:table-cell>
          <table:table-cell office:value-type="float" office:value="1092.82" calcext:value-type="float">
            <text:p>1092.82</text:p>
          </table:table-cell>
          <table:table-cell office:value-type="float" office:value="406.3159" calcext:value-type="float">
            <text:p>406.3159</text:p>
          </table:table-cell>
          <table:table-cell office:value-type="float" office:value="1821.784" calcext:value-type="float">
            <text:p>1821.784</text:p>
          </table:table-cell>
          <table:table-cell office:value-type="float" office:value="2061.612" calcext:value-type="float">
            <text:p>2061.612</text:p>
          </table:table-cell>
          <table:table-cell office:value-type="float" office:value="1652.528" calcext:value-type="float">
            <text:p>1652.528</text:p>
          </table:table-cell>
          <table:table-cell office:value-type="float" office:value="580.9984" calcext:value-type="float">
            <text:p>580.9984</text:p>
          </table:table-cell>
          <table:table-cell office:value-type="float" office:value="570.8582" calcext:value-type="float">
            <text:p>570.8582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3" calcext:value-type="float">
            <text:p>35.58703</text:p>
          </table:table-cell>
          <table:table-cell office:value-type="float" office:value="0" calcext:value-type="float">
            <text:p>0</text:p>
          </table:table-cell>
          <table:table-cell office:value-type="float" office:value="-0.0002929534" calcext:value-type="float">
            <text:p>-0.00029295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23621" calcext:value-type="float">
            <text:p>-20.23621</text:p>
          </table:table-cell>
          <table:table-cell office:value-type="float" office:value="0" calcext:value-type="float">
            <text:p>0</text:p>
          </table:table-cell>
          <table:table-cell office:value-type="float" office:value="6.724577" calcext:value-type="float">
            <text:p>6.724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6" calcext:value-type="float">
            <text:p>24042006</text:p>
          </table:table-cell>
          <table:table-cell office:value-type="float" office:value="96.8336" calcext:value-type="float">
            <text:p>96.8336</text:p>
          </table:table-cell>
          <table:table-cell office:value-type="float" office:value="13041.8" calcext:value-type="float">
            <text:p>1304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81081" calcext:value-type="float">
            <text:p>-23.81081</text:p>
          </table:table-cell>
          <table:table-cell office:value-type="float" office:value="67.70834" calcext:value-type="float">
            <text:p>67.70834</text:p>
          </table:table-cell>
          <table:table-cell office:value-type="float" office:value="0" calcext:value-type="float">
            <text:p>0</text:p>
          </table:table-cell>
          <table:table-cell office:value-type="float" office:value="56.6799" calcext:value-type="float">
            <text:p>56.6799</text:p>
          </table:table-cell>
          <table:table-cell office:value-type="float" office:value="0.05024219" calcext:value-type="float">
            <text:p>0.05024219</text:p>
          </table:table-cell>
          <table:table-cell office:value-type="float" office:value="0.02558628" calcext:value-type="float">
            <text:p>0.02558628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0149" calcext:value-type="float">
            <text:p>0.02370149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30215" calcext:value-type="float">
            <text:p>0.4030215</text:p>
          </table:table-cell>
          <table:table-cell office:value-type="float" office:value="370" calcext:value-type="float">
            <text:p>370</text:p>
          </table:table-cell>
          <table:table-cell office:value-type="float" office:value="-32.16698" calcext:value-type="float">
            <text:p>-32.16698</text:p>
          </table:table-cell>
          <table:table-cell office:value-type="float" office:value="0" calcext:value-type="float">
            <text:p>0</text:p>
          </table:table-cell>
          <table:table-cell office:value-type="float" office:value="340.6218" calcext:value-type="float">
            <text:p>340.6218</text:p>
          </table:table-cell>
          <table:table-cell office:value-type="float" office:value="1126.482" calcext:value-type="float">
            <text:p>1126.482</text:p>
          </table:table-cell>
          <table:table-cell office:value-type="float" office:value="1367.61" calcext:value-type="float">
            <text:p>1367.61</text:p>
          </table:table-cell>
          <table:table-cell office:value-type="float" office:value="1224.742" calcext:value-type="float">
            <text:p>1224.742</text:p>
          </table:table-cell>
          <table:table-cell office:value-type="float" office:value="714.2936" calcext:value-type="float">
            <text:p>714.2936</text:p>
          </table:table-cell>
          <table:table-cell office:value-type="float" office:value="1092.769" calcext:value-type="float">
            <text:p>1092.769</text:p>
          </table:table-cell>
          <table:table-cell office:value-type="float" office:value="406.3015" calcext:value-type="float">
            <text:p>406.3015</text:p>
          </table:table-cell>
          <table:table-cell office:value-type="float" office:value="1821.746" calcext:value-type="float">
            <text:p>1821.746</text:p>
          </table:table-cell>
          <table:table-cell office:value-type="float" office:value="2061.592" calcext:value-type="float">
            <text:p>2061.592</text:p>
          </table:table-cell>
          <table:table-cell office:value-type="float" office:value="1652.513" calcext:value-type="float">
            <text:p>1652.513</text:p>
          </table:table-cell>
          <table:table-cell office:value-type="float" office:value="580.9969" calcext:value-type="float">
            <text:p>580.9969</text:p>
          </table:table-cell>
          <table:table-cell office:value-type="float" office:value="570.8559" calcext:value-type="float">
            <text:p>570.8559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3" calcext:value-type="float">
            <text:p>35.58703</text:p>
          </table:table-cell>
          <table:table-cell office:value-type="float" office:value="0" calcext:value-type="float">
            <text:p>0</text:p>
          </table:table-cell>
          <table:table-cell office:value-type="float" office:value="-0.0003002937" calcext:value-type="float">
            <text:p>-0.00030029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76285" calcext:value-type="float">
            <text:p>-20.76285</text:p>
          </table:table-cell>
          <table:table-cell office:value-type="float" office:value="0" calcext:value-type="float">
            <text:p>0</text:p>
          </table:table-cell>
          <table:table-cell office:value-type="float" office:value="6.733917" calcext:value-type="float">
            <text:p>6.73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6" calcext:value-type="float">
            <text:p>25042006</text:p>
          </table:table-cell>
          <table:table-cell office:value-type="float" office:value="96.7108" calcext:value-type="float">
            <text:p>96.7108</text:p>
          </table:table-cell>
          <table:table-cell office:value-type="float" office:value="13041.6" calcext:value-type="float">
            <text:p>130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13314" calcext:value-type="float">
            <text:p>-24.13314</text:p>
          </table:table-cell>
          <table:table-cell office:value-type="float" office:value="68.17384" calcext:value-type="float">
            <text:p>68.17384</text:p>
          </table:table-cell>
          <table:table-cell office:value-type="float" office:value="0" calcext:value-type="float">
            <text:p>0</text:p>
          </table:table-cell>
          <table:table-cell office:value-type="float" office:value="56.65628" calcext:value-type="float">
            <text:p>56.65628</text:p>
          </table:table-cell>
          <table:table-cell office:value-type="float" office:value="0.05000565" calcext:value-type="float">
            <text:p>0.05000565</text:p>
          </table:table-cell>
          <table:table-cell office:value-type="float" office:value="0.0258339" calcext:value-type="float">
            <text:p>0.0258339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0968" calcext:value-type="float">
            <text:p>0.02370968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45446" calcext:value-type="float">
            <text:p>0.4045446</text:p>
          </table:table-cell>
          <table:table-cell office:value-type="float" office:value="370" calcext:value-type="float">
            <text:p>370</text:p>
          </table:table-cell>
          <table:table-cell office:value-type="float" office:value="-32.4906" calcext:value-type="float">
            <text:p>-32.4906</text:p>
          </table:table-cell>
          <table:table-cell office:value-type="float" office:value="0" calcext:value-type="float">
            <text:p>0</text:p>
          </table:table-cell>
          <table:table-cell office:value-type="float" office:value="340.6235" calcext:value-type="float">
            <text:p>340.6235</text:p>
          </table:table-cell>
          <table:table-cell office:value-type="float" office:value="1126.436" calcext:value-type="float">
            <text:p>1126.436</text:p>
          </table:table-cell>
          <table:table-cell office:value-type="float" office:value="1367.538" calcext:value-type="float">
            <text:p>1367.538</text:p>
          </table:table-cell>
          <table:table-cell office:value-type="float" office:value="1224.701" calcext:value-type="float">
            <text:p>1224.701</text:p>
          </table:table-cell>
          <table:table-cell office:value-type="float" office:value="714.2562" calcext:value-type="float">
            <text:p>714.2562</text:p>
          </table:table-cell>
          <table:table-cell office:value-type="float" office:value="1092.731" calcext:value-type="float">
            <text:p>1092.731</text:p>
          </table:table-cell>
          <table:table-cell office:value-type="float" office:value="406.2905" calcext:value-type="float">
            <text:p>406.2905</text:p>
          </table:table-cell>
          <table:table-cell office:value-type="float" office:value="1821.709" calcext:value-type="float">
            <text:p>1821.709</text:p>
          </table:table-cell>
          <table:table-cell office:value-type="float" office:value="2061.572" calcext:value-type="float">
            <text:p>2061.572</text:p>
          </table:table-cell>
          <table:table-cell office:value-type="float" office:value="1652.497" calcext:value-type="float">
            <text:p>1652.497</text:p>
          </table:table-cell>
          <table:table-cell office:value-type="float" office:value="580.9955" calcext:value-type="float">
            <text:p>580.9955</text:p>
          </table:table-cell>
          <table:table-cell office:value-type="float" office:value="570.8536" calcext:value-type="float">
            <text:p>570.8536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3" calcext:value-type="float">
            <text:p>35.58703</text:p>
          </table:table-cell>
          <table:table-cell office:value-type="float" office:value="0" calcext:value-type="float">
            <text:p>0</text:p>
          </table:table-cell>
          <table:table-cell office:value-type="float" office:value="-0.0003008632" calcext:value-type="float">
            <text:p>-0.0003008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06195" calcext:value-type="float">
            <text:p>-21.06195</text:p>
          </table:table-cell>
          <table:table-cell office:value-type="float" office:value="0" calcext:value-type="float">
            <text:p>0</text:p>
          </table:table-cell>
          <table:table-cell office:value-type="float" office:value="6.709091" calcext:value-type="float">
            <text:p>6.7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6" calcext:value-type="float">
            <text:p>26042006</text:p>
          </table:table-cell>
          <table:table-cell office:value-type="float" office:value="96.55137" calcext:value-type="float">
            <text:p>96.55137</text:p>
          </table:table-cell>
          <table:table-cell office:value-type="float" office:value="13041.38" calcext:value-type="float">
            <text:p>1304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9682" calcext:value-type="float">
            <text:p>-24.49682</text:p>
          </table:table-cell>
          <table:table-cell office:value-type="float" office:value="70.60378" calcext:value-type="float">
            <text:p>70.60378</text:p>
          </table:table-cell>
          <table:table-cell office:value-type="float" office:value="0" calcext:value-type="float">
            <text:p>0</text:p>
          </table:table-cell>
          <table:table-cell office:value-type="float" office:value="56.62539" calcext:value-type="float">
            <text:p>56.62539</text:p>
          </table:table-cell>
          <table:table-cell office:value-type="float" office:value="0.04943442" calcext:value-type="float">
            <text:p>0.04943442</text:p>
          </table:table-cell>
          <table:table-cell office:value-type="float" office:value="0.0260943" calcext:value-type="float">
            <text:p>0.026094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1396" calcext:value-type="float">
            <text:p>0.0237139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5678" calcext:value-type="float">
            <text:p>0.405678</text:p>
          </table:table-cell>
          <table:table-cell office:value-type="float" office:value="370" calcext:value-type="float">
            <text:p>370</text:p>
          </table:table-cell>
          <table:table-cell office:value-type="float" office:value="-32.85515" calcext:value-type="float">
            <text:p>-32.85515</text:p>
          </table:table-cell>
          <table:table-cell office:value-type="float" office:value="0" calcext:value-type="float">
            <text:p>0</text:p>
          </table:table-cell>
          <table:table-cell office:value-type="float" office:value="340.6226" calcext:value-type="float">
            <text:p>340.6226</text:p>
          </table:table-cell>
          <table:table-cell office:value-type="float" office:value="1126.342" calcext:value-type="float">
            <text:p>1126.342</text:p>
          </table:table-cell>
          <table:table-cell office:value-type="float" office:value="1367.443" calcext:value-type="float">
            <text:p>1367.44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714.2267" calcext:value-type="float">
            <text:p>714.2267</text:p>
          </table:table-cell>
          <table:table-cell office:value-type="float" office:value="1092.702" calcext:value-type="float">
            <text:p>1092.702</text:p>
          </table:table-cell>
          <table:table-cell office:value-type="float" office:value="406.282" calcext:value-type="float">
            <text:p>406.282</text:p>
          </table:table-cell>
          <table:table-cell office:value-type="float" office:value="1821.681" calcext:value-type="float">
            <text:p>1821.681</text:p>
          </table:table-cell>
          <table:table-cell office:value-type="float" office:value="2061.552" calcext:value-type="float">
            <text:p>2061.552</text:p>
          </table:table-cell>
          <table:table-cell office:value-type="float" office:value="1652.481" calcext:value-type="float">
            <text:p>1652.481</text:p>
          </table:table-cell>
          <table:table-cell office:value-type="float" office:value="580.994" calcext:value-type="float">
            <text:p>580.994</text:p>
          </table:table-cell>
          <table:table-cell office:value-type="float" office:value="570.8513" calcext:value-type="float">
            <text:p>570.851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3" calcext:value-type="float">
            <text:p>35.58703</text:p>
          </table:table-cell>
          <table:table-cell office:value-type="float" office:value="0" calcext:value-type="float">
            <text:p>0</text:p>
          </table:table-cell>
          <table:table-cell office:value-type="float" office:value="-0.0003043031" calcext:value-type="float">
            <text:p>-0.00030430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41119" calcext:value-type="float">
            <text:p>-21.41119</text:p>
          </table:table-cell>
          <table:table-cell office:value-type="float" office:value="0" calcext:value-type="float">
            <text:p>0</text:p>
          </table:table-cell>
          <table:table-cell office:value-type="float" office:value="6.693634" calcext:value-type="float">
            <text:p>6.69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6" calcext:value-type="float">
            <text:p>27042006</text:p>
          </table:table-cell>
          <table:table-cell office:value-type="float" office:value="96.38242" calcext:value-type="float">
            <text:p>96.38242</text:p>
          </table:table-cell>
          <table:table-cell office:value-type="float" office:value="13041.13" calcext:value-type="float">
            <text:p>1304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987" calcext:value-type="float">
            <text:p>-24.8987</text:p>
          </table:table-cell>
          <table:table-cell office:value-type="float" office:value="68.21188" calcext:value-type="float">
            <text:p>68.21188</text:p>
          </table:table-cell>
          <table:table-cell office:value-type="float" office:value="0" calcext:value-type="float">
            <text:p>0</text:p>
          </table:table-cell>
          <table:table-cell office:value-type="float" office:value="56.56641" calcext:value-type="float">
            <text:p>56.56641</text:p>
          </table:table-cell>
          <table:table-cell office:value-type="float" office:value="0.04877164" calcext:value-type="float">
            <text:p>0.04877164</text:p>
          </table:table-cell>
          <table:table-cell office:value-type="float" office:value="0.02633104" calcext:value-type="float">
            <text:p>0.0263310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1775" calcext:value-type="float">
            <text:p>0.0237177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66783" calcext:value-type="float">
            <text:p>0.4066783</text:p>
          </table:table-cell>
          <table:table-cell office:value-type="float" office:value="370" calcext:value-type="float">
            <text:p>370</text:p>
          </table:table-cell>
          <table:table-cell office:value-type="float" office:value="-33.2578" calcext:value-type="float">
            <text:p>-33.2578</text:p>
          </table:table-cell>
          <table:table-cell office:value-type="float" office:value="0" calcext:value-type="float">
            <text:p>0</text:p>
          </table:table-cell>
          <table:table-cell office:value-type="float" office:value="340.6388" calcext:value-type="float">
            <text:p>340.6388</text:p>
          </table:table-cell>
          <table:table-cell office:value-type="float" office:value="1126.225" calcext:value-type="float">
            <text:p>1126.225</text:p>
          </table:table-cell>
          <table:table-cell office:value-type="float" office:value="1367.322" calcext:value-type="float">
            <text:p>1367.322</text:p>
          </table:table-cell>
          <table:table-cell office:value-type="float" office:value="1224.598" calcext:value-type="float">
            <text:p>1224.598</text:p>
          </table:table-cell>
          <table:table-cell office:value-type="float" office:value="714.1889" calcext:value-type="float">
            <text:p>714.1889</text:p>
          </table:table-cell>
          <table:table-cell office:value-type="float" office:value="1092.667" calcext:value-type="float">
            <text:p>1092.667</text:p>
          </table:table-cell>
          <table:table-cell office:value-type="float" office:value="406.2732" calcext:value-type="float">
            <text:p>406.2732</text:p>
          </table:table-cell>
          <table:table-cell office:value-type="float" office:value="1821.658" calcext:value-type="float">
            <text:p>1821.658</text:p>
          </table:table-cell>
          <table:table-cell office:value-type="float" office:value="2061.533" calcext:value-type="float">
            <text:p>2061.533</text:p>
          </table:table-cell>
          <table:table-cell office:value-type="float" office:value="1652.465" calcext:value-type="float">
            <text:p>1652.465</text:p>
          </table:table-cell>
          <table:table-cell office:value-type="float" office:value="580.9926" calcext:value-type="float">
            <text:p>580.9926</text:p>
          </table:table-cell>
          <table:table-cell office:value-type="float" office:value="570.8488" calcext:value-type="float">
            <text:p>570.8488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2" calcext:value-type="float">
            <text:p>35.58702</text:p>
          </table:table-cell>
          <table:table-cell office:value-type="float" office:value="0" calcext:value-type="float">
            <text:p>0</text:p>
          </table:table-cell>
          <table:table-cell office:value-type="float" office:value="-0.000309674" calcext:value-type="float">
            <text:p>-0.0003096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0823" calcext:value-type="float">
            <text:p>-21.80823</text:p>
          </table:table-cell>
          <table:table-cell office:value-type="float" office:value="0" calcext:value-type="float">
            <text:p>0</text:p>
          </table:table-cell>
          <table:table-cell office:value-type="float" office:value="6.687749" calcext:value-type="float">
            <text:p>6.68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6" calcext:value-type="float">
            <text:p>28042006</text:p>
          </table:table-cell>
          <table:table-cell office:value-type="float" office:value="96.22329" calcext:value-type="float">
            <text:p>96.22329</text:p>
          </table:table-cell>
          <table:table-cell office:value-type="float" office:value="13040.92" calcext:value-type="float">
            <text:p>1304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13833" calcext:value-type="float">
            <text:p>-25.13833</text:p>
          </table:table-cell>
          <table:table-cell office:value-type="float" office:value="62.63006" calcext:value-type="float">
            <text:p>62.63006</text:p>
          </table:table-cell>
          <table:table-cell office:value-type="float" office:value="0" calcext:value-type="float">
            <text:p>0</text:p>
          </table:table-cell>
          <table:table-cell office:value-type="float" office:value="56.55411" calcext:value-type="float">
            <text:p>56.55411</text:p>
          </table:table-cell>
          <table:table-cell office:value-type="float" office:value="0.04840937" calcext:value-type="float">
            <text:p>0.04840937</text:p>
          </table:table-cell>
          <table:table-cell office:value-type="float" office:value="0.02644006" calcext:value-type="float">
            <text:p>0.0264400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2128" calcext:value-type="float">
            <text:p>0.02372128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75668" calcext:value-type="float">
            <text:p>0.4075668</text:p>
          </table:table-cell>
          <table:table-cell office:value-type="float" office:value="370" calcext:value-type="float">
            <text:p>370</text:p>
          </table:table-cell>
          <table:table-cell office:value-type="float" office:value="-33.49821" calcext:value-type="float">
            <text:p>-33.49821</text:p>
          </table:table-cell>
          <table:table-cell office:value-type="float" office:value="0" calcext:value-type="float">
            <text:p>0</text:p>
          </table:table-cell>
          <table:table-cell office:value-type="float" office:value="340.6192" calcext:value-type="float">
            <text:p>340.6192</text:p>
          </table:table-cell>
          <table:table-cell office:value-type="float" office:value="1126.156" calcext:value-type="float">
            <text:p>1126.156</text:p>
          </table:table-cell>
          <table:table-cell office:value-type="float" office:value="1367.23" calcext:value-type="float">
            <text:p>1367.23</text:p>
          </table:table-cell>
          <table:table-cell office:value-type="float" office:value="1224.551" calcext:value-type="float">
            <text:p>1224.551</text:p>
          </table:table-cell>
          <table:table-cell office:value-type="float" office:value="714.1545" calcext:value-type="float">
            <text:p>714.1545</text:p>
          </table:table-cell>
          <table:table-cell office:value-type="float" office:value="1092.633" calcext:value-type="float">
            <text:p>1092.633</text:p>
          </table:table-cell>
          <table:table-cell office:value-type="float" office:value="406.2643" calcext:value-type="float">
            <text:p>406.2643</text:p>
          </table:table-cell>
          <table:table-cell office:value-type="float" office:value="1821.635" calcext:value-type="float">
            <text:p>1821.635</text:p>
          </table:table-cell>
          <table:table-cell office:value-type="float" office:value="2061.514" calcext:value-type="float">
            <text:p>2061.514</text:p>
          </table:table-cell>
          <table:table-cell office:value-type="float" office:value="1652.45" calcext:value-type="float">
            <text:p>1652.45</text:p>
          </table:table-cell>
          <table:table-cell office:value-type="float" office:value="580.991" calcext:value-type="float">
            <text:p>580.991</text:p>
          </table:table-cell>
          <table:table-cell office:value-type="float" office:value="570.8463" calcext:value-type="float">
            <text:p>570.846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2" calcext:value-type="float">
            <text:p>35.58702</text:p>
          </table:table-cell>
          <table:table-cell office:value-type="float" office:value="0" calcext:value-type="float">
            <text:p>0</text:p>
          </table:table-cell>
          <table:table-cell office:value-type="float" office:value="-0.0003102506" calcext:value-type="float">
            <text:p>-0.00031025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15868" calcext:value-type="float">
            <text:p>-22.15868</text:p>
          </table:table-cell>
          <table:table-cell office:value-type="float" office:value="0" calcext:value-type="float">
            <text:p>0</text:p>
          </table:table-cell>
          <table:table-cell office:value-type="float" office:value="6.797702" calcext:value-type="float">
            <text:p>6.79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6" calcext:value-type="float">
            <text:p>29042006</text:p>
          </table:table-cell>
          <table:table-cell office:value-type="float" office:value="96.05934" calcext:value-type="float">
            <text:p>96.05934</text:p>
          </table:table-cell>
          <table:table-cell office:value-type="float" office:value="13040.73" calcext:value-type="float">
            <text:p>1304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39005" calcext:value-type="float">
            <text:p>-25.39005</text:p>
          </table:table-cell>
          <table:table-cell office:value-type="float" office:value="61.32652" calcext:value-type="float">
            <text:p>61.32652</text:p>
          </table:table-cell>
          <table:table-cell office:value-type="float" office:value="0" calcext:value-type="float">
            <text:p>0</text:p>
          </table:table-cell>
          <table:table-cell office:value-type="float" office:value="56.5483" calcext:value-type="float">
            <text:p>56.5483</text:p>
          </table:table-cell>
          <table:table-cell office:value-type="float" office:value="0.04799179" calcext:value-type="float">
            <text:p>0.04799179</text:p>
          </table:table-cell>
          <table:table-cell office:value-type="float" office:value="0.02649507" calcext:value-type="float">
            <text:p>0.0264950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2431" calcext:value-type="float">
            <text:p>0.0237243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83606" calcext:value-type="float">
            <text:p>0.4083606</text:p>
          </table:table-cell>
          <table:table-cell office:value-type="float" office:value="370" calcext:value-type="float">
            <text:p>370</text:p>
          </table:table-cell>
          <table:table-cell office:value-type="float" office:value="-33.75067" calcext:value-type="float">
            <text:p>-33.75067</text:p>
          </table:table-cell>
          <table:table-cell office:value-type="float" office:value="0" calcext:value-type="float">
            <text:p>0</text:p>
          </table:table-cell>
          <table:table-cell office:value-type="float" office:value="340.5978" calcext:value-type="float">
            <text:p>340.5978</text:p>
          </table:table-cell>
          <table:table-cell office:value-type="float" office:value="1126.079" calcext:value-type="float">
            <text:p>1126.079</text:p>
          </table:table-cell>
          <table:table-cell office:value-type="float" office:value="1367.142" calcext:value-type="float">
            <text:p>1367.142</text:p>
          </table:table-cell>
          <table:table-cell office:value-type="float" office:value="1224.503" calcext:value-type="float">
            <text:p>1224.503</text:p>
          </table:table-cell>
          <table:table-cell office:value-type="float" office:value="714.1274" calcext:value-type="float">
            <text:p>714.1274</text:p>
          </table:table-cell>
          <table:table-cell office:value-type="float" office:value="1092.603" calcext:value-type="float">
            <text:p>1092.603</text:p>
          </table:table-cell>
          <table:table-cell office:value-type="float" office:value="406.257" calcext:value-type="float">
            <text:p>406.257</text:p>
          </table:table-cell>
          <table:table-cell office:value-type="float" office:value="1821.612" calcext:value-type="float">
            <text:p>1821.612</text:p>
          </table:table-cell>
          <table:table-cell office:value-type="float" office:value="2061.495" calcext:value-type="float">
            <text:p>2061.495</text:p>
          </table:table-cell>
          <table:table-cell office:value-type="float" office:value="1652.434" calcext:value-type="float">
            <text:p>1652.434</text:p>
          </table:table-cell>
          <table:table-cell office:value-type="float" office:value="580.9896" calcext:value-type="float">
            <text:p>580.9896</text:p>
          </table:table-cell>
          <table:table-cell office:value-type="float" office:value="570.8439" calcext:value-type="float">
            <text:p>570.8439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2" calcext:value-type="float">
            <text:p>35.58702</text:p>
          </table:table-cell>
          <table:table-cell office:value-type="float" office:value="0" calcext:value-type="float">
            <text:p>0</text:p>
          </table:table-cell>
          <table:table-cell office:value-type="float" office:value="-0.0003108986" calcext:value-type="float">
            <text:p>-0.00031089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49933" calcext:value-type="float">
            <text:p>-22.49933</text:p>
          </table:table-cell>
          <table:table-cell office:value-type="float" office:value="0" calcext:value-type="float">
            <text:p>0</text:p>
          </table:table-cell>
          <table:table-cell office:value-type="float" office:value="6.88589" calcext:value-type="float">
            <text:p>6.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6" calcext:value-type="float">
            <text:p>30042006</text:p>
          </table:table-cell>
          <table:table-cell office:value-type="float" office:value="95.90817" calcext:value-type="float">
            <text:p>95.90817</text:p>
          </table:table-cell>
          <table:table-cell office:value-type="float" office:value="13040.54" calcext:value-type="float">
            <text:p>1304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6921" calcext:value-type="float">
            <text:p>-25.66921</text:p>
          </table:table-cell>
          <table:table-cell office:value-type="float" office:value="61.64443" calcext:value-type="float">
            <text:p>61.64443</text:p>
          </table:table-cell>
          <table:table-cell office:value-type="float" office:value="0" calcext:value-type="float">
            <text:p>0</text:p>
          </table:table-cell>
          <table:table-cell office:value-type="float" office:value="56.53854" calcext:value-type="float">
            <text:p>56.53854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02654481" calcext:value-type="float">
            <text:p>0.0265448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2705" calcext:value-type="float">
            <text:p>0.0237270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90727" calcext:value-type="float">
            <text:p>0.4090727</text:p>
          </table:table-cell>
          <table:table-cell office:value-type="float" office:value="370" calcext:value-type="float">
            <text:p>370</text:p>
          </table:table-cell>
          <table:table-cell office:value-type="float" office:value="-34.0305" calcext:value-type="float">
            <text:p>-34.0305</text:p>
          </table:table-cell>
          <table:table-cell office:value-type="float" office:value="0" calcext:value-type="float">
            <text:p>0</text:p>
          </table:table-cell>
          <table:table-cell office:value-type="float" office:value="340.581" calcext:value-type="float">
            <text:p>340.581</text:p>
          </table:table-cell>
          <table:table-cell office:value-type="float" office:value="1126.012" calcext:value-type="float">
            <text:p>1126.012</text:p>
          </table:table-cell>
          <table:table-cell office:value-type="float" office:value="1367.061" calcext:value-type="float">
            <text:p>1367.061</text:p>
          </table:table-cell>
          <table:table-cell office:value-type="float" office:value="1224.456" calcext:value-type="float">
            <text:p>1224.456</text:p>
          </table:table-cell>
          <table:table-cell office:value-type="float" office:value="714.1014" calcext:value-type="float">
            <text:p>714.1014</text:p>
          </table:table-cell>
          <table:table-cell office:value-type="float" office:value="1092.573" calcext:value-type="float">
            <text:p>1092.573</text:p>
          </table:table-cell>
          <table:table-cell office:value-type="float" office:value="406.2485" calcext:value-type="float">
            <text:p>406.2485</text:p>
          </table:table-cell>
          <table:table-cell office:value-type="float" office:value="1821.591" calcext:value-type="float">
            <text:p>1821.591</text:p>
          </table:table-cell>
          <table:table-cell office:value-type="float" office:value="2061.476" calcext:value-type="float">
            <text:p>2061.476</text:p>
          </table:table-cell>
          <table:table-cell office:value-type="float" office:value="1652.418" calcext:value-type="float">
            <text:p>1652.418</text:p>
          </table:table-cell>
          <table:table-cell office:value-type="float" office:value="580.988" calcext:value-type="float">
            <text:p>580.988</text:p>
          </table:table-cell>
          <table:table-cell office:value-type="float" office:value="570.8414" calcext:value-type="float">
            <text:p>570.8414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2" calcext:value-type="float">
            <text:p>35.58702</text:p>
          </table:table-cell>
          <table:table-cell office:value-type="float" office:value="0" calcext:value-type="float">
            <text:p>0</text:p>
          </table:table-cell>
          <table:table-cell office:value-type="float" office:value="-0.0003112612" calcext:value-type="float">
            <text:p>-0.00031126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81999" calcext:value-type="float">
            <text:p>-22.81999</text:p>
          </table:table-cell>
          <table:table-cell office:value-type="float" office:value="0" calcext:value-type="float">
            <text:p>0</text:p>
          </table:table-cell>
          <table:table-cell office:value-type="float" office:value="6.926708" calcext:value-type="float">
            <text:p>6.926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6" calcext:value-type="float">
            <text:p>1052006</text:p>
          </table:table-cell>
          <table:table-cell office:value-type="float" office:value="95.68573" calcext:value-type="float">
            <text:p>95.68573</text:p>
          </table:table-cell>
          <table:table-cell office:value-type="float" office:value="13040.33" calcext:value-type="float">
            <text:p>1304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6788" calcext:value-type="float">
            <text:p>-26.16788</text:p>
          </table:table-cell>
          <table:table-cell office:value-type="float" office:value="63.44441" calcext:value-type="float">
            <text:p>63.44441</text:p>
          </table:table-cell>
          <table:table-cell office:value-type="float" office:value="0" calcext:value-type="float">
            <text:p>0</text:p>
          </table:table-cell>
          <table:table-cell office:value-type="float" office:value="56.55403" calcext:value-type="float">
            <text:p>56.55403</text:p>
          </table:table-cell>
          <table:table-cell office:value-type="float" office:value="0.04703076" calcext:value-type="float">
            <text:p>0.04703076</text:p>
          </table:table-cell>
          <table:table-cell office:value-type="float" office:value="0.02661811" calcext:value-type="float">
            <text:p>0.0266181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295" calcext:value-type="float">
            <text:p>0.023729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097141" calcext:value-type="float">
            <text:p>0.4097141</text:p>
          </table:table-cell>
          <table:table-cell office:value-type="float" office:value="370" calcext:value-type="float">
            <text:p>370</text:p>
          </table:table-cell>
          <table:table-cell office:value-type="float" office:value="-34.52974" calcext:value-type="float">
            <text:p>-34.52974</text:p>
          </table:table-cell>
          <table:table-cell office:value-type="float" office:value="0" calcext:value-type="float">
            <text:p>0</text:p>
          </table:table-cell>
          <table:table-cell office:value-type="float" office:value="340.538" calcext:value-type="float">
            <text:p>340.538</text:p>
          </table:table-cell>
          <table:table-cell office:value-type="float" office:value="1125.908" calcext:value-type="float">
            <text:p>1125.908</text:p>
          </table:table-cell>
          <table:table-cell office:value-type="float" office:value="1366.953" calcext:value-type="float">
            <text:p>1366.953</text:p>
          </table:table-cell>
          <table:table-cell office:value-type="float" office:value="1224.402" calcext:value-type="float">
            <text:p>1224.402</text:p>
          </table:table-cell>
          <table:table-cell office:value-type="float" office:value="714.0707" calcext:value-type="float">
            <text:p>714.0707</text:p>
          </table:table-cell>
          <table:table-cell office:value-type="float" office:value="1092.544" calcext:value-type="float">
            <text:p>1092.544</text:p>
          </table:table-cell>
          <table:table-cell office:value-type="float" office:value="406.2399" calcext:value-type="float">
            <text:p>406.2399</text:p>
          </table:table-cell>
          <table:table-cell office:value-type="float" office:value="1821.569" calcext:value-type="float">
            <text:p>1821.569</text:p>
          </table:table-cell>
          <table:table-cell office:value-type="float" office:value="2061.458" calcext:value-type="float">
            <text:p>2061.458</text:p>
          </table:table-cell>
          <table:table-cell office:value-type="float" office:value="1652.402" calcext:value-type="float">
            <text:p>1652.402</text:p>
          </table:table-cell>
          <table:table-cell office:value-type="float" office:value="580.9866" calcext:value-type="float">
            <text:p>580.9866</text:p>
          </table:table-cell>
          <table:table-cell office:value-type="float" office:value="570.8389" calcext:value-type="float">
            <text:p>570.8389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2" calcext:value-type="float">
            <text:p>35.58702</text:p>
          </table:table-cell>
          <table:table-cell office:value-type="float" office:value="0" calcext:value-type="float">
            <text:p>0</text:p>
          </table:table-cell>
          <table:table-cell office:value-type="float" office:value="-0.0003144635" calcext:value-type="float">
            <text:p>-0.00031446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23515" calcext:value-type="float">
            <text:p>-23.23515</text:p>
          </table:table-cell>
          <table:table-cell office:value-type="float" office:value="0" calcext:value-type="float">
            <text:p>0</text:p>
          </table:table-cell>
          <table:table-cell office:value-type="float" office:value="6.84247" calcext:value-type="float">
            <text:p>6.84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6" calcext:value-type="float">
            <text:p>2052006</text:p>
          </table:table-cell>
          <table:table-cell office:value-type="float" office:value="95.45193" calcext:value-type="float">
            <text:p>95.45193</text:p>
          </table:table-cell>
          <table:table-cell office:value-type="float" office:value="13040.04" calcext:value-type="float">
            <text:p>1304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63326" calcext:value-type="float">
            <text:p>-26.63326</text:p>
          </table:table-cell>
          <table:table-cell office:value-type="float" office:value="65.65599" calcext:value-type="float">
            <text:p>65.65599</text:p>
          </table:table-cell>
          <table:table-cell office:value-type="float" office:value="0" calcext:value-type="float">
            <text:p>0</text:p>
          </table:table-cell>
          <table:table-cell office:value-type="float" office:value="56.48979" calcext:value-type="float">
            <text:p>56.48979</text:p>
          </table:table-cell>
          <table:table-cell office:value-type="float" office:value="0.04625172" calcext:value-type="float">
            <text:p>0.04625172</text:p>
          </table:table-cell>
          <table:table-cell office:value-type="float" office:value="0.02669862" calcext:value-type="float">
            <text:p>0.0266986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3173" calcext:value-type="float">
            <text:p>0.0237317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02946" calcext:value-type="float">
            <text:p>0.4102946</text:p>
          </table:table-cell>
          <table:table-cell office:value-type="float" office:value="370" calcext:value-type="float">
            <text:p>370</text:p>
          </table:table-cell>
          <table:table-cell office:value-type="float" office:value="-34.99562" calcext:value-type="float">
            <text:p>-34.99562</text:p>
          </table:table-cell>
          <table:table-cell office:value-type="float" office:value="0" calcext:value-type="float">
            <text:p>0</text:p>
          </table:table-cell>
          <table:table-cell office:value-type="float" office:value="340.5304" calcext:value-type="float">
            <text:p>340.5304</text:p>
          </table:table-cell>
          <table:table-cell office:value-type="float" office:value="1125.757" calcext:value-type="float">
            <text:p>1125.757</text:p>
          </table:table-cell>
          <table:table-cell office:value-type="float" office:value="1366.805" calcext:value-type="float">
            <text:p>1366.805</text:p>
          </table:table-cell>
          <table:table-cell office:value-type="float" office:value="1224.34" calcext:value-type="float">
            <text:p>1224.34</text:p>
          </table:table-cell>
          <table:table-cell office:value-type="float" office:value="714.0286" calcext:value-type="float">
            <text:p>714.0286</text:p>
          </table:table-cell>
          <table:table-cell office:value-type="float" office:value="1092.507" calcext:value-type="float">
            <text:p>1092.507</text:p>
          </table:table-cell>
          <table:table-cell office:value-type="float" office:value="406.231" calcext:value-type="float">
            <text:p>406.231</text:p>
          </table:table-cell>
          <table:table-cell office:value-type="float" office:value="1821.546" calcext:value-type="float">
            <text:p>1821.546</text:p>
          </table:table-cell>
          <table:table-cell office:value-type="float" office:value="2061.44" calcext:value-type="float">
            <text:p>2061.44</text:p>
          </table:table-cell>
          <table:table-cell office:value-type="float" office:value="1652.387" calcext:value-type="float">
            <text:p>1652.387</text:p>
          </table:table-cell>
          <table:table-cell office:value-type="float" office:value="580.985" calcext:value-type="float">
            <text:p>580.985</text:p>
          </table:table-cell>
          <table:table-cell office:value-type="float" office:value="570.8363" calcext:value-type="float">
            <text:p>570.836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1" calcext:value-type="float">
            <text:p>35.58701</text:p>
          </table:table-cell>
          <table:table-cell office:value-type="float" office:value="0" calcext:value-type="float">
            <text:p>0</text:p>
          </table:table-cell>
          <table:table-cell office:value-type="float" office:value="-0.0003240341" calcext:value-type="float">
            <text:p>-0.00032403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72266" calcext:value-type="float">
            <text:p>-23.72266</text:p>
          </table:table-cell>
          <table:table-cell office:value-type="float" office:value="0" calcext:value-type="float">
            <text:p>0</text:p>
          </table:table-cell>
          <table:table-cell office:value-type="float" office:value="6.863868" calcext:value-type="float">
            <text:p>6.863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6" calcext:value-type="float">
            <text:p>3052006</text:p>
          </table:table-cell>
          <table:table-cell office:value-type="float" office:value="95.25592" calcext:value-type="float">
            <text:p>95.25592</text:p>
          </table:table-cell>
          <table:table-cell office:value-type="float" office:value="13039.75" calcext:value-type="float">
            <text:p>1303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07469" calcext:value-type="float">
            <text:p>-27.07469</text:p>
          </table:table-cell>
          <table:table-cell office:value-type="float" office:value="67.97626" calcext:value-type="float">
            <text:p>67.97626</text:p>
          </table:table-cell>
          <table:table-cell office:value-type="float" office:value="0" calcext:value-type="float">
            <text:p>0</text:p>
          </table:table-cell>
          <table:table-cell office:value-type="float" office:value="56.44064" calcext:value-type="float">
            <text:p>56.44064</text:p>
          </table:table-cell>
          <table:table-cell office:value-type="float" office:value="0.04563731" calcext:value-type="float">
            <text:p>0.04563731</text:p>
          </table:table-cell>
          <table:table-cell office:value-type="float" office:value="0.02678454" calcext:value-type="float">
            <text:p>0.0267845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3377" calcext:value-type="float">
            <text:p>0.0237337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08231" calcext:value-type="float">
            <text:p>0.4108231</text:p>
          </table:table-cell>
          <table:table-cell office:value-type="float" office:value="370" calcext:value-type="float">
            <text:p>370</text:p>
          </table:table-cell>
          <table:table-cell office:value-type="float" office:value="-35.4375" calcext:value-type="float">
            <text:p>-35.4375</text:p>
          </table:table-cell>
          <table:table-cell office:value-type="float" office:value="0" calcext:value-type="float">
            <text:p>0</text:p>
          </table:table-cell>
          <table:table-cell office:value-type="float" office:value="340.542" calcext:value-type="float">
            <text:p>340.542</text:p>
          </table:table-cell>
          <table:table-cell office:value-type="float" office:value="1125.631" calcext:value-type="float">
            <text:p>1125.631</text:p>
          </table:table-cell>
          <table:table-cell office:value-type="float" office:value="1366.66" calcext:value-type="float">
            <text:p>1366.66</text:p>
          </table:table-cell>
          <table:table-cell office:value-type="float" office:value="1224.274" calcext:value-type="float">
            <text:p>1224.274</text:p>
          </table:table-cell>
          <table:table-cell office:value-type="float" office:value="713.9814" calcext:value-type="float">
            <text:p>713.9814</text:p>
          </table:table-cell>
          <table:table-cell office:value-type="float" office:value="1092.468" calcext:value-type="float">
            <text:p>1092.468</text:p>
          </table:table-cell>
          <table:table-cell office:value-type="float" office:value="406.2212" calcext:value-type="float">
            <text:p>406.2212</text:p>
          </table:table-cell>
          <table:table-cell office:value-type="float" office:value="1821.523" calcext:value-type="float">
            <text:p>1821.523</text:p>
          </table:table-cell>
          <table:table-cell office:value-type="float" office:value="2061.422" calcext:value-type="float">
            <text:p>2061.422</text:p>
          </table:table-cell>
          <table:table-cell office:value-type="float" office:value="1652.371" calcext:value-type="float">
            <text:p>1652.371</text:p>
          </table:table-cell>
          <table:table-cell office:value-type="float" office:value="580.9835" calcext:value-type="float">
            <text:p>580.9835</text:p>
          </table:table-cell>
          <table:table-cell office:value-type="float" office:value="570.8337" calcext:value-type="float">
            <text:p>570.8337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1" calcext:value-type="float">
            <text:p>35.58701</text:p>
          </table:table-cell>
          <table:table-cell office:value-type="float" office:value="0" calcext:value-type="float">
            <text:p>0</text:p>
          </table:table-cell>
          <table:table-cell office:value-type="float" office:value="-0.0003290415" calcext:value-type="float">
            <text:p>-0.00032904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18118" calcext:value-type="float">
            <text:p>-24.18118</text:p>
          </table:table-cell>
          <table:table-cell office:value-type="float" office:value="0" calcext:value-type="float">
            <text:p>0</text:p>
          </table:table-cell>
          <table:table-cell office:value-type="float" office:value="6.880413" calcext:value-type="float">
            <text:p>6.88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6" calcext:value-type="float">
            <text:p>4052006</text:p>
          </table:table-cell>
          <table:table-cell office:value-type="float" office:value="95.07508" calcext:value-type="float">
            <text:p>95.07508</text:p>
          </table:table-cell>
          <table:table-cell office:value-type="float" office:value="13039.47" calcext:value-type="float">
            <text:p>1303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47571" calcext:value-type="float">
            <text:p>-27.47571</text:p>
          </table:table-cell>
          <table:table-cell office:value-type="float" office:value="69.28752" calcext:value-type="float">
            <text:p>69.28752</text:p>
          </table:table-cell>
          <table:table-cell office:value-type="float" office:value="0" calcext:value-type="float">
            <text:p>0</text:p>
          </table:table-cell>
          <table:table-cell office:value-type="float" office:value="56.37486" calcext:value-type="float">
            <text:p>56.37486</text:p>
          </table:table-cell>
          <table:table-cell office:value-type="float" office:value="0.04501077" calcext:value-type="float">
            <text:p>0.04501077</text:p>
          </table:table-cell>
          <table:table-cell office:value-type="float" office:value="0.02685311" calcext:value-type="float">
            <text:p>0.0268531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3563" calcext:value-type="float">
            <text:p>0.0237356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13091" calcext:value-type="float">
            <text:p>0.4113091</text:p>
          </table:table-cell>
          <table:table-cell office:value-type="float" office:value="370" calcext:value-type="float">
            <text:p>370</text:p>
          </table:table-cell>
          <table:table-cell office:value-type="float" office:value="-35.83894" calcext:value-type="float">
            <text:p>-35.83894</text:p>
          </table:table-cell>
          <table:table-cell office:value-type="float" office:value="0" calcext:value-type="float">
            <text:p>0</text:p>
          </table:table-cell>
          <table:table-cell office:value-type="float" office:value="340.5585" calcext:value-type="float">
            <text:p>340.5585</text:p>
          </table:table-cell>
          <table:table-cell office:value-type="float" office:value="1125.508" calcext:value-type="float">
            <text:p>1125.508</text:p>
          </table:table-cell>
          <table:table-cell office:value-type="float" office:value="1366.526" calcext:value-type="float">
            <text:p>1366.526</text:p>
          </table:table-cell>
          <table:table-cell office:value-type="float" office:value="1224.214" calcext:value-type="float">
            <text:p>1224.214</text:p>
          </table:table-cell>
          <table:table-cell office:value-type="float" office:value="713.9337" calcext:value-type="float">
            <text:p>713.9337</text:p>
          </table:table-cell>
          <table:table-cell office:value-type="float" office:value="1092.429" calcext:value-type="float">
            <text:p>1092.429</text:p>
          </table:table-cell>
          <table:table-cell office:value-type="float" office:value="406.2114" calcext:value-type="float">
            <text:p>406.2114</text:p>
          </table:table-cell>
          <table:table-cell office:value-type="float" office:value="1821.493" calcext:value-type="float">
            <text:p>1821.493</text:p>
          </table:table-cell>
          <table:table-cell office:value-type="float" office:value="2061.403" calcext:value-type="float">
            <text:p>2061.403</text:p>
          </table:table-cell>
          <table:table-cell office:value-type="float" office:value="1652.355" calcext:value-type="float">
            <text:p>1652.355</text:p>
          </table:table-cell>
          <table:table-cell office:value-type="float" office:value="580.982" calcext:value-type="float">
            <text:p>580.982</text:p>
          </table:table-cell>
          <table:table-cell office:value-type="float" office:value="570.8312" calcext:value-type="float">
            <text:p>570.8312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1" calcext:value-type="float">
            <text:p>35.58701</text:p>
          </table:table-cell>
          <table:table-cell office:value-type="float" office:value="0" calcext:value-type="float">
            <text:p>0</text:p>
          </table:table-cell>
          <table:table-cell office:value-type="float" office:value="-0.0003323904" calcext:value-type="float">
            <text:p>-0.0003323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61456" calcext:value-type="float">
            <text:p>-24.61456</text:p>
          </table:table-cell>
          <table:table-cell office:value-type="float" office:value="0" calcext:value-type="float">
            <text:p>0</text:p>
          </table:table-cell>
          <table:table-cell office:value-type="float" office:value="6.912312" calcext:value-type="float">
            <text:p>6.91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6" calcext:value-type="float">
            <text:p>5052006</text:p>
          </table:table-cell>
          <table:table-cell office:value-type="float" office:value="94.89376" calcext:value-type="float">
            <text:p>94.89376</text:p>
          </table:table-cell>
          <table:table-cell office:value-type="float" office:value="13039.18" calcext:value-type="float">
            <text:p>13039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70.08297" calcext:value-type="float">
            <text:p>70.08297</text:p>
          </table:table-cell>
          <table:table-cell office:value-type="float" office:value="0" calcext:value-type="float">
            <text:p>0</text:p>
          </table:table-cell>
          <table:table-cell office:value-type="float" office:value="56.30993" calcext:value-type="float">
            <text:p>56.30993</text:p>
          </table:table-cell>
          <table:table-cell office:value-type="float" office:value="0.04438866" calcext:value-type="float">
            <text:p>0.04438866</text:p>
          </table:table-cell>
          <table:table-cell office:value-type="float" office:value="0.02694742" calcext:value-type="float">
            <text:p>0.0269474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3742" calcext:value-type="float">
            <text:p>0.02373742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17645" calcext:value-type="float">
            <text:p>0.4117645</text:p>
          </table:table-cell>
          <table:table-cell office:value-type="float" office:value="370" calcext:value-type="float">
            <text:p>370</text:p>
          </table:table-cell>
          <table:table-cell office:value-type="float" office:value="-36.24659" calcext:value-type="float">
            <text:p>-36.24659</text:p>
          </table:table-cell>
          <table:table-cell office:value-type="float" office:value="0" calcext:value-type="float">
            <text:p>0</text:p>
          </table:table-cell>
          <table:table-cell office:value-type="float" office:value="340.5759" calcext:value-type="float">
            <text:p>340.5759</text:p>
          </table:table-cell>
          <table:table-cell office:value-type="float" office:value="1125.383" calcext:value-type="float">
            <text:p>1125.383</text:p>
          </table:table-cell>
          <table:table-cell office:value-type="float" office:value="1366.39" calcext:value-type="float">
            <text:p>1366.39</text:p>
          </table:table-cell>
          <table:table-cell office:value-type="float" office:value="1224.151" calcext:value-type="float">
            <text:p>1224.151</text:p>
          </table:table-cell>
          <table:table-cell office:value-type="float" office:value="713.8874" calcext:value-type="float">
            <text:p>713.8874</text:p>
          </table:table-cell>
          <table:table-cell office:value-type="float" office:value="1092.39" calcext:value-type="float">
            <text:p>1092.39</text:p>
          </table:table-cell>
          <table:table-cell office:value-type="float" office:value="406.2017" calcext:value-type="float">
            <text:p>406.2017</text:p>
          </table:table-cell>
          <table:table-cell office:value-type="float" office:value="1821.458" calcext:value-type="float">
            <text:p>1821.458</text:p>
          </table:table-cell>
          <table:table-cell office:value-type="float" office:value="2061.385" calcext:value-type="float">
            <text:p>2061.385</text:p>
          </table:table-cell>
          <table:table-cell office:value-type="float" office:value="1652.34" calcext:value-type="float">
            <text:p>1652.34</text:p>
          </table:table-cell>
          <table:table-cell office:value-type="float" office:value="580.9805" calcext:value-type="float">
            <text:p>580.9805</text:p>
          </table:table-cell>
          <table:table-cell office:value-type="float" office:value="570.8286" calcext:value-type="float">
            <text:p>570.8286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1" calcext:value-type="float">
            <text:p>35.58701</text:p>
          </table:table-cell>
          <table:table-cell office:value-type="float" office:value="0" calcext:value-type="float">
            <text:p>0</text:p>
          </table:table-cell>
          <table:table-cell office:value-type="float" office:value="-0.0003360357" calcext:value-type="float">
            <text:p>-0.0003360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5164" calcext:value-type="float">
            <text:p>-25.05164</text:p>
          </table:table-cell>
          <table:table-cell office:value-type="float" office:value="0" calcext:value-type="float">
            <text:p>0</text:p>
          </table:table-cell>
          <table:table-cell office:value-type="float" office:value="6.941708" calcext:value-type="float">
            <text:p>6.94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6" calcext:value-type="float">
            <text:p>6052006</text:p>
          </table:table-cell>
          <table:table-cell office:value-type="float" office:value="94.68416" calcext:value-type="float">
            <text:p>94.68416</text:p>
          </table:table-cell>
          <table:table-cell office:value-type="float" office:value="13038.85" calcext:value-type="float">
            <text:p>1303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34048" calcext:value-type="float">
            <text:p>-28.34048</text:p>
          </table:table-cell>
          <table:table-cell office:value-type="float" office:value="71.32729" calcext:value-type="float">
            <text:p>71.32729</text:p>
          </table:table-cell>
          <table:table-cell office:value-type="float" office:value="0" calcext:value-type="float">
            <text:p>0</text:p>
          </table:table-cell>
          <table:table-cell office:value-type="float" office:value="56.23159" calcext:value-type="float">
            <text:p>56.23159</text:p>
          </table:table-cell>
          <table:table-cell office:value-type="float" office:value="0.04369193" calcext:value-type="float">
            <text:p>0.04369193</text:p>
          </table:table-cell>
          <table:table-cell office:value-type="float" office:value="0.02702883" calcext:value-type="float">
            <text:p>0.0270288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3921" calcext:value-type="float">
            <text:p>0.0237392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22059" calcext:value-type="float">
            <text:p>0.4122059</text:p>
          </table:table-cell>
          <table:table-cell office:value-type="float" office:value="370" calcext:value-type="float">
            <text:p>370</text:p>
          </table:table-cell>
          <table:table-cell office:value-type="float" office:value="-36.70443" calcext:value-type="float">
            <text:p>-36.70443</text:p>
          </table:table-cell>
          <table:table-cell office:value-type="float" office:value="0" calcext:value-type="float">
            <text:p>0</text:p>
          </table:table-cell>
          <table:table-cell office:value-type="float" office:value="340.594" calcext:value-type="float">
            <text:p>340.594</text:p>
          </table:table-cell>
          <table:table-cell office:value-type="float" office:value="1125.23" calcext:value-type="float">
            <text:p>1125.23</text:p>
          </table:table-cell>
          <table:table-cell office:value-type="float" office:value="1366.235" calcext:value-type="float">
            <text:p>1366.235</text:p>
          </table:table-cell>
          <table:table-cell office:value-type="float" office:value="1224.082" calcext:value-type="float">
            <text:p>1224.082</text:p>
          </table:table-cell>
          <table:table-cell office:value-type="float" office:value="713.8401" calcext:value-type="float">
            <text:p>713.8401</text:p>
          </table:table-cell>
          <table:table-cell office:value-type="float" office:value="1092.349" calcext:value-type="float">
            <text:p>1092.349</text:p>
          </table:table-cell>
          <table:table-cell office:value-type="float" office:value="406.1913" calcext:value-type="float">
            <text:p>406.1913</text:p>
          </table:table-cell>
          <table:table-cell office:value-type="float" office:value="1821.423" calcext:value-type="float">
            <text:p>1821.423</text:p>
          </table:table-cell>
          <table:table-cell office:value-type="float" office:value="2061.365" calcext:value-type="float">
            <text:p>2061.365</text:p>
          </table:table-cell>
          <table:table-cell office:value-type="float" office:value="1652.324" calcext:value-type="float">
            <text:p>1652.324</text:p>
          </table:table-cell>
          <table:table-cell office:value-type="float" office:value="580.9791" calcext:value-type="float">
            <text:p>580.9791</text:p>
          </table:table-cell>
          <table:table-cell office:value-type="float" office:value="570.8259" calcext:value-type="float">
            <text:p>570.8259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01" calcext:value-type="float">
            <text:p>35.58701</text:p>
          </table:table-cell>
          <table:table-cell office:value-type="float" office:value="0" calcext:value-type="float">
            <text:p>0</text:p>
          </table:table-cell>
          <table:table-cell office:value-type="float" office:value="-0.0003437896" calcext:value-type="float">
            <text:p>-0.00034378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54651" calcext:value-type="float">
            <text:p>-25.54651</text:p>
          </table:table-cell>
          <table:table-cell office:value-type="float" office:value="0" calcext:value-type="float">
            <text:p>0</text:p>
          </table:table-cell>
          <table:table-cell office:value-type="float" office:value="6.978768" calcext:value-type="float">
            <text:p>6.978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6" calcext:value-type="float">
            <text:p>7052006</text:p>
          </table:table-cell>
          <table:table-cell office:value-type="float" office:value="94.49805" calcext:value-type="float">
            <text:p>94.49805</text:p>
          </table:table-cell>
          <table:table-cell office:value-type="float" office:value="13038.55" calcext:value-type="float">
            <text:p>13038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78607" calcext:value-type="float">
            <text:p>-28.78607</text:p>
          </table:table-cell>
          <table:table-cell office:value-type="float" office:value="72.66346" calcext:value-type="float">
            <text:p>72.66346</text:p>
          </table:table-cell>
          <table:table-cell office:value-type="float" office:value="0" calcext:value-type="float">
            <text:p>0</text:p>
          </table:table-cell>
          <table:table-cell office:value-type="float" office:value="56.17314" calcext:value-type="float">
            <text:p>56.17314</text:p>
          </table:table-cell>
          <table:table-cell office:value-type="float" office:value="0.04309665" calcext:value-type="float">
            <text:p>0.04309665</text:p>
          </table:table-cell>
          <table:table-cell office:value-type="float" office:value="0.02713263" calcext:value-type="float">
            <text:p>0.0271326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41" calcext:value-type="float">
            <text:p>0.02374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26589" calcext:value-type="float">
            <text:p>0.4126589</text:p>
          </table:table-cell>
          <table:table-cell office:value-type="float" office:value="370" calcext:value-type="float">
            <text:p>370</text:p>
          </table:table-cell>
          <table:table-cell office:value-type="float" office:value="-37.15037" calcext:value-type="float">
            <text:p>-37.15037</text:p>
          </table:table-cell>
          <table:table-cell office:value-type="float" office:value="0" calcext:value-type="float">
            <text:p>0</text:p>
          </table:table-cell>
          <table:table-cell office:value-type="float" office:value="340.6137" calcext:value-type="float">
            <text:p>340.6137</text:p>
          </table:table-cell>
          <table:table-cell office:value-type="float" office:value="1125.103" calcext:value-type="float">
            <text:p>1125.103</text:p>
          </table:table-cell>
          <table:table-cell office:value-type="float" office:value="1366.091" calcext:value-type="float">
            <text:p>1366.091</text:p>
          </table:table-cell>
          <table:table-cell office:value-type="float" office:value="1224.02" calcext:value-type="float">
            <text:p>1224.02</text:p>
          </table:table-cell>
          <table:table-cell office:value-type="float" office:value="713.7878" calcext:value-type="float">
            <text:p>713.7878</text:p>
          </table:table-cell>
          <table:table-cell office:value-type="float" office:value="1092.308" calcext:value-type="float">
            <text:p>1092.308</text:p>
          </table:table-cell>
          <table:table-cell office:value-type="float" office:value="406.18" calcext:value-type="float">
            <text:p>406.18</text:p>
          </table:table-cell>
          <table:table-cell office:value-type="float" office:value="1821.387" calcext:value-type="float">
            <text:p>1821.387</text:p>
          </table:table-cell>
          <table:table-cell office:value-type="float" office:value="2061.346" calcext:value-type="float">
            <text:p>2061.346</text:p>
          </table:table-cell>
          <table:table-cell office:value-type="float" office:value="1652.309" calcext:value-type="float">
            <text:p>1652.309</text:p>
          </table:table-cell>
          <table:table-cell office:value-type="float" office:value="580.9775" calcext:value-type="float">
            <text:p>580.9775</text:p>
          </table:table-cell>
          <table:table-cell office:value-type="float" office:value="570.8233" calcext:value-type="float">
            <text:p>570.8233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" calcext:value-type="float">
            <text:p>35.587</text:p>
          </table:table-cell>
          <table:table-cell office:value-type="float" office:value="0" calcext:value-type="float">
            <text:p>0</text:p>
          </table:table-cell>
          <table:table-cell office:value-type="float" office:value="-0.000347997" calcext:value-type="float">
            <text:p>-0.0003479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00536" calcext:value-type="float">
            <text:p>-26.00536</text:p>
          </table:table-cell>
          <table:table-cell office:value-type="float" office:value="0" calcext:value-type="float">
            <text:p>0</text:p>
          </table:table-cell>
          <table:table-cell office:value-type="float" office:value="6.991596" calcext:value-type="float">
            <text:p>6.99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6" calcext:value-type="float">
            <text:p>8052006</text:p>
          </table:table-cell>
          <table:table-cell office:value-type="float" office:value="94.23027" calcext:value-type="float">
            <text:p>94.23027</text:p>
          </table:table-cell>
          <table:table-cell office:value-type="float" office:value="13038.16" calcext:value-type="float">
            <text:p>1303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0731" calcext:value-type="float">
            <text:p>-29.30731</text:p>
          </table:table-cell>
          <table:table-cell office:value-type="float" office:value="71.70071" calcext:value-type="float">
            <text:p>71.70071</text:p>
          </table:table-cell>
          <table:table-cell office:value-type="float" office:value="0" calcext:value-type="float">
            <text:p>0</text:p>
          </table:table-cell>
          <table:table-cell office:value-type="float" office:value="56.08703" calcext:value-type="float">
            <text:p>56.08703</text:p>
          </table:table-cell>
          <table:table-cell office:value-type="float" office:value="0.04234406" calcext:value-type="float">
            <text:p>0.04234406</text:p>
          </table:table-cell>
          <table:table-cell office:value-type="float" office:value="0.02722814" calcext:value-type="float">
            <text:p>0.02722814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4293" calcext:value-type="float">
            <text:p>0.0237429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31527" calcext:value-type="float">
            <text:p>0.4131527</text:p>
          </table:table-cell>
          <table:table-cell office:value-type="float" office:value="370" calcext:value-type="float">
            <text:p>370</text:p>
          </table:table-cell>
          <table:table-cell office:value-type="float" office:value="-37.672" calcext:value-type="float">
            <text:p>-37.672</text:p>
          </table:table-cell>
          <table:table-cell office:value-type="float" office:value="0" calcext:value-type="float">
            <text:p>0</text:p>
          </table:table-cell>
          <table:table-cell office:value-type="float" office:value="340.6264" calcext:value-type="float">
            <text:p>340.6264</text:p>
          </table:table-cell>
          <table:table-cell office:value-type="float" office:value="1124.904" calcext:value-type="float">
            <text:p>1124.904</text:p>
          </table:table-cell>
          <table:table-cell office:value-type="float" office:value="1365.892" calcext:value-type="float">
            <text:p>1365.892</text:p>
          </table:table-cell>
          <table:table-cell office:value-type="float" office:value="1223.942" calcext:value-type="float">
            <text:p>1223.942</text:p>
          </table:table-cell>
          <table:table-cell office:value-type="float" office:value="713.7308" calcext:value-type="float">
            <text:p>713.7308</text:p>
          </table:table-cell>
          <table:table-cell office:value-type="float" office:value="1092.263" calcext:value-type="float">
            <text:p>1092.263</text:p>
          </table:table-cell>
          <table:table-cell office:value-type="float" office:value="406.168" calcext:value-type="float">
            <text:p>406.168</text:p>
          </table:table-cell>
          <table:table-cell office:value-type="float" office:value="1821.351" calcext:value-type="float">
            <text:p>1821.351</text:p>
          </table:table-cell>
          <table:table-cell office:value-type="float" office:value="2061.326" calcext:value-type="float">
            <text:p>2061.326</text:p>
          </table:table-cell>
          <table:table-cell office:value-type="float" office:value="1652.293" calcext:value-type="float">
            <text:p>1652.293</text:p>
          </table:table-cell>
          <table:table-cell office:value-type="float" office:value="580.9761" calcext:value-type="float">
            <text:p>580.9761</text:p>
          </table:table-cell>
          <table:table-cell office:value-type="float" office:value="570.8206" calcext:value-type="float">
            <text:p>570.8206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" calcext:value-type="float">
            <text:p>35.587</text:p>
          </table:table-cell>
          <table:table-cell office:value-type="float" office:value="0" calcext:value-type="float">
            <text:p>0</text:p>
          </table:table-cell>
          <table:table-cell office:value-type="float" office:value="-0.0003646415" calcext:value-type="float">
            <text:p>-0.00036464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61579" calcext:value-type="float">
            <text:p>-26.61579</text:p>
          </table:table-cell>
          <table:table-cell office:value-type="float" office:value="0" calcext:value-type="float">
            <text:p>0</text:p>
          </table:table-cell>
          <table:table-cell office:value-type="float" office:value="7.080287" calcext:value-type="float">
            <text:p>7.08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6" calcext:value-type="float">
            <text:p>9052006</text:p>
          </table:table-cell>
          <table:table-cell office:value-type="float" office:value="93.92958" calcext:value-type="float">
            <text:p>93.92958</text:p>
          </table:table-cell>
          <table:table-cell office:value-type="float" office:value="13037.78" calcext:value-type="float">
            <text:p>1303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3757" calcext:value-type="float">
            <text:p>-29.93757</text:p>
          </table:table-cell>
          <table:table-cell office:value-type="float" office:value="73.13203" calcext:value-type="float">
            <text:p>73.13203</text:p>
          </table:table-cell>
          <table:table-cell office:value-type="float" office:value="0" calcext:value-type="float">
            <text:p>0</text:p>
          </table:table-cell>
          <table:table-cell office:value-type="float" office:value="56.0579" calcext:value-type="float">
            <text:p>56.0579</text:p>
          </table:table-cell>
          <table:table-cell office:value-type="float" office:value="0.04159027" calcext:value-type="float">
            <text:p>0.04159027</text:p>
          </table:table-cell>
          <table:table-cell office:value-type="float" office:value="0.02733123" calcext:value-type="float">
            <text:p>0.0273312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4517" calcext:value-type="float">
            <text:p>0.0237451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37215" calcext:value-type="float">
            <text:p>0.4137215</text:p>
          </table:table-cell>
          <table:table-cell office:value-type="float" office:value="370" calcext:value-type="float">
            <text:p>370</text:p>
          </table:table-cell>
          <table:table-cell office:value-type="float" office:value="-38.30275" calcext:value-type="float">
            <text:p>-38.30275</text:p>
          </table:table-cell>
          <table:table-cell office:value-type="float" office:value="0" calcext:value-type="float">
            <text:p>0</text:p>
          </table:table-cell>
          <table:table-cell office:value-type="float" office:value="340.6139" calcext:value-type="float">
            <text:p>340.6139</text:p>
          </table:table-cell>
          <table:table-cell office:value-type="float" office:value="1124.718" calcext:value-type="float">
            <text:p>1124.718</text:p>
          </table:table-cell>
          <table:table-cell office:value-type="float" office:value="1365.691" calcext:value-type="float">
            <text:p>1365.691</text:p>
          </table:table-cell>
          <table:table-cell office:value-type="float" office:value="1223.858" calcext:value-type="float">
            <text:p>1223.858</text:p>
          </table:table-cell>
          <table:table-cell office:value-type="float" office:value="713.6708" calcext:value-type="float">
            <text:p>713.6708</text:p>
          </table:table-cell>
          <table:table-cell office:value-type="float" office:value="1092.211" calcext:value-type="float">
            <text:p>1092.211</text:p>
          </table:table-cell>
          <table:table-cell office:value-type="float" office:value="406.1539" calcext:value-type="float">
            <text:p>406.1539</text:p>
          </table:table-cell>
          <table:table-cell office:value-type="float" office:value="1821.314" calcext:value-type="float">
            <text:p>1821.314</text:p>
          </table:table-cell>
          <table:table-cell office:value-type="float" office:value="2061.306" calcext:value-type="float">
            <text:p>2061.306</text:p>
          </table:table-cell>
          <table:table-cell office:value-type="float" office:value="1652.277" calcext:value-type="float">
            <text:p>1652.277</text:p>
          </table:table-cell>
          <table:table-cell office:value-type="float" office:value="580.9745" calcext:value-type="float">
            <text:p>580.9745</text:p>
          </table:table-cell>
          <table:table-cell office:value-type="float" office:value="570.8179" calcext:value-type="float">
            <text:p>570.8179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7" calcext:value-type="float">
            <text:p>35.587</text:p>
          </table:table-cell>
          <table:table-cell office:value-type="float" office:value="0" calcext:value-type="float">
            <text:p>0</text:p>
          </table:table-cell>
          <table:table-cell office:value-type="float" office:value="-0.0003821099" calcext:value-type="float">
            <text:p>-0.00038210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26125" calcext:value-type="float">
            <text:p>-27.26125</text:p>
          </table:table-cell>
          <table:table-cell office:value-type="float" office:value="0" calcext:value-type="float">
            <text:p>0</text:p>
          </table:table-cell>
          <table:table-cell office:value-type="float" office:value="7.09488" calcext:value-type="float">
            <text:p>7.09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6" calcext:value-type="float">
            <text:p>10052006</text:p>
          </table:table-cell>
          <table:table-cell office:value-type="float" office:value="93.68199" calcext:value-type="float">
            <text:p>93.68199</text:p>
          </table:table-cell>
          <table:table-cell office:value-type="float" office:value="13037.37" calcext:value-type="float">
            <text:p>1303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3116" calcext:value-type="float">
            <text:p>-30.53116</text:p>
          </table:table-cell>
          <table:table-cell office:value-type="float" office:value="75.28529" calcext:value-type="float">
            <text:p>75.28529</text:p>
          </table:table-cell>
          <table:table-cell office:value-type="float" office:value="0" calcext:value-type="float">
            <text:p>0</text:p>
          </table:table-cell>
          <table:table-cell office:value-type="float" office:value="55.98056" calcext:value-type="float">
            <text:p>55.98056</text:p>
          </table:table-cell>
          <table:table-cell office:value-type="float" office:value="0.04093027" calcext:value-type="float">
            <text:p>0.04093027</text:p>
          </table:table-cell>
          <table:table-cell office:value-type="float" office:value="0.02743593" calcext:value-type="float">
            <text:p>0.0274359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4789" calcext:value-type="float">
            <text:p>0.02374789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4411" calcext:value-type="float">
            <text:p>0.414411</text:p>
          </table:table-cell>
          <table:table-cell office:value-type="float" office:value="370" calcext:value-type="float">
            <text:p>370</text:p>
          </table:table-cell>
          <table:table-cell office:value-type="float" office:value="-38.89692" calcext:value-type="float">
            <text:p>-38.89692</text:p>
          </table:table-cell>
          <table:table-cell office:value-type="float" office:value="0" calcext:value-type="float">
            <text:p>0</text:p>
          </table:table-cell>
          <table:table-cell office:value-type="float" office:value="340.6384" calcext:value-type="float">
            <text:p>340.6384</text:p>
          </table:table-cell>
          <table:table-cell office:value-type="float" office:value="1124.539" calcext:value-type="float">
            <text:p>1124.539</text:p>
          </table:table-cell>
          <table:table-cell office:value-type="float" office:value="1365.494" calcext:value-type="float">
            <text:p>1365.494</text:p>
          </table:table-cell>
          <table:table-cell office:value-type="float" office:value="1223.771" calcext:value-type="float">
            <text:p>1223.771</text:p>
          </table:table-cell>
          <table:table-cell office:value-type="float" office:value="713.6101" calcext:value-type="float">
            <text:p>713.6101</text:p>
          </table:table-cell>
          <table:table-cell office:value-type="float" office:value="1092.158" calcext:value-type="float">
            <text:p>1092.158</text:p>
          </table:table-cell>
          <table:table-cell office:value-type="float" office:value="406.1396" calcext:value-type="float">
            <text:p>406.1396</text:p>
          </table:table-cell>
          <table:table-cell office:value-type="float" office:value="1821.276" calcext:value-type="float">
            <text:p>1821.276</text:p>
          </table:table-cell>
          <table:table-cell office:value-type="float" office:value="2061.278" calcext:value-type="float">
            <text:p>2061.278</text:p>
          </table:table-cell>
          <table:table-cell office:value-type="float" office:value="1652.261" calcext:value-type="float">
            <text:p>1652.261</text:p>
          </table:table-cell>
          <table:table-cell office:value-type="float" office:value="580.9731" calcext:value-type="float">
            <text:p>580.9731</text:p>
          </table:table-cell>
          <table:table-cell office:value-type="float" office:value="570.8152" calcext:value-type="float">
            <text:p>570.8152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699" calcext:value-type="float">
            <text:p>35.58699</text:p>
          </table:table-cell>
          <table:table-cell office:value-type="float" office:value="0" calcext:value-type="float">
            <text:p>0</text:p>
          </table:table-cell>
          <table:table-cell office:value-type="float" office:value="-0.0003952475" calcext:value-type="float">
            <text:p>-0.0003952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86782" calcext:value-type="float">
            <text:p>-27.86782</text:p>
          </table:table-cell>
          <table:table-cell office:value-type="float" office:value="0" calcext:value-type="float">
            <text:p>0</text:p>
          </table:table-cell>
          <table:table-cell office:value-type="float" office:value="7.107256" calcext:value-type="float">
            <text:p>7.107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6" calcext:value-type="float">
            <text:p>11052006</text:p>
          </table:table-cell>
          <table:table-cell office:value-type="float" office:value="93.44881" calcext:value-type="float">
            <text:p>93.44881</text:p>
          </table:table-cell>
          <table:table-cell office:value-type="float" office:value="13036.98" calcext:value-type="float">
            <text:p>13036.98</text:p>
          </table:table-cell>
          <table:table-cell office:value-type="float" office:value="0" calcext:value-type="float">
            <text:p>0</text:p>
          </table:table-cell>
          <table:table-cell office:value-type="float" office:value="0.0007809693" calcext:value-type="float">
            <text:p>0.0007809693</text:p>
          </table:table-cell>
          <table:table-cell office:value-type="float" office:value="-31.09788" calcext:value-type="float">
            <text:p>-31.09788</text:p>
          </table:table-cell>
          <table:table-cell office:value-type="float" office:value="80.01941" calcext:value-type="float">
            <text:p>80.01941</text:p>
          </table:table-cell>
          <table:table-cell office:value-type="float" office:value="-0.007774129" calcext:value-type="float">
            <text:p>-0.007774129</text:p>
          </table:table-cell>
          <table:table-cell office:value-type="float" office:value="55.90688" calcext:value-type="float">
            <text:p>55.90688</text:p>
          </table:table-cell>
          <table:table-cell office:value-type="float" office:value="0.04033106" calcext:value-type="float">
            <text:p>0.04033106</text:p>
          </table:table-cell>
          <table:table-cell office:value-type="float" office:value="0.02753566" calcext:value-type="float">
            <text:p>0.0275356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375126" calcext:value-type="float">
            <text:p>0.0237512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152666" calcext:value-type="float">
            <text:p>0.4152666</text:p>
          </table:table-cell>
          <table:table-cell office:value-type="float" office:value="370" calcext:value-type="float">
            <text:p>370</text:p>
          </table:table-cell>
          <table:table-cell office:value-type="float" office:value="-39.47083" calcext:value-type="float">
            <text:p>-39.47083</text:p>
          </table:table-cell>
          <table:table-cell office:value-type="float" office:value="0" calcext:value-type="float">
            <text:p>0</text:p>
          </table:table-cell>
          <table:table-cell office:value-type="float" office:value="340.6612" calcext:value-type="float">
            <text:p>340.6612</text:p>
          </table:table-cell>
          <table:table-cell office:value-type="float" office:value="1124.372" calcext:value-type="float">
            <text:p>1124.372</text:p>
          </table:table-cell>
          <table:table-cell office:value-type="float" office:value="1365.312" calcext:value-type="float">
            <text:p>1365.312</text:p>
          </table:table-cell>
          <table:table-cell office:value-type="float" office:value="1223.688" calcext:value-type="float">
            <text:p>1223.688</text:p>
          </table:table-cell>
          <table:table-cell office:value-type="float" office:value="713.5531" calcext:value-type="float">
            <text:p>713.5531</text:p>
          </table:table-cell>
          <table:table-cell office:value-type="float" office:value="1092.106" calcext:value-type="float">
            <text:p>1092.106</text:p>
          </table:table-cell>
          <table:table-cell office:value-type="float" office:value="406.1253" calcext:value-type="float">
            <text:p>406.1253</text:p>
          </table:table-cell>
          <table:table-cell office:value-type="float" office:value="1821.238" calcext:value-type="float">
            <text:p>1821.238</text:p>
          </table:table-cell>
          <table:table-cell office:value-type="float" office:value="2061.246" calcext:value-type="float">
            <text:p>2061.246</text:p>
          </table:table-cell>
          <table:table-cell office:value-type="float" office:value="1652.246" calcext:value-type="float">
            <text:p>1652.246</text:p>
          </table:table-cell>
          <table:table-cell office:value-type="float" office:value="580.9716" calcext:value-type="float">
            <text:p>580.9716</text:p>
          </table:table-cell>
          <table:table-cell office:value-type="float" office:value="570.8126" calcext:value-type="float">
            <text:p>570.8126</text:p>
          </table:table-cell>
          <table:table-cell office:value-type="float" office:value="142.4693" calcext:value-type="float">
            <text:p>142.4693</text:p>
          </table:table-cell>
          <table:table-cell office:value-type="float" office:value="35.58699" calcext:value-type="float">
            <text:p>35.58699</text:p>
          </table:table-cell>
          <table:table-cell office:value-type="float" office:value="0" calcext:value-type="float">
            <text:p>0</text:p>
          </table:table-cell>
          <table:table-cell office:value-type="float" office:value="-0.0004066204" calcext:value-type="float">
            <text:p>-0.0004066204</text:p>
          </table:table-cell>
          <table:table-cell office:value-type="float" office:value="0" calcext:value-type="float">
            <text:p>0</text:p>
          </table:table-cell>
          <table:table-cell office:value-type="float" office:value="0.004988728" calcext:value-type="float">
            <text:p>0.004988728</text:p>
          </table:table-cell>
          <table:table-cell office:value-type="float" office:value="0.002023936" calcext:value-type="float">
            <text:p>0.002023936</text:p>
          </table:table-cell>
          <table:table-cell office:value-type="float" office:value="-0.01633198" calcext:value-type="float">
            <text:p>-0.01633198</text:p>
          </table:table-cell>
          <table:table-cell office:value-type="float" office:value="-0.01430804" calcext:value-type="float">
            <text:p>-0.01430804</text:p>
          </table:table-cell>
          <table:table-cell office:value-type="float" office:value="-28.44429" calcext:value-type="float">
            <text:p>-28.44429</text:p>
          </table:table-cell>
          <table:table-cell office:value-type="float" office:value="0" calcext:value-type="float">
            <text:p>0</text:p>
          </table:table-cell>
          <table:table-cell office:value-type="float" office:value="7.124007" calcext:value-type="float">
            <text:p>7.12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6" calcext:value-type="float">
            <text:p>12052006</text:p>
          </table:table-cell>
          <table:table-cell office:value-type="float" office:value="93.18417" calcext:value-type="float">
            <text:p>93.18417</text:p>
          </table:table-cell>
          <table:table-cell office:value-type="float" office:value="13036.55" calcext:value-type="float">
            <text:p>13036.55</text:p>
          </table:table-cell>
          <table:table-cell office:value-type="float" office:value="0" calcext:value-type="float">
            <text:p>0</text:p>
          </table:table-cell>
          <table:table-cell office:value-type="float" office:value="0.001606722" calcext:value-type="float">
            <text:p>0.001606722</text:p>
          </table:table-cell>
          <table:table-cell office:value-type="float" office:value="-31.73726" calcext:value-type="float">
            <text:p>-31.73726</text:p>
          </table:table-cell>
          <table:table-cell office:value-type="float" office:value="82.89394" calcext:value-type="float">
            <text:p>82.89394</text:p>
          </table:table-cell>
          <table:table-cell office:value-type="float" office:value="-0.02379119" calcext:value-type="float">
            <text:p>-0.02379119</text:p>
          </table:table-cell>
          <table:table-cell office:value-type="float" office:value="55.79593" calcext:value-type="float">
            <text:p>55.79593</text:p>
          </table:table-cell>
          <table:table-cell office:value-type="float" office:value="0.0396922" calcext:value-type="float">
            <text:p>0.0396922</text:p>
          </table:table-cell>
          <table:table-cell office:value-type="float" office:value="0.02764777" calcext:value-type="float">
            <text:p>0.0276477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2822085" calcext:value-type="float">
            <text:p>0.0282208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4407026" calcext:value-type="float">
            <text:p>0.4407026</text:p>
          </table:table-cell>
          <table:table-cell office:value-type="float" office:value="370" calcext:value-type="float">
            <text:p>370</text:p>
          </table:table-cell>
          <table:table-cell office:value-type="float" office:value="-40.15131" calcext:value-type="float">
            <text:p>-40.15131</text:p>
          </table:table-cell>
          <table:table-cell office:value-type="float" office:value="0" calcext:value-type="float">
            <text:p>0</text:p>
          </table:table-cell>
          <table:table-cell office:value-type="float" office:value="340.6868" calcext:value-type="float">
            <text:p>340.6868</text:p>
          </table:table-cell>
          <table:table-cell office:value-type="float" office:value="1124.169" calcext:value-type="float">
            <text:p>1124.169</text:p>
          </table:table-cell>
          <table:table-cell office:value-type="float" office:value="1365.1" calcext:value-type="float">
            <text:p>1365.1</text:p>
          </table:table-cell>
          <table:table-cell office:value-type="float" office:value="1223.601" calcext:value-type="float">
            <text:p>1223.601</text:p>
          </table:table-cell>
          <table:table-cell office:value-type="float" office:value="713.4905" calcext:value-type="float">
            <text:p>713.4905</text:p>
          </table:table-cell>
          <table:table-cell office:value-type="float" office:value="1092.053" calcext:value-type="float">
            <text:p>1092.053</text:p>
          </table:table-cell>
          <table:table-cell office:value-type="float" office:value="406.1107" calcext:value-type="float">
            <text:p>406.1107</text:p>
          </table:table-cell>
          <table:table-cell office:value-type="float" office:value="1821.199" calcext:value-type="float">
            <text:p>1821.199</text:p>
          </table:table-cell>
          <table:table-cell office:value-type="float" office:value="2061.214" calcext:value-type="float">
            <text:p>2061.214</text:p>
          </table:table-cell>
          <table:table-cell office:value-type="float" office:value="1652.229" calcext:value-type="float">
            <text:p>1652.229</text:p>
          </table:table-cell>
          <table:table-cell office:value-type="float" office:value="580.97" calcext:value-type="float">
            <text:p>580.97</text:p>
          </table:table-cell>
          <table:table-cell office:value-type="float" office:value="570.8098" calcext:value-type="float">
            <text:p>570.8098</text:p>
          </table:table-cell>
          <table:table-cell office:value-type="float" office:value="142.4694" calcext:value-type="float">
            <text:p>142.4694</text:p>
          </table:table-cell>
          <table:table-cell office:value-type="float" office:value="35.58699" calcext:value-type="float">
            <text:p>35.58699</text:p>
          </table:table-cell>
          <table:table-cell office:value-type="float" office:value="0" calcext:value-type="float">
            <text:p>0</text:p>
          </table:table-cell>
          <table:table-cell office:value-type="float" office:value="-0.0004267214" calcext:value-type="float">
            <text:p>-0.0004267214</text:p>
          </table:table-cell>
          <table:table-cell office:value-type="float" office:value="0" calcext:value-type="float">
            <text:p>0</text:p>
          </table:table-cell>
          <table:table-cell office:value-type="float" office:value="0.01386905" calcext:value-type="float">
            <text:p>0.01386905</text:p>
          </table:table-cell>
          <table:table-cell office:value-type="float" office:value="0.02319196" calcext:value-type="float">
            <text:p>0.02319196</text:p>
          </table:table-cell>
          <table:table-cell office:value-type="float" office:value="-0.06500551" calcext:value-type="float">
            <text:p>-0.06500551</text:p>
          </table:table-cell>
          <table:table-cell office:value-type="float" office:value="-0.04181355" calcext:value-type="float">
            <text:p>-0.04181355</text:p>
          </table:table-cell>
          <table:table-cell office:value-type="float" office:value="-29.08702" calcext:value-type="float">
            <text:p>-29.08702</text:p>
          </table:table-cell>
          <table:table-cell office:value-type="float" office:value="0" calcext:value-type="float">
            <text:p>0</text:p>
          </table:table-cell>
          <table:table-cell office:value-type="float" office:value="7.11792" calcext:value-type="float">
            <text:p>7.1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6" calcext:value-type="float">
            <text:p>13052006</text:p>
          </table:table-cell>
          <table:table-cell office:value-type="float" office:value="92.92104" calcext:value-type="float">
            <text:p>92.92104</text:p>
          </table:table-cell>
          <table:table-cell office:value-type="float" office:value="13036.1" calcext:value-type="float">
            <text:p>13036.1</text:p>
          </table:table-cell>
          <table:table-cell office:value-type="float" office:value="0" calcext:value-type="float">
            <text:p>0</text:p>
          </table:table-cell>
          <table:table-cell office:value-type="float" office:value="0.00254166" calcext:value-type="float">
            <text:p>0.00254166</text:p>
          </table:table-cell>
          <table:table-cell office:value-type="float" office:value="-32.45174" calcext:value-type="float">
            <text:p>-32.45174</text:p>
          </table:table-cell>
          <table:table-cell office:value-type="float" office:value="88.09315" calcext:value-type="float">
            <text:p>88.09315</text:p>
          </table:table-cell>
          <table:table-cell office:value-type="float" office:value="-0.06964567" calcext:value-type="float">
            <text:p>-0.06964567</text:p>
          </table:table-cell>
          <table:table-cell office:value-type="float" office:value="55.69799" calcext:value-type="float">
            <text:p>55.69799</text:p>
          </table:table-cell>
          <table:table-cell office:value-type="float" office:value="0.03907836" calcext:value-type="float">
            <text:p>0.03907836</text:p>
          </table:table-cell>
          <table:table-cell office:value-type="float" office:value="0.0278741" calcext:value-type="float">
            <text:p>0.027874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416681" calcext:value-type="float">
            <text:p>0.0341668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017569" calcext:value-type="float">
            <text:p>0.5017569</text:p>
          </table:table-cell>
          <table:table-cell office:value-type="float" office:value="370" calcext:value-type="float">
            <text:p>370</text:p>
          </table:table-cell>
          <table:table-cell office:value-type="float" office:value="-40.92402" calcext:value-type="float">
            <text:p>-40.92402</text:p>
          </table:table-cell>
          <table:table-cell office:value-type="float" office:value="0" calcext:value-type="float">
            <text:p>0</text:p>
          </table:table-cell>
          <table:table-cell office:value-type="float" office:value="340.7153" calcext:value-type="float">
            <text:p>340.7153</text:p>
          </table:table-cell>
          <table:table-cell office:value-type="float" office:value="1123.969" calcext:value-type="float">
            <text:p>1123.969</text:p>
          </table:table-cell>
          <table:table-cell office:value-type="float" office:value="1364.885" calcext:value-type="float">
            <text:p>1364.885</text:p>
          </table:table-cell>
          <table:table-cell office:value-type="float" office:value="1223.509" calcext:value-type="float">
            <text:p>1223.509</text:p>
          </table:table-cell>
          <table:table-cell office:value-type="float" office:value="713.4258" calcext:value-type="float">
            <text:p>713.4258</text:p>
          </table:table-cell>
          <table:table-cell office:value-type="float" office:value="1091.997" calcext:value-type="float">
            <text:p>1091.997</text:p>
          </table:table-cell>
          <table:table-cell office:value-type="float" office:value="406.0956" calcext:value-type="float">
            <text:p>406.0956</text:p>
          </table:table-cell>
          <table:table-cell office:value-type="float" office:value="1821.161" calcext:value-type="float">
            <text:p>1821.161</text:p>
          </table:table-cell>
          <table:table-cell office:value-type="float" office:value="2061.182" calcext:value-type="float">
            <text:p>2061.182</text:p>
          </table:table-cell>
          <table:table-cell office:value-type="float" office:value="1652.213" calcext:value-type="float">
            <text:p>1652.213</text:p>
          </table:table-cell>
          <table:table-cell office:value-type="float" office:value="580.9683" calcext:value-type="float">
            <text:p>580.9683</text:p>
          </table:table-cell>
          <table:table-cell office:value-type="float" office:value="570.8069" calcext:value-type="float">
            <text:p>570.8069</text:p>
          </table:table-cell>
          <table:table-cell office:value-type="float" office:value="142.4694" calcext:value-type="float">
            <text:p>142.4694</text:p>
          </table:table-cell>
          <table:table-cell office:value-type="float" office:value="35.58699" calcext:value-type="float">
            <text:p>35.58699</text:p>
          </table:table-cell>
          <table:table-cell office:value-type="float" office:value="0" calcext:value-type="float">
            <text:p>0</text:p>
          </table:table-cell>
          <table:table-cell office:value-type="float" office:value="-0.0004465615" calcext:value-type="float">
            <text:p>-0.0004465615</text:p>
          </table:table-cell>
          <table:table-cell office:value-type="float" office:value="0" calcext:value-type="float">
            <text:p>0</text:p>
          </table:table-cell>
          <table:table-cell office:value-type="float" office:value="0.02257961" calcext:value-type="float">
            <text:p>0.02257961</text:p>
          </table:table-cell>
          <table:table-cell office:value-type="float" office:value="0.07698406" calcext:value-type="float">
            <text:p>0.07698406</text:p>
          </table:table-cell>
          <table:table-cell office:value-type="float" office:value="-0.1563688" calcext:value-type="float">
            <text:p>-0.1563688</text:p>
          </table:table-cell>
          <table:table-cell office:value-type="float" office:value="-0.07938474" calcext:value-type="float">
            <text:p>-0.07938474</text:p>
          </table:table-cell>
          <table:table-cell office:value-type="float" office:value="-29.74074" calcext:value-type="float">
            <text:p>-29.74074</text:p>
          </table:table-cell>
          <table:table-cell office:value-type="float" office:value="0" calcext:value-type="float">
            <text:p>0</text:p>
          </table:table-cell>
          <table:table-cell office:value-type="float" office:value="7.042003" calcext:value-type="float">
            <text:p>7.04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6" calcext:value-type="float">
            <text:p>14052006</text:p>
          </table:table-cell>
          <table:table-cell office:value-type="float" office:value="92.72713" calcext:value-type="float">
            <text:p>92.72713</text:p>
          </table:table-cell>
          <table:table-cell office:value-type="float" office:value="13035.74" calcext:value-type="float">
            <text:p>13035.74</text:p>
          </table:table-cell>
          <table:table-cell office:value-type="float" office:value="0" calcext:value-type="float">
            <text:p>0</text:p>
          </table:table-cell>
          <table:table-cell office:value-type="float" office:value="0.003672865" calcext:value-type="float">
            <text:p>0.003672865</text:p>
          </table:table-cell>
          <table:table-cell office:value-type="float" office:value="-33.04038" calcext:value-type="float">
            <text:p>-33.04038</text:p>
          </table:table-cell>
          <table:table-cell office:value-type="float" office:value="92.73599" calcext:value-type="float">
            <text:p>92.73599</text:p>
          </table:table-cell>
          <table:table-cell office:value-type="float" office:value="-0.1336024" calcext:value-type="float">
            <text:p>-0.1336024</text:p>
          </table:table-cell>
          <table:table-cell office:value-type="float" office:value="55.64769" calcext:value-type="float">
            <text:p>55.64769</text:p>
          </table:table-cell>
          <table:table-cell office:value-type="float" office:value="0.03858408" calcext:value-type="float">
            <text:p>0.03858408</text:p>
          </table:table-cell>
          <table:table-cell office:value-type="float" office:value="0.0281742" calcext:value-type="float">
            <text:p>0.0281742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55257" calcext:value-type="float">
            <text:p>0.0355257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392777" calcext:value-type="float">
            <text:p>0.5392777</text:p>
          </table:table-cell>
          <table:table-cell office:value-type="float" office:value="370" calcext:value-type="float">
            <text:p>370</text:p>
          </table:table-cell>
          <table:table-cell office:value-type="float" office:value="-41.51745" calcext:value-type="float">
            <text:p>-41.51745</text:p>
          </table:table-cell>
          <table:table-cell office:value-type="float" office:value="0" calcext:value-type="float">
            <text:p>0</text:p>
          </table:table-cell>
          <table:table-cell office:value-type="float" office:value="340.7409" calcext:value-type="float">
            <text:p>340.7409</text:p>
          </table:table-cell>
          <table:table-cell office:value-type="float" office:value="1123.841" calcext:value-type="float">
            <text:p>1123.841</text:p>
          </table:table-cell>
          <table:table-cell office:value-type="float" office:value="1364.726" calcext:value-type="float">
            <text:p>1364.726</text:p>
          </table:table-cell>
          <table:table-cell office:value-type="float" office:value="1223.432" calcext:value-type="float">
            <text:p>1223.432</text:p>
          </table:table-cell>
          <table:table-cell office:value-type="float" office:value="713.3693" calcext:value-type="float">
            <text:p>713.3693</text:p>
          </table:table-cell>
          <table:table-cell office:value-type="float" office:value="1091.943" calcext:value-type="float">
            <text:p>1091.943</text:p>
          </table:table-cell>
          <table:table-cell office:value-type="float" office:value="406.0809" calcext:value-type="float">
            <text:p>406.0809</text:p>
          </table:table-cell>
          <table:table-cell office:value-type="float" office:value="1821.122" calcext:value-type="float">
            <text:p>1821.122</text:p>
          </table:table-cell>
          <table:table-cell office:value-type="float" office:value="2061.149" calcext:value-type="float">
            <text:p>2061.149</text:p>
          </table:table-cell>
          <table:table-cell office:value-type="float" office:value="1652.197" calcext:value-type="float">
            <text:p>1652.197</text:p>
          </table:table-cell>
          <table:table-cell office:value-type="float" office:value="580.9666" calcext:value-type="float">
            <text:p>580.9666</text:p>
          </table:table-cell>
          <table:table-cell office:value-type="float" office:value="570.8041" calcext:value-type="float">
            <text:p>570.8041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4516199" calcext:value-type="float">
            <text:p>-0.0004516199</text:p>
          </table:table-cell>
          <table:table-cell office:value-type="float" office:value="0" calcext:value-type="float">
            <text:p>0</text:p>
          </table:table-cell>
          <table:table-cell office:value-type="float" office:value="0.03114086" calcext:value-type="float">
            <text:p>0.03114086</text:p>
          </table:table-cell>
          <table:table-cell office:value-type="float" office:value="0.1651031" calcext:value-type="float">
            <text:p>0.1651031</text:p>
          </table:table-cell>
          <table:table-cell office:value-type="float" office:value="-0.2747667" calcext:value-type="float">
            <text:p>-0.2747667</text:p>
          </table:table-cell>
          <table:table-cell office:value-type="float" office:value="-0.1096637" calcext:value-type="float">
            <text:p>-0.1096637</text:p>
          </table:table-cell>
          <table:table-cell office:value-type="float" office:value="-30.25795" calcext:value-type="float">
            <text:p>-30.25795</text:p>
          </table:table-cell>
          <table:table-cell office:value-type="float" office:value="0" calcext:value-type="float">
            <text:p>0</text:p>
          </table:table-cell>
          <table:table-cell office:value-type="float" office:value="6.997077" calcext:value-type="float">
            <text:p>6.99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6" calcext:value-type="float">
            <text:p>15052006</text:p>
          </table:table-cell>
          <table:table-cell office:value-type="float" office:value="92.51487" calcext:value-type="float">
            <text:p>92.51487</text:p>
          </table:table-cell>
          <table:table-cell office:value-type="float" office:value="13035.36" calcext:value-type="float">
            <text:p>13035.36</text:p>
          </table:table-cell>
          <table:table-cell office:value-type="float" office:value="0" calcext:value-type="float">
            <text:p>0</text:p>
          </table:table-cell>
          <table:table-cell office:value-type="float" office:value="0.005044804" calcext:value-type="float">
            <text:p>0.005044804</text:p>
          </table:table-cell>
          <table:table-cell office:value-type="float" office:value="-33.66917" calcext:value-type="float">
            <text:p>-33.66917</text:p>
          </table:table-cell>
          <table:table-cell office:value-type="float" office:value="95.314" calcext:value-type="float">
            <text:p>95.314</text:p>
          </table:table-cell>
          <table:table-cell office:value-type="float" office:value="-0.2188801" calcext:value-type="float">
            <text:p>-0.2188801</text:p>
          </table:table-cell>
          <table:table-cell office:value-type="float" office:value="55.58475" calcext:value-type="float">
            <text:p>55.58475</text:p>
          </table:table-cell>
          <table:table-cell office:value-type="float" office:value="0.03798227" calcext:value-type="float">
            <text:p>0.03798227</text:p>
          </table:table-cell>
          <table:table-cell office:value-type="float" office:value="0.02846997" calcext:value-type="float">
            <text:p>0.0284699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616624" calcext:value-type="float">
            <text:p>0.0361662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639213" calcext:value-type="float">
            <text:p>0.5639213</text:p>
          </table:table-cell>
          <table:table-cell office:value-type="float" office:value="370" calcext:value-type="float">
            <text:p>370</text:p>
          </table:table-cell>
          <table:table-cell office:value-type="float" office:value="-42.07837" calcext:value-type="float">
            <text:p>-42.07837</text:p>
          </table:table-cell>
          <table:table-cell office:value-type="float" office:value="0" calcext:value-type="float">
            <text:p>0</text:p>
          </table:table-cell>
          <table:table-cell office:value-type="float" office:value="340.7663" calcext:value-type="float">
            <text:p>340.7663</text:p>
          </table:table-cell>
          <table:table-cell office:value-type="float" office:value="1123.685" calcext:value-type="float">
            <text:p>1123.685</text:p>
          </table:table-cell>
          <table:table-cell office:value-type="float" office:value="1364.554" calcext:value-type="float">
            <text:p>1364.554</text:p>
          </table:table-cell>
          <table:table-cell office:value-type="float" office:value="1223.357" calcext:value-type="float">
            <text:p>1223.357</text:p>
          </table:table-cell>
          <table:table-cell office:value-type="float" office:value="713.3138" calcext:value-type="float">
            <text:p>713.3138</text:p>
          </table:table-cell>
          <table:table-cell office:value-type="float" office:value="1091.894" calcext:value-type="float">
            <text:p>1091.894</text:p>
          </table:table-cell>
          <table:table-cell office:value-type="float" office:value="406.0667" calcext:value-type="float">
            <text:p>406.0667</text:p>
          </table:table-cell>
          <table:table-cell office:value-type="float" office:value="1821.083" calcext:value-type="float">
            <text:p>1821.083</text:p>
          </table:table-cell>
          <table:table-cell office:value-type="float" office:value="2061.117" calcext:value-type="float">
            <text:p>2061.117</text:p>
          </table:table-cell>
          <table:table-cell office:value-type="float" office:value="1652.18" calcext:value-type="float">
            <text:p>1652.18</text:p>
          </table:table-cell>
          <table:table-cell office:value-type="float" office:value="580.9648" calcext:value-type="float">
            <text:p>580.9648</text:p>
          </table:table-cell>
          <table:table-cell office:value-type="float" office:value="570.8012" calcext:value-type="float">
            <text:p>570.8012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4611948" calcext:value-type="float">
            <text:p>-0.0004611948</text:p>
          </table:table-cell>
          <table:table-cell office:value-type="float" office:value="0" calcext:value-type="float">
            <text:p>0</text:p>
          </table:table-cell>
          <table:table-cell office:value-type="float" office:value="0.04063574" calcext:value-type="float">
            <text:p>0.04063574</text:p>
          </table:table-cell>
          <table:table-cell office:value-type="float" office:value="0.327269" calcext:value-type="float">
            <text:p>0.327269</text:p>
          </table:table-cell>
          <table:table-cell office:value-type="float" office:value="-0.4295385" calcext:value-type="float">
            <text:p>-0.4295385</text:p>
          </table:table-cell>
          <table:table-cell office:value-type="float" office:value="-0.1022695" calcext:value-type="float">
            <text:p>-0.1022695</text:p>
          </table:table-cell>
          <table:table-cell office:value-type="float" office:value="-30.8069" calcext:value-type="float">
            <text:p>-30.8069</text:p>
          </table:table-cell>
          <table:table-cell office:value-type="float" office:value="0" calcext:value-type="float">
            <text:p>0</text:p>
          </table:table-cell>
          <table:table-cell office:value-type="float" office:value="6.977569" calcext:value-type="float">
            <text:p>6.97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6" calcext:value-type="float">
            <text:p>16052006</text:p>
          </table:table-cell>
          <table:table-cell office:value-type="float" office:value="92.27301" calcext:value-type="float">
            <text:p>92.27301</text:p>
          </table:table-cell>
          <table:table-cell office:value-type="float" office:value="13034.94" calcext:value-type="float">
            <text:p>13034.94</text:p>
          </table:table-cell>
          <table:table-cell office:value-type="float" office:value="0" calcext:value-type="float">
            <text:p>0</text:p>
          </table:table-cell>
          <table:table-cell office:value-type="float" office:value="0.00672817" calcext:value-type="float">
            <text:p>0.00672817</text:p>
          </table:table-cell>
          <table:table-cell office:value-type="float" office:value="-34.38357" calcext:value-type="float">
            <text:p>-34.38357</text:p>
          </table:table-cell>
          <table:table-cell office:value-type="float" office:value="101.6481" calcext:value-type="float">
            <text:p>101.6481</text:p>
          </table:table-cell>
          <table:table-cell office:value-type="float" office:value="-0.3245301" calcext:value-type="float">
            <text:p>-0.3245301</text:p>
          </table:table-cell>
          <table:table-cell office:value-type="float" office:value="55.5057" calcext:value-type="float">
            <text:p>55.5057</text:p>
          </table:table-cell>
          <table:table-cell office:value-type="float" office:value="0.03736784" calcext:value-type="float">
            <text:p>0.03736784</text:p>
          </table:table-cell>
          <table:table-cell office:value-type="float" office:value="0.02875251" calcext:value-type="float">
            <text:p>0.0287525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652875" calcext:value-type="float">
            <text:p>0.0365287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801309" calcext:value-type="float">
            <text:p>0.5801309</text:p>
          </table:table-cell>
          <table:table-cell office:value-type="float" office:value="370" calcext:value-type="float">
            <text:p>370</text:p>
          </table:table-cell>
          <table:table-cell office:value-type="float" office:value="-42.63587" calcext:value-type="float">
            <text:p>-42.63587</text:p>
          </table:table-cell>
          <table:table-cell office:value-type="float" office:value="0" calcext:value-type="float">
            <text:p>0</text:p>
          </table:table-cell>
          <table:table-cell office:value-type="float" office:value="340.7944" calcext:value-type="float">
            <text:p>340.7944</text:p>
          </table:table-cell>
          <table:table-cell office:value-type="float" office:value="1123.498" calcext:value-type="float">
            <text:p>1123.498</text:p>
          </table:table-cell>
          <table:table-cell office:value-type="float" office:value="1364.356" calcext:value-type="float">
            <text:p>1364.356</text:p>
          </table:table-cell>
          <table:table-cell office:value-type="float" office:value="1223.274" calcext:value-type="float">
            <text:p>1223.274</text:p>
          </table:table-cell>
          <table:table-cell office:value-type="float" office:value="713.2518" calcext:value-type="float">
            <text:p>713.2518</text:p>
          </table:table-cell>
          <table:table-cell office:value-type="float" office:value="1091.842" calcext:value-type="float">
            <text:p>1091.842</text:p>
          </table:table-cell>
          <table:table-cell office:value-type="float" office:value="406.0525" calcext:value-type="float">
            <text:p>406.0525</text:p>
          </table:table-cell>
          <table:table-cell office:value-type="float" office:value="1821.045" calcext:value-type="float">
            <text:p>1821.045</text:p>
          </table:table-cell>
          <table:table-cell office:value-type="float" office:value="2061.085" calcext:value-type="float">
            <text:p>2061.085</text:p>
          </table:table-cell>
          <table:table-cell office:value-type="float" office:value="1652.164" calcext:value-type="float">
            <text:p>1652.164</text:p>
          </table:table-cell>
          <table:table-cell office:value-type="float" office:value="580.9631" calcext:value-type="float">
            <text:p>580.9631</text:p>
          </table:table-cell>
          <table:table-cell office:value-type="float" office:value="570.7983" calcext:value-type="float">
            <text:p>570.7983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478055" calcext:value-type="float">
            <text:p>-0.000478055</text:p>
          </table:table-cell>
          <table:table-cell office:value-type="float" office:value="0" calcext:value-type="float">
            <text:p>0</text:p>
          </table:table-cell>
          <table:table-cell office:value-type="float" office:value="0.05215209" calcext:value-type="float">
            <text:p>0.05215209</text:p>
          </table:table-cell>
          <table:table-cell office:value-type="float" office:value="0.5959972" calcext:value-type="float">
            <text:p>0.5959972</text:p>
          </table:table-cell>
          <table:table-cell office:value-type="float" office:value="-0.6309852" calcext:value-type="float">
            <text:p>-0.6309852</text:p>
          </table:table-cell>
          <table:table-cell office:value-type="float" office:value="-0.03498805" calcext:value-type="float">
            <text:p>-0.03498805</text:p>
          </table:table-cell>
          <table:table-cell office:value-type="float" office:value="-31.42412" calcext:value-type="float">
            <text:p>-31.42412</text:p>
          </table:table-cell>
          <table:table-cell office:value-type="float" office:value="0" calcext:value-type="float">
            <text:p>0</text:p>
          </table:table-cell>
          <table:table-cell office:value-type="float" office:value="6.969524" calcext:value-type="float">
            <text:p>6.969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6" calcext:value-type="float">
            <text:p>17052006</text:p>
          </table:table-cell>
          <table:table-cell office:value-type="float" office:value="91.98885" calcext:value-type="float">
            <text:p>91.98885</text:p>
          </table:table-cell>
          <table:table-cell office:value-type="float" office:value="13034.46" calcext:value-type="float">
            <text:p>13034.46</text:p>
          </table:table-cell>
          <table:table-cell office:value-type="float" office:value="0" calcext:value-type="float">
            <text:p>0</text:p>
          </table:table-cell>
          <table:table-cell office:value-type="float" office:value="0.008799958" calcext:value-type="float">
            <text:p>0.008799958</text:p>
          </table:table-cell>
          <table:table-cell office:value-type="float" office:value="-35.22614" calcext:value-type="float">
            <text:p>-35.22614</text:p>
          </table:table-cell>
          <table:table-cell office:value-type="float" office:value="103.41" calcext:value-type="float">
            <text:p>103.41</text:p>
          </table:table-cell>
          <table:table-cell office:value-type="float" office:value="-0.4645115" calcext:value-type="float">
            <text:p>-0.4645115</text:p>
          </table:table-cell>
          <table:table-cell office:value-type="float" office:value="55.38489" calcext:value-type="float">
            <text:p>55.38489</text:p>
          </table:table-cell>
          <table:table-cell office:value-type="float" office:value="0.0367148" calcext:value-type="float">
            <text:p>0.0367148</text:p>
          </table:table-cell>
          <table:table-cell office:value-type="float" office:value="0.02903053" calcext:value-type="float">
            <text:p>0.02903053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674226" calcext:value-type="float">
            <text:p>0.0367422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909145" calcext:value-type="float">
            <text:p>0.5909145</text:p>
          </table:table-cell>
          <table:table-cell office:value-type="float" office:value="370" calcext:value-type="float">
            <text:p>370</text:p>
          </table:table-cell>
          <table:table-cell office:value-type="float" office:value="-43.15142" calcext:value-type="float">
            <text:p>-43.15142</text:p>
          </table:table-cell>
          <table:table-cell office:value-type="float" office:value="0" calcext:value-type="float">
            <text:p>0</text:p>
          </table:table-cell>
          <table:table-cell office:value-type="float" office:value="340.8267" calcext:value-type="float">
            <text:p>340.8267</text:p>
          </table:table-cell>
          <table:table-cell office:value-type="float" office:value="1123.27" calcext:value-type="float">
            <text:p>1123.27</text:p>
          </table:table-cell>
          <table:table-cell office:value-type="float" office:value="1364.117" calcext:value-type="float">
            <text:p>1364.117</text:p>
          </table:table-cell>
          <table:table-cell office:value-type="float" office:value="1223.174" calcext:value-type="float">
            <text:p>1223.174</text:p>
          </table:table-cell>
          <table:table-cell office:value-type="float" office:value="713.1845" calcext:value-type="float">
            <text:p>713.1845</text:p>
          </table:table-cell>
          <table:table-cell office:value-type="float" office:value="1091.784" calcext:value-type="float">
            <text:p>1091.784</text:p>
          </table:table-cell>
          <table:table-cell office:value-type="float" office:value="406.0377" calcext:value-type="float">
            <text:p>406.0377</text:p>
          </table:table-cell>
          <table:table-cell office:value-type="float" office:value="1821.007" calcext:value-type="float">
            <text:p>1821.007</text:p>
          </table:table-cell>
          <table:table-cell office:value-type="float" office:value="2061.052" calcext:value-type="float">
            <text:p>2061.052</text:p>
          </table:table-cell>
          <table:table-cell office:value-type="float" office:value="1652.148" calcext:value-type="float">
            <text:p>1652.148</text:p>
          </table:table-cell>
          <table:table-cell office:value-type="float" office:value="580.9613" calcext:value-type="float">
            <text:p>580.9613</text:p>
          </table:table-cell>
          <table:table-cell office:value-type="float" office:value="570.7953" calcext:value-type="float">
            <text:p>570.7953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5059686" calcext:value-type="float">
            <text:p>-0.0005059686</text:p>
          </table:table-cell>
          <table:table-cell office:value-type="float" office:value="0" calcext:value-type="float">
            <text:p>0</text:p>
          </table:table-cell>
          <table:table-cell office:value-type="float" office:value="0.06998742" calcext:value-type="float">
            <text:p>0.06998742</text:p>
          </table:table-cell>
          <table:table-cell office:value-type="float" office:value="1.106266" calcext:value-type="float">
            <text:p>1.106266</text:p>
          </table:table-cell>
          <table:table-cell office:value-type="float" office:value="-0.9438042" calcext:value-type="float">
            <text:p>-0.9438042</text:p>
          </table:table-cell>
          <table:table-cell office:value-type="float" office:value="0.1624621" calcext:value-type="float">
            <text:p>0.1624621</text:p>
          </table:table-cell>
          <table:table-cell office:value-type="float" office:value="-32.14279" calcext:value-type="float">
            <text:p>-32.14279</text:p>
          </table:table-cell>
          <table:table-cell office:value-type="float" office:value="0" calcext:value-type="float">
            <text:p>0</text:p>
          </table:table-cell>
          <table:table-cell office:value-type="float" office:value="6.974833" calcext:value-type="float">
            <text:p>6.974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6" calcext:value-type="float">
            <text:p>18052006</text:p>
          </table:table-cell>
          <table:table-cell office:value-type="float" office:value="91.69637" calcext:value-type="float">
            <text:p>91.69637</text:p>
          </table:table-cell>
          <table:table-cell office:value-type="float" office:value="13033.95" calcext:value-type="float">
            <text:p>13033.95</text:p>
          </table:table-cell>
          <table:table-cell office:value-type="float" office:value="0" calcext:value-type="float">
            <text:p>0</text:p>
          </table:table-cell>
          <table:table-cell office:value-type="float" office:value="0.0113332" calcext:value-type="float">
            <text:p>0.0113332</text:p>
          </table:table-cell>
          <table:table-cell office:value-type="float" office:value="-36.12102" calcext:value-type="float">
            <text:p>-36.12102</text:p>
          </table:table-cell>
          <table:table-cell office:value-type="float" office:value="104.0205" calcext:value-type="float">
            <text:p>104.0205</text:p>
          </table:table-cell>
          <table:table-cell office:value-type="float" office:value="-0.6156181" calcext:value-type="float">
            <text:p>-0.6156181</text:p>
          </table:table-cell>
          <table:table-cell office:value-type="float" office:value="55.27596" calcext:value-type="float">
            <text:p>55.27596</text:p>
          </table:table-cell>
          <table:table-cell office:value-type="float" office:value="0.03610088" calcext:value-type="float">
            <text:p>0.03610088</text:p>
          </table:table-cell>
          <table:table-cell office:value-type="float" office:value="0.02931325" calcext:value-type="float">
            <text:p>0.02931325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687175" calcext:value-type="float">
            <text:p>0.03687175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5982716" calcext:value-type="float">
            <text:p>0.5982716</text:p>
          </table:table-cell>
          <table:table-cell office:value-type="float" office:value="370" calcext:value-type="float">
            <text:p>370</text:p>
          </table:table-cell>
          <table:table-cell office:value-type="float" office:value="-43.54672" calcext:value-type="float">
            <text:p>-43.54672</text:p>
          </table:table-cell>
          <table:table-cell office:value-type="float" office:value="0" calcext:value-type="float">
            <text:p>0</text:p>
          </table:table-cell>
          <table:table-cell office:value-type="float" office:value="340.862" calcext:value-type="float">
            <text:p>340.862</text:p>
          </table:table-cell>
          <table:table-cell office:value-type="float" office:value="1123.036" calcext:value-type="float">
            <text:p>1123.036</text:p>
          </table:table-cell>
          <table:table-cell office:value-type="float" office:value="1363.868" calcext:value-type="float">
            <text:p>1363.868</text:p>
          </table:table-cell>
          <table:table-cell office:value-type="float" office:value="1223.067" calcext:value-type="float">
            <text:p>1223.067</text:p>
          </table:table-cell>
          <table:table-cell office:value-type="float" office:value="713.1104" calcext:value-type="float">
            <text:p>713.1104</text:p>
          </table:table-cell>
          <table:table-cell office:value-type="float" office:value="1091.722" calcext:value-type="float">
            <text:p>1091.722</text:p>
          </table:table-cell>
          <table:table-cell office:value-type="float" office:value="406.0221" calcext:value-type="float">
            <text:p>406.0221</text:p>
          </table:table-cell>
          <table:table-cell office:value-type="float" office:value="1820.967" calcext:value-type="float">
            <text:p>1820.967</text:p>
          </table:table-cell>
          <table:table-cell office:value-type="float" office:value="2061.019" calcext:value-type="float">
            <text:p>2061.019</text:p>
          </table:table-cell>
          <table:table-cell office:value-type="float" office:value="1652.132" calcext:value-type="float">
            <text:p>1652.132</text:p>
          </table:table-cell>
          <table:table-cell office:value-type="float" office:value="580.9595" calcext:value-type="float">
            <text:p>580.9595</text:p>
          </table:table-cell>
          <table:table-cell office:value-type="float" office:value="570.7923" calcext:value-type="float">
            <text:p>570.7923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5359837" calcext:value-type="float">
            <text:p>-0.0005359837</text:p>
          </table:table-cell>
          <table:table-cell office:value-type="float" office:value="0" calcext:value-type="float">
            <text:p>0</text:p>
          </table:table-cell>
          <table:table-cell office:value-type="float" office:value="0.1026598" calcext:value-type="float">
            <text:p>0.1026598</text:p>
          </table:table-cell>
          <table:table-cell office:value-type="float" office:value="1.815889" calcext:value-type="float">
            <text:p>1.815889</text:p>
          </table:table-cell>
          <table:table-cell office:value-type="float" office:value="-1.297858" calcext:value-type="float">
            <text:p>-1.297858</text:p>
          </table:table-cell>
          <table:table-cell office:value-type="float" office:value="0.5180316" calcext:value-type="float">
            <text:p>0.5180316</text:p>
          </table:table-cell>
          <table:table-cell office:value-type="float" office:value="-32.89722" calcext:value-type="float">
            <text:p>-32.89722</text:p>
          </table:table-cell>
          <table:table-cell office:value-type="float" office:value="0" calcext:value-type="float">
            <text:p>0</text:p>
          </table:table-cell>
          <table:table-cell office:value-type="float" office:value="6.978232" calcext:value-type="float">
            <text:p>6.97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6" calcext:value-type="float">
            <text:p>19052006</text:p>
          </table:table-cell>
          <table:table-cell office:value-type="float" office:value="91.33338" calcext:value-type="float">
            <text:p>91.33338</text:p>
          </table:table-cell>
          <table:table-cell office:value-type="float" office:value="13033.34" calcext:value-type="float">
            <text:p>13033.34</text:p>
          </table:table-cell>
          <table:table-cell office:value-type="float" office:value="0" calcext:value-type="float">
            <text:p>0</text:p>
          </table:table-cell>
          <table:table-cell office:value-type="float" office:value="0.01439398" calcext:value-type="float">
            <text:p>0.01439398</text:p>
          </table:table-cell>
          <table:table-cell office:value-type="float" office:value="-37.18777" calcext:value-type="float">
            <text:p>-37.18777</text:p>
          </table:table-cell>
          <table:table-cell office:value-type="float" office:value="110.0704" calcext:value-type="float">
            <text:p>110.0704</text:p>
          </table:table-cell>
          <table:table-cell office:value-type="float" office:value="-0.7888966" calcext:value-type="float">
            <text:p>-0.7888966</text:p>
          </table:table-cell>
          <table:table-cell office:value-type="float" office:value="54.91957" calcext:value-type="float">
            <text:p>54.91957</text:p>
          </table:table-cell>
          <table:table-cell office:value-type="float" office:value="0.0353139" calcext:value-type="float">
            <text:p>0.0353139</text:p>
          </table:table-cell>
          <table:table-cell office:value-type="float" office:value="0.02955295" calcext:value-type="float">
            <text:p>0.02955295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695353" calcext:value-type="float">
            <text:p>0.03695353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6034704" calcext:value-type="float">
            <text:p>0.6034704</text:p>
          </table:table-cell>
          <table:table-cell office:value-type="float" office:value="370" calcext:value-type="float">
            <text:p>370</text:p>
          </table:table-cell>
          <table:table-cell office:value-type="float" office:value="-43.78647" calcext:value-type="float">
            <text:p>-43.78647</text:p>
          </table:table-cell>
          <table:table-cell office:value-type="float" office:value="0" calcext:value-type="float">
            <text:p>0</text:p>
          </table:table-cell>
          <table:table-cell office:value-type="float" office:value="340.9034" calcext:value-type="float">
            <text:p>340.9034</text:p>
          </table:table-cell>
          <table:table-cell office:value-type="float" office:value="1122.739" calcext:value-type="float">
            <text:p>1122.739</text:p>
          </table:table-cell>
          <table:table-cell office:value-type="float" office:value="1363.558" calcext:value-type="float">
            <text:p>1363.558</text:p>
          </table:table-cell>
          <table:table-cell office:value-type="float" office:value="1222.924" calcext:value-type="float">
            <text:p>1222.924</text:p>
          </table:table-cell>
          <table:table-cell office:value-type="float" office:value="713.0302" calcext:value-type="float">
            <text:p>713.0302</text:p>
          </table:table-cell>
          <table:table-cell office:value-type="float" office:value="1091.65" calcext:value-type="float">
            <text:p>1091.65</text:p>
          </table:table-cell>
          <table:table-cell office:value-type="float" office:value="406.005" calcext:value-type="float">
            <text:p>406.005</text:p>
          </table:table-cell>
          <table:table-cell office:value-type="float" office:value="1820.926" calcext:value-type="float">
            <text:p>1820.926</text:p>
          </table:table-cell>
          <table:table-cell office:value-type="float" office:value="2060.986" calcext:value-type="float">
            <text:p>2060.986</text:p>
          </table:table-cell>
          <table:table-cell office:value-type="float" office:value="1652.115" calcext:value-type="float">
            <text:p>1652.115</text:p>
          </table:table-cell>
          <table:table-cell office:value-type="float" office:value="580.9578" calcext:value-type="float">
            <text:p>580.9578</text:p>
          </table:table-cell>
          <table:table-cell office:value-type="float" office:value="570.7893" calcext:value-type="float">
            <text:p>570.7893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5814318" calcext:value-type="float">
            <text:p>-0.0005814318</text:p>
          </table:table-cell>
          <table:table-cell office:value-type="float" office:value="0" calcext:value-type="float">
            <text:p>0</text:p>
          </table:table-cell>
          <table:table-cell office:value-type="float" office:value="0.1382981" calcext:value-type="float">
            <text:p>0.1382981</text:p>
          </table:table-cell>
          <table:table-cell office:value-type="float" office:value="2.977347" calcext:value-type="float">
            <text:p>2.977347</text:p>
          </table:table-cell>
          <table:table-cell office:value-type="float" office:value="-1.800722" calcext:value-type="float">
            <text:p>-1.800722</text:p>
          </table:table-cell>
          <table:table-cell office:value-type="float" office:value="1.176625" calcext:value-type="float">
            <text:p>1.176625</text:p>
          </table:table-cell>
          <table:table-cell office:value-type="float" office:value="-33.81874" calcext:value-type="float">
            <text:p>-33.81874</text:p>
          </table:table-cell>
          <table:table-cell office:value-type="float" office:value="0" calcext:value-type="float">
            <text:p>0</text:p>
          </table:table-cell>
          <table:table-cell office:value-type="float" office:value="7.001018" calcext:value-type="float">
            <text:p>7.00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6" calcext:value-type="float">
            <text:p>20052006</text:p>
          </table:table-cell>
          <table:table-cell office:value-type="float" office:value="91.07005" calcext:value-type="float">
            <text:p>91.07005</text:p>
          </table:table-cell>
          <table:table-cell office:value-type="float" office:value="13032.83" calcext:value-type="float">
            <text:p>13032.83</text:p>
          </table:table-cell>
          <table:table-cell office:value-type="float" office:value="0" calcext:value-type="float">
            <text:p>0</text:p>
          </table:table-cell>
          <table:table-cell office:value-type="float" office:value="0.01792429" calcext:value-type="float">
            <text:p>0.01792429</text:p>
          </table:table-cell>
          <table:table-cell office:value-type="float" office:value="-38.07461" calcext:value-type="float">
            <text:p>-38.07461</text:p>
          </table:table-cell>
          <table:table-cell office:value-type="float" office:value="112.8261" calcext:value-type="float">
            <text:p>112.8261</text:p>
          </table:table-cell>
          <table:table-cell office:value-type="float" office:value="-0.9312179" calcext:value-type="float">
            <text:p>-0.9312179</text:p>
          </table:table-cell>
          <table:table-cell office:value-type="float" office:value="54.88168" calcext:value-type="float">
            <text:p>54.88168</text:p>
          </table:table-cell>
          <table:table-cell office:value-type="float" office:value="0.03471783" calcext:value-type="float">
            <text:p>0.03471783</text:p>
          </table:table-cell>
          <table:table-cell office:value-type="float" office:value="0.02984006" calcext:value-type="float">
            <text:p>0.02984006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700554" calcext:value-type="float">
            <text:p>0.03700554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6072424" calcext:value-type="float">
            <text:p>0.6072424</text:p>
          </table:table-cell>
          <table:table-cell office:value-type="float" office:value="370" calcext:value-type="float">
            <text:p>370</text:p>
          </table:table-cell>
          <table:table-cell office:value-type="float" office:value="-43.91385" calcext:value-type="float">
            <text:p>-43.91385</text:p>
          </table:table-cell>
          <table:table-cell office:value-type="float" office:value="0" calcext:value-type="float">
            <text:p>0</text:p>
          </table:table-cell>
          <table:table-cell office:value-type="float" office:value="340.9397" calcext:value-type="float">
            <text:p>340.9397</text:p>
          </table:table-cell>
          <table:table-cell office:value-type="float" office:value="1122.555" calcext:value-type="float">
            <text:p>1122.555</text:p>
          </table:table-cell>
          <table:table-cell office:value-type="float" office:value="1363.328" calcext:value-type="float">
            <text:p>1363.328</text:p>
          </table:table-cell>
          <table:table-cell office:value-type="float" office:value="1222.807" calcext:value-type="float">
            <text:p>1222.807</text:p>
          </table:table-cell>
          <table:table-cell office:value-type="float" office:value="712.9517" calcext:value-type="float">
            <text:p>712.9517</text:p>
          </table:table-cell>
          <table:table-cell office:value-type="float" office:value="1091.577" calcext:value-type="float">
            <text:p>1091.577</text:p>
          </table:table-cell>
          <table:table-cell office:value-type="float" office:value="405.9864" calcext:value-type="float">
            <text:p>405.9864</text:p>
          </table:table-cell>
          <table:table-cell office:value-type="float" office:value="1820.874" calcext:value-type="float">
            <text:p>1820.874</text:p>
          </table:table-cell>
          <table:table-cell office:value-type="float" office:value="2060.952" calcext:value-type="float">
            <text:p>2060.952</text:p>
          </table:table-cell>
          <table:table-cell office:value-type="float" office:value="1652.099" calcext:value-type="float">
            <text:p>1652.099</text:p>
          </table:table-cell>
          <table:table-cell office:value-type="float" office:value="580.956" calcext:value-type="float">
            <text:p>580.956</text:p>
          </table:table-cell>
          <table:table-cell office:value-type="float" office:value="570.7863" calcext:value-type="float">
            <text:p>570.7863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6012166" calcext:value-type="float">
            <text:p>-0.0006012166</text:p>
          </table:table-cell>
          <table:table-cell office:value-type="float" office:value="0" calcext:value-type="float">
            <text:p>0</text:p>
          </table:table-cell>
          <table:table-cell office:value-type="float" office:value="0.1578396" calcext:value-type="float">
            <text:p>0.1578396</text:p>
          </table:table-cell>
          <table:table-cell office:value-type="float" office:value="3.95703" calcext:value-type="float">
            <text:p>3.95703</text:p>
          </table:table-cell>
          <table:table-cell office:value-type="float" office:value="-2.159409" calcext:value-type="float">
            <text:p>-2.159409</text:p>
          </table:table-cell>
          <table:table-cell office:value-type="float" office:value="1.797621" calcext:value-type="float">
            <text:p>1.797621</text:p>
          </table:table-cell>
          <table:table-cell office:value-type="float" office:value="-34.54928" calcext:value-type="float">
            <text:p>-34.54928</text:p>
          </table:table-cell>
          <table:table-cell office:value-type="float" office:value="0" calcext:value-type="float">
            <text:p>0</text:p>
          </table:table-cell>
          <table:table-cell office:value-type="float" office:value="6.982992" calcext:value-type="float">
            <text:p>6.98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6" calcext:value-type="float">
            <text:p>21052006</text:p>
          </table:table-cell>
          <table:table-cell office:value-type="float" office:value="90.806" calcext:value-type="float">
            <text:p>90.806</text:p>
          </table:table-cell>
          <table:table-cell office:value-type="float" office:value="13032.33" calcext:value-type="float">
            <text:p>13032.33</text:p>
          </table:table-cell>
          <table:table-cell office:value-type="float" office:value="0" calcext:value-type="float">
            <text:p>0</text:p>
          </table:table-cell>
          <table:table-cell office:value-type="float" office:value="0.02189735" calcext:value-type="float">
            <text:p>0.02189735</text:p>
          </table:table-cell>
          <table:table-cell office:value-type="float" office:value="-38.94374" calcext:value-type="float">
            <text:p>-38.94374</text:p>
          </table:table-cell>
          <table:table-cell office:value-type="float" office:value="111.8747" calcext:value-type="float">
            <text:p>111.8747</text:p>
          </table:table-cell>
          <table:table-cell office:value-type="float" office:value="-1.089117" calcext:value-type="float">
            <text:p>-1.089117</text:p>
          </table:table-cell>
          <table:table-cell office:value-type="float" office:value="54.81914" calcext:value-type="float">
            <text:p>54.81914</text:p>
          </table:table-cell>
          <table:table-cell office:value-type="float" office:value="0.03416684" calcext:value-type="float">
            <text:p>0.03416684</text:p>
          </table:table-cell>
          <table:table-cell office:value-type="float" office:value="0.03012147" calcext:value-type="float">
            <text:p>0.03012147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701726" calcext:value-type="float">
            <text:p>0.03701726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6088018" calcext:value-type="float">
            <text:p>0.6088018</text:p>
          </table:table-cell>
          <table:table-cell office:value-type="float" office:value="370" calcext:value-type="float">
            <text:p>370</text:p>
          </table:table-cell>
          <table:table-cell office:value-type="float" office:value="-43.64624" calcext:value-type="float">
            <text:p>-43.64624</text:p>
          </table:table-cell>
          <table:table-cell office:value-type="float" office:value="0" calcext:value-type="float">
            <text:p>0</text:p>
          </table:table-cell>
          <table:table-cell office:value-type="float" office:value="340.9748" calcext:value-type="float">
            <text:p>340.9748</text:p>
          </table:table-cell>
          <table:table-cell office:value-type="float" office:value="1122.354" calcext:value-type="float">
            <text:p>1122.354</text:p>
          </table:table-cell>
          <table:table-cell office:value-type="float" office:value="1363.098" calcext:value-type="float">
            <text:p>1363.098</text:p>
          </table:table-cell>
          <table:table-cell office:value-type="float" office:value="1222.702" calcext:value-type="float">
            <text:p>1222.702</text:p>
          </table:table-cell>
          <table:table-cell office:value-type="float" office:value="712.8787" calcext:value-type="float">
            <text:p>712.8787</text:p>
          </table:table-cell>
          <table:table-cell office:value-type="float" office:value="1091.511" calcext:value-type="float">
            <text:p>1091.511</text:p>
          </table:table-cell>
          <table:table-cell office:value-type="float" office:value="405.9701" calcext:value-type="float">
            <text:p>405.9701</text:p>
          </table:table-cell>
          <table:table-cell office:value-type="float" office:value="1820.823" calcext:value-type="float">
            <text:p>1820.823</text:p>
          </table:table-cell>
          <table:table-cell office:value-type="float" office:value="2060.919" calcext:value-type="float">
            <text:p>2060.919</text:p>
          </table:table-cell>
          <table:table-cell office:value-type="float" office:value="1652.083" calcext:value-type="float">
            <text:p>1652.083</text:p>
          </table:table-cell>
          <table:table-cell office:value-type="float" office:value="580.9542" calcext:value-type="float">
            <text:p>580.9542</text:p>
          </table:table-cell>
          <table:table-cell office:value-type="float" office:value="570.7831" calcext:value-type="float">
            <text:p>570.7831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8" calcext:value-type="float">
            <text:p>35.58698</text:p>
          </table:table-cell>
          <table:table-cell office:value-type="float" office:value="0" calcext:value-type="float">
            <text:p>0</text:p>
          </table:table-cell>
          <table:table-cell office:value-type="float" office:value="-0.0006229645" calcext:value-type="float">
            <text:p>-0.0006229645</text:p>
          </table:table-cell>
          <table:table-cell office:value-type="float" office:value="0" calcext:value-type="float">
            <text:p>0</text:p>
          </table:table-cell>
          <table:table-cell office:value-type="float" office:value="0.1817681" calcext:value-type="float">
            <text:p>0.1817681</text:p>
          </table:table-cell>
          <table:table-cell office:value-type="float" office:value="5.372296" calcext:value-type="float">
            <text:p>5.372296</text:p>
          </table:table-cell>
          <table:table-cell office:value-type="float" office:value="-2.594818" calcext:value-type="float">
            <text:p>-2.594818</text:p>
          </table:table-cell>
          <table:table-cell office:value-type="float" office:value="2.777478" calcext:value-type="float">
            <text:p>2.777478</text:p>
          </table:table-cell>
          <table:table-cell office:value-type="float" office:value="-35.27074" calcext:value-type="float">
            <text:p>-35.27074</text:p>
          </table:table-cell>
          <table:table-cell office:value-type="float" office:value="0" calcext:value-type="float">
            <text:p>0</text:p>
          </table:table-cell>
          <table:table-cell office:value-type="float" office:value="6.99135" calcext:value-type="float">
            <text:p>6.99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6" calcext:value-type="float">
            <text:p>22052006</text:p>
          </table:table-cell>
          <table:table-cell office:value-type="float" office:value="90.49822" calcext:value-type="float">
            <text:p>90.49822</text:p>
          </table:table-cell>
          <table:table-cell office:value-type="float" office:value="13031.77" calcext:value-type="float">
            <text:p>13031.77</text:p>
          </table:table-cell>
          <table:table-cell office:value-type="float" office:value="0" calcext:value-type="float">
            <text:p>0</text:p>
          </table:table-cell>
          <table:table-cell office:value-type="float" office:value="0.02646677" calcext:value-type="float">
            <text:p>0.02646677</text:p>
          </table:table-cell>
          <table:table-cell office:value-type="float" office:value="-39.93419" calcext:value-type="float">
            <text:p>-39.93419</text:p>
          </table:table-cell>
          <table:table-cell office:value-type="float" office:value="118.4132" calcext:value-type="float">
            <text:p>118.4132</text:p>
          </table:table-cell>
          <table:table-cell office:value-type="float" office:value="-1.278343" calcext:value-type="float">
            <text:p>-1.278343</text:p>
          </table:table-cell>
          <table:table-cell office:value-type="float" office:value="54.68063" calcext:value-type="float">
            <text:p>54.68063</text:p>
          </table:table-cell>
          <table:table-cell office:value-type="float" office:value="0.03356186" calcext:value-type="float">
            <text:p>0.03356186</text:p>
          </table:table-cell>
          <table:table-cell office:value-type="float" office:value="0.03038211" calcext:value-type="float">
            <text:p>0.03038211</text:p>
          </table:table-cell>
          <table:table-cell office:value-type="float" office:value="7.954824" calcext:value-type="float">
            <text:p>7.954824</text:p>
          </table:table-cell>
          <table:table-cell office:value-type="float" office:value="0.03702151" calcext:value-type="float">
            <text:p>0.03702151</text:p>
          </table:table-cell>
          <table:table-cell office:value-type="float" office:value="0.0002115154" calcext:value-type="float">
            <text:p>0.0002115154</text:p>
          </table:table-cell>
          <table:table-cell office:value-type="float" office:value="0.6098591" calcext:value-type="float">
            <text:p>0.6098591</text:p>
          </table:table-cell>
          <table:table-cell office:value-type="float" office:value="370" calcext:value-type="float">
            <text:p>370</text:p>
          </table:table-cell>
          <table:table-cell office:value-type="float" office:value="-43.3171" calcext:value-type="float">
            <text:p>-43.3171</text:p>
          </table:table-cell>
          <table:table-cell office:value-type="float" office:value="0" calcext:value-type="float">
            <text:p>0</text:p>
          </table:table-cell>
          <table:table-cell office:value-type="float" office:value="341.0142" calcext:value-type="float">
            <text:p>341.0142</text:p>
          </table:table-cell>
          <table:table-cell office:value-type="float" office:value="1122.109" calcext:value-type="float">
            <text:p>1122.109</text:p>
          </table:table-cell>
          <table:table-cell office:value-type="float" office:value="1362.824" calcext:value-type="float">
            <text:p>1362.824</text:p>
          </table:table-cell>
          <table:table-cell office:value-type="float" office:value="1222.582" calcext:value-type="float">
            <text:p>1222.582</text:p>
          </table:table-cell>
          <table:table-cell office:value-type="float" office:value="712.7999" calcext:value-type="float">
            <text:p>712.7999</text:p>
          </table:table-cell>
          <table:table-cell office:value-type="float" office:value="1091.443" calcext:value-type="float">
            <text:p>1091.443</text:p>
          </table:table-cell>
          <table:table-cell office:value-type="float" office:value="405.9529" calcext:value-type="float">
            <text:p>405.9529</text:p>
          </table:table-cell>
          <table:table-cell office:value-type="float" office:value="1820.77" calcext:value-type="float">
            <text:p>1820.77</text:p>
          </table:table-cell>
          <table:table-cell office:value-type="float" office:value="2060.885" calcext:value-type="float">
            <text:p>2060.885</text:p>
          </table:table-cell>
          <table:table-cell office:value-type="float" office:value="1652.066" calcext:value-type="float">
            <text:p>1652.066</text:p>
          </table:table-cell>
          <table:table-cell office:value-type="float" office:value="580.9524" calcext:value-type="float">
            <text:p>580.9524</text:p>
          </table:table-cell>
          <table:table-cell office:value-type="float" office:value="570.78" calcext:value-type="float">
            <text:p>570.78</text:p>
          </table:table-cell>
          <table:table-cell office:value-type="float" office:value="142.4695" calcext:value-type="float">
            <text:p>142.4695</text:p>
          </table:table-cell>
          <table:table-cell office:value-type="float" office:value="35.58697" calcext:value-type="float">
            <text:p>35.58697</text:p>
          </table:table-cell>
          <table:table-cell office:value-type="float" office:value="0" calcext:value-type="float">
            <text:p>0</text:p>
          </table:table-cell>
          <table:table-cell office:value-type="float" office:value="-0.0006582731" calcext:value-type="float">
            <text:p>-0.0006582731</text:p>
          </table:table-cell>
          <table:table-cell office:value-type="float" office:value="0" calcext:value-type="float">
            <text:p>0</text:p>
          </table:table-cell>
          <table:table-cell office:value-type="float" office:value="0.2245042" calcext:value-type="float">
            <text:p>0.2245042</text:p>
          </table:table-cell>
          <table:table-cell office:value-type="float" office:value="7.147109" calcext:value-type="float">
            <text:p>7.147109</text:p>
          </table:table-cell>
          <table:table-cell office:value-type="float" office:value="-3.238859" calcext:value-type="float">
            <text:p>-3.238859</text:p>
          </table:table-cell>
          <table:table-cell office:value-type="float" office:value="3.908249" calcext:value-type="float">
            <text:p>3.908249</text:p>
          </table:table-cell>
          <table:table-cell office:value-type="float" office:value="-36.09523" calcext:value-type="float">
            <text:p>-36.09523</text:p>
          </table:table-cell>
          <table:table-cell office:value-type="float" office:value="0" calcext:value-type="float">
            <text:p>0</text:p>
          </table:table-cell>
          <table:table-cell office:value-type="float" office:value="7.013299" calcext:value-type="float">
            <text:p>7.01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6" calcext:value-type="float">
            <text:p>23052006</text:p>
          </table:table-cell>
          <table:table-cell office:value-type="float" office:value="90.1305" calcext:value-type="float">
            <text:p>90.1305</text:p>
          </table:table-cell>
          <table:table-cell office:value-type="float" office:value="13030.87" calcext:value-type="float">
            <text:p>13030.87</text:p>
          </table:table-cell>
          <table:table-cell office:value-type="float" office:value="0" calcext:value-type="float">
            <text:p>0</text:p>
          </table:table-cell>
          <table:table-cell office:value-type="float" office:value="0.03310832" calcext:value-type="float">
            <text:p>0.03310832</text:p>
          </table:table-cell>
          <table:table-cell office:value-type="float" office:value="-40.94069" calcext:value-type="float">
            <text:p>-40.94069</text:p>
          </table:table-cell>
          <table:table-cell office:value-type="float" office:value="117.2571" calcext:value-type="float">
            <text:p>117.2571</text:p>
          </table:table-cell>
          <table:table-cell office:value-type="float" office:value="-1.501195" calcext:value-type="float">
            <text:p>-1.501195</text:p>
          </table:table-cell>
          <table:table-cell office:value-type="float" office:value="54.48116" calcext:value-type="float">
            <text:p>54.48116</text:p>
          </table:table-cell>
          <table:table-cell office:value-type="float" office:value="0.03252353" calcext:value-type="float">
            <text:p>0.03252353</text:p>
          </table:table-cell>
          <table:table-cell office:value-type="float" office:value="0.0306194" calcext:value-type="float">
            <text:p>0.030619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5991" calcext:value-type="float">
            <text:p>0.0370599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49877" calcext:value-type="float">
            <text:p>0.6149877</text:p>
          </table:table-cell>
          <table:table-cell office:value-type="float" office:value="370" calcext:value-type="float">
            <text:p>370</text:p>
          </table:table-cell>
          <table:table-cell office:value-type="float" office:value="-43.05632" calcext:value-type="float">
            <text:p>-43.05632</text:p>
          </table:table-cell>
          <table:table-cell office:value-type="float" office:value="0" calcext:value-type="float">
            <text:p>0</text:p>
          </table:table-cell>
          <table:table-cell office:value-type="float" office:value="341.1294" calcext:value-type="float">
            <text:p>341.1294</text:p>
          </table:table-cell>
          <table:table-cell office:value-type="float" office:value="1121.828" calcext:value-type="float">
            <text:p>1121.828</text:p>
          </table:table-cell>
          <table:table-cell office:value-type="float" office:value="1362.475" calcext:value-type="float">
            <text:p>1362.475</text:p>
          </table:table-cell>
          <table:table-cell office:value-type="float" office:value="1222.423" calcext:value-type="float">
            <text:p>1222.423</text:p>
          </table:table-cell>
          <table:table-cell office:value-type="float" office:value="712.5528" calcext:value-type="float">
            <text:p>712.5528</text:p>
          </table:table-cell>
          <table:table-cell office:value-type="float" office:value="1091.301" calcext:value-type="float">
            <text:p>1091.301</text:p>
          </table:table-cell>
          <table:table-cell office:value-type="float" office:value="405.9544" calcext:value-type="float">
            <text:p>405.9544</text:p>
          </table:table-cell>
          <table:table-cell office:value-type="float" office:value="1820.699" calcext:value-type="float">
            <text:p>1820.699</text:p>
          </table:table-cell>
          <table:table-cell office:value-type="float" office:value="2060.826" calcext:value-type="float">
            <text:p>2060.826</text:p>
          </table:table-cell>
          <table:table-cell office:value-type="float" office:value="1652.024" calcext:value-type="float">
            <text:p>1652.024</text:p>
          </table:table-cell>
          <table:table-cell office:value-type="float" office:value="580.9425" calcext:value-type="float">
            <text:p>580.9425</text:p>
          </table:table-cell>
          <table:table-cell office:value-type="float" office:value="570.7636" calcext:value-type="float">
            <text:p>570.7636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7" calcext:value-type="float">
            <text:p>35.58587</text:p>
          </table:table-cell>
          <table:table-cell office:value-type="float" office:value="0" calcext:value-type="float">
            <text:p>0</text:p>
          </table:table-cell>
          <table:table-cell office:value-type="float" office:value="-0.0007001914" calcext:value-type="float">
            <text:p>-0.0007001914</text:p>
          </table:table-cell>
          <table:table-cell office:value-type="float" office:value="0" calcext:value-type="float">
            <text:p>0</text:p>
          </table:table-cell>
          <table:table-cell office:value-type="float" office:value="0.2619887" calcext:value-type="float">
            <text:p>0.2619887</text:p>
          </table:table-cell>
          <table:table-cell office:value-type="float" office:value="9.265511" calcext:value-type="float">
            <text:p>9.265511</text:p>
          </table:table-cell>
          <table:table-cell office:value-type="float" office:value="-4.038553" calcext:value-type="float">
            <text:p>-4.038553</text:p>
          </table:table-cell>
          <table:table-cell office:value-type="float" office:value="5.226957" calcext:value-type="float">
            <text:p>5.226957</text:p>
          </table:table-cell>
          <table:table-cell office:value-type="float" office:value="-37.04012" calcext:value-type="float">
            <text:p>-37.04012</text:p>
          </table:table-cell>
          <table:table-cell office:value-type="float" office:value="0" calcext:value-type="float">
            <text:p>0</text:p>
          </table:table-cell>
          <table:table-cell office:value-type="float" office:value="7.169212" calcext:value-type="float">
            <text:p>7.16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6" calcext:value-type="float">
            <text:p>24052006</text:p>
          </table:table-cell>
          <table:table-cell office:value-type="float" office:value="89.79739" calcext:value-type="float">
            <text:p>89.79739</text:p>
          </table:table-cell>
          <table:table-cell office:value-type="float" office:value="13030.29" calcext:value-type="float">
            <text:p>13030.29</text:p>
          </table:table-cell>
          <table:table-cell office:value-type="float" office:value="0" calcext:value-type="float">
            <text:p>0</text:p>
          </table:table-cell>
          <table:table-cell office:value-type="float" office:value="0.03911382" calcext:value-type="float">
            <text:p>0.03911382</text:p>
          </table:table-cell>
          <table:table-cell office:value-type="float" office:value="-42.05361" calcext:value-type="float">
            <text:p>-42.05361</text:p>
          </table:table-cell>
          <table:table-cell office:value-type="float" office:value="119.4017" calcext:value-type="float">
            <text:p>119.4017</text:p>
          </table:table-cell>
          <table:table-cell office:value-type="float" office:value="-1.73295" calcext:value-type="float">
            <text:p>-1.73295</text:p>
          </table:table-cell>
          <table:table-cell office:value-type="float" office:value="54.44867" calcext:value-type="float">
            <text:p>54.44867</text:p>
          </table:table-cell>
          <table:table-cell office:value-type="float" office:value="0.03192826" calcext:value-type="float">
            <text:p>0.03192826</text:p>
          </table:table-cell>
          <table:table-cell office:value-type="float" office:value="0.03081481" calcext:value-type="float">
            <text:p>0.03081481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134" calcext:value-type="float">
            <text:p>0.0370613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53573" calcext:value-type="float">
            <text:p>0.6153573</text:p>
          </table:table-cell>
          <table:table-cell office:value-type="float" office:value="370" calcext:value-type="float">
            <text:p>370</text:p>
          </table:table-cell>
          <table:table-cell office:value-type="float" office:value="-42.17132" calcext:value-type="float">
            <text:p>-42.17132</text:p>
          </table:table-cell>
          <table:table-cell office:value-type="float" office:value="0" calcext:value-type="float">
            <text:p>0</text:p>
          </table:table-cell>
          <table:table-cell office:value-type="float" office:value="341.145" calcext:value-type="float">
            <text:p>341.145</text:p>
          </table:table-cell>
          <table:table-cell office:value-type="float" office:value="1121.598" calcext:value-type="float">
            <text:p>1121.598</text:p>
          </table:table-cell>
          <table:table-cell office:value-type="float" office:value="1362.206" calcext:value-type="float">
            <text:p>1362.206</text:p>
          </table:table-cell>
          <table:table-cell office:value-type="float" office:value="1222.287" calcext:value-type="float">
            <text:p>1222.287</text:p>
          </table:table-cell>
          <table:table-cell office:value-type="float" office:value="712.4713" calcext:value-type="float">
            <text:p>712.4713</text:p>
          </table:table-cell>
          <table:table-cell office:value-type="float" office:value="1091.222" calcext:value-type="float">
            <text:p>1091.222</text:p>
          </table:table-cell>
          <table:table-cell office:value-type="float" office:value="405.9333" calcext:value-type="float">
            <text:p>405.9333</text:p>
          </table:table-cell>
          <table:table-cell office:value-type="float" office:value="1820.643" calcext:value-type="float">
            <text:p>1820.643</text:p>
          </table:table-cell>
          <table:table-cell office:value-type="float" office:value="2060.792" calcext:value-type="float">
            <text:p>2060.792</text:p>
          </table:table-cell>
          <table:table-cell office:value-type="float" office:value="1652.007" calcext:value-type="float">
            <text:p>1652.007</text:p>
          </table:table-cell>
          <table:table-cell office:value-type="float" office:value="580.9407" calcext:value-type="float">
            <text:p>580.9407</text:p>
          </table:table-cell>
          <table:table-cell office:value-type="float" office:value="570.7604" calcext:value-type="float">
            <text:p>570.7604</text:p>
          </table:table-cell>
          <table:table-cell office:value-type="float" office:value="142.4662" calcext:value-type="float">
            <text:p>142.4662</text:p>
          </table:table-cell>
          <table:table-cell office:value-type="float" office:value="35.58587" calcext:value-type="float">
            <text:p>35.58587</text:p>
          </table:table-cell>
          <table:table-cell office:value-type="float" office:value="0" calcext:value-type="float">
            <text:p>0</text:p>
          </table:table-cell>
          <table:table-cell office:value-type="float" office:value="-0.0007396362" calcext:value-type="float">
            <text:p>-0.0007396362</text:p>
          </table:table-cell>
          <table:table-cell office:value-type="float" office:value="0" calcext:value-type="float">
            <text:p>0</text:p>
          </table:table-cell>
          <table:table-cell office:value-type="float" office:value="0.2956786" calcext:value-type="float">
            <text:p>0.2956786</text:p>
          </table:table-cell>
          <table:table-cell office:value-type="float" office:value="11.88358" calcext:value-type="float">
            <text:p>11.88358</text:p>
          </table:table-cell>
          <table:table-cell office:value-type="float" office:value="-4.890575" calcext:value-type="float">
            <text:p>-4.890575</text:p>
          </table:table-cell>
          <table:table-cell office:value-type="float" office:value="6.993005" calcext:value-type="float">
            <text:p>6.993005</text:p>
          </table:table-cell>
          <table:table-cell office:value-type="float" office:value="-37.91198" calcext:value-type="float">
            <text:p>-37.91198</text:p>
          </table:table-cell>
          <table:table-cell office:value-type="float" office:value="0" calcext:value-type="float">
            <text:p>0</text:p>
          </table:table-cell>
          <table:table-cell office:value-type="float" office:value="7.159586" calcext:value-type="float">
            <text:p>7.159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6" calcext:value-type="float">
            <text:p>25052006</text:p>
          </table:table-cell>
          <table:table-cell office:value-type="float" office:value="89.46471" calcext:value-type="float">
            <text:p>89.46471</text:p>
          </table:table-cell>
          <table:table-cell office:value-type="float" office:value="13029.65" calcext:value-type="float">
            <text:p>13029.65</text:p>
          </table:table-cell>
          <table:table-cell office:value-type="float" office:value="0" calcext:value-type="float">
            <text:p>0</text:p>
          </table:table-cell>
          <table:table-cell office:value-type="float" office:value="0.04703126" calcext:value-type="float">
            <text:p>0.04703126</text:p>
          </table:table-cell>
          <table:table-cell office:value-type="float" office:value="-43.22671" calcext:value-type="float">
            <text:p>-43.22671</text:p>
          </table:table-cell>
          <table:table-cell office:value-type="float" office:value="126.3986" calcext:value-type="float">
            <text:p>126.3986</text:p>
          </table:table-cell>
          <table:table-cell office:value-type="float" office:value="-2.01732" calcext:value-type="float">
            <text:p>-2.01732</text:p>
          </table:table-cell>
          <table:table-cell office:value-type="float" office:value="54.30534" calcext:value-type="float">
            <text:p>54.30534</text:p>
          </table:table-cell>
          <table:table-cell office:value-type="float" office:value="0.03135396" calcext:value-type="float">
            <text:p>0.03135396</text:p>
          </table:table-cell>
          <table:table-cell office:value-type="float" office:value="0.03099058" calcext:value-type="float">
            <text:p>0.0309905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277" calcext:value-type="float">
            <text:p>0.03706277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57268" calcext:value-type="float">
            <text:p>0.6157268</text:p>
          </table:table-cell>
          <table:table-cell office:value-type="float" office:value="370" calcext:value-type="float">
            <text:p>370</text:p>
          </table:table-cell>
          <table:table-cell office:value-type="float" office:value="-40.87835" calcext:value-type="float">
            <text:p>-40.87835</text:p>
          </table:table-cell>
          <table:table-cell office:value-type="float" office:value="0" calcext:value-type="float">
            <text:p>0</text:p>
          </table:table-cell>
          <table:table-cell office:value-type="float" office:value="341.1876" calcext:value-type="float">
            <text:p>341.1876</text:p>
          </table:table-cell>
          <table:table-cell office:value-type="float" office:value="1121.338" calcext:value-type="float">
            <text:p>1121.338</text:p>
          </table:table-cell>
          <table:table-cell office:value-type="float" office:value="1361.902" calcext:value-type="float">
            <text:p>1361.902</text:p>
          </table:table-cell>
          <table:table-cell office:value-type="float" office:value="1222.137" calcext:value-type="float">
            <text:p>1222.137</text:p>
          </table:table-cell>
          <table:table-cell office:value-type="float" office:value="712.3848" calcext:value-type="float">
            <text:p>712.3848</text:p>
          </table:table-cell>
          <table:table-cell office:value-type="float" office:value="1091.141" calcext:value-type="float">
            <text:p>1091.141</text:p>
          </table:table-cell>
          <table:table-cell office:value-type="float" office:value="405.9124" calcext:value-type="float">
            <text:p>405.9124</text:p>
          </table:table-cell>
          <table:table-cell office:value-type="float" office:value="1820.588" calcext:value-type="float">
            <text:p>1820.588</text:p>
          </table:table-cell>
          <table:table-cell office:value-type="float" office:value="2060.757" calcext:value-type="float">
            <text:p>2060.757</text:p>
          </table:table-cell>
          <table:table-cell office:value-type="float" office:value="1651.99" calcext:value-type="float">
            <text:p>1651.99</text:p>
          </table:table-cell>
          <table:table-cell office:value-type="float" office:value="580.9387" calcext:value-type="float">
            <text:p>580.9387</text:p>
          </table:table-cell>
          <table:table-cell office:value-type="float" office:value="570.7571" calcext:value-type="float">
            <text:p>570.7571</text:p>
          </table:table-cell>
          <table:table-cell office:value-type="float" office:value="142.4662" calcext:value-type="float">
            <text:p>142.4662</text:p>
          </table:table-cell>
          <table:table-cell office:value-type="float" office:value="35.58587" calcext:value-type="float">
            <text:p>35.58587</text:p>
          </table:table-cell>
          <table:table-cell office:value-type="float" office:value="0" calcext:value-type="float">
            <text:p>0</text:p>
          </table:table-cell>
          <table:table-cell office:value-type="float" office:value="-0.0007842488" calcext:value-type="float">
            <text:p>-0.0007842488</text:p>
          </table:table-cell>
          <table:table-cell office:value-type="float" office:value="0" calcext:value-type="float">
            <text:p>0</text:p>
          </table:table-cell>
          <table:table-cell office:value-type="float" office:value="0.3478846" calcext:value-type="float">
            <text:p>0.3478846</text:p>
          </table:table-cell>
          <table:table-cell office:value-type="float" office:value="15.0492" calcext:value-type="float">
            <text:p>15.0492</text:p>
          </table:table-cell>
          <table:table-cell office:value-type="float" office:value="-5.874974" calcext:value-type="float">
            <text:p>-5.874974</text:p>
          </table:table-cell>
          <table:table-cell office:value-type="float" office:value="9.174229" calcext:value-type="float">
            <text:p>9.174229</text:p>
          </table:table-cell>
          <table:table-cell office:value-type="float" office:value="-38.84215" calcext:value-type="float">
            <text:p>-38.84215</text:p>
          </table:table-cell>
          <table:table-cell office:value-type="float" office:value="0" calcext:value-type="float">
            <text:p>0</text:p>
          </table:table-cell>
          <table:table-cell office:value-type="float" office:value="7.200496" calcext:value-type="float">
            <text:p>7.20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6" calcext:value-type="float">
            <text:p>26052006</text:p>
          </table:table-cell>
          <table:table-cell office:value-type="float" office:value="89.16969" calcext:value-type="float">
            <text:p>89.16969</text:p>
          </table:table-cell>
          <table:table-cell office:value-type="float" office:value="13029.06" calcext:value-type="float">
            <text:p>13029.06</text:p>
          </table:table-cell>
          <table:table-cell office:value-type="float" office:value="0" calcext:value-type="float">
            <text:p>0</text:p>
          </table:table-cell>
          <table:table-cell office:value-type="float" office:value="0.05506793" calcext:value-type="float">
            <text:p>0.05506793</text:p>
          </table:table-cell>
          <table:table-cell office:value-type="float" office:value="-44.3712" calcext:value-type="float">
            <text:p>-44.3712</text:p>
          </table:table-cell>
          <table:table-cell office:value-type="float" office:value="127.492" calcext:value-type="float">
            <text:p>127.492</text:p>
          </table:table-cell>
          <table:table-cell office:value-type="float" office:value="-2.346564" calcext:value-type="float">
            <text:p>-2.346564</text:p>
          </table:table-cell>
          <table:table-cell office:value-type="float" office:value="54.26176" calcext:value-type="float">
            <text:p>54.26176</text:p>
          </table:table-cell>
          <table:table-cell office:value-type="float" office:value="0.03078934" calcext:value-type="float">
            <text:p>0.03078934</text:p>
          </table:table-cell>
          <table:table-cell office:value-type="float" office:value="0.03119245" calcext:value-type="float">
            <text:p>0.0311924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421" calcext:value-type="float">
            <text:p>0.0370642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60859" calcext:value-type="float">
            <text:p>0.6160859</text:p>
          </table:table-cell>
          <table:table-cell office:value-type="float" office:value="370" calcext:value-type="float">
            <text:p>370</text:p>
          </table:table-cell>
          <table:table-cell office:value-type="float" office:value="-39.25561" calcext:value-type="float">
            <text:p>-39.25561</text:p>
          </table:table-cell>
          <table:table-cell office:value-type="float" office:value="0" calcext:value-type="float">
            <text:p>0</text:p>
          </table:table-cell>
          <table:table-cell office:value-type="float" office:value="341.2272" calcext:value-type="float">
            <text:p>341.2272</text:p>
          </table:table-cell>
          <table:table-cell office:value-type="float" office:value="1121.117" calcext:value-type="float">
            <text:p>1121.117</text:p>
          </table:table-cell>
          <table:table-cell office:value-type="float" office:value="1361.633" calcext:value-type="float">
            <text:p>1361.633</text:p>
          </table:table-cell>
          <table:table-cell office:value-type="float" office:value="1222.002" calcext:value-type="float">
            <text:p>1222.002</text:p>
          </table:table-cell>
          <table:table-cell office:value-type="float" office:value="712.2977" calcext:value-type="float">
            <text:p>712.2977</text:p>
          </table:table-cell>
          <table:table-cell office:value-type="float" office:value="1091.06" calcext:value-type="float">
            <text:p>1091.06</text:p>
          </table:table-cell>
          <table:table-cell office:value-type="float" office:value="405.8912" calcext:value-type="float">
            <text:p>405.8912</text:p>
          </table:table-cell>
          <table:table-cell office:value-type="float" office:value="1820.532" calcext:value-type="float">
            <text:p>1820.532</text:p>
          </table:table-cell>
          <table:table-cell office:value-type="float" office:value="2060.723" calcext:value-type="float">
            <text:p>2060.723</text:p>
          </table:table-cell>
          <table:table-cell office:value-type="float" office:value="1651.973" calcext:value-type="float">
            <text:p>1651.973</text:p>
          </table:table-cell>
          <table:table-cell office:value-type="float" office:value="580.9368" calcext:value-type="float">
            <text:p>580.9368</text:p>
          </table:table-cell>
          <table:table-cell office:value-type="float" office:value="570.7538" calcext:value-type="float">
            <text:p>570.7538</text:p>
          </table:table-cell>
          <table:table-cell office:value-type="float" office:value="142.4662" calcext:value-type="float">
            <text:p>142.4662</text:p>
          </table:table-cell>
          <table:table-cell office:value-type="float" office:value="35.58587" calcext:value-type="float">
            <text:p>35.58587</text:p>
          </table:table-cell>
          <table:table-cell office:value-type="float" office:value="0" calcext:value-type="float">
            <text:p>0</text:p>
          </table:table-cell>
          <table:table-cell office:value-type="float" office:value="-0.0008163996" calcext:value-type="float">
            <text:p>-0.0008163996</text:p>
          </table:table-cell>
          <table:table-cell office:value-type="float" office:value="0" calcext:value-type="float">
            <text:p>0</text:p>
          </table:table-cell>
          <table:table-cell office:value-type="float" office:value="0.3952971" calcext:value-type="float">
            <text:p>0.3952971</text:p>
          </table:table-cell>
          <table:table-cell office:value-type="float" office:value="18.60265" calcext:value-type="float">
            <text:p>18.60265</text:p>
          </table:table-cell>
          <table:table-cell office:value-type="float" office:value="-6.990694" calcext:value-type="float">
            <text:p>-6.990694</text:p>
          </table:table-cell>
          <table:table-cell office:value-type="float" office:value="11.61196" calcext:value-type="float">
            <text:p>11.61196</text:p>
          </table:table-cell>
          <table:table-cell office:value-type="float" office:value="-39.69907" calcext:value-type="float">
            <text:p>-39.69907</text:p>
          </table:table-cell>
          <table:table-cell office:value-type="float" office:value="0" calcext:value-type="float">
            <text:p>0</text:p>
          </table:table-cell>
          <table:table-cell office:value-type="float" office:value="7.241433" calcext:value-type="float">
            <text:p>7.24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6" calcext:value-type="float">
            <text:p>27052006</text:p>
          </table:table-cell>
          <table:table-cell office:value-type="float" office:value="88.84962" calcext:value-type="float">
            <text:p>88.84962</text:p>
          </table:table-cell>
          <table:table-cell office:value-type="float" office:value="13028.49" calcext:value-type="float">
            <text:p>13028.49</text:p>
          </table:table-cell>
          <table:table-cell office:value-type="float" office:value="0" calcext:value-type="float">
            <text:p>0</text:p>
          </table:table-cell>
          <table:table-cell office:value-type="float" office:value="0.06442721" calcext:value-type="float">
            <text:p>0.06442721</text:p>
          </table:table-cell>
          <table:table-cell office:value-type="float" office:value="-45.56707" calcext:value-type="float">
            <text:p>-45.56707</text:p>
          </table:table-cell>
          <table:table-cell office:value-type="float" office:value="132.6573" calcext:value-type="float">
            <text:p>132.6573</text:p>
          </table:table-cell>
          <table:table-cell office:value-type="float" office:value="-2.734013" calcext:value-type="float">
            <text:p>-2.734013</text:p>
          </table:table-cell>
          <table:table-cell office:value-type="float" office:value="54.2383" calcext:value-type="float">
            <text:p>54.2383</text:p>
          </table:table-cell>
          <table:table-cell office:value-type="float" office:value="0.03020315" calcext:value-type="float">
            <text:p>0.03020315</text:p>
          </table:table-cell>
          <table:table-cell office:value-type="float" office:value="0.03139003" calcext:value-type="float">
            <text:p>0.03139003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564" calcext:value-type="float">
            <text:p>0.0370656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64314" calcext:value-type="float">
            <text:p>0.6164314</text:p>
          </table:table-cell>
          <table:table-cell office:value-type="float" office:value="370" calcext:value-type="float">
            <text:p>370</text:p>
          </table:table-cell>
          <table:table-cell office:value-type="float" office:value="-37.50583" calcext:value-type="float">
            <text:p>-37.50583</text:p>
          </table:table-cell>
          <table:table-cell office:value-type="float" office:value="0" calcext:value-type="float">
            <text:p>0</text:p>
          </table:table-cell>
          <table:table-cell office:value-type="float" office:value="341.2413" calcext:value-type="float">
            <text:p>341.2413</text:p>
          </table:table-cell>
          <table:table-cell office:value-type="float" office:value="1120.898" calcext:value-type="float">
            <text:p>1120.898</text:p>
          </table:table-cell>
          <table:table-cell office:value-type="float" office:value="1361.372" calcext:value-type="float">
            <text:p>1361.372</text:p>
          </table:table-cell>
          <table:table-cell office:value-type="float" office:value="1221.871" calcext:value-type="float">
            <text:p>1221.871</text:p>
          </table:table-cell>
          <table:table-cell office:value-type="float" office:value="712.2159" calcext:value-type="float">
            <text:p>712.2159</text:p>
          </table:table-cell>
          <table:table-cell office:value-type="float" office:value="1090.983" calcext:value-type="float">
            <text:p>1090.983</text:p>
          </table:table-cell>
          <table:table-cell office:value-type="float" office:value="405.8704" calcext:value-type="float">
            <text:p>405.8704</text:p>
          </table:table-cell>
          <table:table-cell office:value-type="float" office:value="1820.477" calcext:value-type="float">
            <text:p>1820.477</text:p>
          </table:table-cell>
          <table:table-cell office:value-type="float" office:value="2060.688" calcext:value-type="float">
            <text:p>2060.688</text:p>
          </table:table-cell>
          <table:table-cell office:value-type="float" office:value="1651.955" calcext:value-type="float">
            <text:p>1651.955</text:p>
          </table:table-cell>
          <table:table-cell office:value-type="float" office:value="580.9348" calcext:value-type="float">
            <text:p>580.9348</text:p>
          </table:table-cell>
          <table:table-cell office:value-type="float" office:value="570.7505" calcext:value-type="float">
            <text:p>570.7505</text:p>
          </table:table-cell>
          <table:table-cell office:value-type="float" office:value="142.4662" calcext:value-type="float">
            <text:p>142.4662</text:p>
          </table:table-cell>
          <table:table-cell office:value-type="float" office:value="35.58586" calcext:value-type="float">
            <text:p>35.58586</text:p>
          </table:table-cell>
          <table:table-cell office:value-type="float" office:value="0" calcext:value-type="float">
            <text:p>0</text:p>
          </table:table-cell>
          <table:table-cell office:value-type="float" office:value="-0.0008499745" calcext:value-type="float">
            <text:p>-0.0008499745</text:p>
          </table:table-cell>
          <table:table-cell office:value-type="float" office:value="0" calcext:value-type="float">
            <text:p>0</text:p>
          </table:table-cell>
          <table:table-cell office:value-type="float" office:value="0.4524227" calcext:value-type="float">
            <text:p>0.4524227</text:p>
          </table:table-cell>
          <table:table-cell office:value-type="float" office:value="22.68453" calcext:value-type="float">
            <text:p>22.68453</text:p>
          </table:table-cell>
          <table:table-cell office:value-type="float" office:value="-8.515121" calcext:value-type="float">
            <text:p>-8.515121</text:p>
          </table:table-cell>
          <table:table-cell office:value-type="float" office:value="14.16941" calcext:value-type="float">
            <text:p>14.16941</text:p>
          </table:table-cell>
          <table:table-cell office:value-type="float" office:value="-40.56363" calcext:value-type="float">
            <text:p>-40.56363</text:p>
          </table:table-cell>
          <table:table-cell office:value-type="float" office:value="0" calcext:value-type="float">
            <text:p>0</text:p>
          </table:table-cell>
          <table:table-cell office:value-type="float" office:value="7.296937" calcext:value-type="float">
            <text:p>7.29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6" calcext:value-type="float">
            <text:p>28052006</text:p>
          </table:table-cell>
          <table:table-cell office:value-type="float" office:value="88.51319" calcext:value-type="float">
            <text:p>88.51319</text:p>
          </table:table-cell>
          <table:table-cell office:value-type="float" office:value="13027.82" calcext:value-type="float">
            <text:p>13027.82</text:p>
          </table:table-cell>
          <table:table-cell office:value-type="float" office:value="0" calcext:value-type="float">
            <text:p>0</text:p>
          </table:table-cell>
          <table:table-cell office:value-type="float" office:value="0.07587349" calcext:value-type="float">
            <text:p>0.07587349</text:p>
          </table:table-cell>
          <table:table-cell office:value-type="float" office:value="-46.91484" calcext:value-type="float">
            <text:p>-46.91484</text:p>
          </table:table-cell>
          <table:table-cell office:value-type="float" office:value="137.3606" calcext:value-type="float">
            <text:p>137.3606</text:p>
          </table:table-cell>
          <table:table-cell office:value-type="float" office:value="-3.182724" calcext:value-type="float">
            <text:p>-3.182724</text:p>
          </table:table-cell>
          <table:table-cell office:value-type="float" office:value="54.11241" calcext:value-type="float">
            <text:p>54.11241</text:p>
          </table:table-cell>
          <table:table-cell office:value-type="float" office:value="0.02961518" calcext:value-type="float">
            <text:p>0.02961518</text:p>
          </table:table-cell>
          <table:table-cell office:value-type="float" office:value="0.03159412" calcext:value-type="float">
            <text:p>0.03159412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684" calcext:value-type="float">
            <text:p>0.0370668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67623" calcext:value-type="float">
            <text:p>0.6167623</text:p>
          </table:table-cell>
          <table:table-cell office:value-type="float" office:value="370" calcext:value-type="float">
            <text:p>370</text:p>
          </table:table-cell>
          <table:table-cell office:value-type="float" office:value="-35.49687" calcext:value-type="float">
            <text:p>-35.49687</text:p>
          </table:table-cell>
          <table:table-cell office:value-type="float" office:value="0" calcext:value-type="float">
            <text:p>0</text:p>
          </table:table-cell>
          <table:table-cell office:value-type="float" office:value="341.2856" calcext:value-type="float">
            <text:p>341.2856</text:p>
          </table:table-cell>
          <table:table-cell office:value-type="float" office:value="1120.626" calcext:value-type="float">
            <text:p>1120.626</text:p>
          </table:table-cell>
          <table:table-cell office:value-type="float" office:value="1361.061" calcext:value-type="float">
            <text:p>1361.061</text:p>
          </table:table-cell>
          <table:table-cell office:value-type="float" office:value="1221.715" calcext:value-type="float">
            <text:p>1221.715</text:p>
          </table:table-cell>
          <table:table-cell office:value-type="float" office:value="712.1243" calcext:value-type="float">
            <text:p>712.1243</text:p>
          </table:table-cell>
          <table:table-cell office:value-type="float" office:value="1090.899" calcext:value-type="float">
            <text:p>1090.899</text:p>
          </table:table-cell>
          <table:table-cell office:value-type="float" office:value="405.8494" calcext:value-type="float">
            <text:p>405.8494</text:p>
          </table:table-cell>
          <table:table-cell office:value-type="float" office:value="1820.421" calcext:value-type="float">
            <text:p>1820.421</text:p>
          </table:table-cell>
          <table:table-cell office:value-type="float" office:value="2060.654" calcext:value-type="float">
            <text:p>2060.654</text:p>
          </table:table-cell>
          <table:table-cell office:value-type="float" office:value="1651.938" calcext:value-type="float">
            <text:p>1651.938</text:p>
          </table:table-cell>
          <table:table-cell office:value-type="float" office:value="580.9306" calcext:value-type="float">
            <text:p>580.9306</text:p>
          </table:table-cell>
          <table:table-cell office:value-type="float" office:value="570.7471" calcext:value-type="float">
            <text:p>570.7471</text:p>
          </table:table-cell>
          <table:table-cell office:value-type="float" office:value="142.4662" calcext:value-type="float">
            <text:p>142.4662</text:p>
          </table:table-cell>
          <table:table-cell office:value-type="float" office:value="35.58586" calcext:value-type="float">
            <text:p>35.58586</text:p>
          </table:table-cell>
          <table:table-cell office:value-type="float" office:value="0" calcext:value-type="float">
            <text:p>0</text:p>
          </table:table-cell>
          <table:table-cell office:value-type="float" office:value="-0.0008993494" calcext:value-type="float">
            <text:p>-0.0008993494</text:p>
          </table:table-cell>
          <table:table-cell office:value-type="float" office:value="0" calcext:value-type="float">
            <text:p>0</text:p>
          </table:table-cell>
          <table:table-cell office:value-type="float" office:value="0.5062372" calcext:value-type="float">
            <text:p>0.5062372</text:p>
          </table:table-cell>
          <table:table-cell office:value-type="float" office:value="27.23534" calcext:value-type="float">
            <text:p>27.23534</text:p>
          </table:table-cell>
          <table:table-cell office:value-type="float" office:value="-10.15848" calcext:value-type="float">
            <text:p>-10.15848</text:p>
          </table:table-cell>
          <table:table-cell office:value-type="float" office:value="17.07686" calcext:value-type="float">
            <text:p>17.07686</text:p>
          </table:table-cell>
          <table:table-cell office:value-type="float" office:value="-41.53334" calcext:value-type="float">
            <text:p>-41.53334</text:p>
          </table:table-cell>
          <table:table-cell office:value-type="float" office:value="0" calcext:value-type="float">
            <text:p>0</text:p>
          </table:table-cell>
          <table:table-cell office:value-type="float" office:value="7.3675" calcext:value-type="float">
            <text:p>7.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6" calcext:value-type="float">
            <text:p>29052006</text:p>
          </table:table-cell>
          <table:table-cell office:value-type="float" office:value="88.19019" calcext:value-type="float">
            <text:p>88.19019</text:p>
          </table:table-cell>
          <table:table-cell office:value-type="float" office:value="13027.14" calcext:value-type="float">
            <text:p>13027.14</text:p>
          </table:table-cell>
          <table:table-cell office:value-type="float" office:value="0" calcext:value-type="float">
            <text:p>0</text:p>
          </table:table-cell>
          <table:table-cell office:value-type="float" office:value="0.08916917" calcext:value-type="float">
            <text:p>0.08916917</text:p>
          </table:table-cell>
          <table:table-cell office:value-type="float" office:value="-48.31179" calcext:value-type="float">
            <text:p>-48.31179</text:p>
          </table:table-cell>
          <table:table-cell office:value-type="float" office:value="141.3938" calcext:value-type="float">
            <text:p>141.3938</text:p>
          </table:table-cell>
          <table:table-cell office:value-type="float" office:value="-3.693357" calcext:value-type="float">
            <text:p>-3.693357</text:p>
          </table:table-cell>
          <table:table-cell office:value-type="float" office:value="54.03428" calcext:value-type="float">
            <text:p>54.03428</text:p>
          </table:table-cell>
          <table:table-cell office:value-type="float" office:value="0.02905322" calcext:value-type="float">
            <text:p>0.02905322</text:p>
          </table:table-cell>
          <table:table-cell office:value-type="float" office:value="0.03183234" calcext:value-type="float">
            <text:p>0.0318323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791" calcext:value-type="float">
            <text:p>0.0370679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70754" calcext:value-type="float">
            <text:p>0.6170754</text:p>
          </table:table-cell>
          <table:table-cell office:value-type="float" office:value="370" calcext:value-type="float">
            <text:p>370</text:p>
          </table:table-cell>
          <table:table-cell office:value-type="float" office:value="-32.79292" calcext:value-type="float">
            <text:p>-32.79292</text:p>
          </table:table-cell>
          <table:table-cell office:value-type="float" office:value="0" calcext:value-type="float">
            <text:p>0</text:p>
          </table:table-cell>
          <table:table-cell office:value-type="float" office:value="341.3308" calcext:value-type="float">
            <text:p>341.3308</text:p>
          </table:table-cell>
          <table:table-cell office:value-type="float" office:value="1120.371" calcext:value-type="float">
            <text:p>1120.371</text:p>
          </table:table-cell>
          <table:table-cell office:value-type="float" office:value="1360.753" calcext:value-type="float">
            <text:p>1360.753</text:p>
          </table:table-cell>
          <table:table-cell office:value-type="float" office:value="1221.558" calcext:value-type="float">
            <text:p>1221.558</text:p>
          </table:table-cell>
          <table:table-cell office:value-type="float" office:value="712.0327" calcext:value-type="float">
            <text:p>712.0327</text:p>
          </table:table-cell>
          <table:table-cell office:value-type="float" office:value="1090.812" calcext:value-type="float">
            <text:p>1090.812</text:p>
          </table:table-cell>
          <table:table-cell office:value-type="float" office:value="405.8277" calcext:value-type="float">
            <text:p>405.8277</text:p>
          </table:table-cell>
          <table:table-cell office:value-type="float" office:value="1820.364" calcext:value-type="float">
            <text:p>1820.364</text:p>
          </table:table-cell>
          <table:table-cell office:value-type="float" office:value="2060.616" calcext:value-type="float">
            <text:p>2060.616</text:p>
          </table:table-cell>
          <table:table-cell office:value-type="float" office:value="1651.921" calcext:value-type="float">
            <text:p>1651.921</text:p>
          </table:table-cell>
          <table:table-cell office:value-type="float" office:value="580.9226" calcext:value-type="float">
            <text:p>580.9226</text:p>
          </table:table-cell>
          <table:table-cell office:value-type="float" office:value="570.7436" calcext:value-type="float">
            <text:p>570.7436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6" calcext:value-type="float">
            <text:p>35.58586</text:p>
          </table:table-cell>
          <table:table-cell office:value-type="float" office:value="0" calcext:value-type="float">
            <text:p>0</text:p>
          </table:table-cell>
          <table:table-cell office:value-type="float" office:value="-0.0009450472" calcext:value-type="float">
            <text:p>-0.0009450472</text:p>
          </table:table-cell>
          <table:table-cell office:value-type="float" office:value="0" calcext:value-type="float">
            <text:p>0</text:p>
          </table:table-cell>
          <table:table-cell office:value-type="float" office:value="0.5657937" calcext:value-type="float">
            <text:p>0.5657937</text:p>
          </table:table-cell>
          <table:table-cell office:value-type="float" office:value="32.52804" calcext:value-type="float">
            <text:p>32.52804</text:p>
          </table:table-cell>
          <table:table-cell office:value-type="float" office:value="-11.86188" calcext:value-type="float">
            <text:p>-11.86188</text:p>
          </table:table-cell>
          <table:table-cell office:value-type="float" office:value="20.66616" calcext:value-type="float">
            <text:p>20.66616</text:p>
          </table:table-cell>
          <table:table-cell office:value-type="float" office:value="-42.49805" calcext:value-type="float">
            <text:p>-42.49805</text:p>
          </table:table-cell>
          <table:table-cell office:value-type="float" office:value="0" calcext:value-type="float">
            <text:p>0</text:p>
          </table:table-cell>
          <table:table-cell office:value-type="float" office:value="7.445679" calcext:value-type="float">
            <text:p>7.445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6" calcext:value-type="float">
            <text:p>30052006</text:p>
          </table:table-cell>
          <table:table-cell office:value-type="float" office:value="87.88072" calcext:value-type="float">
            <text:p>87.88072</text:p>
          </table:table-cell>
          <table:table-cell office:value-type="float" office:value="13026.47" calcext:value-type="float">
            <text:p>13026.47</text:p>
          </table:table-cell>
          <table:table-cell office:value-type="float" office:value="0" calcext:value-type="float">
            <text:p>0</text:p>
          </table:table-cell>
          <table:table-cell office:value-type="float" office:value="0.1047233" calcext:value-type="float">
            <text:p>0.1047233</text:p>
          </table:table-cell>
          <table:table-cell office:value-type="float" office:value="-49.75831" calcext:value-type="float">
            <text:p>-49.75831</text:p>
          </table:table-cell>
          <table:table-cell office:value-type="float" office:value="145.1308" calcext:value-type="float">
            <text:p>145.1308</text:p>
          </table:table-cell>
          <table:table-cell office:value-type="float" office:value="-4.295707" calcext:value-type="float">
            <text:p>-4.295707</text:p>
          </table:table-cell>
          <table:table-cell office:value-type="float" office:value="53.9715" calcext:value-type="float">
            <text:p>53.9715</text:p>
          </table:table-cell>
          <table:table-cell office:value-type="float" office:value="0.0284986" calcext:value-type="float">
            <text:p>0.0284986</text:p>
          </table:table-cell>
          <table:table-cell office:value-type="float" office:value="0.03207911" calcext:value-type="float">
            <text:p>0.03207911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6898" calcext:value-type="float">
            <text:p>0.03706898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7372" calcext:value-type="float">
            <text:p>0.617372</text:p>
          </table:table-cell>
          <table:table-cell office:value-type="float" office:value="370" calcext:value-type="float">
            <text:p>370</text:p>
          </table:table-cell>
          <table:table-cell office:value-type="float" office:value="-29.53145" calcext:value-type="float">
            <text:p>-29.53145</text:p>
          </table:table-cell>
          <table:table-cell office:value-type="float" office:value="0" calcext:value-type="float">
            <text:p>0</text:p>
          </table:table-cell>
          <table:table-cell office:value-type="float" office:value="341.3758" calcext:value-type="float">
            <text:p>341.3758</text:p>
          </table:table-cell>
          <table:table-cell office:value-type="float" office:value="1120.125" calcext:value-type="float">
            <text:p>1120.125</text:p>
          </table:table-cell>
          <table:table-cell office:value-type="float" office:value="1360.453" calcext:value-type="float">
            <text:p>1360.453</text:p>
          </table:table-cell>
          <table:table-cell office:value-type="float" office:value="1221.412" calcext:value-type="float">
            <text:p>1221.412</text:p>
          </table:table-cell>
          <table:table-cell office:value-type="float" office:value="711.9384" calcext:value-type="float">
            <text:p>711.9384</text:p>
          </table:table-cell>
          <table:table-cell office:value-type="float" office:value="1090.725" calcext:value-type="float">
            <text:p>1090.725</text:p>
          </table:table-cell>
          <table:table-cell office:value-type="float" office:value="405.806" calcext:value-type="float">
            <text:p>405.806</text:p>
          </table:table-cell>
          <table:table-cell office:value-type="float" office:value="1820.307" calcext:value-type="float">
            <text:p>1820.307</text:p>
          </table:table-cell>
          <table:table-cell office:value-type="float" office:value="2060.57" calcext:value-type="float">
            <text:p>2060.57</text:p>
          </table:table-cell>
          <table:table-cell office:value-type="float" office:value="1651.904" calcext:value-type="float">
            <text:p>1651.904</text:p>
          </table:table-cell>
          <table:table-cell office:value-type="float" office:value="580.9146" calcext:value-type="float">
            <text:p>580.9146</text:p>
          </table:table-cell>
          <table:table-cell office:value-type="float" office:value="570.7401" calcext:value-type="float">
            <text:p>570.7401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6" calcext:value-type="float">
            <text:p>35.58586</text:p>
          </table:table-cell>
          <table:table-cell office:value-type="float" office:value="0" calcext:value-type="float">
            <text:p>0</text:p>
          </table:table-cell>
          <table:table-cell office:value-type="float" office:value="-0.0009867972" calcext:value-type="float">
            <text:p>-0.0009867972</text:p>
          </table:table-cell>
          <table:table-cell office:value-type="float" office:value="0" calcext:value-type="float">
            <text:p>0</text:p>
          </table:table-cell>
          <table:table-cell office:value-type="float" office:value="0.6187176" calcext:value-type="float">
            <text:p>0.6187176</text:p>
          </table:table-cell>
          <table:table-cell office:value-type="float" office:value="38.47121" calcext:value-type="float">
            <text:p>38.47121</text:p>
          </table:table-cell>
          <table:table-cell office:value-type="float" office:value="-13.70058" calcext:value-type="float">
            <text:p>-13.70058</text:p>
          </table:table-cell>
          <table:table-cell office:value-type="float" office:value="24.77063" calcext:value-type="float">
            <text:p>24.77063</text:p>
          </table:table-cell>
          <table:table-cell office:value-type="float" office:value="-43.4433" calcext:value-type="float">
            <text:p>-43.4433</text:p>
          </table:table-cell>
          <table:table-cell office:value-type="float" office:value="0" calcext:value-type="float">
            <text:p>0</text:p>
          </table:table-cell>
          <table:table-cell office:value-type="float" office:value="7.546554" calcext:value-type="float">
            <text:p>7.546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6" calcext:value-type="float">
            <text:p>31052006</text:p>
          </table:table-cell>
          <table:table-cell office:value-type="float" office:value="87.58054" calcext:value-type="float">
            <text:p>87.58054</text:p>
          </table:table-cell>
          <table:table-cell office:value-type="float" office:value="13025.81" calcext:value-type="float">
            <text:p>13025.81</text:p>
          </table:table-cell>
          <table:table-cell office:value-type="float" office:value="0" calcext:value-type="float">
            <text:p>0</text:p>
          </table:table-cell>
          <table:table-cell office:value-type="float" office:value="0.1234161" calcext:value-type="float">
            <text:p>0.1234161</text:p>
          </table:table-cell>
          <table:table-cell office:value-type="float" office:value="-51.27107" calcext:value-type="float">
            <text:p>-51.27107</text:p>
          </table:table-cell>
          <table:table-cell office:value-type="float" office:value="150.5218" calcext:value-type="float">
            <text:p>150.5218</text:p>
          </table:table-cell>
          <table:table-cell office:value-type="float" office:value="-5.006427" calcext:value-type="float">
            <text:p>-5.006427</text:p>
          </table:table-cell>
          <table:table-cell office:value-type="float" office:value="53.91296" calcext:value-type="float">
            <text:p>53.91296</text:p>
          </table:table-cell>
          <table:table-cell office:value-type="float" office:value="0.02795245" calcext:value-type="float">
            <text:p>0.02795245</text:p>
          </table:table-cell>
          <table:table-cell office:value-type="float" office:value="0.03234198" calcext:value-type="float">
            <text:p>0.0323419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005" calcext:value-type="float">
            <text:p>0.03707005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76523" calcext:value-type="float">
            <text:p>0.6176523</text:p>
          </table:table-cell>
          <table:table-cell office:value-type="float" office:value="370" calcext:value-type="float">
            <text:p>370</text:p>
          </table:table-cell>
          <table:table-cell office:value-type="float" office:value="-25.94226" calcext:value-type="float">
            <text:p>-25.94226</text:p>
          </table:table-cell>
          <table:table-cell office:value-type="float" office:value="0" calcext:value-type="float">
            <text:p>0</text:p>
          </table:table-cell>
          <table:table-cell office:value-type="float" office:value="341.4207" calcext:value-type="float">
            <text:p>341.4207</text:p>
          </table:table-cell>
          <table:table-cell office:value-type="float" office:value="1119.884" calcext:value-type="float">
            <text:p>1119.884</text:p>
          </table:table-cell>
          <table:table-cell office:value-type="float" office:value="1360.16" calcext:value-type="float">
            <text:p>1360.16</text:p>
          </table:table-cell>
          <table:table-cell office:value-type="float" office:value="1221.268" calcext:value-type="float">
            <text:p>1221.268</text:p>
          </table:table-cell>
          <table:table-cell office:value-type="float" office:value="711.8453" calcext:value-type="float">
            <text:p>711.8453</text:p>
          </table:table-cell>
          <table:table-cell office:value-type="float" office:value="1090.639" calcext:value-type="float">
            <text:p>1090.639</text:p>
          </table:table-cell>
          <table:table-cell office:value-type="float" office:value="405.7846" calcext:value-type="float">
            <text:p>405.7846</text:p>
          </table:table-cell>
          <table:table-cell office:value-type="float" office:value="1820.251" calcext:value-type="float">
            <text:p>1820.251</text:p>
          </table:table-cell>
          <table:table-cell office:value-type="float" office:value="2060.524" calcext:value-type="float">
            <text:p>2060.524</text:p>
          </table:table-cell>
          <table:table-cell office:value-type="float" office:value="1651.887" calcext:value-type="float">
            <text:p>1651.887</text:p>
          </table:table-cell>
          <table:table-cell office:value-type="float" office:value="580.9067" calcext:value-type="float">
            <text:p>580.9067</text:p>
          </table:table-cell>
          <table:table-cell office:value-type="float" office:value="570.7364" calcext:value-type="float">
            <text:p>570.736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026931" calcext:value-type="float">
            <text:p>-0.001026931</text:p>
          </table:table-cell>
          <table:table-cell office:value-type="float" office:value="0" calcext:value-type="float">
            <text:p>0</text:p>
          </table:table-cell>
          <table:table-cell office:value-type="float" office:value="0.6863842" calcext:value-type="float">
            <text:p>0.6863842</text:p>
          </table:table-cell>
          <table:table-cell office:value-type="float" office:value="45.02397" calcext:value-type="float">
            <text:p>45.02397</text:p>
          </table:table-cell>
          <table:table-cell office:value-type="float" office:value="-15.86334" calcext:value-type="float">
            <text:p>-15.86334</text:p>
          </table:table-cell>
          <table:table-cell office:value-type="float" office:value="29.16063" calcext:value-type="float">
            <text:p>29.16063</text:p>
          </table:table-cell>
          <table:table-cell office:value-type="float" office:value="-44.37873" calcext:value-type="float">
            <text:p>-44.37873</text:p>
          </table:table-cell>
          <table:table-cell office:value-type="float" office:value="0" calcext:value-type="float">
            <text:p>0</text:p>
          </table:table-cell>
          <table:table-cell office:value-type="float" office:value="7.679681" calcext:value-type="float">
            <text:p>7.679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6" calcext:value-type="float">
            <text:p>1062006</text:p>
          </table:table-cell>
          <table:table-cell office:value-type="float" office:value="87.30671" calcext:value-type="float">
            <text:p>87.30671</text:p>
          </table:table-cell>
          <table:table-cell office:value-type="float" office:value="13025.17" calcext:value-type="float">
            <text:p>13025.17</text:p>
          </table:table-cell>
          <table:table-cell office:value-type="float" office:value="0" calcext:value-type="float">
            <text:p>0</text:p>
          </table:table-cell>
          <table:table-cell office:value-type="float" office:value="0.1463598" calcext:value-type="float">
            <text:p>0.1463598</text:p>
          </table:table-cell>
          <table:table-cell office:value-type="float" office:value="-52.79821" calcext:value-type="float">
            <text:p>-52.79821</text:p>
          </table:table-cell>
          <table:table-cell office:value-type="float" office:value="155.563" calcext:value-type="float">
            <text:p>155.563</text:p>
          </table:table-cell>
          <table:table-cell office:value-type="float" office:value="-5.808041" calcext:value-type="float">
            <text:p>-5.808041</text:p>
          </table:table-cell>
          <table:table-cell office:value-type="float" office:value="53.86536" calcext:value-type="float">
            <text:p>53.86536</text:p>
          </table:table-cell>
          <table:table-cell office:value-type="float" office:value="0.02744821" calcext:value-type="float">
            <text:p>0.02744821</text:p>
          </table:table-cell>
          <table:table-cell office:value-type="float" office:value="0.03262469" calcext:value-type="float">
            <text:p>0.0326246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113" calcext:value-type="float">
            <text:p>0.03707113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79164" calcext:value-type="float">
            <text:p>0.6179164</text:p>
          </table:table-cell>
          <table:table-cell office:value-type="float" office:value="370" calcext:value-type="float">
            <text:p>370</text:p>
          </table:table-cell>
          <table:table-cell office:value-type="float" office:value="-21.83566" calcext:value-type="float">
            <text:p>-21.83566</text:p>
          </table:table-cell>
          <table:table-cell office:value-type="float" office:value="0" calcext:value-type="float">
            <text:p>0</text:p>
          </table:table-cell>
          <table:table-cell office:value-type="float" office:value="341.4637" calcext:value-type="float">
            <text:p>341.4637</text:p>
          </table:table-cell>
          <table:table-cell office:value-type="float" office:value="1119.665" calcext:value-type="float">
            <text:p>1119.665</text:p>
          </table:table-cell>
          <table:table-cell office:value-type="float" office:value="1359.89" calcext:value-type="float">
            <text:p>1359.89</text:p>
          </table:table-cell>
          <table:table-cell office:value-type="float" office:value="1221.13" calcext:value-type="float">
            <text:p>1221.13</text:p>
          </table:table-cell>
          <table:table-cell office:value-type="float" office:value="711.7587" calcext:value-type="float">
            <text:p>711.7587</text:p>
          </table:table-cell>
          <table:table-cell office:value-type="float" office:value="1090.555" calcext:value-type="float">
            <text:p>1090.555</text:p>
          </table:table-cell>
          <table:table-cell office:value-type="float" office:value="405.7636" calcext:value-type="float">
            <text:p>405.7636</text:p>
          </table:table-cell>
          <table:table-cell office:value-type="float" office:value="1820.195" calcext:value-type="float">
            <text:p>1820.195</text:p>
          </table:table-cell>
          <table:table-cell office:value-type="float" office:value="2060.48" calcext:value-type="float">
            <text:p>2060.48</text:p>
          </table:table-cell>
          <table:table-cell office:value-type="float" office:value="1651.87" calcext:value-type="float">
            <text:p>1651.87</text:p>
          </table:table-cell>
          <table:table-cell office:value-type="float" office:value="580.8986" calcext:value-type="float">
            <text:p>580.8986</text:p>
          </table:table-cell>
          <table:table-cell office:value-type="float" office:value="570.7327" calcext:value-type="float">
            <text:p>570.7327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060498" calcext:value-type="float">
            <text:p>-0.001060498</text:p>
          </table:table-cell>
          <table:table-cell office:value-type="float" office:value="0" calcext:value-type="float">
            <text:p>0</text:p>
          </table:table-cell>
          <table:table-cell office:value-type="float" office:value="0.7495267" calcext:value-type="float">
            <text:p>0.7495267</text:p>
          </table:table-cell>
          <table:table-cell office:value-type="float" office:value="52.07553" calcext:value-type="float">
            <text:p>52.07553</text:p>
          </table:table-cell>
          <table:table-cell office:value-type="float" office:value="-18.08432" calcext:value-type="float">
            <text:p>-18.08432</text:p>
          </table:table-cell>
          <table:table-cell office:value-type="float" office:value="33.99122" calcext:value-type="float">
            <text:p>33.99122</text:p>
          </table:table-cell>
          <table:table-cell office:value-type="float" office:value="-45.26145" calcext:value-type="float">
            <text:p>-45.26145</text:p>
          </table:table-cell>
          <table:table-cell office:value-type="float" office:value="0" calcext:value-type="float">
            <text:p>0</text:p>
          </table:table-cell>
          <table:table-cell office:value-type="float" office:value="7.836731" calcext:value-type="float">
            <text:p>7.83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6" calcext:value-type="float">
            <text:p>2062006</text:p>
          </table:table-cell>
          <table:table-cell office:value-type="float" office:value="87.03297" calcext:value-type="float">
            <text:p>87.03297</text:p>
          </table:table-cell>
          <table:table-cell office:value-type="float" office:value="13024.53" calcext:value-type="float">
            <text:p>13024.53</text:p>
          </table:table-cell>
          <table:table-cell office:value-type="float" office:value="0" calcext:value-type="float">
            <text:p>0</text:p>
          </table:table-cell>
          <table:table-cell office:value-type="float" office:value="0.1753572" calcext:value-type="float">
            <text:p>0.1753572</text:p>
          </table:table-cell>
          <table:table-cell office:value-type="float" office:value="-54.44918" calcext:value-type="float">
            <text:p>-54.44918</text:p>
          </table:table-cell>
          <table:table-cell office:value-type="float" office:value="159.2242" calcext:value-type="float">
            <text:p>159.2242</text:p>
          </table:table-cell>
          <table:table-cell office:value-type="float" office:value="-6.759518" calcext:value-type="float">
            <text:p>-6.759518</text:p>
          </table:table-cell>
          <table:table-cell office:value-type="float" office:value="53.80397" calcext:value-type="float">
            <text:p>53.80397</text:p>
          </table:table-cell>
          <table:table-cell office:value-type="float" office:value="0.02693134" calcext:value-type="float">
            <text:p>0.02693134</text:p>
          </table:table-cell>
          <table:table-cell office:value-type="float" office:value="0.03294237" calcext:value-type="float">
            <text:p>0.03294237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221" calcext:value-type="float">
            <text:p>0.0370722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1666" calcext:value-type="float">
            <text:p>0.6181666</text:p>
          </table:table-cell>
          <table:table-cell office:value-type="float" office:value="370" calcext:value-type="float">
            <text:p>370</text:p>
          </table:table-cell>
          <table:table-cell office:value-type="float" office:value="-17.43181" calcext:value-type="float">
            <text:p>-17.43181</text:p>
          </table:table-cell>
          <table:table-cell office:value-type="float" office:value="0" calcext:value-type="float">
            <text:p>0</text:p>
          </table:table-cell>
          <table:table-cell office:value-type="float" office:value="341.5073" calcext:value-type="float">
            <text:p>341.5073</text:p>
          </table:table-cell>
          <table:table-cell office:value-type="float" office:value="1119.437" calcext:value-type="float">
            <text:p>1119.437</text:p>
          </table:table-cell>
          <table:table-cell office:value-type="float" office:value="1359.615" calcext:value-type="float">
            <text:p>1359.615</text:p>
          </table:table-cell>
          <table:table-cell office:value-type="float" office:value="1220.988" calcext:value-type="float">
            <text:p>1220.988</text:p>
          </table:table-cell>
          <table:table-cell office:value-type="float" office:value="711.6709" calcext:value-type="float">
            <text:p>711.6709</text:p>
          </table:table-cell>
          <table:table-cell office:value-type="float" office:value="1090.471" calcext:value-type="float">
            <text:p>1090.471</text:p>
          </table:table-cell>
          <table:table-cell office:value-type="float" office:value="405.7431" calcext:value-type="float">
            <text:p>405.7431</text:p>
          </table:table-cell>
          <table:table-cell office:value-type="float" office:value="1820.14" calcext:value-type="float">
            <text:p>1820.14</text:p>
          </table:table-cell>
          <table:table-cell office:value-type="float" office:value="2060.438" calcext:value-type="float">
            <text:p>2060.438</text:p>
          </table:table-cell>
          <table:table-cell office:value-type="float" office:value="1651.854" calcext:value-type="float">
            <text:p>1651.854</text:p>
          </table:table-cell>
          <table:table-cell office:value-type="float" office:value="580.8906" calcext:value-type="float">
            <text:p>580.8906</text:p>
          </table:table-cell>
          <table:table-cell office:value-type="float" office:value="570.7289" calcext:value-type="float">
            <text:p>570.7289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097217" calcext:value-type="float">
            <text:p>-0.001097217</text:p>
          </table:table-cell>
          <table:table-cell office:value-type="float" office:value="0" calcext:value-type="float">
            <text:p>0</text:p>
          </table:table-cell>
          <table:table-cell office:value-type="float" office:value="0.8146813" calcext:value-type="float">
            <text:p>0.8146813</text:p>
          </table:table-cell>
          <table:table-cell office:value-type="float" office:value="59.85865" calcext:value-type="float">
            <text:p>59.85865</text:p>
          </table:table-cell>
          <table:table-cell office:value-type="float" office:value="-20.76595" calcext:value-type="float">
            <text:p>-20.76595</text:p>
          </table:table-cell>
          <table:table-cell office:value-type="float" office:value="39.09271" calcext:value-type="float">
            <text:p>39.09271</text:p>
          </table:table-cell>
          <table:table-cell office:value-type="float" office:value="-46.1615" calcext:value-type="float">
            <text:p>-46.1615</text:p>
          </table:table-cell>
          <table:table-cell office:value-type="float" office:value="0" calcext:value-type="float">
            <text:p>0</text:p>
          </table:table-cell>
          <table:table-cell office:value-type="float" office:value="8.036969" calcext:value-type="float">
            <text:p>8.036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6" calcext:value-type="float">
            <text:p>3062006</text:p>
          </table:table-cell>
          <table:table-cell office:value-type="float" office:value="86.76575" calcext:value-type="float">
            <text:p>86.76575</text:p>
          </table:table-cell>
          <table:table-cell office:value-type="float" office:value="13023.96" calcext:value-type="float">
            <text:p>13023.96</text:p>
          </table:table-cell>
          <table:table-cell office:value-type="float" office:value="0" calcext:value-type="float">
            <text:p>0</text:p>
          </table:table-cell>
          <table:table-cell office:value-type="float" office:value="0.2109604" calcext:value-type="float">
            <text:p>0.2109604</text:p>
          </table:table-cell>
          <table:table-cell office:value-type="float" office:value="-56.01781" calcext:value-type="float">
            <text:p>-56.01781</text:p>
          </table:table-cell>
          <table:table-cell office:value-type="float" office:value="162.836" calcext:value-type="float">
            <text:p>162.836</text:p>
          </table:table-cell>
          <table:table-cell office:value-type="float" office:value="-7.767902" calcext:value-type="float">
            <text:p>-7.767902</text:p>
          </table:table-cell>
          <table:table-cell office:value-type="float" office:value="53.80965" calcext:value-type="float">
            <text:p>53.80965</text:p>
          </table:table-cell>
          <table:table-cell office:value-type="float" office:value="0.02646431" calcext:value-type="float">
            <text:p>0.02646431</text:p>
          </table:table-cell>
          <table:table-cell office:value-type="float" office:value="0.03320718" calcext:value-type="float">
            <text:p>0.0332071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33" calcext:value-type="float">
            <text:p>0.0370733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4025" calcext:value-type="float">
            <text:p>0.6184025</text:p>
          </table:table-cell>
          <table:table-cell office:value-type="float" office:value="370" calcext:value-type="float">
            <text:p>370</text:p>
          </table:table-cell>
          <table:table-cell office:value-type="float" office:value="-12.18947" calcext:value-type="float">
            <text:p>-12.18947</text:p>
          </table:table-cell>
          <table:table-cell office:value-type="float" office:value="0" calcext:value-type="float">
            <text:p>0</text:p>
          </table:table-cell>
          <table:table-cell office:value-type="float" office:value="341.5143" calcext:value-type="float">
            <text:p>341.5143</text:p>
          </table:table-cell>
          <table:table-cell office:value-type="float" office:value="1119.252" calcext:value-type="float">
            <text:p>1119.252</text:p>
          </table:table-cell>
          <table:table-cell office:value-type="float" office:value="1359.389" calcext:value-type="float">
            <text:p>1359.389</text:p>
          </table:table-cell>
          <table:table-cell office:value-type="float" office:value="1220.857" calcext:value-type="float">
            <text:p>1220.857</text:p>
          </table:table-cell>
          <table:table-cell office:value-type="float" office:value="711.5869" calcext:value-type="float">
            <text:p>711.5869</text:p>
          </table:table-cell>
          <table:table-cell office:value-type="float" office:value="1090.391" calcext:value-type="float">
            <text:p>1090.391</text:p>
          </table:table-cell>
          <table:table-cell office:value-type="float" office:value="405.7231" calcext:value-type="float">
            <text:p>405.7231</text:p>
          </table:table-cell>
          <table:table-cell office:value-type="float" office:value="1820.086" calcext:value-type="float">
            <text:p>1820.086</text:p>
          </table:table-cell>
          <table:table-cell office:value-type="float" office:value="2060.399" calcext:value-type="float">
            <text:p>2060.399</text:p>
          </table:table-cell>
          <table:table-cell office:value-type="float" office:value="1651.838" calcext:value-type="float">
            <text:p>1651.838</text:p>
          </table:table-cell>
          <table:table-cell office:value-type="float" office:value="580.8824" calcext:value-type="float">
            <text:p>580.8824</text:p>
          </table:table-cell>
          <table:table-cell office:value-type="float" office:value="570.7252" calcext:value-type="float">
            <text:p>570.7252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124547" calcext:value-type="float">
            <text:p>-0.001124547</text:p>
          </table:table-cell>
          <table:table-cell office:value-type="float" office:value="0" calcext:value-type="float">
            <text:p>0</text:p>
          </table:table-cell>
          <table:table-cell office:value-type="float" office:value="0.8908582" calcext:value-type="float">
            <text:p>0.8908582</text:p>
          </table:table-cell>
          <table:table-cell office:value-type="float" office:value="68.56356" calcext:value-type="float">
            <text:p>68.56356</text:p>
          </table:table-cell>
          <table:table-cell office:value-type="float" office:value="-23.66902" calcext:value-type="float">
            <text:p>-23.66902</text:p>
          </table:table-cell>
          <table:table-cell office:value-type="float" office:value="44.89454" calcext:value-type="float">
            <text:p>44.89454</text:p>
          </table:table-cell>
          <table:table-cell office:value-type="float" office:value="-46.99577" calcext:value-type="float">
            <text:p>-46.99577</text:p>
          </table:table-cell>
          <table:table-cell office:value-type="float" office:value="0" calcext:value-type="float">
            <text:p>0</text:p>
          </table:table-cell>
          <table:table-cell office:value-type="float" office:value="8.310607" calcext:value-type="float">
            <text:p>8.31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6" calcext:value-type="float">
            <text:p>4062006</text:p>
          </table:table-cell>
          <table:table-cell office:value-type="float" office:value="86.52375" calcext:value-type="float">
            <text:p>86.52375</text:p>
          </table:table-cell>
          <table:table-cell office:value-type="float" office:value="13023.34" calcext:value-type="float">
            <text:p>13023.34</text:p>
          </table:table-cell>
          <table:table-cell office:value-type="float" office:value="0" calcext:value-type="float">
            <text:p>0</text:p>
          </table:table-cell>
          <table:table-cell office:value-type="float" office:value="0.2564951" calcext:value-type="float">
            <text:p>0.2564951</text:p>
          </table:table-cell>
          <table:table-cell office:value-type="float" office:value="-57.78306" calcext:value-type="float">
            <text:p>-57.78306</text:p>
          </table:table-cell>
          <table:table-cell office:value-type="float" office:value="167.8918" calcext:value-type="float">
            <text:p>167.8918</text:p>
          </table:table-cell>
          <table:table-cell office:value-type="float" office:value="-8.924942" calcext:value-type="float">
            <text:p>-8.924942</text:p>
          </table:table-cell>
          <table:table-cell office:value-type="float" office:value="53.76516" calcext:value-type="float">
            <text:p>53.76516</text:p>
          </table:table-cell>
          <table:table-cell office:value-type="float" office:value="0.02595336" calcext:value-type="float">
            <text:p>0.02595336</text:p>
          </table:table-cell>
          <table:table-cell office:value-type="float" office:value="0.03353489" calcext:value-type="float">
            <text:p>0.0335348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437" calcext:value-type="float">
            <text:p>0.03707437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6271" calcext:value-type="float">
            <text:p>0.6186271</text:p>
          </table:table-cell>
          <table:table-cell office:value-type="float" office:value="370" calcext:value-type="float">
            <text:p>370</text:p>
          </table:table-cell>
          <table:table-cell office:value-type="float" office:value="-6.302262" calcext:value-type="float">
            <text:p>-6.302262</text:p>
          </table:table-cell>
          <table:table-cell office:value-type="float" office:value="0" calcext:value-type="float">
            <text:p>0</text:p>
          </table:table-cell>
          <table:table-cell office:value-type="float" office:value="341.5547" calcext:value-type="float">
            <text:p>341.5547</text:p>
          </table:table-cell>
          <table:table-cell office:value-type="float" office:value="1119.036" calcext:value-type="float">
            <text:p>1119.036</text:p>
          </table:table-cell>
          <table:table-cell office:value-type="float" office:value="1359.134" calcext:value-type="float">
            <text:p>1359.134</text:p>
          </table:table-cell>
          <table:table-cell office:value-type="float" office:value="1220.723" calcext:value-type="float">
            <text:p>1220.723</text:p>
          </table:table-cell>
          <table:table-cell office:value-type="float" office:value="711.5078" calcext:value-type="float">
            <text:p>711.5078</text:p>
          </table:table-cell>
          <table:table-cell office:value-type="float" office:value="1090.313" calcext:value-type="float">
            <text:p>1090.313</text:p>
          </table:table-cell>
          <table:table-cell office:value-type="float" office:value="405.7038" calcext:value-type="float">
            <text:p>405.7038</text:p>
          </table:table-cell>
          <table:table-cell office:value-type="float" office:value="1820.032" calcext:value-type="float">
            <text:p>1820.032</text:p>
          </table:table-cell>
          <table:table-cell office:value-type="float" office:value="2060.365" calcext:value-type="float">
            <text:p>2060.365</text:p>
          </table:table-cell>
          <table:table-cell office:value-type="float" office:value="1651.823" calcext:value-type="float">
            <text:p>1651.823</text:p>
          </table:table-cell>
          <table:table-cell office:value-type="float" office:value="580.8743" calcext:value-type="float">
            <text:p>580.8743</text:p>
          </table:table-cell>
          <table:table-cell office:value-type="float" office:value="570.7213" calcext:value-type="float">
            <text:p>570.7213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155623" calcext:value-type="float">
            <text:p>-0.001155623</text:p>
          </table:table-cell>
          <table:table-cell office:value-type="float" office:value="0" calcext:value-type="float">
            <text:p>0</text:p>
          </table:table-cell>
          <table:table-cell office:value-type="float" office:value="0.9785819" calcext:value-type="float">
            <text:p>0.9785819</text:p>
          </table:table-cell>
          <table:table-cell office:value-type="float" office:value="78.05568" calcext:value-type="float">
            <text:p>78.05568</text:p>
          </table:table-cell>
          <table:table-cell office:value-type="float" office:value="-26.6681" calcext:value-type="float">
            <text:p>-26.6681</text:p>
          </table:table-cell>
          <table:table-cell office:value-type="float" office:value="51.38758" calcext:value-type="float">
            <text:p>51.38758</text:p>
          </table:table-cell>
          <table:table-cell office:value-type="float" office:value="-47.85257" calcext:value-type="float">
            <text:p>-47.85257</text:p>
          </table:table-cell>
          <table:table-cell office:value-type="float" office:value="0" calcext:value-type="float">
            <text:p>0</text:p>
          </table:table-cell>
          <table:table-cell office:value-type="float" office:value="8.558734" calcext:value-type="float">
            <text:p>8.558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6" calcext:value-type="float">
            <text:p>5062006</text:p>
          </table:table-cell>
          <table:table-cell office:value-type="float" office:value="86.29626" calcext:value-type="float">
            <text:p>86.29626</text:p>
          </table:table-cell>
          <table:table-cell office:value-type="float" office:value="13022.73" calcext:value-type="float">
            <text:p>13022.73</text:p>
          </table:table-cell>
          <table:table-cell office:value-type="float" office:value="0" calcext:value-type="float">
            <text:p>0</text:p>
          </table:table-cell>
          <table:table-cell office:value-type="float" office:value="0.3130251" calcext:value-type="float">
            <text:p>0.3130251</text:p>
          </table:table-cell>
          <table:table-cell office:value-type="float" office:value="-59.65964" calcext:value-type="float">
            <text:p>-59.65964</text:p>
          </table:table-cell>
          <table:table-cell office:value-type="float" office:value="177.7796" calcext:value-type="float">
            <text:p>177.7796</text:p>
          </table:table-cell>
          <table:table-cell office:value-type="float" office:value="-10.23137" calcext:value-type="float">
            <text:p>-10.23137</text:p>
          </table:table-cell>
          <table:table-cell office:value-type="float" office:value="53.722" calcext:value-type="float">
            <text:p>53.722</text:p>
          </table:table-cell>
          <table:table-cell office:value-type="float" office:value="0.02545923" calcext:value-type="float">
            <text:p>0.02545923</text:p>
          </table:table-cell>
          <table:table-cell office:value-type="float" office:value="0.03387235" calcext:value-type="float">
            <text:p>0.0338723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544" calcext:value-type="float">
            <text:p>0.0370754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8446" calcext:value-type="float">
            <text:p>0.6188446</text:p>
          </table:table-cell>
          <table:table-cell office:value-type="float" office:value="370" calcext:value-type="float">
            <text:p>370</text:p>
          </table:table-cell>
          <table:table-cell office:value-type="float" office:value="0.06539172" calcext:value-type="float">
            <text:p>0.06539172</text:p>
          </table:table-cell>
          <table:table-cell office:value-type="float" office:value="0" calcext:value-type="float">
            <text:p>0</text:p>
          </table:table-cell>
          <table:table-cell office:value-type="float" office:value="341.5956" calcext:value-type="float">
            <text:p>341.5956</text:p>
          </table:table-cell>
          <table:table-cell office:value-type="float" office:value="1118.826" calcext:value-type="float">
            <text:p>1118.826</text:p>
          </table:table-cell>
          <table:table-cell office:value-type="float" office:value="1358.881" calcext:value-type="float">
            <text:p>1358.881</text:p>
          </table:table-cell>
          <table:table-cell office:value-type="float" office:value="1220.589" calcext:value-type="float">
            <text:p>1220.589</text:p>
          </table:table-cell>
          <table:table-cell office:value-type="float" office:value="711.4266" calcext:value-type="float">
            <text:p>711.4266</text:p>
          </table:table-cell>
          <table:table-cell office:value-type="float" office:value="1090.234" calcext:value-type="float">
            <text:p>1090.234</text:p>
          </table:table-cell>
          <table:table-cell office:value-type="float" office:value="405.6847" calcext:value-type="float">
            <text:p>405.6847</text:p>
          </table:table-cell>
          <table:table-cell office:value-type="float" office:value="1819.979" calcext:value-type="float">
            <text:p>1819.979</text:p>
          </table:table-cell>
          <table:table-cell office:value-type="float" office:value="2060.335" calcext:value-type="float">
            <text:p>2060.335</text:p>
          </table:table-cell>
          <table:table-cell office:value-type="float" office:value="1651.81" calcext:value-type="float">
            <text:p>1651.81</text:p>
          </table:table-cell>
          <table:table-cell office:value-type="float" office:value="580.8662" calcext:value-type="float">
            <text:p>580.8662</text:p>
          </table:table-cell>
          <table:table-cell office:value-type="float" office:value="570.7174" calcext:value-type="float">
            <text:p>570.717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185942" calcext:value-type="float">
            <text:p>-0.001185942</text:p>
          </table:table-cell>
          <table:table-cell office:value-type="float" office:value="0" calcext:value-type="float">
            <text:p>0</text:p>
          </table:table-cell>
          <table:table-cell office:value-type="float" office:value="1.056878" calcext:value-type="float">
            <text:p>1.056878</text:p>
          </table:table-cell>
          <table:table-cell office:value-type="float" office:value="88.22113" calcext:value-type="float">
            <text:p>88.22113</text:p>
          </table:table-cell>
          <table:table-cell office:value-type="float" office:value="-29.89811" calcext:value-type="float">
            <text:p>-29.89811</text:p>
          </table:table-cell>
          <table:table-cell office:value-type="float" office:value="58.32302" calcext:value-type="float">
            <text:p>58.32302</text:p>
          </table:table-cell>
          <table:table-cell office:value-type="float" office:value="-48.71008" calcext:value-type="float">
            <text:p>-48.71008</text:p>
          </table:table-cell>
          <table:table-cell office:value-type="float" office:value="0" calcext:value-type="float">
            <text:p>0</text:p>
          </table:table-cell>
          <table:table-cell office:value-type="float" office:value="8.845763" calcext:value-type="float">
            <text:p>8.845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6" calcext:value-type="float">
            <text:p>6062006</text:p>
          </table:table-cell>
          <table:table-cell office:value-type="float" office:value="86.07761" calcext:value-type="float">
            <text:p>86.07761</text:p>
          </table:table-cell>
          <table:table-cell office:value-type="float" office:value="13022.1" calcext:value-type="float">
            <text:p>13022.1</text:p>
          </table:table-cell>
          <table:table-cell office:value-type="float" office:value="0" calcext:value-type="float">
            <text:p>0</text:p>
          </table:table-cell>
          <table:table-cell office:value-type="float" office:value="0.3820746" calcext:value-type="float">
            <text:p>0.3820746</text:p>
          </table:table-cell>
          <table:table-cell office:value-type="float" office:value="-61.69481" calcext:value-type="float">
            <text:p>-61.69481</text:p>
          </table:table-cell>
          <table:table-cell office:value-type="float" office:value="184.031" calcext:value-type="float">
            <text:p>184.031</text:p>
          </table:table-cell>
          <table:table-cell office:value-type="float" office:value="-11.71979" calcext:value-type="float">
            <text:p>-11.71979</text:p>
          </table:table-cell>
          <table:table-cell office:value-type="float" office:value="53.64681" calcext:value-type="float">
            <text:p>53.64681</text:p>
          </table:table-cell>
          <table:table-cell office:value-type="float" office:value="0.02497569" calcext:value-type="float">
            <text:p>0.02497569</text:p>
          </table:table-cell>
          <table:table-cell office:value-type="float" office:value="0.03425531" calcext:value-type="float">
            <text:p>0.03425531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651" calcext:value-type="float">
            <text:p>0.0370765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0566" calcext:value-type="float">
            <text:p>0.6190566</text:p>
          </table:table-cell>
          <table:table-cell office:value-type="float" office:value="370" calcext:value-type="float">
            <text:p>370</text:p>
          </table:table-cell>
          <table:table-cell office:value-type="float" office:value="6.12895" calcext:value-type="float">
            <text:p>6.12895</text:p>
          </table:table-cell>
          <table:table-cell office:value-type="float" office:value="0" calcext:value-type="float">
            <text:p>0</text:p>
          </table:table-cell>
          <table:table-cell office:value-type="float" office:value="341.6381" calcext:value-type="float">
            <text:p>341.6381</text:p>
          </table:table-cell>
          <table:table-cell office:value-type="float" office:value="1118.607" calcext:value-type="float">
            <text:p>1118.607</text:p>
          </table:table-cell>
          <table:table-cell office:value-type="float" office:value="1358.622" calcext:value-type="float">
            <text:p>1358.622</text:p>
          </table:table-cell>
          <table:table-cell office:value-type="float" office:value="1220.456" calcext:value-type="float">
            <text:p>1220.456</text:p>
          </table:table-cell>
          <table:table-cell office:value-type="float" office:value="711.3442" calcext:value-type="float">
            <text:p>711.3442</text:p>
          </table:table-cell>
          <table:table-cell office:value-type="float" office:value="1090.156" calcext:value-type="float">
            <text:p>1090.156</text:p>
          </table:table-cell>
          <table:table-cell office:value-type="float" office:value="405.666" calcext:value-type="float">
            <text:p>405.666</text:p>
          </table:table-cell>
          <table:table-cell office:value-type="float" office:value="1819.927" calcext:value-type="float">
            <text:p>1819.927</text:p>
          </table:table-cell>
          <table:table-cell office:value-type="float" office:value="2060.311" calcext:value-type="float">
            <text:p>2060.311</text:p>
          </table:table-cell>
          <table:table-cell office:value-type="float" office:value="1651.798" calcext:value-type="float">
            <text:p>1651.798</text:p>
          </table:table-cell>
          <table:table-cell office:value-type="float" office:value="580.8582" calcext:value-type="float">
            <text:p>580.8582</text:p>
          </table:table-cell>
          <table:table-cell office:value-type="float" office:value="570.7134" calcext:value-type="float">
            <text:p>570.713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5" calcext:value-type="float">
            <text:p>35.58585</text:p>
          </table:table-cell>
          <table:table-cell office:value-type="float" office:value="0" calcext:value-type="float">
            <text:p>0</text:p>
          </table:table-cell>
          <table:table-cell office:value-type="float" office:value="-0.001219954" calcext:value-type="float">
            <text:p>-0.001219954</text:p>
          </table:table-cell>
          <table:table-cell office:value-type="float" office:value="0" calcext:value-type="float">
            <text:p>0</text:p>
          </table:table-cell>
          <table:table-cell office:value-type="float" office:value="1.145551" calcext:value-type="float">
            <text:p>1.145551</text:p>
          </table:table-cell>
          <table:table-cell office:value-type="float" office:value="98.80096" calcext:value-type="float">
            <text:p>98.80096</text:p>
          </table:table-cell>
          <table:table-cell office:value-type="float" office:value="-33.8707" calcext:value-type="float">
            <text:p>-33.8707</text:p>
          </table:table-cell>
          <table:table-cell office:value-type="float" office:value="64.93025" calcext:value-type="float">
            <text:p>64.93025</text:p>
          </table:table-cell>
          <table:table-cell office:value-type="float" office:value="-49.57939" calcext:value-type="float">
            <text:p>-49.57939</text:p>
          </table:table-cell>
          <table:table-cell office:value-type="float" office:value="0" calcext:value-type="float">
            <text:p>0</text:p>
          </table:table-cell>
          <table:table-cell office:value-type="float" office:value="9.168137" calcext:value-type="float">
            <text:p>9.16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6" calcext:value-type="float">
            <text:p>7062006</text:p>
          </table:table-cell>
          <table:table-cell office:value-type="float" office:value="85.86559" calcext:value-type="float">
            <text:p>85.86559</text:p>
          </table:table-cell>
          <table:table-cell office:value-type="float" office:value="13021.44" calcext:value-type="float">
            <text:p>13021.44</text:p>
          </table:table-cell>
          <table:table-cell office:value-type="float" office:value="0" calcext:value-type="float">
            <text:p>0</text:p>
          </table:table-cell>
          <table:table-cell office:value-type="float" office:value="0.4642562" calcext:value-type="float">
            <text:p>0.4642562</text:p>
          </table:table-cell>
          <table:table-cell office:value-type="float" office:value="-63.87155" calcext:value-type="float">
            <text:p>-63.87155</text:p>
          </table:table-cell>
          <table:table-cell office:value-type="float" office:value="191.6994" calcext:value-type="float">
            <text:p>191.6994</text:p>
          </table:table-cell>
          <table:table-cell office:value-type="float" office:value="-13.32383" calcext:value-type="float">
            <text:p>-13.32383</text:p>
          </table:table-cell>
          <table:table-cell office:value-type="float" office:value="53.54685" calcext:value-type="float">
            <text:p>53.54685</text:p>
          </table:table-cell>
          <table:table-cell office:value-type="float" office:value="0.02448264" calcext:value-type="float">
            <text:p>0.02448264</text:p>
          </table:table-cell>
          <table:table-cell office:value-type="float" office:value="0.03468708" calcext:value-type="float">
            <text:p>0.0346870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759" calcext:value-type="float">
            <text:p>0.0370775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2626" calcext:value-type="float">
            <text:p>0.6192626</text:p>
          </table:table-cell>
          <table:table-cell office:value-type="float" office:value="370" calcext:value-type="float">
            <text:p>370</text:p>
          </table:table-cell>
          <table:table-cell office:value-type="float" office:value="12.61332" calcext:value-type="float">
            <text:p>12.61332</text:p>
          </table:table-cell>
          <table:table-cell office:value-type="float" office:value="0" calcext:value-type="float">
            <text:p>0</text:p>
          </table:table-cell>
          <table:table-cell office:value-type="float" office:value="341.6832" calcext:value-type="float">
            <text:p>341.6832</text:p>
          </table:table-cell>
          <table:table-cell office:value-type="float" office:value="1118.383" calcext:value-type="float">
            <text:p>1118.383</text:p>
          </table:table-cell>
          <table:table-cell office:value-type="float" office:value="1358.352" calcext:value-type="float">
            <text:p>1358.352</text:p>
          </table:table-cell>
          <table:table-cell office:value-type="float" office:value="1220.316" calcext:value-type="float">
            <text:p>1220.316</text:p>
          </table:table-cell>
          <table:table-cell office:value-type="float" office:value="711.2608" calcext:value-type="float">
            <text:p>711.2608</text:p>
          </table:table-cell>
          <table:table-cell office:value-type="float" office:value="1090.074" calcext:value-type="float">
            <text:p>1090.074</text:p>
          </table:table-cell>
          <table:table-cell office:value-type="float" office:value="405.6473" calcext:value-type="float">
            <text:p>405.6473</text:p>
          </table:table-cell>
          <table:table-cell office:value-type="float" office:value="1819.875" calcext:value-type="float">
            <text:p>1819.875</text:p>
          </table:table-cell>
          <table:table-cell office:value-type="float" office:value="2060.292" calcext:value-type="float">
            <text:p>2060.292</text:p>
          </table:table-cell>
          <table:table-cell office:value-type="float" office:value="1651.79" calcext:value-type="float">
            <text:p>1651.79</text:p>
          </table:table-cell>
          <table:table-cell office:value-type="float" office:value="580.8501" calcext:value-type="float">
            <text:p>580.8501</text:p>
          </table:table-cell>
          <table:table-cell office:value-type="float" office:value="570.7095" calcext:value-type="float">
            <text:p>570.7095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4" calcext:value-type="float">
            <text:p>35.58584</text:p>
          </table:table-cell>
          <table:table-cell office:value-type="float" office:value="0" calcext:value-type="float">
            <text:p>0</text:p>
          </table:table-cell>
          <table:table-cell office:value-type="float" office:value="-0.001257166" calcext:value-type="float">
            <text:p>-0.001257166</text:p>
          </table:table-cell>
          <table:table-cell office:value-type="float" office:value="0" calcext:value-type="float">
            <text:p>0</text:p>
          </table:table-cell>
          <table:table-cell office:value-type="float" office:value="1.247161" calcext:value-type="float">
            <text:p>1.247161</text:p>
          </table:table-cell>
          <table:table-cell office:value-type="float" office:value="110.1486" calcext:value-type="float">
            <text:p>110.1486</text:p>
          </table:table-cell>
          <table:table-cell office:value-type="float" office:value="-38.16335" calcext:value-type="float">
            <text:p>-38.16335</text:p>
          </table:table-cell>
          <table:table-cell office:value-type="float" office:value="71.98527" calcext:value-type="float">
            <text:p>71.98527</text:p>
          </table:table-cell>
          <table:table-cell office:value-type="float" office:value="-50.4801" calcext:value-type="float">
            <text:p>-50.4801</text:p>
          </table:table-cell>
          <table:table-cell office:value-type="float" office:value="0" calcext:value-type="float">
            <text:p>0</text:p>
          </table:table-cell>
          <table:table-cell office:value-type="float" office:value="9.495813" calcext:value-type="float">
            <text:p>9.495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6" calcext:value-type="float">
            <text:p>8062006</text:p>
          </table:table-cell>
          <table:table-cell office:value-type="float" office:value="85.67486" calcext:value-type="float">
            <text:p>85.67486</text:p>
          </table:table-cell>
          <table:table-cell office:value-type="float" office:value="13020.79" calcext:value-type="float">
            <text:p>13020.79</text:p>
          </table:table-cell>
          <table:table-cell office:value-type="float" office:value="0" calcext:value-type="float">
            <text:p>0</text:p>
          </table:table-cell>
          <table:table-cell office:value-type="float" office:value="0.5594577" calcext:value-type="float">
            <text:p>0.5594577</text:p>
          </table:table-cell>
          <table:table-cell office:value-type="float" office:value="-66.08253" calcext:value-type="float">
            <text:p>-66.08253</text:p>
          </table:table-cell>
          <table:table-cell office:value-type="float" office:value="199.7652" calcext:value-type="float">
            <text:p>199.7652</text:p>
          </table:table-cell>
          <table:table-cell office:value-type="float" office:value="-14.97294" calcext:value-type="float">
            <text:p>-14.97294</text:p>
          </table:table-cell>
          <table:table-cell office:value-type="float" office:value="53.44676" calcext:value-type="float">
            <text:p>53.44676</text:p>
          </table:table-cell>
          <table:table-cell office:value-type="float" office:value="0.02398658" calcext:value-type="float">
            <text:p>0.02398658</text:p>
          </table:table-cell>
          <table:table-cell office:value-type="float" office:value="0.03520804" calcext:value-type="float">
            <text:p>0.0352080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866" calcext:value-type="float">
            <text:p>0.03707866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4627" calcext:value-type="float">
            <text:p>0.6194627</text:p>
          </table:table-cell>
          <table:table-cell office:value-type="float" office:value="370" calcext:value-type="float">
            <text:p>370</text:p>
          </table:table-cell>
          <table:table-cell office:value-type="float" office:value="20.29947" calcext:value-type="float">
            <text:p>20.29947</text:p>
          </table:table-cell>
          <table:table-cell office:value-type="float" office:value="0" calcext:value-type="float">
            <text:p>0</text:p>
          </table:table-cell>
          <table:table-cell office:value-type="float" office:value="341.7288" calcext:value-type="float">
            <text:p>341.7288</text:p>
          </table:table-cell>
          <table:table-cell office:value-type="float" office:value="1118.171" calcext:value-type="float">
            <text:p>1118.171</text:p>
          </table:table-cell>
          <table:table-cell office:value-type="float" office:value="1358.083" calcext:value-type="float">
            <text:p>1358.083</text:p>
          </table:table-cell>
          <table:table-cell office:value-type="float" office:value="1220.175" calcext:value-type="float">
            <text:p>1220.175</text:p>
          </table:table-cell>
          <table:table-cell office:value-type="float" office:value="711.1776" calcext:value-type="float">
            <text:p>711.1776</text:p>
          </table:table-cell>
          <table:table-cell office:value-type="float" office:value="1089.991" calcext:value-type="float">
            <text:p>1089.991</text:p>
          </table:table-cell>
          <table:table-cell office:value-type="float" office:value="405.6288" calcext:value-type="float">
            <text:p>405.6288</text:p>
          </table:table-cell>
          <table:table-cell office:value-type="float" office:value="1819.821" calcext:value-type="float">
            <text:p>1819.821</text:p>
          </table:table-cell>
          <table:table-cell office:value-type="float" office:value="2060.275" calcext:value-type="float">
            <text:p>2060.275</text:p>
          </table:table-cell>
          <table:table-cell office:value-type="float" office:value="1651.786" calcext:value-type="float">
            <text:p>1651.786</text:p>
          </table:table-cell>
          <table:table-cell office:value-type="float" office:value="580.8421" calcext:value-type="float">
            <text:p>580.8421</text:p>
          </table:table-cell>
          <table:table-cell office:value-type="float" office:value="570.7054" calcext:value-type="float">
            <text:p>570.705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4" calcext:value-type="float">
            <text:p>35.58584</text:p>
          </table:table-cell>
          <table:table-cell office:value-type="float" office:value="0" calcext:value-type="float">
            <text:p>0</text:p>
          </table:table-cell>
          <table:table-cell office:value-type="float" office:value="-0.001293461" calcext:value-type="float">
            <text:p>-0.001293461</text:p>
          </table:table-cell>
          <table:table-cell office:value-type="float" office:value="0" calcext:value-type="float">
            <text:p>0</text:p>
          </table:table-cell>
          <table:table-cell office:value-type="float" office:value="1.341918" calcext:value-type="float">
            <text:p>1.341918</text:p>
          </table:table-cell>
          <table:table-cell office:value-type="float" office:value="122.723" calcext:value-type="float">
            <text:p>122.723</text:p>
          </table:table-cell>
          <table:table-cell office:value-type="float" office:value="-42.49159" calcext:value-type="float">
            <text:p>-42.49159</text:p>
          </table:table-cell>
          <table:table-cell office:value-type="float" office:value="80.23138" calcext:value-type="float">
            <text:p>80.23138</text:p>
          </table:table-cell>
          <table:table-cell office:value-type="float" office:value="-51.37708" calcext:value-type="float">
            <text:p>-51.37708</text:p>
          </table:table-cell>
          <table:table-cell office:value-type="float" office:value="0" calcext:value-type="float">
            <text:p>0</text:p>
          </table:table-cell>
          <table:table-cell office:value-type="float" office:value="9.829742" calcext:value-type="float">
            <text:p>9.829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6" calcext:value-type="float">
            <text:p>9062006</text:p>
          </table:table-cell>
          <table:table-cell office:value-type="float" office:value="85.4842" calcext:value-type="float">
            <text:p>85.4842</text:p>
          </table:table-cell>
          <table:table-cell office:value-type="float" office:value="13020.08" calcext:value-type="float">
            <text:p>13020.08</text:p>
          </table:table-cell>
          <table:table-cell office:value-type="float" office:value="0" calcext:value-type="float">
            <text:p>0</text:p>
          </table:table-cell>
          <table:table-cell office:value-type="float" office:value="0.6695222" calcext:value-type="float">
            <text:p>0.6695222</text:p>
          </table:table-cell>
          <table:table-cell office:value-type="float" office:value="-68.44256" calcext:value-type="float">
            <text:p>-68.44256</text:p>
          </table:table-cell>
          <table:table-cell office:value-type="float" office:value="203.8331" calcext:value-type="float">
            <text:p>203.8331</text:p>
          </table:table-cell>
          <table:table-cell office:value-type="float" office:value="-16.77883" calcext:value-type="float">
            <text:p>-16.77883</text:p>
          </table:table-cell>
          <table:table-cell office:value-type="float" office:value="53.24125" calcext:value-type="float">
            <text:p>53.2412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3580006" calcext:value-type="float">
            <text:p>0.0358000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7966" calcext:value-type="float">
            <text:p>0.03707966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656" calcext:value-type="float">
            <text:p>0.619656</text:p>
          </table:table-cell>
          <table:table-cell office:value-type="float" office:value="370" calcext:value-type="float">
            <text:p>370</text:p>
          </table:table-cell>
          <table:table-cell office:value-type="float" office:value="26.71931" calcext:value-type="float">
            <text:p>26.71931</text:p>
          </table:table-cell>
          <table:table-cell office:value-type="float" office:value="0" calcext:value-type="float">
            <text:p>0</text:p>
          </table:table-cell>
          <table:table-cell office:value-type="float" office:value="341.7779" calcext:value-type="float">
            <text:p>341.7779</text:p>
          </table:table-cell>
          <table:table-cell office:value-type="float" office:value="1117.94" calcext:value-type="float">
            <text:p>1117.94</text:p>
          </table:table-cell>
          <table:table-cell office:value-type="float" office:value="1357.801" calcext:value-type="float">
            <text:p>1357.801</text:p>
          </table:table-cell>
          <table:table-cell office:value-type="float" office:value="1220.027" calcext:value-type="float">
            <text:p>1220.027</text:p>
          </table:table-cell>
          <table:table-cell office:value-type="float" office:value="711.0936" calcext:value-type="float">
            <text:p>711.0936</text:p>
          </table:table-cell>
          <table:table-cell office:value-type="float" office:value="1089.907" calcext:value-type="float">
            <text:p>1089.907</text:p>
          </table:table-cell>
          <table:table-cell office:value-type="float" office:value="405.6104" calcext:value-type="float">
            <text:p>405.6104</text:p>
          </table:table-cell>
          <table:table-cell office:value-type="float" office:value="1819.756" calcext:value-type="float">
            <text:p>1819.756</text:p>
          </table:table-cell>
          <table:table-cell office:value-type="float" office:value="2060.258" calcext:value-type="float">
            <text:p>2060.258</text:p>
          </table:table-cell>
          <table:table-cell office:value-type="float" office:value="1651.785" calcext:value-type="float">
            <text:p>1651.785</text:p>
          </table:table-cell>
          <table:table-cell office:value-type="float" office:value="580.8342" calcext:value-type="float">
            <text:p>580.8342</text:p>
          </table:table-cell>
          <table:table-cell office:value-type="float" office:value="570.7014" calcext:value-type="float">
            <text:p>570.701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4" calcext:value-type="float">
            <text:p>35.58584</text:p>
          </table:table-cell>
          <table:table-cell office:value-type="float" office:value="0" calcext:value-type="float">
            <text:p>0</text:p>
          </table:table-cell>
          <table:table-cell office:value-type="float" office:value="-0.001338065" calcext:value-type="float">
            <text:p>-0.001338065</text:p>
          </table:table-cell>
          <table:table-cell office:value-type="float" office:value="0" calcext:value-type="float">
            <text:p>0</text:p>
          </table:table-cell>
          <table:table-cell office:value-type="float" office:value="1.438168" calcext:value-type="float">
            <text:p>1.438168</text:p>
          </table:table-cell>
          <table:table-cell office:value-type="float" office:value="134.8462" calcext:value-type="float">
            <text:p>134.8462</text:p>
          </table:table-cell>
          <table:table-cell office:value-type="float" office:value="-47.64467" calcext:value-type="float">
            <text:p>-47.64467</text:p>
          </table:table-cell>
          <table:table-cell office:value-type="float" office:value="87.20149" calcext:value-type="float">
            <text:p>87.20149</text:p>
          </table:table-cell>
          <table:table-cell office:value-type="float" office:value="-52.30863" calcext:value-type="float">
            <text:p>-52.30863</text:p>
          </table:table-cell>
          <table:table-cell office:value-type="float" office:value="0" calcext:value-type="float">
            <text:p>0</text:p>
          </table:table-cell>
          <table:table-cell office:value-type="float" office:value="10.20574" calcext:value-type="float">
            <text:p>10.2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6" calcext:value-type="float">
            <text:p>10062006</text:p>
          </table:table-cell>
          <table:table-cell office:value-type="float" office:value="85.36626" calcext:value-type="float">
            <text:p>85.36626</text:p>
          </table:table-cell>
          <table:table-cell office:value-type="float" office:value="13019.47" calcext:value-type="float">
            <text:p>13019.47</text:p>
          </table:table-cell>
          <table:table-cell office:value-type="float" office:value="0" calcext:value-type="float">
            <text:p>0</text:p>
          </table:table-cell>
          <table:table-cell office:value-type="float" office:value="0.7915218" calcext:value-type="float">
            <text:p>0.7915218</text:p>
          </table:table-cell>
          <table:table-cell office:value-type="float" office:value="-70.62794" calcext:value-type="float">
            <text:p>-70.62794</text:p>
          </table:table-cell>
          <table:table-cell office:value-type="float" office:value="214.9022" calcext:value-type="float">
            <text:p>214.9022</text:p>
          </table:table-cell>
          <table:table-cell office:value-type="float" office:value="-18.52231" calcext:value-type="float">
            <text:p>-18.52231</text:p>
          </table:table-cell>
          <table:table-cell office:value-type="float" office:value="53.1457" calcext:value-type="float">
            <text:p>53.1457</text:p>
          </table:table-cell>
          <table:table-cell office:value-type="float" office:value="0.02310513" calcext:value-type="float">
            <text:p>0.02310513</text:p>
          </table:table-cell>
          <table:table-cell office:value-type="float" office:value="0.03658681" calcext:value-type="float">
            <text:p>0.03658681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037" calcext:value-type="float">
            <text:p>0.03708037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8425" calcext:value-type="float">
            <text:p>0.6198425</text:p>
          </table:table-cell>
          <table:table-cell office:value-type="float" office:value="370" calcext:value-type="float">
            <text:p>370</text:p>
          </table:table-cell>
          <table:table-cell office:value-type="float" office:value="35.77362" calcext:value-type="float">
            <text:p>35.77362</text:p>
          </table:table-cell>
          <table:table-cell office:value-type="float" office:value="0" calcext:value-type="float">
            <text:p>0</text:p>
          </table:table-cell>
          <table:table-cell office:value-type="float" office:value="341.82" calcext:value-type="float">
            <text:p>341.82</text:p>
          </table:table-cell>
          <table:table-cell office:value-type="float" office:value="1117.783" calcext:value-type="float">
            <text:p>1117.783</text:p>
          </table:table-cell>
          <table:table-cell office:value-type="float" office:value="1357.579" calcext:value-type="float">
            <text:p>1357.579</text:p>
          </table:table-cell>
          <table:table-cell office:value-type="float" office:value="1219.902" calcext:value-type="float">
            <text:p>1219.902</text:p>
          </table:table-cell>
          <table:table-cell office:value-type="float" office:value="711.0148" calcext:value-type="float">
            <text:p>711.0148</text:p>
          </table:table-cell>
          <table:table-cell office:value-type="float" office:value="1089.825" calcext:value-type="float">
            <text:p>1089.825</text:p>
          </table:table-cell>
          <table:table-cell office:value-type="float" office:value="405.592" calcext:value-type="float">
            <text:p>405.592</text:p>
          </table:table-cell>
          <table:table-cell office:value-type="float" office:value="1819.691" calcext:value-type="float">
            <text:p>1819.691</text:p>
          </table:table-cell>
          <table:table-cell office:value-type="float" office:value="2060.239" calcext:value-type="float">
            <text:p>2060.239</text:p>
          </table:table-cell>
          <table:table-cell office:value-type="float" office:value="1651.79" calcext:value-type="float">
            <text:p>1651.79</text:p>
          </table:table-cell>
          <table:table-cell office:value-type="float" office:value="580.8268" calcext:value-type="float">
            <text:p>580.8268</text:p>
          </table:table-cell>
          <table:table-cell office:value-type="float" office:value="570.6973" calcext:value-type="float">
            <text:p>570.6973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4" calcext:value-type="float">
            <text:p>35.58584</text:p>
          </table:table-cell>
          <table:table-cell office:value-type="float" office:value="0" calcext:value-type="float">
            <text:p>0</text:p>
          </table:table-cell>
          <table:table-cell office:value-type="float" office:value="-0.001364595" calcext:value-type="float">
            <text:p>-0.001364595</text:p>
          </table:table-cell>
          <table:table-cell office:value-type="float" office:value="0" calcext:value-type="float">
            <text:p>0</text:p>
          </table:table-cell>
          <table:table-cell office:value-type="float" office:value="1.518953" calcext:value-type="float">
            <text:p>1.518953</text:p>
          </table:table-cell>
          <table:table-cell office:value-type="float" office:value="148.1195" calcext:value-type="float">
            <text:p>148.1195</text:p>
          </table:table-cell>
          <table:table-cell office:value-type="float" office:value="-51.4221" calcext:value-type="float">
            <text:p>-51.4221</text:p>
          </table:table-cell>
          <table:table-cell office:value-type="float" office:value="96.69737" calcext:value-type="float">
            <text:p>96.69737</text:p>
          </table:table-cell>
          <table:table-cell office:value-type="float" office:value="-53.10057" calcext:value-type="float">
            <text:p>-53.10057</text:p>
          </table:table-cell>
          <table:table-cell office:value-type="float" office:value="0" calcext:value-type="float">
            <text:p>0</text:p>
          </table:table-cell>
          <table:table-cell office:value-type="float" office:value="10.55488" calcext:value-type="float">
            <text:p>10.5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6" calcext:value-type="float">
            <text:p>11062006</text:p>
          </table:table-cell>
          <table:table-cell office:value-type="float" office:value="85.2977" calcext:value-type="float">
            <text:p>85.2977</text:p>
          </table:table-cell>
          <table:table-cell office:value-type="float" office:value="13018.95" calcext:value-type="float">
            <text:p>13018.95</text:p>
          </table:table-cell>
          <table:table-cell office:value-type="float" office:value="0" calcext:value-type="float">
            <text:p>0</text:p>
          </table:table-cell>
          <table:table-cell office:value-type="float" office:value="0.9289055" calcext:value-type="float">
            <text:p>0.9289055</text:p>
          </table:table-cell>
          <table:table-cell office:value-type="float" office:value="-72.76846" calcext:value-type="float">
            <text:p>-72.76846</text:p>
          </table:table-cell>
          <table:table-cell office:value-type="float" office:value="221.2375" calcext:value-type="float">
            <text:p>221.2375</text:p>
          </table:table-cell>
          <table:table-cell office:value-type="float" office:value="-20.3889" calcext:value-type="float">
            <text:p>-20.3889</text:p>
          </table:table-cell>
          <table:table-cell office:value-type="float" office:value="53.05358" calcext:value-type="float">
            <text:p>53.05358</text:p>
          </table:table-cell>
          <table:table-cell office:value-type="float" office:value="0.02275167" calcext:value-type="float">
            <text:p>0.02275167</text:p>
          </table:table-cell>
          <table:table-cell office:value-type="float" office:value="0.03755759" calcext:value-type="float">
            <text:p>0.0375575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109" calcext:value-type="float">
            <text:p>0.0370810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0205" calcext:value-type="float">
            <text:p>0.6200205</text:p>
          </table:table-cell>
          <table:table-cell office:value-type="float" office:value="370" calcext:value-type="float">
            <text:p>370</text:p>
          </table:table-cell>
          <table:table-cell office:value-type="float" office:value="45.02029" calcext:value-type="float">
            <text:p>45.02029</text:p>
          </table:table-cell>
          <table:table-cell office:value-type="float" office:value="0" calcext:value-type="float">
            <text:p>0</text:p>
          </table:table-cell>
          <table:table-cell office:value-type="float" office:value="341.8564" calcext:value-type="float">
            <text:p>341.8564</text:p>
          </table:table-cell>
          <table:table-cell office:value-type="float" office:value="1117.655" calcext:value-type="float">
            <text:p>1117.655</text:p>
          </table:table-cell>
          <table:table-cell office:value-type="float" office:value="1357.398" calcext:value-type="float">
            <text:p>1357.398</text:p>
          </table:table-cell>
          <table:table-cell office:value-type="float" office:value="1219.807" calcext:value-type="float">
            <text:p>1219.807</text:p>
          </table:table-cell>
          <table:table-cell office:value-type="float" office:value="710.9485" calcext:value-type="float">
            <text:p>710.9485</text:p>
          </table:table-cell>
          <table:table-cell office:value-type="float" office:value="1089.757" calcext:value-type="float">
            <text:p>1089.757</text:p>
          </table:table-cell>
          <table:table-cell office:value-type="float" office:value="405.576" calcext:value-type="float">
            <text:p>405.576</text:p>
          </table:table-cell>
          <table:table-cell office:value-type="float" office:value="1819.633" calcext:value-type="float">
            <text:p>1819.633</text:p>
          </table:table-cell>
          <table:table-cell office:value-type="float" office:value="2060.217" calcext:value-type="float">
            <text:p>2060.217</text:p>
          </table:table-cell>
          <table:table-cell office:value-type="float" office:value="1651.809" calcext:value-type="float">
            <text:p>1651.809</text:p>
          </table:table-cell>
          <table:table-cell office:value-type="float" office:value="580.8194" calcext:value-type="float">
            <text:p>580.8194</text:p>
          </table:table-cell>
          <table:table-cell office:value-type="float" office:value="570.6933" calcext:value-type="float">
            <text:p>570.6933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4" calcext:value-type="float">
            <text:p>35.58584</text:p>
          </table:table-cell>
          <table:table-cell office:value-type="float" office:value="0" calcext:value-type="float">
            <text:p>0</text:p>
          </table:table-cell>
          <table:table-cell office:value-type="float" office:value="-0.001381616" calcext:value-type="float">
            <text:p>-0.001381616</text:p>
          </table:table-cell>
          <table:table-cell office:value-type="float" office:value="0" calcext:value-type="float">
            <text:p>0</text:p>
          </table:table-cell>
          <table:table-cell office:value-type="float" office:value="1.59897" calcext:value-type="float">
            <text:p>1.59897</text:p>
          </table:table-cell>
          <table:table-cell office:value-type="float" office:value="161.6418" calcext:value-type="float">
            <text:p>161.6418</text:p>
          </table:table-cell>
          <table:table-cell office:value-type="float" office:value="-55.42784" calcext:value-type="float">
            <text:p>-55.42784</text:p>
          </table:table-cell>
          <table:table-cell office:value-type="float" office:value="106.214" calcext:value-type="float">
            <text:p>106.214</text:p>
          </table:table-cell>
          <table:table-cell office:value-type="float" office:value="-53.77683" calcext:value-type="float">
            <text:p>-53.77683</text:p>
          </table:table-cell>
          <table:table-cell office:value-type="float" office:value="0" calcext:value-type="float">
            <text:p>0</text:p>
          </table:table-cell>
          <table:table-cell office:value-type="float" office:value="10.95666" calcext:value-type="float">
            <text:p>10.9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6" calcext:value-type="float">
            <text:p>12062006</text:p>
          </table:table-cell>
          <table:table-cell office:value-type="float" office:value="85.25954" calcext:value-type="float">
            <text:p>85.25954</text:p>
          </table:table-cell>
          <table:table-cell office:value-type="float" office:value="13018.46" calcext:value-type="float">
            <text:p>13018.46</text:p>
          </table:table-cell>
          <table:table-cell office:value-type="float" office:value="0" calcext:value-type="float">
            <text:p>0</text:p>
          </table:table-cell>
          <table:table-cell office:value-type="float" office:value="1.086959" calcext:value-type="float">
            <text:p>1.086959</text:p>
          </table:table-cell>
          <table:table-cell office:value-type="float" office:value="-75.05031" calcext:value-type="float">
            <text:p>-75.05031</text:p>
          </table:table-cell>
          <table:table-cell office:value-type="float" office:value="227.9762" calcext:value-type="float">
            <text:p>227.9762</text:p>
          </table:table-cell>
          <table:table-cell office:value-type="float" office:value="-22.46544" calcext:value-type="float">
            <text:p>-22.46544</text:p>
          </table:table-cell>
          <table:table-cell office:value-type="float" office:value="52.95094" calcext:value-type="float">
            <text:p>52.95094</text:p>
          </table:table-cell>
          <table:table-cell office:value-type="float" office:value="0.02239958" calcext:value-type="float">
            <text:p>0.02239958</text:p>
          </table:table-cell>
          <table:table-cell office:value-type="float" office:value="0.03859996" calcext:value-type="float">
            <text:p>0.0385999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18" calcext:value-type="float">
            <text:p>0.0370818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1882" calcext:value-type="float">
            <text:p>0.6201882</text:p>
          </table:table-cell>
          <table:table-cell office:value-type="float" office:value="370" calcext:value-type="float">
            <text:p>370</text:p>
          </table:table-cell>
          <table:table-cell office:value-type="float" office:value="54.23577" calcext:value-type="float">
            <text:p>54.23577</text:p>
          </table:table-cell>
          <table:table-cell office:value-type="float" office:value="0" calcext:value-type="float">
            <text:p>0</text:p>
          </table:table-cell>
          <table:table-cell office:value-type="float" office:value="341.8916" calcext:value-type="float">
            <text:p>341.8916</text:p>
          </table:table-cell>
          <table:table-cell office:value-type="float" office:value="1117.535" calcext:value-type="float">
            <text:p>1117.535</text:p>
          </table:table-cell>
          <table:table-cell office:value-type="float" office:value="1357.23" calcext:value-type="float">
            <text:p>1357.23</text:p>
          </table:table-cell>
          <table:table-cell office:value-type="float" office:value="1219.722" calcext:value-type="float">
            <text:p>1219.722</text:p>
          </table:table-cell>
          <table:table-cell office:value-type="float" office:value="710.8876" calcext:value-type="float">
            <text:p>710.8876</text:p>
          </table:table-cell>
          <table:table-cell office:value-type="float" office:value="1089.695" calcext:value-type="float">
            <text:p>1089.695</text:p>
          </table:table-cell>
          <table:table-cell office:value-type="float" office:value="405.5615" calcext:value-type="float">
            <text:p>405.5615</text:p>
          </table:table-cell>
          <table:table-cell office:value-type="float" office:value="1819.581" calcext:value-type="float">
            <text:p>1819.581</text:p>
          </table:table-cell>
          <table:table-cell office:value-type="float" office:value="2060.191" calcext:value-type="float">
            <text:p>2060.191</text:p>
          </table:table-cell>
          <table:table-cell office:value-type="float" office:value="1651.845" calcext:value-type="float">
            <text:p>1651.845</text:p>
          </table:table-cell>
          <table:table-cell office:value-type="float" office:value="580.8118" calcext:value-type="float">
            <text:p>580.8118</text:p>
          </table:table-cell>
          <table:table-cell office:value-type="float" office:value="570.6892" calcext:value-type="float">
            <text:p>570.6892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396727" calcext:value-type="float">
            <text:p>-0.001396727</text:p>
          </table:table-cell>
          <table:table-cell office:value-type="float" office:value="0" calcext:value-type="float">
            <text:p>0</text:p>
          </table:table-cell>
          <table:table-cell office:value-type="float" office:value="1.679219" calcext:value-type="float">
            <text:p>1.679219</text:p>
          </table:table-cell>
          <table:table-cell office:value-type="float" office:value="175.5759" calcext:value-type="float">
            <text:p>175.5759</text:p>
          </table:table-cell>
          <table:table-cell office:value-type="float" office:value="-59.94532" calcext:value-type="float">
            <text:p>-59.94532</text:p>
          </table:table-cell>
          <table:table-cell office:value-type="float" office:value="115.6306" calcext:value-type="float">
            <text:p>115.6306</text:p>
          </table:table-cell>
          <table:table-cell office:value-type="float" office:value="-54.41543" calcext:value-type="float">
            <text:p>-54.41543</text:p>
          </table:table-cell>
          <table:table-cell office:value-type="float" office:value="0" calcext:value-type="float">
            <text:p>0</text:p>
          </table:table-cell>
          <table:table-cell office:value-type="float" office:value="11.38953" calcext:value-type="float">
            <text:p>11.38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6" calcext:value-type="float">
            <text:p>13062006</text:p>
          </table:table-cell>
          <table:table-cell office:value-type="float" office:value="85.23781" calcext:value-type="float">
            <text:p>85.23781</text:p>
          </table:table-cell>
          <table:table-cell office:value-type="float" office:value="13017.94" calcext:value-type="float">
            <text:p>13017.94</text:p>
          </table:table-cell>
          <table:table-cell office:value-type="float" office:value="0" calcext:value-type="float">
            <text:p>0</text:p>
          </table:table-cell>
          <table:table-cell office:value-type="float" office:value="1.271514" calcext:value-type="float">
            <text:p>1.271514</text:p>
          </table:table-cell>
          <table:table-cell office:value-type="float" office:value="-77.60078" calcext:value-type="float">
            <text:p>-77.60078</text:p>
          </table:table-cell>
          <table:table-cell office:value-type="float" office:value="235.4281" calcext:value-type="float">
            <text:p>235.4281</text:p>
          </table:table-cell>
          <table:table-cell office:value-type="float" office:value="-24.83431" calcext:value-type="float">
            <text:p>-24.83431</text:p>
          </table:table-cell>
          <table:table-cell office:value-type="float" office:value="52.80481" calcext:value-type="float">
            <text:p>52.80481</text:p>
          </table:table-cell>
          <table:table-cell office:value-type="float" office:value="0.02200632" calcext:value-type="float">
            <text:p>0.02200632</text:p>
          </table:table-cell>
          <table:table-cell office:value-type="float" office:value="0.03971653" calcext:value-type="float">
            <text:p>0.03971653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252" calcext:value-type="float">
            <text:p>0.03708252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344" calcext:value-type="float">
            <text:p>0.620344</text:p>
          </table:table-cell>
          <table:table-cell office:value-type="float" office:value="370" calcext:value-type="float">
            <text:p>370</text:p>
          </table:table-cell>
          <table:table-cell office:value-type="float" office:value="62.58312" calcext:value-type="float">
            <text:p>62.58312</text:p>
          </table:table-cell>
          <table:table-cell office:value-type="float" office:value="0" calcext:value-type="float">
            <text:p>0</text:p>
          </table:table-cell>
          <table:table-cell office:value-type="float" office:value="341.9301" calcext:value-type="float">
            <text:p>341.9301</text:p>
          </table:table-cell>
          <table:table-cell office:value-type="float" office:value="1117.4" calcext:value-type="float">
            <text:p>1117.4</text:p>
          </table:table-cell>
          <table:table-cell office:value-type="float" office:value="1357.052" calcext:value-type="float">
            <text:p>1357.052</text:p>
          </table:table-cell>
          <table:table-cell office:value-type="float" office:value="1219.633" calcext:value-type="float">
            <text:p>1219.633</text:p>
          </table:table-cell>
          <table:table-cell office:value-type="float" office:value="710.8278" calcext:value-type="float">
            <text:p>710.8278</text:p>
          </table:table-cell>
          <table:table-cell office:value-type="float" office:value="1089.634" calcext:value-type="float">
            <text:p>1089.634</text:p>
          </table:table-cell>
          <table:table-cell office:value-type="float" office:value="405.5482" calcext:value-type="float">
            <text:p>405.5482</text:p>
          </table:table-cell>
          <table:table-cell office:value-type="float" office:value="1819.529" calcext:value-type="float">
            <text:p>1819.529</text:p>
          </table:table-cell>
          <table:table-cell office:value-type="float" office:value="2060.164" calcext:value-type="float">
            <text:p>2060.164</text:p>
          </table:table-cell>
          <table:table-cell office:value-type="float" office:value="1651.899" calcext:value-type="float">
            <text:p>1651.899</text:p>
          </table:table-cell>
          <table:table-cell office:value-type="float" office:value="580.8043" calcext:value-type="float">
            <text:p>580.8043</text:p>
          </table:table-cell>
          <table:table-cell office:value-type="float" office:value="570.6852" calcext:value-type="float">
            <text:p>570.6852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415316" calcext:value-type="float">
            <text:p>-0.001415316</text:p>
          </table:table-cell>
          <table:table-cell office:value-type="float" office:value="0" calcext:value-type="float">
            <text:p>0</text:p>
          </table:table-cell>
          <table:table-cell office:value-type="float" office:value="1.783208" calcext:value-type="float">
            <text:p>1.783208</text:p>
          </table:table-cell>
          <table:table-cell office:value-type="float" office:value="189.791" calcext:value-type="float">
            <text:p>189.791</text:p>
          </table:table-cell>
          <table:table-cell office:value-type="float" office:value="-65.63715" calcext:value-type="float">
            <text:p>-65.63715</text:p>
          </table:table-cell>
          <table:table-cell office:value-type="float" office:value="124.1539" calcext:value-type="float">
            <text:p>124.1539</text:p>
          </table:table-cell>
          <table:table-cell office:value-type="float" office:value="-55.07534" calcext:value-type="float">
            <text:p>-55.07534</text:p>
          </table:table-cell>
          <table:table-cell office:value-type="float" office:value="0" calcext:value-type="float">
            <text:p>0</text:p>
          </table:table-cell>
          <table:table-cell office:value-type="float" office:value="11.86704" calcext:value-type="float">
            <text:p>11.86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6" calcext:value-type="float">
            <text:p>14062006</text:p>
          </table:table-cell>
          <table:table-cell office:value-type="float" office:value="85.2201" calcext:value-type="float">
            <text:p>85.2201</text:p>
          </table:table-cell>
          <table:table-cell office:value-type="float" office:value="13017.36" calcext:value-type="float">
            <text:p>13017.36</text:p>
          </table:table-cell>
          <table:table-cell office:value-type="float" office:value="0" calcext:value-type="float">
            <text:p>0</text:p>
          </table:table-cell>
          <table:table-cell office:value-type="float" office:value="1.490155" calcext:value-type="float">
            <text:p>1.490155</text:p>
          </table:table-cell>
          <table:table-cell office:value-type="float" office:value="-80.48873" calcext:value-type="float">
            <text:p>-80.48873</text:p>
          </table:table-cell>
          <table:table-cell office:value-type="float" office:value="248.4762" calcext:value-type="float">
            <text:p>248.4762</text:p>
          </table:table-cell>
          <table:table-cell office:value-type="float" office:value="-27.46557" calcext:value-type="float">
            <text:p>-27.46557</text:p>
          </table:table-cell>
          <table:table-cell office:value-type="float" office:value="52.57081" calcext:value-type="float">
            <text:p>52.57081</text:p>
          </table:table-cell>
          <table:table-cell office:value-type="float" office:value="0.02155339" calcext:value-type="float">
            <text:p>0.02155339</text:p>
          </table:table-cell>
          <table:table-cell office:value-type="float" office:value="0.04088096" calcext:value-type="float">
            <text:p>0.0408809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323" calcext:value-type="float">
            <text:p>0.03708323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4841" calcext:value-type="float">
            <text:p>0.6204841</text:p>
          </table:table-cell>
          <table:table-cell office:value-type="float" office:value="370" calcext:value-type="float">
            <text:p>370</text:p>
          </table:table-cell>
          <table:table-cell office:value-type="float" office:value="69.63116" calcext:value-type="float">
            <text:p>69.63116</text:p>
          </table:table-cell>
          <table:table-cell office:value-type="float" office:value="0" calcext:value-type="float">
            <text:p>0</text:p>
          </table:table-cell>
          <table:table-cell office:value-type="float" office:value="341.9748" calcext:value-type="float">
            <text:p>341.9748</text:p>
          </table:table-cell>
          <table:table-cell office:value-type="float" office:value="1117.233" calcext:value-type="float">
            <text:p>1117.233</text:p>
          </table:table-cell>
          <table:table-cell office:value-type="float" office:value="1356.838" calcext:value-type="float">
            <text:p>1356.838</text:p>
          </table:table-cell>
          <table:table-cell office:value-type="float" office:value="1219.53" calcext:value-type="float">
            <text:p>1219.53</text:p>
          </table:table-cell>
          <table:table-cell office:value-type="float" office:value="710.7649" calcext:value-type="float">
            <text:p>710.7649</text:p>
          </table:table-cell>
          <table:table-cell office:value-type="float" office:value="1089.569" calcext:value-type="float">
            <text:p>1089.569</text:p>
          </table:table-cell>
          <table:table-cell office:value-type="float" office:value="405.5354" calcext:value-type="float">
            <text:p>405.5354</text:p>
          </table:table-cell>
          <table:table-cell office:value-type="float" office:value="1819.478" calcext:value-type="float">
            <text:p>1819.478</text:p>
          </table:table-cell>
          <table:table-cell office:value-type="float" office:value="2060.134" calcext:value-type="float">
            <text:p>2060.134</text:p>
          </table:table-cell>
          <table:table-cell office:value-type="float" office:value="1651.973" calcext:value-type="float">
            <text:p>1651.973</text:p>
          </table:table-cell>
          <table:table-cell office:value-type="float" office:value="580.7968" calcext:value-type="float">
            <text:p>580.7968</text:p>
          </table:table-cell>
          <table:table-cell office:value-type="float" office:value="570.6813" calcext:value-type="float">
            <text:p>570.6813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444447" calcext:value-type="float">
            <text:p>-0.001444447</text:p>
          </table:table-cell>
          <table:table-cell office:value-type="float" office:value="0" calcext:value-type="float">
            <text:p>0</text:p>
          </table:table-cell>
          <table:table-cell office:value-type="float" office:value="1.89561" calcext:value-type="float">
            <text:p>1.89561</text:p>
          </table:table-cell>
          <table:table-cell office:value-type="float" office:value="203.9178" calcext:value-type="float">
            <text:p>203.9178</text:p>
          </table:table-cell>
          <table:table-cell office:value-type="float" office:value="-72.4632" calcext:value-type="float">
            <text:p>-72.4632</text:p>
          </table:table-cell>
          <table:table-cell office:value-type="float" office:value="131.4546" calcext:value-type="float">
            <text:p>131.4546</text:p>
          </table:table-cell>
          <table:table-cell office:value-type="float" office:value="-55.82477" calcext:value-type="float">
            <text:p>-55.82477</text:p>
          </table:table-cell>
          <table:table-cell office:value-type="float" office:value="0" calcext:value-type="float">
            <text:p>0</text:p>
          </table:table-cell>
          <table:table-cell office:value-type="float" office:value="12.35936" calcext:value-type="float">
            <text:p>12.35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6" calcext:value-type="float">
            <text:p>15062006</text:p>
          </table:table-cell>
          <table:table-cell office:value-type="float" office:value="85.22683" calcext:value-type="float">
            <text:p>85.22683</text:p>
          </table:table-cell>
          <table:table-cell office:value-type="float" office:value="13016.74" calcext:value-type="float">
            <text:p>13016.74</text:p>
          </table:table-cell>
          <table:table-cell office:value-type="float" office:value="0" calcext:value-type="float">
            <text:p>0</text:p>
          </table:table-cell>
          <table:table-cell office:value-type="float" office:value="1.740543" calcext:value-type="float">
            <text:p>1.740543</text:p>
          </table:table-cell>
          <table:table-cell office:value-type="float" office:value="-83.44994" calcext:value-type="float">
            <text:p>-83.44994</text:p>
          </table:table-cell>
          <table:table-cell office:value-type="float" office:value="254.7637" calcext:value-type="float">
            <text:p>254.7637</text:p>
          </table:table-cell>
          <table:table-cell office:value-type="float" office:value="-30.12416" calcext:value-type="float">
            <text:p>-30.12416</text:p>
          </table:table-cell>
          <table:table-cell office:value-type="float" office:value="52.30001" calcext:value-type="float">
            <text:p>52.30001</text:p>
          </table:table-cell>
          <table:table-cell office:value-type="float" office:value="0.02109619" calcext:value-type="float">
            <text:p>0.02109619</text:p>
          </table:table-cell>
          <table:table-cell office:value-type="float" office:value="0.04212775" calcext:value-type="float">
            <text:p>0.0421277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395" calcext:value-type="float">
            <text:p>0.03708395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608" calcext:value-type="float">
            <text:p>0.620608</text:p>
          </table:table-cell>
          <table:table-cell office:value-type="float" office:value="370" calcext:value-type="float">
            <text:p>370</text:p>
          </table:table-cell>
          <table:table-cell office:value-type="float" office:value="76.92422" calcext:value-type="float">
            <text:p>76.92422</text:p>
          </table:table-cell>
          <table:table-cell office:value-type="float" office:value="0" calcext:value-type="float">
            <text:p>0</text:p>
          </table:table-cell>
          <table:table-cell office:value-type="float" office:value="342.0208" calcext:value-type="float">
            <text:p>342.0208</text:p>
          </table:table-cell>
          <table:table-cell office:value-type="float" office:value="1117.06" calcext:value-type="float">
            <text:p>1117.06</text:p>
          </table:table-cell>
          <table:table-cell office:value-type="float" office:value="1356.614" calcext:value-type="float">
            <text:p>1356.614</text:p>
          </table:table-cell>
          <table:table-cell office:value-type="float" office:value="1219.415" calcext:value-type="float">
            <text:p>1219.415</text:p>
          </table:table-cell>
          <table:table-cell office:value-type="float" office:value="710.6998" calcext:value-type="float">
            <text:p>710.6998</text:p>
          </table:table-cell>
          <table:table-cell office:value-type="float" office:value="1089.498" calcext:value-type="float">
            <text:p>1089.498</text:p>
          </table:table-cell>
          <table:table-cell office:value-type="float" office:value="405.5228" calcext:value-type="float">
            <text:p>405.5228</text:p>
          </table:table-cell>
          <table:table-cell office:value-type="float" office:value="1819.427" calcext:value-type="float">
            <text:p>1819.427</text:p>
          </table:table-cell>
          <table:table-cell office:value-type="float" office:value="2060.103" calcext:value-type="float">
            <text:p>2060.103</text:p>
          </table:table-cell>
          <table:table-cell office:value-type="float" office:value="1652.07" calcext:value-type="float">
            <text:p>1652.07</text:p>
          </table:table-cell>
          <table:table-cell office:value-type="float" office:value="580.7891" calcext:value-type="float">
            <text:p>580.7891</text:p>
          </table:table-cell>
          <table:table-cell office:value-type="float" office:value="570.6796" calcext:value-type="float">
            <text:p>570.6796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476945" calcext:value-type="float">
            <text:p>-0.001476945</text:p>
          </table:table-cell>
          <table:table-cell office:value-type="float" office:value="0" calcext:value-type="float">
            <text:p>0</text:p>
          </table:table-cell>
          <table:table-cell office:value-type="float" office:value="1.986991" calcext:value-type="float">
            <text:p>1.986991</text:p>
          </table:table-cell>
          <table:table-cell office:value-type="float" office:value="218.1767" calcext:value-type="float">
            <text:p>218.1767</text:p>
          </table:table-cell>
          <table:table-cell office:value-type="float" office:value="-79.1297" calcext:value-type="float">
            <text:p>-79.1297</text:p>
          </table:table-cell>
          <table:table-cell office:value-type="float" office:value="139.047" calcext:value-type="float">
            <text:p>139.047</text:p>
          </table:table-cell>
          <table:table-cell office:value-type="float" office:value="-56.60902" calcext:value-type="float">
            <text:p>-56.60902</text:p>
          </table:table-cell>
          <table:table-cell office:value-type="float" office:value="0" calcext:value-type="float">
            <text:p>0</text:p>
          </table:table-cell>
          <table:table-cell office:value-type="float" office:value="12.84068" calcext:value-type="float">
            <text:p>12.84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6" calcext:value-type="float">
            <text:p>16062006</text:p>
          </table:table-cell>
          <table:table-cell office:value-type="float" office:value="85.23856" calcext:value-type="float">
            <text:p>85.23856</text:p>
          </table:table-cell>
          <table:table-cell office:value-type="float" office:value="13016.23" calcext:value-type="float">
            <text:p>13016.23</text:p>
          </table:table-cell>
          <table:table-cell office:value-type="float" office:value="0" calcext:value-type="float">
            <text:p>0</text:p>
          </table:table-cell>
          <table:table-cell office:value-type="float" office:value="2.013667" calcext:value-type="float">
            <text:p>2.013667</text:p>
          </table:table-cell>
          <table:table-cell office:value-type="float" office:value="-86.19366" calcext:value-type="float">
            <text:p>-86.19366</text:p>
          </table:table-cell>
          <table:table-cell office:value-type="float" office:value="264.0816" calcext:value-type="float">
            <text:p>264.0816</text:p>
          </table:table-cell>
          <table:table-cell office:value-type="float" office:value="-32.66662" calcext:value-type="float">
            <text:p>-32.66662</text:p>
          </table:table-cell>
          <table:table-cell office:value-type="float" office:value="52.1904" calcext:value-type="float">
            <text:p>52.1904</text:p>
          </table:table-cell>
          <table:table-cell office:value-type="float" office:value="0.02074297" calcext:value-type="float">
            <text:p>0.02074297</text:p>
          </table:table-cell>
          <table:table-cell office:value-type="float" office:value="0.04319342" calcext:value-type="float">
            <text:p>0.04319342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468" calcext:value-type="float">
            <text:p>0.03708468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7111" calcext:value-type="float">
            <text:p>0.6207111</text:p>
          </table:table-cell>
          <table:table-cell office:value-type="float" office:value="370" calcext:value-type="float">
            <text:p>370</text:p>
          </table:table-cell>
          <table:table-cell office:value-type="float" office:value="86.02567" calcext:value-type="float">
            <text:p>86.02567</text:p>
          </table:table-cell>
          <table:table-cell office:value-type="float" office:value="0" calcext:value-type="float">
            <text:p>0</text:p>
          </table:table-cell>
          <table:table-cell office:value-type="float" office:value="342.0162" calcext:value-type="float">
            <text:p>342.0162</text:p>
          </table:table-cell>
          <table:table-cell office:value-type="float" office:value="1116.938" calcext:value-type="float">
            <text:p>1116.938</text:p>
          </table:table-cell>
          <table:table-cell office:value-type="float" office:value="1356.442" calcext:value-type="float">
            <text:p>1356.442</text:p>
          </table:table-cell>
          <table:table-cell office:value-type="float" office:value="1219.314" calcext:value-type="float">
            <text:p>1219.314</text:p>
          </table:table-cell>
          <table:table-cell office:value-type="float" office:value="710.6512" calcext:value-type="float">
            <text:p>710.6512</text:p>
          </table:table-cell>
          <table:table-cell office:value-type="float" office:value="1089.432" calcext:value-type="float">
            <text:p>1089.432</text:p>
          </table:table-cell>
          <table:table-cell office:value-type="float" office:value="405.5107" calcext:value-type="float">
            <text:p>405.5107</text:p>
          </table:table-cell>
          <table:table-cell office:value-type="float" office:value="1819.375" calcext:value-type="float">
            <text:p>1819.375</text:p>
          </table:table-cell>
          <table:table-cell office:value-type="float" office:value="2060.069" calcext:value-type="float">
            <text:p>2060.069</text:p>
          </table:table-cell>
          <table:table-cell office:value-type="float" office:value="1652.188" calcext:value-type="float">
            <text:p>1652.188</text:p>
          </table:table-cell>
          <table:table-cell office:value-type="float" office:value="580.7815" calcext:value-type="float">
            <text:p>580.7815</text:p>
          </table:table-cell>
          <table:table-cell office:value-type="float" office:value="570.6799" calcext:value-type="float">
            <text:p>570.6799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50239" calcext:value-type="float">
            <text:p>-0.00150239</text:p>
          </table:table-cell>
          <table:table-cell office:value-type="float" office:value="0" calcext:value-type="float">
            <text:p>0</text:p>
          </table:table-cell>
          <table:table-cell office:value-type="float" office:value="2.080593" calcext:value-type="float">
            <text:p>2.080593</text:p>
          </table:table-cell>
          <table:table-cell office:value-type="float" office:value="233.7912" calcext:value-type="float">
            <text:p>233.7912</text:p>
          </table:table-cell>
          <table:table-cell office:value-type="float" office:value="-85.43941" calcext:value-type="float">
            <text:p>-85.43941</text:p>
          </table:table-cell>
          <table:table-cell office:value-type="float" office:value="148.3517" calcext:value-type="float">
            <text:p>148.3517</text:p>
          </table:table-cell>
          <table:table-cell office:value-type="float" office:value="-57.33061" calcext:value-type="float">
            <text:p>-57.33061</text:p>
          </table:table-cell>
          <table:table-cell office:value-type="float" office:value="0" calcext:value-type="float">
            <text:p>0</text:p>
          </table:table-cell>
          <table:table-cell office:value-type="float" office:value="13.36081" calcext:value-type="float">
            <text:p>13.36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6" calcext:value-type="float">
            <text:p>17062006</text:p>
          </table:table-cell>
          <table:table-cell office:value-type="float" office:value="85.31615" calcext:value-type="float">
            <text:p>85.31615</text:p>
          </table:table-cell>
          <table:table-cell office:value-type="float" office:value="13015.77" calcext:value-type="float">
            <text:p>13015.77</text:p>
          </table:table-cell>
          <table:table-cell office:value-type="float" office:value="0" calcext:value-type="float">
            <text:p>0</text:p>
          </table:table-cell>
          <table:table-cell office:value-type="float" office:value="2.29721" calcext:value-type="float">
            <text:p>2.29721</text:p>
          </table:table-cell>
          <table:table-cell office:value-type="float" office:value="-88.92189" calcext:value-type="float">
            <text:p>-88.92189</text:p>
          </table:table-cell>
          <table:table-cell office:value-type="float" office:value="276.1179" calcext:value-type="float">
            <text:p>276.1179</text:p>
          </table:table-cell>
          <table:table-cell office:value-type="float" office:value="-35.20507" calcext:value-type="float">
            <text:p>-35.20507</text:p>
          </table:table-cell>
          <table:table-cell office:value-type="float" office:value="52.05801" calcext:value-type="float">
            <text:p>52.05801</text:p>
          </table:table-cell>
          <table:table-cell office:value-type="float" office:value="0.02042006" calcext:value-type="float">
            <text:p>0.02042006</text:p>
          </table:table-cell>
          <table:table-cell office:value-type="float" office:value="0.04468638" calcext:value-type="float">
            <text:p>0.0446863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54" calcext:value-type="float">
            <text:p>0.037085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7907" calcext:value-type="float">
            <text:p>0.6207907</text:p>
          </table:table-cell>
          <table:table-cell office:value-type="float" office:value="370" calcext:value-type="float">
            <text:p>370</text:p>
          </table:table-cell>
          <table:table-cell office:value-type="float" office:value="96.10837" calcext:value-type="float">
            <text:p>96.10837</text:p>
          </table:table-cell>
          <table:table-cell office:value-type="float" office:value="0" calcext:value-type="float">
            <text:p>0</text:p>
          </table:table-cell>
          <table:table-cell office:value-type="float" office:value="342.0309" calcext:value-type="float">
            <text:p>342.0309</text:p>
          </table:table-cell>
          <table:table-cell office:value-type="float" office:value="1116.833" calcext:value-type="float">
            <text:p>1116.833</text:p>
          </table:table-cell>
          <table:table-cell office:value-type="float" office:value="1356.306" calcext:value-type="float">
            <text:p>1356.306</text:p>
          </table:table-cell>
          <table:table-cell office:value-type="float" office:value="1219.227" calcext:value-type="float">
            <text:p>1219.227</text:p>
          </table:table-cell>
          <table:table-cell office:value-type="float" office:value="710.6117" calcext:value-type="float">
            <text:p>710.6117</text:p>
          </table:table-cell>
          <table:table-cell office:value-type="float" office:value="1089.374" calcext:value-type="float">
            <text:p>1089.374</text:p>
          </table:table-cell>
          <table:table-cell office:value-type="float" office:value="405.4999" calcext:value-type="float">
            <text:p>405.4999</text:p>
          </table:table-cell>
          <table:table-cell office:value-type="float" office:value="1819.323" calcext:value-type="float">
            <text:p>1819.323</text:p>
          </table:table-cell>
          <table:table-cell office:value-type="float" office:value="2060.034" calcext:value-type="float">
            <text:p>2060.034</text:p>
          </table:table-cell>
          <table:table-cell office:value-type="float" office:value="1652.318" calcext:value-type="float">
            <text:p>1652.318</text:p>
          </table:table-cell>
          <table:table-cell office:value-type="float" office:value="580.7739" calcext:value-type="float">
            <text:p>580.7739</text:p>
          </table:table-cell>
          <table:table-cell office:value-type="float" office:value="570.68" calcext:value-type="float">
            <text:p>570.68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3" calcext:value-type="float">
            <text:p>35.58583</text:p>
          </table:table-cell>
          <table:table-cell office:value-type="float" office:value="0" calcext:value-type="float">
            <text:p>0</text:p>
          </table:table-cell>
          <table:table-cell office:value-type="float" office:value="-0.001518444" calcext:value-type="float">
            <text:p>-0.001518444</text:p>
          </table:table-cell>
          <table:table-cell office:value-type="float" office:value="0" calcext:value-type="float">
            <text:p>0</text:p>
          </table:table-cell>
          <table:table-cell office:value-type="float" office:value="2.16313" calcext:value-type="float">
            <text:p>2.16313</text:p>
          </table:table-cell>
          <table:table-cell office:value-type="float" office:value="249.7532" calcext:value-type="float">
            <text:p>249.7532</text:p>
          </table:table-cell>
          <table:table-cell office:value-type="float" office:value="-91.13171" calcext:value-type="float">
            <text:p>-91.13171</text:p>
          </table:table-cell>
          <table:table-cell office:value-type="float" office:value="158.6215" calcext:value-type="float">
            <text:p>158.6215</text:p>
          </table:table-cell>
          <table:table-cell office:value-type="float" office:value="-57.94418" calcext:value-type="float">
            <text:p>-57.94418</text:p>
          </table:table-cell>
          <table:table-cell office:value-type="float" office:value="0" calcext:value-type="float">
            <text:p>0</text:p>
          </table:table-cell>
          <table:table-cell office:value-type="float" office:value="13.78455" calcext:value-type="float">
            <text:p>13.7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6" calcext:value-type="float">
            <text:p>18062006</text:p>
          </table:table-cell>
          <table:table-cell office:value-type="float" office:value="85.40997" calcext:value-type="float">
            <text:p>85.40997</text:p>
          </table:table-cell>
          <table:table-cell office:value-type="float" office:value="13015.25" calcext:value-type="float">
            <text:p>13015.25</text:p>
          </table:table-cell>
          <table:table-cell office:value-type="float" office:value="0" calcext:value-type="float">
            <text:p>0</text:p>
          </table:table-cell>
          <table:table-cell office:value-type="float" office:value="2.596804" calcext:value-type="float">
            <text:p>2.596804</text:p>
          </table:table-cell>
          <table:table-cell office:value-type="float" office:value="-91.94347" calcext:value-type="float">
            <text:p>-91.94347</text:p>
          </table:table-cell>
          <table:table-cell office:value-type="float" office:value="286.4059" calcext:value-type="float">
            <text:p>286.4059</text:p>
          </table:table-cell>
          <table:table-cell office:value-type="float" office:value="-38.02707" calcext:value-type="float">
            <text:p>-38.02707</text:p>
          </table:table-cell>
          <table:table-cell office:value-type="float" office:value="51.82381" calcext:value-type="float">
            <text:p>51.82381</text:p>
          </table:table-cell>
          <table:table-cell office:value-type="float" office:value="0.02002514" calcext:value-type="float">
            <text:p>0.02002514</text:p>
          </table:table-cell>
          <table:table-cell office:value-type="float" office:value="0.04621369" calcext:value-type="float">
            <text:p>0.0462136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611" calcext:value-type="float">
            <text:p>0.0370861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8431" calcext:value-type="float">
            <text:p>0.6208431</text:p>
          </table:table-cell>
          <table:table-cell office:value-type="float" office:value="370" calcext:value-type="float">
            <text:p>370</text:p>
          </table:table-cell>
          <table:table-cell office:value-type="float" office:value="103.5572" calcext:value-type="float">
            <text:p>103.5572</text:p>
          </table:table-cell>
          <table:table-cell office:value-type="float" office:value="0" calcext:value-type="float">
            <text:p>0</text:p>
          </table:table-cell>
          <table:table-cell office:value-type="float" office:value="342.0649" calcext:value-type="float">
            <text:p>342.0649</text:p>
          </table:table-cell>
          <table:table-cell office:value-type="float" office:value="1116.701" calcext:value-type="float">
            <text:p>1116.701</text:p>
          </table:table-cell>
          <table:table-cell office:value-type="float" office:value="1356.143" calcext:value-type="float">
            <text:p>1356.143</text:p>
          </table:table-cell>
          <table:table-cell office:value-type="float" office:value="1219.134" calcext:value-type="float">
            <text:p>1219.134</text:p>
          </table:table-cell>
          <table:table-cell office:value-type="float" office:value="710.5723" calcext:value-type="float">
            <text:p>710.5723</text:p>
          </table:table-cell>
          <table:table-cell office:value-type="float" office:value="1089.316" calcext:value-type="float">
            <text:p>1089.316</text:p>
          </table:table-cell>
          <table:table-cell office:value-type="float" office:value="405.4902" calcext:value-type="float">
            <text:p>405.4902</text:p>
          </table:table-cell>
          <table:table-cell office:value-type="float" office:value="1819.272" calcext:value-type="float">
            <text:p>1819.272</text:p>
          </table:table-cell>
          <table:table-cell office:value-type="float" office:value="2059.997" calcext:value-type="float">
            <text:p>2059.997</text:p>
          </table:table-cell>
          <table:table-cell office:value-type="float" office:value="1652.452" calcext:value-type="float">
            <text:p>1652.452</text:p>
          </table:table-cell>
          <table:table-cell office:value-type="float" office:value="580.7661" calcext:value-type="float">
            <text:p>580.7661</text:p>
          </table:table-cell>
          <table:table-cell office:value-type="float" office:value="570.68" calcext:value-type="float">
            <text:p>570.68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2" calcext:value-type="float">
            <text:p>35.58582</text:p>
          </table:table-cell>
          <table:table-cell office:value-type="float" office:value="0" calcext:value-type="float">
            <text:p>0</text:p>
          </table:table-cell>
          <table:table-cell office:value-type="float" office:value="-0.001539491" calcext:value-type="float">
            <text:p>-0.001539491</text:p>
          </table:table-cell>
          <table:table-cell office:value-type="float" office:value="0" calcext:value-type="float">
            <text:p>0</text:p>
          </table:table-cell>
          <table:table-cell office:value-type="float" office:value="2.246504" calcext:value-type="float">
            <text:p>2.246504</text:p>
          </table:table-cell>
          <table:table-cell office:value-type="float" office:value="264.3382" calcext:value-type="float">
            <text:p>264.3382</text:p>
          </table:table-cell>
          <table:table-cell office:value-type="float" office:value="-98.07321" calcext:value-type="float">
            <text:p>-98.07321</text:p>
          </table:table-cell>
          <table:table-cell office:value-type="float" office:value="166.265" calcext:value-type="float">
            <text:p>166.265</text:p>
          </table:table-cell>
          <table:table-cell office:value-type="float" office:value="-58.59613" calcext:value-type="float">
            <text:p>-58.59613</text:p>
          </table:table-cell>
          <table:table-cell office:value-type="float" office:value="0" calcext:value-type="float">
            <text:p>0</text:p>
          </table:table-cell>
          <table:table-cell office:value-type="float" office:value="14.23678" calcext:value-type="float">
            <text:p>14.23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6" calcext:value-type="float">
            <text:p>19062006</text:p>
          </table:table-cell>
          <table:table-cell office:value-type="float" office:value="85.49777" calcext:value-type="float">
            <text:p>85.49777</text:p>
          </table:table-cell>
          <table:table-cell office:value-type="float" office:value="13014.72" calcext:value-type="float">
            <text:p>13014.72</text:p>
          </table:table-cell>
          <table:table-cell office:value-type="float" office:value="0" calcext:value-type="float">
            <text:p>0</text:p>
          </table:table-cell>
          <table:table-cell office:value-type="float" office:value="2.895089" calcext:value-type="float">
            <text:p>2.895089</text:p>
          </table:table-cell>
          <table:table-cell office:value-type="float" office:value="-95.09935" calcext:value-type="float">
            <text:p>-95.09935</text:p>
          </table:table-cell>
          <table:table-cell office:value-type="float" office:value="293.0244" calcext:value-type="float">
            <text:p>293.0244</text:p>
          </table:table-cell>
          <table:table-cell office:value-type="float" office:value="-40.85922" calcext:value-type="float">
            <text:p>-40.85922</text:p>
          </table:table-cell>
          <table:table-cell office:value-type="float" office:value="51.56612" calcext:value-type="float">
            <text:p>51.56612</text:p>
          </table:table-cell>
          <table:table-cell office:value-type="float" office:value="0.0196312" calcext:value-type="float">
            <text:p>0.0196312</text:p>
          </table:table-cell>
          <table:table-cell office:value-type="float" office:value="0.04781131" calcext:value-type="float">
            <text:p>0.04781131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668" calcext:value-type="float">
            <text:p>0.03708668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8647" calcext:value-type="float">
            <text:p>0.6208647</text:p>
          </table:table-cell>
          <table:table-cell office:value-type="float" office:value="370" calcext:value-type="float">
            <text:p>370</text:p>
          </table:table-cell>
          <table:table-cell office:value-type="float" office:value="110.5528" calcext:value-type="float">
            <text:p>110.5528</text:p>
          </table:table-cell>
          <table:table-cell office:value-type="float" office:value="0" calcext:value-type="float">
            <text:p>0</text:p>
          </table:table-cell>
          <table:table-cell office:value-type="float" office:value="342.1005" calcext:value-type="float">
            <text:p>342.1005</text:p>
          </table:table-cell>
          <table:table-cell office:value-type="float" office:value="1116.567" calcext:value-type="float">
            <text:p>1116.567</text:p>
          </table:table-cell>
          <table:table-cell office:value-type="float" office:value="1355.975" calcext:value-type="float">
            <text:p>1355.975</text:p>
          </table:table-cell>
          <table:table-cell office:value-type="float" office:value="1219.037" calcext:value-type="float">
            <text:p>1219.037</text:p>
          </table:table-cell>
          <table:table-cell office:value-type="float" office:value="710.5303" calcext:value-type="float">
            <text:p>710.5303</text:p>
          </table:table-cell>
          <table:table-cell office:value-type="float" office:value="1089.256" calcext:value-type="float">
            <text:p>1089.256</text:p>
          </table:table-cell>
          <table:table-cell office:value-type="float" office:value="405.4806" calcext:value-type="float">
            <text:p>405.4806</text:p>
          </table:table-cell>
          <table:table-cell office:value-type="float" office:value="1819.222" calcext:value-type="float">
            <text:p>1819.222</text:p>
          </table:table-cell>
          <table:table-cell office:value-type="float" office:value="2059.96" calcext:value-type="float">
            <text:p>2059.96</text:p>
          </table:table-cell>
          <table:table-cell office:value-type="float" office:value="1652.576" calcext:value-type="float">
            <text:p>1652.576</text:p>
          </table:table-cell>
          <table:table-cell office:value-type="float" office:value="580.7583" calcext:value-type="float">
            <text:p>580.7583</text:p>
          </table:table-cell>
          <table:table-cell office:value-type="float" office:value="570.6799" calcext:value-type="float">
            <text:p>570.6799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2" calcext:value-type="float">
            <text:p>35.58582</text:p>
          </table:table-cell>
          <table:table-cell office:value-type="float" office:value="0" calcext:value-type="float">
            <text:p>0</text:p>
          </table:table-cell>
          <table:table-cell office:value-type="float" office:value="-0.001562778" calcext:value-type="float">
            <text:p>-0.001562778</text:p>
          </table:table-cell>
          <table:table-cell office:value-type="float" office:value="0" calcext:value-type="float">
            <text:p>0</text:p>
          </table:table-cell>
          <table:table-cell office:value-type="float" office:value="2.328857" calcext:value-type="float">
            <text:p>2.328857</text:p>
          </table:table-cell>
          <table:table-cell office:value-type="float" office:value="278.6495" calcext:value-type="float">
            <text:p>278.6495</text:p>
          </table:table-cell>
          <table:table-cell office:value-type="float" office:value="-105.0686" calcext:value-type="float">
            <text:p>-105.0686</text:p>
          </table:table-cell>
          <table:table-cell office:value-type="float" office:value="173.581" calcext:value-type="float">
            <text:p>173.581</text:p>
          </table:table-cell>
          <table:table-cell office:value-type="float" office:value="-59.2687" calcext:value-type="float">
            <text:p>-59.2687</text:p>
          </table:table-cell>
          <table:table-cell office:value-type="float" office:value="0" calcext:value-type="float">
            <text:p>0</text:p>
          </table:table-cell>
          <table:table-cell office:value-type="float" office:value="14.58565" calcext:value-type="float">
            <text:p>14.58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6" calcext:value-type="float">
            <text:p>20062006</text:p>
          </table:table-cell>
          <table:table-cell office:value-type="float" office:value="85.5535" calcext:value-type="float">
            <text:p>85.5535</text:p>
          </table:table-cell>
          <table:table-cell office:value-type="float" office:value="13014.13" calcext:value-type="float">
            <text:p>13014.13</text:p>
          </table:table-cell>
          <table:table-cell office:value-type="float" office:value="0" calcext:value-type="float">
            <text:p>0</text:p>
          </table:table-cell>
          <table:table-cell office:value-type="float" office:value="3.179523" calcext:value-type="float">
            <text:p>3.179523</text:p>
          </table:table-cell>
          <table:table-cell office:value-type="float" office:value="-98.38524" calcext:value-type="float">
            <text:p>-98.38524</text:p>
          </table:table-cell>
          <table:table-cell office:value-type="float" office:value="305.3789" calcext:value-type="float">
            <text:p>305.3789</text:p>
          </table:table-cell>
          <table:table-cell office:value-type="float" office:value="-43.66" calcext:value-type="float">
            <text:p>-43.66</text:p>
          </table:table-cell>
          <table:table-cell office:value-type="float" office:value="51.23537" calcext:value-type="float">
            <text:p>51.23537</text:p>
          </table:table-cell>
          <table:table-cell office:value-type="float" office:value="0.01920857" calcext:value-type="float">
            <text:p>0.01920857</text:p>
          </table:table-cell>
          <table:table-cell office:value-type="float" office:value="0.04941304" calcext:value-type="float">
            <text:p>0.0494130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704" calcext:value-type="float">
            <text:p>0.0370870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8512" calcext:value-type="float">
            <text:p>0.6208512</text:p>
          </table:table-cell>
          <table:table-cell office:value-type="float" office:value="370" calcext:value-type="float">
            <text:p>370</text:p>
          </table:table-cell>
          <table:table-cell office:value-type="float" office:value="115.5932" calcext:value-type="float">
            <text:p>115.5932</text:p>
          </table:table-cell>
          <table:table-cell office:value-type="float" office:value="0" calcext:value-type="float">
            <text:p>0</text:p>
          </table:table-cell>
          <table:table-cell office:value-type="float" office:value="342.141" calcext:value-type="float">
            <text:p>342.141</text:p>
          </table:table-cell>
          <table:table-cell office:value-type="float" office:value="1116.413" calcext:value-type="float">
            <text:p>1116.413</text:p>
          </table:table-cell>
          <table:table-cell office:value-type="float" office:value="1355.783" calcext:value-type="float">
            <text:p>1355.783</text:p>
          </table:table-cell>
          <table:table-cell office:value-type="float" office:value="1218.935" calcext:value-type="float">
            <text:p>1218.935</text:p>
          </table:table-cell>
          <table:table-cell office:value-type="float" office:value="710.4804" calcext:value-type="float">
            <text:p>710.4804</text:p>
          </table:table-cell>
          <table:table-cell office:value-type="float" office:value="1089.192" calcext:value-type="float">
            <text:p>1089.192</text:p>
          </table:table-cell>
          <table:table-cell office:value-type="float" office:value="405.471" calcext:value-type="float">
            <text:p>405.471</text:p>
          </table:table-cell>
          <table:table-cell office:value-type="float" office:value="1819.17" calcext:value-type="float">
            <text:p>1819.17</text:p>
          </table:table-cell>
          <table:table-cell office:value-type="float" office:value="2059.923" calcext:value-type="float">
            <text:p>2059.923</text:p>
          </table:table-cell>
          <table:table-cell office:value-type="float" office:value="1652.677" calcext:value-type="float">
            <text:p>1652.677</text:p>
          </table:table-cell>
          <table:table-cell office:value-type="float" office:value="580.7505" calcext:value-type="float">
            <text:p>580.7505</text:p>
          </table:table-cell>
          <table:table-cell office:value-type="float" office:value="570.6799" calcext:value-type="float">
            <text:p>570.6799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2" calcext:value-type="float">
            <text:p>35.58582</text:p>
          </table:table-cell>
          <table:table-cell office:value-type="float" office:value="0" calcext:value-type="float">
            <text:p>0</text:p>
          </table:table-cell>
          <table:table-cell office:value-type="float" office:value="-0.00159274" calcext:value-type="float">
            <text:p>-0.00159274</text:p>
          </table:table-cell>
          <table:table-cell office:value-type="float" office:value="0" calcext:value-type="float">
            <text:p>0</text:p>
          </table:table-cell>
          <table:table-cell office:value-type="float" office:value="2.405581" calcext:value-type="float">
            <text:p>2.405581</text:p>
          </table:table-cell>
          <table:table-cell office:value-type="float" office:value="291.6899" calcext:value-type="float">
            <text:p>291.6899</text:p>
          </table:table-cell>
          <table:table-cell office:value-type="float" office:value="-112.5852" calcext:value-type="float">
            <text:p>-112.5852</text:p>
          </table:table-cell>
          <table:table-cell office:value-type="float" office:value="179.1047" calcext:value-type="float">
            <text:p>179.1047</text:p>
          </table:table-cell>
          <table:table-cell office:value-type="float" office:value="-59.99694" calcext:value-type="float">
            <text:p>-59.99694</text:p>
          </table:table-cell>
          <table:table-cell office:value-type="float" office:value="0" calcext:value-type="float">
            <text:p>0</text:p>
          </table:table-cell>
          <table:table-cell office:value-type="float" office:value="14.82887" calcext:value-type="float">
            <text:p>14.8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6" calcext:value-type="float">
            <text:p>21062006</text:p>
          </table:table-cell>
          <table:table-cell office:value-type="float" office:value="85.59905" calcext:value-type="float">
            <text:p>85.59905</text:p>
          </table:table-cell>
          <table:table-cell office:value-type="float" office:value="13013.57" calcext:value-type="float">
            <text:p>13013.57</text:p>
          </table:table-cell>
          <table:table-cell office:value-type="float" office:value="0" calcext:value-type="float">
            <text:p>0</text:p>
          </table:table-cell>
          <table:table-cell office:value-type="float" office:value="3.442147" calcext:value-type="float">
            <text:p>3.442147</text:p>
          </table:table-cell>
          <table:table-cell office:value-type="float" office:value="-101.5427" calcext:value-type="float">
            <text:p>-101.5427</text:p>
          </table:table-cell>
          <table:table-cell office:value-type="float" office:value="316.5758" calcext:value-type="float">
            <text:p>316.5758</text:p>
          </table:table-cell>
          <table:table-cell office:value-type="float" office:value="-46.26149" calcext:value-type="float">
            <text:p>-46.26149</text:p>
          </table:table-cell>
          <table:table-cell office:value-type="float" office:value="50.96189" calcext:value-type="float">
            <text:p>50.96189</text:p>
          </table:table-cell>
          <table:table-cell office:value-type="float" office:value="0.01881813" calcext:value-type="float">
            <text:p>0.01881813</text:p>
          </table:table-cell>
          <table:table-cell office:value-type="float" office:value="0.05105624" calcext:value-type="float">
            <text:p>0.0510562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74" calcext:value-type="float">
            <text:p>0.037087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7976" calcext:value-type="float">
            <text:p>0.6207976</text:p>
          </table:table-cell>
          <table:table-cell office:value-type="float" office:value="370" calcext:value-type="float">
            <text:p>370</text:p>
          </table:table-cell>
          <table:table-cell office:value-type="float" office:value="122.0972" calcext:value-type="float">
            <text:p>122.0972</text:p>
          </table:table-cell>
          <table:table-cell office:value-type="float" office:value="0" calcext:value-type="float">
            <text:p>0</text:p>
          </table:table-cell>
          <table:table-cell office:value-type="float" office:value="342.1804" calcext:value-type="float">
            <text:p>342.1804</text:p>
          </table:table-cell>
          <table:table-cell office:value-type="float" office:value="1116.28" calcext:value-type="float">
            <text:p>1116.28</text:p>
          </table:table-cell>
          <table:table-cell office:value-type="float" office:value="1355.606" calcext:value-type="float">
            <text:p>1355.606</text:p>
          </table:table-cell>
          <table:table-cell office:value-type="float" office:value="1218.845" calcext:value-type="float">
            <text:p>1218.845</text:p>
          </table:table-cell>
          <table:table-cell office:value-type="float" office:value="710.4242" calcext:value-type="float">
            <text:p>710.4242</text:p>
          </table:table-cell>
          <table:table-cell office:value-type="float" office:value="1089.127" calcext:value-type="float">
            <text:p>1089.127</text:p>
          </table:table-cell>
          <table:table-cell office:value-type="float" office:value="405.4611" calcext:value-type="float">
            <text:p>405.4611</text:p>
          </table:table-cell>
          <table:table-cell office:value-type="float" office:value="1819.108" calcext:value-type="float">
            <text:p>1819.108</text:p>
          </table:table-cell>
          <table:table-cell office:value-type="float" office:value="2059.884" calcext:value-type="float">
            <text:p>2059.884</text:p>
          </table:table-cell>
          <table:table-cell office:value-type="float" office:value="1652.758" calcext:value-type="float">
            <text:p>1652.758</text:p>
          </table:table-cell>
          <table:table-cell office:value-type="float" office:value="580.7426" calcext:value-type="float">
            <text:p>580.7426</text:p>
          </table:table-cell>
          <table:table-cell office:value-type="float" office:value="570.6797" calcext:value-type="float">
            <text:p>570.6797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2" calcext:value-type="float">
            <text:p>35.58582</text:p>
          </table:table-cell>
          <table:table-cell office:value-type="float" office:value="0" calcext:value-type="float">
            <text:p>0</text:p>
          </table:table-cell>
          <table:table-cell office:value-type="float" office:value="-0.001620212" calcext:value-type="float">
            <text:p>-0.001620212</text:p>
          </table:table-cell>
          <table:table-cell office:value-type="float" office:value="0" calcext:value-type="float">
            <text:p>0</text:p>
          </table:table-cell>
          <table:table-cell office:value-type="float" office:value="2.469329" calcext:value-type="float">
            <text:p>2.469329</text:p>
          </table:table-cell>
          <table:table-cell office:value-type="float" office:value="305.496" calcext:value-type="float">
            <text:p>305.496</text:p>
          </table:table-cell>
          <table:table-cell office:value-type="float" office:value="-119.3335" calcext:value-type="float">
            <text:p>-119.3335</text:p>
          </table:table-cell>
          <table:table-cell office:value-type="float" office:value="186.1625" calcext:value-type="float">
            <text:p>186.1625</text:p>
          </table:table-cell>
          <table:table-cell office:value-type="float" office:value="-60.70065" calcext:value-type="float">
            <text:p>-60.70065</text:p>
          </table:table-cell>
          <table:table-cell office:value-type="float" office:value="0" calcext:value-type="float">
            <text:p>0</text:p>
          </table:table-cell>
          <table:table-cell office:value-type="float" office:value="14.97649" calcext:value-type="float">
            <text:p>14.9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6" calcext:value-type="float">
            <text:p>22062006</text:p>
          </table:table-cell>
          <table:table-cell office:value-type="float" office:value="85.63948" calcext:value-type="float">
            <text:p>85.63948</text:p>
          </table:table-cell>
          <table:table-cell office:value-type="float" office:value="13013.04" calcext:value-type="float">
            <text:p>13013.04</text:p>
          </table:table-cell>
          <table:table-cell office:value-type="float" office:value="0" calcext:value-type="float">
            <text:p>0</text:p>
          </table:table-cell>
          <table:table-cell office:value-type="float" office:value="3.685964" calcext:value-type="float">
            <text:p>3.685964</text:p>
          </table:table-cell>
          <table:table-cell office:value-type="float" office:value="-104.5762" calcext:value-type="float">
            <text:p>-104.5762</text:p>
          </table:table-cell>
          <table:table-cell office:value-type="float" office:value="326.1267" calcext:value-type="float">
            <text:p>326.1267</text:p>
          </table:table-cell>
          <table:table-cell office:value-type="float" office:value="-48.75729" calcext:value-type="float">
            <text:p>-48.75729</text:p>
          </table:table-cell>
          <table:table-cell office:value-type="float" office:value="50.72887" calcext:value-type="float">
            <text:p>50.72887</text:p>
          </table:table-cell>
          <table:table-cell office:value-type="float" office:value="0.01845934" calcext:value-type="float">
            <text:p>0.01845934</text:p>
          </table:table-cell>
          <table:table-cell office:value-type="float" office:value="0.05279404" calcext:value-type="float">
            <text:p>0.05279404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775" calcext:value-type="float">
            <text:p>0.03708775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7006" calcext:value-type="float">
            <text:p>0.6207006</text:p>
          </table:table-cell>
          <table:table-cell office:value-type="float" office:value="370" calcext:value-type="float">
            <text:p>370</text:p>
          </table:table-cell>
          <table:table-cell office:value-type="float" office:value="128.8984" calcext:value-type="float">
            <text:p>128.8984</text:p>
          </table:table-cell>
          <table:table-cell office:value-type="float" office:value="0" calcext:value-type="float">
            <text:p>0</text:p>
          </table:table-cell>
          <table:table-cell office:value-type="float" office:value="342.217" calcext:value-type="float">
            <text:p>342.217</text:p>
          </table:table-cell>
          <table:table-cell office:value-type="float" office:value="1116.16" calcext:value-type="float">
            <text:p>1116.16</text:p>
          </table:table-cell>
          <table:table-cell office:value-type="float" office:value="1355.449" calcext:value-type="float">
            <text:p>1355.449</text:p>
          </table:table-cell>
          <table:table-cell office:value-type="float" office:value="1218.763" calcext:value-type="float">
            <text:p>1218.763</text:p>
          </table:table-cell>
          <table:table-cell office:value-type="float" office:value="710.3732" calcext:value-type="float">
            <text:p>710.3732</text:p>
          </table:table-cell>
          <table:table-cell office:value-type="float" office:value="1089.065" calcext:value-type="float">
            <text:p>1089.065</text:p>
          </table:table-cell>
          <table:table-cell office:value-type="float" office:value="405.4512" calcext:value-type="float">
            <text:p>405.4512</text:p>
          </table:table-cell>
          <table:table-cell office:value-type="float" office:value="1819.044" calcext:value-type="float">
            <text:p>1819.044</text:p>
          </table:table-cell>
          <table:table-cell office:value-type="float" office:value="2059.845" calcext:value-type="float">
            <text:p>2059.845</text:p>
          </table:table-cell>
          <table:table-cell office:value-type="float" office:value="1652.824" calcext:value-type="float">
            <text:p>1652.824</text:p>
          </table:table-cell>
          <table:table-cell office:value-type="float" office:value="580.7347" calcext:value-type="float">
            <text:p>580.7347</text:p>
          </table:table-cell>
          <table:table-cell office:value-type="float" office:value="570.6796" calcext:value-type="float">
            <text:p>570.6796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2" calcext:value-type="float">
            <text:p>35.58582</text:p>
          </table:table-cell>
          <table:table-cell office:value-type="float" office:value="0" calcext:value-type="float">
            <text:p>0</text:p>
          </table:table-cell>
          <table:table-cell office:value-type="float" office:value="-0.001643377" calcext:value-type="float">
            <text:p>-0.001643377</text:p>
          </table:table-cell>
          <table:table-cell office:value-type="float" office:value="0" calcext:value-type="float">
            <text:p>0</text:p>
          </table:table-cell>
          <table:table-cell office:value-type="float" office:value="2.536113" calcext:value-type="float">
            <text:p>2.536113</text:p>
          </table:table-cell>
          <table:table-cell office:value-type="float" office:value="319.3128" calcext:value-type="float">
            <text:p>319.3128</text:p>
          </table:table-cell>
          <table:table-cell office:value-type="float" office:value="-125.8145" calcext:value-type="float">
            <text:p>-125.8145</text:p>
          </table:table-cell>
          <table:table-cell office:value-type="float" office:value="193.4983" calcext:value-type="float">
            <text:p>193.4983</text:p>
          </table:table-cell>
          <table:table-cell office:value-type="float" office:value="-61.35959" calcext:value-type="float">
            <text:p>-61.35959</text:p>
          </table:table-cell>
          <table:table-cell office:value-type="float" office:value="0" calcext:value-type="float">
            <text:p>0</text:p>
          </table:table-cell>
          <table:table-cell office:value-type="float" office:value="15.09813" calcext:value-type="float">
            <text:p>15.09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6" calcext:value-type="float">
            <text:p>23062006</text:p>
          </table:table-cell>
          <table:table-cell office:value-type="float" office:value="85.62739" calcext:value-type="float">
            <text:p>85.62739</text:p>
          </table:table-cell>
          <table:table-cell office:value-type="float" office:value="13012.6" calcext:value-type="float">
            <text:p>13012.6</text:p>
          </table:table-cell>
          <table:table-cell office:value-type="float" office:value="0" calcext:value-type="float">
            <text:p>0</text:p>
          </table:table-cell>
          <table:table-cell office:value-type="float" office:value="3.912643" calcext:value-type="float">
            <text:p>3.912643</text:p>
          </table:table-cell>
          <table:table-cell office:value-type="float" office:value="-107.407" calcext:value-type="float">
            <text:p>-107.407</text:p>
          </table:table-cell>
          <table:table-cell office:value-type="float" office:value="334.7549" calcext:value-type="float">
            <text:p>334.7549</text:p>
          </table:table-cell>
          <table:table-cell office:value-type="float" office:value="-51.15981" calcext:value-type="float">
            <text:p>-51.15981</text:p>
          </table:table-cell>
          <table:table-cell office:value-type="float" office:value="50.64678" calcext:value-type="float">
            <text:p>50.64678</text:p>
          </table:table-cell>
          <table:table-cell office:value-type="float" office:value="0.0181882" calcext:value-type="float">
            <text:p>0.0181882</text:p>
          </table:table-cell>
          <table:table-cell office:value-type="float" office:value="0.05406859" calcext:value-type="float">
            <text:p>0.0540685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12" calcext:value-type="float">
            <text:p>0.03708812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568" calcext:value-type="float">
            <text:p>0.620568</text:p>
          </table:table-cell>
          <table:table-cell office:value-type="float" office:value="370" calcext:value-type="float">
            <text:p>370</text:p>
          </table:table-cell>
          <table:table-cell office:value-type="float" office:value="138.9968" calcext:value-type="float">
            <text:p>138.9968</text:p>
          </table:table-cell>
          <table:table-cell office:value-type="float" office:value="0" calcext:value-type="float">
            <text:p>0</text:p>
          </table:table-cell>
          <table:table-cell office:value-type="float" office:value="342.199" calcext:value-type="float">
            <text:p>342.199</text:p>
          </table:table-cell>
          <table:table-cell office:value-type="float" office:value="1116.07" calcext:value-type="float">
            <text:p>1116.07</text:p>
          </table:table-cell>
          <table:table-cell office:value-type="float" office:value="1355.334" calcext:value-type="float">
            <text:p>1355.334</text:p>
          </table:table-cell>
          <table:table-cell office:value-type="float" office:value="1218.698" calcext:value-type="float">
            <text:p>1218.698</text:p>
          </table:table-cell>
          <table:table-cell office:value-type="float" office:value="710.3323" calcext:value-type="float">
            <text:p>710.3323</text:p>
          </table:table-cell>
          <table:table-cell office:value-type="float" office:value="1089.011" calcext:value-type="float">
            <text:p>1089.011</text:p>
          </table:table-cell>
          <table:table-cell office:value-type="float" office:value="405.4431" calcext:value-type="float">
            <text:p>405.4431</text:p>
          </table:table-cell>
          <table:table-cell office:value-type="float" office:value="1818.984" calcext:value-type="float">
            <text:p>1818.984</text:p>
          </table:table-cell>
          <table:table-cell office:value-type="float" office:value="2059.804" calcext:value-type="float">
            <text:p>2059.804</text:p>
          </table:table-cell>
          <table:table-cell office:value-type="float" office:value="1652.879" calcext:value-type="float">
            <text:p>1652.879</text:p>
          </table:table-cell>
          <table:table-cell office:value-type="float" office:value="580.7268" calcext:value-type="float">
            <text:p>580.7268</text:p>
          </table:table-cell>
          <table:table-cell office:value-type="float" office:value="570.6794" calcext:value-type="float">
            <text:p>570.6794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1" calcext:value-type="float">
            <text:p>35.58581</text:p>
          </table:table-cell>
          <table:table-cell office:value-type="float" office:value="0" calcext:value-type="float">
            <text:p>0</text:p>
          </table:table-cell>
          <table:table-cell office:value-type="float" office:value="-0.001660791" calcext:value-type="float">
            <text:p>-0.001660791</text:p>
          </table:table-cell>
          <table:table-cell office:value-type="float" office:value="0" calcext:value-type="float">
            <text:p>0</text:p>
          </table:table-cell>
          <table:table-cell office:value-type="float" office:value="2.611218" calcext:value-type="float">
            <text:p>2.611218</text:p>
          </table:table-cell>
          <table:table-cell office:value-type="float" office:value="336.1964" calcext:value-type="float">
            <text:p>336.1964</text:p>
          </table:table-cell>
          <table:table-cell office:value-type="float" office:value="-132.172" calcext:value-type="float">
            <text:p>-132.172</text:p>
          </table:table-cell>
          <table:table-cell office:value-type="float" office:value="204.0244" calcext:value-type="float">
            <text:p>204.0244</text:p>
          </table:table-cell>
          <table:table-cell office:value-type="float" office:value="-61.98019" calcext:value-type="float">
            <text:p>-61.98019</text:p>
          </table:table-cell>
          <table:table-cell office:value-type="float" office:value="0" calcext:value-type="float">
            <text:p>0</text:p>
          </table:table-cell>
          <table:table-cell office:value-type="float" office:value="15.2909" calcext:value-type="float">
            <text:p>15.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6" calcext:value-type="float">
            <text:p>24062006</text:p>
          </table:table-cell>
          <table:table-cell office:value-type="float" office:value="85.63805" calcext:value-type="float">
            <text:p>85.63805</text:p>
          </table:table-cell>
          <table:table-cell office:value-type="float" office:value="13012.22" calcext:value-type="float">
            <text:p>13012.22</text:p>
          </table:table-cell>
          <table:table-cell office:value-type="float" office:value="0" calcext:value-type="float">
            <text:p>0</text:p>
          </table:table-cell>
          <table:table-cell office:value-type="float" office:value="4.126354" calcext:value-type="float">
            <text:p>4.126354</text:p>
          </table:table-cell>
          <table:table-cell office:value-type="float" office:value="-110.3592" calcext:value-type="float">
            <text:p>-110.3592</text:p>
          </table:table-cell>
          <table:table-cell office:value-type="float" office:value="341.603" calcext:value-type="float">
            <text:p>341.603</text:p>
          </table:table-cell>
          <table:table-cell office:value-type="float" office:value="-53.66121" calcext:value-type="float">
            <text:p>-53.66121</text:p>
          </table:table-cell>
          <table:table-cell office:value-type="float" office:value="50.56569" calcext:value-type="float">
            <text:p>50.56569</text:p>
          </table:table-cell>
          <table:table-cell office:value-type="float" office:value="0.01793296" calcext:value-type="float">
            <text:p>0.01793296</text:p>
          </table:table-cell>
          <table:table-cell office:value-type="float" office:value="0.05580945" calcext:value-type="float">
            <text:p>0.0558094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3989" calcext:value-type="float">
            <text:p>0.6203989</text:p>
          </table:table-cell>
          <table:table-cell office:value-type="float" office:value="370" calcext:value-type="float">
            <text:p>370</text:p>
          </table:table-cell>
          <table:table-cell office:value-type="float" office:value="148.7478" calcext:value-type="float">
            <text:p>148.7478</text:p>
          </table:table-cell>
          <table:table-cell office:value-type="float" office:value="0" calcext:value-type="float">
            <text:p>0</text:p>
          </table:table-cell>
          <table:table-cell office:value-type="float" office:value="342.1924" calcext:value-type="float">
            <text:p>342.1924</text:p>
          </table:table-cell>
          <table:table-cell office:value-type="float" office:value="1115.994" calcext:value-type="float">
            <text:p>1115.994</text:p>
          </table:table-cell>
          <table:table-cell office:value-type="float" office:value="1355.239" calcext:value-type="float">
            <text:p>1355.239</text:p>
          </table:table-cell>
          <table:table-cell office:value-type="float" office:value="1218.642" calcext:value-type="float">
            <text:p>1218.642</text:p>
          </table:table-cell>
          <table:table-cell office:value-type="float" office:value="710.3004" calcext:value-type="float">
            <text:p>710.3004</text:p>
          </table:table-cell>
          <table:table-cell office:value-type="float" office:value="1088.966" calcext:value-type="float">
            <text:p>1088.966</text:p>
          </table:table-cell>
          <table:table-cell office:value-type="float" office:value="405.4375" calcext:value-type="float">
            <text:p>405.4375</text:p>
          </table:table-cell>
          <table:table-cell office:value-type="float" office:value="1818.933" calcext:value-type="float">
            <text:p>1818.933</text:p>
          </table:table-cell>
          <table:table-cell office:value-type="float" office:value="2059.764" calcext:value-type="float">
            <text:p>2059.764</text:p>
          </table:table-cell>
          <table:table-cell office:value-type="float" office:value="1652.924" calcext:value-type="float">
            <text:p>1652.924</text:p>
          </table:table-cell>
          <table:table-cell office:value-type="float" office:value="580.7191" calcext:value-type="float">
            <text:p>580.7191</text:p>
          </table:table-cell>
          <table:table-cell office:value-type="float" office:value="570.6792" calcext:value-type="float">
            <text:p>570.6792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1" calcext:value-type="float">
            <text:p>35.58581</text:p>
          </table:table-cell>
          <table:table-cell office:value-type="float" office:value="0" calcext:value-type="float">
            <text:p>0</text:p>
          </table:table-cell>
          <table:table-cell office:value-type="float" office:value="-0.001672047" calcext:value-type="float">
            <text:p>-0.001672047</text:p>
          </table:table-cell>
          <table:table-cell office:value-type="float" office:value="0" calcext:value-type="float">
            <text:p>0</text:p>
          </table:table-cell>
          <table:table-cell office:value-type="float" office:value="2.677195" calcext:value-type="float">
            <text:p>2.677195</text:p>
          </table:table-cell>
          <table:table-cell office:value-type="float" office:value="352.7754" calcext:value-type="float">
            <text:p>352.7754</text:p>
          </table:table-cell>
          <table:table-cell office:value-type="float" office:value="-138.5522" calcext:value-type="float">
            <text:p>-138.5522</text:p>
          </table:table-cell>
          <table:table-cell office:value-type="float" office:value="214.2231" calcext:value-type="float">
            <text:p>214.2231</text:p>
          </table:table-cell>
          <table:table-cell office:value-type="float" office:value="-62.52514" calcext:value-type="float">
            <text:p>-62.52514</text:p>
          </table:table-cell>
          <table:table-cell office:value-type="float" office:value="0" calcext:value-type="float">
            <text:p>0</text:p>
          </table:table-cell>
          <table:table-cell office:value-type="float" office:value="15.38512" calcext:value-type="float">
            <text:p>15.38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6" calcext:value-type="float">
            <text:p>25062006</text:p>
          </table:table-cell>
          <table:table-cell office:value-type="float" office:value="85.68454" calcext:value-type="float">
            <text:p>85.68454</text:p>
          </table:table-cell>
          <table:table-cell office:value-type="float" office:value="13011.82" calcext:value-type="float">
            <text:p>13011.82</text:p>
          </table:table-cell>
          <table:table-cell office:value-type="float" office:value="0" calcext:value-type="float">
            <text:p>0</text:p>
          </table:table-cell>
          <table:table-cell office:value-type="float" office:value="4.34142" calcext:value-type="float">
            <text:p>4.34142</text:p>
          </table:table-cell>
          <table:table-cell office:value-type="float" office:value="-113.4719" calcext:value-type="float">
            <text:p>-113.4719</text:p>
          </table:table-cell>
          <table:table-cell office:value-type="float" office:value="354.7723" calcext:value-type="float">
            <text:p>354.7723</text:p>
          </table:table-cell>
          <table:table-cell office:value-type="float" office:value="-56.37856" calcext:value-type="float">
            <text:p>-56.37856</text:p>
          </table:table-cell>
          <table:table-cell office:value-type="float" office:value="50.43354" calcext:value-type="float">
            <text:p>50.43354</text:p>
          </table:table-cell>
          <table:table-cell office:value-type="float" office:value="0.01764999" calcext:value-type="float">
            <text:p>0.01764999</text:p>
          </table:table-cell>
          <table:table-cell office:value-type="float" office:value="0.05767679" calcext:value-type="float">
            <text:p>0.0576767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201877" calcext:value-type="float">
            <text:p>0.6201877</text:p>
          </table:table-cell>
          <table:table-cell office:value-type="float" office:value="370" calcext:value-type="float">
            <text:p>370</text:p>
          </table:table-cell>
          <table:table-cell office:value-type="float" office:value="157.8535" calcext:value-type="float">
            <text:p>157.8535</text:p>
          </table:table-cell>
          <table:table-cell office:value-type="float" office:value="0" calcext:value-type="float">
            <text:p>0</text:p>
          </table:table-cell>
          <table:table-cell office:value-type="float" office:value="342.216" calcext:value-type="float">
            <text:p>342.216</text:p>
          </table:table-cell>
          <table:table-cell office:value-type="float" office:value="1115.912" calcext:value-type="float">
            <text:p>1115.912</text:p>
          </table:table-cell>
          <table:table-cell office:value-type="float" office:value="1355.139" calcext:value-type="float">
            <text:p>1355.139</text:p>
          </table:table-cell>
          <table:table-cell office:value-type="float" office:value="1218.584" calcext:value-type="float">
            <text:p>1218.584</text:p>
          </table:table-cell>
          <table:table-cell office:value-type="float" office:value="710.2698" calcext:value-type="float">
            <text:p>710.2698</text:p>
          </table:table-cell>
          <table:table-cell office:value-type="float" office:value="1088.924" calcext:value-type="float">
            <text:p>1088.924</text:p>
          </table:table-cell>
          <table:table-cell office:value-type="float" office:value="405.4325" calcext:value-type="float">
            <text:p>405.4325</text:p>
          </table:table-cell>
          <table:table-cell office:value-type="float" office:value="1818.883" calcext:value-type="float">
            <text:p>1818.883</text:p>
          </table:table-cell>
          <table:table-cell office:value-type="float" office:value="2059.723" calcext:value-type="float">
            <text:p>2059.723</text:p>
          </table:table-cell>
          <table:table-cell office:value-type="float" office:value="1652.963" calcext:value-type="float">
            <text:p>1652.963</text:p>
          </table:table-cell>
          <table:table-cell office:value-type="float" office:value="580.7117" calcext:value-type="float">
            <text:p>580.7117</text:p>
          </table:table-cell>
          <table:table-cell office:value-type="float" office:value="570.6791" calcext:value-type="float">
            <text:p>570.6791</text:p>
          </table:table-cell>
          <table:table-cell office:value-type="float" office:value="142.4661" calcext:value-type="float">
            <text:p>142.4661</text:p>
          </table:table-cell>
          <table:table-cell office:value-type="float" office:value="35.58581" calcext:value-type="float">
            <text:p>35.58581</text:p>
          </table:table-cell>
          <table:table-cell office:value-type="float" office:value="0" calcext:value-type="float">
            <text:p>0</text:p>
          </table:table-cell>
          <table:table-cell office:value-type="float" office:value="-0.001683351" calcext:value-type="float">
            <text:p>-0.001683351</text:p>
          </table:table-cell>
          <table:table-cell office:value-type="float" office:value="0" calcext:value-type="float">
            <text:p>0</text:p>
          </table:table-cell>
          <table:table-cell office:value-type="float" office:value="2.742288" calcext:value-type="float">
            <text:p>2.742288</text:p>
          </table:table-cell>
          <table:table-cell office:value-type="float" office:value="368.5931" calcext:value-type="float">
            <text:p>368.5931</text:p>
          </table:table-cell>
          <table:table-cell office:value-type="float" office:value="-144.8742" calcext:value-type="float">
            <text:p>-144.8742</text:p>
          </table:table-cell>
          <table:table-cell office:value-type="float" office:value="223.7189" calcext:value-type="float">
            <text:p>223.7189</text:p>
          </table:table-cell>
          <table:table-cell office:value-type="float" office:value="-63.04655" calcext:value-type="float">
            <text:p>-63.04655</text:p>
          </table:table-cell>
          <table:table-cell office:value-type="float" office:value="0" calcext:value-type="float">
            <text:p>0</text:p>
          </table:table-cell>
          <table:table-cell office:value-type="float" office:value="15.51125" calcext:value-type="float">
            <text:p>15.5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6" calcext:value-type="float">
            <text:p>26062006</text:p>
          </table:table-cell>
          <table:table-cell office:value-type="float" office:value="85.73085" calcext:value-type="float">
            <text:p>85.73085</text:p>
          </table:table-cell>
          <table:table-cell office:value-type="float" office:value="13011.42" calcext:value-type="float">
            <text:p>13011.42</text:p>
          </table:table-cell>
          <table:table-cell office:value-type="float" office:value="0" calcext:value-type="float">
            <text:p>0</text:p>
          </table:table-cell>
          <table:table-cell office:value-type="float" office:value="4.559503" calcext:value-type="float">
            <text:p>4.559503</text:p>
          </table:table-cell>
          <table:table-cell office:value-type="float" office:value="-116.7509" calcext:value-type="float">
            <text:p>-116.7509</text:p>
          </table:table-cell>
          <table:table-cell office:value-type="float" office:value="362.61" calcext:value-type="float">
            <text:p>362.61</text:p>
          </table:table-cell>
          <table:table-cell office:value-type="float" office:value="-59.24425" calcext:value-type="float">
            <text:p>-59.24425</text:p>
          </table:table-cell>
          <table:table-cell office:value-type="float" office:value="50.29153" calcext:value-type="float">
            <text:p>50.29153</text:p>
          </table:table-cell>
          <table:table-cell office:value-type="float" office:value="0.01735534" calcext:value-type="float">
            <text:p>0.01735534</text:p>
          </table:table-cell>
          <table:table-cell office:value-type="float" office:value="0.05950626" calcext:value-type="float">
            <text:p>0.0595062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9275" calcext:value-type="float">
            <text:p>0.6199275</text:p>
          </table:table-cell>
          <table:table-cell office:value-type="float" office:value="370" calcext:value-type="float">
            <text:p>370</text:p>
          </table:table-cell>
          <table:table-cell office:value-type="float" office:value="165.6189" calcext:value-type="float">
            <text:p>165.6189</text:p>
          </table:table-cell>
          <table:table-cell office:value-type="float" office:value="0" calcext:value-type="float">
            <text:p>0</text:p>
          </table:table-cell>
          <table:table-cell office:value-type="float" office:value="342.2409" calcext:value-type="float">
            <text:p>342.2409</text:p>
          </table:table-cell>
          <table:table-cell office:value-type="float" office:value="1115.828" calcext:value-type="float">
            <text:p>1115.828</text:p>
          </table:table-cell>
          <table:table-cell office:value-type="float" office:value="1355.036" calcext:value-type="float">
            <text:p>1355.036</text:p>
          </table:table-cell>
          <table:table-cell office:value-type="float" office:value="1218.531" calcext:value-type="float">
            <text:p>1218.531</text:p>
          </table:table-cell>
          <table:table-cell office:value-type="float" office:value="710.2371" calcext:value-type="float">
            <text:p>710.2371</text:p>
          </table:table-cell>
          <table:table-cell office:value-type="float" office:value="1088.882" calcext:value-type="float">
            <text:p>1088.882</text:p>
          </table:table-cell>
          <table:table-cell office:value-type="float" office:value="405.4281" calcext:value-type="float">
            <text:p>405.4281</text:p>
          </table:table-cell>
          <table:table-cell office:value-type="float" office:value="1818.833" calcext:value-type="float">
            <text:p>1818.833</text:p>
          </table:table-cell>
          <table:table-cell office:value-type="float" office:value="2059.682" calcext:value-type="float">
            <text:p>2059.682</text:p>
          </table:table-cell>
          <table:table-cell office:value-type="float" office:value="1652.995" calcext:value-type="float">
            <text:p>1652.995</text:p>
          </table:table-cell>
          <table:table-cell office:value-type="float" office:value="580.705" calcext:value-type="float">
            <text:p>580.705</text:p>
          </table:table-cell>
          <table:table-cell office:value-type="float" office:value="570.6789" calcext:value-type="float">
            <text:p>570.6789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695993" calcext:value-type="float">
            <text:p>-0.001695993</text:p>
          </table:table-cell>
          <table:table-cell office:value-type="float" office:value="0" calcext:value-type="float">
            <text:p>0</text:p>
          </table:table-cell>
          <table:table-cell office:value-type="float" office:value="2.804421" calcext:value-type="float">
            <text:p>2.804421</text:p>
          </table:table-cell>
          <table:table-cell office:value-type="float" office:value="383.793" calcext:value-type="float">
            <text:p>383.793</text:p>
          </table:table-cell>
          <table:table-cell office:value-type="float" office:value="-151.9008" calcext:value-type="float">
            <text:p>-151.9008</text:p>
          </table:table-cell>
          <table:table-cell office:value-type="float" office:value="231.8922" calcext:value-type="float">
            <text:p>231.8922</text:p>
          </table:table-cell>
          <table:table-cell office:value-type="float" office:value="-63.57418" calcext:value-type="float">
            <text:p>-63.57418</text:p>
          </table:table-cell>
          <table:table-cell office:value-type="float" office:value="0" calcext:value-type="float">
            <text:p>0</text:p>
          </table:table-cell>
          <table:table-cell office:value-type="float" office:value="15.62552" calcext:value-type="float">
            <text:p>15.6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6" calcext:value-type="float">
            <text:p>27062006</text:p>
          </table:table-cell>
          <table:table-cell office:value-type="float" office:value="85.77354" calcext:value-type="float">
            <text:p>85.77354</text:p>
          </table:table-cell>
          <table:table-cell office:value-type="float" office:value="13010.99" calcext:value-type="float">
            <text:p>13010.99</text:p>
          </table:table-cell>
          <table:table-cell office:value-type="float" office:value="0" calcext:value-type="float">
            <text:p>0</text:p>
          </table:table-cell>
          <table:table-cell office:value-type="float" office:value="4.782122" calcext:value-type="float">
            <text:p>4.782122</text:p>
          </table:table-cell>
          <table:table-cell office:value-type="float" office:value="-120.1629" calcext:value-type="float">
            <text:p>-120.1629</text:p>
          </table:table-cell>
          <table:table-cell office:value-type="float" office:value="373.5961" calcext:value-type="float">
            <text:p>373.5961</text:p>
          </table:table-cell>
          <table:table-cell office:value-type="float" office:value="-62.18779" calcext:value-type="float">
            <text:p>-62.18779</text:p>
          </table:table-cell>
          <table:table-cell office:value-type="float" office:value="50.1301" calcext:value-type="float">
            <text:p>50.1301</text:p>
          </table:table-cell>
          <table:table-cell office:value-type="float" office:value="0.01704259" calcext:value-type="float">
            <text:p>0.01704259</text:p>
          </table:table-cell>
          <table:table-cell office:value-type="float" office:value="0.06134405" calcext:value-type="float">
            <text:p>0.0613440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6107" calcext:value-type="float">
            <text:p>0.6196107</text:p>
          </table:table-cell>
          <table:table-cell office:value-type="float" office:value="370" calcext:value-type="float">
            <text:p>370</text:p>
          </table:table-cell>
          <table:table-cell office:value-type="float" office:value="171.962" calcext:value-type="float">
            <text:p>171.962</text:p>
          </table:table-cell>
          <table:table-cell office:value-type="float" office:value="0" calcext:value-type="float">
            <text:p>0</text:p>
          </table:table-cell>
          <table:table-cell office:value-type="float" office:value="342.2684" calcext:value-type="float">
            <text:p>342.2684</text:p>
          </table:table-cell>
          <table:table-cell office:value-type="float" office:value="1115.737" calcext:value-type="float">
            <text:p>1115.737</text:p>
          </table:table-cell>
          <table:table-cell office:value-type="float" office:value="1354.924" calcext:value-type="float">
            <text:p>1354.924</text:p>
          </table:table-cell>
          <table:table-cell office:value-type="float" office:value="1218.472" calcext:value-type="float">
            <text:p>1218.472</text:p>
          </table:table-cell>
          <table:table-cell office:value-type="float" office:value="710.208" calcext:value-type="float">
            <text:p>710.208</text:p>
          </table:table-cell>
          <table:table-cell office:value-type="float" office:value="1088.84" calcext:value-type="float">
            <text:p>1088.84</text:p>
          </table:table-cell>
          <table:table-cell office:value-type="float" office:value="405.424" calcext:value-type="float">
            <text:p>405.424</text:p>
          </table:table-cell>
          <table:table-cell office:value-type="float" office:value="1818.784" calcext:value-type="float">
            <text:p>1818.784</text:p>
          </table:table-cell>
          <table:table-cell office:value-type="float" office:value="2059.641" calcext:value-type="float">
            <text:p>2059.641</text:p>
          </table:table-cell>
          <table:table-cell office:value-type="float" office:value="1653.019" calcext:value-type="float">
            <text:p>1653.019</text:p>
          </table:table-cell>
          <table:table-cell office:value-type="float" office:value="580.7007" calcext:value-type="float">
            <text:p>580.7007</text:p>
          </table:table-cell>
          <table:table-cell office:value-type="float" office:value="570.6787" calcext:value-type="float">
            <text:p>570.6787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711014" calcext:value-type="float">
            <text:p>-0.001711014</text:p>
          </table:table-cell>
          <table:table-cell office:value-type="float" office:value="0" calcext:value-type="float">
            <text:p>0</text:p>
          </table:table-cell>
          <table:table-cell office:value-type="float" office:value="2.860931" calcext:value-type="float">
            <text:p>2.860931</text:p>
          </table:table-cell>
          <table:table-cell office:value-type="float" office:value="398.1565" calcext:value-type="float">
            <text:p>398.1565</text:p>
          </table:table-cell>
          <table:table-cell office:value-type="float" office:value="-159.4575" calcext:value-type="float">
            <text:p>-159.4575</text:p>
          </table:table-cell>
          <table:table-cell office:value-type="float" office:value="238.699" calcext:value-type="float">
            <text:p>238.699</text:p>
          </table:table-cell>
          <table:table-cell office:value-type="float" office:value="-64.12408" calcext:value-type="float">
            <text:p>-64.12408</text:p>
          </table:table-cell>
          <table:table-cell office:value-type="float" office:value="0" calcext:value-type="float">
            <text:p>0</text:p>
          </table:table-cell>
          <table:table-cell office:value-type="float" office:value="15.70689" calcext:value-type="float">
            <text:p>15.7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6" calcext:value-type="float">
            <text:p>28062006</text:p>
          </table:table-cell>
          <table:table-cell office:value-type="float" office:value="85.81539" calcext:value-type="float">
            <text:p>85.81539</text:p>
          </table:table-cell>
          <table:table-cell office:value-type="float" office:value="13010.56" calcext:value-type="float">
            <text:p>13010.56</text:p>
          </table:table-cell>
          <table:table-cell office:value-type="float" office:value="0" calcext:value-type="float">
            <text:p>0</text:p>
          </table:table-cell>
          <table:table-cell office:value-type="float" office:value="5.005733" calcext:value-type="float">
            <text:p>5.005733</text:p>
          </table:table-cell>
          <table:table-cell office:value-type="float" office:value="-123.5739" calcext:value-type="float">
            <text:p>-123.5739</text:p>
          </table:table-cell>
          <table:table-cell office:value-type="float" office:value="382.5417" calcext:value-type="float">
            <text:p>382.5417</text:p>
          </table:table-cell>
          <table:table-cell office:value-type="float" office:value="-65.07462" calcext:value-type="float">
            <text:p>-65.07462</text:p>
          </table:table-cell>
          <table:table-cell office:value-type="float" office:value="49.96725" calcext:value-type="float">
            <text:p>49.96725</text:p>
          </table:table-cell>
          <table:table-cell office:value-type="float" office:value="0.01673234" calcext:value-type="float">
            <text:p>0.01673234</text:p>
          </table:table-cell>
          <table:table-cell office:value-type="float" office:value="0.06316649" calcext:value-type="float">
            <text:p>0.0631664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92276" calcext:value-type="float">
            <text:p>0.6192276</text:p>
          </table:table-cell>
          <table:table-cell office:value-type="float" office:value="370" calcext:value-type="float">
            <text:p>370</text:p>
          </table:table-cell>
          <table:table-cell office:value-type="float" office:value="178.2205" calcext:value-type="float">
            <text:p>178.2205</text:p>
          </table:table-cell>
          <table:table-cell office:value-type="float" office:value="0" calcext:value-type="float">
            <text:p>0</text:p>
          </table:table-cell>
          <table:table-cell office:value-type="float" office:value="342.2967" calcext:value-type="float">
            <text:p>342.2967</text:p>
          </table:table-cell>
          <table:table-cell office:value-type="float" office:value="1115.645" calcext:value-type="float">
            <text:p>1115.645</text:p>
          </table:table-cell>
          <table:table-cell office:value-type="float" office:value="1354.812" calcext:value-type="float">
            <text:p>1354.812</text:p>
          </table:table-cell>
          <table:table-cell office:value-type="float" office:value="1218.415" calcext:value-type="float">
            <text:p>1218.415</text:p>
          </table:table-cell>
          <table:table-cell office:value-type="float" office:value="710.176" calcext:value-type="float">
            <text:p>710.176</text:p>
          </table:table-cell>
          <table:table-cell office:value-type="float" office:value="1088.797" calcext:value-type="float">
            <text:p>1088.797</text:p>
          </table:table-cell>
          <table:table-cell office:value-type="float" office:value="405.42" calcext:value-type="float">
            <text:p>405.42</text:p>
          </table:table-cell>
          <table:table-cell office:value-type="float" office:value="1818.735" calcext:value-type="float">
            <text:p>1818.735</text:p>
          </table:table-cell>
          <table:table-cell office:value-type="float" office:value="2059.6" calcext:value-type="float">
            <text:p>2059.6</text:p>
          </table:table-cell>
          <table:table-cell office:value-type="float" office:value="1653.033" calcext:value-type="float">
            <text:p>1653.033</text:p>
          </table:table-cell>
          <table:table-cell office:value-type="float" office:value="580.7009" calcext:value-type="float">
            <text:p>580.7009</text:p>
          </table:table-cell>
          <table:table-cell office:value-type="float" office:value="570.6785" calcext:value-type="float">
            <text:p>570.6785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726904" calcext:value-type="float">
            <text:p>-0.001726904</text:p>
          </table:table-cell>
          <table:table-cell office:value-type="float" office:value="0" calcext:value-type="float">
            <text:p>0</text:p>
          </table:table-cell>
          <table:table-cell office:value-type="float" office:value="2.917152" calcext:value-type="float">
            <text:p>2.917152</text:p>
          </table:table-cell>
          <table:table-cell office:value-type="float" office:value="412.4634" calcext:value-type="float">
            <text:p>412.4634</text:p>
          </table:table-cell>
          <table:table-cell office:value-type="float" office:value="-166.9857" calcext:value-type="float">
            <text:p>-166.9857</text:p>
          </table:table-cell>
          <table:table-cell office:value-type="float" office:value="245.4777" calcext:value-type="float">
            <text:p>245.4777</text:p>
          </table:table-cell>
          <table:table-cell office:value-type="float" office:value="-64.68362" calcext:value-type="float">
            <text:p>-64.68362</text:p>
          </table:table-cell>
          <table:table-cell office:value-type="float" office:value="0" calcext:value-type="float">
            <text:p>0</text:p>
          </table:table-cell>
          <table:table-cell office:value-type="float" office:value="15.74238" calcext:value-type="float">
            <text:p>15.74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6" calcext:value-type="float">
            <text:p>29062006</text:p>
          </table:table-cell>
          <table:table-cell office:value-type="float" office:value="85.99478" calcext:value-type="float">
            <text:p>85.99478</text:p>
          </table:table-cell>
          <table:table-cell office:value-type="float" office:value="13010.08" calcext:value-type="float">
            <text:p>13010.08</text:p>
          </table:table-cell>
          <table:table-cell office:value-type="float" office:value="0" calcext:value-type="float">
            <text:p>0</text:p>
          </table:table-cell>
          <table:table-cell office:value-type="float" office:value="5.384899" calcext:value-type="float">
            <text:p>5.384899</text:p>
          </table:table-cell>
          <table:table-cell office:value-type="float" office:value="-127.0624" calcext:value-type="float">
            <text:p>-127.0624</text:p>
          </table:table-cell>
          <table:table-cell office:value-type="float" office:value="391.1727" calcext:value-type="float">
            <text:p>391.1727</text:p>
          </table:table-cell>
          <table:table-cell office:value-type="float" office:value="-67.95724" calcext:value-type="float">
            <text:p>-67.95724</text:p>
          </table:table-cell>
          <table:table-cell office:value-type="float" office:value="49.75511" calcext:value-type="float">
            <text:p>49.75511</text:p>
          </table:table-cell>
          <table:table-cell office:value-type="float" office:value="0.163113" calcext:value-type="float">
            <text:p>0.163113</text:p>
          </table:table-cell>
          <table:table-cell office:value-type="float" office:value="0.0649333" calcext:value-type="float">
            <text:p>0.0649333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7669" calcext:value-type="float">
            <text:p>0.6187669</text:p>
          </table:table-cell>
          <table:table-cell office:value-type="float" office:value="370" calcext:value-type="float">
            <text:p>370</text:p>
          </table:table-cell>
          <table:table-cell office:value-type="float" office:value="182.0444" calcext:value-type="float">
            <text:p>182.0444</text:p>
          </table:table-cell>
          <table:table-cell office:value-type="float" office:value="0" calcext:value-type="float">
            <text:p>0</text:p>
          </table:table-cell>
          <table:table-cell office:value-type="float" office:value="342.3294" calcext:value-type="float">
            <text:p>342.3294</text:p>
          </table:table-cell>
          <table:table-cell office:value-type="float" office:value="1115.53" calcext:value-type="float">
            <text:p>1115.53</text:p>
          </table:table-cell>
          <table:table-cell office:value-type="float" office:value="1354.675" calcext:value-type="float">
            <text:p>1354.675</text:p>
          </table:table-cell>
          <table:table-cell office:value-type="float" office:value="1218.352" calcext:value-type="float">
            <text:p>1218.352</text:p>
          </table:table-cell>
          <table:table-cell office:value-type="float" office:value="710.1396" calcext:value-type="float">
            <text:p>710.1396</text:p>
          </table:table-cell>
          <table:table-cell office:value-type="float" office:value="1088.751" calcext:value-type="float">
            <text:p>1088.751</text:p>
          </table:table-cell>
          <table:table-cell office:value-type="float" office:value="405.4158" calcext:value-type="float">
            <text:p>405.4158</text:p>
          </table:table-cell>
          <table:table-cell office:value-type="float" office:value="1818.684" calcext:value-type="float">
            <text:p>1818.684</text:p>
          </table:table-cell>
          <table:table-cell office:value-type="float" office:value="2059.559" calcext:value-type="float">
            <text:p>2059.559</text:p>
          </table:table-cell>
          <table:table-cell office:value-type="float" office:value="1653.04" calcext:value-type="float">
            <text:p>1653.04</text:p>
          </table:table-cell>
          <table:table-cell office:value-type="float" office:value="580.7096" calcext:value-type="float">
            <text:p>580.7096</text:p>
          </table:table-cell>
          <table:table-cell office:value-type="float" office:value="570.6782" calcext:value-type="float">
            <text:p>570.6782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749666" calcext:value-type="float">
            <text:p>-0.001749666</text:p>
          </table:table-cell>
          <table:table-cell office:value-type="float" office:value="0" calcext:value-type="float">
            <text:p>0</text:p>
          </table:table-cell>
          <table:table-cell office:value-type="float" office:value="2.968111" calcext:value-type="float">
            <text:p>2.968111</text:p>
          </table:table-cell>
          <table:table-cell office:value-type="float" office:value="425.2407" calcext:value-type="float">
            <text:p>425.2407</text:p>
          </table:table-cell>
          <table:table-cell office:value-type="float" office:value="-175.338" calcext:value-type="float">
            <text:p>-175.338</text:p>
          </table:table-cell>
          <table:table-cell office:value-type="float" office:value="249.9026" calcext:value-type="float">
            <text:p>249.9026</text:p>
          </table:table-cell>
          <table:table-cell office:value-type="float" office:value="-65.29981" calcext:value-type="float">
            <text:p>-65.29981</text:p>
          </table:table-cell>
          <table:table-cell office:value-type="float" office:value="0" calcext:value-type="float">
            <text:p>0</text:p>
          </table:table-cell>
          <table:table-cell office:value-type="float" office:value="15.75357" calcext:value-type="float">
            <text:p>15.7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6" calcext:value-type="float">
            <text:p>30062006</text:p>
          </table:table-cell>
          <table:table-cell office:value-type="float" office:value="86.62273" calcext:value-type="float">
            <text:p>86.62273</text:p>
          </table:table-cell>
          <table:table-cell office:value-type="float" office:value="13009.57" calcext:value-type="float">
            <text:p>13009.57</text:p>
          </table:table-cell>
          <table:table-cell office:value-type="float" office:value="0" calcext:value-type="float">
            <text:p>0</text:p>
          </table:table-cell>
          <table:table-cell office:value-type="float" office:value="6.227432" calcext:value-type="float">
            <text:p>6.227432</text:p>
          </table:table-cell>
          <table:table-cell office:value-type="float" office:value="-130.512" calcext:value-type="float">
            <text:p>-130.512</text:p>
          </table:table-cell>
          <table:table-cell office:value-type="float" office:value="402.8441" calcext:value-type="float">
            <text:p>402.8441</text:p>
          </table:table-cell>
          <table:table-cell office:value-type="float" office:value="-70.71488" calcext:value-type="float">
            <text:p>-70.71488</text:p>
          </table:table-cell>
          <table:table-cell office:value-type="float" office:value="49.50745" calcext:value-type="float">
            <text:p>49.50745</text:p>
          </table:table-cell>
          <table:table-cell office:value-type="float" office:value="0.7658598" calcext:value-type="float">
            <text:p>0.7658598</text:p>
          </table:table-cell>
          <table:table-cell office:value-type="float" office:value="0.06667493" calcext:value-type="float">
            <text:p>0.06667493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82173" calcext:value-type="float">
            <text:p>0.6182173</text:p>
          </table:table-cell>
          <table:table-cell office:value-type="float" office:value="370" calcext:value-type="float">
            <text:p>370</text:p>
          </table:table-cell>
          <table:table-cell office:value-type="float" office:value="184.7822" calcext:value-type="float">
            <text:p>184.7822</text:p>
          </table:table-cell>
          <table:table-cell office:value-type="float" office:value="0" calcext:value-type="float">
            <text:p>0</text:p>
          </table:table-cell>
          <table:table-cell office:value-type="float" office:value="342.3646" calcext:value-type="float">
            <text:p>342.3646</text:p>
          </table:table-cell>
          <table:table-cell office:value-type="float" office:value="1115.401" calcext:value-type="float">
            <text:p>1115.401</text:p>
          </table:table-cell>
          <table:table-cell office:value-type="float" office:value="1354.52" calcext:value-type="float">
            <text:p>1354.52</text:p>
          </table:table-cell>
          <table:table-cell office:value-type="float" office:value="1218.28" calcext:value-type="float">
            <text:p>1218.28</text:p>
          </table:table-cell>
          <table:table-cell office:value-type="float" office:value="710.0988" calcext:value-type="float">
            <text:p>710.0988</text:p>
          </table:table-cell>
          <table:table-cell office:value-type="float" office:value="1088.7" calcext:value-type="float">
            <text:p>1088.7</text:p>
          </table:table-cell>
          <table:table-cell office:value-type="float" office:value="405.4104" calcext:value-type="float">
            <text:p>405.4104</text:p>
          </table:table-cell>
          <table:table-cell office:value-type="float" office:value="1818.632" calcext:value-type="float">
            <text:p>1818.632</text:p>
          </table:table-cell>
          <table:table-cell office:value-type="float" office:value="2059.517" calcext:value-type="float">
            <text:p>2059.517</text:p>
          </table:table-cell>
          <table:table-cell office:value-type="float" office:value="1653.039" calcext:value-type="float">
            <text:p>1653.039</text:p>
          </table:table-cell>
          <table:table-cell office:value-type="float" office:value="580.7289" calcext:value-type="float">
            <text:p>580.7289</text:p>
          </table:table-cell>
          <table:table-cell office:value-type="float" office:value="570.678" calcext:value-type="float">
            <text:p>570.678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778858" calcext:value-type="float">
            <text:p>-0.001778858</text:p>
          </table:table-cell>
          <table:table-cell office:value-type="float" office:value="0" calcext:value-type="float">
            <text:p>0</text:p>
          </table:table-cell>
          <table:table-cell office:value-type="float" office:value="2.989487" calcext:value-type="float">
            <text:p>2.989487</text:p>
          </table:table-cell>
          <table:table-cell office:value-type="float" office:value="437.1737" calcext:value-type="float">
            <text:p>437.1737</text:p>
          </table:table-cell>
          <table:table-cell office:value-type="float" office:value="-183.8448" calcext:value-type="float">
            <text:p>-183.8448</text:p>
          </table:table-cell>
          <table:table-cell office:value-type="float" office:value="253.3289" calcext:value-type="float">
            <text:p>253.3289</text:p>
          </table:table-cell>
          <table:table-cell office:value-type="float" office:value="-65.96858" calcext:value-type="float">
            <text:p>-65.96858</text:p>
          </table:table-cell>
          <table:table-cell office:value-type="float" office:value="0" calcext:value-type="float">
            <text:p>0</text:p>
          </table:table-cell>
          <table:table-cell office:value-type="float" office:value="15.73095" calcext:value-type="float">
            <text:p>15.7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6" calcext:value-type="float">
            <text:p>1072006</text:p>
          </table:table-cell>
          <table:table-cell office:value-type="float" office:value="86.91599" calcext:value-type="float">
            <text:p>86.91599</text:p>
          </table:table-cell>
          <table:table-cell office:value-type="float" office:value="13009.12" calcext:value-type="float">
            <text:p>13009.12</text:p>
          </table:table-cell>
          <table:table-cell office:value-type="float" office:value="0" calcext:value-type="float">
            <text:p>0</text:p>
          </table:table-cell>
          <table:table-cell office:value-type="float" office:value="6.801812" calcext:value-type="float">
            <text:p>6.801812</text:p>
          </table:table-cell>
          <table:table-cell office:value-type="float" office:value="-133.6133" calcext:value-type="float">
            <text:p>-133.6133</text:p>
          </table:table-cell>
          <table:table-cell office:value-type="float" office:value="411.3412" calcext:value-type="float">
            <text:p>411.3412</text:p>
          </table:table-cell>
          <table:table-cell office:value-type="float" office:value="-73.20155" calcext:value-type="float">
            <text:p>-73.20155</text:p>
          </table:table-cell>
          <table:table-cell office:value-type="float" office:value="49.44074" calcext:value-type="float">
            <text:p>49.44074</text:p>
          </table:table-cell>
          <table:table-cell office:value-type="float" office:value="1.110701" calcext:value-type="float">
            <text:p>1.110701</text:p>
          </table:table-cell>
          <table:table-cell office:value-type="float" office:value="0.06795549" calcext:value-type="float">
            <text:p>0.0679554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75688" calcext:value-type="float">
            <text:p>0.6175688</text:p>
          </table:table-cell>
          <table:table-cell office:value-type="float" office:value="370" calcext:value-type="float">
            <text:p>370</text:p>
          </table:table-cell>
          <table:table-cell office:value-type="float" office:value="190.978" calcext:value-type="float">
            <text:p>190.978</text:p>
          </table:table-cell>
          <table:table-cell office:value-type="float" office:value="0" calcext:value-type="float">
            <text:p>0</text:p>
          </table:table-cell>
          <table:table-cell office:value-type="float" office:value="342.3227" calcext:value-type="float">
            <text:p>342.3227</text:p>
          </table:table-cell>
          <table:table-cell office:value-type="float" office:value="1115.305" calcext:value-type="float">
            <text:p>1115.305</text:p>
          </table:table-cell>
          <table:table-cell office:value-type="float" office:value="1354.395" calcext:value-type="float">
            <text:p>1354.395</text:p>
          </table:table-cell>
          <table:table-cell office:value-type="float" office:value="1218.219" calcext:value-type="float">
            <text:p>1218.219</text:p>
          </table:table-cell>
          <table:table-cell office:value-type="float" office:value="710.0609" calcext:value-type="float">
            <text:p>710.0609</text:p>
          </table:table-cell>
          <table:table-cell office:value-type="float" office:value="1088.651" calcext:value-type="float">
            <text:p>1088.651</text:p>
          </table:table-cell>
          <table:table-cell office:value-type="float" office:value="405.4048" calcext:value-type="float">
            <text:p>405.4048</text:p>
          </table:table-cell>
          <table:table-cell office:value-type="float" office:value="1818.58" calcext:value-type="float">
            <text:p>1818.58</text:p>
          </table:table-cell>
          <table:table-cell office:value-type="float" office:value="2059.474" calcext:value-type="float">
            <text:p>2059.474</text:p>
          </table:table-cell>
          <table:table-cell office:value-type="float" office:value="1653.034" calcext:value-type="float">
            <text:p>1653.034</text:p>
          </table:table-cell>
          <table:table-cell office:value-type="float" office:value="580.7554" calcext:value-type="float">
            <text:p>580.7554</text:p>
          </table:table-cell>
          <table:table-cell office:value-type="float" office:value="570.6777" calcext:value-type="float">
            <text:p>570.6777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807775" calcext:value-type="float">
            <text:p>-0.001807775</text:p>
          </table:table-cell>
          <table:table-cell office:value-type="float" office:value="0" calcext:value-type="float">
            <text:p>0</text:p>
          </table:table-cell>
          <table:table-cell office:value-type="float" office:value="3.03188" calcext:value-type="float">
            <text:p>3.03188</text:p>
          </table:table-cell>
          <table:table-cell office:value-type="float" office:value="452.0258" calcext:value-type="float">
            <text:p>452.0258</text:p>
          </table:table-cell>
          <table:table-cell office:value-type="float" office:value="-191.8867" calcext:value-type="float">
            <text:p>-191.8867</text:p>
          </table:table-cell>
          <table:table-cell office:value-type="float" office:value="260.1391" calcext:value-type="float">
            <text:p>260.1391</text:p>
          </table:table-cell>
          <table:table-cell office:value-type="float" office:value="-66.64171" calcext:value-type="float">
            <text:p>-66.64171</text:p>
          </table:table-cell>
          <table:table-cell office:value-type="float" office:value="0" calcext:value-type="float">
            <text:p>0</text:p>
          </table:table-cell>
          <table:table-cell office:value-type="float" office:value="15.788" calcext:value-type="float">
            <text:p>15.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6" calcext:value-type="float">
            <text:p>2072006</text:p>
          </table:table-cell>
          <table:table-cell office:value-type="float" office:value="86.92882" calcext:value-type="float">
            <text:p>86.92882</text:p>
          </table:table-cell>
          <table:table-cell office:value-type="float" office:value="13008.69" calcext:value-type="float">
            <text:p>13008.69</text:p>
          </table:table-cell>
          <table:table-cell office:value-type="float" office:value="0" calcext:value-type="float">
            <text:p>0</text:p>
          </table:table-cell>
          <table:table-cell office:value-type="float" office:value="7.025184" calcext:value-type="float">
            <text:p>7.025184</text:p>
          </table:table-cell>
          <table:table-cell office:value-type="float" office:value="-136.7314" calcext:value-type="float">
            <text:p>-136.7314</text:p>
          </table:table-cell>
          <table:table-cell office:value-type="float" office:value="422.7195" calcext:value-type="float">
            <text:p>422.7195</text:p>
          </table:table-cell>
          <table:table-cell office:value-type="float" office:value="-75.62177" calcext:value-type="float">
            <text:p>-75.62177</text:p>
          </table:table-cell>
          <table:table-cell office:value-type="float" office:value="49.31372" calcext:value-type="float">
            <text:p>49.31372</text:p>
          </table:table-cell>
          <table:table-cell office:value-type="float" office:value="1.110657" calcext:value-type="float">
            <text:p>1.110657</text:p>
          </table:table-cell>
          <table:table-cell office:value-type="float" office:value="0.06974589" calcext:value-type="float">
            <text:p>0.0697458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68063" calcext:value-type="float">
            <text:p>0.6168063</text:p>
          </table:table-cell>
          <table:table-cell office:value-type="float" office:value="370" calcext:value-type="float">
            <text:p>370</text:p>
          </table:table-cell>
          <table:table-cell office:value-type="float" office:value="197.1292" calcext:value-type="float">
            <text:p>197.1292</text:p>
          </table:table-cell>
          <table:table-cell office:value-type="float" office:value="0" calcext:value-type="float">
            <text:p>0</text:p>
          </table:table-cell>
          <table:table-cell office:value-type="float" office:value="342.3285" calcext:value-type="float">
            <text:p>342.3285</text:p>
          </table:table-cell>
          <table:table-cell office:value-type="float" office:value="1115.212" calcext:value-type="float">
            <text:p>1115.212</text:p>
          </table:table-cell>
          <table:table-cell office:value-type="float" office:value="1354.28" calcext:value-type="float">
            <text:p>1354.28</text:p>
          </table:table-cell>
          <table:table-cell office:value-type="float" office:value="1218.164" calcext:value-type="float">
            <text:p>1218.164</text:p>
          </table:table-cell>
          <table:table-cell office:value-type="float" office:value="710.026" calcext:value-type="float">
            <text:p>710.026</text:p>
          </table:table-cell>
          <table:table-cell office:value-type="float" office:value="1088.606" calcext:value-type="float">
            <text:p>1088.606</text:p>
          </table:table-cell>
          <table:table-cell office:value-type="float" office:value="405.3997" calcext:value-type="float">
            <text:p>405.3997</text:p>
          </table:table-cell>
          <table:table-cell office:value-type="float" office:value="1818.527" calcext:value-type="float">
            <text:p>1818.527</text:p>
          </table:table-cell>
          <table:table-cell office:value-type="float" office:value="2059.43" calcext:value-type="float">
            <text:p>2059.43</text:p>
          </table:table-cell>
          <table:table-cell office:value-type="float" office:value="1653.024" calcext:value-type="float">
            <text:p>1653.024</text:p>
          </table:table-cell>
          <table:table-cell office:value-type="float" office:value="580.7861" calcext:value-type="float">
            <text:p>580.7861</text:p>
          </table:table-cell>
          <table:table-cell office:value-type="float" office:value="570.6727" calcext:value-type="float">
            <text:p>570.6727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8" calcext:value-type="float">
            <text:p>35.5858</text:p>
          </table:table-cell>
          <table:table-cell office:value-type="float" office:value="0" calcext:value-type="float">
            <text:p>0</text:p>
          </table:table-cell>
          <table:table-cell office:value-type="float" office:value="-0.001828263" calcext:value-type="float">
            <text:p>-0.001828263</text:p>
          </table:table-cell>
          <table:table-cell office:value-type="float" office:value="0" calcext:value-type="float">
            <text:p>0</text:p>
          </table:table-cell>
          <table:table-cell office:value-type="float" office:value="3.08991" calcext:value-type="float">
            <text:p>3.08991</text:p>
          </table:table-cell>
          <table:table-cell office:value-type="float" office:value="466.5046" calcext:value-type="float">
            <text:p>466.5046</text:p>
          </table:table-cell>
          <table:table-cell office:value-type="float" office:value="-199.5209" calcext:value-type="float">
            <text:p>-199.5209</text:p>
          </table:table-cell>
          <table:table-cell office:value-type="float" office:value="266.9837" calcext:value-type="float">
            <text:p>266.9837</text:p>
          </table:table-cell>
          <table:table-cell office:value-type="float" office:value="-67.23573" calcext:value-type="float">
            <text:p>-67.23573</text:p>
          </table:table-cell>
          <table:table-cell office:value-type="float" office:value="0" calcext:value-type="float">
            <text:p>0</text:p>
          </table:table-cell>
          <table:table-cell office:value-type="float" office:value="15.68456" calcext:value-type="float">
            <text:p>15.68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6" calcext:value-type="float">
            <text:p>3072006</text:p>
          </table:table-cell>
          <table:table-cell office:value-type="float" office:value="86.95833" calcext:value-type="float">
            <text:p>86.95833</text:p>
          </table:table-cell>
          <table:table-cell office:value-type="float" office:value="13008.24" calcext:value-type="float">
            <text:p>13008.24</text:p>
          </table:table-cell>
          <table:table-cell office:value-type="float" office:value="0" calcext:value-type="float">
            <text:p>0</text:p>
          </table:table-cell>
          <table:table-cell office:value-type="float" office:value="7.24837" calcext:value-type="float">
            <text:p>7.24837</text:p>
          </table:table-cell>
          <table:table-cell office:value-type="float" office:value="-139.7814" calcext:value-type="float">
            <text:p>-139.7814</text:p>
          </table:table-cell>
          <table:table-cell office:value-type="float" office:value="427.875" calcext:value-type="float">
            <text:p>427.875</text:p>
          </table:table-cell>
          <table:table-cell office:value-type="float" office:value="-78.02231" calcext:value-type="float">
            <text:p>-78.02231</text:p>
          </table:table-cell>
          <table:table-cell office:value-type="float" office:value="49.16106" calcext:value-type="float">
            <text:p>49.16106</text:p>
          </table:table-cell>
          <table:table-cell office:value-type="float" office:value="1.110621" calcext:value-type="float">
            <text:p>1.110621</text:p>
          </table:table-cell>
          <table:table-cell office:value-type="float" office:value="0.07156806" calcext:value-type="float">
            <text:p>0.0715680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5911" calcext:value-type="float">
            <text:p>0.615911</text:p>
          </table:table-cell>
          <table:table-cell office:value-type="float" office:value="370" calcext:value-type="float">
            <text:p>370</text:p>
          </table:table-cell>
          <table:table-cell office:value-type="float" office:value="203.4673" calcext:value-type="float">
            <text:p>203.4673</text:p>
          </table:table-cell>
          <table:table-cell office:value-type="float" office:value="0" calcext:value-type="float">
            <text:p>0</text:p>
          </table:table-cell>
          <table:table-cell office:value-type="float" office:value="342.3524" calcext:value-type="float">
            <text:p>342.3524</text:p>
          </table:table-cell>
          <table:table-cell office:value-type="float" office:value="1115.113" calcext:value-type="float">
            <text:p>1115.113</text:p>
          </table:table-cell>
          <table:table-cell office:value-type="float" office:value="1354.159" calcext:value-type="float">
            <text:p>1354.159</text:p>
          </table:table-cell>
          <table:table-cell office:value-type="float" office:value="1218.106" calcext:value-type="float">
            <text:p>1218.106</text:p>
          </table:table-cell>
          <table:table-cell office:value-type="float" office:value="709.9896" calcext:value-type="float">
            <text:p>709.9896</text:p>
          </table:table-cell>
          <table:table-cell office:value-type="float" office:value="1088.561" calcext:value-type="float">
            <text:p>1088.561</text:p>
          </table:table-cell>
          <table:table-cell office:value-type="float" office:value="405.3945" calcext:value-type="float">
            <text:p>405.3945</text:p>
          </table:table-cell>
          <table:table-cell office:value-type="float" office:value="1818.474" calcext:value-type="float">
            <text:p>1818.474</text:p>
          </table:table-cell>
          <table:table-cell office:value-type="float" office:value="2059.387" calcext:value-type="float">
            <text:p>2059.387</text:p>
          </table:table-cell>
          <table:table-cell office:value-type="float" office:value="1653.011" calcext:value-type="float">
            <text:p>1653.011</text:p>
          </table:table-cell>
          <table:table-cell office:value-type="float" office:value="580.8193" calcext:value-type="float">
            <text:p>580.8193</text:p>
          </table:table-cell>
          <table:table-cell office:value-type="float" office:value="570.6682" calcext:value-type="float">
            <text:p>570.6682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9" calcext:value-type="float">
            <text:p>35.58579</text:p>
          </table:table-cell>
          <table:table-cell office:value-type="float" office:value="0" calcext:value-type="float">
            <text:p>0</text:p>
          </table:table-cell>
          <table:table-cell office:value-type="float" office:value="-0.001848377" calcext:value-type="float">
            <text:p>-0.001848377</text:p>
          </table:table-cell>
          <table:table-cell office:value-type="float" office:value="0" calcext:value-type="float">
            <text:p>0</text:p>
          </table:table-cell>
          <table:table-cell office:value-type="float" office:value="3.137008" calcext:value-type="float">
            <text:p>3.137008</text:p>
          </table:table-cell>
          <table:table-cell office:value-type="float" office:value="480.8612" calcext:value-type="float">
            <text:p>480.8612</text:p>
          </table:table-cell>
          <table:table-cell office:value-type="float" office:value="-206.8951" calcext:value-type="float">
            <text:p>-206.8951</text:p>
          </table:table-cell>
          <table:table-cell office:value-type="float" office:value="273.9662" calcext:value-type="float">
            <text:p>273.9662</text:p>
          </table:table-cell>
          <table:table-cell office:value-type="float" office:value="-67.82834" calcext:value-type="float">
            <text:p>-67.82834</text:p>
          </table:table-cell>
          <table:table-cell office:value-type="float" office:value="0" calcext:value-type="float">
            <text:p>0</text:p>
          </table:table-cell>
          <table:table-cell office:value-type="float" office:value="15.62866" calcext:value-type="float">
            <text:p>15.6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6" calcext:value-type="float">
            <text:p>4072006</text:p>
          </table:table-cell>
          <table:table-cell office:value-type="float" office:value="86.99126" calcext:value-type="float">
            <text:p>86.99126</text:p>
          </table:table-cell>
          <table:table-cell office:value-type="float" office:value="13007.81" calcext:value-type="float">
            <text:p>13007.81</text:p>
          </table:table-cell>
          <table:table-cell office:value-type="float" office:value="0" calcext:value-type="float">
            <text:p>0</text:p>
          </table:table-cell>
          <table:table-cell office:value-type="float" office:value="7.464272" calcext:value-type="float">
            <text:p>7.464272</text:p>
          </table:table-cell>
          <table:table-cell office:value-type="float" office:value="-142.7252" calcext:value-type="float">
            <text:p>-142.7252</text:p>
          </table:table-cell>
          <table:table-cell office:value-type="float" office:value="437.2704" calcext:value-type="float">
            <text:p>437.2704</text:p>
          </table:table-cell>
          <table:table-cell office:value-type="float" office:value="-80.34957" calcext:value-type="float">
            <text:p>-80.34957</text:p>
          </table:table-cell>
          <table:table-cell office:value-type="float" office:value="49.03879" calcext:value-type="float">
            <text:p>49.03879</text:p>
          </table:table-cell>
          <table:table-cell office:value-type="float" office:value="1.110598" calcext:value-type="float">
            <text:p>1.110598</text:p>
          </table:table-cell>
          <table:table-cell office:value-type="float" office:value="0.07340175" calcext:value-type="float">
            <text:p>0.0734017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48615" calcext:value-type="float">
            <text:p>0.6148615</text:p>
          </table:table-cell>
          <table:table-cell office:value-type="float" office:value="370" calcext:value-type="float">
            <text:p>370</text:p>
          </table:table-cell>
          <table:table-cell office:value-type="float" office:value="211.2728" calcext:value-type="float">
            <text:p>211.2728</text:p>
          </table:table-cell>
          <table:table-cell office:value-type="float" office:value="0" calcext:value-type="float">
            <text:p>0</text:p>
          </table:table-cell>
          <table:table-cell office:value-type="float" office:value="342.3751" calcext:value-type="float">
            <text:p>342.3751</text:p>
          </table:table-cell>
          <table:table-cell office:value-type="float" office:value="1115.026" calcext:value-type="float">
            <text:p>1115.026</text:p>
          </table:table-cell>
          <table:table-cell office:value-type="float" office:value="1354.05" calcext:value-type="float">
            <text:p>1354.05</text:p>
          </table:table-cell>
          <table:table-cell office:value-type="float" office:value="1218.05" calcext:value-type="float">
            <text:p>1218.05</text:p>
          </table:table-cell>
          <table:table-cell office:value-type="float" office:value="709.9561" calcext:value-type="float">
            <text:p>709.9561</text:p>
          </table:table-cell>
          <table:table-cell office:value-type="float" office:value="1088.519" calcext:value-type="float">
            <text:p>1088.519</text:p>
          </table:table-cell>
          <table:table-cell office:value-type="float" office:value="405.3893" calcext:value-type="float">
            <text:p>405.3893</text:p>
          </table:table-cell>
          <table:table-cell office:value-type="float" office:value="1818.422" calcext:value-type="float">
            <text:p>1818.422</text:p>
          </table:table-cell>
          <table:table-cell office:value-type="float" office:value="2059.343" calcext:value-type="float">
            <text:p>2059.343</text:p>
          </table:table-cell>
          <table:table-cell office:value-type="float" office:value="1652.996" calcext:value-type="float">
            <text:p>1652.996</text:p>
          </table:table-cell>
          <table:table-cell office:value-type="float" office:value="580.8528" calcext:value-type="float">
            <text:p>580.8528</text:p>
          </table:table-cell>
          <table:table-cell office:value-type="float" office:value="570.6647" calcext:value-type="float">
            <text:p>570.6647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9" calcext:value-type="float">
            <text:p>35.58579</text:p>
          </table:table-cell>
          <table:table-cell office:value-type="float" office:value="0" calcext:value-type="float">
            <text:p>0</text:p>
          </table:table-cell>
          <table:table-cell office:value-type="float" office:value="-0.001865207" calcext:value-type="float">
            <text:p>-0.001865207</text:p>
          </table:table-cell>
          <table:table-cell office:value-type="float" office:value="0" calcext:value-type="float">
            <text:p>0</text:p>
          </table:table-cell>
          <table:table-cell office:value-type="float" office:value="3.183914" calcext:value-type="float">
            <text:p>3.183914</text:p>
          </table:table-cell>
          <table:table-cell office:value-type="float" office:value="496.1268" calcext:value-type="float">
            <text:p>496.1268</text:p>
          </table:table-cell>
          <table:table-cell office:value-type="float" office:value="-213.7439" calcext:value-type="float">
            <text:p>-213.7439</text:p>
          </table:table-cell>
          <table:table-cell office:value-type="float" office:value="282.3829" calcext:value-type="float">
            <text:p>282.3829</text:p>
          </table:table-cell>
          <table:table-cell office:value-type="float" office:value="-68.38941" calcext:value-type="float">
            <text:p>-68.38941</text:p>
          </table:table-cell>
          <table:table-cell office:value-type="float" office:value="0" calcext:value-type="float">
            <text:p>0</text:p>
          </table:table-cell>
          <table:table-cell office:value-type="float" office:value="15.57566" calcext:value-type="float">
            <text:p>15.5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6" calcext:value-type="float">
            <text:p>5072006</text:p>
          </table:table-cell>
          <table:table-cell office:value-type="float" office:value="87.02601" calcext:value-type="float">
            <text:p>87.02601</text:p>
          </table:table-cell>
          <table:table-cell office:value-type="float" office:value="13007.41" calcext:value-type="float">
            <text:p>13007.41</text:p>
          </table:table-cell>
          <table:table-cell office:value-type="float" office:value="0" calcext:value-type="float">
            <text:p>0</text:p>
          </table:table-cell>
          <table:table-cell office:value-type="float" office:value="7.6742" calcext:value-type="float">
            <text:p>7.6742</text:p>
          </table:table-cell>
          <table:table-cell office:value-type="float" office:value="-145.6337" calcext:value-type="float">
            <text:p>-145.6337</text:p>
          </table:table-cell>
          <table:table-cell office:value-type="float" office:value="446.6256" calcext:value-type="float">
            <text:p>446.6256</text:p>
          </table:table-cell>
          <table:table-cell office:value-type="float" office:value="-82.70146" calcext:value-type="float">
            <text:p>-82.70146</text:p>
          </table:table-cell>
          <table:table-cell office:value-type="float" office:value="48.93656" calcext:value-type="float">
            <text:p>48.93656</text:p>
          </table:table-cell>
          <table:table-cell office:value-type="float" office:value="1.11058" calcext:value-type="float">
            <text:p>1.11058</text:p>
          </table:table-cell>
          <table:table-cell office:value-type="float" office:value="0.07528906" calcext:value-type="float">
            <text:p>0.0752890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39" calcext:value-type="float">
            <text:p>0.03708839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6378" calcext:value-type="float">
            <text:p>0.6136378</text:p>
          </table:table-cell>
          <table:table-cell office:value-type="float" office:value="370" calcext:value-type="float">
            <text:p>370</text:p>
          </table:table-cell>
          <table:table-cell office:value-type="float" office:value="219.6877" calcext:value-type="float">
            <text:p>219.6877</text:p>
          </table:table-cell>
          <table:table-cell office:value-type="float" office:value="0" calcext:value-type="float">
            <text:p>0</text:p>
          </table:table-cell>
          <table:table-cell office:value-type="float" office:value="342.3964" calcext:value-type="float">
            <text:p>342.3964</text:p>
          </table:table-cell>
          <table:table-cell office:value-type="float" office:value="1114.944" calcext:value-type="float">
            <text:p>1114.944</text:p>
          </table:table-cell>
          <table:table-cell office:value-type="float" office:value="1353.951" calcext:value-type="float">
            <text:p>1353.951</text:p>
          </table:table-cell>
          <table:table-cell office:value-type="float" office:value="1218.001" calcext:value-type="float">
            <text:p>1218.001</text:p>
          </table:table-cell>
          <table:table-cell office:value-type="float" office:value="709.9228" calcext:value-type="float">
            <text:p>709.9228</text:p>
          </table:table-cell>
          <table:table-cell office:value-type="float" office:value="1088.481" calcext:value-type="float">
            <text:p>1088.481</text:p>
          </table:table-cell>
          <table:table-cell office:value-type="float" office:value="405.3844" calcext:value-type="float">
            <text:p>405.3844</text:p>
          </table:table-cell>
          <table:table-cell office:value-type="float" office:value="1818.369" calcext:value-type="float">
            <text:p>1818.369</text:p>
          </table:table-cell>
          <table:table-cell office:value-type="float" office:value="2059.299" calcext:value-type="float">
            <text:p>2059.299</text:p>
          </table:table-cell>
          <table:table-cell office:value-type="float" office:value="1652.978" calcext:value-type="float">
            <text:p>1652.978</text:p>
          </table:table-cell>
          <table:table-cell office:value-type="float" office:value="580.8855" calcext:value-type="float">
            <text:p>580.8855</text:p>
          </table:table-cell>
          <table:table-cell office:value-type="float" office:value="570.6627" calcext:value-type="float">
            <text:p>570.6627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9" calcext:value-type="float">
            <text:p>35.58579</text:p>
          </table:table-cell>
          <table:table-cell office:value-type="float" office:value="0" calcext:value-type="float">
            <text:p>0</text:p>
          </table:table-cell>
          <table:table-cell office:value-type="float" office:value="-0.001879194" calcext:value-type="float">
            <text:p>-0.001879194</text:p>
          </table:table-cell>
          <table:table-cell office:value-type="float" office:value="0" calcext:value-type="float">
            <text:p>0</text:p>
          </table:table-cell>
          <table:table-cell office:value-type="float" office:value="3.232786" calcext:value-type="float">
            <text:p>3.232786</text:p>
          </table:table-cell>
          <table:table-cell office:value-type="float" office:value="511.9371" calcext:value-type="float">
            <text:p>511.9371</text:p>
          </table:table-cell>
          <table:table-cell office:value-type="float" office:value="-220.5892" calcext:value-type="float">
            <text:p>-220.5892</text:p>
          </table:table-cell>
          <table:table-cell office:value-type="float" office:value="291.3479" calcext:value-type="float">
            <text:p>291.3479</text:p>
          </table:table-cell>
          <table:table-cell office:value-type="float" office:value="-68.92152" calcext:value-type="float">
            <text:p>-68.92152</text:p>
          </table:table-cell>
          <table:table-cell office:value-type="float" office:value="0" calcext:value-type="float">
            <text:p>0</text:p>
          </table:table-cell>
          <table:table-cell office:value-type="float" office:value="15.55334" calcext:value-type="float">
            <text:p>15.55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6" calcext:value-type="float">
            <text:p>6072006</text:p>
          </table:table-cell>
          <table:table-cell office:value-type="float" office:value="87.05901" calcext:value-type="float">
            <text:p>87.05901</text:p>
          </table:table-cell>
          <table:table-cell office:value-type="float" office:value="13007.01" calcext:value-type="float">
            <text:p>13007.01</text:p>
          </table:table-cell>
          <table:table-cell office:value-type="float" office:value="0" calcext:value-type="float">
            <text:p>0</text:p>
          </table:table-cell>
          <table:table-cell office:value-type="float" office:value="7.883278" calcext:value-type="float">
            <text:p>7.883278</text:p>
          </table:table-cell>
          <table:table-cell office:value-type="float" office:value="-148.6042" calcext:value-type="float">
            <text:p>-148.6042</text:p>
          </table:table-cell>
          <table:table-cell office:value-type="float" office:value="457.0566" calcext:value-type="float">
            <text:p>457.0566</text:p>
          </table:table-cell>
          <table:table-cell office:value-type="float" office:value="-85.14931" calcext:value-type="float">
            <text:p>-85.14931</text:p>
          </table:table-cell>
          <table:table-cell office:value-type="float" office:value="48.83718" calcext:value-type="float">
            <text:p>48.83718</text:p>
          </table:table-cell>
          <table:table-cell office:value-type="float" office:value="1.110566" calcext:value-type="float">
            <text:p>1.110566</text:p>
          </table:table-cell>
          <table:table-cell office:value-type="float" office:value="0.07716348" calcext:value-type="float">
            <text:p>0.07716348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" calcext:value-type="float">
            <text:p>0.0370884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27.4342" calcext:value-type="float">
            <text:p>227.4342</text:p>
          </table:table-cell>
          <table:table-cell office:value-type="float" office:value="0" calcext:value-type="float">
            <text:p>0</text:p>
          </table:table-cell>
          <table:table-cell office:value-type="float" office:value="342.4175" calcext:value-type="float">
            <text:p>342.4175</text:p>
          </table:table-cell>
          <table:table-cell office:value-type="float" office:value="1114.863" calcext:value-type="float">
            <text:p>1114.863</text:p>
          </table:table-cell>
          <table:table-cell office:value-type="float" office:value="1353.853" calcext:value-type="float">
            <text:p>1353.853</text:p>
          </table:table-cell>
          <table:table-cell office:value-type="float" office:value="1217.947" calcext:value-type="float">
            <text:p>1217.947</text:p>
          </table:table-cell>
          <table:table-cell office:value-type="float" office:value="709.8934" calcext:value-type="float">
            <text:p>709.8934</text:p>
          </table:table-cell>
          <table:table-cell office:value-type="float" office:value="1088.446" calcext:value-type="float">
            <text:p>1088.446</text:p>
          </table:table-cell>
          <table:table-cell office:value-type="float" office:value="405.3796" calcext:value-type="float">
            <text:p>405.3796</text:p>
          </table:table-cell>
          <table:table-cell office:value-type="float" office:value="1818.317" calcext:value-type="float">
            <text:p>1818.317</text:p>
          </table:table-cell>
          <table:table-cell office:value-type="float" office:value="2059.255" calcext:value-type="float">
            <text:p>2059.255</text:p>
          </table:table-cell>
          <table:table-cell office:value-type="float" office:value="1652.959" calcext:value-type="float">
            <text:p>1652.959</text:p>
          </table:table-cell>
          <table:table-cell office:value-type="float" office:value="580.9163" calcext:value-type="float">
            <text:p>580.9163</text:p>
          </table:table-cell>
          <table:table-cell office:value-type="float" office:value="570.663" calcext:value-type="float">
            <text:p>570.663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9" calcext:value-type="float">
            <text:p>35.58579</text:p>
          </table:table-cell>
          <table:table-cell office:value-type="float" office:value="0" calcext:value-type="float">
            <text:p>0</text:p>
          </table:table-cell>
          <table:table-cell office:value-type="float" office:value="-0.00189345" calcext:value-type="float">
            <text:p>-0.00189345</text:p>
          </table:table-cell>
          <table:table-cell office:value-type="float" office:value="0" calcext:value-type="float">
            <text:p>0</text:p>
          </table:table-cell>
          <table:table-cell office:value-type="float" office:value="3.279232" calcext:value-type="float">
            <text:p>3.279232</text:p>
          </table:table-cell>
          <table:table-cell office:value-type="float" office:value="527.564" calcext:value-type="float">
            <text:p>527.564</text:p>
          </table:table-cell>
          <table:table-cell office:value-type="float" office:value="-227.9519" calcext:value-type="float">
            <text:p>-227.9519</text:p>
          </table:table-cell>
          <table:table-cell office:value-type="float" office:value="299.6121" calcext:value-type="float">
            <text:p>299.6121</text:p>
          </table:table-cell>
          <table:table-cell office:value-type="float" office:value="-69.45094" calcext:value-type="float">
            <text:p>-69.45094</text:p>
          </table:table-cell>
          <table:table-cell office:value-type="float" office:value="0" calcext:value-type="float">
            <text:p>0</text:p>
          </table:table-cell>
          <table:table-cell office:value-type="float" office:value="15.56106" calcext:value-type="float">
            <text:p>15.5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6" calcext:value-type="float">
            <text:p>7072006</text:p>
          </table:table-cell>
          <table:table-cell office:value-type="float" office:value="87.02064" calcext:value-type="float">
            <text:p>87.02064</text:p>
          </table:table-cell>
          <table:table-cell office:value-type="float" office:value="13006.66" calcext:value-type="float">
            <text:p>13006.66</text:p>
          </table:table-cell>
          <table:table-cell office:value-type="float" office:value="0" calcext:value-type="float">
            <text:p>0</text:p>
          </table:table-cell>
          <table:table-cell office:value-type="float" office:value="8.090341" calcext:value-type="float">
            <text:p>8.090341</text:p>
          </table:table-cell>
          <table:table-cell office:value-type="float" office:value="-151.4184" calcext:value-type="float">
            <text:p>-151.4184</text:p>
          </table:table-cell>
          <table:table-cell office:value-type="float" office:value="464.4466" calcext:value-type="float">
            <text:p>464.4466</text:p>
          </table:table-cell>
          <table:table-cell office:value-type="float" office:value="-87.58217" calcext:value-type="float">
            <text:p>-87.58217</text:p>
          </table:table-cell>
          <table:table-cell office:value-type="float" office:value="48.8374" calcext:value-type="float">
            <text:p>48.8374</text:p>
          </table:table-cell>
          <table:table-cell office:value-type="float" office:value="1.110558" calcext:value-type="float">
            <text:p>1.110558</text:p>
          </table:table-cell>
          <table:table-cell office:value-type="float" office:value="0.07838707" calcext:value-type="float">
            <text:p>0.07838707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1" calcext:value-type="float">
            <text:p>0.0370884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38.2719" calcext:value-type="float">
            <text:p>238.2719</text:p>
          </table:table-cell>
          <table:table-cell office:value-type="float" office:value="0" calcext:value-type="float">
            <text:p>0</text:p>
          </table:table-cell>
          <table:table-cell office:value-type="float" office:value="342.3765" calcext:value-type="float">
            <text:p>342.3765</text:p>
          </table:table-cell>
          <table:table-cell office:value-type="float" office:value="1114.792" calcext:value-type="float">
            <text:p>1114.792</text:p>
          </table:table-cell>
          <table:table-cell office:value-type="float" office:value="1353.769" calcext:value-type="float">
            <text:p>1353.769</text:p>
          </table:table-cell>
          <table:table-cell office:value-type="float" office:value="1217.9" calcext:value-type="float">
            <text:p>1217.9</text:p>
          </table:table-cell>
          <table:table-cell office:value-type="float" office:value="709.8644" calcext:value-type="float">
            <text:p>709.8644</text:p>
          </table:table-cell>
          <table:table-cell office:value-type="float" office:value="1088.414" calcext:value-type="float">
            <text:p>1088.414</text:p>
          </table:table-cell>
          <table:table-cell office:value-type="float" office:value="405.3752" calcext:value-type="float">
            <text:p>405.3752</text:p>
          </table:table-cell>
          <table:table-cell office:value-type="float" office:value="1818.266" calcext:value-type="float">
            <text:p>1818.266</text:p>
          </table:table-cell>
          <table:table-cell office:value-type="float" office:value="2059.21" calcext:value-type="float">
            <text:p>2059.21</text:p>
          </table:table-cell>
          <table:table-cell office:value-type="float" office:value="1652.939" calcext:value-type="float">
            <text:p>1652.939</text:p>
          </table:table-cell>
          <table:table-cell office:value-type="float" office:value="580.9445" calcext:value-type="float">
            <text:p>580.9445</text:p>
          </table:table-cell>
          <table:table-cell office:value-type="float" office:value="570.6672" calcext:value-type="float">
            <text:p>570.6672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07558" calcext:value-type="float">
            <text:p>-0.001907558</text:p>
          </table:table-cell>
          <table:table-cell office:value-type="float" office:value="0" calcext:value-type="float">
            <text:p>0</text:p>
          </table:table-cell>
          <table:table-cell office:value-type="float" office:value="3.338658" calcext:value-type="float">
            <text:p>3.338658</text:p>
          </table:table-cell>
          <table:table-cell office:value-type="float" office:value="546.5117" calcext:value-type="float">
            <text:p>546.5117</text:p>
          </table:table-cell>
          <table:table-cell office:value-type="float" office:value="-235.6838" calcext:value-type="float">
            <text:p>-235.6838</text:p>
          </table:table-cell>
          <table:table-cell office:value-type="float" office:value="310.8279" calcext:value-type="float">
            <text:p>310.8279</text:p>
          </table:table-cell>
          <table:table-cell office:value-type="float" office:value="-70.0081" calcext:value-type="float">
            <text:p>-70.0081</text:p>
          </table:table-cell>
          <table:table-cell office:value-type="float" office:value="0" calcext:value-type="float">
            <text:p>0</text:p>
          </table:table-cell>
          <table:table-cell office:value-type="float" office:value="15.73657" calcext:value-type="float">
            <text:p>15.73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6" calcext:value-type="float">
            <text:p>8072006</text:p>
          </table:table-cell>
          <table:table-cell office:value-type="float" office:value="87.02116" calcext:value-type="float">
            <text:p>87.02116</text:p>
          </table:table-cell>
          <table:table-cell office:value-type="float" office:value="13006.31" calcext:value-type="float">
            <text:p>13006.31</text:p>
          </table:table-cell>
          <table:table-cell office:value-type="float" office:value="0" calcext:value-type="float">
            <text:p>0</text:p>
          </table:table-cell>
          <table:table-cell office:value-type="float" office:value="8.296083" calcext:value-type="float">
            <text:p>8.296083</text:p>
          </table:table-cell>
          <table:table-cell office:value-type="float" office:value="-154.4946" calcext:value-type="float">
            <text:p>-154.4946</text:p>
          </table:table-cell>
          <table:table-cell office:value-type="float" office:value="473.0491" calcext:value-type="float">
            <text:p>473.0491</text:p>
          </table:table-cell>
          <table:table-cell office:value-type="float" office:value="-90.10823" calcext:value-type="float">
            <text:p>-90.10823</text:p>
          </table:table-cell>
          <table:table-cell office:value-type="float" office:value="48.80092" calcext:value-type="float">
            <text:p>48.80092</text:p>
          </table:table-cell>
          <table:table-cell office:value-type="float" office:value="1.110551" calcext:value-type="float">
            <text:p>1.110551</text:p>
          </table:table-cell>
          <table:table-cell office:value-type="float" office:value="0.08019909" calcext:value-type="float">
            <text:p>0.08019909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1" calcext:value-type="float">
            <text:p>0.03708841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46.651" calcext:value-type="float">
            <text:p>246.651</text:p>
          </table:table-cell>
          <table:table-cell office:value-type="float" office:value="0" calcext:value-type="float">
            <text:p>0</text:p>
          </table:table-cell>
          <table:table-cell office:value-type="float" office:value="342.3623" calcext:value-type="float">
            <text:p>342.3623</text:p>
          </table:table-cell>
          <table:table-cell office:value-type="float" office:value="1114.726" calcext:value-type="float">
            <text:p>1114.726</text:p>
          </table:table-cell>
          <table:table-cell office:value-type="float" office:value="1353.688" calcext:value-type="float">
            <text:p>1353.688</text:p>
          </table:table-cell>
          <table:table-cell office:value-type="float" office:value="1217.855" calcext:value-type="float">
            <text:p>1217.855</text:p>
          </table:table-cell>
          <table:table-cell office:value-type="float" office:value="709.8393" calcext:value-type="float">
            <text:p>709.8393</text:p>
          </table:table-cell>
          <table:table-cell office:value-type="float" office:value="1088.383" calcext:value-type="float">
            <text:p>1088.383</text:p>
          </table:table-cell>
          <table:table-cell office:value-type="float" office:value="405.3713" calcext:value-type="float">
            <text:p>405.3713</text:p>
          </table:table-cell>
          <table:table-cell office:value-type="float" office:value="1818.215" calcext:value-type="float">
            <text:p>1818.215</text:p>
          </table:table-cell>
          <table:table-cell office:value-type="float" office:value="2059.166" calcext:value-type="float">
            <text:p>2059.166</text:p>
          </table:table-cell>
          <table:table-cell office:value-type="float" office:value="1652.917" calcext:value-type="float">
            <text:p>1652.917</text:p>
          </table:table-cell>
          <table:table-cell office:value-type="float" office:value="580.9694" calcext:value-type="float">
            <text:p>580.9694</text:p>
          </table:table-cell>
          <table:table-cell office:value-type="float" office:value="570.6772" calcext:value-type="float">
            <text:p>570.6772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19067" calcext:value-type="float">
            <text:p>-0.001919067</text:p>
          </table:table-cell>
          <table:table-cell office:value-type="float" office:value="0" calcext:value-type="float">
            <text:p>0</text:p>
          </table:table-cell>
          <table:table-cell office:value-type="float" office:value="3.392148" calcext:value-type="float">
            <text:p>3.392148</text:p>
          </table:table-cell>
          <table:table-cell office:value-type="float" office:value="563.5281" calcext:value-type="float">
            <text:p>563.5281</text:p>
          </table:table-cell>
          <table:table-cell office:value-type="float" office:value="-243.7755" calcext:value-type="float">
            <text:p>-243.7755</text:p>
          </table:table-cell>
          <table:table-cell office:value-type="float" office:value="319.7526" calcext:value-type="float">
            <text:p>319.7526</text:p>
          </table:table-cell>
          <table:table-cell office:value-type="float" office:value="-70.51637" calcext:value-type="float">
            <text:p>-70.51637</text:p>
          </table:table-cell>
          <table:table-cell office:value-type="float" office:value="0" calcext:value-type="float">
            <text:p>0</text:p>
          </table:table-cell>
          <table:table-cell office:value-type="float" office:value="15.69496" calcext:value-type="float">
            <text:p>15.69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6" calcext:value-type="float">
            <text:p>9072006</text:p>
          </table:table-cell>
          <table:table-cell office:value-type="float" office:value="87.04903" calcext:value-type="float">
            <text:p>87.04903</text:p>
          </table:table-cell>
          <table:table-cell office:value-type="float" office:value="13005.91" calcext:value-type="float">
            <text:p>13005.91</text:p>
          </table:table-cell>
          <table:table-cell office:value-type="float" office:value="0" calcext:value-type="float">
            <text:p>0</text:p>
          </table:table-cell>
          <table:table-cell office:value-type="float" office:value="8.515265" calcext:value-type="float">
            <text:p>8.515265</text:p>
          </table:table-cell>
          <table:table-cell office:value-type="float" office:value="-157.7205" calcext:value-type="float">
            <text:p>-157.7205</text:p>
          </table:table-cell>
          <table:table-cell office:value-type="float" office:value="483.669" calcext:value-type="float">
            <text:p>483.669</text:p>
          </table:table-cell>
          <table:table-cell office:value-type="float" office:value="-92.82733" calcext:value-type="float">
            <text:p>-92.82733</text:p>
          </table:table-cell>
          <table:table-cell office:value-type="float" office:value="48.68334" calcext:value-type="float">
            <text:p>48.68334</text:p>
          </table:table-cell>
          <table:table-cell office:value-type="float" office:value="1.11054" calcext:value-type="float">
            <text:p>1.11054</text:p>
          </table:table-cell>
          <table:table-cell office:value-type="float" office:value="0.0819876" calcext:value-type="float">
            <text:p>0.0819876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2" calcext:value-type="float">
            <text:p>0.03708842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52.4333" calcext:value-type="float">
            <text:p>252.4333</text:p>
          </table:table-cell>
          <table:table-cell office:value-type="float" office:value="0" calcext:value-type="float">
            <text:p>0</text:p>
          </table:table-cell>
          <table:table-cell office:value-type="float" office:value="342.3805" calcext:value-type="float">
            <text:p>342.3805</text:p>
          </table:table-cell>
          <table:table-cell office:value-type="float" office:value="1114.634" calcext:value-type="float">
            <text:p>1114.634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217.804" calcext:value-type="float">
            <text:p>1217.804</text:p>
          </table:table-cell>
          <table:table-cell office:value-type="float" office:value="709.8097" calcext:value-type="float">
            <text:p>709.8097</text:p>
          </table:table-cell>
          <table:table-cell office:value-type="float" office:value="1088.351" calcext:value-type="float">
            <text:p>1088.351</text:p>
          </table:table-cell>
          <table:table-cell office:value-type="float" office:value="405.3672" calcext:value-type="float">
            <text:p>405.3672</text:p>
          </table:table-cell>
          <table:table-cell office:value-type="float" office:value="1818.164" calcext:value-type="float">
            <text:p>1818.164</text:p>
          </table:table-cell>
          <table:table-cell office:value-type="float" office:value="2059.122" calcext:value-type="float">
            <text:p>2059.122</text:p>
          </table:table-cell>
          <table:table-cell office:value-type="float" office:value="1652.894" calcext:value-type="float">
            <text:p>1652.894</text:p>
          </table:table-cell>
          <table:table-cell office:value-type="float" office:value="580.9907" calcext:value-type="float">
            <text:p>580.9907</text:p>
          </table:table-cell>
          <table:table-cell office:value-type="float" office:value="570.6953" calcext:value-type="float">
            <text:p>570.6953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36006" calcext:value-type="float">
            <text:p>-0.001936006</text:p>
          </table:table-cell>
          <table:table-cell office:value-type="float" office:value="0" calcext:value-type="float">
            <text:p>0</text:p>
          </table:table-cell>
          <table:table-cell office:value-type="float" office:value="3.43965" calcext:value-type="float">
            <text:p>3.43965</text:p>
          </table:table-cell>
          <table:table-cell office:value-type="float" office:value="578.6849" calcext:value-type="float">
            <text:p>578.6849</text:p>
          </table:table-cell>
          <table:table-cell office:value-type="float" office:value="-252.6487" calcext:value-type="float">
            <text:p>-252.6487</text:p>
          </table:table-cell>
          <table:table-cell office:value-type="float" office:value="326.0363" calcext:value-type="float">
            <text:p>326.0363</text:p>
          </table:table-cell>
          <table:table-cell office:value-type="float" office:value="-71.063" calcext:value-type="float">
            <text:p>-71.063</text:p>
          </table:table-cell>
          <table:table-cell office:value-type="float" office:value="0" calcext:value-type="float">
            <text:p>0</text:p>
          </table:table-cell>
          <table:table-cell office:value-type="float" office:value="15.73405" calcext:value-type="float">
            <text:p>15.73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6" calcext:value-type="float">
            <text:p>10072006</text:p>
          </table:table-cell>
          <table:table-cell office:value-type="float" office:value="86.99738" calcext:value-type="float">
            <text:p>86.99738</text:p>
          </table:table-cell>
          <table:table-cell office:value-type="float" office:value="13005.54" calcext:value-type="float">
            <text:p>13005.54</text:p>
          </table:table-cell>
          <table:table-cell office:value-type="float" office:value="0" calcext:value-type="float">
            <text:p>0</text:p>
          </table:table-cell>
          <table:table-cell office:value-type="float" office:value="8.740008" calcext:value-type="float">
            <text:p>8.740008</text:p>
          </table:table-cell>
          <table:table-cell office:value-type="float" office:value="-160.6483" calcext:value-type="float">
            <text:p>-160.6483</text:p>
          </table:table-cell>
          <table:table-cell office:value-type="float" office:value="492.3423" calcext:value-type="float">
            <text:p>492.3423</text:p>
          </table:table-cell>
          <table:table-cell office:value-type="float" office:value="-95.36093" calcext:value-type="float">
            <text:p>-95.36093</text:p>
          </table:table-cell>
          <table:table-cell office:value-type="float" office:value="48.7128" calcext:value-type="float">
            <text:p>48.7128</text:p>
          </table:table-cell>
          <table:table-cell office:value-type="float" office:value="1.110537" calcext:value-type="float">
            <text:p>1.110537</text:p>
          </table:table-cell>
          <table:table-cell office:value-type="float" office:value="0.08310155" calcext:value-type="float">
            <text:p>0.08310155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2" calcext:value-type="float">
            <text:p>0.03708842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67.8443" calcext:value-type="float">
            <text:p>267.8443</text:p>
          </table:table-cell>
          <table:table-cell office:value-type="float" office:value="0" calcext:value-type="float">
            <text:p>0</text:p>
          </table:table-cell>
          <table:table-cell office:value-type="float" office:value="342.3263" calcext:value-type="float">
            <text:p>342.3263</text:p>
          </table:table-cell>
          <table:table-cell office:value-type="float" office:value="1114.552" calcext:value-type="float">
            <text:p>1114.552</text:p>
          </table:table-cell>
          <table:table-cell office:value-type="float" office:value="1353.494" calcext:value-type="float">
            <text:p>1353.494</text:p>
          </table:table-cell>
          <table:table-cell office:value-type="float" office:value="1217.753" calcext:value-type="float">
            <text:p>1217.753</text:p>
          </table:table-cell>
          <table:table-cell office:value-type="float" office:value="709.7836" calcext:value-type="float">
            <text:p>709.7836</text:p>
          </table:table-cell>
          <table:table-cell office:value-type="float" office:value="1088.318" calcext:value-type="float">
            <text:p>1088.318</text:p>
          </table:table-cell>
          <table:table-cell office:value-type="float" office:value="405.3631" calcext:value-type="float">
            <text:p>405.3631</text:p>
          </table:table-cell>
          <table:table-cell office:value-type="float" office:value="1818.112" calcext:value-type="float">
            <text:p>1818.112</text:p>
          </table:table-cell>
          <table:table-cell office:value-type="float" office:value="2059.077" calcext:value-type="float">
            <text:p>2059.077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581.0076" calcext:value-type="float">
            <text:p>581.0076</text:p>
          </table:table-cell>
          <table:table-cell office:value-type="float" office:value="570.7221" calcext:value-type="float">
            <text:p>570.7221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51222" calcext:value-type="float">
            <text:p>-0.001951222</text:p>
          </table:table-cell>
          <table:table-cell office:value-type="float" office:value="0" calcext:value-type="float">
            <text:p>0</text:p>
          </table:table-cell>
          <table:table-cell office:value-type="float" office:value="3.507607" calcext:value-type="float">
            <text:p>3.507607</text:p>
          </table:table-cell>
          <table:table-cell office:value-type="float" office:value="602.0873" calcext:value-type="float">
            <text:p>602.0873</text:p>
          </table:table-cell>
          <table:table-cell office:value-type="float" office:value="-260.2473" calcext:value-type="float">
            <text:p>-260.2473</text:p>
          </table:table-cell>
          <table:table-cell office:value-type="float" office:value="341.8401" calcext:value-type="float">
            <text:p>341.8401</text:p>
          </table:table-cell>
          <table:table-cell office:value-type="float" office:value="-71.65746" calcext:value-type="float">
            <text:p>-71.65746</text:p>
          </table:table-cell>
          <table:table-cell office:value-type="float" office:value="0" calcext:value-type="float">
            <text:p>0</text:p>
          </table:table-cell>
          <table:table-cell office:value-type="float" office:value="15.93218" calcext:value-type="float">
            <text:p>15.9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6" calcext:value-type="float">
            <text:p>11072006</text:p>
          </table:table-cell>
          <table:table-cell office:value-type="float" office:value="87.00096" calcext:value-type="float">
            <text:p>87.00096</text:p>
          </table:table-cell>
          <table:table-cell office:value-type="float" office:value="13005.2" calcext:value-type="float">
            <text:p>13005.2</text:p>
          </table:table-cell>
          <table:table-cell office:value-type="float" office:value="0" calcext:value-type="float">
            <text:p>0</text:p>
          </table:table-cell>
          <table:table-cell office:value-type="float" office:value="8.964042" calcext:value-type="float">
            <text:p>8.964042</text:p>
          </table:table-cell>
          <table:table-cell office:value-type="float" office:value="-163.8177" calcext:value-type="float">
            <text:p>-163.8177</text:p>
          </table:table-cell>
          <table:table-cell office:value-type="float" office:value="501.2679" calcext:value-type="float">
            <text:p>501.2679</text:p>
          </table:table-cell>
          <table:table-cell office:value-type="float" office:value="-98.00044" calcext:value-type="float">
            <text:p>-98.00044</text:p>
          </table:table-cell>
          <table:table-cell office:value-type="float" office:value="48.69467" calcext:value-type="float">
            <text:p>48.69467</text:p>
          </table:table-cell>
          <table:table-cell office:value-type="float" office:value="1.110534" calcext:value-type="float">
            <text:p>1.110534</text:p>
          </table:table-cell>
          <table:table-cell office:value-type="float" office:value="0.08479913" calcext:value-type="float">
            <text:p>0.08479913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842" calcext:value-type="float">
            <text:p>0.03708842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78.3847" calcext:value-type="float">
            <text:p>278.3847</text:p>
          </table:table-cell>
          <table:table-cell office:value-type="float" office:value="0" calcext:value-type="float">
            <text:p>0</text:p>
          </table:table-cell>
          <table:table-cell office:value-type="float" office:value="342.3046" calcext:value-type="float">
            <text:p>342.3046</text:p>
          </table:table-cell>
          <table:table-cell office:value-type="float" office:value="1114.484" calcext:value-type="float">
            <text:p>1114.484</text:p>
          </table:table-cell>
          <table:table-cell office:value-type="float" office:value="1353.414" calcext:value-type="float">
            <text:p>1353.414</text:p>
          </table:table-cell>
          <table:table-cell office:value-type="float" office:value="1217.703" calcext:value-type="float">
            <text:p>1217.703</text:p>
          </table:table-cell>
          <table:table-cell office:value-type="float" office:value="709.7632" calcext:value-type="float">
            <text:p>709.7632</text:p>
          </table:table-cell>
          <table:table-cell office:value-type="float" office:value="1088.289" calcext:value-type="float">
            <text:p>1088.289</text:p>
          </table:table-cell>
          <table:table-cell office:value-type="float" office:value="405.3598" calcext:value-type="float">
            <text:p>405.3598</text:p>
          </table:table-cell>
          <table:table-cell office:value-type="float" office:value="1818.061" calcext:value-type="float">
            <text:p>1818.061</text:p>
          </table:table-cell>
          <table:table-cell office:value-type="float" office:value="2059.033" calcext:value-type="float">
            <text:p>2059.033</text:p>
          </table:table-cell>
          <table:table-cell office:value-type="float" office:value="1652.846" calcext:value-type="float">
            <text:p>1652.846</text:p>
          </table:table-cell>
          <table:table-cell office:value-type="float" office:value="581.0204" calcext:value-type="float">
            <text:p>581.0204</text:p>
          </table:table-cell>
          <table:table-cell office:value-type="float" office:value="570.7593" calcext:value-type="float">
            <text:p>570.7593</text:p>
          </table:table-cell>
          <table:table-cell office:value-type="float" office:value="142.4659" calcext:value-type="float">
            <text:p>142.4659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62423" calcext:value-type="float">
            <text:p>-0.001962423</text:p>
          </table:table-cell>
          <table:table-cell office:value-type="float" office:value="0" calcext:value-type="float">
            <text:p>0</text:p>
          </table:table-cell>
          <table:table-cell office:value-type="float" office:value="3.570296" calcext:value-type="float">
            <text:p>3.570296</text:p>
          </table:table-cell>
          <table:table-cell office:value-type="float" office:value="621.8846" calcext:value-type="float">
            <text:p>621.8846</text:p>
          </table:table-cell>
          <table:table-cell office:value-type="float" office:value="-268.9824" calcext:value-type="float">
            <text:p>-268.9824</text:p>
          </table:table-cell>
          <table:table-cell office:value-type="float" office:value="352.9022" calcext:value-type="float">
            <text:p>352.9022</text:p>
          </table:table-cell>
          <table:table-cell office:value-type="float" office:value="-72.17938" calcext:value-type="float">
            <text:p>-72.17938</text:p>
          </table:table-cell>
          <table:table-cell office:value-type="float" office:value="0" calcext:value-type="float">
            <text:p>0</text:p>
          </table:table-cell>
          <table:table-cell office:value-type="float" office:value="15.9233" calcext:value-type="float">
            <text:p>15.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6" calcext:value-type="float">
            <text:p>12072006</text:p>
          </table:table-cell>
          <table:table-cell office:value-type="float" office:value="87.04618" calcext:value-type="float">
            <text:p>87.04618</text:p>
          </table:table-cell>
          <table:table-cell office:value-type="float" office:value="13004.81" calcext:value-type="float">
            <text:p>13004.81</text:p>
          </table:table-cell>
          <table:table-cell office:value-type="float" office:value="0" calcext:value-type="float">
            <text:p>0</text:p>
          </table:table-cell>
          <table:table-cell office:value-type="float" office:value="9.203423" calcext:value-type="float">
            <text:p>9.203423</text:p>
          </table:table-cell>
          <table:table-cell office:value-type="float" office:value="-167.0283" calcext:value-type="float">
            <text:p>-167.0283</text:p>
          </table:table-cell>
          <table:table-cell office:value-type="float" office:value="509.9456" calcext:value-type="float">
            <text:p>509.9456</text:p>
          </table:table-cell>
          <table:table-cell office:value-type="float" office:value="-100.8521" calcext:value-type="float">
            <text:p>-100.8521</text:p>
          </table:table-cell>
          <table:table-cell office:value-type="float" office:value="48.58728" calcext:value-type="float">
            <text:p>48.58728</text:p>
          </table:table-cell>
          <table:table-cell office:value-type="float" office:value="1.11052" calcext:value-type="float">
            <text:p>1.11052</text:p>
          </table:table-cell>
          <table:table-cell office:value-type="float" office:value="0.08651542" calcext:value-type="float">
            <text:p>0.08651542</text:p>
          </table:table-cell>
          <table:table-cell office:value-type="float" office:value="8.224334" calcext:value-type="float">
            <text:p>8.224334</text:p>
          </table:table-cell>
          <table:table-cell office:value-type="float" office:value="0.03708976" calcext:value-type="float">
            <text:p>0.03708976</text:p>
          </table:table-cell>
          <table:table-cell office:value-type="float" office:value="0.000214376" calcext:value-type="float">
            <text:p>0.000214376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85.3878" calcext:value-type="float">
            <text:p>285.3878</text:p>
          </table:table-cell>
          <table:table-cell office:value-type="float" office:value="0" calcext:value-type="float">
            <text:p>0</text:p>
          </table:table-cell>
          <table:table-cell office:value-type="float" office:value="342.3152" calcext:value-type="float">
            <text:p>342.3152</text:p>
          </table:table-cell>
          <table:table-cell office:value-type="float" office:value="1114.398" calcext:value-type="float">
            <text:p>1114.398</text:p>
          </table:table-cell>
          <table:table-cell office:value-type="float" office:value="1353.314" calcext:value-type="float">
            <text:p>1353.314</text:p>
          </table:table-cell>
          <table:table-cell office:value-type="float" office:value="1217.647" calcext:value-type="float">
            <text:p>1217.647</text:p>
          </table:table-cell>
          <table:table-cell office:value-type="float" office:value="709.7421" calcext:value-type="float">
            <text:p>709.7421</text:p>
          </table:table-cell>
          <table:table-cell office:value-type="float" office:value="1088.259" calcext:value-type="float">
            <text:p>1088.259</text:p>
          </table:table-cell>
          <table:table-cell office:value-type="float" office:value="405.3566" calcext:value-type="float">
            <text:p>405.3566</text:p>
          </table:table-cell>
          <table:table-cell office:value-type="float" office:value="1818.01" calcext:value-type="float">
            <text:p>1818.01</text:p>
          </table:table-cell>
          <table:table-cell office:value-type="float" office:value="2058.989" calcext:value-type="float">
            <text:p>2058.989</text:p>
          </table:table-cell>
          <table:table-cell office:value-type="float" office:value="1652.821" calcext:value-type="float">
            <text:p>1652.821</text:p>
          </table:table-cell>
          <table:table-cell office:value-type="float" office:value="581.03" calcext:value-type="float">
            <text:p>581.03</text:p>
          </table:table-cell>
          <table:table-cell office:value-type="float" office:value="570.8115" calcext:value-type="float">
            <text:p>570.8115</text:p>
          </table:table-cell>
          <table:table-cell office:value-type="float" office:value="142.4659" calcext:value-type="float">
            <text:p>142.4659</text:p>
          </table:table-cell>
          <table:table-cell office:value-type="float" office:value="35.58578" calcext:value-type="float">
            <text:p>35.58578</text:p>
          </table:table-cell>
          <table:table-cell office:value-type="float" office:value="0" calcext:value-type="float">
            <text:p>0</text:p>
          </table:table-cell>
          <table:table-cell office:value-type="float" office:value="-0.001977138" calcext:value-type="float">
            <text:p>-0.001977138</text:p>
          </table:table-cell>
          <table:table-cell office:value-type="float" office:value="0" calcext:value-type="float">
            <text:p>0</text:p>
          </table:table-cell>
          <table:table-cell office:value-type="float" office:value="3.616664" calcext:value-type="float">
            <text:p>3.616664</text:p>
          </table:table-cell>
          <table:table-cell office:value-type="float" office:value="638.6091" calcext:value-type="float">
            <text:p>638.6091</text:p>
          </table:table-cell>
          <table:table-cell office:value-type="float" office:value="-278.3536" calcext:value-type="float">
            <text:p>-278.3536</text:p>
          </table:table-cell>
          <table:table-cell office:value-type="float" office:value="360.2554" calcext:value-type="float">
            <text:p>360.2554</text:p>
          </table:table-cell>
          <table:table-cell office:value-type="float" office:value="-72.71172" calcext:value-type="float">
            <text:p>-72.71172</text:p>
          </table:table-cell>
          <table:table-cell office:value-type="float" office:value="0" calcext:value-type="float">
            <text:p>0</text:p>
          </table:table-cell>
          <table:table-cell office:value-type="float" office:value="16.0959" calcext:value-type="float">
            <text:p>16.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6" calcext:value-type="float">
            <text:p>13072006</text:p>
          </table:table-cell>
          <table:table-cell office:value-type="float" office:value="86.93934" calcext:value-type="float">
            <text:p>86.93934</text:p>
          </table:table-cell>
          <table:table-cell office:value-type="float" office:value="13003.52" calcext:value-type="float">
            <text:p>13003.52</text:p>
          </table:table-cell>
          <table:table-cell office:value-type="float" office:value="0" calcext:value-type="float">
            <text:p>0</text:p>
          </table:table-cell>
          <table:table-cell office:value-type="float" office:value="9.52151" calcext:value-type="float">
            <text:p>9.52151</text:p>
          </table:table-cell>
          <table:table-cell office:value-type="float" office:value="-169.3189" calcext:value-type="float">
            <text:p>-169.3189</text:p>
          </table:table-cell>
          <table:table-cell office:value-type="float" office:value="513.1765" calcext:value-type="float">
            <text:p>513.1765</text:p>
          </table:table-cell>
          <table:table-cell office:value-type="float" office:value="-103.5937" calcext:value-type="float">
            <text:p>-103.5937</text:p>
          </table:table-cell>
          <table:table-cell office:value-type="float" office:value="48.67458" calcext:value-type="float">
            <text:p>48.67458</text:p>
          </table:table-cell>
          <table:table-cell office:value-type="float" office:value="1.110107" calcext:value-type="float">
            <text:p>1.110107</text:p>
          </table:table-cell>
          <table:table-cell office:value-type="float" office:value="0.08681283" calcext:value-type="float">
            <text:p>0.08681283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298.9798" calcext:value-type="float">
            <text:p>298.9798</text:p>
          </table:table-cell>
          <table:table-cell office:value-type="float" office:value="0" calcext:value-type="float">
            <text:p>0</text:p>
          </table:table-cell>
          <table:table-cell office:value-type="float" office:value="342.4867" calcext:value-type="float">
            <text:p>342.4867</text:p>
          </table:table-cell>
          <table:table-cell office:value-type="float" office:value="1114.299" calcext:value-type="float">
            <text:p>1114.299</text:p>
          </table:table-cell>
          <table:table-cell office:value-type="float" office:value="1353.086" calcext:value-type="float">
            <text:p>1353.086</text:p>
          </table:table-cell>
          <table:table-cell office:value-type="float" office:value="1217.554" calcext:value-type="float">
            <text:p>1217.554</text:p>
          </table:table-cell>
          <table:table-cell office:value-type="float" office:value="709.1583" calcext:value-type="float">
            <text:p>709.1583</text:p>
          </table:table-cell>
          <table:table-cell office:value-type="float" office:value="1088.004" calcext:value-type="float">
            <text:p>1088.004</text:p>
          </table:table-cell>
          <table:table-cell office:value-type="float" office:value="405.4327" calcext:value-type="float">
            <text:p>405.4327</text:p>
          </table:table-cell>
          <table:table-cell office:value-type="float" office:value="1817.9" calcext:value-type="float">
            <text:p>1817.9</text:p>
          </table:table-cell>
          <table:table-cell office:value-type="float" office:value="2058.853" calcext:value-type="float">
            <text:p>2058.853</text:p>
          </table:table-cell>
          <table:table-cell office:value-type="float" office:value="1652.705" calcext:value-type="float">
            <text:p>1652.705</text:p>
          </table:table-cell>
          <table:table-cell office:value-type="float" office:value="581.0076" calcext:value-type="float">
            <text:p>581.0076</text:p>
          </table:table-cell>
          <table:table-cell office:value-type="float" office:value="570.8315" calcext:value-type="float">
            <text:p>570.8315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5" calcext:value-type="float">
            <text:p>35.58185</text:p>
          </table:table-cell>
          <table:table-cell office:value-type="float" office:value="0" calcext:value-type="float">
            <text:p>0</text:p>
          </table:table-cell>
          <table:table-cell office:value-type="float" office:value="-0.002079848" calcext:value-type="float">
            <text:p>-0.002079848</text:p>
          </table:table-cell>
          <table:table-cell office:value-type="float" office:value="0" calcext:value-type="float">
            <text:p>0</text:p>
          </table:table-cell>
          <table:table-cell office:value-type="float" office:value="3.696013" calcext:value-type="float">
            <text:p>3.696013</text:p>
          </table:table-cell>
          <table:table-cell office:value-type="float" office:value="662.7758" calcext:value-type="float">
            <text:p>662.7758</text:p>
          </table:table-cell>
          <table:table-cell office:value-type="float" office:value="-288.4141" calcext:value-type="float">
            <text:p>-288.4141</text:p>
          </table:table-cell>
          <table:table-cell office:value-type="float" office:value="374.3617" calcext:value-type="float">
            <text:p>374.3617</text:p>
          </table:table-cell>
          <table:table-cell office:value-type="float" office:value="-73.40832" calcext:value-type="float">
            <text:p>-73.40832</text:p>
          </table:table-cell>
          <table:table-cell office:value-type="float" office:value="0" calcext:value-type="float">
            <text:p>0</text:p>
          </table:table-cell>
          <table:table-cell office:value-type="float" office:value="17.24297" calcext:value-type="float">
            <text:p>17.24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6" calcext:value-type="float">
            <text:p>14072006</text:p>
          </table:table-cell>
          <table:table-cell office:value-type="float" office:value="86.8587" calcext:value-type="float">
            <text:p>86.8587</text:p>
          </table:table-cell>
          <table:table-cell office:value-type="float" office:value="13003.14" calcext:value-type="float">
            <text:p>13003.14</text:p>
          </table:table-cell>
          <table:table-cell office:value-type="float" office:value="0" calcext:value-type="float">
            <text:p>0</text:p>
          </table:table-cell>
          <table:table-cell office:value-type="float" office:value="9.809208" calcext:value-type="float">
            <text:p>9.809208</text:p>
          </table:table-cell>
          <table:table-cell office:value-type="float" office:value="-173.2122" calcext:value-type="float">
            <text:p>-173.2122</text:p>
          </table:table-cell>
          <table:table-cell office:value-type="float" office:value="525.8211" calcext:value-type="float">
            <text:p>525.8211</text:p>
          </table:table-cell>
          <table:table-cell office:value-type="float" office:value="-106.441" calcext:value-type="float">
            <text:p>-106.441</text:p>
          </table:table-cell>
          <table:table-cell office:value-type="float" office:value="48.78306" calcext:value-type="float">
            <text:p>48.78306</text:p>
          </table:table-cell>
          <table:table-cell office:value-type="float" office:value="1.109861" calcext:value-type="float">
            <text:p>1.109861</text:p>
          </table:table-cell>
          <table:table-cell office:value-type="float" office:value="0.08765174" calcext:value-type="float">
            <text:p>0.08765174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12.3613" calcext:value-type="float">
            <text:p>312.3613</text:p>
          </table:table-cell>
          <table:table-cell office:value-type="float" office:value="0" calcext:value-type="float">
            <text:p>0</text:p>
          </table:table-cell>
          <table:table-cell office:value-type="float" office:value="342.4023" calcext:value-type="float">
            <text:p>342.4023</text:p>
          </table:table-cell>
          <table:table-cell office:value-type="float" office:value="1114.18" calcext:value-type="float">
            <text:p>1114.18</text:p>
          </table:table-cell>
          <table:table-cell office:value-type="float" office:value="1352.979" calcext:value-type="float">
            <text:p>1352.979</text:p>
          </table:table-cell>
          <table:table-cell office:value-type="float" office:value="1217.493" calcext:value-type="float">
            <text:p>1217.493</text:p>
          </table:table-cell>
          <table:table-cell office:value-type="float" office:value="709.1377" calcext:value-type="float">
            <text:p>709.1377</text:p>
          </table:table-cell>
          <table:table-cell office:value-type="float" office:value="1087.974" calcext:value-type="float">
            <text:p>1087.974</text:p>
          </table:table-cell>
          <table:table-cell office:value-type="float" office:value="405.4301" calcext:value-type="float">
            <text:p>405.4301</text:p>
          </table:table-cell>
          <table:table-cell office:value-type="float" office:value="1817.848" calcext:value-type="float">
            <text:p>1817.848</text:p>
          </table:table-cell>
          <table:table-cell office:value-type="float" office:value="2058.809" calcext:value-type="float">
            <text:p>2058.809</text:p>
          </table:table-cell>
          <table:table-cell office:value-type="float" office:value="1652.679" calcext:value-type="float">
            <text:p>1652.679</text:p>
          </table:table-cell>
          <table:table-cell office:value-type="float" office:value="581.0125" calcext:value-type="float">
            <text:p>581.0125</text:p>
          </table:table-cell>
          <table:table-cell office:value-type="float" office:value="570.911" calcext:value-type="float">
            <text:p>570.911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5" calcext:value-type="float">
            <text:p>35.58185</text:p>
          </table:table-cell>
          <table:table-cell office:value-type="float" office:value="0" calcext:value-type="float">
            <text:p>0</text:p>
          </table:table-cell>
          <table:table-cell office:value-type="float" office:value="-0.002126829" calcext:value-type="float">
            <text:p>-0.002126829</text:p>
          </table:table-cell>
          <table:table-cell office:value-type="float" office:value="0" calcext:value-type="float">
            <text:p>0</text:p>
          </table:table-cell>
          <table:table-cell office:value-type="float" office:value="3.766536" calcext:value-type="float">
            <text:p>3.766536</text:p>
          </table:table-cell>
          <table:table-cell office:value-type="float" office:value="687.0829" calcext:value-type="float">
            <text:p>687.0829</text:p>
          </table:table-cell>
          <table:table-cell office:value-type="float" office:value="-298.2954" calcext:value-type="float">
            <text:p>-298.2954</text:p>
          </table:table-cell>
          <table:table-cell office:value-type="float" office:value="388.7875" calcext:value-type="float">
            <text:p>388.7875</text:p>
          </table:table-cell>
          <table:table-cell office:value-type="float" office:value="-74.11073" calcext:value-type="float">
            <text:p>-74.11073</text:p>
          </table:table-cell>
          <table:table-cell office:value-type="float" office:value="0" calcext:value-type="float">
            <text:p>0</text:p>
          </table:table-cell>
          <table:table-cell office:value-type="float" office:value="16.89846" calcext:value-type="float">
            <text:p>16.89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6" calcext:value-type="float">
            <text:p>15072006</text:p>
          </table:table-cell>
          <table:table-cell office:value-type="float" office:value="86.82762" calcext:value-type="float">
            <text:p>86.82762</text:p>
          </table:table-cell>
          <table:table-cell office:value-type="float" office:value="13002.76" calcext:value-type="float">
            <text:p>13002.76</text:p>
          </table:table-cell>
          <table:table-cell office:value-type="float" office:value="0" calcext:value-type="float">
            <text:p>0</text:p>
          </table:table-cell>
          <table:table-cell office:value-type="float" office:value="10.10441" calcext:value-type="float">
            <text:p>10.10441</text:p>
          </table:table-cell>
          <table:table-cell office:value-type="float" office:value="-176.7949" calcext:value-type="float">
            <text:p>-176.7949</text:p>
          </table:table-cell>
          <table:table-cell office:value-type="float" office:value="537.8408" calcext:value-type="float">
            <text:p>537.8408</text:p>
          </table:table-cell>
          <table:table-cell office:value-type="float" office:value="-109.2679" calcext:value-type="float">
            <text:p>-109.2679</text:p>
          </table:table-cell>
          <table:table-cell office:value-type="float" office:value="48.84734" calcext:value-type="float">
            <text:p>48.84734</text:p>
          </table:table-cell>
          <table:table-cell office:value-type="float" office:value="1.109557" calcext:value-type="float">
            <text:p>1.109557</text:p>
          </table:table-cell>
          <table:table-cell office:value-type="float" office:value="0.08889338" calcext:value-type="float">
            <text:p>0.08889338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24.3521" calcext:value-type="float">
            <text:p>324.3521</text:p>
          </table:table-cell>
          <table:table-cell office:value-type="float" office:value="0" calcext:value-type="float">
            <text:p>0</text:p>
          </table:table-cell>
          <table:table-cell office:value-type="float" office:value="342.3362" calcext:value-type="float">
            <text:p>342.3362</text:p>
          </table:table-cell>
          <table:table-cell office:value-type="float" office:value="1114.074" calcext:value-type="float">
            <text:p>1114.074</text:p>
          </table:table-cell>
          <table:table-cell office:value-type="float" office:value="1352.875" calcext:value-type="float">
            <text:p>1352.875</text:p>
          </table:table-cell>
          <table:table-cell office:value-type="float" office:value="1217.435" calcext:value-type="float">
            <text:p>1217.435</text:p>
          </table:table-cell>
          <table:table-cell office:value-type="float" office:value="709.1174" calcext:value-type="float">
            <text:p>709.1174</text:p>
          </table:table-cell>
          <table:table-cell office:value-type="float" office:value="1087.945" calcext:value-type="float">
            <text:p>1087.945</text:p>
          </table:table-cell>
          <table:table-cell office:value-type="float" office:value="405.428" calcext:value-type="float">
            <text:p>405.428</text:p>
          </table:table-cell>
          <table:table-cell office:value-type="float" office:value="1817.797" calcext:value-type="float">
            <text:p>1817.797</text:p>
          </table:table-cell>
          <table:table-cell office:value-type="float" office:value="2058.764" calcext:value-type="float">
            <text:p>2058.764</text:p>
          </table:table-cell>
          <table:table-cell office:value-type="float" office:value="1652.652" calcext:value-type="float">
            <text:p>1652.652</text:p>
          </table:table-cell>
          <table:table-cell office:value-type="float" office:value="581.0159" calcext:value-type="float">
            <text:p>581.0159</text:p>
          </table:table-cell>
          <table:table-cell office:value-type="float" office:value="571.0035" calcext:value-type="float">
            <text:p>571.0035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5" calcext:value-type="float">
            <text:p>35.58185</text:p>
          </table:table-cell>
          <table:table-cell office:value-type="float" office:value="0" calcext:value-type="float">
            <text:p>0</text:p>
          </table:table-cell>
          <table:table-cell office:value-type="float" office:value="-0.002150126" calcext:value-type="float">
            <text:p>-0.002150126</text:p>
          </table:table-cell>
          <table:table-cell office:value-type="float" office:value="0" calcext:value-type="float">
            <text:p>0</text:p>
          </table:table-cell>
          <table:table-cell office:value-type="float" office:value="3.824957" calcext:value-type="float">
            <text:p>3.824957</text:p>
          </table:table-cell>
          <table:table-cell office:value-type="float" office:value="710.1523" calcext:value-type="float">
            <text:p>710.1523</text:p>
          </table:table-cell>
          <table:table-cell office:value-type="float" office:value="-308.6208" calcext:value-type="float">
            <text:p>-308.6208</text:p>
          </table:table-cell>
          <table:table-cell office:value-type="float" office:value="401.5316" calcext:value-type="float">
            <text:p>401.5316</text:p>
          </table:table-cell>
          <table:table-cell office:value-type="float" office:value="-74.77115" calcext:value-type="float">
            <text:p>-74.77115</text:p>
          </table:table-cell>
          <table:table-cell office:value-type="float" office:value="0" calcext:value-type="float">
            <text:p>0</text:p>
          </table:table-cell>
          <table:table-cell office:value-type="float" office:value="16.8014" calcext:value-type="float">
            <text:p>16.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6" calcext:value-type="float">
            <text:p>16072006</text:p>
          </table:table-cell>
          <table:table-cell office:value-type="float" office:value="86.86705" calcext:value-type="float">
            <text:p>86.86705</text:p>
          </table:table-cell>
          <table:table-cell office:value-type="float" office:value="13002.34" calcext:value-type="float">
            <text:p>13002.34</text:p>
          </table:table-cell>
          <table:table-cell office:value-type="float" office:value="0" calcext:value-type="float">
            <text:p>0</text:p>
          </table:table-cell>
          <table:table-cell office:value-type="float" office:value="10.41204" calcext:value-type="float">
            <text:p>10.41204</text:p>
          </table:table-cell>
          <table:table-cell office:value-type="float" office:value="-180.3408" calcext:value-type="float">
            <text:p>-180.3408</text:p>
          </table:table-cell>
          <table:table-cell office:value-type="float" office:value="549.7713" calcext:value-type="float">
            <text:p>549.7713</text:p>
          </table:table-cell>
          <table:table-cell office:value-type="float" office:value="-112.189" calcext:value-type="float">
            <text:p>-112.189</text:p>
          </table:table-cell>
          <table:table-cell office:value-type="float" office:value="48.73325" calcext:value-type="float">
            <text:p>48.73325</text:p>
          </table:table-cell>
          <table:table-cell office:value-type="float" office:value="1.115544" calcext:value-type="float">
            <text:p>1.115544</text:p>
          </table:table-cell>
          <table:table-cell office:value-type="float" office:value="0.0904" calcext:value-type="float">
            <text:p>0.0904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32.3308" calcext:value-type="float">
            <text:p>332.3308</text:p>
          </table:table-cell>
          <table:table-cell office:value-type="float" office:value="0" calcext:value-type="float">
            <text:p>0</text:p>
          </table:table-cell>
          <table:table-cell office:value-type="float" office:value="342.3251" calcext:value-type="float">
            <text:p>342.3251</text:p>
          </table:table-cell>
          <table:table-cell office:value-type="float" office:value="1113.957" calcext:value-type="float">
            <text:p>1113.957</text:p>
          </table:table-cell>
          <table:table-cell office:value-type="float" office:value="1352.754" calcext:value-type="float">
            <text:p>1352.754</text:p>
          </table:table-cell>
          <table:table-cell office:value-type="float" office:value="1217.368" calcext:value-type="float">
            <text:p>1217.368</text:p>
          </table:table-cell>
          <table:table-cell office:value-type="float" office:value="709.0948" calcext:value-type="float">
            <text:p>709.0948</text:p>
          </table:table-cell>
          <table:table-cell office:value-type="float" office:value="1087.912" calcext:value-type="float">
            <text:p>1087.912</text:p>
          </table:table-cell>
          <table:table-cell office:value-type="float" office:value="405.4257" calcext:value-type="float">
            <text:p>405.4257</text:p>
          </table:table-cell>
          <table:table-cell office:value-type="float" office:value="1817.745" calcext:value-type="float">
            <text:p>1817.745</text:p>
          </table:table-cell>
          <table:table-cell office:value-type="float" office:value="2058.72" calcext:value-type="float">
            <text:p>2058.72</text:p>
          </table:table-cell>
          <table:table-cell office:value-type="float" office:value="1652.626" calcext:value-type="float">
            <text:p>1652.626</text:p>
          </table:table-cell>
          <table:table-cell office:value-type="float" office:value="581.0179" calcext:value-type="float">
            <text:p>581.0179</text:p>
          </table:table-cell>
          <table:table-cell office:value-type="float" office:value="571.1074" calcext:value-type="float">
            <text:p>571.1074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4" calcext:value-type="float">
            <text:p>35.58184</text:p>
          </table:table-cell>
          <table:table-cell office:value-type="float" office:value="0" calcext:value-type="float">
            <text:p>0</text:p>
          </table:table-cell>
          <table:table-cell office:value-type="float" office:value="-0.002181096" calcext:value-type="float">
            <text:p>-0.002181096</text:p>
          </table:table-cell>
          <table:table-cell office:value-type="float" office:value="0" calcext:value-type="float">
            <text:p>0</text:p>
          </table:table-cell>
          <table:table-cell office:value-type="float" office:value="3.868604" calcext:value-type="float">
            <text:p>3.868604</text:p>
          </table:table-cell>
          <table:table-cell office:value-type="float" office:value="730.0268" calcext:value-type="float">
            <text:p>730.0268</text:p>
          </table:table-cell>
          <table:table-cell office:value-type="float" office:value="-319.8942" calcext:value-type="float">
            <text:p>-319.8942</text:p>
          </table:table-cell>
          <table:table-cell office:value-type="float" office:value="410.1326" calcext:value-type="float">
            <text:p>410.1326</text:p>
          </table:table-cell>
          <table:table-cell office:value-type="float" office:value="-75.41605" calcext:value-type="float">
            <text:p>-75.41605</text:p>
          </table:table-cell>
          <table:table-cell office:value-type="float" office:value="0" calcext:value-type="float">
            <text:p>0</text:p>
          </table:table-cell>
          <table:table-cell office:value-type="float" office:value="16.82013" calcext:value-type="float">
            <text:p>16.8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6" calcext:value-type="float">
            <text:p>17072006</text:p>
          </table:table-cell>
          <table:table-cell office:value-type="float" office:value="86.93231" calcext:value-type="float">
            <text:p>86.93231</text:p>
          </table:table-cell>
          <table:table-cell office:value-type="float" office:value="13001.9" calcext:value-type="float">
            <text:p>13001.9</text:p>
          </table:table-cell>
          <table:table-cell office:value-type="float" office:value="0" calcext:value-type="float">
            <text:p>0</text:p>
          </table:table-cell>
          <table:table-cell office:value-type="float" office:value="10.71265" calcext:value-type="float">
            <text:p>10.71265</text:p>
          </table:table-cell>
          <table:table-cell office:value-type="float" office:value="-183.708" calcext:value-type="float">
            <text:p>-183.708</text:p>
          </table:table-cell>
          <table:table-cell office:value-type="float" office:value="559.0307" calcext:value-type="float">
            <text:p>559.0307</text:p>
          </table:table-cell>
          <table:table-cell office:value-type="float" office:value="-114.9629" calcext:value-type="float">
            <text:p>-114.9629</text:p>
          </table:table-cell>
          <table:table-cell office:value-type="float" office:value="48.58052" calcext:value-type="float">
            <text:p>48.58052</text:p>
          </table:table-cell>
          <table:table-cell office:value-type="float" office:value="1.118606" calcext:value-type="float">
            <text:p>1.118606</text:p>
          </table:table-cell>
          <table:table-cell office:value-type="float" office:value="0.09207693" calcext:value-type="float">
            <text:p>0.09207693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40.1826" calcext:value-type="float">
            <text:p>340.1826</text:p>
          </table:table-cell>
          <table:table-cell office:value-type="float" office:value="0" calcext:value-type="float">
            <text:p>0</text:p>
          </table:table-cell>
          <table:table-cell office:value-type="float" office:value="342.3301" calcext:value-type="float">
            <text:p>342.3301</text:p>
          </table:table-cell>
          <table:table-cell office:value-type="float" office:value="1113.847" calcext:value-type="float">
            <text:p>1113.847</text:p>
          </table:table-cell>
          <table:table-cell office:value-type="float" office:value="1352.633" calcext:value-type="float">
            <text:p>1352.633</text:p>
          </table:table-cell>
          <table:table-cell office:value-type="float" office:value="1217.299" calcext:value-type="float">
            <text:p>1217.299</text:p>
          </table:table-cell>
          <table:table-cell office:value-type="float" office:value="709.0703" calcext:value-type="float">
            <text:p>709.0703</text:p>
          </table:table-cell>
          <table:table-cell office:value-type="float" office:value="1087.875" calcext:value-type="float">
            <text:p>1087.875</text:p>
          </table:table-cell>
          <table:table-cell office:value-type="float" office:value="405.4225" calcext:value-type="float">
            <text:p>405.4225</text:p>
          </table:table-cell>
          <table:table-cell office:value-type="float" office:value="1817.693" calcext:value-type="float">
            <text:p>1817.693</text:p>
          </table:table-cell>
          <table:table-cell office:value-type="float" office:value="2058.676" calcext:value-type="float">
            <text:p>2058.676</text:p>
          </table:table-cell>
          <table:table-cell office:value-type="float" office:value="1652.598" calcext:value-type="float">
            <text:p>1652.598</text:p>
          </table:table-cell>
          <table:table-cell office:value-type="float" office:value="581.0188" calcext:value-type="float">
            <text:p>581.0188</text:p>
          </table:table-cell>
          <table:table-cell office:value-type="float" office:value="571.2171" calcext:value-type="float">
            <text:p>571.2171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4" calcext:value-type="float">
            <text:p>35.58184</text:p>
          </table:table-cell>
          <table:table-cell office:value-type="float" office:value="0" calcext:value-type="float">
            <text:p>0</text:p>
          </table:table-cell>
          <table:table-cell office:value-type="float" office:value="-0.002204472" calcext:value-type="float">
            <text:p>-0.002204472</text:p>
          </table:table-cell>
          <table:table-cell office:value-type="float" office:value="0" calcext:value-type="float">
            <text:p>0</text:p>
          </table:table-cell>
          <table:table-cell office:value-type="float" office:value="3.898318" calcext:value-type="float">
            <text:p>3.898318</text:p>
          </table:table-cell>
          <table:table-cell office:value-type="float" office:value="748.1462" calcext:value-type="float">
            <text:p>748.1462</text:p>
          </table:table-cell>
          <table:table-cell office:value-type="float" office:value="-329.567" calcext:value-type="float">
            <text:p>-329.567</text:p>
          </table:table-cell>
          <table:table-cell office:value-type="float" office:value="418.5792" calcext:value-type="float">
            <text:p>418.5792</text:p>
          </table:table-cell>
          <table:table-cell office:value-type="float" office:value="-76.03744" calcext:value-type="float">
            <text:p>-76.03744</text:p>
          </table:table-cell>
          <table:table-cell office:value-type="float" office:value="0" calcext:value-type="float">
            <text:p>0</text:p>
          </table:table-cell>
          <table:table-cell office:value-type="float" office:value="16.84687" calcext:value-type="float">
            <text:p>16.84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6" calcext:value-type="float">
            <text:p>18072006</text:p>
          </table:table-cell>
          <table:table-cell office:value-type="float" office:value="86.9949" calcext:value-type="float">
            <text:p>86.9949</text:p>
          </table:table-cell>
          <table:table-cell office:value-type="float" office:value="13001.46" calcext:value-type="float">
            <text:p>13001.46</text:p>
          </table:table-cell>
          <table:table-cell office:value-type="float" office:value="0" calcext:value-type="float">
            <text:p>0</text:p>
          </table:table-cell>
          <table:table-cell office:value-type="float" office:value="11.00327" calcext:value-type="float">
            <text:p>11.00327</text:p>
          </table:table-cell>
          <table:table-cell office:value-type="float" office:value="-186.9735" calcext:value-type="float">
            <text:p>-186.9735</text:p>
          </table:table-cell>
          <table:table-cell office:value-type="float" office:value="567.5883" calcext:value-type="float">
            <text:p>567.5883</text:p>
          </table:table-cell>
          <table:table-cell office:value-type="float" office:value="-117.6332" calcext:value-type="float">
            <text:p>-117.6332</text:p>
          </table:table-cell>
          <table:table-cell office:value-type="float" office:value="48.43257" calcext:value-type="float">
            <text:p>48.43257</text:p>
          </table:table-cell>
          <table:table-cell office:value-type="float" office:value="1.117974" calcext:value-type="float">
            <text:p>1.117974</text:p>
          </table:table-cell>
          <table:table-cell office:value-type="float" office:value="0.09379401" calcext:value-type="float">
            <text:p>0.09379401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7" calcext:value-type="float">
            <text:p>0.03715977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46.8034" calcext:value-type="float">
            <text:p>346.8034</text:p>
          </table:table-cell>
          <table:table-cell office:value-type="float" office:value="0" calcext:value-type="float">
            <text:p>0</text:p>
          </table:table-cell>
          <table:table-cell office:value-type="float" office:value="342.3386" calcext:value-type="float">
            <text:p>342.3386</text:p>
          </table:table-cell>
          <table:table-cell office:value-type="float" office:value="1113.737" calcext:value-type="float">
            <text:p>1113.737</text:p>
          </table:table-cell>
          <table:table-cell office:value-type="float" office:value="1352.511" calcext:value-type="float">
            <text:p>1352.511</text:p>
          </table:table-cell>
          <table:table-cell office:value-type="float" office:value="1217.229" calcext:value-type="float">
            <text:p>1217.229</text:p>
          </table:table-cell>
          <table:table-cell office:value-type="float" office:value="709.0447" calcext:value-type="float">
            <text:p>709.0447</text:p>
          </table:table-cell>
          <table:table-cell office:value-type="float" office:value="1087.836" calcext:value-type="float">
            <text:p>1087.836</text:p>
          </table:table-cell>
          <table:table-cell office:value-type="float" office:value="405.4187" calcext:value-type="float">
            <text:p>405.4187</text:p>
          </table:table-cell>
          <table:table-cell office:value-type="float" office:value="1817.64" calcext:value-type="float">
            <text:p>1817.64</text:p>
          </table:table-cell>
          <table:table-cell office:value-type="float" office:value="2058.63" calcext:value-type="float">
            <text:p>2058.63</text:p>
          </table:table-cell>
          <table:table-cell office:value-type="float" office:value="1652.571" calcext:value-type="float">
            <text:p>1652.571</text:p>
          </table:table-cell>
          <table:table-cell office:value-type="float" office:value="581.0187" calcext:value-type="float">
            <text:p>581.0187</text:p>
          </table:table-cell>
          <table:table-cell office:value-type="float" office:value="571.3253" calcext:value-type="float">
            <text:p>571.3253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4" calcext:value-type="float">
            <text:p>35.58184</text:p>
          </table:table-cell>
          <table:table-cell office:value-type="float" office:value="0" calcext:value-type="float">
            <text:p>0</text:p>
          </table:table-cell>
          <table:table-cell office:value-type="float" office:value="-0.002228418" calcext:value-type="float">
            <text:p>-0.002228418</text:p>
          </table:table-cell>
          <table:table-cell office:value-type="float" office:value="0" calcext:value-type="float">
            <text:p>0</text:p>
          </table:table-cell>
          <table:table-cell office:value-type="float" office:value="3.925578" calcext:value-type="float">
            <text:p>3.925578</text:p>
          </table:table-cell>
          <table:table-cell office:value-type="float" office:value="765.1983" calcext:value-type="float">
            <text:p>765.1983</text:p>
          </table:table-cell>
          <table:table-cell office:value-type="float" office:value="-339.4019" calcext:value-type="float">
            <text:p>-339.4019</text:p>
          </table:table-cell>
          <table:table-cell office:value-type="float" office:value="425.7964" calcext:value-type="float">
            <text:p>425.7964</text:p>
          </table:table-cell>
          <table:table-cell office:value-type="float" office:value="-76.6581" calcext:value-type="float">
            <text:p>-76.6581</text:p>
          </table:table-cell>
          <table:table-cell office:value-type="float" office:value="0" calcext:value-type="float">
            <text:p>0</text:p>
          </table:table-cell>
          <table:table-cell office:value-type="float" office:value="16.8705" calcext:value-type="float">
            <text:p>16.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6" calcext:value-type="float">
            <text:p>19072006</text:p>
          </table:table-cell>
          <table:table-cell office:value-type="float" office:value="90.07522" calcext:value-type="float">
            <text:p>90.07522</text:p>
          </table:table-cell>
          <table:table-cell office:value-type="float" office:value="13000.97" calcext:value-type="float">
            <text:p>13000.97</text:p>
          </table:table-cell>
          <table:table-cell office:value-type="float" office:value="0" calcext:value-type="float">
            <text:p>0</text:p>
          </table:table-cell>
          <table:table-cell office:value-type="float" office:value="14.33365" calcext:value-type="float">
            <text:p>14.33365</text:p>
          </table:table-cell>
          <table:table-cell office:value-type="float" office:value="-190.2913" calcext:value-type="float">
            <text:p>-190.2913</text:p>
          </table:table-cell>
          <table:table-cell office:value-type="float" office:value="577.9268" calcext:value-type="float">
            <text:p>577.9268</text:p>
          </table:table-cell>
          <table:table-cell office:value-type="float" office:value="-120.2996" calcext:value-type="float">
            <text:p>-120.2996</text:p>
          </table:table-cell>
          <table:table-cell office:value-type="float" office:value="48.20901" calcext:value-type="float">
            <text:p>48.20901</text:p>
          </table:table-cell>
          <table:table-cell office:value-type="float" office:value="4.159737" calcext:value-type="float">
            <text:p>4.159737</text:p>
          </table:table-cell>
          <table:table-cell office:value-type="float" office:value="0.09545057" calcext:value-type="float">
            <text:p>0.09545057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79" calcext:value-type="float">
            <text:p>0.03715979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47.7062" calcext:value-type="float">
            <text:p>347.7062</text:p>
          </table:table-cell>
          <table:table-cell office:value-type="float" office:value="0" calcext:value-type="float">
            <text:p>0</text:p>
          </table:table-cell>
          <table:table-cell office:value-type="float" office:value="342.3524" calcext:value-type="float">
            <text:p>342.3524</text:p>
          </table:table-cell>
          <table:table-cell office:value-type="float" office:value="1113.599" calcext:value-type="float">
            <text:p>1113.599</text:p>
          </table:table-cell>
          <table:table-cell office:value-type="float" office:value="1352.365" calcext:value-type="float">
            <text:p>1352.365</text:p>
          </table:table-cell>
          <table:table-cell office:value-type="float" office:value="1217.15" calcext:value-type="float">
            <text:p>1217.15</text:p>
          </table:table-cell>
          <table:table-cell office:value-type="float" office:value="709.0129" calcext:value-type="float">
            <text:p>709.0129</text:p>
          </table:table-cell>
          <table:table-cell office:value-type="float" office:value="1087.794" calcext:value-type="float">
            <text:p>1087.794</text:p>
          </table:table-cell>
          <table:table-cell office:value-type="float" office:value="405.4142" calcext:value-type="float">
            <text:p>405.4142</text:p>
          </table:table-cell>
          <table:table-cell office:value-type="float" office:value="1817.586" calcext:value-type="float">
            <text:p>1817.586</text:p>
          </table:table-cell>
          <table:table-cell office:value-type="float" office:value="2058.584" calcext:value-type="float">
            <text:p>2058.584</text:p>
          </table:table-cell>
          <table:table-cell office:value-type="float" office:value="1652.543" calcext:value-type="float">
            <text:p>1652.543</text:p>
          </table:table-cell>
          <table:table-cell office:value-type="float" office:value="581.0178" calcext:value-type="float">
            <text:p>581.0178</text:p>
          </table:table-cell>
          <table:table-cell office:value-type="float" office:value="571.4278" calcext:value-type="float">
            <text:p>571.4278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4" calcext:value-type="float">
            <text:p>35.58184</text:p>
          </table:table-cell>
          <table:table-cell office:value-type="float" office:value="0" calcext:value-type="float">
            <text:p>0</text:p>
          </table:table-cell>
          <table:table-cell office:value-type="float" office:value="-0.00226061" calcext:value-type="float">
            <text:p>-0.00226061</text:p>
          </table:table-cell>
          <table:table-cell office:value-type="float" office:value="0" calcext:value-type="float">
            <text:p>0</text:p>
          </table:table-cell>
          <table:table-cell office:value-type="float" office:value="3.80569" calcext:value-type="float">
            <text:p>3.80569</text:p>
          </table:table-cell>
          <table:table-cell office:value-type="float" office:value="778.3226" calcext:value-type="float">
            <text:p>778.3226</text:p>
          </table:table-cell>
          <table:table-cell office:value-type="float" office:value="-350.974" calcext:value-type="float">
            <text:p>-350.974</text:p>
          </table:table-cell>
          <table:table-cell office:value-type="float" office:value="427.3486" calcext:value-type="float">
            <text:p>427.3486</text:p>
          </table:table-cell>
          <table:table-cell office:value-type="float" office:value="-77.34037" calcext:value-type="float">
            <text:p>-77.34037</text:p>
          </table:table-cell>
          <table:table-cell office:value-type="float" office:value="0" calcext:value-type="float">
            <text:p>0</text:p>
          </table:table-cell>
          <table:table-cell office:value-type="float" office:value="16.89956" calcext:value-type="float">
            <text:p>16.8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6" calcext:value-type="float">
            <text:p>20072006</text:p>
          </table:table-cell>
          <table:table-cell office:value-type="float" office:value="90.0116" calcext:value-type="float">
            <text:p>90.0116</text:p>
          </table:table-cell>
          <table:table-cell office:value-type="float" office:value="13000.56" calcext:value-type="float">
            <text:p>13000.56</text:p>
          </table:table-cell>
          <table:table-cell office:value-type="float" office:value="0" calcext:value-type="float">
            <text:p>0</text:p>
          </table:table-cell>
          <table:table-cell office:value-type="float" office:value="14.60586" calcext:value-type="float">
            <text:p>14.60586</text:p>
          </table:table-cell>
          <table:table-cell office:value-type="float" office:value="-193.174" calcext:value-type="float">
            <text:p>-193.174</text:p>
          </table:table-cell>
          <table:table-cell office:value-type="float" office:value="586.4101" calcext:value-type="float">
            <text:p>586.4101</text:p>
          </table:table-cell>
          <table:table-cell office:value-type="float" office:value="-122.6875" calcext:value-type="float">
            <text:p>-122.6875</text:p>
          </table:table-cell>
          <table:table-cell office:value-type="float" office:value="48.26841" calcext:value-type="float">
            <text:p>48.26841</text:p>
          </table:table-cell>
          <table:table-cell office:value-type="float" office:value="4.159199" calcext:value-type="float">
            <text:p>4.159199</text:p>
          </table:table-cell>
          <table:table-cell office:value-type="float" office:value="0.09638168" calcext:value-type="float">
            <text:p>0.09638168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5" calcext:value-type="float">
            <text:p>0.03715985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61.7621" calcext:value-type="float">
            <text:p>361.7621</text:p>
          </table:table-cell>
          <table:table-cell office:value-type="float" office:value="0" calcext:value-type="float">
            <text:p>0</text:p>
          </table:table-cell>
          <table:table-cell office:value-type="float" office:value="342.2791" calcext:value-type="float">
            <text:p>342.2791</text:p>
          </table:table-cell>
          <table:table-cell office:value-type="float" office:value="1113.485" calcext:value-type="float">
            <text:p>1113.485</text:p>
          </table:table-cell>
          <table:table-cell office:value-type="float" office:value="1352.263" calcext:value-type="float">
            <text:p>1352.263</text:p>
          </table:table-cell>
          <table:table-cell office:value-type="float" office:value="1217.085" calcext:value-type="float">
            <text:p>1217.085</text:p>
          </table:table-cell>
          <table:table-cell office:value-type="float" office:value="708.9843" calcext:value-type="float">
            <text:p>708.9843</text:p>
          </table:table-cell>
          <table:table-cell office:value-type="float" office:value="1087.755" calcext:value-type="float">
            <text:p>1087.755</text:p>
          </table:table-cell>
          <table:table-cell office:value-type="float" office:value="405.4094" calcext:value-type="float">
            <text:p>405.4094</text:p>
          </table:table-cell>
          <table:table-cell office:value-type="float" office:value="1817.531" calcext:value-type="float">
            <text:p>1817.531</text:p>
          </table:table-cell>
          <table:table-cell office:value-type="float" office:value="2058.538" calcext:value-type="float">
            <text:p>2058.538</text:p>
          </table:table-cell>
          <table:table-cell office:value-type="float" office:value="1652.514" calcext:value-type="float">
            <text:p>1652.514</text:p>
          </table:table-cell>
          <table:table-cell office:value-type="float" office:value="581.0162" calcext:value-type="float">
            <text:p>581.0162</text:p>
          </table:table-cell>
          <table:table-cell office:value-type="float" office:value="571.5178" calcext:value-type="float">
            <text:p>571.5178</text:p>
          </table:table-cell>
          <table:table-cell office:value-type="float" office:value="142.4537" calcext:value-type="float">
            <text:p>142.4537</text:p>
          </table:table-cell>
          <table:table-cell office:value-type="float" office:value="35.58184" calcext:value-type="float">
            <text:p>35.58184</text:p>
          </table:table-cell>
          <table:table-cell office:value-type="float" office:value="0" calcext:value-type="float">
            <text:p>0</text:p>
          </table:table-cell>
          <table:table-cell office:value-type="float" office:value="-0.002281483" calcext:value-type="float">
            <text:p>-0.002281483</text:p>
          </table:table-cell>
          <table:table-cell office:value-type="float" office:value="0" calcext:value-type="float">
            <text:p>0</text:p>
          </table:table-cell>
          <table:table-cell office:value-type="float" office:value="3.84653" calcext:value-type="float">
            <text:p>3.84653</text:p>
          </table:table-cell>
          <table:table-cell office:value-type="float" office:value="801.7101" calcext:value-type="float">
            <text:p>801.7101</text:p>
          </table:table-cell>
          <table:table-cell office:value-type="float" office:value="-359.8103" calcext:value-type="float">
            <text:p>-359.8103</text:p>
          </table:table-cell>
          <table:table-cell office:value-type="float" office:value="441.8998" calcext:value-type="float">
            <text:p>441.8998</text:p>
          </table:table-cell>
          <table:table-cell office:value-type="float" office:value="-78.03649" calcext:value-type="float">
            <text:p>-78.03649</text:p>
          </table:table-cell>
          <table:table-cell office:value-type="float" office:value="0" calcext:value-type="float">
            <text:p>0</text:p>
          </table:table-cell>
          <table:table-cell office:value-type="float" office:value="17.0992" calcext:value-type="float">
            <text:p>17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6" calcext:value-type="float">
            <text:p>21072006</text:p>
          </table:table-cell>
          <table:table-cell office:value-type="float" office:value="90.01095" calcext:value-type="float">
            <text:p>90.01095</text:p>
          </table:table-cell>
          <table:table-cell office:value-type="float" office:value="13000.2" calcext:value-type="float">
            <text:p>13000.2</text:p>
          </table:table-cell>
          <table:table-cell office:value-type="float" office:value="0" calcext:value-type="float">
            <text:p>0</text:p>
          </table:table-cell>
          <table:table-cell office:value-type="float" office:value="14.85656" calcext:value-type="float">
            <text:p>14.85656</text:p>
          </table:table-cell>
          <table:table-cell office:value-type="float" office:value="-196.2208" calcext:value-type="float">
            <text:p>-196.2208</text:p>
          </table:table-cell>
          <table:table-cell office:value-type="float" office:value="596.9993" calcext:value-type="float">
            <text:p>596.9993</text:p>
          </table:table-cell>
          <table:table-cell office:value-type="float" office:value="-125.0535" calcext:value-type="float">
            <text:p>-125.0535</text:p>
          </table:table-cell>
          <table:table-cell office:value-type="float" office:value="48.28555" calcext:value-type="float">
            <text:p>48.28555</text:p>
          </table:table-cell>
          <table:table-cell office:value-type="float" office:value="4.15872" calcext:value-type="float">
            <text:p>4.15872</text:p>
          </table:table-cell>
          <table:table-cell office:value-type="float" office:value="0.09789501" calcext:value-type="float">
            <text:p>0.09789501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5" calcext:value-type="float">
            <text:p>0.03715985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75.7258" calcext:value-type="float">
            <text:p>375.7258</text:p>
          </table:table-cell>
          <table:table-cell office:value-type="float" office:value="0" calcext:value-type="float">
            <text:p>0</text:p>
          </table:table-cell>
          <table:table-cell office:value-type="float" office:value="342.2495" calcext:value-type="float">
            <text:p>342.2495</text:p>
          </table:table-cell>
          <table:table-cell office:value-type="float" office:value="1113.403" calcext:value-type="float">
            <text:p>1113.403</text:p>
          </table:table-cell>
          <table:table-cell office:value-type="float" office:value="1352.18" calcext:value-type="float">
            <text:p>1352.18</text:p>
          </table:table-cell>
          <table:table-cell office:value-type="float" office:value="1217.031" calcext:value-type="float">
            <text:p>1217.031</text:p>
          </table:table-cell>
          <table:table-cell office:value-type="float" office:value="708.9613" calcext:value-type="float">
            <text:p>708.9613</text:p>
          </table:table-cell>
          <table:table-cell office:value-type="float" office:value="1087.725" calcext:value-type="float">
            <text:p>1087.725</text:p>
          </table:table-cell>
          <table:table-cell office:value-type="float" office:value="405.4054" calcext:value-type="float">
            <text:p>405.4054</text:p>
          </table:table-cell>
          <table:table-cell office:value-type="float" office:value="1817.478" calcext:value-type="float">
            <text:p>1817.478</text:p>
          </table:table-cell>
          <table:table-cell office:value-type="float" office:value="2058.491" calcext:value-type="float">
            <text:p>2058.491</text:p>
          </table:table-cell>
          <table:table-cell office:value-type="float" office:value="1652.486" calcext:value-type="float">
            <text:p>1652.486</text:p>
          </table:table-cell>
          <table:table-cell office:value-type="float" office:value="581.0141" calcext:value-type="float">
            <text:p>581.0141</text:p>
          </table:table-cell>
          <table:table-cell office:value-type="float" office:value="571.5964" calcext:value-type="float">
            <text:p>571.5964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3" calcext:value-type="float">
            <text:p>35.58183</text:p>
          </table:table-cell>
          <table:table-cell office:value-type="float" office:value="0" calcext:value-type="float">
            <text:p>0</text:p>
          </table:table-cell>
          <table:table-cell office:value-type="float" office:value="-0.002297498" calcext:value-type="float">
            <text:p>-0.002297498</text:p>
          </table:table-cell>
          <table:table-cell office:value-type="float" office:value="0" calcext:value-type="float">
            <text:p>0</text:p>
          </table:table-cell>
          <table:table-cell office:value-type="float" office:value="3.877153" calcext:value-type="float">
            <text:p>3.877153</text:p>
          </table:table-cell>
          <table:table-cell office:value-type="float" office:value="824.347" calcext:value-type="float">
            <text:p>824.347</text:p>
          </table:table-cell>
          <table:table-cell office:value-type="float" office:value="-367.8077" calcext:value-type="float">
            <text:p>-367.8077</text:p>
          </table:table-cell>
          <table:table-cell office:value-type="float" office:value="456.5392" calcext:value-type="float">
            <text:p>456.5392</text:p>
          </table:table-cell>
          <table:table-cell office:value-type="float" office:value="-78.60838" calcext:value-type="float">
            <text:p>-78.60838</text:p>
          </table:table-cell>
          <table:table-cell office:value-type="float" office:value="0" calcext:value-type="float">
            <text:p>0</text:p>
          </table:table-cell>
          <table:table-cell office:value-type="float" office:value="16.98894" calcext:value-type="float">
            <text:p>16.98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6" calcext:value-type="float">
            <text:p>22072006</text:p>
          </table:table-cell>
          <table:table-cell office:value-type="float" office:value="90.04893" calcext:value-type="float">
            <text:p>90.04893</text:p>
          </table:table-cell>
          <table:table-cell office:value-type="float" office:value="12999.84" calcext:value-type="float">
            <text:p>12999.84</text:p>
          </table:table-cell>
          <table:table-cell office:value-type="float" office:value="0" calcext:value-type="float">
            <text:p>0</text:p>
          </table:table-cell>
          <table:table-cell office:value-type="float" office:value="15.09663" calcext:value-type="float">
            <text:p>15.09663</text:p>
          </table:table-cell>
          <table:table-cell office:value-type="float" office:value="-199.3188" calcext:value-type="float">
            <text:p>-199.3188</text:p>
          </table:table-cell>
          <table:table-cell office:value-type="float" office:value="606.5525" calcext:value-type="float">
            <text:p>606.5525</text:p>
          </table:table-cell>
          <table:table-cell office:value-type="float" office:value="-127.6595" calcext:value-type="float">
            <text:p>-127.6595</text:p>
          </table:table-cell>
          <table:table-cell office:value-type="float" office:value="48.20752" calcext:value-type="float">
            <text:p>48.20752</text:p>
          </table:table-cell>
          <table:table-cell office:value-type="float" office:value="4.157988" calcext:value-type="float">
            <text:p>4.157988</text:p>
          </table:table-cell>
          <table:table-cell office:value-type="float" office:value="0.09963122" calcext:value-type="float">
            <text:p>0.09963122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5" calcext:value-type="float">
            <text:p>0.03715985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85.8464" calcext:value-type="float">
            <text:p>385.8464</text:p>
          </table:table-cell>
          <table:table-cell office:value-type="float" office:value="0" calcext:value-type="float">
            <text:p>0</text:p>
          </table:table-cell>
          <table:table-cell office:value-type="float" office:value="342.2565" calcext:value-type="float">
            <text:p>342.2565</text:p>
          </table:table-cell>
          <table:table-cell office:value-type="float" office:value="1113.325" calcext:value-type="float">
            <text:p>1113.325</text:p>
          </table:table-cell>
          <table:table-cell office:value-type="float" office:value="1352.09" calcext:value-type="float">
            <text:p>1352.09</text:p>
          </table:table-cell>
          <table:table-cell office:value-type="float" office:value="1216.977" calcext:value-type="float">
            <text:p>1216.977</text:p>
          </table:table-cell>
          <table:table-cell office:value-type="float" office:value="708.939" calcext:value-type="float">
            <text:p>708.939</text:p>
          </table:table-cell>
          <table:table-cell office:value-type="float" office:value="1087.697" calcext:value-type="float">
            <text:p>1087.697</text:p>
          </table:table-cell>
          <table:table-cell office:value-type="float" office:value="405.4019" calcext:value-type="float">
            <text:p>405.4019</text:p>
          </table:table-cell>
          <table:table-cell office:value-type="float" office:value="1817.426" calcext:value-type="float">
            <text:p>1817.426</text:p>
          </table:table-cell>
          <table:table-cell office:value-type="float" office:value="2058.445" calcext:value-type="float">
            <text:p>2058.445</text:p>
          </table:table-cell>
          <table:table-cell office:value-type="float" office:value="1652.457" calcext:value-type="float">
            <text:p>1652.457</text:p>
          </table:table-cell>
          <table:table-cell office:value-type="float" office:value="581.0115" calcext:value-type="float">
            <text:p>581.0115</text:p>
          </table:table-cell>
          <table:table-cell office:value-type="float" office:value="571.6699" calcext:value-type="float">
            <text:p>571.6699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3" calcext:value-type="float">
            <text:p>35.58183</text:p>
          </table:table-cell>
          <table:table-cell office:value-type="float" office:value="0" calcext:value-type="float">
            <text:p>0</text:p>
          </table:table-cell>
          <table:table-cell office:value-type="float" office:value="-0.002309985" calcext:value-type="float">
            <text:p>-0.002309985</text:p>
          </table:table-cell>
          <table:table-cell office:value-type="float" office:value="0" calcext:value-type="float">
            <text:p>0</text:p>
          </table:table-cell>
          <table:table-cell office:value-type="float" office:value="3.905231" calcext:value-type="float">
            <text:p>3.905231</text:p>
          </table:table-cell>
          <table:table-cell office:value-type="float" office:value="843.8403" calcext:value-type="float">
            <text:p>843.8403</text:p>
          </table:table-cell>
          <table:table-cell office:value-type="float" office:value="-376.694" calcext:value-type="float">
            <text:p>-376.694</text:p>
          </table:table-cell>
          <table:table-cell office:value-type="float" office:value="467.1463" calcext:value-type="float">
            <text:p>467.1463</text:p>
          </table:table-cell>
          <table:table-cell office:value-type="float" office:value="-79.12901" calcext:value-type="float">
            <text:p>-79.12901</text:p>
          </table:table-cell>
          <table:table-cell office:value-type="float" office:value="0" calcext:value-type="float">
            <text:p>0</text:p>
          </table:table-cell>
          <table:table-cell office:value-type="float" office:value="17.0165" calcext:value-type="float">
            <text:p>17.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6" calcext:value-type="float">
            <text:p>23072006</text:p>
          </table:table-cell>
          <table:table-cell office:value-type="float" office:value="90.07748" calcext:value-type="float">
            <text:p>90.07748</text:p>
          </table:table-cell>
          <table:table-cell office:value-type="float" office:value="12999.45" calcext:value-type="float">
            <text:p>12999.45</text:p>
          </table:table-cell>
          <table:table-cell office:value-type="float" office:value="0" calcext:value-type="float">
            <text:p>0</text:p>
          </table:table-cell>
          <table:table-cell office:value-type="float" office:value="15.33617" calcext:value-type="float">
            <text:p>15.33617</text:p>
          </table:table-cell>
          <table:table-cell office:value-type="float" office:value="-202.6132" calcext:value-type="float">
            <text:p>-202.6132</text:p>
          </table:table-cell>
          <table:table-cell office:value-type="float" office:value="615.3932" calcext:value-type="float">
            <text:p>615.3932</text:p>
          </table:table-cell>
          <table:table-cell office:value-type="float" office:value="-130.4427" calcext:value-type="float">
            <text:p>-130.4427</text:p>
          </table:table-cell>
          <table:table-cell office:value-type="float" office:value="48.09548" calcext:value-type="float">
            <text:p>48.09548</text:p>
          </table:table-cell>
          <table:table-cell office:value-type="float" office:value="4.15699" calcext:value-type="float">
            <text:p>4.15699</text:p>
          </table:table-cell>
          <table:table-cell office:value-type="float" office:value="0.1013858" calcext:value-type="float">
            <text:p>0.1013858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5" calcext:value-type="float">
            <text:p>0.03715985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91.9593" calcext:value-type="float">
            <text:p>391.9593</text:p>
          </table:table-cell>
          <table:table-cell office:value-type="float" office:value="0" calcext:value-type="float">
            <text:p>0</text:p>
          </table:table-cell>
          <table:table-cell office:value-type="float" office:value="342.2661" calcext:value-type="float">
            <text:p>342.2661</text:p>
          </table:table-cell>
          <table:table-cell office:value-type="float" office:value="1113.231" calcext:value-type="float">
            <text:p>1113.231</text:p>
          </table:table-cell>
          <table:table-cell office:value-type="float" office:value="1351.987" calcext:value-type="float">
            <text:p>1351.987</text:p>
          </table:table-cell>
          <table:table-cell office:value-type="float" office:value="1216.919" calcext:value-type="float">
            <text:p>1216.919</text:p>
          </table:table-cell>
          <table:table-cell office:value-type="float" office:value="708.9137" calcext:value-type="float">
            <text:p>708.9137</text:p>
          </table:table-cell>
          <table:table-cell office:value-type="float" office:value="1087.667" calcext:value-type="float">
            <text:p>1087.667</text:p>
          </table:table-cell>
          <table:table-cell office:value-type="float" office:value="405.3984" calcext:value-type="float">
            <text:p>405.3984</text:p>
          </table:table-cell>
          <table:table-cell office:value-type="float" office:value="1817.38" calcext:value-type="float">
            <text:p>1817.38</text:p>
          </table:table-cell>
          <table:table-cell office:value-type="float" office:value="2058.399" calcext:value-type="float">
            <text:p>2058.399</text:p>
          </table:table-cell>
          <table:table-cell office:value-type="float" office:value="1652.428" calcext:value-type="float">
            <text:p>1652.428</text:p>
          </table:table-cell>
          <table:table-cell office:value-type="float" office:value="581.0085" calcext:value-type="float">
            <text:p>581.0085</text:p>
          </table:table-cell>
          <table:table-cell office:value-type="float" office:value="571.7408" calcext:value-type="float">
            <text:p>571.7408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3" calcext:value-type="float">
            <text:p>35.58183</text:p>
          </table:table-cell>
          <table:table-cell office:value-type="float" office:value="0" calcext:value-type="float">
            <text:p>0</text:p>
          </table:table-cell>
          <table:table-cell office:value-type="float" office:value="-0.002326913" calcext:value-type="float">
            <text:p>-0.002326913</text:p>
          </table:table-cell>
          <table:table-cell office:value-type="float" office:value="0" calcext:value-type="float">
            <text:p>0</text:p>
          </table:table-cell>
          <table:table-cell office:value-type="float" office:value="3.927309" calcext:value-type="float">
            <text:p>3.927309</text:p>
          </table:table-cell>
          <table:table-cell office:value-type="float" office:value="860.4648" calcext:value-type="float">
            <text:p>860.4648</text:p>
          </table:table-cell>
          <table:table-cell office:value-type="float" office:value="-386.7017" calcext:value-type="float">
            <text:p>-386.7017</text:p>
          </table:table-cell>
          <table:table-cell office:value-type="float" office:value="473.7631" calcext:value-type="float">
            <text:p>473.7631</text:p>
          </table:table-cell>
          <table:table-cell office:value-type="float" office:value="-79.68446" calcext:value-type="float">
            <text:p>-79.68446</text:p>
          </table:table-cell>
          <table:table-cell office:value-type="float" office:value="0" calcext:value-type="float">
            <text:p>0</text:p>
          </table:table-cell>
          <table:table-cell office:value-type="float" office:value="17.06191" calcext:value-type="float">
            <text:p>17.0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6" calcext:value-type="float">
            <text:p>24072006</text:p>
          </table:table-cell>
          <table:table-cell office:value-type="float" office:value="90.15266" calcext:value-type="float">
            <text:p>90.15266</text:p>
          </table:table-cell>
          <table:table-cell office:value-type="float" office:value="12999.03" calcext:value-type="float">
            <text:p>12999.03</text:p>
          </table:table-cell>
          <table:table-cell office:value-type="float" office:value="0" calcext:value-type="float">
            <text:p>0</text:p>
          </table:table-cell>
          <table:table-cell office:value-type="float" office:value="15.63261" calcext:value-type="float">
            <text:p>15.63261</text:p>
          </table:table-cell>
          <table:table-cell office:value-type="float" office:value="-205.9831" calcext:value-type="float">
            <text:p>-205.9831</text:p>
          </table:table-cell>
          <table:table-cell office:value-type="float" office:value="624.7663" calcext:value-type="float">
            <text:p>624.7663</text:p>
          </table:table-cell>
          <table:table-cell office:value-type="float" office:value="-133.2143" calcext:value-type="float">
            <text:p>-133.2143</text:p>
          </table:table-cell>
          <table:table-cell office:value-type="float" office:value="47.96578" calcext:value-type="float">
            <text:p>47.96578</text:p>
          </table:table-cell>
          <table:table-cell office:value-type="float" office:value="4.213415" calcext:value-type="float">
            <text:p>4.213415</text:p>
          </table:table-cell>
          <table:table-cell office:value-type="float" office:value="0.1031276" calcext:value-type="float">
            <text:p>0.1031276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396.3065" calcext:value-type="float">
            <text:p>396.3065</text:p>
          </table:table-cell>
          <table:table-cell office:value-type="float" office:value="0" calcext:value-type="float">
            <text:p>0</text:p>
          </table:table-cell>
          <table:table-cell office:value-type="float" office:value="342.2791" calcext:value-type="float">
            <text:p>342.2791</text:p>
          </table:table-cell>
          <table:table-cell office:value-type="float" office:value="1113.124" calcext:value-type="float">
            <text:p>1113.124</text:p>
          </table:table-cell>
          <table:table-cell office:value-type="float" office:value="1351.869" calcext:value-type="float">
            <text:p>1351.869</text:p>
          </table:table-cell>
          <table:table-cell office:value-type="float" office:value="1216.858" calcext:value-type="float">
            <text:p>1216.858</text:p>
          </table:table-cell>
          <table:table-cell office:value-type="float" office:value="708.883" calcext:value-type="float">
            <text:p>708.883</text:p>
          </table:table-cell>
          <table:table-cell office:value-type="float" office:value="1087.632" calcext:value-type="float">
            <text:p>1087.632</text:p>
          </table:table-cell>
          <table:table-cell office:value-type="float" office:value="405.3946" calcext:value-type="float">
            <text:p>405.3946</text:p>
          </table:table-cell>
          <table:table-cell office:value-type="float" office:value="1817.327" calcext:value-type="float">
            <text:p>1817.327</text:p>
          </table:table-cell>
          <table:table-cell office:value-type="float" office:value="2058.353" calcext:value-type="float">
            <text:p>2058.353</text:p>
          </table:table-cell>
          <table:table-cell office:value-type="float" office:value="1652.399" calcext:value-type="float">
            <text:p>1652.399</text:p>
          </table:table-cell>
          <table:table-cell office:value-type="float" office:value="581.0051" calcext:value-type="float">
            <text:p>581.0051</text:p>
          </table:table-cell>
          <table:table-cell office:value-type="float" office:value="571.8087" calcext:value-type="float">
            <text:p>571.8087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3" calcext:value-type="float">
            <text:p>35.58183</text:p>
          </table:table-cell>
          <table:table-cell office:value-type="float" office:value="0" calcext:value-type="float">
            <text:p>0</text:p>
          </table:table-cell>
          <table:table-cell office:value-type="float" office:value="-0.002348865" calcext:value-type="float">
            <text:p>-0.002348865</text:p>
          </table:table-cell>
          <table:table-cell office:value-type="float" office:value="0" calcext:value-type="float">
            <text:p>0</text:p>
          </table:table-cell>
          <table:table-cell office:value-type="float" office:value="3.941331" calcext:value-type="float">
            <text:p>3.941331</text:p>
          </table:table-cell>
          <table:table-cell office:value-type="float" office:value="875.5701" calcext:value-type="float">
            <text:p>875.5701</text:p>
          </table:table-cell>
          <table:table-cell office:value-type="float" office:value="-396.8635" calcext:value-type="float">
            <text:p>-396.8635</text:p>
          </table:table-cell>
          <table:table-cell office:value-type="float" office:value="478.7066" calcext:value-type="float">
            <text:p>478.7066</text:p>
          </table:table-cell>
          <table:table-cell office:value-type="float" office:value="-80.27807" calcext:value-type="float">
            <text:p>-80.27807</text:p>
          </table:table-cell>
          <table:table-cell office:value-type="float" office:value="0" calcext:value-type="float">
            <text:p>0</text:p>
          </table:table-cell>
          <table:table-cell office:value-type="float" office:value="17.05859" calcext:value-type="float">
            <text:p>17.0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6" calcext:value-type="float">
            <text:p>25072006</text:p>
          </table:table-cell>
          <table:table-cell office:value-type="float" office:value="90.09502" calcext:value-type="float">
            <text:p>90.09502</text:p>
          </table:table-cell>
          <table:table-cell office:value-type="float" office:value="12998.65" calcext:value-type="float">
            <text:p>12998.65</text:p>
          </table:table-cell>
          <table:table-cell office:value-type="float" office:value="0" calcext:value-type="float">
            <text:p>0</text:p>
          </table:table-cell>
          <table:table-cell office:value-type="float" office:value="15.87197" calcext:value-type="float">
            <text:p>15.87197</text:p>
          </table:table-cell>
          <table:table-cell office:value-type="float" office:value="-209.1645" calcext:value-type="float">
            <text:p>-209.1645</text:p>
          </table:table-cell>
          <table:table-cell office:value-type="float" office:value="632.1761" calcext:value-type="float">
            <text:p>632.1761</text:p>
          </table:table-cell>
          <table:table-cell office:value-type="float" office:value="-135.7542" calcext:value-type="float">
            <text:p>-135.7542</text:p>
          </table:table-cell>
          <table:table-cell office:value-type="float" office:value="47.978" calcext:value-type="float">
            <text:p>47.978</text:p>
          </table:table-cell>
          <table:table-cell office:value-type="float" office:value="4.221619" calcext:value-type="float">
            <text:p>4.221619</text:p>
          </table:table-cell>
          <table:table-cell office:value-type="float" office:value="0.1047592" calcext:value-type="float">
            <text:p>0.1047592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403.1207" calcext:value-type="float">
            <text:p>403.1207</text:p>
          </table:table-cell>
          <table:table-cell office:value-type="float" office:value="0" calcext:value-type="float">
            <text:p>0</text:p>
          </table:table-cell>
          <table:table-cell office:value-type="float" office:value="342.219" calcext:value-type="float">
            <text:p>342.219</text:p>
          </table:table-cell>
          <table:table-cell office:value-type="float" office:value="1113.035" calcext:value-type="float">
            <text:p>1113.035</text:p>
          </table:table-cell>
          <table:table-cell office:value-type="float" office:value="1351.768" calcext:value-type="float">
            <text:p>1351.768</text:p>
          </table:table-cell>
          <table:table-cell office:value-type="float" office:value="1216.8" calcext:value-type="float">
            <text:p>1216.8</text:p>
          </table:table-cell>
          <table:table-cell office:value-type="float" office:value="708.8522" calcext:value-type="float">
            <text:p>708.8522</text:p>
          </table:table-cell>
          <table:table-cell office:value-type="float" office:value="1087.598" calcext:value-type="float">
            <text:p>1087.598</text:p>
          </table:table-cell>
          <table:table-cell office:value-type="float" office:value="405.3905" calcext:value-type="float">
            <text:p>405.3905</text:p>
          </table:table-cell>
          <table:table-cell office:value-type="float" office:value="1817.275" calcext:value-type="float">
            <text:p>1817.275</text:p>
          </table:table-cell>
          <table:table-cell office:value-type="float" office:value="2058.306" calcext:value-type="float">
            <text:p>2058.306</text:p>
          </table:table-cell>
          <table:table-cell office:value-type="float" office:value="1652.369" calcext:value-type="float">
            <text:p>1652.369</text:p>
          </table:table-cell>
          <table:table-cell office:value-type="float" office:value="581.0013" calcext:value-type="float">
            <text:p>581.0013</text:p>
          </table:table-cell>
          <table:table-cell office:value-type="float" office:value="571.8719" calcext:value-type="float">
            <text:p>571.8719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3" calcext:value-type="float">
            <text:p>35.58183</text:p>
          </table:table-cell>
          <table:table-cell office:value-type="float" office:value="0" calcext:value-type="float">
            <text:p>0</text:p>
          </table:table-cell>
          <table:table-cell office:value-type="float" office:value="-0.002368463" calcext:value-type="float">
            <text:p>-0.002368463</text:p>
          </table:table-cell>
          <table:table-cell office:value-type="float" office:value="0" calcext:value-type="float">
            <text:p>0</text:p>
          </table:table-cell>
          <table:table-cell office:value-type="float" office:value="3.959666" calcext:value-type="float">
            <text:p>3.959666</text:p>
          </table:table-cell>
          <table:table-cell office:value-type="float" office:value="892.5876" calcext:value-type="float">
            <text:p>892.5876</text:p>
          </table:table-cell>
          <table:table-cell office:value-type="float" office:value="-406.4249" calcext:value-type="float">
            <text:p>-406.4249</text:p>
          </table:table-cell>
          <table:table-cell office:value-type="float" office:value="486.1627" calcext:value-type="float">
            <text:p>486.1627</text:p>
          </table:table-cell>
          <table:table-cell office:value-type="float" office:value="-80.90788" calcext:value-type="float">
            <text:p>-80.90788</text:p>
          </table:table-cell>
          <table:table-cell office:value-type="float" office:value="0" calcext:value-type="float">
            <text:p>0</text:p>
          </table:table-cell>
          <table:table-cell office:value-type="float" office:value="17.04752" calcext:value-type="float">
            <text:p>17.04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6" calcext:value-type="float">
            <text:p>26072006</text:p>
          </table:table-cell>
          <table:table-cell office:value-type="float" office:value="90.40957" calcext:value-type="float">
            <text:p>90.40957</text:p>
          </table:table-cell>
          <table:table-cell office:value-type="float" office:value="12998.26" calcext:value-type="float">
            <text:p>12998.26</text:p>
          </table:table-cell>
          <table:table-cell office:value-type="float" office:value="0" calcext:value-type="float">
            <text:p>0</text:p>
          </table:table-cell>
          <table:table-cell office:value-type="float" office:value="16.4199" calcext:value-type="float">
            <text:p>16.4199</text:p>
          </table:table-cell>
          <table:table-cell office:value-type="float" office:value="-212.3466" calcext:value-type="float">
            <text:p>-212.3466</text:p>
          </table:table-cell>
          <table:table-cell office:value-type="float" office:value="641.6003" calcext:value-type="float">
            <text:p>641.6003</text:p>
          </table:table-cell>
          <table:table-cell office:value-type="float" office:value="-138.2712" calcext:value-type="float">
            <text:p>-138.2712</text:p>
          </table:table-cell>
          <table:table-cell office:value-type="float" office:value="47.87423" calcext:value-type="float">
            <text:p>47.87423</text:p>
          </table:table-cell>
          <table:table-cell office:value-type="float" office:value="4.545" calcext:value-type="float">
            <text:p>4.545</text:p>
          </table:table-cell>
          <table:table-cell office:value-type="float" office:value="0.1065507" calcext:value-type="float">
            <text:p>0.1065507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407.0359" calcext:value-type="float">
            <text:p>407.0359</text:p>
          </table:table-cell>
          <table:table-cell office:value-type="float" office:value="0" calcext:value-type="float">
            <text:p>0</text:p>
          </table:table-cell>
          <table:table-cell office:value-type="float" office:value="342.2148" calcext:value-type="float">
            <text:p>342.2148</text:p>
          </table:table-cell>
          <table:table-cell office:value-type="float" office:value="1112.939" calcext:value-type="float">
            <text:p>1112.939</text:p>
          </table:table-cell>
          <table:table-cell office:value-type="float" office:value="1351.663" calcext:value-type="float">
            <text:p>1351.663</text:p>
          </table:table-cell>
          <table:table-cell office:value-type="float" office:value="1216.743" calcext:value-type="float">
            <text:p>1216.743</text:p>
          </table:table-cell>
          <table:table-cell office:value-type="float" office:value="708.8218" calcext:value-type="float">
            <text:p>708.8218</text:p>
          </table:table-cell>
          <table:table-cell office:value-type="float" office:value="1087.567" calcext:value-type="float">
            <text:p>1087.567</text:p>
          </table:table-cell>
          <table:table-cell office:value-type="float" office:value="405.3866" calcext:value-type="float">
            <text:p>405.3866</text:p>
          </table:table-cell>
          <table:table-cell office:value-type="float" office:value="1817.227" calcext:value-type="float">
            <text:p>1817.227</text:p>
          </table:table-cell>
          <table:table-cell office:value-type="float" office:value="2058.259" calcext:value-type="float">
            <text:p>2058.259</text:p>
          </table:table-cell>
          <table:table-cell office:value-type="float" office:value="1652.339" calcext:value-type="float">
            <text:p>1652.339</text:p>
          </table:table-cell>
          <table:table-cell office:value-type="float" office:value="580.9972" calcext:value-type="float">
            <text:p>580.9972</text:p>
          </table:table-cell>
          <table:table-cell office:value-type="float" office:value="571.9308" calcext:value-type="float">
            <text:p>571.9308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2" calcext:value-type="float">
            <text:p>35.58182</text:p>
          </table:table-cell>
          <table:table-cell office:value-type="float" office:value="0" calcext:value-type="float">
            <text:p>0</text:p>
          </table:table-cell>
          <table:table-cell office:value-type="float" office:value="-0.002389004" calcext:value-type="float">
            <text:p>-0.002389004</text:p>
          </table:table-cell>
          <table:table-cell office:value-type="float" office:value="0" calcext:value-type="float">
            <text:p>0</text:p>
          </table:table-cell>
          <table:table-cell office:value-type="float" office:value="3.957919" calcext:value-type="float">
            <text:p>3.957919</text:p>
          </table:table-cell>
          <table:table-cell office:value-type="float" office:value="907.0559" calcext:value-type="float">
            <text:p>907.0559</text:p>
          </table:table-cell>
          <table:table-cell office:value-type="float" office:value="-416.3178" calcext:value-type="float">
            <text:p>-416.3178</text:p>
          </table:table-cell>
          <table:table-cell office:value-type="float" office:value="490.7381" calcext:value-type="float">
            <text:p>490.7381</text:p>
          </table:table-cell>
          <table:table-cell office:value-type="float" office:value="-81.48656" calcext:value-type="float">
            <text:p>-81.48656</text:p>
          </table:table-cell>
          <table:table-cell office:value-type="float" office:value="0" calcext:value-type="float">
            <text:p>0</text:p>
          </table:table-cell>
          <table:table-cell office:value-type="float" office:value="16.96171" calcext:value-type="float">
            <text:p>16.96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6" calcext:value-type="float">
            <text:p>27072006</text:p>
          </table:table-cell>
          <table:table-cell office:value-type="float" office:value="90.49042" calcext:value-type="float">
            <text:p>90.49042</text:p>
          </table:table-cell>
          <table:table-cell office:value-type="float" office:value="12997.83" calcext:value-type="float">
            <text:p>12997.83</text:p>
          </table:table-cell>
          <table:table-cell office:value-type="float" office:value="0" calcext:value-type="float">
            <text:p>0</text:p>
          </table:table-cell>
          <table:table-cell office:value-type="float" office:value="16.72603" calcext:value-type="float">
            <text:p>16.72603</text:p>
          </table:table-cell>
          <table:table-cell office:value-type="float" office:value="-215.5536" calcext:value-type="float">
            <text:p>-215.5536</text:p>
          </table:table-cell>
          <table:table-cell office:value-type="float" office:value="650.6259" calcext:value-type="float">
            <text:p>650.6259</text:p>
          </table:table-cell>
          <table:table-cell office:value-type="float" office:value="-140.7815" calcext:value-type="float">
            <text:p>-140.7815</text:p>
          </table:table-cell>
          <table:table-cell office:value-type="float" office:value="47.73888" calcext:value-type="float">
            <text:p>47.73888</text:p>
          </table:table-cell>
          <table:table-cell office:value-type="float" office:value="4.629169" calcext:value-type="float">
            <text:p>4.629169</text:p>
          </table:table-cell>
          <table:table-cell office:value-type="float" office:value="0.1082947" calcext:value-type="float">
            <text:p>0.1082947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411.2921" calcext:value-type="float">
            <text:p>411.2921</text:p>
          </table:table-cell>
          <table:table-cell office:value-type="float" office:value="0" calcext:value-type="float">
            <text:p>0</text:p>
          </table:table-cell>
          <table:table-cell office:value-type="float" office:value="342.228" calcext:value-type="float">
            <text:p>342.228</text:p>
          </table:table-cell>
          <table:table-cell office:value-type="float" office:value="1112.832" calcext:value-type="float">
            <text:p>1112.832</text:p>
          </table:table-cell>
          <table:table-cell office:value-type="float" office:value="1351.542" calcext:value-type="float">
            <text:p>1351.542</text:p>
          </table:table-cell>
          <table:table-cell office:value-type="float" office:value="1216.683" calcext:value-type="float">
            <text:p>1216.683</text:p>
          </table:table-cell>
          <table:table-cell office:value-type="float" office:value="708.7847" calcext:value-type="float">
            <text:p>708.7847</text:p>
          </table:table-cell>
          <table:table-cell office:value-type="float" office:value="1087.53" calcext:value-type="float">
            <text:p>1087.53</text:p>
          </table:table-cell>
          <table:table-cell office:value-type="float" office:value="405.3821" calcext:value-type="float">
            <text:p>405.3821</text:p>
          </table:table-cell>
          <table:table-cell office:value-type="float" office:value="1817.174" calcext:value-type="float">
            <text:p>1817.174</text:p>
          </table:table-cell>
          <table:table-cell office:value-type="float" office:value="2058.211" calcext:value-type="float">
            <text:p>2058.211</text:p>
          </table:table-cell>
          <table:table-cell office:value-type="float" office:value="1652.309" calcext:value-type="float">
            <text:p>1652.309</text:p>
          </table:table-cell>
          <table:table-cell office:value-type="float" office:value="580.9927" calcext:value-type="float">
            <text:p>580.9927</text:p>
          </table:table-cell>
          <table:table-cell office:value-type="float" office:value="571.9857" calcext:value-type="float">
            <text:p>571.9857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2" calcext:value-type="float">
            <text:p>35.58182</text:p>
          </table:table-cell>
          <table:table-cell office:value-type="float" office:value="0" calcext:value-type="float">
            <text:p>0</text:p>
          </table:table-cell>
          <table:table-cell office:value-type="float" office:value="-0.002411797" calcext:value-type="float">
            <text:p>-0.002411797</text:p>
          </table:table-cell>
          <table:table-cell office:value-type="float" office:value="0" calcext:value-type="float">
            <text:p>0</text:p>
          </table:table-cell>
          <table:table-cell office:value-type="float" office:value="3.965717" calcext:value-type="float">
            <text:p>3.965717</text:p>
          </table:table-cell>
          <table:table-cell office:value-type="float" office:value="921.5004" calcext:value-type="float">
            <text:p>921.5004</text:p>
          </table:table-cell>
          <table:table-cell office:value-type="float" office:value="-425.8129" calcext:value-type="float">
            <text:p>-425.8129</text:p>
          </table:table-cell>
          <table:table-cell office:value-type="float" office:value="495.6876" calcext:value-type="float">
            <text:p>495.6876</text:p>
          </table:table-cell>
          <table:table-cell office:value-type="float" office:value="-82.08781" calcext:value-type="float">
            <text:p>-82.08781</text:p>
          </table:table-cell>
          <table:table-cell office:value-type="float" office:value="0" calcext:value-type="float">
            <text:p>0</text:p>
          </table:table-cell>
          <table:table-cell office:value-type="float" office:value="16.86733" calcext:value-type="float">
            <text:p>16.86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6" calcext:value-type="float">
            <text:p>28072006</text:p>
          </table:table-cell>
          <table:table-cell office:value-type="float" office:value="91.98728" calcext:value-type="float">
            <text:p>91.98728</text:p>
          </table:table-cell>
          <table:table-cell office:value-type="float" office:value="12997.38" calcext:value-type="float">
            <text:p>12997.38</text:p>
          </table:table-cell>
          <table:table-cell office:value-type="float" office:value="0" calcext:value-type="float">
            <text:p>0</text:p>
          </table:table-cell>
          <table:table-cell office:value-type="float" office:value="18.4543" calcext:value-type="float">
            <text:p>18.4543</text:p>
          </table:table-cell>
          <table:table-cell office:value-type="float" office:value="-218.7502" calcext:value-type="float">
            <text:p>-218.7502</text:p>
          </table:table-cell>
          <table:table-cell office:value-type="float" office:value="661.3729" calcext:value-type="float">
            <text:p>661.3729</text:p>
          </table:table-cell>
          <table:table-cell office:value-type="float" office:value="-143.247" calcext:value-type="float">
            <text:p>-143.247</text:p>
          </table:table-cell>
          <table:table-cell office:value-type="float" office:value="47.58889" calcext:value-type="float">
            <text:p>47.58889</text:p>
          </table:table-cell>
          <table:table-cell office:value-type="float" office:value="6.139142" calcext:value-type="float">
            <text:p>6.139142</text:p>
          </table:table-cell>
          <table:table-cell office:value-type="float" office:value="0.1100406" calcext:value-type="float">
            <text:p>0.1100406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413.5711" calcext:value-type="float">
            <text:p>413.5711</text:p>
          </table:table-cell>
          <table:table-cell office:value-type="float" office:value="0" calcext:value-type="float">
            <text:p>0</text:p>
          </table:table-cell>
          <table:table-cell office:value-type="float" office:value="342.2443" calcext:value-type="float">
            <text:p>342.2443</text:p>
          </table:table-cell>
          <table:table-cell office:value-type="float" office:value="1112.717" calcext:value-type="float">
            <text:p>1112.717</text:p>
          </table:table-cell>
          <table:table-cell office:value-type="float" office:value="1351.412" calcext:value-type="float">
            <text:p>1351.412</text:p>
          </table:table-cell>
          <table:table-cell office:value-type="float" office:value="1216.623" calcext:value-type="float">
            <text:p>1216.623</text:p>
          </table:table-cell>
          <table:table-cell office:value-type="float" office:value="708.7444" calcext:value-type="float">
            <text:p>708.7444</text:p>
          </table:table-cell>
          <table:table-cell office:value-type="float" office:value="1087.49" calcext:value-type="float">
            <text:p>1087.49</text:p>
          </table:table-cell>
          <table:table-cell office:value-type="float" office:value="405.3773" calcext:value-type="float">
            <text:p>405.3773</text:p>
          </table:table-cell>
          <table:table-cell office:value-type="float" office:value="1817.12" calcext:value-type="float">
            <text:p>1817.12</text:p>
          </table:table-cell>
          <table:table-cell office:value-type="float" office:value="2058.164" calcext:value-type="float">
            <text:p>2058.164</text:p>
          </table:table-cell>
          <table:table-cell office:value-type="float" office:value="1652.279" calcext:value-type="float">
            <text:p>1652.279</text:p>
          </table:table-cell>
          <table:table-cell office:value-type="float" office:value="580.988" calcext:value-type="float">
            <text:p>580.988</text:p>
          </table:table-cell>
          <table:table-cell office:value-type="float" office:value="572.0367" calcext:value-type="float">
            <text:p>572.0367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2" calcext:value-type="float">
            <text:p>35.58182</text:p>
          </table:table-cell>
          <table:table-cell office:value-type="float" office:value="0" calcext:value-type="float">
            <text:p>0</text:p>
          </table:table-cell>
          <table:table-cell office:value-type="float" office:value="-0.002438055" calcext:value-type="float">
            <text:p>-0.002438055</text:p>
          </table:table-cell>
          <table:table-cell office:value-type="float" office:value="0" calcext:value-type="float">
            <text:p>0</text:p>
          </table:table-cell>
          <table:table-cell office:value-type="float" office:value="3.898844" calcext:value-type="float">
            <text:p>3.898844</text:p>
          </table:table-cell>
          <table:table-cell office:value-type="float" office:value="934.8116" calcext:value-type="float">
            <text:p>934.8116</text:p>
          </table:table-cell>
          <table:table-cell office:value-type="float" office:value="-436.1164" calcext:value-type="float">
            <text:p>-436.1164</text:p>
          </table:table-cell>
          <table:table-cell office:value-type="float" office:value="498.6952" calcext:value-type="float">
            <text:p>498.6952</text:p>
          </table:table-cell>
          <table:table-cell office:value-type="float" office:value="-82.71159" calcext:value-type="float">
            <text:p>-82.71159</text:p>
          </table:table-cell>
          <table:table-cell office:value-type="float" office:value="0" calcext:value-type="float">
            <text:p>0</text:p>
          </table:table-cell>
          <table:table-cell office:value-type="float" office:value="16.76161" calcext:value-type="float">
            <text:p>16.76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6" calcext:value-type="float">
            <text:p>29072006</text:p>
          </table:table-cell>
          <table:table-cell office:value-type="float" office:value="94.66549" calcext:value-type="float">
            <text:p>94.66549</text:p>
          </table:table-cell>
          <table:table-cell office:value-type="float" office:value="12996.9" calcext:value-type="float">
            <text:p>12996.9</text:p>
          </table:table-cell>
          <table:table-cell office:value-type="float" office:value="0" calcext:value-type="float">
            <text:p>0</text:p>
          </table:table-cell>
          <table:table-cell office:value-type="float" office:value="21.3767" calcext:value-type="float">
            <text:p>21.3767</text:p>
          </table:table-cell>
          <table:table-cell office:value-type="float" office:value="-222.0039" calcext:value-type="float">
            <text:p>-222.0039</text:p>
          </table:table-cell>
          <table:table-cell office:value-type="float" office:value="670.2377" calcext:value-type="float">
            <text:p>670.2377</text:p>
          </table:table-cell>
          <table:table-cell office:value-type="float" office:value="-145.7099" calcext:value-type="float">
            <text:p>-145.7099</text:p>
          </table:table-cell>
          <table:table-cell office:value-type="float" office:value="47.40656" calcext:value-type="float">
            <text:p>47.40656</text:p>
          </table:table-cell>
          <table:table-cell office:value-type="float" office:value="8.842953" calcext:value-type="float">
            <text:p>8.842953</text:p>
          </table:table-cell>
          <table:table-cell office:value-type="float" office:value="0.1117261" calcext:value-type="float">
            <text:p>0.1117261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34192" calcext:value-type="float">
            <text:p>0.6134192</text:p>
          </table:table-cell>
          <table:table-cell office:value-type="float" office:value="370" calcext:value-type="float">
            <text:p>370</text:p>
          </table:table-cell>
          <table:table-cell office:value-type="float" office:value="413.2668" calcext:value-type="float">
            <text:p>413.2668</text:p>
          </table:table-cell>
          <table:table-cell office:value-type="float" office:value="0" calcext:value-type="float">
            <text:p>0</text:p>
          </table:table-cell>
          <table:table-cell office:value-type="float" office:value="342.2673" calcext:value-type="float">
            <text:p>342.2673</text:p>
          </table:table-cell>
          <table:table-cell office:value-type="float" office:value="1112.586" calcext:value-type="float">
            <text:p>1112.586</text:p>
          </table:table-cell>
          <table:table-cell office:value-type="float" office:value="1351.264" calcext:value-type="float">
            <text:p>1351.264</text:p>
          </table:table-cell>
          <table:table-cell office:value-type="float" office:value="1216.556" calcext:value-type="float">
            <text:p>1216.556</text:p>
          </table:table-cell>
          <table:table-cell office:value-type="float" office:value="708.6974" calcext:value-type="float">
            <text:p>708.6974</text:p>
          </table:table-cell>
          <table:table-cell office:value-type="float" office:value="1087.447" calcext:value-type="float">
            <text:p>1087.447</text:p>
          </table:table-cell>
          <table:table-cell office:value-type="float" office:value="405.3716" calcext:value-type="float">
            <text:p>405.3716</text:p>
          </table:table-cell>
          <table:table-cell office:value-type="float" office:value="1817.064" calcext:value-type="float">
            <text:p>1817.064</text:p>
          </table:table-cell>
          <table:table-cell office:value-type="float" office:value="2058.116" calcext:value-type="float">
            <text:p>2058.116</text:p>
          </table:table-cell>
          <table:table-cell office:value-type="float" office:value="1652.249" calcext:value-type="float">
            <text:p>1652.249</text:p>
          </table:table-cell>
          <table:table-cell office:value-type="float" office:value="580.9829" calcext:value-type="float">
            <text:p>580.9829</text:p>
          </table:table-cell>
          <table:table-cell office:value-type="float" office:value="572.0844" calcext:value-type="float">
            <text:p>572.0844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1" calcext:value-type="float">
            <text:p>35.58181</text:p>
          </table:table-cell>
          <table:table-cell office:value-type="float" office:value="0" calcext:value-type="float">
            <text:p>0</text:p>
          </table:table-cell>
          <table:table-cell office:value-type="float" office:value="-0.002470277" calcext:value-type="float">
            <text:p>-0.002470277</text:p>
          </table:table-cell>
          <table:table-cell office:value-type="float" office:value="0" calcext:value-type="float">
            <text:p>0</text:p>
          </table:table-cell>
          <table:table-cell office:value-type="float" office:value="3.776113" calcext:value-type="float">
            <text:p>3.776113</text:p>
          </table:table-cell>
          <table:table-cell office:value-type="float" office:value="946.7908" calcext:value-type="float">
            <text:p>946.7908</text:p>
          </table:table-cell>
          <table:table-cell office:value-type="float" office:value="-447.6177" calcext:value-type="float">
            <text:p>-447.6177</text:p>
          </table:table-cell>
          <table:table-cell office:value-type="float" office:value="499.173" calcext:value-type="float">
            <text:p>499.173</text:p>
          </table:table-cell>
          <table:table-cell office:value-type="float" office:value="-83.38125" calcext:value-type="float">
            <text:p>-83.38125</text:p>
          </table:table-cell>
          <table:table-cell office:value-type="float" office:value="0" calcext:value-type="float">
            <text:p>0</text:p>
          </table:table-cell>
          <table:table-cell office:value-type="float" office:value="16.64134" calcext:value-type="float">
            <text:p>16.64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6" calcext:value-type="float">
            <text:p>30072006</text:p>
          </table:table-cell>
          <table:table-cell office:value-type="float" office:value="97.99172" calcext:value-type="float">
            <text:p>97.99172</text:p>
          </table:table-cell>
          <table:table-cell office:value-type="float" office:value="12996.38" calcext:value-type="float">
            <text:p>12996.38</text:p>
          </table:table-cell>
          <table:table-cell office:value-type="float" office:value="0" calcext:value-type="float">
            <text:p>0</text:p>
          </table:table-cell>
          <table:table-cell office:value-type="float" office:value="24.95436" calcext:value-type="float">
            <text:p>24.95436</text:p>
          </table:table-cell>
          <table:table-cell office:value-type="float" office:value="-225.395" calcext:value-type="float">
            <text:p>-225.395</text:p>
          </table:table-cell>
          <table:table-cell office:value-type="float" office:value="680.6099" calcext:value-type="float">
            <text:p>680.6099</text:p>
          </table:table-cell>
          <table:table-cell office:value-type="float" office:value="-148.1325" calcext:value-type="float">
            <text:p>-148.1325</text:p>
          </table:table-cell>
          <table:table-cell office:value-type="float" office:value="47.2036" calcext:value-type="float">
            <text:p>47.2036</text:p>
          </table:table-cell>
          <table:table-cell office:value-type="float" office:value="12.2001" calcext:value-type="float">
            <text:p>12.2001</text:p>
          </table:table-cell>
          <table:table-cell office:value-type="float" office:value="0.1133813" calcext:value-type="float">
            <text:p>0.1133813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117712" calcext:value-type="float">
            <text:p>0.6117712</text:p>
          </table:table-cell>
          <table:table-cell office:value-type="float" office:value="370" calcext:value-type="float">
            <text:p>370</text:p>
          </table:table-cell>
          <table:table-cell office:value-type="float" office:value="411.8186" calcext:value-type="float">
            <text:p>411.8186</text:p>
          </table:table-cell>
          <table:table-cell office:value-type="float" office:value="0" calcext:value-type="float">
            <text:p>0</text:p>
          </table:table-cell>
          <table:table-cell office:value-type="float" office:value="342.2946" calcext:value-type="float">
            <text:p>342.2946</text:p>
          </table:table-cell>
          <table:table-cell office:value-type="float" office:value="1112.452" calcext:value-type="float">
            <text:p>1112.452</text:p>
          </table:table-cell>
          <table:table-cell office:value-type="float" office:value="1351.103" calcext:value-type="float">
            <text:p>1351.103</text:p>
          </table:table-cell>
          <table:table-cell office:value-type="float" office:value="1216.479" calcext:value-type="float">
            <text:p>1216.479</text:p>
          </table:table-cell>
          <table:table-cell office:value-type="float" office:value="708.648" calcext:value-type="float">
            <text:p>708.648</text:p>
          </table:table-cell>
          <table:table-cell office:value-type="float" office:value="1087.399" calcext:value-type="float">
            <text:p>1087.399</text:p>
          </table:table-cell>
          <table:table-cell office:value-type="float" office:value="405.3651" calcext:value-type="float">
            <text:p>405.3651</text:p>
          </table:table-cell>
          <table:table-cell office:value-type="float" office:value="1817.006" calcext:value-type="float">
            <text:p>1817.006</text:p>
          </table:table-cell>
          <table:table-cell office:value-type="float" office:value="2058.067" calcext:value-type="float">
            <text:p>2058.067</text:p>
          </table:table-cell>
          <table:table-cell office:value-type="float" office:value="1652.218" calcext:value-type="float">
            <text:p>1652.218</text:p>
          </table:table-cell>
          <table:table-cell office:value-type="float" office:value="580.9776" calcext:value-type="float">
            <text:p>580.9776</text:p>
          </table:table-cell>
          <table:table-cell office:value-type="float" office:value="572.1287" calcext:value-type="float">
            <text:p>572.1287</text:p>
          </table:table-cell>
          <table:table-cell office:value-type="float" office:value="142.4536" calcext:value-type="float">
            <text:p>142.4536</text:p>
          </table:table-cell>
          <table:table-cell office:value-type="float" office:value="35.58181" calcext:value-type="float">
            <text:p>35.58181</text:p>
          </table:table-cell>
          <table:table-cell office:value-type="float" office:value="0" calcext:value-type="float">
            <text:p>0</text:p>
          </table:table-cell>
          <table:table-cell office:value-type="float" office:value="-0.002507885" calcext:value-type="float">
            <text:p>-0.002507885</text:p>
          </table:table-cell>
          <table:table-cell office:value-type="float" office:value="0" calcext:value-type="float">
            <text:p>0</text:p>
          </table:table-cell>
          <table:table-cell office:value-type="float" office:value="3.635836" calcext:value-type="float">
            <text:p>3.635836</text:p>
          </table:table-cell>
          <table:table-cell office:value-type="float" office:value="958.1378" calcext:value-type="float">
            <text:p>958.1378</text:p>
          </table:table-cell>
          <table:table-cell office:value-type="float" office:value="-459.4544" calcext:value-type="float">
            <text:p>-459.4544</text:p>
          </table:table-cell>
          <table:table-cell office:value-type="float" office:value="498.6833" calcext:value-type="float">
            <text:p>498.6833</text:p>
          </table:table-cell>
          <table:table-cell office:value-type="float" office:value="-84.08575" calcext:value-type="float">
            <text:p>-84.08575</text:p>
          </table:table-cell>
          <table:table-cell office:value-type="float" office:value="0" calcext:value-type="float">
            <text:p>0</text:p>
          </table:table-cell>
          <table:table-cell office:value-type="float" office:value="16.37862" calcext:value-type="float">
            <text:p>16.3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6" calcext:value-type="float">
            <text:p>31072006</text:p>
          </table:table-cell>
          <table:table-cell office:value-type="float" office:value="101.444" calcext:value-type="float">
            <text:p>101.444</text:p>
          </table:table-cell>
          <table:table-cell office:value-type="float" office:value="12995.87" calcext:value-type="float">
            <text:p>12995.87</text:p>
          </table:table-cell>
          <table:table-cell office:value-type="float" office:value="0" calcext:value-type="float">
            <text:p>0</text:p>
          </table:table-cell>
          <table:table-cell office:value-type="float" office:value="28.65647" calcext:value-type="float">
            <text:p>28.65647</text:p>
          </table:table-cell>
          <table:table-cell office:value-type="float" office:value="-228.6339" calcext:value-type="float">
            <text:p>-228.6339</text:p>
          </table:table-cell>
          <table:table-cell office:value-type="float" office:value="686.1907" calcext:value-type="float">
            <text:p>686.1907</text:p>
          </table:table-cell>
          <table:table-cell office:value-type="float" office:value="-150.4898" calcext:value-type="float">
            <text:p>-150.4898</text:p>
          </table:table-cell>
          <table:table-cell office:value-type="float" office:value="47.01305" calcext:value-type="float">
            <text:p>47.01305</text:p>
          </table:table-cell>
          <table:table-cell office:value-type="float" office:value="15.68489" calcext:value-type="float">
            <text:p>15.68489</text:p>
          </table:table-cell>
          <table:table-cell office:value-type="float" office:value="0.1150518" calcext:value-type="float">
            <text:p>0.1150518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92546" calcext:value-type="float">
            <text:p>0.6092546</text:p>
          </table:table-cell>
          <table:table-cell office:value-type="float" office:value="370" calcext:value-type="float">
            <text:p>370</text:p>
          </table:table-cell>
          <table:table-cell office:value-type="float" office:value="411.5406" calcext:value-type="float">
            <text:p>411.5406</text:p>
          </table:table-cell>
          <table:table-cell office:value-type="float" office:value="0" calcext:value-type="float">
            <text:p>0</text:p>
          </table:table-cell>
          <table:table-cell office:value-type="float" office:value="342.3232" calcext:value-type="float">
            <text:p>342.3232</text:p>
          </table:table-cell>
          <table:table-cell office:value-type="float" office:value="1112.324" calcext:value-type="float">
            <text:p>1112.324</text:p>
          </table:table-cell>
          <table:table-cell office:value-type="float" office:value="1350.943" calcext:value-type="float">
            <text:p>1350.943</text:p>
          </table:table-cell>
          <table:table-cell office:value-type="float" office:value="1216.403" calcext:value-type="float">
            <text:p>1216.403</text:p>
          </table:table-cell>
          <table:table-cell office:value-type="float" office:value="708.5958" calcext:value-type="float">
            <text:p>708.5958</text:p>
          </table:table-cell>
          <table:table-cell office:value-type="float" office:value="1087.35" calcext:value-type="float">
            <text:p>1087.35</text:p>
          </table:table-cell>
          <table:table-cell office:value-type="float" office:value="405.3581" calcext:value-type="float">
            <text:p>405.3581</text:p>
          </table:table-cell>
          <table:table-cell office:value-type="float" office:value="1816.947" calcext:value-type="float">
            <text:p>1816.947</text:p>
          </table:table-cell>
          <table:table-cell office:value-type="float" office:value="2058.018" calcext:value-type="float">
            <text:p>2058.018</text:p>
          </table:table-cell>
          <table:table-cell office:value-type="float" office:value="1652.187" calcext:value-type="float">
            <text:p>1652.187</text:p>
          </table:table-cell>
          <table:table-cell office:value-type="float" office:value="580.9722" calcext:value-type="float">
            <text:p>580.9722</text:p>
          </table:table-cell>
          <table:table-cell office:value-type="float" office:value="572.1698" calcext:value-type="float">
            <text:p>572.1698</text:p>
          </table:table-cell>
          <table:table-cell office:value-type="float" office:value="142.4535" calcext:value-type="float">
            <text:p>142.4535</text:p>
          </table:table-cell>
          <table:table-cell office:value-type="float" office:value="35.58185" calcext:value-type="float">
            <text:p>35.58185</text:p>
          </table:table-cell>
          <table:table-cell office:value-type="float" office:value="0" calcext:value-type="float">
            <text:p>0</text:p>
          </table:table-cell>
          <table:table-cell office:value-type="float" office:value="-0.002545342" calcext:value-type="float">
            <text:p>-0.002545342</text:p>
          </table:table-cell>
          <table:table-cell office:value-type="float" office:value="0" calcext:value-type="float">
            <text:p>0</text:p>
          </table:table-cell>
          <table:table-cell office:value-type="float" office:value="3.521565" calcext:value-type="float">
            <text:p>3.521565</text:p>
          </table:table-cell>
          <table:table-cell office:value-type="float" office:value="970.4361" calcext:value-type="float">
            <text:p>970.4361</text:p>
          </table:table-cell>
          <table:table-cell office:value-type="float" office:value="-471.1622" calcext:value-type="float">
            <text:p>-471.1622</text:p>
          </table:table-cell>
          <table:table-cell office:value-type="float" office:value="499.2739" calcext:value-type="float">
            <text:p>499.2739</text:p>
          </table:table-cell>
          <table:table-cell office:value-type="float" office:value="-84.7934" calcext:value-type="float">
            <text:p>-84.7934</text:p>
          </table:table-cell>
          <table:table-cell office:value-type="float" office:value="0" calcext:value-type="float">
            <text:p>0</text:p>
          </table:table-cell>
          <table:table-cell office:value-type="float" office:value="16.20725" calcext:value-type="float">
            <text:p>16.2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6" calcext:value-type="float">
            <text:p>1082006</text:p>
          </table:table-cell>
          <table:table-cell office:value-type="float" office:value="104.6493" calcext:value-type="float">
            <text:p>104.6493</text:p>
          </table:table-cell>
          <table:table-cell office:value-type="float" office:value="12995.38" calcext:value-type="float">
            <text:p>12995.38</text:p>
          </table:table-cell>
          <table:table-cell office:value-type="float" office:value="0" calcext:value-type="float">
            <text:p>0</text:p>
          </table:table-cell>
          <table:table-cell office:value-type="float" office:value="32.11901" calcext:value-type="float">
            <text:p>32.11901</text:p>
          </table:table-cell>
          <table:table-cell office:value-type="float" office:value="-231.8277" calcext:value-type="float">
            <text:p>-231.8277</text:p>
          </table:table-cell>
          <table:table-cell office:value-type="float" office:value="698.0811" calcext:value-type="float">
            <text:p>698.0811</text:p>
          </table:table-cell>
          <table:table-cell office:value-type="float" office:value="-152.7832" calcext:value-type="float">
            <text:p>-152.7832</text:p>
          </table:table-cell>
          <table:table-cell office:value-type="float" office:value="46.87183" calcext:value-type="float">
            <text:p>46.87183</text:p>
          </table:table-cell>
          <table:table-cell office:value-type="float" office:value="18.948" calcext:value-type="float">
            <text:p>18.948</text:p>
          </table:table-cell>
          <table:table-cell office:value-type="float" office:value="0.1167399" calcext:value-type="float">
            <text:p>0.1167399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68204" calcext:value-type="float">
            <text:p>0.6068204</text:p>
          </table:table-cell>
          <table:table-cell office:value-type="float" office:value="370" calcext:value-type="float">
            <text:p>370</text:p>
          </table:table-cell>
          <table:table-cell office:value-type="float" office:value="411.6066" calcext:value-type="float">
            <text:p>411.6066</text:p>
          </table:table-cell>
          <table:table-cell office:value-type="float" office:value="0" calcext:value-type="float">
            <text:p>0</text:p>
          </table:table-cell>
          <table:table-cell office:value-type="float" office:value="342.3361" calcext:value-type="float">
            <text:p>342.3361</text:p>
          </table:table-cell>
          <table:table-cell office:value-type="float" office:value="1112.202" calcext:value-type="float">
            <text:p>1112.202</text:p>
          </table:table-cell>
          <table:table-cell office:value-type="float" office:value="1350.792" calcext:value-type="float">
            <text:p>1350.792</text:p>
          </table:table-cell>
          <table:table-cell office:value-type="float" office:value="1216.329" calcext:value-type="float">
            <text:p>1216.329</text:p>
          </table:table-cell>
          <table:table-cell office:value-type="float" office:value="708.5441" calcext:value-type="float">
            <text:p>708.5441</text:p>
          </table:table-cell>
          <table:table-cell office:value-type="float" office:value="1087.302" calcext:value-type="float">
            <text:p>1087.302</text:p>
          </table:table-cell>
          <table:table-cell office:value-type="float" office:value="405.3507" calcext:value-type="float">
            <text:p>405.3507</text:p>
          </table:table-cell>
          <table:table-cell office:value-type="float" office:value="1816.887" calcext:value-type="float">
            <text:p>1816.887</text:p>
          </table:table-cell>
          <table:table-cell office:value-type="float" office:value="2057.968" calcext:value-type="float">
            <text:p>2057.968</text:p>
          </table:table-cell>
          <table:table-cell office:value-type="float" office:value="1652.156" calcext:value-type="float">
            <text:p>1652.156</text:p>
          </table:table-cell>
          <table:table-cell office:value-type="float" office:value="580.9668" calcext:value-type="float">
            <text:p>580.9668</text:p>
          </table:table-cell>
          <table:table-cell office:value-type="float" office:value="572.2073" calcext:value-type="float">
            <text:p>572.2073</text:p>
          </table:table-cell>
          <table:table-cell office:value-type="float" office:value="142.4535" calcext:value-type="float">
            <text:p>142.4535</text:p>
          </table:table-cell>
          <table:table-cell office:value-type="float" office:value="35.58187" calcext:value-type="float">
            <text:p>35.58187</text:p>
          </table:table-cell>
          <table:table-cell office:value-type="float" office:value="0" calcext:value-type="float">
            <text:p>0</text:p>
          </table:table-cell>
          <table:table-cell office:value-type="float" office:value="-0.002583379" calcext:value-type="float">
            <text:p>-0.002583379</text:p>
          </table:table-cell>
          <table:table-cell office:value-type="float" office:value="0" calcext:value-type="float">
            <text:p>0</text:p>
          </table:table-cell>
          <table:table-cell office:value-type="float" office:value="3.425602" calcext:value-type="float">
            <text:p>3.425602</text:p>
          </table:table-cell>
          <table:table-cell office:value-type="float" office:value="982.9809" calcext:value-type="float">
            <text:p>982.9809</text:p>
          </table:table-cell>
          <table:table-cell office:value-type="float" office:value="-482.7505" calcext:value-type="float">
            <text:p>-482.7505</text:p>
          </table:table-cell>
          <table:table-cell office:value-type="float" office:value="500.2304" calcext:value-type="float">
            <text:p>500.2304</text:p>
          </table:table-cell>
          <table:table-cell office:value-type="float" office:value="-85.49203" calcext:value-type="float">
            <text:p>-85.49203</text:p>
          </table:table-cell>
          <table:table-cell office:value-type="float" office:value="0" calcext:value-type="float">
            <text:p>0</text:p>
          </table:table-cell>
          <table:table-cell office:value-type="float" office:value="16.00873" calcext:value-type="float">
            <text:p>16.0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6" calcext:value-type="float">
            <text:p>2082006</text:p>
          </table:table-cell>
          <table:table-cell office:value-type="float" office:value="104.6202" calcext:value-type="float">
            <text:p>104.6202</text:p>
          </table:table-cell>
          <table:table-cell office:value-type="float" office:value="12994.94" calcext:value-type="float">
            <text:p>12994.94</text:p>
          </table:table-cell>
          <table:table-cell office:value-type="float" office:value="0" calcext:value-type="float">
            <text:p>0</text:p>
          </table:table-cell>
          <table:table-cell office:value-type="float" office:value="32.3043" calcext:value-type="float">
            <text:p>32.3043</text:p>
          </table:table-cell>
          <table:table-cell office:value-type="float" office:value="-234.7812" calcext:value-type="float">
            <text:p>-234.7812</text:p>
          </table:table-cell>
          <table:table-cell office:value-type="float" office:value="708.7956" calcext:value-type="float">
            <text:p>708.7956</text:p>
          </table:table-cell>
          <table:table-cell office:value-type="float" office:value="-154.9149" calcext:value-type="float">
            <text:p>-154.9149</text:p>
          </table:table-cell>
          <table:table-cell office:value-type="float" office:value="46.78447" calcext:value-type="float">
            <text:p>46.78447</text:p>
          </table:table-cell>
          <table:table-cell office:value-type="float" office:value="18.94777" calcext:value-type="float">
            <text:p>18.94777</text:p>
          </table:table-cell>
          <table:table-cell office:value-type="float" office:value="0.1185548" calcext:value-type="float">
            <text:p>0.1185548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57498" calcext:value-type="float">
            <text:p>0.6057498</text:p>
          </table:table-cell>
          <table:table-cell office:value-type="float" office:value="370" calcext:value-type="float">
            <text:p>370</text:p>
          </table:table-cell>
          <table:table-cell office:value-type="float" office:value="418.0093" calcext:value-type="float">
            <text:p>418.0093</text:p>
          </table:table-cell>
          <table:table-cell office:value-type="float" office:value="0" calcext:value-type="float">
            <text:p>0</text:p>
          </table:table-cell>
          <table:table-cell office:value-type="float" office:value="342.358" calcext:value-type="float">
            <text:p>342.358</text:p>
          </table:table-cell>
          <table:table-cell office:value-type="float" office:value="1112.111" calcext:value-type="float">
            <text:p>1112.111</text:p>
          </table:table-cell>
          <table:table-cell office:value-type="float" office:value="1350.668" calcext:value-type="float">
            <text:p>1350.668</text:p>
          </table:table-cell>
          <table:table-cell office:value-type="float" office:value="1216.267" calcext:value-type="float">
            <text:p>1216.267</text:p>
          </table:table-cell>
          <table:table-cell office:value-type="float" office:value="708.4982" calcext:value-type="float">
            <text:p>708.4982</text:p>
          </table:table-cell>
          <table:table-cell office:value-type="float" office:value="1087.256" calcext:value-type="float">
            <text:p>1087.256</text:p>
          </table:table-cell>
          <table:table-cell office:value-type="float" office:value="405.3435" calcext:value-type="float">
            <text:p>405.3435</text:p>
          </table:table-cell>
          <table:table-cell office:value-type="float" office:value="1816.827" calcext:value-type="float">
            <text:p>1816.827</text:p>
          </table:table-cell>
          <table:table-cell office:value-type="float" office:value="2057.918" calcext:value-type="float">
            <text:p>2057.918</text:p>
          </table:table-cell>
          <table:table-cell office:value-type="float" office:value="1652.124" calcext:value-type="float">
            <text:p>1652.124</text:p>
          </table:table-cell>
          <table:table-cell office:value-type="float" office:value="580.9611" calcext:value-type="float">
            <text:p>580.9611</text:p>
          </table:table-cell>
          <table:table-cell office:value-type="float" office:value="572.2427" calcext:value-type="float">
            <text:p>572.2427</text:p>
          </table:table-cell>
          <table:table-cell office:value-type="float" office:value="142.4534" calcext:value-type="float">
            <text:p>142.4534</text:p>
          </table:table-cell>
          <table:table-cell office:value-type="float" office:value="35.58188" calcext:value-type="float">
            <text:p>35.58188</text:p>
          </table:table-cell>
          <table:table-cell office:value-type="float" office:value="0" calcext:value-type="float">
            <text:p>0</text:p>
          </table:table-cell>
          <table:table-cell office:value-type="float" office:value="-0.00260782" calcext:value-type="float">
            <text:p>-0.00260782</text:p>
          </table:table-cell>
          <table:table-cell office:value-type="float" office:value="0" calcext:value-type="float">
            <text:p>0</text:p>
          </table:table-cell>
          <table:table-cell office:value-type="float" office:value="3.436866" calcext:value-type="float">
            <text:p>3.436866</text:p>
          </table:table-cell>
          <table:table-cell office:value-type="float" office:value="997.6667" calcext:value-type="float">
            <text:p>997.6667</text:p>
          </table:table-cell>
          <table:table-cell office:value-type="float" office:value="-490.2151" calcext:value-type="float">
            <text:p>-490.2151</text:p>
          </table:table-cell>
          <table:table-cell office:value-type="float" office:value="507.4516" calcext:value-type="float">
            <text:p>507.4516</text:p>
          </table:table-cell>
          <table:table-cell office:value-type="float" office:value="-86.10079" calcext:value-type="float">
            <text:p>-86.10079</text:p>
          </table:table-cell>
          <table:table-cell office:value-type="float" office:value="0" calcext:value-type="float">
            <text:p>0</text:p>
          </table:table-cell>
          <table:table-cell office:value-type="float" office:value="15.79859" calcext:value-type="float">
            <text:p>15.79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6" calcext:value-type="float">
            <text:p>3082006</text:p>
          </table:table-cell>
          <table:table-cell office:value-type="float" office:value="104.6855" calcext:value-type="float">
            <text:p>104.6855</text:p>
          </table:table-cell>
          <table:table-cell office:value-type="float" office:value="12994.54" calcext:value-type="float">
            <text:p>12994.54</text:p>
          </table:table-cell>
          <table:table-cell office:value-type="float" office:value="0" calcext:value-type="float">
            <text:p>0</text:p>
          </table:table-cell>
          <table:table-cell office:value-type="float" office:value="32.57154" calcext:value-type="float">
            <text:p>32.57154</text:p>
          </table:table-cell>
          <table:table-cell office:value-type="float" office:value="-237.6124" calcext:value-type="float">
            <text:p>-237.6124</text:p>
          </table:table-cell>
          <table:table-cell office:value-type="float" office:value="713.5895" calcext:value-type="float">
            <text:p>713.5895</text:p>
          </table:table-cell>
          <table:table-cell office:value-type="float" office:value="-157.0341" calcext:value-type="float">
            <text:p>-157.0341</text:p>
          </table:table-cell>
          <table:table-cell office:value-type="float" office:value="46.70857" calcext:value-type="float">
            <text:p>46.70857</text:p>
          </table:table-cell>
          <table:table-cell office:value-type="float" office:value="19.03615" calcext:value-type="float">
            <text:p>19.03615</text:p>
          </table:table-cell>
          <table:table-cell office:value-type="float" office:value="0.1203845" calcext:value-type="float">
            <text:p>0.1203845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6" calcext:value-type="float">
            <text:p>0.03715986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57498" calcext:value-type="float">
            <text:p>0.6057498</text:p>
          </table:table-cell>
          <table:table-cell office:value-type="float" office:value="370" calcext:value-type="float">
            <text:p>370</text:p>
          </table:table-cell>
          <table:table-cell office:value-type="float" office:value="423.2064" calcext:value-type="float">
            <text:p>423.2064</text:p>
          </table:table-cell>
          <table:table-cell office:value-type="float" office:value="0" calcext:value-type="float">
            <text:p>0</text:p>
          </table:table-cell>
          <table:table-cell office:value-type="float" office:value="342.3773" calcext:value-type="float">
            <text:p>342.3773</text:p>
          </table:table-cell>
          <table:table-cell office:value-type="float" office:value="1112.026" calcext:value-type="float">
            <text:p>1112.026</text:p>
          </table:table-cell>
          <table:table-cell office:value-type="float" office:value="1350.564" calcext:value-type="float">
            <text:p>1350.564</text:p>
          </table:table-cell>
          <table:table-cell office:value-type="float" office:value="1216.21" calcext:value-type="float">
            <text:p>1216.21</text:p>
          </table:table-cell>
          <table:table-cell office:value-type="float" office:value="708.4601" calcext:value-type="float">
            <text:p>708.4601</text:p>
          </table:table-cell>
          <table:table-cell office:value-type="float" office:value="1087.219" calcext:value-type="float">
            <text:p>1087.219</text:p>
          </table:table-cell>
          <table:table-cell office:value-type="float" office:value="405.3372" calcext:value-type="float">
            <text:p>405.3372</text:p>
          </table:table-cell>
          <table:table-cell office:value-type="float" office:value="1816.769" calcext:value-type="float">
            <text:p>1816.769</text:p>
          </table:table-cell>
          <table:table-cell office:value-type="float" office:value="2057.868" calcext:value-type="float">
            <text:p>2057.868</text:p>
          </table:table-cell>
          <table:table-cell office:value-type="float" office:value="1652.092" calcext:value-type="float">
            <text:p>1652.092</text:p>
          </table:table-cell>
          <table:table-cell office:value-type="float" office:value="580.9553" calcext:value-type="float">
            <text:p>580.9553</text:p>
          </table:table-cell>
          <table:table-cell office:value-type="float" office:value="572.2767" calcext:value-type="float">
            <text:p>572.2767</text:p>
          </table:table-cell>
          <table:table-cell office:value-type="float" office:value="142.4534" calcext:value-type="float">
            <text:p>142.4534</text:p>
          </table:table-cell>
          <table:table-cell office:value-type="float" office:value="35.58188" calcext:value-type="float">
            <text:p>35.58188</text:p>
          </table:table-cell>
          <table:table-cell office:value-type="float" office:value="0" calcext:value-type="float">
            <text:p>0</text:p>
          </table:table-cell>
          <table:table-cell office:value-type="float" office:value="-0.002625605" calcext:value-type="float">
            <text:p>-0.002625605</text:p>
          </table:table-cell>
          <table:table-cell office:value-type="float" office:value="0" calcext:value-type="float">
            <text:p>0</text:p>
          </table:table-cell>
          <table:table-cell office:value-type="float" office:value="3.446156" calcext:value-type="float">
            <text:p>3.446156</text:p>
          </table:table-cell>
          <table:table-cell office:value-type="float" office:value="1011.946" calcext:value-type="float">
            <text:p>1011.946</text:p>
          </table:table-cell>
          <table:table-cell office:value-type="float" office:value="-498.5911" calcext:value-type="float">
            <text:p>-498.5911</text:p>
          </table:table-cell>
          <table:table-cell office:value-type="float" office:value="513.3545" calcext:value-type="float">
            <text:p>513.3545</text:p>
          </table:table-cell>
          <table:table-cell office:value-type="float" office:value="-86.65764" calcext:value-type="float">
            <text:p>-86.65764</text:p>
          </table:table-cell>
          <table:table-cell office:value-type="float" office:value="0" calcext:value-type="float">
            <text:p>0</text:p>
          </table:table-cell>
          <table:table-cell office:value-type="float" office:value="15.64437" calcext:value-type="float">
            <text:p>15.64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6" calcext:value-type="float">
            <text:p>4082006</text:p>
          </table:table-cell>
          <table:table-cell office:value-type="float" office:value="104.7449" calcext:value-type="float">
            <text:p>104.7449</text:p>
          </table:table-cell>
          <table:table-cell office:value-type="float" office:value="12994.18" calcext:value-type="float">
            <text:p>12994.18</text:p>
          </table:table-cell>
          <table:table-cell office:value-type="float" office:value="0" calcext:value-type="float">
            <text:p>0</text:p>
          </table:table-cell>
          <table:table-cell office:value-type="float" office:value="32.91062" calcext:value-type="float">
            <text:p>32.91062</text:p>
          </table:table-cell>
          <table:table-cell office:value-type="float" office:value="-240.3666" calcext:value-type="float">
            <text:p>-240.3666</text:p>
          </table:table-cell>
          <table:table-cell office:value-type="float" office:value="721.5878" calcext:value-type="float">
            <text:p>721.5878</text:p>
          </table:table-cell>
          <table:table-cell office:value-type="float" office:value="-159.188" calcext:value-type="float">
            <text:p>-159.188</text:p>
          </table:table-cell>
          <table:table-cell office:value-type="float" office:value="46.72347" calcext:value-type="float">
            <text:p>46.72347</text:p>
          </table:table-cell>
          <table:table-cell office:value-type="float" office:value="19.19017" calcext:value-type="float">
            <text:p>19.19017</text:p>
          </table:table-cell>
          <table:table-cell office:value-type="float" office:value="0.1216727" calcext:value-type="float">
            <text:p>0.1216727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88" calcext:value-type="float">
            <text:p>0.03715988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51416" calcext:value-type="float">
            <text:p>0.6051416</text:p>
          </table:table-cell>
          <table:table-cell office:value-type="float" office:value="370" calcext:value-type="float">
            <text:p>370</text:p>
          </table:table-cell>
          <table:table-cell office:value-type="float" office:value="429.6187" calcext:value-type="float">
            <text:p>429.6187</text:p>
          </table:table-cell>
          <table:table-cell office:value-type="float" office:value="0" calcext:value-type="float">
            <text:p>0</text:p>
          </table:table-cell>
          <table:table-cell office:value-type="float" office:value="342.3296" calcext:value-type="float">
            <text:p>342.3296</text:p>
          </table:table-cell>
          <table:table-cell office:value-type="float" office:value="1111.946" calcext:value-type="float">
            <text:p>1111.946</text:p>
          </table:table-cell>
          <table:table-cell office:value-type="float" office:value="1350.469" calcext:value-type="float">
            <text:p>1350.469</text:p>
          </table:table-cell>
          <table:table-cell office:value-type="float" office:value="1216.161" calcext:value-type="float">
            <text:p>1216.161</text:p>
          </table:table-cell>
          <table:table-cell office:value-type="float" office:value="708.4196" calcext:value-type="float">
            <text:p>708.4196</text:p>
          </table:table-cell>
          <table:table-cell office:value-type="float" office:value="1087.185" calcext:value-type="float">
            <text:p>1087.185</text:p>
          </table:table-cell>
          <table:table-cell office:value-type="float" office:value="405.3318" calcext:value-type="float">
            <text:p>405.3318</text:p>
          </table:table-cell>
          <table:table-cell office:value-type="float" office:value="1816.72" calcext:value-type="float">
            <text:p>1816.72</text:p>
          </table:table-cell>
          <table:table-cell office:value-type="float" office:value="2057.818" calcext:value-type="float">
            <text:p>2057.818</text:p>
          </table:table-cell>
          <table:table-cell office:value-type="float" office:value="1652.06" calcext:value-type="float">
            <text:p>1652.06</text:p>
          </table:table-cell>
          <table:table-cell office:value-type="float" office:value="580.9495" calcext:value-type="float">
            <text:p>580.9495</text:p>
          </table:table-cell>
          <table:table-cell office:value-type="float" office:value="572.3101" calcext:value-type="float">
            <text:p>572.3101</text:p>
          </table:table-cell>
          <table:table-cell office:value-type="float" office:value="142.4534" calcext:value-type="float">
            <text:p>142.4534</text:p>
          </table:table-cell>
          <table:table-cell office:value-type="float" office:value="35.58187" calcext:value-type="float">
            <text:p>35.58187</text:p>
          </table:table-cell>
          <table:table-cell office:value-type="float" office:value="0" calcext:value-type="float">
            <text:p>0</text:p>
          </table:table-cell>
          <table:table-cell office:value-type="float" office:value="-0.00264495" calcext:value-type="float">
            <text:p>-0.00264495</text:p>
          </table:table-cell>
          <table:table-cell office:value-type="float" office:value="0" calcext:value-type="float">
            <text:p>0</text:p>
          </table:table-cell>
          <table:table-cell office:value-type="float" office:value="3.457964" calcext:value-type="float">
            <text:p>3.457964</text:p>
          </table:table-cell>
          <table:table-cell office:value-type="float" office:value="1028.383" calcext:value-type="float">
            <text:p>1028.383</text:p>
          </table:table-cell>
          <table:table-cell office:value-type="float" office:value="-508.0192" calcext:value-type="float">
            <text:p>-508.0192</text:p>
          </table:table-cell>
          <table:table-cell office:value-type="float" office:value="520.3635" calcext:value-type="float">
            <text:p>520.3635</text:p>
          </table:table-cell>
          <table:table-cell office:value-type="float" office:value="-87.26395" calcext:value-type="float">
            <text:p>-87.26395</text:p>
          </table:table-cell>
          <table:table-cell office:value-type="float" office:value="0" calcext:value-type="float">
            <text:p>0</text:p>
          </table:table-cell>
          <table:table-cell office:value-type="float" office:value="15.64996" calcext:value-type="float">
            <text:p>15.6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6" calcext:value-type="float">
            <text:p>5082006</text:p>
          </table:table-cell>
          <table:table-cell office:value-type="float" office:value="104.9241" calcext:value-type="float">
            <text:p>104.9241</text:p>
          </table:table-cell>
          <table:table-cell office:value-type="float" office:value="12993.82" calcext:value-type="float">
            <text:p>12993.82</text:p>
          </table:table-cell>
          <table:table-cell office:value-type="float" office:value="0" calcext:value-type="float">
            <text:p>0</text:p>
          </table:table-cell>
          <table:table-cell office:value-type="float" office:value="33.43199" calcext:value-type="float">
            <text:p>33.43199</text:p>
          </table:table-cell>
          <table:table-cell office:value-type="float" office:value="-243.2553" calcext:value-type="float">
            <text:p>-243.2553</text:p>
          </table:table-cell>
          <table:table-cell office:value-type="float" office:value="728.6652" calcext:value-type="float">
            <text:p>728.6652</text:p>
          </table:table-cell>
          <table:table-cell office:value-type="float" office:value="-161.4554" calcext:value-type="float">
            <text:p>-161.4554</text:p>
          </table:table-cell>
          <table:table-cell office:value-type="float" office:value="46.78749" calcext:value-type="float">
            <text:p>46.78749</text:p>
          </table:table-cell>
          <table:table-cell office:value-type="float" office:value="19.47506" calcext:value-type="float">
            <text:p>19.47506</text:p>
          </table:table-cell>
          <table:table-cell office:value-type="float" office:value="0.1226896" calcext:value-type="float">
            <text:p>0.1226896</text:p>
          </table:table-cell>
          <table:table-cell office:value-type="float" office:value="9.19095" calcext:value-type="float">
            <text:p>9.19095</text:p>
          </table:table-cell>
          <table:table-cell office:value-type="float" office:value="0.03715999" calcext:value-type="float">
            <text:p>0.03715999</text:p>
          </table:table-cell>
          <table:table-cell office:value-type="float" office:value="0.0004261318" calcext:value-type="float">
            <text:p>0.0004261318</text:p>
          </table:table-cell>
          <table:table-cell office:value-type="float" office:value="0.6026344" calcext:value-type="float">
            <text:p>0.6026344</text:p>
          </table:table-cell>
          <table:table-cell office:value-type="float" office:value="370" calcext:value-type="float">
            <text:p>370</text:p>
          </table:table-cell>
          <table:table-cell office:value-type="float" office:value="437.9079" calcext:value-type="float">
            <text:p>437.9079</text:p>
          </table:table-cell>
          <table:table-cell office:value-type="float" office:value="0" calcext:value-type="float">
            <text:p>0</text:p>
          </table:table-cell>
          <table:table-cell office:value-type="float" office:value="342.2507" calcext:value-type="float">
            <text:p>342.2507</text:p>
          </table:table-cell>
          <table:table-cell office:value-type="float" office:value="1111.85" calcext:value-type="float">
            <text:p>1111.85</text:p>
          </table:table-cell>
          <table:table-cell office:value-type="float" office:value="1350.378" calcext:value-type="float">
            <text:p>1350.378</text:p>
          </table:table-cell>
          <table:table-cell office:value-type="float" office:value="1216.11" calcext:value-type="float">
            <text:p>1216.11</text:p>
          </table:table-cell>
          <table:table-cell office:value-type="float" office:value="708.3897" calcext:value-type="float">
            <text:p>708.3897</text:p>
          </table:table-cell>
          <table:table-cell office:value-type="float" office:value="1087.156" calcext:value-type="float">
            <text:p>1087.156</text:p>
          </table:table-cell>
          <table:table-cell office:value-type="float" office:value="405.3303" calcext:value-type="float">
            <text:p>405.3303</text:p>
          </table:table-cell>
          <table:table-cell office:value-type="float" office:value="1816.679" calcext:value-type="float">
            <text:p>1816.679</text:p>
          </table:table-cell>
          <table:table-cell office:value-type="float" office:value="2057.769" calcext:value-type="float">
            <text:p>2057.769</text:p>
          </table:table-cell>
          <table:table-cell office:value-type="float" office:value="1652.028" calcext:value-type="float">
            <text:p>1652.028</text:p>
          </table:table-cell>
          <table:table-cell office:value-type="float" office:value="580.9437" calcext:value-type="float">
            <text:p>580.9437</text:p>
          </table:table-cell>
          <table:table-cell office:value-type="float" office:value="572.3465" calcext:value-type="float">
            <text:p>572.3465</text:p>
          </table:table-cell>
          <table:table-cell office:value-type="float" office:value="142.4534" calcext:value-type="float">
            <text:p>142.4534</text:p>
          </table:table-cell>
          <table:table-cell office:value-type="float" office:value="35.58188" calcext:value-type="float">
            <text:p>35.58188</text:p>
          </table:table-cell>
          <table:table-cell office:value-type="float" office:value="0" calcext:value-type="float">
            <text:p>0</text:p>
          </table:table-cell>
          <table:table-cell office:value-type="float" office:value="-0.002670194" calcext:value-type="float">
            <text:p>-0.002670194</text:p>
          </table:table-cell>
          <table:table-cell office:value-type="float" office:value="0" calcext:value-type="float">
            <text:p>0</text:p>
          </table:table-cell>
          <table:table-cell office:value-type="float" office:value="3.470392" calcext:value-type="float">
            <text:p>3.470392</text:p>
          </table:table-cell>
          <table:table-cell office:value-type="float" office:value="1048.391" calcext:value-type="float">
            <text:p>1048.391</text:p>
          </table:table-cell>
          <table:table-cell office:value-type="float" office:value="-519.1262" calcext:value-type="float">
            <text:p>-519.1262</text:p>
          </table:table-cell>
          <table:table-cell office:value-type="float" office:value="529.2643" calcext:value-type="float">
            <text:p>529.2643</text:p>
          </table:table-cell>
          <table:table-cell office:value-type="float" office:value="-87.93623" calcext:value-type="float">
            <text:p>-87.93623</text:p>
          </table:table-cell>
          <table:table-cell office:value-type="float" office:value="0" calcext:value-type="float">
            <text:p>0</text:p>
          </table:table-cell>
          <table:table-cell office:value-type="float" office:value="15.70298" calcext:value-type="float">
            <text:p>15.7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6" calcext:value-type="float">
            <text:p>6082006</text:p>
          </table:table-cell>
          <table:table-cell office:value-type="float" office:value="104.8572" calcext:value-type="float">
            <text:p>104.8572</text:p>
          </table:table-cell>
          <table:table-cell office:value-type="float" office:value="12993.42" calcext:value-type="float">
            <text:p>12993.42</text:p>
          </table:table-cell>
          <table:table-cell office:value-type="float" office:value="0" calcext:value-type="float">
            <text:p>0</text:p>
          </table:table-cell>
          <table:table-cell office:value-type="float" office:value="33.71964" calcext:value-type="float">
            <text:p>33.71964</text:p>
          </table:table-cell>
          <table:table-cell office:value-type="float" office:value="-245.7957" calcext:value-type="float">
            <text:p>-245.7957</text:p>
          </table:table-cell>
          <table:table-cell office:value-type="float" office:value="733.8524" calcext:value-type="float">
            <text:p>733.8524</text:p>
          </table:table-cell>
          <table:table-cell office:value-type="float" office:value="-163.707" calcext:value-type="float">
            <text:p>-163.707</text:p>
          </table:table-cell>
          <table:table-cell office:value-type="float" office:value="46.87858" calcext:value-type="float">
            <text:p>46.87858</text:p>
          </table:table-cell>
          <table:table-cell office:value-type="float" office:value="19.47319" calcext:value-type="float">
            <text:p>19.47319</text:p>
          </table:table-cell>
          <table:table-cell office:value-type="float" office:value="0.1232894" calcext:value-type="float">
            <text:p>0.1232894</text:p>
          </table:table-cell>
          <table:table-cell office:value-type="float" office:value="9.238125" calcext:value-type="float">
            <text:p>9.238125</text:p>
          </table:table-cell>
          <table:table-cell office:value-type="float" office:value="0.03717411" calcext:value-type="float">
            <text:p>0.03717411</text:p>
          </table:table-cell>
          <table:table-cell office:value-type="float" office:value="0.0004828397" calcext:value-type="float">
            <text:p>0.0004828397</text:p>
          </table:table-cell>
          <table:table-cell office:value-type="float" office:value="0.600216" calcext:value-type="float">
            <text:p>0.600216</text:p>
          </table:table-cell>
          <table:table-cell office:value-type="float" office:value="370" calcext:value-type="float">
            <text:p>370</text:p>
          </table:table-cell>
          <table:table-cell office:value-type="float" office:value="450.8419" calcext:value-type="float">
            <text:p>450.8419</text:p>
          </table:table-cell>
          <table:table-cell office:value-type="float" office:value="0" calcext:value-type="float">
            <text:p>0</text:p>
          </table:table-cell>
          <table:table-cell office:value-type="float" office:value="342.1201" calcext:value-type="float">
            <text:p>342.1201</text:p>
          </table:table-cell>
          <table:table-cell office:value-type="float" office:value="1111.768" calcext:value-type="float">
            <text:p>1111.768</text:p>
          </table:table-cell>
          <table:table-cell office:value-type="float" office:value="1350.298" calcext:value-type="float">
            <text:p>1350.298</text:p>
          </table:table-cell>
          <table:table-cell office:value-type="float" office:value="1216.064" calcext:value-type="float">
            <text:p>1216.064</text:p>
          </table:table-cell>
          <table:table-cell office:value-type="float" office:value="708.3692" calcext:value-type="float">
            <text:p>708.3692</text:p>
          </table:table-cell>
          <table:table-cell office:value-type="float" office:value="1087.132" calcext:value-type="float">
            <text:p>1087.132</text:p>
          </table:table-cell>
          <table:table-cell office:value-type="float" office:value="405.3331" calcext:value-type="float">
            <text:p>405.3331</text:p>
          </table:table-cell>
          <table:table-cell office:value-type="float" office:value="1816.642" calcext:value-type="float">
            <text:p>1816.642</text:p>
          </table:table-cell>
          <table:table-cell office:value-type="float" office:value="2057.723" calcext:value-type="float">
            <text:p>2057.723</text:p>
          </table:table-cell>
          <table:table-cell office:value-type="float" office:value="1651.997" calcext:value-type="float">
            <text:p>1651.997</text:p>
          </table:table-cell>
          <table:table-cell office:value-type="float" office:value="580.9381" calcext:value-type="float">
            <text:p>580.9381</text:p>
          </table:table-cell>
          <table:table-cell office:value-type="float" office:value="572.3856" calcext:value-type="float">
            <text:p>572.3856</text:p>
          </table:table-cell>
          <table:table-cell office:value-type="float" office:value="142.4534" calcext:value-type="float">
            <text:p>142.4534</text:p>
          </table:table-cell>
          <table:table-cell office:value-type="float" office:value="35.58189" calcext:value-type="float">
            <text:p>35.58189</text:p>
          </table:table-cell>
          <table:table-cell office:value-type="float" office:value="0" calcext:value-type="float">
            <text:p>0</text:p>
          </table:table-cell>
          <table:table-cell office:value-type="float" office:value="-0.002700678" calcext:value-type="float">
            <text:p>-0.002700678</text:p>
          </table:table-cell>
          <table:table-cell office:value-type="float" office:value="0" calcext:value-type="float">
            <text:p>0</text:p>
          </table:table-cell>
          <table:table-cell office:value-type="float" office:value="3.499097" calcext:value-type="float">
            <text:p>3.499097</text:p>
          </table:table-cell>
          <table:table-cell office:value-type="float" office:value="1071.74" calcext:value-type="float">
            <text:p>1071.74</text:p>
          </table:table-cell>
          <table:table-cell office:value-type="float" office:value="-529.2089" calcext:value-type="float">
            <text:p>-529.2089</text:p>
          </table:table-cell>
          <table:table-cell office:value-type="float" office:value="542.5315" calcext:value-type="float">
            <text:p>542.5315</text:p>
          </table:table-cell>
          <table:table-cell office:value-type="float" office:value="-88.6105" calcext:value-type="float">
            <text:p>-88.6105</text:p>
          </table:table-cell>
          <table:table-cell office:value-type="float" office:value="0" calcext:value-type="float">
            <text:p>0</text:p>
          </table:table-cell>
          <table:table-cell office:value-type="float" office:value="16.09159" calcext:value-type="float">
            <text:p>16.0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6" calcext:value-type="float">
            <text:p>7082006</text:p>
          </table:table-cell>
          <table:table-cell office:value-type="float" office:value="104.4657" calcext:value-type="float">
            <text:p>104.4657</text:p>
          </table:table-cell>
          <table:table-cell office:value-type="float" office:value="12986.48" calcext:value-type="float">
            <text:p>12986.48</text:p>
          </table:table-cell>
          <table:table-cell office:value-type="float" office:value="0" calcext:value-type="float">
            <text:p>0</text:p>
          </table:table-cell>
          <table:table-cell office:value-type="float" office:value="34.08151" calcext:value-type="float">
            <text:p>34.08151</text:p>
          </table:table-cell>
          <table:table-cell office:value-type="float" office:value="-247.6379" calcext:value-type="float">
            <text:p>-247.6379</text:p>
          </table:table-cell>
          <table:table-cell office:value-type="float" office:value="732.9236" calcext:value-type="float">
            <text:p>732.9236</text:p>
          </table:table-cell>
          <table:table-cell office:value-type="float" office:value="-166.0233" calcext:value-type="float">
            <text:p>-166.0233</text:p>
          </table:table-cell>
          <table:table-cell office:value-type="float" office:value="47.00047" calcext:value-type="float">
            <text:p>47.00047</text:p>
          </table:table-cell>
          <table:table-cell office:value-type="float" office:value="19.47104" calcext:value-type="float">
            <text:p>19.47104</text:p>
          </table:table-cell>
          <table:table-cell office:value-type="float" office:value="0.1234807" calcext:value-type="float">
            <text:p>0.1234807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2" calcext:value-type="float">
            <text:p>0.03722812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94694" calcext:value-type="float">
            <text:p>0.5994694</text:p>
          </table:table-cell>
          <table:table-cell office:value-type="float" office:value="370" calcext:value-type="float">
            <text:p>370</text:p>
          </table:table-cell>
          <table:table-cell office:value-type="float" office:value="459.1972" calcext:value-type="float">
            <text:p>459.1972</text:p>
          </table:table-cell>
          <table:table-cell office:value-type="float" office:value="0" calcext:value-type="float">
            <text:p>0</text:p>
          </table:table-cell>
          <table:table-cell office:value-type="float" office:value="343.9518" calcext:value-type="float">
            <text:p>343.9518</text:p>
          </table:table-cell>
          <table:table-cell office:value-type="float" office:value="1111.454" calcext:value-type="float">
            <text:p>1111.454</text:p>
          </table:table-cell>
          <table:table-cell office:value-type="float" office:value="1349.355" calcext:value-type="float">
            <text:p>1349.355</text:p>
          </table:table-cell>
          <table:table-cell office:value-type="float" office:value="1215.777" calcext:value-type="float">
            <text:p>1215.777</text:p>
          </table:table-cell>
          <table:table-cell office:value-type="float" office:value="704.3066" calcext:value-type="float">
            <text:p>704.3066</text:p>
          </table:table-cell>
          <table:table-cell office:value-type="float" office:value="1085.497" calcext:value-type="float">
            <text:p>1085.497</text:p>
          </table:table-cell>
          <table:table-cell office:value-type="float" office:value="405.9065" calcext:value-type="float">
            <text:p>405.9065</text:p>
          </table:table-cell>
          <table:table-cell office:value-type="float" office:value="1816.181" calcext:value-type="float">
            <text:p>1816.181</text:p>
          </table:table-cell>
          <table:table-cell office:value-type="float" office:value="2057.005" calcext:value-type="float">
            <text:p>2057.005</text:p>
          </table:table-cell>
          <table:table-cell office:value-type="float" office:value="1651.311" calcext:value-type="float">
            <text:p>1651.311</text:p>
          </table:table-cell>
          <table:table-cell office:value-type="float" office:value="580.7264" calcext:value-type="float">
            <text:p>580.7264</text:p>
          </table:table-cell>
          <table:table-cell office:value-type="float" office:value="572.0813" calcext:value-type="float">
            <text:p>572.0813</text:p>
          </table:table-cell>
          <table:table-cell office:value-type="float" office:value="142.3681" calcext:value-type="float">
            <text:p>142.3681</text:p>
          </table:table-cell>
          <table:table-cell office:value-type="float" office:value="35.55344" calcext:value-type="float">
            <text:p>35.55344</text:p>
          </table:table-cell>
          <table:table-cell office:value-type="float" office:value="0" calcext:value-type="float">
            <text:p>0</text:p>
          </table:table-cell>
          <table:table-cell office:value-type="float" office:value="-0.002749044" calcext:value-type="float">
            <text:p>-0.002749044</text:p>
          </table:table-cell>
          <table:table-cell office:value-type="float" office:value="0" calcext:value-type="float">
            <text:p>0</text:p>
          </table:table-cell>
          <table:table-cell office:value-type="float" office:value="3.525646" calcext:value-type="float">
            <text:p>3.525646</text:p>
          </table:table-cell>
          <table:table-cell office:value-type="float" office:value="1095.765" calcext:value-type="float">
            <text:p>1095.765</text:p>
          </table:table-cell>
          <table:table-cell office:value-type="float" office:value="-538.3787" calcext:value-type="float">
            <text:p>-538.3787</text:p>
          </table:table-cell>
          <table:table-cell office:value-type="float" office:value="557.3859" calcext:value-type="float">
            <text:p>557.3859</text:p>
          </table:table-cell>
          <table:table-cell office:value-type="float" office:value="-89.29832" calcext:value-type="float">
            <text:p>-89.29832</text:p>
          </table:table-cell>
          <table:table-cell office:value-type="float" office:value="0" calcext:value-type="float">
            <text:p>0</text:p>
          </table:table-cell>
          <table:table-cell office:value-type="float" office:value="17.25323" calcext:value-type="float">
            <text:p>17.25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6" calcext:value-type="float">
            <text:p>8082006</text:p>
          </table:table-cell>
          <table:table-cell office:value-type="float" office:value="104.5249" calcext:value-type="float">
            <text:p>104.5249</text:p>
          </table:table-cell>
          <table:table-cell office:value-type="float" office:value="12986.15" calcext:value-type="float">
            <text:p>12986.15</text:p>
          </table:table-cell>
          <table:table-cell office:value-type="float" office:value="0" calcext:value-type="float">
            <text:p>0</text:p>
          </table:table-cell>
          <table:table-cell office:value-type="float" office:value="34.53583" calcext:value-type="float">
            <text:p>34.53583</text:p>
          </table:table-cell>
          <table:table-cell office:value-type="float" office:value="-250.0643" calcext:value-type="float">
            <text:p>-250.0643</text:p>
          </table:table-cell>
          <table:table-cell office:value-type="float" office:value="740.2139" calcext:value-type="float">
            <text:p>740.2139</text:p>
          </table:table-cell>
          <table:table-cell office:value-type="float" office:value="-168.4729" calcext:value-type="float">
            <text:p>-168.4729</text:p>
          </table:table-cell>
          <table:table-cell office:value-type="float" office:value="47.15548" calcext:value-type="float">
            <text:p>47.15548</text:p>
          </table:table-cell>
          <table:table-cell office:value-type="float" office:value="19.46901" calcext:value-type="float">
            <text:p>19.46901</text:p>
          </table:table-cell>
          <table:table-cell office:value-type="float" office:value="0.1237021" calcext:value-type="float">
            <text:p>0.1237021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6" calcext:value-type="float">
            <text:p>0.0372281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87218" calcext:value-type="float">
            <text:p>0.5987218</text:p>
          </table:table-cell>
          <table:table-cell office:value-type="float" office:value="370" calcext:value-type="float">
            <text:p>370</text:p>
          </table:table-cell>
          <table:table-cell office:value-type="float" office:value="472.4406" calcext:value-type="float">
            <text:p>472.4406</text:p>
          </table:table-cell>
          <table:table-cell office:value-type="float" office:value="0" calcext:value-type="float">
            <text:p>0</text:p>
          </table:table-cell>
          <table:table-cell office:value-type="float" office:value="343.8712" calcext:value-type="float">
            <text:p>343.8712</text:p>
          </table:table-cell>
          <table:table-cell office:value-type="float" office:value="1111.41" calcext:value-type="float">
            <text:p>1111.41</text:p>
          </table:table-cell>
          <table:table-cell office:value-type="float" office:value="1349.299" calcext:value-type="float">
            <text:p>1349.299</text:p>
          </table:table-cell>
          <table:table-cell office:value-type="float" office:value="1215.746" calcext:value-type="float">
            <text:p>1215.746</text:p>
          </table:table-cell>
          <table:table-cell office:value-type="float" office:value="704.3065" calcext:value-type="float">
            <text:p>704.3065</text:p>
          </table:table-cell>
          <table:table-cell office:value-type="float" office:value="1085.489" calcext:value-type="float">
            <text:p>1085.489</text:p>
          </table:table-cell>
          <table:table-cell office:value-type="float" office:value="405.9206" calcext:value-type="float">
            <text:p>405.9206</text:p>
          </table:table-cell>
          <table:table-cell office:value-type="float" office:value="1816.152" calcext:value-type="float">
            <text:p>1816.152</text:p>
          </table:table-cell>
          <table:table-cell office:value-type="float" office:value="2056.962" calcext:value-type="float">
            <text:p>2056.962</text:p>
          </table:table-cell>
          <table:table-cell office:value-type="float" office:value="1651.28" calcext:value-type="float">
            <text:p>1651.28</text:p>
          </table:table-cell>
          <table:table-cell office:value-type="float" office:value="580.7215" calcext:value-type="float">
            <text:p>580.7215</text:p>
          </table:table-cell>
          <table:table-cell office:value-type="float" office:value="572.1223" calcext:value-type="float">
            <text:p>572.1223</text:p>
          </table:table-cell>
          <table:table-cell office:value-type="float" office:value="142.3681" calcext:value-type="float">
            <text:p>142.3681</text:p>
          </table:table-cell>
          <table:table-cell office:value-type="float" office:value="35.55343" calcext:value-type="float">
            <text:p>35.55343</text:p>
          </table:table-cell>
          <table:table-cell office:value-type="float" office:value="0" calcext:value-type="float">
            <text:p>0</text:p>
          </table:table-cell>
          <table:table-cell office:value-type="float" office:value="-0.002841504" calcext:value-type="float">
            <text:p>-0.002841504</text:p>
          </table:table-cell>
          <table:table-cell office:value-type="float" office:value="0" calcext:value-type="float">
            <text:p>0</text:p>
          </table:table-cell>
          <table:table-cell office:value-type="float" office:value="3.553218" calcext:value-type="float">
            <text:p>3.553218</text:p>
          </table:table-cell>
          <table:table-cell office:value-type="float" office:value="1119.583" calcext:value-type="float">
            <text:p>1119.583</text:p>
          </table:table-cell>
          <table:table-cell office:value-type="float" office:value="-548.983" calcext:value-type="float">
            <text:p>-548.983</text:p>
          </table:table-cell>
          <table:table-cell office:value-type="float" office:value="570.6003" calcext:value-type="float">
            <text:p>570.6003</text:p>
          </table:table-cell>
          <table:table-cell office:value-type="float" office:value="-89.99541" calcext:value-type="float">
            <text:p>-89.99541</text:p>
          </table:table-cell>
          <table:table-cell office:value-type="float" office:value="0" calcext:value-type="float">
            <text:p>0</text:p>
          </table:table-cell>
          <table:table-cell office:value-type="float" office:value="17.97366" calcext:value-type="float">
            <text:p>17.9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6" calcext:value-type="float">
            <text:p>9082006</text:p>
          </table:table-cell>
          <table:table-cell office:value-type="float" office:value="104.9536" calcext:value-type="float">
            <text:p>104.9536</text:p>
          </table:table-cell>
          <table:table-cell office:value-type="float" office:value="12985.78" calcext:value-type="float">
            <text:p>12985.78</text:p>
          </table:table-cell>
          <table:table-cell office:value-type="float" office:value="0" calcext:value-type="float">
            <text:p>0</text:p>
          </table:table-cell>
          <table:table-cell office:value-type="float" office:value="35.42525" calcext:value-type="float">
            <text:p>35.42525</text:p>
          </table:table-cell>
          <table:table-cell office:value-type="float" office:value="-254.0411" calcext:value-type="float">
            <text:p>-254.0411</text:p>
          </table:table-cell>
          <table:table-cell office:value-type="float" office:value="750.6202" calcext:value-type="float">
            <text:p>750.6202</text:p>
          </table:table-cell>
          <table:table-cell office:value-type="float" office:value="-171.3564" calcext:value-type="float">
            <text:p>-171.3564</text:p>
          </table:table-cell>
          <table:table-cell office:value-type="float" office:value="47.34432" calcext:value-type="float">
            <text:p>47.34432</text:p>
          </table:table-cell>
          <table:table-cell office:value-type="float" office:value="19.87516" calcext:value-type="float">
            <text:p>19.87516</text:p>
          </table:table-cell>
          <table:table-cell office:value-type="float" office:value="0.1240889" calcext:value-type="float">
            <text:p>0.1240889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6" calcext:value-type="float">
            <text:p>0.0372281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59923" calcext:value-type="float">
            <text:p>0.5959923</text:p>
          </table:table-cell>
          <table:table-cell office:value-type="float" office:value="370" calcext:value-type="float">
            <text:p>370</text:p>
          </table:table-cell>
          <table:table-cell office:value-type="float" office:value="480.5278" calcext:value-type="float">
            <text:p>480.5278</text:p>
          </table:table-cell>
          <table:table-cell office:value-type="float" office:value="0" calcext:value-type="float">
            <text:p>0</text:p>
          </table:table-cell>
          <table:table-cell office:value-type="float" office:value="343.765" calcext:value-type="float">
            <text:p>343.765</text:p>
          </table:table-cell>
          <table:table-cell office:value-type="float" office:value="1111.345" calcext:value-type="float">
            <text:p>1111.345</text:p>
          </table:table-cell>
          <table:table-cell office:value-type="float" office:value="1349.194" calcext:value-type="float">
            <text:p>1349.194</text:p>
          </table:table-cell>
          <table:table-cell office:value-type="float" office:value="1215.711" calcext:value-type="float">
            <text:p>1215.711</text:p>
          </table:table-cell>
          <table:table-cell office:value-type="float" office:value="704.3113" calcext:value-type="float">
            <text:p>704.3113</text:p>
          </table:table-cell>
          <table:table-cell office:value-type="float" office:value="1085.486" calcext:value-type="float">
            <text:p>1085.486</text:p>
          </table:table-cell>
          <table:table-cell office:value-type="float" office:value="405.9398" calcext:value-type="float">
            <text:p>405.9398</text:p>
          </table:table-cell>
          <table:table-cell office:value-type="float" office:value="1816.127" calcext:value-type="float">
            <text:p>1816.127</text:p>
          </table:table-cell>
          <table:table-cell office:value-type="float" office:value="2056.921" calcext:value-type="float">
            <text:p>2056.921</text:p>
          </table:table-cell>
          <table:table-cell office:value-type="float" office:value="1651.25" calcext:value-type="float">
            <text:p>1651.25</text:p>
          </table:table-cell>
          <table:table-cell office:value-type="float" office:value="580.7168" calcext:value-type="float">
            <text:p>580.7168</text:p>
          </table:table-cell>
          <table:table-cell office:value-type="float" office:value="572.1651" calcext:value-type="float">
            <text:p>572.1651</text:p>
          </table:table-cell>
          <table:table-cell office:value-type="float" office:value="142.3681" calcext:value-type="float">
            <text:p>142.3681</text:p>
          </table:table-cell>
          <table:table-cell office:value-type="float" office:value="35.55346" calcext:value-type="float">
            <text:p>35.55346</text:p>
          </table:table-cell>
          <table:table-cell office:value-type="float" office:value="0" calcext:value-type="float">
            <text:p>0</text:p>
          </table:table-cell>
          <table:table-cell office:value-type="float" office:value="-0.002895941" calcext:value-type="float">
            <text:p>-0.002895941</text:p>
          </table:table-cell>
          <table:table-cell office:value-type="float" office:value="0" calcext:value-type="float">
            <text:p>0</text:p>
          </table:table-cell>
          <table:table-cell office:value-type="float" office:value="3.570555" calcext:value-type="float">
            <text:p>3.570555</text:p>
          </table:table-cell>
          <table:table-cell office:value-type="float" office:value="1142.576" calcext:value-type="float">
            <text:p>1142.576</text:p>
          </table:table-cell>
          <table:table-cell office:value-type="float" office:value="-562.8058" calcext:value-type="float">
            <text:p>-562.8058</text:p>
          </table:table-cell>
          <table:table-cell office:value-type="float" office:value="579.7706" calcext:value-type="float">
            <text:p>579.7706</text:p>
          </table:table-cell>
          <table:table-cell office:value-type="float" office:value="-90.79361" calcext:value-type="float">
            <text:p>-90.79361</text:p>
          </table:table-cell>
          <table:table-cell office:value-type="float" office:value="0" calcext:value-type="float">
            <text:p>0</text:p>
          </table:table-cell>
          <table:table-cell office:value-type="float" office:value="17.68156" calcext:value-type="float">
            <text:p>17.6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6" calcext:value-type="float">
            <text:p>10082006</text:p>
          </table:table-cell>
          <table:table-cell office:value-type="float" office:value="106.5142" calcext:value-type="float">
            <text:p>106.5142</text:p>
          </table:table-cell>
          <table:table-cell office:value-type="float" office:value="12985.4" calcext:value-type="float">
            <text:p>12985.4</text:p>
          </table:table-cell>
          <table:table-cell office:value-type="float" office:value="0" calcext:value-type="float">
            <text:p>0</text:p>
          </table:table-cell>
          <table:table-cell office:value-type="float" office:value="37.43153" calcext:value-type="float">
            <text:p>37.43153</text:p>
          </table:table-cell>
          <table:table-cell office:value-type="float" office:value="-257.9728" calcext:value-type="float">
            <text:p>-257.9728</text:p>
          </table:table-cell>
          <table:table-cell office:value-type="float" office:value="762.1254" calcext:value-type="float">
            <text:p>762.1254</text:p>
          </table:table-cell>
          <table:table-cell office:value-type="float" office:value="-174.1801" calcext:value-type="float">
            <text:p>-174.1801</text:p>
          </table:table-cell>
          <table:table-cell office:value-type="float" office:value="47.51801" calcext:value-type="float">
            <text:p>47.51801</text:p>
          </table:table-cell>
          <table:table-cell office:value-type="float" office:value="21.34293" calcext:value-type="float">
            <text:p>21.34293</text:p>
          </table:table-cell>
          <table:table-cell office:value-type="float" office:value="0.1246086" calcext:value-type="float">
            <text:p>0.1246086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6" calcext:value-type="float">
            <text:p>0.0372281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3342" calcext:value-type="float">
            <text:p>0.593342</text:p>
          </table:table-cell>
          <table:table-cell office:value-type="float" office:value="370" calcext:value-type="float">
            <text:p>370</text:p>
          </table:table-cell>
          <table:table-cell office:value-type="float" office:value="491.0969" calcext:value-type="float">
            <text:p>491.0969</text:p>
          </table:table-cell>
          <table:table-cell office:value-type="float" office:value="0" calcext:value-type="float">
            <text:p>0</text:p>
          </table:table-cell>
          <table:table-cell office:value-type="float" office:value="343.6707" calcext:value-type="float">
            <text:p>343.6707</text:p>
          </table:table-cell>
          <table:table-cell office:value-type="float" office:value="1111.297" calcext:value-type="float">
            <text:p>1111.297</text:p>
          </table:table-cell>
          <table:table-cell office:value-type="float" office:value="1349.098" calcext:value-type="float">
            <text:p>1349.098</text:p>
          </table:table-cell>
          <table:table-cell office:value-type="float" office:value="1215.679" calcext:value-type="float">
            <text:p>1215.679</text:p>
          </table:table-cell>
          <table:table-cell office:value-type="float" office:value="704.3214" calcext:value-type="float">
            <text:p>704.3214</text:p>
          </table:table-cell>
          <table:table-cell office:value-type="float" office:value="1085.487" calcext:value-type="float">
            <text:p>1085.487</text:p>
          </table:table-cell>
          <table:table-cell office:value-type="float" office:value="405.9627" calcext:value-type="float">
            <text:p>405.9627</text:p>
          </table:table-cell>
          <table:table-cell office:value-type="float" office:value="1816.103" calcext:value-type="float">
            <text:p>1816.103</text:p>
          </table:table-cell>
          <table:table-cell office:value-type="float" office:value="2056.882" calcext:value-type="float">
            <text:p>2056.882</text:p>
          </table:table-cell>
          <table:table-cell office:value-type="float" office:value="1651.221" calcext:value-type="float">
            <text:p>1651.221</text:p>
          </table:table-cell>
          <table:table-cell office:value-type="float" office:value="580.7124" calcext:value-type="float">
            <text:p>580.7124</text:p>
          </table:table-cell>
          <table:table-cell office:value-type="float" office:value="572.2121" calcext:value-type="float">
            <text:p>572.2121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35.55348" calcext:value-type="float">
            <text:p>35.55348</text:p>
          </table:table-cell>
          <table:table-cell office:value-type="float" office:value="0" calcext:value-type="float">
            <text:p>0</text:p>
          </table:table-cell>
          <table:table-cell office:value-type="float" office:value="-0.002923117" calcext:value-type="float">
            <text:p>-0.002923117</text:p>
          </table:table-cell>
          <table:table-cell office:value-type="float" office:value="0" calcext:value-type="float">
            <text:p>0</text:p>
          </table:table-cell>
          <table:table-cell office:value-type="float" office:value="3.541116" calcext:value-type="float">
            <text:p>3.541116</text:p>
          </table:table-cell>
          <table:table-cell office:value-type="float" office:value="1165.87" calcext:value-type="float">
            <text:p>1165.87</text:p>
          </table:table-cell>
          <table:table-cell office:value-type="float" office:value="-574.436" calcext:value-type="float">
            <text:p>-574.436</text:p>
          </table:table-cell>
          <table:table-cell office:value-type="float" office:value="591.434" calcext:value-type="float">
            <text:p>591.434</text:p>
          </table:table-cell>
          <table:table-cell office:value-type="float" office:value="-91.58214" calcext:value-type="float">
            <text:p>-91.58214</text:p>
          </table:table-cell>
          <table:table-cell office:value-type="float" office:value="0" calcext:value-type="float">
            <text:p>0</text:p>
          </table:table-cell>
          <table:table-cell office:value-type="float" office:value="17.36395" calcext:value-type="float">
            <text:p>17.36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6" calcext:value-type="float">
            <text:p>11082006</text:p>
          </table:table-cell>
          <table:table-cell office:value-type="float" office:value="108.6506" calcext:value-type="float">
            <text:p>108.6506</text:p>
          </table:table-cell>
          <table:table-cell office:value-type="float" office:value="12985.03" calcext:value-type="float">
            <text:p>12985.03</text:p>
          </table:table-cell>
          <table:table-cell office:value-type="float" office:value="0" calcext:value-type="float">
            <text:p>0</text:p>
          </table:table-cell>
          <table:table-cell office:value-type="float" office:value="39.9896" calcext:value-type="float">
            <text:p>39.9896</text:p>
          </table:table-cell>
          <table:table-cell office:value-type="float" office:value="-261.8916" calcext:value-type="float">
            <text:p>-261.8916</text:p>
          </table:table-cell>
          <table:table-cell office:value-type="float" office:value="774.0645" calcext:value-type="float">
            <text:p>774.0645</text:p>
          </table:table-cell>
          <table:table-cell office:value-type="float" office:value="-177.0431" calcext:value-type="float">
            <text:p>-177.0431</text:p>
          </table:table-cell>
          <table:table-cell office:value-type="float" office:value="47.66555" calcext:value-type="float">
            <text:p>47.66555</text:p>
          </table:table-cell>
          <table:table-cell office:value-type="float" office:value="23.29741" calcext:value-type="float">
            <text:p>23.29741</text:p>
          </table:table-cell>
          <table:table-cell office:value-type="float" office:value="0.1252818" calcext:value-type="float">
            <text:p>0.1252818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6" calcext:value-type="float">
            <text:p>0.0372281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2005" calcext:value-type="float">
            <text:p>0.592005</text:p>
          </table:table-cell>
          <table:table-cell office:value-type="float" office:value="370" calcext:value-type="float">
            <text:p>370</text:p>
          </table:table-cell>
          <table:table-cell office:value-type="float" office:value="501.2054" calcext:value-type="float">
            <text:p>501.2054</text:p>
          </table:table-cell>
          <table:table-cell office:value-type="float" office:value="0" calcext:value-type="float">
            <text:p>0</text:p>
          </table:table-cell>
          <table:table-cell office:value-type="float" office:value="343.5847" calcext:value-type="float">
            <text:p>343.5847</text:p>
          </table:table-cell>
          <table:table-cell office:value-type="float" office:value="1111.269" calcext:value-type="float">
            <text:p>1111.269</text:p>
          </table:table-cell>
          <table:table-cell office:value-type="float" office:value="1349.026" calcext:value-type="float">
            <text:p>1349.026</text:p>
          </table:table-cell>
          <table:table-cell office:value-type="float" office:value="1215.66" calcext:value-type="float">
            <text:p>1215.66</text:p>
          </table:table-cell>
          <table:table-cell office:value-type="float" office:value="704.3398" calcext:value-type="float">
            <text:p>704.3398</text:p>
          </table:table-cell>
          <table:table-cell office:value-type="float" office:value="1085.497" calcext:value-type="float">
            <text:p>1085.497</text:p>
          </table:table-cell>
          <table:table-cell office:value-type="float" office:value="405.9928" calcext:value-type="float">
            <text:p>405.9928</text:p>
          </table:table-cell>
          <table:table-cell office:value-type="float" office:value="1816.082" calcext:value-type="float">
            <text:p>1816.082</text:p>
          </table:table-cell>
          <table:table-cell office:value-type="float" office:value="2056.844" calcext:value-type="float">
            <text:p>2056.844</text:p>
          </table:table-cell>
          <table:table-cell office:value-type="float" office:value="1651.193" calcext:value-type="float">
            <text:p>1651.193</text:p>
          </table:table-cell>
          <table:table-cell office:value-type="float" office:value="580.7083" calcext:value-type="float">
            <text:p>580.7083</text:p>
          </table:table-cell>
          <table:table-cell office:value-type="float" office:value="572.2661" calcext:value-type="float">
            <text:p>572.2661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35.55349" calcext:value-type="float">
            <text:p>35.55349</text:p>
          </table:table-cell>
          <table:table-cell office:value-type="float" office:value="0" calcext:value-type="float">
            <text:p>0</text:p>
          </table:table-cell>
          <table:table-cell office:value-type="float" office:value="-0.002946401" calcext:value-type="float">
            <text:p>-0.002946401</text:p>
          </table:table-cell>
          <table:table-cell office:value-type="float" office:value="0" calcext:value-type="float">
            <text:p>0</text:p>
          </table:table-cell>
          <table:table-cell office:value-type="float" office:value="3.506086" calcext:value-type="float">
            <text:p>3.506086</text:p>
          </table:table-cell>
          <table:table-cell office:value-type="float" office:value="1188.768" calcext:value-type="float">
            <text:p>1188.768</text:p>
          </table:table-cell>
          <table:table-cell office:value-type="float" office:value="-586.1885" calcext:value-type="float">
            <text:p>-586.1885</text:p>
          </table:table-cell>
          <table:table-cell office:value-type="float" office:value="602.5799" calcext:value-type="float">
            <text:p>602.5799</text:p>
          </table:table-cell>
          <table:table-cell office:value-type="float" office:value="-92.3383" calcext:value-type="float">
            <text:p>-92.3383</text:p>
          </table:table-cell>
          <table:table-cell office:value-type="float" office:value="0" calcext:value-type="float">
            <text:p>0</text:p>
          </table:table-cell>
          <table:table-cell office:value-type="float" office:value="17.06256" calcext:value-type="float">
            <text:p>17.0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6" calcext:value-type="float">
            <text:p>12082006</text:p>
          </table:table-cell>
          <table:table-cell office:value-type="float" office:value="114.018" calcext:value-type="float">
            <text:p>114.018</text:p>
          </table:table-cell>
          <table:table-cell office:value-type="float" office:value="12984.65" calcext:value-type="float">
            <text:p>12984.65</text:p>
          </table:table-cell>
          <table:table-cell office:value-type="float" office:value="0" calcext:value-type="float">
            <text:p>0</text:p>
          </table:table-cell>
          <table:table-cell office:value-type="float" office:value="45.7175" calcext:value-type="float">
            <text:p>45.7175</text:p>
          </table:table-cell>
          <table:table-cell office:value-type="float" office:value="-265.7577" calcext:value-type="float">
            <text:p>-265.7577</text:p>
          </table:table-cell>
          <table:table-cell office:value-type="float" office:value="784.6341" calcext:value-type="float">
            <text:p>784.6341</text:p>
          </table:table-cell>
          <table:table-cell office:value-type="float" office:value="-180.0161" calcext:value-type="float">
            <text:p>-180.0161</text:p>
          </table:table-cell>
          <table:table-cell office:value-type="float" office:value="47.73541" calcext:value-type="float">
            <text:p>47.73541</text:p>
          </table:table-cell>
          <table:table-cell office:value-type="float" office:value="28.32966" calcext:value-type="float">
            <text:p>28.32966</text:p>
          </table:table-cell>
          <table:table-cell office:value-type="float" office:value="0.1261703" calcext:value-type="float">
            <text:p>0.1261703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18" calcext:value-type="float">
            <text:p>0.03722818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2005" calcext:value-type="float">
            <text:p>0.592005</text:p>
          </table:table-cell>
          <table:table-cell office:value-type="float" office:value="370" calcext:value-type="float">
            <text:p>370</text:p>
          </table:table-cell>
          <table:table-cell office:value-type="float" office:value="510.5568" calcext:value-type="float">
            <text:p>510.5568</text:p>
          </table:table-cell>
          <table:table-cell office:value-type="float" office:value="0" calcext:value-type="float">
            <text:p>0</text:p>
          </table:table-cell>
          <table:table-cell office:value-type="float" office:value="343.536" calcext:value-type="float">
            <text:p>343.536</text:p>
          </table:table-cell>
          <table:table-cell office:value-type="float" office:value="1111.266" calcext:value-type="float">
            <text:p>1111.266</text:p>
          </table:table-cell>
          <table:table-cell office:value-type="float" office:value="1348.972" calcext:value-type="float">
            <text:p>1348.972</text:p>
          </table:table-cell>
          <table:table-cell office:value-type="float" office:value="1215.653" calcext:value-type="float">
            <text:p>1215.653</text:p>
          </table:table-cell>
          <table:table-cell office:value-type="float" office:value="704.3689" calcext:value-type="float">
            <text:p>704.3689</text:p>
          </table:table-cell>
          <table:table-cell office:value-type="float" office:value="1085.514" calcext:value-type="float">
            <text:p>1085.514</text:p>
          </table:table-cell>
          <table:table-cell office:value-type="float" office:value="406.0315" calcext:value-type="float">
            <text:p>406.0315</text:p>
          </table:table-cell>
          <table:table-cell office:value-type="float" office:value="1816.064" calcext:value-type="float">
            <text:p>1816.064</text:p>
          </table:table-cell>
          <table:table-cell office:value-type="float" office:value="2056.809" calcext:value-type="float">
            <text:p>2056.809</text:p>
          </table:table-cell>
          <table:table-cell office:value-type="float" office:value="1651.167" calcext:value-type="float">
            <text:p>1651.167</text:p>
          </table:table-cell>
          <table:table-cell office:value-type="float" office:value="580.7046" calcext:value-type="float">
            <text:p>580.7046</text:p>
          </table:table-cell>
          <table:table-cell office:value-type="float" office:value="572.3345" calcext:value-type="float">
            <text:p>572.3345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35.55349" calcext:value-type="float">
            <text:p>35.55349</text:p>
          </table:table-cell>
          <table:table-cell office:value-type="float" office:value="0" calcext:value-type="float">
            <text:p>0</text:p>
          </table:table-cell>
          <table:table-cell office:value-type="float" office:value="-0.002973337" calcext:value-type="float">
            <text:p>-0.002973337</text:p>
          </table:table-cell>
          <table:table-cell office:value-type="float" office:value="0" calcext:value-type="float">
            <text:p>0</text:p>
          </table:table-cell>
          <table:table-cell office:value-type="float" office:value="3.384931" calcext:value-type="float">
            <text:p>3.384931</text:p>
          </table:table-cell>
          <table:table-cell office:value-type="float" office:value="1211.239" calcext:value-type="float">
            <text:p>1211.239</text:p>
          </table:table-cell>
          <table:table-cell office:value-type="float" office:value="-598.4307" calcext:value-type="float">
            <text:p>-598.4307</text:p>
          </table:table-cell>
          <table:table-cell office:value-type="float" office:value="612.8087" calcext:value-type="float">
            <text:p>612.8087</text:p>
          </table:table-cell>
          <table:table-cell office:value-type="float" office:value="-93.04077" calcext:value-type="float">
            <text:p>-93.04077</text:p>
          </table:table-cell>
          <table:table-cell office:value-type="float" office:value="0" calcext:value-type="float">
            <text:p>0</text:p>
          </table:table-cell>
          <table:table-cell office:value-type="float" office:value="16.86702" calcext:value-type="float">
            <text:p>16.8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6" calcext:value-type="float">
            <text:p>13082006</text:p>
          </table:table-cell>
          <table:table-cell office:value-type="float" office:value="116.7964" calcext:value-type="float">
            <text:p>116.7964</text:p>
          </table:table-cell>
          <table:table-cell office:value-type="float" office:value="12984.31" calcext:value-type="float">
            <text:p>12984.31</text:p>
          </table:table-cell>
          <table:table-cell office:value-type="float" office:value="0" calcext:value-type="float">
            <text:p>0</text:p>
          </table:table-cell>
          <table:table-cell office:value-type="float" office:value="48.91145" calcext:value-type="float">
            <text:p>48.91145</text:p>
          </table:table-cell>
          <table:table-cell office:value-type="float" office:value="-268.9566" calcext:value-type="float">
            <text:p>-268.9566</text:p>
          </table:table-cell>
          <table:table-cell office:value-type="float" office:value="792.0114" calcext:value-type="float">
            <text:p>792.0114</text:p>
          </table:table-cell>
          <table:table-cell office:value-type="float" office:value="-183.0215" calcext:value-type="float">
            <text:p>-183.0215</text:p>
          </table:table-cell>
          <table:table-cell office:value-type="float" office:value="47.87723" calcext:value-type="float">
            <text:p>47.87723</text:p>
          </table:table-cell>
          <table:table-cell office:value-type="float" office:value="30.71133" calcext:value-type="float">
            <text:p>30.71133</text:p>
          </table:table-cell>
          <table:table-cell office:value-type="float" office:value="0.1266632" calcext:value-type="float">
            <text:p>0.1266632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46" calcext:value-type="float">
            <text:p>0.0372284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92005" calcext:value-type="float">
            <text:p>0.592005</text:p>
          </table:table-cell>
          <table:table-cell office:value-type="float" office:value="370" calcext:value-type="float">
            <text:p>370</text:p>
          </table:table-cell>
          <table:table-cell office:value-type="float" office:value="521.6107" calcext:value-type="float">
            <text:p>521.6107</text:p>
          </table:table-cell>
          <table:table-cell office:value-type="float" office:value="0" calcext:value-type="float">
            <text:p>0</text:p>
          </table:table-cell>
          <table:table-cell office:value-type="float" office:value="343.4335" calcext:value-type="float">
            <text:p>343.4335</text:p>
          </table:table-cell>
          <table:table-cell office:value-type="float" office:value="1111.293" calcext:value-type="float">
            <text:p>1111.293</text:p>
          </table:table-cell>
          <table:table-cell office:value-type="float" office:value="1348.947" calcext:value-type="float">
            <text:p>1348.947</text:p>
          </table:table-cell>
          <table:table-cell office:value-type="float" office:value="1215.671" calcext:value-type="float">
            <text:p>1215.671</text:p>
          </table:table-cell>
          <table:table-cell office:value-type="float" office:value="704.4131" calcext:value-type="float">
            <text:p>704.4131</text:p>
          </table:table-cell>
          <table:table-cell office:value-type="float" office:value="1085.541" calcext:value-type="float">
            <text:p>1085.541</text:p>
          </table:table-cell>
          <table:table-cell office:value-type="float" office:value="406.0784" calcext:value-type="float">
            <text:p>406.0784</text:p>
          </table:table-cell>
          <table:table-cell office:value-type="float" office:value="1816.051" calcext:value-type="float">
            <text:p>1816.051</text:p>
          </table:table-cell>
          <table:table-cell office:value-type="float" office:value="2056.775" calcext:value-type="float">
            <text:p>2056.775</text:p>
          </table:table-cell>
          <table:table-cell office:value-type="float" office:value="1651.142" calcext:value-type="float">
            <text:p>1651.142</text:p>
          </table:table-cell>
          <table:table-cell office:value-type="float" office:value="580.7014" calcext:value-type="float">
            <text:p>580.7014</text:p>
          </table:table-cell>
          <table:table-cell office:value-type="float" office:value="572.4266" calcext:value-type="float">
            <text:p>572.4266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35.55349" calcext:value-type="float">
            <text:p>35.55349</text:p>
          </table:table-cell>
          <table:table-cell office:value-type="float" office:value="0" calcext:value-type="float">
            <text:p>0</text:p>
          </table:table-cell>
          <table:table-cell office:value-type="float" office:value="-0.003000774" calcext:value-type="float">
            <text:p>-0.003000774</text:p>
          </table:table-cell>
          <table:table-cell office:value-type="float" office:value="0" calcext:value-type="float">
            <text:p>0</text:p>
          </table:table-cell>
          <table:table-cell office:value-type="float" office:value="3.322976" calcext:value-type="float">
            <text:p>3.322976</text:p>
          </table:table-cell>
          <table:table-cell office:value-type="float" office:value="1233.37" calcext:value-type="float">
            <text:p>1233.37</text:p>
          </table:table-cell>
          <table:table-cell office:value-type="float" office:value="-609.3213" calcext:value-type="float">
            <text:p>-609.3213</text:p>
          </table:table-cell>
          <table:table-cell office:value-type="float" office:value="624.0485" calcext:value-type="float">
            <text:p>624.0485</text:p>
          </table:table-cell>
          <table:table-cell office:value-type="float" office:value="-93.76991" calcext:value-type="float">
            <text:p>-93.76991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6" calcext:value-type="float">
            <text:p>14082006</text:p>
          </table:table-cell>
          <table:table-cell office:value-type="float" office:value="117.9863" calcext:value-type="float">
            <text:p>117.9863</text:p>
          </table:table-cell>
          <table:table-cell office:value-type="float" office:value="12983.98" calcext:value-type="float">
            <text:p>12983.98</text:p>
          </table:table-cell>
          <table:table-cell office:value-type="float" office:value="0" calcext:value-type="float">
            <text:p>0</text:p>
          </table:table-cell>
          <table:table-cell office:value-type="float" office:value="50.48619" calcext:value-type="float">
            <text:p>50.48619</text:p>
          </table:table-cell>
          <table:table-cell office:value-type="float" office:value="-273.0671" calcext:value-type="float">
            <text:p>-273.0671</text:p>
          </table:table-cell>
          <table:table-cell office:value-type="float" office:value="803.827" calcext:value-type="float">
            <text:p>803.827</text:p>
          </table:table-cell>
          <table:table-cell office:value-type="float" office:value="-185.9496" calcext:value-type="float">
            <text:p>-185.9496</text:p>
          </table:table-cell>
          <table:table-cell office:value-type="float" office:value="47.99858" calcext:value-type="float">
            <text:p>47.99858</text:p>
          </table:table-cell>
          <table:table-cell office:value-type="float" office:value="31.41238" calcext:value-type="float">
            <text:p>31.41238</text:p>
          </table:table-cell>
          <table:table-cell office:value-type="float" office:value="0.127427" calcext:value-type="float">
            <text:p>0.127427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46" calcext:value-type="float">
            <text:p>0.0372284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96375" calcext:value-type="float">
            <text:p>0.5896375</text:p>
          </table:table-cell>
          <table:table-cell office:value-type="float" office:value="370" calcext:value-type="float">
            <text:p>370</text:p>
          </table:table-cell>
          <table:table-cell office:value-type="float" office:value="531.9636" calcext:value-type="float">
            <text:p>531.9636</text:p>
          </table:table-cell>
          <table:table-cell office:value-type="float" office:value="0" calcext:value-type="float">
            <text:p>0</text:p>
          </table:table-cell>
          <table:table-cell office:value-type="float" office:value="343.344" calcext:value-type="float">
            <text:p>343.344</text:p>
          </table:table-cell>
          <table:table-cell office:value-type="float" office:value="1111.338" calcext:value-type="float">
            <text:p>1111.338</text:p>
          </table:table-cell>
          <table:table-cell office:value-type="float" office:value="1348.946" calcext:value-type="float">
            <text:p>1348.946</text:p>
          </table:table-cell>
          <table:table-cell office:value-type="float" office:value="1215.695" calcext:value-type="float">
            <text:p>1215.695</text:p>
          </table:table-cell>
          <table:table-cell office:value-type="float" office:value="704.4767" calcext:value-type="float">
            <text:p>704.4767</text:p>
          </table:table-cell>
          <table:table-cell office:value-type="float" office:value="1085.577" calcext:value-type="float">
            <text:p>1085.577</text:p>
          </table:table-cell>
          <table:table-cell office:value-type="float" office:value="406.1315" calcext:value-type="float">
            <text:p>406.1315</text:p>
          </table:table-cell>
          <table:table-cell office:value-type="float" office:value="1816.043" calcext:value-type="float">
            <text:p>1816.043</text:p>
          </table:table-cell>
          <table:table-cell office:value-type="float" office:value="2056.744" calcext:value-type="float">
            <text:p>2056.744</text:p>
          </table:table-cell>
          <table:table-cell office:value-type="float" office:value="1651.118" calcext:value-type="float">
            <text:p>1651.118</text:p>
          </table:table-cell>
          <table:table-cell office:value-type="float" office:value="580.6984" calcext:value-type="float">
            <text:p>580.6984</text:p>
          </table:table-cell>
          <table:table-cell office:value-type="float" office:value="572.5192" calcext:value-type="float">
            <text:p>572.5192</text:p>
          </table:table-cell>
          <table:table-cell office:value-type="float" office:value="142.368" calcext:value-type="float">
            <text:p>142.368</text:p>
          </table:table-cell>
          <table:table-cell office:value-type="float" office:value="35.55349" calcext:value-type="float">
            <text:p>35.55349</text:p>
          </table:table-cell>
          <table:table-cell office:value-type="float" office:value="0" calcext:value-type="float">
            <text:p>0</text:p>
          </table:table-cell>
          <table:table-cell office:value-type="float" office:value="-0.003014867" calcext:value-type="float">
            <text:p>-0.003014867</text:p>
          </table:table-cell>
          <table:table-cell office:value-type="float" office:value="0" calcext:value-type="float">
            <text:p>0</text:p>
          </table:table-cell>
          <table:table-cell office:value-type="float" office:value="3.312718" calcext:value-type="float">
            <text:p>3.312718</text:p>
          </table:table-cell>
          <table:table-cell office:value-type="float" office:value="1254.936" calcext:value-type="float">
            <text:p>1254.936</text:p>
          </table:table-cell>
          <table:table-cell office:value-type="float" office:value="-619.3589" calcext:value-type="float">
            <text:p>-619.3589</text:p>
          </table:table-cell>
          <table:table-cell office:value-type="float" office:value="635.5768" calcext:value-type="float">
            <text:p>635.5768</text:p>
          </table:table-cell>
          <table:table-cell office:value-type="float" office:value="-94.44684" calcext:value-type="float">
            <text:p>-94.44684</text:p>
          </table:table-cell>
          <table:table-cell office:value-type="float" office:value="0" calcext:value-type="float">
            <text:p>0</text:p>
          </table:table-cell>
          <table:table-cell office:value-type="float" office:value="16.89334" calcext:value-type="float">
            <text:p>16.89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6" calcext:value-type="float">
            <text:p>15082006</text:p>
          </table:table-cell>
          <table:table-cell office:value-type="float" office:value="120.4696" calcext:value-type="float">
            <text:p>120.4696</text:p>
          </table:table-cell>
          <table:table-cell office:value-type="float" office:value="12983.66" calcext:value-type="float">
            <text:p>12983.66</text:p>
          </table:table-cell>
          <table:table-cell office:value-type="float" office:value="0" calcext:value-type="float">
            <text:p>0</text:p>
          </table:table-cell>
          <table:table-cell office:value-type="float" office:value="53.30293" calcext:value-type="float">
            <text:p>53.30293</text:p>
          </table:table-cell>
          <table:table-cell office:value-type="float" office:value="-276.8672" calcext:value-type="float">
            <text:p>-276.8672</text:p>
          </table:table-cell>
          <table:table-cell office:value-type="float" office:value="812.6462" calcext:value-type="float">
            <text:p>812.6462</text:p>
          </table:table-cell>
          <table:table-cell office:value-type="float" office:value="-188.8806" calcext:value-type="float">
            <text:p>-188.8806</text:p>
          </table:table-cell>
          <table:table-cell office:value-type="float" office:value="48.07105" calcext:value-type="float">
            <text:p>48.07105</text:p>
          </table:table-cell>
          <table:table-cell office:value-type="float" office:value="33.30592" calcext:value-type="float">
            <text:p>33.30592</text:p>
          </table:table-cell>
          <table:table-cell office:value-type="float" office:value="0.1284534" calcext:value-type="float">
            <text:p>0.1284534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2859" calcext:value-type="float">
            <text:p>0.03722859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66347" calcext:value-type="float">
            <text:p>0.5866347</text:p>
          </table:table-cell>
          <table:table-cell office:value-type="float" office:value="370" calcext:value-type="float">
            <text:p>370</text:p>
          </table:table-cell>
          <table:table-cell office:value-type="float" office:value="542.0038" calcext:value-type="float">
            <text:p>542.0038</text:p>
          </table:table-cell>
          <table:table-cell office:value-type="float" office:value="0" calcext:value-type="float">
            <text:p>0</text:p>
          </table:table-cell>
          <table:table-cell office:value-type="float" office:value="343.2768" calcext:value-type="float">
            <text:p>343.2768</text:p>
          </table:table-cell>
          <table:table-cell office:value-type="float" office:value="1111.415" calcext:value-type="float">
            <text:p>1111.415</text:p>
          </table:table-cell>
          <table:table-cell office:value-type="float" office:value="1348.962" calcext:value-type="float">
            <text:p>1348.962</text:p>
          </table:table-cell>
          <table:table-cell office:value-type="float" office:value="1215.734" calcext:value-type="float">
            <text:p>1215.734</text:p>
          </table:table-cell>
          <table:table-cell office:value-type="float" office:value="704.5504" calcext:value-type="float">
            <text:p>704.5504</text:p>
          </table:table-cell>
          <table:table-cell office:value-type="float" office:value="1085.621" calcext:value-type="float">
            <text:p>1085.621</text:p>
          </table:table-cell>
          <table:table-cell office:value-type="float" office:value="406.1906" calcext:value-type="float">
            <text:p>406.1906</text:p>
          </table:table-cell>
          <table:table-cell office:value-type="float" office:value="1816.037" calcext:value-type="float">
            <text:p>1816.037</text:p>
          </table:table-cell>
          <table:table-cell office:value-type="float" office:value="2056.714" calcext:value-type="float">
            <text:p>2056.714</text:p>
          </table:table-cell>
          <table:table-cell office:value-type="float" office:value="1651.095" calcext:value-type="float">
            <text:p>1651.095</text:p>
          </table:table-cell>
          <table:table-cell office:value-type="float" office:value="580.6957" calcext:value-type="float">
            <text:p>580.6957</text:p>
          </table:table-cell>
          <table:table-cell office:value-type="float" office:value="572.6064" calcext:value-type="float">
            <text:p>572.6064</text:p>
          </table:table-cell>
          <table:table-cell office:value-type="float" office:value="142.3679" calcext:value-type="float">
            <text:p>142.3679</text:p>
          </table:table-cell>
          <table:table-cell office:value-type="float" office:value="35.55354" calcext:value-type="float">
            <text:p>35.55354</text:p>
          </table:table-cell>
          <table:table-cell office:value-type="float" office:value="0" calcext:value-type="float">
            <text:p>0</text:p>
          </table:table-cell>
          <table:table-cell office:value-type="float" office:value="-0.00302836" calcext:value-type="float">
            <text:p>-0.00302836</text:p>
          </table:table-cell>
          <table:table-cell office:value-type="float" office:value="0" calcext:value-type="float">
            <text:p>0</text:p>
          </table:table-cell>
          <table:table-cell office:value-type="float" office:value="3.259506" calcext:value-type="float">
            <text:p>3.259506</text:p>
          </table:table-cell>
          <table:table-cell office:value-type="float" office:value="1276.114" calcext:value-type="float">
            <text:p>1276.114</text:p>
          </table:table-cell>
          <table:table-cell office:value-type="float" office:value="-629.6357" calcext:value-type="float">
            <text:p>-629.6357</text:p>
          </table:table-cell>
          <table:table-cell office:value-type="float" office:value="646.4778" calcext:value-type="float">
            <text:p>646.4778</text:p>
          </table:table-cell>
          <table:table-cell office:value-type="float" office:value="-95.06623" calcext:value-type="float">
            <text:p>-95.06623</text:p>
          </table:table-cell>
          <table:table-cell office:value-type="float" office:value="0" calcext:value-type="float">
            <text:p>0</text:p>
          </table:table-cell>
          <table:table-cell office:value-type="float" office:value="16.64368" calcext:value-type="float">
            <text:p>16.6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6" calcext:value-type="float">
            <text:p>16082006</text:p>
          </table:table-cell>
          <table:table-cell office:value-type="float" office:value="123.8877" calcext:value-type="float">
            <text:p>123.8877</text:p>
          </table:table-cell>
          <table:table-cell office:value-type="float" office:value="12983.34" calcext:value-type="float">
            <text:p>12983.34</text:p>
          </table:table-cell>
          <table:table-cell office:value-type="float" office:value="0" calcext:value-type="float">
            <text:p>0</text:p>
          </table:table-cell>
          <table:table-cell office:value-type="float" office:value="57.13939" calcext:value-type="float">
            <text:p>57.13939</text:p>
          </table:table-cell>
          <table:table-cell office:value-type="float" office:value="-279.422" calcext:value-type="float">
            <text:p>-279.422</text:p>
          </table:table-cell>
          <table:table-cell office:value-type="float" office:value="815.8245" calcext:value-type="float">
            <text:p>815.8245</text:p>
          </table:table-cell>
          <table:table-cell office:value-type="float" office:value="-191.8299" calcext:value-type="float">
            <text:p>-191.8299</text:p>
          </table:table-cell>
          <table:table-cell office:value-type="float" office:value="48.20418" calcext:value-type="float">
            <text:p>48.20418</text:p>
          </table:table-cell>
          <table:table-cell office:value-type="float" office:value="36.12601" calcext:value-type="float">
            <text:p>36.12601</text:p>
          </table:table-cell>
          <table:table-cell office:value-type="float" office:value="0.1287425" calcext:value-type="float">
            <text:p>0.1287425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6" calcext:value-type="float">
            <text:p>0.0372836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37796" calcext:value-type="float">
            <text:p>0.5837796</text:p>
          </table:table-cell>
          <table:table-cell office:value-type="float" office:value="370" calcext:value-type="float">
            <text:p>370</text:p>
          </table:table-cell>
          <table:table-cell office:value-type="float" office:value="552.1876" calcext:value-type="float">
            <text:p>552.1876</text:p>
          </table:table-cell>
          <table:table-cell office:value-type="float" office:value="0" calcext:value-type="float">
            <text:p>0</text:p>
          </table:table-cell>
          <table:table-cell office:value-type="float" office:value="343.1572" calcext:value-type="float">
            <text:p>343.1572</text:p>
          </table:table-cell>
          <table:table-cell office:value-type="float" office:value="1111.525" calcext:value-type="float">
            <text:p>1111.525</text:p>
          </table:table-cell>
          <table:table-cell office:value-type="float" office:value="1348.974" calcext:value-type="float">
            <text:p>1348.974</text:p>
          </table:table-cell>
          <table:table-cell office:value-type="float" office:value="1215.784" calcext:value-type="float">
            <text:p>1215.784</text:p>
          </table:table-cell>
          <table:table-cell office:value-type="float" office:value="704.6303" calcext:value-type="float">
            <text:p>704.6303</text:p>
          </table:table-cell>
          <table:table-cell office:value-type="float" office:value="1085.671" calcext:value-type="float">
            <text:p>1085.671</text:p>
          </table:table-cell>
          <table:table-cell office:value-type="float" office:value="406.2567" calcext:value-type="float">
            <text:p>406.2567</text:p>
          </table:table-cell>
          <table:table-cell office:value-type="float" office:value="1816.035" calcext:value-type="float">
            <text:p>1816.035</text:p>
          </table:table-cell>
          <table:table-cell office:value-type="float" office:value="2056.691" calcext:value-type="float">
            <text:p>2056.691</text:p>
          </table:table-cell>
          <table:table-cell office:value-type="float" office:value="1651.073" calcext:value-type="float">
            <text:p>1651.073</text:p>
          </table:table-cell>
          <table:table-cell office:value-type="float" office:value="580.6936" calcext:value-type="float">
            <text:p>580.6936</text:p>
          </table:table-cell>
          <table:table-cell office:value-type="float" office:value="572.6896" calcext:value-type="float">
            <text:p>572.6896</text:p>
          </table:table-cell>
          <table:table-cell office:value-type="float" office:value="142.3679" calcext:value-type="float">
            <text:p>142.3679</text:p>
          </table:table-cell>
          <table:table-cell office:value-type="float" office:value="35.55357" calcext:value-type="float">
            <text:p>35.55357</text:p>
          </table:table-cell>
          <table:table-cell office:value-type="float" office:value="0" calcext:value-type="float">
            <text:p>0</text:p>
          </table:table-cell>
          <table:table-cell office:value-type="float" office:value="-0.003079589" calcext:value-type="float">
            <text:p>-0.003079589</text:p>
          </table:table-cell>
          <table:table-cell office:value-type="float" office:value="0" calcext:value-type="float">
            <text:p>0</text:p>
          </table:table-cell>
          <table:table-cell office:value-type="float" office:value="3.183813" calcext:value-type="float">
            <text:p>3.183813</text:p>
          </table:table-cell>
          <table:table-cell office:value-type="float" office:value="1297.189" calcext:value-type="float">
            <text:p>1297.189</text:p>
          </table:table-cell>
          <table:table-cell office:value-type="float" office:value="-640.937" calcext:value-type="float">
            <text:p>-640.937</text:p>
          </table:table-cell>
          <table:table-cell office:value-type="float" office:value="656.2522" calcext:value-type="float">
            <text:p>656.2522</text:p>
          </table:table-cell>
          <table:table-cell office:value-type="float" office:value="-95.76463" calcext:value-type="float">
            <text:p>-95.76463</text:p>
          </table:table-cell>
          <table:table-cell office:value-type="float" office:value="0" calcext:value-type="float">
            <text:p>0</text:p>
          </table:table-cell>
          <table:table-cell office:value-type="float" office:value="17.73689" calcext:value-type="float">
            <text:p>17.73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6" calcext:value-type="float">
            <text:p>17082006</text:p>
          </table:table-cell>
          <table:table-cell office:value-type="float" office:value="125.5716" calcext:value-type="float">
            <text:p>125.5716</text:p>
          </table:table-cell>
          <table:table-cell office:value-type="float" office:value="12983" calcext:value-type="float">
            <text:p>12983</text:p>
          </table:table-cell>
          <table:table-cell office:value-type="float" office:value="0" calcext:value-type="float">
            <text:p>0</text:p>
          </table:table-cell>
          <table:table-cell office:value-type="float" office:value="59.28674" calcext:value-type="float">
            <text:p>59.28674</text:p>
          </table:table-cell>
          <table:table-cell office:value-type="float" office:value="-283.4881" calcext:value-type="float">
            <text:p>-283.4881</text:p>
          </table:table-cell>
          <table:table-cell office:value-type="float" office:value="826.1481" calcext:value-type="float">
            <text:p>826.1481</text:p>
          </table:table-cell>
          <table:table-cell office:value-type="float" office:value="-194.9267" calcext:value-type="float">
            <text:p>-194.9267</text:p>
          </table:table-cell>
          <table:table-cell office:value-type="float" office:value="48.35904" calcext:value-type="float">
            <text:p>48.35904</text:p>
          </table:table-cell>
          <table:table-cell office:value-type="float" office:value="37.22674" calcext:value-type="float">
            <text:p>37.22674</text:p>
          </table:table-cell>
          <table:table-cell office:value-type="float" office:value="0.1292066" calcext:value-type="float">
            <text:p>0.1292066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3106" calcext:value-type="float">
            <text:p>0.583106</text:p>
          </table:table-cell>
          <table:table-cell office:value-type="float" office:value="370" calcext:value-type="float">
            <text:p>370</text:p>
          </table:table-cell>
          <table:table-cell office:value-type="float" office:value="559.4989" calcext:value-type="float">
            <text:p>559.4989</text:p>
          </table:table-cell>
          <table:table-cell office:value-type="float" office:value="0" calcext:value-type="float">
            <text:p>0</text:p>
          </table:table-cell>
          <table:table-cell office:value-type="float" office:value="343.0294" calcext:value-type="float">
            <text:p>343.0294</text:p>
          </table:table-cell>
          <table:table-cell office:value-type="float" office:value="1111.595" calcext:value-type="float">
            <text:p>1111.595</text:p>
          </table:table-cell>
          <table:table-cell office:value-type="float" office:value="1348.975" calcext:value-type="float">
            <text:p>1348.975</text:p>
          </table:table-cell>
          <table:table-cell office:value-type="float" office:value="1215.833" calcext:value-type="float">
            <text:p>1215.833</text:p>
          </table:table-cell>
          <table:table-cell office:value-type="float" office:value="704.7149" calcext:value-type="float">
            <text:p>704.7149</text:p>
          </table:table-cell>
          <table:table-cell office:value-type="float" office:value="1085.725" calcext:value-type="float">
            <text:p>1085.725</text:p>
          </table:table-cell>
          <table:table-cell office:value-type="float" office:value="406.3273" calcext:value-type="float">
            <text:p>406.3273</text:p>
          </table:table-cell>
          <table:table-cell office:value-type="float" office:value="1816.035" calcext:value-type="float">
            <text:p>1816.035</text:p>
          </table:table-cell>
          <table:table-cell office:value-type="float" office:value="2056.677" calcext:value-type="float">
            <text:p>2056.677</text:p>
          </table:table-cell>
          <table:table-cell office:value-type="float" office:value="1651.052" calcext:value-type="float">
            <text:p>1651.052</text:p>
          </table:table-cell>
          <table:table-cell office:value-type="float" office:value="580.692" calcext:value-type="float">
            <text:p>580.692</text:p>
          </table:table-cell>
          <table:table-cell office:value-type="float" office:value="572.7678" calcext:value-type="float">
            <text:p>572.7678</text:p>
          </table:table-cell>
          <table:table-cell office:value-type="float" office:value="142.3678" calcext:value-type="float">
            <text:p>142.3678</text:p>
          </table:table-cell>
          <table:table-cell office:value-type="float" office:value="35.55358" calcext:value-type="float">
            <text:p>35.55358</text:p>
          </table:table-cell>
          <table:table-cell office:value-type="float" office:value="0" calcext:value-type="float">
            <text:p>0</text:p>
          </table:table-cell>
          <table:table-cell office:value-type="float" office:value="-0.003155096" calcext:value-type="float">
            <text:p>-0.003155096</text:p>
          </table:table-cell>
          <table:table-cell office:value-type="float" office:value="0" calcext:value-type="float">
            <text:p>0</text:p>
          </table:table-cell>
          <table:table-cell office:value-type="float" office:value="3.159642" calcext:value-type="float">
            <text:p>3.159642</text:p>
          </table:table-cell>
          <table:table-cell office:value-type="float" office:value="1318.132" calcext:value-type="float">
            <text:p>1318.132</text:p>
          </table:table-cell>
          <table:table-cell office:value-type="float" office:value="-653.612" calcext:value-type="float">
            <text:p>-653.612</text:p>
          </table:table-cell>
          <table:table-cell office:value-type="float" office:value="664.5202" calcext:value-type="float">
            <text:p>664.5202</text:p>
          </table:table-cell>
          <table:table-cell office:value-type="float" office:value="-96.53952" calcext:value-type="float">
            <text:p>-96.53952</text:p>
          </table:table-cell>
          <table:table-cell office:value-type="float" office:value="0" calcext:value-type="float">
            <text:p>0</text:p>
          </table:table-cell>
          <table:table-cell office:value-type="float" office:value="17.53958" calcext:value-type="float">
            <text:p>17.5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6" calcext:value-type="float">
            <text:p>18082006</text:p>
          </table:table-cell>
          <table:table-cell office:value-type="float" office:value="127.4471" calcext:value-type="float">
            <text:p>127.4471</text:p>
          </table:table-cell>
          <table:table-cell office:value-type="float" office:value="12982.64" calcext:value-type="float">
            <text:p>12982.64</text:p>
          </table:table-cell>
          <table:table-cell office:value-type="float" office:value="0" calcext:value-type="float">
            <text:p>0</text:p>
          </table:table-cell>
          <table:table-cell office:value-type="float" office:value="61.6354" calcext:value-type="float">
            <text:p>61.6354</text:p>
          </table:table-cell>
          <table:table-cell office:value-type="float" office:value="-287.8648" calcext:value-type="float">
            <text:p>-287.8648</text:p>
          </table:table-cell>
          <table:table-cell office:value-type="float" office:value="838.1793" calcext:value-type="float">
            <text:p>838.1793</text:p>
          </table:table-cell>
          <table:table-cell office:value-type="float" office:value="-198.0444" calcext:value-type="float">
            <text:p>-198.0444</text:p>
          </table:table-cell>
          <table:table-cell office:value-type="float" office:value="48.50969" calcext:value-type="float">
            <text:p>48.50969</text:p>
          </table:table-cell>
          <table:table-cell office:value-type="float" office:value="38.48093" calcext:value-type="float">
            <text:p>38.48093</text:p>
          </table:table-cell>
          <table:table-cell office:value-type="float" office:value="0.1298756" calcext:value-type="float">
            <text:p>0.1298756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3106" calcext:value-type="float">
            <text:p>0.583106</text:p>
          </table:table-cell>
          <table:table-cell office:value-type="float" office:value="370" calcext:value-type="float">
            <text:p>370</text:p>
          </table:table-cell>
          <table:table-cell office:value-type="float" office:value="566.2961" calcext:value-type="float">
            <text:p>566.2961</text:p>
          </table:table-cell>
          <table:table-cell office:value-type="float" office:value="0" calcext:value-type="float">
            <text:p>0</text:p>
          </table:table-cell>
          <table:table-cell office:value-type="float" office:value="342.9028" calcext:value-type="float">
            <text:p>342.9028</text:p>
          </table:table-cell>
          <table:table-cell office:value-type="float" office:value="1111.666" calcext:value-type="float">
            <text:p>1111.666</text:p>
          </table:table-cell>
          <table:table-cell office:value-type="float" office:value="1348.973" calcext:value-type="float">
            <text:p>1348.973</text:p>
          </table:table-cell>
          <table:table-cell office:value-type="float" office:value="1215.887" calcext:value-type="float">
            <text:p>1215.887</text:p>
          </table:table-cell>
          <table:table-cell office:value-type="float" office:value="704.8055" calcext:value-type="float">
            <text:p>704.8055</text:p>
          </table:table-cell>
          <table:table-cell office:value-type="float" office:value="1085.781" calcext:value-type="float">
            <text:p>1085.781</text:p>
          </table:table-cell>
          <table:table-cell office:value-type="float" office:value="406.4026" calcext:value-type="float">
            <text:p>406.4026</text:p>
          </table:table-cell>
          <table:table-cell office:value-type="float" office:value="1816.039" calcext:value-type="float">
            <text:p>1816.039</text:p>
          </table:table-cell>
          <table:table-cell office:value-type="float" office:value="2056.664" calcext:value-type="float">
            <text:p>2056.664</text:p>
          </table:table-cell>
          <table:table-cell office:value-type="float" office:value="1651.033" calcext:value-type="float">
            <text:p>1651.033</text:p>
          </table:table-cell>
          <table:table-cell office:value-type="float" office:value="580.691" calcext:value-type="float">
            <text:p>580.691</text:p>
          </table:table-cell>
          <table:table-cell office:value-type="float" office:value="572.8431" calcext:value-type="float">
            <text:p>572.8431</text:p>
          </table:table-cell>
          <table:table-cell office:value-type="float" office:value="142.3678" calcext:value-type="float">
            <text:p>142.3678</text:p>
          </table:table-cell>
          <table:table-cell office:value-type="float" office:value="35.55357" calcext:value-type="float">
            <text:p>35.55357</text:p>
          </table:table-cell>
          <table:table-cell office:value-type="float" office:value="0" calcext:value-type="float">
            <text:p>0</text:p>
          </table:table-cell>
          <table:table-cell office:value-type="float" office:value="-0.003182312" calcext:value-type="float">
            <text:p>-0.003182312</text:p>
          </table:table-cell>
          <table:table-cell office:value-type="float" office:value="0" calcext:value-type="float">
            <text:p>0</text:p>
          </table:table-cell>
          <table:table-cell office:value-type="float" office:value="3.129508" calcext:value-type="float">
            <text:p>3.129508</text:p>
          </table:table-cell>
          <table:table-cell office:value-type="float" office:value="1338.444" calcext:value-type="float">
            <text:p>1338.444</text:p>
          </table:table-cell>
          <table:table-cell office:value-type="float" office:value="-665.8698" calcext:value-type="float">
            <text:p>-665.8698</text:p>
          </table:table-cell>
          <table:table-cell office:value-type="float" office:value="672.5743" calcext:value-type="float">
            <text:p>672.5743</text:p>
          </table:table-cell>
          <table:table-cell office:value-type="float" office:value="-97.34197" calcext:value-type="float">
            <text:p>-97.34197</text:p>
          </table:table-cell>
          <table:table-cell office:value-type="float" office:value="0" calcext:value-type="float">
            <text:p>0</text:p>
          </table:table-cell>
          <table:table-cell office:value-type="float" office:value="17.08023" calcext:value-type="float">
            <text:p>17.0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6" calcext:value-type="float">
            <text:p>19082006</text:p>
          </table:table-cell>
          <table:table-cell office:value-type="float" office:value="130.0115" calcext:value-type="float">
            <text:p>130.0115</text:p>
          </table:table-cell>
          <table:table-cell office:value-type="float" office:value="12982.31" calcext:value-type="float">
            <text:p>12982.31</text:p>
          </table:table-cell>
          <table:table-cell office:value-type="float" office:value="0" calcext:value-type="float">
            <text:p>0</text:p>
          </table:table-cell>
          <table:table-cell office:value-type="float" office:value="64.57594" calcext:value-type="float">
            <text:p>64.57594</text:p>
          </table:table-cell>
          <table:table-cell office:value-type="float" office:value="-291.8846" calcext:value-type="float">
            <text:p>-291.8846</text:p>
          </table:table-cell>
          <table:table-cell office:value-type="float" office:value="849.3726" calcext:value-type="float">
            <text:p>849.3726</text:p>
          </table:table-cell>
          <table:table-cell office:value-type="float" office:value="-201.0288" calcext:value-type="float">
            <text:p>-201.0288</text:p>
          </table:table-cell>
          <table:table-cell office:value-type="float" office:value="48.60069" calcext:value-type="float">
            <text:p>48.60069</text:p>
          </table:table-cell>
          <table:table-cell office:value-type="float" office:value="40.25651" calcext:value-type="float">
            <text:p>40.25651</text:p>
          </table:table-cell>
          <table:table-cell office:value-type="float" office:value="0.1307752" calcext:value-type="float">
            <text:p>0.1307752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3106" calcext:value-type="float">
            <text:p>0.583106</text:p>
          </table:table-cell>
          <table:table-cell office:value-type="float" office:value="370" calcext:value-type="float">
            <text:p>370</text:p>
          </table:table-cell>
          <table:table-cell office:value-type="float" office:value="574.913" calcext:value-type="float">
            <text:p>574.913</text:p>
          </table:table-cell>
          <table:table-cell office:value-type="float" office:value="0" calcext:value-type="float">
            <text:p>0</text:p>
          </table:table-cell>
          <table:table-cell office:value-type="float" office:value="342.8194" calcext:value-type="float">
            <text:p>342.8194</text:p>
          </table:table-cell>
          <table:table-cell office:value-type="float" office:value="1111.783" calcext:value-type="float">
            <text:p>1111.783</text:p>
          </table:table-cell>
          <table:table-cell office:value-type="float" office:value="1349.013" calcext:value-type="float">
            <text:p>1349.013</text:p>
          </table:table-cell>
          <table:table-cell office:value-type="float" office:value="1215.963" calcext:value-type="float">
            <text:p>1215.963</text:p>
          </table:table-cell>
          <table:table-cell office:value-type="float" office:value="704.9083" calcext:value-type="float">
            <text:p>704.9083</text:p>
          </table:table-cell>
          <table:table-cell office:value-type="float" office:value="1085.848" calcext:value-type="float">
            <text:p>1085.848</text:p>
          </table:table-cell>
          <table:table-cell office:value-type="float" office:value="406.4848" calcext:value-type="float">
            <text:p>406.4848</text:p>
          </table:table-cell>
          <table:table-cell office:value-type="float" office:value="1816.047" calcext:value-type="float">
            <text:p>1816.047</text:p>
          </table:table-cell>
          <table:table-cell office:value-type="float" office:value="2056.654" calcext:value-type="float">
            <text:p>2056.654</text:p>
          </table:table-cell>
          <table:table-cell office:value-type="float" office:value="1651.014" calcext:value-type="float">
            <text:p>1651.014</text:p>
          </table:table-cell>
          <table:table-cell office:value-type="float" office:value="580.6913" calcext:value-type="float">
            <text:p>580.6913</text:p>
          </table:table-cell>
          <table:table-cell office:value-type="float" office:value="572.9172" calcext:value-type="float">
            <text:p>572.9172</text:p>
          </table:table-cell>
          <table:table-cell office:value-type="float" office:value="142.3678" calcext:value-type="float">
            <text:p>142.3678</text:p>
          </table:table-cell>
          <table:table-cell office:value-type="float" office:value="35.55357" calcext:value-type="float">
            <text:p>35.55357</text:p>
          </table:table-cell>
          <table:table-cell office:value-type="float" office:value="0" calcext:value-type="float">
            <text:p>0</text:p>
          </table:table-cell>
          <table:table-cell office:value-type="float" office:value="-0.003197051" calcext:value-type="float">
            <text:p>-0.003197051</text:p>
          </table:table-cell>
          <table:table-cell office:value-type="float" office:value="0" calcext:value-type="float">
            <text:p>0</text:p>
          </table:table-cell>
          <table:table-cell office:value-type="float" office:value="3.086255" calcext:value-type="float">
            <text:p>3.086255</text:p>
          </table:table-cell>
          <table:table-cell office:value-type="float" office:value="1357.318" calcext:value-type="float">
            <text:p>1357.318</text:p>
          </table:table-cell>
          <table:table-cell office:value-type="float" office:value="-675.0969" calcext:value-type="float">
            <text:p>-675.0969</text:p>
          </table:table-cell>
          <table:table-cell office:value-type="float" office:value="682.2212" calcext:value-type="float">
            <text:p>682.2212</text:p>
          </table:table-cell>
          <table:table-cell office:value-type="float" office:value="-98.02473" calcext:value-type="float">
            <text:p>-98.02473</text:p>
          </table:table-cell>
          <table:table-cell office:value-type="float" office:value="0" calcext:value-type="float">
            <text:p>0</text:p>
          </table:table-cell>
          <table:table-cell office:value-type="float" office:value="16.72537" calcext:value-type="float">
            <text:p>16.7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6" calcext:value-type="float">
            <text:p>20082006</text:p>
          </table:table-cell>
          <table:table-cell office:value-type="float" office:value="130.9214" calcext:value-type="float">
            <text:p>130.9214</text:p>
          </table:table-cell>
          <table:table-cell office:value-type="float" office:value="12981.99" calcext:value-type="float">
            <text:p>12981.99</text:p>
          </table:table-cell>
          <table:table-cell office:value-type="float" office:value="0" calcext:value-type="float">
            <text:p>0</text:p>
          </table:table-cell>
          <table:table-cell office:value-type="float" office:value="65.81916" calcext:value-type="float">
            <text:p>65.81916</text:p>
          </table:table-cell>
          <table:table-cell office:value-type="float" office:value="-295.9143" calcext:value-type="float">
            <text:p>-295.9143</text:p>
          </table:table-cell>
          <table:table-cell office:value-type="float" office:value="856.5787" calcext:value-type="float">
            <text:p>856.5787</text:p>
          </table:table-cell>
          <table:table-cell office:value-type="float" office:value="-204.1086" calcext:value-type="float">
            <text:p>-204.1086</text:p>
          </table:table-cell>
          <table:table-cell office:value-type="float" office:value="48.55267" calcext:value-type="float">
            <text:p>48.55267</text:p>
          </table:table-cell>
          <table:table-cell office:value-type="float" office:value="40.25433" calcext:value-type="float">
            <text:p>40.25433</text:p>
          </table:table-cell>
          <table:table-cell office:value-type="float" office:value="0.1318433" calcext:value-type="float">
            <text:p>0.1318433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802115" calcext:value-type="float">
            <text:p>0.5802115</text:p>
          </table:table-cell>
          <table:table-cell office:value-type="float" office:value="370" calcext:value-type="float">
            <text:p>370</text:p>
          </table:table-cell>
          <table:table-cell office:value-type="float" office:value="582.2217" calcext:value-type="float">
            <text:p>582.2217</text:p>
          </table:table-cell>
          <table:table-cell office:value-type="float" office:value="0" calcext:value-type="float">
            <text:p>0</text:p>
          </table:table-cell>
          <table:table-cell office:value-type="float" office:value="342.7624" calcext:value-type="float">
            <text:p>342.7624</text:p>
          </table:table-cell>
          <table:table-cell office:value-type="float" office:value="1111.931" calcext:value-type="float">
            <text:p>1111.931</text:p>
          </table:table-cell>
          <table:table-cell office:value-type="float" office:value="1349.077" calcext:value-type="float">
            <text:p>1349.077</text:p>
          </table:table-cell>
          <table:table-cell office:value-type="float" office:value="1216.06" calcext:value-type="float">
            <text:p>1216.06</text:p>
          </table:table-cell>
          <table:table-cell office:value-type="float" office:value="705.0228" calcext:value-type="float">
            <text:p>705.0228</text:p>
          </table:table-cell>
          <table:table-cell office:value-type="float" office:value="1085.927" calcext:value-type="float">
            <text:p>1085.927</text:p>
          </table:table-cell>
          <table:table-cell office:value-type="float" office:value="406.5758" calcext:value-type="float">
            <text:p>406.5758</text:p>
          </table:table-cell>
          <table:table-cell office:value-type="float" office:value="1816.059" calcext:value-type="float">
            <text:p>1816.059</text:p>
          </table:table-cell>
          <table:table-cell office:value-type="float" office:value="2056.646" calcext:value-type="float">
            <text:p>2056.646</text:p>
          </table:table-cell>
          <table:table-cell office:value-type="float" office:value="1650.996" calcext:value-type="float">
            <text:p>1650.996</text:p>
          </table:table-cell>
          <table:table-cell office:value-type="float" office:value="580.6931" calcext:value-type="float">
            <text:p>580.6931</text:p>
          </table:table-cell>
          <table:table-cell office:value-type="float" office:value="572.9901" calcext:value-type="float">
            <text:p>572.9901</text:p>
          </table:table-cell>
          <table:table-cell office:value-type="float" office:value="142.3678" calcext:value-type="float">
            <text:p>142.3678</text:p>
          </table:table-cell>
          <table:table-cell office:value-type="float" office:value="35.55357" calcext:value-type="float">
            <text:p>35.55357</text:p>
          </table:table-cell>
          <table:table-cell office:value-type="float" office:value="0" calcext:value-type="float">
            <text:p>0</text:p>
          </table:table-cell>
          <table:table-cell office:value-type="float" office:value="-0.003210883" calcext:value-type="float">
            <text:p>-0.003210883</text:p>
          </table:table-cell>
          <table:table-cell office:value-type="float" office:value="0" calcext:value-type="float">
            <text:p>0</text:p>
          </table:table-cell>
          <table:table-cell office:value-type="float" office:value="3.094214" calcext:value-type="float">
            <text:p>3.094214</text:p>
          </table:table-cell>
          <table:table-cell office:value-type="float" office:value="1375.33" calcext:value-type="float">
            <text:p>1375.33</text:p>
          </table:table-cell>
          <table:table-cell office:value-type="float" office:value="-684.8632" calcext:value-type="float">
            <text:p>-684.8632</text:p>
          </table:table-cell>
          <table:table-cell office:value-type="float" office:value="690.4666" calcext:value-type="float">
            <text:p>690.4666</text:p>
          </table:table-cell>
          <table:table-cell office:value-type="float" office:value="-98.6436" calcext:value-type="float">
            <text:p>-98.6436</text:p>
          </table:table-cell>
          <table:table-cell office:value-type="float" office:value="0" calcext:value-type="float">
            <text:p>0</text:p>
          </table:table-cell>
          <table:table-cell office:value-type="float" office:value="16.39472" calcext:value-type="float">
            <text:p>16.39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6" calcext:value-type="float">
            <text:p>21082006</text:p>
          </table:table-cell>
          <table:table-cell office:value-type="float" office:value="132.0623" calcext:value-type="float">
            <text:p>132.0623</text:p>
          </table:table-cell>
          <table:table-cell office:value-type="float" office:value="12981.66" calcext:value-type="float">
            <text:p>12981.66</text:p>
          </table:table-cell>
          <table:table-cell office:value-type="float" office:value="0" calcext:value-type="float">
            <text:p>0</text:p>
          </table:table-cell>
          <table:table-cell office:value-type="float" office:value="67.29859" calcext:value-type="float">
            <text:p>67.29859</text:p>
          </table:table-cell>
          <table:table-cell office:value-type="float" office:value="-300.0515" calcext:value-type="float">
            <text:p>-300.0515</text:p>
          </table:table-cell>
          <table:table-cell office:value-type="float" office:value="868.0345" calcext:value-type="float">
            <text:p>868.0345</text:p>
          </table:table-cell>
          <table:table-cell office:value-type="float" office:value="-207.3839" calcext:value-type="float">
            <text:p>-207.3839</text:p>
          </table:table-cell>
          <table:table-cell office:value-type="float" office:value="48.41306" calcext:value-type="float">
            <text:p>48.41306</text:p>
          </table:table-cell>
          <table:table-cell office:value-type="float" office:value="40.42057" calcext:value-type="float">
            <text:p>40.42057</text:p>
          </table:table-cell>
          <table:table-cell office:value-type="float" office:value="0.1330861" calcext:value-type="float">
            <text:p>0.1330861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772269" calcext:value-type="float">
            <text:p>0.5772269</text:p>
          </table:table-cell>
          <table:table-cell office:value-type="float" office:value="370" calcext:value-type="float">
            <text:p>370</text:p>
          </table:table-cell>
          <table:table-cell office:value-type="float" office:value="587.6964" calcext:value-type="float">
            <text:p>587.6964</text:p>
          </table:table-cell>
          <table:table-cell office:value-type="float" office:value="0" calcext:value-type="float">
            <text:p>0</text:p>
          </table:table-cell>
          <table:table-cell office:value-type="float" office:value="342.7076" calcext:value-type="float">
            <text:p>342.7076</text:p>
          </table:table-cell>
          <table:table-cell office:value-type="float" office:value="1112.084" calcext:value-type="float">
            <text:p>1112.084</text:p>
          </table:table-cell>
          <table:table-cell office:value-type="float" office:value="1349.143" calcext:value-type="float">
            <text:p>1349.143</text:p>
          </table:table-cell>
          <table:table-cell office:value-type="float" office:value="1216.161" calcext:value-type="float">
            <text:p>1216.161</text:p>
          </table:table-cell>
          <table:table-cell office:value-type="float" office:value="705.1462" calcext:value-type="float">
            <text:p>705.1462</text:p>
          </table:table-cell>
          <table:table-cell office:value-type="float" office:value="1086.011" calcext:value-type="float">
            <text:p>1086.011</text:p>
          </table:table-cell>
          <table:table-cell office:value-type="float" office:value="406.6733" calcext:value-type="float">
            <text:p>406.6733</text:p>
          </table:table-cell>
          <table:table-cell office:value-type="float" office:value="1816.075" calcext:value-type="float">
            <text:p>1816.075</text:p>
          </table:table-cell>
          <table:table-cell office:value-type="float" office:value="2056.639" calcext:value-type="float">
            <text:p>2056.639</text:p>
          </table:table-cell>
          <table:table-cell office:value-type="float" office:value="1650.98" calcext:value-type="float">
            <text:p>1650.98</text:p>
          </table:table-cell>
          <table:table-cell office:value-type="float" office:value="580.6967" calcext:value-type="float">
            <text:p>580.6967</text:p>
          </table:table-cell>
          <table:table-cell office:value-type="float" office:value="573.0625" calcext:value-type="float">
            <text:p>573.0625</text:p>
          </table:table-cell>
          <table:table-cell office:value-type="float" office:value="142.3678" calcext:value-type="float">
            <text:p>142.3678</text:p>
          </table:table-cell>
          <table:table-cell office:value-type="float" office:value="35.5536" calcext:value-type="float">
            <text:p>35.5536</text:p>
          </table:table-cell>
          <table:table-cell office:value-type="float" office:value="0" calcext:value-type="float">
            <text:p>0</text:p>
          </table:table-cell>
          <table:table-cell office:value-type="float" office:value="-0.003226507" calcext:value-type="float">
            <text:p>-0.003226507</text:p>
          </table:table-cell>
          <table:table-cell office:value-type="float" office:value="0" calcext:value-type="float">
            <text:p>0</text:p>
          </table:table-cell>
          <table:table-cell office:value-type="float" office:value="3.09602" calcext:value-type="float">
            <text:p>3.09602</text:p>
          </table:table-cell>
          <table:table-cell office:value-type="float" office:value="1392.423" calcext:value-type="float">
            <text:p>1392.423</text:p>
          </table:table-cell>
          <table:table-cell office:value-type="float" office:value="-695.6316" calcext:value-type="float">
            <text:p>-695.6316</text:p>
          </table:table-cell>
          <table:table-cell office:value-type="float" office:value="696.7914" calcext:value-type="float">
            <text:p>696.7914</text:p>
          </table:table-cell>
          <table:table-cell office:value-type="float" office:value="-99.28516" calcext:value-type="float">
            <text:p>-99.28516</text:p>
          </table:table-cell>
          <table:table-cell office:value-type="float" office:value="0" calcext:value-type="float">
            <text:p>0</text:p>
          </table:table-cell>
          <table:table-cell office:value-type="float" office:value="16.1751" calcext:value-type="float">
            <text:p>16.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6" calcext:value-type="float">
            <text:p>22082006</text:p>
          </table:table-cell>
          <table:table-cell office:value-type="float" office:value="133.9353" calcext:value-type="float">
            <text:p>133.9353</text:p>
          </table:table-cell>
          <table:table-cell office:value-type="float" office:value="12981.31" calcext:value-type="float">
            <text:p>12981.31</text:p>
          </table:table-cell>
          <table:table-cell office:value-type="float" office:value="0" calcext:value-type="float">
            <text:p>0</text:p>
          </table:table-cell>
          <table:table-cell office:value-type="float" office:value="69.49548" calcext:value-type="float">
            <text:p>69.49548</text:p>
          </table:table-cell>
          <table:table-cell office:value-type="float" office:value="-304.2543" calcext:value-type="float">
            <text:p>-304.2543</text:p>
          </table:table-cell>
          <table:table-cell office:value-type="float" office:value="878.9031" calcext:value-type="float">
            <text:p>878.9031</text:p>
          </table:table-cell>
          <table:table-cell office:value-type="float" office:value="-210.7377" calcext:value-type="float">
            <text:p>-210.7377</text:p>
          </table:table-cell>
          <table:table-cell office:value-type="float" office:value="48.28085" calcext:value-type="float">
            <text:p>48.28085</text:p>
          </table:table-cell>
          <table:table-cell office:value-type="float" office:value="41.25173" calcext:value-type="float">
            <text:p>41.25173</text:p>
          </table:table-cell>
          <table:table-cell office:value-type="float" office:value="0.1344937" calcext:value-type="float">
            <text:p>0.1344937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749487" calcext:value-type="float">
            <text:p>0.5749487</text:p>
          </table:table-cell>
          <table:table-cell office:value-type="float" office:value="370" calcext:value-type="float">
            <text:p>370</text:p>
          </table:table-cell>
          <table:table-cell office:value-type="float" office:value="591.8754" calcext:value-type="float">
            <text:p>591.8754</text:p>
          </table:table-cell>
          <table:table-cell office:value-type="float" office:value="0" calcext:value-type="float">
            <text:p>0</text:p>
          </table:table-cell>
          <table:table-cell office:value-type="float" office:value="342.6562" calcext:value-type="float">
            <text:p>342.6562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349.218" calcext:value-type="float">
            <text:p>1349.218</text:p>
          </table:table-cell>
          <table:table-cell office:value-type="float" office:value="1216.265" calcext:value-type="float">
            <text:p>1216.265</text:p>
          </table:table-cell>
          <table:table-cell office:value-type="float" office:value="705.278" calcext:value-type="float">
            <text:p>705.278</text:p>
          </table:table-cell>
          <table:table-cell office:value-type="float" office:value="1086.095" calcext:value-type="float">
            <text:p>1086.095</text:p>
          </table:table-cell>
          <table:table-cell office:value-type="float" office:value="406.7761" calcext:value-type="float">
            <text:p>406.7761</text:p>
          </table:table-cell>
          <table:table-cell office:value-type="float" office:value="1816.094" calcext:value-type="float">
            <text:p>1816.094</text:p>
          </table:table-cell>
          <table:table-cell office:value-type="float" office:value="2056.635" calcext:value-type="float">
            <text:p>2056.635</text:p>
          </table:table-cell>
          <table:table-cell office:value-type="float" office:value="1650.965" calcext:value-type="float">
            <text:p>1650.965</text:p>
          </table:table-cell>
          <table:table-cell office:value-type="float" office:value="580.7017" calcext:value-type="float">
            <text:p>580.7017</text:p>
          </table:table-cell>
          <table:table-cell office:value-type="float" office:value="573.1345" calcext:value-type="float">
            <text:p>573.1345</text:p>
          </table:table-cell>
          <table:table-cell office:value-type="float" office:value="142.3677" calcext:value-type="float">
            <text:p>142.3677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245251" calcext:value-type="float">
            <text:p>-0.003245251</text:p>
          </table:table-cell>
          <table:table-cell office:value-type="float" office:value="0" calcext:value-type="float">
            <text:p>0</text:p>
          </table:table-cell>
          <table:table-cell office:value-type="float" office:value="3.080369" calcext:value-type="float">
            <text:p>3.080369</text:p>
          </table:table-cell>
          <table:table-cell office:value-type="float" office:value="1408.41" calcext:value-type="float">
            <text:p>1408.41</text:p>
          </table:table-cell>
          <table:table-cell office:value-type="float" office:value="-706.5983" calcext:value-type="float">
            <text:p>-706.5983</text:p>
          </table:table-cell>
          <table:table-cell office:value-type="float" office:value="701.8113" calcext:value-type="float">
            <text:p>701.8113</text:p>
          </table:table-cell>
          <table:table-cell office:value-type="float" office:value="-99.93141" calcext:value-type="float">
            <text:p>-99.93141</text:p>
          </table:table-cell>
          <table:table-cell office:value-type="float" office:value="0" calcext:value-type="float">
            <text:p>0</text:p>
          </table:table-cell>
          <table:table-cell office:value-type="float" office:value="15.97391" calcext:value-type="float">
            <text:p>15.9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6" calcext:value-type="float">
            <text:p>23082006</text:p>
          </table:table-cell>
          <table:table-cell office:value-type="float" office:value="137.2033" calcext:value-type="float">
            <text:p>137.2033</text:p>
          </table:table-cell>
          <table:table-cell office:value-type="float" office:value="12980.93" calcext:value-type="float">
            <text:p>12980.93</text:p>
          </table:table-cell>
          <table:table-cell office:value-type="float" office:value="0" calcext:value-type="float">
            <text:p>0</text:p>
          </table:table-cell>
          <table:table-cell office:value-type="float" office:value="73.07761" calcext:value-type="float">
            <text:p>73.07761</text:p>
          </table:table-cell>
          <table:table-cell office:value-type="float" office:value="-308.4725" calcext:value-type="float">
            <text:p>-308.4725</text:p>
          </table:table-cell>
          <table:table-cell office:value-type="float" office:value="889.6153" calcext:value-type="float">
            <text:p>889.6153</text:p>
          </table:table-cell>
          <table:table-cell office:value-type="float" office:value="-214.1451" calcext:value-type="float">
            <text:p>-214.1451</text:p>
          </table:table-cell>
          <table:table-cell office:value-type="float" office:value="48.13562" calcext:value-type="float">
            <text:p>48.13562</text:p>
          </table:table-cell>
          <table:table-cell office:value-type="float" office:value="43.42347" calcext:value-type="float">
            <text:p>43.42347</text:p>
          </table:table-cell>
          <table:table-cell office:value-type="float" office:value="0.1360428" calcext:value-type="float">
            <text:p>0.1360428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749487" calcext:value-type="float">
            <text:p>0.5749487</text:p>
          </table:table-cell>
          <table:table-cell office:value-type="float" office:value="370" calcext:value-type="float">
            <text:p>370</text:p>
          </table:table-cell>
          <table:table-cell office:value-type="float" office:value="593.5869" calcext:value-type="float">
            <text:p>593.5869</text:p>
          </table:table-cell>
          <table:table-cell office:value-type="float" office:value="0" calcext:value-type="float">
            <text:p>0</text:p>
          </table:table-cell>
          <table:table-cell office:value-type="float" office:value="342.6063" calcext:value-type="float">
            <text:p>342.6063</text:p>
          </table:table-cell>
          <table:table-cell office:value-type="float" office:value="1112.416" calcext:value-type="float">
            <text:p>1112.416</text:p>
          </table:table-cell>
          <table:table-cell office:value-type="float" office:value="1349.304" calcext:value-type="float">
            <text:p>1349.304</text:p>
          </table:table-cell>
          <table:table-cell office:value-type="float" office:value="1216.372" calcext:value-type="float">
            <text:p>1216.372</text:p>
          </table:table-cell>
          <table:table-cell office:value-type="float" office:value="705.4159" calcext:value-type="float">
            <text:p>705.4159</text:p>
          </table:table-cell>
          <table:table-cell office:value-type="float" office:value="1086.183" calcext:value-type="float">
            <text:p>1086.183</text:p>
          </table:table-cell>
          <table:table-cell office:value-type="float" office:value="406.8832" calcext:value-type="float">
            <text:p>406.8832</text:p>
          </table:table-cell>
          <table:table-cell office:value-type="float" office:value="1816.114" calcext:value-type="float">
            <text:p>1816.114</text:p>
          </table:table-cell>
          <table:table-cell office:value-type="float" office:value="2056.633" calcext:value-type="float">
            <text:p>2056.633</text:p>
          </table:table-cell>
          <table:table-cell office:value-type="float" office:value="1650.952" calcext:value-type="float">
            <text:p>1650.952</text:p>
          </table:table-cell>
          <table:table-cell office:value-type="float" office:value="580.7081" calcext:value-type="float">
            <text:p>580.7081</text:p>
          </table:table-cell>
          <table:table-cell office:value-type="float" office:value="573.2061" calcext:value-type="float">
            <text:p>573.2061</text:p>
          </table:table-cell>
          <table:table-cell office:value-type="float" office:value="142.3677" calcext:value-type="float">
            <text:p>142.3677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267094" calcext:value-type="float">
            <text:p>-0.003267094</text:p>
          </table:table-cell>
          <table:table-cell office:value-type="float" office:value="0" calcext:value-type="float">
            <text:p>0</text:p>
          </table:table-cell>
          <table:table-cell office:value-type="float" office:value="3.030265" calcext:value-type="float">
            <text:p>3.030265</text:p>
          </table:table-cell>
          <table:table-cell office:value-type="float" office:value="1423.006" calcext:value-type="float">
            <text:p>1423.006</text:p>
          </table:table-cell>
          <table:table-cell office:value-type="float" office:value="-718.6797" calcext:value-type="float">
            <text:p>-718.6797</text:p>
          </table:table-cell>
          <table:table-cell office:value-type="float" office:value="704.3266" calcext:value-type="float">
            <text:p>704.3266</text:p>
          </table:table-cell>
          <table:table-cell office:value-type="float" office:value="-100.583" calcext:value-type="float">
            <text:p>-100.583</text:p>
          </table:table-cell>
          <table:table-cell office:value-type="float" office:value="0" calcext:value-type="float">
            <text:p>0</text:p>
          </table:table-cell>
          <table:table-cell office:value-type="float" office:value="15.81379" calcext:value-type="float">
            <text:p>15.8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6" calcext:value-type="float">
            <text:p>24082006</text:p>
          </table:table-cell>
          <table:table-cell office:value-type="float" office:value="142.4646" calcext:value-type="float">
            <text:p>142.4646</text:p>
          </table:table-cell>
          <table:table-cell office:value-type="float" office:value="12980.54" calcext:value-type="float">
            <text:p>12980.54</text:p>
          </table:table-cell>
          <table:table-cell office:value-type="float" office:value="0" calcext:value-type="float">
            <text:p>0</text:p>
          </table:table-cell>
          <table:table-cell office:value-type="float" office:value="78.64694" calcext:value-type="float">
            <text:p>78.64694</text:p>
          </table:table-cell>
          <table:table-cell office:value-type="float" office:value="-312.8588" calcext:value-type="float">
            <text:p>-312.8588</text:p>
          </table:table-cell>
          <table:table-cell office:value-type="float" office:value="901.3409" calcext:value-type="float">
            <text:p>901.3409</text:p>
          </table:table-cell>
          <table:table-cell office:value-type="float" office:value="-217.5624" calcext:value-type="float">
            <text:p>-217.5624</text:p>
          </table:table-cell>
          <table:table-cell office:value-type="float" office:value="47.97778" calcext:value-type="float">
            <text:p>47.97778</text:p>
          </table:table-cell>
          <table:table-cell office:value-type="float" office:value="47.56149" calcext:value-type="float">
            <text:p>47.56149</text:p>
          </table:table-cell>
          <table:table-cell office:value-type="float" office:value="0.1376623" calcext:value-type="float">
            <text:p>0.1376623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740793" calcext:value-type="float">
            <text:p>0.5740793</text:p>
          </table:table-cell>
          <table:table-cell office:value-type="float" office:value="370" calcext:value-type="float">
            <text:p>370</text:p>
          </table:table-cell>
          <table:table-cell office:value-type="float" office:value="592.3906" calcext:value-type="float">
            <text:p>592.3906</text:p>
          </table:table-cell>
          <table:table-cell office:value-type="float" office:value="0" calcext:value-type="float">
            <text:p>0</text:p>
          </table:table-cell>
          <table:table-cell office:value-type="float" office:value="342.5605" calcext:value-type="float">
            <text:p>342.5605</text:p>
          </table:table-cell>
          <table:table-cell office:value-type="float" office:value="1112.576" calcext:value-type="float">
            <text:p>1112.576</text:p>
          </table:table-cell>
          <table:table-cell office:value-type="float" office:value="1349.385" calcext:value-type="float">
            <text:p>1349.385</text:p>
          </table:table-cell>
          <table:table-cell office:value-type="float" office:value="1216.484" calcext:value-type="float">
            <text:p>1216.484</text:p>
          </table:table-cell>
          <table:table-cell office:value-type="float" office:value="705.5517" calcext:value-type="float">
            <text:p>705.5517</text:p>
          </table:table-cell>
          <table:table-cell office:value-type="float" office:value="1086.272" calcext:value-type="float">
            <text:p>1086.272</text:p>
          </table:table-cell>
          <table:table-cell office:value-type="float" office:value="406.9926" calcext:value-type="float">
            <text:p>406.9926</text:p>
          </table:table-cell>
          <table:table-cell office:value-type="float" office:value="1816.136" calcext:value-type="float">
            <text:p>1816.136</text:p>
          </table:table-cell>
          <table:table-cell office:value-type="float" office:value="2056.632" calcext:value-type="float">
            <text:p>2056.632</text:p>
          </table:table-cell>
          <table:table-cell office:value-type="float" office:value="1650.94" calcext:value-type="float">
            <text:p>1650.94</text:p>
          </table:table-cell>
          <table:table-cell office:value-type="float" office:value="580.7153" calcext:value-type="float">
            <text:p>580.7153</text:p>
          </table:table-cell>
          <table:table-cell office:value-type="float" office:value="573.2748" calcext:value-type="float">
            <text:p>573.2748</text:p>
          </table:table-cell>
          <table:table-cell office:value-type="float" office:value="142.3677" calcext:value-type="float">
            <text:p>142.3677</text:p>
          </table:table-cell>
          <table:table-cell office:value-type="float" office:value="35.55359" calcext:value-type="float">
            <text:p>35.55359</text:p>
          </table:table-cell>
          <table:table-cell office:value-type="float" office:value="0" calcext:value-type="float">
            <text:p>0</text:p>
          </table:table-cell>
          <table:table-cell office:value-type="float" office:value="-0.003293471" calcext:value-type="float">
            <text:p>-0.003293471</text:p>
          </table:table-cell>
          <table:table-cell office:value-type="float" office:value="0" calcext:value-type="float">
            <text:p>0</text:p>
          </table:table-cell>
          <table:table-cell office:value-type="float" office:value="2.929121" calcext:value-type="float">
            <text:p>2.929121</text:p>
          </table:table-cell>
          <table:table-cell office:value-type="float" office:value="1435.945" calcext:value-type="float">
            <text:p>1435.945</text:p>
          </table:table-cell>
          <table:table-cell office:value-type="float" office:value="-731.8334" calcext:value-type="float">
            <text:p>-731.8334</text:p>
          </table:table-cell>
          <table:table-cell office:value-type="float" office:value="704.1118" calcext:value-type="float">
            <text:p>704.1118</text:p>
          </table:table-cell>
          <table:table-cell office:value-type="float" office:value="-101.2535" calcext:value-type="float">
            <text:p>-101.2535</text:p>
          </table:table-cell>
          <table:table-cell office:value-type="float" office:value="0" calcext:value-type="float">
            <text:p>0</text:p>
          </table:table-cell>
          <table:table-cell office:value-type="float" office:value="15.515" calcext:value-type="float">
            <text:p>15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6" calcext:value-type="float">
            <text:p>25082006</text:p>
          </table:table-cell>
          <table:table-cell office:value-type="float" office:value="143.6348" calcext:value-type="float">
            <text:p>143.6348</text:p>
          </table:table-cell>
          <table:table-cell office:value-type="float" office:value="12980.15" calcext:value-type="float">
            <text:p>12980.15</text:p>
          </table:table-cell>
          <table:table-cell office:value-type="float" office:value="0" calcext:value-type="float">
            <text:p>0</text:p>
          </table:table-cell>
          <table:table-cell office:value-type="float" office:value="80.09657" calcext:value-type="float">
            <text:p>80.09657</text:p>
          </table:table-cell>
          <table:table-cell office:value-type="float" office:value="-315.2961" calcext:value-type="float">
            <text:p>-315.2961</text:p>
          </table:table-cell>
          <table:table-cell office:value-type="float" office:value="905.2103" calcext:value-type="float">
            <text:p>905.2103</text:p>
          </table:table-cell>
          <table:table-cell office:value-type="float" office:value="-218.6244" calcext:value-type="float">
            <text:p>-218.6244</text:p>
          </table:table-cell>
          <table:table-cell office:value-type="float" office:value="47.86677" calcext:value-type="float">
            <text:p>47.86677</text:p>
          </table:table-cell>
          <table:table-cell office:value-type="float" office:value="47.56078" calcext:value-type="float">
            <text:p>47.56078</text:p>
          </table:table-cell>
          <table:table-cell office:value-type="float" office:value="0.1393707" calcext:value-type="float">
            <text:p>0.1393707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370" calcext:value-type="float">
            <text:p>370</text:p>
          </table:table-cell>
          <table:table-cell office:value-type="float" office:value="598.2302" calcext:value-type="float">
            <text:p>598.2302</text:p>
          </table:table-cell>
          <table:table-cell office:value-type="float" office:value="0" calcext:value-type="float">
            <text:p>0</text:p>
          </table:table-cell>
          <table:table-cell office:value-type="float" office:value="342.5214" calcext:value-type="float">
            <text:p>342.5214</text:p>
          </table:table-cell>
          <table:table-cell office:value-type="float" office:value="1112.772" calcext:value-type="float">
            <text:p>1112.772</text:p>
          </table:table-cell>
          <table:table-cell office:value-type="float" office:value="1349.495" calcext:value-type="float">
            <text:p>1349.495</text:p>
          </table:table-cell>
          <table:table-cell office:value-type="float" office:value="1216.609" calcext:value-type="float">
            <text:p>1216.609</text:p>
          </table:table-cell>
          <table:table-cell office:value-type="float" office:value="705.6998" calcext:value-type="float">
            <text:p>705.6998</text:p>
          </table:table-cell>
          <table:table-cell office:value-type="float" office:value="1086.37" calcext:value-type="float">
            <text:p>1086.37</text:p>
          </table:table-cell>
          <table:table-cell office:value-type="float" office:value="407.1102" calcext:value-type="float">
            <text:p>407.1102</text:p>
          </table:table-cell>
          <table:table-cell office:value-type="float" office:value="1816.162" calcext:value-type="float">
            <text:p>1816.162</text:p>
          </table:table-cell>
          <table:table-cell office:value-type="float" office:value="2056.632" calcext:value-type="float">
            <text:p>2056.632</text:p>
          </table:table-cell>
          <table:table-cell office:value-type="float" office:value="1650.928" calcext:value-type="float">
            <text:p>1650.928</text:p>
          </table:table-cell>
          <table:table-cell office:value-type="float" office:value="580.7234" calcext:value-type="float">
            <text:p>580.7234</text:p>
          </table:table-cell>
          <table:table-cell office:value-type="float" office:value="573.2845" calcext:value-type="float">
            <text:p>573.2845</text:p>
          </table:table-cell>
          <table:table-cell office:value-type="float" office:value="142.3677" calcext:value-type="float">
            <text:p>142.3677</text:p>
          </table:table-cell>
          <table:table-cell office:value-type="float" office:value="35.55363" calcext:value-type="float">
            <text:p>35.55363</text:p>
          </table:table-cell>
          <table:table-cell office:value-type="float" office:value="0" calcext:value-type="float">
            <text:p>0</text:p>
          </table:table-cell>
          <table:table-cell office:value-type="float" office:value="-0.003313778" calcext:value-type="float">
            <text:p>-0.003313778</text:p>
          </table:table-cell>
          <table:table-cell office:value-type="float" office:value="0" calcext:value-type="float">
            <text:p>0</text:p>
          </table:table-cell>
          <table:table-cell office:value-type="float" office:value="2.931633" calcext:value-type="float">
            <text:p>2.931633</text:p>
          </table:table-cell>
          <table:table-cell office:value-type="float" office:value="1448.073" calcext:value-type="float">
            <text:p>1448.073</text:p>
          </table:table-cell>
          <table:table-cell office:value-type="float" office:value="-736.7538" calcext:value-type="float">
            <text:p>-736.7538</text:p>
          </table:table-cell>
          <table:table-cell office:value-type="float" office:value="711.3196" calcext:value-type="float">
            <text:p>711.3196</text:p>
          </table:table-cell>
          <table:table-cell office:value-type="float" office:value="-101.8835" calcext:value-type="float">
            <text:p>-101.8835</text:p>
          </table:table-cell>
          <table:table-cell office:value-type="float" office:value="0" calcext:value-type="float">
            <text:p>0</text:p>
          </table:table-cell>
          <table:table-cell office:value-type="float" office:value="14.77167" calcext:value-type="float">
            <text:p>14.77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6" calcext:value-type="float">
            <text:p>26082006</text:p>
          </table:table-cell>
          <table:table-cell office:value-type="float" office:value="144.8753" calcext:value-type="float">
            <text:p>144.8753</text:p>
          </table:table-cell>
          <table:table-cell office:value-type="float" office:value="12979.79" calcext:value-type="float">
            <text:p>12979.79</text:p>
          </table:table-cell>
          <table:table-cell office:value-type="float" office:value="0" calcext:value-type="float">
            <text:p>0</text:p>
          </table:table-cell>
          <table:table-cell office:value-type="float" office:value="81.59712" calcext:value-type="float">
            <text:p>81.59712</text:p>
          </table:table-cell>
          <table:table-cell office:value-type="float" office:value="-317.3577" calcext:value-type="float">
            <text:p>-317.3577</text:p>
          </table:table-cell>
          <table:table-cell office:value-type="float" office:value="907.9528" calcext:value-type="float">
            <text:p>907.9528</text:p>
          </table:table-cell>
          <table:table-cell office:value-type="float" office:value="-219.5511" calcext:value-type="float">
            <text:p>-219.5511</text:p>
          </table:table-cell>
          <table:table-cell office:value-type="float" office:value="47.77811" calcext:value-type="float">
            <text:p>47.77811</text:p>
          </table:table-cell>
          <table:table-cell office:value-type="float" office:value="47.56023" calcext:value-type="float">
            <text:p>47.56023</text:p>
          </table:table-cell>
          <table:table-cell office:value-type="float" office:value="0.1411626" calcext:value-type="float">
            <text:p>0.1411626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67" calcext:value-type="float">
            <text:p>0.0372836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676327" calcext:value-type="float">
            <text:p>0.5676327</text:p>
          </table:table-cell>
          <table:table-cell office:value-type="float" office:value="370" calcext:value-type="float">
            <text:p>370</text:p>
          </table:table-cell>
          <table:table-cell office:value-type="float" office:value="603.7894" calcext:value-type="float">
            <text:p>603.7894</text:p>
          </table:table-cell>
          <table:table-cell office:value-type="float" office:value="0" calcext:value-type="float">
            <text:p>0</text:p>
          </table:table-cell>
          <table:table-cell office:value-type="float" office:value="342.4824" calcext:value-type="float">
            <text:p>342.4824</text:p>
          </table:table-cell>
          <table:table-cell office:value-type="float" office:value="1112.995" calcext:value-type="float">
            <text:p>1112.995</text:p>
          </table:table-cell>
          <table:table-cell office:value-type="float" office:value="1349.626" calcext:value-type="float">
            <text:p>1349.626</text:p>
          </table:table-cell>
          <table:table-cell office:value-type="float" office:value="1216.748" calcext:value-type="float">
            <text:p>1216.748</text:p>
          </table:table-cell>
          <table:table-cell office:value-type="float" office:value="705.8603" calcext:value-type="float">
            <text:p>705.8603</text:p>
          </table:table-cell>
          <table:table-cell office:value-type="float" office:value="1086.48" calcext:value-type="float">
            <text:p>1086.48</text:p>
          </table:table-cell>
          <table:table-cell office:value-type="float" office:value="407.2344" calcext:value-type="float">
            <text:p>407.2344</text:p>
          </table:table-cell>
          <table:table-cell office:value-type="float" office:value="1816.197" calcext:value-type="float">
            <text:p>1816.197</text:p>
          </table:table-cell>
          <table:table-cell office:value-type="float" office:value="2056.62" calcext:value-type="float">
            <text:p>2056.62</text:p>
          </table:table-cell>
          <table:table-cell office:value-type="float" office:value="1650.917" calcext:value-type="float">
            <text:p>1650.917</text:p>
          </table:table-cell>
          <table:table-cell office:value-type="float" office:value="580.7322" calcext:value-type="float">
            <text:p>580.7322</text:p>
          </table:table-cell>
          <table:table-cell office:value-type="float" office:value="573.2911" calcext:value-type="float">
            <text:p>573.2911</text:p>
          </table:table-cell>
          <table:table-cell office:value-type="float" office:value="142.3676" calcext:value-type="float">
            <text:p>142.3676</text:p>
          </table:table-cell>
          <table:table-cell office:value-type="float" office:value="35.55366" calcext:value-type="float">
            <text:p>35.55366</text:p>
          </table:table-cell>
          <table:table-cell office:value-type="float" office:value="0" calcext:value-type="float">
            <text:p>0</text:p>
          </table:table-cell>
          <table:table-cell office:value-type="float" office:value="-0.003328012" calcext:value-type="float">
            <text:p>-0.003328012</text:p>
          </table:table-cell>
          <table:table-cell office:value-type="float" office:value="0" calcext:value-type="float">
            <text:p>0</text:p>
          </table:table-cell>
          <table:table-cell office:value-type="float" office:value="2.933908" calcext:value-type="float">
            <text:p>2.933908</text:p>
          </table:table-cell>
          <table:table-cell office:value-type="float" office:value="1459.255" calcext:value-type="float">
            <text:p>1459.255</text:p>
          </table:table-cell>
          <table:table-cell office:value-type="float" office:value="-741.2613" calcext:value-type="float">
            <text:p>-741.2613</text:p>
          </table:table-cell>
          <table:table-cell office:value-type="float" office:value="717.9937" calcext:value-type="float">
            <text:p>717.9937</text:p>
          </table:table-cell>
          <table:table-cell office:value-type="float" office:value="-102.4682" calcext:value-type="float">
            <text:p>-102.4682</text:p>
          </table:table-cell>
          <table:table-cell office:value-type="float" office:value="0" calcext:value-type="float">
            <text:p>0</text:p>
          </table:table-cell>
          <table:table-cell office:value-type="float" office:value="14.22539" calcext:value-type="float">
            <text:p>14.2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6" calcext:value-type="float">
            <text:p>27082006</text:p>
          </table:table-cell>
          <table:table-cell office:value-type="float" office:value="146.0519" calcext:value-type="float">
            <text:p>146.0519</text:p>
          </table:table-cell>
          <table:table-cell office:value-type="float" office:value="12979.48" calcext:value-type="float">
            <text:p>12979.48</text:p>
          </table:table-cell>
          <table:table-cell office:value-type="float" office:value="0" calcext:value-type="float">
            <text:p>0</text:p>
          </table:table-cell>
          <table:table-cell office:value-type="float" office:value="83.11105" calcext:value-type="float">
            <text:p>83.11105</text:p>
          </table:table-cell>
          <table:table-cell office:value-type="float" office:value="-319.1971" calcext:value-type="float">
            <text:p>-319.1971</text:p>
          </table:table-cell>
          <table:table-cell office:value-type="float" office:value="910.7364" calcext:value-type="float">
            <text:p>910.7364</text:p>
          </table:table-cell>
          <table:table-cell office:value-type="float" office:value="-220.4646" calcext:value-type="float">
            <text:p>-220.4646</text:p>
          </table:table-cell>
          <table:table-cell office:value-type="float" office:value="47.84051" calcext:value-type="float">
            <text:p>47.84051</text:p>
          </table:table-cell>
          <table:table-cell office:value-type="float" office:value="47.55515" calcext:value-type="float">
            <text:p>47.55515</text:p>
          </table:table-cell>
          <table:table-cell office:value-type="float" office:value="0.1422922" calcext:value-type="float">
            <text:p>0.1422922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651443" calcext:value-type="float">
            <text:p>0.5651443</text:p>
          </table:table-cell>
          <table:table-cell office:value-type="float" office:value="370" calcext:value-type="float">
            <text:p>370</text:p>
          </table:table-cell>
          <table:table-cell office:value-type="float" office:value="609.918" calcext:value-type="float">
            <text:p>609.918</text:p>
          </table:table-cell>
          <table:table-cell office:value-type="float" office:value="0" calcext:value-type="float">
            <text:p>0</text:p>
          </table:table-cell>
          <table:table-cell office:value-type="float" office:value="342.3774" calcext:value-type="float">
            <text:p>342.3774</text:p>
          </table:table-cell>
          <table:table-cell office:value-type="float" office:value="1113.232" calcext:value-type="float">
            <text:p>1113.232</text:p>
          </table:table-cell>
          <table:table-cell office:value-type="float" office:value="1349.769" calcext:value-type="float">
            <text:p>1349.769</text:p>
          </table:table-cell>
          <table:table-cell office:value-type="float" office:value="1216.9" calcext:value-type="float">
            <text:p>1216.9</text:p>
          </table:table-cell>
          <table:table-cell office:value-type="float" office:value="706.0236" calcext:value-type="float">
            <text:p>706.0236</text:p>
          </table:table-cell>
          <table:table-cell office:value-type="float" office:value="1086.596" calcext:value-type="float">
            <text:p>1086.596</text:p>
          </table:table-cell>
          <table:table-cell office:value-type="float" office:value="407.3589" calcext:value-type="float">
            <text:p>407.3589</text:p>
          </table:table-cell>
          <table:table-cell office:value-type="float" office:value="1816.241" calcext:value-type="float">
            <text:p>1816.241</text:p>
          </table:table-cell>
          <table:table-cell office:value-type="float" office:value="2056.615" calcext:value-type="float">
            <text:p>2056.615</text:p>
          </table:table-cell>
          <table:table-cell office:value-type="float" office:value="1650.905" calcext:value-type="float">
            <text:p>1650.905</text:p>
          </table:table-cell>
          <table:table-cell office:value-type="float" office:value="580.7395" calcext:value-type="float">
            <text:p>580.7395</text:p>
          </table:table-cell>
          <table:table-cell office:value-type="float" office:value="573.2947" calcext:value-type="float">
            <text:p>573.2947</text:p>
          </table:table-cell>
          <table:table-cell office:value-type="float" office:value="142.3676" calcext:value-type="float">
            <text:p>142.3676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339361" calcext:value-type="float">
            <text:p>-0.003339361</text:p>
          </table:table-cell>
          <table:table-cell office:value-type="float" office:value="0" calcext:value-type="float">
            <text:p>0</text:p>
          </table:table-cell>
          <table:table-cell office:value-type="float" office:value="2.936996" calcext:value-type="float">
            <text:p>2.936996</text:p>
          </table:table-cell>
          <table:table-cell office:value-type="float" office:value="1470.462" calcext:value-type="float">
            <text:p>1470.462</text:p>
          </table:table-cell>
          <table:table-cell office:value-type="float" office:value="-745.4293" calcext:value-type="float">
            <text:p>-745.4293</text:p>
          </table:table-cell>
          <table:table-cell office:value-type="float" office:value="725.0328" calcext:value-type="float">
            <text:p>725.0328</text:p>
          </table:table-cell>
          <table:table-cell office:value-type="float" office:value="-103.0893" calcext:value-type="float">
            <text:p>-103.0893</text:p>
          </table:table-cell>
          <table:table-cell office:value-type="float" office:value="0" calcext:value-type="float">
            <text:p>0</text:p>
          </table:table-cell>
          <table:table-cell office:value-type="float" office:value="13.92114" calcext:value-type="float">
            <text:p>13.9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6" calcext:value-type="float">
            <text:p>28082006</text:p>
          </table:table-cell>
          <table:table-cell office:value-type="float" office:value="147.2654" calcext:value-type="float">
            <text:p>147.2654</text:p>
          </table:table-cell>
          <table:table-cell office:value-type="float" office:value="12979.19" calcext:value-type="float">
            <text:p>12979.19</text:p>
          </table:table-cell>
          <table:table-cell office:value-type="float" office:value="0" calcext:value-type="float">
            <text:p>0</text:p>
          </table:table-cell>
          <table:table-cell office:value-type="float" office:value="84.60738" calcext:value-type="float">
            <text:p>84.60738</text:p>
          </table:table-cell>
          <table:table-cell office:value-type="float" office:value="-321.0663" calcext:value-type="float">
            <text:p>-321.0663</text:p>
          </table:table-cell>
          <table:table-cell office:value-type="float" office:value="916.2263" calcext:value-type="float">
            <text:p>916.2263</text:p>
          </table:table-cell>
          <table:table-cell office:value-type="float" office:value="-221.3573" calcext:value-type="float">
            <text:p>-221.3573</text:p>
          </table:table-cell>
          <table:table-cell office:value-type="float" office:value="47.87423" calcext:value-type="float">
            <text:p>47.87423</text:p>
          </table:table-cell>
          <table:table-cell office:value-type="float" office:value="47.55355" calcext:value-type="float">
            <text:p>47.55355</text:p>
          </table:table-cell>
          <table:table-cell office:value-type="float" office:value="0.1440205" calcext:value-type="float">
            <text:p>0.1440205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651443" calcext:value-type="float">
            <text:p>0.5651443</text:p>
          </table:table-cell>
          <table:table-cell office:value-type="float" office:value="370" calcext:value-type="float">
            <text:p>370</text:p>
          </table:table-cell>
          <table:table-cell office:value-type="float" office:value="615.0114" calcext:value-type="float">
            <text:p>615.0114</text:p>
          </table:table-cell>
          <table:table-cell office:value-type="float" office:value="0" calcext:value-type="float">
            <text:p>0</text:p>
          </table:table-cell>
          <table:table-cell office:value-type="float" office:value="342.2983" calcext:value-type="float">
            <text:p>342.2983</text:p>
          </table:table-cell>
          <table:table-cell office:value-type="float" office:value="1113.487" calcext:value-type="float">
            <text:p>1113.487</text:p>
          </table:table-cell>
          <table:table-cell office:value-type="float" office:value="1349.924" calcext:value-type="float">
            <text:p>1349.924</text:p>
          </table:table-cell>
          <table:table-cell office:value-type="float" office:value="1217.052" calcext:value-type="float">
            <text:p>1217.052</text:p>
          </table:table-cell>
          <table:table-cell office:value-type="float" office:value="706.1873" calcext:value-type="float">
            <text:p>706.1873</text:p>
          </table:table-cell>
          <table:table-cell office:value-type="float" office:value="1086.71" calcext:value-type="float">
            <text:p>1086.71</text:p>
          </table:table-cell>
          <table:table-cell office:value-type="float" office:value="407.482" calcext:value-type="float">
            <text:p>407.482</text:p>
          </table:table-cell>
          <table:table-cell office:value-type="float" office:value="1816.289" calcext:value-type="float">
            <text:p>1816.289</text:p>
          </table:table-cell>
          <table:table-cell office:value-type="float" office:value="2056.619" calcext:value-type="float">
            <text:p>2056.619</text:p>
          </table:table-cell>
          <table:table-cell office:value-type="float" office:value="1650.891" calcext:value-type="float">
            <text:p>1650.891</text:p>
          </table:table-cell>
          <table:table-cell office:value-type="float" office:value="580.7457" calcext:value-type="float">
            <text:p>580.7457</text:p>
          </table:table-cell>
          <table:table-cell office:value-type="float" office:value="573.2958" calcext:value-type="float">
            <text:p>573.2958</text:p>
          </table:table-cell>
          <table:table-cell office:value-type="float" office:value="142.3676" calcext:value-type="float">
            <text:p>142.3676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3467" calcext:value-type="float">
            <text:p>-0.0033467</text:p>
          </table:table-cell>
          <table:table-cell office:value-type="float" office:value="0" calcext:value-type="float">
            <text:p>0</text:p>
          </table:table-cell>
          <table:table-cell office:value-type="float" office:value="2.938021" calcext:value-type="float">
            <text:p>2.938021</text:p>
          </table:table-cell>
          <table:table-cell office:value-type="float" office:value="1479.857" calcext:value-type="float">
            <text:p>1479.857</text:p>
          </table:table-cell>
          <table:table-cell office:value-type="float" office:value="-748.7686" calcext:value-type="float">
            <text:p>-748.7686</text:p>
          </table:table-cell>
          <table:table-cell office:value-type="float" office:value="731.0884" calcext:value-type="float">
            <text:p>731.0884</text:p>
          </table:table-cell>
          <table:table-cell office:value-type="float" office:value="-103.6309" calcext:value-type="float">
            <text:p>-103.6309</text:p>
          </table:table-cell>
          <table:table-cell office:value-type="float" office:value="0" calcext:value-type="float">
            <text:p>0</text:p>
          </table:table-cell>
          <table:table-cell office:value-type="float" office:value="13.48647" calcext:value-type="float">
            <text:p>13.48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6" calcext:value-type="float">
            <text:p>29082006</text:p>
          </table:table-cell>
          <table:table-cell office:value-type="float" office:value="148.8014" calcext:value-type="float">
            <text:p>148.8014</text:p>
          </table:table-cell>
          <table:table-cell office:value-type="float" office:value="12978.91" calcext:value-type="float">
            <text:p>12978.91</text:p>
          </table:table-cell>
          <table:table-cell office:value-type="float" office:value="0" calcext:value-type="float">
            <text:p>0</text:p>
          </table:table-cell>
          <table:table-cell office:value-type="float" office:value="86.38782" calcext:value-type="float">
            <text:p>86.38782</text:p>
          </table:table-cell>
          <table:table-cell office:value-type="float" office:value="-322.8127" calcext:value-type="float">
            <text:p>-322.8127</text:p>
          </table:table-cell>
          <table:table-cell office:value-type="float" office:value="917.358" calcext:value-type="float">
            <text:p>917.358</text:p>
          </table:table-cell>
          <table:table-cell office:value-type="float" office:value="-222.2407" calcext:value-type="float">
            <text:p>-222.2407</text:p>
          </table:table-cell>
          <table:table-cell office:value-type="float" office:value="47.82796" calcext:value-type="float">
            <text:p>47.82796</text:p>
          </table:table-cell>
          <table:table-cell office:value-type="float" office:value="47.86195" calcext:value-type="float">
            <text:p>47.86195</text:p>
          </table:table-cell>
          <table:table-cell office:value-type="float" office:value="0.1458649" calcext:value-type="float">
            <text:p>0.1458649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651443" calcext:value-type="float">
            <text:p>0.5651443</text:p>
          </table:table-cell>
          <table:table-cell office:value-type="float" office:value="370" calcext:value-type="float">
            <text:p>370</text:p>
          </table:table-cell>
          <table:table-cell office:value-type="float" office:value="618.3839" calcext:value-type="float">
            <text:p>618.3839</text:p>
          </table:table-cell>
          <table:table-cell office:value-type="float" office:value="0" calcext:value-type="float">
            <text:p>0</text:p>
          </table:table-cell>
          <table:table-cell office:value-type="float" office:value="342.2497" calcext:value-type="float">
            <text:p>342.2497</text:p>
          </table:table-cell>
          <table:table-cell office:value-type="float" office:value="1113.733" calcext:value-type="float">
            <text:p>1113.733</text:p>
          </table:table-cell>
          <table:table-cell office:value-type="float" office:value="1350.078" calcext:value-type="float">
            <text:p>1350.078</text:p>
          </table:table-cell>
          <table:table-cell office:value-type="float" office:value="1217.204" calcext:value-type="float">
            <text:p>1217.204</text:p>
          </table:table-cell>
          <table:table-cell office:value-type="float" office:value="706.3528" calcext:value-type="float">
            <text:p>706.3528</text:p>
          </table:table-cell>
          <table:table-cell office:value-type="float" office:value="1086.823" calcext:value-type="float">
            <text:p>1086.823</text:p>
          </table:table-cell>
          <table:table-cell office:value-type="float" office:value="407.6031" calcext:value-type="float">
            <text:p>407.6031</text:p>
          </table:table-cell>
          <table:table-cell office:value-type="float" office:value="1816.336" calcext:value-type="float">
            <text:p>1816.336</text:p>
          </table:table-cell>
          <table:table-cell office:value-type="float" office:value="2056.623" calcext:value-type="float">
            <text:p>2056.623</text:p>
          </table:table-cell>
          <table:table-cell office:value-type="float" office:value="1650.877" calcext:value-type="float">
            <text:p>1650.877</text:p>
          </table:table-cell>
          <table:table-cell office:value-type="float" office:value="580.7511" calcext:value-type="float">
            <text:p>580.7511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142.3676" calcext:value-type="float">
            <text:p>142.3676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354869" calcext:value-type="float">
            <text:p>-0.003354869</text:p>
          </table:table-cell>
          <table:table-cell office:value-type="float" office:value="0" calcext:value-type="float">
            <text:p>0</text:p>
          </table:table-cell>
          <table:table-cell office:value-type="float" office:value="2.927531" calcext:value-type="float">
            <text:p>2.927531</text:p>
          </table:table-cell>
          <table:table-cell office:value-type="float" office:value="1487.843" calcext:value-type="float">
            <text:p>1487.843</text:p>
          </table:table-cell>
          <table:table-cell office:value-type="float" office:value="-752.5243" calcext:value-type="float">
            <text:p>-752.5243</text:p>
          </table:table-cell>
          <table:table-cell office:value-type="float" office:value="735.319" calcext:value-type="float">
            <text:p>735.319</text:p>
          </table:table-cell>
          <table:table-cell office:value-type="float" office:value="-104.1301" calcext:value-type="float">
            <text:p>-104.1301</text:p>
          </table:table-cell>
          <table:table-cell office:value-type="float" office:value="0" calcext:value-type="float">
            <text:p>0</text:p>
          </table:table-cell>
          <table:table-cell office:value-type="float" office:value="13.12325" calcext:value-type="float">
            <text:p>13.1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6" calcext:value-type="float">
            <text:p>30082006</text:p>
          </table:table-cell>
          <table:table-cell office:value-type="float" office:value="150.9315" calcext:value-type="float">
            <text:p>150.9315</text:p>
          </table:table-cell>
          <table:table-cell office:value-type="float" office:value="12978.6" calcext:value-type="float">
            <text:p>12978.6</text:p>
          </table:table-cell>
          <table:table-cell office:value-type="float" office:value="0" calcext:value-type="float">
            <text:p>0</text:p>
          </table:table-cell>
          <table:table-cell office:value-type="float" office:value="88.76794" calcext:value-type="float">
            <text:p>88.76794</text:p>
          </table:table-cell>
          <table:table-cell office:value-type="float" office:value="-324.6149" calcext:value-type="float">
            <text:p>-324.6149</text:p>
          </table:table-cell>
          <table:table-cell office:value-type="float" office:value="921.5657" calcext:value-type="float">
            <text:p>921.5657</text:p>
          </table:table-cell>
          <table:table-cell office:value-type="float" office:value="-223.1209" calcext:value-type="float">
            <text:p>-223.1209</text:p>
          </table:table-cell>
          <table:table-cell office:value-type="float" office:value="47.75822" calcext:value-type="float">
            <text:p>47.75822</text:p>
          </table:table-cell>
          <table:table-cell office:value-type="float" office:value="48.79628" calcext:value-type="float">
            <text:p>48.79628</text:p>
          </table:table-cell>
          <table:table-cell office:value-type="float" office:value="0.1476912" calcext:value-type="float">
            <text:p>0.1476912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631578" calcext:value-type="float">
            <text:p>0.5631578</text:p>
          </table:table-cell>
          <table:table-cell office:value-type="float" office:value="370" calcext:value-type="float">
            <text:p>370</text:p>
          </table:table-cell>
          <table:table-cell office:value-type="float" office:value="620.0764" calcext:value-type="float">
            <text:p>620.0764</text:p>
          </table:table-cell>
          <table:table-cell office:value-type="float" office:value="0" calcext:value-type="float">
            <text:p>0</text:p>
          </table:table-cell>
          <table:table-cell office:value-type="float" office:value="342.2072" calcext:value-type="float">
            <text:p>342.2072</text:p>
          </table:table-cell>
          <table:table-cell office:value-type="float" office:value="1113.963" calcext:value-type="float">
            <text:p>1113.963</text:p>
          </table:table-cell>
          <table:table-cell office:value-type="float" office:value="1350.223" calcext:value-type="float">
            <text:p>1350.223</text:p>
          </table:table-cell>
          <table:table-cell office:value-type="float" office:value="1217.343" calcext:value-type="float">
            <text:p>1217.343</text:p>
          </table:table-cell>
          <table:table-cell office:value-type="float" office:value="706.5087" calcext:value-type="float">
            <text:p>706.5087</text:p>
          </table:table-cell>
          <table:table-cell office:value-type="float" office:value="1086.932" calcext:value-type="float">
            <text:p>1086.932</text:p>
          </table:table-cell>
          <table:table-cell office:value-type="float" office:value="407.7208" calcext:value-type="float">
            <text:p>407.7208</text:p>
          </table:table-cell>
          <table:table-cell office:value-type="float" office:value="1816.38" calcext:value-type="float">
            <text:p>1816.38</text:p>
          </table:table-cell>
          <table:table-cell office:value-type="float" office:value="2056.627" calcext:value-type="float">
            <text:p>2056.627</text:p>
          </table:table-cell>
          <table:table-cell office:value-type="float" office:value="1650.862" calcext:value-type="float">
            <text:p>1650.862</text:p>
          </table:table-cell>
          <table:table-cell office:value-type="float" office:value="580.7559" calcext:value-type="float">
            <text:p>580.7559</text:p>
          </table:table-cell>
          <table:table-cell office:value-type="float" office:value="573.2927" calcext:value-type="float">
            <text:p>573.2927</text:p>
          </table:table-cell>
          <table:table-cell office:value-type="float" office:value="142.3676" calcext:value-type="float">
            <text:p>142.3676</text:p>
          </table:table-cell>
          <table:table-cell office:value-type="float" office:value="35.55367" calcext:value-type="float">
            <text:p>35.55367</text:p>
          </table:table-cell>
          <table:table-cell office:value-type="float" office:value="0" calcext:value-type="float">
            <text:p>0</text:p>
          </table:table-cell>
          <table:table-cell office:value-type="float" office:value="-0.003363107" calcext:value-type="float">
            <text:p>-0.003363107</text:p>
          </table:table-cell>
          <table:table-cell office:value-type="float" office:value="0" calcext:value-type="float">
            <text:p>0</text:p>
          </table:table-cell>
          <table:table-cell office:value-type="float" office:value="2.895612" calcext:value-type="float">
            <text:p>2.895612</text:p>
          </table:table-cell>
          <table:table-cell office:value-type="float" office:value="1494.439" calcext:value-type="float">
            <text:p>1494.439</text:p>
          </table:table-cell>
          <table:table-cell office:value-type="float" office:value="-756.5088" calcext:value-type="float">
            <text:p>-756.5088</text:p>
          </table:table-cell>
          <table:table-cell office:value-type="float" office:value="737.9305" calcext:value-type="float">
            <text:p>737.9305</text:p>
          </table:table-cell>
          <table:table-cell office:value-type="float" office:value="-104.6517" calcext:value-type="float">
            <text:p>-104.6517</text:p>
          </table:table-cell>
          <table:table-cell office:value-type="float" office:value="0" calcext:value-type="float">
            <text:p>0</text:p>
          </table:table-cell>
          <table:table-cell office:value-type="float" office:value="12.72426" calcext:value-type="float">
            <text:p>12.7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6" calcext:value-type="float">
            <text:p>31082006</text:p>
          </table:table-cell>
          <table:table-cell office:value-type="float" office:value="153.7957" calcext:value-type="float">
            <text:p>153.7957</text:p>
          </table:table-cell>
          <table:table-cell office:value-type="float" office:value="12978.28" calcext:value-type="float">
            <text:p>12978.28</text:p>
          </table:table-cell>
          <table:table-cell office:value-type="float" office:value="0" calcext:value-type="float">
            <text:p>0</text:p>
          </table:table-cell>
          <table:table-cell office:value-type="float" office:value="91.88989" calcext:value-type="float">
            <text:p>91.88989</text:p>
          </table:table-cell>
          <table:table-cell office:value-type="float" office:value="-326.3489" calcext:value-type="float">
            <text:p>-326.3489</text:p>
          </table:table-cell>
          <table:table-cell office:value-type="float" office:value="926.0342" calcext:value-type="float">
            <text:p>926.0342</text:p>
          </table:table-cell>
          <table:table-cell office:value-type="float" office:value="-223.9929" calcext:value-type="float">
            <text:p>-223.9929</text:p>
          </table:table-cell>
          <table:table-cell office:value-type="float" office:value="47.68785" calcext:value-type="float">
            <text:p>47.68785</text:p>
          </table:table-cell>
          <table:table-cell office:value-type="float" office:value="50.50711" calcext:value-type="float">
            <text:p>50.50711</text:p>
          </table:table-cell>
          <table:table-cell office:value-type="float" office:value="0.1494775" calcext:value-type="float">
            <text:p>0.1494775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598761" calcext:value-type="float">
            <text:p>0.5598761</text:p>
          </table:table-cell>
          <table:table-cell office:value-type="float" office:value="370" calcext:value-type="float">
            <text:p>370</text:p>
          </table:table-cell>
          <table:table-cell office:value-type="float" office:value="620.1873" calcext:value-type="float">
            <text:p>620.1873</text:p>
          </table:table-cell>
          <table:table-cell office:value-type="float" office:value="0" calcext:value-type="float">
            <text:p>0</text:p>
          </table:table-cell>
          <table:table-cell office:value-type="float" office:value="342.1676" calcext:value-type="float">
            <text:p>342.1676</text:p>
          </table:table-cell>
          <table:table-cell office:value-type="float" office:value="1114.176" calcext:value-type="float">
            <text:p>1114.176</text:p>
          </table:table-cell>
          <table:table-cell office:value-type="float" office:value="1350.354" calcext:value-type="float">
            <text:p>1350.354</text:p>
          </table:table-cell>
          <table:table-cell office:value-type="float" office:value="1217.474" calcext:value-type="float">
            <text:p>1217.474</text:p>
          </table:table-cell>
          <table:table-cell office:value-type="float" office:value="706.6585" calcext:value-type="float">
            <text:p>706.6585</text:p>
          </table:table-cell>
          <table:table-cell office:value-type="float" office:value="1087.036" calcext:value-type="float">
            <text:p>1087.036</text:p>
          </table:table-cell>
          <table:table-cell office:value-type="float" office:value="407.8344" calcext:value-type="float">
            <text:p>407.8344</text:p>
          </table:table-cell>
          <table:table-cell office:value-type="float" office:value="1816.422" calcext:value-type="float">
            <text:p>1816.422</text:p>
          </table:table-cell>
          <table:table-cell office:value-type="float" office:value="2056.631" calcext:value-type="float">
            <text:p>2056.631</text:p>
          </table:table-cell>
          <table:table-cell office:value-type="float" office:value="1650.846" calcext:value-type="float">
            <text:p>1650.846</text:p>
          </table:table-cell>
          <table:table-cell office:value-type="float" office:value="580.7601" calcext:value-type="float">
            <text:p>580.7601</text:p>
          </table:table-cell>
          <table:table-cell office:value-type="float" office:value="573.2891" calcext:value-type="float">
            <text:p>573.2891</text:p>
          </table:table-cell>
          <table:table-cell office:value-type="float" office:value="142.3675" calcext:value-type="float">
            <text:p>142.3675</text:p>
          </table:table-cell>
          <table:table-cell office:value-type="float" office:value="35.5537" calcext:value-type="float">
            <text:p>35.5537</text:p>
          </table:table-cell>
          <table:table-cell office:value-type="float" office:value="0" calcext:value-type="float">
            <text:p>0</text:p>
          </table:table-cell>
          <table:table-cell office:value-type="float" office:value="-0.003373504" calcext:value-type="float">
            <text:p>-0.003373504</text:p>
          </table:table-cell>
          <table:table-cell office:value-type="float" office:value="0" calcext:value-type="float">
            <text:p>0</text:p>
          </table:table-cell>
          <table:table-cell office:value-type="float" office:value="2.837047" calcext:value-type="float">
            <text:p>2.837047</text:p>
          </table:table-cell>
          <table:table-cell office:value-type="float" office:value="1499.682" calcext:value-type="float">
            <text:p>1499.682</text:p>
          </table:table-cell>
          <table:table-cell office:value-type="float" office:value="-760.7838" calcext:value-type="float">
            <text:p>-760.7838</text:p>
          </table:table-cell>
          <table:table-cell office:value-type="float" office:value="738.8978" calcext:value-type="float">
            <text:p>738.8978</text:p>
          </table:table-cell>
          <table:table-cell office:value-type="float" office:value="-105.1955" calcext:value-type="float">
            <text:p>-105.1955</text:p>
          </table:table-cell>
          <table:table-cell office:value-type="float" office:value="0" calcext:value-type="float">
            <text:p>0</text:p>
          </table:table-cell>
          <table:table-cell office:value-type="float" office:value="12.41001" calcext:value-type="float">
            <text:p>12.4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6" calcext:value-type="float">
            <text:p>1092006</text:p>
          </table:table-cell>
          <table:table-cell office:value-type="float" office:value="157.0787" calcext:value-type="float">
            <text:p>157.0787</text:p>
          </table:table-cell>
          <table:table-cell office:value-type="float" office:value="12977.96" calcext:value-type="float">
            <text:p>12977.96</text:p>
          </table:table-cell>
          <table:table-cell office:value-type="float" office:value="0" calcext:value-type="float">
            <text:p>0</text:p>
          </table:table-cell>
          <table:table-cell office:value-type="float" office:value="95.43195" calcext:value-type="float">
            <text:p>95.43195</text:p>
          </table:table-cell>
          <table:table-cell office:value-type="float" office:value="-328.0869" calcext:value-type="float">
            <text:p>-328.0869</text:p>
          </table:table-cell>
          <table:table-cell office:value-type="float" office:value="925.1128" calcext:value-type="float">
            <text:p>925.1128</text:p>
          </table:table-cell>
          <table:table-cell office:value-type="float" office:value="-224.8542" calcext:value-type="float">
            <text:p>-224.8542</text:p>
          </table:table-cell>
          <table:table-cell office:value-type="float" office:value="47.62661" calcext:value-type="float">
            <text:p>47.62661</text:p>
          </table:table-cell>
          <table:table-cell office:value-type="float" office:value="52.67965" calcext:value-type="float">
            <text:p>52.67965</text:p>
          </table:table-cell>
          <table:table-cell office:value-type="float" office:value="0.1512908" calcext:value-type="float">
            <text:p>0.1512908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6" calcext:value-type="float">
            <text:p>0.03728376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567648" calcext:value-type="float">
            <text:p>0.5567648</text:p>
          </table:table-cell>
          <table:table-cell office:value-type="float" office:value="370" calcext:value-type="float">
            <text:p>370</text:p>
          </table:table-cell>
          <table:table-cell office:value-type="float" office:value="619.512" calcext:value-type="float">
            <text:p>619.512</text:p>
          </table:table-cell>
          <table:table-cell office:value-type="float" office:value="0" calcext:value-type="float">
            <text:p>0</text:p>
          </table:table-cell>
          <table:table-cell office:value-type="float" office:value="342.1318" calcext:value-type="float">
            <text:p>342.1318</text:p>
          </table:table-cell>
          <table:table-cell office:value-type="float" office:value="1114.378" calcext:value-type="float">
            <text:p>1114.378</text:p>
          </table:table-cell>
          <table:table-cell office:value-type="float" office:value="1350.47" calcext:value-type="float">
            <text:p>1350.47</text:p>
          </table:table-cell>
          <table:table-cell office:value-type="float" office:value="1217.604" calcext:value-type="float">
            <text:p>1217.604</text:p>
          </table:table-cell>
          <table:table-cell office:value-type="float" office:value="706.7992" calcext:value-type="float">
            <text:p>706.7992</text:p>
          </table:table-cell>
          <table:table-cell office:value-type="float" office:value="1087.135" calcext:value-type="float">
            <text:p>1087.135</text:p>
          </table:table-cell>
          <table:table-cell office:value-type="float" office:value="407.9435" calcext:value-type="float">
            <text:p>407.9435</text:p>
          </table:table-cell>
          <table:table-cell office:value-type="float" office:value="1816.46" calcext:value-type="float">
            <text:p>1816.46</text:p>
          </table:table-cell>
          <table:table-cell office:value-type="float" office:value="2056.633" calcext:value-type="float">
            <text:p>2056.633</text:p>
          </table:table-cell>
          <table:table-cell office:value-type="float" office:value="1650.83" calcext:value-type="float">
            <text:p>1650.83</text:p>
          </table:table-cell>
          <table:table-cell office:value-type="float" office:value="580.7637" calcext:value-type="float">
            <text:p>580.7637</text:p>
          </table:table-cell>
          <table:table-cell office:value-type="float" office:value="573.2847" calcext:value-type="float">
            <text:p>573.2847</text:p>
          </table:table-cell>
          <table:table-cell office:value-type="float" office:value="142.3675" calcext:value-type="float">
            <text:p>142.3675</text:p>
          </table:table-cell>
          <table:table-cell office:value-type="float" office:value="35.55372" calcext:value-type="float">
            <text:p>35.55372</text:p>
          </table:table-cell>
          <table:table-cell office:value-type="float" office:value="0" calcext:value-type="float">
            <text:p>0</text:p>
          </table:table-cell>
          <table:table-cell office:value-type="float" office:value="-0.003384147" calcext:value-type="float">
            <text:p>-0.003384147</text:p>
          </table:table-cell>
          <table:table-cell office:value-type="float" office:value="0" calcext:value-type="float">
            <text:p>0</text:p>
          </table:table-cell>
          <table:table-cell office:value-type="float" office:value="2.762797" calcext:value-type="float">
            <text:p>2.762797</text:p>
          </table:table-cell>
          <table:table-cell office:value-type="float" office:value="1503.952" calcext:value-type="float">
            <text:p>1503.952</text:p>
          </table:table-cell>
          <table:table-cell office:value-type="float" office:value="-764.8575" calcext:value-type="float">
            <text:p>-764.8575</text:p>
          </table:table-cell>
          <table:table-cell office:value-type="float" office:value="739.0946" calcext:value-type="float">
            <text:p>739.0946</text:p>
          </table:table-cell>
          <table:table-cell office:value-type="float" office:value="-105.7449" calcext:value-type="float">
            <text:p>-105.7449</text:p>
          </table:table-cell>
          <table:table-cell office:value-type="float" office:value="0" calcext:value-type="float">
            <text:p>0</text:p>
          </table:table-cell>
          <table:table-cell office:value-type="float" office:value="12.085" calcext:value-type="float">
            <text:p>12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6" calcext:value-type="float">
            <text:p>2092006</text:p>
          </table:table-cell>
          <table:table-cell office:value-type="float" office:value="159.5687" calcext:value-type="float">
            <text:p>159.5687</text:p>
          </table:table-cell>
          <table:table-cell office:value-type="float" office:value="12977.66" calcext:value-type="float">
            <text:p>12977.66</text:p>
          </table:table-cell>
          <table:table-cell office:value-type="float" office:value="0" calcext:value-type="float">
            <text:p>0</text:p>
          </table:table-cell>
          <table:table-cell office:value-type="float" office:value="98.16384" calcext:value-type="float">
            <text:p>98.16384</text:p>
          </table:table-cell>
          <table:table-cell office:value-type="float" office:value="-329.7069" calcext:value-type="float">
            <text:p>-329.7069</text:p>
          </table:table-cell>
          <table:table-cell office:value-type="float" office:value="930.8751" calcext:value-type="float">
            <text:p>930.8751</text:p>
          </table:table-cell>
          <table:table-cell office:value-type="float" office:value="-225.6915" calcext:value-type="float">
            <text:p>-225.6915</text:p>
          </table:table-cell>
          <table:table-cell office:value-type="float" office:value="47.59051" calcext:value-type="float">
            <text:p>47.59051</text:p>
          </table:table-cell>
          <table:table-cell office:value-type="float" office:value="54.09119" calcext:value-type="float">
            <text:p>54.09119</text:p>
          </table:table-cell>
          <table:table-cell office:value-type="float" office:value="0.1531688" calcext:value-type="float">
            <text:p>0.1531688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377" calcext:value-type="float">
            <text:p>0.03728377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560825" calcext:value-type="float">
            <text:p>0.5560825</text:p>
          </table:table-cell>
          <table:table-cell office:value-type="float" office:value="370" calcext:value-type="float">
            <text:p>370</text:p>
          </table:table-cell>
          <table:table-cell office:value-type="float" office:value="619.8385" calcext:value-type="float">
            <text:p>619.8385</text:p>
          </table:table-cell>
          <table:table-cell office:value-type="float" office:value="0" calcext:value-type="float">
            <text:p>0</text:p>
          </table:table-cell>
          <table:table-cell office:value-type="float" office:value="342.0977" calcext:value-type="float">
            <text:p>342.0977</text:p>
          </table:table-cell>
          <table:table-cell office:value-type="float" office:value="1114.586" calcext:value-type="float">
            <text:p>1114.586</text:p>
          </table:table-cell>
          <table:table-cell office:value-type="float" office:value="1350.594" calcext:value-type="float">
            <text:p>1350.594</text:p>
          </table:table-cell>
          <table:table-cell office:value-type="float" office:value="1217.733" calcext:value-type="float">
            <text:p>1217.733</text:p>
          </table:table-cell>
          <table:table-cell office:value-type="float" office:value="706.9346" calcext:value-type="float">
            <text:p>706.9346</text:p>
          </table:table-cell>
          <table:table-cell office:value-type="float" office:value="1087.229" calcext:value-type="float">
            <text:p>1087.229</text:p>
          </table:table-cell>
          <table:table-cell office:value-type="float" office:value="408.0485" calcext:value-type="float">
            <text:p>408.0485</text:p>
          </table:table-cell>
          <table:table-cell office:value-type="float" office:value="1816.496" calcext:value-type="float">
            <text:p>1816.496</text:p>
          </table:table-cell>
          <table:table-cell office:value-type="float" office:value="2056.635" calcext:value-type="float">
            <text:p>2056.635</text:p>
          </table:table-cell>
          <table:table-cell office:value-type="float" office:value="1650.813" calcext:value-type="float">
            <text:p>1650.813</text:p>
          </table:table-cell>
          <table:table-cell office:value-type="float" office:value="580.7669" calcext:value-type="float">
            <text:p>580.7669</text:p>
          </table:table-cell>
          <table:table-cell office:value-type="float" office:value="573.2797" calcext:value-type="float">
            <text:p>573.2797</text:p>
          </table:table-cell>
          <table:table-cell office:value-type="float" office:value="142.3675" calcext:value-type="float">
            <text:p>142.3675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39023" calcext:value-type="float">
            <text:p>-0.0033902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07.638" calcext:value-type="float">
            <text:p>1507.638</text:p>
          </table:table-cell>
          <table:table-cell office:value-type="float" office:value="-767.4405" calcext:value-type="float">
            <text:p>-767.4405</text:p>
          </table:table-cell>
          <table:table-cell office:value-type="float" office:value="740.1972" calcext:value-type="float">
            <text:p>740.1972</text:p>
          </table:table-cell>
          <table:table-cell office:value-type="float" office:value="-106.2509" calcext:value-type="float">
            <text:p>-106.2509</text:p>
          </table:table-cell>
          <table:table-cell office:value-type="float" office:value="0" calcext:value-type="float">
            <text:p>0</text:p>
          </table:table-cell>
          <table:table-cell office:value-type="float" office:value="11.80971" calcext:value-type="float">
            <text:p>11.8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6" calcext:value-type="float">
            <text:p>3092006</text:p>
          </table:table-cell>
          <table:table-cell office:value-type="float" office:value="160.5437" calcext:value-type="float">
            <text:p>160.5437</text:p>
          </table:table-cell>
          <table:table-cell office:value-type="float" office:value="12977.4" calcext:value-type="float">
            <text:p>12977.4</text:p>
          </table:table-cell>
          <table:table-cell office:value-type="float" office:value="0" calcext:value-type="float">
            <text:p>0</text:p>
          </table:table-cell>
          <table:table-cell office:value-type="float" office:value="99.45457" calcext:value-type="float">
            <text:p>99.45457</text:p>
          </table:table-cell>
          <table:table-cell office:value-type="float" office:value="-331.151" calcext:value-type="float">
            <text:p>-331.151</text:p>
          </table:table-cell>
          <table:table-cell office:value-type="float" office:value="931.1956" calcext:value-type="float">
            <text:p>931.1956</text:p>
          </table:table-cell>
          <table:table-cell office:value-type="float" office:value="-226.5093" calcext:value-type="float">
            <text:p>-226.5093</text:p>
          </table:table-cell>
          <table:table-cell office:value-type="float" office:value="47.66953" calcext:value-type="float">
            <text:p>47.66953</text:p>
          </table:table-cell>
          <table:table-cell office:value-type="float" office:value="54.08849" calcext:value-type="float">
            <text:p>54.08849</text:p>
          </table:table-cell>
          <table:table-cell office:value-type="float" office:value="0.1540735" calcext:value-type="float">
            <text:p>0.1540735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414" calcext:value-type="float">
            <text:p>0.03728414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560825" calcext:value-type="float">
            <text:p>0.5560825</text:p>
          </table:table-cell>
          <table:table-cell office:value-type="float" office:value="370" calcext:value-type="float">
            <text:p>370</text:p>
          </table:table-cell>
          <table:table-cell office:value-type="float" office:value="621.6703" calcext:value-type="float">
            <text:p>621.6703</text:p>
          </table:table-cell>
          <table:table-cell office:value-type="float" office:value="0" calcext:value-type="float">
            <text:p>0</text:p>
          </table:table-cell>
          <table:table-cell office:value-type="float" office:value="342.0169" calcext:value-type="float">
            <text:p>342.0169</text:p>
          </table:table-cell>
          <table:table-cell office:value-type="float" office:value="1114.776" calcext:value-type="float">
            <text:p>1114.776</text:p>
          </table:table-cell>
          <table:table-cell office:value-type="float" office:value="1350.725" calcext:value-type="float">
            <text:p>1350.725</text:p>
          </table:table-cell>
          <table:table-cell office:value-type="float" office:value="1217.863" calcext:value-type="float">
            <text:p>1217.863</text:p>
          </table:table-cell>
          <table:table-cell office:value-type="float" office:value="707.0713" calcext:value-type="float">
            <text:p>707.0713</text:p>
          </table:table-cell>
          <table:table-cell office:value-type="float" office:value="1087.322" calcext:value-type="float">
            <text:p>1087.322</text:p>
          </table:table-cell>
          <table:table-cell office:value-type="float" office:value="408.1509" calcext:value-type="float">
            <text:p>408.1509</text:p>
          </table:table-cell>
          <table:table-cell office:value-type="float" office:value="1816.531" calcext:value-type="float">
            <text:p>1816.531</text:p>
          </table:table-cell>
          <table:table-cell office:value-type="float" office:value="2056.636" calcext:value-type="float">
            <text:p>2056.636</text:p>
          </table:table-cell>
          <table:table-cell office:value-type="float" office:value="1650.795" calcext:value-type="float">
            <text:p>1650.795</text:p>
          </table:table-cell>
          <table:table-cell office:value-type="float" office:value="580.7697" calcext:value-type="float">
            <text:p>580.7697</text:p>
          </table:table-cell>
          <table:table-cell office:value-type="float" office:value="573.2739" calcext:value-type="float">
            <text:p>573.2739</text:p>
          </table:table-cell>
          <table:table-cell office:value-type="float" office:value="142.3674" calcext:value-type="float">
            <text:p>142.3674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393603" calcext:value-type="float">
            <text:p>-0.00339360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0.913" calcext:value-type="float">
            <text:p>1510.913</text:p>
          </table:table-cell>
          <table:table-cell office:value-type="float" office:value="-768.2634" calcext:value-type="float">
            <text:p>-768.2634</text:p>
          </table:table-cell>
          <table:table-cell office:value-type="float" office:value="742.65" calcext:value-type="float">
            <text:p>742.65</text:p>
          </table:table-cell>
          <table:table-cell office:value-type="float" office:value="-106.7894" calcext:value-type="float">
            <text:p>-106.7894</text:p>
          </table:table-cell>
          <table:table-cell office:value-type="float" office:value="0" calcext:value-type="float">
            <text:p>0</text:p>
          </table:table-cell>
          <table:table-cell office:value-type="float" office:value="11.72214" calcext:value-type="float">
            <text:p>11.7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6" calcext:value-type="float">
            <text:p>4092006</text:p>
          </table:table-cell>
          <table:table-cell office:value-type="float" office:value="161.492" calcext:value-type="float">
            <text:p>161.492</text:p>
          </table:table-cell>
          <table:table-cell office:value-type="float" office:value="12977.14" calcext:value-type="float">
            <text:p>12977.14</text:p>
          </table:table-cell>
          <table:table-cell office:value-type="float" office:value="0" calcext:value-type="float">
            <text:p>0</text:p>
          </table:table-cell>
          <table:table-cell office:value-type="float" office:value="100.7161" calcext:value-type="float">
            <text:p>100.7161</text:p>
          </table:table-cell>
          <table:table-cell office:value-type="float" office:value="-332.8951" calcext:value-type="float">
            <text:p>-332.8951</text:p>
          </table:table-cell>
          <table:table-cell office:value-type="float" office:value="934.743" calcext:value-type="float">
            <text:p>934.743</text:p>
          </table:table-cell>
          <table:table-cell office:value-type="float" office:value="-227.3045" calcext:value-type="float">
            <text:p>-227.3045</text:p>
          </table:table-cell>
          <table:table-cell office:value-type="float" office:value="47.74784" calcext:value-type="float">
            <text:p>47.74784</text:p>
          </table:table-cell>
          <table:table-cell office:value-type="float" office:value="54.08573" calcext:value-type="float">
            <text:p>54.08573</text:p>
          </table:table-cell>
          <table:table-cell office:value-type="float" office:value="0.1553241" calcext:value-type="float">
            <text:p>0.1553241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414" calcext:value-type="float">
            <text:p>0.03728414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534279" calcext:value-type="float">
            <text:p>0.5534279</text:p>
          </table:table-cell>
          <table:table-cell office:value-type="float" office:value="370" calcext:value-type="float">
            <text:p>370</text:p>
          </table:table-cell>
          <table:table-cell office:value-type="float" office:value="622.6936" calcext:value-type="float">
            <text:p>622.6936</text:p>
          </table:table-cell>
          <table:table-cell office:value-type="float" office:value="0" calcext:value-type="float">
            <text:p>0</text:p>
          </table:table-cell>
          <table:table-cell office:value-type="float" office:value="341.9455" calcext:value-type="float">
            <text:p>341.9455</text:p>
          </table:table-cell>
          <table:table-cell office:value-type="float" office:value="1114.957" calcext:value-type="float">
            <text:p>1114.957</text:p>
          </table:table-cell>
          <table:table-cell office:value-type="float" office:value="1350.849" calcext:value-type="float">
            <text:p>1350.849</text:p>
          </table:table-cell>
          <table:table-cell office:value-type="float" office:value="1217.99" calcext:value-type="float">
            <text:p>1217.99</text:p>
          </table:table-cell>
          <table:table-cell office:value-type="float" office:value="707.2045" calcext:value-type="float">
            <text:p>707.2045</text:p>
          </table:table-cell>
          <table:table-cell office:value-type="float" office:value="1087.413" calcext:value-type="float">
            <text:p>1087.413</text:p>
          </table:table-cell>
          <table:table-cell office:value-type="float" office:value="408.2519" calcext:value-type="float">
            <text:p>408.2519</text:p>
          </table:table-cell>
          <table:table-cell office:value-type="float" office:value="1816.565" calcext:value-type="float">
            <text:p>1816.565</text:p>
          </table:table-cell>
          <table:table-cell office:value-type="float" office:value="2056.637" calcext:value-type="float">
            <text:p>2056.637</text:p>
          </table:table-cell>
          <table:table-cell office:value-type="float" office:value="1650.777" calcext:value-type="float">
            <text:p>1650.777</text:p>
          </table:table-cell>
          <table:table-cell office:value-type="float" office:value="580.7721" calcext:value-type="float">
            <text:p>580.7721</text:p>
          </table:table-cell>
          <table:table-cell office:value-type="float" office:value="573.2677" calcext:value-type="float">
            <text:p>573.2677</text:p>
          </table:table-cell>
          <table:table-cell office:value-type="float" office:value="142.3674" calcext:value-type="float">
            <text:p>142.3674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397017" calcext:value-type="float">
            <text:p>-0.003397017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3.677" calcext:value-type="float">
            <text:p>1513.677</text:p>
          </table:table-cell>
          <table:table-cell office:value-type="float" office:value="-769.0541" calcext:value-type="float">
            <text:p>-769.0541</text:p>
          </table:table-cell>
          <table:table-cell office:value-type="float" office:value="744.6232" calcext:value-type="float">
            <text:p>744.6232</text:p>
          </table:table-cell>
          <table:table-cell office:value-type="float" office:value="-107.3195" calcext:value-type="float">
            <text:p>-107.3195</text:p>
          </table:table-cell>
          <table:table-cell office:value-type="float" office:value="0" calcext:value-type="float">
            <text:p>0</text:p>
          </table:table-cell>
          <table:table-cell office:value-type="float" office:value="11.3038" calcext:value-type="float">
            <text:p>11.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6" calcext:value-type="float">
            <text:p>5092006</text:p>
          </table:table-cell>
          <table:table-cell office:value-type="float" office:value="162.4383" calcext:value-type="float">
            <text:p>162.4383</text:p>
          </table:table-cell>
          <table:table-cell office:value-type="float" office:value="12976.88" calcext:value-type="float">
            <text:p>12976.88</text:p>
          </table:table-cell>
          <table:table-cell office:value-type="float" office:value="0" calcext:value-type="float">
            <text:p>0</text:p>
          </table:table-cell>
          <table:table-cell office:value-type="float" office:value="101.9505" calcext:value-type="float">
            <text:p>101.9505</text:p>
          </table:table-cell>
          <table:table-cell office:value-type="float" office:value="-334.4735" calcext:value-type="float">
            <text:p>-334.4735</text:p>
          </table:table-cell>
          <table:table-cell office:value-type="float" office:value="934.0208" calcext:value-type="float">
            <text:p>934.0208</text:p>
          </table:table-cell>
          <table:table-cell office:value-type="float" office:value="-228.0855" calcext:value-type="float">
            <text:p>-228.0855</text:p>
          </table:table-cell>
          <table:table-cell office:value-type="float" office:value="47.77806" calcext:value-type="float">
            <text:p>47.77806</text:p>
          </table:table-cell>
          <table:table-cell office:value-type="float" office:value="54.08477" calcext:value-type="float">
            <text:p>54.08477</text:p>
          </table:table-cell>
          <table:table-cell office:value-type="float" office:value="0.1567603" calcext:value-type="float">
            <text:p>0.1567603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414" calcext:value-type="float">
            <text:p>0.03728414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499343" calcext:value-type="float">
            <text:p>0.5499343</text:p>
          </table:table-cell>
          <table:table-cell office:value-type="float" office:value="370" calcext:value-type="float">
            <text:p>370</text:p>
          </table:table-cell>
          <table:table-cell office:value-type="float" office:value="623.373" calcext:value-type="float">
            <text:p>623.373</text:p>
          </table:table-cell>
          <table:table-cell office:value-type="float" office:value="0" calcext:value-type="float">
            <text:p>0</text:p>
          </table:table-cell>
          <table:table-cell office:value-type="float" office:value="341.8999" calcext:value-type="float">
            <text:p>341.8999</text:p>
          </table:table-cell>
          <table:table-cell office:value-type="float" office:value="1115.133" calcext:value-type="float">
            <text:p>1115.133</text:p>
          </table:table-cell>
          <table:table-cell office:value-type="float" office:value="1350.959" calcext:value-type="float">
            <text:p>1350.959</text:p>
          </table:table-cell>
          <table:table-cell office:value-type="float" office:value="1218.111" calcext:value-type="float">
            <text:p>1218.111</text:p>
          </table:table-cell>
          <table:table-cell office:value-type="float" office:value="707.3312" calcext:value-type="float">
            <text:p>707.3312</text:p>
          </table:table-cell>
          <table:table-cell office:value-type="float" office:value="1087.5" calcext:value-type="float">
            <text:p>1087.5</text:p>
          </table:table-cell>
          <table:table-cell office:value-type="float" office:value="408.3502" calcext:value-type="float">
            <text:p>408.3502</text:p>
          </table:table-cell>
          <table:table-cell office:value-type="float" office:value="1816.598" calcext:value-type="float">
            <text:p>1816.598</text:p>
          </table:table-cell>
          <table:table-cell office:value-type="float" office:value="2056.638" calcext:value-type="float">
            <text:p>2056.638</text:p>
          </table:table-cell>
          <table:table-cell office:value-type="float" office:value="1650.76" calcext:value-type="float">
            <text:p>1650.76</text:p>
          </table:table-cell>
          <table:table-cell office:value-type="float" office:value="580.7743" calcext:value-type="float">
            <text:p>580.7743</text:p>
          </table:table-cell>
          <table:table-cell office:value-type="float" office:value="573.2609" calcext:value-type="float">
            <text:p>573.2609</text:p>
          </table:table-cell>
          <table:table-cell office:value-type="float" office:value="142.3674" calcext:value-type="float">
            <text:p>142.3674</text:p>
          </table:table-cell>
          <table:table-cell office:value-type="float" office:value="35.55377" calcext:value-type="float">
            <text:p>35.55377</text:p>
          </table:table-cell>
          <table:table-cell office:value-type="float" office:value="0" calcext:value-type="float">
            <text:p>0</text:p>
          </table:table-cell>
          <table:table-cell office:value-type="float" office:value="-0.003402576" calcext:value-type="float">
            <text:p>-0.00340257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5.929" calcext:value-type="float">
            <text:p>1515.929</text:p>
          </table:table-cell>
          <table:table-cell office:value-type="float" office:value="-769.8336" calcext:value-type="float">
            <text:p>-769.8336</text:p>
          </table:table-cell>
          <table:table-cell office:value-type="float" office:value="746.0958" calcext:value-type="float">
            <text:p>746.0958</text:p>
          </table:table-cell>
          <table:table-cell office:value-type="float" office:value="-107.8337" calcext:value-type="float">
            <text:p>-107.8337</text:p>
          </table:table-cell>
          <table:table-cell office:value-type="float" office:value="0" calcext:value-type="float">
            <text:p>0</text:p>
          </table:table-cell>
          <table:table-cell office:value-type="float" office:value="11.02363" calcext:value-type="float">
            <text:p>11.0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6" calcext:value-type="float">
            <text:p>6092006</text:p>
          </table:table-cell>
          <table:table-cell office:value-type="float" office:value="163.357" calcext:value-type="float">
            <text:p>163.357</text:p>
          </table:table-cell>
          <table:table-cell office:value-type="float" office:value="12976.59" calcext:value-type="float">
            <text:p>12976.59</text:p>
          </table:table-cell>
          <table:table-cell office:value-type="float" office:value="0" calcext:value-type="float">
            <text:p>0</text:p>
          </table:table-cell>
          <table:table-cell office:value-type="float" office:value="103.1618" calcext:value-type="float">
            <text:p>103.1618</text:p>
          </table:table-cell>
          <table:table-cell office:value-type="float" office:value="-336.0742" calcext:value-type="float">
            <text:p>-336.0742</text:p>
          </table:table-cell>
          <table:table-cell office:value-type="float" office:value="936.2254" calcext:value-type="float">
            <text:p>936.2254</text:p>
          </table:table-cell>
          <table:table-cell office:value-type="float" office:value="-228.8623" calcext:value-type="float">
            <text:p>-228.8623</text:p>
          </table:table-cell>
          <table:table-cell office:value-type="float" office:value="47.76388" calcext:value-type="float">
            <text:p>47.76388</text:p>
          </table:table-cell>
          <table:table-cell office:value-type="float" office:value="54.0841" calcext:value-type="float">
            <text:p>54.0841</text:p>
          </table:table-cell>
          <table:table-cell office:value-type="float" office:value="0.1582549" calcext:value-type="float">
            <text:p>0.1582549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414" calcext:value-type="float">
            <text:p>0.03728414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466371" calcext:value-type="float">
            <text:p>0.5466371</text:p>
          </table:table-cell>
          <table:table-cell office:value-type="float" office:value="370" calcext:value-type="float">
            <text:p>370</text:p>
          </table:table-cell>
          <table:table-cell office:value-type="float" office:value="623.4935" calcext:value-type="float">
            <text:p>623.4935</text:p>
          </table:table-cell>
          <table:table-cell office:value-type="float" office:value="0" calcext:value-type="float">
            <text:p>0</text:p>
          </table:table-cell>
          <table:table-cell office:value-type="float" office:value="341.8716" calcext:value-type="float">
            <text:p>341.8716</text:p>
          </table:table-cell>
          <table:table-cell office:value-type="float" office:value="1115.292" calcext:value-type="float">
            <text:p>1115.292</text:p>
          </table:table-cell>
          <table:table-cell office:value-type="float" office:value="1351.045" calcext:value-type="float">
            <text:p>1351.045</text:p>
          </table:table-cell>
          <table:table-cell office:value-type="float" office:value="1218.219" calcext:value-type="float">
            <text:p>1218.219</text:p>
          </table:table-cell>
          <table:table-cell office:value-type="float" office:value="707.4495" calcext:value-type="float">
            <text:p>707.4495</text:p>
          </table:table-cell>
          <table:table-cell office:value-type="float" office:value="1087.583" calcext:value-type="float">
            <text:p>1087.583</text:p>
          </table:table-cell>
          <table:table-cell office:value-type="float" office:value="408.4437" calcext:value-type="float">
            <text:p>408.4437</text:p>
          </table:table-cell>
          <table:table-cell office:value-type="float" office:value="1816.63" calcext:value-type="float">
            <text:p>1816.63</text:p>
          </table:table-cell>
          <table:table-cell office:value-type="float" office:value="2056.639" calcext:value-type="float">
            <text:p>2056.639</text:p>
          </table:table-cell>
          <table:table-cell office:value-type="float" office:value="1650.741" calcext:value-type="float">
            <text:p>1650.741</text:p>
          </table:table-cell>
          <table:table-cell office:value-type="float" office:value="580.7762" calcext:value-type="float">
            <text:p>580.7762</text:p>
          </table:table-cell>
          <table:table-cell office:value-type="float" office:value="573.2538" calcext:value-type="float">
            <text:p>573.2538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410141" calcext:value-type="float">
            <text:p>-0.003410141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7.647" calcext:value-type="float">
            <text:p>1517.647</text:p>
          </table:table-cell>
          <table:table-cell office:value-type="float" office:value="-770.6154" calcext:value-type="float">
            <text:p>-770.6154</text:p>
          </table:table-cell>
          <table:table-cell office:value-type="float" office:value="747.0312" calcext:value-type="float">
            <text:p>747.0312</text:p>
          </table:table-cell>
          <table:table-cell office:value-type="float" office:value="-108.3775" calcext:value-type="float">
            <text:p>-108.3775</text:p>
          </table:table-cell>
          <table:table-cell office:value-type="float" office:value="0" calcext:value-type="float">
            <text:p>0</text:p>
          </table:table-cell>
          <table:table-cell office:value-type="float" office:value="10.7463" calcext:value-type="float">
            <text:p>10.7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6" calcext:value-type="float">
            <text:p>7092006</text:p>
          </table:table-cell>
          <table:table-cell office:value-type="float" office:value="164.2374" calcext:value-type="float">
            <text:p>164.2374</text:p>
          </table:table-cell>
          <table:table-cell office:value-type="float" office:value="12976.28" calcext:value-type="float">
            <text:p>12976.28</text:p>
          </table:table-cell>
          <table:table-cell office:value-type="float" office:value="0" calcext:value-type="float">
            <text:p>0</text:p>
          </table:table-cell>
          <table:table-cell office:value-type="float" office:value="104.348" calcext:value-type="float">
            <text:p>104.348</text:p>
          </table:table-cell>
          <table:table-cell office:value-type="float" office:value="-337.6528" calcext:value-type="float">
            <text:p>-337.6528</text:p>
          </table:table-cell>
          <table:table-cell office:value-type="float" office:value="941.1156" calcext:value-type="float">
            <text:p>941.1156</text:p>
          </table:table-cell>
          <table:table-cell office:value-type="float" office:value="-229.634" calcext:value-type="float">
            <text:p>-229.634</text:p>
          </table:table-cell>
          <table:table-cell office:value-type="float" office:value="47.7496" calcext:value-type="float">
            <text:p>47.7496</text:p>
          </table:table-cell>
          <table:table-cell office:value-type="float" office:value="54.08348" calcext:value-type="float">
            <text:p>54.08348</text:p>
          </table:table-cell>
          <table:table-cell office:value-type="float" office:value="0.1598051" calcext:value-type="float">
            <text:p>0.1598051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414" calcext:value-type="float">
            <text:p>0.03728414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453115" calcext:value-type="float">
            <text:p>0.5453115</text:p>
          </table:table-cell>
          <table:table-cell office:value-type="float" office:value="370" calcext:value-type="float">
            <text:p>370</text:p>
          </table:table-cell>
          <table:table-cell office:value-type="float" office:value="623.1047" calcext:value-type="float">
            <text:p>623.1047</text:p>
          </table:table-cell>
          <table:table-cell office:value-type="float" office:value="0" calcext:value-type="float">
            <text:p>0</text:p>
          </table:table-cell>
          <table:table-cell office:value-type="float" office:value="341.8466" calcext:value-type="float">
            <text:p>341.8466</text:p>
          </table:table-cell>
          <table:table-cell office:value-type="float" office:value="1115.434" calcext:value-type="float">
            <text:p>1115.434</text:p>
          </table:table-cell>
          <table:table-cell office:value-type="float" office:value="1351.118" calcext:value-type="float">
            <text:p>1351.118</text:p>
          </table:table-cell>
          <table:table-cell office:value-type="float" office:value="1218.312" calcext:value-type="float">
            <text:p>1218.312</text:p>
          </table:table-cell>
          <table:table-cell office:value-type="float" office:value="707.5594" calcext:value-type="float">
            <text:p>707.5594</text:p>
          </table:table-cell>
          <table:table-cell office:value-type="float" office:value="1087.661" calcext:value-type="float">
            <text:p>1087.661</text:p>
          </table:table-cell>
          <table:table-cell office:value-type="float" office:value="408.533" calcext:value-type="float">
            <text:p>408.533</text:p>
          </table:table-cell>
          <table:table-cell office:value-type="float" office:value="1816.66" calcext:value-type="float">
            <text:p>1816.66</text:p>
          </table:table-cell>
          <table:table-cell office:value-type="float" office:value="2056.639" calcext:value-type="float">
            <text:p>2056.639</text:p>
          </table:table-cell>
          <table:table-cell office:value-type="float" office:value="1650.723" calcext:value-type="float">
            <text:p>1650.723</text:p>
          </table:table-cell>
          <table:table-cell office:value-type="float" office:value="580.7778" calcext:value-type="float">
            <text:p>580.7778</text:p>
          </table:table-cell>
          <table:table-cell office:value-type="float" office:value="573.2462" calcext:value-type="float">
            <text:p>573.2462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3420534" calcext:value-type="float">
            <text:p>-0.00342053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8.833" calcext:value-type="float">
            <text:p>1518.833</text:p>
          </table:table-cell>
          <table:table-cell office:value-type="float" office:value="-771.392" calcext:value-type="float">
            <text:p>-771.392</text:p>
          </table:table-cell>
          <table:table-cell office:value-type="float" office:value="747.4412" calcext:value-type="float">
            <text:p>747.4412</text:p>
          </table:table-cell>
          <table:table-cell office:value-type="float" office:value="-108.9549" calcext:value-type="float">
            <text:p>-108.9549</text:p>
          </table:table-cell>
          <table:table-cell office:value-type="float" office:value="0" calcext:value-type="float">
            <text:p>0</text:p>
          </table:table-cell>
          <table:table-cell office:value-type="float" office:value="10.51732" calcext:value-type="float">
            <text:p>10.5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6" calcext:value-type="float">
            <text:p>8092006</text:p>
          </table:table-cell>
          <table:table-cell office:value-type="float" office:value="165.0817" calcext:value-type="float">
            <text:p>165.0817</text:p>
          </table:table-cell>
          <table:table-cell office:value-type="float" office:value="12975.96" calcext:value-type="float">
            <text:p>12975.96</text:p>
          </table:table-cell>
          <table:table-cell office:value-type="float" office:value="0" calcext:value-type="float">
            <text:p>0</text:p>
          </table:table-cell>
          <table:table-cell office:value-type="float" office:value="105.5076" calcext:value-type="float">
            <text:p>105.5076</text:p>
          </table:table-cell>
          <table:table-cell office:value-type="float" office:value="-339.1685" calcext:value-type="float">
            <text:p>-339.1685</text:p>
          </table:table-cell>
          <table:table-cell office:value-type="float" office:value="942.345" calcext:value-type="float">
            <text:p>942.345</text:p>
          </table:table-cell>
          <table:table-cell office:value-type="float" office:value="-230.3997" calcext:value-type="float">
            <text:p>-230.3997</text:p>
          </table:table-cell>
          <table:table-cell office:value-type="float" office:value="47.74131" calcext:value-type="float">
            <text:p>47.74131</text:p>
          </table:table-cell>
          <table:table-cell office:value-type="float" office:value="54.08281" calcext:value-type="float">
            <text:p>54.08281</text:p>
          </table:table-cell>
          <table:table-cell office:value-type="float" office:value="0.1612953" calcext:value-type="float">
            <text:p>0.1612953</text:p>
          </table:table-cell>
          <table:table-cell office:value-type="float" office:value="16.2116" calcext:value-type="float">
            <text:p>16.2116</text:p>
          </table:table-cell>
          <table:table-cell office:value-type="float" office:value="0.03728541" calcext:value-type="float">
            <text:p>0.03728541</text:p>
          </table:table-cell>
          <table:table-cell office:value-type="float" office:value="0.001375435" calcext:value-type="float">
            <text:p>0.001375435</text:p>
          </table:table-cell>
          <table:table-cell office:value-type="float" office:value="0.5453115" calcext:value-type="float">
            <text:p>0.5453115</text:p>
          </table:table-cell>
          <table:table-cell office:value-type="float" office:value="370" calcext:value-type="float">
            <text:p>370</text:p>
          </table:table-cell>
          <table:table-cell office:value-type="float" office:value="622.2572" calcext:value-type="float">
            <text:p>622.2572</text:p>
          </table:table-cell>
          <table:table-cell office:value-type="float" office:value="0" calcext:value-type="float">
            <text:p>0</text:p>
          </table:table-cell>
          <table:table-cell office:value-type="float" office:value="341.8235" calcext:value-type="float">
            <text:p>341.8235</text:p>
          </table:table-cell>
          <table:table-cell office:value-type="float" office:value="1115.566" calcext:value-type="float">
            <text:p>1115.566</text:p>
          </table:table-cell>
          <table:table-cell office:value-type="float" office:value="1351.184" calcext:value-type="float">
            <text:p>1351.184</text:p>
          </table:table-cell>
          <table:table-cell office:value-type="float" office:value="1218.395" calcext:value-type="float">
            <text:p>1218.395</text:p>
          </table:table-cell>
          <table:table-cell office:value-type="float" office:value="707.6638" calcext:value-type="float">
            <text:p>707.6638</text:p>
          </table:table-cell>
          <table:table-cell office:value-type="float" office:value="1087.735" calcext:value-type="float">
            <text:p>1087.735</text:p>
          </table:table-cell>
          <table:table-cell office:value-type="float" office:value="408.6191" calcext:value-type="float">
            <text:p>408.6191</text:p>
          </table:table-cell>
          <table:table-cell office:value-type="float" office:value="1816.689" calcext:value-type="float">
            <text:p>1816.689</text:p>
          </table:table-cell>
          <table:table-cell office:value-type="float" office:value="2056.639" calcext:value-type="float">
            <text:p>2056.639</text:p>
          </table:table-cell>
          <table:table-cell office:value-type="float" office:value="1650.704" calcext:value-type="float">
            <text:p>1650.704</text:p>
          </table:table-cell>
          <table:table-cell office:value-type="float" office:value="580.7793" calcext:value-type="float">
            <text:p>580.7793</text:p>
          </table:table-cell>
          <table:table-cell office:value-type="float" office:value="573.2382" calcext:value-type="float">
            <text:p>573.2382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432145" calcext:value-type="float">
            <text:p>-0.003432145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501" calcext:value-type="float">
            <text:p>1519.501</text:p>
          </table:table-cell>
          <table:table-cell office:value-type="float" office:value="-772.1604" calcext:value-type="float">
            <text:p>-772.1604</text:p>
          </table:table-cell>
          <table:table-cell office:value-type="float" office:value="747.3405" calcext:value-type="float">
            <text:p>747.3405</text:p>
          </table:table-cell>
          <table:table-cell office:value-type="float" office:value="-109.5523" calcext:value-type="float">
            <text:p>-109.5523</text:p>
          </table:table-cell>
          <table:table-cell office:value-type="float" office:value="0" calcext:value-type="float">
            <text:p>0</text:p>
          </table:table-cell>
          <table:table-cell office:value-type="float" office:value="10.36333" calcext:value-type="float">
            <text:p>10.3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6" calcext:value-type="float">
            <text:p>9092006</text:p>
          </table:table-cell>
          <table:table-cell office:value-type="float" office:value="165.8" calcext:value-type="float">
            <text:p>165.8</text:p>
          </table:table-cell>
          <table:table-cell office:value-type="float" office:value="12975.65" calcext:value-type="float">
            <text:p>12975.65</text:p>
          </table:table-cell>
          <table:table-cell office:value-type="float" office:value="0" calcext:value-type="float">
            <text:p>0</text:p>
          </table:table-cell>
          <table:table-cell office:value-type="float" office:value="106.6502" calcext:value-type="float">
            <text:p>106.6502</text:p>
          </table:table-cell>
          <table:table-cell office:value-type="float" office:value="-340.0783" calcext:value-type="float">
            <text:p>-340.0783</text:p>
          </table:table-cell>
          <table:table-cell office:value-type="float" office:value="939.2175" calcext:value-type="float">
            <text:p>939.2175</text:p>
          </table:table-cell>
          <table:table-cell office:value-type="float" office:value="-231.1674" calcext:value-type="float">
            <text:p>-231.1674</text:p>
          </table:table-cell>
          <table:table-cell office:value-type="float" office:value="47.8946" calcext:value-type="float">
            <text:p>47.8946</text:p>
          </table:table-cell>
          <table:table-cell office:value-type="float" office:value="54.07811" calcext:value-type="float">
            <text:p>54.07811</text:p>
          </table:table-cell>
          <table:table-cell office:value-type="float" office:value="0.1615794" calcext:value-type="float">
            <text:p>0.1615794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48" calcext:value-type="float">
            <text:p>0.03733948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453115" calcext:value-type="float">
            <text:p>0.5453115</text:p>
          </table:table-cell>
          <table:table-cell office:value-type="float" office:value="370" calcext:value-type="float">
            <text:p>370</text:p>
          </table:table-cell>
          <table:table-cell office:value-type="float" office:value="621.4771" calcext:value-type="float">
            <text:p>621.4771</text:p>
          </table:table-cell>
          <table:table-cell office:value-type="float" office:value="0" calcext:value-type="float">
            <text:p>0</text:p>
          </table:table-cell>
          <table:table-cell office:value-type="float" office:value="341.7502" calcext:value-type="float">
            <text:p>341.7502</text:p>
          </table:table-cell>
          <table:table-cell office:value-type="float" office:value="1115.68" calcext:value-type="float">
            <text:p>1115.68</text:p>
          </table:table-cell>
          <table:table-cell office:value-type="float" office:value="1351.245" calcext:value-type="float">
            <text:p>1351.245</text:p>
          </table:table-cell>
          <table:table-cell office:value-type="float" office:value="1218.471" calcext:value-type="float">
            <text:p>1218.471</text:p>
          </table:table-cell>
          <table:table-cell office:value-type="float" office:value="707.7545" calcext:value-type="float">
            <text:p>707.7545</text:p>
          </table:table-cell>
          <table:table-cell office:value-type="float" office:value="1087.801" calcext:value-type="float">
            <text:p>1087.801</text:p>
          </table:table-cell>
          <table:table-cell office:value-type="float" office:value="408.7041" calcext:value-type="float">
            <text:p>408.7041</text:p>
          </table:table-cell>
          <table:table-cell office:value-type="float" office:value="1816.714" calcext:value-type="float">
            <text:p>1816.714</text:p>
          </table:table-cell>
          <table:table-cell office:value-type="float" office:value="2056.636" calcext:value-type="float">
            <text:p>2056.636</text:p>
          </table:table-cell>
          <table:table-cell office:value-type="float" office:value="1650.682" calcext:value-type="float">
            <text:p>1650.682</text:p>
          </table:table-cell>
          <table:table-cell office:value-type="float" office:value="580.7809" calcext:value-type="float">
            <text:p>580.7809</text:p>
          </table:table-cell>
          <table:table-cell office:value-type="float" office:value="573.2286" calcext:value-type="float">
            <text:p>573.2286</text:p>
          </table:table-cell>
          <table:table-cell office:value-type="float" office:value="142.3674" calcext:value-type="float">
            <text:p>142.3674</text:p>
          </table:table-cell>
          <table:table-cell office:value-type="float" office:value="35.55371" calcext:value-type="float">
            <text:p>35.55371</text:p>
          </table:table-cell>
          <table:table-cell office:value-type="float" office:value="0" calcext:value-type="float">
            <text:p>0</text:p>
          </table:table-cell>
          <table:table-cell office:value-type="float" office:value="-0.003439725" calcext:value-type="float">
            <text:p>-0.003439725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2.9321" calcext:value-type="float">
            <text:p>-772.9321</text:p>
          </table:table-cell>
          <table:table-cell office:value-type="float" office:value="746.7202" calcext:value-type="float">
            <text:p>746.7202</text:p>
          </table:table-cell>
          <table:table-cell office:value-type="float" office:value="-110.2302" calcext:value-type="float">
            <text:p>-110.2302</text:p>
          </table:table-cell>
          <table:table-cell office:value-type="float" office:value="0" calcext:value-type="float">
            <text:p>0</text:p>
          </table:table-cell>
          <table:table-cell office:value-type="float" office:value="10.89465" calcext:value-type="float">
            <text:p>10.89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6" calcext:value-type="float">
            <text:p>10092006</text:p>
          </table:table-cell>
          <table:table-cell office:value-type="float" office:value="166.4999" calcext:value-type="float">
            <text:p>166.4999</text:p>
          </table:table-cell>
          <table:table-cell office:value-type="float" office:value="12975.37" calcext:value-type="float">
            <text:p>12975.37</text:p>
          </table:table-cell>
          <table:table-cell office:value-type="float" office:value="0" calcext:value-type="float">
            <text:p>0</text:p>
          </table:table-cell>
          <table:table-cell office:value-type="float" office:value="107.7635" calcext:value-type="float">
            <text:p>107.7635</text:p>
          </table:table-cell>
          <table:table-cell office:value-type="float" office:value="-341.3886" calcext:value-type="float">
            <text:p>-341.3886</text:p>
          </table:table-cell>
          <table:table-cell office:value-type="float" office:value="939.8613" calcext:value-type="float">
            <text:p>939.8613</text:p>
          </table:table-cell>
          <table:table-cell office:value-type="float" office:value="-231.9038" calcext:value-type="float">
            <text:p>-231.9038</text:p>
          </table:table-cell>
          <table:table-cell office:value-type="float" office:value="48.0586" calcext:value-type="float">
            <text:p>48.0586</text:p>
          </table:table-cell>
          <table:table-cell office:value-type="float" office:value="54.07471" calcext:value-type="float">
            <text:p>54.07471</text:p>
          </table:table-cell>
          <table:table-cell office:value-type="float" office:value="0.1618991" calcext:value-type="float">
            <text:p>0.1618991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49" calcext:value-type="float">
            <text:p>0.03733949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428504" calcext:value-type="float">
            <text:p>0.5428504</text:p>
          </table:table-cell>
          <table:table-cell office:value-type="float" office:value="370" calcext:value-type="float">
            <text:p>370</text:p>
          </table:table-cell>
          <table:table-cell office:value-type="float" office:value="620.1696" calcext:value-type="float">
            <text:p>620.1696</text:p>
          </table:table-cell>
          <table:table-cell office:value-type="float" office:value="0" calcext:value-type="float">
            <text:p>0</text:p>
          </table:table-cell>
          <table:table-cell office:value-type="float" office:value="341.6793" calcext:value-type="float">
            <text:p>341.6793</text:p>
          </table:table-cell>
          <table:table-cell office:value-type="float" office:value="1115.796" calcext:value-type="float">
            <text:p>1115.796</text:p>
          </table:table-cell>
          <table:table-cell office:value-type="float" office:value="1351.304" calcext:value-type="float">
            <text:p>1351.304</text:p>
          </table:table-cell>
          <table:table-cell office:value-type="float" office:value="1218.549" calcext:value-type="float">
            <text:p>1218.549</text:p>
          </table:table-cell>
          <table:table-cell office:value-type="float" office:value="707.8549" calcext:value-type="float">
            <text:p>707.8549</text:p>
          </table:table-cell>
          <table:table-cell office:value-type="float" office:value="1087.871" calcext:value-type="float">
            <text:p>1087.871</text:p>
          </table:table-cell>
          <table:table-cell office:value-type="float" office:value="408.7845" calcext:value-type="float">
            <text:p>408.7845</text:p>
          </table:table-cell>
          <table:table-cell office:value-type="float" office:value="1816.74" calcext:value-type="float">
            <text:p>1816.74</text:p>
          </table:table-cell>
          <table:table-cell office:value-type="float" office:value="2056.635" calcext:value-type="float">
            <text:p>2056.635</text:p>
          </table:table-cell>
          <table:table-cell office:value-type="float" office:value="1650.663" calcext:value-type="float">
            <text:p>1650.663</text:p>
          </table:table-cell>
          <table:table-cell office:value-type="float" office:value="580.7818" calcext:value-type="float">
            <text:p>580.7818</text:p>
          </table:table-cell>
          <table:table-cell office:value-type="float" office:value="573.2201" calcext:value-type="float">
            <text:p>573.2201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71" calcext:value-type="float">
            <text:p>35.55371</text:p>
          </table:table-cell>
          <table:table-cell office:value-type="float" office:value="0" calcext:value-type="float">
            <text:p>0</text:p>
          </table:table-cell>
          <table:table-cell office:value-type="float" office:value="-0.00344579" calcext:value-type="float">
            <text:p>-0.00344579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3.681" calcext:value-type="float">
            <text:p>-773.681</text:p>
          </table:table-cell>
          <table:table-cell office:value-type="float" office:value="745.9714" calcext:value-type="float">
            <text:p>745.9714</text:p>
          </table:table-cell>
          <table:table-cell office:value-type="float" office:value="-110.8777" calcext:value-type="float">
            <text:p>-110.8777</text:p>
          </table:table-cell>
          <table:table-cell office:value-type="float" office:value="0" calcext:value-type="float">
            <text:p>0</text:p>
          </table:table-cell>
          <table:table-cell office:value-type="float" office:value="10.971" calcext:value-type="float">
            <text:p>10.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6" calcext:value-type="float">
            <text:p>11092006</text:p>
          </table:table-cell>
          <table:table-cell office:value-type="float" office:value="167.1902" calcext:value-type="float">
            <text:p>167.1902</text:p>
          </table:table-cell>
          <table:table-cell office:value-type="float" office:value="12975.12" calcext:value-type="float">
            <text:p>12975.12</text:p>
          </table:table-cell>
          <table:table-cell office:value-type="float" office:value="0" calcext:value-type="float">
            <text:p>0</text:p>
          </table:table-cell>
          <table:table-cell office:value-type="float" office:value="108.8476" calcext:value-type="float">
            <text:p>108.8476</text:p>
          </table:table-cell>
          <table:table-cell office:value-type="float" office:value="-342.8802" calcext:value-type="float">
            <text:p>-342.8802</text:p>
          </table:table-cell>
          <table:table-cell office:value-type="float" office:value="943.1151" calcext:value-type="float">
            <text:p>943.1151</text:p>
          </table:table-cell>
          <table:table-cell office:value-type="float" office:value="-232.6179" calcext:value-type="float">
            <text:p>-232.6179</text:p>
          </table:table-cell>
          <table:table-cell office:value-type="float" office:value="48.21333" calcext:value-type="float">
            <text:p>48.21333</text:p>
          </table:table-cell>
          <table:table-cell office:value-type="float" office:value="54.07187" calcext:value-type="float">
            <text:p>54.07187</text:p>
          </table:table-cell>
          <table:table-cell office:value-type="float" office:value="0.1623122" calcext:value-type="float">
            <text:p>0.1623122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49" calcext:value-type="float">
            <text:p>0.03733949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394776" calcext:value-type="float">
            <text:p>0.5394776</text:p>
          </table:table-cell>
          <table:table-cell office:value-type="float" office:value="370" calcext:value-type="float">
            <text:p>370</text:p>
          </table:table-cell>
          <table:table-cell office:value-type="float" office:value="618.6818" calcext:value-type="float">
            <text:p>618.6818</text:p>
          </table:table-cell>
          <table:table-cell office:value-type="float" office:value="0" calcext:value-type="float">
            <text:p>0</text:p>
          </table:table-cell>
          <table:table-cell office:value-type="float" office:value="341.6163" calcext:value-type="float">
            <text:p>341.6163</text:p>
          </table:table-cell>
          <table:table-cell office:value-type="float" office:value="1115.917" calcext:value-type="float">
            <text:p>1115.917</text:p>
          </table:table-cell>
          <table:table-cell office:value-type="float" office:value="1351.364" calcext:value-type="float">
            <text:p>1351.364</text:p>
          </table:table-cell>
          <table:table-cell office:value-type="float" office:value="1218.627" calcext:value-type="float">
            <text:p>1218.627</text:p>
          </table:table-cell>
          <table:table-cell office:value-type="float" office:value="707.9525" calcext:value-type="float">
            <text:p>707.9525</text:p>
          </table:table-cell>
          <table:table-cell office:value-type="float" office:value="1087.939" calcext:value-type="float">
            <text:p>1087.939</text:p>
          </table:table-cell>
          <table:table-cell office:value-type="float" office:value="408.8627" calcext:value-type="float">
            <text:p>408.8627</text:p>
          </table:table-cell>
          <table:table-cell office:value-type="float" office:value="1816.764" calcext:value-type="float">
            <text:p>1816.764</text:p>
          </table:table-cell>
          <table:table-cell office:value-type="float" office:value="2056.633" calcext:value-type="float">
            <text:p>2056.633</text:p>
          </table:table-cell>
          <table:table-cell office:value-type="float" office:value="1650.643" calcext:value-type="float">
            <text:p>1650.643</text:p>
          </table:table-cell>
          <table:table-cell office:value-type="float" office:value="580.7825" calcext:value-type="float">
            <text:p>580.7825</text:p>
          </table:table-cell>
          <table:table-cell office:value-type="float" office:value="573.2112" calcext:value-type="float">
            <text:p>573.2112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75" calcext:value-type="float">
            <text:p>35.55375</text:p>
          </table:table-cell>
          <table:table-cell office:value-type="float" office:value="0" calcext:value-type="float">
            <text:p>0</text:p>
          </table:table-cell>
          <table:table-cell office:value-type="float" office:value="-0.003449623" calcext:value-type="float">
            <text:p>-0.00344962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4.3949" calcext:value-type="float">
            <text:p>-774.3949</text:p>
          </table:table-cell>
          <table:table-cell office:value-type="float" office:value="745.2574" calcext:value-type="float">
            <text:p>745.2574</text:p>
          </table:table-cell>
          <table:table-cell office:value-type="float" office:value="-111.4865" calcext:value-type="float">
            <text:p>-111.4865</text:p>
          </table:table-cell>
          <table:table-cell office:value-type="float" office:value="0" calcext:value-type="float">
            <text:p>0</text:p>
          </table:table-cell>
          <table:table-cell office:value-type="float" office:value="10.80628" calcext:value-type="float">
            <text:p>10.8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6" calcext:value-type="float">
            <text:p>12092006</text:p>
          </table:table-cell>
          <table:table-cell office:value-type="float" office:value="167.8553" calcext:value-type="float">
            <text:p>167.8553</text:p>
          </table:table-cell>
          <table:table-cell office:value-type="float" office:value="12974.87" calcext:value-type="float">
            <text:p>12974.87</text:p>
          </table:table-cell>
          <table:table-cell office:value-type="float" office:value="0" calcext:value-type="float">
            <text:p>0</text:p>
          </table:table-cell>
          <table:table-cell office:value-type="float" office:value="109.9053" calcext:value-type="float">
            <text:p>109.9053</text:p>
          </table:table-cell>
          <table:table-cell office:value-type="float" office:value="-344.4178" calcext:value-type="float">
            <text:p>-344.4178</text:p>
          </table:table-cell>
          <table:table-cell office:value-type="float" office:value="945.8732" calcext:value-type="float">
            <text:p>945.8732</text:p>
          </table:table-cell>
          <table:table-cell office:value-type="float" office:value="-233.315" calcext:value-type="float">
            <text:p>-233.315</text:p>
          </table:table-cell>
          <table:table-cell office:value-type="float" office:value="48.36652" calcext:value-type="float">
            <text:p>48.36652</text:p>
          </table:table-cell>
          <table:table-cell office:value-type="float" office:value="54.06829" calcext:value-type="float">
            <text:p>54.06829</text:p>
          </table:table-cell>
          <table:table-cell office:value-type="float" office:value="0.1627918" calcext:value-type="float">
            <text:p>0.1627918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49" calcext:value-type="float">
            <text:p>0.03733949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363201" calcext:value-type="float">
            <text:p>0.5363201</text:p>
          </table:table-cell>
          <table:table-cell office:value-type="float" office:value="370" calcext:value-type="float">
            <text:p>370</text:p>
          </table:table-cell>
          <table:table-cell office:value-type="float" office:value="617.1478" calcext:value-type="float">
            <text:p>617.1478</text:p>
          </table:table-cell>
          <table:table-cell office:value-type="float" office:value="0" calcext:value-type="float">
            <text:p>0</text:p>
          </table:table-cell>
          <table:table-cell office:value-type="float" office:value="341.552" calcext:value-type="float">
            <text:p>341.552</text:p>
          </table:table-cell>
          <table:table-cell office:value-type="float" office:value="1116.035" calcext:value-type="float">
            <text:p>1116.035</text:p>
          </table:table-cell>
          <table:table-cell office:value-type="float" office:value="1351.422" calcext:value-type="float">
            <text:p>1351.422</text:p>
          </table:table-cell>
          <table:table-cell office:value-type="float" office:value="1218.705" calcext:value-type="float">
            <text:p>1218.705</text:p>
          </table:table-cell>
          <table:table-cell office:value-type="float" office:value="708.0513" calcext:value-type="float">
            <text:p>708.0513</text:p>
          </table:table-cell>
          <table:table-cell office:value-type="float" office:value="1088.007" calcext:value-type="float">
            <text:p>1088.007</text:p>
          </table:table-cell>
          <table:table-cell office:value-type="float" office:value="408.9388" calcext:value-type="float">
            <text:p>408.9388</text:p>
          </table:table-cell>
          <table:table-cell office:value-type="float" office:value="1816.789" calcext:value-type="float">
            <text:p>1816.789</text:p>
          </table:table-cell>
          <table:table-cell office:value-type="float" office:value="2056.63" calcext:value-type="float">
            <text:p>2056.63</text:p>
          </table:table-cell>
          <table:table-cell office:value-type="float" office:value="1650.623" calcext:value-type="float">
            <text:p>1650.623</text:p>
          </table:table-cell>
          <table:table-cell office:value-type="float" office:value="580.7831" calcext:value-type="float">
            <text:p>580.7831</text:p>
          </table:table-cell>
          <table:table-cell office:value-type="float" office:value="573.2021" calcext:value-type="float">
            <text:p>573.2021</text:p>
          </table:table-cell>
          <table:table-cell office:value-type="float" office:value="142.3673" calcext:value-type="float">
            <text:p>142.3673</text:p>
          </table:table-cell>
          <table:table-cell office:value-type="float" office:value="35.55376" calcext:value-type="float">
            <text:p>35.55376</text:p>
          </table:table-cell>
          <table:table-cell office:value-type="float" office:value="0" calcext:value-type="float">
            <text:p>0</text:p>
          </table:table-cell>
          <table:table-cell office:value-type="float" office:value="-0.003452567" calcext:value-type="float">
            <text:p>-0.003452567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5.0948" calcext:value-type="float">
            <text:p>-775.0948</text:p>
          </table:table-cell>
          <table:table-cell office:value-type="float" office:value="744.5576" calcext:value-type="float">
            <text:p>744.5576</text:p>
          </table:table-cell>
          <table:table-cell office:value-type="float" office:value="-112.081" calcext:value-type="float">
            <text:p>-112.081</text:p>
          </table:table-cell>
          <table:table-cell office:value-type="float" office:value="0" calcext:value-type="float">
            <text:p>0</text:p>
          </table:table-cell>
          <table:table-cell office:value-type="float" office:value="10.5624" calcext:value-type="float">
            <text:p>10.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6" calcext:value-type="float">
            <text:p>13092006</text:p>
          </table:table-cell>
          <table:table-cell office:value-type="float" office:value="168.4725" calcext:value-type="float">
            <text:p>168.4725</text:p>
          </table:table-cell>
          <table:table-cell office:value-type="float" office:value="12974.62" calcext:value-type="float">
            <text:p>12974.62</text:p>
          </table:table-cell>
          <table:table-cell office:value-type="float" office:value="0" calcext:value-type="float">
            <text:p>0</text:p>
          </table:table-cell>
          <table:table-cell office:value-type="float" office:value="110.941" calcext:value-type="float">
            <text:p>110.941</text:p>
          </table:table-cell>
          <table:table-cell office:value-type="float" office:value="-345.9653" calcext:value-type="float">
            <text:p>-345.9653</text:p>
          </table:table-cell>
          <table:table-cell office:value-type="float" office:value="948.7875" calcext:value-type="float">
            <text:p>948.7875</text:p>
          </table:table-cell>
          <table:table-cell office:value-type="float" office:value="-234.0022" calcext:value-type="float">
            <text:p>-234.0022</text:p>
          </table:table-cell>
          <table:table-cell office:value-type="float" office:value="48.53125" calcext:value-type="float">
            <text:p>48.53125</text:p>
          </table:table-cell>
          <table:table-cell office:value-type="float" office:value="54.06335" calcext:value-type="float">
            <text:p>54.06335</text:p>
          </table:table-cell>
          <table:table-cell office:value-type="float" office:value="0.1633355" calcext:value-type="float">
            <text:p>0.1633355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49" calcext:value-type="float">
            <text:p>0.03733949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36103" calcext:value-type="float">
            <text:p>0.536103</text:p>
          </table:table-cell>
          <table:table-cell office:value-type="float" office:value="370" calcext:value-type="float">
            <text:p>370</text:p>
          </table:table-cell>
          <table:table-cell office:value-type="float" office:value="615.6011" calcext:value-type="float">
            <text:p>615.6011</text:p>
          </table:table-cell>
          <table:table-cell office:value-type="float" office:value="0" calcext:value-type="float">
            <text:p>0</text:p>
          </table:table-cell>
          <table:table-cell office:value-type="float" office:value="341.4837" calcext:value-type="float">
            <text:p>341.4837</text:p>
          </table:table-cell>
          <table:table-cell office:value-type="float" office:value="1116.139" calcext:value-type="float">
            <text:p>1116.139</text:p>
          </table:table-cell>
          <table:table-cell office:value-type="float" office:value="1351.466" calcext:value-type="float">
            <text:p>1351.466</text:p>
          </table:table-cell>
          <table:table-cell office:value-type="float" office:value="1218.775" calcext:value-type="float">
            <text:p>1218.775</text:p>
          </table:table-cell>
          <table:table-cell office:value-type="float" office:value="708.1454" calcext:value-type="float">
            <text:p>708.1454</text:p>
          </table:table-cell>
          <table:table-cell office:value-type="float" office:value="1088.071" calcext:value-type="float">
            <text:p>1088.071</text:p>
          </table:table-cell>
          <table:table-cell office:value-type="float" office:value="409.0125" calcext:value-type="float">
            <text:p>409.0125</text:p>
          </table:table-cell>
          <table:table-cell office:value-type="float" office:value="1816.813" calcext:value-type="float">
            <text:p>1816.813</text:p>
          </table:table-cell>
          <table:table-cell office:value-type="float" office:value="2056.628" calcext:value-type="float">
            <text:p>2056.628</text:p>
          </table:table-cell>
          <table:table-cell office:value-type="float" office:value="1650.603" calcext:value-type="float">
            <text:p>1650.603</text:p>
          </table:table-cell>
          <table:table-cell office:value-type="float" office:value="580.7834" calcext:value-type="float">
            <text:p>580.7834</text:p>
          </table:table-cell>
          <table:table-cell office:value-type="float" office:value="573.1927" calcext:value-type="float">
            <text:p>573.1927</text:p>
          </table:table-cell>
          <table:table-cell office:value-type="float" office:value="142.3672" calcext:value-type="float">
            <text:p>142.3672</text:p>
          </table:table-cell>
          <table:table-cell office:value-type="float" office:value="35.55377" calcext:value-type="float">
            <text:p>35.55377</text:p>
          </table:table-cell>
          <table:table-cell office:value-type="float" office:value="0" calcext:value-type="float">
            <text:p>0</text:p>
          </table:table-cell>
          <table:table-cell office:value-type="float" office:value="-0.003456064" calcext:value-type="float">
            <text:p>-0.00345606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5.7801" calcext:value-type="float">
            <text:p>-775.7801</text:p>
          </table:table-cell>
          <table:table-cell office:value-type="float" office:value="743.8723" calcext:value-type="float">
            <text:p>743.8723</text:p>
          </table:table-cell>
          <table:table-cell office:value-type="float" office:value="-112.7052" calcext:value-type="float">
            <text:p>-112.7052</text:p>
          </table:table-cell>
          <table:table-cell office:value-type="float" office:value="0" calcext:value-type="float">
            <text:p>0</text:p>
          </table:table-cell>
          <table:table-cell office:value-type="float" office:value="10.32561" calcext:value-type="float">
            <text:p>10.3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6" calcext:value-type="float">
            <text:p>14092006</text:p>
          </table:table-cell>
          <table:table-cell office:value-type="float" office:value="169.0222" calcext:value-type="float">
            <text:p>169.0222</text:p>
          </table:table-cell>
          <table:table-cell office:value-type="float" office:value="12974.35" calcext:value-type="float">
            <text:p>12974.35</text:p>
          </table:table-cell>
          <table:table-cell office:value-type="float" office:value="0" calcext:value-type="float">
            <text:p>0</text:p>
          </table:table-cell>
          <table:table-cell office:value-type="float" office:value="111.9579" calcext:value-type="float">
            <text:p>111.9579</text:p>
          </table:table-cell>
          <table:table-cell office:value-type="float" office:value="-347.544" calcext:value-type="float">
            <text:p>-347.544</text:p>
          </table:table-cell>
          <table:table-cell office:value-type="float" office:value="951.3348" calcext:value-type="float">
            <text:p>951.3348</text:p>
          </table:table-cell>
          <table:table-cell office:value-type="float" office:value="-234.681" calcext:value-type="float">
            <text:p>-234.681</text:p>
          </table:table-cell>
          <table:table-cell office:value-type="float" office:value="48.71684" calcext:value-type="float">
            <text:p>48.71684</text:p>
          </table:table-cell>
          <table:table-cell office:value-type="float" office:value="54.05612" calcext:value-type="float">
            <text:p>54.05612</text:p>
          </table:table-cell>
          <table:table-cell office:value-type="float" office:value="0.1639365" calcext:value-type="float">
            <text:p>0.1639365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3951" calcext:value-type="float">
            <text:p>0.03733951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36103" calcext:value-type="float">
            <text:p>0.536103</text:p>
          </table:table-cell>
          <table:table-cell office:value-type="float" office:value="370" calcext:value-type="float">
            <text:p>370</text:p>
          </table:table-cell>
          <table:table-cell office:value-type="float" office:value="614.0229" calcext:value-type="float">
            <text:p>614.0229</text:p>
          </table:table-cell>
          <table:table-cell office:value-type="float" office:value="0" calcext:value-type="float">
            <text:p>0</text:p>
          </table:table-cell>
          <table:table-cell office:value-type="float" office:value="341.4091" calcext:value-type="float">
            <text:p>341.4091</text:p>
          </table:table-cell>
          <table:table-cell office:value-type="float" office:value="1116.218" calcext:value-type="float">
            <text:p>1116.218</text:p>
          </table:table-cell>
          <table:table-cell office:value-type="float" office:value="1351.487" calcext:value-type="float">
            <text:p>1351.487</text:p>
          </table:table-cell>
          <table:table-cell office:value-type="float" office:value="1218.831" calcext:value-type="float">
            <text:p>1218.831</text:p>
          </table:table-cell>
          <table:table-cell office:value-type="float" office:value="708.2299" calcext:value-type="float">
            <text:p>708.2299</text:p>
          </table:table-cell>
          <table:table-cell office:value-type="float" office:value="1088.132" calcext:value-type="float">
            <text:p>1088.132</text:p>
          </table:table-cell>
          <table:table-cell office:value-type="float" office:value="409.0835" calcext:value-type="float">
            <text:p>409.0835</text:p>
          </table:table-cell>
          <table:table-cell office:value-type="float" office:value="1816.836" calcext:value-type="float">
            <text:p>1816.836</text:p>
          </table:table-cell>
          <table:table-cell office:value-type="float" office:value="2056.624" calcext:value-type="float">
            <text:p>2056.624</text:p>
          </table:table-cell>
          <table:table-cell office:value-type="float" office:value="1650.582" calcext:value-type="float">
            <text:p>1650.582</text:p>
          </table:table-cell>
          <table:table-cell office:value-type="float" office:value="580.7836" calcext:value-type="float">
            <text:p>580.7836</text:p>
          </table:table-cell>
          <table:table-cell office:value-type="float" office:value="573.1831" calcext:value-type="float">
            <text:p>573.1831</text:p>
          </table:table-cell>
          <table:table-cell office:value-type="float" office:value="142.3672" calcext:value-type="float">
            <text:p>142.3672</text:p>
          </table:table-cell>
          <table:table-cell office:value-type="float" office:value="35.55376" calcext:value-type="float">
            <text:p>35.55376</text:p>
          </table:table-cell>
          <table:table-cell office:value-type="float" office:value="0" calcext:value-type="float">
            <text:p>0</text:p>
          </table:table-cell>
          <table:table-cell office:value-type="float" office:value="-0.003461121" calcext:value-type="float">
            <text:p>-0.003461121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6.4585" calcext:value-type="float">
            <text:p>-776.4585</text:p>
          </table:table-cell>
          <table:table-cell office:value-type="float" office:value="743.1938" calcext:value-type="float">
            <text:p>743.1938</text:p>
          </table:table-cell>
          <table:table-cell office:value-type="float" office:value="-113.3934" calcext:value-type="float">
            <text:p>-113.3934</text:p>
          </table:table-cell>
          <table:table-cell office:value-type="float" office:value="0" calcext:value-type="float">
            <text:p>0</text:p>
          </table:table-cell>
          <table:table-cell office:value-type="float" office:value="10.1151" calcext:value-type="float">
            <text:p>10.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6" calcext:value-type="float">
            <text:p>15092006</text:p>
          </table:table-cell>
          <table:table-cell office:value-type="float" office:value="169.5155" calcext:value-type="float">
            <text:p>169.5155</text:p>
          </table:table-cell>
          <table:table-cell office:value-type="float" office:value="12974.07" calcext:value-type="float">
            <text:p>12974.07</text:p>
          </table:table-cell>
          <table:table-cell office:value-type="float" office:value="0" calcext:value-type="float">
            <text:p>0</text:p>
          </table:table-cell>
          <table:table-cell office:value-type="float" office:value="112.9574" calcext:value-type="float">
            <text:p>112.9574</text:p>
          </table:table-cell>
          <table:table-cell office:value-type="float" office:value="-348.753" calcext:value-type="float">
            <text:p>-348.753</text:p>
          </table:table-cell>
          <table:table-cell office:value-type="float" office:value="950.5381" calcext:value-type="float">
            <text:p>950.5381</text:p>
          </table:table-cell>
          <table:table-cell office:value-type="float" office:value="-235.3617" calcext:value-type="float">
            <text:p>-235.3617</text:p>
          </table:table-cell>
          <table:table-cell office:value-type="float" office:value="48.92566" calcext:value-type="float">
            <text:p>48.92566</text:p>
          </table:table-cell>
          <table:table-cell office:value-type="float" office:value="54.04681" calcext:value-type="float">
            <text:p>54.04681</text:p>
          </table:table-cell>
          <table:table-cell office:value-type="float" office:value="0.1642913" calcext:value-type="float">
            <text:p>0.1642913</text:p>
          </table:table-cell>
          <table:table-cell office:value-type="float" office:value="16.23249" calcext:value-type="float">
            <text:p>16.23249</text:p>
          </table:table-cell>
          <table:table-cell office:value-type="float" office:value="0.03734597" calcext:value-type="float">
            <text:p>0.03734597</text:p>
          </table:table-cell>
          <table:table-cell office:value-type="float" office:value="0.002397502" calcext:value-type="float">
            <text:p>0.002397502</text:p>
          </table:table-cell>
          <table:table-cell office:value-type="float" office:value="0.5340704" calcext:value-type="float">
            <text:p>0.5340704</text:p>
          </table:table-cell>
          <table:table-cell office:value-type="float" office:value="370" calcext:value-type="float">
            <text:p>370</text:p>
          </table:table-cell>
          <table:table-cell office:value-type="float" office:value="612.8164" calcext:value-type="float">
            <text:p>612.8164</text:p>
          </table:table-cell>
          <table:table-cell office:value-type="float" office:value="0" calcext:value-type="float">
            <text:p>0</text:p>
          </table:table-cell>
          <table:table-cell office:value-type="float" office:value="341.3236" calcext:value-type="float">
            <text:p>341.3236</text:p>
          </table:table-cell>
          <table:table-cell office:value-type="float" office:value="1116.282" calcext:value-type="float">
            <text:p>1116.282</text:p>
          </table:table-cell>
          <table:table-cell office:value-type="float" office:value="1351.493" calcext:value-type="float">
            <text:p>1351.493</text:p>
          </table:table-cell>
          <table:table-cell office:value-type="float" office:value="1218.875" calcext:value-type="float">
            <text:p>1218.875</text:p>
          </table:table-cell>
          <table:table-cell office:value-type="float" office:value="708.3073" calcext:value-type="float">
            <text:p>708.3073</text:p>
          </table:table-cell>
          <table:table-cell office:value-type="float" office:value="1088.189" calcext:value-type="float">
            <text:p>1088.189</text:p>
          </table:table-cell>
          <table:table-cell office:value-type="float" office:value="409.1519" calcext:value-type="float">
            <text:p>409.1519</text:p>
          </table:table-cell>
          <table:table-cell office:value-type="float" office:value="1816.857" calcext:value-type="float">
            <text:p>1816.857</text:p>
          </table:table-cell>
          <table:table-cell office:value-type="float" office:value="2056.621" calcext:value-type="float">
            <text:p>2056.621</text:p>
          </table:table-cell>
          <table:table-cell office:value-type="float" office:value="1650.562" calcext:value-type="float">
            <text:p>1650.562</text:p>
          </table:table-cell>
          <table:table-cell office:value-type="float" office:value="580.7836" calcext:value-type="float">
            <text:p>580.7836</text:p>
          </table:table-cell>
          <table:table-cell office:value-type="float" office:value="573.1733" calcext:value-type="float">
            <text:p>573.1733</text:p>
          </table:table-cell>
          <table:table-cell office:value-type="float" office:value="142.3672" calcext:value-type="float">
            <text:p>142.3672</text:p>
          </table:table-cell>
          <table:table-cell office:value-type="float" office:value="35.55376" calcext:value-type="float">
            <text:p>35.55376</text:p>
          </table:table-cell>
          <table:table-cell office:value-type="float" office:value="0" calcext:value-type="float">
            <text:p>0</text:p>
          </table:table-cell>
          <table:table-cell office:value-type="float" office:value="-0.003468303" calcext:value-type="float">
            <text:p>-0.00346830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7.1425" calcext:value-type="float">
            <text:p>-777.1425</text:p>
          </table:table-cell>
          <table:table-cell office:value-type="float" office:value="742.5098" calcext:value-type="float">
            <text:p>742.5098</text:p>
          </table:table-cell>
          <table:table-cell office:value-type="float" office:value="-114.1367" calcext:value-type="float">
            <text:p>-114.1367</text:p>
          </table:table-cell>
          <table:table-cell office:value-type="float" office:value="0" calcext:value-type="float">
            <text:p>0</text:p>
          </table:table-cell>
          <table:table-cell office:value-type="float" office:value="10.33151" calcext:value-type="float">
            <text:p>10.3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6" calcext:value-type="float">
            <text:p>16092006</text:p>
          </table:table-cell>
          <table:table-cell office:value-type="float" office:value="169.952" calcext:value-type="float">
            <text:p>169.952</text:p>
          </table:table-cell>
          <table:table-cell office:value-type="float" office:value="12973.7" calcext:value-type="float">
            <text:p>12973.7</text:p>
          </table:table-cell>
          <table:table-cell office:value-type="float" office:value="0" calcext:value-type="float">
            <text:p>0</text:p>
          </table:table-cell>
          <table:table-cell office:value-type="float" office:value="113.9423" calcext:value-type="float">
            <text:p>113.9423</text:p>
          </table:table-cell>
          <table:table-cell office:value-type="float" office:value="-349.8211" calcext:value-type="float">
            <text:p>-349.8211</text:p>
          </table:table-cell>
          <table:table-cell office:value-type="float" office:value="944.3682" calcext:value-type="float">
            <text:p>944.3682</text:p>
          </table:table-cell>
          <table:table-cell office:value-type="float" office:value="-236.0509" calcext:value-type="float">
            <text:p>-236.0509</text:p>
          </table:table-cell>
          <table:table-cell office:value-type="float" office:value="49.16657" calcext:value-type="float">
            <text:p>49.16657</text:p>
          </table:table-cell>
          <table:table-cell office:value-type="float" office:value="54.03575" calcext:value-type="float">
            <text:p>54.03575</text:p>
          </table:table-cell>
          <table:table-cell office:value-type="float" office:value="0.1643994" calcext:value-type="float">
            <text:p>0.164399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193" calcext:value-type="float">
            <text:p>0.0373819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318058" calcext:value-type="float">
            <text:p>0.5318058</text:p>
          </table:table-cell>
          <table:table-cell office:value-type="float" office:value="370" calcext:value-type="float">
            <text:p>370</text:p>
          </table:table-cell>
          <table:table-cell office:value-type="float" office:value="611.6575" calcext:value-type="float">
            <text:p>611.6575</text:p>
          </table:table-cell>
          <table:table-cell office:value-type="float" office:value="0" calcext:value-type="float">
            <text:p>0</text:p>
          </table:table-cell>
          <table:table-cell office:value-type="float" office:value="341.2652" calcext:value-type="float">
            <text:p>341.2652</text:p>
          </table:table-cell>
          <table:table-cell office:value-type="float" office:value="1116.325" calcext:value-type="float">
            <text:p>1116.325</text:p>
          </table:table-cell>
          <table:table-cell office:value-type="float" office:value="1351.482" calcext:value-type="float">
            <text:p>1351.482</text:p>
          </table:table-cell>
          <table:table-cell office:value-type="float" office:value="1218.906" calcext:value-type="float">
            <text:p>1218.906</text:p>
          </table:table-cell>
          <table:table-cell office:value-type="float" office:value="708.3224" calcext:value-type="float">
            <text:p>708.3224</text:p>
          </table:table-cell>
          <table:table-cell office:value-type="float" office:value="1088.221" calcext:value-type="float">
            <text:p>1088.221</text:p>
          </table:table-cell>
          <table:table-cell office:value-type="float" office:value="409.2249" calcext:value-type="float">
            <text:p>409.2249</text:p>
          </table:table-cell>
          <table:table-cell office:value-type="float" office:value="1816.871" calcext:value-type="float">
            <text:p>1816.871</text:p>
          </table:table-cell>
          <table:table-cell office:value-type="float" office:value="2056.608" calcext:value-type="float">
            <text:p>2056.608</text:p>
          </table:table-cell>
          <table:table-cell office:value-type="float" office:value="1650.532" calcext:value-type="float">
            <text:p>1650.532</text:p>
          </table:table-cell>
          <table:table-cell office:value-type="float" office:value="580.7806" calcext:value-type="float">
            <text:p>580.7806</text:p>
          </table:table-cell>
          <table:table-cell office:value-type="float" office:value="573.1589" calcext:value-type="float">
            <text:p>573.1589</text:p>
          </table:table-cell>
          <table:table-cell office:value-type="float" office:value="142.366" calcext:value-type="float">
            <text:p>142.366</text:p>
          </table:table-cell>
          <table:table-cell office:value-type="float" office:value="35.55338" calcext:value-type="float">
            <text:p>35.55338</text:p>
          </table:table-cell>
          <table:table-cell office:value-type="float" office:value="0" calcext:value-type="float">
            <text:p>0</text:p>
          </table:table-cell>
          <table:table-cell office:value-type="float" office:value="-0.003482292" calcext:value-type="float">
            <text:p>-0.003482292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7.8348" calcext:value-type="float">
            <text:p>-777.8348</text:p>
          </table:table-cell>
          <table:table-cell office:value-type="float" office:value="741.8176" calcext:value-type="float">
            <text:p>741.8176</text:p>
          </table:table-cell>
          <table:table-cell office:value-type="float" office:value="-114.9196" calcext:value-type="float">
            <text:p>-114.9196</text:p>
          </table:table-cell>
          <table:table-cell office:value-type="float" office:value="0" calcext:value-type="float">
            <text:p>0</text:p>
          </table:table-cell>
          <table:table-cell office:value-type="float" office:value="10.73514" calcext:value-type="float">
            <text:p>10.73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6" calcext:value-type="float">
            <text:p>17092006</text:p>
          </table:table-cell>
          <table:table-cell office:value-type="float" office:value="170.4309" calcext:value-type="float">
            <text:p>170.4309</text:p>
          </table:table-cell>
          <table:table-cell office:value-type="float" office:value="12973.43" calcext:value-type="float">
            <text:p>12973.43</text:p>
          </table:table-cell>
          <table:table-cell office:value-type="float" office:value="0" calcext:value-type="float">
            <text:p>0</text:p>
          </table:table-cell>
          <table:table-cell office:value-type="float" office:value="114.9037" calcext:value-type="float">
            <text:p>114.9037</text:p>
          </table:table-cell>
          <table:table-cell office:value-type="float" office:value="-350.8017" calcext:value-type="float">
            <text:p>-350.8017</text:p>
          </table:table-cell>
          <table:table-cell office:value-type="float" office:value="947.5778" calcext:value-type="float">
            <text:p>947.5778</text:p>
          </table:table-cell>
          <table:table-cell office:value-type="float" office:value="-236.7051" calcext:value-type="float">
            <text:p>-236.7051</text:p>
          </table:table-cell>
          <table:table-cell office:value-type="float" office:value="49.37892" calcext:value-type="float">
            <text:p>49.37892</text:p>
          </table:table-cell>
          <table:table-cell office:value-type="float" office:value="54.02902" calcext:value-type="float">
            <text:p>54.02902</text:p>
          </table:table-cell>
          <table:table-cell office:value-type="float" office:value="0.1645413" calcext:value-type="float">
            <text:p>0.164541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193" calcext:value-type="float">
            <text:p>0.0373819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318058" calcext:value-type="float">
            <text:p>0.5318058</text:p>
          </table:table-cell>
          <table:table-cell office:value-type="float" office:value="370" calcext:value-type="float">
            <text:p>370</text:p>
          </table:table-cell>
          <table:table-cell office:value-type="float" office:value="610.6771" calcext:value-type="float">
            <text:p>610.6771</text:p>
          </table:table-cell>
          <table:table-cell office:value-type="float" office:value="0" calcext:value-type="float">
            <text:p>0</text:p>
          </table:table-cell>
          <table:table-cell office:value-type="float" office:value="341.2071" calcext:value-type="float">
            <text:p>341.2071</text:p>
          </table:table-cell>
          <table:table-cell office:value-type="float" office:value="1116.397" calcext:value-type="float">
            <text:p>1116.397</text:p>
          </table:table-cell>
          <table:table-cell office:value-type="float" office:value="1351.5" calcext:value-type="float">
            <text:p>1351.5</text:p>
          </table:table-cell>
          <table:table-cell office:value-type="float" office:value="1218.94" calcext:value-type="float">
            <text:p>1218.94</text:p>
          </table:table-cell>
          <table:table-cell office:value-type="float" office:value="708.3825" calcext:value-type="float">
            <text:p>708.3825</text:p>
          </table:table-cell>
          <table:table-cell office:value-type="float" office:value="1088.27" calcext:value-type="float">
            <text:p>1088.27</text:p>
          </table:table-cell>
          <table:table-cell office:value-type="float" office:value="409.2878" calcext:value-type="float">
            <text:p>409.2878</text:p>
          </table:table-cell>
          <table:table-cell office:value-type="float" office:value="1816.889" calcext:value-type="float">
            <text:p>1816.889</text:p>
          </table:table-cell>
          <table:table-cell office:value-type="float" office:value="2056.603" calcext:value-type="float">
            <text:p>2056.603</text:p>
          </table:table-cell>
          <table:table-cell office:value-type="float" office:value="1650.511" calcext:value-type="float">
            <text:p>1650.511</text:p>
          </table:table-cell>
          <table:table-cell office:value-type="float" office:value="580.7803" calcext:value-type="float">
            <text:p>580.7803</text:p>
          </table:table-cell>
          <table:table-cell office:value-type="float" office:value="573.1488" calcext:value-type="float">
            <text:p>573.1488</text:p>
          </table:table-cell>
          <table:table-cell office:value-type="float" office:value="142.366" calcext:value-type="float">
            <text:p>142.366</text:p>
          </table:table-cell>
          <table:table-cell office:value-type="float" office:value="35.55339" calcext:value-type="float">
            <text:p>35.55339</text:p>
          </table:table-cell>
          <table:table-cell office:value-type="float" office:value="0" calcext:value-type="float">
            <text:p>0</text:p>
          </table:table-cell>
          <table:table-cell office:value-type="float" office:value="-0.00349434" calcext:value-type="float">
            <text:p>-0.0034943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8.4926" calcext:value-type="float">
            <text:p>-778.4926</text:p>
          </table:table-cell>
          <table:table-cell office:value-type="float" office:value="741.1597" calcext:value-type="float">
            <text:p>741.1597</text:p>
          </table:table-cell>
          <table:table-cell office:value-type="float" office:value="-115.6232" calcext:value-type="float">
            <text:p>-115.6232</text:p>
          </table:table-cell>
          <table:table-cell office:value-type="float" office:value="0" calcext:value-type="float">
            <text:p>0</text:p>
          </table:table-cell>
          <table:table-cell office:value-type="float" office:value="11.11263" calcext:value-type="float">
            <text:p>11.1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6" calcext:value-type="float">
            <text:p>18092006</text:p>
          </table:table-cell>
          <table:table-cell office:value-type="float" office:value="170.9425" calcext:value-type="float">
            <text:p>170.9425</text:p>
          </table:table-cell>
          <table:table-cell office:value-type="float" office:value="12973.2" calcext:value-type="float">
            <text:p>12973.2</text:p>
          </table:table-cell>
          <table:table-cell office:value-type="float" office:value="0" calcext:value-type="float">
            <text:p>0</text:p>
          </table:table-cell>
          <table:table-cell office:value-type="float" office:value="115.8407" calcext:value-type="float">
            <text:p>115.8407</text:p>
          </table:table-cell>
          <table:table-cell office:value-type="float" office:value="-351.9497" calcext:value-type="float">
            <text:p>-351.9497</text:p>
          </table:table-cell>
          <table:table-cell office:value-type="float" office:value="950.567" calcext:value-type="float">
            <text:p>950.567</text:p>
          </table:table-cell>
          <table:table-cell office:value-type="float" office:value="-237.3413" calcext:value-type="float">
            <text:p>-237.3413</text:p>
          </table:table-cell>
          <table:table-cell office:value-type="float" office:value="49.55759" calcext:value-type="float">
            <text:p>49.55759</text:p>
          </table:table-cell>
          <table:table-cell office:value-type="float" office:value="54.02291" calcext:value-type="float">
            <text:p>54.02291</text:p>
          </table:table-cell>
          <table:table-cell office:value-type="float" office:value="0.1647052" calcext:value-type="float">
            <text:p>0.164705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193" calcext:value-type="float">
            <text:p>0.0373819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94195" calcext:value-type="float">
            <text:p>0.5294195</text:p>
          </table:table-cell>
          <table:table-cell office:value-type="float" office:value="370" calcext:value-type="float">
            <text:p>370</text:p>
          </table:table-cell>
          <table:table-cell office:value-type="float" office:value="609.5316" calcext:value-type="float">
            <text:p>609.5316</text:p>
          </table:table-cell>
          <table:table-cell office:value-type="float" office:value="0" calcext:value-type="float">
            <text:p>0</text:p>
          </table:table-cell>
          <table:table-cell office:value-type="float" office:value="341.1566" calcext:value-type="float">
            <text:p>341.1566</text:p>
          </table:table-cell>
          <table:table-cell office:value-type="float" office:value="1116.493" calcext:value-type="float">
            <text:p>1116.493</text:p>
          </table:table-cell>
          <table:table-cell office:value-type="float" office:value="1351.535" calcext:value-type="float">
            <text:p>1351.535</text:p>
          </table:table-cell>
          <table:table-cell office:value-type="float" office:value="1218.984" calcext:value-type="float">
            <text:p>1218.984</text:p>
          </table:table-cell>
          <table:table-cell office:value-type="float" office:value="708.4476" calcext:value-type="float">
            <text:p>708.4476</text:p>
          </table:table-cell>
          <table:table-cell office:value-type="float" office:value="1088.32" calcext:value-type="float">
            <text:p>1088.32</text:p>
          </table:table-cell>
          <table:table-cell office:value-type="float" office:value="409.3499" calcext:value-type="float">
            <text:p>409.3499</text:p>
          </table:table-cell>
          <table:table-cell office:value-type="float" office:value="1816.907" calcext:value-type="float">
            <text:p>1816.907</text:p>
          </table:table-cell>
          <table:table-cell office:value-type="float" office:value="2056.598" calcext:value-type="float">
            <text:p>2056.598</text:p>
          </table:table-cell>
          <table:table-cell office:value-type="float" office:value="1650.49" calcext:value-type="float">
            <text:p>1650.49</text:p>
          </table:table-cell>
          <table:table-cell office:value-type="float" office:value="580.7798" calcext:value-type="float">
            <text:p>580.7798</text:p>
          </table:table-cell>
          <table:table-cell office:value-type="float" office:value="573.1384" calcext:value-type="float">
            <text:p>573.1384</text:p>
          </table:table-cell>
          <table:table-cell office:value-type="float" office:value="142.366" calcext:value-type="float">
            <text:p>142.366</text:p>
          </table:table-cell>
          <table:table-cell office:value-type="float" office:value="35.55338" calcext:value-type="float">
            <text:p>35.55338</text:p>
          </table:table-cell>
          <table:table-cell office:value-type="float" office:value="0" calcext:value-type="float">
            <text:p>0</text:p>
          </table:table-cell>
          <table:table-cell office:value-type="float" office:value="-0.003500121" calcext:value-type="float">
            <text:p>-0.003500121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9.1262" calcext:value-type="float">
            <text:p>-779.1262</text:p>
          </table:table-cell>
          <table:table-cell office:value-type="float" office:value="740.5262" calcext:value-type="float">
            <text:p>740.5262</text:p>
          </table:table-cell>
          <table:table-cell office:value-type="float" office:value="-116.2368" calcext:value-type="float">
            <text:p>-116.2368</text:p>
          </table:table-cell>
          <table:table-cell office:value-type="float" office:value="0" calcext:value-type="float">
            <text:p>0</text:p>
          </table:table-cell>
          <table:table-cell office:value-type="float" office:value="11.22015" calcext:value-type="float">
            <text:p>11.2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6" calcext:value-type="float">
            <text:p>19092006</text:p>
          </table:table-cell>
          <table:table-cell office:value-type="float" office:value="171.4578" calcext:value-type="float">
            <text:p>171.4578</text:p>
          </table:table-cell>
          <table:table-cell office:value-type="float" office:value="12973" calcext:value-type="float">
            <text:p>12973</text:p>
          </table:table-cell>
          <table:table-cell office:value-type="float" office:value="0" calcext:value-type="float">
            <text:p>0</text:p>
          </table:table-cell>
          <table:table-cell office:value-type="float" office:value="116.7567" calcext:value-type="float">
            <text:p>116.7567</text:p>
          </table:table-cell>
          <table:table-cell office:value-type="float" office:value="-353.176" calcext:value-type="float">
            <text:p>-353.176</text:p>
          </table:table-cell>
          <table:table-cell office:value-type="float" office:value="953.3057" calcext:value-type="float">
            <text:p>953.3057</text:p>
          </table:table-cell>
          <table:table-cell office:value-type="float" office:value="-237.9583" calcext:value-type="float">
            <text:p>-237.9583</text:p>
          </table:table-cell>
          <table:table-cell office:value-type="float" office:value="49.72191" calcext:value-type="float">
            <text:p>49.72191</text:p>
          </table:table-cell>
          <table:table-cell office:value-type="float" office:value="54.01568" calcext:value-type="float">
            <text:p>54.01568</text:p>
          </table:table-cell>
          <table:table-cell office:value-type="float" office:value="0.1648863" calcext:value-type="float">
            <text:p>0.164886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193" calcext:value-type="float">
            <text:p>0.0373819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61847" calcext:value-type="float">
            <text:p>0.5261847</text:p>
          </table:table-cell>
          <table:table-cell office:value-type="float" office:value="370" calcext:value-type="float">
            <text:p>370</text:p>
          </table:table-cell>
          <table:table-cell office:value-type="float" office:value="608.3087" calcext:value-type="float">
            <text:p>608.3087</text:p>
          </table:table-cell>
          <table:table-cell office:value-type="float" office:value="0" calcext:value-type="float">
            <text:p>0</text:p>
          </table:table-cell>
          <table:table-cell office:value-type="float" office:value="341.1064" calcext:value-type="float">
            <text:p>341.1064</text:p>
          </table:table-cell>
          <table:table-cell office:value-type="float" office:value="1116.596" calcext:value-type="float">
            <text:p>1116.596</text:p>
          </table:table-cell>
          <table:table-cell office:value-type="float" office:value="1351.578" calcext:value-type="float">
            <text:p>1351.578</text:p>
          </table:table-cell>
          <table:table-cell office:value-type="float" office:value="1219.037" calcext:value-type="float">
            <text:p>1219.037</text:p>
          </table:table-cell>
          <table:table-cell office:value-type="float" office:value="708.5207" calcext:value-type="float">
            <text:p>708.5207</text:p>
          </table:table-cell>
          <table:table-cell office:value-type="float" office:value="1088.373" calcext:value-type="float">
            <text:p>1088.373</text:p>
          </table:table-cell>
          <table:table-cell office:value-type="float" office:value="409.411" calcext:value-type="float">
            <text:p>409.411</text:p>
          </table:table-cell>
          <table:table-cell office:value-type="float" office:value="1816.929" calcext:value-type="float">
            <text:p>1816.929</text:p>
          </table:table-cell>
          <table:table-cell office:value-type="float" office:value="2056.593" calcext:value-type="float">
            <text:p>2056.593</text:p>
          </table:table-cell>
          <table:table-cell office:value-type="float" office:value="1650.469" calcext:value-type="float">
            <text:p>1650.469</text:p>
          </table:table-cell>
          <table:table-cell office:value-type="float" office:value="580.7792" calcext:value-type="float">
            <text:p>580.7792</text:p>
          </table:table-cell>
          <table:table-cell office:value-type="float" office:value="573.1279" calcext:value-type="float">
            <text:p>573.1279</text:p>
          </table:table-cell>
          <table:table-cell office:value-type="float" office:value="142.3659" calcext:value-type="float">
            <text:p>142.3659</text:p>
          </table:table-cell>
          <table:table-cell office:value-type="float" office:value="35.5534" calcext:value-type="float">
            <text:p>35.5534</text:p>
          </table:table-cell>
          <table:table-cell office:value-type="float" office:value="0" calcext:value-type="float">
            <text:p>0</text:p>
          </table:table-cell>
          <table:table-cell office:value-type="float" office:value="-0.003502931" calcext:value-type="float">
            <text:p>-0.003502931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79.7483" calcext:value-type="float">
            <text:p>-779.7483</text:p>
          </table:table-cell>
          <table:table-cell office:value-type="float" office:value="739.9041" calcext:value-type="float">
            <text:p>739.9041</text:p>
          </table:table-cell>
          <table:table-cell office:value-type="float" office:value="-116.805" calcext:value-type="float">
            <text:p>-116.805</text:p>
          </table:table-cell>
          <table:table-cell office:value-type="float" office:value="0" calcext:value-type="float">
            <text:p>0</text:p>
          </table:table-cell>
          <table:table-cell office:value-type="float" office:value="11.18626" calcext:value-type="float">
            <text:p>11.18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6" calcext:value-type="float">
            <text:p>20092006</text:p>
          </table:table-cell>
          <table:table-cell office:value-type="float" office:value="171.9479" calcext:value-type="float">
            <text:p>171.9479</text:p>
          </table:table-cell>
          <table:table-cell office:value-type="float" office:value="12972.8" calcext:value-type="float">
            <text:p>12972.8</text:p>
          </table:table-cell>
          <table:table-cell office:value-type="float" office:value="0" calcext:value-type="float">
            <text:p>0</text:p>
          </table:table-cell>
          <table:table-cell office:value-type="float" office:value="117.6551" calcext:value-type="float">
            <text:p>117.6551</text:p>
          </table:table-cell>
          <table:table-cell office:value-type="float" office:value="-354.4503" calcext:value-type="float">
            <text:p>-354.4503</text:p>
          </table:table-cell>
          <table:table-cell office:value-type="float" office:value="954.7211" calcext:value-type="float">
            <text:p>954.7211</text:p>
          </table:table-cell>
          <table:table-cell office:value-type="float" office:value="-238.5635" calcext:value-type="float">
            <text:p>-238.5635</text:p>
          </table:table-cell>
          <table:table-cell office:value-type="float" office:value="49.88914" calcext:value-type="float">
            <text:p>49.88914</text:p>
          </table:table-cell>
          <table:table-cell office:value-type="float" office:value="54.00483" calcext:value-type="float">
            <text:p>54.00483</text:p>
          </table:table-cell>
          <table:table-cell office:value-type="float" office:value="0.165075" calcext:value-type="float">
            <text:p>0.16507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219" calcext:value-type="float">
            <text:p>0.03738219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36579" calcext:value-type="float">
            <text:p>0.5236579</text:p>
          </table:table-cell>
          <table:table-cell office:value-type="float" office:value="370" calcext:value-type="float">
            <text:p>370</text:p>
          </table:table-cell>
          <table:table-cell office:value-type="float" office:value="607.0372" calcext:value-type="float">
            <text:p>607.0372</text:p>
          </table:table-cell>
          <table:table-cell office:value-type="float" office:value="0" calcext:value-type="float">
            <text:p>0</text:p>
          </table:table-cell>
          <table:table-cell office:value-type="float" office:value="341.0508" calcext:value-type="float">
            <text:p>341.0508</text:p>
          </table:table-cell>
          <table:table-cell office:value-type="float" office:value="1116.692" calcext:value-type="float">
            <text:p>1116.692</text:p>
          </table:table-cell>
          <table:table-cell office:value-type="float" office:value="1351.619" calcext:value-type="float">
            <text:p>1351.619</text:p>
          </table:table-cell>
          <table:table-cell office:value-type="float" office:value="1219.087" calcext:value-type="float">
            <text:p>1219.087</text:p>
          </table:table-cell>
          <table:table-cell office:value-type="float" office:value="708.5917" calcext:value-type="float">
            <text:p>708.5917</text:p>
          </table:table-cell>
          <table:table-cell office:value-type="float" office:value="1088.424" calcext:value-type="float">
            <text:p>1088.424</text:p>
          </table:table-cell>
          <table:table-cell office:value-type="float" office:value="409.4713" calcext:value-type="float">
            <text:p>409.4713</text:p>
          </table:table-cell>
          <table:table-cell office:value-type="float" office:value="1816.958" calcext:value-type="float">
            <text:p>1816.958</text:p>
          </table:table-cell>
          <table:table-cell office:value-type="float" office:value="2056.587" calcext:value-type="float">
            <text:p>2056.587</text:p>
          </table:table-cell>
          <table:table-cell office:value-type="float" office:value="1650.447" calcext:value-type="float">
            <text:p>1650.447</text:p>
          </table:table-cell>
          <table:table-cell office:value-type="float" office:value="580.7783" calcext:value-type="float">
            <text:p>580.7783</text:p>
          </table:table-cell>
          <table:table-cell office:value-type="float" office:value="573.1172" calcext:value-type="float">
            <text:p>573.1172</text:p>
          </table:table-cell>
          <table:table-cell office:value-type="float" office:value="142.3659" calcext:value-type="float">
            <text:p>142.3659</text:p>
          </table:table-cell>
          <table:table-cell office:value-type="float" office:value="35.55341" calcext:value-type="float">
            <text:p>35.55341</text:p>
          </table:table-cell>
          <table:table-cell office:value-type="float" office:value="0" calcext:value-type="float">
            <text:p>0</text:p>
          </table:table-cell>
          <table:table-cell office:value-type="float" office:value="-0.003504964" calcext:value-type="float">
            <text:p>-0.00350496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0.3616" calcext:value-type="float">
            <text:p>-780.3616</text:p>
          </table:table-cell>
          <table:table-cell office:value-type="float" office:value="739.2907" calcext:value-type="float">
            <text:p>739.2907</text:p>
          </table:table-cell>
          <table:table-cell office:value-type="float" office:value="-117.374" calcext:value-type="float">
            <text:p>-117.374</text:p>
          </table:table-cell>
          <table:table-cell office:value-type="float" office:value="0" calcext:value-type="float">
            <text:p>0</text:p>
          </table:table-cell>
          <table:table-cell office:value-type="float" office:value="11.08741" calcext:value-type="float">
            <text:p>11.08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6" calcext:value-type="float">
            <text:p>21092006</text:p>
          </table:table-cell>
          <table:table-cell office:value-type="float" office:value="172.3945" calcext:value-type="float">
            <text:p>172.3945</text:p>
          </table:table-cell>
          <table:table-cell office:value-type="float" office:value="12972.59" calcext:value-type="float">
            <text:p>12972.59</text:p>
          </table:table-cell>
          <table:table-cell office:value-type="float" office:value="0" calcext:value-type="float">
            <text:p>0</text:p>
          </table:table-cell>
          <table:table-cell office:value-type="float" office:value="118.541" calcext:value-type="float">
            <text:p>118.541</text:p>
          </table:table-cell>
          <table:table-cell office:value-type="float" office:value="-355.8786" calcext:value-type="float">
            <text:p>-355.8786</text:p>
          </table:table-cell>
          <table:table-cell office:value-type="float" office:value="947.4937" calcext:value-type="float">
            <text:p>947.4937</text:p>
          </table:table-cell>
          <table:table-cell office:value-type="float" office:value="-239.187" calcext:value-type="float">
            <text:p>-239.187</text:p>
          </table:table-cell>
          <table:table-cell office:value-type="float" office:value="50.0734" calcext:value-type="float">
            <text:p>50.0734</text:p>
          </table:table-cell>
          <table:table-cell office:value-type="float" office:value="53.99177" calcext:value-type="float">
            <text:p>53.99177</text:p>
          </table:table-cell>
          <table:table-cell office:value-type="float" office:value="0.1651371" calcext:value-type="float">
            <text:p>0.165137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844" calcext:value-type="float">
            <text:p>0.0373884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36579" calcext:value-type="float">
            <text:p>0.5236579</text:p>
          </table:table-cell>
          <table:table-cell office:value-type="float" office:value="370" calcext:value-type="float">
            <text:p>370</text:p>
          </table:table-cell>
          <table:table-cell office:value-type="float" office:value="605.6088" calcext:value-type="float">
            <text:p>605.6088</text:p>
          </table:table-cell>
          <table:table-cell office:value-type="float" office:value="0" calcext:value-type="float">
            <text:p>0</text:p>
          </table:table-cell>
          <table:table-cell office:value-type="float" office:value="340.9923" calcext:value-type="float">
            <text:p>340.9923</text:p>
          </table:table-cell>
          <table:table-cell office:value-type="float" office:value="1116.765" calcext:value-type="float">
            <text:p>1116.765</text:p>
          </table:table-cell>
          <table:table-cell office:value-type="float" office:value="1351.647" calcext:value-type="float">
            <text:p>1351.647</text:p>
          </table:table-cell>
          <table:table-cell office:value-type="float" office:value="1219.134" calcext:value-type="float">
            <text:p>1219.134</text:p>
          </table:table-cell>
          <table:table-cell office:value-type="float" office:value="708.6551" calcext:value-type="float">
            <text:p>708.6551</text:p>
          </table:table-cell>
          <table:table-cell office:value-type="float" office:value="1088.479" calcext:value-type="float">
            <text:p>1088.479</text:p>
          </table:table-cell>
          <table:table-cell office:value-type="float" office:value="409.5315" calcext:value-type="float">
            <text:p>409.5315</text:p>
          </table:table-cell>
          <table:table-cell office:value-type="float" office:value="1816.981" calcext:value-type="float">
            <text:p>1816.981</text:p>
          </table:table-cell>
          <table:table-cell office:value-type="float" office:value="2056.582" calcext:value-type="float">
            <text:p>2056.582</text:p>
          </table:table-cell>
          <table:table-cell office:value-type="float" office:value="1650.426" calcext:value-type="float">
            <text:p>1650.426</text:p>
          </table:table-cell>
          <table:table-cell office:value-type="float" office:value="580.7773" calcext:value-type="float">
            <text:p>580.7773</text:p>
          </table:table-cell>
          <table:table-cell office:value-type="float" office:value="573.1064" calcext:value-type="float">
            <text:p>573.1064</text:p>
          </table:table-cell>
          <table:table-cell office:value-type="float" office:value="142.3659" calcext:value-type="float">
            <text:p>142.3659</text:p>
          </table:table-cell>
          <table:table-cell office:value-type="float" office:value="35.55341" calcext:value-type="float">
            <text:p>35.55341</text:p>
          </table:table-cell>
          <table:table-cell office:value-type="float" office:value="0" calcext:value-type="float">
            <text:p>0</text:p>
          </table:table-cell>
          <table:table-cell office:value-type="float" office:value="-0.00350714" calcext:value-type="float">
            <text:p>-0.0035071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0.9924" calcext:value-type="float">
            <text:p>-780.9924</text:p>
          </table:table-cell>
          <table:table-cell office:value-type="float" office:value="738.6599" calcext:value-type="float">
            <text:p>738.6599</text:p>
          </table:table-cell>
          <table:table-cell office:value-type="float" office:value="-117.9778" calcext:value-type="float">
            <text:p>-117.9778</text:p>
          </table:table-cell>
          <table:table-cell office:value-type="float" office:value="0" calcext:value-type="float">
            <text:p>0</text:p>
          </table:table-cell>
          <table:table-cell office:value-type="float" office:value="10.88352" calcext:value-type="float">
            <text:p>10.8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6" calcext:value-type="float">
            <text:p>22092006</text:p>
          </table:table-cell>
          <table:table-cell office:value-type="float" office:value="172.8044" calcext:value-type="float">
            <text:p>172.8044</text:p>
          </table:table-cell>
          <table:table-cell office:value-type="float" office:value="12972.38" calcext:value-type="float">
            <text:p>12972.38</text:p>
          </table:table-cell>
          <table:table-cell office:value-type="float" office:value="0" calcext:value-type="float">
            <text:p>0</text:p>
          </table:table-cell>
          <table:table-cell office:value-type="float" office:value="119.4123" calcext:value-type="float">
            <text:p>119.4123</text:p>
          </table:table-cell>
          <table:table-cell office:value-type="float" office:value="-356.7488" calcext:value-type="float">
            <text:p>-356.7488</text:p>
          </table:table-cell>
          <table:table-cell office:value-type="float" office:value="949.7803" calcext:value-type="float">
            <text:p>949.7803</text:p>
          </table:table-cell>
          <table:table-cell office:value-type="float" office:value="-239.7758" calcext:value-type="float">
            <text:p>-239.7758</text:p>
          </table:table-cell>
          <table:table-cell office:value-type="float" office:value="50.27125" calcext:value-type="float">
            <text:p>50.27125</text:p>
          </table:table-cell>
          <table:table-cell office:value-type="float" office:value="53.97661" calcext:value-type="float">
            <text:p>53.97661</text:p>
          </table:table-cell>
          <table:table-cell office:value-type="float" office:value="0.1652052" calcext:value-type="float">
            <text:p>0.165205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844" calcext:value-type="float">
            <text:p>0.0373884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36579" calcext:value-type="float">
            <text:p>0.5236579</text:p>
          </table:table-cell>
          <table:table-cell office:value-type="float" office:value="370" calcext:value-type="float">
            <text:p>370</text:p>
          </table:table-cell>
          <table:table-cell office:value-type="float" office:value="604.7387" calcext:value-type="float">
            <text:p>604.7387</text:p>
          </table:table-cell>
          <table:table-cell office:value-type="float" office:value="0" calcext:value-type="float">
            <text:p>0</text:p>
          </table:table-cell>
          <table:table-cell office:value-type="float" office:value="340.9369" calcext:value-type="float">
            <text:p>340.9369</text:p>
          </table:table-cell>
          <table:table-cell office:value-type="float" office:value="1116.829" calcext:value-type="float">
            <text:p>1116.829</text:p>
          </table:table-cell>
          <table:table-cell office:value-type="float" office:value="1351.67" calcext:value-type="float">
            <text:p>1351.67</text:p>
          </table:table-cell>
          <table:table-cell office:value-type="float" office:value="1219.176" calcext:value-type="float">
            <text:p>1219.176</text:p>
          </table:table-cell>
          <table:table-cell office:value-type="float" office:value="708.7111" calcext:value-type="float">
            <text:p>708.7111</text:p>
          </table:table-cell>
          <table:table-cell office:value-type="float" office:value="1088.523" calcext:value-type="float">
            <text:p>1088.523</text:p>
          </table:table-cell>
          <table:table-cell office:value-type="float" office:value="409.5879" calcext:value-type="float">
            <text:p>409.5879</text:p>
          </table:table-cell>
          <table:table-cell office:value-type="float" office:value="1816.998" calcext:value-type="float">
            <text:p>1816.998</text:p>
          </table:table-cell>
          <table:table-cell office:value-type="float" office:value="2056.577" calcext:value-type="float">
            <text:p>2056.577</text:p>
          </table:table-cell>
          <table:table-cell office:value-type="float" office:value="1650.404" calcext:value-type="float">
            <text:p>1650.404</text:p>
          </table:table-cell>
          <table:table-cell office:value-type="float" office:value="580.7762" calcext:value-type="float">
            <text:p>580.7762</text:p>
          </table:table-cell>
          <table:table-cell office:value-type="float" office:value="573.0955" calcext:value-type="float">
            <text:p>573.0955</text:p>
          </table:table-cell>
          <table:table-cell office:value-type="float" office:value="142.3659" calcext:value-type="float">
            <text:p>142.3659</text:p>
          </table:table-cell>
          <table:table-cell office:value-type="float" office:value="35.55341" calcext:value-type="float">
            <text:p>35.55341</text:p>
          </table:table-cell>
          <table:table-cell office:value-type="float" office:value="0" calcext:value-type="float">
            <text:p>0</text:p>
          </table:table-cell>
          <table:table-cell office:value-type="float" office:value="-0.003509936" calcext:value-type="float">
            <text:p>-0.00350993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1.5752" calcext:value-type="float">
            <text:p>-781.5752</text:p>
          </table:table-cell>
          <table:table-cell office:value-type="float" office:value="738.0771" calcext:value-type="float">
            <text:p>738.0771</text:p>
          </table:table-cell>
          <table:table-cell office:value-type="float" office:value="-118.6084" calcext:value-type="float">
            <text:p>-118.6084</text:p>
          </table:table-cell>
          <table:table-cell office:value-type="float" office:value="0" calcext:value-type="float">
            <text:p>0</text:p>
          </table:table-cell>
          <table:table-cell office:value-type="float" office:value="11.22882" calcext:value-type="float">
            <text:p>11.2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6" calcext:value-type="float">
            <text:p>23092006</text:p>
          </table:table-cell>
          <table:table-cell office:value-type="float" office:value="173.2166" calcext:value-type="float">
            <text:p>173.2166</text:p>
          </table:table-cell>
          <table:table-cell office:value-type="float" office:value="12972.16" calcext:value-type="float">
            <text:p>12972.16</text:p>
          </table:table-cell>
          <table:table-cell office:value-type="float" office:value="0" calcext:value-type="float">
            <text:p>0</text:p>
          </table:table-cell>
          <table:table-cell office:value-type="float" office:value="120.2677" calcext:value-type="float">
            <text:p>120.2677</text:p>
          </table:table-cell>
          <table:table-cell office:value-type="float" office:value="-357.7151" calcext:value-type="float">
            <text:p>-357.7151</text:p>
          </table:table-cell>
          <table:table-cell office:value-type="float" office:value="952.3246" calcext:value-type="float">
            <text:p>952.3246</text:p>
          </table:table-cell>
          <table:table-cell office:value-type="float" office:value="-240.3509" calcext:value-type="float">
            <text:p>-240.3509</text:p>
          </table:table-cell>
          <table:table-cell office:value-type="float" office:value="50.45747" calcext:value-type="float">
            <text:p>50.45747</text:p>
          </table:table-cell>
          <table:table-cell office:value-type="float" office:value="53.96363" calcext:value-type="float">
            <text:p>53.96363</text:p>
          </table:table-cell>
          <table:table-cell office:value-type="float" office:value="0.1652814" calcext:value-type="float">
            <text:p>0.165281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844" calcext:value-type="float">
            <text:p>0.0373884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34497" calcext:value-type="float">
            <text:p>0.5234497</text:p>
          </table:table-cell>
          <table:table-cell office:value-type="float" office:value="370" calcext:value-type="float">
            <text:p>370</text:p>
          </table:table-cell>
          <table:table-cell office:value-type="float" office:value="603.7726" calcext:value-type="float">
            <text:p>603.7726</text:p>
          </table:table-cell>
          <table:table-cell office:value-type="float" office:value="0" calcext:value-type="float">
            <text:p>0</text:p>
          </table:table-cell>
          <table:table-cell office:value-type="float" office:value="340.8892" calcext:value-type="float">
            <text:p>340.8892</text:p>
          </table:table-cell>
          <table:table-cell office:value-type="float" office:value="1116.897" calcext:value-type="float">
            <text:p>1116.897</text:p>
          </table:table-cell>
          <table:table-cell office:value-type="float" office:value="1351.694" calcext:value-type="float">
            <text:p>1351.694</text:p>
          </table:table-cell>
          <table:table-cell office:value-type="float" office:value="1219.219" calcext:value-type="float">
            <text:p>1219.219</text:p>
          </table:table-cell>
          <table:table-cell office:value-type="float" office:value="708.7632" calcext:value-type="float">
            <text:p>708.7632</text:p>
          </table:table-cell>
          <table:table-cell office:value-type="float" office:value="1088.564" calcext:value-type="float">
            <text:p>1088.564</text:p>
          </table:table-cell>
          <table:table-cell office:value-type="float" office:value="409.6425" calcext:value-type="float">
            <text:p>409.6425</text:p>
          </table:table-cell>
          <table:table-cell office:value-type="float" office:value="1817.013" calcext:value-type="float">
            <text:p>1817.013</text:p>
          </table:table-cell>
          <table:table-cell office:value-type="float" office:value="2056.572" calcext:value-type="float">
            <text:p>2056.572</text:p>
          </table:table-cell>
          <table:table-cell office:value-type="float" office:value="1650.382" calcext:value-type="float">
            <text:p>1650.382</text:p>
          </table:table-cell>
          <table:table-cell office:value-type="float" office:value="580.775" calcext:value-type="float">
            <text:p>580.775</text:p>
          </table:table-cell>
          <table:table-cell office:value-type="float" office:value="573.0844" calcext:value-type="float">
            <text:p>573.0844</text:p>
          </table:table-cell>
          <table:table-cell office:value-type="float" office:value="142.3659" calcext:value-type="float">
            <text:p>142.3659</text:p>
          </table:table-cell>
          <table:table-cell office:value-type="float" office:value="35.5534" calcext:value-type="float">
            <text:p>35.5534</text:p>
          </table:table-cell>
          <table:table-cell office:value-type="float" office:value="0" calcext:value-type="float">
            <text:p>0</text:p>
          </table:table-cell>
          <table:table-cell office:value-type="float" office:value="-0.003511998" calcext:value-type="float">
            <text:p>-0.003511998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2.1519" calcext:value-type="float">
            <text:p>-782.1519</text:p>
          </table:table-cell>
          <table:table-cell office:value-type="float" office:value="737.5005" calcext:value-type="float">
            <text:p>737.5005</text:p>
          </table:table-cell>
          <table:table-cell office:value-type="float" office:value="-119.2156" calcext:value-type="float">
            <text:p>-119.2156</text:p>
          </table:table-cell>
          <table:table-cell office:value-type="float" office:value="0" calcext:value-type="float">
            <text:p>0</text:p>
          </table:table-cell>
          <table:table-cell office:value-type="float" office:value="11.43932" calcext:value-type="float">
            <text:p>11.43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6" calcext:value-type="float">
            <text:p>24092006</text:p>
          </table:table-cell>
          <table:table-cell office:value-type="float" office:value="173.6004" calcext:value-type="float">
            <text:p>173.6004</text:p>
          </table:table-cell>
          <table:table-cell office:value-type="float" office:value="12971.96" calcext:value-type="float">
            <text:p>12971.96</text:p>
          </table:table-cell>
          <table:table-cell office:value-type="float" office:value="0" calcext:value-type="float">
            <text:p>0</text:p>
          </table:table-cell>
          <table:table-cell office:value-type="float" office:value="121.1081" calcext:value-type="float">
            <text:p>121.1081</text:p>
          </table:table-cell>
          <table:table-cell office:value-type="float" office:value="-358.7417" calcext:value-type="float">
            <text:p>-358.7417</text:p>
          </table:table-cell>
          <table:table-cell office:value-type="float" office:value="954.462" calcext:value-type="float">
            <text:p>954.462</text:p>
          </table:table-cell>
          <table:table-cell office:value-type="float" office:value="-240.9067" calcext:value-type="float">
            <text:p>-240.9067</text:p>
          </table:table-cell>
          <table:table-cell office:value-type="float" office:value="50.64921" calcext:value-type="float">
            <text:p>50.64921</text:p>
          </table:table-cell>
          <table:table-cell office:value-type="float" office:value="53.94586" calcext:value-type="float">
            <text:p>53.94586</text:p>
          </table:table-cell>
          <table:table-cell office:value-type="float" office:value="0.1653629" calcext:value-type="float">
            <text:p>0.165362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844" calcext:value-type="float">
            <text:p>0.0373884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202746" calcext:value-type="float">
            <text:p>0.5202746</text:p>
          </table:table-cell>
          <table:table-cell office:value-type="float" office:value="370" calcext:value-type="float">
            <text:p>370</text:p>
          </table:table-cell>
          <table:table-cell office:value-type="float" office:value="602.7494" calcext:value-type="float">
            <text:p>602.7494</text:p>
          </table:table-cell>
          <table:table-cell office:value-type="float" office:value="0" calcext:value-type="float">
            <text:p>0</text:p>
          </table:table-cell>
          <table:table-cell office:value-type="float" office:value="340.8381" calcext:value-type="float">
            <text:p>340.8381</text:p>
          </table:table-cell>
          <table:table-cell office:value-type="float" office:value="1116.956" calcext:value-type="float">
            <text:p>1116.956</text:p>
          </table:table-cell>
          <table:table-cell office:value-type="float" office:value="1351.717" calcext:value-type="float">
            <text:p>1351.717</text:p>
          </table:table-cell>
          <table:table-cell office:value-type="float" office:value="1219.258" calcext:value-type="float">
            <text:p>1219.258</text:p>
          </table:table-cell>
          <table:table-cell office:value-type="float" office:value="708.8139" calcext:value-type="float">
            <text:p>708.8139</text:p>
          </table:table-cell>
          <table:table-cell office:value-type="float" office:value="1088.606" calcext:value-type="float">
            <text:p>1088.606</text:p>
          </table:table-cell>
          <table:table-cell office:value-type="float" office:value="409.6966" calcext:value-type="float">
            <text:p>409.6966</text:p>
          </table:table-cell>
          <table:table-cell office:value-type="float" office:value="1817.028" calcext:value-type="float">
            <text:p>1817.028</text:p>
          </table:table-cell>
          <table:table-cell office:value-type="float" office:value="2056.566" calcext:value-type="float">
            <text:p>2056.566</text:p>
          </table:table-cell>
          <table:table-cell office:value-type="float" office:value="1650.37" calcext:value-type="float">
            <text:p>1650.37</text:p>
          </table:table-cell>
          <table:table-cell office:value-type="float" office:value="580.7736" calcext:value-type="float">
            <text:p>580.7736</text:p>
          </table:table-cell>
          <table:table-cell office:value-type="float" office:value="573.0732" calcext:value-type="float">
            <text:p>573.0732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1" calcext:value-type="float">
            <text:p>35.55341</text:p>
          </table:table-cell>
          <table:table-cell office:value-type="float" office:value="0" calcext:value-type="float">
            <text:p>0</text:p>
          </table:table-cell>
          <table:table-cell office:value-type="float" office:value="-0.003513856" calcext:value-type="float">
            <text:p>-0.00351385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2.7148" calcext:value-type="float">
            <text:p>-782.7148</text:p>
          </table:table-cell>
          <table:table-cell office:value-type="float" office:value="736.9376" calcext:value-type="float">
            <text:p>736.9376</text:p>
          </table:table-cell>
          <table:table-cell office:value-type="float" office:value="-119.832" calcext:value-type="float">
            <text:p>-119.832</text:p>
          </table:table-cell>
          <table:table-cell office:value-type="float" office:value="0" calcext:value-type="float">
            <text:p>0</text:p>
          </table:table-cell>
          <table:table-cell office:value-type="float" office:value="11.58372" calcext:value-type="float">
            <text:p>11.5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6" calcext:value-type="float">
            <text:p>25092006</text:p>
          </table:table-cell>
          <table:table-cell office:value-type="float" office:value="173.9358" calcext:value-type="float">
            <text:p>173.9358</text:p>
          </table:table-cell>
          <table:table-cell office:value-type="float" office:value="12971.75" calcext:value-type="float">
            <text:p>12971.75</text:p>
          </table:table-cell>
          <table:table-cell office:value-type="float" office:value="0" calcext:value-type="float">
            <text:p>0</text:p>
          </table:table-cell>
          <table:table-cell office:value-type="float" office:value="121.936" calcext:value-type="float">
            <text:p>121.936</text:p>
          </table:table-cell>
          <table:table-cell office:value-type="float" office:value="-359.8461" calcext:value-type="float">
            <text:p>-359.8461</text:p>
          </table:table-cell>
          <table:table-cell office:value-type="float" office:value="956.7946" calcext:value-type="float">
            <text:p>956.7946</text:p>
          </table:table-cell>
          <table:table-cell office:value-type="float" office:value="-241.4335" calcext:value-type="float">
            <text:p>-241.4335</text:p>
          </table:table-cell>
          <table:table-cell office:value-type="float" office:value="50.8581" calcext:value-type="float">
            <text:p>50.8581</text:p>
          </table:table-cell>
          <table:table-cell office:value-type="float" office:value="53.92286" calcext:value-type="float">
            <text:p>53.92286</text:p>
          </table:table-cell>
          <table:table-cell office:value-type="float" office:value="0.1654511" calcext:value-type="float">
            <text:p>0.165451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8844" calcext:value-type="float">
            <text:p>0.0373884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72254" calcext:value-type="float">
            <text:p>0.5172254</text:p>
          </table:table-cell>
          <table:table-cell office:value-type="float" office:value="370" calcext:value-type="float">
            <text:p>370</text:p>
          </table:table-cell>
          <table:table-cell office:value-type="float" office:value="601.6481" calcext:value-type="float">
            <text:p>601.6481</text:p>
          </table:table-cell>
          <table:table-cell office:value-type="float" office:value="0" calcext:value-type="float">
            <text:p>0</text:p>
          </table:table-cell>
          <table:table-cell office:value-type="float" office:value="340.7832" calcext:value-type="float">
            <text:p>340.7832</text:p>
          </table:table-cell>
          <table:table-cell office:value-type="float" office:value="1117.001" calcext:value-type="float">
            <text:p>1117.001</text:p>
          </table:table-cell>
          <table:table-cell office:value-type="float" office:value="1351.727" calcext:value-type="float">
            <text:p>1351.727</text:p>
          </table:table-cell>
          <table:table-cell office:value-type="float" office:value="1219.291" calcext:value-type="float">
            <text:p>1219.291</text:p>
          </table:table-cell>
          <table:table-cell office:value-type="float" office:value="708.8566" calcext:value-type="float">
            <text:p>708.8566</text:p>
          </table:table-cell>
          <table:table-cell office:value-type="float" office:value="1088.644" calcext:value-type="float">
            <text:p>1088.644</text:p>
          </table:table-cell>
          <table:table-cell office:value-type="float" office:value="409.748" calcext:value-type="float">
            <text:p>409.748</text:p>
          </table:table-cell>
          <table:table-cell office:value-type="float" office:value="1817.041" calcext:value-type="float">
            <text:p>1817.041</text:p>
          </table:table-cell>
          <table:table-cell office:value-type="float" office:value="2056.561" calcext:value-type="float">
            <text:p>2056.561</text:p>
          </table:table-cell>
          <table:table-cell office:value-type="float" office:value="1650.36" calcext:value-type="float">
            <text:p>1650.36</text:p>
          </table:table-cell>
          <table:table-cell office:value-type="float" office:value="580.7721" calcext:value-type="float">
            <text:p>580.7721</text:p>
          </table:table-cell>
          <table:table-cell office:value-type="float" office:value="573.0621" calcext:value-type="float">
            <text:p>573.0621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2" calcext:value-type="float">
            <text:p>35.55342</text:p>
          </table:table-cell>
          <table:table-cell office:value-type="float" office:value="0" calcext:value-type="float">
            <text:p>0</text:p>
          </table:table-cell>
          <table:table-cell office:value-type="float" office:value="-0.003516577" calcext:value-type="float">
            <text:p>-0.003516577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3.2527" calcext:value-type="float">
            <text:p>-783.2527</text:p>
          </table:table-cell>
          <table:table-cell office:value-type="float" office:value="736.3997" calcext:value-type="float">
            <text:p>736.3997</text:p>
          </table:table-cell>
          <table:table-cell office:value-type="float" office:value="-120.4908" calcext:value-type="float">
            <text:p>-120.4908</text:p>
          </table:table-cell>
          <table:table-cell office:value-type="float" office:value="0" calcext:value-type="float">
            <text:p>0</text:p>
          </table:table-cell>
          <table:table-cell office:value-type="float" office:value="11.66429" calcext:value-type="float">
            <text:p>11.66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6" calcext:value-type="float">
            <text:p>26092006</text:p>
          </table:table-cell>
          <table:table-cell office:value-type="float" office:value="174.2136" calcext:value-type="float">
            <text:p>174.2136</text:p>
          </table:table-cell>
          <table:table-cell office:value-type="float" office:value="12971.53" calcext:value-type="float">
            <text:p>12971.53</text:p>
          </table:table-cell>
          <table:table-cell office:value-type="float" office:value="0" calcext:value-type="float">
            <text:p>0</text:p>
          </table:table-cell>
          <table:table-cell office:value-type="float" office:value="122.7526" calcext:value-type="float">
            <text:p>122.7526</text:p>
          </table:table-cell>
          <table:table-cell office:value-type="float" office:value="-361.0296" calcext:value-type="float">
            <text:p>-361.0296</text:p>
          </table:table-cell>
          <table:table-cell office:value-type="float" office:value="959.541" calcext:value-type="float">
            <text:p>959.541</text:p>
          </table:table-cell>
          <table:table-cell office:value-type="float" office:value="-241.9291" calcext:value-type="float">
            <text:p>-241.9291</text:p>
          </table:table-cell>
          <table:table-cell office:value-type="float" office:value="51.08814" calcext:value-type="float">
            <text:p>51.08814</text:p>
          </table:table-cell>
          <table:table-cell office:value-type="float" office:value="53.89392" calcext:value-type="float">
            <text:p>53.89392</text:p>
          </table:table-cell>
          <table:table-cell office:value-type="float" office:value="0.1655481" calcext:value-type="float">
            <text:p>0.165548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68162" calcext:value-type="float">
            <text:p>0.5168162</text:p>
          </table:table-cell>
          <table:table-cell office:value-type="float" office:value="370" calcext:value-type="float">
            <text:p>370</text:p>
          </table:table-cell>
          <table:table-cell office:value-type="float" office:value="600.465" calcext:value-type="float">
            <text:p>600.465</text:p>
          </table:table-cell>
          <table:table-cell office:value-type="float" office:value="0" calcext:value-type="float">
            <text:p>0</text:p>
          </table:table-cell>
          <table:table-cell office:value-type="float" office:value="340.725" calcext:value-type="float">
            <text:p>340.725</text:p>
          </table:table-cell>
          <table:table-cell office:value-type="float" office:value="1117.026" calcext:value-type="float">
            <text:p>1117.026</text:p>
          </table:table-cell>
          <table:table-cell office:value-type="float" office:value="1351.72" calcext:value-type="float">
            <text:p>1351.72</text:p>
          </table:table-cell>
          <table:table-cell office:value-type="float" office:value="1219.314" calcext:value-type="float">
            <text:p>1219.314</text:p>
          </table:table-cell>
          <table:table-cell office:value-type="float" office:value="708.8884" calcext:value-type="float">
            <text:p>708.8884</text:p>
          </table:table-cell>
          <table:table-cell office:value-type="float" office:value="1088.678" calcext:value-type="float">
            <text:p>1088.678</text:p>
          </table:table-cell>
          <table:table-cell office:value-type="float" office:value="409.7974" calcext:value-type="float">
            <text:p>409.7974</text:p>
          </table:table-cell>
          <table:table-cell office:value-type="float" office:value="1817.053" calcext:value-type="float">
            <text:p>1817.053</text:p>
          </table:table-cell>
          <table:table-cell office:value-type="float" office:value="2056.556" calcext:value-type="float">
            <text:p>2056.556</text:p>
          </table:table-cell>
          <table:table-cell office:value-type="float" office:value="1650.35" calcext:value-type="float">
            <text:p>1650.35</text:p>
          </table:table-cell>
          <table:table-cell office:value-type="float" office:value="580.7705" calcext:value-type="float">
            <text:p>580.7705</text:p>
          </table:table-cell>
          <table:table-cell office:value-type="float" office:value="573.0508" calcext:value-type="float">
            <text:p>573.0508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3" calcext:value-type="float">
            <text:p>35.55343</text:p>
          </table:table-cell>
          <table:table-cell office:value-type="float" office:value="0" calcext:value-type="float">
            <text:p>0</text:p>
          </table:table-cell>
          <table:table-cell office:value-type="float" office:value="-0.003520923" calcext:value-type="float">
            <text:p>-0.00352092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3.7578" calcext:value-type="float">
            <text:p>-783.7578</text:p>
          </table:table-cell>
          <table:table-cell office:value-type="float" office:value="735.8945" calcext:value-type="float">
            <text:p>735.8945</text:p>
          </table:table-cell>
          <table:table-cell office:value-type="float" office:value="-121.2071" calcext:value-type="float">
            <text:p>-121.2071</text:p>
          </table:table-cell>
          <table:table-cell office:value-type="float" office:value="0" calcext:value-type="float">
            <text:p>0</text:p>
          </table:table-cell>
          <table:table-cell office:value-type="float" office:value="11.68973" calcext:value-type="float">
            <text:p>11.6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6" calcext:value-type="float">
            <text:p>27092006</text:p>
          </table:table-cell>
          <table:table-cell office:value-type="float" office:value="174.5364" calcext:value-type="float">
            <text:p>174.5364</text:p>
          </table:table-cell>
          <table:table-cell office:value-type="float" office:value="12971.32" calcext:value-type="float">
            <text:p>12971.32</text:p>
          </table:table-cell>
          <table:table-cell office:value-type="float" office:value="0" calcext:value-type="float">
            <text:p>0</text:p>
          </table:table-cell>
          <table:table-cell office:value-type="float" office:value="123.554" calcext:value-type="float">
            <text:p>123.554</text:p>
          </table:table-cell>
          <table:table-cell office:value-type="float" office:value="-362.1357" calcext:value-type="float">
            <text:p>-362.1357</text:p>
          </table:table-cell>
          <table:table-cell office:value-type="float" office:value="962.0303" calcext:value-type="float">
            <text:p>962.0303</text:p>
          </table:table-cell>
          <table:table-cell office:value-type="float" office:value="-242.4042" calcext:value-type="float">
            <text:p>-242.4042</text:p>
          </table:table-cell>
          <table:table-cell office:value-type="float" office:value="51.28534" calcext:value-type="float">
            <text:p>51.28534</text:p>
          </table:table-cell>
          <table:table-cell office:value-type="float" office:value="53.87294" calcext:value-type="float">
            <text:p>53.87294</text:p>
          </table:table-cell>
          <table:table-cell office:value-type="float" office:value="0.1656485" calcext:value-type="float">
            <text:p>0.165648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68162" calcext:value-type="float">
            <text:p>0.5168162</text:p>
          </table:table-cell>
          <table:table-cell office:value-type="float" office:value="370" calcext:value-type="float">
            <text:p>370</text:p>
          </table:table-cell>
          <table:table-cell office:value-type="float" office:value="599.3591" calcext:value-type="float">
            <text:p>599.3591</text:p>
          </table:table-cell>
          <table:table-cell office:value-type="float" office:value="0" calcext:value-type="float">
            <text:p>0</text:p>
          </table:table-cell>
          <table:table-cell office:value-type="float" office:value="340.6809" calcext:value-type="float">
            <text:p>340.6809</text:p>
          </table:table-cell>
          <table:table-cell office:value-type="float" office:value="1117.079" calcext:value-type="float">
            <text:p>1117.079</text:p>
          </table:table-cell>
          <table:table-cell office:value-type="float" office:value="1351.729" calcext:value-type="float">
            <text:p>1351.729</text:p>
          </table:table-cell>
          <table:table-cell office:value-type="float" office:value="1219.341" calcext:value-type="float">
            <text:p>1219.341</text:p>
          </table:table-cell>
          <table:table-cell office:value-type="float" office:value="708.9195" calcext:value-type="float">
            <text:p>708.9195</text:p>
          </table:table-cell>
          <table:table-cell office:value-type="float" office:value="1088.71" calcext:value-type="float">
            <text:p>1088.71</text:p>
          </table:table-cell>
          <table:table-cell office:value-type="float" office:value="409.8451" calcext:value-type="float">
            <text:p>409.8451</text:p>
          </table:table-cell>
          <table:table-cell office:value-type="float" office:value="1817.065" calcext:value-type="float">
            <text:p>1817.065</text:p>
          </table:table-cell>
          <table:table-cell office:value-type="float" office:value="2056.551" calcext:value-type="float">
            <text:p>2056.551</text:p>
          </table:table-cell>
          <table:table-cell office:value-type="float" office:value="1650.34" calcext:value-type="float">
            <text:p>1650.34</text:p>
          </table:table-cell>
          <table:table-cell office:value-type="float" office:value="580.7689" calcext:value-type="float">
            <text:p>580.7689</text:p>
          </table:table-cell>
          <table:table-cell office:value-type="float" office:value="573.0395" calcext:value-type="float">
            <text:p>573.0395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3" calcext:value-type="float">
            <text:p>35.55343</text:p>
          </table:table-cell>
          <table:table-cell office:value-type="float" office:value="0" calcext:value-type="float">
            <text:p>0</text:p>
          </table:table-cell>
          <table:table-cell office:value-type="float" office:value="-0.003523026" calcext:value-type="float">
            <text:p>-0.00352302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4.2465" calcext:value-type="float">
            <text:p>-784.2465</text:p>
          </table:table-cell>
          <table:table-cell office:value-type="float" office:value="735.4059" calcext:value-type="float">
            <text:p>735.4059</text:p>
          </table:table-cell>
          <table:table-cell office:value-type="float" office:value="-121.8492" calcext:value-type="float">
            <text:p>-121.8492</text:p>
          </table:table-cell>
          <table:table-cell office:value-type="float" office:value="0" calcext:value-type="float">
            <text:p>0</text:p>
          </table:table-cell>
          <table:table-cell office:value-type="float" office:value="11.69863" calcext:value-type="float">
            <text:p>11.6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6" calcext:value-type="float">
            <text:p>28092006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12971.14" calcext:value-type="float">
            <text:p>12971.14</text:p>
          </table:table-cell>
          <table:table-cell office:value-type="float" office:value="0" calcext:value-type="float">
            <text:p>0</text:p>
          </table:table-cell>
          <table:table-cell office:value-type="float" office:value="124.3404" calcext:value-type="float">
            <text:p>124.3404</text:p>
          </table:table-cell>
          <table:table-cell office:value-type="float" office:value="-363.2285" calcext:value-type="float">
            <text:p>-363.2285</text:p>
          </table:table-cell>
          <table:table-cell office:value-type="float" office:value="964.5558" calcext:value-type="float">
            <text:p>964.5558</text:p>
          </table:table-cell>
          <table:table-cell office:value-type="float" office:value="-242.8666" calcext:value-type="float">
            <text:p>-242.8666</text:p>
          </table:table-cell>
          <table:table-cell office:value-type="float" office:value="51.4646" calcext:value-type="float">
            <text:p>51.4646</text:p>
          </table:table-cell>
          <table:table-cell office:value-type="float" office:value="53.85078" calcext:value-type="float">
            <text:p>53.85078</text:p>
          </table:table-cell>
          <table:table-cell office:value-type="float" office:value="0.1657574" calcext:value-type="float">
            <text:p>0.165757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68162" calcext:value-type="float">
            <text:p>0.5168162</text:p>
          </table:table-cell>
          <table:table-cell office:value-type="float" office:value="370" calcext:value-type="float">
            <text:p>370</text:p>
          </table:table-cell>
          <table:table-cell office:value-type="float" office:value="598.2664" calcext:value-type="float">
            <text:p>598.2664</text:p>
          </table:table-cell>
          <table:table-cell office:value-type="float" office:value="0" calcext:value-type="float">
            <text:p>0</text:p>
          </table:table-cell>
          <table:table-cell office:value-type="float" office:value="340.6395" calcext:value-type="float">
            <text:p>340.6395</text:p>
          </table:table-cell>
          <table:table-cell office:value-type="float" office:value="1117.138" calcext:value-type="float">
            <text:p>1117.138</text:p>
          </table:table-cell>
          <table:table-cell office:value-type="float" office:value="1351.751" calcext:value-type="float">
            <text:p>1351.751</text:p>
          </table:table-cell>
          <table:table-cell office:value-type="float" office:value="1219.378" calcext:value-type="float">
            <text:p>1219.378</text:p>
          </table:table-cell>
          <table:table-cell office:value-type="float" office:value="708.9587" calcext:value-type="float">
            <text:p>708.9587</text:p>
          </table:table-cell>
          <table:table-cell office:value-type="float" office:value="1088.745" calcext:value-type="float">
            <text:p>1088.745</text:p>
          </table:table-cell>
          <table:table-cell office:value-type="float" office:value="409.8936" calcext:value-type="float">
            <text:p>409.8936</text:p>
          </table:table-cell>
          <table:table-cell office:value-type="float" office:value="1817.075" calcext:value-type="float">
            <text:p>1817.075</text:p>
          </table:table-cell>
          <table:table-cell office:value-type="float" office:value="2056.545" calcext:value-type="float">
            <text:p>2056.545</text:p>
          </table:table-cell>
          <table:table-cell office:value-type="float" office:value="1650.329" calcext:value-type="float">
            <text:p>1650.329</text:p>
          </table:table-cell>
          <table:table-cell office:value-type="float" office:value="580.767" calcext:value-type="float">
            <text:p>580.767</text:p>
          </table:table-cell>
          <table:table-cell office:value-type="float" office:value="573.0281" calcext:value-type="float">
            <text:p>573.0281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3" calcext:value-type="float">
            <text:p>35.55343</text:p>
          </table:table-cell>
          <table:table-cell office:value-type="float" office:value="0" calcext:value-type="float">
            <text:p>0</text:p>
          </table:table-cell>
          <table:table-cell office:value-type="float" office:value="-0.0035242" calcext:value-type="float">
            <text:p>-0.0035242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4.7153" calcext:value-type="float">
            <text:p>-784.7153</text:p>
          </table:table-cell>
          <table:table-cell office:value-type="float" office:value="734.937" calcext:value-type="float">
            <text:p>734.937</text:p>
          </table:table-cell>
          <table:table-cell office:value-type="float" office:value="-122.4419" calcext:value-type="float">
            <text:p>-122.4419</text:p>
          </table:table-cell>
          <table:table-cell office:value-type="float" office:value="0" calcext:value-type="float">
            <text:p>0</text:p>
          </table:table-cell>
          <table:table-cell office:value-type="float" office:value="11.65821" calcext:value-type="float">
            <text:p>11.65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6" calcext:value-type="float">
            <text:p>29092006</text:p>
          </table:table-cell>
          <table:table-cell office:value-type="float" office:value="175.1466" calcext:value-type="float">
            <text:p>175.1466</text:p>
          </table:table-cell>
          <table:table-cell office:value-type="float" office:value="12970.96" calcext:value-type="float">
            <text:p>12970.96</text:p>
          </table:table-cell>
          <table:table-cell office:value-type="float" office:value="0" calcext:value-type="float">
            <text:p>0</text:p>
          </table:table-cell>
          <table:table-cell office:value-type="float" office:value="125.1161" calcext:value-type="float">
            <text:p>125.1161</text:p>
          </table:table-cell>
          <table:table-cell office:value-type="float" office:value="-364.3935" calcext:value-type="float">
            <text:p>-364.3935</text:p>
          </table:table-cell>
          <table:table-cell office:value-type="float" office:value="966.7475" calcext:value-type="float">
            <text:p>966.7475</text:p>
          </table:table-cell>
          <table:table-cell office:value-type="float" office:value="-243.3245" calcext:value-type="float">
            <text:p>-243.3245</text:p>
          </table:table-cell>
          <table:table-cell office:value-type="float" office:value="51.67338" calcext:value-type="float">
            <text:p>51.67338</text:p>
          </table:table-cell>
          <table:table-cell office:value-type="float" office:value="53.81452" calcext:value-type="float">
            <text:p>53.81452</text:p>
          </table:table-cell>
          <table:table-cell office:value-type="float" office:value="0.165873" calcext:value-type="float">
            <text:p>0.16587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42387" calcext:value-type="float">
            <text:p>0.5142387</text:p>
          </table:table-cell>
          <table:table-cell office:value-type="float" office:value="370" calcext:value-type="float">
            <text:p>370</text:p>
          </table:table-cell>
          <table:table-cell office:value-type="float" office:value="597.1041" calcext:value-type="float">
            <text:p>597.1041</text:p>
          </table:table-cell>
          <table:table-cell office:value-type="float" office:value="0" calcext:value-type="float">
            <text:p>0</text:p>
          </table:table-cell>
          <table:table-cell office:value-type="float" office:value="340.5897" calcext:value-type="float">
            <text:p>340.5897</text:p>
          </table:table-cell>
          <table:table-cell office:value-type="float" office:value="1117.172" calcext:value-type="float">
            <text:p>1117.172</text:p>
          </table:table-cell>
          <table:table-cell office:value-type="float" office:value="1351.755" calcext:value-type="float">
            <text:p>1351.755</text:p>
          </table:table-cell>
          <table:table-cell office:value-type="float" office:value="1219.405" calcext:value-type="float">
            <text:p>1219.405</text:p>
          </table:table-cell>
          <table:table-cell office:value-type="float" office:value="708.9932" calcext:value-type="float">
            <text:p>708.9932</text:p>
          </table:table-cell>
          <table:table-cell office:value-type="float" office:value="1088.778" calcext:value-type="float">
            <text:p>1088.778</text:p>
          </table:table-cell>
          <table:table-cell office:value-type="float" office:value="409.9419" calcext:value-type="float">
            <text:p>409.9419</text:p>
          </table:table-cell>
          <table:table-cell office:value-type="float" office:value="1817.095" calcext:value-type="float">
            <text:p>1817.095</text:p>
          </table:table-cell>
          <table:table-cell office:value-type="float" office:value="2056.539" calcext:value-type="float">
            <text:p>2056.539</text:p>
          </table:table-cell>
          <table:table-cell office:value-type="float" office:value="1650.319" calcext:value-type="float">
            <text:p>1650.319</text:p>
          </table:table-cell>
          <table:table-cell office:value-type="float" office:value="580.7652" calcext:value-type="float">
            <text:p>580.7652</text:p>
          </table:table-cell>
          <table:table-cell office:value-type="float" office:value="573.0166" calcext:value-type="float">
            <text:p>573.0166</text:p>
          </table:table-cell>
          <table:table-cell office:value-type="float" office:value="142.3658" calcext:value-type="float">
            <text:p>142.3658</text:p>
          </table:table-cell>
          <table:table-cell office:value-type="float" office:value="35.55343" calcext:value-type="float">
            <text:p>35.55343</text:p>
          </table:table-cell>
          <table:table-cell office:value-type="float" office:value="0" calcext:value-type="float">
            <text:p>0</text:p>
          </table:table-cell>
          <table:table-cell office:value-type="float" office:value="-0.003526084" calcext:value-type="float">
            <text:p>-0.003526084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5.1808" calcext:value-type="float">
            <text:p>-785.1808</text:p>
          </table:table-cell>
          <table:table-cell office:value-type="float" office:value="734.4715" calcext:value-type="float">
            <text:p>734.4715</text:p>
          </table:table-cell>
          <table:table-cell office:value-type="float" office:value="-123.0993" calcext:value-type="float">
            <text:p>-123.0993</text:p>
          </table:table-cell>
          <table:table-cell office:value-type="float" office:value="0" calcext:value-type="float">
            <text:p>0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6" calcext:value-type="float">
            <text:p>30092006</text:p>
          </table:table-cell>
          <table:table-cell office:value-type="float" office:value="175.331" calcext:value-type="float">
            <text:p>175.331</text:p>
          </table:table-cell>
          <table:table-cell office:value-type="float" office:value="12970.75" calcext:value-type="float">
            <text:p>12970.75</text:p>
          </table:table-cell>
          <table:table-cell office:value-type="float" office:value="0" calcext:value-type="float">
            <text:p>0</text:p>
          </table:table-cell>
          <table:table-cell office:value-type="float" office:value="125.8829" calcext:value-type="float">
            <text:p>125.8829</text:p>
          </table:table-cell>
          <table:table-cell office:value-type="float" office:value="-365.6707" calcext:value-type="float">
            <text:p>-365.6707</text:p>
          </table:table-cell>
          <table:table-cell office:value-type="float" office:value="969.3572" calcext:value-type="float">
            <text:p>969.3572</text:p>
          </table:table-cell>
          <table:table-cell office:value-type="float" office:value="-243.7807" calcext:value-type="float">
            <text:p>-243.7807</text:p>
          </table:table-cell>
          <table:table-cell office:value-type="float" office:value="51.91841" calcext:value-type="float">
            <text:p>51.91841</text:p>
          </table:table-cell>
          <table:table-cell office:value-type="float" office:value="53.76596" calcext:value-type="float">
            <text:p>53.76596</text:p>
          </table:table-cell>
          <table:table-cell office:value-type="float" office:value="0.1659969" calcext:value-type="float">
            <text:p>0.165996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10941" calcext:value-type="float">
            <text:p>0.510941</text:p>
          </table:table-cell>
          <table:table-cell office:value-type="float" office:value="370" calcext:value-type="float">
            <text:p>370</text:p>
          </table:table-cell>
          <table:table-cell office:value-type="float" office:value="595.8303" calcext:value-type="float">
            <text:p>595.8303</text:p>
          </table:table-cell>
          <table:table-cell office:value-type="float" office:value="0" calcext:value-type="float">
            <text:p>0</text:p>
          </table:table-cell>
          <table:table-cell office:value-type="float" office:value="340.5336" calcext:value-type="float">
            <text:p>340.5336</text:p>
          </table:table-cell>
          <table:table-cell office:value-type="float" office:value="1117.179" calcext:value-type="float">
            <text:p>1117.179</text:p>
          </table:table-cell>
          <table:table-cell office:value-type="float" office:value="1351.735" calcext:value-type="float">
            <text:p>1351.735</text:p>
          </table:table-cell>
          <table:table-cell office:value-type="float" office:value="1219.417" calcext:value-type="float">
            <text:p>1219.417</text:p>
          </table:table-cell>
          <table:table-cell office:value-type="float" office:value="709.0154" calcext:value-type="float">
            <text:p>709.0154</text:p>
          </table:table-cell>
          <table:table-cell office:value-type="float" office:value="1088.806" calcext:value-type="float">
            <text:p>1088.806</text:p>
          </table:table-cell>
          <table:table-cell office:value-type="float" office:value="409.9857" calcext:value-type="float">
            <text:p>409.9857</text:p>
          </table:table-cell>
          <table:table-cell office:value-type="float" office:value="1817.113" calcext:value-type="float">
            <text:p>1817.113</text:p>
          </table:table-cell>
          <table:table-cell office:value-type="float" office:value="2056.533" calcext:value-type="float">
            <text:p>2056.533</text:p>
          </table:table-cell>
          <table:table-cell office:value-type="float" office:value="1650.308" calcext:value-type="float">
            <text:p>1650.308</text:p>
          </table:table-cell>
          <table:table-cell office:value-type="float" office:value="580.7632" calcext:value-type="float">
            <text:p>580.7632</text:p>
          </table:table-cell>
          <table:table-cell office:value-type="float" office:value="573.0051" calcext:value-type="float">
            <text:p>573.0051</text:p>
          </table:table-cell>
          <table:table-cell office:value-type="float" office:value="142.3657" calcext:value-type="float">
            <text:p>142.3657</text:p>
          </table:table-cell>
          <table:table-cell office:value-type="float" office:value="35.55347" calcext:value-type="float">
            <text:p>35.55347</text:p>
          </table:table-cell>
          <table:table-cell office:value-type="float" office:value="0" calcext:value-type="float">
            <text:p>0</text:p>
          </table:table-cell>
          <table:table-cell office:value-type="float" office:value="-0.003530016" calcext:value-type="float">
            <text:p>-0.00353001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5.6393" calcext:value-type="float">
            <text:p>-785.6393</text:p>
          </table:table-cell>
          <table:table-cell office:value-type="float" office:value="734.013" calcext:value-type="float">
            <text:p>734.013</text:p>
          </table:table-cell>
          <table:table-cell office:value-type="float" office:value="-123.8509" calcext:value-type="float">
            <text:p>-123.8509</text:p>
          </table:table-cell>
          <table:table-cell office:value-type="float" office:value="0" calcext:value-type="float">
            <text:p>0</text:p>
          </table:table-cell>
          <table:table-cell office:value-type="float" office:value="11.54123" calcext:value-type="float">
            <text:p>11.5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6" calcext:value-type="float">
            <text:p>1102006</text:p>
          </table:table-cell>
          <table:table-cell office:value-type="float" office:value="175.4108" calcext:value-type="float">
            <text:p>175.4108</text:p>
          </table:table-cell>
          <table:table-cell office:value-type="float" office:value="12970.5" calcext:value-type="float">
            <text:p>12970.5</text:p>
          </table:table-cell>
          <table:table-cell office:value-type="float" office:value="0" calcext:value-type="float">
            <text:p>0</text:p>
          </table:table-cell>
          <table:table-cell office:value-type="float" office:value="126.6417" calcext:value-type="float">
            <text:p>126.6417</text:p>
          </table:table-cell>
          <table:table-cell office:value-type="float" office:value="-367.0901" calcext:value-type="float">
            <text:p>-367.0901</text:p>
          </table:table-cell>
          <table:table-cell office:value-type="float" office:value="972.2386" calcext:value-type="float">
            <text:p>972.2386</text:p>
          </table:table-cell>
          <table:table-cell office:value-type="float" office:value="-244.2362" calcext:value-type="float">
            <text:p>-244.2362</text:p>
          </table:table-cell>
          <table:table-cell office:value-type="float" office:value="52.20446" calcext:value-type="float">
            <text:p>52.20446</text:p>
          </table:table-cell>
          <table:table-cell office:value-type="float" office:value="53.70305" calcext:value-type="float">
            <text:p>53.70305</text:p>
          </table:table-cell>
          <table:table-cell office:value-type="float" office:value="0.1661301" calcext:value-type="float">
            <text:p>0.166130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8806" calcext:value-type="float">
            <text:p>0.5078806</text:p>
          </table:table-cell>
          <table:table-cell office:value-type="float" office:value="370" calcext:value-type="float">
            <text:p>370</text:p>
          </table:table-cell>
          <table:table-cell office:value-type="float" office:value="594.4142" calcext:value-type="float">
            <text:p>594.4142</text:p>
          </table:table-cell>
          <table:table-cell office:value-type="float" office:value="0" calcext:value-type="float">
            <text:p>0</text:p>
          </table:table-cell>
          <table:table-cell office:value-type="float" office:value="340.4689" calcext:value-type="float">
            <text:p>340.4689</text:p>
          </table:table-cell>
          <table:table-cell office:value-type="float" office:value="1117.144" calcext:value-type="float">
            <text:p>1117.144</text:p>
          </table:table-cell>
          <table:table-cell office:value-type="float" office:value="1351.686" calcext:value-type="float">
            <text:p>1351.686</text:p>
          </table:table-cell>
          <table:table-cell office:value-type="float" office:value="1219.41" calcext:value-type="float">
            <text:p>1219.41</text:p>
          </table:table-cell>
          <table:table-cell office:value-type="float" office:value="709.027" calcext:value-type="float">
            <text:p>709.027</text:p>
          </table:table-cell>
          <table:table-cell office:value-type="float" office:value="1088.829" calcext:value-type="float">
            <text:p>1088.829</text:p>
          </table:table-cell>
          <table:table-cell office:value-type="float" office:value="410.0266" calcext:value-type="float">
            <text:p>410.0266</text:p>
          </table:table-cell>
          <table:table-cell office:value-type="float" office:value="1817.121" calcext:value-type="float">
            <text:p>1817.121</text:p>
          </table:table-cell>
          <table:table-cell office:value-type="float" office:value="2056.526" calcext:value-type="float">
            <text:p>2056.526</text:p>
          </table:table-cell>
          <table:table-cell office:value-type="float" office:value="1650.298" calcext:value-type="float">
            <text:p>1650.298</text:p>
          </table:table-cell>
          <table:table-cell office:value-type="float" office:value="580.761" calcext:value-type="float">
            <text:p>580.761</text:p>
          </table:table-cell>
          <table:table-cell office:value-type="float" office:value="572.9936" calcext:value-type="float">
            <text:p>572.9936</text:p>
          </table:table-cell>
          <table:table-cell office:value-type="float" office:value="142.3657" calcext:value-type="float">
            <text:p>142.3657</text:p>
          </table:table-cell>
          <table:table-cell office:value-type="float" office:value="35.5535" calcext:value-type="float">
            <text:p>35.5535</text:p>
          </table:table-cell>
          <table:table-cell office:value-type="float" office:value="0" calcext:value-type="float">
            <text:p>0</text:p>
          </table:table-cell>
          <table:table-cell office:value-type="float" office:value="-0.00353853" calcext:value-type="float">
            <text:p>-0.00353853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6.0956" calcext:value-type="float">
            <text:p>-786.0956</text:p>
          </table:table-cell>
          <table:table-cell office:value-type="float" office:value="733.5567" calcext:value-type="float">
            <text:p>733.5567</text:p>
          </table:table-cell>
          <table:table-cell office:value-type="float" office:value="-124.7227" calcext:value-type="float">
            <text:p>-124.7227</text:p>
          </table:table-cell>
          <table:table-cell office:value-type="float" office:value="0" calcext:value-type="float">
            <text:p>0</text:p>
          </table:table-cell>
          <table:table-cell office:value-type="float" office:value="11.45161" calcext:value-type="float">
            <text:p>11.45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6" calcext:value-type="float">
            <text:p>2102006</text:p>
          </table:table-cell>
          <table:table-cell office:value-type="float" office:value="175.4288" calcext:value-type="float">
            <text:p>175.4288</text:p>
          </table:table-cell>
          <table:table-cell office:value-type="float" office:value="12970.25" calcext:value-type="float">
            <text:p>12970.25</text:p>
          </table:table-cell>
          <table:table-cell office:value-type="float" office:value="0" calcext:value-type="float">
            <text:p>0</text:p>
          </table:table-cell>
          <table:table-cell office:value-type="float" office:value="127.391" calcext:value-type="float">
            <text:p>127.391</text:p>
          </table:table-cell>
          <table:table-cell office:value-type="float" office:value="-368.6036" calcext:value-type="float">
            <text:p>-368.6036</text:p>
          </table:table-cell>
          <table:table-cell office:value-type="float" office:value="975.6917" calcext:value-type="float">
            <text:p>975.6917</text:p>
          </table:table-cell>
          <table:table-cell office:value-type="float" office:value="-244.6894" calcext:value-type="float">
            <text:p>-244.6894</text:p>
          </table:table-cell>
          <table:table-cell office:value-type="float" office:value="52.50827" calcext:value-type="float">
            <text:p>52.50827</text:p>
          </table:table-cell>
          <table:table-cell office:value-type="float" office:value="53.63496" calcext:value-type="float">
            <text:p>53.63496</text:p>
          </table:table-cell>
          <table:table-cell office:value-type="float" office:value="0.1662762" calcext:value-type="float">
            <text:p>0.166276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2146" calcext:value-type="float">
            <text:p>0.5072146</text:p>
          </table:table-cell>
          <table:table-cell office:value-type="float" office:value="370" calcext:value-type="float">
            <text:p>370</text:p>
          </table:table-cell>
          <table:table-cell office:value-type="float" office:value="592.9014" calcext:value-type="float">
            <text:p>592.9014</text:p>
          </table:table-cell>
          <table:table-cell office:value-type="float" office:value="0" calcext:value-type="float">
            <text:p>0</text:p>
          </table:table-cell>
          <table:table-cell office:value-type="float" office:value="340.404" calcext:value-type="float">
            <text:p>340.404</text:p>
          </table:table-cell>
          <table:table-cell office:value-type="float" office:value="1117.092" calcext:value-type="float">
            <text:p>1117.092</text:p>
          </table:table-cell>
          <table:table-cell office:value-type="float" office:value="1351.615" calcext:value-type="float">
            <text:p>1351.615</text:p>
          </table:table-cell>
          <table:table-cell office:value-type="float" office:value="1219.391" calcext:value-type="float">
            <text:p>1219.391</text:p>
          </table:table-cell>
          <table:table-cell office:value-type="float" office:value="709.03" calcext:value-type="float">
            <text:p>709.03</text:p>
          </table:table-cell>
          <table:table-cell office:value-type="float" office:value="1088.847" calcext:value-type="float">
            <text:p>1088.847</text:p>
          </table:table-cell>
          <table:table-cell office:value-type="float" office:value="410.0648" calcext:value-type="float">
            <text:p>410.0648</text:p>
          </table:table-cell>
          <table:table-cell office:value-type="float" office:value="1817.127" calcext:value-type="float">
            <text:p>1817.127</text:p>
          </table:table-cell>
          <table:table-cell office:value-type="float" office:value="2056.518" calcext:value-type="float">
            <text:p>2056.518</text:p>
          </table:table-cell>
          <table:table-cell office:value-type="float" office:value="1650.287" calcext:value-type="float">
            <text:p>1650.287</text:p>
          </table:table-cell>
          <table:table-cell office:value-type="float" office:value="580.7589" calcext:value-type="float">
            <text:p>580.7589</text:p>
          </table:table-cell>
          <table:table-cell office:value-type="float" office:value="572.9821" calcext:value-type="float">
            <text:p>572.9821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2" calcext:value-type="float">
            <text:p>35.55352</text:p>
          </table:table-cell>
          <table:table-cell office:value-type="float" office:value="0" calcext:value-type="float">
            <text:p>0</text:p>
          </table:table-cell>
          <table:table-cell office:value-type="float" office:value="-0.003548912" calcext:value-type="float">
            <text:p>-0.003548912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6.5471" calcext:value-type="float">
            <text:p>-786.5471</text:p>
          </table:table-cell>
          <table:table-cell office:value-type="float" office:value="733.1052" calcext:value-type="float">
            <text:p>733.1052</text:p>
          </table:table-cell>
          <table:table-cell office:value-type="float" office:value="-125.6657" calcext:value-type="float">
            <text:p>-125.6657</text:p>
          </table:table-cell>
          <table:table-cell office:value-type="float" office:value="0" calcext:value-type="float">
            <text:p>0</text:p>
          </table:table-cell>
          <table:table-cell office:value-type="float" office:value="11.33515" calcext:value-type="float">
            <text:p>11.3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6" calcext:value-type="float">
            <text:p>3102006</text:p>
          </table:table-cell>
          <table:table-cell office:value-type="float" office:value="175.4082" calcext:value-type="float">
            <text:p>175.4082</text:p>
          </table:table-cell>
          <table:table-cell office:value-type="float" office:value="12969.98" calcext:value-type="float">
            <text:p>12969.98</text:p>
          </table:table-cell>
          <table:table-cell office:value-type="float" office:value="0" calcext:value-type="float">
            <text:p>0</text:p>
          </table:table-cell>
          <table:table-cell office:value-type="float" office:value="128.1297" calcext:value-type="float">
            <text:p>128.1297</text:p>
          </table:table-cell>
          <table:table-cell office:value-type="float" office:value="-370.1617" calcext:value-type="float">
            <text:p>-370.1617</text:p>
          </table:table-cell>
          <table:table-cell office:value-type="float" office:value="979.4122" calcext:value-type="float">
            <text:p>979.4122</text:p>
          </table:table-cell>
          <table:table-cell office:value-type="float" office:value="-245.1397" calcext:value-type="float">
            <text:p>-245.1397</text:p>
          </table:table-cell>
          <table:table-cell office:value-type="float" office:value="52.81776" calcext:value-type="float">
            <text:p>52.81776</text:p>
          </table:table-cell>
          <table:table-cell office:value-type="float" office:value="53.56022" calcext:value-type="float">
            <text:p>53.56022</text:p>
          </table:table-cell>
          <table:table-cell office:value-type="float" office:value="0.1664371" calcext:value-type="float">
            <text:p>0.166437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2146" calcext:value-type="float">
            <text:p>0.5072146</text:p>
          </table:table-cell>
          <table:table-cell office:value-type="float" office:value="370" calcext:value-type="float">
            <text:p>370</text:p>
          </table:table-cell>
          <table:table-cell office:value-type="float" office:value="591.3434" calcext:value-type="float">
            <text:p>591.3434</text:p>
          </table:table-cell>
          <table:table-cell office:value-type="float" office:value="0" calcext:value-type="float">
            <text:p>0</text:p>
          </table:table-cell>
          <table:table-cell office:value-type="float" office:value="340.3402" calcext:value-type="float">
            <text:p>340.3402</text:p>
          </table:table-cell>
          <table:table-cell office:value-type="float" office:value="1117.032" calcext:value-type="float">
            <text:p>1117.032</text:p>
          </table:table-cell>
          <table:table-cell office:value-type="float" office:value="1351.537" calcext:value-type="float">
            <text:p>1351.537</text:p>
          </table:table-cell>
          <table:table-cell office:value-type="float" office:value="1219.366" calcext:value-type="float">
            <text:p>1219.366</text:p>
          </table:table-cell>
          <table:table-cell office:value-type="float" office:value="709.0273" calcext:value-type="float">
            <text:p>709.0273</text:p>
          </table:table-cell>
          <table:table-cell office:value-type="float" office:value="1088.86" calcext:value-type="float">
            <text:p>1088.86</text:p>
          </table:table-cell>
          <table:table-cell office:value-type="float" office:value="410.1005" calcext:value-type="float">
            <text:p>410.1005</text:p>
          </table:table-cell>
          <table:table-cell office:value-type="float" office:value="1817.131" calcext:value-type="float">
            <text:p>1817.131</text:p>
          </table:table-cell>
          <table:table-cell office:value-type="float" office:value="2056.51" calcext:value-type="float">
            <text:p>2056.51</text:p>
          </table:table-cell>
          <table:table-cell office:value-type="float" office:value="1650.276" calcext:value-type="float">
            <text:p>1650.276</text:p>
          </table:table-cell>
          <table:table-cell office:value-type="float" office:value="580.7566" calcext:value-type="float">
            <text:p>580.7566</text:p>
          </table:table-cell>
          <table:table-cell office:value-type="float" office:value="572.9705" calcext:value-type="float">
            <text:p>572.9705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1" calcext:value-type="float">
            <text:p>35.55351</text:p>
          </table:table-cell>
          <table:table-cell office:value-type="float" office:value="0" calcext:value-type="float">
            <text:p>0</text:p>
          </table:table-cell>
          <table:table-cell office:value-type="float" office:value="-0.003559901" calcext:value-type="float">
            <text:p>-0.003559901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6.9963" calcext:value-type="float">
            <text:p>-786.9963</text:p>
          </table:table-cell>
          <table:table-cell office:value-type="float" office:value="732.6561" calcext:value-type="float">
            <text:p>732.6561</text:p>
          </table:table-cell>
          <table:table-cell office:value-type="float" office:value="-126.645" calcext:value-type="float">
            <text:p>-126.645</text:p>
          </table:table-cell>
          <table:table-cell office:value-type="float" office:value="0" calcext:value-type="float">
            <text:p>0</text:p>
          </table:table-cell>
          <table:table-cell office:value-type="float" office:value="11.20486" calcext:value-type="float">
            <text:p>11.2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6" calcext:value-type="float">
            <text:p>4102006</text:p>
          </table:table-cell>
          <table:table-cell office:value-type="float" office:value="175.5233" calcext:value-type="float">
            <text:p>175.5233</text:p>
          </table:table-cell>
          <table:table-cell office:value-type="float" office:value="12969.74" calcext:value-type="float">
            <text:p>12969.74</text:p>
          </table:table-cell>
          <table:table-cell office:value-type="float" office:value="0" calcext:value-type="float">
            <text:p>0</text:p>
          </table:table-cell>
          <table:table-cell office:value-type="float" office:value="128.8526" calcext:value-type="float">
            <text:p>128.8526</text:p>
          </table:table-cell>
          <table:table-cell office:value-type="float" office:value="-371.5637" calcext:value-type="float">
            <text:p>-371.5637</text:p>
          </table:table-cell>
          <table:table-cell office:value-type="float" office:value="983.1217" calcext:value-type="float">
            <text:p>983.1217</text:p>
          </table:table-cell>
          <table:table-cell office:value-type="float" office:value="-245.577" calcext:value-type="float">
            <text:p>-245.577</text:p>
          </table:table-cell>
          <table:table-cell office:value-type="float" office:value="53.05494" calcext:value-type="float">
            <text:p>53.05494</text:p>
          </table:table-cell>
          <table:table-cell office:value-type="float" office:value="53.51432" calcext:value-type="float">
            <text:p>53.51432</text:p>
          </table:table-cell>
          <table:table-cell office:value-type="float" office:value="0.1666179" calcext:value-type="float">
            <text:p>0.166617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2146" calcext:value-type="float">
            <text:p>0.5072146</text:p>
          </table:table-cell>
          <table:table-cell office:value-type="float" office:value="370" calcext:value-type="float">
            <text:p>370</text:p>
          </table:table-cell>
          <table:table-cell office:value-type="float" office:value="589.9417" calcext:value-type="float">
            <text:p>589.9417</text:p>
          </table:table-cell>
          <table:table-cell office:value-type="float" office:value="0" calcext:value-type="float">
            <text:p>0</text:p>
          </table:table-cell>
          <table:table-cell office:value-type="float" office:value="340.3012" calcext:value-type="float">
            <text:p>340.3012</text:p>
          </table:table-cell>
          <table:table-cell office:value-type="float" office:value="1117.029" calcext:value-type="float">
            <text:p>1117.029</text:p>
          </table:table-cell>
          <table:table-cell office:value-type="float" office:value="1351.498" calcext:value-type="float">
            <text:p>1351.498</text:p>
          </table:table-cell>
          <table:table-cell office:value-type="float" office:value="1219.355" calcext:value-type="float">
            <text:p>1219.355</text:p>
          </table:table-cell>
          <table:table-cell office:value-type="float" office:value="709.0285" calcext:value-type="float">
            <text:p>709.0285</text:p>
          </table:table-cell>
          <table:table-cell office:value-type="float" office:value="1088.871" calcext:value-type="float">
            <text:p>1088.871</text:p>
          </table:table-cell>
          <table:table-cell office:value-type="float" office:value="410.1346" calcext:value-type="float">
            <text:p>410.1346</text:p>
          </table:table-cell>
          <table:table-cell office:value-type="float" office:value="1817.134" calcext:value-type="float">
            <text:p>1817.134</text:p>
          </table:table-cell>
          <table:table-cell office:value-type="float" office:value="2056.501" calcext:value-type="float">
            <text:p>2056.501</text:p>
          </table:table-cell>
          <table:table-cell office:value-type="float" office:value="1650.265" calcext:value-type="float">
            <text:p>1650.265</text:p>
          </table:table-cell>
          <table:table-cell office:value-type="float" office:value="580.7543" calcext:value-type="float">
            <text:p>580.7543</text:p>
          </table:table-cell>
          <table:table-cell office:value-type="float" office:value="572.9589" calcext:value-type="float">
            <text:p>572.9589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1" calcext:value-type="float">
            <text:p>35.55351</text:p>
          </table:table-cell>
          <table:table-cell office:value-type="float" office:value="0" calcext:value-type="float">
            <text:p>0</text:p>
          </table:table-cell>
          <table:table-cell office:value-type="float" office:value="-0.003563645" calcext:value-type="float">
            <text:p>-0.003563645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7.4385" calcext:value-type="float">
            <text:p>-787.4385</text:p>
          </table:table-cell>
          <table:table-cell office:value-type="float" office:value="732.2138" calcext:value-type="float">
            <text:p>732.2138</text:p>
          </table:table-cell>
          <table:table-cell office:value-type="float" office:value="-127.4482" calcext:value-type="float">
            <text:p>-127.4482</text:p>
          </table:table-cell>
          <table:table-cell office:value-type="float" office:value="0" calcext:value-type="float">
            <text:p>0</text:p>
          </table:table-cell>
          <table:table-cell office:value-type="float" office:value="11.04303" calcext:value-type="float">
            <text:p>11.04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175.6501" calcext:value-type="float">
            <text:p>175.6501</text:p>
          </table:table-cell>
          <table:table-cell office:value-type="float" office:value="12969.52" calcext:value-type="float">
            <text:p>12969.52</text:p>
          </table:table-cell>
          <table:table-cell office:value-type="float" office:value="0" calcext:value-type="float">
            <text:p>0</text:p>
          </table:table-cell>
          <table:table-cell office:value-type="float" office:value="129.562" calcext:value-type="float">
            <text:p>129.562</text:p>
          </table:table-cell>
          <table:table-cell office:value-type="float" office:value="-372.8929" calcext:value-type="float">
            <text:p>-372.8929</text:p>
          </table:table-cell>
          <table:table-cell office:value-type="float" office:value="986.0454" calcext:value-type="float">
            <text:p>986.0454</text:p>
          </table:table-cell>
          <table:table-cell office:value-type="float" office:value="-246.0054" calcext:value-type="float">
            <text:p>-246.0054</text:p>
          </table:table-cell>
          <table:table-cell office:value-type="float" office:value="53.27777" calcext:value-type="float">
            <text:p>53.27777</text:p>
          </table:table-cell>
          <table:table-cell office:value-type="float" office:value="53.45309" calcext:value-type="float">
            <text:p>53.45309</text:p>
          </table:table-cell>
          <table:table-cell office:value-type="float" office:value="0.166811" calcext:value-type="float">
            <text:p>0.16681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2146" calcext:value-type="float">
            <text:p>0.5072146</text:p>
          </table:table-cell>
          <table:table-cell office:value-type="float" office:value="370" calcext:value-type="float">
            <text:p>370</text:p>
          </table:table-cell>
          <table:table-cell office:value-type="float" office:value="588.6127" calcext:value-type="float">
            <text:p>588.6127</text:p>
          </table:table-cell>
          <table:table-cell office:value-type="float" office:value="0" calcext:value-type="float">
            <text:p>0</text:p>
          </table:table-cell>
          <table:table-cell office:value-type="float" office:value="340.2608" calcext:value-type="float">
            <text:p>340.2608</text:p>
          </table:table-cell>
          <table:table-cell office:value-type="float" office:value="1117.034" calcext:value-type="float">
            <text:p>1117.034</text:p>
          </table:table-cell>
          <table:table-cell office:value-type="float" office:value="1351.474" calcext:value-type="float">
            <text:p>1351.474</text:p>
          </table:table-cell>
          <table:table-cell office:value-type="float" office:value="1219.356" calcext:value-type="float">
            <text:p>1219.356</text:p>
          </table:table-cell>
          <table:table-cell office:value-type="float" office:value="709.0374" calcext:value-type="float">
            <text:p>709.0374</text:p>
          </table:table-cell>
          <table:table-cell office:value-type="float" office:value="1088.889" calcext:value-type="float">
            <text:p>1088.889</text:p>
          </table:table-cell>
          <table:table-cell office:value-type="float" office:value="410.1691" calcext:value-type="float">
            <text:p>410.1691</text:p>
          </table:table-cell>
          <table:table-cell office:value-type="float" office:value="1817.136" calcext:value-type="float">
            <text:p>1817.136</text:p>
          </table:table-cell>
          <table:table-cell office:value-type="float" office:value="2056.492" calcext:value-type="float">
            <text:p>2056.492</text:p>
          </table:table-cell>
          <table:table-cell office:value-type="float" office:value="1650.253" calcext:value-type="float">
            <text:p>1650.253</text:p>
          </table:table-cell>
          <table:table-cell office:value-type="float" office:value="580.7518" calcext:value-type="float">
            <text:p>580.7518</text:p>
          </table:table-cell>
          <table:table-cell office:value-type="float" office:value="572.9471" calcext:value-type="float">
            <text:p>572.9471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1" calcext:value-type="float">
            <text:p>35.55351</text:p>
          </table:table-cell>
          <table:table-cell office:value-type="float" office:value="0" calcext:value-type="float">
            <text:p>0</text:p>
          </table:table-cell>
          <table:table-cell office:value-type="float" office:value="-0.003565818" calcext:value-type="float">
            <text:p>-0.003565818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7.8801" calcext:value-type="float">
            <text:p>-787.8801</text:p>
          </table:table-cell>
          <table:table-cell office:value-type="float" office:value="731.7722" calcext:value-type="float">
            <text:p>731.7722</text:p>
          </table:table-cell>
          <table:table-cell office:value-type="float" office:value="-128.2012" calcext:value-type="float">
            <text:p>-128.2012</text:p>
          </table:table-cell>
          <table:table-cell office:value-type="float" office:value="0" calcext:value-type="float">
            <text:p>0</text:p>
          </table:table-cell>
          <table:table-cell office:value-type="float" office:value="10.894" calcext:value-type="float">
            <text:p>10.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6" calcext:value-type="float">
            <text:p>6102006</text:p>
          </table:table-cell>
          <table:table-cell office:value-type="float" office:value="175.7373" calcext:value-type="float">
            <text:p>175.7373</text:p>
          </table:table-cell>
          <table:table-cell office:value-type="float" office:value="12969.3" calcext:value-type="float">
            <text:p>12969.3</text:p>
          </table:table-cell>
          <table:table-cell office:value-type="float" office:value="0" calcext:value-type="float">
            <text:p>0</text:p>
          </table:table-cell>
          <table:table-cell office:value-type="float" office:value="130.2609" calcext:value-type="float">
            <text:p>130.2609</text:p>
          </table:table-cell>
          <table:table-cell office:value-type="float" office:value="-374.2433" calcext:value-type="float">
            <text:p>-374.2433</text:p>
          </table:table-cell>
          <table:table-cell office:value-type="float" office:value="988.9797" calcext:value-type="float">
            <text:p>988.9797</text:p>
          </table:table-cell>
          <table:table-cell office:value-type="float" office:value="-246.4294" calcext:value-type="float">
            <text:p>-246.4294</text:p>
          </table:table-cell>
          <table:table-cell office:value-type="float" office:value="53.51315" calcext:value-type="float">
            <text:p>53.51315</text:p>
          </table:table-cell>
          <table:table-cell office:value-type="float" office:value="53.37728" calcext:value-type="float">
            <text:p>53.37728</text:p>
          </table:table-cell>
          <table:table-cell office:value-type="float" office:value="0.167017" calcext:value-type="float">
            <text:p>0.16701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71105" calcext:value-type="float">
            <text:p>0.5071105</text:p>
          </table:table-cell>
          <table:table-cell office:value-type="float" office:value="370" calcext:value-type="float">
            <text:p>370</text:p>
          </table:table-cell>
          <table:table-cell office:value-type="float" office:value="587.2626" calcext:value-type="float">
            <text:p>587.2626</text:p>
          </table:table-cell>
          <table:table-cell office:value-type="float" office:value="0" calcext:value-type="float">
            <text:p>0</text:p>
          </table:table-cell>
          <table:table-cell office:value-type="float" office:value="340.2199" calcext:value-type="float">
            <text:p>340.2199</text:p>
          </table:table-cell>
          <table:table-cell office:value-type="float" office:value="1117.027" calcext:value-type="float">
            <text:p>1117.027</text:p>
          </table:table-cell>
          <table:table-cell office:value-type="float" office:value="1351.444" calcext:value-type="float">
            <text:p>1351.444</text:p>
          </table:table-cell>
          <table:table-cell office:value-type="float" office:value="1219.354" calcext:value-type="float">
            <text:p>1219.354</text:p>
          </table:table-cell>
          <table:table-cell office:value-type="float" office:value="709.045" calcext:value-type="float">
            <text:p>709.045</text:p>
          </table:table-cell>
          <table:table-cell office:value-type="float" office:value="1088.905" calcext:value-type="float">
            <text:p>1088.905</text:p>
          </table:table-cell>
          <table:table-cell office:value-type="float" office:value="410.2029" calcext:value-type="float">
            <text:p>410.2029</text:p>
          </table:table-cell>
          <table:table-cell office:value-type="float" office:value="1817.138" calcext:value-type="float">
            <text:p>1817.138</text:p>
          </table:table-cell>
          <table:table-cell office:value-type="float" office:value="2056.482" calcext:value-type="float">
            <text:p>2056.482</text:p>
          </table:table-cell>
          <table:table-cell office:value-type="float" office:value="1650.242" calcext:value-type="float">
            <text:p>1650.242</text:p>
          </table:table-cell>
          <table:table-cell office:value-type="float" office:value="580.7491" calcext:value-type="float">
            <text:p>580.7491</text:p>
          </table:table-cell>
          <table:table-cell office:value-type="float" office:value="572.9354" calcext:value-type="float">
            <text:p>572.9354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" calcext:value-type="float">
            <text:p>35.5535</text:p>
          </table:table-cell>
          <table:table-cell office:value-type="float" office:value="0" calcext:value-type="float">
            <text:p>0</text:p>
          </table:table-cell>
          <table:table-cell office:value-type="float" office:value="-0.00356826" calcext:value-type="float">
            <text:p>-0.00356826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8.3222" calcext:value-type="float">
            <text:p>-788.3222</text:p>
          </table:table-cell>
          <table:table-cell office:value-type="float" office:value="731.3301" calcext:value-type="float">
            <text:p>731.3301</text:p>
          </table:table-cell>
          <table:table-cell office:value-type="float" office:value="-128.9827" calcext:value-type="float">
            <text:p>-128.9827</text:p>
          </table:table-cell>
          <table:table-cell office:value-type="float" office:value="0" calcext:value-type="float">
            <text:p>0</text:p>
          </table:table-cell>
          <table:table-cell office:value-type="float" office:value="10.7481" calcext:value-type="float">
            <text:p>10.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6" calcext:value-type="float">
            <text:p>7102006</text:p>
          </table:table-cell>
          <table:table-cell office:value-type="float" office:value="175.7237" calcext:value-type="float">
            <text:p>175.7237</text:p>
          </table:table-cell>
          <table:table-cell office:value-type="float" office:value="12969.07" calcext:value-type="float">
            <text:p>12969.07</text:p>
          </table:table-cell>
          <table:table-cell office:value-type="float" office:value="0" calcext:value-type="float">
            <text:p>0</text:p>
          </table:table-cell>
          <table:table-cell office:value-type="float" office:value="130.9515" calcext:value-type="float">
            <text:p>130.9515</text:p>
          </table:table-cell>
          <table:table-cell office:value-type="float" office:value="-375.6947" calcext:value-type="float">
            <text:p>-375.6947</text:p>
          </table:table-cell>
          <table:table-cell office:value-type="float" office:value="991.8946" calcext:value-type="float">
            <text:p>991.8946</text:p>
          </table:table-cell>
          <table:table-cell office:value-type="float" office:value="-246.8516" calcext:value-type="float">
            <text:p>-246.8516</text:p>
          </table:table-cell>
          <table:table-cell office:value-type="float" office:value="53.78648" calcext:value-type="float">
            <text:p>53.78648</text:p>
          </table:table-cell>
          <table:table-cell office:value-type="float" office:value="53.27172" calcext:value-type="float">
            <text:p>53.27172</text:p>
          </table:table-cell>
          <table:table-cell office:value-type="float" office:value="0.1672379" calcext:value-type="float">
            <text:p>0.167237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40581" calcext:value-type="float">
            <text:p>0.5040581</text:p>
          </table:table-cell>
          <table:table-cell office:value-type="float" office:value="370" calcext:value-type="float">
            <text:p>370</text:p>
          </table:table-cell>
          <table:table-cell office:value-type="float" office:value="585.8145" calcext:value-type="float">
            <text:p>585.8145</text:p>
          </table:table-cell>
          <table:table-cell office:value-type="float" office:value="0" calcext:value-type="float">
            <text:p>0</text:p>
          </table:table-cell>
          <table:table-cell office:value-type="float" office:value="340.173" calcext:value-type="float">
            <text:p>340.173</text:p>
          </table:table-cell>
          <table:table-cell office:value-type="float" office:value="1116.987" calcext:value-type="float">
            <text:p>1116.987</text:p>
          </table:table-cell>
          <table:table-cell office:value-type="float" office:value="1351.392" calcext:value-type="float">
            <text:p>1351.392</text:p>
          </table:table-cell>
          <table:table-cell office:value-type="float" office:value="1219.341" calcext:value-type="float">
            <text:p>1219.341</text:p>
          </table:table-cell>
          <table:table-cell office:value-type="float" office:value="709.0475" calcext:value-type="float">
            <text:p>709.0475</text:p>
          </table:table-cell>
          <table:table-cell office:value-type="float" office:value="1088.918" calcext:value-type="float">
            <text:p>1088.918</text:p>
          </table:table-cell>
          <table:table-cell office:value-type="float" office:value="410.2349" calcext:value-type="float">
            <text:p>410.2349</text:p>
          </table:table-cell>
          <table:table-cell office:value-type="float" office:value="1817.139" calcext:value-type="float">
            <text:p>1817.139</text:p>
          </table:table-cell>
          <table:table-cell office:value-type="float" office:value="2056.472" calcext:value-type="float">
            <text:p>2056.472</text:p>
          </table:table-cell>
          <table:table-cell office:value-type="float" office:value="1650.23" calcext:value-type="float">
            <text:p>1650.23</text:p>
          </table:table-cell>
          <table:table-cell office:value-type="float" office:value="580.7465" calcext:value-type="float">
            <text:p>580.7465</text:p>
          </table:table-cell>
          <table:table-cell office:value-type="float" office:value="572.9236" calcext:value-type="float">
            <text:p>572.9236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1" calcext:value-type="float">
            <text:p>35.55351</text:p>
          </table:table-cell>
          <table:table-cell office:value-type="float" office:value="0" calcext:value-type="float">
            <text:p>0</text:p>
          </table:table-cell>
          <table:table-cell office:value-type="float" office:value="-0.003572652" calcext:value-type="float">
            <text:p>-0.003572652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8.7651" calcext:value-type="float">
            <text:p>-788.7651</text:p>
          </table:table-cell>
          <table:table-cell office:value-type="float" office:value="730.8873" calcext:value-type="float">
            <text:p>730.8873</text:p>
          </table:table-cell>
          <table:table-cell office:value-type="float" office:value="-129.8689" calcext:value-type="float">
            <text:p>-129.8689</text:p>
          </table:table-cell>
          <table:table-cell office:value-type="float" office:value="0" calcext:value-type="float">
            <text:p>0</text:p>
          </table:table-cell>
          <table:table-cell office:value-type="float" office:value="10.6078" calcext:value-type="float">
            <text:p>10.6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6" calcext:value-type="float">
            <text:p>8102006</text:p>
          </table:table-cell>
          <table:table-cell office:value-type="float" office:value="175.7735" calcext:value-type="float">
            <text:p>175.7735</text:p>
          </table:table-cell>
          <table:table-cell office:value-type="float" office:value="12968.85" calcext:value-type="float">
            <text:p>12968.85</text:p>
          </table:table-cell>
          <table:table-cell office:value-type="float" office:value="0" calcext:value-type="float">
            <text:p>0</text:p>
          </table:table-cell>
          <table:table-cell office:value-type="float" office:value="131.6304" calcext:value-type="float">
            <text:p>131.6304</text:p>
          </table:table-cell>
          <table:table-cell office:value-type="float" office:value="-377.0802" calcext:value-type="float">
            <text:p>-377.0802</text:p>
          </table:table-cell>
          <table:table-cell office:value-type="float" office:value="995.1639" calcext:value-type="float">
            <text:p>995.1639</text:p>
          </table:table-cell>
          <table:table-cell office:value-type="float" office:value="-247.2662" calcext:value-type="float">
            <text:p>-247.2662</text:p>
          </table:table-cell>
          <table:table-cell office:value-type="float" office:value="54.01971" calcext:value-type="float">
            <text:p>54.01971</text:p>
          </table:table-cell>
          <table:table-cell office:value-type="float" office:value="53.19154" calcext:value-type="float">
            <text:p>53.19154</text:p>
          </table:table-cell>
          <table:table-cell office:value-type="float" office:value="0.1674786" calcext:value-type="float">
            <text:p>0.1674786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11285" calcext:value-type="float">
            <text:p>0.5011285</text:p>
          </table:table-cell>
          <table:table-cell office:value-type="float" office:value="370" calcext:value-type="float">
            <text:p>370</text:p>
          </table:table-cell>
          <table:table-cell office:value-type="float" office:value="584.4321" calcext:value-type="float">
            <text:p>584.4321</text:p>
          </table:table-cell>
          <table:table-cell office:value-type="float" office:value="0" calcext:value-type="float">
            <text:p>0</text:p>
          </table:table-cell>
          <table:table-cell office:value-type="float" office:value="340.1388" calcext:value-type="float">
            <text:p>340.1388</text:p>
          </table:table-cell>
          <table:table-cell office:value-type="float" office:value="1116.974" calcext:value-type="float">
            <text:p>1116.974</text:p>
          </table:table-cell>
          <table:table-cell office:value-type="float" office:value="1351.352" calcext:value-type="float">
            <text:p>1351.352</text:p>
          </table:table-cell>
          <table:table-cell office:value-type="float" office:value="1219.33" calcext:value-type="float">
            <text:p>1219.33</text:p>
          </table:table-cell>
          <table:table-cell office:value-type="float" office:value="709.0484" calcext:value-type="float">
            <text:p>709.0484</text:p>
          </table:table-cell>
          <table:table-cell office:value-type="float" office:value="1088.929" calcext:value-type="float">
            <text:p>1088.929</text:p>
          </table:table-cell>
          <table:table-cell office:value-type="float" office:value="410.2651" calcext:value-type="float">
            <text:p>410.2651</text:p>
          </table:table-cell>
          <table:table-cell office:value-type="float" office:value="1817.14" calcext:value-type="float">
            <text:p>1817.14</text:p>
          </table:table-cell>
          <table:table-cell office:value-type="float" office:value="2056.462" calcext:value-type="float">
            <text:p>2056.462</text:p>
          </table:table-cell>
          <table:table-cell office:value-type="float" office:value="1650.218" calcext:value-type="float">
            <text:p>1650.218</text:p>
          </table:table-cell>
          <table:table-cell office:value-type="float" office:value="580.7437" calcext:value-type="float">
            <text:p>580.7437</text:p>
          </table:table-cell>
          <table:table-cell office:value-type="float" office:value="572.9119" calcext:value-type="float">
            <text:p>572.9119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2" calcext:value-type="float">
            <text:p>35.55352</text:p>
          </table:table-cell>
          <table:table-cell office:value-type="float" office:value="0" calcext:value-type="float">
            <text:p>0</text:p>
          </table:table-cell>
          <table:table-cell office:value-type="float" office:value="-0.003575189" calcext:value-type="float">
            <text:p>-0.003575189</text:p>
          </table:table-cell>
          <table:table-cell office:value-type="float" office:value="0" calcext:value-type="float">
            <text:p>0</text:p>
          </table:table-cell>
          <table:table-cell office:value-type="float" office:value="2.71653" calcext:value-type="float">
            <text:p>2.71653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1945" calcext:value-type="float">
            <text:p>-789.1945</text:p>
          </table:table-cell>
          <table:table-cell office:value-type="float" office:value="730.4579" calcext:value-type="float">
            <text:p>730.4579</text:p>
          </table:table-cell>
          <table:table-cell office:value-type="float" office:value="-130.6764" calcext:value-type="float">
            <text:p>-130.6764</text:p>
          </table:table-cell>
          <table:table-cell office:value-type="float" office:value="0" calcext:value-type="float">
            <text:p>0</text:p>
          </table:table-cell>
          <table:table-cell office:value-type="float" office:value="10.44544" calcext:value-type="float">
            <text:p>10.44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6" calcext:value-type="float">
            <text:p>9102006</text:p>
          </table:table-cell>
          <table:table-cell office:value-type="float" office:value="629.4119" calcext:value-type="float">
            <text:p>629.4119</text:p>
          </table:table-cell>
          <table:table-cell office:value-type="float" office:value="12968.61" calcext:value-type="float">
            <text:p>12968.6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78.2418" calcext:value-type="float">
            <text:p>-378.2418</text:p>
          </table:table-cell>
          <table:table-cell office:value-type="float" office:value="1003.849" calcext:value-type="float">
            <text:p>1003.84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4.17313" calcext:value-type="float">
            <text:p>54.17313</text:p>
          </table:table-cell>
          <table:table-cell office:value-type="float" office:value="411.4836" calcext:value-type="float">
            <text:p>411.4836</text:p>
          </table:table-cell>
          <table:table-cell office:value-type="float" office:value="0.1677738" calcext:value-type="float">
            <text:p>0.167773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07201" calcext:value-type="float">
            <text:p>0.5007201</text:p>
          </table:table-cell>
          <table:table-cell office:value-type="float" office:value="370" calcext:value-type="float">
            <text:p>370</text:p>
          </table:table-cell>
          <table:table-cell office:value-type="float" office:value="583.2712" calcext:value-type="float">
            <text:p>583.2712</text:p>
          </table:table-cell>
          <table:table-cell office:value-type="float" office:value="0" calcext:value-type="float">
            <text:p>0</text:p>
          </table:table-cell>
          <table:table-cell office:value-type="float" office:value="336.1673" calcext:value-type="float">
            <text:p>336.1673</text:p>
          </table:table-cell>
          <table:table-cell office:value-type="float" office:value="1137.885" calcext:value-type="float">
            <text:p>1137.885</text:p>
          </table:table-cell>
          <table:table-cell office:value-type="float" office:value="1366.817" calcext:value-type="float">
            <text:p>1366.817</text:p>
          </table:table-cell>
          <table:table-cell office:value-type="float" office:value="1232.918" calcext:value-type="float">
            <text:p>1232.918</text:p>
          </table:table-cell>
          <table:table-cell office:value-type="float" office:value="720.8021" calcext:value-type="float">
            <text:p>720.8021</text:p>
          </table:table-cell>
          <table:table-cell office:value-type="float" office:value="1099.095" calcext:value-type="float">
            <text:p>1099.095</text:p>
          </table:table-cell>
          <table:table-cell office:value-type="float" office:value="418.8253" calcext:value-type="float">
            <text:p>418.8253</text:p>
          </table:table-cell>
          <table:table-cell office:value-type="float" office:value="1823.749" calcext:value-type="float">
            <text:p>1823.749</text:p>
          </table:table-cell>
          <table:table-cell office:value-type="float" office:value="2060.908" calcext:value-type="float">
            <text:p>2060.908</text:p>
          </table:table-cell>
          <table:table-cell office:value-type="float" office:value="1652.573" calcext:value-type="float">
            <text:p>1652.573</text:p>
          </table:table-cell>
          <table:table-cell office:value-type="float" office:value="582.3351" calcext:value-type="float">
            <text:p>582.3351</text:p>
          </table:table-cell>
          <table:table-cell office:value-type="float" office:value="576.5461" calcext:value-type="float">
            <text:p>576.5461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4" calcext:value-type="float">
            <text:p>35.55354</text:p>
          </table:table-cell>
          <table:table-cell office:value-type="float" office:value="0" calcext:value-type="float">
            <text:p>0</text:p>
          </table:table-cell>
          <table:table-cell office:value-type="float" office:value="-0.003576506" calcext:value-type="float">
            <text:p>-0.00357650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1.3415" calcext:value-type="float">
            <text:p>-131.3415</text:p>
          </table:table-cell>
          <table:table-cell office:value-type="float" office:value="0" calcext:value-type="float">
            <text:p>0</text:p>
          </table:table-cell>
          <table:table-cell office:value-type="float" office:value="10.13841" calcext:value-type="float">
            <text:p>10.13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6" calcext:value-type="float">
            <text:p>10102006</text:p>
          </table:table-cell>
          <table:table-cell office:value-type="float" office:value="628.9434" calcext:value-type="float">
            <text:p>628.9434</text:p>
          </table:table-cell>
          <table:table-cell office:value-type="float" office:value="12968.38" calcext:value-type="float">
            <text:p>12968.3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79.173" calcext:value-type="float">
            <text:p>-379.173</text:p>
          </table:table-cell>
          <table:table-cell office:value-type="float" office:value="1006.211" calcext:value-type="float">
            <text:p>1006.21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4.35403" calcext:value-type="float">
            <text:p>54.35403</text:p>
          </table:table-cell>
          <table:table-cell office:value-type="float" office:value="411.4201" calcext:value-type="float">
            <text:p>411.4201</text:p>
          </table:table-cell>
          <table:table-cell office:value-type="float" office:value="0.1680384" calcext:value-type="float">
            <text:p>0.168038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07201" calcext:value-type="float">
            <text:p>0.5007201</text:p>
          </table:table-cell>
          <table:table-cell office:value-type="float" office:value="370" calcext:value-type="float">
            <text:p>370</text:p>
          </table:table-cell>
          <table:table-cell office:value-type="float" office:value="582.3402" calcext:value-type="float">
            <text:p>582.3402</text:p>
          </table:table-cell>
          <table:table-cell office:value-type="float" office:value="0" calcext:value-type="float">
            <text:p>0</text:p>
          </table:table-cell>
          <table:table-cell office:value-type="float" office:value="336.1547" calcext:value-type="float">
            <text:p>336.1547</text:p>
          </table:table-cell>
          <table:table-cell office:value-type="float" office:value="1137.757" calcext:value-type="float">
            <text:p>1137.757</text:p>
          </table:table-cell>
          <table:table-cell office:value-type="float" office:value="1366.691" calcext:value-type="float">
            <text:p>1366.691</text:p>
          </table:table-cell>
          <table:table-cell office:value-type="float" office:value="1232.834" calcext:value-type="float">
            <text:p>1232.834</text:p>
          </table:table-cell>
          <table:table-cell office:value-type="float" office:value="720.7209" calcext:value-type="float">
            <text:p>720.7209</text:p>
          </table:table-cell>
          <table:table-cell office:value-type="float" office:value="1099.045" calcext:value-type="float">
            <text:p>1099.045</text:p>
          </table:table-cell>
          <table:table-cell office:value-type="float" office:value="418.7979" calcext:value-type="float">
            <text:p>418.7979</text:p>
          </table:table-cell>
          <table:table-cell office:value-type="float" office:value="1823.708" calcext:value-type="float">
            <text:p>1823.708</text:p>
          </table:table-cell>
          <table:table-cell office:value-type="float" office:value="2060.872" calcext:value-type="float">
            <text:p>2060.872</text:p>
          </table:table-cell>
          <table:table-cell office:value-type="float" office:value="1652.55" calcext:value-type="float">
            <text:p>1652.55</text:p>
          </table:table-cell>
          <table:table-cell office:value-type="float" office:value="582.3249" calcext:value-type="float">
            <text:p>582.3249</text:p>
          </table:table-cell>
          <table:table-cell office:value-type="float" office:value="576.5283" calcext:value-type="float">
            <text:p>576.5283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3" calcext:value-type="float">
            <text:p>35.55353</text:p>
          </table:table-cell>
          <table:table-cell office:value-type="float" office:value="0" calcext:value-type="float">
            <text:p>0</text:p>
          </table:table-cell>
          <table:table-cell office:value-type="float" office:value="-0.003577554" calcext:value-type="float">
            <text:p>-0.00357755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2.0011" calcext:value-type="float">
            <text:p>-132.0011</text:p>
          </table:table-cell>
          <table:table-cell office:value-type="float" office:value="0" calcext:value-type="float">
            <text:p>0</text:p>
          </table:table-cell>
          <table:table-cell office:value-type="float" office:value="9.864706" calcext:value-type="float">
            <text:p>9.864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6" calcext:value-type="float">
            <text:p>11102006</text:p>
          </table:table-cell>
          <table:table-cell office:value-type="float" office:value="628.5182" calcext:value-type="float">
            <text:p>628.5182</text:p>
          </table:table-cell>
          <table:table-cell office:value-type="float" office:value="12968.17" calcext:value-type="float">
            <text:p>12968.1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0.0276" calcext:value-type="float">
            <text:p>-380.0276</text:p>
          </table:table-cell>
          <table:table-cell office:value-type="float" office:value="1008.982" calcext:value-type="float">
            <text:p>1008.98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4.51886" calcext:value-type="float">
            <text:p>54.51886</text:p>
          </table:table-cell>
          <table:table-cell office:value-type="float" office:value="411.3664" calcext:value-type="float">
            <text:p>411.3664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07201" calcext:value-type="float">
            <text:p>0.5007201</text:p>
          </table:table-cell>
          <table:table-cell office:value-type="float" office:value="370" calcext:value-type="float">
            <text:p>370</text:p>
          </table:table-cell>
          <table:table-cell office:value-type="float" office:value="581.4859" calcext:value-type="float">
            <text:p>581.4859</text:p>
          </table:table-cell>
          <table:table-cell office:value-type="float" office:value="0" calcext:value-type="float">
            <text:p>0</text:p>
          </table:table-cell>
          <table:table-cell office:value-type="float" office:value="336.1467" calcext:value-type="float">
            <text:p>336.1467</text:p>
          </table:table-cell>
          <table:table-cell office:value-type="float" office:value="1137.65" calcext:value-type="float">
            <text:p>1137.65</text:p>
          </table:table-cell>
          <table:table-cell office:value-type="float" office:value="1366.575" calcext:value-type="float">
            <text:p>1366.575</text:p>
          </table:table-cell>
          <table:table-cell office:value-type="float" office:value="1232.759" calcext:value-type="float">
            <text:p>1232.759</text:p>
          </table:table-cell>
          <table:table-cell office:value-type="float" office:value="720.6477" calcext:value-type="float">
            <text:p>720.6477</text:p>
          </table:table-cell>
          <table:table-cell office:value-type="float" office:value="1098.996" calcext:value-type="float">
            <text:p>1098.996</text:p>
          </table:table-cell>
          <table:table-cell office:value-type="float" office:value="418.7727" calcext:value-type="float">
            <text:p>418.7727</text:p>
          </table:table-cell>
          <table:table-cell office:value-type="float" office:value="1823.666" calcext:value-type="float">
            <text:p>1823.666</text:p>
          </table:table-cell>
          <table:table-cell office:value-type="float" office:value="2060.836" calcext:value-type="float">
            <text:p>2060.836</text:p>
          </table:table-cell>
          <table:table-cell office:value-type="float" office:value="1652.527" calcext:value-type="float">
            <text:p>1652.527</text:p>
          </table:table-cell>
          <table:table-cell office:value-type="float" office:value="582.3146" calcext:value-type="float">
            <text:p>582.3146</text:p>
          </table:table-cell>
          <table:table-cell office:value-type="float" office:value="576.5103" calcext:value-type="float">
            <text:p>576.5103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3" calcext:value-type="float">
            <text:p>35.55353</text:p>
          </table:table-cell>
          <table:table-cell office:value-type="float" office:value="0" calcext:value-type="float">
            <text:p>0</text:p>
          </table:table-cell>
          <table:table-cell office:value-type="float" office:value="-0.003578215" calcext:value-type="float">
            <text:p>-0.00357821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2.5955" calcext:value-type="float">
            <text:p>-132.5955</text:p>
          </table:table-cell>
          <table:table-cell office:value-type="float" office:value="0" calcext:value-type="float">
            <text:p>0</text:p>
          </table:table-cell>
          <table:table-cell office:value-type="float" office:value="9.603941" calcext:value-type="float">
            <text:p>9.603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6" calcext:value-type="float">
            <text:p>12102006</text:p>
          </table:table-cell>
          <table:table-cell office:value-type="float" office:value="628.0905" calcext:value-type="float">
            <text:p>628.0905</text:p>
          </table:table-cell>
          <table:table-cell office:value-type="float" office:value="12967.98" calcext:value-type="float">
            <text:p>12967.9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0.8395" calcext:value-type="float">
            <text:p>-380.8395</text:p>
          </table:table-cell>
          <table:table-cell office:value-type="float" office:value="1011.385" calcext:value-type="float">
            <text:p>1011.38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4.6927" calcext:value-type="float">
            <text:p>54.6927</text:p>
          </table:table-cell>
          <table:table-cell office:value-type="float" office:value="411.3006" calcext:value-type="float">
            <text:p>411.3006</text:p>
          </table:table-cell>
          <table:table-cell office:value-type="float" office:value="0.1686516" calcext:value-type="float">
            <text:p>0.1686516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5007201" calcext:value-type="float">
            <text:p>0.5007201</text:p>
          </table:table-cell>
          <table:table-cell office:value-type="float" office:value="370" calcext:value-type="float">
            <text:p>370</text:p>
          </table:table-cell>
          <table:table-cell office:value-type="float" office:value="580.6743" calcext:value-type="float">
            <text:p>580.6743</text:p>
          </table:table-cell>
          <table:table-cell office:value-type="float" office:value="0" calcext:value-type="float">
            <text:p>0</text:p>
          </table:table-cell>
          <table:table-cell office:value-type="float" office:value="336.1407" calcext:value-type="float">
            <text:p>336.1407</text:p>
          </table:table-cell>
          <table:table-cell office:value-type="float" office:value="1137.549" calcext:value-type="float">
            <text:p>1137.549</text:p>
          </table:table-cell>
          <table:table-cell office:value-type="float" office:value="1366.464" calcext:value-type="float">
            <text:p>1366.464</text:p>
          </table:table-cell>
          <table:table-cell office:value-type="float" office:value="1232.689" calcext:value-type="float">
            <text:p>1232.689</text:p>
          </table:table-cell>
          <table:table-cell office:value-type="float" office:value="720.5779" calcext:value-type="float">
            <text:p>720.5779</text:p>
          </table:table-cell>
          <table:table-cell office:value-type="float" office:value="1098.95" calcext:value-type="float">
            <text:p>1098.95</text:p>
          </table:table-cell>
          <table:table-cell office:value-type="float" office:value="418.7497" calcext:value-type="float">
            <text:p>418.7497</text:p>
          </table:table-cell>
          <table:table-cell office:value-type="float" office:value="1823.632" calcext:value-type="float">
            <text:p>1823.632</text:p>
          </table:table-cell>
          <table:table-cell office:value-type="float" office:value="2060.804" calcext:value-type="float">
            <text:p>2060.804</text:p>
          </table:table-cell>
          <table:table-cell office:value-type="float" office:value="1652.504" calcext:value-type="float">
            <text:p>1652.504</text:p>
          </table:table-cell>
          <table:table-cell office:value-type="float" office:value="582.3042" calcext:value-type="float">
            <text:p>582.3042</text:p>
          </table:table-cell>
          <table:table-cell office:value-type="float" office:value="576.4918" calcext:value-type="float">
            <text:p>576.4918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3" calcext:value-type="float">
            <text:p>35.55353</text:p>
          </table:table-cell>
          <table:table-cell office:value-type="float" office:value="0" calcext:value-type="float">
            <text:p>0</text:p>
          </table:table-cell>
          <table:table-cell office:value-type="float" office:value="-0.00357874" calcext:value-type="float">
            <text:p>-0.0035787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3.1762" calcext:value-type="float">
            <text:p>-133.1762</text:p>
          </table:table-cell>
          <table:table-cell office:value-type="float" office:value="0" calcext:value-type="float">
            <text:p>0</text:p>
          </table:table-cell>
          <table:table-cell office:value-type="float" office:value="9.372468" calcext:value-type="float">
            <text:p>9.37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6" calcext:value-type="float">
            <text:p>13102006</text:p>
          </table:table-cell>
          <table:table-cell office:value-type="float" office:value="627.6351" calcext:value-type="float">
            <text:p>627.6351</text:p>
          </table:table-cell>
          <table:table-cell office:value-type="float" office:value="12967.82" calcext:value-type="float">
            <text:p>12967.82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1.6629" calcext:value-type="float">
            <text:p>-381.6629</text:p>
          </table:table-cell>
          <table:table-cell office:value-type="float" office:value="1013.54" calcext:value-type="float">
            <text:p>1013.5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4.88646" calcext:value-type="float">
            <text:p>54.88646</text:p>
          </table:table-cell>
          <table:table-cell office:value-type="float" office:value="411.2206" calcext:value-type="float">
            <text:p>411.2206</text:p>
          </table:table-cell>
          <table:table-cell office:value-type="float" office:value="0.1689925" calcext:value-type="float">
            <text:p>0.168992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80754" calcext:value-type="float">
            <text:p>0.4980754</text:p>
          </table:table-cell>
          <table:table-cell office:value-type="float" office:value="370" calcext:value-type="float">
            <text:p>370</text:p>
          </table:table-cell>
          <table:table-cell office:value-type="float" office:value="579.854" calcext:value-type="float">
            <text:p>579.854</text:p>
          </table:table-cell>
          <table:table-cell office:value-type="float" office:value="0" calcext:value-type="float">
            <text:p>0</text:p>
          </table:table-cell>
          <table:table-cell office:value-type="float" office:value="336.1352" calcext:value-type="float">
            <text:p>336.1352</text:p>
          </table:table-cell>
          <table:table-cell office:value-type="float" office:value="1137.441" calcext:value-type="float">
            <text:p>1137.441</text:p>
          </table:table-cell>
          <table:table-cell office:value-type="float" office:value="1366.352" calcext:value-type="float">
            <text:p>1366.352</text:p>
          </table:table-cell>
          <table:table-cell office:value-type="float" office:value="1232.618" calcext:value-type="float">
            <text:p>1232.618</text:p>
          </table:table-cell>
          <table:table-cell office:value-type="float" office:value="720.5063" calcext:value-type="float">
            <text:p>720.5063</text:p>
          </table:table-cell>
          <table:table-cell office:value-type="float" office:value="1098.907" calcext:value-type="float">
            <text:p>1098.907</text:p>
          </table:table-cell>
          <table:table-cell office:value-type="float" office:value="418.7268" calcext:value-type="float">
            <text:p>418.7268</text:p>
          </table:table-cell>
          <table:table-cell office:value-type="float" office:value="1823.603" calcext:value-type="float">
            <text:p>1823.603</text:p>
          </table:table-cell>
          <table:table-cell office:value-type="float" office:value="2060.779" calcext:value-type="float">
            <text:p>2060.779</text:p>
          </table:table-cell>
          <table:table-cell office:value-type="float" office:value="1652.481" calcext:value-type="float">
            <text:p>1652.481</text:p>
          </table:table-cell>
          <table:table-cell office:value-type="float" office:value="582.2937" calcext:value-type="float">
            <text:p>582.2937</text:p>
          </table:table-cell>
          <table:table-cell office:value-type="float" office:value="576.4732" calcext:value-type="float">
            <text:p>576.4732</text:p>
          </table:table-cell>
          <table:table-cell office:value-type="float" office:value="142.3656" calcext:value-type="float">
            <text:p>142.3656</text:p>
          </table:table-cell>
          <table:table-cell office:value-type="float" office:value="35.55353" calcext:value-type="float">
            <text:p>35.55353</text:p>
          </table:table-cell>
          <table:table-cell office:value-type="float" office:value="0" calcext:value-type="float">
            <text:p>0</text:p>
          </table:table-cell>
          <table:table-cell office:value-type="float" office:value="-0.003579251" calcext:value-type="float">
            <text:p>-0.00357925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3.7758" calcext:value-type="float">
            <text:p>-133.7758</text:p>
          </table:table-cell>
          <table:table-cell office:value-type="float" office:value="0" calcext:value-type="float">
            <text:p>0</text:p>
          </table:table-cell>
          <table:table-cell office:value-type="float" office:value="9.151273" calcext:value-type="float">
            <text:p>9.15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6" calcext:value-type="float">
            <text:p>14102006</text:p>
          </table:table-cell>
          <table:table-cell office:value-type="float" office:value="627.1401" calcext:value-type="float">
            <text:p>627.1401</text:p>
          </table:table-cell>
          <table:table-cell office:value-type="float" office:value="12967.66" calcext:value-type="float">
            <text:p>12967.6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2.4986" calcext:value-type="float">
            <text:p>-382.4986</text:p>
          </table:table-cell>
          <table:table-cell office:value-type="float" office:value="1015.382" calcext:value-type="float">
            <text:p>1015.38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5.10436" calcext:value-type="float">
            <text:p>55.10436</text:p>
          </table:table-cell>
          <table:table-cell office:value-type="float" office:value="411.1244" calcext:value-type="float">
            <text:p>411.1244</text:p>
          </table:table-cell>
          <table:table-cell office:value-type="float" office:value="0.1693583" calcext:value-type="float">
            <text:p>0.169358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370" calcext:value-type="float">
            <text:p>370</text:p>
          </table:table-cell>
          <table:table-cell office:value-type="float" office:value="579.0214" calcext:value-type="float">
            <text:p>579.0214</text:p>
          </table:table-cell>
          <table:table-cell office:value-type="float" office:value="0" calcext:value-type="float">
            <text:p>0</text:p>
          </table:table-cell>
          <table:table-cell office:value-type="float" office:value="336.1312" calcext:value-type="float">
            <text:p>336.1312</text:p>
          </table:table-cell>
          <table:table-cell office:value-type="float" office:value="1137.324" calcext:value-type="float">
            <text:p>1137.324</text:p>
          </table:table-cell>
          <table:table-cell office:value-type="float" office:value="1366.234" calcext:value-type="float">
            <text:p>1366.234</text:p>
          </table:table-cell>
          <table:table-cell office:value-type="float" office:value="1232.546" calcext:value-type="float">
            <text:p>1232.546</text:p>
          </table:table-cell>
          <table:table-cell office:value-type="float" office:value="720.4313" calcext:value-type="float">
            <text:p>720.4313</text:p>
          </table:table-cell>
          <table:table-cell office:value-type="float" office:value="1098.864" calcext:value-type="float">
            <text:p>1098.864</text:p>
          </table:table-cell>
          <table:table-cell office:value-type="float" office:value="418.7039" calcext:value-type="float">
            <text:p>418.7039</text:p>
          </table:table-cell>
          <table:table-cell office:value-type="float" office:value="1823.573" calcext:value-type="float">
            <text:p>1823.573</text:p>
          </table:table-cell>
          <table:table-cell office:value-type="float" office:value="2060.755" calcext:value-type="float">
            <text:p>2060.755</text:p>
          </table:table-cell>
          <table:table-cell office:value-type="float" office:value="1652.457" calcext:value-type="float">
            <text:p>1652.457</text:p>
          </table:table-cell>
          <table:table-cell office:value-type="float" office:value="582.2832" calcext:value-type="float">
            <text:p>582.2832</text:p>
          </table:table-cell>
          <table:table-cell office:value-type="float" office:value="576.4543" calcext:value-type="float">
            <text:p>576.4543</text:p>
          </table:table-cell>
          <table:table-cell office:value-type="float" office:value="142.3655" calcext:value-type="float">
            <text:p>142.3655</text:p>
          </table:table-cell>
          <table:table-cell office:value-type="float" office:value="35.55354" calcext:value-type="float">
            <text:p>35.55354</text:p>
          </table:table-cell>
          <table:table-cell office:value-type="float" office:value="0" calcext:value-type="float">
            <text:p>0</text:p>
          </table:table-cell>
          <table:table-cell office:value-type="float" office:value="-0.003579805" calcext:value-type="float">
            <text:p>-0.00357980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4.4086" calcext:value-type="float">
            <text:p>-134.4086</text:p>
          </table:table-cell>
          <table:table-cell office:value-type="float" office:value="0" calcext:value-type="float">
            <text:p>0</text:p>
          </table:table-cell>
          <table:table-cell office:value-type="float" office:value="8.951043" calcext:value-type="float">
            <text:p>8.95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6" calcext:value-type="float">
            <text:p>15102006</text:p>
          </table:table-cell>
          <table:table-cell office:value-type="float" office:value="626.5227" calcext:value-type="float">
            <text:p>626.5227</text:p>
          </table:table-cell>
          <table:table-cell office:value-type="float" office:value="12967.5" calcext:value-type="float">
            <text:p>12967.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3.4138" calcext:value-type="float">
            <text:p>-383.4138</text:p>
          </table:table-cell>
          <table:table-cell office:value-type="float" office:value="1017.475" calcext:value-type="float">
            <text:p>1017.47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5.39475" calcext:value-type="float">
            <text:p>55.39475</text:p>
          </table:table-cell>
          <table:table-cell office:value-type="float" office:value="410.981" calcext:value-type="float">
            <text:p>410.981</text:p>
          </table:table-cell>
          <table:table-cell office:value-type="float" office:value="0.1697237" calcext:value-type="float">
            <text:p>0.169723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370" calcext:value-type="float">
            <text:p>370</text:p>
          </table:table-cell>
          <table:table-cell office:value-type="float" office:value="578.1066" calcext:value-type="float">
            <text:p>578.1066</text:p>
          </table:table-cell>
          <table:table-cell office:value-type="float" office:value="0" calcext:value-type="float">
            <text:p>0</text:p>
          </table:table-cell>
          <table:table-cell office:value-type="float" office:value="336.1266" calcext:value-type="float">
            <text:p>336.1266</text:p>
          </table:table-cell>
          <table:table-cell office:value-type="float" office:value="1137.177" calcext:value-type="float">
            <text:p>1137.177</text:p>
          </table:table-cell>
          <table:table-cell office:value-type="float" office:value="1366.096" calcext:value-type="float">
            <text:p>1366.096</text:p>
          </table:table-cell>
          <table:table-cell office:value-type="float" office:value="1232.458" calcext:value-type="float">
            <text:p>1232.458</text:p>
          </table:table-cell>
          <table:table-cell office:value-type="float" office:value="720.3503" calcext:value-type="float">
            <text:p>720.3503</text:p>
          </table:table-cell>
          <table:table-cell office:value-type="float" office:value="1098.818" calcext:value-type="float">
            <text:p>1098.818</text:p>
          </table:table-cell>
          <table:table-cell office:value-type="float" office:value="418.6799" calcext:value-type="float">
            <text:p>418.6799</text:p>
          </table:table-cell>
          <table:table-cell office:value-type="float" office:value="1823.544" calcext:value-type="float">
            <text:p>1823.544</text:p>
          </table:table-cell>
          <table:table-cell office:value-type="float" office:value="2060.731" calcext:value-type="float">
            <text:p>2060.731</text:p>
          </table:table-cell>
          <table:table-cell office:value-type="float" office:value="1652.434" calcext:value-type="float">
            <text:p>1652.434</text:p>
          </table:table-cell>
          <table:table-cell office:value-type="float" office:value="582.2727" calcext:value-type="float">
            <text:p>582.2727</text:p>
          </table:table-cell>
          <table:table-cell office:value-type="float" office:value="576.4349" calcext:value-type="float">
            <text:p>576.4349</text:p>
          </table:table-cell>
          <table:table-cell office:value-type="float" office:value="142.3655" calcext:value-type="float">
            <text:p>142.3655</text:p>
          </table:table-cell>
          <table:table-cell office:value-type="float" office:value="35.55354" calcext:value-type="float">
            <text:p>35.55354</text:p>
          </table:table-cell>
          <table:table-cell office:value-type="float" office:value="0" calcext:value-type="float">
            <text:p>0</text:p>
          </table:table-cell>
          <table:table-cell office:value-type="float" office:value="-0.003580664" calcext:value-type="float">
            <text:p>-0.00358066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5.1641" calcext:value-type="float">
            <text:p>-135.1641</text:p>
          </table:table-cell>
          <table:table-cell office:value-type="float" office:value="0" calcext:value-type="float">
            <text:p>0</text:p>
          </table:table-cell>
          <table:table-cell office:value-type="float" office:value="8.790394" calcext:value-type="float">
            <text:p>8.79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6" calcext:value-type="float">
            <text:p>16102006</text:p>
          </table:table-cell>
          <table:table-cell office:value-type="float" office:value="625.8297" calcext:value-type="float">
            <text:p>625.8297</text:p>
          </table:table-cell>
          <table:table-cell office:value-type="float" office:value="12967.33" calcext:value-type="float">
            <text:p>12967.3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4.3987" calcext:value-type="float">
            <text:p>-384.3987</text:p>
          </table:table-cell>
          <table:table-cell office:value-type="float" office:value="1020.423" calcext:value-type="float">
            <text:p>1020.42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5.71649" calcext:value-type="float">
            <text:p>55.71649</text:p>
          </table:table-cell>
          <table:table-cell office:value-type="float" office:value="410.8319" calcext:value-type="float">
            <text:p>410.8319</text:p>
          </table:table-cell>
          <table:table-cell office:value-type="float" office:value="0.1701138" calcext:value-type="float">
            <text:p>0.170113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370" calcext:value-type="float">
            <text:p>370</text:p>
          </table:table-cell>
          <table:table-cell office:value-type="float" office:value="577.1219" calcext:value-type="float">
            <text:p>577.1219</text:p>
          </table:table-cell>
          <table:table-cell office:value-type="float" office:value="0" calcext:value-type="float">
            <text:p>0</text:p>
          </table:table-cell>
          <table:table-cell office:value-type="float" office:value="336.1233" calcext:value-type="float">
            <text:p>336.1233</text:p>
          </table:table-cell>
          <table:table-cell office:value-type="float" office:value="1137.005" calcext:value-type="float">
            <text:p>1137.005</text:p>
          </table:table-cell>
          <table:table-cell office:value-type="float" office:value="1365.942" calcext:value-type="float">
            <text:p>1365.942</text:p>
          </table:table-cell>
          <table:table-cell office:value-type="float" office:value="1232.351" calcext:value-type="float">
            <text:p>1232.351</text:p>
          </table:table-cell>
          <table:table-cell office:value-type="float" office:value="720.2587" calcext:value-type="float">
            <text:p>720.2587</text:p>
          </table:table-cell>
          <table:table-cell office:value-type="float" office:value="1098.766" calcext:value-type="float">
            <text:p>1098.766</text:p>
          </table:table-cell>
          <table:table-cell office:value-type="float" office:value="418.6541" calcext:value-type="float">
            <text:p>418.6541</text:p>
          </table:table-cell>
          <table:table-cell office:value-type="float" office:value="1823.514" calcext:value-type="float">
            <text:p>1823.514</text:p>
          </table:table-cell>
          <table:table-cell office:value-type="float" office:value="2060.707" calcext:value-type="float">
            <text:p>2060.707</text:p>
          </table:table-cell>
          <table:table-cell office:value-type="float" office:value="1652.41" calcext:value-type="float">
            <text:p>1652.41</text:p>
          </table:table-cell>
          <table:table-cell office:value-type="float" office:value="582.262" calcext:value-type="float">
            <text:p>582.262</text:p>
          </table:table-cell>
          <table:table-cell office:value-type="float" office:value="576.4155" calcext:value-type="float">
            <text:p>576.4155</text:p>
          </table:table-cell>
          <table:table-cell office:value-type="float" office:value="142.3655" calcext:value-type="float">
            <text:p>142.3655</text:p>
          </table:table-cell>
          <table:table-cell office:value-type="float" office:value="35.55354" calcext:value-type="float">
            <text:p>35.55354</text:p>
          </table:table-cell>
          <table:table-cell office:value-type="float" office:value="0" calcext:value-type="float">
            <text:p>0</text:p>
          </table:table-cell>
          <table:table-cell office:value-type="float" office:value="-0.003581831" calcext:value-type="float">
            <text:p>-0.00358183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6.0003" calcext:value-type="float">
            <text:p>-136.0003</text:p>
          </table:table-cell>
          <table:table-cell office:value-type="float" office:value="0" calcext:value-type="float">
            <text:p>0</text:p>
          </table:table-cell>
          <table:table-cell office:value-type="float" office:value="8.640447" calcext:value-type="float">
            <text:p>8.64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6" calcext:value-type="float">
            <text:p>17102006</text:p>
          </table:table-cell>
          <table:table-cell office:value-type="float" office:value="625.1306" calcext:value-type="float">
            <text:p>625.1306</text:p>
          </table:table-cell>
          <table:table-cell office:value-type="float" office:value="12967.17" calcext:value-type="float">
            <text:p>12967.1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5.351" calcext:value-type="float">
            <text:p>-385.351</text:p>
          </table:table-cell>
          <table:table-cell office:value-type="float" office:value="1022.633" calcext:value-type="float">
            <text:p>1022.63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6.05774" calcext:value-type="float">
            <text:p>56.05774</text:p>
          </table:table-cell>
          <table:table-cell office:value-type="float" office:value="410.6661" calcext:value-type="float">
            <text:p>410.6661</text:p>
          </table:table-cell>
          <table:table-cell office:value-type="float" office:value="0.1704741" calcext:value-type="float">
            <text:p>0.170474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4581" calcext:value-type="float">
            <text:p>0.494581</text:p>
          </table:table-cell>
          <table:table-cell office:value-type="float" office:value="370" calcext:value-type="float">
            <text:p>370</text:p>
          </table:table-cell>
          <table:table-cell office:value-type="float" office:value="576.1708" calcext:value-type="float">
            <text:p>576.1708</text:p>
          </table:table-cell>
          <table:table-cell office:value-type="float" office:value="0" calcext:value-type="float">
            <text:p>0</text:p>
          </table:table-cell>
          <table:table-cell office:value-type="float" office:value="336.1259" calcext:value-type="float">
            <text:p>336.1259</text:p>
          </table:table-cell>
          <table:table-cell office:value-type="float" office:value="1136.846" calcext:value-type="float">
            <text:p>1136.846</text:p>
          </table:table-cell>
          <table:table-cell office:value-type="float" office:value="1365.795" calcext:value-type="float">
            <text:p>1365.795</text:p>
          </table:table-cell>
          <table:table-cell office:value-type="float" office:value="1232.247" calcext:value-type="float">
            <text:p>1232.247</text:p>
          </table:table-cell>
          <table:table-cell office:value-type="float" office:value="720.1648" calcext:value-type="float">
            <text:p>720.1648</text:p>
          </table:table-cell>
          <table:table-cell office:value-type="float" office:value="1098.712" calcext:value-type="float">
            <text:p>1098.712</text:p>
          </table:table-cell>
          <table:table-cell office:value-type="float" office:value="418.6273" calcext:value-type="float">
            <text:p>418.6273</text:p>
          </table:table-cell>
          <table:table-cell office:value-type="float" office:value="1823.483" calcext:value-type="float">
            <text:p>1823.483</text:p>
          </table:table-cell>
          <table:table-cell office:value-type="float" office:value="2060.683" calcext:value-type="float">
            <text:p>2060.683</text:p>
          </table:table-cell>
          <table:table-cell office:value-type="float" office:value="1652.387" calcext:value-type="float">
            <text:p>1652.387</text:p>
          </table:table-cell>
          <table:table-cell office:value-type="float" office:value="582.2514" calcext:value-type="float">
            <text:p>582.2514</text:p>
          </table:table-cell>
          <table:table-cell office:value-type="float" office:value="576.3958" calcext:value-type="float">
            <text:p>576.3958</text:p>
          </table:table-cell>
          <table:table-cell office:value-type="float" office:value="142.3655" calcext:value-type="float">
            <text:p>142.3655</text:p>
          </table:table-cell>
          <table:table-cell office:value-type="float" office:value="35.55353" calcext:value-type="float">
            <text:p>35.55353</text:p>
          </table:table-cell>
          <table:table-cell office:value-type="float" office:value="0" calcext:value-type="float">
            <text:p>0</text:p>
          </table:table-cell>
          <table:table-cell office:value-type="float" office:value="-0.00358276" calcext:value-type="float">
            <text:p>-0.0035827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6.8307" calcext:value-type="float">
            <text:p>-136.8307</text:p>
          </table:table-cell>
          <table:table-cell office:value-type="float" office:value="0" calcext:value-type="float">
            <text:p>0</text:p>
          </table:table-cell>
          <table:table-cell office:value-type="float" office:value="8.518147" calcext:value-type="float">
            <text:p>8.51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6" calcext:value-type="float">
            <text:p>18102006</text:p>
          </table:table-cell>
          <table:table-cell office:value-type="float" office:value="624.6094" calcext:value-type="float">
            <text:p>624.6094</text:p>
          </table:table-cell>
          <table:table-cell office:value-type="float" office:value="12967.03" calcext:value-type="float">
            <text:p>12967.0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6.1259" calcext:value-type="float">
            <text:p>-386.1259</text:p>
          </table:table-cell>
          <table:table-cell office:value-type="float" office:value="1024.443" calcext:value-type="float">
            <text:p>1024.44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6.28989" calcext:value-type="float">
            <text:p>56.28989</text:p>
          </table:table-cell>
          <table:table-cell office:value-type="float" office:value="410.5815" calcext:value-type="float">
            <text:p>410.5815</text:p>
          </table:table-cell>
          <table:table-cell office:value-type="float" office:value="0.1708215" calcext:value-type="float">
            <text:p>0.170821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11" calcext:value-type="float">
            <text:p>0.03739111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914756" calcext:value-type="float">
            <text:p>0.4914756</text:p>
          </table:table-cell>
          <table:table-cell office:value-type="float" office:value="370" calcext:value-type="float">
            <text:p>370</text:p>
          </table:table-cell>
          <table:table-cell office:value-type="float" office:value="575.3994" calcext:value-type="float">
            <text:p>575.3994</text:p>
          </table:table-cell>
          <table:table-cell office:value-type="float" office:value="0" calcext:value-type="float">
            <text:p>0</text:p>
          </table:table-cell>
          <table:table-cell office:value-type="float" office:value="336.1334" calcext:value-type="float">
            <text:p>336.1334</text:p>
          </table:table-cell>
          <table:table-cell office:value-type="float" office:value="1136.738" calcext:value-type="float">
            <text:p>1136.738</text:p>
          </table:table-cell>
          <table:table-cell office:value-type="float" office:value="1365.674" calcext:value-type="float">
            <text:p>1365.674</text:p>
          </table:table-cell>
          <table:table-cell office:value-type="float" office:value="1232.16" calcext:value-type="float">
            <text:p>1232.16</text:p>
          </table:table-cell>
          <table:table-cell office:value-type="float" office:value="720.0803" calcext:value-type="float">
            <text:p>720.0803</text:p>
          </table:table-cell>
          <table:table-cell office:value-type="float" office:value="1098.664" calcext:value-type="float">
            <text:p>1098.664</text:p>
          </table:table-cell>
          <table:table-cell office:value-type="float" office:value="418.6006" calcext:value-type="float">
            <text:p>418.6006</text:p>
          </table:table-cell>
          <table:table-cell office:value-type="float" office:value="1823.451" calcext:value-type="float">
            <text:p>1823.451</text:p>
          </table:table-cell>
          <table:table-cell office:value-type="float" office:value="2060.658" calcext:value-type="float">
            <text:p>2060.658</text:p>
          </table:table-cell>
          <table:table-cell office:value-type="float" office:value="1652.363" calcext:value-type="float">
            <text:p>1652.363</text:p>
          </table:table-cell>
          <table:table-cell office:value-type="float" office:value="582.2407" calcext:value-type="float">
            <text:p>582.2407</text:p>
          </table:table-cell>
          <table:table-cell office:value-type="float" office:value="576.3758" calcext:value-type="float">
            <text:p>576.3758</text:p>
          </table:table-cell>
          <table:table-cell office:value-type="float" office:value="142.3655" calcext:value-type="float">
            <text:p>142.3655</text:p>
          </table:table-cell>
          <table:table-cell office:value-type="float" office:value="35.55356" calcext:value-type="float">
            <text:p>35.55356</text:p>
          </table:table-cell>
          <table:table-cell office:value-type="float" office:value="0" calcext:value-type="float">
            <text:p>0</text:p>
          </table:table-cell>
          <table:table-cell office:value-type="float" office:value="-0.003583128" calcext:value-type="float">
            <text:p>-0.00358312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7.4742" calcext:value-type="float">
            <text:p>-137.4742</text:p>
          </table:table-cell>
          <table:table-cell office:value-type="float" office:value="0" calcext:value-type="float">
            <text:p>0</text:p>
          </table:table-cell>
          <table:table-cell office:value-type="float" office:value="8.388557" calcext:value-type="float">
            <text:p>8.388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6" calcext:value-type="float">
            <text:p>19102006</text:p>
          </table:table-cell>
          <table:table-cell office:value-type="float" office:value="624.0373" calcext:value-type="float">
            <text:p>624.0373</text:p>
          </table:table-cell>
          <table:table-cell office:value-type="float" office:value="12966.91" calcext:value-type="float">
            <text:p>12966.9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6.9553" calcext:value-type="float">
            <text:p>-386.9553</text:p>
          </table:table-cell>
          <table:table-cell office:value-type="float" office:value="1026.152" calcext:value-type="float">
            <text:p>1026.15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6.57321" calcext:value-type="float">
            <text:p>56.57321</text:p>
          </table:table-cell>
          <table:table-cell office:value-type="float" office:value="410.4316" calcext:value-type="float">
            <text:p>410.4316</text:p>
          </table:table-cell>
          <table:table-cell office:value-type="float" office:value="0.1711822" calcext:value-type="float">
            <text:p>0.171182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83" calcext:value-type="float">
            <text:p>0.0373918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85501" calcext:value-type="float">
            <text:p>0.4885501</text:p>
          </table:table-cell>
          <table:table-cell office:value-type="float" office:value="370" calcext:value-type="float">
            <text:p>370</text:p>
          </table:table-cell>
          <table:table-cell office:value-type="float" office:value="574.5733" calcext:value-type="float">
            <text:p>574.5733</text:p>
          </table:table-cell>
          <table:table-cell office:value-type="float" office:value="0" calcext:value-type="float">
            <text:p>0</text:p>
          </table:table-cell>
          <table:table-cell office:value-type="float" office:value="336.1436" calcext:value-type="float">
            <text:p>336.1436</text:p>
          </table:table-cell>
          <table:table-cell office:value-type="float" office:value="1136.625" calcext:value-type="float">
            <text:p>1136.625</text:p>
          </table:table-cell>
          <table:table-cell office:value-type="float" office:value="1365.56" calcext:value-type="float">
            <text:p>1365.56</text:p>
          </table:table-cell>
          <table:table-cell office:value-type="float" office:value="1232.083" calcext:value-type="float">
            <text:p>1232.083</text:p>
          </table:table-cell>
          <table:table-cell office:value-type="float" office:value="720.0027" calcext:value-type="float">
            <text:p>720.0027</text:p>
          </table:table-cell>
          <table:table-cell office:value-type="float" office:value="1098.623" calcext:value-type="float">
            <text:p>1098.623</text:p>
          </table:table-cell>
          <table:table-cell office:value-type="float" office:value="418.5759" calcext:value-type="float">
            <text:p>418.5759</text:p>
          </table:table-cell>
          <table:table-cell office:value-type="float" office:value="1823.42" calcext:value-type="float">
            <text:p>1823.42</text:p>
          </table:table-cell>
          <table:table-cell office:value-type="float" office:value="2060.634" calcext:value-type="float">
            <text:p>2060.634</text:p>
          </table:table-cell>
          <table:table-cell office:value-type="float" office:value="1652.339" calcext:value-type="float">
            <text:p>1652.339</text:p>
          </table:table-cell>
          <table:table-cell office:value-type="float" office:value="582.2299" calcext:value-type="float">
            <text:p>582.2299</text:p>
          </table:table-cell>
          <table:table-cell office:value-type="float" office:value="576.3556" calcext:value-type="float">
            <text:p>576.3556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59" calcext:value-type="float">
            <text:p>35.55359</text:p>
          </table:table-cell>
          <table:table-cell office:value-type="float" office:value="0" calcext:value-type="float">
            <text:p>0</text:p>
          </table:table-cell>
          <table:table-cell office:value-type="float" office:value="-0.003583448" calcext:value-type="float">
            <text:p>-0.00358344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8.1486" calcext:value-type="float">
            <text:p>-138.1486</text:p>
          </table:table-cell>
          <table:table-cell office:value-type="float" office:value="0" calcext:value-type="float">
            <text:p>0</text:p>
          </table:table-cell>
          <table:table-cell office:value-type="float" office:value="8.236398" calcext:value-type="float">
            <text:p>8.236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6" calcext:value-type="float">
            <text:p>20102006</text:p>
          </table:table-cell>
          <table:table-cell office:value-type="float" office:value="623.3164" calcext:value-type="float">
            <text:p>623.3164</text:p>
          </table:table-cell>
          <table:table-cell office:value-type="float" office:value="12966.79" calcext:value-type="float">
            <text:p>12966.79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7.8787" calcext:value-type="float">
            <text:p>-387.8787</text:p>
          </table:table-cell>
          <table:table-cell office:value-type="float" office:value="1028.052" calcext:value-type="float">
            <text:p>1028.05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6.95724" calcext:value-type="float">
            <text:p>56.95724</text:p>
          </table:table-cell>
          <table:table-cell office:value-type="float" office:value="410.1978" calcext:value-type="float">
            <text:p>410.1978</text:p>
          </table:table-cell>
          <table:table-cell office:value-type="float" office:value="0.1715171" calcext:value-type="float">
            <text:p>0.171517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83" calcext:value-type="float">
            <text:p>0.0373918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73.6517" calcext:value-type="float">
            <text:p>573.6517</text:p>
          </table:table-cell>
          <table:table-cell office:value-type="float" office:value="0" calcext:value-type="float">
            <text:p>0</text:p>
          </table:table-cell>
          <table:table-cell office:value-type="float" office:value="336.1574" calcext:value-type="float">
            <text:p>336.1574</text:p>
          </table:table-cell>
          <table:table-cell office:value-type="float" office:value="1136.486" calcext:value-type="float">
            <text:p>1136.486</text:p>
          </table:table-cell>
          <table:table-cell office:value-type="float" office:value="1365.429" calcext:value-type="float">
            <text:p>1365.429</text:p>
          </table:table-cell>
          <table:table-cell office:value-type="float" office:value="1231.996" calcext:value-type="float">
            <text:p>1231.996</text:p>
          </table:table-cell>
          <table:table-cell office:value-type="float" office:value="719.9193" calcext:value-type="float">
            <text:p>719.9193</text:p>
          </table:table-cell>
          <table:table-cell office:value-type="float" office:value="1098.58" calcext:value-type="float">
            <text:p>1098.58</text:p>
          </table:table-cell>
          <table:table-cell office:value-type="float" office:value="418.5509" calcext:value-type="float">
            <text:p>418.5509</text:p>
          </table:table-cell>
          <table:table-cell office:value-type="float" office:value="1823.389" calcext:value-type="float">
            <text:p>1823.389</text:p>
          </table:table-cell>
          <table:table-cell office:value-type="float" office:value="2060.61" calcext:value-type="float">
            <text:p>2060.61</text:p>
          </table:table-cell>
          <table:table-cell office:value-type="float" office:value="1652.315" calcext:value-type="float">
            <text:p>1652.315</text:p>
          </table:table-cell>
          <table:table-cell office:value-type="float" office:value="582.2192" calcext:value-type="float">
            <text:p>582.2192</text:p>
          </table:table-cell>
          <table:table-cell office:value-type="float" office:value="576.3351" calcext:value-type="float">
            <text:p>576.3351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583942" calcext:value-type="float">
            <text:p>-0.00358394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8.9627" calcext:value-type="float">
            <text:p>-138.9627</text:p>
          </table:table-cell>
          <table:table-cell office:value-type="float" office:value="0" calcext:value-type="float">
            <text:p>0</text:p>
          </table:table-cell>
          <table:table-cell office:value-type="float" office:value="8.128372" calcext:value-type="float">
            <text:p>8.12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6" calcext:value-type="float">
            <text:p>21102006</text:p>
          </table:table-cell>
          <table:table-cell office:value-type="float" office:value="622.7337" calcext:value-type="float">
            <text:p>622.7337</text:p>
          </table:table-cell>
          <table:table-cell office:value-type="float" office:value="12966.66" calcext:value-type="float">
            <text:p>12966.6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8.6729" calcext:value-type="float">
            <text:p>-388.6729</text:p>
          </table:table-cell>
          <table:table-cell office:value-type="float" office:value="1030.797" calcext:value-type="float">
            <text:p>1030.797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7.23771" calcext:value-type="float">
            <text:p>57.23771</text:p>
          </table:table-cell>
          <table:table-cell office:value-type="float" office:value="410.0738" calcext:value-type="float">
            <text:p>410.0738</text:p>
          </table:table-cell>
          <table:table-cell office:value-type="float" office:value="0.1718719" calcext:value-type="float">
            <text:p>0.171871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183" calcext:value-type="float">
            <text:p>0.0373918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72.8579" calcext:value-type="float">
            <text:p>572.8579</text:p>
          </table:table-cell>
          <table:table-cell office:value-type="float" office:value="0" calcext:value-type="float">
            <text:p>0</text:p>
          </table:table-cell>
          <table:table-cell office:value-type="float" office:value="336.1682" calcext:value-type="float">
            <text:p>336.1682</text:p>
          </table:table-cell>
          <table:table-cell office:value-type="float" office:value="1136.368" calcext:value-type="float">
            <text:p>1136.368</text:p>
          </table:table-cell>
          <table:table-cell office:value-type="float" office:value="1365.307" calcext:value-type="float">
            <text:p>1365.307</text:p>
          </table:table-cell>
          <table:table-cell office:value-type="float" office:value="1231.909" calcext:value-type="float">
            <text:p>1231.909</text:p>
          </table:table-cell>
          <table:table-cell office:value-type="float" office:value="719.8318" calcext:value-type="float">
            <text:p>719.8318</text:p>
          </table:table-cell>
          <table:table-cell office:value-type="float" office:value="1098.536" calcext:value-type="float">
            <text:p>1098.536</text:p>
          </table:table-cell>
          <table:table-cell office:value-type="float" office:value="418.5251" calcext:value-type="float">
            <text:p>418.5251</text:p>
          </table:table-cell>
          <table:table-cell office:value-type="float" office:value="1823.358" calcext:value-type="float">
            <text:p>1823.358</text:p>
          </table:table-cell>
          <table:table-cell office:value-type="float" office:value="2060.585" calcext:value-type="float">
            <text:p>2060.585</text:p>
          </table:table-cell>
          <table:table-cell office:value-type="float" office:value="1652.292" calcext:value-type="float">
            <text:p>1652.292</text:p>
          </table:table-cell>
          <table:table-cell office:value-type="float" office:value="582.2084" calcext:value-type="float">
            <text:p>582.2084</text:p>
          </table:table-cell>
          <table:table-cell office:value-type="float" office:value="576.3145" calcext:value-type="float">
            <text:p>576.3145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584225" calcext:value-type="float">
            <text:p>-0.00358422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39.6456" calcext:value-type="float">
            <text:p>-139.6456</text:p>
          </table:table-cell>
          <table:table-cell office:value-type="float" office:value="0" calcext:value-type="float">
            <text:p>0</text:p>
          </table:table-cell>
          <table:table-cell office:value-type="float" office:value="8.016185" calcext:value-type="float">
            <text:p>8.01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6" calcext:value-type="float">
            <text:p>22102006</text:p>
          </table:table-cell>
          <table:table-cell office:value-type="float" office:value="622.1788" calcext:value-type="float">
            <text:p>622.1788</text:p>
          </table:table-cell>
          <table:table-cell office:value-type="float" office:value="12966.55" calcext:value-type="float">
            <text:p>12966.5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89.4268" calcext:value-type="float">
            <text:p>-389.4268</text:p>
          </table:table-cell>
          <table:table-cell office:value-type="float" office:value="1033.218" calcext:value-type="float">
            <text:p>1033.21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7.51189" calcext:value-type="float">
            <text:p>57.51189</text:p>
          </table:table-cell>
          <table:table-cell office:value-type="float" office:value="409.9346" calcext:value-type="float">
            <text:p>409.9346</text:p>
          </table:table-cell>
          <table:table-cell office:value-type="float" office:value="0.1722549" calcext:value-type="float">
            <text:p>0.172254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18" calcext:value-type="float">
            <text:p>0.0373921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72.1044" calcext:value-type="float">
            <text:p>572.1044</text:p>
          </table:table-cell>
          <table:table-cell office:value-type="float" office:value="0" calcext:value-type="float">
            <text:p>0</text:p>
          </table:table-cell>
          <table:table-cell office:value-type="float" office:value="336.1826" calcext:value-type="float">
            <text:p>336.1826</text:p>
          </table:table-cell>
          <table:table-cell office:value-type="float" office:value="1136.265" calcext:value-type="float">
            <text:p>1136.265</text:p>
          </table:table-cell>
          <table:table-cell office:value-type="float" office:value="1365.198" calcext:value-type="float">
            <text:p>1365.198</text:p>
          </table:table-cell>
          <table:table-cell office:value-type="float" office:value="1231.832" calcext:value-type="float">
            <text:p>1231.832</text:p>
          </table:table-cell>
          <table:table-cell office:value-type="float" office:value="719.7527" calcext:value-type="float">
            <text:p>719.7527</text:p>
          </table:table-cell>
          <table:table-cell office:value-type="float" office:value="1098.495" calcext:value-type="float">
            <text:p>1098.495</text:p>
          </table:table-cell>
          <table:table-cell office:value-type="float" office:value="418.5002" calcext:value-type="float">
            <text:p>418.5002</text:p>
          </table:table-cell>
          <table:table-cell office:value-type="float" office:value="1823.327" calcext:value-type="float">
            <text:p>1823.327</text:p>
          </table:table-cell>
          <table:table-cell office:value-type="float" office:value="2060.561" calcext:value-type="float">
            <text:p>2060.561</text:p>
          </table:table-cell>
          <table:table-cell office:value-type="float" office:value="1652.268" calcext:value-type="float">
            <text:p>1652.268</text:p>
          </table:table-cell>
          <table:table-cell office:value-type="float" office:value="582.1976" calcext:value-type="float">
            <text:p>582.1976</text:p>
          </table:table-cell>
          <table:table-cell office:value-type="float" office:value="576.2935" calcext:value-type="float">
            <text:p>576.2935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584417" calcext:value-type="float">
            <text:p>-0.00358441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0.2878" calcext:value-type="float">
            <text:p>-140.2878</text:p>
          </table:table-cell>
          <table:table-cell office:value-type="float" office:value="0" calcext:value-type="float">
            <text:p>0</text:p>
          </table:table-cell>
          <table:table-cell office:value-type="float" office:value="7.904067" calcext:value-type="float">
            <text:p>7.904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6" calcext:value-type="float">
            <text:p>23102006</text:p>
          </table:table-cell>
          <table:table-cell office:value-type="float" office:value="621.5996" calcext:value-type="float">
            <text:p>621.5996</text:p>
          </table:table-cell>
          <table:table-cell office:value-type="float" office:value="12966.44" calcext:value-type="float">
            <text:p>12966.4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0.1847" calcext:value-type="float">
            <text:p>-390.1847</text:p>
          </table:table-cell>
          <table:table-cell office:value-type="float" office:value="1035.561" calcext:value-type="float">
            <text:p>1035.56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7.80957" calcext:value-type="float">
            <text:p>57.80957</text:p>
          </table:table-cell>
          <table:table-cell office:value-type="float" office:value="409.7676" calcext:value-type="float">
            <text:p>409.7676</text:p>
          </table:table-cell>
          <table:table-cell office:value-type="float" office:value="0.1726673" calcext:value-type="float">
            <text:p>0.172667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18" calcext:value-type="float">
            <text:p>0.0373921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71.3469" calcext:value-type="float">
            <text:p>571.3469</text:p>
          </table:table-cell>
          <table:table-cell office:value-type="float" office:value="0" calcext:value-type="float">
            <text:p>0</text:p>
          </table:table-cell>
          <table:table-cell office:value-type="float" office:value="336.2008" calcext:value-type="float">
            <text:p>336.2008</text:p>
          </table:table-cell>
          <table:table-cell office:value-type="float" office:value="1136.162" calcext:value-type="float">
            <text:p>1136.162</text:p>
          </table:table-cell>
          <table:table-cell office:value-type="float" office:value="1365.09" calcext:value-type="float">
            <text:p>1365.09</text:p>
          </table:table-cell>
          <table:table-cell office:value-type="float" office:value="1231.76" calcext:value-type="float">
            <text:p>1231.76</text:p>
          </table:table-cell>
          <table:table-cell office:value-type="float" office:value="719.6735" calcext:value-type="float">
            <text:p>719.6735</text:p>
          </table:table-cell>
          <table:table-cell office:value-type="float" office:value="1098.456" calcext:value-type="float">
            <text:p>1098.456</text:p>
          </table:table-cell>
          <table:table-cell office:value-type="float" office:value="418.4757" calcext:value-type="float">
            <text:p>418.4757</text:p>
          </table:table-cell>
          <table:table-cell office:value-type="float" office:value="1823.297" calcext:value-type="float">
            <text:p>1823.297</text:p>
          </table:table-cell>
          <table:table-cell office:value-type="float" office:value="2060.537" calcext:value-type="float">
            <text:p>2060.537</text:p>
          </table:table-cell>
          <table:table-cell office:value-type="float" office:value="1652.244" calcext:value-type="float">
            <text:p>1652.244</text:p>
          </table:table-cell>
          <table:table-cell office:value-type="float" office:value="582.1868" calcext:value-type="float">
            <text:p>582.1868</text:p>
          </table:table-cell>
          <table:table-cell office:value-type="float" office:value="576.2723" calcext:value-type="float">
            <text:p>576.2723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1" calcext:value-type="float">
            <text:p>35.55361</text:p>
          </table:table-cell>
          <table:table-cell office:value-type="float" office:value="0" calcext:value-type="float">
            <text:p>0</text:p>
          </table:table-cell>
          <table:table-cell office:value-type="float" office:value="-0.003584591" calcext:value-type="float">
            <text:p>-0.00358459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0.9458" calcext:value-type="float">
            <text:p>-140.9458</text:p>
          </table:table-cell>
          <table:table-cell office:value-type="float" office:value="0" calcext:value-type="float">
            <text:p>0</text:p>
          </table:table-cell>
          <table:table-cell office:value-type="float" office:value="7.803493" calcext:value-type="float">
            <text:p>7.80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6" calcext:value-type="float">
            <text:p>24102006</text:p>
          </table:table-cell>
          <table:table-cell office:value-type="float" office:value="620.9494" calcext:value-type="float">
            <text:p>620.9494</text:p>
          </table:table-cell>
          <table:table-cell office:value-type="float" office:value="12966.34" calcext:value-type="float">
            <text:p>12966.3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0.9937" calcext:value-type="float">
            <text:p>-390.9937</text:p>
          </table:table-cell>
          <table:table-cell office:value-type="float" office:value="1037.675" calcext:value-type="float">
            <text:p>1037.67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8.15939" calcext:value-type="float">
            <text:p>58.15939</text:p>
          </table:table-cell>
          <table:table-cell office:value-type="float" office:value="409.5498" calcext:value-type="float">
            <text:p>409.5498</text:p>
          </table:table-cell>
          <table:table-cell office:value-type="float" office:value="0.1731047" calcext:value-type="float">
            <text:p>0.173104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18" calcext:value-type="float">
            <text:p>0.0373921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70.5383" calcext:value-type="float">
            <text:p>570.5383</text:p>
          </table:table-cell>
          <table:table-cell office:value-type="float" office:value="0" calcext:value-type="float">
            <text:p>0</text:p>
          </table:table-cell>
          <table:table-cell office:value-type="float" office:value="336.2239" calcext:value-type="float">
            <text:p>336.2239</text:p>
          </table:table-cell>
          <table:table-cell office:value-type="float" office:value="1136.05" calcext:value-type="float">
            <text:p>1136.05</text:p>
          </table:table-cell>
          <table:table-cell office:value-type="float" office:value="1364.976" calcext:value-type="float">
            <text:p>1364.976</text:p>
          </table:table-cell>
          <table:table-cell office:value-type="float" office:value="1231.684" calcext:value-type="float">
            <text:p>1231.684</text:p>
          </table:table-cell>
          <table:table-cell office:value-type="float" office:value="719.5934" calcext:value-type="float">
            <text:p>719.5934</text:p>
          </table:table-cell>
          <table:table-cell office:value-type="float" office:value="1098.416" calcext:value-type="float">
            <text:p>1098.416</text:p>
          </table:table-cell>
          <table:table-cell office:value-type="float" office:value="418.4513" calcext:value-type="float">
            <text:p>418.4513</text:p>
          </table:table-cell>
          <table:table-cell office:value-type="float" office:value="1823.267" calcext:value-type="float">
            <text:p>1823.267</text:p>
          </table:table-cell>
          <table:table-cell office:value-type="float" office:value="2060.512" calcext:value-type="float">
            <text:p>2060.512</text:p>
          </table:table-cell>
          <table:table-cell office:value-type="float" office:value="1652.22" calcext:value-type="float">
            <text:p>1652.22</text:p>
          </table:table-cell>
          <table:table-cell office:value-type="float" office:value="582.176" calcext:value-type="float">
            <text:p>582.176</text:p>
          </table:table-cell>
          <table:table-cell office:value-type="float" office:value="576.2522" calcext:value-type="float">
            <text:p>576.2522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" calcext:value-type="float">
            <text:p>35.5536</text:p>
          </table:table-cell>
          <table:table-cell office:value-type="float" office:value="0" calcext:value-type="float">
            <text:p>0</text:p>
          </table:table-cell>
          <table:table-cell office:value-type="float" office:value="-0.003584784" calcext:value-type="float">
            <text:p>-0.00358478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1.6662" calcext:value-type="float">
            <text:p>-141.6662</text:p>
          </table:table-cell>
          <table:table-cell office:value-type="float" office:value="0" calcext:value-type="float">
            <text:p>0</text:p>
          </table:table-cell>
          <table:table-cell office:value-type="float" office:value="7.714318" calcext:value-type="float">
            <text:p>7.714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6" calcext:value-type="float">
            <text:p>25102006</text:p>
          </table:table-cell>
          <table:table-cell office:value-type="float" office:value="620.2262" calcext:value-type="float">
            <text:p>620.2262</text:p>
          </table:table-cell>
          <table:table-cell office:value-type="float" office:value="12966.25" calcext:value-type="float">
            <text:p>12966.2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1.8449" calcext:value-type="float">
            <text:p>-391.8449</text:p>
          </table:table-cell>
          <table:table-cell office:value-type="float" office:value="1039.514" calcext:value-type="float">
            <text:p>1039.51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8.56092" calcext:value-type="float">
            <text:p>58.56092</text:p>
          </table:table-cell>
          <table:table-cell office:value-type="float" office:value="409.2912" calcext:value-type="float">
            <text:p>409.2912</text:p>
          </table:table-cell>
          <table:table-cell office:value-type="float" office:value="0.1735203" calcext:value-type="float">
            <text:p>0.173520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70721" calcext:value-type="float">
            <text:p>0.4870721</text:p>
          </table:table-cell>
          <table:table-cell office:value-type="float" office:value="370" calcext:value-type="float">
            <text:p>370</text:p>
          </table:table-cell>
          <table:table-cell office:value-type="float" office:value="569.6875" calcext:value-type="float">
            <text:p>569.6875</text:p>
          </table:table-cell>
          <table:table-cell office:value-type="float" office:value="0" calcext:value-type="float">
            <text:p>0</text:p>
          </table:table-cell>
          <table:table-cell office:value-type="float" office:value="336.2513" calcext:value-type="float">
            <text:p>336.2513</text:p>
          </table:table-cell>
          <table:table-cell office:value-type="float" office:value="1135.927" calcext:value-type="float">
            <text:p>1135.927</text:p>
          </table:table-cell>
          <table:table-cell office:value-type="float" office:value="1364.856" calcext:value-type="float">
            <text:p>1364.856</text:p>
          </table:table-cell>
          <table:table-cell office:value-type="float" office:value="1231.601" calcext:value-type="float">
            <text:p>1231.601</text:p>
          </table:table-cell>
          <table:table-cell office:value-type="float" office:value="719.5093" calcext:value-type="float">
            <text:p>719.5093</text:p>
          </table:table-cell>
          <table:table-cell office:value-type="float" office:value="1098.376" calcext:value-type="float">
            <text:p>1098.376</text:p>
          </table:table-cell>
          <table:table-cell office:value-type="float" office:value="418.4262" calcext:value-type="float">
            <text:p>418.4262</text:p>
          </table:table-cell>
          <table:table-cell office:value-type="float" office:value="1823.237" calcext:value-type="float">
            <text:p>1823.237</text:p>
          </table:table-cell>
          <table:table-cell office:value-type="float" office:value="2060.488" calcext:value-type="float">
            <text:p>2060.488</text:p>
          </table:table-cell>
          <table:table-cell office:value-type="float" office:value="1652.196" calcext:value-type="float">
            <text:p>1652.196</text:p>
          </table:table-cell>
          <table:table-cell office:value-type="float" office:value="582.1652" calcext:value-type="float">
            <text:p>582.1652</text:p>
          </table:table-cell>
          <table:table-cell office:value-type="float" office:value="576.2364" calcext:value-type="float">
            <text:p>576.2364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6" calcext:value-type="float">
            <text:p>35.5536</text:p>
          </table:table-cell>
          <table:table-cell office:value-type="float" office:value="0" calcext:value-type="float">
            <text:p>0</text:p>
          </table:table-cell>
          <table:table-cell office:value-type="float" office:value="-0.003584985" calcext:value-type="float">
            <text:p>-0.00358498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2.4528" calcext:value-type="float">
            <text:p>-142.4528</text:p>
          </table:table-cell>
          <table:table-cell office:value-type="float" office:value="0" calcext:value-type="float">
            <text:p>0</text:p>
          </table:table-cell>
          <table:table-cell office:value-type="float" office:value="7.649009" calcext:value-type="float">
            <text:p>7.649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6" calcext:value-type="float">
            <text:p>26102006</text:p>
          </table:table-cell>
          <table:table-cell office:value-type="float" office:value="619.432" calcext:value-type="float">
            <text:p>619.432</text:p>
          </table:table-cell>
          <table:table-cell office:value-type="float" office:value="12966.17" calcext:value-type="float">
            <text:p>12966.1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2.81" calcext:value-type="float">
            <text:p>-392.81</text:p>
          </table:table-cell>
          <table:table-cell office:value-type="float" office:value="1042.295" calcext:value-type="float">
            <text:p>1042.29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8.99792" calcext:value-type="float">
            <text:p>58.99792</text:p>
          </table:table-cell>
          <table:table-cell office:value-type="float" office:value="409.01" calcext:value-type="float">
            <text:p>409.01</text:p>
          </table:table-cell>
          <table:table-cell office:value-type="float" office:value="0.1739533" calcext:value-type="float">
            <text:p>0.173953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66285" calcext:value-type="float">
            <text:p>0.4866285</text:p>
          </table:table-cell>
          <table:table-cell office:value-type="float" office:value="370" calcext:value-type="float">
            <text:p>370</text:p>
          </table:table-cell>
          <table:table-cell office:value-type="float" office:value="568.7233" calcext:value-type="float">
            <text:p>568.7233</text:p>
          </table:table-cell>
          <table:table-cell office:value-type="float" office:value="0" calcext:value-type="float">
            <text:p>0</text:p>
          </table:table-cell>
          <table:table-cell office:value-type="float" office:value="336.2819" calcext:value-type="float">
            <text:p>336.2819</text:p>
          </table:table-cell>
          <table:table-cell office:value-type="float" office:value="1135.786" calcext:value-type="float">
            <text:p>1135.786</text:p>
          </table:table-cell>
          <table:table-cell office:value-type="float" office:value="1364.725" calcext:value-type="float">
            <text:p>1364.725</text:p>
          </table:table-cell>
          <table:table-cell office:value-type="float" office:value="1231.509" calcext:value-type="float">
            <text:p>1231.509</text:p>
          </table:table-cell>
          <table:table-cell office:value-type="float" office:value="719.4196" calcext:value-type="float">
            <text:p>719.4196</text:p>
          </table:table-cell>
          <table:table-cell office:value-type="float" office:value="1098.333" calcext:value-type="float">
            <text:p>1098.333</text:p>
          </table:table-cell>
          <table:table-cell office:value-type="float" office:value="418.4002" calcext:value-type="float">
            <text:p>418.4002</text:p>
          </table:table-cell>
          <table:table-cell office:value-type="float" office:value="1823.207" calcext:value-type="float">
            <text:p>1823.207</text:p>
          </table:table-cell>
          <table:table-cell office:value-type="float" office:value="2060.464" calcext:value-type="float">
            <text:p>2060.464</text:p>
          </table:table-cell>
          <table:table-cell office:value-type="float" office:value="1652.172" calcext:value-type="float">
            <text:p>1652.172</text:p>
          </table:table-cell>
          <table:table-cell office:value-type="float" office:value="582.1544" calcext:value-type="float">
            <text:p>582.1544</text:p>
          </table:table-cell>
          <table:table-cell office:value-type="float" office:value="576.2205" calcext:value-type="float">
            <text:p>576.2205</text:p>
          </table:table-cell>
          <table:table-cell office:value-type="float" office:value="142.3654" calcext:value-type="float">
            <text:p>142.3654</text:p>
          </table:table-cell>
          <table:table-cell office:value-type="float" office:value="35.55359" calcext:value-type="float">
            <text:p>35.55359</text:p>
          </table:table-cell>
          <table:table-cell office:value-type="float" office:value="0" calcext:value-type="float">
            <text:p>0</text:p>
          </table:table-cell>
          <table:table-cell office:value-type="float" office:value="-0.003585225" calcext:value-type="float">
            <text:p>-0.00358522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3.3071" calcext:value-type="float">
            <text:p>-143.3071</text:p>
          </table:table-cell>
          <table:table-cell office:value-type="float" office:value="0" calcext:value-type="float">
            <text:p>0</text:p>
          </table:table-cell>
          <table:table-cell office:value-type="float" office:value="7.538131" calcext:value-type="float">
            <text:p>7.53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6" calcext:value-type="float">
            <text:p>27102006</text:p>
          </table:table-cell>
          <table:table-cell office:value-type="float" office:value="618.4905" calcext:value-type="float">
            <text:p>618.4905</text:p>
          </table:table-cell>
          <table:table-cell office:value-type="float" office:value="12966.1" calcext:value-type="float">
            <text:p>12966.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3.8671" calcext:value-type="float">
            <text:p>-393.8671</text:p>
          </table:table-cell>
          <table:table-cell office:value-type="float" office:value="1045.205" calcext:value-type="float">
            <text:p>1045.20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59.52705" calcext:value-type="float">
            <text:p>59.52705</text:p>
          </table:table-cell>
          <table:table-cell office:value-type="float" office:value="408.6273" calcext:value-type="float">
            <text:p>408.6273</text:p>
          </table:table-cell>
          <table:table-cell office:value-type="float" office:value="0.1744143" calcext:value-type="float">
            <text:p>0.174414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37018" calcext:value-type="float">
            <text:p>0.4837018</text:p>
          </table:table-cell>
          <table:table-cell office:value-type="float" office:value="370" calcext:value-type="float">
            <text:p>370</text:p>
          </table:table-cell>
          <table:table-cell office:value-type="float" office:value="567.6696" calcext:value-type="float">
            <text:p>567.6696</text:p>
          </table:table-cell>
          <table:table-cell office:value-type="float" office:value="0" calcext:value-type="float">
            <text:p>0</text:p>
          </table:table-cell>
          <table:table-cell office:value-type="float" office:value="336.3248" calcext:value-type="float">
            <text:p>336.3248</text:p>
          </table:table-cell>
          <table:table-cell office:value-type="float" office:value="1135.628" calcext:value-type="float">
            <text:p>1135.628</text:p>
          </table:table-cell>
          <table:table-cell office:value-type="float" office:value="1364.583" calcext:value-type="float">
            <text:p>1364.583</text:p>
          </table:table-cell>
          <table:table-cell office:value-type="float" office:value="1231.408" calcext:value-type="float">
            <text:p>1231.408</text:p>
          </table:table-cell>
          <table:table-cell office:value-type="float" office:value="719.3253" calcext:value-type="float">
            <text:p>719.3253</text:p>
          </table:table-cell>
          <table:table-cell office:value-type="float" office:value="1098.288" calcext:value-type="float">
            <text:p>1098.288</text:p>
          </table:table-cell>
          <table:table-cell office:value-type="float" office:value="418.3732" calcext:value-type="float">
            <text:p>418.3732</text:p>
          </table:table-cell>
          <table:table-cell office:value-type="float" office:value="1823.176" calcext:value-type="float">
            <text:p>1823.176</text:p>
          </table:table-cell>
          <table:table-cell office:value-type="float" office:value="2060.439" calcext:value-type="float">
            <text:p>2060.439</text:p>
          </table:table-cell>
          <table:table-cell office:value-type="float" office:value="1652.149" calcext:value-type="float">
            <text:p>1652.149</text:p>
          </table:table-cell>
          <table:table-cell office:value-type="float" office:value="582.1434" calcext:value-type="float">
            <text:p>582.1434</text:p>
          </table:table-cell>
          <table:table-cell office:value-type="float" office:value="576.2043" calcext:value-type="float">
            <text:p>576.2043</text:p>
          </table:table-cell>
          <table:table-cell office:value-type="float" office:value="142.3653" calcext:value-type="float">
            <text:p>142.3653</text:p>
          </table:table-cell>
          <table:table-cell office:value-type="float" office:value="35.55362" calcext:value-type="float">
            <text:p>35.55362</text:p>
          </table:table-cell>
          <table:table-cell office:value-type="float" office:value="0" calcext:value-type="float">
            <text:p>0</text:p>
          </table:table-cell>
          <table:table-cell office:value-type="float" office:value="-0.003585602" calcext:value-type="float">
            <text:p>-0.00358560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4.2944" calcext:value-type="float">
            <text:p>-144.2944</text:p>
          </table:table-cell>
          <table:table-cell office:value-type="float" office:value="0" calcext:value-type="float">
            <text:p>0</text:p>
          </table:table-cell>
          <table:table-cell office:value-type="float" office:value="7.471825" calcext:value-type="float">
            <text:p>7.47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6" calcext:value-type="float">
            <text:p>28102006</text:p>
          </table:table-cell>
          <table:table-cell office:value-type="float" office:value="617.5225" calcext:value-type="float">
            <text:p>617.5225</text:p>
          </table:table-cell>
          <table:table-cell office:value-type="float" office:value="12966.02" calcext:value-type="float">
            <text:p>12966.02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4.9626" calcext:value-type="float">
            <text:p>-394.9626</text:p>
          </table:table-cell>
          <table:table-cell office:value-type="float" office:value="1048.273" calcext:value-type="float">
            <text:p>1048.27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0.03739" calcext:value-type="float">
            <text:p>60.03739</text:p>
          </table:table-cell>
          <table:table-cell office:value-type="float" office:value="408.2601" calcext:value-type="float">
            <text:p>408.2601</text:p>
          </table:table-cell>
          <table:table-cell office:value-type="float" office:value="0.1749139" calcext:value-type="float">
            <text:p>0.174913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9443" calcext:value-type="float">
            <text:p>0.4809443</text:p>
          </table:table-cell>
          <table:table-cell office:value-type="float" office:value="370" calcext:value-type="float">
            <text:p>370</text:p>
          </table:table-cell>
          <table:table-cell office:value-type="float" office:value="566.5773" calcext:value-type="float">
            <text:p>566.5773</text:p>
          </table:table-cell>
          <table:table-cell office:value-type="float" office:value="0" calcext:value-type="float">
            <text:p>0</text:p>
          </table:table-cell>
          <table:table-cell office:value-type="float" office:value="336.3719" calcext:value-type="float">
            <text:p>336.3719</text:p>
          </table:table-cell>
          <table:table-cell office:value-type="float" office:value="1135.458" calcext:value-type="float">
            <text:p>1135.458</text:p>
          </table:table-cell>
          <table:table-cell office:value-type="float" office:value="1364.427" calcext:value-type="float">
            <text:p>1364.427</text:p>
          </table:table-cell>
          <table:table-cell office:value-type="float" office:value="1231.295" calcext:value-type="float">
            <text:p>1231.295</text:p>
          </table:table-cell>
          <table:table-cell office:value-type="float" office:value="719.2242" calcext:value-type="float">
            <text:p>719.2242</text:p>
          </table:table-cell>
          <table:table-cell office:value-type="float" office:value="1098.241" calcext:value-type="float">
            <text:p>1098.241</text:p>
          </table:table-cell>
          <table:table-cell office:value-type="float" office:value="418.3448" calcext:value-type="float">
            <text:p>418.3448</text:p>
          </table:table-cell>
          <table:table-cell office:value-type="float" office:value="1823.144" calcext:value-type="float">
            <text:p>1823.144</text:p>
          </table:table-cell>
          <table:table-cell office:value-type="float" office:value="2060.415" calcext:value-type="float">
            <text:p>2060.415</text:p>
          </table:table-cell>
          <table:table-cell office:value-type="float" office:value="1652.126" calcext:value-type="float">
            <text:p>1652.126</text:p>
          </table:table-cell>
          <table:table-cell office:value-type="float" office:value="582.1326" calcext:value-type="float">
            <text:p>582.1326</text:p>
          </table:table-cell>
          <table:table-cell office:value-type="float" office:value="576.188" calcext:value-type="float">
            <text:p>576.188</text:p>
          </table:table-cell>
          <table:table-cell office:value-type="float" office:value="142.3653" calcext:value-type="float">
            <text:p>142.3653</text:p>
          </table:table-cell>
          <table:table-cell office:value-type="float" office:value="35.55364" calcext:value-type="float">
            <text:p>35.55364</text:p>
          </table:table-cell>
          <table:table-cell office:value-type="float" office:value="0" calcext:value-type="float">
            <text:p>0</text:p>
          </table:table-cell>
          <table:table-cell office:value-type="float" office:value="-0.003586075" calcext:value-type="float">
            <text:p>-0.00358607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5.3094" calcext:value-type="float">
            <text:p>-145.3094</text:p>
          </table:table-cell>
          <table:table-cell office:value-type="float" office:value="0" calcext:value-type="float">
            <text:p>0</text:p>
          </table:table-cell>
          <table:table-cell office:value-type="float" office:value="7.394926" calcext:value-type="float">
            <text:p>7.394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6" calcext:value-type="float">
            <text:p>29102006</text:p>
          </table:table-cell>
          <table:table-cell office:value-type="float" office:value="616.5132" calcext:value-type="float">
            <text:p>616.5132</text:p>
          </table:table-cell>
          <table:table-cell office:value-type="float" office:value="12965.95" calcext:value-type="float">
            <text:p>12965.9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6.0869" calcext:value-type="float">
            <text:p>-396.0869</text:p>
          </table:table-cell>
          <table:table-cell office:value-type="float" office:value="1051.623" calcext:value-type="float">
            <text:p>1051.62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0.51538" calcext:value-type="float">
            <text:p>60.51538</text:p>
          </table:table-cell>
          <table:table-cell office:value-type="float" office:value="407.9098" calcext:value-type="float">
            <text:p>407.9098</text:p>
          </table:table-cell>
          <table:table-cell office:value-type="float" office:value="0.175459" calcext:value-type="float">
            <text:p>0.17545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5.4544" calcext:value-type="float">
            <text:p>565.4544</text:p>
          </table:table-cell>
          <table:table-cell office:value-type="float" office:value="0" calcext:value-type="float">
            <text:p>0</text:p>
          </table:table-cell>
          <table:table-cell office:value-type="float" office:value="336.4218" calcext:value-type="float">
            <text:p>336.4218</text:p>
          </table:table-cell>
          <table:table-cell office:value-type="float" office:value="1135.266" calcext:value-type="float">
            <text:p>1135.266</text:p>
          </table:table-cell>
          <table:table-cell office:value-type="float" office:value="1364.255" calcext:value-type="float">
            <text:p>1364.255</text:p>
          </table:table-cell>
          <table:table-cell office:value-type="float" office:value="1231.17" calcext:value-type="float">
            <text:p>1231.17</text:p>
          </table:table-cell>
          <table:table-cell office:value-type="float" office:value="719.114" calcext:value-type="float">
            <text:p>719.114</text:p>
          </table:table-cell>
          <table:table-cell office:value-type="float" office:value="1098.19" calcext:value-type="float">
            <text:p>1098.19</text:p>
          </table:table-cell>
          <table:table-cell office:value-type="float" office:value="418.3147" calcext:value-type="float">
            <text:p>418.3147</text:p>
          </table:table-cell>
          <table:table-cell office:value-type="float" office:value="1823.112" calcext:value-type="float">
            <text:p>1823.112</text:p>
          </table:table-cell>
          <table:table-cell office:value-type="float" office:value="2060.39" calcext:value-type="float">
            <text:p>2060.39</text:p>
          </table:table-cell>
          <table:table-cell office:value-type="float" office:value="1652.103" calcext:value-type="float">
            <text:p>1652.103</text:p>
          </table:table-cell>
          <table:table-cell office:value-type="float" office:value="582.1217" calcext:value-type="float">
            <text:p>582.1217</text:p>
          </table:table-cell>
          <table:table-cell office:value-type="float" office:value="576.1714" calcext:value-type="float">
            <text:p>576.1714</text:p>
          </table:table-cell>
          <table:table-cell office:value-type="float" office:value="142.3653" calcext:value-type="float">
            <text:p>142.3653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86894" calcext:value-type="float">
            <text:p>-0.00358689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6.3704" calcext:value-type="float">
            <text:p>-146.3704</text:p>
          </table:table-cell>
          <table:table-cell office:value-type="float" office:value="0" calcext:value-type="float">
            <text:p>0</text:p>
          </table:table-cell>
          <table:table-cell office:value-type="float" office:value="7.332111" calcext:value-type="float">
            <text:p>7.33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6" calcext:value-type="float">
            <text:p>30102006</text:p>
          </table:table-cell>
          <table:table-cell office:value-type="float" office:value="615.7121" calcext:value-type="float">
            <text:p>615.7121</text:p>
          </table:table-cell>
          <table:table-cell office:value-type="float" office:value="12965.85" calcext:value-type="float">
            <text:p>12965.8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7.0102" calcext:value-type="float">
            <text:p>-397.0102</text:p>
          </table:table-cell>
          <table:table-cell office:value-type="float" office:value="1055.801" calcext:value-type="float">
            <text:p>1055.80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0.71389" calcext:value-type="float">
            <text:p>60.71389</text:p>
          </table:table-cell>
          <table:table-cell office:value-type="float" office:value="407.775" calcext:value-type="float">
            <text:p>407.775</text:p>
          </table:table-cell>
          <table:table-cell office:value-type="float" office:value="0.1760655" calcext:value-type="float">
            <text:p>0.176065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4.5318" calcext:value-type="float">
            <text:p>564.5318</text:p>
          </table:table-cell>
          <table:table-cell office:value-type="float" office:value="0" calcext:value-type="float">
            <text:p>0</text:p>
          </table:table-cell>
          <table:table-cell office:value-type="float" office:value="336.4674" calcext:value-type="float">
            <text:p>336.4674</text:p>
          </table:table-cell>
          <table:table-cell office:value-type="float" office:value="1135.077" calcext:value-type="float">
            <text:p>1135.077</text:p>
          </table:table-cell>
          <table:table-cell office:value-type="float" office:value="1364.078" calcext:value-type="float">
            <text:p>1364.078</text:p>
          </table:table-cell>
          <table:table-cell office:value-type="float" office:value="1231.041" calcext:value-type="float">
            <text:p>1231.041</text:p>
          </table:table-cell>
          <table:table-cell office:value-type="float" office:value="718.9968" calcext:value-type="float">
            <text:p>718.9968</text:p>
          </table:table-cell>
          <table:table-cell office:value-type="float" office:value="1098.136" calcext:value-type="float">
            <text:p>1098.136</text:p>
          </table:table-cell>
          <table:table-cell office:value-type="float" office:value="418.2827" calcext:value-type="float">
            <text:p>418.2827</text:p>
          </table:table-cell>
          <table:table-cell office:value-type="float" office:value="1823.078" calcext:value-type="float">
            <text:p>1823.078</text:p>
          </table:table-cell>
          <table:table-cell office:value-type="float" office:value="2060.365" calcext:value-type="float">
            <text:p>2060.365</text:p>
          </table:table-cell>
          <table:table-cell office:value-type="float" office:value="1652.08" calcext:value-type="float">
            <text:p>1652.08</text:p>
          </table:table-cell>
          <table:table-cell office:value-type="float" office:value="582.1108" calcext:value-type="float">
            <text:p>582.1108</text:p>
          </table:table-cell>
          <table:table-cell office:value-type="float" office:value="576.1546" calcext:value-type="float">
            <text:p>576.1546</text:p>
          </table:table-cell>
          <table:table-cell office:value-type="float" office:value="142.3653" calcext:value-type="float">
            <text:p>142.3653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88149" calcext:value-type="float">
            <text:p>-0.00358814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7.239" calcext:value-type="float">
            <text:p>-147.239</text:p>
          </table:table-cell>
          <table:table-cell office:value-type="float" office:value="0" calcext:value-type="float">
            <text:p>0</text:p>
          </table:table-cell>
          <table:table-cell office:value-type="float" office:value="7.276941" calcext:value-type="float">
            <text:p>7.27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6" calcext:value-type="float">
            <text:p>31102006</text:p>
          </table:table-cell>
          <table:table-cell office:value-type="float" office:value="615.112" calcext:value-type="float">
            <text:p>615.112</text:p>
          </table:table-cell>
          <table:table-cell office:value-type="float" office:value="12965.74" calcext:value-type="float">
            <text:p>12965.7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7.7648" calcext:value-type="float">
            <text:p>-397.7648</text:p>
          </table:table-cell>
          <table:table-cell office:value-type="float" office:value="1058.448" calcext:value-type="float">
            <text:p>1058.44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0.91241" calcext:value-type="float">
            <text:p>60.91241</text:p>
          </table:table-cell>
          <table:table-cell office:value-type="float" office:value="407.7431" calcext:value-type="float">
            <text:p>407.7431</text:p>
          </table:table-cell>
          <table:table-cell office:value-type="float" office:value="0.1766661" calcext:value-type="float">
            <text:p>0.176666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3.7777" calcext:value-type="float">
            <text:p>563.7777</text:p>
          </table:table-cell>
          <table:table-cell office:value-type="float" office:value="0" calcext:value-type="float">
            <text:p>0</text:p>
          </table:table-cell>
          <table:table-cell office:value-type="float" office:value="336.4961" calcext:value-type="float">
            <text:p>336.4961</text:p>
          </table:table-cell>
          <table:table-cell office:value-type="float" office:value="1134.935" calcext:value-type="float">
            <text:p>1134.935</text:p>
          </table:table-cell>
          <table:table-cell office:value-type="float" office:value="1363.939" calcext:value-type="float">
            <text:p>1363.939</text:p>
          </table:table-cell>
          <table:table-cell office:value-type="float" office:value="1230.919" calcext:value-type="float">
            <text:p>1230.919</text:p>
          </table:table-cell>
          <table:table-cell office:value-type="float" office:value="718.8897" calcext:value-type="float">
            <text:p>718.8897</text:p>
          </table:table-cell>
          <table:table-cell office:value-type="float" office:value="1098.083" calcext:value-type="float">
            <text:p>1098.083</text:p>
          </table:table-cell>
          <table:table-cell office:value-type="float" office:value="418.2502" calcext:value-type="float">
            <text:p>418.2502</text:p>
          </table:table-cell>
          <table:table-cell office:value-type="float" office:value="1823.044" calcext:value-type="float">
            <text:p>1823.044</text:p>
          </table:table-cell>
          <table:table-cell office:value-type="float" office:value="2060.34" calcext:value-type="float">
            <text:p>2060.34</text:p>
          </table:table-cell>
          <table:table-cell office:value-type="float" office:value="1652.058" calcext:value-type="float">
            <text:p>1652.058</text:p>
          </table:table-cell>
          <table:table-cell office:value-type="float" office:value="582.0999" calcext:value-type="float">
            <text:p>582.0999</text:p>
          </table:table-cell>
          <table:table-cell office:value-type="float" office:value="576.1376" calcext:value-type="float">
            <text:p>576.1376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90625" calcext:value-type="float">
            <text:p>-0.00359062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7.9212" calcext:value-type="float">
            <text:p>-147.9212</text:p>
          </table:table-cell>
          <table:table-cell office:value-type="float" office:value="0" calcext:value-type="float">
            <text:p>0</text:p>
          </table:table-cell>
          <table:table-cell office:value-type="float" office:value="7.203958" calcext:value-type="float">
            <text:p>7.20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6" calcext:value-type="float">
            <text:p>1112006</text:p>
          </table:table-cell>
          <table:table-cell office:value-type="float" office:value="614.5861" calcext:value-type="float">
            <text:p>614.5861</text:p>
          </table:table-cell>
          <table:table-cell office:value-type="float" office:value="12965.65" calcext:value-type="float">
            <text:p>12965.6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8.4186" calcext:value-type="float">
            <text:p>-398.4186</text:p>
          </table:table-cell>
          <table:table-cell office:value-type="float" office:value="1060.632" calcext:value-type="float">
            <text:p>1060.63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1.0299" calcext:value-type="float">
            <text:p>61.0299</text:p>
          </table:table-cell>
          <table:table-cell office:value-type="float" office:value="407.7054" calcext:value-type="float">
            <text:p>407.7054</text:p>
          </table:table-cell>
          <table:table-cell office:value-type="float" office:value="0.1772349" calcext:value-type="float">
            <text:p>0.177234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3.1246" calcext:value-type="float">
            <text:p>563.1246</text:p>
          </table:table-cell>
          <table:table-cell office:value-type="float" office:value="0" calcext:value-type="float">
            <text:p>0</text:p>
          </table:table-cell>
          <table:table-cell office:value-type="float" office:value="336.5293" calcext:value-type="float">
            <text:p>336.5293</text:p>
          </table:table-cell>
          <table:table-cell office:value-type="float" office:value="1134.817" calcext:value-type="float">
            <text:p>1134.817</text:p>
          </table:table-cell>
          <table:table-cell office:value-type="float" office:value="1363.822" calcext:value-type="float">
            <text:p>1363.822</text:p>
          </table:table-cell>
          <table:table-cell office:value-type="float" office:value="1230.822" calcext:value-type="float">
            <text:p>1230.822</text:p>
          </table:table-cell>
          <table:table-cell office:value-type="float" office:value="718.7957" calcext:value-type="float">
            <text:p>718.7957</text:p>
          </table:table-cell>
          <table:table-cell office:value-type="float" office:value="1098.035" calcext:value-type="float">
            <text:p>1098.035</text:p>
          </table:table-cell>
          <table:table-cell office:value-type="float" office:value="418.2197" calcext:value-type="float">
            <text:p>418.2197</text:p>
          </table:table-cell>
          <table:table-cell office:value-type="float" office:value="1823.01" calcext:value-type="float">
            <text:p>1823.01</text:p>
          </table:table-cell>
          <table:table-cell office:value-type="float" office:value="2060.314" calcext:value-type="float">
            <text:p>2060.314</text:p>
          </table:table-cell>
          <table:table-cell office:value-type="float" office:value="1652.035" calcext:value-type="float">
            <text:p>1652.035</text:p>
          </table:table-cell>
          <table:table-cell office:value-type="float" office:value="582.0889" calcext:value-type="float">
            <text:p>582.0889</text:p>
          </table:table-cell>
          <table:table-cell office:value-type="float" office:value="576.1203" calcext:value-type="float">
            <text:p>576.1203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93144" calcext:value-type="float">
            <text:p>-0.00359314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8.5138" calcext:value-type="float">
            <text:p>-148.5138</text:p>
          </table:table-cell>
          <table:table-cell office:value-type="float" office:value="0" calcext:value-type="float">
            <text:p>0</text:p>
          </table:table-cell>
          <table:table-cell office:value-type="float" office:value="7.141724" calcext:value-type="float">
            <text:p>7.14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6" calcext:value-type="float">
            <text:p>2112006</text:p>
          </table:table-cell>
          <table:table-cell office:value-type="float" office:value="614.0747" calcext:value-type="float">
            <text:p>614.0747</text:p>
          </table:table-cell>
          <table:table-cell office:value-type="float" office:value="12965.55" calcext:value-type="float">
            <text:p>12965.5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9.0568" calcext:value-type="float">
            <text:p>-399.0568</text:p>
          </table:table-cell>
          <table:table-cell office:value-type="float" office:value="1057.172" calcext:value-type="float">
            <text:p>1057.17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1.21661" calcext:value-type="float">
            <text:p>61.21661</text:p>
          </table:table-cell>
          <table:table-cell office:value-type="float" office:value="122.2906" calcext:value-type="float">
            <text:p>122.2906</text:p>
          </table:table-cell>
          <table:table-cell office:value-type="float" office:value="0.1778158" calcext:value-type="float">
            <text:p>0.177815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2.4869" calcext:value-type="float">
            <text:p>562.4869</text:p>
          </table:table-cell>
          <table:table-cell office:value-type="float" office:value="0" calcext:value-type="float">
            <text:p>0</text:p>
          </table:table-cell>
          <table:table-cell office:value-type="float" office:value="327.9656" calcext:value-type="float">
            <text:p>327.9656</text:p>
          </table:table-cell>
          <table:table-cell office:value-type="float" office:value="1248.346" calcext:value-type="float">
            <text:p>1248.346</text:p>
          </table:table-cell>
          <table:table-cell office:value-type="float" office:value="1544.027" calcext:value-type="float">
            <text:p>1544.027</text:p>
          </table:table-cell>
          <table:table-cell office:value-type="float" office:value="1230.737" calcext:value-type="float">
            <text:p>1230.737</text:p>
          </table:table-cell>
          <table:table-cell office:value-type="float" office:value="718.7049" calcext:value-type="float">
            <text:p>718.7049</text:p>
          </table:table-cell>
          <table:table-cell office:value-type="float" office:value="1097.989" calcext:value-type="float">
            <text:p>1097.989</text:p>
          </table:table-cell>
          <table:table-cell office:value-type="float" office:value="418.1905" calcext:value-type="float">
            <text:p>418.1905</text:p>
          </table:table-cell>
          <table:table-cell office:value-type="float" office:value="1822.976" calcext:value-type="float">
            <text:p>1822.976</text:p>
          </table:table-cell>
          <table:table-cell office:value-type="float" office:value="2060.289" calcext:value-type="float">
            <text:p>2060.289</text:p>
          </table:table-cell>
          <table:table-cell office:value-type="float" office:value="1652.012" calcext:value-type="float">
            <text:p>1652.012</text:p>
          </table:table-cell>
          <table:table-cell office:value-type="float" office:value="582.078" calcext:value-type="float">
            <text:p>582.078</text:p>
          </table:table-cell>
          <table:table-cell office:value-type="float" office:value="576.1028" calcext:value-type="float">
            <text:p>576.1028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9372" calcext:value-type="float">
            <text:p>-0.0035937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9.0907" calcext:value-type="float">
            <text:p>-149.0907</text:p>
          </table:table-cell>
          <table:table-cell office:value-type="float" office:value="0" calcext:value-type="float">
            <text:p>0</text:p>
          </table:table-cell>
          <table:table-cell office:value-type="float" office:value="7.08102" calcext:value-type="float">
            <text:p>7.0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6" calcext:value-type="float">
            <text:p>3112006</text:p>
          </table:table-cell>
          <table:table-cell office:value-type="float" office:value="613.4777" calcext:value-type="float">
            <text:p>613.4777</text:p>
          </table:table-cell>
          <table:table-cell office:value-type="float" office:value="12965.45" calcext:value-type="float">
            <text:p>12965.4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399.759" calcext:value-type="float">
            <text:p>-399.759</text:p>
          </table:table-cell>
          <table:table-cell office:value-type="float" office:value="1059.136" calcext:value-type="float">
            <text:p>1059.13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1.4695" calcext:value-type="float">
            <text:p>61.4695</text:p>
          </table:table-cell>
          <table:table-cell office:value-type="float" office:value="122.2435" calcext:value-type="float">
            <text:p>122.2435</text:p>
          </table:table-cell>
          <table:table-cell office:value-type="float" office:value="0.178483" calcext:value-type="float">
            <text:p>0.17848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1.7854" calcext:value-type="float">
            <text:p>561.7854</text:p>
          </table:table-cell>
          <table:table-cell office:value-type="float" office:value="0" calcext:value-type="float">
            <text:p>0</text:p>
          </table:table-cell>
          <table:table-cell office:value-type="float" office:value="327.9814" calcext:value-type="float">
            <text:p>327.9814</text:p>
          </table:table-cell>
          <table:table-cell office:value-type="float" office:value="1248.213" calcext:value-type="float">
            <text:p>1248.213</text:p>
          </table:table-cell>
          <table:table-cell office:value-type="float" office:value="1543.854" calcext:value-type="float">
            <text:p>1543.854</text:p>
          </table:table-cell>
          <table:table-cell office:value-type="float" office:value="1230.652" calcext:value-type="float">
            <text:p>1230.652</text:p>
          </table:table-cell>
          <table:table-cell office:value-type="float" office:value="718.613" calcext:value-type="float">
            <text:p>718.613</text:p>
          </table:table-cell>
          <table:table-cell office:value-type="float" office:value="1097.944" calcext:value-type="float">
            <text:p>1097.944</text:p>
          </table:table-cell>
          <table:table-cell office:value-type="float" office:value="418.1619" calcext:value-type="float">
            <text:p>418.1619</text:p>
          </table:table-cell>
          <table:table-cell office:value-type="float" office:value="1822.943" calcext:value-type="float">
            <text:p>1822.943</text:p>
          </table:table-cell>
          <table:table-cell office:value-type="float" office:value="2060.264" calcext:value-type="float">
            <text:p>2060.264</text:p>
          </table:table-cell>
          <table:table-cell office:value-type="float" office:value="1651.99" calcext:value-type="float">
            <text:p>1651.99</text:p>
          </table:table-cell>
          <table:table-cell office:value-type="float" office:value="582.0671" calcext:value-type="float">
            <text:p>582.0671</text:p>
          </table:table-cell>
          <table:table-cell office:value-type="float" office:value="576.0851" calcext:value-type="float">
            <text:p>576.0851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94469" calcext:value-type="float">
            <text:p>-0.00359446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49.7504" calcext:value-type="float">
            <text:p>-149.7504</text:p>
          </table:table-cell>
          <table:table-cell office:value-type="float" office:value="0" calcext:value-type="float">
            <text:p>0</text:p>
          </table:table-cell>
          <table:table-cell office:value-type="float" office:value="7.039731" calcext:value-type="float">
            <text:p>7.03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6" calcext:value-type="float">
            <text:p>4112006</text:p>
          </table:table-cell>
          <table:table-cell office:value-type="float" office:value="612.9011" calcext:value-type="float">
            <text:p>612.9011</text:p>
          </table:table-cell>
          <table:table-cell office:value-type="float" office:value="12965.36" calcext:value-type="float">
            <text:p>12965.3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0.4474" calcext:value-type="float">
            <text:p>-400.4474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1.68419" calcext:value-type="float">
            <text:p>61.68419</text:p>
          </table:table-cell>
          <table:table-cell office:value-type="float" office:value="122.2186" calcext:value-type="float">
            <text:p>122.2186</text:p>
          </table:table-cell>
          <table:table-cell office:value-type="float" office:value="0.1791644" calcext:value-type="float">
            <text:p>0.179164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1.0976" calcext:value-type="float">
            <text:p>561.0976</text:p>
          </table:table-cell>
          <table:table-cell office:value-type="float" office:value="0" calcext:value-type="float">
            <text:p>0</text:p>
          </table:table-cell>
          <table:table-cell office:value-type="float" office:value="328.0034" calcext:value-type="float">
            <text:p>328.0034</text:p>
          </table:table-cell>
          <table:table-cell office:value-type="float" office:value="1248.082" calcext:value-type="float">
            <text:p>1248.082</text:p>
          </table:table-cell>
          <table:table-cell office:value-type="float" office:value="1543.68" calcext:value-type="float">
            <text:p>1543.68</text:p>
          </table:table-cell>
          <table:table-cell office:value-type="float" office:value="1230.566" calcext:value-type="float">
            <text:p>1230.566</text:p>
          </table:table-cell>
          <table:table-cell office:value-type="float" office:value="718.5198" calcext:value-type="float">
            <text:p>718.5198</text:p>
          </table:table-cell>
          <table:table-cell office:value-type="float" office:value="1097.898" calcext:value-type="float">
            <text:p>1097.898</text:p>
          </table:table-cell>
          <table:table-cell office:value-type="float" office:value="418.1324" calcext:value-type="float">
            <text:p>418.1324</text:p>
          </table:table-cell>
          <table:table-cell office:value-type="float" office:value="1822.909" calcext:value-type="float">
            <text:p>1822.909</text:p>
          </table:table-cell>
          <table:table-cell office:value-type="float" office:value="2060.239" calcext:value-type="float">
            <text:p>2060.239</text:p>
          </table:table-cell>
          <table:table-cell office:value-type="float" office:value="1651.967" calcext:value-type="float">
            <text:p>1651.967</text:p>
          </table:table-cell>
          <table:table-cell office:value-type="float" office:value="582.0563" calcext:value-type="float">
            <text:p>582.0563</text:p>
          </table:table-cell>
          <table:table-cell office:value-type="float" office:value="576.0671" calcext:value-type="float">
            <text:p>576.0671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598303" calcext:value-type="float">
            <text:p>-0.00359830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0.3882" calcext:value-type="float">
            <text:p>-150.3882</text:p>
          </table:table-cell>
          <table:table-cell office:value-type="float" office:value="0" calcext:value-type="float">
            <text:p>0</text:p>
          </table:table-cell>
          <table:table-cell office:value-type="float" office:value="6.989635" calcext:value-type="float">
            <text:p>6.98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6" calcext:value-type="float">
            <text:p>5112006</text:p>
          </table:table-cell>
          <table:table-cell office:value-type="float" office:value="612.1484" calcext:value-type="float">
            <text:p>612.1484</text:p>
          </table:table-cell>
          <table:table-cell office:value-type="float" office:value="12965.26" calcext:value-type="float">
            <text:p>12965.2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1.2863" calcext:value-type="float">
            <text:p>-401.2863</text:p>
          </table:table-cell>
          <table:table-cell office:value-type="float" office:value="1063.275" calcext:value-type="float">
            <text:p>1063.27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1.93393" calcext:value-type="float">
            <text:p>61.93393</text:p>
          </table:table-cell>
          <table:table-cell office:value-type="float" office:value="122.1764" calcext:value-type="float">
            <text:p>122.1764</text:p>
          </table:table-cell>
          <table:table-cell office:value-type="float" office:value="0.1798578" calcext:value-type="float">
            <text:p>0.179857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800661" calcext:value-type="float">
            <text:p>0.4800661</text:p>
          </table:table-cell>
          <table:table-cell office:value-type="float" office:value="370" calcext:value-type="float">
            <text:p>370</text:p>
          </table:table-cell>
          <table:table-cell office:value-type="float" office:value="560.2595" calcext:value-type="float">
            <text:p>560.2595</text:p>
          </table:table-cell>
          <table:table-cell office:value-type="float" office:value="0" calcext:value-type="float">
            <text:p>0</text:p>
          </table:table-cell>
          <table:table-cell office:value-type="float" office:value="328.0325" calcext:value-type="float">
            <text:p>328.0325</text:p>
          </table:table-cell>
          <table:table-cell office:value-type="float" office:value="1247.88" calcext:value-type="float">
            <text:p>1247.88</text:p>
          </table:table-cell>
          <table:table-cell office:value-type="float" office:value="1543.45" calcext:value-type="float">
            <text:p>1543.45</text:p>
          </table:table-cell>
          <table:table-cell office:value-type="float" office:value="1230.455" calcext:value-type="float">
            <text:p>1230.455</text:p>
          </table:table-cell>
          <table:table-cell office:value-type="float" office:value="718.4178" calcext:value-type="float">
            <text:p>718.4178</text:p>
          </table:table-cell>
          <table:table-cell office:value-type="float" office:value="1097.848" calcext:value-type="float">
            <text:p>1097.848</text:p>
          </table:table-cell>
          <table:table-cell office:value-type="float" office:value="418.1012" calcext:value-type="float">
            <text:p>418.1012</text:p>
          </table:table-cell>
          <table:table-cell office:value-type="float" office:value="1822.875" calcext:value-type="float">
            <text:p>1822.875</text:p>
          </table:table-cell>
          <table:table-cell office:value-type="float" office:value="2060.214" calcext:value-type="float">
            <text:p>2060.214</text:p>
          </table:table-cell>
          <table:table-cell office:value-type="float" office:value="1651.945" calcext:value-type="float">
            <text:p>1651.945</text:p>
          </table:table-cell>
          <table:table-cell office:value-type="float" office:value="582.0454" calcext:value-type="float">
            <text:p>582.0454</text:p>
          </table:table-cell>
          <table:table-cell office:value-type="float" office:value="576.0488" calcext:value-type="float">
            <text:p>576.0488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602868" calcext:value-type="float">
            <text:p>-0.00360286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1.2002" calcext:value-type="float">
            <text:p>-151.2002</text:p>
          </table:table-cell>
          <table:table-cell office:value-type="float" office:value="0" calcext:value-type="float">
            <text:p>0</text:p>
          </table:table-cell>
          <table:table-cell office:value-type="float" office:value="6.962897" calcext:value-type="float">
            <text:p>6.96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6" calcext:value-type="float">
            <text:p>6112006</text:p>
          </table:table-cell>
          <table:table-cell office:value-type="float" office:value="611.3315" calcext:value-type="float">
            <text:p>611.3315</text:p>
          </table:table-cell>
          <table:table-cell office:value-type="float" office:value="12965.17" calcext:value-type="float">
            <text:p>12965.1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2.2354" calcext:value-type="float">
            <text:p>-402.2354</text:p>
          </table:table-cell>
          <table:table-cell office:value-type="float" office:value="1065.628" calcext:value-type="float">
            <text:p>1065.62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2.16041" calcext:value-type="float">
            <text:p>62.16041</text:p>
          </table:table-cell>
          <table:table-cell office:value-type="float" office:value="122.1467" calcext:value-type="float">
            <text:p>122.1467</text:p>
          </table:table-cell>
          <table:table-cell office:value-type="float" office:value="0.1804995" calcext:value-type="float">
            <text:p>0.180499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78713" calcext:value-type="float">
            <text:p>0.4778713</text:p>
          </table:table-cell>
          <table:table-cell office:value-type="float" office:value="370" calcext:value-type="float">
            <text:p>370</text:p>
          </table:table-cell>
          <table:table-cell office:value-type="float" office:value="559.3132" calcext:value-type="float">
            <text:p>559.3132</text:p>
          </table:table-cell>
          <table:table-cell office:value-type="float" office:value="0" calcext:value-type="float">
            <text:p>0</text:p>
          </table:table-cell>
          <table:table-cell office:value-type="float" office:value="328.0734" calcext:value-type="float">
            <text:p>328.0734</text:p>
          </table:table-cell>
          <table:table-cell office:value-type="float" office:value="1247.658" calcext:value-type="float">
            <text:p>1247.658</text:p>
          </table:table-cell>
          <table:table-cell office:value-type="float" office:value="1543.191" calcext:value-type="float">
            <text:p>1543.191</text:p>
          </table:table-cell>
          <table:table-cell office:value-type="float" office:value="1230.33" calcext:value-type="float">
            <text:p>1230.33</text:p>
          </table:table-cell>
          <table:table-cell office:value-type="float" office:value="718.3062" calcext:value-type="float">
            <text:p>718.3062</text:p>
          </table:table-cell>
          <table:table-cell office:value-type="float" office:value="1097.792" calcext:value-type="float">
            <text:p>1097.792</text:p>
          </table:table-cell>
          <table:table-cell office:value-type="float" office:value="418.0666" calcext:value-type="float">
            <text:p>418.0666</text:p>
          </table:table-cell>
          <table:table-cell office:value-type="float" office:value="1822.84" calcext:value-type="float">
            <text:p>1822.84</text:p>
          </table:table-cell>
          <table:table-cell office:value-type="float" office:value="2060.189" calcext:value-type="float">
            <text:p>2060.189</text:p>
          </table:table-cell>
          <table:table-cell office:value-type="float" office:value="1651.923" calcext:value-type="float">
            <text:p>1651.923</text:p>
          </table:table-cell>
          <table:table-cell office:value-type="float" office:value="582.0346" calcext:value-type="float">
            <text:p>582.0346</text:p>
          </table:table-cell>
          <table:table-cell office:value-type="float" office:value="576.0304" calcext:value-type="float">
            <text:p>576.0304</text:p>
          </table:table-cell>
          <table:table-cell office:value-type="float" office:value="142.3652" calcext:value-type="float">
            <text:p>142.3652</text:p>
          </table:table-cell>
          <table:table-cell office:value-type="float" office:value="35.55365" calcext:value-type="float">
            <text:p>35.55365</text:p>
          </table:table-cell>
          <table:table-cell office:value-type="float" office:value="0" calcext:value-type="float">
            <text:p>0</text:p>
          </table:table-cell>
          <table:table-cell office:value-type="float" office:value="-0.00360498" calcext:value-type="float">
            <text:p>-0.0036049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2.0766" calcext:value-type="float">
            <text:p>-152.0766</text:p>
          </table:table-cell>
          <table:table-cell office:value-type="float" office:value="0" calcext:value-type="float">
            <text:p>0</text:p>
          </table:table-cell>
          <table:table-cell office:value-type="float" office:value="6.890793" calcext:value-type="float">
            <text:p>6.89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6" calcext:value-type="float">
            <text:p>7112006</text:p>
          </table:table-cell>
          <table:table-cell office:value-type="float" office:value="610.3989" calcext:value-type="float">
            <text:p>610.3989</text:p>
          </table:table-cell>
          <table:table-cell office:value-type="float" office:value="12965.08" calcext:value-type="float">
            <text:p>12965.0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3.2725" calcext:value-type="float">
            <text:p>-403.2725</text:p>
          </table:table-cell>
          <table:table-cell office:value-type="float" office:value="1068.438" calcext:value-type="float">
            <text:p>1068.43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2.41021" calcext:value-type="float">
            <text:p>62.41021</text:p>
          </table:table-cell>
          <table:table-cell office:value-type="float" office:value="122.1141" calcext:value-type="float">
            <text:p>122.1141</text:p>
          </table:table-cell>
          <table:table-cell office:value-type="float" office:value="0.1811449" calcext:value-type="float">
            <text:p>0.181144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51492" calcext:value-type="float">
            <text:p>0.4751492</text:p>
          </table:table-cell>
          <table:table-cell office:value-type="float" office:value="370" calcext:value-type="float">
            <text:p>370</text:p>
          </table:table-cell>
          <table:table-cell office:value-type="float" office:value="558.2794" calcext:value-type="float">
            <text:p>558.2794</text:p>
          </table:table-cell>
          <table:table-cell office:value-type="float" office:value="0" calcext:value-type="float">
            <text:p>0</text:p>
          </table:table-cell>
          <table:table-cell office:value-type="float" office:value="328.1194" calcext:value-type="float">
            <text:p>328.1194</text:p>
          </table:table-cell>
          <table:table-cell office:value-type="float" office:value="1247.389" calcext:value-type="float">
            <text:p>1247.389</text:p>
          </table:table-cell>
          <table:table-cell office:value-type="float" office:value="1542.887" calcext:value-type="float">
            <text:p>1542.887</text:p>
          </table:table-cell>
          <table:table-cell office:value-type="float" office:value="1230.192" calcext:value-type="float">
            <text:p>1230.192</text:p>
          </table:table-cell>
          <table:table-cell office:value-type="float" office:value="718.1903" calcext:value-type="float">
            <text:p>718.1903</text:p>
          </table:table-cell>
          <table:table-cell office:value-type="float" office:value="1097.731" calcext:value-type="float">
            <text:p>1097.731</text:p>
          </table:table-cell>
          <table:table-cell office:value-type="float" office:value="418.0295" calcext:value-type="float">
            <text:p>418.0295</text:p>
          </table:table-cell>
          <table:table-cell office:value-type="float" office:value="1822.804" calcext:value-type="float">
            <text:p>1822.804</text:p>
          </table:table-cell>
          <table:table-cell office:value-type="float" office:value="2060.164" calcext:value-type="float">
            <text:p>2060.164</text:p>
          </table:table-cell>
          <table:table-cell office:value-type="float" office:value="1651.901" calcext:value-type="float">
            <text:p>1651.901</text:p>
          </table:table-cell>
          <table:table-cell office:value-type="float" office:value="582.0238" calcext:value-type="float">
            <text:p>582.0238</text:p>
          </table:table-cell>
          <table:table-cell office:value-type="float" office:value="576.012" calcext:value-type="float">
            <text:p>576.012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06425" calcext:value-type="float">
            <text:p>-0.00360642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3.0663" calcext:value-type="float">
            <text:p>-153.0663</text:p>
          </table:table-cell>
          <table:table-cell office:value-type="float" office:value="0" calcext:value-type="float">
            <text:p>0</text:p>
          </table:table-cell>
          <table:table-cell office:value-type="float" office:value="6.8444" calcext:value-type="float">
            <text:p>6.8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609.1792" calcext:value-type="float">
            <text:p>609.1792</text:p>
          </table:table-cell>
          <table:table-cell office:value-type="float" office:value="12964.98" calcext:value-type="float">
            <text:p>12964.9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4.5697" calcext:value-type="float">
            <text:p>-404.5697</text:p>
          </table:table-cell>
          <table:table-cell office:value-type="float" office:value="1070.676" calcext:value-type="float">
            <text:p>1070.67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2.74772" calcext:value-type="float">
            <text:p>62.74772</text:p>
          </table:table-cell>
          <table:table-cell office:value-type="float" office:value="122.0688" calcext:value-type="float">
            <text:p>122.0688</text:p>
          </table:table-cell>
          <table:table-cell office:value-type="float" office:value="0.1817371" calcext:value-type="float">
            <text:p>0.181737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6.9846" calcext:value-type="float">
            <text:p>556.9846</text:p>
          </table:table-cell>
          <table:table-cell office:value-type="float" office:value="0" calcext:value-type="float">
            <text:p>0</text:p>
          </table:table-cell>
          <table:table-cell office:value-type="float" office:value="328.1781" calcext:value-type="float">
            <text:p>328.1781</text:p>
          </table:table-cell>
          <table:table-cell office:value-type="float" office:value="1247" calcext:value-type="float">
            <text:p>1247</text:p>
          </table:table-cell>
          <table:table-cell office:value-type="float" office:value="1542.477" calcext:value-type="float">
            <text:p>1542.477</text:p>
          </table:table-cell>
          <table:table-cell office:value-type="float" office:value="1230.024" calcext:value-type="float">
            <text:p>1230.024</text:p>
          </table:table-cell>
          <table:table-cell office:value-type="float" office:value="718.0553" calcext:value-type="float">
            <text:p>718.0553</text:p>
          </table:table-cell>
          <table:table-cell office:value-type="float" office:value="1097.66" calcext:value-type="float">
            <text:p>1097.66</text:p>
          </table:table-cell>
          <table:table-cell office:value-type="float" office:value="417.9881" calcext:value-type="float">
            <text:p>417.9881</text:p>
          </table:table-cell>
          <table:table-cell office:value-type="float" office:value="1822.766" calcext:value-type="float">
            <text:p>1822.766</text:p>
          </table:table-cell>
          <table:table-cell office:value-type="float" office:value="2060.138" calcext:value-type="float">
            <text:p>2060.138</text:p>
          </table:table-cell>
          <table:table-cell office:value-type="float" office:value="1651.879" calcext:value-type="float">
            <text:p>1651.879</text:p>
          </table:table-cell>
          <table:table-cell office:value-type="float" office:value="582.0131" calcext:value-type="float">
            <text:p>582.0131</text:p>
          </table:table-cell>
          <table:table-cell office:value-type="float" office:value="575.9936" calcext:value-type="float">
            <text:p>575.9936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7" calcext:value-type="float">
            <text:p>35.5537</text:p>
          </table:table-cell>
          <table:table-cell office:value-type="float" office:value="0" calcext:value-type="float">
            <text:p>0</text:p>
          </table:table-cell>
          <table:table-cell office:value-type="float" office:value="-0.003610605" calcext:value-type="float">
            <text:p>-0.00361060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4.3416" calcext:value-type="float">
            <text:p>-154.3416</text:p>
          </table:table-cell>
          <table:table-cell office:value-type="float" office:value="0" calcext:value-type="float">
            <text:p>0</text:p>
          </table:table-cell>
          <table:table-cell office:value-type="float" office:value="6.82303" calcext:value-type="float">
            <text:p>6.8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6" calcext:value-type="float">
            <text:p>9112006</text:p>
          </table:table-cell>
          <table:table-cell office:value-type="float" office:value="607.9818" calcext:value-type="float">
            <text:p>607.9818</text:p>
          </table:table-cell>
          <table:table-cell office:value-type="float" office:value="12964.88" calcext:value-type="float">
            <text:p>12964.8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5.8497" calcext:value-type="float">
            <text:p>-405.8497</text:p>
          </table:table-cell>
          <table:table-cell office:value-type="float" office:value="1075.009" calcext:value-type="float">
            <text:p>1075.00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3.39617" calcext:value-type="float">
            <text:p>63.39617</text:p>
          </table:table-cell>
          <table:table-cell office:value-type="float" office:value="121.9119" calcext:value-type="float">
            <text:p>121.9119</text:p>
          </table:table-cell>
          <table:table-cell office:value-type="float" office:value="0.1823527" calcext:value-type="float">
            <text:p>0.182352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5.7052" calcext:value-type="float">
            <text:p>555.7052</text:p>
          </table:table-cell>
          <table:table-cell office:value-type="float" office:value="0" calcext:value-type="float">
            <text:p>0</text:p>
          </table:table-cell>
          <table:table-cell office:value-type="float" office:value="328.2051" calcext:value-type="float">
            <text:p>328.2051</text:p>
          </table:table-cell>
          <table:table-cell office:value-type="float" office:value="1246.714" calcext:value-type="float">
            <text:p>1246.714</text:p>
          </table:table-cell>
          <table:table-cell office:value-type="float" office:value="1542.125" calcext:value-type="float">
            <text:p>1542.125</text:p>
          </table:table-cell>
          <table:table-cell office:value-type="float" office:value="1229.874" calcext:value-type="float">
            <text:p>1229.874</text:p>
          </table:table-cell>
          <table:table-cell office:value-type="float" office:value="717.9202" calcext:value-type="float">
            <text:p>717.9202</text:p>
          </table:table-cell>
          <table:table-cell office:value-type="float" office:value="1097.581" calcext:value-type="float">
            <text:p>1097.581</text:p>
          </table:table-cell>
          <table:table-cell office:value-type="float" office:value="417.9425" calcext:value-type="float">
            <text:p>417.9425</text:p>
          </table:table-cell>
          <table:table-cell office:value-type="float" office:value="1822.724" calcext:value-type="float">
            <text:p>1822.724</text:p>
          </table:table-cell>
          <table:table-cell office:value-type="float" office:value="2060.112" calcext:value-type="float">
            <text:p>2060.112</text:p>
          </table:table-cell>
          <table:table-cell office:value-type="float" office:value="1651.856" calcext:value-type="float">
            <text:p>1651.856</text:p>
          </table:table-cell>
          <table:table-cell office:value-type="float" office:value="582.0024" calcext:value-type="float">
            <text:p>582.0024</text:p>
          </table:table-cell>
          <table:table-cell office:value-type="float" office:value="575.9753" calcext:value-type="float">
            <text:p>575.9753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7" calcext:value-type="float">
            <text:p>35.5537</text:p>
          </table:table-cell>
          <table:table-cell office:value-type="float" office:value="0" calcext:value-type="float">
            <text:p>0</text:p>
          </table:table-cell>
          <table:table-cell office:value-type="float" office:value="-0.003611829" calcext:value-type="float">
            <text:p>-0.00361182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5.5958" calcext:value-type="float">
            <text:p>-155.5958</text:p>
          </table:table-cell>
          <table:table-cell office:value-type="float" office:value="0" calcext:value-type="float">
            <text:p>0</text:p>
          </table:table-cell>
          <table:table-cell office:value-type="float" office:value="6.797116" calcext:value-type="float">
            <text:p>6.797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6" calcext:value-type="float">
            <text:p>10112006</text:p>
          </table:table-cell>
          <table:table-cell office:value-type="float" office:value="607.3032" calcext:value-type="float">
            <text:p>607.3032</text:p>
          </table:table-cell>
          <table:table-cell office:value-type="float" office:value="12964.8" calcext:value-type="float">
            <text:p>12964.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6.6683" calcext:value-type="float">
            <text:p>-406.6683</text:p>
          </table:table-cell>
          <table:table-cell office:value-type="float" office:value="1078.298" calcext:value-type="float">
            <text:p>1078.29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3.7056" calcext:value-type="float">
            <text:p>63.7056</text:p>
          </table:table-cell>
          <table:table-cell office:value-type="float" office:value="121.869" calcext:value-type="float">
            <text:p>121.869</text:p>
          </table:table-cell>
          <table:table-cell office:value-type="float" office:value="0.1830304" calcext:value-type="float">
            <text:p>0.183030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4.8873" calcext:value-type="float">
            <text:p>554.8873</text:p>
          </table:table-cell>
          <table:table-cell office:value-type="float" office:value="0" calcext:value-type="float">
            <text:p>0</text:p>
          </table:table-cell>
          <table:table-cell office:value-type="float" office:value="328.2293" calcext:value-type="float">
            <text:p>328.2293</text:p>
          </table:table-cell>
          <table:table-cell office:value-type="float" office:value="1246.583" calcext:value-type="float">
            <text:p>1246.583</text:p>
          </table:table-cell>
          <table:table-cell office:value-type="float" office:value="1541.929" calcext:value-type="float">
            <text:p>1541.929</text:p>
          </table:table-cell>
          <table:table-cell office:value-type="float" office:value="1229.777" calcext:value-type="float">
            <text:p>1229.777</text:p>
          </table:table-cell>
          <table:table-cell office:value-type="float" office:value="717.8185" calcext:value-type="float">
            <text:p>717.8185</text:p>
          </table:table-cell>
          <table:table-cell office:value-type="float" office:value="1097.52" calcext:value-type="float">
            <text:p>1097.52</text:p>
          </table:table-cell>
          <table:table-cell office:value-type="float" office:value="417.9012" calcext:value-type="float">
            <text:p>417.9012</text:p>
          </table:table-cell>
          <table:table-cell office:value-type="float" office:value="1822.684" calcext:value-type="float">
            <text:p>1822.684</text:p>
          </table:table-cell>
          <table:table-cell office:value-type="float" office:value="2060.086" calcext:value-type="float">
            <text:p>2060.086</text:p>
          </table:table-cell>
          <table:table-cell office:value-type="float" office:value="1651.834" calcext:value-type="float">
            <text:p>1651.834</text:p>
          </table:table-cell>
          <table:table-cell office:value-type="float" office:value="581.9916" calcext:value-type="float">
            <text:p>581.9916</text:p>
          </table:table-cell>
          <table:table-cell office:value-type="float" office:value="575.957" calcext:value-type="float">
            <text:p>575.957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12033" calcext:value-type="float">
            <text:p>-0.00361203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6.3297" calcext:value-type="float">
            <text:p>-156.3297</text:p>
          </table:table-cell>
          <table:table-cell office:value-type="float" office:value="0" calcext:value-type="float">
            <text:p>0</text:p>
          </table:table-cell>
          <table:table-cell office:value-type="float" office:value="6.711977" calcext:value-type="float">
            <text:p>6.71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6" calcext:value-type="float">
            <text:p>11112006</text:p>
          </table:table-cell>
          <table:table-cell office:value-type="float" office:value="606.7294" calcext:value-type="float">
            <text:p>606.7294</text:p>
          </table:table-cell>
          <table:table-cell office:value-type="float" office:value="12964.71" calcext:value-type="float">
            <text:p>12964.7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7.3412" calcext:value-type="float">
            <text:p>-407.3412</text:p>
          </table:table-cell>
          <table:table-cell office:value-type="float" office:value="1080.32" calcext:value-type="float">
            <text:p>1080.3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3.95692" calcext:value-type="float">
            <text:p>63.95692</text:p>
          </table:table-cell>
          <table:table-cell office:value-type="float" office:value="121.8143" calcext:value-type="float">
            <text:p>121.8143</text:p>
          </table:table-cell>
          <table:table-cell office:value-type="float" office:value="0.1837092" calcext:value-type="float">
            <text:p>0.183709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4.2151" calcext:value-type="float">
            <text:p>554.2151</text:p>
          </table:table-cell>
          <table:table-cell office:value-type="float" office:value="0" calcext:value-type="float">
            <text:p>0</text:p>
          </table:table-cell>
          <table:table-cell office:value-type="float" office:value="328.2485" calcext:value-type="float">
            <text:p>328.2485</text:p>
          </table:table-cell>
          <table:table-cell office:value-type="float" office:value="1246.471" calcext:value-type="float">
            <text:p>1246.471</text:p>
          </table:table-cell>
          <table:table-cell office:value-type="float" office:value="1541.765" calcext:value-type="float">
            <text:p>1541.765</text:p>
          </table:table-cell>
          <table:table-cell office:value-type="float" office:value="1229.711" calcext:value-type="float">
            <text:p>1229.711</text:p>
          </table:table-cell>
          <table:table-cell office:value-type="float" office:value="717.7401" calcext:value-type="float">
            <text:p>717.7401</text:p>
          </table:table-cell>
          <table:table-cell office:value-type="float" office:value="1097.471" calcext:value-type="float">
            <text:p>1097.471</text:p>
          </table:table-cell>
          <table:table-cell office:value-type="float" office:value="417.8663" calcext:value-type="float">
            <text:p>417.8663</text:p>
          </table:table-cell>
          <table:table-cell office:value-type="float" office:value="1822.646" calcext:value-type="float">
            <text:p>1822.646</text:p>
          </table:table-cell>
          <table:table-cell office:value-type="float" office:value="2060.06" calcext:value-type="float">
            <text:p>2060.06</text:p>
          </table:table-cell>
          <table:table-cell office:value-type="float" office:value="1651.812" calcext:value-type="float">
            <text:p>1651.812</text:p>
          </table:table-cell>
          <table:table-cell office:value-type="float" office:value="581.981" calcext:value-type="float">
            <text:p>581.981</text:p>
          </table:table-cell>
          <table:table-cell office:value-type="float" office:value="575.9387" calcext:value-type="float">
            <text:p>575.9387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12156" calcext:value-type="float">
            <text:p>-0.00361215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6.9491" calcext:value-type="float">
            <text:p>-156.9491</text:p>
          </table:table-cell>
          <table:table-cell office:value-type="float" office:value="0" calcext:value-type="float">
            <text:p>0</text:p>
          </table:table-cell>
          <table:table-cell office:value-type="float" office:value="6.657648" calcext:value-type="float">
            <text:p>6.65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6" calcext:value-type="float">
            <text:p>12112006</text:p>
          </table:table-cell>
          <table:table-cell office:value-type="float" office:value="606.0704" calcext:value-type="float">
            <text:p>606.0704</text:p>
          </table:table-cell>
          <table:table-cell office:value-type="float" office:value="12964.64" calcext:value-type="float">
            <text:p>12964.6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8.0786" calcext:value-type="float">
            <text:p>-408.0786</text:p>
          </table:table-cell>
          <table:table-cell office:value-type="float" office:value="1082.57" calcext:value-type="float">
            <text:p>1082.57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4.25393" calcext:value-type="float">
            <text:p>64.25393</text:p>
          </table:table-cell>
          <table:table-cell office:value-type="float" office:value="121.7394" calcext:value-type="float">
            <text:p>121.7394</text:p>
          </table:table-cell>
          <table:table-cell office:value-type="float" office:value="0.1844372" calcext:value-type="float">
            <text:p>0.184437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3.4783" calcext:value-type="float">
            <text:p>553.4783</text:p>
          </table:table-cell>
          <table:table-cell office:value-type="float" office:value="0" calcext:value-type="float">
            <text:p>0</text:p>
          </table:table-cell>
          <table:table-cell office:value-type="float" office:value="328.267" calcext:value-type="float">
            <text:p>328.267</text:p>
          </table:table-cell>
          <table:table-cell office:value-type="float" office:value="1246.326" calcext:value-type="float">
            <text:p>1246.326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229.643" calcext:value-type="float">
            <text:p>1229.643</text:p>
          </table:table-cell>
          <table:table-cell office:value-type="float" office:value="717.6604" calcext:value-type="float">
            <text:p>717.6604</text:p>
          </table:table-cell>
          <table:table-cell office:value-type="float" office:value="1097.423" calcext:value-type="float">
            <text:p>1097.423</text:p>
          </table:table-cell>
          <table:table-cell office:value-type="float" office:value="417.8333" calcext:value-type="float">
            <text:p>417.8333</text:p>
          </table:table-cell>
          <table:table-cell office:value-type="float" office:value="1822.61" calcext:value-type="float">
            <text:p>1822.61</text:p>
          </table:table-cell>
          <table:table-cell office:value-type="float" office:value="2060.034" calcext:value-type="float">
            <text:p>2060.034</text:p>
          </table:table-cell>
          <table:table-cell office:value-type="float" office:value="1651.79" calcext:value-type="float">
            <text:p>1651.79</text:p>
          </table:table-cell>
          <table:table-cell office:value-type="float" office:value="581.9702" calcext:value-type="float">
            <text:p>581.9702</text:p>
          </table:table-cell>
          <table:table-cell office:value-type="float" office:value="575.9204" calcext:value-type="float">
            <text:p>575.9204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12366" calcext:value-type="float">
            <text:p>-0.00361236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7.6473" calcext:value-type="float">
            <text:p>-157.6473</text:p>
          </table:table-cell>
          <table:table-cell office:value-type="float" office:value="0" calcext:value-type="float">
            <text:p>0</text:p>
          </table:table-cell>
          <table:table-cell office:value-type="float" office:value="6.618195" calcext:value-type="float">
            <text:p>6.618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6" calcext:value-type="float">
            <text:p>13112006</text:p>
          </table:table-cell>
          <table:table-cell office:value-type="float" office:value="605.379" calcext:value-type="float">
            <text:p>605.379</text:p>
          </table:table-cell>
          <table:table-cell office:value-type="float" office:value="12964.56" calcext:value-type="float">
            <text:p>12964.5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8.8499" calcext:value-type="float">
            <text:p>-408.8499</text:p>
          </table:table-cell>
          <table:table-cell office:value-type="float" office:value="1084.91" calcext:value-type="float">
            <text:p>1084.9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4.55568" calcext:value-type="float">
            <text:p>64.55568</text:p>
          </table:table-cell>
          <table:table-cell office:value-type="float" office:value="121.6783" calcext:value-type="float">
            <text:p>121.6783</text:p>
          </table:table-cell>
          <table:table-cell office:value-type="float" office:value="0.1852039" calcext:value-type="float">
            <text:p>0.185203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2.7078" calcext:value-type="float">
            <text:p>552.7078</text:p>
          </table:table-cell>
          <table:table-cell office:value-type="float" office:value="0" calcext:value-type="float">
            <text:p>0</text:p>
          </table:table-cell>
          <table:table-cell office:value-type="float" office:value="328.2881" calcext:value-type="float">
            <text:p>328.2881</text:p>
          </table:table-cell>
          <table:table-cell office:value-type="float" office:value="1246.164" calcext:value-type="float">
            <text:p>1246.164</text:p>
          </table:table-cell>
          <table:table-cell office:value-type="float" office:value="1541.356" calcext:value-type="float">
            <text:p>1541.356</text:p>
          </table:table-cell>
          <table:table-cell office:value-type="float" office:value="1229.565" calcext:value-type="float">
            <text:p>1229.565</text:p>
          </table:table-cell>
          <table:table-cell office:value-type="float" office:value="717.5782" calcext:value-type="float">
            <text:p>717.5782</text:p>
          </table:table-cell>
          <table:table-cell office:value-type="float" office:value="1097.374" calcext:value-type="float">
            <text:p>1097.374</text:p>
          </table:table-cell>
          <table:table-cell office:value-type="float" office:value="417.7996" calcext:value-type="float">
            <text:p>417.7996</text:p>
          </table:table-cell>
          <table:table-cell office:value-type="float" office:value="1822.575" calcext:value-type="float">
            <text:p>1822.575</text:p>
          </table:table-cell>
          <table:table-cell office:value-type="float" office:value="2060.009" calcext:value-type="float">
            <text:p>2060.009</text:p>
          </table:table-cell>
          <table:table-cell office:value-type="float" office:value="1651.768" calcext:value-type="float">
            <text:p>1651.768</text:p>
          </table:table-cell>
          <table:table-cell office:value-type="float" office:value="581.9595" calcext:value-type="float">
            <text:p>581.9595</text:p>
          </table:table-cell>
          <table:table-cell office:value-type="float" office:value="575.9022" calcext:value-type="float">
            <text:p>575.9022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12678" calcext:value-type="float">
            <text:p>-0.00361267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8.377" calcext:value-type="float">
            <text:p>-158.377</text:p>
          </table:table-cell>
          <table:table-cell office:value-type="float" office:value="0" calcext:value-type="float">
            <text:p>0</text:p>
          </table:table-cell>
          <table:table-cell office:value-type="float" office:value="6.577788" calcext:value-type="float">
            <text:p>6.57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6" calcext:value-type="float">
            <text:p>14112006</text:p>
          </table:table-cell>
          <table:table-cell office:value-type="float" office:value="604.6194" calcext:value-type="float">
            <text:p>604.6194</text:p>
          </table:table-cell>
          <table:table-cell office:value-type="float" office:value="12964.48" calcext:value-type="float">
            <text:p>12964.4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09.6793" calcext:value-type="float">
            <text:p>-409.6793</text:p>
          </table:table-cell>
          <table:table-cell office:value-type="float" office:value="1087.104" calcext:value-type="float">
            <text:p>1087.10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4.89536" calcext:value-type="float">
            <text:p>64.89536</text:p>
          </table:table-cell>
          <table:table-cell office:value-type="float" office:value="121.602" calcext:value-type="float">
            <text:p>121.602</text:p>
          </table:table-cell>
          <table:table-cell office:value-type="float" office:value="0.1860019" calcext:value-type="float">
            <text:p>0.186001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1.8792" calcext:value-type="float">
            <text:p>551.8792</text:p>
          </table:table-cell>
          <table:table-cell office:value-type="float" office:value="0" calcext:value-type="float">
            <text:p>0</text:p>
          </table:table-cell>
          <table:table-cell office:value-type="float" office:value="328.31" calcext:value-type="float">
            <text:p>328.31</text:p>
          </table:table-cell>
          <table:table-cell office:value-type="float" office:value="1245.984" calcext:value-type="float">
            <text:p>1245.984</text:p>
          </table:table-cell>
          <table:table-cell office:value-type="float" office:value="1541.117" calcext:value-type="float">
            <text:p>1541.117</text:p>
          </table:table-cell>
          <table:table-cell office:value-type="float" office:value="1229.482" calcext:value-type="float">
            <text:p>1229.482</text:p>
          </table:table-cell>
          <table:table-cell office:value-type="float" office:value="717.4949" calcext:value-type="float">
            <text:p>717.4949</text:p>
          </table:table-cell>
          <table:table-cell office:value-type="float" office:value="1097.324" calcext:value-type="float">
            <text:p>1097.324</text:p>
          </table:table-cell>
          <table:table-cell office:value-type="float" office:value="417.765" calcext:value-type="float">
            <text:p>417.765</text:p>
          </table:table-cell>
          <table:table-cell office:value-type="float" office:value="1822.54" calcext:value-type="float">
            <text:p>1822.54</text:p>
          </table:table-cell>
          <table:table-cell office:value-type="float" office:value="2059.985" calcext:value-type="float">
            <text:p>2059.985</text:p>
          </table:table-cell>
          <table:table-cell office:value-type="float" office:value="1651.746" calcext:value-type="float">
            <text:p>1651.746</text:p>
          </table:table-cell>
          <table:table-cell office:value-type="float" office:value="581.9488" calcext:value-type="float">
            <text:p>581.9488</text:p>
          </table:table-cell>
          <table:table-cell office:value-type="float" office:value="575.8839" calcext:value-type="float">
            <text:p>575.8839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12987" calcext:value-type="float">
            <text:p>-0.00361298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9.1712" calcext:value-type="float">
            <text:p>-159.1712</text:p>
          </table:table-cell>
          <table:table-cell office:value-type="float" office:value="0" calcext:value-type="float">
            <text:p>0</text:p>
          </table:table-cell>
          <table:table-cell office:value-type="float" office:value="6.541821" calcext:value-type="float">
            <text:p>6.54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6" calcext:value-type="float">
            <text:p>15112006</text:p>
          </table:table-cell>
          <table:table-cell office:value-type="float" office:value="604.028" calcext:value-type="float">
            <text:p>604.028</text:p>
          </table:table-cell>
          <table:table-cell office:value-type="float" office:value="12964.41" calcext:value-type="float">
            <text:p>12964.4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0.3681" calcext:value-type="float">
            <text:p>-410.3681</text:p>
          </table:table-cell>
          <table:table-cell office:value-type="float" office:value="1090.059" calcext:value-type="float">
            <text:p>1090.05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5.13422" calcext:value-type="float">
            <text:p>65.13422</text:p>
          </table:table-cell>
          <table:table-cell office:value-type="float" office:value="121.5724" calcext:value-type="float">
            <text:p>121.5724</text:p>
          </table:table-cell>
          <table:table-cell office:value-type="float" office:value="0.1868148" calcext:value-type="float">
            <text:p>0.186814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1.1912" calcext:value-type="float">
            <text:p>551.1912</text:p>
          </table:table-cell>
          <table:table-cell office:value-type="float" office:value="0" calcext:value-type="float">
            <text:p>0</text:p>
          </table:table-cell>
          <table:table-cell office:value-type="float" office:value="328.3345" calcext:value-type="float">
            <text:p>328.3345</text:p>
          </table:table-cell>
          <table:table-cell office:value-type="float" office:value="1245.858" calcext:value-type="float">
            <text:p>1245.858</text:p>
          </table:table-cell>
          <table:table-cell office:value-type="float" office:value="1540.922" calcext:value-type="float">
            <text:p>1540.922</text:p>
          </table:table-cell>
          <table:table-cell office:value-type="float" office:value="1229.414" calcext:value-type="float">
            <text:p>1229.414</text:p>
          </table:table-cell>
          <table:table-cell office:value-type="float" office:value="717.4159" calcext:value-type="float">
            <text:p>717.4159</text:p>
          </table:table-cell>
          <table:table-cell office:value-type="float" office:value="1097.275" calcext:value-type="float">
            <text:p>1097.275</text:p>
          </table:table-cell>
          <table:table-cell office:value-type="float" office:value="417.7302" calcext:value-type="float">
            <text:p>417.7302</text:p>
          </table:table-cell>
          <table:table-cell office:value-type="float" office:value="1822.505" calcext:value-type="float">
            <text:p>1822.505</text:p>
          </table:table-cell>
          <table:table-cell office:value-type="float" office:value="2059.961" calcext:value-type="float">
            <text:p>2059.961</text:p>
          </table:table-cell>
          <table:table-cell office:value-type="float" office:value="1651.724" calcext:value-type="float">
            <text:p>1651.724</text:p>
          </table:table-cell>
          <table:table-cell office:value-type="float" office:value="581.9382" calcext:value-type="float">
            <text:p>581.9382</text:p>
          </table:table-cell>
          <table:table-cell office:value-type="float" office:value="575.8658" calcext:value-type="float">
            <text:p>575.8658</text:p>
          </table:table-cell>
          <table:table-cell office:value-type="float" office:value="142.3651" calcext:value-type="float">
            <text:p>142.3651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3149" calcext:value-type="float">
            <text:p>-0.00361314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59.8018" calcext:value-type="float">
            <text:p>-159.8018</text:p>
          </table:table-cell>
          <table:table-cell office:value-type="float" office:value="0" calcext:value-type="float">
            <text:p>0</text:p>
          </table:table-cell>
          <table:table-cell office:value-type="float" office:value="6.482926" calcext:value-type="float">
            <text:p>6.48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6" calcext:value-type="float">
            <text:p>16112006</text:p>
          </table:table-cell>
          <table:table-cell office:value-type="float" office:value="603.5016" calcext:value-type="float">
            <text:p>603.5016</text:p>
          </table:table-cell>
          <table:table-cell office:value-type="float" office:value="12964.33" calcext:value-type="float">
            <text:p>12964.3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0.9799" calcext:value-type="float">
            <text:p>-410.9799</text:p>
          </table:table-cell>
          <table:table-cell office:value-type="float" office:value="1091.789" calcext:value-type="float">
            <text:p>1091.78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5.33708" calcext:value-type="float">
            <text:p>65.33708</text:p>
          </table:table-cell>
          <table:table-cell office:value-type="float" office:value="121.5429" calcext:value-type="float">
            <text:p>121.5429</text:p>
          </table:table-cell>
          <table:table-cell office:value-type="float" office:value="0.1876329" calcext:value-type="float">
            <text:p>0.187632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50.5802" calcext:value-type="float">
            <text:p>550.5802</text:p>
          </table:table-cell>
          <table:table-cell office:value-type="float" office:value="0" calcext:value-type="float">
            <text:p>0</text:p>
          </table:table-cell>
          <table:table-cell office:value-type="float" office:value="328.3562" calcext:value-type="float">
            <text:p>328.3562</text:p>
          </table:table-cell>
          <table:table-cell office:value-type="float" office:value="1245.745" calcext:value-type="float">
            <text:p>1245.745</text:p>
          </table:table-cell>
          <table:table-cell office:value-type="float" office:value="1540.751" calcext:value-type="float">
            <text:p>1540.751</text:p>
          </table:table-cell>
          <table:table-cell office:value-type="float" office:value="1229.355" calcext:value-type="float">
            <text:p>1229.355</text:p>
          </table:table-cell>
          <table:table-cell office:value-type="float" office:value="717.3495" calcext:value-type="float">
            <text:p>717.3495</text:p>
          </table:table-cell>
          <table:table-cell office:value-type="float" office:value="1097.233" calcext:value-type="float">
            <text:p>1097.233</text:p>
          </table:table-cell>
          <table:table-cell office:value-type="float" office:value="417.6979" calcext:value-type="float">
            <text:p>417.6979</text:p>
          </table:table-cell>
          <table:table-cell office:value-type="float" office:value="1822.471" calcext:value-type="float">
            <text:p>1822.471</text:p>
          </table:table-cell>
          <table:table-cell office:value-type="float" office:value="2059.937" calcext:value-type="float">
            <text:p>2059.937</text:p>
          </table:table-cell>
          <table:table-cell office:value-type="float" office:value="1651.702" calcext:value-type="float">
            <text:p>1651.702</text:p>
          </table:table-cell>
          <table:table-cell office:value-type="float" office:value="581.9276" calcext:value-type="float">
            <text:p>581.9276</text:p>
          </table:table-cell>
          <table:table-cell office:value-type="float" office:value="575.8477" calcext:value-type="float">
            <text:p>575.8477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3396" calcext:value-type="float">
            <text:p>-0.00361339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0.364" calcext:value-type="float">
            <text:p>-160.364</text:p>
          </table:table-cell>
          <table:table-cell office:value-type="float" office:value="0" calcext:value-type="float">
            <text:p>0</text:p>
          </table:table-cell>
          <table:table-cell office:value-type="float" office:value="6.432718" calcext:value-type="float">
            <text:p>6.43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6" calcext:value-type="float">
            <text:p>17112006</text:p>
          </table:table-cell>
          <table:table-cell office:value-type="float" office:value="603.0029" calcext:value-type="float">
            <text:p>603.0029</text:p>
          </table:table-cell>
          <table:table-cell office:value-type="float" office:value="12964.26" calcext:value-type="float">
            <text:p>12964.2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1.5612" calcext:value-type="float">
            <text:p>-411.5612</text:p>
          </table:table-cell>
          <table:table-cell office:value-type="float" office:value="1093.85" calcext:value-type="float">
            <text:p>1093.8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5.52535" calcext:value-type="float">
            <text:p>65.52535</text:p>
          </table:table-cell>
          <table:table-cell office:value-type="float" office:value="121.5168" calcext:value-type="float">
            <text:p>121.5168</text:p>
          </table:table-cell>
          <table:table-cell office:value-type="float" office:value="0.1884545" calcext:value-type="float">
            <text:p>0.188454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49.9998" calcext:value-type="float">
            <text:p>549.9998</text:p>
          </table:table-cell>
          <table:table-cell office:value-type="float" office:value="0" calcext:value-type="float">
            <text:p>0</text:p>
          </table:table-cell>
          <table:table-cell office:value-type="float" office:value="328.3765" calcext:value-type="float">
            <text:p>328.3765</text:p>
          </table:table-cell>
          <table:table-cell office:value-type="float" office:value="1245.635" calcext:value-type="float">
            <text:p>1245.635</text:p>
          </table:table-cell>
          <table:table-cell office:value-type="float" office:value="1540.589" calcext:value-type="float">
            <text:p>1540.589</text:p>
          </table:table-cell>
          <table:table-cell office:value-type="float" office:value="1229.299" calcext:value-type="float">
            <text:p>1229.299</text:p>
          </table:table-cell>
          <table:table-cell office:value-type="float" office:value="717.289" calcext:value-type="float">
            <text:p>717.289</text:p>
          </table:table-cell>
          <table:table-cell office:value-type="float" office:value="1097.193" calcext:value-type="float">
            <text:p>1097.193</text:p>
          </table:table-cell>
          <table:table-cell office:value-type="float" office:value="417.6673" calcext:value-type="float">
            <text:p>417.6673</text:p>
          </table:table-cell>
          <table:table-cell office:value-type="float" office:value="1822.438" calcext:value-type="float">
            <text:p>1822.438</text:p>
          </table:table-cell>
          <table:table-cell office:value-type="float" office:value="2059.913" calcext:value-type="float">
            <text:p>2059.913</text:p>
          </table:table-cell>
          <table:table-cell office:value-type="float" office:value="1651.681" calcext:value-type="float">
            <text:p>1651.681</text:p>
          </table:table-cell>
          <table:table-cell office:value-type="float" office:value="581.9192" calcext:value-type="float">
            <text:p>581.9192</text:p>
          </table:table-cell>
          <table:table-cell office:value-type="float" office:value="575.8296" calcext:value-type="float">
            <text:p>575.8296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399" calcext:value-type="float">
            <text:p>-0.0036139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0.8962" calcext:value-type="float">
            <text:p>-160.8962</text:p>
          </table:table-cell>
          <table:table-cell office:value-type="float" office:value="0" calcext:value-type="float">
            <text:p>0</text:p>
          </table:table-cell>
          <table:table-cell office:value-type="float" office:value="6.383271" calcext:value-type="float">
            <text:p>6.38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6" calcext:value-type="float">
            <text:p>18112006</text:p>
          </table:table-cell>
          <table:table-cell office:value-type="float" office:value="602.564" calcext:value-type="float">
            <text:p>602.564</text:p>
          </table:table-cell>
          <table:table-cell office:value-type="float" office:value="12964.2" calcext:value-type="float">
            <text:p>12964.2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2.0869" calcext:value-type="float">
            <text:p>-412.0869</text:p>
          </table:table-cell>
          <table:table-cell office:value-type="float" office:value="1096.061" calcext:value-type="float">
            <text:p>1096.06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5.68262" calcext:value-type="float">
            <text:p>65.68262</text:p>
          </table:table-cell>
          <table:table-cell office:value-type="float" office:value="121.4986" calcext:value-type="float">
            <text:p>121.4986</text:p>
          </table:table-cell>
          <table:table-cell office:value-type="float" office:value="0.1892708" calcext:value-type="float">
            <text:p>0.189270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34665" calcext:value-type="float">
            <text:p>0.4734665</text:p>
          </table:table-cell>
          <table:table-cell office:value-type="float" office:value="370" calcext:value-type="float">
            <text:p>370</text:p>
          </table:table-cell>
          <table:table-cell office:value-type="float" office:value="549.4749" calcext:value-type="float">
            <text:p>549.4749</text:p>
          </table:table-cell>
          <table:table-cell office:value-type="float" office:value="0" calcext:value-type="float">
            <text:p>0</text:p>
          </table:table-cell>
          <table:table-cell office:value-type="float" office:value="328.3961" calcext:value-type="float">
            <text:p>328.3961</text:p>
          </table:table-cell>
          <table:table-cell office:value-type="float" office:value="1245.546" calcext:value-type="float">
            <text:p>1245.546</text:p>
          </table:table-cell>
          <table:table-cell office:value-type="float" office:value="1540.445" calcext:value-type="float">
            <text:p>1540.445</text:p>
          </table:table-cell>
          <table:table-cell office:value-type="float" office:value="1229.253" calcext:value-type="float">
            <text:p>1229.253</text:p>
          </table:table-cell>
          <table:table-cell office:value-type="float" office:value="717.2312" calcext:value-type="float">
            <text:p>717.2312</text:p>
          </table:table-cell>
          <table:table-cell office:value-type="float" office:value="1097.156" calcext:value-type="float">
            <text:p>1097.156</text:p>
          </table:table-cell>
          <table:table-cell office:value-type="float" office:value="417.638" calcext:value-type="float">
            <text:p>417.638</text:p>
          </table:table-cell>
          <table:table-cell office:value-type="float" office:value="1822.405" calcext:value-type="float">
            <text:p>1822.405</text:p>
          </table:table-cell>
          <table:table-cell office:value-type="float" office:value="2059.89" calcext:value-type="float">
            <text:p>2059.89</text:p>
          </table:table-cell>
          <table:table-cell office:value-type="float" office:value="1651.659" calcext:value-type="float">
            <text:p>1651.659</text:p>
          </table:table-cell>
          <table:table-cell office:value-type="float" office:value="581.9146" calcext:value-type="float">
            <text:p>581.9146</text:p>
          </table:table-cell>
          <table:table-cell office:value-type="float" office:value="575.8117" calcext:value-type="float">
            <text:p>575.8117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4712" calcext:value-type="float">
            <text:p>-0.00361471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1.3671" calcext:value-type="float">
            <text:p>-161.3671</text:p>
          </table:table-cell>
          <table:table-cell office:value-type="float" office:value="0" calcext:value-type="float">
            <text:p>0</text:p>
          </table:table-cell>
          <table:table-cell office:value-type="float" office:value="6.328215" calcext:value-type="float">
            <text:p>6.328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6" calcext:value-type="float">
            <text:p>19112006</text:p>
          </table:table-cell>
          <table:table-cell office:value-type="float" office:value="602.1165" calcext:value-type="float">
            <text:p>602.1165</text:p>
          </table:table-cell>
          <table:table-cell office:value-type="float" office:value="12964.14" calcext:value-type="float">
            <text:p>12964.1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2.6142" calcext:value-type="float">
            <text:p>-412.6142</text:p>
          </table:table-cell>
          <table:table-cell office:value-type="float" office:value="1096.678" calcext:value-type="float">
            <text:p>1096.67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5.8362" calcext:value-type="float">
            <text:p>65.8362</text:p>
          </table:table-cell>
          <table:table-cell office:value-type="float" office:value="121.4767" calcext:value-type="float">
            <text:p>121.4767</text:p>
          </table:table-cell>
          <table:table-cell office:value-type="float" office:value="0.1900808" calcext:value-type="float">
            <text:p>0.190080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12139" calcext:value-type="float">
            <text:p>0.4712139</text:p>
          </table:table-cell>
          <table:table-cell office:value-type="float" office:value="370" calcext:value-type="float">
            <text:p>370</text:p>
          </table:table-cell>
          <table:table-cell office:value-type="float" office:value="548.9506" calcext:value-type="float">
            <text:p>548.9506</text:p>
          </table:table-cell>
          <table:table-cell office:value-type="float" office:value="0" calcext:value-type="float">
            <text:p>0</text:p>
          </table:table-cell>
          <table:table-cell office:value-type="float" office:value="328.4148" calcext:value-type="float">
            <text:p>328.4148</text:p>
          </table:table-cell>
          <table:table-cell office:value-type="float" office:value="1245.446" calcext:value-type="float">
            <text:p>1245.446</text:p>
          </table:table-cell>
          <table:table-cell office:value-type="float" office:value="1540.297" calcext:value-type="float">
            <text:p>1540.297</text:p>
          </table:table-cell>
          <table:table-cell office:value-type="float" office:value="1229.21" calcext:value-type="float">
            <text:p>1229.21</text:p>
          </table:table-cell>
          <table:table-cell office:value-type="float" office:value="717.1771" calcext:value-type="float">
            <text:p>717.1771</text:p>
          </table:table-cell>
          <table:table-cell office:value-type="float" office:value="1097.121" calcext:value-type="float">
            <text:p>1097.121</text:p>
          </table:table-cell>
          <table:table-cell office:value-type="float" office:value="417.6107" calcext:value-type="float">
            <text:p>417.6107</text:p>
          </table:table-cell>
          <table:table-cell office:value-type="float" office:value="1822.375" calcext:value-type="float">
            <text:p>1822.375</text:p>
          </table:table-cell>
          <table:table-cell office:value-type="float" office:value="2059.866" calcext:value-type="float">
            <text:p>2059.866</text:p>
          </table:table-cell>
          <table:table-cell office:value-type="float" office:value="1651.638" calcext:value-type="float">
            <text:p>1651.638</text:p>
          </table:table-cell>
          <table:table-cell office:value-type="float" office:value="581.9099" calcext:value-type="float">
            <text:p>581.9099</text:p>
          </table:table-cell>
          <table:table-cell office:value-type="float" office:value="575.7938" calcext:value-type="float">
            <text:p>575.7938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6707" calcext:value-type="float">
            <text:p>-0.00361670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1.8427" calcext:value-type="float">
            <text:p>-161.8427</text:p>
          </table:table-cell>
          <table:table-cell office:value-type="float" office:value="0" calcext:value-type="float">
            <text:p>0</text:p>
          </table:table-cell>
          <table:table-cell office:value-type="float" office:value="6.277894" calcext:value-type="float">
            <text:p>6.27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6" calcext:value-type="float">
            <text:p>20112006</text:p>
          </table:table-cell>
          <table:table-cell office:value-type="float" office:value="601.6361" calcext:value-type="float">
            <text:p>601.6361</text:p>
          </table:table-cell>
          <table:table-cell office:value-type="float" office:value="12964.08" calcext:value-type="float">
            <text:p>12964.0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3.1731" calcext:value-type="float">
            <text:p>-413.1731</text:p>
          </table:table-cell>
          <table:table-cell office:value-type="float" office:value="1098.391" calcext:value-type="float">
            <text:p>1098.39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6.00114" calcext:value-type="float">
            <text:p>66.00114</text:p>
          </table:table-cell>
          <table:table-cell office:value-type="float" office:value="121.4574" calcext:value-type="float">
            <text:p>121.4574</text:p>
          </table:table-cell>
          <table:table-cell office:value-type="float" office:value="0.1909468" calcext:value-type="float">
            <text:p>0.190946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8.3937" calcext:value-type="float">
            <text:p>548.3937</text:p>
          </table:table-cell>
          <table:table-cell office:value-type="float" office:value="0" calcext:value-type="float">
            <text:p>0</text:p>
          </table:table-cell>
          <table:table-cell office:value-type="float" office:value="328.4358" calcext:value-type="float">
            <text:p>328.4358</text:p>
          </table:table-cell>
          <table:table-cell office:value-type="float" office:value="1245.335" calcext:value-type="float">
            <text:p>1245.335</text:p>
          </table:table-cell>
          <table:table-cell office:value-type="float" office:value="1540.129" calcext:value-type="float">
            <text:p>1540.129</text:p>
          </table:table-cell>
          <table:table-cell office:value-type="float" office:value="1229.162" calcext:value-type="float">
            <text:p>1229.162</text:p>
          </table:table-cell>
          <table:table-cell office:value-type="float" office:value="717.1215" calcext:value-type="float">
            <text:p>717.1215</text:p>
          </table:table-cell>
          <table:table-cell office:value-type="float" office:value="1097.085" calcext:value-type="float">
            <text:p>1097.085</text:p>
          </table:table-cell>
          <table:table-cell office:value-type="float" office:value="417.5837" calcext:value-type="float">
            <text:p>417.5837</text:p>
          </table:table-cell>
          <table:table-cell office:value-type="float" office:value="1822.345" calcext:value-type="float">
            <text:p>1822.345</text:p>
          </table:table-cell>
          <table:table-cell office:value-type="float" office:value="2059.844" calcext:value-type="float">
            <text:p>2059.844</text:p>
          </table:table-cell>
          <table:table-cell office:value-type="float" office:value="1651.617" calcext:value-type="float">
            <text:p>1651.617</text:p>
          </table:table-cell>
          <table:table-cell office:value-type="float" office:value="581.9054" calcext:value-type="float">
            <text:p>581.9054</text:p>
          </table:table-cell>
          <table:table-cell office:value-type="float" office:value="575.7761" calcext:value-type="float">
            <text:p>575.7761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19726" calcext:value-type="float">
            <text:p>-0.00361972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2.3499" calcext:value-type="float">
            <text:p>-162.3499</text:p>
          </table:table-cell>
          <table:table-cell office:value-type="float" office:value="0" calcext:value-type="float">
            <text:p>0</text:p>
          </table:table-cell>
          <table:table-cell office:value-type="float" office:value="6.225683" calcext:value-type="float">
            <text:p>6.225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6" calcext:value-type="float">
            <text:p>21112006</text:p>
          </table:table-cell>
          <table:table-cell office:value-type="float" office:value="601.0209" calcext:value-type="float">
            <text:p>601.0209</text:p>
          </table:table-cell>
          <table:table-cell office:value-type="float" office:value="12964.02" calcext:value-type="float">
            <text:p>12964.02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3.838" calcext:value-type="float">
            <text:p>-413.838</text:p>
          </table:table-cell>
          <table:table-cell office:value-type="float" office:value="1100.466" calcext:value-type="float">
            <text:p>1100.46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6.2096" calcext:value-type="float">
            <text:p>66.2096</text:p>
          </table:table-cell>
          <table:table-cell office:value-type="float" office:value="121.4319" calcext:value-type="float">
            <text:p>121.4319</text:p>
          </table:table-cell>
          <table:table-cell office:value-type="float" office:value="0.1918632" calcext:value-type="float">
            <text:p>0.191863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7.7296" calcext:value-type="float">
            <text:p>547.7296</text:p>
          </table:table-cell>
          <table:table-cell office:value-type="float" office:value="0" calcext:value-type="float">
            <text:p>0</text:p>
          </table:table-cell>
          <table:table-cell office:value-type="float" office:value="328.4622" calcext:value-type="float">
            <text:p>328.4622</text:p>
          </table:table-cell>
          <table:table-cell office:value-type="float" office:value="1245.177" calcext:value-type="float">
            <text:p>1245.177</text:p>
          </table:table-cell>
          <table:table-cell office:value-type="float" office:value="1539.895" calcext:value-type="float">
            <text:p>1539.895</text:p>
          </table:table-cell>
          <table:table-cell office:value-type="float" office:value="1229.103" calcext:value-type="float">
            <text:p>1229.103</text:p>
          </table:table-cell>
          <table:table-cell office:value-type="float" office:value="717.0583" calcext:value-type="float">
            <text:p>717.0583</text:p>
          </table:table-cell>
          <table:table-cell office:value-type="float" office:value="1097.047" calcext:value-type="float">
            <text:p>1097.047</text:p>
          </table:table-cell>
          <table:table-cell office:value-type="float" office:value="417.5555" calcext:value-type="float">
            <text:p>417.5555</text:p>
          </table:table-cell>
          <table:table-cell office:value-type="float" office:value="1822.316" calcext:value-type="float">
            <text:p>1822.316</text:p>
          </table:table-cell>
          <table:table-cell office:value-type="float" office:value="2059.821" calcext:value-type="float">
            <text:p>2059.821</text:p>
          </table:table-cell>
          <table:table-cell office:value-type="float" office:value="1651.596" calcext:value-type="float">
            <text:p>1651.596</text:p>
          </table:table-cell>
          <table:table-cell office:value-type="float" office:value="581.9009" calcext:value-type="float">
            <text:p>581.9009</text:p>
          </table:table-cell>
          <table:table-cell office:value-type="float" office:value="575.7585" calcext:value-type="float">
            <text:p>575.7585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9" calcext:value-type="float">
            <text:p>35.55369</text:p>
          </table:table-cell>
          <table:table-cell office:value-type="float" office:value="0" calcext:value-type="float">
            <text:p>0</text:p>
          </table:table-cell>
          <table:table-cell office:value-type="float" office:value="-0.003623671" calcext:value-type="float">
            <text:p>-0.00362367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2.9857" calcext:value-type="float">
            <text:p>-162.9857</text:p>
          </table:table-cell>
          <table:table-cell office:value-type="float" office:value="0" calcext:value-type="float">
            <text:p>0</text:p>
          </table:table-cell>
          <table:table-cell office:value-type="float" office:value="6.194214" calcext:value-type="float">
            <text:p>6.194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6" calcext:value-type="float">
            <text:p>22112006</text:p>
          </table:table-cell>
          <table:table-cell office:value-type="float" office:value="600.3026" calcext:value-type="float">
            <text:p>600.3026</text:p>
          </table:table-cell>
          <table:table-cell office:value-type="float" office:value="12963.96" calcext:value-type="float">
            <text:p>12963.9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4.6017" calcext:value-type="float">
            <text:p>-414.6017</text:p>
          </table:table-cell>
          <table:table-cell office:value-type="float" office:value="1101.852" calcext:value-type="float">
            <text:p>1101.85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6.43916" calcext:value-type="float">
            <text:p>66.43916</text:p>
          </table:table-cell>
          <table:table-cell office:value-type="float" office:value="121.4058" calcext:value-type="float">
            <text:p>121.4058</text:p>
          </table:table-cell>
          <table:table-cell office:value-type="float" office:value="0.192791" calcext:value-type="float">
            <text:p>0.19279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6.9669" calcext:value-type="float">
            <text:p>546.9669</text:p>
          </table:table-cell>
          <table:table-cell office:value-type="float" office:value="0" calcext:value-type="float">
            <text:p>0</text:p>
          </table:table-cell>
          <table:table-cell office:value-type="float" office:value="328.4958" calcext:value-type="float">
            <text:p>328.4958</text:p>
          </table:table-cell>
          <table:table-cell office:value-type="float" office:value="1244.986" calcext:value-type="float">
            <text:p>1244.986</text:p>
          </table:table-cell>
          <table:table-cell office:value-type="float" office:value="1539.609" calcext:value-type="float">
            <text:p>1539.609</text:p>
          </table:table-cell>
          <table:table-cell office:value-type="float" office:value="1229.037" calcext:value-type="float">
            <text:p>1229.037</text:p>
          </table:table-cell>
          <table:table-cell office:value-type="float" office:value="716.9855" calcext:value-type="float">
            <text:p>716.9855</text:p>
          </table:table-cell>
          <table:table-cell office:value-type="float" office:value="1097.004" calcext:value-type="float">
            <text:p>1097.004</text:p>
          </table:table-cell>
          <table:table-cell office:value-type="float" office:value="417.5251" calcext:value-type="float">
            <text:p>417.5251</text:p>
          </table:table-cell>
          <table:table-cell office:value-type="float" office:value="1822.286" calcext:value-type="float">
            <text:p>1822.286</text:p>
          </table:table-cell>
          <table:table-cell office:value-type="float" office:value="2059.799" calcext:value-type="float">
            <text:p>2059.799</text:p>
          </table:table-cell>
          <table:table-cell office:value-type="float" office:value="1651.575" calcext:value-type="float">
            <text:p>1651.575</text:p>
          </table:table-cell>
          <table:table-cell office:value-type="float" office:value="581.8966" calcext:value-type="float">
            <text:p>581.8966</text:p>
          </table:table-cell>
          <table:table-cell office:value-type="float" office:value="575.741" calcext:value-type="float">
            <text:p>575.741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5717" calcext:value-type="float">
            <text:p>-0.00362571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3.7185" calcext:value-type="float">
            <text:p>-163.7185</text:p>
          </table:table-cell>
          <table:table-cell office:value-type="float" office:value="0" calcext:value-type="float">
            <text:p>0</text:p>
          </table:table-cell>
          <table:table-cell office:value-type="float" office:value="6.163159" calcext:value-type="float">
            <text:p>6.16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6" calcext:value-type="float">
            <text:p>23112006</text:p>
          </table:table-cell>
          <table:table-cell office:value-type="float" office:value="599.492" calcext:value-type="float">
            <text:p>599.492</text:p>
          </table:table-cell>
          <table:table-cell office:value-type="float" office:value="12963.91" calcext:value-type="float">
            <text:p>12963.9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5.4532" calcext:value-type="float">
            <text:p>-415.4532</text:p>
          </table:table-cell>
          <table:table-cell office:value-type="float" office:value="1101.439" calcext:value-type="float">
            <text:p>1101.43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6.70078" calcext:value-type="float">
            <text:p>66.70078</text:p>
          </table:table-cell>
          <table:table-cell office:value-type="float" office:value="121.3804" calcext:value-type="float">
            <text:p>121.3804</text:p>
          </table:table-cell>
          <table:table-cell office:value-type="float" office:value="0.1937406" calcext:value-type="float">
            <text:p>0.1937406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6.1163" calcext:value-type="float">
            <text:p>546.1163</text:p>
          </table:table-cell>
          <table:table-cell office:value-type="float" office:value="0" calcext:value-type="float">
            <text:p>0</text:p>
          </table:table-cell>
          <table:table-cell office:value-type="float" office:value="328.5356" calcext:value-type="float">
            <text:p>328.5356</text:p>
          </table:table-cell>
          <table:table-cell office:value-type="float" office:value="1244.769" calcext:value-type="float">
            <text:p>1244.769</text:p>
          </table:table-cell>
          <table:table-cell office:value-type="float" office:value="1539.28" calcext:value-type="float">
            <text:p>1539.28</text:p>
          </table:table-cell>
          <table:table-cell office:value-type="float" office:value="1228.961" calcext:value-type="float">
            <text:p>1228.961</text:p>
          </table:table-cell>
          <table:table-cell office:value-type="float" office:value="716.9047" calcext:value-type="float">
            <text:p>716.9047</text:p>
          </table:table-cell>
          <table:table-cell office:value-type="float" office:value="1096.958" calcext:value-type="float">
            <text:p>1096.958</text:p>
          </table:table-cell>
          <table:table-cell office:value-type="float" office:value="417.4924" calcext:value-type="float">
            <text:p>417.4924</text:p>
          </table:table-cell>
          <table:table-cell office:value-type="float" office:value="1822.254" calcext:value-type="float">
            <text:p>1822.254</text:p>
          </table:table-cell>
          <table:table-cell office:value-type="float" office:value="2059.776" calcext:value-type="float">
            <text:p>2059.776</text:p>
          </table:table-cell>
          <table:table-cell office:value-type="float" office:value="1651.554" calcext:value-type="float">
            <text:p>1651.554</text:p>
          </table:table-cell>
          <table:table-cell office:value-type="float" office:value="581.8923" calcext:value-type="float">
            <text:p>581.8923</text:p>
          </table:table-cell>
          <table:table-cell office:value-type="float" office:value="575.7237" calcext:value-type="float">
            <text:p>575.7237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7299" calcext:value-type="float">
            <text:p>-0.00362729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4.5396" calcext:value-type="float">
            <text:p>-164.5396</text:p>
          </table:table-cell>
          <table:table-cell office:value-type="float" office:value="0" calcext:value-type="float">
            <text:p>0</text:p>
          </table:table-cell>
          <table:table-cell office:value-type="float" office:value="6.133481" calcext:value-type="float">
            <text:p>6.13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6" calcext:value-type="float">
            <text:p>24112006</text:p>
          </table:table-cell>
          <table:table-cell office:value-type="float" office:value="598.7266" calcext:value-type="float">
            <text:p>598.7266</text:p>
          </table:table-cell>
          <table:table-cell office:value-type="float" office:value="12963.85" calcext:value-type="float">
            <text:p>12963.8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6.274" calcext:value-type="float">
            <text:p>-416.274</text:p>
          </table:table-cell>
          <table:table-cell office:value-type="float" office:value="1105.331" calcext:value-type="float">
            <text:p>1105.33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6.95848" calcext:value-type="float">
            <text:p>66.95848</text:p>
          </table:table-cell>
          <table:table-cell office:value-type="float" office:value="121.3638" calcext:value-type="float">
            <text:p>121.3638</text:p>
          </table:table-cell>
          <table:table-cell office:value-type="float" office:value="0.1946812" calcext:value-type="float">
            <text:p>0.194681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5.2965" calcext:value-type="float">
            <text:p>545.2965</text:p>
          </table:table-cell>
          <table:table-cell office:value-type="float" office:value="0" calcext:value-type="float">
            <text:p>0</text:p>
          </table:table-cell>
          <table:table-cell office:value-type="float" office:value="328.5749" calcext:value-type="float">
            <text:p>328.5749</text:p>
          </table:table-cell>
          <table:table-cell office:value-type="float" office:value="1244.574" calcext:value-type="float">
            <text:p>1244.574</text:p>
          </table:table-cell>
          <table:table-cell office:value-type="float" office:value="1538.963" calcext:value-type="float">
            <text:p>1538.963</text:p>
          </table:table-cell>
          <table:table-cell office:value-type="float" office:value="1228.884" calcext:value-type="float">
            <text:p>1228.884</text:p>
          </table:table-cell>
          <table:table-cell office:value-type="float" office:value="716.8265" calcext:value-type="float">
            <text:p>716.8265</text:p>
          </table:table-cell>
          <table:table-cell office:value-type="float" office:value="1096.91" calcext:value-type="float">
            <text:p>1096.91</text:p>
          </table:table-cell>
          <table:table-cell office:value-type="float" office:value="417.4583" calcext:value-type="float">
            <text:p>417.4583</text:p>
          </table:table-cell>
          <table:table-cell office:value-type="float" office:value="1822.221" calcext:value-type="float">
            <text:p>1822.221</text:p>
          </table:table-cell>
          <table:table-cell office:value-type="float" office:value="2059.754" calcext:value-type="float">
            <text:p>2059.754</text:p>
          </table:table-cell>
          <table:table-cell office:value-type="float" office:value="1651.533" calcext:value-type="float">
            <text:p>1651.533</text:p>
          </table:table-cell>
          <table:table-cell office:value-type="float" office:value="581.8879" calcext:value-type="float">
            <text:p>581.8879</text:p>
          </table:table-cell>
          <table:table-cell office:value-type="float" office:value="575.7065" calcext:value-type="float">
            <text:p>575.7065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7567" calcext:value-type="float">
            <text:p>-0.00362756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5.318" calcext:value-type="float">
            <text:p>-165.318</text:p>
          </table:table-cell>
          <table:table-cell office:value-type="float" office:value="0" calcext:value-type="float">
            <text:p>0</text:p>
          </table:table-cell>
          <table:table-cell office:value-type="float" office:value="6.09227" calcext:value-type="float">
            <text:p>6.09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6" calcext:value-type="float">
            <text:p>25112006</text:p>
          </table:table-cell>
          <table:table-cell office:value-type="float" office:value="598.0153" calcext:value-type="float">
            <text:p>598.0153</text:p>
          </table:table-cell>
          <table:table-cell office:value-type="float" office:value="12963.79" calcext:value-type="float">
            <text:p>12963.79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7.0415" calcext:value-type="float">
            <text:p>-417.0415</text:p>
          </table:table-cell>
          <table:table-cell office:value-type="float" office:value="1109.796" calcext:value-type="float">
            <text:p>1109.79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7.20004" calcext:value-type="float">
            <text:p>67.20004</text:p>
          </table:table-cell>
          <table:table-cell office:value-type="float" office:value="121.3497" calcext:value-type="float">
            <text:p>121.3497</text:p>
          </table:table-cell>
          <table:table-cell office:value-type="float" office:value="0.1956279" calcext:value-type="float">
            <text:p>0.195627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4.5298" calcext:value-type="float">
            <text:p>544.5298</text:p>
          </table:table-cell>
          <table:table-cell office:value-type="float" office:value="0" calcext:value-type="float">
            <text:p>0</text:p>
          </table:table-cell>
          <table:table-cell office:value-type="float" office:value="328.6117" calcext:value-type="float">
            <text:p>328.6117</text:p>
          </table:table-cell>
          <table:table-cell office:value-type="float" office:value="1244.397" calcext:value-type="float">
            <text:p>1244.397</text:p>
          </table:table-cell>
          <table:table-cell office:value-type="float" office:value="1538.667" calcext:value-type="float">
            <text:p>1538.667</text:p>
          </table:table-cell>
          <table:table-cell office:value-type="float" office:value="1228.817" calcext:value-type="float">
            <text:p>1228.817</text:p>
          </table:table-cell>
          <table:table-cell office:value-type="float" office:value="716.7523" calcext:value-type="float">
            <text:p>716.7523</text:p>
          </table:table-cell>
          <table:table-cell office:value-type="float" office:value="1096.864" calcext:value-type="float">
            <text:p>1096.864</text:p>
          </table:table-cell>
          <table:table-cell office:value-type="float" office:value="417.4248" calcext:value-type="float">
            <text:p>417.4248</text:p>
          </table:table-cell>
          <table:table-cell office:value-type="float" office:value="1822.187" calcext:value-type="float">
            <text:p>1822.187</text:p>
          </table:table-cell>
          <table:table-cell office:value-type="float" office:value="2059.731" calcext:value-type="float">
            <text:p>2059.731</text:p>
          </table:table-cell>
          <table:table-cell office:value-type="float" office:value="1651.513" calcext:value-type="float">
            <text:p>1651.513</text:p>
          </table:table-cell>
          <table:table-cell office:value-type="float" office:value="581.8837" calcext:value-type="float">
            <text:p>581.8837</text:p>
          </table:table-cell>
          <table:table-cell office:value-type="float" office:value="575.6895" calcext:value-type="float">
            <text:p>575.6895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7833" calcext:value-type="float">
            <text:p>-0.00362783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6.0438" calcext:value-type="float">
            <text:p>-166.0438</text:p>
          </table:table-cell>
          <table:table-cell office:value-type="float" office:value="0" calcext:value-type="float">
            <text:p>0</text:p>
          </table:table-cell>
          <table:table-cell office:value-type="float" office:value="6.051042" calcext:value-type="float">
            <text:p>6.05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6" calcext:value-type="float">
            <text:p>26112006</text:p>
          </table:table-cell>
          <table:table-cell office:value-type="float" office:value="597.4197" calcext:value-type="float">
            <text:p>597.4197</text:p>
          </table:table-cell>
          <table:table-cell office:value-type="float" office:value="12963.73" calcext:value-type="float">
            <text:p>12963.7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7.7066" calcext:value-type="float">
            <text:p>-417.7066</text:p>
          </table:table-cell>
          <table:table-cell office:value-type="float" office:value="1111.531" calcext:value-type="float">
            <text:p>1111.53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7.40651" calcext:value-type="float">
            <text:p>67.40651</text:p>
          </table:table-cell>
          <table:table-cell office:value-type="float" office:value="121.3416" calcext:value-type="float">
            <text:p>121.3416</text:p>
          </table:table-cell>
          <table:table-cell office:value-type="float" office:value="0.1965491" calcext:value-type="float">
            <text:p>0.196549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701491" calcext:value-type="float">
            <text:p>0.4701491</text:p>
          </table:table-cell>
          <table:table-cell office:value-type="float" office:value="370" calcext:value-type="float">
            <text:p>370</text:p>
          </table:table-cell>
          <table:table-cell office:value-type="float" office:value="543.8657" calcext:value-type="float">
            <text:p>543.8657</text:p>
          </table:table-cell>
          <table:table-cell office:value-type="float" office:value="0" calcext:value-type="float">
            <text:p>0</text:p>
          </table:table-cell>
          <table:table-cell office:value-type="float" office:value="328.6446" calcext:value-type="float">
            <text:p>328.6446</text:p>
          </table:table-cell>
          <table:table-cell office:value-type="float" office:value="1244.264" calcext:value-type="float">
            <text:p>1244.264</text:p>
          </table:table-cell>
          <table:table-cell office:value-type="float" office:value="1538.42" calcext:value-type="float">
            <text:p>1538.42</text:p>
          </table:table-cell>
          <table:table-cell office:value-type="float" office:value="1228.758" calcext:value-type="float">
            <text:p>1228.758</text:p>
          </table:table-cell>
          <table:table-cell office:value-type="float" office:value="716.6833" calcext:value-type="float">
            <text:p>716.6833</text:p>
          </table:table-cell>
          <table:table-cell office:value-type="float" office:value="1096.821" calcext:value-type="float">
            <text:p>1096.821</text:p>
          </table:table-cell>
          <table:table-cell office:value-type="float" office:value="417.3925" calcext:value-type="float">
            <text:p>417.3925</text:p>
          </table:table-cell>
          <table:table-cell office:value-type="float" office:value="1822.154" calcext:value-type="float">
            <text:p>1822.154</text:p>
          </table:table-cell>
          <table:table-cell office:value-type="float" office:value="2059.708" calcext:value-type="float">
            <text:p>2059.708</text:p>
          </table:table-cell>
          <table:table-cell office:value-type="float" office:value="1651.493" calcext:value-type="float">
            <text:p>1651.493</text:p>
          </table:table-cell>
          <table:table-cell office:value-type="float" office:value="581.8795" calcext:value-type="float">
            <text:p>581.8795</text:p>
          </table:table-cell>
          <table:table-cell office:value-type="float" office:value="575.6725" calcext:value-type="float">
            <text:p>575.6725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8846" calcext:value-type="float">
            <text:p>-0.00362884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6.6583" calcext:value-type="float">
            <text:p>-166.6583</text:p>
          </table:table-cell>
          <table:table-cell office:value-type="float" office:value="0" calcext:value-type="float">
            <text:p>0</text:p>
          </table:table-cell>
          <table:table-cell office:value-type="float" office:value="6.000189" calcext:value-type="float">
            <text:p>6.00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6" calcext:value-type="float">
            <text:p>27112006</text:p>
          </table:table-cell>
          <table:table-cell office:value-type="float" office:value="596.7828" calcext:value-type="float">
            <text:p>596.7828</text:p>
          </table:table-cell>
          <table:table-cell office:value-type="float" office:value="12963.68" calcext:value-type="float">
            <text:p>12963.6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8.4349" calcext:value-type="float">
            <text:p>-418.4349</text:p>
          </table:table-cell>
          <table:table-cell office:value-type="float" office:value="1112.974" calcext:value-type="float">
            <text:p>1112.97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7.67213" calcext:value-type="float">
            <text:p>67.67213</text:p>
          </table:table-cell>
          <table:table-cell office:value-type="float" office:value="121.2802" calcext:value-type="float">
            <text:p>121.2802</text:p>
          </table:table-cell>
          <table:table-cell office:value-type="float" office:value="0.1975019" calcext:value-type="float">
            <text:p>0.197501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77802" calcext:value-type="float">
            <text:p>0.4677802</text:p>
          </table:table-cell>
          <table:table-cell office:value-type="float" office:value="370" calcext:value-type="float">
            <text:p>370</text:p>
          </table:table-cell>
          <table:table-cell office:value-type="float" office:value="543.1408" calcext:value-type="float">
            <text:p>543.1408</text:p>
          </table:table-cell>
          <table:table-cell office:value-type="float" office:value="0" calcext:value-type="float">
            <text:p>0</text:p>
          </table:table-cell>
          <table:table-cell office:value-type="float" office:value="328.6711" calcext:value-type="float">
            <text:p>328.6711</text:p>
          </table:table-cell>
          <table:table-cell office:value-type="float" office:value="1244.128" calcext:value-type="float">
            <text:p>1244.128</text:p>
          </table:table-cell>
          <table:table-cell office:value-type="float" office:value="1538.183" calcext:value-type="float">
            <text:p>1538.183</text:p>
          </table:table-cell>
          <table:table-cell office:value-type="float" office:value="1228.704" calcext:value-type="float">
            <text:p>1228.704</text:p>
          </table:table-cell>
          <table:table-cell office:value-type="float" office:value="716.6221" calcext:value-type="float">
            <text:p>716.6221</text:p>
          </table:table-cell>
          <table:table-cell office:value-type="float" office:value="1096.782" calcext:value-type="float">
            <text:p>1096.782</text:p>
          </table:table-cell>
          <table:table-cell office:value-type="float" office:value="417.3627" calcext:value-type="float">
            <text:p>417.3627</text:p>
          </table:table-cell>
          <table:table-cell office:value-type="float" office:value="1822.122" calcext:value-type="float">
            <text:p>1822.122</text:p>
          </table:table-cell>
          <table:table-cell office:value-type="float" office:value="2059.686" calcext:value-type="float">
            <text:p>2059.686</text:p>
          </table:table-cell>
          <table:table-cell office:value-type="float" office:value="1651.473" calcext:value-type="float">
            <text:p>1651.473</text:p>
          </table:table-cell>
          <table:table-cell office:value-type="float" office:value="581.8753" calcext:value-type="float">
            <text:p>581.8753</text:p>
          </table:table-cell>
          <table:table-cell office:value-type="float" office:value="575.6558" calcext:value-type="float">
            <text:p>575.6558</text:p>
          </table:table-cell>
          <table:table-cell office:value-type="float" office:value="142.365" calcext:value-type="float">
            <text:p>142.365</text:p>
          </table:table-cell>
          <table:table-cell office:value-type="float" office:value="35.55368" calcext:value-type="float">
            <text:p>35.55368</text:p>
          </table:table-cell>
          <table:table-cell office:value-type="float" office:value="0" calcext:value-type="float">
            <text:p>0</text:p>
          </table:table-cell>
          <table:table-cell office:value-type="float" office:value="-0.003629532" calcext:value-type="float">
            <text:p>-0.00362953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7.3069" calcext:value-type="float">
            <text:p>-167.3069</text:p>
          </table:table-cell>
          <table:table-cell office:value-type="float" office:value="0" calcext:value-type="float">
            <text:p>0</text:p>
          </table:table-cell>
          <table:table-cell office:value-type="float" office:value="5.92367" calcext:value-type="float">
            <text:p>5.9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6" calcext:value-type="float">
            <text:p>28112006</text:p>
          </table:table-cell>
          <table:table-cell office:value-type="float" office:value="596.1359" calcext:value-type="float">
            <text:p>596.1359</text:p>
          </table:table-cell>
          <table:table-cell office:value-type="float" office:value="12963.63" calcext:value-type="float">
            <text:p>12963.6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9.1635" calcext:value-type="float">
            <text:p>-419.1635</text:p>
          </table:table-cell>
          <table:table-cell office:value-type="float" office:value="1115.219" calcext:value-type="float">
            <text:p>1115.21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7.9351" calcext:value-type="float">
            <text:p>67.9351</text:p>
          </table:table-cell>
          <table:table-cell office:value-type="float" office:value="121.2384" calcext:value-type="float">
            <text:p>121.2384</text:p>
          </table:table-cell>
          <table:table-cell office:value-type="float" office:value="0.1984604" calcext:value-type="float">
            <text:p>0.198460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5221" calcext:value-type="float">
            <text:p>0.465221</text:p>
          </table:table-cell>
          <table:table-cell office:value-type="float" office:value="370" calcext:value-type="float">
            <text:p>370</text:p>
          </table:table-cell>
          <table:table-cell office:value-type="float" office:value="542.4157" calcext:value-type="float">
            <text:p>542.4157</text:p>
          </table:table-cell>
          <table:table-cell office:value-type="float" office:value="0" calcext:value-type="float">
            <text:p>0</text:p>
          </table:table-cell>
          <table:table-cell office:value-type="float" office:value="328.6933" calcext:value-type="float">
            <text:p>328.6933</text:p>
          </table:table-cell>
          <table:table-cell office:value-type="float" office:value="1243.977" calcext:value-type="float">
            <text:p>1243.977</text:p>
          </table:table-cell>
          <table:table-cell office:value-type="float" office:value="1537.932" calcext:value-type="float">
            <text:p>1537.932</text:p>
          </table:table-cell>
          <table:table-cell office:value-type="float" office:value="1228.652" calcext:value-type="float">
            <text:p>1228.652</text:p>
          </table:table-cell>
          <table:table-cell office:value-type="float" office:value="716.5596" calcext:value-type="float">
            <text:p>716.5596</text:p>
          </table:table-cell>
          <table:table-cell office:value-type="float" office:value="1096.743" calcext:value-type="float">
            <text:p>1096.743</text:p>
          </table:table-cell>
          <table:table-cell office:value-type="float" office:value="417.3336" calcext:value-type="float">
            <text:p>417.3336</text:p>
          </table:table-cell>
          <table:table-cell office:value-type="float" office:value="1822.091" calcext:value-type="float">
            <text:p>1822.091</text:p>
          </table:table-cell>
          <table:table-cell office:value-type="float" office:value="2059.663" calcext:value-type="float">
            <text:p>2059.663</text:p>
          </table:table-cell>
          <table:table-cell office:value-type="float" office:value="1651.453" calcext:value-type="float">
            <text:p>1651.453</text:p>
          </table:table-cell>
          <table:table-cell office:value-type="float" office:value="581.8712" calcext:value-type="float">
            <text:p>581.8712</text:p>
          </table:table-cell>
          <table:table-cell office:value-type="float" office:value="575.6391" calcext:value-type="float">
            <text:p>575.6391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1" calcext:value-type="float">
            <text:p>35.55371</text:p>
          </table:table-cell>
          <table:table-cell office:value-type="float" office:value="0" calcext:value-type="float">
            <text:p>0</text:p>
          </table:table-cell>
          <table:table-cell office:value-type="float" office:value="-0.003631134" calcext:value-type="float">
            <text:p>-0.00363113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7.9642" calcext:value-type="float">
            <text:p>-167.9642</text:p>
          </table:table-cell>
          <table:table-cell office:value-type="float" office:value="0" calcext:value-type="float">
            <text:p>0</text:p>
          </table:table-cell>
          <table:table-cell office:value-type="float" office:value="5.855297" calcext:value-type="float">
            <text:p>5.855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6" calcext:value-type="float">
            <text:p>29112006</text:p>
          </table:table-cell>
          <table:table-cell office:value-type="float" office:value="595.8095" calcext:value-type="float">
            <text:p>595.8095</text:p>
          </table:table-cell>
          <table:table-cell office:value-type="float" office:value="12963.58" calcext:value-type="float">
            <text:p>12963.5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9.6141" calcext:value-type="float">
            <text:p>-419.6141</text:p>
          </table:table-cell>
          <table:table-cell office:value-type="float" office:value="1117.606" calcext:value-type="float">
            <text:p>1117.60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0344" calcext:value-type="float">
            <text:p>68.0344</text:p>
          </table:table-cell>
          <table:table-cell office:value-type="float" office:value="121.2355" calcext:value-type="float">
            <text:p>121.2355</text:p>
          </table:table-cell>
          <table:table-cell office:value-type="float" office:value="0.1992206" calcext:value-type="float">
            <text:p>0.1992206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1.9671" calcext:value-type="float">
            <text:p>541.9671</text:p>
          </table:table-cell>
          <table:table-cell office:value-type="float" office:value="0" calcext:value-type="float">
            <text:p>0</text:p>
          </table:table-cell>
          <table:table-cell office:value-type="float" office:value="328.7128" calcext:value-type="float">
            <text:p>328.7128</text:p>
          </table:table-cell>
          <table:table-cell office:value-type="float" office:value="1243.933" calcext:value-type="float">
            <text:p>1243.933</text:p>
          </table:table-cell>
          <table:table-cell office:value-type="float" office:value="1537.815" calcext:value-type="float">
            <text:p>1537.815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716.5131" calcext:value-type="float">
            <text:p>716.5131</text:p>
          </table:table-cell>
          <table:table-cell office:value-type="float" office:value="1096.71" calcext:value-type="float">
            <text:p>1096.71</text:p>
          </table:table-cell>
          <table:table-cell office:value-type="float" office:value="417.3066" calcext:value-type="float">
            <text:p>417.3066</text:p>
          </table:table-cell>
          <table:table-cell office:value-type="float" office:value="1822.061" calcext:value-type="float">
            <text:p>1822.061</text:p>
          </table:table-cell>
          <table:table-cell office:value-type="float" office:value="2059.641" calcext:value-type="float">
            <text:p>2059.641</text:p>
          </table:table-cell>
          <table:table-cell office:value-type="float" office:value="1651.433" calcext:value-type="float">
            <text:p>1651.433</text:p>
          </table:table-cell>
          <table:table-cell office:value-type="float" office:value="581.867" calcext:value-type="float">
            <text:p>581.867</text:p>
          </table:table-cell>
          <table:table-cell office:value-type="float" office:value="575.6226" calcext:value-type="float">
            <text:p>575.6226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631312" calcext:value-type="float">
            <text:p>-0.00363131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8.3137" calcext:value-type="float">
            <text:p>-168.3137</text:p>
          </table:table-cell>
          <table:table-cell office:value-type="float" office:value="0" calcext:value-type="float">
            <text:p>0</text:p>
          </table:table-cell>
          <table:table-cell office:value-type="float" office:value="5.756085" calcext:value-type="float">
            <text:p>5.75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6" calcext:value-type="float">
            <text:p>30112006</text:p>
          </table:table-cell>
          <table:table-cell office:value-type="float" office:value="595.6036" calcext:value-type="float">
            <text:p>595.6036</text:p>
          </table:table-cell>
          <table:table-cell office:value-type="float" office:value="12963.54" calcext:value-type="float">
            <text:p>12963.5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19.9044" calcext:value-type="float">
            <text:p>-419.9044</text:p>
          </table:table-cell>
          <table:table-cell office:value-type="float" office:value="1118.674" calcext:value-type="float">
            <text:p>1118.67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07811" calcext:value-type="float">
            <text:p>68.07811</text:p>
          </table:table-cell>
          <table:table-cell office:value-type="float" office:value="121.2335" calcext:value-type="float">
            <text:p>121.2335</text:p>
          </table:table-cell>
          <table:table-cell office:value-type="float" office:value="0.199828" calcext:value-type="float">
            <text:p>0.19982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1.6773" calcext:value-type="float">
            <text:p>541.6773</text:p>
          </table:table-cell>
          <table:table-cell office:value-type="float" office:value="0" calcext:value-type="float">
            <text:p>0</text:p>
          </table:table-cell>
          <table:table-cell office:value-type="float" office:value="328.7256" calcext:value-type="float">
            <text:p>328.7256</text:p>
          </table:table-cell>
          <table:table-cell office:value-type="float" office:value="1243.913" calcext:value-type="float">
            <text:p>1243.913</text:p>
          </table:table-cell>
          <table:table-cell office:value-type="float" office:value="1537.755" calcext:value-type="float">
            <text:p>1537.755</text:p>
          </table:table-cell>
          <table:table-cell office:value-type="float" office:value="1228.601" calcext:value-type="float">
            <text:p>1228.601</text:p>
          </table:table-cell>
          <table:table-cell office:value-type="float" office:value="716.4814" calcext:value-type="float">
            <text:p>716.4814</text:p>
          </table:table-cell>
          <table:table-cell office:value-type="float" office:value="1096.691" calcext:value-type="float">
            <text:p>1096.691</text:p>
          </table:table-cell>
          <table:table-cell office:value-type="float" office:value="417.2885" calcext:value-type="float">
            <text:p>417.2885</text:p>
          </table:table-cell>
          <table:table-cell office:value-type="float" office:value="1822.033" calcext:value-type="float">
            <text:p>1822.033</text:p>
          </table:table-cell>
          <table:table-cell office:value-type="float" office:value="2059.618" calcext:value-type="float">
            <text:p>2059.618</text:p>
          </table:table-cell>
          <table:table-cell office:value-type="float" office:value="1651.413" calcext:value-type="float">
            <text:p>1651.413</text:p>
          </table:table-cell>
          <table:table-cell office:value-type="float" office:value="581.8629" calcext:value-type="float">
            <text:p>581.8629</text:p>
          </table:table-cell>
          <table:table-cell office:value-type="float" office:value="575.6061" calcext:value-type="float">
            <text:p>575.6061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1645" calcext:value-type="float">
            <text:p>-0.00363164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8.5417" calcext:value-type="float">
            <text:p>-168.5417</text:p>
          </table:table-cell>
          <table:table-cell office:value-type="float" office:value="0" calcext:value-type="float">
            <text:p>0</text:p>
          </table:table-cell>
          <table:table-cell office:value-type="float" office:value="5.694011" calcext:value-type="float">
            <text:p>5.694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6" calcext:value-type="float">
            <text:p>1122006</text:p>
          </table:table-cell>
          <table:table-cell office:value-type="float" office:value="595.4067" calcext:value-type="float">
            <text:p>595.4067</text:p>
          </table:table-cell>
          <table:table-cell office:value-type="float" office:value="12963.5" calcext:value-type="float">
            <text:p>12963.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0.1708" calcext:value-type="float">
            <text:p>-420.1708</text:p>
          </table:table-cell>
          <table:table-cell office:value-type="float" office:value="1119.439" calcext:value-type="float">
            <text:p>1119.43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11323" calcext:value-type="float">
            <text:p>68.11323</text:p>
          </table:table-cell>
          <table:table-cell office:value-type="float" office:value="121.2271" calcext:value-type="float">
            <text:p>121.2271</text:p>
          </table:table-cell>
          <table:table-cell office:value-type="float" office:value="0.2004412" calcext:value-type="float">
            <text:p>0.200441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1.4116" calcext:value-type="float">
            <text:p>541.4116</text:p>
          </table:table-cell>
          <table:table-cell office:value-type="float" office:value="0" calcext:value-type="float">
            <text:p>0</text:p>
          </table:table-cell>
          <table:table-cell office:value-type="float" office:value="328.7372" calcext:value-type="float">
            <text:p>328.7372</text:p>
          </table:table-cell>
          <table:table-cell office:value-type="float" office:value="1243.888" calcext:value-type="float">
            <text:p>1243.888</text:p>
          </table:table-cell>
          <table:table-cell office:value-type="float" office:value="1537.699" calcext:value-type="float">
            <text:p>1537.699</text:p>
          </table:table-cell>
          <table:table-cell office:value-type="float" office:value="1228.58" calcext:value-type="float">
            <text:p>1228.58</text:p>
          </table:table-cell>
          <table:table-cell office:value-type="float" office:value="716.4581" calcext:value-type="float">
            <text:p>716.4581</text:p>
          </table:table-cell>
          <table:table-cell office:value-type="float" office:value="1096.676" calcext:value-type="float">
            <text:p>1096.676</text:p>
          </table:table-cell>
          <table:table-cell office:value-type="float" office:value="417.2734" calcext:value-type="float">
            <text:p>417.2734</text:p>
          </table:table-cell>
          <table:table-cell office:value-type="float" office:value="1822.011" calcext:value-type="float">
            <text:p>1822.011</text:p>
          </table:table-cell>
          <table:table-cell office:value-type="float" office:value="2059.597" calcext:value-type="float">
            <text:p>2059.597</text:p>
          </table:table-cell>
          <table:table-cell office:value-type="float" office:value="1651.393" calcext:value-type="float">
            <text:p>1651.393</text:p>
          </table:table-cell>
          <table:table-cell office:value-type="float" office:value="581.8588" calcext:value-type="float">
            <text:p>581.8588</text:p>
          </table:table-cell>
          <table:table-cell office:value-type="float" office:value="575.5898" calcext:value-type="float">
            <text:p>575.5898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2582" calcext:value-type="float">
            <text:p>-0.00363258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8.7569" calcext:value-type="float">
            <text:p>-168.7569</text:p>
          </table:table-cell>
          <table:table-cell office:value-type="float" office:value="0" calcext:value-type="float">
            <text:p>0</text:p>
          </table:table-cell>
          <table:table-cell office:value-type="float" office:value="5.642676" calcext:value-type="float">
            <text:p>5.64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6" calcext:value-type="float">
            <text:p>2122006</text:p>
          </table:table-cell>
          <table:table-cell office:value-type="float" office:value="595.2289" calcext:value-type="float">
            <text:p>595.2289</text:p>
          </table:table-cell>
          <table:table-cell office:value-type="float" office:value="12963.47" calcext:value-type="float">
            <text:p>12963.4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0.4208" calcext:value-type="float">
            <text:p>-420.4208</text:p>
          </table:table-cell>
          <table:table-cell office:value-type="float" office:value="1120.563" calcext:value-type="float">
            <text:p>1120.56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14313" calcext:value-type="float">
            <text:p>68.14313</text:p>
          </table:table-cell>
          <table:table-cell office:value-type="float" office:value="121.2243" calcext:value-type="float">
            <text:p>121.2243</text:p>
          </table:table-cell>
          <table:table-cell office:value-type="float" office:value="0.201033" calcext:value-type="float">
            <text:p>0.20103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1.1622" calcext:value-type="float">
            <text:p>541.1622</text:p>
          </table:table-cell>
          <table:table-cell office:value-type="float" office:value="0" calcext:value-type="float">
            <text:p>0</text:p>
          </table:table-cell>
          <table:table-cell office:value-type="float" office:value="328.7485" calcext:value-type="float">
            <text:p>328.7485</text:p>
          </table:table-cell>
          <table:table-cell office:value-type="float" office:value="1243.868" calcext:value-type="float">
            <text:p>1243.868</text:p>
          </table:table-cell>
          <table:table-cell office:value-type="float" office:value="1537.643" calcext:value-type="float">
            <text:p>1537.643</text:p>
          </table:table-cell>
          <table:table-cell office:value-type="float" office:value="1228.561" calcext:value-type="float">
            <text:p>1228.561</text:p>
          </table:table-cell>
          <table:table-cell office:value-type="float" office:value="716.4387" calcext:value-type="float">
            <text:p>716.4387</text:p>
          </table:table-cell>
          <table:table-cell office:value-type="float" office:value="1096.662" calcext:value-type="float">
            <text:p>1096.662</text:p>
          </table:table-cell>
          <table:table-cell office:value-type="float" office:value="417.2599" calcext:value-type="float">
            <text:p>417.2599</text:p>
          </table:table-cell>
          <table:table-cell office:value-type="float" office:value="1821.999" calcext:value-type="float">
            <text:p>1821.999</text:p>
          </table:table-cell>
          <table:table-cell office:value-type="float" office:value="2059.576" calcext:value-type="float">
            <text:p>2059.576</text:p>
          </table:table-cell>
          <table:table-cell office:value-type="float" office:value="1651.373" calcext:value-type="float">
            <text:p>1651.373</text:p>
          </table:table-cell>
          <table:table-cell office:value-type="float" office:value="581.8548" calcext:value-type="float">
            <text:p>581.8548</text:p>
          </table:table-cell>
          <table:table-cell office:value-type="float" office:value="575.5736" calcext:value-type="float">
            <text:p>575.5736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3001" calcext:value-type="float">
            <text:p>-0.00363300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8.9529" calcext:value-type="float">
            <text:p>-168.9529</text:p>
          </table:table-cell>
          <table:table-cell office:value-type="float" office:value="0" calcext:value-type="float">
            <text:p>0</text:p>
          </table:table-cell>
          <table:table-cell office:value-type="float" office:value="5.587475" calcext:value-type="float">
            <text:p>5.58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6" calcext:value-type="float">
            <text:p>3122006</text:p>
          </table:table-cell>
          <table:table-cell office:value-type="float" office:value="595.0698" calcext:value-type="float">
            <text:p>595.0698</text:p>
          </table:table-cell>
          <table:table-cell office:value-type="float" office:value="12963.44" calcext:value-type="float">
            <text:p>12963.4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0.6494" calcext:value-type="float">
            <text:p>-420.6494</text:p>
          </table:table-cell>
          <table:table-cell office:value-type="float" office:value="1120.205" calcext:value-type="float">
            <text:p>1120.20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16397" calcext:value-type="float">
            <text:p>68.16397</text:p>
          </table:table-cell>
          <table:table-cell office:value-type="float" office:value="121.2215" calcext:value-type="float">
            <text:p>121.2215</text:p>
          </table:table-cell>
          <table:table-cell office:value-type="float" office:value="0.2015848" calcext:value-type="float">
            <text:p>0.201584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0.9341" calcext:value-type="float">
            <text:p>540.9341</text:p>
          </table:table-cell>
          <table:table-cell office:value-type="float" office:value="0" calcext:value-type="float">
            <text:p>0</text:p>
          </table:table-cell>
          <table:table-cell office:value-type="float" office:value="328.7592" calcext:value-type="float">
            <text:p>328.7592</text:p>
          </table:table-cell>
          <table:table-cell office:value-type="float" office:value="1243.85" calcext:value-type="float">
            <text:p>1243.85</text:p>
          </table:table-cell>
          <table:table-cell office:value-type="float" office:value="1537.595" calcext:value-type="float">
            <text:p>1537.595</text:p>
          </table:table-cell>
          <table:table-cell office:value-type="float" office:value="1228.541" calcext:value-type="float">
            <text:p>1228.541</text:p>
          </table:table-cell>
          <table:table-cell office:value-type="float" office:value="716.4227" calcext:value-type="float">
            <text:p>716.4227</text:p>
          </table:table-cell>
          <table:table-cell office:value-type="float" office:value="1096.65" calcext:value-type="float">
            <text:p>1096.65</text:p>
          </table:table-cell>
          <table:table-cell office:value-type="float" office:value="417.2476" calcext:value-type="float">
            <text:p>417.2476</text:p>
          </table:table-cell>
          <table:table-cell office:value-type="float" office:value="1821.987" calcext:value-type="float">
            <text:p>1821.987</text:p>
          </table:table-cell>
          <table:table-cell office:value-type="float" office:value="2059.555" calcext:value-type="float">
            <text:p>2059.555</text:p>
          </table:table-cell>
          <table:table-cell office:value-type="float" office:value="1651.354" calcext:value-type="float">
            <text:p>1651.354</text:p>
          </table:table-cell>
          <table:table-cell office:value-type="float" office:value="581.8509" calcext:value-type="float">
            <text:p>581.8509</text:p>
          </table:table-cell>
          <table:table-cell office:value-type="float" office:value="575.5576" calcext:value-type="float">
            <text:p>575.5576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5" calcext:value-type="float">
            <text:p>35.55375</text:p>
          </table:table-cell>
          <table:table-cell office:value-type="float" office:value="0" calcext:value-type="float">
            <text:p>0</text:p>
          </table:table-cell>
          <table:table-cell office:value-type="float" office:value="-0.003633471" calcext:value-type="float">
            <text:p>-0.00363347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9.1286" calcext:value-type="float">
            <text:p>-169.1286</text:p>
          </table:table-cell>
          <table:table-cell office:value-type="float" office:value="0" calcext:value-type="float">
            <text:p>0</text:p>
          </table:table-cell>
          <table:table-cell office:value-type="float" office:value="5.534082" calcext:value-type="float">
            <text:p>5.534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6" calcext:value-type="float">
            <text:p>4122006</text:p>
          </table:table-cell>
          <table:table-cell office:value-type="float" office:value="594.8926" calcext:value-type="float">
            <text:p>594.8926</text:p>
          </table:table-cell>
          <table:table-cell office:value-type="float" office:value="12963.41" calcext:value-type="float">
            <text:p>12963.4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0.8851" calcext:value-type="float">
            <text:p>-420.8851</text:p>
          </table:table-cell>
          <table:table-cell office:value-type="float" office:value="1121.212" calcext:value-type="float">
            <text:p>1121.21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18667" calcext:value-type="float">
            <text:p>68.18667</text:p>
          </table:table-cell>
          <table:table-cell office:value-type="float" office:value="121.2126" calcext:value-type="float">
            <text:p>121.2126</text:p>
          </table:table-cell>
          <table:table-cell office:value-type="float" office:value="0.2021713" calcext:value-type="float">
            <text:p>0.202171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0.699" calcext:value-type="float">
            <text:p>540.699</text:p>
          </table:table-cell>
          <table:table-cell office:value-type="float" office:value="0" calcext:value-type="float">
            <text:p>0</text:p>
          </table:table-cell>
          <table:table-cell office:value-type="float" office:value="328.7682" calcext:value-type="float">
            <text:p>328.7682</text:p>
          </table:table-cell>
          <table:table-cell office:value-type="float" office:value="1243.82" calcext:value-type="float">
            <text:p>1243.82</text:p>
          </table:table-cell>
          <table:table-cell office:value-type="float" office:value="1537.544" calcext:value-type="float">
            <text:p>1537.544</text:p>
          </table:table-cell>
          <table:table-cell office:value-type="float" office:value="1228.523" calcext:value-type="float">
            <text:p>1228.523</text:p>
          </table:table-cell>
          <table:table-cell office:value-type="float" office:value="716.4072" calcext:value-type="float">
            <text:p>716.4072</text:p>
          </table:table-cell>
          <table:table-cell office:value-type="float" office:value="1096.637" calcext:value-type="float">
            <text:p>1096.637</text:p>
          </table:table-cell>
          <table:table-cell office:value-type="float" office:value="417.2361" calcext:value-type="float">
            <text:p>417.2361</text:p>
          </table:table-cell>
          <table:table-cell office:value-type="float" office:value="1821.975" calcext:value-type="float">
            <text:p>1821.975</text:p>
          </table:table-cell>
          <table:table-cell office:value-type="float" office:value="2059.536" calcext:value-type="float">
            <text:p>2059.536</text:p>
          </table:table-cell>
          <table:table-cell office:value-type="float" office:value="1651.335" calcext:value-type="float">
            <text:p>1651.335</text:p>
          </table:table-cell>
          <table:table-cell office:value-type="float" office:value="581.847" calcext:value-type="float">
            <text:p>581.847</text:p>
          </table:table-cell>
          <table:table-cell office:value-type="float" office:value="575.5417" calcext:value-type="float">
            <text:p>575.5417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4757" calcext:value-type="float">
            <text:p>-0.00363475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9.3174" calcext:value-type="float">
            <text:p>-169.3174</text:p>
          </table:table-cell>
          <table:table-cell office:value-type="float" office:value="0" calcext:value-type="float">
            <text:p>0</text:p>
          </table:table-cell>
          <table:table-cell office:value-type="float" office:value="5.487597" calcext:value-type="float">
            <text:p>5.487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6" calcext:value-type="float">
            <text:p>5122006</text:p>
          </table:table-cell>
          <table:table-cell office:value-type="float" office:value="594.6326" calcext:value-type="float">
            <text:p>594.6326</text:p>
          </table:table-cell>
          <table:table-cell office:value-type="float" office:value="12963.39" calcext:value-type="float">
            <text:p>12963.39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1.1891" calcext:value-type="float">
            <text:p>-421.1891</text:p>
          </table:table-cell>
          <table:table-cell office:value-type="float" office:value="1121.95" calcext:value-type="float">
            <text:p>1121.9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24355" calcext:value-type="float">
            <text:p>68.24355</text:p>
          </table:table-cell>
          <table:table-cell office:value-type="float" office:value="121.1908" calcext:value-type="float">
            <text:p>121.1908</text:p>
          </table:table-cell>
          <table:table-cell office:value-type="float" office:value="0.2028955" calcext:value-type="float">
            <text:p>0.202895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0.3958" calcext:value-type="float">
            <text:p>540.3958</text:p>
          </table:table-cell>
          <table:table-cell office:value-type="float" office:value="0" calcext:value-type="float">
            <text:p>0</text:p>
          </table:table-cell>
          <table:table-cell office:value-type="float" office:value="328.7764" calcext:value-type="float">
            <text:p>328.7764</text:p>
          </table:table-cell>
          <table:table-cell office:value-type="float" office:value="1243.76" calcext:value-type="float">
            <text:p>1243.76</text:p>
          </table:table-cell>
          <table:table-cell office:value-type="float" office:value="1537.464" calcext:value-type="float">
            <text:p>1537.464</text:p>
          </table:table-cell>
          <table:table-cell office:value-type="float" office:value="1228.503" calcext:value-type="float">
            <text:p>1228.503</text:p>
          </table:table-cell>
          <table:table-cell office:value-type="float" office:value="716.3898" calcext:value-type="float">
            <text:p>716.3898</text:p>
          </table:table-cell>
          <table:table-cell office:value-type="float" office:value="1096.625" calcext:value-type="float">
            <text:p>1096.625</text:p>
          </table:table-cell>
          <table:table-cell office:value-type="float" office:value="417.2248" calcext:value-type="float">
            <text:p>417.2248</text:p>
          </table:table-cell>
          <table:table-cell office:value-type="float" office:value="1821.964" calcext:value-type="float">
            <text:p>1821.964</text:p>
          </table:table-cell>
          <table:table-cell office:value-type="float" office:value="2059.52" calcext:value-type="float">
            <text:p>2059.52</text:p>
          </table:table-cell>
          <table:table-cell office:value-type="float" office:value="1651.316" calcext:value-type="float">
            <text:p>1651.316</text:p>
          </table:table-cell>
          <table:table-cell office:value-type="float" office:value="581.8431" calcext:value-type="float">
            <text:p>581.8431</text:p>
          </table:table-cell>
          <table:table-cell office:value-type="float" office:value="575.5261" calcext:value-type="float">
            <text:p>575.5261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7223" calcext:value-type="float">
            <text:p>-0.00363722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9.5833" calcext:value-type="float">
            <text:p>-169.5833</text:p>
          </table:table-cell>
          <table:table-cell office:value-type="float" office:value="0" calcext:value-type="float">
            <text:p>0</text:p>
          </table:table-cell>
          <table:table-cell office:value-type="float" office:value="5.448496" calcext:value-type="float">
            <text:p>5.44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6" calcext:value-type="float">
            <text:p>6122006</text:p>
          </table:table-cell>
          <table:table-cell office:value-type="float" office:value="594.386" calcext:value-type="float">
            <text:p>594.386</text:p>
          </table:table-cell>
          <table:table-cell office:value-type="float" office:value="12963.38" calcext:value-type="float">
            <text:p>12963.3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1.4906" calcext:value-type="float">
            <text:p>-421.4906</text:p>
          </table:table-cell>
          <table:table-cell office:value-type="float" office:value="1123.301" calcext:value-type="float">
            <text:p>1123.30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30674" calcext:value-type="float">
            <text:p>68.30674</text:p>
          </table:table-cell>
          <table:table-cell office:value-type="float" office:value="121.1804" calcext:value-type="float">
            <text:p>121.1804</text:p>
          </table:table-cell>
          <table:table-cell office:value-type="float" office:value="0.20358" calcext:value-type="float">
            <text:p>0.2035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40.0949" calcext:value-type="float">
            <text:p>540.0949</text:p>
          </table:table-cell>
          <table:table-cell office:value-type="float" office:value="0" calcext:value-type="float">
            <text:p>0</text:p>
          </table:table-cell>
          <table:table-cell office:value-type="float" office:value="328.787" calcext:value-type="float">
            <text:p>328.787</text:p>
          </table:table-cell>
          <table:table-cell office:value-type="float" office:value="1243.717" calcext:value-type="float">
            <text:p>1243.717</text:p>
          </table:table-cell>
          <table:table-cell office:value-type="float" office:value="1537.368" calcext:value-type="float">
            <text:p>1537.368</text:p>
          </table:table-cell>
          <table:table-cell office:value-type="float" office:value="1228.482" calcext:value-type="float">
            <text:p>1228.482</text:p>
          </table:table-cell>
          <table:table-cell office:value-type="float" office:value="716.3715" calcext:value-type="float">
            <text:p>716.3715</text:p>
          </table:table-cell>
          <table:table-cell office:value-type="float" office:value="1096.612" calcext:value-type="float">
            <text:p>1096.612</text:p>
          </table:table-cell>
          <table:table-cell office:value-type="float" office:value="417.2131" calcext:value-type="float">
            <text:p>417.2131</text:p>
          </table:table-cell>
          <table:table-cell office:value-type="float" office:value="1821.954" calcext:value-type="float">
            <text:p>1821.954</text:p>
          </table:table-cell>
          <table:table-cell office:value-type="float" office:value="2059.512" calcext:value-type="float">
            <text:p>2059.512</text:p>
          </table:table-cell>
          <table:table-cell office:value-type="float" office:value="1651.297" calcext:value-type="float">
            <text:p>1651.297</text:p>
          </table:table-cell>
          <table:table-cell office:value-type="float" office:value="581.8394" calcext:value-type="float">
            <text:p>581.8394</text:p>
          </table:table-cell>
          <table:table-cell office:value-type="float" office:value="575.5107" calcext:value-type="float">
            <text:p>575.5107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8497" calcext:value-type="float">
            <text:p>-0.00363849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69.8383" calcext:value-type="float">
            <text:p>-169.8383</text:p>
          </table:table-cell>
          <table:table-cell office:value-type="float" office:value="0" calcext:value-type="float">
            <text:p>0</text:p>
          </table:table-cell>
          <table:table-cell office:value-type="float" office:value="5.400388" calcext:value-type="float">
            <text:p>5.40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6" calcext:value-type="float">
            <text:p>7122006</text:p>
          </table:table-cell>
          <table:table-cell office:value-type="float" office:value="594.2147" calcext:value-type="float">
            <text:p>594.2147</text:p>
          </table:table-cell>
          <table:table-cell office:value-type="float" office:value="12963.36" calcext:value-type="float">
            <text:p>12963.3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1.7346" calcext:value-type="float">
            <text:p>-421.7346</text:p>
          </table:table-cell>
          <table:table-cell office:value-type="float" office:value="1124.536" calcext:value-type="float">
            <text:p>1124.53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34007" calcext:value-type="float">
            <text:p>68.34007</text:p>
          </table:table-cell>
          <table:table-cell office:value-type="float" office:value="121.1794" calcext:value-type="float">
            <text:p>121.1794</text:p>
          </table:table-cell>
          <table:table-cell office:value-type="float" office:value="0.2041459" calcext:value-type="float">
            <text:p>0.204145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39.8515" calcext:value-type="float">
            <text:p>539.8515</text:p>
          </table:table-cell>
          <table:table-cell office:value-type="float" office:value="0" calcext:value-type="float">
            <text:p>0</text:p>
          </table:table-cell>
          <table:table-cell office:value-type="float" office:value="328.7982" calcext:value-type="float">
            <text:p>328.7982</text:p>
          </table:table-cell>
          <table:table-cell office:value-type="float" office:value="1243.699" calcext:value-type="float">
            <text:p>1243.699</text:p>
          </table:table-cell>
          <table:table-cell office:value-type="float" office:value="1537.3" calcext:value-type="float">
            <text:p>1537.3</text:p>
          </table:table-cell>
          <table:table-cell office:value-type="float" office:value="1228.464" calcext:value-type="float">
            <text:p>1228.464</text:p>
          </table:table-cell>
          <table:table-cell office:value-type="float" office:value="716.3554" calcext:value-type="float">
            <text:p>716.3554</text:p>
          </table:table-cell>
          <table:table-cell office:value-type="float" office:value="1096.599" calcext:value-type="float">
            <text:p>1096.599</text:p>
          </table:table-cell>
          <table:table-cell office:value-type="float" office:value="417.2016" calcext:value-type="float">
            <text:p>417.2016</text:p>
          </table:table-cell>
          <table:table-cell office:value-type="float" office:value="1821.943" calcext:value-type="float">
            <text:p>1821.943</text:p>
          </table:table-cell>
          <table:table-cell office:value-type="float" office:value="2059.505" calcext:value-type="float">
            <text:p>2059.505</text:p>
          </table:table-cell>
          <table:table-cell office:value-type="float" office:value="1651.278" calcext:value-type="float">
            <text:p>1651.278</text:p>
          </table:table-cell>
          <table:table-cell office:value-type="float" office:value="581.8357" calcext:value-type="float">
            <text:p>581.8357</text:p>
          </table:table-cell>
          <table:table-cell office:value-type="float" office:value="575.4956" calcext:value-type="float">
            <text:p>575.4956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8727" calcext:value-type="float">
            <text:p>-0.00363872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0.0224" calcext:value-type="float">
            <text:p>-170.0224</text:p>
          </table:table-cell>
          <table:table-cell office:value-type="float" office:value="0" calcext:value-type="float">
            <text:p>0</text:p>
          </table:table-cell>
          <table:table-cell office:value-type="float" office:value="5.340149" calcext:value-type="float">
            <text:p>5.34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6" calcext:value-type="float">
            <text:p>8122006</text:p>
          </table:table-cell>
          <table:table-cell office:value-type="float" office:value="594.0334" calcext:value-type="float">
            <text:p>594.0334</text:p>
          </table:table-cell>
          <table:table-cell office:value-type="float" office:value="12963.34" calcext:value-type="float">
            <text:p>12963.3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1.9689" calcext:value-type="float">
            <text:p>-421.9689</text:p>
          </table:table-cell>
          <table:table-cell office:value-type="float" office:value="1124.024" calcext:value-type="float">
            <text:p>1124.02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36819" calcext:value-type="float">
            <text:p>68.36819</text:p>
          </table:table-cell>
          <table:table-cell office:value-type="float" office:value="121.1711" calcext:value-type="float">
            <text:p>121.1711</text:p>
          </table:table-cell>
          <table:table-cell office:value-type="float" office:value="0.2047475" calcext:value-type="float">
            <text:p>0.204747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39.6178" calcext:value-type="float">
            <text:p>539.6178</text:p>
          </table:table-cell>
          <table:table-cell office:value-type="float" office:value="0" calcext:value-type="float">
            <text:p>0</text:p>
          </table:table-cell>
          <table:table-cell office:value-type="float" office:value="328.8066" calcext:value-type="float">
            <text:p>328.8066</text:p>
          </table:table-cell>
          <table:table-cell office:value-type="float" office:value="1243.669" calcext:value-type="float">
            <text:p>1243.669</text:p>
          </table:table-cell>
          <table:table-cell office:value-type="float" office:value="1537.239" calcext:value-type="float">
            <text:p>1537.239</text:p>
          </table:table-cell>
          <table:table-cell office:value-type="float" office:value="1228.448" calcext:value-type="float">
            <text:p>1228.448</text:p>
          </table:table-cell>
          <table:table-cell office:value-type="float" office:value="716.3407" calcext:value-type="float">
            <text:p>716.3407</text:p>
          </table:table-cell>
          <table:table-cell office:value-type="float" office:value="1096.588" calcext:value-type="float">
            <text:p>1096.588</text:p>
          </table:table-cell>
          <table:table-cell office:value-type="float" office:value="417.1911" calcext:value-type="float">
            <text:p>417.1911</text:p>
          </table:table-cell>
          <table:table-cell office:value-type="float" office:value="1821.933" calcext:value-type="float">
            <text:p>1821.933</text:p>
          </table:table-cell>
          <table:table-cell office:value-type="float" office:value="2059.498" calcext:value-type="float">
            <text:p>2059.498</text:p>
          </table:table-cell>
          <table:table-cell office:value-type="float" office:value="1651.26" calcext:value-type="float">
            <text:p>1651.26</text:p>
          </table:table-cell>
          <table:table-cell office:value-type="float" office:value="581.8321" calcext:value-type="float">
            <text:p>581.8321</text:p>
          </table:table-cell>
          <table:table-cell office:value-type="float" office:value="575.4808" calcext:value-type="float">
            <text:p>575.4808</text:p>
          </table:table-cell>
          <table:table-cell office:value-type="float" office:value="142.3649" calcext:value-type="float">
            <text:p>142.3649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39851" calcext:value-type="float">
            <text:p>-0.00363985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0.2135" calcext:value-type="float">
            <text:p>-170.2135</text:p>
          </table:table-cell>
          <table:table-cell office:value-type="float" office:value="0" calcext:value-type="float">
            <text:p>0</text:p>
          </table:table-cell>
          <table:table-cell office:value-type="float" office:value="5.295334" calcext:value-type="float">
            <text:p>5.295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6" calcext:value-type="float">
            <text:p>9122006</text:p>
          </table:table-cell>
          <table:table-cell office:value-type="float" office:value="593.7495" calcext:value-type="float">
            <text:p>593.7495</text:p>
          </table:table-cell>
          <table:table-cell office:value-type="float" office:value="12963.33" calcext:value-type="float">
            <text:p>12963.3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2.2871" calcext:value-type="float">
            <text:p>-422.2871</text:p>
          </table:table-cell>
          <table:table-cell office:value-type="float" office:value="1124.667" calcext:value-type="float">
            <text:p>1124.667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44075" calcext:value-type="float">
            <text:p>68.44075</text:p>
          </table:table-cell>
          <table:table-cell office:value-type="float" office:value="121.1493" calcext:value-type="float">
            <text:p>121.1493</text:p>
          </table:table-cell>
          <table:table-cell office:value-type="float" office:value="0.2055154" calcext:value-type="float">
            <text:p>0.205515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39.3004" calcext:value-type="float">
            <text:p>539.3004</text:p>
          </table:table-cell>
          <table:table-cell office:value-type="float" office:value="0" calcext:value-type="float">
            <text:p>0</text:p>
          </table:table-cell>
          <table:table-cell office:value-type="float" office:value="328.8152" calcext:value-type="float">
            <text:p>328.8152</text:p>
          </table:table-cell>
          <table:table-cell office:value-type="float" office:value="1243.6" calcext:value-type="float">
            <text:p>1243.6</text:p>
          </table:table-cell>
          <table:table-cell office:value-type="float" office:value="1537.139" calcext:value-type="float">
            <text:p>1537.139</text:p>
          </table:table-cell>
          <table:table-cell office:value-type="float" office:value="1228.427" calcext:value-type="float">
            <text:p>1228.427</text:p>
          </table:table-cell>
          <table:table-cell office:value-type="float" office:value="716.3244" calcext:value-type="float">
            <text:p>716.3244</text:p>
          </table:table-cell>
          <table:table-cell office:value-type="float" office:value="1096.576" calcext:value-type="float">
            <text:p>1096.576</text:p>
          </table:table-cell>
          <table:table-cell office:value-type="float" office:value="417.1806" calcext:value-type="float">
            <text:p>417.1806</text:p>
          </table:table-cell>
          <table:table-cell office:value-type="float" office:value="1821.923" calcext:value-type="float">
            <text:p>1821.923</text:p>
          </table:table-cell>
          <table:table-cell office:value-type="float" office:value="2059.492" calcext:value-type="float">
            <text:p>2059.492</text:p>
          </table:table-cell>
          <table:table-cell office:value-type="float" office:value="1651.241" calcext:value-type="float">
            <text:p>1651.241</text:p>
          </table:table-cell>
          <table:table-cell office:value-type="float" office:value="581.8286" calcext:value-type="float">
            <text:p>581.8286</text:p>
          </table:table-cell>
          <table:table-cell office:value-type="float" office:value="575.4661" calcext:value-type="float">
            <text:p>575.4661</text:p>
          </table:table-cell>
          <table:table-cell office:value-type="float" office:value="142.3648" calcext:value-type="float">
            <text:p>142.3648</text:p>
          </table:table-cell>
          <table:table-cell office:value-type="float" office:value="35.55374" calcext:value-type="float">
            <text:p>35.55374</text:p>
          </table:table-cell>
          <table:table-cell office:value-type="float" office:value="0" calcext:value-type="float">
            <text:p>0</text:p>
          </table:table-cell>
          <table:table-cell office:value-type="float" office:value="-0.00364237" calcext:value-type="float">
            <text:p>-0.0036423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0.4984" calcext:value-type="float">
            <text:p>-170.4984</text:p>
          </table:table-cell>
          <table:table-cell office:value-type="float" office:value="0" calcext:value-type="float">
            <text:p>0</text:p>
          </table:table-cell>
          <table:table-cell office:value-type="float" office:value="5.26106" calcext:value-type="float">
            <text:p>5.2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6" calcext:value-type="float">
            <text:p>10122006</text:p>
          </table:table-cell>
          <table:table-cell office:value-type="float" office:value="593.3148" calcext:value-type="float">
            <text:p>593.3148</text:p>
          </table:table-cell>
          <table:table-cell office:value-type="float" office:value="12963.32" calcext:value-type="float">
            <text:p>12963.32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2.7413" calcext:value-type="float">
            <text:p>-422.7413</text:p>
          </table:table-cell>
          <table:table-cell office:value-type="float" office:value="1125.492" calcext:value-type="float">
            <text:p>1125.49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60107" calcext:value-type="float">
            <text:p>68.60107</text:p>
          </table:table-cell>
          <table:table-cell office:value-type="float" office:value="121.1305" calcext:value-type="float">
            <text:p>121.1305</text:p>
          </table:table-cell>
          <table:table-cell office:value-type="float" office:value="0.2063924" calcext:value-type="float">
            <text:p>0.206392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68" calcext:value-type="float">
            <text:p>0.03739268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370" calcext:value-type="float">
            <text:p>370</text:p>
          </table:table-cell>
          <table:table-cell office:value-type="float" office:value="538.8471" calcext:value-type="float">
            <text:p>538.8471</text:p>
          </table:table-cell>
          <table:table-cell office:value-type="float" office:value="0" calcext:value-type="float">
            <text:p>0</text:p>
          </table:table-cell>
          <table:table-cell office:value-type="float" office:value="328.8311" calcext:value-type="float">
            <text:p>328.8311</text:p>
          </table:table-cell>
          <table:table-cell office:value-type="float" office:value="1243.496" calcext:value-type="float">
            <text:p>1243.496</text:p>
          </table:table-cell>
          <table:table-cell office:value-type="float" office:value="1536.941" calcext:value-type="float">
            <text:p>1536.941</text:p>
          </table:table-cell>
          <table:table-cell office:value-type="float" office:value="1228.391" calcext:value-type="float">
            <text:p>1228.391</text:p>
          </table:table-cell>
          <table:table-cell office:value-type="float" office:value="716.3017" calcext:value-type="float">
            <text:p>716.3017</text:p>
          </table:table-cell>
          <table:table-cell office:value-type="float" office:value="1096.561" calcext:value-type="float">
            <text:p>1096.561</text:p>
          </table:table-cell>
          <table:table-cell office:value-type="float" office:value="417.1686" calcext:value-type="float">
            <text:p>417.1686</text:p>
          </table:table-cell>
          <table:table-cell office:value-type="float" office:value="1821.913" calcext:value-type="float">
            <text:p>1821.913</text:p>
          </table:table-cell>
          <table:table-cell office:value-type="float" office:value="2059.485" calcext:value-type="float">
            <text:p>2059.485</text:p>
          </table:table-cell>
          <table:table-cell office:value-type="float" office:value="1651.223" calcext:value-type="float">
            <text:p>1651.223</text:p>
          </table:table-cell>
          <table:table-cell office:value-type="float" office:value="581.8251" calcext:value-type="float">
            <text:p>581.8251</text:p>
          </table:table-cell>
          <table:table-cell office:value-type="float" office:value="575.4517" calcext:value-type="float">
            <text:p>575.4517</text:p>
          </table:table-cell>
          <table:table-cell office:value-type="float" office:value="142.3648" calcext:value-type="float">
            <text:p>142.3648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644766" calcext:value-type="float">
            <text:p>-0.00364476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0.9265" calcext:value-type="float">
            <text:p>-170.9265</text:p>
          </table:table-cell>
          <table:table-cell office:value-type="float" office:value="0" calcext:value-type="float">
            <text:p>0</text:p>
          </table:table-cell>
          <table:table-cell office:value-type="float" office:value="5.234665" calcext:value-type="float">
            <text:p>5.234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6" calcext:value-type="float">
            <text:p>11122006</text:p>
          </table:table-cell>
          <table:table-cell office:value-type="float" office:value="592.6646" calcext:value-type="float">
            <text:p>592.6646</text:p>
          </table:table-cell>
          <table:table-cell office:value-type="float" office:value="12963.33" calcext:value-type="float">
            <text:p>12963.3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3.4428" calcext:value-type="float">
            <text:p>-423.4428</text:p>
          </table:table-cell>
          <table:table-cell office:value-type="float" office:value="1126.637" calcext:value-type="float">
            <text:p>1126.637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8.93731" calcext:value-type="float">
            <text:p>68.93731</text:p>
          </table:table-cell>
          <table:table-cell office:value-type="float" office:value="121.0013" calcext:value-type="float">
            <text:p>121.0013</text:p>
          </table:table-cell>
          <table:table-cell office:value-type="float" office:value="0.2072969" calcext:value-type="float">
            <text:p>0.207296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622635" calcext:value-type="float">
            <text:p>0.4622635</text:p>
          </table:table-cell>
          <table:table-cell office:value-type="float" office:value="370" calcext:value-type="float">
            <text:p>370</text:p>
          </table:table-cell>
          <table:table-cell office:value-type="float" office:value="538.1481" calcext:value-type="float">
            <text:p>538.1481</text:p>
          </table:table-cell>
          <table:table-cell office:value-type="float" office:value="0" calcext:value-type="float">
            <text:p>0</text:p>
          </table:table-cell>
          <table:table-cell office:value-type="float" office:value="328.8403" calcext:value-type="float">
            <text:p>328.8403</text:p>
          </table:table-cell>
          <table:table-cell office:value-type="float" office:value="1243.371" calcext:value-type="float">
            <text:p>1243.371</text:p>
          </table:table-cell>
          <table:table-cell office:value-type="float" office:value="1536.696" calcext:value-type="float">
            <text:p>1536.696</text:p>
          </table:table-cell>
          <table:table-cell office:value-type="float" office:value="1228.35" calcext:value-type="float">
            <text:p>1228.35</text:p>
          </table:table-cell>
          <table:table-cell office:value-type="float" office:value="716.2716" calcext:value-type="float">
            <text:p>716.2716</text:p>
          </table:table-cell>
          <table:table-cell office:value-type="float" office:value="1096.542" calcext:value-type="float">
            <text:p>1096.542</text:p>
          </table:table-cell>
          <table:table-cell office:value-type="float" office:value="417.1543" calcext:value-type="float">
            <text:p>417.1543</text:p>
          </table:table-cell>
          <table:table-cell office:value-type="float" office:value="1821.902" calcext:value-type="float">
            <text:p>1821.902</text:p>
          </table:table-cell>
          <table:table-cell office:value-type="float" office:value="2059.479" calcext:value-type="float">
            <text:p>2059.479</text:p>
          </table:table-cell>
          <table:table-cell office:value-type="float" office:value="1651.205" calcext:value-type="float">
            <text:p>1651.205</text:p>
          </table:table-cell>
          <table:table-cell office:value-type="float" office:value="581.8217" calcext:value-type="float">
            <text:p>581.8217</text:p>
          </table:table-cell>
          <table:table-cell office:value-type="float" office:value="575.4376" calcext:value-type="float">
            <text:p>575.4376</text:p>
          </table:table-cell>
          <table:table-cell office:value-type="float" office:value="142.3648" calcext:value-type="float">
            <text:p>142.3648</text:p>
          </table:table-cell>
          <table:table-cell office:value-type="float" office:value="35.55373" calcext:value-type="float">
            <text:p>35.55373</text:p>
          </table:table-cell>
          <table:table-cell office:value-type="float" office:value="0" calcext:value-type="float">
            <text:p>0</text:p>
          </table:table-cell>
          <table:table-cell office:value-type="float" office:value="-0.003644809" calcext:value-type="float">
            <text:p>-0.00364480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1.5545" calcext:value-type="float">
            <text:p>-171.5545</text:p>
          </table:table-cell>
          <table:table-cell office:value-type="float" office:value="0" calcext:value-type="float">
            <text:p>0</text:p>
          </table:table-cell>
          <table:table-cell office:value-type="float" office:value="5.163478" calcext:value-type="float">
            <text:p>5.16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6" calcext:value-type="float">
            <text:p>12122006</text:p>
          </table:table-cell>
          <table:table-cell office:value-type="float" office:value="592.2421" calcext:value-type="float">
            <text:p>592.2421</text:p>
          </table:table-cell>
          <table:table-cell office:value-type="float" office:value="12963.33" calcext:value-type="float">
            <text:p>12963.3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3.9353" calcext:value-type="float">
            <text:p>-423.9353</text:p>
          </table:table-cell>
          <table:table-cell office:value-type="float" office:value="1128.195" calcext:value-type="float">
            <text:p>1128.19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9.10925" calcext:value-type="float">
            <text:p>69.10925</text:p>
          </table:table-cell>
          <table:table-cell office:value-type="float" office:value="120.9598" calcext:value-type="float">
            <text:p>120.9598</text:p>
          </table:table-cell>
          <table:table-cell office:value-type="float" office:value="0.20814" calcext:value-type="float">
            <text:p>0.2081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97537" calcext:value-type="float">
            <text:p>0.4597537</text:p>
          </table:table-cell>
          <table:table-cell office:value-type="float" office:value="370" calcext:value-type="float">
            <text:p>370</text:p>
          </table:table-cell>
          <table:table-cell office:value-type="float" office:value="537.6591" calcext:value-type="float">
            <text:p>537.6591</text:p>
          </table:table-cell>
          <table:table-cell office:value-type="float" office:value="0" calcext:value-type="float">
            <text:p>0</text:p>
          </table:table-cell>
          <table:table-cell office:value-type="float" office:value="328.8528" calcext:value-type="float">
            <text:p>328.8528</text:p>
          </table:table-cell>
          <table:table-cell office:value-type="float" office:value="1243.293" calcext:value-type="float">
            <text:p>1243.293</text:p>
          </table:table-cell>
          <table:table-cell office:value-type="float" office:value="1536.524" calcext:value-type="float">
            <text:p>1536.524</text:p>
          </table:table-cell>
          <table:table-cell office:value-type="float" office:value="1228.314" calcext:value-type="float">
            <text:p>1228.314</text:p>
          </table:table-cell>
          <table:table-cell office:value-type="float" office:value="716.2446" calcext:value-type="float">
            <text:p>716.2446</text:p>
          </table:table-cell>
          <table:table-cell office:value-type="float" office:value="1096.523" calcext:value-type="float">
            <text:p>1096.523</text:p>
          </table:table-cell>
          <table:table-cell office:value-type="float" office:value="417.1392" calcext:value-type="float">
            <text:p>417.1392</text:p>
          </table:table-cell>
          <table:table-cell office:value-type="float" office:value="1821.89" calcext:value-type="float">
            <text:p>1821.89</text:p>
          </table:table-cell>
          <table:table-cell office:value-type="float" office:value="2059.472" calcext:value-type="float">
            <text:p>2059.472</text:p>
          </table:table-cell>
          <table:table-cell office:value-type="float" office:value="1651.199" calcext:value-type="float">
            <text:p>1651.199</text:p>
          </table:table-cell>
          <table:table-cell office:value-type="float" office:value="581.8183" calcext:value-type="float">
            <text:p>581.8183</text:p>
          </table:table-cell>
          <table:table-cell office:value-type="float" office:value="575.4236" calcext:value-type="float">
            <text:p>575.4236</text:p>
          </table:table-cell>
          <table:table-cell office:value-type="float" office:value="142.3648" calcext:value-type="float">
            <text:p>142.3648</text:p>
          </table:table-cell>
          <table:table-cell office:value-type="float" office:value="35.55376" calcext:value-type="float">
            <text:p>35.55376</text:p>
          </table:table-cell>
          <table:table-cell office:value-type="float" office:value="0" calcext:value-type="float">
            <text:p>0</text:p>
          </table:table-cell>
          <table:table-cell office:value-type="float" office:value="-0.003644817" calcext:value-type="float">
            <text:p>-0.00364481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1.9712" calcext:value-type="float">
            <text:p>-171.9712</text:p>
          </table:table-cell>
          <table:table-cell office:value-type="float" office:value="0" calcext:value-type="float">
            <text:p>0</text:p>
          </table:table-cell>
          <table:table-cell office:value-type="float" office:value="5.089557" calcext:value-type="float">
            <text:p>5.08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6" calcext:value-type="float">
            <text:p>13122006</text:p>
          </table:table-cell>
          <table:table-cell office:value-type="float" office:value="591.6276" calcext:value-type="float">
            <text:p>591.6276</text:p>
          </table:table-cell>
          <table:table-cell office:value-type="float" office:value="12963.34" calcext:value-type="float">
            <text:p>12963.3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4.5823" calcext:value-type="float">
            <text:p>-424.5823</text:p>
          </table:table-cell>
          <table:table-cell office:value-type="float" office:value="1129.403" calcext:value-type="float">
            <text:p>1129.40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9.40472" calcext:value-type="float">
            <text:p>69.40472</text:p>
          </table:table-cell>
          <table:table-cell office:value-type="float" office:value="120.8624" calcext:value-type="float">
            <text:p>120.8624</text:p>
          </table:table-cell>
          <table:table-cell office:value-type="float" office:value="0.2090571" calcext:value-type="float">
            <text:p>0.209057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7.0149" calcext:value-type="float">
            <text:p>537.0149</text:p>
          </table:table-cell>
          <table:table-cell office:value-type="float" office:value="0" calcext:value-type="float">
            <text:p>0</text:p>
          </table:table-cell>
          <table:table-cell office:value-type="float" office:value="328.866" calcext:value-type="float">
            <text:p>328.866</text:p>
          </table:table-cell>
          <table:table-cell office:value-type="float" office:value="1243.153" calcext:value-type="float">
            <text:p>1243.153</text:p>
          </table:table-cell>
          <table:table-cell office:value-type="float" office:value="1536.288" calcext:value-type="float">
            <text:p>1536.288</text:p>
          </table:table-cell>
          <table:table-cell office:value-type="float" office:value="1228.276" calcext:value-type="float">
            <text:p>1228.276</text:p>
          </table:table-cell>
          <table:table-cell office:value-type="float" office:value="716.2182" calcext:value-type="float">
            <text:p>716.2182</text:p>
          </table:table-cell>
          <table:table-cell office:value-type="float" office:value="1096.505" calcext:value-type="float">
            <text:p>1096.505</text:p>
          </table:table-cell>
          <table:table-cell office:value-type="float" office:value="417.1249" calcext:value-type="float">
            <text:p>417.1249</text:p>
          </table:table-cell>
          <table:table-cell office:value-type="float" office:value="1821.879" calcext:value-type="float">
            <text:p>1821.879</text:p>
          </table:table-cell>
          <table:table-cell office:value-type="float" office:value="2059.465" calcext:value-type="float">
            <text:p>2059.465</text:p>
          </table:table-cell>
          <table:table-cell office:value-type="float" office:value="1651.193" calcext:value-type="float">
            <text:p>1651.193</text:p>
          </table:table-cell>
          <table:table-cell office:value-type="float" office:value="581.815" calcext:value-type="float">
            <text:p>581.815</text:p>
          </table:table-cell>
          <table:table-cell office:value-type="float" office:value="575.4099" calcext:value-type="float">
            <text:p>575.4099</text:p>
          </table:table-cell>
          <table:table-cell office:value-type="float" office:value="142.3648" calcext:value-type="float">
            <text:p>142.3648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44919" calcext:value-type="float">
            <text:p>-0.00364491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2.5656" calcext:value-type="float">
            <text:p>-172.5656</text:p>
          </table:table-cell>
          <table:table-cell office:value-type="float" office:value="0" calcext:value-type="float">
            <text:p>0</text:p>
          </table:table-cell>
          <table:table-cell office:value-type="float" office:value="5.03848" calcext:value-type="float">
            <text:p>5.03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6" calcext:value-type="float">
            <text:p>14122006</text:p>
          </table:table-cell>
          <table:table-cell office:value-type="float" office:value="590.9392" calcext:value-type="float">
            <text:p>590.9392</text:p>
          </table:table-cell>
          <table:table-cell office:value-type="float" office:value="12963.36" calcext:value-type="float">
            <text:p>12963.36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5.2773" calcext:value-type="float">
            <text:p>-425.2773</text:p>
          </table:table-cell>
          <table:table-cell office:value-type="float" office:value="1132.111" calcext:value-type="float">
            <text:p>1132.11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9.72592" calcext:value-type="float">
            <text:p>69.72592</text:p>
          </table:table-cell>
          <table:table-cell office:value-type="float" office:value="120.7978" calcext:value-type="float">
            <text:p>120.7978</text:p>
          </table:table-cell>
          <table:table-cell office:value-type="float" office:value="0.2100372" calcext:value-type="float">
            <text:p>0.210037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6.3209" calcext:value-type="float">
            <text:p>536.3209</text:p>
          </table:table-cell>
          <table:table-cell office:value-type="float" office:value="0" calcext:value-type="float">
            <text:p>0</text:p>
          </table:table-cell>
          <table:table-cell office:value-type="float" office:value="328.8854" calcext:value-type="float">
            <text:p>328.8854</text:p>
          </table:table-cell>
          <table:table-cell office:value-type="float" office:value="1242.98" calcext:value-type="float">
            <text:p>1242.98</text:p>
          </table:table-cell>
          <table:table-cell office:value-type="float" office:value="1535.996" calcext:value-type="float">
            <text:p>1535.996</text:p>
          </table:table-cell>
          <table:table-cell office:value-type="float" office:value="1228.23" calcext:value-type="float">
            <text:p>1228.23</text:p>
          </table:table-cell>
          <table:table-cell office:value-type="float" office:value="716.1815" calcext:value-type="float">
            <text:p>716.1815</text:p>
          </table:table-cell>
          <table:table-cell office:value-type="float" office:value="1096.482" calcext:value-type="float">
            <text:p>1096.482</text:p>
          </table:table-cell>
          <table:table-cell office:value-type="float" office:value="417.1087" calcext:value-type="float">
            <text:p>417.1087</text:p>
          </table:table-cell>
          <table:table-cell office:value-type="float" office:value="1821.867" calcext:value-type="float">
            <text:p>1821.867</text:p>
          </table:table-cell>
          <table:table-cell office:value-type="float" office:value="2059.458" calcext:value-type="float">
            <text:p>2059.458</text:p>
          </table:table-cell>
          <table:table-cell office:value-type="float" office:value="1651.186" calcext:value-type="float">
            <text:p>1651.186</text:p>
          </table:table-cell>
          <table:table-cell office:value-type="float" office:value="581.8117" calcext:value-type="float">
            <text:p>581.8117</text:p>
          </table:table-cell>
          <table:table-cell office:value-type="float" office:value="575.3964" calcext:value-type="float">
            <text:p>575.3964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45677" calcext:value-type="float">
            <text:p>-0.00364567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3.2329" calcext:value-type="float">
            <text:p>-173.2329</text:p>
          </table:table-cell>
          <table:table-cell office:value-type="float" office:value="0" calcext:value-type="float">
            <text:p>0</text:p>
          </table:table-cell>
          <table:table-cell office:value-type="float" office:value="5.011227" calcext:value-type="float">
            <text:p>5.01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6" calcext:value-type="float">
            <text:p>15122006</text:p>
          </table:table-cell>
          <table:table-cell office:value-type="float" office:value="590.3373" calcext:value-type="float">
            <text:p>590.3373</text:p>
          </table:table-cell>
          <table:table-cell office:value-type="float" office:value="12963.37" calcext:value-type="float">
            <text:p>12963.3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5.9062" calcext:value-type="float">
            <text:p>-425.9062</text:p>
          </table:table-cell>
          <table:table-cell office:value-type="float" office:value="1133.985" calcext:value-type="float">
            <text:p>1133.98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69.98309" calcext:value-type="float">
            <text:p>69.98309</text:p>
          </table:table-cell>
          <table:table-cell office:value-type="float" office:value="120.7669" calcext:value-type="float">
            <text:p>120.7669</text:p>
          </table:table-cell>
          <table:table-cell office:value-type="float" office:value="0.2110234" calcext:value-type="float">
            <text:p>0.211023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5.693" calcext:value-type="float">
            <text:p>535.693</text:p>
          </table:table-cell>
          <table:table-cell office:value-type="float" office:value="0" calcext:value-type="float">
            <text:p>0</text:p>
          </table:table-cell>
          <table:table-cell office:value-type="float" office:value="328.9075" calcext:value-type="float">
            <text:p>328.9075</text:p>
          </table:table-cell>
          <table:table-cell office:value-type="float" office:value="1242.834" calcext:value-type="float">
            <text:p>1242.834</text:p>
          </table:table-cell>
          <table:table-cell office:value-type="float" office:value="1535.723" calcext:value-type="float">
            <text:p>1535.723</text:p>
          </table:table-cell>
          <table:table-cell office:value-type="float" office:value="1228.183" calcext:value-type="float">
            <text:p>1228.183</text:p>
          </table:table-cell>
          <table:table-cell office:value-type="float" office:value="716.145" calcext:value-type="float">
            <text:p>716.145</text:p>
          </table:table-cell>
          <table:table-cell office:value-type="float" office:value="1096.456" calcext:value-type="float">
            <text:p>1096.456</text:p>
          </table:table-cell>
          <table:table-cell office:value-type="float" office:value="417.0915" calcext:value-type="float">
            <text:p>417.0915</text:p>
          </table:table-cell>
          <table:table-cell office:value-type="float" office:value="1821.854" calcext:value-type="float">
            <text:p>1821.854</text:p>
          </table:table-cell>
          <table:table-cell office:value-type="float" office:value="2059.451" calcext:value-type="float">
            <text:p>2059.451</text:p>
          </table:table-cell>
          <table:table-cell office:value-type="float" office:value="1651.18" calcext:value-type="float">
            <text:p>1651.18</text:p>
          </table:table-cell>
          <table:table-cell office:value-type="float" office:value="581.8084" calcext:value-type="float">
            <text:p>581.8084</text:p>
          </table:table-cell>
          <table:table-cell office:value-type="float" office:value="575.3831" calcext:value-type="float">
            <text:p>575.3831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47509" calcext:value-type="float">
            <text:p>-0.00364750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3.8214" calcext:value-type="float">
            <text:p>-173.8214</text:p>
          </table:table-cell>
          <table:table-cell office:value-type="float" office:value="0" calcext:value-type="float">
            <text:p>0</text:p>
          </table:table-cell>
          <table:table-cell office:value-type="float" office:value="4.970129" calcext:value-type="float">
            <text:p>4.97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6" calcext:value-type="float">
            <text:p>16122006</text:p>
          </table:table-cell>
          <table:table-cell office:value-type="float" office:value="589.7436" calcext:value-type="float">
            <text:p>589.7436</text:p>
          </table:table-cell>
          <table:table-cell office:value-type="float" office:value="12963.38" calcext:value-type="float">
            <text:p>12963.3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6.5171" calcext:value-type="float">
            <text:p>-426.5171</text:p>
          </table:table-cell>
          <table:table-cell office:value-type="float" office:value="1136.092" calcext:value-type="float">
            <text:p>1136.09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0.22562" calcext:value-type="float">
            <text:p>70.22562</text:p>
          </table:table-cell>
          <table:table-cell office:value-type="float" office:value="120.7423" calcext:value-type="float">
            <text:p>120.7423</text:p>
          </table:table-cell>
          <table:table-cell office:value-type="float" office:value="0.2120203" calcext:value-type="float">
            <text:p>0.212020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5.0831" calcext:value-type="float">
            <text:p>535.0831</text:p>
          </table:table-cell>
          <table:table-cell office:value-type="float" office:value="0" calcext:value-type="float">
            <text:p>0</text:p>
          </table:table-cell>
          <table:table-cell office:value-type="float" office:value="328.9305" calcext:value-type="float">
            <text:p>328.9305</text:p>
          </table:table-cell>
          <table:table-cell office:value-type="float" office:value="1242.687" calcext:value-type="float">
            <text:p>1242.687</text:p>
          </table:table-cell>
          <table:table-cell office:value-type="float" office:value="1535.453" calcext:value-type="float">
            <text:p>1535.453</text:p>
          </table:table-cell>
          <table:table-cell office:value-type="float" office:value="1228.136" calcext:value-type="float">
            <text:p>1228.136</text:p>
          </table:table-cell>
          <table:table-cell office:value-type="float" office:value="716.1111" calcext:value-type="float">
            <text:p>716.1111</text:p>
          </table:table-cell>
          <table:table-cell office:value-type="float" office:value="1096.432" calcext:value-type="float">
            <text:p>1096.432</text:p>
          </table:table-cell>
          <table:table-cell office:value-type="float" office:value="417.0743" calcext:value-type="float">
            <text:p>417.0743</text:p>
          </table:table-cell>
          <table:table-cell office:value-type="float" office:value="1821.841" calcext:value-type="float">
            <text:p>1821.841</text:p>
          </table:table-cell>
          <table:table-cell office:value-type="float" office:value="2059.445" calcext:value-type="float">
            <text:p>2059.445</text:p>
          </table:table-cell>
          <table:table-cell office:value-type="float" office:value="1651.174" calcext:value-type="float">
            <text:p>1651.174</text:p>
          </table:table-cell>
          <table:table-cell office:value-type="float" office:value="581.8052" calcext:value-type="float">
            <text:p>581.8052</text:p>
          </table:table-cell>
          <table:table-cell office:value-type="float" office:value="575.3699" calcext:value-type="float">
            <text:p>575.3699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50683" calcext:value-type="float">
            <text:p>-0.00365068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4.4007" calcext:value-type="float">
            <text:p>-174.4007</text:p>
          </table:table-cell>
          <table:table-cell office:value-type="float" office:value="0" calcext:value-type="float">
            <text:p>0</text:p>
          </table:table-cell>
          <table:table-cell office:value-type="float" office:value="4.937287" calcext:value-type="float">
            <text:p>4.93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6" calcext:value-type="float">
            <text:p>17122006</text:p>
          </table:table-cell>
          <table:table-cell office:value-type="float" office:value="589.332" calcext:value-type="float">
            <text:p>589.332</text:p>
          </table:table-cell>
          <table:table-cell office:value-type="float" office:value="12963.38" calcext:value-type="float">
            <text:p>12963.3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6.9791" calcext:value-type="float">
            <text:p>-426.9791</text:p>
          </table:table-cell>
          <table:table-cell office:value-type="float" office:value="1137.063" calcext:value-type="float">
            <text:p>1137.06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0.37148" calcext:value-type="float">
            <text:p>70.37148</text:p>
          </table:table-cell>
          <table:table-cell office:value-type="float" office:value="120.7315" calcext:value-type="float">
            <text:p>120.7315</text:p>
          </table:table-cell>
          <table:table-cell office:value-type="float" office:value="0.2128848" calcext:value-type="float">
            <text:p>0.212884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4.622" calcext:value-type="float">
            <text:p>534.622</text:p>
          </table:table-cell>
          <table:table-cell office:value-type="float" office:value="0" calcext:value-type="float">
            <text:p>0</text:p>
          </table:table-cell>
          <table:table-cell office:value-type="float" office:value="328.9503" calcext:value-type="float">
            <text:p>328.9503</text:p>
          </table:table-cell>
          <table:table-cell office:value-type="float" office:value="1242.602" calcext:value-type="float">
            <text:p>1242.602</text:p>
          </table:table-cell>
          <table:table-cell office:value-type="float" office:value="1535.266" calcext:value-type="float">
            <text:p>1535.266</text:p>
          </table:table-cell>
          <table:table-cell office:value-type="float" office:value="1228.098" calcext:value-type="float">
            <text:p>1228.098</text:p>
          </table:table-cell>
          <table:table-cell office:value-type="float" office:value="716.0828" calcext:value-type="float">
            <text:p>716.0828</text:p>
          </table:table-cell>
          <table:table-cell office:value-type="float" office:value="1096.411" calcext:value-type="float">
            <text:p>1096.411</text:p>
          </table:table-cell>
          <table:table-cell office:value-type="float" office:value="417.0578" calcext:value-type="float">
            <text:p>417.0578</text:p>
          </table:table-cell>
          <table:table-cell office:value-type="float" office:value="1821.829" calcext:value-type="float">
            <text:p>1821.829</text:p>
          </table:table-cell>
          <table:table-cell office:value-type="float" office:value="2059.438" calcext:value-type="float">
            <text:p>2059.438</text:p>
          </table:table-cell>
          <table:table-cell office:value-type="float" office:value="1651.168" calcext:value-type="float">
            <text:p>1651.168</text:p>
          </table:table-cell>
          <table:table-cell office:value-type="float" office:value="581.8021" calcext:value-type="float">
            <text:p>581.8021</text:p>
          </table:table-cell>
          <table:table-cell office:value-type="float" office:value="575.3569" calcext:value-type="float">
            <text:p>575.3569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52252" calcext:value-type="float">
            <text:p>-0.003652252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4.8091" calcext:value-type="float">
            <text:p>-174.8091</text:p>
          </table:table-cell>
          <table:table-cell office:value-type="float" office:value="0" calcext:value-type="float">
            <text:p>0</text:p>
          </table:table-cell>
          <table:table-cell office:value-type="float" office:value="4.88412" calcext:value-type="float">
            <text:p>4.88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6" calcext:value-type="float">
            <text:p>18122006</text:p>
          </table:table-cell>
          <table:table-cell office:value-type="float" office:value="589.0069" calcext:value-type="float">
            <text:p>589.0069</text:p>
          </table:table-cell>
          <table:table-cell office:value-type="float" office:value="12963.38" calcext:value-type="float">
            <text:p>12963.3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7.3499" calcext:value-type="float">
            <text:p>-427.3499</text:p>
          </table:table-cell>
          <table:table-cell office:value-type="float" office:value="1138.714" calcext:value-type="float">
            <text:p>1138.71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0.46949" calcext:value-type="float">
            <text:p>70.46949</text:p>
          </table:table-cell>
          <table:table-cell office:value-type="float" office:value="120.721" calcext:value-type="float">
            <text:p>120.721</text:p>
          </table:table-cell>
          <table:table-cell office:value-type="float" office:value="0.2136702" calcext:value-type="float">
            <text:p>0.213670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4" calcext:value-type="float">
            <text:p>0.03739274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4.252" calcext:value-type="float">
            <text:p>534.252</text:p>
          </table:table-cell>
          <table:table-cell office:value-type="float" office:value="0" calcext:value-type="float">
            <text:p>0</text:p>
          </table:table-cell>
          <table:table-cell office:value-type="float" office:value="328.9656" calcext:value-type="float">
            <text:p>328.9656</text:p>
          </table:table-cell>
          <table:table-cell office:value-type="float" office:value="1242.538" calcext:value-type="float">
            <text:p>1242.538</text:p>
          </table:table-cell>
          <table:table-cell office:value-type="float" office:value="1535.122" calcext:value-type="float">
            <text:p>1535.122</text:p>
          </table:table-cell>
          <table:table-cell office:value-type="float" office:value="1228.073" calcext:value-type="float">
            <text:p>1228.073</text:p>
          </table:table-cell>
          <table:table-cell office:value-type="float" office:value="716.0615" calcext:value-type="float">
            <text:p>716.0615</text:p>
          </table:table-cell>
          <table:table-cell office:value-type="float" office:value="1096.394" calcext:value-type="float">
            <text:p>1096.394</text:p>
          </table:table-cell>
          <table:table-cell office:value-type="float" office:value="417.0435" calcext:value-type="float">
            <text:p>417.0435</text:p>
          </table:table-cell>
          <table:table-cell office:value-type="float" office:value="1821.816" calcext:value-type="float">
            <text:p>1821.816</text:p>
          </table:table-cell>
          <table:table-cell office:value-type="float" office:value="2059.43" calcext:value-type="float">
            <text:p>2059.43</text:p>
          </table:table-cell>
          <table:table-cell office:value-type="float" office:value="1651.162" calcext:value-type="float">
            <text:p>1651.162</text:p>
          </table:table-cell>
          <table:table-cell office:value-type="float" office:value="581.7989" calcext:value-type="float">
            <text:p>581.7989</text:p>
          </table:table-cell>
          <table:table-cell office:value-type="float" office:value="575.3441" calcext:value-type="float">
            <text:p>575.3441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53727" calcext:value-type="float">
            <text:p>-0.00365372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5.1337" calcext:value-type="float">
            <text:p>-175.1337</text:p>
          </table:table-cell>
          <table:table-cell office:value-type="float" office:value="0" calcext:value-type="float">
            <text:p>0</text:p>
          </table:table-cell>
          <table:table-cell office:value-type="float" office:value="4.83836" calcext:value-type="float">
            <text:p>4.8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6" calcext:value-type="float">
            <text:p>19122006</text:p>
          </table:table-cell>
          <table:table-cell office:value-type="float" office:value="588.583" calcext:value-type="float">
            <text:p>588.583</text:p>
          </table:table-cell>
          <table:table-cell office:value-type="float" office:value="12963.39" calcext:value-type="float">
            <text:p>12963.39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7.7932" calcext:value-type="float">
            <text:p>-427.7932</text:p>
          </table:table-cell>
          <table:table-cell office:value-type="float" office:value="1137.876" calcext:value-type="float">
            <text:p>1137.876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0.63405" calcext:value-type="float">
            <text:p>70.63405</text:p>
          </table:table-cell>
          <table:table-cell office:value-type="float" office:value="120.6719" calcext:value-type="float">
            <text:p>120.6719</text:p>
          </table:table-cell>
          <table:table-cell office:value-type="float" office:value="0.2145405" calcext:value-type="float">
            <text:p>0.2145405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275" calcext:value-type="float">
            <text:p>0.03739275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3.8094" calcext:value-type="float">
            <text:p>533.8094</text:p>
          </table:table-cell>
          <table:table-cell office:value-type="float" office:value="0" calcext:value-type="float">
            <text:p>0</text:p>
          </table:table-cell>
          <table:table-cell office:value-type="float" office:value="328.9823" calcext:value-type="float">
            <text:p>328.9823</text:p>
          </table:table-cell>
          <table:table-cell office:value-type="float" office:value="1242.45" calcext:value-type="float">
            <text:p>1242.45</text:p>
          </table:table-cell>
          <table:table-cell office:value-type="float" office:value="1534.946" calcext:value-type="float">
            <text:p>1534.946</text:p>
          </table:table-cell>
          <table:table-cell office:value-type="float" office:value="1228.044" calcext:value-type="float">
            <text:p>1228.044</text:p>
          </table:table-cell>
          <table:table-cell office:value-type="float" office:value="716.0402" calcext:value-type="float">
            <text:p>716.0402</text:p>
          </table:table-cell>
          <table:table-cell office:value-type="float" office:value="1096.378" calcext:value-type="float">
            <text:p>1096.378</text:p>
          </table:table-cell>
          <table:table-cell office:value-type="float" office:value="417.0301" calcext:value-type="float">
            <text:p>417.0301</text:p>
          </table:table-cell>
          <table:table-cell office:value-type="float" office:value="1821.805" calcext:value-type="float">
            <text:p>1821.805</text:p>
          </table:table-cell>
          <table:table-cell office:value-type="float" office:value="2059.424" calcext:value-type="float">
            <text:p>2059.424</text:p>
          </table:table-cell>
          <table:table-cell office:value-type="float" office:value="1651.156" calcext:value-type="float">
            <text:p>1651.156</text:p>
          </table:table-cell>
          <table:table-cell office:value-type="float" office:value="581.7957" calcext:value-type="float">
            <text:p>581.7957</text:p>
          </table:table-cell>
          <table:table-cell office:value-type="float" office:value="575.3314" calcext:value-type="float">
            <text:p>575.3314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53898" calcext:value-type="float">
            <text:p>-0.003653898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5.5487" calcext:value-type="float">
            <text:p>-175.5487</text:p>
          </table:table-cell>
          <table:table-cell office:value-type="float" office:value="0" calcext:value-type="float">
            <text:p>0</text:p>
          </table:table-cell>
          <table:table-cell office:value-type="float" office:value="4.809298" calcext:value-type="float">
            <text:p>4.80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6" calcext:value-type="float">
            <text:p>20122006</text:p>
          </table:table-cell>
          <table:table-cell office:value-type="float" office:value="587.9824" calcext:value-type="float">
            <text:p>587.9824</text:p>
          </table:table-cell>
          <table:table-cell office:value-type="float" office:value="12963.41" calcext:value-type="float">
            <text:p>12963.4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8.3476" calcext:value-type="float">
            <text:p>-428.3476</text:p>
          </table:table-cell>
          <table:table-cell office:value-type="float" office:value="1137.208" calcext:value-type="float">
            <text:p>1137.20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0.94984" calcext:value-type="float">
            <text:p>70.94984</text:p>
          </table:table-cell>
          <table:table-cell office:value-type="float" office:value="120.5693" calcext:value-type="float">
            <text:p>120.5693</text:p>
          </table:table-cell>
          <table:table-cell office:value-type="float" office:value="0.2150617" calcext:value-type="float">
            <text:p>0.215061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486" calcext:value-type="float">
            <text:p>0.03739486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3.2557" calcext:value-type="float">
            <text:p>533.2557</text:p>
          </table:table-cell>
          <table:table-cell office:value-type="float" office:value="0" calcext:value-type="float">
            <text:p>0</text:p>
          </table:table-cell>
          <table:table-cell office:value-type="float" office:value="328.9987" calcext:value-type="float">
            <text:p>328.9987</text:p>
          </table:table-cell>
          <table:table-cell office:value-type="float" office:value="1242.284" calcext:value-type="float">
            <text:p>1242.284</text:p>
          </table:table-cell>
          <table:table-cell office:value-type="float" office:value="1534.75" calcext:value-type="float">
            <text:p>1534.75</text:p>
          </table:table-cell>
          <table:table-cell office:value-type="float" office:value="1228.011" calcext:value-type="float">
            <text:p>1228.011</text:p>
          </table:table-cell>
          <table:table-cell office:value-type="float" office:value="716.017" calcext:value-type="float">
            <text:p>716.017</text:p>
          </table:table-cell>
          <table:table-cell office:value-type="float" office:value="1096.361" calcext:value-type="float">
            <text:p>1096.361</text:p>
          </table:table-cell>
          <table:table-cell office:value-type="float" office:value="417.0153" calcext:value-type="float">
            <text:p>417.0153</text:p>
          </table:table-cell>
          <table:table-cell office:value-type="float" office:value="1821.794" calcext:value-type="float">
            <text:p>1821.794</text:p>
          </table:table-cell>
          <table:table-cell office:value-type="float" office:value="2059.417" calcext:value-type="float">
            <text:p>2059.417</text:p>
          </table:table-cell>
          <table:table-cell office:value-type="float" office:value="1651.15" calcext:value-type="float">
            <text:p>1651.15</text:p>
          </table:table-cell>
          <table:table-cell office:value-type="float" office:value="581.7926" calcext:value-type="float">
            <text:p>581.7926</text:p>
          </table:table-cell>
          <table:table-cell office:value-type="float" office:value="575.3188" calcext:value-type="float">
            <text:p>575.3188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8" calcext:value-type="float">
            <text:p>35.55378</text:p>
          </table:table-cell>
          <table:table-cell office:value-type="float" office:value="0" calcext:value-type="float">
            <text:p>0</text:p>
          </table:table-cell>
          <table:table-cell office:value-type="float" office:value="-0.003653909" calcext:value-type="float">
            <text:p>-0.003653909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6.1222" calcext:value-type="float">
            <text:p>-176.1222</text:p>
          </table:table-cell>
          <table:table-cell office:value-type="float" office:value="0" calcext:value-type="float">
            <text:p>0</text:p>
          </table:table-cell>
          <table:table-cell office:value-type="float" office:value="4.828489" calcext:value-type="float">
            <text:p>4.828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6" calcext:value-type="float">
            <text:p>21122006</text:p>
          </table:table-cell>
          <table:table-cell office:value-type="float" office:value="587.1837" calcext:value-type="float">
            <text:p>587.1837</text:p>
          </table:table-cell>
          <table:table-cell office:value-type="float" office:value="12963.45" calcext:value-type="float">
            <text:p>12963.4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9.1108" calcext:value-type="float">
            <text:p>-429.1108</text:p>
          </table:table-cell>
          <table:table-cell office:value-type="float" office:value="1139.328" calcext:value-type="float">
            <text:p>1139.328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1.41767" calcext:value-type="float">
            <text:p>71.41767</text:p>
          </table:table-cell>
          <table:table-cell office:value-type="float" office:value="120.4154" calcext:value-type="float">
            <text:p>120.4154</text:p>
          </table:table-cell>
          <table:table-cell office:value-type="float" office:value="0.2156489" calcext:value-type="float">
            <text:p>0.215648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" calcext:value-type="float">
            <text:p>0.0373963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2.493" calcext:value-type="float">
            <text:p>532.493</text:p>
          </table:table-cell>
          <table:table-cell office:value-type="float" office:value="0" calcext:value-type="float">
            <text:p>0</text:p>
          </table:table-cell>
          <table:table-cell office:value-type="float" office:value="329.0165" calcext:value-type="float">
            <text:p>329.0165</text:p>
          </table:table-cell>
          <table:table-cell office:value-type="float" office:value="1242.047" calcext:value-type="float">
            <text:p>1242.047</text:p>
          </table:table-cell>
          <table:table-cell office:value-type="float" office:value="1534.492" calcext:value-type="float">
            <text:p>1534.492</text:p>
          </table:table-cell>
          <table:table-cell office:value-type="float" office:value="1227.976" calcext:value-type="float">
            <text:p>1227.976</text:p>
          </table:table-cell>
          <table:table-cell office:value-type="float" office:value="715.992" calcext:value-type="float">
            <text:p>715.992</text:p>
          </table:table-cell>
          <table:table-cell office:value-type="float" office:value="1096.343" calcext:value-type="float">
            <text:p>1096.343</text:p>
          </table:table-cell>
          <table:table-cell office:value-type="float" office:value="417.0001" calcext:value-type="float">
            <text:p>417.0001</text:p>
          </table:table-cell>
          <table:table-cell office:value-type="float" office:value="1821.782" calcext:value-type="float">
            <text:p>1821.782</text:p>
          </table:table-cell>
          <table:table-cell office:value-type="float" office:value="2059.41" calcext:value-type="float">
            <text:p>2059.41</text:p>
          </table:table-cell>
          <table:table-cell office:value-type="float" office:value="1651.143" calcext:value-type="float">
            <text:p>1651.143</text:p>
          </table:table-cell>
          <table:table-cell office:value-type="float" office:value="581.7896" calcext:value-type="float">
            <text:p>581.7896</text:p>
          </table:table-cell>
          <table:table-cell office:value-type="float" office:value="575.3063" calcext:value-type="float">
            <text:p>575.3063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8" calcext:value-type="float">
            <text:p>35.55378</text:p>
          </table:table-cell>
          <table:table-cell office:value-type="float" office:value="0" calcext:value-type="float">
            <text:p>0</text:p>
          </table:table-cell>
          <table:table-cell office:value-type="float" office:value="-0.003653936" calcext:value-type="float">
            <text:p>-0.00365393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6.8799" calcext:value-type="float">
            <text:p>-176.8799</text:p>
          </table:table-cell>
          <table:table-cell office:value-type="float" office:value="0" calcext:value-type="float">
            <text:p>0</text:p>
          </table:table-cell>
          <table:table-cell office:value-type="float" office:value="4.822836" calcext:value-type="float">
            <text:p>4.82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6" calcext:value-type="float">
            <text:p>22122006</text:p>
          </table:table-cell>
          <table:table-cell office:value-type="float" office:value="586.6216" calcext:value-type="float">
            <text:p>586.6216</text:p>
          </table:table-cell>
          <table:table-cell office:value-type="float" office:value="12963.47" calcext:value-type="float">
            <text:p>12963.4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29.7005" calcext:value-type="float">
            <text:p>-429.7005</text:p>
          </table:table-cell>
          <table:table-cell office:value-type="float" office:value="1141.349" calcext:value-type="float">
            <text:p>1141.34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1.70336" calcext:value-type="float">
            <text:p>71.70336</text:p>
          </table:table-cell>
          <table:table-cell office:value-type="float" office:value="120.3415" calcext:value-type="float">
            <text:p>120.3415</text:p>
          </table:table-cell>
          <table:table-cell office:value-type="float" office:value="0.2162578" calcext:value-type="float">
            <text:p>0.2162578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1.9039" calcext:value-type="float">
            <text:p>531.9039</text:p>
          </table:table-cell>
          <table:table-cell office:value-type="float" office:value="0" calcext:value-type="float">
            <text:p>0</text:p>
          </table:table-cell>
          <table:table-cell office:value-type="float" office:value="329.0361" calcext:value-type="float">
            <text:p>329.0361</text:p>
          </table:table-cell>
          <table:table-cell office:value-type="float" office:value="1241.897" calcext:value-type="float">
            <text:p>1241.897</text:p>
          </table:table-cell>
          <table:table-cell office:value-type="float" office:value="1534.282" calcext:value-type="float">
            <text:p>1534.282</text:p>
          </table:table-cell>
          <table:table-cell office:value-type="float" office:value="1227.944" calcext:value-type="float">
            <text:p>1227.944</text:p>
          </table:table-cell>
          <table:table-cell office:value-type="float" office:value="715.9677" calcext:value-type="float">
            <text:p>715.9677</text:p>
          </table:table-cell>
          <table:table-cell office:value-type="float" office:value="1096.325" calcext:value-type="float">
            <text:p>1096.325</text:p>
          </table:table-cell>
          <table:table-cell office:value-type="float" office:value="416.9848" calcext:value-type="float">
            <text:p>416.9848</text:p>
          </table:table-cell>
          <table:table-cell office:value-type="float" office:value="1821.771" calcext:value-type="float">
            <text:p>1821.771</text:p>
          </table:table-cell>
          <table:table-cell office:value-type="float" office:value="2059.403" calcext:value-type="float">
            <text:p>2059.403</text:p>
          </table:table-cell>
          <table:table-cell office:value-type="float" office:value="1651.137" calcext:value-type="float">
            <text:p>1651.137</text:p>
          </table:table-cell>
          <table:table-cell office:value-type="float" office:value="581.7864" calcext:value-type="float">
            <text:p>581.7864</text:p>
          </table:table-cell>
          <table:table-cell office:value-type="float" office:value="575.2941" calcext:value-type="float">
            <text:p>575.2941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8" calcext:value-type="float">
            <text:p>35.55378</text:p>
          </table:table-cell>
          <table:table-cell office:value-type="float" office:value="0" calcext:value-type="float">
            <text:p>0</text:p>
          </table:table-cell>
          <table:table-cell office:value-type="float" office:value="-0.00365394" calcext:value-type="float">
            <text:p>-0.0036539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7.4206" calcext:value-type="float">
            <text:p>-177.4206</text:p>
          </table:table-cell>
          <table:table-cell office:value-type="float" office:value="0" calcext:value-type="float">
            <text:p>0</text:p>
          </table:table-cell>
          <table:table-cell office:value-type="float" office:value="4.772879" calcext:value-type="float">
            <text:p>4.77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6" calcext:value-type="float">
            <text:p>23122006</text:p>
          </table:table-cell>
          <table:table-cell office:value-type="float" office:value="586.0657" calcext:value-type="float">
            <text:p>586.0657</text:p>
          </table:table-cell>
          <table:table-cell office:value-type="float" office:value="12963.49" calcext:value-type="float">
            <text:p>12963.49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0.2602" calcext:value-type="float">
            <text:p>-430.2602</text:p>
          </table:table-cell>
          <table:table-cell office:value-type="float" office:value="1142.913" calcext:value-type="float">
            <text:p>1142.913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1.98673" calcext:value-type="float">
            <text:p>71.98673</text:p>
          </table:table-cell>
          <table:table-cell office:value-type="float" office:value="120.247" calcext:value-type="float">
            <text:p>120.247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1.3448" calcext:value-type="float">
            <text:p>531.3448</text:p>
          </table:table-cell>
          <table:table-cell office:value-type="float" office:value="0" calcext:value-type="float">
            <text:p>0</text:p>
          </table:table-cell>
          <table:table-cell office:value-type="float" office:value="329.0566" calcext:value-type="float">
            <text:p>329.0566</text:p>
          </table:table-cell>
          <table:table-cell office:value-type="float" office:value="1241.754" calcext:value-type="float">
            <text:p>1241.754</text:p>
          </table:table-cell>
          <table:table-cell office:value-type="float" office:value="1534.085" calcext:value-type="float">
            <text:p>1534.085</text:p>
          </table:table-cell>
          <table:table-cell office:value-type="float" office:value="1227.917" calcext:value-type="float">
            <text:p>1227.917</text:p>
          </table:table-cell>
          <table:table-cell office:value-type="float" office:value="715.9461" calcext:value-type="float">
            <text:p>715.9461</text:p>
          </table:table-cell>
          <table:table-cell office:value-type="float" office:value="1096.309" calcext:value-type="float">
            <text:p>1096.309</text:p>
          </table:table-cell>
          <table:table-cell office:value-type="float" office:value="416.9709" calcext:value-type="float">
            <text:p>416.9709</text:p>
          </table:table-cell>
          <table:table-cell office:value-type="float" office:value="1821.76" calcext:value-type="float">
            <text:p>1821.76</text:p>
          </table:table-cell>
          <table:table-cell office:value-type="float" office:value="2059.397" calcext:value-type="float">
            <text:p>2059.397</text:p>
          </table:table-cell>
          <table:table-cell office:value-type="float" office:value="1651.131" calcext:value-type="float">
            <text:p>1651.131</text:p>
          </table:table-cell>
          <table:table-cell office:value-type="float" office:value="581.7836" calcext:value-type="float">
            <text:p>581.7836</text:p>
          </table:table-cell>
          <table:table-cell office:value-type="float" office:value="575.2819" calcext:value-type="float">
            <text:p>575.2819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8" calcext:value-type="float">
            <text:p>35.55378</text:p>
          </table:table-cell>
          <table:table-cell office:value-type="float" office:value="0" calcext:value-type="float">
            <text:p>0</text:p>
          </table:table-cell>
          <table:table-cell office:value-type="float" office:value="-0.003653945" calcext:value-type="float">
            <text:p>-0.003653945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7.9524" calcext:value-type="float">
            <text:p>-177.9524</text:p>
          </table:table-cell>
          <table:table-cell office:value-type="float" office:value="0" calcext:value-type="float">
            <text:p>0</text:p>
          </table:table-cell>
          <table:table-cell office:value-type="float" office:value="4.744301" calcext:value-type="float">
            <text:p>4.744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6" calcext:value-type="float">
            <text:p>24122006</text:p>
          </table:table-cell>
          <table:table-cell office:value-type="float" office:value="585.3162" calcext:value-type="float">
            <text:p>585.3162</text:p>
          </table:table-cell>
          <table:table-cell office:value-type="float" office:value="12963.53" calcext:value-type="float">
            <text:p>12963.53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0.9813" calcext:value-type="float">
            <text:p>-430.9813</text:p>
          </table:table-cell>
          <table:table-cell office:value-type="float" office:value="1145.035" calcext:value-type="float">
            <text:p>1145.03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2.41289" calcext:value-type="float">
            <text:p>72.41289</text:p>
          </table:table-cell>
          <table:table-cell office:value-type="float" office:value="120.0844" calcext:value-type="float">
            <text:p>120.0844</text:p>
          </table:table-cell>
          <table:table-cell office:value-type="float" office:value="0.2174941" calcext:value-type="float">
            <text:p>0.217494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77482" calcext:value-type="float">
            <text:p>0.4577482</text:p>
          </table:table-cell>
          <table:table-cell office:value-type="float" office:value="370" calcext:value-type="float">
            <text:p>370</text:p>
          </table:table-cell>
          <table:table-cell office:value-type="float" office:value="530.6244" calcext:value-type="float">
            <text:p>530.6244</text:p>
          </table:table-cell>
          <table:table-cell office:value-type="float" office:value="0" calcext:value-type="float">
            <text:p>0</text:p>
          </table:table-cell>
          <table:table-cell office:value-type="float" office:value="329.0779" calcext:value-type="float">
            <text:p>329.0779</text:p>
          </table:table-cell>
          <table:table-cell office:value-type="float" office:value="1241.553" calcext:value-type="float">
            <text:p>1241.553</text:p>
          </table:table-cell>
          <table:table-cell office:value-type="float" office:value="1533.838" calcext:value-type="float">
            <text:p>1533.838</text:p>
          </table:table-cell>
          <table:table-cell office:value-type="float" office:value="1227.884" calcext:value-type="float">
            <text:p>1227.884</text:p>
          </table:table-cell>
          <table:table-cell office:value-type="float" office:value="715.923" calcext:value-type="float">
            <text:p>715.923</text:p>
          </table:table-cell>
          <table:table-cell office:value-type="float" office:value="1096.293" calcext:value-type="float">
            <text:p>1096.293</text:p>
          </table:table-cell>
          <table:table-cell office:value-type="float" office:value="416.9572" calcext:value-type="float">
            <text:p>416.9572</text:p>
          </table:table-cell>
          <table:table-cell office:value-type="float" office:value="1821.749" calcext:value-type="float">
            <text:p>1821.749</text:p>
          </table:table-cell>
          <table:table-cell office:value-type="float" office:value="2059.39" calcext:value-type="float">
            <text:p>2059.39</text:p>
          </table:table-cell>
          <table:table-cell office:value-type="float" office:value="1651.126" calcext:value-type="float">
            <text:p>1651.126</text:p>
          </table:table-cell>
          <table:table-cell office:value-type="float" office:value="581.7806" calcext:value-type="float">
            <text:p>581.7806</text:p>
          </table:table-cell>
          <table:table-cell office:value-type="float" office:value="575.2699" calcext:value-type="float">
            <text:p>575.2699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8" calcext:value-type="float">
            <text:p>35.55378</text:p>
          </table:table-cell>
          <table:table-cell office:value-type="float" office:value="0" calcext:value-type="float">
            <text:p>0</text:p>
          </table:table-cell>
          <table:table-cell office:value-type="float" office:value="-0.003653966" calcext:value-type="float">
            <text:p>-0.00365396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8.6609" calcext:value-type="float">
            <text:p>-178.6609</text:p>
          </table:table-cell>
          <table:table-cell office:value-type="float" office:value="0" calcext:value-type="float">
            <text:p>0</text:p>
          </table:table-cell>
          <table:table-cell office:value-type="float" office:value="4.732315" calcext:value-type="float">
            <text:p>4.73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6" calcext:value-type="float">
            <text:p>25122006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2963.54" calcext:value-type="float">
            <text:p>12963.54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1.4661" calcext:value-type="float">
            <text:p>-431.4661</text:p>
          </table:table-cell>
          <table:table-cell office:value-type="float" office:value="1146.435" calcext:value-type="float">
            <text:p>1146.435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2.5997" calcext:value-type="float">
            <text:p>72.5997</text:p>
          </table:table-cell>
          <table:table-cell office:value-type="float" office:value="120.0369" calcext:value-type="float">
            <text:p>120.0369</text:p>
          </table:table-cell>
          <table:table-cell office:value-type="float" office:value="0.2181233" calcext:value-type="float">
            <text:p>0.2181233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66208" calcext:value-type="float">
            <text:p>0.4566208</text:p>
          </table:table-cell>
          <table:table-cell office:value-type="float" office:value="370" calcext:value-type="float">
            <text:p>370</text:p>
          </table:table-cell>
          <table:table-cell office:value-type="float" office:value="530.1414" calcext:value-type="float">
            <text:p>530.1414</text:p>
          </table:table-cell>
          <table:table-cell office:value-type="float" office:value="0" calcext:value-type="float">
            <text:p>0</text:p>
          </table:table-cell>
          <table:table-cell office:value-type="float" office:value="329.0963" calcext:value-type="float">
            <text:p>329.0963</text:p>
          </table:table-cell>
          <table:table-cell office:value-type="float" office:value="1241.449" calcext:value-type="float">
            <text:p>1241.449</text:p>
          </table:table-cell>
          <table:table-cell office:value-type="float" office:value="1533.669" calcext:value-type="float">
            <text:p>1533.669</text:p>
          </table:table-cell>
          <table:table-cell office:value-type="float" office:value="1227.858" calcext:value-type="float">
            <text:p>1227.858</text:p>
          </table:table-cell>
          <table:table-cell office:value-type="float" office:value="715.9015" calcext:value-type="float">
            <text:p>715.9015</text:p>
          </table:table-cell>
          <table:table-cell office:value-type="float" office:value="1096.276" calcext:value-type="float">
            <text:p>1096.276</text:p>
          </table:table-cell>
          <table:table-cell office:value-type="float" office:value="416.9435" calcext:value-type="float">
            <text:p>416.9435</text:p>
          </table:table-cell>
          <table:table-cell office:value-type="float" office:value="1821.737" calcext:value-type="float">
            <text:p>1821.737</text:p>
          </table:table-cell>
          <table:table-cell office:value-type="float" office:value="2059.384" calcext:value-type="float">
            <text:p>2059.384</text:p>
          </table:table-cell>
          <table:table-cell office:value-type="float" office:value="1651.12" calcext:value-type="float">
            <text:p>1651.12</text:p>
          </table:table-cell>
          <table:table-cell office:value-type="float" office:value="581.7777" calcext:value-type="float">
            <text:p>581.7777</text:p>
          </table:table-cell>
          <table:table-cell office:value-type="float" office:value="575.258" calcext:value-type="float">
            <text:p>575.258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7" calcext:value-type="float">
            <text:p>35.55377</text:p>
          </table:table-cell>
          <table:table-cell office:value-type="float" office:value="0" calcext:value-type="float">
            <text:p>0</text:p>
          </table:table-cell>
          <table:table-cell office:value-type="float" office:value="-0.003653966" calcext:value-type="float">
            <text:p>-0.003653966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9.0798" calcext:value-type="float">
            <text:p>-179.0798</text:p>
          </table:table-cell>
          <table:table-cell office:value-type="float" office:value="0" calcext:value-type="float">
            <text:p>0</text:p>
          </table:table-cell>
          <table:table-cell office:value-type="float" office:value="4.667048" calcext:value-type="float">
            <text:p>4.66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6" calcext:value-type="float">
            <text:p>26122006</text:p>
          </table:table-cell>
          <table:table-cell office:value-type="float" office:value="584.3419" calcext:value-type="float">
            <text:p>584.3419</text:p>
          </table:table-cell>
          <table:table-cell office:value-type="float" office:value="12963.57" calcext:value-type="float">
            <text:p>12963.5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2.0097" calcext:value-type="float">
            <text:p>-432.0097</text:p>
          </table:table-cell>
          <table:table-cell office:value-type="float" office:value="1147.622" calcext:value-type="float">
            <text:p>1147.62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2.86987" calcext:value-type="float">
            <text:p>72.86987</text:p>
          </table:table-cell>
          <table:table-cell office:value-type="float" office:value="119.914" calcext:value-type="float">
            <text:p>119.914</text:p>
          </table:table-cell>
          <table:table-cell office:value-type="float" office:value="0.2187492" calcext:value-type="float">
            <text:p>0.2187492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42972" calcext:value-type="float">
            <text:p>0.4542972</text:p>
          </table:table-cell>
          <table:table-cell office:value-type="float" office:value="370" calcext:value-type="float">
            <text:p>370</text:p>
          </table:table-cell>
          <table:table-cell office:value-type="float" office:value="529.6007" calcext:value-type="float">
            <text:p>529.6007</text:p>
          </table:table-cell>
          <table:table-cell office:value-type="float" office:value="0" calcext:value-type="float">
            <text:p>0</text:p>
          </table:table-cell>
          <table:table-cell office:value-type="float" office:value="329.1168" calcext:value-type="float">
            <text:p>329.1168</text:p>
          </table:table-cell>
          <table:table-cell office:value-type="float" office:value="1241.321" calcext:value-type="float">
            <text:p>1241.321</text:p>
          </table:table-cell>
          <table:table-cell office:value-type="float" office:value="1533.492" calcext:value-type="float">
            <text:p>1533.492</text:p>
          </table:table-cell>
          <table:table-cell office:value-type="float" office:value="1227.835" calcext:value-type="float">
            <text:p>1227.835</text:p>
          </table:table-cell>
          <table:table-cell office:value-type="float" office:value="715.882" calcext:value-type="float">
            <text:p>715.882</text:p>
          </table:table-cell>
          <table:table-cell office:value-type="float" office:value="1096.262" calcext:value-type="float">
            <text:p>1096.262</text:p>
          </table:table-cell>
          <table:table-cell office:value-type="float" office:value="416.9311" calcext:value-type="float">
            <text:p>416.9311</text:p>
          </table:table-cell>
          <table:table-cell office:value-type="float" office:value="1821.727" calcext:value-type="float">
            <text:p>1821.727</text:p>
          </table:table-cell>
          <table:table-cell office:value-type="float" office:value="2059.377" calcext:value-type="float">
            <text:p>2059.377</text:p>
          </table:table-cell>
          <table:table-cell office:value-type="float" office:value="1651.115" calcext:value-type="float">
            <text:p>1651.115</text:p>
          </table:table-cell>
          <table:table-cell office:value-type="float" office:value="581.7749" calcext:value-type="float">
            <text:p>581.7749</text:p>
          </table:table-cell>
          <table:table-cell office:value-type="float" office:value="575.2462" calcext:value-type="float">
            <text:p>575.2462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79" calcext:value-type="float">
            <text:p>35.55379</text:p>
          </table:table-cell>
          <table:table-cell office:value-type="float" office:value="0" calcext:value-type="float">
            <text:p>0</text:p>
          </table:table-cell>
          <table:table-cell office:value-type="float" office:value="-0.003653971" calcext:value-type="float">
            <text:p>-0.00365397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79.5929" calcext:value-type="float">
            <text:p>-179.5929</text:p>
          </table:table-cell>
          <table:table-cell office:value-type="float" office:value="0" calcext:value-type="float">
            <text:p>0</text:p>
          </table:table-cell>
          <table:table-cell office:value-type="float" office:value="4.638472" calcext:value-type="float">
            <text:p>4.638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6" calcext:value-type="float">
            <text:p>27122006</text:p>
          </table:table-cell>
          <table:table-cell office:value-type="float" office:value="583.5264" calcext:value-type="float">
            <text:p>583.5264</text:p>
          </table:table-cell>
          <table:table-cell office:value-type="float" office:value="12963.61" calcext:value-type="float">
            <text:p>12963.61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2.8006" calcext:value-type="float">
            <text:p>-432.8006</text:p>
          </table:table-cell>
          <table:table-cell office:value-type="float" office:value="1149.472" calcext:value-type="float">
            <text:p>1149.47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3.33116" calcext:value-type="float">
            <text:p>73.33116</text:p>
          </table:table-cell>
          <table:table-cell office:value-type="float" office:value="119.7181" calcext:value-type="float">
            <text:p>119.7181</text:p>
          </table:table-cell>
          <table:table-cell office:value-type="float" office:value="0.2194119" calcext:value-type="float">
            <text:p>0.2194119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32" calcext:value-type="float">
            <text:p>0.0373963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25421" calcext:value-type="float">
            <text:p>0.4525421</text:p>
          </table:table-cell>
          <table:table-cell office:value-type="float" office:value="370" calcext:value-type="float">
            <text:p>370</text:p>
          </table:table-cell>
          <table:table-cell office:value-type="float" office:value="528.8123" calcext:value-type="float">
            <text:p>528.8123</text:p>
          </table:table-cell>
          <table:table-cell office:value-type="float" office:value="0" calcext:value-type="float">
            <text:p>0</text:p>
          </table:table-cell>
          <table:table-cell office:value-type="float" office:value="329.1392" calcext:value-type="float">
            <text:p>329.1392</text:p>
          </table:table-cell>
          <table:table-cell office:value-type="float" office:value="1241.1" calcext:value-type="float">
            <text:p>1241.1</text:p>
          </table:table-cell>
          <table:table-cell office:value-type="float" office:value="1533.236" calcext:value-type="float">
            <text:p>1533.236</text:p>
          </table:table-cell>
          <table:table-cell office:value-type="float" office:value="1227.803" calcext:value-type="float">
            <text:p>1227.803</text:p>
          </table:table-cell>
          <table:table-cell office:value-type="float" office:value="715.8583" calcext:value-type="float">
            <text:p>715.8583</text:p>
          </table:table-cell>
          <table:table-cell office:value-type="float" office:value="1096.245" calcext:value-type="float">
            <text:p>1096.245</text:p>
          </table:table-cell>
          <table:table-cell office:value-type="float" office:value="416.9182" calcext:value-type="float">
            <text:p>416.9182</text:p>
          </table:table-cell>
          <table:table-cell office:value-type="float" office:value="1821.716" calcext:value-type="float">
            <text:p>1821.716</text:p>
          </table:table-cell>
          <table:table-cell office:value-type="float" office:value="2059.371" calcext:value-type="float">
            <text:p>2059.371</text:p>
          </table:table-cell>
          <table:table-cell office:value-type="float" office:value="1651.11" calcext:value-type="float">
            <text:p>1651.11</text:p>
          </table:table-cell>
          <table:table-cell office:value-type="float" office:value="581.772" calcext:value-type="float">
            <text:p>581.772</text:p>
          </table:table-cell>
          <table:table-cell office:value-type="float" office:value="575.2346" calcext:value-type="float">
            <text:p>575.2346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654" calcext:value-type="float">
            <text:p>-0.003654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80.3589" calcext:value-type="float">
            <text:p>-180.3589</text:p>
          </table:table-cell>
          <table:table-cell office:value-type="float" office:value="0" calcext:value-type="float">
            <text:p>0</text:p>
          </table:table-cell>
          <table:table-cell office:value-type="float" office:value="4.614913" calcext:value-type="float">
            <text:p>4.614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6" calcext:value-type="float">
            <text:p>28122006</text:p>
          </table:table-cell>
          <table:table-cell office:value-type="float" office:value="582.7928" calcext:value-type="float">
            <text:p>582.7928</text:p>
          </table:table-cell>
          <table:table-cell office:value-type="float" office:value="12963.65" calcext:value-type="float">
            <text:p>12963.6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3.514" calcext:value-type="float">
            <text:p>-433.514</text:p>
          </table:table-cell>
          <table:table-cell office:value-type="float" office:value="1150.724" calcext:value-type="float">
            <text:p>1150.724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3.72169" calcext:value-type="float">
            <text:p>73.72169</text:p>
          </table:table-cell>
          <table:table-cell office:value-type="float" office:value="119.5582" calcext:value-type="float">
            <text:p>119.5582</text:p>
          </table:table-cell>
          <table:table-cell office:value-type="float" office:value="0.2200764" calcext:value-type="float">
            <text:p>0.220076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646" calcext:value-type="float">
            <text:p>0.03739646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25421" calcext:value-type="float">
            <text:p>0.4525421</text:p>
          </table:table-cell>
          <table:table-cell office:value-type="float" office:value="370" calcext:value-type="float">
            <text:p>370</text:p>
          </table:table-cell>
          <table:table-cell office:value-type="float" office:value="528.0995" calcext:value-type="float">
            <text:p>528.0995</text:p>
          </table:table-cell>
          <table:table-cell office:value-type="float" office:value="0" calcext:value-type="float">
            <text:p>0</text:p>
          </table:table-cell>
          <table:table-cell office:value-type="float" office:value="329.1677" calcext:value-type="float">
            <text:p>329.1677</text:p>
          </table:table-cell>
          <table:table-cell office:value-type="float" office:value="1240.908" calcext:value-type="float">
            <text:p>1240.908</text:p>
          </table:table-cell>
          <table:table-cell office:value-type="float" office:value="1532.991" calcext:value-type="float">
            <text:p>1532.991</text:p>
          </table:table-cell>
          <table:table-cell office:value-type="float" office:value="1227.767" calcext:value-type="float">
            <text:p>1227.767</text:p>
          </table:table-cell>
          <table:table-cell office:value-type="float" office:value="715.8333" calcext:value-type="float">
            <text:p>715.8333</text:p>
          </table:table-cell>
          <table:table-cell office:value-type="float" office:value="1096.227" calcext:value-type="float">
            <text:p>1096.227</text:p>
          </table:table-cell>
          <table:table-cell office:value-type="float" office:value="416.9044" calcext:value-type="float">
            <text:p>416.9044</text:p>
          </table:table-cell>
          <table:table-cell office:value-type="float" office:value="1821.705" calcext:value-type="float">
            <text:p>1821.705</text:p>
          </table:table-cell>
          <table:table-cell office:value-type="float" office:value="2059.365" calcext:value-type="float">
            <text:p>2059.365</text:p>
          </table:table-cell>
          <table:table-cell office:value-type="float" office:value="1651.104" calcext:value-type="float">
            <text:p>1651.104</text:p>
          </table:table-cell>
          <table:table-cell office:value-type="float" office:value="581.7692" calcext:value-type="float">
            <text:p>581.7692</text:p>
          </table:table-cell>
          <table:table-cell office:value-type="float" office:value="575.2231" calcext:value-type="float">
            <text:p>575.2231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82" calcext:value-type="float">
            <text:p>35.55382</text:p>
          </table:table-cell>
          <table:table-cell office:value-type="float" office:value="0" calcext:value-type="float">
            <text:p>0</text:p>
          </table:table-cell>
          <table:table-cell office:value-type="float" office:value="-0.003654013" calcext:value-type="float">
            <text:p>-0.003654013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81.0499" calcext:value-type="float">
            <text:p>-181.0499</text:p>
          </table:table-cell>
          <table:table-cell office:value-type="float" office:value="0" calcext:value-type="float">
            <text:p>0</text:p>
          </table:table-cell>
          <table:table-cell office:value-type="float" office:value="4.592186" calcext:value-type="float">
            <text:p>4.59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6" calcext:value-type="float">
            <text:p>29122006</text:p>
          </table:table-cell>
          <table:table-cell office:value-type="float" office:value="581.8586" calcext:value-type="float">
            <text:p>581.8586</text:p>
          </table:table-cell>
          <table:table-cell office:value-type="float" office:value="12963.7" calcext:value-type="float">
            <text:p>12963.7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4.0843" calcext:value-type="float">
            <text:p>-434.0843</text:p>
          </table:table-cell>
          <table:table-cell office:value-type="float" office:value="1149.122" calcext:value-type="float">
            <text:p>1149.122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4.27071" calcext:value-type="float">
            <text:p>74.27071</text:p>
          </table:table-cell>
          <table:table-cell office:value-type="float" office:value="119.3301" calcext:value-type="float">
            <text:p>119.3301</text:p>
          </table:table-cell>
          <table:table-cell office:value-type="float" office:value="0.220351" calcext:value-type="float">
            <text:p>0.22035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39877" calcext:value-type="float">
            <text:p>0.03739877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25421" calcext:value-type="float">
            <text:p>0.4525421</text:p>
          </table:table-cell>
          <table:table-cell office:value-type="float" office:value="370" calcext:value-type="float">
            <text:p>370</text:p>
          </table:table-cell>
          <table:table-cell office:value-type="float" office:value="527.5295" calcext:value-type="float">
            <text:p>527.5295</text:p>
          </table:table-cell>
          <table:table-cell office:value-type="float" office:value="0" calcext:value-type="float">
            <text:p>0</text:p>
          </table:table-cell>
          <table:table-cell office:value-type="float" office:value="329.1952" calcext:value-type="float">
            <text:p>329.1952</text:p>
          </table:table-cell>
          <table:table-cell office:value-type="float" office:value="1240.65" calcext:value-type="float">
            <text:p>1240.65</text:p>
          </table:table-cell>
          <table:table-cell office:value-type="float" office:value="1532.703" calcext:value-type="float">
            <text:p>1532.703</text:p>
          </table:table-cell>
          <table:table-cell office:value-type="float" office:value="1227.731" calcext:value-type="float">
            <text:p>1227.731</text:p>
          </table:table-cell>
          <table:table-cell office:value-type="float" office:value="715.8073" calcext:value-type="float">
            <text:p>715.8073</text:p>
          </table:table-cell>
          <table:table-cell office:value-type="float" office:value="1096.209" calcext:value-type="float">
            <text:p>1096.209</text:p>
          </table:table-cell>
          <table:table-cell office:value-type="float" office:value="416.8896" calcext:value-type="float">
            <text:p>416.8896</text:p>
          </table:table-cell>
          <table:table-cell office:value-type="float" office:value="1821.694" calcext:value-type="float">
            <text:p>1821.694</text:p>
          </table:table-cell>
          <table:table-cell office:value-type="float" office:value="2059.359" calcext:value-type="float">
            <text:p>2059.359</text:p>
          </table:table-cell>
          <table:table-cell office:value-type="float" office:value="1651.099" calcext:value-type="float">
            <text:p>1651.099</text:p>
          </table:table-cell>
          <table:table-cell office:value-type="float" office:value="581.7665" calcext:value-type="float">
            <text:p>581.7665</text:p>
          </table:table-cell>
          <table:table-cell office:value-type="float" office:value="575.2118" calcext:value-type="float">
            <text:p>575.2118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662497" calcext:value-type="float">
            <text:p>-0.003662497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81.9201" calcext:value-type="float">
            <text:p>-181.9201</text:p>
          </table:table-cell>
          <table:table-cell office:value-type="float" office:value="0" calcext:value-type="float">
            <text:p>0</text:p>
          </table:table-cell>
          <table:table-cell office:value-type="float" office:value="4.892103" calcext:value-type="float">
            <text:p>4.89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6" calcext:value-type="float">
            <text:p>30122006</text:p>
          </table:table-cell>
          <table:table-cell office:value-type="float" office:value="581.1055" calcext:value-type="float">
            <text:p>581.1055</text:p>
          </table:table-cell>
          <table:table-cell office:value-type="float" office:value="12963.75" calcext:value-type="float">
            <text:p>12963.75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4.7125" calcext:value-type="float">
            <text:p>-434.7125</text:p>
          </table:table-cell>
          <table:table-cell office:value-type="float" office:value="1145.339" calcext:value-type="float">
            <text:p>1145.339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4.6827" calcext:value-type="float">
            <text:p>74.6827</text:p>
          </table:table-cell>
          <table:table-cell office:value-type="float" office:value="119.1515" calcext:value-type="float">
            <text:p>119.1515</text:p>
          </table:table-cell>
          <table:table-cell office:value-type="float" office:value="0.2205081" calcext:value-type="float">
            <text:p>0.2205081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40136" calcext:value-type="float">
            <text:p>0.03740136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25421" calcext:value-type="float">
            <text:p>0.4525421</text:p>
          </table:table-cell>
          <table:table-cell office:value-type="float" office:value="370" calcext:value-type="float">
            <text:p>370</text:p>
          </table:table-cell>
          <table:table-cell office:value-type="float" office:value="526.9014" calcext:value-type="float">
            <text:p>526.9014</text:p>
          </table:table-cell>
          <table:table-cell office:value-type="float" office:value="0" calcext:value-type="float">
            <text:p>0</text:p>
          </table:table-cell>
          <table:table-cell office:value-type="float" office:value="329.2344" calcext:value-type="float">
            <text:p>329.2344</text:p>
          </table:table-cell>
          <table:table-cell office:value-type="float" office:value="1240.447" calcext:value-type="float">
            <text:p>1240.447</text:p>
          </table:table-cell>
          <table:table-cell office:value-type="float" office:value="1532.455" calcext:value-type="float">
            <text:p>1532.455</text:p>
          </table:table-cell>
          <table:table-cell office:value-type="float" office:value="1227.706" calcext:value-type="float">
            <text:p>1227.706</text:p>
          </table:table-cell>
          <table:table-cell office:value-type="float" office:value="715.7833" calcext:value-type="float">
            <text:p>715.7833</text:p>
          </table:table-cell>
          <table:table-cell office:value-type="float" office:value="1096.192" calcext:value-type="float">
            <text:p>1096.192</text:p>
          </table:table-cell>
          <table:table-cell office:value-type="float" office:value="416.8744" calcext:value-type="float">
            <text:p>416.8744</text:p>
          </table:table-cell>
          <table:table-cell office:value-type="float" office:value="1821.683" calcext:value-type="float">
            <text:p>1821.683</text:p>
          </table:table-cell>
          <table:table-cell office:value-type="float" office:value="2059.352" calcext:value-type="float">
            <text:p>2059.352</text:p>
          </table:table-cell>
          <table:table-cell office:value-type="float" office:value="1651.094" calcext:value-type="float">
            <text:p>1651.094</text:p>
          </table:table-cell>
          <table:table-cell office:value-type="float" office:value="581.7637" calcext:value-type="float">
            <text:p>581.7637</text:p>
          </table:table-cell>
          <table:table-cell office:value-type="float" office:value="575.2006" calcext:value-type="float">
            <text:p>575.2006</text:p>
          </table:table-cell>
          <table:table-cell office:value-type="float" office:value="142.3647" calcext:value-type="float">
            <text:p>142.3647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66431" calcext:value-type="float">
            <text:p>-0.0036643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82.6216" calcext:value-type="float">
            <text:p>-182.6216</text:p>
          </table:table-cell>
          <table:table-cell office:value-type="float" office:value="0" calcext:value-type="float">
            <text:p>0</text:p>
          </table:table-cell>
          <table:table-cell office:value-type="float" office:value="4.965407" calcext:value-type="float">
            <text:p>4.965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6" calcext:value-type="float">
            <text:p>31122006</text:p>
          </table:table-cell>
          <table:table-cell office:value-type="float" office:value="580.5928" calcext:value-type="float">
            <text:p>580.5928</text:p>
          </table:table-cell>
          <table:table-cell office:value-type="float" office:value="12963.78" calcext:value-type="float">
            <text:p>12963.78</text:p>
          </table:table-cell>
          <table:table-cell office:value-type="float" office:value="0" calcext:value-type="float">
            <text:p>0</text:p>
          </table:table-cell>
          <table:table-cell office:value-type="float" office:value="585.7454" calcext:value-type="float">
            <text:p>585.7454</text:p>
          </table:table-cell>
          <table:table-cell office:value-type="float" office:value="-435.4186" calcext:value-type="float">
            <text:p>-435.4186</text:p>
          </table:table-cell>
          <table:table-cell office:value-type="float" office:value="1147.701" calcext:value-type="float">
            <text:p>1147.701</text:p>
          </table:table-cell>
          <table:table-cell office:value-type="float" office:value="-247.4557" calcext:value-type="float">
            <text:p>-247.4557</text:p>
          </table:table-cell>
          <table:table-cell office:value-type="float" office:value="74.92358" calcext:value-type="float">
            <text:p>74.92358</text:p>
          </table:table-cell>
          <table:table-cell office:value-type="float" office:value="119.0876" calcext:value-type="float">
            <text:p>119.0876</text:p>
          </table:table-cell>
          <table:table-cell office:value-type="float" office:value="0.2207074" calcext:value-type="float">
            <text:p>0.2207074</text:p>
          </table:table-cell>
          <table:table-cell office:value-type="float" office:value="16.32503" calcext:value-type="float">
            <text:p>16.32503</text:p>
          </table:table-cell>
          <table:table-cell office:value-type="float" office:value="0.03740722" calcext:value-type="float">
            <text:p>0.03740722</text:p>
          </table:table-cell>
          <table:table-cell office:value-type="float" office:value="0.003009797" calcext:value-type="float">
            <text:p>0.003009797</text:p>
          </table:table-cell>
          <table:table-cell office:value-type="float" office:value="0.4525421" calcext:value-type="float">
            <text:p>0.4525421</text:p>
          </table:table-cell>
          <table:table-cell office:value-type="float" office:value="370" calcext:value-type="float">
            <text:p>370</text:p>
          </table:table-cell>
          <table:table-cell office:value-type="float" office:value="526.1955" calcext:value-type="float">
            <text:p>526.1955</text:p>
          </table:table-cell>
          <table:table-cell office:value-type="float" office:value="0" calcext:value-type="float">
            <text:p>0</text:p>
          </table:table-cell>
          <table:table-cell office:value-type="float" office:value="329.2592" calcext:value-type="float">
            <text:p>329.2592</text:p>
          </table:table-cell>
          <table:table-cell office:value-type="float" office:value="1240.314" calcext:value-type="float">
            <text:p>1240.314</text:p>
          </table:table-cell>
          <table:table-cell office:value-type="float" office:value="1532.258" calcext:value-type="float">
            <text:p>1532.258</text:p>
          </table:table-cell>
          <table:table-cell office:value-type="float" office:value="1227.679" calcext:value-type="float">
            <text:p>1227.679</text:p>
          </table:table-cell>
          <table:table-cell office:value-type="float" office:value="715.7593" calcext:value-type="float">
            <text:p>715.7593</text:p>
          </table:table-cell>
          <table:table-cell office:value-type="float" office:value="1096.176" calcext:value-type="float">
            <text:p>1096.176</text:p>
          </table:table-cell>
          <table:table-cell office:value-type="float" office:value="416.8598" calcext:value-type="float">
            <text:p>416.8598</text:p>
          </table:table-cell>
          <table:table-cell office:value-type="float" office:value="1821.672" calcext:value-type="float">
            <text:p>1821.672</text:p>
          </table:table-cell>
          <table:table-cell office:value-type="float" office:value="2059.346" calcext:value-type="float">
            <text:p>2059.346</text:p>
          </table:table-cell>
          <table:table-cell office:value-type="float" office:value="1651.089" calcext:value-type="float">
            <text:p>1651.089</text:p>
          </table:table-cell>
          <table:table-cell office:value-type="float" office:value="581.761" calcext:value-type="float">
            <text:p>581.761</text:p>
          </table:table-cell>
          <table:table-cell office:value-type="float" office:value="575.1895" calcext:value-type="float">
            <text:p>575.1895</text:p>
          </table:table-cell>
          <table:table-cell office:value-type="float" office:value="142.3646" calcext:value-type="float">
            <text:p>142.3646</text:p>
          </table:table-cell>
          <table:table-cell office:value-type="float" office:value="35.55381" calcext:value-type="float">
            <text:p>35.55381</text:p>
          </table:table-cell>
          <table:table-cell office:value-type="float" office:value="0" calcext:value-type="float">
            <text:p>0</text:p>
          </table:table-cell>
          <table:table-cell office:value-type="float" office:value="-0.003664501" calcext:value-type="float">
            <text:p>-0.003664501</text:p>
          </table:table-cell>
          <table:table-cell office:value-type="float" office:value="148.482" calcext:value-type="float">
            <text:p>148.482</text:p>
          </table:table-cell>
          <table:table-cell office:value-type="float" office:value="0" calcext:value-type="float">
            <text:p>0</text:p>
          </table:table-cell>
          <table:table-cell office:value-type="float" office:value="1519.652" calcext:value-type="float">
            <text:p>1519.652</text:p>
          </table:table-cell>
          <table:table-cell office:value-type="float" office:value="-789.3879" calcext:value-type="float">
            <text:p>-789.3879</text:p>
          </table:table-cell>
          <table:table-cell office:value-type="float" office:value="730.2644" calcext:value-type="float">
            <text:p>730.2644</text:p>
          </table:table-cell>
          <table:table-cell office:value-type="float" office:value="-183.1079" calcext:value-type="float">
            <text:p>-183.1079</text:p>
          </table:table-cell>
          <table:table-cell office:value-type="float" office:value="0" calcext:value-type="float">
            <text:p>0</text:p>
          </table:table-cell>
          <table:table-cell office:value-type="float" office:value="4.744384" calcext:value-type="float">
            <text:p>4.744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8:08.795641143</dc:date>
    <meta:editing-duration>PT7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